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9252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1.1181in"/>
    </style:style>
    <style:style style:name="co11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36"/>
    <style:style style:name="ce4" style:family="table-cell" style:parent-style-name="Default" style:data-style-name="N144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alysis" table:style-name="ta1">
        <table:shapes>
          <draw:frame draw:z-index="0" draw:style-name="gr1" draw:text-style-name="P1" svg:width="6.2988in" svg:height="3.5429in" svg:x="10.3134in" svg:y="6.1665in">
            <draw:object draw:notify-on-update-of-ranges="Analysis.B1:Analysis.B1 Analysis.C3:Analysis.C13 Analysis.A3:Analysis.A13 Analysis.F1:Analysis.F1 Analysis.G3:Analysis.G13 Analysis.A3:Analysis.A13 Analysis.J1:Analysis.J1 Analysis.K3:Analysis.K13 Analysis.A3:Analysis.A13 Analysis.N1:Analysis.N1 Analysis.O3:Analysis.O13 Analysis.A3:Analysis.A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.3535in" svg:y="6.987in">
            <draw:object draw:notify-on-update-of-ranges="Analysis.B1:Analysis.B1 Analysis.C3:Analysis.C9 Analysis.A16:Analysis.A21 Analysis.F1:Analysis.F1 Analysis.G3:Analysis.G9 Analysis.A16:Analysis.A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table:style-name="ce1"/>
          <table:table-cell table:style-name="ce2" office:value-type="string" calcext:value-type="string" table:number-columns-spanned="4" table:number-rows-spanned="1">
            <text:p>Selection sort</text:p>
          </table:table-cell>
          <table:covered-table-cell table:number-columns-repeated="3" table:style-name="ce1"/>
          <table:table-cell table:style-name="ce2" office:value-type="string" calcext:value-type="string" table:number-columns-spanned="4" table:number-rows-spanned="1">
            <text:p>Insertion sort</text:p>
          </table:table-cell>
          <table:covered-table-cell table:number-columns-repeated="3" table:style-name="ce1"/>
          <table:table-cell table:style-name="ce2" office:value-type="string" calcext:value-type="string" table:number-columns-spanned="4" table:number-rows-spanned="1">
            <text:p>Merge sort</text:p>
          </table:table-cell>
          <table:covered-table-cell table:number-columns-repeated="3" table:style-name="ce1"/>
          <table:table-cell table:style-name="ce2" office:value-type="string" calcext:value-type="string" table:number-columns-spanned="4" table:number-rows-spanned="1">
            <text:p>Merge2 sort</text:p>
          </table:table-cell>
          <table:covered-table-cell table:number-columns-repeated="3" table:style-name="ce1"/>
        </table:table-row>
        <table:table-row table:style-name="ro1"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Mean, ms</text:p>
          </table:table-cell>
          <table:table-cell table:style-name="ce1" office:value-type="string" calcext:value-type="string">
            <text:p>Median, ms</text:p>
          </table:table-cell>
          <table:table-cell table:style-name="ce1" office:value-type="string" calcext:value-type="string">
            <text:p>Min, ms</text:p>
          </table:table-cell>
          <table:table-cell table:style-name="ce1" office:value-type="string" calcext:value-type="string">
            <text:p>Max, ms</text:p>
          </table:table-cell>
          <table:table-cell table:style-name="ce1" office:value-type="string" calcext:value-type="string">
            <text:p>Mean, ms</text:p>
          </table:table-cell>
          <table:table-cell table:style-name="ce1" office:value-type="string" calcext:value-type="string">
            <text:p>Median, ms</text:p>
          </table:table-cell>
          <table:table-cell table:style-name="ce1" office:value-type="string" calcext:value-type="string">
            <text:p>Min, ms</text:p>
          </table:table-cell>
          <table:table-cell table:style-name="ce1" office:value-type="string" calcext:value-type="string">
            <text:p>Max, ms</text:p>
          </table:table-cell>
          <table:table-cell table:style-name="ce1" office:value-type="string" calcext:value-type="string">
            <text:p>Mean, ms</text:p>
          </table:table-cell>
          <table:table-cell table:style-name="ce1" office:value-type="string" calcext:value-type="string">
            <text:p>Median, ms</text:p>
          </table:table-cell>
          <table:table-cell table:style-name="ce1" office:value-type="string" calcext:value-type="string">
            <text:p>Min, ms</text:p>
          </table:table-cell>
          <table:table-cell table:style-name="ce1" office:value-type="string" calcext:value-type="string">
            <text:p>Max, ms</text:p>
          </table:table-cell>
          <table:table-cell table:style-name="ce1" office:value-type="string" calcext:value-type="string">
            <text:p>Mean, ms</text:p>
          </table:table-cell>
          <table:table-cell table:style-name="ce1" office:value-type="string" calcext:value-type="string">
            <text:p>Median, ms</text:p>
          </table:table-cell>
          <table:table-cell table:style-name="ce1" office:value-type="string" calcext:value-type="string">
            <text:p>Min, ms</text:p>
          </table:table-cell>
          <table:table-cell table:style-name="ce1" office:value-type="string" calcext:value-type="string">
            <text:p>Max, m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table:formula="of:=AVERAGE([$Data.$B$2:.$B$501])" office:value-type="float" office:value="0.00620263" calcext:value-type="float">
            <text:p>0.0062</text:p>
          </table:table-cell>
          <table:table-cell table:style-name="ce3" table:formula="of:=MEDIAN([$Data.$B$2:.$B$501])" office:value-type="float" office:value="0.005796" calcext:value-type="float">
            <text:p>0.0058</text:p>
          </table:table-cell>
          <table:table-cell table:style-name="ce3" table:formula="of:=MIN([$Data.$B$2:.$B$501])" office:value-type="float" office:value="0.00419" calcext:value-type="float">
            <text:p>0.0042</text:p>
          </table:table-cell>
          <table:table-cell table:style-name="ce3" table:formula="of:=MAX([$Data.$B$2:.$B$501])" office:value-type="float" office:value="0.016343" calcext:value-type="float">
            <text:p>0.0163</text:p>
          </table:table-cell>
          <table:table-cell table:style-name="ce3" table:formula="of:=AVERAGE([$Data.$C$2:.$C$501])" office:value-type="float" office:value="0.002764032" calcext:value-type="float">
            <text:p>0.0028</text:p>
          </table:table-cell>
          <table:table-cell table:style-name="ce3" table:formula="of:=MEDIAN([$Data.$C$2:.$C$501])" office:value-type="float" office:value="0.002794" calcext:value-type="float">
            <text:p>0.0028</text:p>
          </table:table-cell>
          <table:table-cell table:style-name="ce3" table:formula="of:=MIN([$Data.$C$2:.$C$501])" office:value-type="float" office:value="0.001396" calcext:value-type="float">
            <text:p>0.0014</text:p>
          </table:table-cell>
          <table:table-cell table:style-name="ce3" table:formula="of:=MAX([$Data.$C$2:.$C$501])" office:value-type="float" office:value="0.004819" calcext:value-type="float">
            <text:p>0.0048</text:p>
          </table:table-cell>
          <table:table-cell table:style-name="ce3" table:formula="of:=AVERAGE([$Data.$D$2:.$D$501])" office:value-type="float" office:value="0.003381856" calcext:value-type="float">
            <text:p>0.0034</text:p>
          </table:table-cell>
          <table:table-cell table:style-name="ce3" table:formula="of:=MEDIAN([$Data.$D$2:.$D$501])" office:value-type="float" office:value="0.002933" calcext:value-type="float">
            <text:p>0.0029</text:p>
          </table:table-cell>
          <table:table-cell table:style-name="ce3" table:formula="of:=MIN([$Data.$D$2:.$D$501])" office:value-type="float" office:value="0.001816" calcext:value-type="float">
            <text:p>0.0018</text:p>
          </table:table-cell>
          <table:table-cell table:style-name="ce3" table:formula="of:=MAX([$Data.$D$2:.$D$501])" office:value-type="float" office:value="0.014877" calcext:value-type="float">
            <text:p>0.0149</text:p>
          </table:table-cell>
          <table:table-cell table:style-name="ce3" table:formula="of:=AVERAGE([$Data.$E$2:.$E$501])" office:value-type="float" office:value="0.002830946" calcext:value-type="float">
            <text:p>0.0028</text:p>
          </table:table-cell>
          <table:table-cell table:style-name="ce3" table:formula="of:=MEDIAN([$Data.$E$2:.$E$501])" office:value-type="float" office:value="0.002793" calcext:value-type="float">
            <text:p>0.0028</text:p>
          </table:table-cell>
          <table:table-cell table:style-name="ce3" table:formula="of:=MIN([$Data.$E$2:.$E$501])" office:value-type="float" office:value="0.001396" calcext:value-type="float">
            <text:p>0.0014</text:p>
          </table:table-cell>
          <table:table-cell table:style-name="ce3" table:formula="of:=MAX([$Data.$E$2:.$E$501])" office:value-type="float" office:value="0.013758" calcext:value-type="float">
            <text:p>0.013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3" table:formula="of:=AVERAGE([$Data.$F$2:.$F$501])" office:value-type="float" office:value="0.47018447" calcext:value-type="float">
            <text:p>0.4702</text:p>
          </table:table-cell>
          <table:table-cell table:style-name="ce3" table:formula="of:=MEDIAN([$Data.$F$2:.$F$501])" office:value-type="float" office:value="0.4102495" calcext:value-type="float">
            <text:p>0.4102</text:p>
          </table:table-cell>
          <table:table-cell table:style-name="ce3" table:formula="of:=MIN([$Data.$F$2:.$F$501])" office:value-type="float" office:value="0.386503" calcext:value-type="float">
            <text:p>0.3865</text:p>
          </table:table-cell>
          <table:table-cell table:style-name="ce3" table:formula="of:=MAX([$Data.$F$2:.$F$501])" office:value-type="float" office:value="0.897813" calcext:value-type="float">
            <text:p>0.8978</text:p>
          </table:table-cell>
          <table:table-cell table:style-name="ce3" table:formula="of:=AVERAGE([$Data.$G$2:.$G$501])" office:value-type="float" office:value="0.165371588" calcext:value-type="float">
            <text:p>0.1654</text:p>
          </table:table-cell>
          <table:table-cell table:style-name="ce3" table:formula="of:=MEDIAN([$Data.$G$2:.$G$501])" office:value-type="float" office:value="0.130638" calcext:value-type="float">
            <text:p>0.1306</text:p>
          </table:table-cell>
          <table:table-cell table:style-name="ce3" table:formula="of:=MIN([$Data.$G$2:.$G$501])" office:value-type="float" office:value="0.120337" calcext:value-type="float">
            <text:p>0.1203</text:p>
          </table:table-cell>
          <table:table-cell table:style-name="ce3" table:formula="of:=MAX([$Data.$G$2:.$G$501])" office:value-type="float" office:value="0.353887" calcext:value-type="float">
            <text:p>0.3539</text:p>
          </table:table-cell>
          <table:table-cell table:style-name="ce3" table:formula="of:=AVERAGE([$Data.$H$2:.$H$501])" office:value-type="float" office:value="0.04949713" calcext:value-type="float">
            <text:p>0.0495</text:p>
          </table:table-cell>
          <table:table-cell table:style-name="ce3" table:formula="of:=MEDIAN([$Data.$H$2:.$H$501])" office:value-type="float" office:value="0.046026" calcext:value-type="float">
            <text:p>0.0460</text:p>
          </table:table-cell>
          <table:table-cell table:style-name="ce3" table:formula="of:=MIN([$Data.$H$2:.$H$501])" office:value-type="float" office:value="0.038063" calcext:value-type="float">
            <text:p>0.0381</text:p>
          </table:table-cell>
          <table:table-cell table:style-name="ce3" table:formula="of:=MAX([$Data.$H$2:.$H$501])" office:value-type="float" office:value="0.231176" calcext:value-type="float">
            <text:p>0.2312</text:p>
          </table:table-cell>
          <table:table-cell table:style-name="ce3" table:formula="of:=AVERAGE([$Data.$I$2:.$I$501])" office:value-type="float" office:value="0.04074346" calcext:value-type="float">
            <text:p>0.0407</text:p>
          </table:table-cell>
          <table:table-cell table:style-name="ce3" table:formula="of:=MEDIAN([$Data.$I$2:.$I$501])" office:value-type="float" office:value="0.0396" calcext:value-type="float">
            <text:p>0.0396</text:p>
          </table:table-cell>
          <table:table-cell table:style-name="ce3" table:formula="of:=MIN([$Data.$I$2:.$I$501])" office:value-type="float" office:value="0.031009" calcext:value-type="float">
            <text:p>0.0310</text:p>
          </table:table-cell>
          <table:table-cell table:style-name="ce3" table:formula="of:=MAX([$Data.$I$2:.$I$501])" office:value-type="float" office:value="0.108673" calcext:value-type="float">
            <text:p>0.108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style-name="ce3" table:formula="of:=AVERAGE([$Data.$J$2:.$J$501])" office:value-type="float" office:value="2.497699798" calcext:value-type="float">
            <text:p>2.4977</text:p>
          </table:table-cell>
          <table:table-cell table:style-name="ce3" table:formula="of:=MEDIAN([$Data.$J$2:.$J$501])" office:value-type="float" office:value="2.3911645" calcext:value-type="float">
            <text:p>2.3912</text:p>
          </table:table-cell>
          <table:table-cell table:style-name="ce3" table:formula="of:=MIN([$Data.$J$2:.$J$501])" office:value-type="float" office:value="2.339622" calcext:value-type="float">
            <text:p>2.3396</text:p>
          </table:table-cell>
          <table:table-cell table:style-name="ce3" table:formula="of:=MAX([$Data.$J$2:.$J$501])" office:value-type="float" office:value="4.842392" calcext:value-type="float">
            <text:p>4.8424</text:p>
          </table:table-cell>
          <table:table-cell table:style-name="ce3" table:formula="of:=AVERAGE([$Data.$K$2:.$K$501])" office:value-type="float" office:value="0.808951106" calcext:value-type="float">
            <text:p>0.8090</text:p>
          </table:table-cell>
          <table:table-cell table:style-name="ce3" table:formula="of:=MEDIAN([$Data.$K$2:.$K$501])" office:value-type="float" office:value="0.784599" calcext:value-type="float">
            <text:p>0.7846</text:p>
          </table:table-cell>
          <table:table-cell table:style-name="ce3" table:formula="of:=MIN([$Data.$K$2:.$K$501])" office:value-type="float" office:value="0.741089" calcext:value-type="float">
            <text:p>0.7411</text:p>
          </table:table-cell>
          <table:table-cell table:style-name="ce3" table:formula="of:=MAX([$Data.$K$2:.$K$501])" office:value-type="float" office:value="1.725575" calcext:value-type="float">
            <text:p>1.7256</text:p>
          </table:table-cell>
          <table:table-cell table:style-name="ce3" table:formula="of:=AVERAGE([$Data.$L$2:.$L$501])" office:value-type="float" office:value="0.140347798" calcext:value-type="float">
            <text:p>0.1403</text:p>
          </table:table-cell>
          <table:table-cell table:style-name="ce3" table:formula="of:=MEDIAN([$Data.$L$2:.$L$501])" office:value-type="float" office:value="0.134655" calcext:value-type="float">
            <text:p>0.1347</text:p>
          </table:table-cell>
          <table:table-cell table:style-name="ce3" table:formula="of:=MIN([$Data.$L$2:.$L$501])" office:value-type="float" office:value="0.12753" calcext:value-type="float">
            <text:p>0.1275</text:p>
          </table:table-cell>
          <table:table-cell table:style-name="ce3" table:formula="of:=MAX([$Data.$L$2:.$L$501])" office:value-type="float" office:value="0.288585" calcext:value-type="float">
            <text:p>0.2886</text:p>
          </table:table-cell>
          <table:table-cell table:style-name="ce3" table:formula="of:=AVERAGE([$Data.$M$2:.$M$501])" office:value-type="float" office:value="0.121653484" calcext:value-type="float">
            <text:p>0.1217</text:p>
          </table:table-cell>
          <table:table-cell table:style-name="ce3" table:formula="of:=MEDIAN([$Data.$M$2:.$M$501])" office:value-type="float" office:value="0.116286" calcext:value-type="float">
            <text:p>0.1163</text:p>
          </table:table-cell>
          <table:table-cell table:style-name="ce3" table:formula="of:=MIN([$Data.$M$2:.$M$501])" office:value-type="float" office:value="0.107137" calcext:value-type="float">
            <text:p>0.1071</text:p>
          </table:table-cell>
          <table:table-cell table:style-name="ce3" table:formula="of:=MAX([$Data.$M$2:.$M$501])" office:value-type="float" office:value="0.253385" calcext:value-type="float">
            <text:p>0.253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AVERAGE([$Data.$N$2:.$N$501])" office:value-type="float" office:value="9.601725436" calcext:value-type="float">
            <text:p>9.601725436</text:p>
          </table:table-cell>
          <table:table-cell table:formula="of:=MEDIAN([$Data.$N$2:.$N$501])" office:value-type="float" office:value="9.3150795" calcext:value-type="float">
            <text:p>9.3150795</text:p>
          </table:table-cell>
          <table:table-cell table:formula="of:=MIN([$Data.$N$2:.$N$501])" office:value-type="float" office:value="9.101678" calcext:value-type="float">
            <text:p>9.101678</text:p>
          </table:table-cell>
          <table:table-cell table:formula="of:=MAX([$Data.$N$2:.$N$501])" office:value-type="float" office:value="16.962831" calcext:value-type="float">
            <text:p>16.962831</text:p>
          </table:table-cell>
          <table:table-cell table:formula="of:=AVERAGE([$Data.$O$2:.$O$501])" office:value-type="float" office:value="3.24786684" calcext:value-type="float">
            <text:p>3.24786684</text:p>
          </table:table-cell>
          <table:table-cell table:formula="of:=MEDIAN([$Data.$O$2:.$O$501])" office:value-type="float" office:value="3.111999" calcext:value-type="float">
            <text:p>3.111999</text:p>
          </table:table-cell>
          <table:table-cell table:formula="of:=MIN([$Data.$O$2:.$O$501])" office:value-type="float" office:value="3.016386" calcext:value-type="float">
            <text:p>3.016386</text:p>
          </table:table-cell>
          <table:table-cell table:formula="of:=MAX([$Data.$O$2:.$O$501])" office:value-type="float" office:value="6.943366" calcext:value-type="float">
            <text:p>6.943366</text:p>
          </table:table-cell>
          <table:table-cell table:formula="of:=AVERAGE([$Data.$P$2:.$P$501])" office:value-type="float" office:value="0.302974648" calcext:value-type="float">
            <text:p>0.302974648</text:p>
          </table:table-cell>
          <table:table-cell table:formula="of:=MEDIAN([$Data.$P$2:.$P$501])" office:value-type="float" office:value="0.2934045" calcext:value-type="float">
            <text:p>0.2934045</text:p>
          </table:table-cell>
          <table:table-cell table:formula="of:=MIN([$Data.$P$2:.$P$501])" office:value-type="float" office:value="0.281461" calcext:value-type="float">
            <text:p>0.281461</text:p>
          </table:table-cell>
          <table:table-cell table:formula="of:=MAX([$Data.$P$2:.$P$501])" office:value-type="float" office:value="0.791933" calcext:value-type="float">
            <text:p>0.791933</text:p>
          </table:table-cell>
          <table:table-cell table:formula="of:=AVERAGE([$Data.$Q$2:.$Q$501])" office:value-type="float" office:value="0.263691578" calcext:value-type="float">
            <text:p>0.263691578</text:p>
          </table:table-cell>
          <table:table-cell table:formula="of:=MEDIAN([$Data.$Q$2:.$Q$501])" office:value-type="float" office:value="0.2571565" calcext:value-type="float">
            <text:p>0.2571565</text:p>
          </table:table-cell>
          <table:table-cell table:formula="of:=MIN([$Data.$Q$2:.$Q$501])" office:value-type="float" office:value="0.243956" calcext:value-type="float">
            <text:p>0.243956</text:p>
          </table:table-cell>
          <table:table-cell table:formula="of:=MAX([$Data.$Q$2:.$Q$501])" office:value-type="float" office:value="0.461653" calcext:value-type="float">
            <text:p>0.46165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AVERAGE([$Data.$R$2:.$R$501])" office:value-type="float" office:value="37.388723596" calcext:value-type="float">
            <text:p>37.388723596</text:p>
          </table:table-cell>
          <table:table-cell table:formula="of:=MEDIAN([$Data.$R$2:.$R$501])" office:value-type="float" office:value="36.768459" calcext:value-type="float">
            <text:p>36.768459</text:p>
          </table:table-cell>
          <table:table-cell table:formula="of:=MIN([$Data.$R$2:.$R$501])" office:value-type="float" office:value="36.114916" calcext:value-type="float">
            <text:p>36.114916</text:p>
          </table:table-cell>
          <table:table-cell table:formula="of:=MAX([$Data.$R$2:.$R$501])" office:value-type="float" office:value="57.753011" calcext:value-type="float">
            <text:p>57.753011</text:p>
          </table:table-cell>
          <table:table-cell table:formula="of:=AVERAGE([$Data.$S$2:.$S$501])" office:value-type="float" office:value="13.359257764" calcext:value-type="float">
            <text:p>13.359257764</text:p>
          </table:table-cell>
          <table:table-cell table:formula="of:=MEDIAN([$Data.$S$2:.$S$501])" office:value-type="float" office:value="12.9675125" calcext:value-type="float">
            <text:p>12.9675125</text:p>
          </table:table-cell>
          <table:table-cell table:formula="of:=MIN([$Data.$S$2:.$S$501])" office:value-type="float" office:value="12.481171" calcext:value-type="float">
            <text:p>12.481171</text:p>
          </table:table-cell>
          <table:table-cell table:formula="of:=MAX([$Data.$S$2:.$S$501])" office:value-type="float" office:value="23.992103" calcext:value-type="float">
            <text:p>23.992103</text:p>
          </table:table-cell>
          <table:table-cell table:formula="of:=AVERAGE([$Data.$T$2:.$T$501])" office:value-type="float" office:value="0.668115296" calcext:value-type="float">
            <text:p>0.668115296</text:p>
          </table:table-cell>
          <table:table-cell table:formula="of:=MEDIAN([$Data.$T$2:.$T$501])" office:value-type="float" office:value="0.640761" calcext:value-type="float">
            <text:p>0.640761</text:p>
          </table:table-cell>
          <table:table-cell table:formula="of:=MIN([$Data.$T$2:.$T$501])" office:value-type="float" office:value="0.606574" calcext:value-type="float">
            <text:p>0.606574</text:p>
          </table:table-cell>
          <table:table-cell table:formula="of:=MAX([$Data.$T$2:.$T$501])" office:value-type="float" office:value="0.952848" calcext:value-type="float">
            <text:p>0.952848</text:p>
          </table:table-cell>
          <table:table-cell table:formula="of:=AVERAGE([$Data.$U$2:.$U$501])" office:value-type="float" office:value="0.57397684" calcext:value-type="float">
            <text:p>0.57397684</text:p>
          </table:table-cell>
          <table:table-cell table:formula="of:=MEDIAN([$Data.$U$2:.$U$501])" office:value-type="float" office:value="0.5611765" calcext:value-type="float">
            <text:p>0.5611765</text:p>
          </table:table-cell>
          <table:table-cell table:formula="of:=MIN([$Data.$U$2:.$U$501])" office:value-type="float" office:value="0.530866" calcext:value-type="float">
            <text:p>0.530866</text:p>
          </table:table-cell>
          <table:table-cell table:formula="of:=MAX([$Data.$U$2:.$U$501])" office:value-type="float" office:value="0.956829" calcext:value-type="float">
            <text:p>0.956829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formula="of:=AVERAGE([$Data.$V$2:.$V$501])" office:value-type="float" office:value="227.885387086" calcext:value-type="float">
            <text:p>227.885387086</text:p>
          </table:table-cell>
          <table:table-cell table:formula="of:=MEDIAN([$Data.$V$2:.$V$501])" office:value-type="float" office:value="226.2089635" calcext:value-type="float">
            <text:p>226.2089635</text:p>
          </table:table-cell>
          <table:table-cell table:formula="of:=MIN([$Data.$V$2:.$V$501])" office:value-type="float" office:value="224.117864" calcext:value-type="float">
            <text:p>224.117864</text:p>
          </table:table-cell>
          <table:table-cell table:formula="of:=MAX([$Data.$V$2:.$V$501])" office:value-type="float" office:value="260.914085" calcext:value-type="float">
            <text:p>260.914085</text:p>
          </table:table-cell>
          <table:table-cell table:formula="of:=AVERAGE([$Data.$W$2:.$W$501])" office:value-type="float" office:value="80.990768934" calcext:value-type="float">
            <text:p>80.990768934</text:p>
          </table:table-cell>
          <table:table-cell table:formula="of:=MEDIAN([$Data.$W$2:.$W$501])" office:value-type="float" office:value="80.8130595" calcext:value-type="float">
            <text:p>80.8130595</text:p>
          </table:table-cell>
          <table:table-cell table:formula="of:=MIN([$Data.$W$2:.$W$501])" office:value-type="float" office:value="79.637241" calcext:value-type="float">
            <text:p>79.637241</text:p>
          </table:table-cell>
          <table:table-cell table:formula="of:=MAX([$Data.$W$2:.$W$501])" office:value-type="float" office:value="95.646951" calcext:value-type="float">
            <text:p>95.646951</text:p>
          </table:table-cell>
          <table:table-cell table:formula="of:=AVERAGE([$Data.$X$2:.$X$501])" office:value-type="float" office:value="1.764868254" calcext:value-type="float">
            <text:p>1.764868254</text:p>
          </table:table-cell>
          <table:table-cell table:formula="of:=MEDIAN([$Data.$X$2:.$X$501])" office:value-type="float" office:value="1.730743" calcext:value-type="float">
            <text:p>1.730743</text:p>
          </table:table-cell>
          <table:table-cell table:formula="of:=MIN([$Data.$X$2:.$X$501])" office:value-type="float" office:value="1.669632" calcext:value-type="float">
            <text:p>1.669632</text:p>
          </table:table-cell>
          <table:table-cell table:formula="of:=MAX([$Data.$X$2:.$X$501])" office:value-type="float" office:value="2.328727" calcext:value-type="float">
            <text:p>2.328727</text:p>
          </table:table-cell>
          <table:table-cell table:formula="of:=AVERAGE([$Data.$Y$2:.$Y$501])" office:value-type="float" office:value="1.614711976" calcext:value-type="float">
            <text:p>1.614711976</text:p>
          </table:table-cell>
          <table:table-cell table:formula="of:=MEDIAN([$Data.$Y$2:.$Y$501])" office:value-type="float" office:value="1.547898" calcext:value-type="float">
            <text:p>1.547898</text:p>
          </table:table-cell>
          <table:table-cell table:formula="of:=MIN([$Data.$Y$2:.$Y$501])" office:value-type="float" office:value="1.469955" calcext:value-type="float">
            <text:p>1.469955</text:p>
          </table:table-cell>
          <table:table-cell table:formula="of:=MAX([$Data.$Y$2:.$Y$501])" office:value-type="float" office:value="2.670112" calcext:value-type="float">
            <text:p>2.67011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AVERAGE([$Data.$Z$2:.$Z$501])" office:value-type="float" office:value="926.560047282" calcext:value-type="float">
            <text:p>926.560047282</text:p>
          </table:table-cell>
          <table:table-cell table:formula="of:=MEDIAN([$Data.$Z$2:.$Z$501])" office:value-type="float" office:value="919.641058" calcext:value-type="float">
            <text:p>919.641058</text:p>
          </table:table-cell>
          <table:table-cell table:formula="of:=MIN([$Data.$Z$2:.$Z$501])" office:value-type="float" office:value="898.18785" calcext:value-type="float">
            <text:p>898.18785</text:p>
          </table:table-cell>
          <table:table-cell table:formula="of:=MAX([$Data.$Z$2:.$Z$501])" office:value-type="float" office:value="1041.436844" calcext:value-type="float">
            <text:p>1041.436844</text:p>
          </table:table-cell>
          <table:table-cell table:formula="of:=AVERAGE([$Data.$AA$2:.$AA$501])" office:value-type="float" office:value="332.936531094" calcext:value-type="float">
            <text:p>332.936531094</text:p>
          </table:table-cell>
          <table:table-cell table:formula="of:=MEDIAN([$Data.$AA$2:.$AA$501])" office:value-type="float" office:value="329.861006" calcext:value-type="float">
            <text:p>329.861006</text:p>
          </table:table-cell>
          <table:table-cell table:formula="of:=MIN([$Data.$AA$2:.$AA$501])" office:value-type="float" office:value="321.361881" calcext:value-type="float">
            <text:p>321.361881</text:p>
          </table:table-cell>
          <table:table-cell table:formula="of:=MAX([$Data.$AA$2:.$AA$501])" office:value-type="float" office:value="385.452002" calcext:value-type="float">
            <text:p>385.452002</text:p>
          </table:table-cell>
          <table:table-cell table:formula="of:=AVERAGE([$Data.$AB$2:.$AB$501])" office:value-type="float" office:value="3.663238272" calcext:value-type="float">
            <text:p>3.663238272</text:p>
          </table:table-cell>
          <table:table-cell table:formula="of:=MEDIAN([$Data.$AB$2:.$AB$501])" office:value-type="float" office:value="3.6532375" calcext:value-type="float">
            <text:p>3.6532375</text:p>
          </table:table-cell>
          <table:table-cell table:formula="of:=MIN([$Data.$AB$2:.$AB$501])" office:value-type="float" office:value="3.57519" calcext:value-type="float">
            <text:p>3.57519</text:p>
          </table:table-cell>
          <table:table-cell table:formula="of:=MAX([$Data.$AB$2:.$AB$501])" office:value-type="float" office:value="4.353155" calcext:value-type="float">
            <text:p>4.353155</text:p>
          </table:table-cell>
          <table:table-cell table:formula="of:=AVERAGE([$Data.$AC$2:.$AC$501])" office:value-type="float" office:value="3.28868057" calcext:value-type="float">
            <text:p>3.28868057</text:p>
          </table:table-cell>
          <table:table-cell table:formula="of:=MEDIAN([$Data.$AC$2:.$AC$501])" office:value-type="float" office:value="3.2854525" calcext:value-type="float">
            <text:p>3.2854525</text:p>
          </table:table-cell>
          <table:table-cell table:formula="of:=MIN([$Data.$AC$2:.$AC$501])" office:value-type="float" office:value="3.148459" calcext:value-type="float">
            <text:p>3.148459</text:p>
          </table:table-cell>
          <table:table-cell table:formula="of:=MAX([$Data.$AC$2:.$AC$501])" office:value-type="float" office:value="3.560034" calcext:value-type="float">
            <text:p>3.560034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table:style-name="ce3" table:number-columns-repeated="4"/>
          <table:table-cell table:style-name="ce3" table:formula="of:=AVERAGE([$Data.$AE$2:.$AE$501])" office:value-type="float" office:value="737.18292839" calcext:value-type="float">
            <text:p>737.1829</text:p>
          </table:table-cell>
          <table:table-cell table:style-name="ce3" table:formula="of:=MEDIAN([$Data.$AE$2:.$AE$501])" office:value-type="float" office:value="735.1844045" calcext:value-type="float">
            <text:p>735.1844</text:p>
          </table:table-cell>
          <table:table-cell table:style-name="ce3" table:formula="of:=MIN([$Data.$AE$2:.$AE$501])" office:value-type="float" office:value="723.396367" calcext:value-type="float">
            <text:p>723.3964</text:p>
          </table:table-cell>
          <table:table-cell table:style-name="ce3" table:formula="of:=MAX([$Data.$AE$2:.$AE$501])" office:value-type="float" office:value="773.93234" calcext:value-type="float">
            <text:p>773.9323</text:p>
          </table:table-cell>
          <table:table-cell table:style-name="ce3" table:formula="of:=AVERAGE([$Data.$AF$2:.$AF$501])" office:value-type="float" office:value="5.73740587" calcext:value-type="float">
            <text:p>5.7374</text:p>
          </table:table-cell>
          <table:table-cell table:style-name="ce3" table:formula="of:=MEDIAN([$Data.$AF$2:.$AF$501])" office:value-type="float" office:value="5.669286" calcext:value-type="float">
            <text:p>5.6693</text:p>
          </table:table-cell>
          <table:table-cell table:style-name="ce3" table:formula="of:=MIN([$Data.$AF$2:.$AF$501])" office:value-type="float" office:value="5.481936" calcext:value-type="float">
            <text:p>5.4819</text:p>
          </table:table-cell>
          <table:table-cell table:style-name="ce3" table:formula="of:=MAX([$Data.$AF$2:.$AF$501])" office:value-type="float" office:value="6.957409" calcext:value-type="float">
            <text:p>6.9574</text:p>
          </table:table-cell>
          <table:table-cell table:style-name="ce3" table:formula="of:=AVERAGE([$Data.$AG$2:.$AG$501])" office:value-type="float" office:value="5.23636373" calcext:value-type="float">
            <text:p>5.2364</text:p>
          </table:table-cell>
          <table:table-cell table:style-name="ce3" table:formula="of:=MEDIAN([$Data.$AG$2:.$AG$501])" office:value-type="float" office:value="5.104791" calcext:value-type="float">
            <text:p>5.1048</text:p>
          </table:table-cell>
          <table:table-cell table:style-name="ce3" table:formula="of:=MIN([$Data.$AG$2:.$AG$501])" office:value-type="float" office:value="4.967133" calcext:value-type="float">
            <text:p>4.9671</text:p>
          </table:table-cell>
          <table:table-cell table:style-name="ce3" table:formula="of:=MAX([$Data.$AG$2:.$AG$501])" office:value-type="float" office:value="7.285176" calcext:value-type="float">
            <text:p>7.285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table:number-columns-repeated="4"/>
          <table:table-cell table:style-name="ce3" table:formula="of:=AVERAGE([$Data.$AI$2:.$AI$501])" office:value-type="float" office:value="1320.22769272" calcext:value-type="float">
            <text:p>1320.2277</text:p>
          </table:table-cell>
          <table:table-cell table:style-name="ce3" table:formula="of:=MEDIAN([$Data.$AI$2:.$AI$501])" office:value-type="float" office:value="1318.068721" calcext:value-type="float">
            <text:p>1318.0687</text:p>
          </table:table-cell>
          <table:table-cell table:style-name="ce3" table:formula="of:=MIN([$Data.$AI$2:.$AI$501])" office:value-type="float" office:value="1293.96852" calcext:value-type="float">
            <text:p>1293.9685</text:p>
          </table:table-cell>
          <table:table-cell table:style-name="ce3" table:formula="of:=MAX([$Data.$AI$2:.$AI$501])" office:value-type="float" office:value="1411.721361" calcext:value-type="float">
            <text:p>1411.7214</text:p>
          </table:table-cell>
          <table:table-cell table:style-name="ce3" table:formula="of:=AVERAGE([$Data.$AJ$2:.$AJ$501])" office:value-type="float" office:value="8.05610883" calcext:value-type="float">
            <text:p>8.0561</text:p>
          </table:table-cell>
          <table:table-cell table:style-name="ce3" table:formula="of:=MEDIAN([$Data.$AJ$2:.$AJ$501])" office:value-type="float" office:value="7.7783265" calcext:value-type="float">
            <text:p>7.7783</text:p>
          </table:table-cell>
          <table:table-cell table:style-name="ce3" table:formula="of:=MIN([$Data.$AJ$2:.$AJ$501])" office:value-type="float" office:value="7.525431" calcext:value-type="float">
            <text:p>7.5254</text:p>
          </table:table-cell>
          <table:table-cell table:style-name="ce3" table:formula="of:=MAX([$Data.$AJ$2:.$AJ$501])" office:value-type="float" office:value="9.875601" calcext:value-type="float">
            <text:p>9.8756</text:p>
          </table:table-cell>
          <table:table-cell table:style-name="ce3" table:formula="of:=AVERAGE([$Data.$AK$2:.$AK$501])" office:value-type="float" office:value="7.13477112" calcext:value-type="float">
            <text:p>7.1348</text:p>
          </table:table-cell>
          <table:table-cell table:style-name="ce3" table:formula="of:=MEDIAN([$Data.$AK$2:.$AK$501])" office:value-type="float" office:value="6.992295" calcext:value-type="float">
            <text:p>6.9923</text:p>
          </table:table-cell>
          <table:table-cell table:style-name="ce3" table:formula="of:=MIN([$Data.$AK$2:.$AK$501])" office:value-type="float" office:value="6.78064" calcext:value-type="float">
            <text:p>6.7806</text:p>
          </table:table-cell>
          <table:table-cell table:style-name="ce3" table:formula="of:=MAX([$Data.$AK$2:.$AK$501])" office:value-type="float" office:value="8.400197" calcext:value-type="float">
            <text:p>8.4002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table:style-name="ce3" table:number-columns-repeated="4"/>
          <table:table-cell table:style-name="ce3" table:formula="of:=AVERAGE([$Data.$AM$2:.$AM$501])" office:value-type="float" office:value="8243.49034381" calcext:value-type="float">
            <text:p>8243.4903</text:p>
          </table:table-cell>
          <table:table-cell table:style-name="ce3" table:formula="of:=MEDIAN([$Data.$AM$2:.$AM$501])" office:value-type="float" office:value="8236.223297" calcext:value-type="float">
            <text:p>8236.2233</text:p>
          </table:table-cell>
          <table:table-cell table:style-name="ce3" table:formula="of:=MIN([$Data.$AM$2:.$AM$501])" office:value-type="float" office:value="8121.419856" calcext:value-type="float">
            <text:p>8121.4199</text:p>
          </table:table-cell>
          <table:table-cell table:style-name="ce3" table:formula="of:=MAX([$Data.$AM$2:.$AM$501])" office:value-type="float" office:value="8846.160869" calcext:value-type="float">
            <text:p>8846.1609</text:p>
          </table:table-cell>
          <table:table-cell table:style-name="ce3" table:formula="of:=AVERAGE([$Data.$AN$2:.$AN$501])" office:value-type="float" office:value="20.59824578" calcext:value-type="float">
            <text:p>20.5982</text:p>
          </table:table-cell>
          <table:table-cell table:style-name="ce3" table:formula="of:=MEDIAN([$Data.$AN$2:.$AN$501])" office:value-type="float" office:value="20.411762" calcext:value-type="float">
            <text:p>20.4118</text:p>
          </table:table-cell>
          <table:table-cell table:style-name="ce3" table:formula="of:=MIN([$Data.$AN$2:.$AN$501])" office:value-type="float" office:value="19.981258" calcext:value-type="float">
            <text:p>19.9813</text:p>
          </table:table-cell>
          <table:table-cell table:style-name="ce3" table:formula="of:=MAX([$Data.$AN$2:.$AN$501])" office:value-type="float" office:value="24.305361" calcext:value-type="float">
            <text:p>24.3054</text:p>
          </table:table-cell>
          <table:table-cell table:style-name="ce3" table:formula="of:=AVERAGE([$Data.$AO$2:.$AO$501])" office:value-type="float" office:value="18.48300193" calcext:value-type="float">
            <text:p>18.4830</text:p>
          </table:table-cell>
          <table:table-cell table:style-name="ce3" table:formula="of:=MEDIAN([$Data.$AO$2:.$AO$501])" office:value-type="float" office:value="18.4438355" calcext:value-type="float">
            <text:p>18.4438</text:p>
          </table:table-cell>
          <table:table-cell table:style-name="ce3" table:formula="of:=MIN([$Data.$AO$2:.$AO$501])" office:value-type="float" office:value="18.15113" calcext:value-type="float">
            <text:p>18.1511</text:p>
          </table:table-cell>
          <table:table-cell table:style-name="ce3" table:formula="of:=MAX([$Data.$AO$2:.$AO$501])" office:value-type="float" office:value="19.729269" calcext:value-type="float">
            <text:p>19.7293</text:p>
          </table:table-cell>
        </table:table-row>
        <table:table-row table:style-name="ro1">
          <table:table-cell/>
          <table:table-cell table:style-name="ce3"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Size^2</text:p>
          </table:table-cell>
          <table:table-cell table:number-columns-repeated="16"/>
        </table:table-row>
        <table:table-row table:style-name="ro1">
          <table:table-cell table:formula="of:=POWER([.A3];2)" office:value-type="float" office:value="10000" calcext:value-type="float">
            <text:p>10000</text:p>
          </table:table-cell>
          <table:table-cell table:number-columns-repeated="5"/>
          <table:table-cell table:style-name="ce4" table:formula="of:=[.$C3]/[.G3]" office:value-type="float" office:value="2.07444523979957" calcext:value-type="float">
            <text:p>2.1</text:p>
          </table:table-cell>
          <table:table-cell table:style-name="ce4" table:number-columns-repeated="3"/>
          <table:table-cell table:style-name="ce4" table:formula="of:=[.$C3]/[.K3]" office:value-type="float" office:value="1.97613365155131" calcext:value-type="float">
            <text:p>2.0</text:p>
          </table:table-cell>
          <table:table-cell table:style-name="ce4" table:number-columns-repeated="3"/>
          <table:table-cell table:style-name="ce4" table:formula="of:=[.$C3]/[.O3]" office:value-type="float" office:value="2.07518796992481" calcext:value-type="float">
            <text:p>2.1</text:p>
          </table:table-cell>
          <table:table-cell table:number-columns-repeated="2"/>
        </table:table-row>
        <table:table-row table:style-name="ro1">
          <table:table-cell table:formula="of:=POWER([.A4];2)" office:value-type="float" office:value="1000000" calcext:value-type="float">
            <text:p>1000000</text:p>
          </table:table-cell>
          <table:table-cell table:number-columns-repeated="5"/>
          <table:table-cell table:style-name="ce4" table:formula="of:=[.$C4]/[.G4]" office:value-type="float" office:value="3.14035349592002" calcext:value-type="float">
            <text:p>3.1</text:p>
          </table:table-cell>
          <table:table-cell table:style-name="ce4" table:number-columns-repeated="3"/>
          <table:table-cell table:style-name="ce4" table:formula="of:=[.$C4]/[.K4]" office:value-type="float" office:value="8.91342936601052" calcext:value-type="float">
            <text:p>8.9</text:p>
          </table:table-cell>
          <table:table-cell table:style-name="ce4" table:number-columns-repeated="3"/>
          <table:table-cell table:style-name="ce4" table:formula="of:=[.$C4]/[.O4]" office:value-type="float" office:value="10.3598358585859" calcext:value-type="float">
            <text:p>10.4</text:p>
          </table:table-cell>
          <table:table-cell table:number-columns-repeated="2"/>
        </table:table-row>
        <table:table-row table:style-name="ro1">
          <table:table-cell table:formula="of:=POWER([.A5];2)" office:value-type="float" office:value="6250000" calcext:value-type="float">
            <text:p>6250000</text:p>
          </table:table-cell>
          <table:table-cell/>
          <table:table-cell>
            <draw:frame draw:z-index="2" draw:style-name="gr1" draw:text-style-name="P1" svg:width="6.2988in" svg:height="3.5429in" svg:x="0.1732in" svg:y="0.0319in">
              <draw:object draw:notify-on-update-of-ranges="Analysis.A28:Analysis.A38 Analysis.J1:Analysis.J1 Analysis.K3:Analysis.K13 Analysis.A28:Analysis.A38 Analysis.N1:Analysis.N1 Analysis.O3:Analysis.O1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3"/>
          <table:table-cell table:style-name="ce4" table:formula="of:=[.$C5]/[.G5]" office:value-type="float" office:value="3.04762623964598" calcext:value-type="float">
            <text:p>3.0</text:p>
          </table:table-cell>
          <table:table-cell table:style-name="ce4" table:number-columns-repeated="3"/>
          <table:table-cell table:style-name="ce4" table:formula="of:=[.$C5]/[.K5]" office:value-type="float" office:value="17.7577104452118" calcext:value-type="float">
            <text:p>17.8</text:p>
          </table:table-cell>
          <table:table-cell table:style-name="ce4" table:number-columns-repeated="3"/>
          <table:table-cell table:style-name="ce4" table:formula="of:=[.$C5]/[.O5]" office:value-type="float" office:value="20.5627891577662" calcext:value-type="float">
            <text:p>20.6</text:p>
          </table:table-cell>
          <table:table-cell table:number-columns-repeated="2"/>
        </table:table-row>
        <table:table-row table:style-name="ro1">
          <table:table-cell table:formula="of:=POWER([.A6];2)" office:value-type="float" office:value="25000000" calcext:value-type="float">
            <text:p>25000000</text:p>
          </table:table-cell>
          <table:table-cell table:number-columns-repeated="5"/>
          <table:table-cell table:style-name="ce4" table:formula="of:=[.$C6]/[.G6]" office:value-type="float" office:value="2.99327843614346" calcext:value-type="float">
            <text:p>3.0</text:p>
          </table:table-cell>
          <table:table-cell table:style-name="ce4" table:number-columns-repeated="3"/>
          <table:table-cell table:style-name="ce4" table:formula="of:=[.$C6]/[.K6]" office:value-type="float" office:value="31.7482502824599" calcext:value-type="float">
            <text:p>31.7</text:p>
          </table:table-cell>
          <table:table-cell table:style-name="ce4" table:number-columns-repeated="3"/>
          <table:table-cell table:style-name="ce4" table:formula="of:=[.$C6]/[.O6]" office:value-type="float" office:value="36.2233873147286" calcext:value-type="float">
            <text:p>36.2</text:p>
          </table:table-cell>
          <table:table-cell table:number-columns-repeated="2"/>
        </table:table-row>
        <table:table-row table:style-name="ro1">
          <table:table-cell table:formula="of:=POWER([.A7];2)" office:value-type="float" office:value="100000000" calcext:value-type="float">
            <text:p>100000000</text:p>
          </table:table-cell>
          <table:table-cell table:number-columns-repeated="5"/>
          <table:table-cell table:style-name="ce4" table:formula="of:=[.$C7]/[.G7]" office:value-type="float" office:value="2.83542884574046" calcext:value-type="float">
            <text:p>2.8</text:p>
          </table:table-cell>
          <table:table-cell table:style-name="ce4" table:number-columns-repeated="3"/>
          <table:table-cell table:style-name="ce4" table:formula="of:=[.$C7]/[.K7]" office:value-type="float" office:value="57.3824858254482" calcext:value-type="float">
            <text:p>57.4</text:p>
          </table:table-cell>
          <table:table-cell table:style-name="ce4" table:number-columns-repeated="3"/>
          <table:table-cell table:style-name="ce4" table:formula="of:=[.$C7]/[.O7]" office:value-type="float" office:value="65.5203113458956" calcext:value-type="float">
            <text:p>65.5</text:p>
          </table:table-cell>
          <table:table-cell table:number-columns-repeated="2"/>
        </table:table-row>
        <table:table-row table:style-name="ro1">
          <table:table-cell table:formula="of:=POWER([.A8];2)" office:value-type="float" office:value="625000000" calcext:value-type="float">
            <text:p>625000000</text:p>
          </table:table-cell>
          <table:table-cell table:number-columns-repeated="5"/>
          <table:table-cell table:style-name="ce4" table:formula="of:=[.$C8]/[.G8]" office:value-type="float" office:value="2.79916346317763" calcext:value-type="float">
            <text:p>2.8</text:p>
          </table:table-cell>
          <table:table-cell table:style-name="ce4" table:number-columns-repeated="3"/>
          <table:table-cell table:style-name="ce4" table:formula="of:=[.$C8]/[.K8]" office:value-type="float" office:value="130.700493083029" calcext:value-type="float">
            <text:p>130.7</text:p>
          </table:table-cell>
          <table:table-cell table:style-name="ce4" table:number-columns-repeated="3"/>
          <table:table-cell table:style-name="ce4" table:formula="of:=[.$C8]/[.O8]" office:value-type="float" office:value="146.139450726081" calcext:value-type="float">
            <text:p>146.1</text:p>
          </table:table-cell>
          <table:table-cell table:number-columns-repeated="2"/>
        </table:table-row>
        <table:table-row table:style-name="ro1">
          <table:table-cell table:formula="of:=POWER([.A9];2)" office:value-type="float" office:value="2500000000" calcext:value-type="float">
            <text:p>2500000000</text:p>
          </table:table-cell>
          <table:table-cell table:number-columns-repeated="5"/>
          <table:table-cell table:style-name="ce4" table:formula="of:=[.$C9]/[.G9]" office:value-type="float" office:value="2.78796535896092" calcext:value-type="float">
            <text:p>2.8</text:p>
          </table:table-cell>
          <table:table-cell table:style-name="ce4" table:number-columns-repeated="3"/>
          <table:table-cell table:style-name="ce4" table:formula="of:=[.$C9]/[.K9]" office:value-type="float" office:value="251.733170372854" calcext:value-type="float">
            <text:p>251.7</text:p>
          </table:table-cell>
          <table:table-cell table:style-name="ce4" table:number-columns-repeated="3"/>
          <table:table-cell table:style-name="ce4" table:formula="of:=[.$C9]/[.O9]" office:value-type="float" office:value="279.913058551296" calcext:value-type="float">
            <text:p>279.9</text:p>
          </table:table-cell>
          <table:table-cell table:number-columns-repeated="2"/>
        </table:table-row>
        <table:table-row table:style-name="ro1">
          <table:table-cell table:formula="of:=POWER([.A10];2)" office:value-type="float" office:value="5625000000" calcext:value-type="float">
            <text:p>5625000000</text:p>
          </table:table-cell>
          <table:table-cell table:number-columns-repeated="16"/>
        </table:table-row>
        <table:table-row table:style-name="ro1">
          <table:table-cell table:formula="of:=POWER([.A11];2)" office:value-type="float" office:value="10000000000" calcext:value-type="float">
            <text:p>10000000000</text:p>
          </table:table-cell>
          <table:table-cell table:number-columns-repeated="16"/>
        </table:table-row>
        <table:table-row table:style-name="ro1">
          <table:table-cell table:formula="of:=POWER([.A12];2)" office:value-type="float" office:value="62500000000" calcext:value-type="float">
            <text:p>62500000000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Size*log2(Size)</text:p>
          </table:table-cell>
          <table:table-cell table:number-columns-repeated="16"/>
        </table:table-row>
        <table:table-row table:style-name="ro1">
          <table:table-cell table:formula="of:=[.A3]*LOG([.A3]; 2)" office:value-type="float" office:value="664.385618977473" calcext:value-type="float">
            <text:p>664.385618977473</text:p>
          </table:table-cell>
          <table:table-cell table:number-columns-repeated="16"/>
        </table:table-row>
        <table:table-row table:style-name="ro1">
          <table:table-cell table:formula="of:=[.A4]*LOG([.A4]; 2)" office:value-type="float" office:value="9965.78428466209" calcext:value-type="float">
            <text:p>9965.78428466209</text:p>
          </table:table-cell>
          <table:table-cell table:number-columns-repeated="16"/>
        </table:table-row>
        <table:table-row table:style-name="ro1">
          <table:table-cell table:formula="of:=[.A5]*LOG([.A5]; 2)" office:value-type="float" office:value="28219.2809488736" calcext:value-type="float">
            <text:p>28219.2809488736</text:p>
          </table:table-cell>
          <table:table-cell table:number-columns-repeated="16"/>
        </table:table-row>
        <table:table-row table:style-name="ro1">
          <table:table-cell table:formula="of:=[.A6]*LOG([.A6]; 2)" office:value-type="float" office:value="61438.5618977473" calcext:value-type="float">
            <text:p>61438.5618977473</text:p>
          </table:table-cell>
          <table:table-cell table:number-columns-repeated="16"/>
        </table:table-row>
        <table:table-row table:style-name="ro1">
          <table:table-cell table:formula="of:=[.A7]*LOG([.A7]; 2)" office:value-type="float" office:value="132877.123795495" calcext:value-type="float">
            <text:p>132877.123795495</text:p>
          </table:table-cell>
          <table:table-cell table:number-columns-repeated="16"/>
        </table:table-row>
        <table:table-row table:style-name="ro1">
          <table:table-cell table:formula="of:=[.A8]*LOG([.A8]; 2)" office:value-type="float" office:value="365241.01186092" calcext:value-type="float">
            <text:p>365241.01186092</text:p>
          </table:table-cell>
          <table:table-cell table:number-columns-repeated="16"/>
        </table:table-row>
        <table:table-row table:style-name="ro1">
          <table:table-cell table:formula="of:=[.A9]*LOG([.A9]; 2)" office:value-type="float" office:value="780482.023721841" calcext:value-type="float">
            <text:p>780482.023721841</text:p>
          </table:table-cell>
          <table:table-cell table:number-columns-repeated="16"/>
        </table:table-row>
        <table:table-row table:style-name="ro1">
          <table:table-cell table:formula="of:=[.A10]*LOG([.A10]; 2)" office:value-type="float" office:value="1214595.22313685" calcext:value-type="float">
            <text:p>1214595.22313685</text:p>
          </table:table-cell>
          <table:table-cell table:number-columns-repeated="16"/>
        </table:table-row>
        <table:table-row table:style-name="ro1">
          <table:table-cell table:formula="of:=[.A11]*LOG([.A11]; 2)" office:value-type="float" office:value="1660964.04744368" calcext:value-type="float">
            <text:p>1660964.04744368</text:p>
          </table:table-cell>
          <table:table-cell table:number-columns-repeated="16"/>
        </table:table-row>
        <table:table-row table:style-name="ro1">
          <table:table-cell table:formula="of:=[.A12]*LOG([.A12]; 2)" office:value-type="float" office:value="4482892.14233104" calcext:value-type="float">
            <text:p>4482892.14233104</text:p>
          </table:table-cell>
          <table:table-cell table:number-columns-repeated="16"/>
        </table:table-row>
        <table:table-row table:style-name="ro1">
          <table:table-cell table:formula="of:=[.A13]*LOG([.A13]; 2)" office:value-type="string" office:string-value="" calcext:value-type="error">
            <text:p>Err:502</text:p>
          </table:table-cell>
          <table:table-cell table:number-columns-repeated="16"/>
        </table:table-row>
      </table:table>
      <table:table table:name="Data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9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election 100</text:p>
          </table:table-cell>
          <table:table-cell office:value-type="string" calcext:value-type="string">
            <text:p>Insertion 100</text:p>
          </table:table-cell>
          <table:table-cell office:value-type="string" calcext:value-type="string">
            <text:p>Merge 100</text:p>
          </table:table-cell>
          <table:table-cell office:value-type="string" calcext:value-type="string">
            <text:p>Merge2 100</text:p>
          </table:table-cell>
          <table:table-cell office:value-type="string" calcext:value-type="string">
            <text:p>Selection 1000</text:p>
          </table:table-cell>
          <table:table-cell office:value-type="string" calcext:value-type="string">
            <text:p>Insertion 1000</text:p>
          </table:table-cell>
          <table:table-cell office:value-type="string" calcext:value-type="string">
            <text:p>Merge 1000</text:p>
          </table:table-cell>
          <table:table-cell office:value-type="string" calcext:value-type="string">
            <text:p>Merge2 1000</text:p>
          </table:table-cell>
          <table:table-cell office:value-type="string" calcext:value-type="string">
            <text:p>Selection 2500</text:p>
          </table:table-cell>
          <table:table-cell office:value-type="string" calcext:value-type="string">
            <text:p>Insertion 2500</text:p>
          </table:table-cell>
          <table:table-cell office:value-type="string" calcext:value-type="string">
            <text:p>Merge 2500</text:p>
          </table:table-cell>
          <table:table-cell office:value-type="string" calcext:value-type="string">
            <text:p>Merge2 2500</text:p>
          </table:table-cell>
          <table:table-cell office:value-type="string" calcext:value-type="string">
            <text:p>Selection 5000</text:p>
          </table:table-cell>
          <table:table-cell office:value-type="string" calcext:value-type="string">
            <text:p>Insertion 5000</text:p>
          </table:table-cell>
          <table:table-cell office:value-type="string" calcext:value-type="string">
            <text:p>Merge 5000</text:p>
          </table:table-cell>
          <table:table-cell office:value-type="string" calcext:value-type="string">
            <text:p>Merge2 5000</text:p>
          </table:table-cell>
          <table:table-cell office:value-type="string" calcext:value-type="string">
            <text:p>Selection 10000</text:p>
          </table:table-cell>
          <table:table-cell office:value-type="string" calcext:value-type="string">
            <text:p>Insertion 10000</text:p>
          </table:table-cell>
          <table:table-cell office:value-type="string" calcext:value-type="string">
            <text:p>Merge 10000</text:p>
          </table:table-cell>
          <table:table-cell office:value-type="string" calcext:value-type="string">
            <text:p>Merge2 10000</text:p>
          </table:table-cell>
          <table:table-cell office:value-type="string" calcext:value-type="string">
            <text:p>Selection 25000</text:p>
          </table:table-cell>
          <table:table-cell office:value-type="string" calcext:value-type="string">
            <text:p>Insertion 25000</text:p>
          </table:table-cell>
          <table:table-cell office:value-type="string" calcext:value-type="string">
            <text:p>Merge 25000</text:p>
          </table:table-cell>
          <table:table-cell office:value-type="string" calcext:value-type="string">
            <text:p>Merge2 25000</text:p>
          </table:table-cell>
          <table:table-cell office:value-type="string" calcext:value-type="string">
            <text:p>Selection 50000</text:p>
          </table:table-cell>
          <table:table-cell office:value-type="string" calcext:value-type="string">
            <text:p>Insertion 50000</text:p>
          </table:table-cell>
          <table:table-cell office:value-type="string" calcext:value-type="string">
            <text:p>Merge 50000</text:p>
          </table:table-cell>
          <table:table-cell office:value-type="string" calcext:value-type="string">
            <text:p>Merge2 50000</text:p>
          </table:table-cell>
          <table:table-cell office:value-type="string" calcext:value-type="string">
            <text:p>Selection 75000</text:p>
          </table:table-cell>
          <table:table-cell office:value-type="string" calcext:value-type="string">
            <text:p>Insertion 75000</text:p>
          </table:table-cell>
          <table:table-cell office:value-type="string" calcext:value-type="string">
            <text:p>Merge 75000</text:p>
          </table:table-cell>
          <table:table-cell office:value-type="string" calcext:value-type="string">
            <text:p>Merge2 75000</text:p>
          </table:table-cell>
          <table:table-cell office:value-type="string" calcext:value-type="string">
            <text:p>Selection 100000</text:p>
          </table:table-cell>
          <table:table-cell office:value-type="string" calcext:value-type="string">
            <text:p>Insertion 100000</text:p>
          </table:table-cell>
          <table:table-cell office:value-type="string" calcext:value-type="string">
            <text:p>Merge 100000</text:p>
          </table:table-cell>
          <table:table-cell office:value-type="string" calcext:value-type="string">
            <text:p>Merge2 100000</text:p>
          </table:table-cell>
          <table:table-cell office:value-type="string" calcext:value-type="string">
            <text:p>Selection 250000</text:p>
          </table:table-cell>
          <table:table-cell office:value-type="string" calcext:value-type="string">
            <text:p>Insertion 250000</text:p>
          </table:table-cell>
          <table:table-cell office:value-type="string" calcext:value-type="string">
            <text:p>Merge 250000</text:p>
          </table:table-cell>
          <table:table-cell office:value-type="string" calcext:value-type="string">
            <text:p>Merge2 25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1873" calcext:value-type="float">
            <text:p>0.011873</text:p>
          </table:table-cell>
          <table:table-cell office:value-type="float" office:value="0.003353" calcext:value-type="float">
            <text:p>0.003353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395303" calcext:value-type="float">
            <text:p>0.395303</text:p>
          </table:table-cell>
          <table:table-cell office:value-type="float" office:value="0.173975" calcext:value-type="float">
            <text:p>0.173975</text:p>
          </table:table-cell>
          <table:table-cell office:value-type="float" office:value="0.053778" calcext:value-type="float">
            <text:p>0.053778</text:p>
          </table:table-cell>
          <table:table-cell office:value-type="float" office:value="0.045188" calcext:value-type="float">
            <text:p>0.045188</text:p>
          </table:table-cell>
          <table:table-cell office:value-type="float" office:value="4.732392" calcext:value-type="float">
            <text:p>4.732392</text:p>
          </table:table-cell>
          <table:table-cell office:value-type="float" office:value="0.790815" calcext:value-type="float">
            <text:p>0.790815</text:p>
          </table:table-cell>
          <table:table-cell office:value-type="float" office:value="0.139264" calcext:value-type="float">
            <text:p>0.139264</text:p>
          </table:table-cell>
          <table:table-cell office:value-type="float" office:value="0.121105" calcext:value-type="float">
            <text:p>0.121105</text:p>
          </table:table-cell>
          <table:table-cell office:value-type="float" office:value="9.810361" calcext:value-type="float">
            <text:p>9.810361</text:p>
          </table:table-cell>
          <table:table-cell office:value-type="float" office:value="3.051935" calcext:value-type="float">
            <text:p>3.051935</text:p>
          </table:table-cell>
          <table:table-cell office:value-type="float" office:value="0.297106" calcext:value-type="float">
            <text:p>0.297106</text:p>
          </table:table-cell>
          <table:table-cell office:value-type="float" office:value="0.267703" calcext:value-type="float">
            <text:p>0.267703</text:p>
          </table:table-cell>
          <table:table-cell office:value-type="float" office:value="36.7745" calcext:value-type="float">
            <text:p>36.7745</text:p>
          </table:table-cell>
          <table:table-cell office:value-type="float" office:value="14.183488" calcext:value-type="float">
            <text:p>14.183488</text:p>
          </table:table-cell>
          <table:table-cell office:value-type="float" office:value="0.704701" calcext:value-type="float">
            <text:p>0.704701</text:p>
          </table:table-cell>
          <table:table-cell office:value-type="float" office:value="0.58171" calcext:value-type="float">
            <text:p>0.58171</text:p>
          </table:table-cell>
          <table:table-cell office:value-type="float" office:value="234.468158" calcext:value-type="float">
            <text:p>234.468158</text:p>
          </table:table-cell>
          <table:table-cell office:value-type="float" office:value="81.275723" calcext:value-type="float">
            <text:p>81.275723</text:p>
          </table:table-cell>
          <table:table-cell office:value-type="float" office:value="1.706648" calcext:value-type="float">
            <text:p>1.706648</text:p>
          </table:table-cell>
          <table:table-cell office:value-type="float" office:value="1.496006" calcext:value-type="float">
            <text:p>1.496006</text:p>
          </table:table-cell>
          <table:table-cell office:value-type="float" office:value="922.251976" calcext:value-type="float">
            <text:p>922.251976</text:p>
          </table:table-cell>
          <table:table-cell office:value-type="float" office:value="324.67383" calcext:value-type="float">
            <text:p>324.67383</text:p>
          </table:table-cell>
          <table:table-cell office:value-type="float" office:value="3.70733" calcext:value-type="float">
            <text:p>3.70733</text:p>
          </table:table-cell>
          <table:table-cell office:value-type="float" office:value="3.22724" calcext:value-type="float">
            <text:p>3.22724</text:p>
          </table:table-cell>
          <table:table-cell table:number-columns-repeated="2" office:value-type="float" office:value="736.699792" calcext:value-type="float">
            <text:p>736.699792</text:p>
          </table:table-cell>
          <table:table-cell office:value-type="float" office:value="5.495974" calcext:value-type="float">
            <text:p>5.495974</text:p>
          </table:table-cell>
          <table:table-cell office:value-type="float" office:value="5.054575" calcext:value-type="float">
            <text:p>5.054575</text:p>
          </table:table-cell>
          <table:table-cell table:number-columns-repeated="2" office:value-type="float" office:value="1321.802208" calcext:value-type="float">
            <text:p>1321.802208</text:p>
          </table:table-cell>
          <table:table-cell office:value-type="float" office:value="7.69766" calcext:value-type="float">
            <text:p>7.69766</text:p>
          </table:table-cell>
          <table:table-cell office:value-type="float" office:value="8.400197" calcext:value-type="float">
            <text:p>8.400197</text:p>
          </table:table-cell>
          <table:table-cell table:number-columns-repeated="2" office:value-type="float" office:value="8267.453096" calcext:value-type="float">
            <text:p>8267.453096</text:p>
          </table:table-cell>
          <table:table-cell office:value-type="float" office:value="21.105777" calcext:value-type="float">
            <text:p>21.105777</text:p>
          </table:table-cell>
          <table:table-cell office:value-type="float" office:value="18.209936" calcext:value-type="float">
            <text:p>18.2099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1035" calcext:value-type="float">
            <text:p>0.011035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413042" calcext:value-type="float">
            <text:p>0.413042</text:p>
          </table:table-cell>
          <table:table-cell office:value-type="float" office:value="0.13249" calcext:value-type="float">
            <text:p>0.13249</text:p>
          </table:table-cell>
          <table:table-cell office:value-type="float" office:value="0.045676" calcext:value-type="float">
            <text:p>0.045676</text:p>
          </table:table-cell>
          <table:table-cell office:value-type="float" office:value="0.040369" calcext:value-type="float">
            <text:p>0.040369</text:p>
          </table:table-cell>
          <table:table-cell office:value-type="float" office:value="4.811453" calcext:value-type="float">
            <text:p>4.811453</text:p>
          </table:table-cell>
          <table:table-cell office:value-type="float" office:value="0.780898" calcext:value-type="float">
            <text:p>0.780898</text:p>
          </table:table-cell>
          <table:table-cell office:value-type="float" office:value="0.134026" calcext:value-type="float">
            <text:p>0.134026</text:p>
          </table:table-cell>
          <table:table-cell office:value-type="float" office:value="0.1144" calcext:value-type="float">
            <text:p>0.1144</text:p>
          </table:table-cell>
          <table:table-cell office:value-type="float" office:value="15.532757" calcext:value-type="float">
            <text:p>15.532757</text:p>
          </table:table-cell>
          <table:table-cell office:value-type="float" office:value="3.062691" calcext:value-type="float">
            <text:p>3.062691</text:p>
          </table:table-cell>
          <table:table-cell office:value-type="float" office:value="0.296407" calcext:value-type="float">
            <text:p>0.296407</text:p>
          </table:table-cell>
          <table:table-cell office:value-type="float" office:value="0.318896" calcext:value-type="float">
            <text:p>0.318896</text:p>
          </table:table-cell>
          <table:table-cell office:value-type="float" office:value="36.771217" calcext:value-type="float">
            <text:p>36.771217</text:p>
          </table:table-cell>
          <table:table-cell office:value-type="float" office:value="12.905388" calcext:value-type="float">
            <text:p>12.905388</text:p>
          </table:table-cell>
          <table:table-cell office:value-type="float" office:value="0.631716" calcext:value-type="float">
            <text:p>0.631716</text:p>
          </table:table-cell>
          <table:table-cell office:value-type="float" office:value="0.555938" calcext:value-type="float">
            <text:p>0.555938</text:p>
          </table:table-cell>
          <table:table-cell office:value-type="float" office:value="227.97506" calcext:value-type="float">
            <text:p>227.97506</text:p>
          </table:table-cell>
          <table:table-cell office:value-type="float" office:value="81.132058" calcext:value-type="float">
            <text:p>81.132058</text:p>
          </table:table-cell>
          <table:table-cell office:value-type="float" office:value="1.721525" calcext:value-type="float">
            <text:p>1.721525</text:p>
          </table:table-cell>
          <table:table-cell office:value-type="float" office:value="1.530368" calcext:value-type="float">
            <text:p>1.530368</text:p>
          </table:table-cell>
          <table:table-cell office:value-type="float" office:value="901.481241" calcext:value-type="float">
            <text:p>901.481241</text:p>
          </table:table-cell>
          <table:table-cell office:value-type="float" office:value="324.558102" calcext:value-type="float">
            <text:p>324.558102</text:p>
          </table:table-cell>
          <table:table-cell office:value-type="float" office:value="3.678416" calcext:value-type="float">
            <text:p>3.678416</text:p>
          </table:table-cell>
          <table:table-cell office:value-type="float" office:value="3.269075" calcext:value-type="float">
            <text:p>3.269075</text:p>
          </table:table-cell>
          <table:table-cell table:number-columns-repeated="2" office:value-type="float" office:value="732.914868" calcext:value-type="float">
            <text:p>732.914868</text:p>
          </table:table-cell>
          <table:table-cell office:value-type="float" office:value="5.676863" calcext:value-type="float">
            <text:p>5.676863</text:p>
          </table:table-cell>
          <table:table-cell office:value-type="float" office:value="5.094525" calcext:value-type="float">
            <text:p>5.094525</text:p>
          </table:table-cell>
          <table:table-cell table:number-columns-repeated="2" office:value-type="float" office:value="1339.286979" calcext:value-type="float">
            <text:p>1339.286979</text:p>
          </table:table-cell>
          <table:table-cell office:value-type="float" office:value="7.77239" calcext:value-type="float">
            <text:p>7.77239</text:p>
          </table:table-cell>
          <table:table-cell office:value-type="float" office:value="7.265551" calcext:value-type="float">
            <text:p>7.265551</text:p>
          </table:table-cell>
          <table:table-cell table:number-columns-repeated="2" office:value-type="float" office:value="8243.497921" calcext:value-type="float">
            <text:p>8243.497921</text:p>
          </table:table-cell>
          <table:table-cell office:value-type="float" office:value="24.305361" calcext:value-type="float">
            <text:p>24.305361</text:p>
          </table:table-cell>
          <table:table-cell office:value-type="float" office:value="18.293257" calcext:value-type="float">
            <text:p>18.2932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0476" calcext:value-type="float">
            <text:p>0.010476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392928" calcext:value-type="float">
            <text:p>0.392928</text:p>
          </table:table-cell>
          <table:table-cell office:value-type="float" office:value="0.131651" calcext:value-type="float">
            <text:p>0.131651</text:p>
          </table:table-cell>
          <table:table-cell office:value-type="float" office:value="0.042812" calcext:value-type="float">
            <text:p>0.042812</text:p>
          </table:table-cell>
          <table:table-cell office:value-type="float" office:value="0.036737" calcext:value-type="float">
            <text:p>0.036737</text:p>
          </table:table-cell>
          <table:table-cell office:value-type="float" office:value="4.777021" calcext:value-type="float">
            <text:p>4.777021</text:p>
          </table:table-cell>
          <table:table-cell office:value-type="float" office:value="0.780758" calcext:value-type="float">
            <text:p>0.780758</text:p>
          </table:table-cell>
          <table:table-cell office:value-type="float" office:value="0.130744" calcext:value-type="float">
            <text:p>0.130744</text:p>
          </table:table-cell>
          <table:table-cell office:value-type="float" office:value="0.116426" calcext:value-type="float">
            <text:p>0.116426</text:p>
          </table:table-cell>
          <table:table-cell office:value-type="float" office:value="9.873637" calcext:value-type="float">
            <text:p>9.873637</text:p>
          </table:table-cell>
          <table:table-cell office:value-type="float" office:value="3.152786" calcext:value-type="float">
            <text:p>3.152786</text:p>
          </table:table-cell>
          <table:table-cell office:value-type="float" office:value="0.294662" calcext:value-type="float">
            <text:p>0.294662</text:p>
          </table:table-cell>
          <table:table-cell office:value-type="float" office:value="0.273569" calcext:value-type="float">
            <text:p>0.273569</text:p>
          </table:table-cell>
          <table:table-cell office:value-type="float" office:value="36.557852" calcext:value-type="float">
            <text:p>36.557852</text:p>
          </table:table-cell>
          <table:table-cell office:value-type="float" office:value="12.905807" calcext:value-type="float">
            <text:p>12.905807</text:p>
          </table:table-cell>
          <table:table-cell office:value-type="float" office:value="0.659025" calcext:value-type="float">
            <text:p>0.659025</text:p>
          </table:table-cell>
          <table:table-cell office:value-type="float" office:value="0.542459" calcext:value-type="float">
            <text:p>0.542459</text:p>
          </table:table-cell>
          <table:table-cell office:value-type="float" office:value="238.208173" calcext:value-type="float">
            <text:p>238.208173</text:p>
          </table:table-cell>
          <table:table-cell office:value-type="float" office:value="80.596025" calcext:value-type="float">
            <text:p>80.596025</text:p>
          </table:table-cell>
          <table:table-cell office:value-type="float" office:value="1.761334" calcext:value-type="float">
            <text:p>1.761334</text:p>
          </table:table-cell>
          <table:table-cell office:value-type="float" office:value="1.53861" calcext:value-type="float">
            <text:p>1.53861</text:p>
          </table:table-cell>
          <table:table-cell office:value-type="float" office:value="900.26523" calcext:value-type="float">
            <text:p>900.26523</text:p>
          </table:table-cell>
          <table:table-cell office:value-type="float" office:value="323.952646" calcext:value-type="float">
            <text:p>323.952646</text:p>
          </table:table-cell>
          <table:table-cell office:value-type="float" office:value="3.71159" calcext:value-type="float">
            <text:p>3.71159</text:p>
          </table:table-cell>
          <table:table-cell office:value-type="float" office:value="3.272357" calcext:value-type="float">
            <text:p>3.272357</text:p>
          </table:table-cell>
          <table:table-cell table:number-columns-repeated="2" office:value-type="float" office:value="735.142744" calcext:value-type="float">
            <text:p>735.142744</text:p>
          </table:table-cell>
          <table:table-cell office:value-type="float" office:value="5.592775" calcext:value-type="float">
            <text:p>5.592775</text:p>
          </table:table-cell>
          <table:table-cell office:value-type="float" office:value="5.164995" calcext:value-type="float">
            <text:p>5.164995</text:p>
          </table:table-cell>
          <table:table-cell table:number-columns-repeated="2" office:value-type="float" office:value="1309.20097" calcext:value-type="float">
            <text:p>1309.20097</text:p>
          </table:table-cell>
          <table:table-cell office:value-type="float" office:value="7.707856" calcext:value-type="float">
            <text:p>7.707856</text:p>
          </table:table-cell>
          <table:table-cell office:value-type="float" office:value="7.011606" calcext:value-type="float">
            <text:p>7.011606</text:p>
          </table:table-cell>
          <table:table-cell table:number-columns-repeated="2" office:value-type="float" office:value="8199.390166" calcext:value-type="float">
            <text:p>8199.390166</text:p>
          </table:table-cell>
          <table:table-cell office:value-type="float" office:value="21.719685" calcext:value-type="float">
            <text:p>21.719685</text:p>
          </table:table-cell>
          <table:table-cell office:value-type="float" office:value="18.563684" calcext:value-type="float">
            <text:p>18.5636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0127" calcext:value-type="float">
            <text:p>0.010127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39209" calcext:value-type="float">
            <text:p>0.39209</text:p>
          </table:table-cell>
          <table:table-cell office:value-type="float" office:value="0.197512" calcext:value-type="float">
            <text:p>0.197512</text:p>
          </table:table-cell>
          <table:table-cell office:value-type="float" office:value="0.047073" calcext:value-type="float">
            <text:p>0.047073</text:p>
          </table:table-cell>
          <table:table-cell office:value-type="float" office:value="0.034292" calcext:value-type="float">
            <text:p>0.034292</text:p>
          </table:table-cell>
          <table:table-cell office:value-type="float" office:value="4.758862" calcext:value-type="float">
            <text:p>4.758862</text:p>
          </table:table-cell>
          <table:table-cell office:value-type="float" office:value="0.781038" calcext:value-type="float">
            <text:p>0.781038</text:p>
          </table:table-cell>
          <table:table-cell office:value-type="float" office:value="0.132489" calcext:value-type="float">
            <text:p>0.132489</text:p>
          </table:table-cell>
          <table:table-cell office:value-type="float" office:value="0.118032" calcext:value-type="float">
            <text:p>0.118032</text:p>
          </table:table-cell>
          <table:table-cell office:value-type="float" office:value="11.502201" calcext:value-type="float">
            <text:p>11.502201</text:p>
          </table:table-cell>
          <table:table-cell office:value-type="float" office:value="3.279828" calcext:value-type="float">
            <text:p>3.279828</text:p>
          </table:table-cell>
          <table:table-cell office:value-type="float" office:value="0.300388" calcext:value-type="float">
            <text:p>0.300388</text:p>
          </table:table-cell>
          <table:table-cell office:value-type="float" office:value="0.250033" calcext:value-type="float">
            <text:p>0.250033</text:p>
          </table:table-cell>
          <table:table-cell office:value-type="float" office:value="36.329679" calcext:value-type="float">
            <text:p>36.329679</text:p>
          </table:table-cell>
          <table:table-cell office:value-type="float" office:value="12.827096" calcext:value-type="float">
            <text:p>12.827096</text:p>
          </table:table-cell>
          <table:table-cell office:value-type="float" office:value="0.644009" calcext:value-type="float">
            <text:p>0.644009</text:p>
          </table:table-cell>
          <table:table-cell office:value-type="float" office:value="0.556567" calcext:value-type="float">
            <text:p>0.556567</text:p>
          </table:table-cell>
          <table:table-cell office:value-type="float" office:value="235.020814" calcext:value-type="float">
            <text:p>235.020814</text:p>
          </table:table-cell>
          <table:table-cell office:value-type="float" office:value="80.792349" calcext:value-type="float">
            <text:p>80.792349</text:p>
          </table:table-cell>
          <table:table-cell office:value-type="float" office:value="1.765664" calcext:value-type="float">
            <text:p>1.765664</text:p>
          </table:table-cell>
          <table:table-cell office:value-type="float" office:value="1.540285" calcext:value-type="float">
            <text:p>1.540285</text:p>
          </table:table-cell>
          <table:table-cell office:value-type="float" office:value="900.444514" calcext:value-type="float">
            <text:p>900.444514</text:p>
          </table:table-cell>
          <table:table-cell office:value-type="float" office:value="323.708829" calcext:value-type="float">
            <text:p>323.708829</text:p>
          </table:table-cell>
          <table:table-cell office:value-type="float" office:value="3.682746" calcext:value-type="float">
            <text:p>3.682746</text:p>
          </table:table-cell>
          <table:table-cell office:value-type="float" office:value="3.252592" calcext:value-type="float">
            <text:p>3.252592</text:p>
          </table:table-cell>
          <table:table-cell table:number-columns-repeated="2" office:value-type="float" office:value="731.338194" calcext:value-type="float">
            <text:p>731.338194</text:p>
          </table:table-cell>
          <table:table-cell office:value-type="float" office:value="5.926827" calcext:value-type="float">
            <text:p>5.926827</text:p>
          </table:table-cell>
          <table:table-cell office:value-type="float" office:value="5.036626" calcext:value-type="float">
            <text:p>5.036626</text:p>
          </table:table-cell>
          <table:table-cell table:number-columns-repeated="2" office:value-type="float" office:value="1323.949139" calcext:value-type="float">
            <text:p>1323.949139</text:p>
          </table:table-cell>
          <table:table-cell office:value-type="float" office:value="7.744873" calcext:value-type="float">
            <text:p>7.744873</text:p>
          </table:table-cell>
          <table:table-cell office:value-type="float" office:value="7.265341" calcext:value-type="float">
            <text:p>7.265341</text:p>
          </table:table-cell>
          <table:table-cell table:number-columns-repeated="2" office:value-type="float" office:value="8251.929824" calcext:value-type="float">
            <text:p>8251.929824</text:p>
          </table:table-cell>
          <table:table-cell office:value-type="float" office:value="20.209641" calcext:value-type="float">
            <text:p>20.209641</text:p>
          </table:table-cell>
          <table:table-cell office:value-type="float" office:value="18.483226" calcext:value-type="float">
            <text:p>18.4832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0337" calcext:value-type="float">
            <text:p>0.010337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390554" calcext:value-type="float">
            <text:p>0.390554</text:p>
          </table:table-cell>
          <table:table-cell office:value-type="float" office:value="0.278598" calcext:value-type="float">
            <text:p>0.278598</text:p>
          </table:table-cell>
          <table:table-cell office:value-type="float" office:value="0.040927" calcext:value-type="float">
            <text:p>0.040927</text:p>
          </table:table-cell>
          <table:table-cell office:value-type="float" office:value="0.032896" calcext:value-type="float">
            <text:p>0.032896</text:p>
          </table:table-cell>
          <table:table-cell office:value-type="float" office:value="4.749713" calcext:value-type="float">
            <text:p>4.749713</text:p>
          </table:table-cell>
          <table:table-cell office:value-type="float" office:value="0.794937" calcext:value-type="float">
            <text:p>0.794937</text:p>
          </table:table-cell>
          <table:table-cell office:value-type="float" office:value="0.131721" calcext:value-type="float">
            <text:p>0.131721</text:p>
          </table:table-cell>
          <table:table-cell office:value-type="float" office:value="0.111537" calcext:value-type="float">
            <text:p>0.111537</text:p>
          </table:table-cell>
          <table:table-cell office:value-type="float" office:value="9.476867" calcext:value-type="float">
            <text:p>9.476867</text:p>
          </table:table-cell>
          <table:table-cell office:value-type="float" office:value="3.752515" calcext:value-type="float">
            <text:p>3.752515</text:p>
          </table:table-cell>
          <table:table-cell office:value-type="float" office:value="0.293963" calcext:value-type="float">
            <text:p>0.293963</text:p>
          </table:table-cell>
          <table:table-cell office:value-type="float" office:value="0.248147" calcext:value-type="float">
            <text:p>0.248147</text:p>
          </table:table-cell>
          <table:table-cell office:value-type="float" office:value="36.529775" calcext:value-type="float">
            <text:p>36.529775</text:p>
          </table:table-cell>
          <table:table-cell office:value-type="float" office:value="12.742448" calcext:value-type="float">
            <text:p>12.742448</text:p>
          </table:table-cell>
          <table:table-cell office:value-type="float" office:value="0.646733" calcext:value-type="float">
            <text:p>0.646733</text:p>
          </table:table-cell>
          <table:table-cell office:value-type="float" office:value="0.562993" calcext:value-type="float">
            <text:p>0.562993</text:p>
          </table:table-cell>
          <table:table-cell office:value-type="float" office:value="233.607431" calcext:value-type="float">
            <text:p>233.607431</text:p>
          </table:table-cell>
          <table:table-cell office:value-type="float" office:value="80.586317" calcext:value-type="float">
            <text:p>80.586317</text:p>
          </table:table-cell>
          <table:table-cell office:value-type="float" office:value="1.757004" calcext:value-type="float">
            <text:p>1.757004</text:p>
          </table:table-cell>
          <table:table-cell office:value-type="float" office:value="1.545593" calcext:value-type="float">
            <text:p>1.545593</text:p>
          </table:table-cell>
          <table:table-cell office:value-type="float" office:value="900.330464" calcext:value-type="float">
            <text:p>900.330464</text:p>
          </table:table-cell>
          <table:table-cell office:value-type="float" office:value="336.903089" calcext:value-type="float">
            <text:p>336.903089</text:p>
          </table:table-cell>
          <table:table-cell office:value-type="float" office:value="3.643704" calcext:value-type="float">
            <text:p>3.643704</text:p>
          </table:table-cell>
          <table:table-cell office:value-type="float" office:value="3.212713" calcext:value-type="float">
            <text:p>3.212713</text:p>
          </table:table-cell>
          <table:table-cell table:number-columns-repeated="2" office:value-type="float" office:value="732.761845" calcext:value-type="float">
            <text:p>732.761845</text:p>
          </table:table-cell>
          <table:table-cell office:value-type="float" office:value="5.67428" calcext:value-type="float">
            <text:p>5.67428</text:p>
          </table:table-cell>
          <table:table-cell office:value-type="float" office:value="5.495695" calcext:value-type="float">
            <text:p>5.495695</text:p>
          </table:table-cell>
          <table:table-cell table:number-columns-repeated="2" office:value-type="float" office:value="1325.369576" calcext:value-type="float">
            <text:p>1325.369576</text:p>
          </table:table-cell>
          <table:table-cell office:value-type="float" office:value="7.677825" calcext:value-type="float">
            <text:p>7.677825</text:p>
          </table:table-cell>
          <table:table-cell office:value-type="float" office:value="7.017892" calcext:value-type="float">
            <text:p>7.017892</text:p>
          </table:table-cell>
          <table:table-cell table:number-columns-repeated="2" office:value-type="float" office:value="8315.094623" calcext:value-type="float">
            <text:p>8315.094623</text:p>
          </table:table-cell>
          <table:table-cell office:value-type="float" office:value="20.193926" calcext:value-type="float">
            <text:p>20.193926</text:p>
          </table:table-cell>
          <table:table-cell office:value-type="float" office:value="18.205885" calcext:value-type="float">
            <text:p>18.2058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1035" calcext:value-type="float">
            <text:p>0.011035</text:p>
          </table:table-cell>
          <table:table-cell office:value-type="float" office:value="0.003422" calcext:value-type="float">
            <text:p>0.003422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393836" calcext:value-type="float">
            <text:p>0.393836</text:p>
          </table:table-cell>
          <table:table-cell office:value-type="float" office:value="0.171391" calcext:value-type="float">
            <text:p>0.171391</text:p>
          </table:table-cell>
          <table:table-cell office:value-type="float" office:value="0.052032" calcext:value-type="float">
            <text:p>0.052032</text:p>
          </table:table-cell>
          <table:table-cell office:value-type="float" office:value="0.045397" calcext:value-type="float">
            <text:p>0.045397</text:p>
          </table:table-cell>
          <table:table-cell office:value-type="float" office:value="4.842392" calcext:value-type="float">
            <text:p>4.842392</text:p>
          </table:table-cell>
          <table:table-cell office:value-type="float" office:value="1.0046" calcext:value-type="float">
            <text:p>1.0046</text:p>
          </table:table-cell>
          <table:table-cell office:value-type="float" office:value="0.140032" calcext:value-type="float">
            <text:p>0.140032</text:p>
          </table:table-cell>
          <table:table-cell office:value-type="float" office:value="0.121315" calcext:value-type="float">
            <text:p>0.121315</text:p>
          </table:table-cell>
          <table:table-cell office:value-type="float" office:value="9.777535" calcext:value-type="float">
            <text:p>9.777535</text:p>
          </table:table-cell>
          <table:table-cell office:value-type="float" office:value="3.147339" calcext:value-type="float">
            <text:p>3.147339</text:p>
          </table:table-cell>
          <table:table-cell office:value-type="float" office:value="0.301157" calcext:value-type="float">
            <text:p>0.301157</text:p>
          </table:table-cell>
          <table:table-cell office:value-type="float" office:value="0.258832" calcext:value-type="float">
            <text:p>0.258832</text:p>
          </table:table-cell>
          <table:table-cell office:value-type="float" office:value="36.682868" calcext:value-type="float">
            <text:p>36.682868</text:p>
          </table:table-cell>
          <table:table-cell office:value-type="float" office:value="13.972706" calcext:value-type="float">
            <text:p>13.972706</text:p>
          </table:table-cell>
          <table:table-cell office:value-type="float" office:value="0.646662" calcext:value-type="float">
            <text:p>0.646662</text:p>
          </table:table-cell>
          <table:table-cell office:value-type="float" office:value="0.569767" calcext:value-type="float">
            <text:p>0.569767</text:p>
          </table:table-cell>
          <table:table-cell office:value-type="float" office:value="228.179068" calcext:value-type="float">
            <text:p>228.179068</text:p>
          </table:table-cell>
          <table:table-cell office:value-type="float" office:value="80.774749" calcext:value-type="float">
            <text:p>80.774749</text:p>
          </table:table-cell>
          <table:table-cell office:value-type="float" office:value="1.761614" calcext:value-type="float">
            <text:p>1.761614</text:p>
          </table:table-cell>
          <table:table-cell office:value-type="float" office:value="1.537561" calcext:value-type="float">
            <text:p>1.537561</text:p>
          </table:table-cell>
          <table:table-cell office:value-type="float" office:value="909.604864" calcext:value-type="float">
            <text:p>909.604864</text:p>
          </table:table-cell>
          <table:table-cell office:value-type="float" office:value="331.220918" calcext:value-type="float">
            <text:p>331.220918</text:p>
          </table:table-cell>
          <table:table-cell office:value-type="float" office:value="3.690149" calcext:value-type="float">
            <text:p>3.690149</text:p>
          </table:table-cell>
          <table:table-cell office:value-type="float" office:value="3.293938" calcext:value-type="float">
            <text:p>3.293938</text:p>
          </table:table-cell>
          <table:table-cell table:number-columns-repeated="2" office:value-type="float" office:value="729.88968" calcext:value-type="float">
            <text:p>729.88968</text:p>
          </table:table-cell>
          <table:table-cell office:value-type="float" office:value="5.5728" calcext:value-type="float">
            <text:p>5.5728</text:p>
          </table:table-cell>
          <table:table-cell office:value-type="float" office:value="5.688597" calcext:value-type="float">
            <text:p>5.688597</text:p>
          </table:table-cell>
          <table:table-cell table:number-columns-repeated="2" office:value-type="float" office:value="1316.44885" calcext:value-type="float">
            <text:p>1316.44885</text:p>
          </table:table-cell>
          <table:table-cell office:value-type="float" office:value="8.119015" calcext:value-type="float">
            <text:p>8.119015</text:p>
          </table:table-cell>
          <table:table-cell office:value-type="float" office:value="7.092692" calcext:value-type="float">
            <text:p>7.092692</text:p>
          </table:table-cell>
          <table:table-cell table:number-columns-repeated="2" office:value-type="float" office:value="8130.316138" calcext:value-type="float">
            <text:p>8130.316138</text:p>
          </table:table-cell>
          <table:table-cell office:value-type="float" office:value="20.466099" calcext:value-type="float">
            <text:p>20.466099</text:p>
          </table:table-cell>
          <table:table-cell office:value-type="float" office:value="18.30073" calcext:value-type="float">
            <text:p>18.300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7613" calcext:value-type="float">
            <text:p>0.007613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391741" calcext:value-type="float">
            <text:p>0.391741</text:p>
          </table:table-cell>
          <table:table-cell office:value-type="float" office:value="0.129276" calcext:value-type="float">
            <text:p>0.129276</text:p>
          </table:table-cell>
          <table:table-cell office:value-type="float" office:value="0.046863" calcext:value-type="float">
            <text:p>0.046863</text:p>
          </table:table-cell>
          <table:table-cell office:value-type="float" office:value="0.039879" calcext:value-type="float">
            <text:p>0.039879</text:p>
          </table:table-cell>
          <table:table-cell office:value-type="float" office:value="4.772412" calcext:value-type="float">
            <text:p>4.772412</text:p>
          </table:table-cell>
          <table:table-cell office:value-type="float" office:value="0.807368" calcext:value-type="float">
            <text:p>0.807368</text:p>
          </table:table-cell>
          <table:table-cell office:value-type="float" office:value="0.138775" calcext:value-type="float">
            <text:p>0.138775</text:p>
          </table:table-cell>
          <table:table-cell office:value-type="float" office:value="0.116286" calcext:value-type="float">
            <text:p>0.116286</text:p>
          </table:table-cell>
          <table:table-cell office:value-type="float" office:value="9.663694" calcext:value-type="float">
            <text:p>9.663694</text:p>
          </table:table-cell>
          <table:table-cell office:value-type="float" office:value="3.101104" calcext:value-type="float">
            <text:p>3.101104</text:p>
          </table:table-cell>
          <table:table-cell office:value-type="float" office:value="0.296897" calcext:value-type="float">
            <text:p>0.296897</text:p>
          </table:table-cell>
          <table:table-cell office:value-type="float" office:value="0.262674" calcext:value-type="float">
            <text:p>0.262674</text:p>
          </table:table-cell>
          <table:table-cell office:value-type="float" office:value="37.070558" calcext:value-type="float">
            <text:p>37.070558</text:p>
          </table:table-cell>
          <table:table-cell office:value-type="float" office:value="12.774994" calcext:value-type="float">
            <text:p>12.774994</text:p>
          </table:table-cell>
          <table:table-cell office:value-type="float" office:value="0.661958" calcext:value-type="float">
            <text:p>0.661958</text:p>
          </table:table-cell>
          <table:table-cell office:value-type="float" office:value="0.545742" calcext:value-type="float">
            <text:p>0.545742</text:p>
          </table:table-cell>
          <table:table-cell office:value-type="float" office:value="230.515197" calcext:value-type="float">
            <text:p>230.515197</text:p>
          </table:table-cell>
          <table:table-cell office:value-type="float" office:value="80.615161" calcext:value-type="float">
            <text:p>80.615161</text:p>
          </table:table-cell>
          <table:table-cell office:value-type="float" office:value="1.748134" calcext:value-type="float">
            <text:p>1.748134</text:p>
          </table:table-cell>
          <table:table-cell office:value-type="float" office:value="1.541612" calcext:value-type="float">
            <text:p>1.541612</text:p>
          </table:table-cell>
          <table:table-cell office:value-type="float" office:value="961.102669" calcext:value-type="float">
            <text:p>961.102669</text:p>
          </table:table-cell>
          <table:table-cell office:value-type="float" office:value="325.636805" calcext:value-type="float">
            <text:p>325.636805</text:p>
          </table:table-cell>
          <table:table-cell office:value-type="float" office:value="3.678067" calcext:value-type="float">
            <text:p>3.678067</text:p>
          </table:table-cell>
          <table:table-cell office:value-type="float" office:value="3.283182" calcext:value-type="float">
            <text:p>3.283182</text:p>
          </table:table-cell>
          <table:table-cell table:number-columns-repeated="2" office:value-type="float" office:value="730.862643" calcext:value-type="float">
            <text:p>730.862643</text:p>
          </table:table-cell>
          <table:table-cell office:value-type="float" office:value="5.552755" calcext:value-type="float">
            <text:p>5.552755</text:p>
          </table:table-cell>
          <table:table-cell office:value-type="float" office:value="5.209065" calcext:value-type="float">
            <text:p>5.209065</text:p>
          </table:table-cell>
          <table:table-cell table:number-columns-repeated="2" office:value-type="float" office:value="1321.257653" calcext:value-type="float">
            <text:p>1321.257653</text:p>
          </table:table-cell>
          <table:table-cell office:value-type="float" office:value="7.714283" calcext:value-type="float">
            <text:p>7.714283</text:p>
          </table:table-cell>
          <table:table-cell office:value-type="float" office:value="7.025575" calcext:value-type="float">
            <text:p>7.025575</text:p>
          </table:table-cell>
          <table:table-cell table:number-columns-repeated="2" office:value-type="float" office:value="8121.419856" calcext:value-type="float">
            <text:p>8121.419856</text:p>
          </table:table-cell>
          <table:table-cell office:value-type="float" office:value="20.193437" calcext:value-type="float">
            <text:p>20.193437</text:p>
          </table:table-cell>
          <table:table-cell office:value-type="float" office:value="18.203161" calcext:value-type="float">
            <text:p>18.2031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8451" calcext:value-type="float">
            <text:p>0.008451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1816" calcext:value-type="float">
            <text:p>0.001816</text:p>
          </table:table-cell>
          <table:table-cell office:value-type="float" office:value="0.40522" calcext:value-type="float">
            <text:p>0.40522</text:p>
          </table:table-cell>
          <table:table-cell office:value-type="float" office:value="0.15868" calcext:value-type="float">
            <text:p>0.15868</text:p>
          </table:table-cell>
          <table:table-cell office:value-type="float" office:value="0.043232" calcext:value-type="float">
            <text:p>0.043232</text:p>
          </table:table-cell>
          <table:table-cell office:value-type="float" office:value="0.036946" calcext:value-type="float">
            <text:p>0.036946</text:p>
          </table:table-cell>
          <table:table-cell office:value-type="float" office:value="3.921113" calcext:value-type="float">
            <text:p>3.921113</text:p>
          </table:table-cell>
          <table:table-cell office:value-type="float" office:value="0.769304" calcext:value-type="float">
            <text:p>0.769304</text:p>
          </table:table-cell>
          <table:table-cell office:value-type="float" office:value="0.131582" calcext:value-type="float">
            <text:p>0.131582</text:p>
          </table:table-cell>
          <table:table-cell office:value-type="float" office:value="0.113562" calcext:value-type="float">
            <text:p>0.113562</text:p>
          </table:table-cell>
          <table:table-cell office:value-type="float" office:value="9.981053" calcext:value-type="float">
            <text:p>9.981053</text:p>
          </table:table-cell>
          <table:table-cell office:value-type="float" office:value="3.23492" calcext:value-type="float">
            <text:p>3.23492</text:p>
          </table:table-cell>
          <table:table-cell office:value-type="float" office:value="0.296337" calcext:value-type="float">
            <text:p>0.296337</text:p>
          </table:table-cell>
          <table:table-cell office:value-type="float" office:value="0.251499" calcext:value-type="float">
            <text:p>0.251499</text:p>
          </table:table-cell>
          <table:table-cell office:value-type="float" office:value="36.397425" calcext:value-type="float">
            <text:p>36.397425</text:p>
          </table:table-cell>
          <table:table-cell office:value-type="float" office:value="12.731204" calcext:value-type="float">
            <text:p>12.731204</text:p>
          </table:table-cell>
          <table:table-cell office:value-type="float" office:value="0.62564" calcext:value-type="float">
            <text:p>0.62564</text:p>
          </table:table-cell>
          <table:table-cell office:value-type="float" office:value="0.543576" calcext:value-type="float">
            <text:p>0.543576</text:p>
          </table:table-cell>
          <table:table-cell office:value-type="float" office:value="232.894489" calcext:value-type="float">
            <text:p>232.894489</text:p>
          </table:table-cell>
          <table:table-cell office:value-type="float" office:value="81.163837" calcext:value-type="float">
            <text:p>81.163837</text:p>
          </table:table-cell>
          <table:table-cell office:value-type="float" office:value="1.751277" calcext:value-type="float">
            <text:p>1.751277</text:p>
          </table:table-cell>
          <table:table-cell office:value-type="float" office:value="1.540006" calcext:value-type="float">
            <text:p>1.540006</text:p>
          </table:table-cell>
          <table:table-cell office:value-type="float" office:value="910.831493" calcext:value-type="float">
            <text:p>910.831493</text:p>
          </table:table-cell>
          <table:table-cell office:value-type="float" office:value="323.783909" calcext:value-type="float">
            <text:p>323.783909</text:p>
          </table:table-cell>
          <table:table-cell office:value-type="float" office:value="3.640213" calcext:value-type="float">
            <text:p>3.640213</text:p>
          </table:table-cell>
          <table:table-cell office:value-type="float" office:value="3.2315" calcext:value-type="float">
            <text:p>3.2315</text:p>
          </table:table-cell>
          <table:table-cell table:number-columns-repeated="2" office:value-type="float" office:value="730.108213" calcext:value-type="float">
            <text:p>730.108213</text:p>
          </table:table-cell>
          <table:table-cell office:value-type="float" office:value="5.5904" calcext:value-type="float">
            <text:p>5.5904</text:p>
          </table:table-cell>
          <table:table-cell office:value-type="float" office:value="5.234208" calcext:value-type="float">
            <text:p>5.234208</text:p>
          </table:table-cell>
          <table:table-cell table:number-columns-repeated="2" office:value-type="float" office:value="1326.370267" calcext:value-type="float">
            <text:p>1326.370267</text:p>
          </table:table-cell>
          <table:table-cell office:value-type="float" office:value="7.733838" calcext:value-type="float">
            <text:p>7.733838</text:p>
          </table:table-cell>
          <table:table-cell office:value-type="float" office:value="7.739495" calcext:value-type="float">
            <text:p>7.739495</text:p>
          </table:table-cell>
          <table:table-cell table:number-columns-repeated="2" office:value-type="float" office:value="8152.930423" calcext:value-type="float">
            <text:p>8152.930423</text:p>
          </table:table-cell>
          <table:table-cell office:value-type="float" office:value="20.53573" calcext:value-type="float">
            <text:p>20.53573</text:p>
          </table:table-cell>
          <table:table-cell office:value-type="float" office:value="18.244857" calcext:value-type="float">
            <text:p>18.2448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0127" calcext:value-type="float">
            <text:p>0.010127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388807" calcext:value-type="float">
            <text:p>0.388807</text:p>
          </table:table-cell>
          <table:table-cell office:value-type="float" office:value="0.129696" calcext:value-type="float">
            <text:p>0.129696</text:p>
          </table:table-cell>
          <table:table-cell office:value-type="float" office:value="0.041626" calcext:value-type="float">
            <text:p>0.041626</text:p>
          </table:table-cell>
          <table:table-cell office:value-type="float" office:value="0.033943" calcext:value-type="float">
            <text:p>0.033943</text:p>
          </table:table-cell>
          <table:table-cell office:value-type="float" office:value="2.620594" calcext:value-type="float">
            <text:p>2.620594</text:p>
          </table:table-cell>
          <table:table-cell office:value-type="float" office:value="0.775381" calcext:value-type="float">
            <text:p>0.775381</text:p>
          </table:table-cell>
          <table:table-cell office:value-type="float" office:value="0.133188" calcext:value-type="float">
            <text:p>0.133188</text:p>
          </table:table-cell>
          <table:table-cell office:value-type="float" office:value="0.109861" calcext:value-type="float">
            <text:p>0.109861</text:p>
          </table:table-cell>
          <table:table-cell office:value-type="float" office:value="10.740999" calcext:value-type="float">
            <text:p>10.740999</text:p>
          </table:table-cell>
          <table:table-cell office:value-type="float" office:value="3.280107" calcext:value-type="float">
            <text:p>3.280107</text:p>
          </table:table-cell>
          <table:table-cell office:value-type="float" office:value="0.29529" calcext:value-type="float">
            <text:p>0.29529</text:p>
          </table:table-cell>
          <table:table-cell office:value-type="float" office:value="0.265887" calcext:value-type="float">
            <text:p>0.265887</text:p>
          </table:table-cell>
          <table:table-cell office:value-type="float" office:value="36.854538" calcext:value-type="float">
            <text:p>36.854538</text:p>
          </table:table-cell>
          <table:table-cell office:value-type="float" office:value="12.732112" calcext:value-type="float">
            <text:p>12.732112</text:p>
          </table:table-cell>
          <table:table-cell office:value-type="float" office:value="0.673342" calcext:value-type="float">
            <text:p>0.673342</text:p>
          </table:table-cell>
          <table:table-cell office:value-type="float" office:value="0.576263" calcext:value-type="float">
            <text:p>0.576263</text:p>
          </table:table-cell>
          <table:table-cell office:value-type="float" office:value="231.275353" calcext:value-type="float">
            <text:p>231.275353</text:p>
          </table:table-cell>
          <table:table-cell office:value-type="float" office:value="80.41702" calcext:value-type="float">
            <text:p>80.41702</text:p>
          </table:table-cell>
          <table:table-cell office:value-type="float" office:value="1.705531" calcext:value-type="float">
            <text:p>1.705531</text:p>
          </table:table-cell>
          <table:table-cell office:value-type="float" office:value="1.544196" calcext:value-type="float">
            <text:p>1.544196</text:p>
          </table:table-cell>
          <table:table-cell office:value-type="float" office:value="911.881701" calcext:value-type="float">
            <text:p>911.881701</text:p>
          </table:table-cell>
          <table:table-cell office:value-type="float" office:value="325.006835" calcext:value-type="float">
            <text:p>325.006835</text:p>
          </table:table-cell>
          <table:table-cell office:value-type="float" office:value="3.69455" calcext:value-type="float">
            <text:p>3.69455</text:p>
          </table:table-cell>
          <table:table-cell office:value-type="float" office:value="3.278852" calcext:value-type="float">
            <text:p>3.278852</text:p>
          </table:table-cell>
          <table:table-cell table:number-columns-repeated="2" office:value-type="float" office:value="737.513517" calcext:value-type="float">
            <text:p>737.513517</text:p>
          </table:table-cell>
          <table:table-cell office:value-type="float" office:value="5.543886" calcext:value-type="float">
            <text:p>5.543886</text:p>
          </table:table-cell>
          <table:table-cell office:value-type="float" office:value="5.506171" calcext:value-type="float">
            <text:p>5.506171</text:p>
          </table:table-cell>
          <table:table-cell table:number-columns-repeated="2" office:value-type="float" office:value="1351.499967" calcext:value-type="float">
            <text:p>1351.499967</text:p>
          </table:table-cell>
          <table:table-cell office:value-type="float" office:value="7.609031" calcext:value-type="float">
            <text:p>7.609031</text:p>
          </table:table-cell>
          <table:table-cell office:value-type="float" office:value="7.075791" calcext:value-type="float">
            <text:p>7.075791</text:p>
          </table:table-cell>
          <table:table-cell table:number-columns-repeated="2" office:value-type="float" office:value="8196.553896" calcext:value-type="float">
            <text:p>8196.553896</text:p>
          </table:table-cell>
          <table:table-cell office:value-type="float" office:value="21.195315" calcext:value-type="float">
            <text:p>21.195315</text:p>
          </table:table-cell>
          <table:table-cell office:value-type="float" office:value="18.759589" calcext:value-type="float">
            <text:p>18.7595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388878" calcext:value-type="float">
            <text:p>0.388878</text:p>
          </table:table-cell>
          <table:table-cell office:value-type="float" office:value="0.129486" calcext:value-type="float">
            <text:p>0.129486</text:p>
          </table:table-cell>
          <table:table-cell office:value-type="float" office:value="0.040159" calcext:value-type="float">
            <text:p>0.040159</text:p>
          </table:table-cell>
          <table:table-cell office:value-type="float" office:value="0.031988" calcext:value-type="float">
            <text:p>0.031988</text:p>
          </table:table-cell>
          <table:table-cell office:value-type="float" office:value="2.618359" calcext:value-type="float">
            <text:p>2.618359</text:p>
          </table:table-cell>
          <table:table-cell office:value-type="float" office:value="0.778034" calcext:value-type="float">
            <text:p>0.778034</text:p>
          </table:table-cell>
          <table:table-cell office:value-type="float" office:value="0.132908" calcext:value-type="float">
            <text:p>0.132908</text:p>
          </table:table-cell>
          <table:table-cell office:value-type="float" office:value="0.107207" calcext:value-type="float">
            <text:p>0.107207</text:p>
          </table:table-cell>
          <table:table-cell office:value-type="float" office:value="10.219352" calcext:value-type="float">
            <text:p>10.219352</text:p>
          </table:table-cell>
          <table:table-cell office:value-type="float" office:value="3.835836" calcext:value-type="float">
            <text:p>3.835836</text:p>
          </table:table-cell>
          <table:table-cell office:value-type="float" office:value="0.295429" calcext:value-type="float">
            <text:p>0.295429</text:p>
          </table:table-cell>
          <table:table-cell office:value-type="float" office:value="0.257366" calcext:value-type="float">
            <text:p>0.257366</text:p>
          </table:table-cell>
          <table:table-cell office:value-type="float" office:value="36.51846" calcext:value-type="float">
            <text:p>36.51846</text:p>
          </table:table-cell>
          <table:table-cell office:value-type="float" office:value="12.694886" calcext:value-type="float">
            <text:p>12.694886</text:p>
          </table:table-cell>
          <table:table-cell office:value-type="float" office:value="0.662168" calcext:value-type="float">
            <text:p>0.662168</text:p>
          </table:table-cell>
          <table:table-cell office:value-type="float" office:value="0.55985" calcext:value-type="float">
            <text:p>0.55985</text:p>
          </table:table-cell>
          <table:table-cell office:value-type="float" office:value="237.727733" calcext:value-type="float">
            <text:p>237.727733</text:p>
          </table:table-cell>
          <table:table-cell office:value-type="float" office:value="80.27671" calcext:value-type="float">
            <text:p>80.27671</text:p>
          </table:table-cell>
          <table:table-cell office:value-type="float" office:value="1.751836" calcext:value-type="float">
            <text:p>1.751836</text:p>
          </table:table-cell>
          <table:table-cell office:value-type="float" office:value="1.494818" calcext:value-type="float">
            <text:p>1.494818</text:p>
          </table:table-cell>
          <table:table-cell office:value-type="float" office:value="952.365844" calcext:value-type="float">
            <text:p>952.365844</text:p>
          </table:table-cell>
          <table:table-cell office:value-type="float" office:value="330.685723" calcext:value-type="float">
            <text:p>330.685723</text:p>
          </table:table-cell>
          <table:table-cell office:value-type="float" office:value="3.692664" calcext:value-type="float">
            <text:p>3.692664</text:p>
          </table:table-cell>
          <table:table-cell office:value-type="float" office:value="3.265792" calcext:value-type="float">
            <text:p>3.265792</text:p>
          </table:table-cell>
          <table:table-cell table:number-columns-repeated="2" office:value-type="float" office:value="730.826883" calcext:value-type="float">
            <text:p>730.826883</text:p>
          </table:table-cell>
          <table:table-cell office:value-type="float" office:value="5.567003" calcext:value-type="float">
            <text:p>5.567003</text:p>
          </table:table-cell>
          <table:table-cell office:value-type="float" office:value="5.012531" calcext:value-type="float">
            <text:p>5.012531</text:p>
          </table:table-cell>
          <table:table-cell table:number-columns-repeated="2" office:value-type="float" office:value="1311.966138" calcext:value-type="float">
            <text:p>1311.966138</text:p>
          </table:table-cell>
          <table:table-cell office:value-type="float" office:value="7.699127" calcext:value-type="float">
            <text:p>7.699127</text:p>
          </table:table-cell>
          <table:table-cell office:value-type="float" office:value="6.979199" calcext:value-type="float">
            <text:p>6.979199</text:p>
          </table:table-cell>
          <table:table-cell table:number-columns-repeated="2" office:value-type="float" office:value="8307.329423" calcext:value-type="float">
            <text:p>8307.329423</text:p>
          </table:table-cell>
          <table:table-cell office:value-type="float" office:value="20.202237" calcext:value-type="float">
            <text:p>20.202237</text:p>
          </table:table-cell>
          <table:table-cell office:value-type="float" office:value="18.262387" calcext:value-type="float">
            <text:p>18.2623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7054" calcext:value-type="float">
            <text:p>0.007054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392859" calcext:value-type="float">
            <text:p>0.392859</text:p>
          </table:table-cell>
          <table:table-cell office:value-type="float" office:value="0.171461" calcext:value-type="float">
            <text:p>0.171461</text:p>
          </table:table-cell>
          <table:table-cell office:value-type="float" office:value="0.051962" calcext:value-type="float">
            <text:p>0.051962</text:p>
          </table:table-cell>
          <table:table-cell office:value-type="float" office:value="0.053778" calcext:value-type="float">
            <text:p>0.053778</text:p>
          </table:table-cell>
          <table:table-cell office:value-type="float" office:value="2.419311" calcext:value-type="float">
            <text:p>2.419311</text:p>
          </table:table-cell>
          <table:table-cell office:value-type="float" office:value="0.940206" calcext:value-type="float">
            <text:p>0.940206</text:p>
          </table:table-cell>
          <table:table-cell office:value-type="float" office:value="0.140451" calcext:value-type="float">
            <text:p>0.140451</text:p>
          </table:table-cell>
          <table:table-cell office:value-type="float" office:value="0.122362" calcext:value-type="float">
            <text:p>0.122362</text:p>
          </table:table-cell>
          <table:table-cell office:value-type="float" office:value="9.577928" calcext:value-type="float">
            <text:p>9.577928</text:p>
          </table:table-cell>
          <table:table-cell office:value-type="float" office:value="3.183237" calcext:value-type="float">
            <text:p>3.183237</text:p>
          </table:table-cell>
          <table:table-cell office:value-type="float" office:value="0.300388" calcext:value-type="float">
            <text:p>0.300388</text:p>
          </table:table-cell>
          <table:table-cell office:value-type="float" office:value="0.384268" calcext:value-type="float">
            <text:p>0.384268</text:p>
          </table:table-cell>
          <table:table-cell office:value-type="float" office:value="38.745777" calcext:value-type="float">
            <text:p>38.745777</text:p>
          </table:table-cell>
          <table:table-cell office:value-type="float" office:value="14.242086" calcext:value-type="float">
            <text:p>14.242086</text:p>
          </table:table-cell>
          <table:table-cell office:value-type="float" office:value="0.643939" calcext:value-type="float">
            <text:p>0.643939</text:p>
          </table:table-cell>
          <table:table-cell office:value-type="float" office:value="0.581641" calcext:value-type="float">
            <text:p>0.581641</text:p>
          </table:table-cell>
          <table:table-cell office:value-type="float" office:value="231.670306" calcext:value-type="float">
            <text:p>231.670306</text:p>
          </table:table-cell>
          <table:table-cell office:value-type="float" office:value="81.520098" calcext:value-type="float">
            <text:p>81.520098</text:p>
          </table:table-cell>
          <table:table-cell office:value-type="float" office:value="1.746947" calcext:value-type="float">
            <text:p>1.746947</text:p>
          </table:table-cell>
          <table:table-cell office:value-type="float" office:value="1.547759" calcext:value-type="float">
            <text:p>1.547759</text:p>
          </table:table-cell>
          <table:table-cell office:value-type="float" office:value="911.028099" calcext:value-type="float">
            <text:p>911.028099</text:p>
          </table:table-cell>
          <table:table-cell office:value-type="float" office:value="332.113424" calcext:value-type="float">
            <text:p>332.113424</text:p>
          </table:table-cell>
          <table:table-cell office:value-type="float" office:value="3.677997" calcext:value-type="float">
            <text:p>3.677997</text:p>
          </table:table-cell>
          <table:table-cell office:value-type="float" office:value="3.237017" calcext:value-type="float">
            <text:p>3.237017</text:p>
          </table:table-cell>
          <table:table-cell table:number-columns-repeated="2" office:value-type="float" office:value="734.868686" calcext:value-type="float">
            <text:p>734.868686</text:p>
          </table:table-cell>
          <table:table-cell office:value-type="float" office:value="5.79315" calcext:value-type="float">
            <text:p>5.79315</text:p>
          </table:table-cell>
          <table:table-cell office:value-type="float" office:value="5.182036" calcext:value-type="float">
            <text:p>5.182036</text:p>
          </table:table-cell>
          <table:table-cell table:number-columns-repeated="2" office:value-type="float" office:value="1307.231787" calcext:value-type="float">
            <text:p>1307.231787</text:p>
          </table:table-cell>
          <table:table-cell office:value-type="float" office:value="7.715819" calcext:value-type="float">
            <text:p>7.715819</text:p>
          </table:table-cell>
          <table:table-cell office:value-type="float" office:value="6.917669" calcext:value-type="float">
            <text:p>6.917669</text:p>
          </table:table-cell>
          <table:table-cell table:number-columns-repeated="2" office:value-type="float" office:value="8263.775372" calcext:value-type="float">
            <text:p>8263.775372</text:p>
          </table:table-cell>
          <table:table-cell office:value-type="float" office:value="23.808577" calcext:value-type="float">
            <text:p>23.808577</text:p>
          </table:table-cell>
          <table:table-cell office:value-type="float" office:value="18.409264" calcext:value-type="float">
            <text:p>18.4092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29455" calcext:value-type="float">
            <text:p>0.429455</text:p>
          </table:table-cell>
          <table:table-cell office:value-type="float" office:value="0.133398" calcext:value-type="float">
            <text:p>0.133398</text:p>
          </table:table-cell>
          <table:table-cell office:value-type="float" office:value="0.047562" calcext:value-type="float">
            <text:p>0.047562</text:p>
          </table:table-cell>
          <table:table-cell office:value-type="float" office:value="0.053918" calcext:value-type="float">
            <text:p>0.053918</text:p>
          </table:table-cell>
          <table:table-cell office:value-type="float" office:value="2.392073" calcext:value-type="float">
            <text:p>2.392073</text:p>
          </table:table-cell>
          <table:table-cell office:value-type="float" office:value="0.765533" calcext:value-type="float">
            <text:p>0.765533</text:p>
          </table:table-cell>
          <table:table-cell office:value-type="float" office:value="0.136331" calcext:value-type="float">
            <text:p>0.136331</text:p>
          </table:table-cell>
          <table:table-cell office:value-type="float" office:value="0.117334" calcext:value-type="float">
            <text:p>0.117334</text:p>
          </table:table-cell>
          <table:table-cell office:value-type="float" office:value="9.417501" calcext:value-type="float">
            <text:p>9.417501</text:p>
          </table:table-cell>
          <table:table-cell office:value-type="float" office:value="3.222" calcext:value-type="float">
            <text:p>3.222</text:p>
          </table:table-cell>
          <table:table-cell office:value-type="float" office:value="0.294871" calcext:value-type="float">
            <text:p>0.294871</text:p>
          </table:table-cell>
          <table:table-cell office:value-type="float" office:value="0.259951" calcext:value-type="float">
            <text:p>0.259951</text:p>
          </table:table-cell>
          <table:table-cell office:value-type="float" office:value="36.809351" calcext:value-type="float">
            <text:p>36.809351</text:p>
          </table:table-cell>
          <table:table-cell office:value-type="float" office:value="13.233085" calcext:value-type="float">
            <text:p>13.233085</text:p>
          </table:table-cell>
          <table:table-cell office:value-type="float" office:value="0.678371" calcext:value-type="float">
            <text:p>0.678371</text:p>
          </table:table-cell>
          <table:table-cell office:value-type="float" office:value="0.567882" calcext:value-type="float">
            <text:p>0.567882</text:p>
          </table:table-cell>
          <table:table-cell office:value-type="float" office:value="228.774048" calcext:value-type="float">
            <text:p>228.774048</text:p>
          </table:table-cell>
          <table:table-cell office:value-type="float" office:value="80.640583" calcext:value-type="float">
            <text:p>80.640583</text:p>
          </table:table-cell>
          <table:table-cell office:value-type="float" office:value="1.735562" calcext:value-type="float">
            <text:p>1.735562</text:p>
          </table:table-cell>
          <table:table-cell office:value-type="float" office:value="1.556768" calcext:value-type="float">
            <text:p>1.556768</text:p>
          </table:table-cell>
          <table:table-cell office:value-type="float" office:value="911.924726" calcext:value-type="float">
            <text:p>911.924726</text:p>
          </table:table-cell>
          <table:table-cell office:value-type="float" office:value="362.858941" calcext:value-type="float">
            <text:p>362.858941</text:p>
          </table:table-cell>
          <table:table-cell office:value-type="float" office:value="3.708378" calcext:value-type="float">
            <text:p>3.708378</text:p>
          </table:table-cell>
          <table:table-cell office:value-type="float" office:value="3.250846" calcext:value-type="float">
            <text:p>3.250846</text:p>
          </table:table-cell>
          <table:table-cell table:number-columns-repeated="2" office:value-type="float" office:value="732.608053" calcext:value-type="float">
            <text:p>732.608053</text:p>
          </table:table-cell>
          <table:table-cell office:value-type="float" office:value="5.481936" calcext:value-type="float">
            <text:p>5.481936</text:p>
          </table:table-cell>
          <table:table-cell office:value-type="float" office:value="6.349089" calcext:value-type="float">
            <text:p>6.349089</text:p>
          </table:table-cell>
          <table:table-cell table:number-columns-repeated="2" office:value-type="float" office:value="1317.160466" calcext:value-type="float">
            <text:p>1317.160466</text:p>
          </table:table-cell>
          <table:table-cell office:value-type="float" office:value="7.807032" calcext:value-type="float">
            <text:p>7.807032</text:p>
          </table:table-cell>
          <table:table-cell office:value-type="float" office:value="7.04094" calcext:value-type="float">
            <text:p>7.04094</text:p>
          </table:table-cell>
          <table:table-cell table:number-columns-repeated="2" office:value-type="float" office:value="8249.570221" calcext:value-type="float">
            <text:p>8249.570221</text:p>
          </table:table-cell>
          <table:table-cell office:value-type="float" office:value="23.48116" calcext:value-type="float">
            <text:p>23.48116</text:p>
          </table:table-cell>
          <table:table-cell office:value-type="float" office:value="18.692053" calcext:value-type="float">
            <text:p>18.6920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5797" calcext:value-type="float">
            <text:p>0.005797</text:p>
          </table:table-cell>
          <table:table-cell table:number-columns-repeated="2" office:value-type="float" office:value="0.002374" calcext:value-type="float">
            <text:p>0.002374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388528" calcext:value-type="float">
            <text:p>0.388528</text:p>
          </table:table-cell>
          <table:table-cell office:value-type="float" office:value="0.132699" calcext:value-type="float">
            <text:p>0.132699</text:p>
          </table:table-cell>
          <table:table-cell office:value-type="float" office:value="0.044419" calcext:value-type="float">
            <text:p>0.044419</text:p>
          </table:table-cell>
          <table:table-cell office:value-type="float" office:value="0.051334" calcext:value-type="float">
            <text:p>0.051334</text:p>
          </table:table-cell>
          <table:table-cell office:value-type="float" office:value="2.376288" calcext:value-type="float">
            <text:p>2.376288</text:p>
          </table:table-cell>
          <table:table-cell office:value-type="float" office:value="0.778244" calcext:value-type="float">
            <text:p>0.778244</text:p>
          </table:table-cell>
          <table:table-cell office:value-type="float" office:value="0.133468" calcext:value-type="float">
            <text:p>0.133468</text:p>
          </table:table-cell>
          <table:table-cell office:value-type="float" office:value="0.112584" calcext:value-type="float">
            <text:p>0.112584</text:p>
          </table:table-cell>
          <table:table-cell office:value-type="float" office:value="9.364073" calcext:value-type="float">
            <text:p>9.364073</text:p>
          </table:table-cell>
          <table:table-cell office:value-type="float" office:value="3.192876" calcext:value-type="float">
            <text:p>3.192876</text:p>
          </table:table-cell>
          <table:table-cell office:value-type="float" office:value="0.293824" calcext:value-type="float">
            <text:p>0.293824</text:p>
          </table:table-cell>
          <table:table-cell office:value-type="float" office:value="0.25094" calcext:value-type="float">
            <text:p>0.25094</text:p>
          </table:table-cell>
          <table:table-cell office:value-type="float" office:value="36.588931" calcext:value-type="float">
            <text:p>36.588931</text:p>
          </table:table-cell>
          <table:table-cell office:value-type="float" office:value="12.835547" calcext:value-type="float">
            <text:p>12.835547</text:p>
          </table:table-cell>
          <table:table-cell office:value-type="float" office:value="0.640307" calcext:value-type="float">
            <text:p>0.640307</text:p>
          </table:table-cell>
          <table:table-cell office:value-type="float" office:value="0.58604" calcext:value-type="float">
            <text:p>0.58604</text:p>
          </table:table-cell>
          <table:table-cell office:value-type="float" office:value="226.86032" calcext:value-type="float">
            <text:p>226.86032</text:p>
          </table:table-cell>
          <table:table-cell office:value-type="float" office:value="80.654203" calcext:value-type="float">
            <text:p>80.654203</text:p>
          </table:table-cell>
          <table:table-cell office:value-type="float" office:value="1.768597" calcext:value-type="float">
            <text:p>1.768597</text:p>
          </table:table-cell>
          <table:table-cell office:value-type="float" office:value="1.546431" calcext:value-type="float">
            <text:p>1.546431</text:p>
          </table:table-cell>
          <table:table-cell office:value-type="float" office:value="909.119052" calcext:value-type="float">
            <text:p>909.119052</text:p>
          </table:table-cell>
          <table:table-cell office:value-type="float" office:value="328.548921" calcext:value-type="float">
            <text:p>328.548921</text:p>
          </table:table-cell>
          <table:table-cell office:value-type="float" office:value="3.685051" calcext:value-type="float">
            <text:p>3.685051</text:p>
          </table:table-cell>
          <table:table-cell office:value-type="float" office:value="3.301691" calcext:value-type="float">
            <text:p>3.301691</text:p>
          </table:table-cell>
          <table:table-cell table:number-columns-repeated="2" office:value-type="float" office:value="733.362901" calcext:value-type="float">
            <text:p>733.362901</text:p>
          </table:table-cell>
          <table:table-cell office:value-type="float" office:value="5.598432" calcext:value-type="float">
            <text:p>5.598432</text:p>
          </table:table-cell>
          <table:table-cell office:value-type="float" office:value="5.073363" calcext:value-type="float">
            <text:p>5.073363</text:p>
          </table:table-cell>
          <table:table-cell table:number-columns-repeated="2" office:value-type="float" office:value="1321.846837" calcext:value-type="float">
            <text:p>1321.846837</text:p>
          </table:table-cell>
          <table:table-cell office:value-type="float" office:value="7.577254" calcext:value-type="float">
            <text:p>7.577254</text:p>
          </table:table-cell>
          <table:table-cell office:value-type="float" office:value="6.940717" calcext:value-type="float">
            <text:p>6.940717</text:p>
          </table:table-cell>
          <table:table-cell table:number-columns-repeated="2" office:value-type="float" office:value="8267.520416" calcext:value-type="float">
            <text:p>8267.520416</text:p>
          </table:table-cell>
          <table:table-cell office:value-type="float" office:value="20.426568" calcext:value-type="float">
            <text:p>20.426568</text:p>
          </table:table-cell>
          <table:table-cell office:value-type="float" office:value="18.448096" calcext:value-type="float">
            <text:p>18.4480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6076" calcext:value-type="float">
            <text:p>0.006076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387201" calcext:value-type="float">
            <text:p>0.387201</text:p>
          </table:table-cell>
          <table:table-cell office:value-type="float" office:value="0.14555" calcext:value-type="float">
            <text:p>0.14555</text:p>
          </table:table-cell>
          <table:table-cell office:value-type="float" office:value="0.043023" calcext:value-type="float">
            <text:p>0.043023</text:p>
          </table:table-cell>
          <table:table-cell office:value-type="float" office:value="0.050076" calcext:value-type="float">
            <text:p>0.050076</text:p>
          </table:table-cell>
          <table:table-cell office:value-type="float" office:value="2.352681" calcext:value-type="float">
            <text:p>2.352681</text:p>
          </table:table-cell>
          <table:table-cell office:value-type="float" office:value="0.765533" calcext:value-type="float">
            <text:p>0.765533</text:p>
          </table:table-cell>
          <table:table-cell office:value-type="float" office:value="0.133118" calcext:value-type="float">
            <text:p>0.133118</text:p>
          </table:table-cell>
          <table:table-cell office:value-type="float" office:value="0.112026" calcext:value-type="float">
            <text:p>0.112026</text:p>
          </table:table-cell>
          <table:table-cell office:value-type="float" office:value="9.364771" calcext:value-type="float">
            <text:p>9.364771</text:p>
          </table:table-cell>
          <table:table-cell office:value-type="float" office:value="3.289187" calcext:value-type="float">
            <text:p>3.289187</text:p>
          </table:table-cell>
          <table:table-cell office:value-type="float" office:value="0.292845" calcext:value-type="float">
            <text:p>0.292845</text:p>
          </table:table-cell>
          <table:table-cell office:value-type="float" office:value="0.273221" calcext:value-type="float">
            <text:p>0.273221</text:p>
          </table:table-cell>
          <table:table-cell office:value-type="float" office:value="36.54095" calcext:value-type="float">
            <text:p>36.54095</text:p>
          </table:table-cell>
          <table:table-cell office:value-type="float" office:value="12.889046" calcext:value-type="float">
            <text:p>12.889046</text:p>
          </table:table-cell>
          <table:table-cell office:value-type="float" office:value="0.850251" calcext:value-type="float">
            <text:p>0.850251</text:p>
          </table:table-cell>
          <table:table-cell office:value-type="float" office:value="0.584504" calcext:value-type="float">
            <text:p>0.584504</text:p>
          </table:table-cell>
          <table:table-cell office:value-type="float" office:value="235.374981" calcext:value-type="float">
            <text:p>235.374981</text:p>
          </table:table-cell>
          <table:table-cell office:value-type="float" office:value="81.070878" calcext:value-type="float">
            <text:p>81.070878</text:p>
          </table:table-cell>
          <table:table-cell office:value-type="float" office:value="1.76769" calcext:value-type="float">
            <text:p>1.76769</text:p>
          </table:table-cell>
          <table:table-cell office:value-type="float" office:value="1.540914" calcext:value-type="float">
            <text:p>1.540914</text:p>
          </table:table-cell>
          <table:table-cell office:value-type="float" office:value="944.031726" calcext:value-type="float">
            <text:p>944.031726</text:p>
          </table:table-cell>
          <table:table-cell office:value-type="float" office:value="333.91848" calcext:value-type="float">
            <text:p>333.91848</text:p>
          </table:table-cell>
          <table:table-cell office:value-type="float" office:value="3.650131" calcext:value-type="float">
            <text:p>3.650131</text:p>
          </table:table-cell>
          <table:table-cell office:value-type="float" office:value="3.291494" calcext:value-type="float">
            <text:p>3.291494</text:p>
          </table:table-cell>
          <table:table-cell table:number-columns-repeated="2" office:value-type="float" office:value="739.958251" calcext:value-type="float">
            <text:p>739.958251</text:p>
          </table:table-cell>
          <table:table-cell office:value-type="float" office:value="5.665828" calcext:value-type="float">
            <text:p>5.665828</text:p>
          </table:table-cell>
          <table:table-cell office:value-type="float" office:value="5.038442" calcext:value-type="float">
            <text:p>5.038442</text:p>
          </table:table-cell>
          <table:table-cell table:number-columns-repeated="2" office:value-type="float" office:value="1323.978193" calcext:value-type="float">
            <text:p>1323.978193</text:p>
          </table:table-cell>
          <table:table-cell office:value-type="float" office:value="8.082278" calcext:value-type="float">
            <text:p>8.082278</text:p>
          </table:table-cell>
          <table:table-cell office:value-type="float" office:value="7.378135" calcext:value-type="float">
            <text:p>7.378135</text:p>
          </table:table-cell>
          <table:table-cell table:number-columns-repeated="2" office:value-type="float" office:value="8250.674276" calcext:value-type="float">
            <text:p>8250.674276</text:p>
          </table:table-cell>
          <table:table-cell office:value-type="float" office:value="21.118698" calcext:value-type="float">
            <text:p>21.118698</text:p>
          </table:table-cell>
          <table:table-cell office:value-type="float" office:value="18.312603" calcext:value-type="float">
            <text:p>18.3126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4191" calcext:value-type="float">
            <text:p>0.004191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386503" calcext:value-type="float">
            <text:p>0.386503</text:p>
          </table:table-cell>
          <table:table-cell office:value-type="float" office:value="0.133398" calcext:value-type="float">
            <text:p>0.133398</text:p>
          </table:table-cell>
          <table:table-cell office:value-type="float" office:value="0.040927" calcext:value-type="float">
            <text:p>0.040927</text:p>
          </table:table-cell>
          <table:table-cell office:value-type="float" office:value="0.046724" calcext:value-type="float">
            <text:p>0.046724</text:p>
          </table:table-cell>
          <table:table-cell office:value-type="float" office:value="2.422175" calcext:value-type="float">
            <text:p>2.422175</text:p>
          </table:table-cell>
          <table:table-cell office:value-type="float" office:value="0.765045" calcext:value-type="float">
            <text:p>0.765045</text:p>
          </table:table-cell>
          <table:table-cell office:value-type="float" office:value="0.131651" calcext:value-type="float">
            <text:p>0.131651</text:p>
          </table:table-cell>
          <table:table-cell office:value-type="float" office:value="0.128159" calcext:value-type="float">
            <text:p>0.128159</text:p>
          </table:table-cell>
          <table:table-cell office:value-type="float" office:value="9.448652" calcext:value-type="float">
            <text:p>9.448652</text:p>
          </table:table-cell>
          <table:table-cell office:value-type="float" office:value="3.23946" calcext:value-type="float">
            <text:p>3.23946</text:p>
          </table:table-cell>
          <table:table-cell office:value-type="float" office:value="0.298992" calcext:value-type="float">
            <text:p>0.298992</text:p>
          </table:table-cell>
          <table:table-cell office:value-type="float" office:value="0.260859" calcext:value-type="float">
            <text:p>0.260859</text:p>
          </table:table-cell>
          <table:table-cell office:value-type="float" office:value="37.230285" calcext:value-type="float">
            <text:p>37.230285</text:p>
          </table:table-cell>
          <table:table-cell office:value-type="float" office:value="12.818365" calcext:value-type="float">
            <text:p>12.818365</text:p>
          </table:table-cell>
          <table:table-cell office:value-type="float" office:value="0.648898" calcext:value-type="float">
            <text:p>0.648898</text:p>
          </table:table-cell>
          <table:table-cell office:value-type="float" office:value="0.623894" calcext:value-type="float">
            <text:p>0.623894</text:p>
          </table:table-cell>
          <table:table-cell office:value-type="float" office:value="231.0564" calcext:value-type="float">
            <text:p>231.0564</text:p>
          </table:table-cell>
          <table:table-cell office:value-type="float" office:value="81.06983" calcext:value-type="float">
            <text:p>81.06983</text:p>
          </table:table-cell>
          <table:table-cell office:value-type="float" office:value="1.741149" calcext:value-type="float">
            <text:p>1.741149</text:p>
          </table:table-cell>
          <table:table-cell office:value-type="float" office:value="1.498171" calcext:value-type="float">
            <text:p>1.498171</text:p>
          </table:table-cell>
          <table:table-cell office:value-type="float" office:value="953.773784" calcext:value-type="float">
            <text:p>953.773784</text:p>
          </table:table-cell>
          <table:table-cell office:value-type="float" office:value="325.309249" calcext:value-type="float">
            <text:p>325.309249</text:p>
          </table:table-cell>
          <table:table-cell office:value-type="float" office:value="3.657534" calcext:value-type="float">
            <text:p>3.657534</text:p>
          </table:table-cell>
          <table:table-cell office:value-type="float" office:value="3.254827" calcext:value-type="float">
            <text:p>3.254827</text:p>
          </table:table-cell>
          <table:table-cell table:number-columns-repeated="2" office:value-type="float" office:value="738.404974" calcext:value-type="float">
            <text:p>738.404974</text:p>
          </table:table-cell>
          <table:table-cell office:value-type="float" office:value="5.603041" calcext:value-type="float">
            <text:p>5.603041</text:p>
          </table:table-cell>
          <table:table-cell office:value-type="float" office:value="5.123509" calcext:value-type="float">
            <text:p>5.123509</text:p>
          </table:table-cell>
          <table:table-cell table:number-columns-repeated="2" office:value-type="float" office:value="1339.963604" calcext:value-type="float">
            <text:p>1339.963604</text:p>
          </table:table-cell>
          <table:table-cell office:value-type="float" office:value="7.525431" calcext:value-type="float">
            <text:p>7.525431</text:p>
          </table:table-cell>
          <table:table-cell office:value-type="float" office:value="7.04953" calcext:value-type="float">
            <text:p>7.04953</text:p>
          </table:table-cell>
          <table:table-cell table:number-columns-repeated="2" office:value-type="float" office:value="8268.605474" calcext:value-type="float">
            <text:p>8268.605474</text:p>
          </table:table-cell>
          <table:table-cell office:value-type="float" office:value="21.102006" calcext:value-type="float">
            <text:p>21.102006</text:p>
          </table:table-cell>
          <table:table-cell office:value-type="float" office:value="18.301289" calcext:value-type="float">
            <text:p>18.3012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7124" calcext:value-type="float">
            <text:p>0.007124</text:p>
          </table:table-cell>
          <table:table-cell office:value-type="float" office:value="0.001816" calcext:value-type="float">
            <text:p>0.001816</text:p>
          </table:table-cell>
          <table:table-cell office:value-type="float" office:value="0.005168" calcext:value-type="float">
            <text:p>0.005168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402776" calcext:value-type="float">
            <text:p>0.402776</text:p>
          </table:table-cell>
          <table:table-cell office:value-type="float" office:value="0.157772" calcext:value-type="float">
            <text:p>0.157772</text:p>
          </table:table-cell>
          <table:table-cell office:value-type="float" office:value="0.051124" calcext:value-type="float">
            <text:p>0.051124</text:p>
          </table:table-cell>
          <table:table-cell office:value-type="float" office:value="0.055804" calcext:value-type="float">
            <text:p>0.055804</text:p>
          </table:table-cell>
          <table:table-cell office:value-type="float" office:value="2.385857" calcext:value-type="float">
            <text:p>2.385857</text:p>
          </table:table-cell>
          <table:table-cell office:value-type="float" office:value="0.788372" calcext:value-type="float">
            <text:p>0.788372</text:p>
          </table:table-cell>
          <table:table-cell office:value-type="float" office:value="0.139752" calcext:value-type="float">
            <text:p>0.139752</text:p>
          </table:table-cell>
          <table:table-cell office:value-type="float" office:value="0.123549" calcext:value-type="float">
            <text:p>0.123549</text:p>
          </table:table-cell>
          <table:table-cell office:value-type="float" office:value="9.55928" calcext:value-type="float">
            <text:p>9.55928</text:p>
          </table:table-cell>
          <table:table-cell office:value-type="float" office:value="3.745671" calcext:value-type="float">
            <text:p>3.745671</text:p>
          </table:table-cell>
          <table:table-cell office:value-type="float" office:value="0.29955" calcext:value-type="float">
            <text:p>0.29955</text:p>
          </table:table-cell>
          <table:table-cell office:value-type="float" office:value="0.266795" calcext:value-type="float">
            <text:p>0.266795</text:p>
          </table:table-cell>
          <table:table-cell office:value-type="float" office:value="37.014824" calcext:value-type="float">
            <text:p>37.014824</text:p>
          </table:table-cell>
          <table:table-cell office:value-type="float" office:value="12.736162" calcext:value-type="float">
            <text:p>12.736162</text:p>
          </table:table-cell>
          <table:table-cell office:value-type="float" office:value="0.640936" calcext:value-type="float">
            <text:p>0.640936</text:p>
          </table:table-cell>
          <table:table-cell office:value-type="float" office:value="0.610624" calcext:value-type="float">
            <text:p>0.610624</text:p>
          </table:table-cell>
          <table:table-cell office:value-type="float" office:value="235.696043" calcext:value-type="float">
            <text:p>235.696043</text:p>
          </table:table-cell>
          <table:table-cell office:value-type="float" office:value="80.500691" calcext:value-type="float">
            <text:p>80.500691</text:p>
          </table:table-cell>
          <table:table-cell office:value-type="float" office:value="1.743105" calcext:value-type="float">
            <text:p>1.743105</text:p>
          </table:table-cell>
          <table:table-cell office:value-type="float" office:value="1.54287" calcext:value-type="float">
            <text:p>1.54287</text:p>
          </table:table-cell>
          <table:table-cell office:value-type="float" office:value="918.818998" calcext:value-type="float">
            <text:p>918.818998</text:p>
          </table:table-cell>
          <table:table-cell office:value-type="float" office:value="326.636449" calcext:value-type="float">
            <text:p>326.636449</text:p>
          </table:table-cell>
          <table:table-cell office:value-type="float" office:value="3.670943" calcext:value-type="float">
            <text:p>3.670943</text:p>
          </table:table-cell>
          <table:table-cell office:value-type="float" office:value="3.284789" calcext:value-type="float">
            <text:p>3.284789</text:p>
          </table:table-cell>
          <table:table-cell table:number-columns-repeated="2" office:value-type="float" office:value="739.780994" calcext:value-type="float">
            <text:p>739.780994</text:p>
          </table:table-cell>
          <table:table-cell office:value-type="float" office:value="5.636774" calcext:value-type="float">
            <text:p>5.636774</text:p>
          </table:table-cell>
          <table:table-cell office:value-type="float" office:value="5.040397" calcext:value-type="float">
            <text:p>5.040397</text:p>
          </table:table-cell>
          <table:table-cell table:number-columns-repeated="2" office:value-type="float" office:value="1326.139719" calcext:value-type="float">
            <text:p>1326.139719</text:p>
          </table:table-cell>
          <table:table-cell office:value-type="float" office:value="7.826937" calcext:value-type="float">
            <text:p>7.826937</text:p>
          </table:table-cell>
          <table:table-cell office:value-type="float" office:value="7.107639" calcext:value-type="float">
            <text:p>7.107639</text:p>
          </table:table-cell>
          <table:table-cell table:number-columns-repeated="2" office:value-type="float" office:value="8299.810972" calcext:value-type="float">
            <text:p>8299.810972</text:p>
          </table:table-cell>
          <table:table-cell office:value-type="float" office:value="20.977897" calcext:value-type="float">
            <text:p>20.977897</text:p>
          </table:table-cell>
          <table:table-cell office:value-type="float" office:value="18.360584" calcext:value-type="float">
            <text:p>18.3605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6285" calcext:value-type="float">
            <text:p>0.006285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3422" calcext:value-type="float">
            <text:p>0.003422</text:p>
          </table:table-cell>
          <table:table-cell office:value-type="float" office:value="0.401938" calcext:value-type="float">
            <text:p>0.401938</text:p>
          </table:table-cell>
          <table:table-cell office:value-type="float" office:value="0.124527" calcext:value-type="float">
            <text:p>0.124527</text:p>
          </table:table-cell>
          <table:table-cell office:value-type="float" office:value="0.045886" calcext:value-type="float">
            <text:p>0.045886</text:p>
          </table:table-cell>
          <table:table-cell office:value-type="float" office:value="0.039531" calcext:value-type="float">
            <text:p>0.039531</text:p>
          </table:table-cell>
          <table:table-cell office:value-type="float" office:value="2.717324" calcext:value-type="float">
            <text:p>2.717324</text:p>
          </table:table-cell>
          <table:table-cell office:value-type="float" office:value="0.77147" calcext:value-type="float">
            <text:p>0.77147</text:p>
          </table:table-cell>
          <table:table-cell office:value-type="float" office:value="0.135981" calcext:value-type="float">
            <text:p>0.135981</text:p>
          </table:table-cell>
          <table:table-cell office:value-type="float" office:value="0.153162" calcext:value-type="float">
            <text:p>0.153162</text:p>
          </table:table-cell>
          <table:table-cell office:value-type="float" office:value="9.462899" calcext:value-type="float">
            <text:p>9.462899</text:p>
          </table:table-cell>
          <table:table-cell office:value-type="float" office:value="3.092513" calcext:value-type="float">
            <text:p>3.092513</text:p>
          </table:table-cell>
          <table:table-cell office:value-type="float" office:value="0.295779" calcext:value-type="float">
            <text:p>0.295779</text:p>
          </table:table-cell>
          <table:table-cell office:value-type="float" office:value="0.253176" calcext:value-type="float">
            <text:p>0.253176</text:p>
          </table:table-cell>
          <table:table-cell office:value-type="float" office:value="36.517972" calcext:value-type="float">
            <text:p>36.517972</text:p>
          </table:table-cell>
          <table:table-cell office:value-type="float" office:value="13.586344" calcext:value-type="float">
            <text:p>13.586344</text:p>
          </table:table-cell>
          <table:table-cell office:value-type="float" office:value="0.622777" calcext:value-type="float">
            <text:p>0.622777</text:p>
          </table:table-cell>
          <table:table-cell office:value-type="float" office:value="0.562224" calcext:value-type="float">
            <text:p>0.562224</text:p>
          </table:table-cell>
          <table:table-cell office:value-type="float" office:value="228.110135" calcext:value-type="float">
            <text:p>228.110135</text:p>
          </table:table-cell>
          <table:table-cell office:value-type="float" office:value="80.10888" calcext:value-type="float">
            <text:p>80.10888</text:p>
          </table:table-cell>
          <table:table-cell office:value-type="float" office:value="1.742686" calcext:value-type="float">
            <text:p>1.742686</text:p>
          </table:table-cell>
          <table:table-cell office:value-type="float" office:value="1.53833" calcext:value-type="float">
            <text:p>1.53833</text:p>
          </table:table-cell>
          <table:table-cell office:value-type="float" office:value="923.960664" calcext:value-type="float">
            <text:p>923.960664</text:p>
          </table:table-cell>
          <table:table-cell office:value-type="float" office:value="330.005815" calcext:value-type="float">
            <text:p>330.005815</text:p>
          </table:table-cell>
          <table:table-cell office:value-type="float" office:value="3.713546" calcext:value-type="float">
            <text:p>3.713546</text:p>
          </table:table-cell>
          <table:table-cell office:value-type="float" office:value="3.265093" calcext:value-type="float">
            <text:p>3.265093</text:p>
          </table:table-cell>
          <table:table-cell table:number-columns-repeated="2" office:value-type="float" office:value="743.700852" calcext:value-type="float">
            <text:p>743.700852</text:p>
          </table:table-cell>
          <table:table-cell office:value-type="float" office:value="5.66534" calcext:value-type="float">
            <text:p>5.66534</text:p>
          </table:table-cell>
          <table:table-cell office:value-type="float" office:value="5.036207" calcext:value-type="float">
            <text:p>5.036207</text:p>
          </table:table-cell>
          <table:table-cell table:number-columns-repeated="2" office:value-type="float" office:value="1337.243274" calcext:value-type="float">
            <text:p>1337.243274</text:p>
          </table:table-cell>
          <table:table-cell office:value-type="float" office:value="7.601279" calcext:value-type="float">
            <text:p>7.601279</text:p>
          </table:table-cell>
          <table:table-cell office:value-type="float" office:value="7.061752" calcext:value-type="float">
            <text:p>7.061752</text:p>
          </table:table-cell>
          <table:table-cell table:number-columns-repeated="2" office:value-type="float" office:value="8232.98829" calcext:value-type="float">
            <text:p>8232.98829</text:p>
          </table:table-cell>
          <table:table-cell office:value-type="float" office:value="20.783039" calcext:value-type="float">
            <text:p>20.783039</text:p>
          </table:table-cell>
          <table:table-cell office:value-type="float" office:value="18.19946" calcext:value-type="float">
            <text:p>18.199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38776" calcext:value-type="float">
            <text:p>0.38776</text:p>
          </table:table-cell>
          <table:table-cell office:value-type="float" office:value="0.124527" calcext:value-type="float">
            <text:p>0.124527</text:p>
          </table:table-cell>
          <table:table-cell office:value-type="float" office:value="0.043232" calcext:value-type="float">
            <text:p>0.043232</text:p>
          </table:table-cell>
          <table:table-cell office:value-type="float" office:value="0.036318" calcext:value-type="float">
            <text:p>0.036318</text:p>
          </table:table-cell>
          <table:table-cell office:value-type="float" office:value="2.369654" calcext:value-type="float">
            <text:p>2.369654</text:p>
          </table:table-cell>
          <table:table-cell office:value-type="float" office:value="0.76693" calcext:value-type="float">
            <text:p>0.76693</text:p>
          </table:table-cell>
          <table:table-cell office:value-type="float" office:value="0.135004" calcext:value-type="float">
            <text:p>0.135004</text:p>
          </table:table-cell>
          <table:table-cell office:value-type="float" office:value="0.125924" calcext:value-type="float">
            <text:p>0.125924</text:p>
          </table:table-cell>
          <table:table-cell office:value-type="float" office:value="9.339907" calcext:value-type="float">
            <text:p>9.339907</text:p>
          </table:table-cell>
          <table:table-cell office:value-type="float" office:value="3.047885" calcext:value-type="float">
            <text:p>3.047885</text:p>
          </table:table-cell>
          <table:table-cell office:value-type="float" office:value="0.294801" calcext:value-type="float">
            <text:p>0.294801</text:p>
          </table:table-cell>
          <table:table-cell office:value-type="float" office:value="0.251011" calcext:value-type="float">
            <text:p>0.251011</text:p>
          </table:table-cell>
          <table:table-cell office:value-type="float" office:value="38.245362" calcext:value-type="float">
            <text:p>38.245362</text:p>
          </table:table-cell>
          <table:table-cell office:value-type="float" office:value="13.156259" calcext:value-type="float">
            <text:p>13.156259</text:p>
          </table:table-cell>
          <table:table-cell office:value-type="float" office:value="0.638142" calcext:value-type="float">
            <text:p>0.638142</text:p>
          </table:table-cell>
          <table:table-cell office:value-type="float" office:value="0.542948" calcext:value-type="float">
            <text:p>0.542948</text:p>
          </table:table-cell>
          <table:table-cell office:value-type="float" office:value="230.103133" calcext:value-type="float">
            <text:p>230.103133</text:p>
          </table:table-cell>
          <table:table-cell office:value-type="float" office:value="80.177534" calcext:value-type="float">
            <text:p>80.177534</text:p>
          </table:table-cell>
          <table:table-cell office:value-type="float" office:value="1.741359" calcext:value-type="float">
            <text:p>1.741359</text:p>
          </table:table-cell>
          <table:table-cell office:value-type="float" office:value="1.533651" calcext:value-type="float">
            <text:p>1.533651</text:p>
          </table:table-cell>
          <table:table-cell office:value-type="float" office:value="981.671853" calcext:value-type="float">
            <text:p>981.671853</text:p>
          </table:table-cell>
          <table:table-cell office:value-type="float" office:value="332.54721" calcext:value-type="float">
            <text:p>332.54721</text:p>
          </table:table-cell>
          <table:table-cell office:value-type="float" office:value="3.642029" calcext:value-type="float">
            <text:p>3.642029</text:p>
          </table:table-cell>
          <table:table-cell office:value-type="float" office:value="3.239042" calcext:value-type="float">
            <text:p>3.239042</text:p>
          </table:table-cell>
          <table:table-cell table:number-columns-repeated="2" office:value-type="float" office:value="736.428038" calcext:value-type="float">
            <text:p>736.428038</text:p>
          </table:table-cell>
          <table:table-cell office:value-type="float" office:value="5.523841" calcext:value-type="float">
            <text:p>5.523841</text:p>
          </table:table-cell>
          <table:table-cell office:value-type="float" office:value="5.420685" calcext:value-type="float">
            <text:p>5.420685</text:p>
          </table:table-cell>
          <table:table-cell table:number-columns-repeated="2" office:value-type="float" office:value="1305.681513" calcext:value-type="float">
            <text:p>1305.681513</text:p>
          </table:table-cell>
          <table:table-cell office:value-type="float" office:value="8.00664" calcext:value-type="float">
            <text:p>8.00664</text:p>
          </table:table-cell>
          <table:table-cell office:value-type="float" office:value="7.099188" calcext:value-type="float">
            <text:p>7.099188</text:p>
          </table:table-cell>
          <table:table-cell table:number-columns-repeated="2" office:value-type="float" office:value="8194.285086" calcext:value-type="float">
            <text:p>8194.285086</text:p>
          </table:table-cell>
          <table:table-cell office:value-type="float" office:value="20.42601" calcext:value-type="float">
            <text:p>20.42601</text:p>
          </table:table-cell>
          <table:table-cell office:value-type="float" office:value="18.19932" calcext:value-type="float">
            <text:p>18.199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5657" calcext:value-type="float">
            <text:p>0.005657</text:p>
          </table:table-cell>
          <table:table-cell table:number-columns-repeated="2" office:value-type="float" office:value="0.002864" calcext:value-type="float">
            <text:p>0.00286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386852" calcext:value-type="float">
            <text:p>0.386852</text:p>
          </table:table-cell>
          <table:table-cell office:value-type="float" office:value="0.124597" calcext:value-type="float">
            <text:p>0.124597</text:p>
          </table:table-cell>
          <table:table-cell office:value-type="float" office:value="0.04861" calcext:value-type="float">
            <text:p>0.04861</text:p>
          </table:table-cell>
          <table:table-cell office:value-type="float" office:value="0.033734" calcext:value-type="float">
            <text:p>0.033734</text:p>
          </table:table-cell>
          <table:table-cell office:value-type="float" office:value="2.367558" calcext:value-type="float">
            <text:p>2.367558</text:p>
          </table:table-cell>
          <table:table-cell office:value-type="float" office:value="0.767838" calcext:value-type="float">
            <text:p>0.767838</text:p>
          </table:table-cell>
          <table:table-cell office:value-type="float" office:value="0.13249" calcext:value-type="float">
            <text:p>0.13249</text:p>
          </table:table-cell>
          <table:table-cell office:value-type="float" office:value="0.111816" calcext:value-type="float">
            <text:p>0.111816</text:p>
          </table:table-cell>
          <table:table-cell office:value-type="float" office:value="9.475819" calcext:value-type="float">
            <text:p>9.475819</text:p>
          </table:table-cell>
          <table:table-cell office:value-type="float" office:value="3.04118" calcext:value-type="float">
            <text:p>3.04118</text:p>
          </table:table-cell>
          <table:table-cell office:value-type="float" office:value="0.292986" calcext:value-type="float">
            <text:p>0.292986</text:p>
          </table:table-cell>
          <table:table-cell office:value-type="float" office:value="0.249125" calcext:value-type="float">
            <text:p>0.249125</text:p>
          </table:table-cell>
          <table:table-cell office:value-type="float" office:value="36.505191" calcext:value-type="float">
            <text:p>36.505191</text:p>
          </table:table-cell>
          <table:table-cell office:value-type="float" office:value="13.173719" calcext:value-type="float">
            <text:p>13.173719</text:p>
          </table:table-cell>
          <table:table-cell office:value-type="float" office:value="0.678231" calcext:value-type="float">
            <text:p>0.678231</text:p>
          </table:table-cell>
          <table:table-cell office:value-type="float" office:value="0.542668" calcext:value-type="float">
            <text:p>0.542668</text:p>
          </table:table-cell>
          <table:table-cell office:value-type="float" office:value="227.444684" calcext:value-type="float">
            <text:p>227.444684</text:p>
          </table:table-cell>
          <table:table-cell office:value-type="float" office:value="80.190245" calcext:value-type="float">
            <text:p>80.190245</text:p>
          </table:table-cell>
          <table:table-cell office:value-type="float" office:value="1.763289" calcext:value-type="float">
            <text:p>1.763289</text:p>
          </table:table-cell>
          <table:table-cell office:value-type="float" office:value="1.53805" calcext:value-type="float">
            <text:p>1.53805</text:p>
          </table:table-cell>
          <table:table-cell office:value-type="float" office:value="944.007495" calcext:value-type="float">
            <text:p>944.007495</text:p>
          </table:table-cell>
          <table:table-cell office:value-type="float" office:value="336.228839" calcext:value-type="float">
            <text:p>336.228839</text:p>
          </table:table-cell>
          <table:table-cell office:value-type="float" office:value="3.688962" calcext:value-type="float">
            <text:p>3.688962</text:p>
          </table:table-cell>
          <table:table-cell office:value-type="float" office:value="3.222141" calcext:value-type="float">
            <text:p>3.222141</text:p>
          </table:table-cell>
          <table:table-cell table:number-columns-repeated="2" office:value-type="float" office:value="738.27472" calcext:value-type="float">
            <text:p>738.27472</text:p>
          </table:table-cell>
          <table:table-cell office:value-type="float" office:value="5.549472" calcext:value-type="float">
            <text:p>5.549472</text:p>
          </table:table-cell>
          <table:table-cell office:value-type="float" office:value="5.082861" calcext:value-type="float">
            <text:p>5.082861</text:p>
          </table:table-cell>
          <table:table-cell table:number-columns-repeated="2" office:value-type="float" office:value="1295.117833" calcext:value-type="float">
            <text:p>1295.117833</text:p>
          </table:table-cell>
          <table:table-cell office:value-type="float" office:value="7.835248" calcext:value-type="float">
            <text:p>7.835248</text:p>
          </table:table-cell>
          <table:table-cell office:value-type="float" office:value="7.021314" calcext:value-type="float">
            <text:p>7.021314</text:p>
          </table:table-cell>
          <table:table-cell table:number-columns-repeated="2" office:value-type="float" office:value="8214.906373" calcext:value-type="float">
            <text:p>8214.906373</text:p>
          </table:table-cell>
          <table:table-cell office:value-type="float" office:value="20.730658" calcext:value-type="float">
            <text:p>20.730658</text:p>
          </table:table-cell>
          <table:table-cell office:value-type="float" office:value="18.207562" calcext:value-type="float">
            <text:p>18.2075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386852" calcext:value-type="float">
            <text:p>0.386852</text:p>
          </table:table-cell>
          <table:table-cell office:value-type="float" office:value="0.123968" calcext:value-type="float">
            <text:p>0.123968</text:p>
          </table:table-cell>
          <table:table-cell office:value-type="float" office:value="0.03946" calcext:value-type="float">
            <text:p>0.03946</text:p>
          </table:table-cell>
          <table:table-cell office:value-type="float" office:value="0.032895" calcext:value-type="float">
            <text:p>0.032895</text:p>
          </table:table-cell>
          <table:table-cell office:value-type="float" office:value="2.376358" calcext:value-type="float">
            <text:p>2.376358</text:p>
          </table:table-cell>
          <table:table-cell office:value-type="float" office:value="0.774473" calcext:value-type="float">
            <text:p>0.774473</text:p>
          </table:table-cell>
          <table:table-cell office:value-type="float" office:value="0.283277" calcext:value-type="float">
            <text:p>0.283277</text:p>
          </table:table-cell>
          <table:table-cell office:value-type="float" office:value="0.110071" calcext:value-type="float">
            <text:p>0.110071</text:p>
          </table:table-cell>
          <table:table-cell office:value-type="float" office:value="9.3566" calcext:value-type="float">
            <text:p>9.3566</text:p>
          </table:table-cell>
          <table:table-cell office:value-type="float" office:value="6.32464" calcext:value-type="float">
            <text:p>6.32464</text:p>
          </table:table-cell>
          <table:table-cell office:value-type="float" office:value="0.291518" calcext:value-type="float">
            <text:p>0.291518</text:p>
          </table:table-cell>
          <table:table-cell office:value-type="float" office:value="0.253385" calcext:value-type="float">
            <text:p>0.253385</text:p>
          </table:table-cell>
          <table:table-cell office:value-type="float" office:value="36.368511" calcext:value-type="float">
            <text:p>36.368511</text:p>
          </table:table-cell>
          <table:table-cell office:value-type="float" office:value="12.801813" calcext:value-type="float">
            <text:p>12.801813</text:p>
          </table:table-cell>
          <table:table-cell office:value-type="float" office:value="0.636396" calcext:value-type="float">
            <text:p>0.636396</text:p>
          </table:table-cell>
          <table:table-cell office:value-type="float" office:value="0.557894" calcext:value-type="float">
            <text:p>0.557894</text:p>
          </table:table-cell>
          <table:table-cell office:value-type="float" office:value="228.07703" calcext:value-type="float">
            <text:p>228.07703</text:p>
          </table:table-cell>
          <table:table-cell office:value-type="float" office:value="81.372173" calcext:value-type="float">
            <text:p>81.372173</text:p>
          </table:table-cell>
          <table:table-cell office:value-type="float" office:value="1.836065" calcext:value-type="float">
            <text:p>1.836065</text:p>
          </table:table-cell>
          <table:table-cell office:value-type="float" office:value="1.667327" calcext:value-type="float">
            <text:p>1.667327</text:p>
          </table:table-cell>
          <table:table-cell office:value-type="float" office:value="916.040426" calcext:value-type="float">
            <text:p>916.040426</text:p>
          </table:table-cell>
          <table:table-cell office:value-type="float" office:value="336.318516" calcext:value-type="float">
            <text:p>336.318516</text:p>
          </table:table-cell>
          <table:table-cell office:value-type="float" office:value="3.652994" calcext:value-type="float">
            <text:p>3.652994</text:p>
          </table:table-cell>
          <table:table-cell office:value-type="float" office:value="3.266909" calcext:value-type="float">
            <text:p>3.266909</text:p>
          </table:table-cell>
          <table:table-cell table:number-columns-repeated="2" office:value-type="float" office:value="736.27327" calcext:value-type="float">
            <text:p>736.27327</text:p>
          </table:table-cell>
          <table:table-cell office:value-type="float" office:value="5.660521" calcext:value-type="float">
            <text:p>5.660521</text:p>
          </table:table-cell>
          <table:table-cell office:value-type="float" office:value="5.006594" calcext:value-type="float">
            <text:p>5.006594</text:p>
          </table:table-cell>
          <table:table-cell table:number-columns-repeated="2" office:value-type="float" office:value="1300.815859" calcext:value-type="float">
            <text:p>1300.815859</text:p>
          </table:table-cell>
          <table:table-cell office:value-type="float" office:value="9.32022" calcext:value-type="float">
            <text:p>9.32022</text:p>
          </table:table-cell>
          <table:table-cell office:value-type="float" office:value="7.247392" calcext:value-type="float">
            <text:p>7.247392</text:p>
          </table:table-cell>
          <table:table-cell table:number-columns-repeated="2" office:value-type="float" office:value="8335.995546" calcext:value-type="float">
            <text:p>8335.995546</text:p>
          </table:table-cell>
          <table:table-cell office:value-type="float" office:value="20.352257" calcext:value-type="float">
            <text:p>20.352257</text:p>
          </table:table-cell>
          <table:table-cell office:value-type="float" office:value="18.332928" calcext:value-type="float">
            <text:p>18.3329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7264" calcext:value-type="float">
            <text:p>0.007264</text:p>
          </table:table-cell>
          <table:table-cell office:value-type="float" office:value="0.001955" calcext:value-type="float">
            <text:p>0.001955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758758" calcext:value-type="float">
            <text:p>0.758758</text:p>
          </table:table-cell>
          <table:table-cell office:value-type="float" office:value="0.262255" calcext:value-type="float">
            <text:p>0.262255</text:p>
          </table:table-cell>
          <table:table-cell office:value-type="float" office:value="0.051124" calcext:value-type="float">
            <text:p>0.051124</text:p>
          </table:table-cell>
          <table:table-cell office:value-type="float" office:value="0.045187" calcext:value-type="float">
            <text:p>0.045187</text:p>
          </table:table-cell>
          <table:table-cell office:value-type="float" office:value="2.372517" calcext:value-type="float">
            <text:p>2.372517</text:p>
          </table:table-cell>
          <table:table-cell office:value-type="float" office:value="0.785298" calcext:value-type="float">
            <text:p>0.785298</text:p>
          </table:table-cell>
          <table:table-cell office:value-type="float" office:value="0.173487" calcext:value-type="float">
            <text:p>0.173487</text:p>
          </table:table-cell>
          <table:table-cell office:value-type="float" office:value="0.13221" calcext:value-type="float">
            <text:p>0.13221</text:p>
          </table:table-cell>
          <table:table-cell office:value-type="float" office:value="9.557813" calcext:value-type="float">
            <text:p>9.557813</text:p>
          </table:table-cell>
          <table:table-cell office:value-type="float" office:value="6.226791" calcext:value-type="float">
            <text:p>6.226791</text:p>
          </table:table-cell>
          <table:table-cell office:value-type="float" office:value="0.300249" calcext:value-type="float">
            <text:p>0.300249</text:p>
          </table:table-cell>
          <table:table-cell office:value-type="float" office:value="0.267842" calcext:value-type="float">
            <text:p>0.267842</text:p>
          </table:table-cell>
          <table:table-cell office:value-type="float" office:value="37.196901" calcext:value-type="float">
            <text:p>37.196901</text:p>
          </table:table-cell>
          <table:table-cell office:value-type="float" office:value="13.123922" calcext:value-type="float">
            <text:p>13.123922</text:p>
          </table:table-cell>
          <table:table-cell office:value-type="float" office:value="0.647501" calcext:value-type="float">
            <text:p>0.647501</text:p>
          </table:table-cell>
          <table:table-cell office:value-type="float" office:value="0.579196" calcext:value-type="float">
            <text:p>0.579196</text:p>
          </table:table-cell>
          <table:table-cell office:value-type="float" office:value="229.252323" calcext:value-type="float">
            <text:p>229.252323</text:p>
          </table:table-cell>
          <table:table-cell office:value-type="float" office:value="81.062427" calcext:value-type="float">
            <text:p>81.062427</text:p>
          </table:table-cell>
          <table:table-cell office:value-type="float" office:value="1.754489" calcext:value-type="float">
            <text:p>1.754489</text:p>
          </table:table-cell>
          <table:table-cell office:value-type="float" office:value="1.580864" calcext:value-type="float">
            <text:p>1.580864</text:p>
          </table:table-cell>
          <table:table-cell office:value-type="float" office:value="916.392567" calcext:value-type="float">
            <text:p>916.392567</text:p>
          </table:table-cell>
          <table:table-cell office:value-type="float" office:value="331.460197" calcext:value-type="float">
            <text:p>331.460197</text:p>
          </table:table-cell>
          <table:table-cell office:value-type="float" office:value="3.721648" calcext:value-type="float">
            <text:p>3.721648</text:p>
          </table:table-cell>
          <table:table-cell office:value-type="float" office:value="3.286255" calcext:value-type="float">
            <text:p>3.286255</text:p>
          </table:table-cell>
          <table:table-cell table:number-columns-repeated="2" office:value-type="float" office:value="747.220589" calcext:value-type="float">
            <text:p>747.220589</text:p>
          </table:table-cell>
          <table:table-cell office:value-type="float" office:value="5.668273" calcext:value-type="float">
            <text:p>5.668273</text:p>
          </table:table-cell>
          <table:table-cell office:value-type="float" office:value="5.05681" calcext:value-type="float">
            <text:p>5.05681</text:p>
          </table:table-cell>
          <table:table-cell table:number-columns-repeated="2" office:value-type="float" office:value="1317.777936" calcext:value-type="float">
            <text:p>1317.777936</text:p>
          </table:table-cell>
          <table:table-cell office:value-type="float" office:value="8.065027" calcext:value-type="float">
            <text:p>8.065027</text:p>
          </table:table-cell>
          <table:table-cell office:value-type="float" office:value="6.923397" calcext:value-type="float">
            <text:p>6.923397</text:p>
          </table:table-cell>
          <table:table-cell table:number-columns-repeated="2" office:value-type="float" office:value="8239.490818" calcext:value-type="float">
            <text:p>8239.490818</text:p>
          </table:table-cell>
          <table:table-cell office:value-type="float" office:value="20.298828" calcext:value-type="float">
            <text:p>20.298828</text:p>
          </table:table-cell>
          <table:table-cell office:value-type="float" office:value="18.536934" calcext:value-type="float">
            <text:p>18.5369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6216" calcext:value-type="float">
            <text:p>0.006216</text:p>
          </table:table-cell>
          <table:table-cell table:number-columns-repeated="2" office:value-type="float" office:value="0.003352" calcext:value-type="float">
            <text:p>0.003352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394675" calcext:value-type="float">
            <text:p>0.394675</text:p>
          </table:table-cell>
          <table:table-cell office:value-type="float" office:value="0.126413" calcext:value-type="float">
            <text:p>0.126413</text:p>
          </table:table-cell>
          <table:table-cell office:value-type="float" office:value="0.047143" calcext:value-type="float">
            <text:p>0.047143</text:p>
          </table:table-cell>
          <table:table-cell office:value-type="float" office:value="0.040578" calcext:value-type="float">
            <text:p>0.040578</text:p>
          </table:table-cell>
          <table:table-cell office:value-type="float" office:value="2.386275" calcext:value-type="float">
            <text:p>2.386275</text:p>
          </table:table-cell>
          <table:table-cell office:value-type="float" office:value="0.79368" calcext:value-type="float">
            <text:p>0.79368</text:p>
          </table:table-cell>
          <table:table-cell office:value-type="float" office:value="0.193182" calcext:value-type="float">
            <text:p>0.193182</text:p>
          </table:table-cell>
          <table:table-cell office:value-type="float" office:value="0.131092" calcext:value-type="float">
            <text:p>0.131092</text:p>
          </table:table-cell>
          <table:table-cell office:value-type="float" office:value="10.171581" calcext:value-type="float">
            <text:p>10.171581</text:p>
          </table:table-cell>
          <table:table-cell office:value-type="float" office:value="6.158626" calcext:value-type="float">
            <text:p>6.158626</text:p>
          </table:table-cell>
          <table:table-cell office:value-type="float" office:value="0.297105" calcext:value-type="float">
            <text:p>0.297105</text:p>
          </table:table-cell>
          <table:table-cell office:value-type="float" office:value="0.261417" calcext:value-type="float">
            <text:p>0.261417</text:p>
          </table:table-cell>
          <table:table-cell office:value-type="float" office:value="36.350701" calcext:value-type="float">
            <text:p>36.350701</text:p>
          </table:table-cell>
          <table:table-cell office:value-type="float" office:value="13.362012" calcext:value-type="float">
            <text:p>13.362012</text:p>
          </table:table-cell>
          <table:table-cell office:value-type="float" office:value="0.64324" calcext:value-type="float">
            <text:p>0.64324</text:p>
          </table:table-cell>
          <table:table-cell office:value-type="float" office:value="0.58199" calcext:value-type="float">
            <text:p>0.58199</text:p>
          </table:table-cell>
          <table:table-cell office:value-type="float" office:value="233.181748" calcext:value-type="float">
            <text:p>233.181748</text:p>
          </table:table-cell>
          <table:table-cell office:value-type="float" office:value="80.922534" calcext:value-type="float">
            <text:p>80.922534</text:p>
          </table:table-cell>
          <table:table-cell office:value-type="float" office:value="1.760705" calcext:value-type="float">
            <text:p>1.760705</text:p>
          </table:table-cell>
          <table:table-cell office:value-type="float" office:value="1.499638" calcext:value-type="float">
            <text:p>1.499638</text:p>
          </table:table-cell>
          <table:table-cell office:value-type="float" office:value="918.275985" calcext:value-type="float">
            <text:p>918.275985</text:p>
          </table:table-cell>
          <table:table-cell office:value-type="float" office:value="325.618298" calcext:value-type="float">
            <text:p>325.618298</text:p>
          </table:table-cell>
          <table:table-cell office:value-type="float" office:value="3.713477" calcext:value-type="float">
            <text:p>3.713477</text:p>
          </table:table-cell>
          <table:table-cell office:value-type="float" office:value="3.31091" calcext:value-type="float">
            <text:p>3.31091</text:p>
          </table:table-cell>
          <table:table-cell table:number-columns-repeated="2" office:value-type="float" office:value="735.226065" calcext:value-type="float">
            <text:p>735.226065</text:p>
          </table:table-cell>
          <table:table-cell office:value-type="float" office:value="5.625949" calcext:value-type="float">
            <text:p>5.625949</text:p>
          </table:table-cell>
          <table:table-cell office:value-type="float" office:value="5.091033" calcext:value-type="float">
            <text:p>5.091033</text:p>
          </table:table-cell>
          <table:table-cell table:number-columns-repeated="2" office:value-type="float" office:value="1301.349309" calcext:value-type="float">
            <text:p>1301.349309</text:p>
          </table:table-cell>
          <table:table-cell office:value-type="float" office:value="7.930233" calcext:value-type="float">
            <text:p>7.930233</text:p>
          </table:table-cell>
          <table:table-cell office:value-type="float" office:value="6.953848" calcext:value-type="float">
            <text:p>6.953848</text:p>
          </table:table-cell>
          <table:table-cell table:number-columns-repeated="2" office:value-type="float" office:value="8252.885387" calcext:value-type="float">
            <text:p>8252.885387</text:p>
          </table:table-cell>
          <table:table-cell office:value-type="float" office:value="20.495572" calcext:value-type="float">
            <text:p>20.495572</text:p>
          </table:table-cell>
          <table:table-cell office:value-type="float" office:value="18.729139" calcext:value-type="float">
            <text:p>18.7291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5587" calcext:value-type="float">
            <text:p>0.005587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393138" calcext:value-type="float">
            <text:p>0.393138</text:p>
          </table:table-cell>
          <table:table-cell office:value-type="float" office:value="0.126343" calcext:value-type="float">
            <text:p>0.126343</text:p>
          </table:table-cell>
          <table:table-cell office:value-type="float" office:value="0.043092" calcext:value-type="float">
            <text:p>0.043092</text:p>
          </table:table-cell>
          <table:table-cell office:value-type="float" office:value="0.037086" calcext:value-type="float">
            <text:p>0.037086</text:p>
          </table:table-cell>
          <table:table-cell office:value-type="float" office:value="2.390745" calcext:value-type="float">
            <text:p>2.390745</text:p>
          </table:table-cell>
          <table:table-cell office:value-type="float" office:value="0.78907" calcext:value-type="float">
            <text:p>0.78907</text:p>
          </table:table-cell>
          <table:table-cell office:value-type="float" office:value="0.165524" calcext:value-type="float">
            <text:p>0.165524</text:p>
          </table:table-cell>
          <table:table-cell office:value-type="float" office:value="0.121594" calcext:value-type="float">
            <text:p>0.121594</text:p>
          </table:table-cell>
          <table:table-cell office:value-type="float" office:value="9.359464" calcext:value-type="float">
            <text:p>9.359464</text:p>
          </table:table-cell>
          <table:table-cell office:value-type="float" office:value="6.220367" calcext:value-type="float">
            <text:p>6.220367</text:p>
          </table:table-cell>
          <table:table-cell office:value-type="float" office:value="0.29529" calcext:value-type="float">
            <text:p>0.29529</text:p>
          </table:table-cell>
          <table:table-cell office:value-type="float" office:value="0.26002" calcext:value-type="float">
            <text:p>0.26002</text:p>
          </table:table-cell>
          <table:table-cell office:value-type="float" office:value="36.343578" calcext:value-type="float">
            <text:p>36.343578</text:p>
          </table:table-cell>
          <table:table-cell office:value-type="float" office:value="12.920055" calcext:value-type="float">
            <text:p>12.920055</text:p>
          </table:table-cell>
          <table:table-cell office:value-type="float" office:value="0.646663" calcext:value-type="float">
            <text:p>0.646663</text:p>
          </table:table-cell>
          <table:table-cell office:value-type="float" office:value="0.555729" calcext:value-type="float">
            <text:p>0.555729</text:p>
          </table:table-cell>
          <table:table-cell office:value-type="float" office:value="229.081072" calcext:value-type="float">
            <text:p>229.081072</text:p>
          </table:table-cell>
          <table:table-cell office:value-type="float" office:value="80.44817" calcext:value-type="float">
            <text:p>80.44817</text:p>
          </table:table-cell>
          <table:table-cell office:value-type="float" office:value="1.806102" calcext:value-type="float">
            <text:p>1.806102</text:p>
          </table:table-cell>
          <table:table-cell office:value-type="float" office:value="1.534349" calcext:value-type="float">
            <text:p>1.534349</text:p>
          </table:table-cell>
          <table:table-cell office:value-type="float" office:value="921.960407" calcext:value-type="float">
            <text:p>921.960407</text:p>
          </table:table-cell>
          <table:table-cell office:value-type="float" office:value="326.841923" calcext:value-type="float">
            <text:p>326.841923</text:p>
          </table:table-cell>
          <table:table-cell office:value-type="float" office:value="3.661375" calcext:value-type="float">
            <text:p>3.661375</text:p>
          </table:table-cell>
          <table:table-cell office:value-type="float" office:value="3.387246" calcext:value-type="float">
            <text:p>3.387246</text:p>
          </table:table-cell>
          <table:table-cell table:number-columns-repeated="2" office:value-type="float" office:value="740.783221" calcext:value-type="float">
            <text:p>740.783221</text:p>
          </table:table-cell>
          <table:table-cell office:value-type="float" office:value="5.545213" calcext:value-type="float">
            <text:p>5.545213</text:p>
          </table:table-cell>
          <table:table-cell office:value-type="float" office:value="5.076925" calcext:value-type="float">
            <text:p>5.076925</text:p>
          </table:table-cell>
          <table:table-cell table:number-columns-repeated="2" office:value-type="float" office:value="1318.359506" calcext:value-type="float">
            <text:p>1318.359506</text:p>
          </table:table-cell>
          <table:table-cell office:value-type="float" office:value="9.068232" calcext:value-type="float">
            <text:p>9.068232</text:p>
          </table:table-cell>
          <table:table-cell office:value-type="float" office:value="6.904678" calcext:value-type="float">
            <text:p>6.904678</text:p>
          </table:table-cell>
          <table:table-cell table:number-columns-repeated="2" office:value-type="float" office:value="8139.852857" calcext:value-type="float">
            <text:p>8139.852857</text:p>
          </table:table-cell>
          <table:table-cell office:value-type="float" office:value="20.256644" calcext:value-type="float">
            <text:p>20.256644</text:p>
          </table:table-cell>
          <table:table-cell office:value-type="float" office:value="18.638764" calcext:value-type="float">
            <text:p>18.6387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2864" calcext:value-type="float">
            <text:p>0.002864</text:p>
          </table:table-cell>
          <table:table-cell table:number-columns-repeated="2" office:value-type="float" office:value="0.002374" calcext:value-type="float">
            <text:p>0.002374</text:p>
          </table:table-cell>
          <table:table-cell office:value-type="float" office:value="0.405291" calcext:value-type="float">
            <text:p>0.405291</text:p>
          </table:table-cell>
          <table:table-cell office:value-type="float" office:value="0.126483" calcext:value-type="float">
            <text:p>0.126483</text:p>
          </table:table-cell>
          <table:table-cell office:value-type="float" office:value="0.041835" calcext:value-type="float">
            <text:p>0.041835</text:p>
          </table:table-cell>
          <table:table-cell office:value-type="float" office:value="0.034292" calcext:value-type="float">
            <text:p>0.034292</text:p>
          </table:table-cell>
          <table:table-cell office:value-type="float" office:value="2.376009" calcext:value-type="float">
            <text:p>2.376009</text:p>
          </table:table-cell>
          <table:table-cell office:value-type="float" office:value="0.825876" calcext:value-type="float">
            <text:p>0.825876</text:p>
          </table:table-cell>
          <table:table-cell office:value-type="float" office:value="0.164547" calcext:value-type="float">
            <text:p>0.164547</text:p>
          </table:table-cell>
          <table:table-cell office:value-type="float" office:value="0.112515" calcext:value-type="float">
            <text:p>0.112515</text:p>
          </table:table-cell>
          <table:table-cell office:value-type="float" office:value="9.41394" calcext:value-type="float">
            <text:p>9.41394</text:p>
          </table:table-cell>
          <table:table-cell office:value-type="float" office:value="6.173782" calcext:value-type="float">
            <text:p>6.173782</text:p>
          </table:table-cell>
          <table:table-cell office:value-type="float" office:value="0.295429" calcext:value-type="float">
            <text:p>0.295429</text:p>
          </table:table-cell>
          <table:table-cell office:value-type="float" office:value="0.265747" calcext:value-type="float">
            <text:p>0.265747</text:p>
          </table:table-cell>
          <table:table-cell office:value-type="float" office:value="36.506658" calcext:value-type="float">
            <text:p>36.506658</text:p>
          </table:table-cell>
          <table:table-cell office:value-type="float" office:value="12.683991" calcext:value-type="float">
            <text:p>12.683991</text:p>
          </table:table-cell>
          <table:table-cell office:value-type="float" office:value="0.636326" calcext:value-type="float">
            <text:p>0.636326</text:p>
          </table:table-cell>
          <table:table-cell office:value-type="float" office:value="0.541761" calcext:value-type="float">
            <text:p>0.541761</text:p>
          </table:table-cell>
          <table:table-cell office:value-type="float" office:value="228.570321" calcext:value-type="float">
            <text:p>228.570321</text:p>
          </table:table-cell>
          <table:table-cell office:value-type="float" office:value="80.588552" calcext:value-type="float">
            <text:p>80.588552</text:p>
          </table:table-cell>
          <table:table-cell office:value-type="float" office:value="1.757144" calcext:value-type="float">
            <text:p>1.757144</text:p>
          </table:table-cell>
          <table:table-cell office:value-type="float" office:value="1.505854" calcext:value-type="float">
            <text:p>1.505854</text:p>
          </table:table-cell>
          <table:table-cell office:value-type="float" office:value="938.096111" calcext:value-type="float">
            <text:p>938.096111</text:p>
          </table:table-cell>
          <table:table-cell office:value-type="float" office:value="331.763099" calcext:value-type="float">
            <text:p>331.763099</text:p>
          </table:table-cell>
          <table:table-cell office:value-type="float" office:value="3.695387" calcext:value-type="float">
            <text:p>3.695387</text:p>
          </table:table-cell>
          <table:table-cell office:value-type="float" office:value="3.344433" calcext:value-type="float">
            <text:p>3.344433</text:p>
          </table:table-cell>
          <table:table-cell table:number-columns-repeated="2" office:value-type="float" office:value="736.376426" calcext:value-type="float">
            <text:p>736.376426</text:p>
          </table:table-cell>
          <table:table-cell office:value-type="float" office:value="5.517485" calcext:value-type="float">
            <text:p>5.517485</text:p>
          </table:table-cell>
          <table:table-cell office:value-type="float" office:value="5.408323" calcext:value-type="float">
            <text:p>5.408323</text:p>
          </table:table-cell>
          <table:table-cell table:number-columns-repeated="2" office:value-type="float" office:value="1350.39647" calcext:value-type="float">
            <text:p>1350.39647</text:p>
          </table:table-cell>
          <table:table-cell office:value-type="float" office:value="8.073548" calcext:value-type="float">
            <text:p>8.073548</text:p>
          </table:table-cell>
          <table:table-cell office:value-type="float" office:value="6.847688" calcext:value-type="float">
            <text:p>6.847688</text:p>
          </table:table-cell>
          <table:table-cell table:number-columns-repeated="2" office:value-type="float" office:value="8194.028974" calcext:value-type="float">
            <text:p>8194.028974</text:p>
          </table:table-cell>
          <table:table-cell office:value-type="float" office:value="20.141894" calcext:value-type="float">
            <text:p>20.141894</text:p>
          </table:table-cell>
          <table:table-cell office:value-type="float" office:value="18.332788" calcext:value-type="float">
            <text:p>18.3327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50691" calcext:value-type="float">
            <text:p>0.50691</text:p>
          </table:table-cell>
          <table:table-cell office:value-type="float" office:value="0.127321" calcext:value-type="float">
            <text:p>0.127321</text:p>
          </table:table-cell>
          <table:table-cell office:value-type="float" office:value="0.039531" calcext:value-type="float">
            <text:p>0.039531</text:p>
          </table:table-cell>
          <table:table-cell office:value-type="float" office:value="0.045328" calcext:value-type="float">
            <text:p>0.045328</text:p>
          </table:table-cell>
          <table:table-cell office:value-type="float" office:value="2.367698" calcext:value-type="float">
            <text:p>2.367698</text:p>
          </table:table-cell>
          <table:table-cell office:value-type="float" office:value="0.990352" calcext:value-type="float">
            <text:p>0.990352</text:p>
          </table:table-cell>
          <table:table-cell office:value-type="float" office:value="0.142756" calcext:value-type="float">
            <text:p>0.142756</text:p>
          </table:table-cell>
          <table:table-cell office:value-type="float" office:value="0.110909" calcext:value-type="float">
            <text:p>0.110909</text:p>
          </table:table-cell>
          <table:table-cell office:value-type="float" office:value="9.326778" calcext:value-type="float">
            <text:p>9.326778</text:p>
          </table:table-cell>
          <table:table-cell office:value-type="float" office:value="6.208842" calcext:value-type="float">
            <text:p>6.208842</text:p>
          </table:table-cell>
          <table:table-cell office:value-type="float" office:value="0.437278" calcext:value-type="float">
            <text:p>0.437278</text:p>
          </table:table-cell>
          <table:table-cell office:value-type="float" office:value="0.257645" calcext:value-type="float">
            <text:p>0.257645</text:p>
          </table:table-cell>
          <table:table-cell office:value-type="float" office:value="36.379965" calcext:value-type="float">
            <text:p>36.379965</text:p>
          </table:table-cell>
          <table:table-cell office:value-type="float" office:value="13.246634" calcext:value-type="float">
            <text:p>13.246634</text:p>
          </table:table-cell>
          <table:table-cell office:value-type="float" office:value="0.63444" calcext:value-type="float">
            <text:p>0.63444</text:p>
          </table:table-cell>
          <table:table-cell office:value-type="float" office:value="0.545812" calcext:value-type="float">
            <text:p>0.545812</text:p>
          </table:table-cell>
          <table:table-cell office:value-type="float" office:value="229.017517" calcext:value-type="float">
            <text:p>229.017517</text:p>
          </table:table-cell>
          <table:table-cell office:value-type="float" office:value="80.490633" calcext:value-type="float">
            <text:p>80.490633</text:p>
          </table:table-cell>
          <table:table-cell office:value-type="float" office:value="1.757842" calcext:value-type="float">
            <text:p>1.757842</text:p>
          </table:table-cell>
          <table:table-cell office:value-type="float" office:value="1.542031" calcext:value-type="float">
            <text:p>1.542031</text:p>
          </table:table-cell>
          <table:table-cell office:value-type="float" office:value="916.870706" calcext:value-type="float">
            <text:p>916.870706</text:p>
          </table:table-cell>
          <table:table-cell office:value-type="float" office:value="330.693895" calcext:value-type="float">
            <text:p>330.693895</text:p>
          </table:table-cell>
          <table:table-cell office:value-type="float" office:value="3.843871" calcext:value-type="float">
            <text:p>3.843871</text:p>
          </table:table-cell>
          <table:table-cell office:value-type="float" office:value="3.24442" calcext:value-type="float">
            <text:p>3.24442</text:p>
          </table:table-cell>
          <table:table-cell table:number-columns-repeated="2" office:value-type="float" office:value="740.583753" calcext:value-type="float">
            <text:p>740.583753</text:p>
          </table:table-cell>
          <table:table-cell office:value-type="float" office:value="5.617848" calcext:value-type="float">
            <text:p>5.617848</text:p>
          </table:table-cell>
          <table:table-cell office:value-type="float" office:value="5.134125" calcext:value-type="float">
            <text:p>5.134125</text:p>
          </table:table-cell>
          <table:table-cell table:number-columns-repeated="2" office:value-type="float" office:value="1305.327626" calcext:value-type="float">
            <text:p>1305.327626</text:p>
          </table:table-cell>
          <table:table-cell office:value-type="float" office:value="7.658688" calcext:value-type="float">
            <text:p>7.658688</text:p>
          </table:table-cell>
          <table:table-cell office:value-type="float" office:value="6.8912" calcext:value-type="float">
            <text:p>6.8912</text:p>
          </table:table-cell>
          <table:table-cell table:number-columns-repeated="2" office:value-type="float" office:value="8177.138904" calcext:value-type="float">
            <text:p>8177.138904</text:p>
          </table:table-cell>
          <table:table-cell office:value-type="float" office:value="20.305183" calcext:value-type="float">
            <text:p>20.305183</text:p>
          </table:table-cell>
          <table:table-cell office:value-type="float" office:value="18.246952" calcext:value-type="float">
            <text:p>18.2469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7124" calcext:value-type="float">
            <text:p>0.007124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6076" calcext:value-type="float">
            <text:p>0.006076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401728" calcext:value-type="float">
            <text:p>0.401728</text:p>
          </table:table-cell>
          <table:table-cell office:value-type="float" office:value="0.182915" calcext:value-type="float">
            <text:p>0.182915</text:p>
          </table:table-cell>
          <table:table-cell office:value-type="float" office:value="0.050006" calcext:value-type="float">
            <text:p>0.050006</text:p>
          </table:table-cell>
          <table:table-cell office:value-type="float" office:value="0.044559" calcext:value-type="float">
            <text:p>0.044559</text:p>
          </table:table-cell>
          <table:table-cell office:value-type="float" office:value="2.385787" calcext:value-type="float">
            <text:p>2.385787</text:p>
          </table:table-cell>
          <table:table-cell office:value-type="float" office:value="0.820429" calcext:value-type="float">
            <text:p>0.820429</text:p>
          </table:table-cell>
          <table:table-cell office:value-type="float" office:value="0.138006" calcext:value-type="float">
            <text:p>0.138006</text:p>
          </table:table-cell>
          <table:table-cell office:value-type="float" office:value="0.121874" calcext:value-type="float">
            <text:p>0.121874</text:p>
          </table:table-cell>
          <table:table-cell office:value-type="float" office:value="9.831872" calcext:value-type="float">
            <text:p>9.831872</text:p>
          </table:table-cell>
          <table:table-cell office:value-type="float" office:value="6.297192" calcext:value-type="float">
            <text:p>6.297192</text:p>
          </table:table-cell>
          <table:table-cell office:value-type="float" office:value="0.315754" calcext:value-type="float">
            <text:p>0.315754</text:p>
          </table:table-cell>
          <table:table-cell office:value-type="float" office:value="0.267144" calcext:value-type="float">
            <text:p>0.267144</text:p>
          </table:table-cell>
          <table:table-cell office:value-type="float" office:value="37.222045" calcext:value-type="float">
            <text:p>37.222045</text:p>
          </table:table-cell>
          <table:table-cell office:value-type="float" office:value="13.020347" calcext:value-type="float">
            <text:p>13.020347</text:p>
          </table:table-cell>
          <table:table-cell office:value-type="float" office:value="0.640517" calcext:value-type="float">
            <text:p>0.640517</text:p>
          </table:table-cell>
          <table:table-cell office:value-type="float" office:value="0.554053" calcext:value-type="float">
            <text:p>0.554053</text:p>
          </table:table-cell>
          <table:table-cell office:value-type="float" office:value="234.255283" calcext:value-type="float">
            <text:p>234.255283</text:p>
          </table:table-cell>
          <table:table-cell office:value-type="float" office:value="81.671445" calcext:value-type="float">
            <text:p>81.671445</text:p>
          </table:table-cell>
          <table:table-cell office:value-type="float" office:value="1.753652" calcext:value-type="float">
            <text:p>1.753652</text:p>
          </table:table-cell>
          <table:table-cell office:value-type="float" office:value="1.515072" calcext:value-type="float">
            <text:p>1.515072</text:p>
          </table:table-cell>
          <table:table-cell office:value-type="float" office:value="912.314314" calcext:value-type="float">
            <text:p>912.314314</text:p>
          </table:table-cell>
          <table:table-cell office:value-type="float" office:value="335.834794" calcext:value-type="float">
            <text:p>335.834794</text:p>
          </table:table-cell>
          <table:table-cell office:value-type="float" office:value="3.628409" calcext:value-type="float">
            <text:p>3.628409</text:p>
          </table:table-cell>
          <table:table-cell office:value-type="float" office:value="3.3107" calcext:value-type="float">
            <text:p>3.3107</text:p>
          </table:table-cell>
          <table:table-cell table:number-columns-repeated="2" office:value-type="float" office:value="742.237462" calcext:value-type="float">
            <text:p>742.237462</text:p>
          </table:table-cell>
          <table:table-cell office:value-type="float" office:value="5.604508" calcext:value-type="float">
            <text:p>5.604508</text:p>
          </table:table-cell>
          <table:table-cell office:value-type="float" office:value="5.095782" calcext:value-type="float">
            <text:p>5.095782</text:p>
          </table:table-cell>
          <table:table-cell table:number-columns-repeated="2" office:value-type="float" office:value="1305.116355" calcext:value-type="float">
            <text:p>1305.116355</text:p>
          </table:table-cell>
          <table:table-cell office:value-type="float" office:value="7.72881" calcext:value-type="float">
            <text:p>7.72881</text:p>
          </table:table-cell>
          <table:table-cell office:value-type="float" office:value="7.248788" calcext:value-type="float">
            <text:p>7.248788</text:p>
          </table:table-cell>
          <table:table-cell table:number-columns-repeated="2" office:value-type="float" office:value="8307.558843" calcext:value-type="float">
            <text:p>8307.558843</text:p>
          </table:table-cell>
          <table:table-cell office:value-type="float" office:value="20.540689" calcext:value-type="float">
            <text:p>20.540689</text:p>
          </table:table-cell>
          <table:table-cell office:value-type="float" office:value="18.212031" calcext:value-type="float">
            <text:p>18.2120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.002375" calcext:value-type="float">
            <text:p>0.002375</text:p>
          </table:table-cell>
          <table:table-cell table:number-columns-repeated="2" office:value-type="float" office:value="0.002793" calcext:value-type="float">
            <text:p>0.002793</text:p>
          </table:table-cell>
          <table:table-cell office:value-type="float" office:value="0.397817" calcext:value-type="float">
            <text:p>0.397817</text:p>
          </table:table-cell>
          <table:table-cell office:value-type="float" office:value="0.134166" calcext:value-type="float">
            <text:p>0.134166</text:p>
          </table:table-cell>
          <table:table-cell office:value-type="float" office:value="0.046863" calcext:value-type="float">
            <text:p>0.046863</text:p>
          </table:table-cell>
          <table:table-cell office:value-type="float" office:value="0.0396" calcext:value-type="float">
            <text:p>0.0396</text:p>
          </table:table-cell>
          <table:table-cell office:value-type="float" office:value="2.375101" calcext:value-type="float">
            <text:p>2.375101</text:p>
          </table:table-cell>
          <table:table-cell office:value-type="float" office:value="0.779012" calcext:value-type="float">
            <text:p>0.779012</text:p>
          </table:table-cell>
          <table:table-cell office:value-type="float" office:value="0.134585" calcext:value-type="float">
            <text:p>0.134585</text:p>
          </table:table-cell>
          <table:table-cell office:value-type="float" office:value="0.117823" calcext:value-type="float">
            <text:p>0.117823</text:p>
          </table:table-cell>
          <table:table-cell office:value-type="float" office:value="9.671096" calcext:value-type="float">
            <text:p>9.671096</text:p>
          </table:table-cell>
          <table:table-cell office:value-type="float" office:value="3.106132" calcext:value-type="float">
            <text:p>3.106132</text:p>
          </table:table-cell>
          <table:table-cell office:value-type="float" office:value="0.296756" calcext:value-type="float">
            <text:p>0.296756</text:p>
          </table:table-cell>
          <table:table-cell office:value-type="float" office:value="0.261067" calcext:value-type="float">
            <text:p>0.261067</text:p>
          </table:table-cell>
          <table:table-cell office:value-type="float" office:value="36.812703" calcext:value-type="float">
            <text:p>36.812703</text:p>
          </table:table-cell>
          <table:table-cell office:value-type="float" office:value="13.072799" calcext:value-type="float">
            <text:p>13.072799</text:p>
          </table:table-cell>
          <table:table-cell office:value-type="float" office:value="0.644847" calcext:value-type="float">
            <text:p>0.644847</text:p>
          </table:table-cell>
          <table:table-cell office:value-type="float" office:value="0.56844" calcext:value-type="float">
            <text:p>0.56844</text:p>
          </table:table-cell>
          <table:table-cell office:value-type="float" office:value="232.018188" calcext:value-type="float">
            <text:p>232.018188</text:p>
          </table:table-cell>
          <table:table-cell office:value-type="float" office:value="80.876858" calcext:value-type="float">
            <text:p>80.876858</text:p>
          </table:table-cell>
          <table:table-cell office:value-type="float" office:value="1.724178" calcext:value-type="float">
            <text:p>1.724178</text:p>
          </table:table-cell>
          <table:table-cell office:value-type="float" office:value="1.532184" calcext:value-type="float">
            <text:p>1.532184</text:p>
          </table:table-cell>
          <table:table-cell office:value-type="float" office:value="926.201957" calcext:value-type="float">
            <text:p>926.201957</text:p>
          </table:table-cell>
          <table:table-cell office:value-type="float" office:value="350.779143" calcext:value-type="float">
            <text:p>350.779143</text:p>
          </table:table-cell>
          <table:table-cell office:value-type="float" office:value="3.70733" calcext:value-type="float">
            <text:p>3.70733</text:p>
          </table:table-cell>
          <table:table-cell office:value-type="float" office:value="3.298058" calcext:value-type="float">
            <text:p>3.298058</text:p>
          </table:table-cell>
          <table:table-cell table:number-columns-repeated="2" office:value-type="float" office:value="737.995773" calcext:value-type="float">
            <text:p>737.995773</text:p>
          </table:table-cell>
          <table:table-cell office:value-type="float" office:value="5.532362" calcext:value-type="float">
            <text:p>5.532362</text:p>
          </table:table-cell>
          <table:table-cell office:value-type="float" office:value="5.020982" calcext:value-type="float">
            <text:p>5.020982</text:p>
          </table:table-cell>
          <table:table-cell table:number-columns-repeated="2" office:value-type="float" office:value="1317.609687" calcext:value-type="float">
            <text:p>1317.609687</text:p>
          </table:table-cell>
          <table:table-cell office:value-type="float" office:value="7.703597" calcext:value-type="float">
            <text:p>7.703597</text:p>
          </table:table-cell>
          <table:table-cell office:value-type="float" office:value="7.410751" calcext:value-type="float">
            <text:p>7.410751</text:p>
          </table:table-cell>
          <table:table-cell table:number-columns-repeated="2" office:value-type="float" office:value="8288.405347" calcext:value-type="float">
            <text:p>8288.405347</text:p>
          </table:table-cell>
          <table:table-cell office:value-type="float" office:value="20.203005" calcext:value-type="float">
            <text:p>20.203005</text:p>
          </table:table-cell>
          <table:table-cell office:value-type="float" office:value="18.296679" calcext:value-type="float">
            <text:p>18.29667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5796" calcext:value-type="float">
            <text:p>0.005796</text:p>
          </table:table-cell>
          <table:table-cell office:value-type="float" office:value="0.002444" calcext:value-type="float">
            <text:p>0.002444</text:p>
          </table:table-cell>
          <table:table-cell table:number-columns-repeated="2" office:value-type="float" office:value="0.002375" calcext:value-type="float">
            <text:p>0.002375</text:p>
          </table:table-cell>
          <table:table-cell office:value-type="float" office:value="0.39677" calcext:value-type="float">
            <text:p>0.39677</text:p>
          </table:table-cell>
          <table:table-cell office:value-type="float" office:value="0.133467" calcext:value-type="float">
            <text:p>0.133467</text:p>
          </table:table-cell>
          <table:table-cell office:value-type="float" office:value="0.044279" calcext:value-type="float">
            <text:p>0.044279</text:p>
          </table:table-cell>
          <table:table-cell office:value-type="float" office:value="0.036737" calcext:value-type="float">
            <text:p>0.036737</text:p>
          </table:table-cell>
          <table:table-cell office:value-type="float" office:value="2.36672" calcext:value-type="float">
            <text:p>2.36672</text:p>
          </table:table-cell>
          <table:table-cell office:value-type="float" office:value="0.778593" calcext:value-type="float">
            <text:p>0.77859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3271" calcext:value-type="float">
            <text:p>0.123271</text:p>
          </table:table-cell>
          <table:table-cell office:value-type="float" office:value="9.435172" calcext:value-type="float">
            <text:p>9.435172</text:p>
          </table:table-cell>
          <table:table-cell office:value-type="float" office:value="3.074983" calcext:value-type="float">
            <text:p>3.074983</text:p>
          </table:table-cell>
          <table:table-cell office:value-type="float" office:value="0.293823" calcext:value-type="float">
            <text:p>0.293823</text:p>
          </table:table-cell>
          <table:table-cell office:value-type="float" office:value="0.257645" calcext:value-type="float">
            <text:p>0.257645</text:p>
          </table:table-cell>
          <table:table-cell office:value-type="float" office:value="36.520137" calcext:value-type="float">
            <text:p>36.520137</text:p>
          </table:table-cell>
          <table:table-cell office:value-type="float" office:value="12.850144" calcext:value-type="float">
            <text:p>12.850144</text:p>
          </table:table-cell>
          <table:table-cell office:value-type="float" office:value="0.650784" calcext:value-type="float">
            <text:p>0.650784</text:p>
          </table:table-cell>
          <table:table-cell office:value-type="float" office:value="0.572351" calcext:value-type="float">
            <text:p>0.572351</text:p>
          </table:table-cell>
          <table:table-cell office:value-type="float" office:value="230.33396" calcext:value-type="float">
            <text:p>230.33396</text:p>
          </table:table-cell>
          <table:table-cell office:value-type="float" office:value="80.775169" calcext:value-type="float">
            <text:p>80.775169</text:p>
          </table:table-cell>
          <table:table-cell office:value-type="float" office:value="1.752184" calcext:value-type="float">
            <text:p>1.752184</text:p>
          </table:table-cell>
          <table:table-cell office:value-type="float" office:value="1.536863" calcext:value-type="float">
            <text:p>1.536863</text:p>
          </table:table-cell>
          <table:table-cell office:value-type="float" office:value="907.339781" calcext:value-type="float">
            <text:p>907.339781</text:p>
          </table:table-cell>
          <table:table-cell office:value-type="float" office:value="328.62002" calcext:value-type="float">
            <text:p>328.62002</text:p>
          </table:table-cell>
          <table:table-cell office:value-type="float" office:value="3.647546" calcext:value-type="float">
            <text:p>3.647546</text:p>
          </table:table-cell>
          <table:table-cell office:value-type="float" office:value="3.267817" calcext:value-type="float">
            <text:p>3.267817</text:p>
          </table:table-cell>
          <table:table-cell table:number-columns-repeated="2" office:value-type="float" office:value="731.766602" calcext:value-type="float">
            <text:p>731.766602</text:p>
          </table:table-cell>
          <table:table-cell office:value-type="float" office:value="6.136561" calcext:value-type="float">
            <text:p>6.136561</text:p>
          </table:table-cell>
          <table:table-cell office:value-type="float" office:value="5.145928" calcext:value-type="float">
            <text:p>5.145928</text:p>
          </table:table-cell>
          <table:table-cell table:number-columns-repeated="2" office:value-type="float" office:value="1308.66291" calcext:value-type="float">
            <text:p>1308.66291</text:p>
          </table:table-cell>
          <table:table-cell office:value-type="float" office:value="7.652402" calcext:value-type="float">
            <text:p>7.652402</text:p>
          </table:table-cell>
          <table:table-cell office:value-type="float" office:value="6.98807" calcext:value-type="float">
            <text:p>6.98807</text:p>
          </table:table-cell>
          <table:table-cell table:number-columns-repeated="2" office:value-type="float" office:value="8275.861728" calcext:value-type="float">
            <text:p>8275.861728</text:p>
          </table:table-cell>
          <table:table-cell office:value-type="float" office:value="20.460092" calcext:value-type="float">
            <text:p>20.460092</text:p>
          </table:table-cell>
          <table:table-cell office:value-type="float" office:value="18.779144" calcext:value-type="float">
            <text:p>18.7791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395024" calcext:value-type="float">
            <text:p>0.395024</text:p>
          </table:table-cell>
          <table:table-cell office:value-type="float" office:value="0.133817" calcext:value-type="float">
            <text:p>0.133817</text:p>
          </table:table-cell>
          <table:table-cell office:value-type="float" office:value="0.041625" calcext:value-type="float">
            <text:p>0.041625</text:p>
          </table:table-cell>
          <table:table-cell office:value-type="float" office:value="0.034362" calcext:value-type="float">
            <text:p>0.034362</text:p>
          </table:table-cell>
          <table:table-cell office:value-type="float" office:value="2.411698" calcext:value-type="float">
            <text:p>2.411698</text:p>
          </table:table-cell>
          <table:table-cell office:value-type="float" office:value="0.928823" calcext:value-type="float">
            <text:p>0.928823</text:p>
          </table:table-cell>
          <table:table-cell office:value-type="float" office:value="0.131721" calcext:value-type="float">
            <text:p>0.131721</text:p>
          </table:table-cell>
          <table:table-cell office:value-type="float" office:value="0.125365" calcext:value-type="float">
            <text:p>0.125365</text:p>
          </table:table-cell>
          <table:table-cell office:value-type="float" office:value="9.308688" calcext:value-type="float">
            <text:p>9.308688</text:p>
          </table:table-cell>
          <table:table-cell office:value-type="float" office:value="3.085389" calcext:value-type="float">
            <text:p>3.085389</text:p>
          </table:table-cell>
          <table:table-cell office:value-type="float" office:value="0.294732" calcext:value-type="float">
            <text:p>0.294732</text:p>
          </table:table-cell>
          <table:table-cell office:value-type="float" office:value="0.256947" calcext:value-type="float">
            <text:p>0.256947</text:p>
          </table:table-cell>
          <table:table-cell office:value-type="float" office:value="36.489547" calcext:value-type="float">
            <text:p>36.489547</text:p>
          </table:table-cell>
          <table:table-cell office:value-type="float" office:value="12.664924" calcext:value-type="float">
            <text:p>12.664924</text:p>
          </table:table-cell>
          <table:table-cell office:value-type="float" office:value="0.636606" calcext:value-type="float">
            <text:p>0.636606</text:p>
          </table:table-cell>
          <table:table-cell office:value-type="float" office:value="0.78914" calcext:value-type="float">
            <text:p>0.78914</text:p>
          </table:table-cell>
          <table:table-cell office:value-type="float" office:value="227.630604" calcext:value-type="float">
            <text:p>227.630604</text:p>
          </table:table-cell>
          <table:table-cell office:value-type="float" office:value="80.876369" calcext:value-type="float">
            <text:p>80.876369</text:p>
          </table:table-cell>
          <table:table-cell office:value-type="float" office:value="1.712584" calcext:value-type="float">
            <text:p>1.712584</text:p>
          </table:table-cell>
          <table:table-cell office:value-type="float" office:value="1.541891" calcext:value-type="float">
            <text:p>1.541891</text:p>
          </table:table-cell>
          <table:table-cell office:value-type="float" office:value="920.598292" calcext:value-type="float">
            <text:p>920.598292</text:p>
          </table:table-cell>
          <table:table-cell office:value-type="float" office:value="328.827169" calcext:value-type="float">
            <text:p>328.827169</text:p>
          </table:table-cell>
          <table:table-cell office:value-type="float" office:value="3.647336" calcext:value-type="float">
            <text:p>3.647336</text:p>
          </table:table-cell>
          <table:table-cell office:value-type="float" office:value="3.299176" calcext:value-type="float">
            <text:p>3.299176</text:p>
          </table:table-cell>
          <table:table-cell table:number-columns-repeated="2" office:value-type="float" office:value="729.247207" calcext:value-type="float">
            <text:p>729.247207</text:p>
          </table:table-cell>
          <table:table-cell office:value-type="float" office:value="5.73113" calcext:value-type="float">
            <text:p>5.73113</text:p>
          </table:table-cell>
          <table:table-cell office:value-type="float" office:value="5.110728" calcext:value-type="float">
            <text:p>5.110728</text:p>
          </table:table-cell>
          <table:table-cell table:number-columns-repeated="2" office:value-type="float" office:value="1305.769024" calcext:value-type="float">
            <text:p>1305.769024</text:p>
          </table:table-cell>
          <table:table-cell office:value-type="float" office:value="7.653381" calcext:value-type="float">
            <text:p>7.653381</text:p>
          </table:table-cell>
          <table:table-cell office:value-type="float" office:value="7.092763" calcext:value-type="float">
            <text:p>7.092763</text:p>
          </table:table-cell>
          <table:table-cell table:number-columns-repeated="2" office:value-type="float" office:value="8303.721606" calcext:value-type="float">
            <text:p>8303.721606</text:p>
          </table:table-cell>
          <table:table-cell office:value-type="float" office:value="20.558429" calcext:value-type="float">
            <text:p>20.558429</text:p>
          </table:table-cell>
          <table:table-cell office:value-type="float" office:value="18.326991" calcext:value-type="float">
            <text:p>18.32699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5238" calcext:value-type="float">
            <text:p>0.005238</text:p>
          </table:table-cell>
          <table:table-cell table:number-columns-repeated="2" office:value-type="float" office:value="0.002375" calcext:value-type="float">
            <text:p>0.002375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393069" calcext:value-type="float">
            <text:p>0.393069</text:p>
          </table:table-cell>
          <table:table-cell office:value-type="float" office:value="0.133886" calcext:value-type="float">
            <text:p>0.133886</text:p>
          </table:table-cell>
          <table:table-cell office:value-type="float" office:value="0.040438" calcext:value-type="float">
            <text:p>0.040438</text:p>
          </table:table-cell>
          <table:table-cell office:value-type="float" office:value="0.031499" calcext:value-type="float">
            <text:p>0.031499</text:p>
          </table:table-cell>
          <table:table-cell office:value-type="float" office:value="2.393399" calcext:value-type="float">
            <text:p>2.393399</text:p>
          </table:table-cell>
          <table:table-cell office:value-type="float" office:value="0.813095" calcext:value-type="float">
            <text:p>0.813095</text:p>
          </table:table-cell>
          <table:table-cell office:value-type="float" office:value="0.131582" calcext:value-type="float">
            <text:p>0.131582</text:p>
          </table:table-cell>
          <table:table-cell office:value-type="float" office:value="0.118032" calcext:value-type="float">
            <text:p>0.118032</text:p>
          </table:table-cell>
          <table:table-cell office:value-type="float" office:value="9.309667" calcext:value-type="float">
            <text:p>9.309667</text:p>
          </table:table-cell>
          <table:table-cell office:value-type="float" office:value="3.113256" calcext:value-type="float">
            <text:p>3.113256</text:p>
          </table:table-cell>
          <table:table-cell office:value-type="float" office:value="0.291519" calcext:value-type="float">
            <text:p>0.291519</text:p>
          </table:table-cell>
          <table:table-cell office:value-type="float" office:value="0.256877" calcext:value-type="float">
            <text:p>0.256877</text:p>
          </table:table-cell>
          <table:table-cell office:value-type="float" office:value="36.462028" calcext:value-type="float">
            <text:p>36.462028</text:p>
          </table:table-cell>
          <table:table-cell office:value-type="float" office:value="12.773108" calcext:value-type="float">
            <text:p>12.773108</text:p>
          </table:table-cell>
          <table:table-cell office:value-type="float" office:value="0.639748" calcext:value-type="float">
            <text:p>0.639748</text:p>
          </table:table-cell>
          <table:table-cell office:value-type="float" office:value="0.685145" calcext:value-type="float">
            <text:p>0.685145</text:p>
          </table:table-cell>
          <table:table-cell office:value-type="float" office:value="227.41207" calcext:value-type="float">
            <text:p>227.41207</text:p>
          </table:table-cell>
          <table:table-cell office:value-type="float" office:value="80.91548" calcext:value-type="float">
            <text:p>80.91548</text:p>
          </table:table-cell>
          <table:table-cell office:value-type="float" office:value="1.744642" calcext:value-type="float">
            <text:p>1.744642</text:p>
          </table:table-cell>
          <table:table-cell office:value-type="float" office:value="1.651613" calcext:value-type="float">
            <text:p>1.651613</text:p>
          </table:table-cell>
          <table:table-cell office:value-type="float" office:value="912.120227" calcext:value-type="float">
            <text:p>912.120227</text:p>
          </table:table-cell>
          <table:table-cell office:value-type="float" office:value="328.298329" calcext:value-type="float">
            <text:p>328.298329</text:p>
          </table:table-cell>
          <table:table-cell office:value-type="float" office:value="3.627362" calcext:value-type="float">
            <text:p>3.627362</text:p>
          </table:table-cell>
          <table:table-cell office:value-type="float" office:value="3.269005" calcext:value-type="float">
            <text:p>3.269005</text:p>
          </table:table-cell>
          <table:table-cell table:number-columns-repeated="2" office:value-type="float" office:value="739.381151" calcext:value-type="float">
            <text:p>739.381151</text:p>
          </table:table-cell>
          <table:table-cell office:value-type="float" office:value="5.715346" calcext:value-type="float">
            <text:p>5.715346</text:p>
          </table:table-cell>
          <table:table-cell office:value-type="float" office:value="5.579015" calcext:value-type="float">
            <text:p>5.579015</text:p>
          </table:table-cell>
          <table:table-cell table:number-columns-repeated="2" office:value-type="float" office:value="1304.225246" calcext:value-type="float">
            <text:p>1304.225246</text:p>
          </table:table-cell>
          <table:table-cell office:value-type="float" office:value="8.230272" calcext:value-type="float">
            <text:p>8.230272</text:p>
          </table:table-cell>
          <table:table-cell office:value-type="float" office:value="7.087593" calcext:value-type="float">
            <text:p>7.087593</text:p>
          </table:table-cell>
          <table:table-cell table:number-columns-repeated="2" office:value-type="float" office:value="8846.160869" calcext:value-type="float">
            <text:p>8846.160869</text:p>
          </table:table-cell>
          <table:table-cell office:value-type="float" office:value="20.505978" calcext:value-type="float">
            <text:p>20.505978</text:p>
          </table:table-cell>
          <table:table-cell office:value-type="float" office:value="18.361562" calcext:value-type="float">
            <text:p>18.3615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7124" calcext:value-type="float">
            <text:p>0.007124</text:p>
          </table:table-cell>
          <table:table-cell office:value-type="float" office:value="0.003422" calcext:value-type="float">
            <text:p>0.003422</text:p>
          </table:table-cell>
          <table:table-cell office:value-type="float" office:value="0.005588" calcext:value-type="float">
            <text:p>0.005588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598472" calcext:value-type="float">
            <text:p>0.598472</text:p>
          </table:table-cell>
          <table:table-cell office:value-type="float" office:value="0.165175" calcext:value-type="float">
            <text:p>0.165175</text:p>
          </table:table-cell>
          <table:table-cell office:value-type="float" office:value="0.051822" calcext:value-type="float">
            <text:p>0.051822</text:p>
          </table:table-cell>
          <table:table-cell office:value-type="float" office:value="0.045187" calcext:value-type="float">
            <text:p>0.045187</text:p>
          </table:table-cell>
          <table:table-cell office:value-type="float" office:value="2.387463" calcext:value-type="float">
            <text:p>2.387463</text:p>
          </table:table-cell>
          <table:table-cell office:value-type="float" office:value="0.814422" calcext:value-type="float">
            <text:p>0.814422</text:p>
          </table:table-cell>
          <table:table-cell office:value-type="float" office:value="0.137937" calcext:value-type="float">
            <text:p>0.137937</text:p>
          </table:table-cell>
          <table:table-cell office:value-type="float" office:value="0.132838" calcext:value-type="float">
            <text:p>0.132838</text:p>
          </table:table-cell>
          <table:table-cell office:value-type="float" office:value="9.802399" calcext:value-type="float">
            <text:p>9.802399</text:p>
          </table:table-cell>
          <table:table-cell office:value-type="float" office:value="3.058989" calcext:value-type="float">
            <text:p>3.058989</text:p>
          </table:table-cell>
          <table:table-cell office:value-type="float" office:value="0.309119" calcext:value-type="float">
            <text:p>0.309119</text:p>
          </table:table-cell>
          <table:table-cell office:value-type="float" office:value="0.281462" calcext:value-type="float">
            <text:p>0.281462</text:p>
          </table:table-cell>
          <table:table-cell office:value-type="float" office:value="36.886177" calcext:value-type="float">
            <text:p>36.886177</text:p>
          </table:table-cell>
          <table:table-cell office:value-type="float" office:value="14.326454" calcext:value-type="float">
            <text:p>14.326454</text:p>
          </table:table-cell>
          <table:table-cell office:value-type="float" office:value="0.706726" calcext:value-type="float">
            <text:p>0.706726</text:p>
          </table:table-cell>
          <table:table-cell office:value-type="float" office:value="0.547906" calcext:value-type="float">
            <text:p>0.547906</text:p>
          </table:table-cell>
          <table:table-cell office:value-type="float" office:value="231.528181" calcext:value-type="float">
            <text:p>231.528181</text:p>
          </table:table-cell>
          <table:table-cell office:value-type="float" office:value="80.704279" calcext:value-type="float">
            <text:p>80.704279</text:p>
          </table:table-cell>
          <table:table-cell office:value-type="float" office:value="1.749251" calcext:value-type="float">
            <text:p>1.749251</text:p>
          </table:table-cell>
          <table:table-cell office:value-type="float" office:value="1.537143" calcext:value-type="float">
            <text:p>1.537143</text:p>
          </table:table-cell>
          <table:table-cell office:value-type="float" office:value="914.120839" calcext:value-type="float">
            <text:p>914.120839</text:p>
          </table:table-cell>
          <table:table-cell office:value-type="float" office:value="330.15423" calcext:value-type="float">
            <text:p>330.15423</text:p>
          </table:table-cell>
          <table:table-cell office:value-type="float" office:value="3.590904" calcext:value-type="float">
            <text:p>3.590904</text:p>
          </table:table-cell>
          <table:table-cell office:value-type="float" office:value="3.284928" calcext:value-type="float">
            <text:p>3.284928</text:p>
          </table:table-cell>
          <table:table-cell table:number-columns-repeated="2" office:value-type="float" office:value="744.961144" calcext:value-type="float">
            <text:p>744.961144</text:p>
          </table:table-cell>
          <table:table-cell office:value-type="float" office:value="5.676724" calcext:value-type="float">
            <text:p>5.676724</text:p>
          </table:table-cell>
          <table:table-cell office:value-type="float" office:value="5.861106" calcext:value-type="float">
            <text:p>5.861106</text:p>
          </table:table-cell>
          <table:table-cell table:number-columns-repeated="2" office:value-type="float" office:value="1338.994552" calcext:value-type="float">
            <text:p>1338.994552</text:p>
          </table:table-cell>
          <table:table-cell office:value-type="float" office:value="9.875601" calcext:value-type="float">
            <text:p>9.875601</text:p>
          </table:table-cell>
          <table:table-cell office:value-type="float" office:value="6.964812" calcext:value-type="float">
            <text:p>6.964812</text:p>
          </table:table-cell>
          <table:table-cell table:number-columns-repeated="2" office:value-type="float" office:value="8378.967252" calcext:value-type="float">
            <text:p>8378.967252</text:p>
          </table:table-cell>
          <table:table-cell office:value-type="float" office:value="20.90205" calcext:value-type="float">
            <text:p>20.90205</text:p>
          </table:table-cell>
          <table:table-cell office:value-type="float" office:value="18.889774" calcext:value-type="float">
            <text:p>18.88977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6285" calcext:value-type="float">
            <text:p>0.006285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399773" calcext:value-type="float">
            <text:p>0.399773</text:p>
          </table:table-cell>
          <table:table-cell office:value-type="float" office:value="0.129696" calcext:value-type="float">
            <text:p>0.129696</text:p>
          </table:table-cell>
          <table:table-cell office:value-type="float" office:value="0.047073" calcext:value-type="float">
            <text:p>0.047073</text:p>
          </table:table-cell>
          <table:table-cell office:value-type="float" office:value="0.039879" calcext:value-type="float">
            <text:p>0.039879</text:p>
          </table:table-cell>
          <table:table-cell office:value-type="float" office:value="2.371539" calcext:value-type="float">
            <text:p>2.371539</text:p>
          </table:table-cell>
          <table:table-cell office:value-type="float" office:value="0.80653" calcext:value-type="float">
            <text:p>0.80653</text:p>
          </table:table-cell>
          <table:table-cell office:value-type="float" office:value="0.136051" calcext:value-type="float">
            <text:p>0.136051</text:p>
          </table:table-cell>
          <table:table-cell office:value-type="float" office:value="0.11915" calcext:value-type="float">
            <text:p>0.11915</text:p>
          </table:table-cell>
          <table:table-cell office:value-type="float" office:value="9.67417" calcext:value-type="float">
            <text:p>9.67417</text:p>
          </table:table-cell>
          <table:table-cell office:value-type="float" office:value="3.061294" calcext:value-type="float">
            <text:p>3.061294</text:p>
          </table:table-cell>
          <table:table-cell office:value-type="float" office:value="0.297245" calcext:value-type="float">
            <text:p>0.297245</text:p>
          </table:table-cell>
          <table:table-cell office:value-type="float" office:value="0.261487" calcext:value-type="float">
            <text:p>0.261487</text:p>
          </table:table-cell>
          <table:table-cell office:value-type="float" office:value="36.530194" calcext:value-type="float">
            <text:p>36.530194</text:p>
          </table:table-cell>
          <table:table-cell office:value-type="float" office:value="12.939401" calcext:value-type="float">
            <text:p>12.939401</text:p>
          </table:table-cell>
          <table:table-cell office:value-type="float" office:value="0.6438" calcext:value-type="float">
            <text:p>0.6438</text:p>
          </table:table-cell>
          <table:table-cell office:value-type="float" office:value="0.557196" calcext:value-type="float">
            <text:p>0.557196</text:p>
          </table:table-cell>
          <table:table-cell office:value-type="float" office:value="228.166428" calcext:value-type="float">
            <text:p>228.166428</text:p>
          </table:table-cell>
          <table:table-cell office:value-type="float" office:value="80.27196" calcext:value-type="float">
            <text:p>80.27196</text:p>
          </table:table-cell>
          <table:table-cell office:value-type="float" office:value="1.769156" calcext:value-type="float">
            <text:p>1.769156</text:p>
          </table:table-cell>
          <table:table-cell office:value-type="float" office:value="1.539307" calcext:value-type="float">
            <text:p>1.539307</text:p>
          </table:table-cell>
          <table:table-cell office:value-type="float" office:value="909.058655" calcext:value-type="float">
            <text:p>909.058655</text:p>
          </table:table-cell>
          <table:table-cell office:value-type="float" office:value="329.806488" calcext:value-type="float">
            <text:p>329.806488</text:p>
          </table:table-cell>
          <table:table-cell office:value-type="float" office:value="3.701952" calcext:value-type="float">
            <text:p>3.701952</text:p>
          </table:table-cell>
          <table:table-cell office:value-type="float" office:value="3.31545" calcext:value-type="float">
            <text:p>3.31545</text:p>
          </table:table-cell>
          <table:table-cell table:number-columns-repeated="2" office:value-type="float" office:value="732.460757" calcext:value-type="float">
            <text:p>732.460757</text:p>
          </table:table-cell>
          <table:table-cell office:value-type="float" office:value="5.61694" calcext:value-type="float">
            <text:p>5.61694</text:p>
          </table:table-cell>
          <table:table-cell office:value-type="float" office:value="5.073711" calcext:value-type="float">
            <text:p>5.073711</text:p>
          </table:table-cell>
          <table:table-cell table:number-columns-repeated="2" office:value-type="float" office:value="1318.827375" calcext:value-type="float">
            <text:p>1318.827375</text:p>
          </table:table-cell>
          <table:table-cell office:value-type="float" office:value="9.388525" calcext:value-type="float">
            <text:p>9.388525</text:p>
          </table:table-cell>
          <table:table-cell office:value-type="float" office:value="7.193474" calcext:value-type="float">
            <text:p>7.193474</text:p>
          </table:table-cell>
          <table:table-cell table:number-columns-repeated="2" office:value-type="float" office:value="8322.370425" calcext:value-type="float">
            <text:p>8322.370425</text:p>
          </table:table-cell>
          <table:table-cell office:value-type="float" office:value="21.264388" calcext:value-type="float">
            <text:p>21.264388</text:p>
          </table:table-cell>
          <table:table-cell office:value-type="float" office:value="19.347027" calcext:value-type="float">
            <text:p>19.3470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5168" calcext:value-type="float">
            <text:p>0.005168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397677" calcext:value-type="float">
            <text:p>0.397677</text:p>
          </table:table-cell>
          <table:table-cell office:value-type="float" office:value="0.129346" calcext:value-type="float">
            <text:p>0.129346</text:p>
          </table:table-cell>
          <table:table-cell office:value-type="float" office:value="0.051124" calcext:value-type="float">
            <text:p>0.051124</text:p>
          </table:table-cell>
          <table:table-cell office:value-type="float" office:value="0.037225" calcext:value-type="float">
            <text:p>0.037225</text:p>
          </table:table-cell>
          <table:table-cell office:value-type="float" office:value="2.379571" calcext:value-type="float">
            <text:p>2.379571</text:p>
          </table:table-cell>
          <table:table-cell office:value-type="float" office:value="0.785298" calcext:value-type="float">
            <text:p>0.785298</text:p>
          </table:table-cell>
          <table:table-cell office:value-type="float" office:value="0.133258" calcext:value-type="float">
            <text:p>0.133258</text:p>
          </table:table-cell>
          <table:table-cell office:value-type="float" office:value="0.111747" calcext:value-type="float">
            <text:p>0.111747</text:p>
          </table:table-cell>
          <table:table-cell office:value-type="float" office:value="9.467368" calcext:value-type="float">
            <text:p>9.467368</text:p>
          </table:table-cell>
          <table:table-cell office:value-type="float" office:value="3.069675" calcext:value-type="float">
            <text:p>3.069675</text:p>
          </table:table-cell>
          <table:table-cell office:value-type="float" office:value="0.292427" calcext:value-type="float">
            <text:p>0.292427</text:p>
          </table:table-cell>
          <table:table-cell office:value-type="float" office:value="0.257366" calcext:value-type="float">
            <text:p>0.257366</text:p>
          </table:table-cell>
          <table:table-cell office:value-type="float" office:value="36.303209" calcext:value-type="float">
            <text:p>36.303209</text:p>
          </table:table-cell>
          <table:table-cell office:value-type="float" office:value="12.912513" calcext:value-type="float">
            <text:p>12.912513</text:p>
          </table:table-cell>
          <table:table-cell office:value-type="float" office:value="0.649247" calcext:value-type="float">
            <text:p>0.649247</text:p>
          </table:table-cell>
          <table:table-cell office:value-type="float" office:value="0.563691" calcext:value-type="float">
            <text:p>0.563691</text:p>
          </table:table-cell>
          <table:table-cell office:value-type="float" office:value="226.957332" calcext:value-type="float">
            <text:p>226.957332</text:p>
          </table:table-cell>
          <table:table-cell office:value-type="float" office:value="81.062217" calcext:value-type="float">
            <text:p>81.062217</text:p>
          </table:table-cell>
          <table:table-cell office:value-type="float" office:value="1.750089" calcext:value-type="float">
            <text:p>1.750089</text:p>
          </table:table-cell>
          <table:table-cell office:value-type="float" office:value="1.536025" calcext:value-type="float">
            <text:p>1.536025</text:p>
          </table:table-cell>
          <table:table-cell office:value-type="float" office:value="908.10476" calcext:value-type="float">
            <text:p>908.10476</text:p>
          </table:table-cell>
          <table:table-cell office:value-type="float" office:value="329.991778" calcext:value-type="float">
            <text:p>329.991778</text:p>
          </table:table-cell>
          <table:table-cell office:value-type="float" office:value="3.57519" calcext:value-type="float">
            <text:p>3.57519</text:p>
          </table:table-cell>
          <table:table-cell office:value-type="float" office:value="3.292192" calcext:value-type="float">
            <text:p>3.292192</text:p>
          </table:table-cell>
          <table:table-cell table:number-columns-repeated="2" office:value-type="float" office:value="730.559321" calcext:value-type="float">
            <text:p>730.559321</text:p>
          </table:table-cell>
          <table:table-cell office:value-type="float" office:value="5.704172" calcext:value-type="float">
            <text:p>5.704172</text:p>
          </table:table-cell>
          <table:table-cell office:value-type="float" office:value="5.121553" calcext:value-type="float">
            <text:p>5.121553</text:p>
          </table:table-cell>
          <table:table-cell table:number-columns-repeated="2" office:value-type="float" office:value="1308.532865" calcext:value-type="float">
            <text:p>1308.532865</text:p>
          </table:table-cell>
          <table:table-cell office:value-type="float" office:value="9.119146" calcext:value-type="float">
            <text:p>9.119146</text:p>
          </table:table-cell>
          <table:table-cell office:value-type="float" office:value="7.04953" calcext:value-type="float">
            <text:p>7.04953</text:p>
          </table:table-cell>
          <table:table-cell table:number-columns-repeated="2" office:value-type="float" office:value="8337.382245" calcext:value-type="float">
            <text:p>8337.382245</text:p>
          </table:table-cell>
          <table:table-cell office:value-type="float" office:value="20.704258" calcext:value-type="float">
            <text:p>20.704258</text:p>
          </table:table-cell>
          <table:table-cell office:value-type="float" office:value="19.345001" calcext:value-type="float">
            <text:p>19.3450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1885" calcext:value-type="float">
            <text:p>0.001885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597215" calcext:value-type="float">
            <text:p>0.597215</text:p>
          </table:table-cell>
          <table:table-cell office:value-type="float" office:value="0.129276" calcext:value-type="float">
            <text:p>0.129276</text:p>
          </table:table-cell>
          <table:table-cell office:value-type="float" office:value="0.040997" calcext:value-type="float">
            <text:p>0.040997</text:p>
          </table:table-cell>
          <table:table-cell office:value-type="float" office:value="0.034292" calcext:value-type="float">
            <text:p>0.034292</text:p>
          </table:table-cell>
          <table:table-cell office:value-type="float" office:value="2.372516" calcext:value-type="float">
            <text:p>2.372516</text:p>
          </table:table-cell>
          <table:table-cell office:value-type="float" office:value="0.790955" calcext:value-type="float">
            <text:p>0.790955</text:p>
          </table:table-cell>
          <table:table-cell office:value-type="float" office:value="0.132" calcext:value-type="float">
            <text:p>0.132</text:p>
          </table:table-cell>
          <table:table-cell office:value-type="float" office:value="0.125994" calcext:value-type="float">
            <text:p>0.125994</text:p>
          </table:table-cell>
          <table:table-cell office:value-type="float" office:value="9.265178" calcext:value-type="float">
            <text:p>9.265178</text:p>
          </table:table-cell>
          <table:table-cell office:value-type="float" office:value="3.07205" calcext:value-type="float">
            <text:p>3.07205</text:p>
          </table:table-cell>
          <table:table-cell office:value-type="float" office:value="0.292986" calcext:value-type="float">
            <text:p>0.292986</text:p>
          </table:table-cell>
          <table:table-cell office:value-type="float" office:value="0.256249" calcext:value-type="float">
            <text:p>0.256249</text:p>
          </table:table-cell>
          <table:table-cell office:value-type="float" office:value="36.569166" calcext:value-type="float">
            <text:p>36.569166</text:p>
          </table:table-cell>
          <table:table-cell office:value-type="float" office:value="13.087395" calcext:value-type="float">
            <text:p>13.087395</text:p>
          </table:table-cell>
          <table:table-cell office:value-type="float" office:value="0.638491" calcext:value-type="float">
            <text:p>0.638491</text:p>
          </table:table-cell>
          <table:table-cell office:value-type="float" office:value="0.550561" calcext:value-type="float">
            <text:p>0.550561</text:p>
          </table:table-cell>
          <table:table-cell office:value-type="float" office:value="229.537628" calcext:value-type="float">
            <text:p>229.537628</text:p>
          </table:table-cell>
          <table:table-cell office:value-type="float" office:value="80.65553" calcext:value-type="float">
            <text:p>80.65553</text:p>
          </table:table-cell>
          <table:table-cell office:value-type="float" office:value="1.713562" calcext:value-type="float">
            <text:p>1.713562</text:p>
          </table:table-cell>
          <table:table-cell office:value-type="float" office:value="1.540285" calcext:value-type="float">
            <text:p>1.540285</text:p>
          </table:table-cell>
          <table:table-cell office:value-type="float" office:value="907.859268" calcext:value-type="float">
            <text:p>907.859268</text:p>
          </table:table-cell>
          <table:table-cell office:value-type="float" office:value="330.31277" calcext:value-type="float">
            <text:p>330.31277</text:p>
          </table:table-cell>
          <table:table-cell office:value-type="float" office:value="3.684143" calcext:value-type="float">
            <text:p>3.684143</text:p>
          </table:table-cell>
          <table:table-cell office:value-type="float" office:value="3.23995" calcext:value-type="float">
            <text:p>3.23995</text:p>
          </table:table-cell>
          <table:table-cell table:number-columns-repeated="2" office:value-type="float" office:value="743.358838" calcext:value-type="float">
            <text:p>743.358838</text:p>
          </table:table-cell>
          <table:table-cell office:value-type="float" office:value="5.832889" calcext:value-type="float">
            <text:p>5.832889</text:p>
          </table:table-cell>
          <table:table-cell office:value-type="float" office:value="5.738324" calcext:value-type="float">
            <text:p>5.738324</text:p>
          </table:table-cell>
          <table:table-cell table:number-columns-repeated="2" office:value-type="float" office:value="1307.147487" calcext:value-type="float">
            <text:p>1307.147487</text:p>
          </table:table-cell>
          <table:table-cell office:value-type="float" office:value="9.176276" calcext:value-type="float">
            <text:p>9.176276</text:p>
          </table:table-cell>
          <table:table-cell office:value-type="float" office:value="6.975498" calcext:value-type="float">
            <text:p>6.975498</text:p>
          </table:table-cell>
          <table:table-cell table:number-columns-repeated="2" office:value-type="float" office:value="8287.105453" calcext:value-type="float">
            <text:p>8287.105453</text:p>
          </table:table-cell>
          <table:table-cell office:value-type="float" office:value="20.396885" calcext:value-type="float">
            <text:p>20.396885</text:p>
          </table:table-cell>
          <table:table-cell office:value-type="float" office:value="19.002079" calcext:value-type="float">
            <text:p>19.00207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399354" calcext:value-type="float">
            <text:p>0.399354</text:p>
          </table:table-cell>
          <table:table-cell office:value-type="float" office:value="0.128089" calcext:value-type="float">
            <text:p>0.128089</text:p>
          </table:table-cell>
          <table:table-cell office:value-type="float" office:value="0.040647" calcext:value-type="float">
            <text:p>0.040647</text:p>
          </table:table-cell>
          <table:table-cell office:value-type="float" office:value="0.031918" calcext:value-type="float">
            <text:p>0.031918</text:p>
          </table:table-cell>
          <table:table-cell office:value-type="float" office:value="2.390466" calcext:value-type="float">
            <text:p>2.390466</text:p>
          </table:table-cell>
          <table:table-cell office:value-type="float" office:value="0.785229" calcext:value-type="float">
            <text:p>0.785229</text:p>
          </table:table-cell>
          <table:table-cell office:value-type="float" office:value="0.133327" calcext:value-type="float">
            <text:p>0.133327</text:p>
          </table:table-cell>
          <table:table-cell office:value-type="float" office:value="0.111048" calcext:value-type="float">
            <text:p>0.111048</text:p>
          </table:table-cell>
          <table:table-cell office:value-type="float" office:value="9.314416" calcext:value-type="float">
            <text:p>9.314416</text:p>
          </table:table-cell>
          <table:table-cell office:value-type="float" office:value="3.079593" calcext:value-type="float">
            <text:p>3.079593</text:p>
          </table:table-cell>
          <table:table-cell office:value-type="float" office:value="0.293753" calcext:value-type="float">
            <text:p>0.293753</text:p>
          </table:table-cell>
          <table:table-cell office:value-type="float" office:value="0.248147" calcext:value-type="float">
            <text:p>0.248147</text:p>
          </table:table-cell>
          <table:table-cell office:value-type="float" office:value="36.399661" calcext:value-type="float">
            <text:p>36.399661</text:p>
          </table:table-cell>
          <table:table-cell office:value-type="float" office:value="12.831286" calcext:value-type="float">
            <text:p>12.831286</text:p>
          </table:table-cell>
          <table:table-cell office:value-type="float" office:value="0.636815" calcext:value-type="float">
            <text:p>0.636815</text:p>
          </table:table-cell>
          <table:table-cell office:value-type="float" office:value="0.553983" calcext:value-type="float">
            <text:p>0.553983</text:p>
          </table:table-cell>
          <table:table-cell office:value-type="float" office:value="246.116052" calcext:value-type="float">
            <text:p>246.116052</text:p>
          </table:table-cell>
          <table:table-cell office:value-type="float" office:value="80.80967" calcext:value-type="float">
            <text:p>80.80967</text:p>
          </table:table-cell>
          <table:table-cell office:value-type="float" office:value="1.738636" calcext:value-type="float">
            <text:p>1.738636</text:p>
          </table:table-cell>
          <table:table-cell office:value-type="float" office:value="1.531975" calcext:value-type="float">
            <text:p>1.531975</text:p>
          </table:table-cell>
          <table:table-cell office:value-type="float" office:value="917.623326" calcext:value-type="float">
            <text:p>917.623326</text:p>
          </table:table-cell>
          <table:table-cell office:value-type="float" office:value="356.883995" calcext:value-type="float">
            <text:p>356.883995</text:p>
          </table:table-cell>
          <table:table-cell office:value-type="float" office:value="3.61919" calcext:value-type="float">
            <text:p>3.61919</text:p>
          </table:table-cell>
          <table:table-cell office:value-type="float" office:value="3.285487" calcext:value-type="float">
            <text:p>3.285487</text:p>
          </table:table-cell>
          <table:table-cell table:number-columns-repeated="2" office:value-type="float" office:value="741.163229" calcext:value-type="float">
            <text:p>741.163229</text:p>
          </table:table-cell>
          <table:table-cell office:value-type="float" office:value="5.605346" calcext:value-type="float">
            <text:p>5.605346</text:p>
          </table:table-cell>
          <table:table-cell office:value-type="float" office:value="5.053667" calcext:value-type="float">
            <text:p>5.053667</text:p>
          </table:table-cell>
          <table:table-cell table:number-columns-repeated="2" office:value-type="float" office:value="1312.634243" calcext:value-type="float">
            <text:p>1312.634243</text:p>
          </table:table-cell>
          <table:table-cell office:value-type="float" office:value="8.379523" calcext:value-type="float">
            <text:p>8.379523</text:p>
          </table:table-cell>
          <table:table-cell office:value-type="float" office:value="6.937085" calcext:value-type="float">
            <text:p>6.937085</text:p>
          </table:table-cell>
          <table:table-cell table:number-columns-repeated="2" office:value-type="float" office:value="8262.180737" calcext:value-type="float">
            <text:p>8262.180737</text:p>
          </table:table-cell>
          <table:table-cell office:value-type="float" office:value="20.498505" calcext:value-type="float">
            <text:p>20.498505</text:p>
          </table:table-cell>
          <table:table-cell office:value-type="float" office:value="18.467581" calcext:value-type="float">
            <text:p>18.4675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7194" calcext:value-type="float">
            <text:p>0.007194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51522" calcext:value-type="float">
            <text:p>0.51522</text:p>
          </table:table-cell>
          <table:table-cell office:value-type="float" office:value="0.161683" calcext:value-type="float">
            <text:p>0.161683</text:p>
          </table:table-cell>
          <table:table-cell office:value-type="float" office:value="0.051473" calcext:value-type="float">
            <text:p>0.051473</text:p>
          </table:table-cell>
          <table:table-cell office:value-type="float" office:value="0.04442" calcext:value-type="float">
            <text:p>0.04442</text:p>
          </table:table-cell>
          <table:table-cell office:value-type="float" office:value="2.381177" calcext:value-type="float">
            <text:p>2.381177</text:p>
          </table:table-cell>
          <table:table-cell office:value-type="float" office:value="0.782923" calcext:value-type="float">
            <text:p>0.782923</text:p>
          </table:table-cell>
          <table:table-cell office:value-type="float" office:value="0.138426" calcext:value-type="float">
            <text:p>0.138426</text:p>
          </table:table-cell>
          <table:table-cell office:value-type="float" office:value="0.124946" calcext:value-type="float">
            <text:p>0.124946</text:p>
          </table:table-cell>
          <table:table-cell office:value-type="float" office:value="10.274039" calcext:value-type="float">
            <text:p>10.274039</text:p>
          </table:table-cell>
          <table:table-cell office:value-type="float" office:value="3.091186" calcext:value-type="float">
            <text:p>3.091186</text:p>
          </table:table-cell>
          <table:table-cell office:value-type="float" office:value="0.30877" calcext:value-type="float">
            <text:p>0.30877</text:p>
          </table:table-cell>
          <table:table-cell office:value-type="float" office:value="0.272033" calcext:value-type="float">
            <text:p>0.272033</text:p>
          </table:table-cell>
          <table:table-cell office:value-type="float" office:value="36.845389" calcext:value-type="float">
            <text:p>36.845389</text:p>
          </table:table-cell>
          <table:table-cell office:value-type="float" office:value="14.424512" calcext:value-type="float">
            <text:p>14.424512</text:p>
          </table:table-cell>
          <table:table-cell office:value-type="float" office:value="0.641494" calcext:value-type="float">
            <text:p>0.641494</text:p>
          </table:table-cell>
          <table:table-cell office:value-type="float" office:value="0.563342" calcext:value-type="float">
            <text:p>0.563342</text:p>
          </table:table-cell>
          <table:table-cell office:value-type="float" office:value="230.193229" calcext:value-type="float">
            <text:p>230.193229</text:p>
          </table:table-cell>
          <table:table-cell office:value-type="float" office:value="81.07842" calcext:value-type="float">
            <text:p>81.07842</text:p>
          </table:table-cell>
          <table:table-cell office:value-type="float" office:value="1.746946" calcext:value-type="float">
            <text:p>1.746946</text:p>
          </table:table-cell>
          <table:table-cell office:value-type="float" office:value="1.537073" calcext:value-type="float">
            <text:p>1.537073</text:p>
          </table:table-cell>
          <table:table-cell office:value-type="float" office:value="916.344598" calcext:value-type="float">
            <text:p>916.344598</text:p>
          </table:table-cell>
          <table:table-cell office:value-type="float" office:value="325.871335" calcext:value-type="float">
            <text:p>325.871335</text:p>
          </table:table-cell>
          <table:table-cell office:value-type="float" office:value="3.596213" calcext:value-type="float">
            <text:p>3.596213</text:p>
          </table:table-cell>
          <table:table-cell office:value-type="float" office:value="3.333329" calcext:value-type="float">
            <text:p>3.333329</text:p>
          </table:table-cell>
          <table:table-cell table:number-columns-repeated="2" office:value-type="float" office:value="730.431929" calcext:value-type="float">
            <text:p>730.431929</text:p>
          </table:table-cell>
          <table:table-cell office:value-type="float" office:value="5.485497" calcext:value-type="float">
            <text:p>5.485497</text:p>
          </table:table-cell>
          <table:table-cell office:value-type="float" office:value="5.290919" calcext:value-type="float">
            <text:p>5.290919</text:p>
          </table:table-cell>
          <table:table-cell table:number-columns-repeated="2" office:value-type="float" office:value="1308.342268" calcext:value-type="float">
            <text:p>1308.342268</text:p>
          </table:table-cell>
          <table:table-cell office:value-type="float" office:value="7.805845" calcext:value-type="float">
            <text:p>7.805845</text:p>
          </table:table-cell>
          <table:table-cell office:value-type="float" office:value="6.953429" calcext:value-type="float">
            <text:p>6.953429</text:p>
          </table:table-cell>
          <table:table-cell table:number-columns-repeated="2" office:value-type="float" office:value="8206.722817" calcext:value-type="float">
            <text:p>8206.722817</text:p>
          </table:table-cell>
          <table:table-cell office:value-type="float" office:value="20.486492" calcext:value-type="float">
            <text:p>20.486492</text:p>
          </table:table-cell>
          <table:table-cell office:value-type="float" office:value="18.384121" calcext:value-type="float">
            <text:p>18.3841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629273" calcext:value-type="float">
            <text:p>0.629273</text:p>
          </table:table-cell>
          <table:table-cell office:value-type="float" office:value="0.129346" calcext:value-type="float">
            <text:p>0.129346</text:p>
          </table:table-cell>
          <table:table-cell office:value-type="float" office:value="0.046794" calcext:value-type="float">
            <text:p>0.046794</text:p>
          </table:table-cell>
          <table:table-cell office:value-type="float" office:value="0.040439" calcext:value-type="float">
            <text:p>0.040439</text:p>
          </table:table-cell>
          <table:table-cell office:value-type="float" office:value="2.374333" calcext:value-type="float">
            <text:p>2.374333</text:p>
          </table:table-cell>
          <table:table-cell office:value-type="float" office:value="0.782016" calcext:value-type="float">
            <text:p>0.782016</text:p>
          </table:table-cell>
          <table:table-cell office:value-type="float" office:value="0.135841" calcext:value-type="float">
            <text:p>0.135841</text:p>
          </table:table-cell>
          <table:table-cell office:value-type="float" office:value="0.115448" calcext:value-type="float">
            <text:p>0.115448</text:p>
          </table:table-cell>
          <table:table-cell office:value-type="float" office:value="9.574087" calcext:value-type="float">
            <text:p>9.574087</text:p>
          </table:table-cell>
          <table:table-cell office:value-type="float" office:value="3.074703" calcext:value-type="float">
            <text:p>3.074703</text:p>
          </table:table-cell>
          <table:table-cell office:value-type="float" office:value="0.296267" calcext:value-type="float">
            <text:p>0.296267</text:p>
          </table:table-cell>
          <table:table-cell office:value-type="float" office:value="0.252408" calcext:value-type="float">
            <text:p>0.252408</text:p>
          </table:table-cell>
          <table:table-cell office:value-type="float" office:value="36.401336" calcext:value-type="float">
            <text:p>36.401336</text:p>
          </table:table-cell>
          <table:table-cell office:value-type="float" office:value="13.158564" calcext:value-type="float">
            <text:p>13.158564</text:p>
          </table:table-cell>
          <table:table-cell office:value-type="float" office:value="0.639958" calcext:value-type="float">
            <text:p>0.639958</text:p>
          </table:table-cell>
          <table:table-cell office:value-type="float" office:value="0.585272" calcext:value-type="float">
            <text:p>0.585272</text:p>
          </table:table-cell>
          <table:table-cell office:value-type="float" office:value="231.104103" calcext:value-type="float">
            <text:p>231.104103</text:p>
          </table:table-cell>
          <table:table-cell office:value-type="float" office:value="80.700299" calcext:value-type="float">
            <text:p>80.700299</text:p>
          </table:table-cell>
          <table:table-cell office:value-type="float" office:value="1.741918" calcext:value-type="float">
            <text:p>1.741918</text:p>
          </table:table-cell>
          <table:table-cell office:value-type="float" office:value="1.536444" calcext:value-type="float">
            <text:p>1.536444</text:p>
          </table:table-cell>
          <table:table-cell office:value-type="float" office:value="908.04882" calcext:value-type="float">
            <text:p>908.04882</text:p>
          </table:table-cell>
          <table:table-cell office:value-type="float" office:value="329.252715" calcext:value-type="float">
            <text:p>329.252715</text:p>
          </table:table-cell>
          <table:table-cell office:value-type="float" office:value="3.705654" calcext:value-type="float">
            <text:p>3.705654</text:p>
          </table:table-cell>
          <table:table-cell office:value-type="float" office:value="3.291074" calcext:value-type="float">
            <text:p>3.291074</text:p>
          </table:table-cell>
          <table:table-cell table:number-columns-repeated="2" office:value-type="float" office:value="746.950162" calcext:value-type="float">
            <text:p>746.950162</text:p>
          </table:table-cell>
          <table:table-cell office:value-type="float" office:value="5.680076" calcext:value-type="float">
            <text:p>5.680076</text:p>
          </table:table-cell>
          <table:table-cell office:value-type="float" office:value="5.089217" calcext:value-type="float">
            <text:p>5.089217</text:p>
          </table:table-cell>
          <table:table-cell table:number-columns-repeated="2" office:value-type="float" office:value="1294.870105" calcext:value-type="float">
            <text:p>1294.870105</text:p>
          </table:table-cell>
          <table:table-cell office:value-type="float" office:value="7.683483" calcext:value-type="float">
            <text:p>7.683483</text:p>
          </table:table-cell>
          <table:table-cell office:value-type="float" office:value="6.93925" calcext:value-type="float">
            <text:p>6.93925</text:p>
          </table:table-cell>
          <table:table-cell table:number-columns-repeated="2" office:value-type="float" office:value="8242.549175" calcext:value-type="float">
            <text:p>8242.549175</text:p>
          </table:table-cell>
          <table:table-cell office:value-type="float" office:value="20.44759" calcext:value-type="float">
            <text:p>20.44759</text:p>
          </table:table-cell>
          <table:table-cell office:value-type="float" office:value="18.644281" calcext:value-type="float">
            <text:p>18.6442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473386" calcext:value-type="float">
            <text:p>0.473386</text:p>
          </table:table-cell>
          <table:table-cell office:value-type="float" office:value="0.126413" calcext:value-type="float">
            <text:p>0.126413</text:p>
          </table:table-cell>
          <table:table-cell office:value-type="float" office:value="0.044279" calcext:value-type="float">
            <text:p>0.044279</text:p>
          </table:table-cell>
          <table:table-cell office:value-type="float" office:value="0.036946" calcext:value-type="float">
            <text:p>0.036946</text:p>
          </table:table-cell>
          <table:table-cell office:value-type="float" office:value="2.404015" calcext:value-type="float">
            <text:p>2.404015</text:p>
          </table:table-cell>
          <table:table-cell office:value-type="float" office:value="0.789628" calcext:value-type="float">
            <text:p>0.789628</text:p>
          </table:table-cell>
          <table:table-cell office:value-type="float" office:value="0.135143" calcext:value-type="float">
            <text:p>0.135143</text:p>
          </table:table-cell>
          <table:table-cell office:value-type="float" office:value="0.112794" calcext:value-type="float">
            <text:p>0.112794</text:p>
          </table:table-cell>
          <table:table-cell office:value-type="float" office:value="9.494607" calcext:value-type="float">
            <text:p>9.494607</text:p>
          </table:table-cell>
          <table:table-cell office:value-type="float" office:value="3.074075" calcext:value-type="float">
            <text:p>3.074075</text:p>
          </table:table-cell>
          <table:table-cell office:value-type="float" office:value="0.303113" calcext:value-type="float">
            <text:p>0.303113</text:p>
          </table:table-cell>
          <table:table-cell office:value-type="float" office:value="0.250312" calcext:value-type="float">
            <text:p>0.250312</text:p>
          </table:table-cell>
          <table:table-cell office:value-type="float" office:value="36.340365" calcext:value-type="float">
            <text:p>36.340365</text:p>
          </table:table-cell>
          <table:table-cell office:value-type="float" office:value="13.0237" calcext:value-type="float">
            <text:p>13.0237</text:p>
          </table:table-cell>
          <table:table-cell office:value-type="float" office:value="0.739412" calcext:value-type="float">
            <text:p>0.739412</text:p>
          </table:table-cell>
          <table:table-cell office:value-type="float" office:value="0.583876" calcext:value-type="float">
            <text:p>0.583876</text:p>
          </table:table-cell>
          <table:table-cell office:value-type="float" office:value="230.202658" calcext:value-type="float">
            <text:p>230.202658</text:p>
          </table:table-cell>
          <table:table-cell office:value-type="float" office:value="80.557891" calcext:value-type="float">
            <text:p>80.557891</text:p>
          </table:table-cell>
          <table:table-cell office:value-type="float" office:value="1.74129" calcext:value-type="float">
            <text:p>1.74129</text:p>
          </table:table-cell>
          <table:table-cell office:value-type="float" office:value="1.535746" calcext:value-type="float">
            <text:p>1.535746</text:p>
          </table:table-cell>
          <table:table-cell office:value-type="float" office:value="911.29289" calcext:value-type="float">
            <text:p>911.29289</text:p>
          </table:table-cell>
          <table:table-cell office:value-type="float" office:value="325.784731" calcext:value-type="float">
            <text:p>325.784731</text:p>
          </table:table-cell>
          <table:table-cell office:value-type="float" office:value="3.639514" calcext:value-type="float">
            <text:p>3.639514</text:p>
          </table:table-cell>
          <table:table-cell office:value-type="float" office:value="3.268306" calcext:value-type="float">
            <text:p>3.268306</text:p>
          </table:table-cell>
          <table:table-cell table:number-columns-repeated="2" office:value-type="float" office:value="750.04156" calcext:value-type="float">
            <text:p>750.04156</text:p>
          </table:table-cell>
          <table:table-cell office:value-type="float" office:value="5.62532" calcext:value-type="float">
            <text:p>5.62532</text:p>
          </table:table-cell>
          <table:table-cell office:value-type="float" office:value="5.583904" calcext:value-type="float">
            <text:p>5.583904</text:p>
          </table:table-cell>
          <table:table-cell table:number-columns-repeated="2" office:value-type="float" office:value="1296.996921" calcext:value-type="float">
            <text:p>1296.996921</text:p>
          </table:table-cell>
          <table:table-cell office:value-type="float" office:value="7.572015" calcext:value-type="float">
            <text:p>7.572015</text:p>
          </table:table-cell>
          <table:table-cell office:value-type="float" office:value="6.982342" calcext:value-type="float">
            <text:p>6.982342</text:p>
          </table:table-cell>
          <table:table-cell table:number-columns-repeated="2" office:value-type="float" office:value="8276.49833" calcext:value-type="float">
            <text:p>8276.49833</text:p>
          </table:table-cell>
          <table:table-cell office:value-type="float" office:value="20.389343" calcext:value-type="float">
            <text:p>20.389343</text:p>
          </table:table-cell>
          <table:table-cell office:value-type="float" office:value="18.248977" calcext:value-type="float">
            <text:p>18.24897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4889" calcext:value-type="float">
            <text:p>0.004889</text:p>
          </table:table-cell>
          <table:table-cell office:value-type="float" office:value="0.002304" calcext:value-type="float">
            <text:p>0.002304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394116" calcext:value-type="float">
            <text:p>0.394116</text:p>
          </table:table-cell>
          <table:table-cell office:value-type="float" office:value="0.126414" calcext:value-type="float">
            <text:p>0.126414</text:p>
          </table:table-cell>
          <table:table-cell office:value-type="float" office:value="0.042044" calcext:value-type="float">
            <text:p>0.042044</text:p>
          </table:table-cell>
          <table:table-cell office:value-type="float" office:value="0.033943" calcext:value-type="float">
            <text:p>0.033943</text:p>
          </table:table-cell>
          <table:table-cell office:value-type="float" office:value="2.388162" calcext:value-type="float">
            <text:p>2.388162</text:p>
          </table:table-cell>
          <table:table-cell office:value-type="float" office:value="0.787393" calcext:value-type="float">
            <text:p>0.787393</text:p>
          </table:table-cell>
          <table:table-cell office:value-type="float" office:value="0.132909" calcext:value-type="float">
            <text:p>0.132909</text:p>
          </table:table-cell>
          <table:table-cell office:value-type="float" office:value="0.11007" calcext:value-type="float">
            <text:p>0.11007</text:p>
          </table:table-cell>
          <table:table-cell office:value-type="float" office:value="9.384536" calcext:value-type="float">
            <text:p>9.384536</text:p>
          </table:table-cell>
          <table:table-cell office:value-type="float" office:value="3.076659" calcext:value-type="float">
            <text:p>3.076659</text:p>
          </table:table-cell>
          <table:table-cell office:value-type="float" office:value="0.294382" calcext:value-type="float">
            <text:p>0.294382</text:p>
          </table:table-cell>
          <table:table-cell office:value-type="float" office:value="0.272312" calcext:value-type="float">
            <text:p>0.272312</text:p>
          </table:table-cell>
          <table:table-cell office:value-type="float" office:value="36.29413" calcext:value-type="float">
            <text:p>36.29413</text:p>
          </table:table-cell>
          <table:table-cell office:value-type="float" office:value="12.942475" calcext:value-type="float">
            <text:p>12.942475</text:p>
          </table:table-cell>
          <table:table-cell office:value-type="float" office:value="0.646174" calcext:value-type="float">
            <text:p>0.646174</text:p>
          </table:table-cell>
          <table:table-cell office:value-type="float" office:value="0.562713" calcext:value-type="float">
            <text:p>0.562713</text:p>
          </table:table-cell>
          <table:table-cell office:value-type="float" office:value="233.85118" calcext:value-type="float">
            <text:p>233.85118</text:p>
          </table:table-cell>
          <table:table-cell office:value-type="float" office:value="80.61125" calcext:value-type="float">
            <text:p>80.61125</text:p>
          </table:table-cell>
          <table:table-cell office:value-type="float" office:value="1.726274" calcext:value-type="float">
            <text:p>1.726274</text:p>
          </table:table-cell>
          <table:table-cell office:value-type="float" office:value="1.500336" calcext:value-type="float">
            <text:p>1.500336</text:p>
          </table:table-cell>
          <table:table-cell office:value-type="float" office:value="924.636679" calcext:value-type="float">
            <text:p>924.636679</text:p>
          </table:table-cell>
          <table:table-cell office:value-type="float" office:value="335.339687" calcext:value-type="float">
            <text:p>335.339687</text:p>
          </table:table-cell>
          <table:table-cell office:value-type="float" office:value="3.652225" calcext:value-type="float">
            <text:p>3.652225</text:p>
          </table:table-cell>
          <table:table-cell office:value-type="float" office:value="3.241626" calcext:value-type="float">
            <text:p>3.241626</text:p>
          </table:table-cell>
          <table:table-cell table:number-columns-repeated="2" office:value-type="float" office:value="740.838744" calcext:value-type="float">
            <text:p>740.838744</text:p>
          </table:table-cell>
          <table:table-cell office:value-type="float" office:value="5.626927" calcext:value-type="float">
            <text:p>5.626927</text:p>
          </table:table-cell>
          <table:table-cell office:value-type="float" office:value="5.044797" calcext:value-type="float">
            <text:p>5.044797</text:p>
          </table:table-cell>
          <table:table-cell table:number-columns-repeated="2" office:value-type="float" office:value="1309.94164" calcext:value-type="float">
            <text:p>1309.94164</text:p>
          </table:table-cell>
          <table:table-cell office:value-type="float" office:value="7.598764" calcext:value-type="float">
            <text:p>7.598764</text:p>
          </table:table-cell>
          <table:table-cell office:value-type="float" office:value="6.971377" calcext:value-type="float">
            <text:p>6.971377</text:p>
          </table:table-cell>
          <table:table-cell table:number-columns-repeated="2" office:value-type="float" office:value="8460.706207" calcext:value-type="float">
            <text:p>8460.706207</text:p>
          </table:table-cell>
          <table:table-cell office:value-type="float" office:value="20.485585" calcext:value-type="float">
            <text:p>20.485585</text:p>
          </table:table-cell>
          <table:table-cell office:value-type="float" office:value="18.579119" calcext:value-type="float">
            <text:p>18.5791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16046" calcext:value-type="float">
            <text:p>0.416046</text:p>
          </table:table-cell>
          <table:table-cell office:value-type="float" office:value="0.125365" calcext:value-type="float">
            <text:p>0.125365</text:p>
          </table:table-cell>
          <table:table-cell office:value-type="float" office:value="0.040438" calcext:value-type="float">
            <text:p>0.040438</text:p>
          </table:table-cell>
          <table:table-cell office:value-type="float" office:value="0.042464" calcext:value-type="float">
            <text:p>0.042464</text:p>
          </table:table-cell>
          <table:table-cell office:value-type="float" office:value="2.371539" calcext:value-type="float">
            <text:p>2.371539</text:p>
          </table:table-cell>
          <table:table-cell office:value-type="float" office:value="0.787253" calcext:value-type="float">
            <text:p>0.787253</text:p>
          </table:table-cell>
          <table:table-cell office:value-type="float" office:value="0.133118" calcext:value-type="float">
            <text:p>0.133118</text:p>
          </table:table-cell>
          <table:table-cell office:value-type="float" office:value="0.109093" calcext:value-type="float">
            <text:p>0.109093</text:p>
          </table:table-cell>
          <table:table-cell office:value-type="float" office:value="9.423997" calcext:value-type="float">
            <text:p>9.423997</text:p>
          </table:table-cell>
          <table:table-cell office:value-type="float" office:value="3.088951" calcext:value-type="float">
            <text:p>3.088951</text:p>
          </table:table-cell>
          <table:table-cell office:value-type="float" office:value="0.294732" calcext:value-type="float">
            <text:p>0.294732</text:p>
          </table:table-cell>
          <table:table-cell office:value-type="float" office:value="0.248077" calcext:value-type="float">
            <text:p>0.248077</text:p>
          </table:table-cell>
          <table:table-cell office:value-type="float" office:value="36.359851" calcext:value-type="float">
            <text:p>36.359851</text:p>
          </table:table-cell>
          <table:table-cell office:value-type="float" office:value="12.866068" calcext:value-type="float">
            <text:p>12.866068</text:p>
          </table:table-cell>
          <table:table-cell office:value-type="float" office:value="0.639958" calcext:value-type="float">
            <text:p>0.639958</text:p>
          </table:table-cell>
          <table:table-cell office:value-type="float" office:value="0.553285" calcext:value-type="float">
            <text:p>0.553285</text:p>
          </table:table-cell>
          <table:table-cell office:value-type="float" office:value="231.913567" calcext:value-type="float">
            <text:p>231.913567</text:p>
          </table:table-cell>
          <table:table-cell office:value-type="float" office:value="80.998941" calcext:value-type="float">
            <text:p>80.998941</text:p>
          </table:table-cell>
          <table:table-cell office:value-type="float" office:value="1.743454" calcext:value-type="float">
            <text:p>1.743454</text:p>
          </table:table-cell>
          <table:table-cell office:value-type="float" office:value="1.537841" calcext:value-type="float">
            <text:p>1.537841</text:p>
          </table:table-cell>
          <table:table-cell office:value-type="float" office:value="906.406429" calcext:value-type="float">
            <text:p>906.406429</text:p>
          </table:table-cell>
          <table:table-cell office:value-type="float" office:value="329.268359" calcext:value-type="float">
            <text:p>329.268359</text:p>
          </table:table-cell>
          <table:table-cell office:value-type="float" office:value="3.631482" calcext:value-type="float">
            <text:p>3.631482</text:p>
          </table:table-cell>
          <table:table-cell office:value-type="float" office:value="3.290236" calcext:value-type="float">
            <text:p>3.290236</text:p>
          </table:table-cell>
          <table:table-cell table:number-columns-repeated="2" office:value-type="float" office:value="733.251224" calcext:value-type="float">
            <text:p>733.251224</text:p>
          </table:table-cell>
          <table:table-cell office:value-type="float" office:value="6.08411" calcext:value-type="float">
            <text:p>6.08411</text:p>
          </table:table-cell>
          <table:table-cell office:value-type="float" office:value="5.125394" calcext:value-type="float">
            <text:p>5.125394</text:p>
          </table:table-cell>
          <table:table-cell table:number-columns-repeated="2" office:value-type="float" office:value="1293.96852" calcext:value-type="float">
            <text:p>1293.96852</text:p>
          </table:table-cell>
          <table:table-cell office:value-type="float" office:value="7.709184" calcext:value-type="float">
            <text:p>7.709184</text:p>
          </table:table-cell>
          <table:table-cell office:value-type="float" office:value="6.931428" calcext:value-type="float">
            <text:p>6.931428</text:p>
          </table:table-cell>
          <table:table-cell table:number-columns-repeated="2" office:value-type="float" office:value="8188.432561" calcext:value-type="float">
            <text:p>8188.432561</text:p>
          </table:table-cell>
          <table:table-cell office:value-type="float" office:value="21.231003" calcext:value-type="float">
            <text:p>21.231003</text:p>
          </table:table-cell>
          <table:table-cell office:value-type="float" office:value="18.431753" calcext:value-type="float">
            <text:p>18.43175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6565" calcext:value-type="float">
            <text:p>0.006565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415487" calcext:value-type="float">
            <text:p>0.415487</text:p>
          </table:table-cell>
          <table:table-cell office:value-type="float" office:value="0.166013" calcext:value-type="float">
            <text:p>0.166013</text:p>
          </table:table-cell>
          <table:table-cell office:value-type="float" office:value="0.050635" calcext:value-type="float">
            <text:p>0.050635</text:p>
          </table:table-cell>
          <table:table-cell office:value-type="float" office:value="0.051124" calcext:value-type="float">
            <text:p>0.051124</text:p>
          </table:table-cell>
          <table:table-cell office:value-type="float" office:value="2.382853" calcext:value-type="float">
            <text:p>2.382853</text:p>
          </table:table-cell>
          <table:table-cell office:value-type="float" office:value="0.760085" calcext:value-type="float">
            <text:p>0.760085</text:p>
          </table:table-cell>
          <table:table-cell office:value-type="float" office:value="0.138356" calcext:value-type="float">
            <text:p>0.138356</text:p>
          </table:table-cell>
          <table:table-cell office:value-type="float" office:value="0.122572" calcext:value-type="float">
            <text:p>0.122572</text:p>
          </table:table-cell>
          <table:table-cell office:value-type="float" office:value="9.852754" calcext:value-type="float">
            <text:p>9.852754</text:p>
          </table:table-cell>
          <table:table-cell office:value-type="float" office:value="3.079104" calcext:value-type="float">
            <text:p>3.079104</text:p>
          </table:table-cell>
          <table:table-cell office:value-type="float" office:value="0.300459" calcext:value-type="float">
            <text:p>0.300459</text:p>
          </table:table-cell>
          <table:table-cell office:value-type="float" office:value="0.266306" calcext:value-type="float">
            <text:p>0.266306</text:p>
          </table:table-cell>
          <table:table-cell office:value-type="float" office:value="36.890576" calcext:value-type="float">
            <text:p>36.890576</text:p>
          </table:table-cell>
          <table:table-cell office:value-type="float" office:value="14.283851" calcext:value-type="float">
            <text:p>14.283851</text:p>
          </table:table-cell>
          <table:table-cell office:value-type="float" office:value="0.644917" calcext:value-type="float">
            <text:p>0.644917</text:p>
          </table:table-cell>
          <table:table-cell office:value-type="float" office:value="0.55105" calcext:value-type="float">
            <text:p>0.55105</text:p>
          </table:table-cell>
          <table:table-cell office:value-type="float" office:value="230.851626" calcext:value-type="float">
            <text:p>230.851626</text:p>
          </table:table-cell>
          <table:table-cell office:value-type="float" office:value="81.6558" calcext:value-type="float">
            <text:p>81.6558</text:p>
          </table:table-cell>
          <table:table-cell office:value-type="float" office:value="1.735842" calcext:value-type="float">
            <text:p>1.735842</text:p>
          </table:table-cell>
          <table:table-cell office:value-type="float" office:value="1.521847" calcext:value-type="float">
            <text:p>1.521847</text:p>
          </table:table-cell>
          <table:table-cell office:value-type="float" office:value="913.942123" calcext:value-type="float">
            <text:p>913.942123</text:p>
          </table:table-cell>
          <table:table-cell office:value-type="float" office:value="328.618693" calcext:value-type="float">
            <text:p>328.618693</text:p>
          </table:table-cell>
          <table:table-cell office:value-type="float" office:value="3.640213" calcext:value-type="float">
            <text:p>3.640213</text:p>
          </table:table-cell>
          <table:table-cell office:value-type="float" office:value="3.333399" calcext:value-type="float">
            <text:p>3.333399</text:p>
          </table:table-cell>
          <table:table-cell table:number-columns-repeated="2" office:value-type="float" office:value="737.300779" calcext:value-type="float">
            <text:p>737.300779</text:p>
          </table:table-cell>
          <table:table-cell office:value-type="float" office:value="5.567911" calcext:value-type="float">
            <text:p>5.567911</text:p>
          </table:table-cell>
          <table:table-cell office:value-type="float" office:value="5.315782" calcext:value-type="float">
            <text:p>5.315782</text:p>
          </table:table-cell>
          <table:table-cell table:number-columns-repeated="2" office:value-type="float" office:value="1305.214691" calcext:value-type="float">
            <text:p>1305.214691</text:p>
          </table:table-cell>
          <table:table-cell office:value-type="float" office:value="7.701013" calcext:value-type="float">
            <text:p>7.701013</text:p>
          </table:table-cell>
          <table:table-cell office:value-type="float" office:value="6.905656" calcext:value-type="float">
            <text:p>6.905656</text:p>
          </table:table-cell>
          <table:table-cell table:number-columns-repeated="2" office:value-type="float" office:value="8296.875799" calcext:value-type="float">
            <text:p>8296.875799</text:p>
          </table:table-cell>
          <table:table-cell office:value-type="float" office:value="20.609692" calcext:value-type="float">
            <text:p>20.609692</text:p>
          </table:table-cell>
          <table:table-cell office:value-type="float" office:value="19.729269" calcext:value-type="float">
            <text:p>19.7292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6635" calcext:value-type="float">
            <text:p>0.006635</text:p>
          </table:table-cell>
          <table:table-cell table:number-columns-repeated="2" office:value-type="float" office:value="0.002375" calcext:value-type="float">
            <text:p>0.002375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399773" calcext:value-type="float">
            <text:p>0.399773</text:p>
          </table:table-cell>
          <table:table-cell office:value-type="float" office:value="0.131511" calcext:value-type="float">
            <text:p>0.131511</text:p>
          </table:table-cell>
          <table:table-cell office:value-type="float" office:value="0.047004" calcext:value-type="float">
            <text:p>0.047004</text:p>
          </table:table-cell>
          <table:table-cell office:value-type="float" office:value="0.039949" calcext:value-type="float">
            <text:p>0.039949</text:p>
          </table:table-cell>
          <table:table-cell office:value-type="float" office:value="2.382295" calcext:value-type="float">
            <text:p>2.382295</text:p>
          </table:table-cell>
          <table:table-cell office:value-type="float" office:value="0.765672" calcext:value-type="float">
            <text:p>0.765672</text:p>
          </table:table-cell>
          <table:table-cell office:value-type="float" office:value="0.137169" calcext:value-type="float">
            <text:p>0.137169</text:p>
          </table:table-cell>
          <table:table-cell office:value-type="float" office:value="0.118311" calcext:value-type="float">
            <text:p>0.118311</text:p>
          </table:table-cell>
          <table:table-cell office:value-type="float" office:value="9.534696" calcext:value-type="float">
            <text:p>9.534696</text:p>
          </table:table-cell>
          <table:table-cell office:value-type="float" office:value="3.091815" calcext:value-type="float">
            <text:p>3.091815</text:p>
          </table:table-cell>
          <table:table-cell office:value-type="float" office:value="0.287677" calcext:value-type="float">
            <text:p>0.287677</text:p>
          </table:table-cell>
          <table:table-cell office:value-type="float" office:value="0.253105" calcext:value-type="float">
            <text:p>0.253105</text:p>
          </table:table-cell>
          <table:table-cell office:value-type="float" office:value="36.631674" calcext:value-type="float">
            <text:p>36.631674</text:p>
          </table:table-cell>
          <table:table-cell office:value-type="float" office:value="13.108139" calcext:value-type="float">
            <text:p>13.108139</text:p>
          </table:table-cell>
          <table:table-cell office:value-type="float" office:value="0.636606" calcext:value-type="float">
            <text:p>0.636606</text:p>
          </table:table-cell>
          <table:table-cell office:value-type="float" office:value="0.544834" calcext:value-type="float">
            <text:p>0.544834</text:p>
          </table:table-cell>
          <table:table-cell office:value-type="float" office:value="227.933438" calcext:value-type="float">
            <text:p>227.933438</text:p>
          </table:table-cell>
          <table:table-cell office:value-type="float" office:value="81.243107" calcext:value-type="float">
            <text:p>81.243107</text:p>
          </table:table-cell>
          <table:table-cell office:value-type="float" office:value="1.739753" calcext:value-type="float">
            <text:p>1.739753</text:p>
          </table:table-cell>
          <table:table-cell office:value-type="float" office:value="1.541961" calcext:value-type="float">
            <text:p>1.541961</text:p>
          </table:table-cell>
          <table:table-cell office:value-type="float" office:value="906.658697" calcext:value-type="float">
            <text:p>906.658697</text:p>
          </table:table-cell>
          <table:table-cell office:value-type="float" office:value="326.451021" calcext:value-type="float">
            <text:p>326.451021</text:p>
          </table:table-cell>
          <table:table-cell office:value-type="float" office:value="3.721299" calcext:value-type="float">
            <text:p>3.721299</text:p>
          </table:table-cell>
          <table:table-cell office:value-type="float" office:value="3.278224" calcext:value-type="float">
            <text:p>3.278224</text:p>
          </table:table-cell>
          <table:table-cell table:number-columns-repeated="2" office:value-type="float" office:value="731.665751" calcext:value-type="float">
            <text:p>731.665751</text:p>
          </table:table-cell>
          <table:table-cell office:value-type="float" office:value="5.805931" calcext:value-type="float">
            <text:p>5.805931</text:p>
          </table:table-cell>
          <table:table-cell office:value-type="float" office:value="6.014966" calcext:value-type="float">
            <text:p>6.014966</text:p>
          </table:table-cell>
          <table:table-cell table:number-columns-repeated="2" office:value-type="float" office:value="1325.919648" calcext:value-type="float">
            <text:p>1325.919648</text:p>
          </table:table-cell>
          <table:table-cell office:value-type="float" office:value="8.024309" calcext:value-type="float">
            <text:p>8.024309</text:p>
          </table:table-cell>
          <table:table-cell office:value-type="float" office:value="7.116299" calcext:value-type="float">
            <text:p>7.116299</text:p>
          </table:table-cell>
          <table:table-cell table:number-columns-repeated="2" office:value-type="float" office:value="8271.540484" calcext:value-type="float">
            <text:p>8271.540484</text:p>
          </table:table-cell>
          <table:table-cell office:value-type="float" office:value="20.265444" calcext:value-type="float">
            <text:p>20.265444</text:p>
          </table:table-cell>
          <table:table-cell office:value-type="float" office:value="18.991463" calcext:value-type="float">
            <text:p>18.9914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396211" calcext:value-type="float">
            <text:p>0.396211</text:p>
          </table:table-cell>
          <table:table-cell office:value-type="float" office:value="0.131512" calcext:value-type="float">
            <text:p>0.131512</text:p>
          </table:table-cell>
          <table:table-cell office:value-type="float" office:value="0.04393" calcext:value-type="float">
            <text:p>0.04393</text:p>
          </table:table-cell>
          <table:table-cell office:value-type="float" office:value="0.036667" calcext:value-type="float">
            <text:p>0.036667</text:p>
          </table:table-cell>
          <table:table-cell office:value-type="float" office:value="2.371469" calcext:value-type="float">
            <text:p>2.371469</text:p>
          </table:table-cell>
          <table:table-cell office:value-type="float" office:value="0.760156" calcext:value-type="float">
            <text:p>0.760156</text:p>
          </table:table-cell>
          <table:table-cell office:value-type="float" office:value="0.134655" calcext:value-type="float">
            <text:p>0.134655</text:p>
          </table:table-cell>
          <table:table-cell office:value-type="float" office:value="0.133607" calcext:value-type="float">
            <text:p>0.133607</text:p>
          </table:table-cell>
          <table:table-cell office:value-type="float" office:value="9.585681" calcext:value-type="float">
            <text:p>9.585681</text:p>
          </table:table-cell>
          <table:table-cell office:value-type="float" office:value="3.081688" calcext:value-type="float">
            <text:p>3.081688</text:p>
          </table:table-cell>
          <table:table-cell office:value-type="float" office:value="0.292496" calcext:value-type="float">
            <text:p>0.292496</text:p>
          </table:table-cell>
          <table:table-cell office:value-type="float" office:value="0.250032" calcext:value-type="float">
            <text:p>0.250032</text:p>
          </table:table-cell>
          <table:table-cell office:value-type="float" office:value="36.435349" calcext:value-type="float">
            <text:p>36.435349</text:p>
          </table:table-cell>
          <table:table-cell office:value-type="float" office:value="12.895122" calcext:value-type="float">
            <text:p>12.895122</text:p>
          </table:table-cell>
          <table:table-cell office:value-type="float" office:value="0.644079" calcext:value-type="float">
            <text:p>0.644079</text:p>
          </table:table-cell>
          <table:table-cell office:value-type="float" office:value="0.591977" calcext:value-type="float">
            <text:p>0.591977</text:p>
          </table:table-cell>
          <table:table-cell office:value-type="float" office:value="231.845821" calcext:value-type="float">
            <text:p>231.845821</text:p>
          </table:table-cell>
          <table:table-cell office:value-type="float" office:value="80.967931" calcext:value-type="float">
            <text:p>80.967931</text:p>
          </table:table-cell>
          <table:table-cell office:value-type="float" office:value="1.72334" calcext:value-type="float">
            <text:p>1.72334</text:p>
          </table:table-cell>
          <table:table-cell office:value-type="float" office:value="1.542381" calcext:value-type="float">
            <text:p>1.542381</text:p>
          </table:table-cell>
          <table:table-cell office:value-type="float" office:value="905.531595" calcext:value-type="float">
            <text:p>905.531595</text:p>
          </table:table-cell>
          <table:table-cell office:value-type="float" office:value="330.786296" calcext:value-type="float">
            <text:p>330.786296</text:p>
          </table:table-cell>
          <table:table-cell office:value-type="float" office:value="3.679953" calcext:value-type="float">
            <text:p>3.679953</text:p>
          </table:table-cell>
          <table:table-cell office:value-type="float" office:value="3.284859" calcext:value-type="float">
            <text:p>3.284859</text:p>
          </table:table-cell>
          <table:table-cell table:number-columns-repeated="2" office:value-type="float" office:value="732.502033" calcext:value-type="float">
            <text:p>732.502033</text:p>
          </table:table-cell>
          <table:table-cell office:value-type="float" office:value="5.825556" calcext:value-type="float">
            <text:p>5.825556</text:p>
          </table:table-cell>
          <table:table-cell office:value-type="float" office:value="5.008689" calcext:value-type="float">
            <text:p>5.008689</text:p>
          </table:table-cell>
          <table:table-cell table:number-columns-repeated="2" office:value-type="float" office:value="1320.214429" calcext:value-type="float">
            <text:p>1320.214429</text:p>
          </table:table-cell>
          <table:table-cell office:value-type="float" office:value="7.57851" calcext:value-type="float">
            <text:p>7.57851</text:p>
          </table:table-cell>
          <table:table-cell office:value-type="float" office:value="6.99652" calcext:value-type="float">
            <text:p>6.99652</text:p>
          </table:table-cell>
          <table:table-cell table:number-columns-repeated="2" office:value-type="float" office:value="8285.371073" calcext:value-type="float">
            <text:p>8285.371073</text:p>
          </table:table-cell>
          <table:table-cell office:value-type="float" office:value="20.4214" calcext:value-type="float">
            <text:p>20.4214</text:p>
          </table:table-cell>
          <table:table-cell office:value-type="float" office:value="18.545176" calcext:value-type="float">
            <text:p>18.54517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4679" calcext:value-type="float">
            <text:p>0.004679</text:p>
          </table:table-cell>
          <table:table-cell table:number-columns-repeated="3" office:value-type="float" office:value="0.002374" calcext:value-type="float">
            <text:p>0.002374</text:p>
          </table:table-cell>
          <table:table-cell office:value-type="float" office:value="0.419747" calcext:value-type="float">
            <text:p>0.419747</text:p>
          </table:table-cell>
          <table:table-cell office:value-type="float" office:value="0.131023" calcext:value-type="float">
            <text:p>0.131023</text:p>
          </table:table-cell>
          <table:table-cell office:value-type="float" office:value="0.041835" calcext:value-type="float">
            <text:p>0.041835</text:p>
          </table:table-cell>
          <table:table-cell office:value-type="float" office:value="0.034223" calcext:value-type="float">
            <text:p>0.034223</text:p>
          </table:table-cell>
          <table:table-cell office:value-type="float" office:value="2.391164" calcext:value-type="float">
            <text:p>2.391164</text:p>
          </table:table-cell>
          <table:table-cell office:value-type="float" office:value="0.758898" calcext:value-type="float">
            <text:p>0.758898</text:p>
          </table:table-cell>
          <table:table-cell office:value-type="float" office:value="0.133118" calcext:value-type="float">
            <text:p>0.133118</text:p>
          </table:table-cell>
          <table:table-cell office:value-type="float" office:value="0.119638" calcext:value-type="float">
            <text:p>0.119638</text:p>
          </table:table-cell>
          <table:table-cell office:value-type="float" office:value="9.326638" calcext:value-type="float">
            <text:p>9.326638</text:p>
          </table:table-cell>
          <table:table-cell office:value-type="float" office:value="3.072609" calcext:value-type="float">
            <text:p>3.072609</text:p>
          </table:table-cell>
          <table:table-cell office:value-type="float" office:value="0.297804" calcext:value-type="float">
            <text:p>0.297804</text:p>
          </table:table-cell>
          <table:table-cell office:value-type="float" office:value="0.257156" calcext:value-type="float">
            <text:p>0.257156</text:p>
          </table:table-cell>
          <table:table-cell office:value-type="float" office:value="36.952805" calcext:value-type="float">
            <text:p>36.952805</text:p>
          </table:table-cell>
          <table:table-cell office:value-type="float" office:value="12.81648" calcext:value-type="float">
            <text:p>12.81648</text:p>
          </table:table-cell>
          <table:table-cell office:value-type="float" office:value="0.64771" calcext:value-type="float">
            <text:p>0.64771</text:p>
          </table:table-cell>
          <table:table-cell office:value-type="float" office:value="0.54197" calcext:value-type="float">
            <text:p>0.54197</text:p>
          </table:table-cell>
          <table:table-cell office:value-type="float" office:value="228.901721" calcext:value-type="float">
            <text:p>228.901721</text:p>
          </table:table-cell>
          <table:table-cell office:value-type="float" office:value="80.99042" calcext:value-type="float">
            <text:p>80.99042</text:p>
          </table:table-cell>
          <table:table-cell office:value-type="float" office:value="1.711257" calcext:value-type="float">
            <text:p>1.711257</text:p>
          </table:table-cell>
          <table:table-cell office:value-type="float" office:value="1.491536" calcext:value-type="float">
            <text:p>1.491536</text:p>
          </table:table-cell>
          <table:table-cell office:value-type="float" office:value="908.492808" calcext:value-type="float">
            <text:p>908.492808</text:p>
          </table:table-cell>
          <table:table-cell office:value-type="float" office:value="326.977207" calcext:value-type="float">
            <text:p>326.977207</text:p>
          </table:table-cell>
          <table:table-cell office:value-type="float" office:value="3.606898" calcext:value-type="float">
            <text:p>3.606898</text:p>
          </table:table-cell>
          <table:table-cell office:value-type="float" office:value="3.305951" calcext:value-type="float">
            <text:p>3.305951</text:p>
          </table:table-cell>
          <table:table-cell table:number-columns-repeated="2" office:value-type="float" office:value="732.445741" calcext:value-type="float">
            <text:p>732.445741</text:p>
          </table:table-cell>
          <table:table-cell office:value-type="float" office:value="5.657657" calcext:value-type="float">
            <text:p>5.657657</text:p>
          </table:table-cell>
          <table:table-cell office:value-type="float" office:value="5.091172" calcext:value-type="float">
            <text:p>5.091172</text:p>
          </table:table-cell>
          <table:table-cell table:number-columns-repeated="2" office:value-type="float" office:value="1332.713558" calcext:value-type="float">
            <text:p>1332.713558</text:p>
          </table:table-cell>
          <table:table-cell office:value-type="float" office:value="7.5746" calcext:value-type="float">
            <text:p>7.5746</text:p>
          </table:table-cell>
          <table:table-cell office:value-type="float" office:value="7.04045" calcext:value-type="float">
            <text:p>7.04045</text:p>
          </table:table-cell>
          <table:table-cell table:number-columns-repeated="2" office:value-type="float" office:value="8212.072819" calcext:value-type="float">
            <text:p>8212.072819</text:p>
          </table:table-cell>
          <table:table-cell office:value-type="float" office:value="20.43907" calcext:value-type="float">
            <text:p>20.43907</text:p>
          </table:table-cell>
          <table:table-cell office:value-type="float" office:value="18.369314" calcext:value-type="float">
            <text:p>18.3693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4609" calcext:value-type="float">
            <text:p>0.004609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394325" calcext:value-type="float">
            <text:p>0.394325</text:p>
          </table:table-cell>
          <table:table-cell office:value-type="float" office:value="0.131023" calcext:value-type="float">
            <text:p>0.131023</text:p>
          </table:table-cell>
          <table:table-cell office:value-type="float" office:value="0.040718" calcext:value-type="float">
            <text:p>0.040718</text:p>
          </table:table-cell>
          <table:table-cell office:value-type="float" office:value="0.032965" calcext:value-type="float">
            <text:p>0.032965</text:p>
          </table:table-cell>
          <table:table-cell office:value-type="float" office:value="2.381805" calcext:value-type="float">
            <text:p>2.381805</text:p>
          </table:table-cell>
          <table:table-cell office:value-type="float" office:value="1.032676" calcext:value-type="float">
            <text:p>1.032676</text:p>
          </table:table-cell>
          <table:table-cell office:value-type="float" office:value="0.140591" calcext:value-type="float">
            <text:p>0.140591</text:p>
          </table:table-cell>
          <table:table-cell office:value-type="float" office:value="0.125645" calcext:value-type="float">
            <text:p>0.125645</text:p>
          </table:table-cell>
          <table:table-cell office:value-type="float" office:value="9.310295" calcext:value-type="float">
            <text:p>9.310295</text:p>
          </table:table-cell>
          <table:table-cell office:value-type="float" office:value="3.087903" calcext:value-type="float">
            <text:p>3.087903</text:p>
          </table:table-cell>
          <table:table-cell office:value-type="float" office:value="0.290262" calcext:value-type="float">
            <text:p>0.290262</text:p>
          </table:table-cell>
          <table:table-cell office:value-type="float" office:value="0.248426" calcext:value-type="float">
            <text:p>0.248426</text:p>
          </table:table-cell>
          <table:table-cell office:value-type="float" office:value="36.556664" calcext:value-type="float">
            <text:p>36.556664</text:p>
          </table:table-cell>
          <table:table-cell office:value-type="float" office:value="12.70648" calcext:value-type="float">
            <text:p>12.70648</text:p>
          </table:table-cell>
          <table:table-cell office:value-type="float" office:value="0.635628" calcext:value-type="float">
            <text:p>0.635628</text:p>
          </table:table-cell>
          <table:table-cell office:value-type="float" office:value="0.564389" calcext:value-type="float">
            <text:p>0.564389</text:p>
          </table:table-cell>
          <table:table-cell office:value-type="float" office:value="227.153377" calcext:value-type="float">
            <text:p>227.153377</text:p>
          </table:table-cell>
          <table:table-cell office:value-type="float" office:value="81.611102" calcext:value-type="float">
            <text:p>81.611102</text:p>
          </table:table-cell>
          <table:table-cell office:value-type="float" office:value="1.731861" calcext:value-type="float">
            <text:p>1.731861</text:p>
          </table:table-cell>
          <table:table-cell office:value-type="float" office:value="1.67026" calcext:value-type="float">
            <text:p>1.67026</text:p>
          </table:table-cell>
          <table:table-cell office:value-type="float" office:value="923.253681" calcext:value-type="float">
            <text:p>923.253681</text:p>
          </table:table-cell>
          <table:table-cell office:value-type="float" office:value="334.851216" calcext:value-type="float">
            <text:p>334.851216</text:p>
          </table:table-cell>
          <table:table-cell office:value-type="float" office:value="3.621215" calcext:value-type="float">
            <text:p>3.621215</text:p>
          </table:table-cell>
          <table:table-cell office:value-type="float" office:value="3.262929" calcext:value-type="float">
            <text:p>3.262929</text:p>
          </table:table-cell>
          <table:table-cell table:number-columns-repeated="2" office:value-type="float" office:value="735.493838" calcext:value-type="float">
            <text:p>735.493838</text:p>
          </table:table-cell>
          <table:table-cell office:value-type="float" office:value="5.911881" calcext:value-type="float">
            <text:p>5.911881</text:p>
          </table:table-cell>
          <table:table-cell office:value-type="float" office:value="5.086353" calcext:value-type="float">
            <text:p>5.086353</text:p>
          </table:table-cell>
          <table:table-cell table:number-columns-repeated="2" office:value-type="float" office:value="1302.240557" calcext:value-type="float">
            <text:p>1302.240557</text:p>
          </table:table-cell>
          <table:table-cell office:value-type="float" office:value="7.6714" calcext:value-type="float">
            <text:p>7.6714</text:p>
          </table:table-cell>
          <table:table-cell office:value-type="float" office:value="6.878698" calcext:value-type="float">
            <text:p>6.878698</text:p>
          </table:table-cell>
          <table:table-cell table:number-columns-repeated="2" office:value-type="float" office:value="8309.43953" calcext:value-type="float">
            <text:p>8309.43953</text:p>
          </table:table-cell>
          <table:table-cell office:value-type="float" office:value="20.581966" calcext:value-type="float">
            <text:p>20.581966</text:p>
          </table:table-cell>
          <table:table-cell office:value-type="float" office:value="18.182279" calcext:value-type="float">
            <text:p>18.18227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7542" calcext:value-type="float">
            <text:p>0.007542</text:p>
          </table:table-cell>
          <table:table-cell office:value-type="float" office:value="0.003213" calcext:value-type="float">
            <text:p>0.003213</text:p>
          </table:table-cell>
          <table:table-cell office:value-type="float" office:value="0.005867" calcext:value-type="float">
            <text:p>0.005867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411646" calcext:value-type="float">
            <text:p>0.411646</text:p>
          </table:table-cell>
          <table:table-cell office:value-type="float" office:value="0.156026" calcext:value-type="float">
            <text:p>0.156026</text:p>
          </table:table-cell>
          <table:table-cell office:value-type="float" office:value="0.051404" calcext:value-type="float">
            <text:p>0.051404</text:p>
          </table:table-cell>
          <table:table-cell office:value-type="float" office:value="0.045257" calcext:value-type="float">
            <text:p>0.045257</text:p>
          </table:table-cell>
          <table:table-cell office:value-type="float" office:value="2.378384" calcext:value-type="float">
            <text:p>2.378384</text:p>
          </table:table-cell>
          <table:table-cell office:value-type="float" office:value="0.812606" calcext:value-type="float">
            <text:p>0.812606</text:p>
          </table:table-cell>
          <table:table-cell office:value-type="float" office:value="0.137867" calcext:value-type="float">
            <text:p>0.137867</text:p>
          </table:table-cell>
          <table:table-cell office:value-type="float" office:value="0.124388" calcext:value-type="float">
            <text:p>0.124388</text:p>
          </table:table-cell>
          <table:table-cell office:value-type="float" office:value="9.96066" calcext:value-type="float">
            <text:p>9.96066</text:p>
          </table:table-cell>
          <table:table-cell office:value-type="float" office:value="3.137561" calcext:value-type="float">
            <text:p>3.137561</text:p>
          </table:table-cell>
          <table:table-cell office:value-type="float" office:value="0.305417" calcext:value-type="float">
            <text:p>0.305417</text:p>
          </table:table-cell>
          <table:table-cell office:value-type="float" office:value="0.264769" calcext:value-type="float">
            <text:p>0.264769</text:p>
          </table:table-cell>
          <table:table-cell office:value-type="float" office:value="36.89358" calcext:value-type="float">
            <text:p>36.89358</text:p>
          </table:table-cell>
          <table:table-cell office:value-type="float" office:value="14.454683" calcext:value-type="float">
            <text:p>14.454683</text:p>
          </table:table-cell>
          <table:table-cell office:value-type="float" office:value="0.642682" calcext:value-type="float">
            <text:p>0.642682</text:p>
          </table:table-cell>
          <table:table-cell office:value-type="float" office:value="0.569627" calcext:value-type="float">
            <text:p>0.569627</text:p>
          </table:table-cell>
          <table:table-cell office:value-type="float" office:value="228.997404" calcext:value-type="float">
            <text:p>228.997404</text:p>
          </table:table-cell>
          <table:table-cell office:value-type="float" office:value="80.922115" calcext:value-type="float">
            <text:p>80.922115</text:p>
          </table:table-cell>
          <table:table-cell office:value-type="float" office:value="1.737937" calcext:value-type="float">
            <text:p>1.737937</text:p>
          </table:table-cell>
          <table:table-cell office:value-type="float" office:value="1.545245" calcext:value-type="float">
            <text:p>1.545245</text:p>
          </table:table-cell>
          <table:table-cell office:value-type="float" office:value="912.020018" calcext:value-type="float">
            <text:p>912.020018</text:p>
          </table:table-cell>
          <table:table-cell office:value-type="float" office:value="335.958903" calcext:value-type="float">
            <text:p>335.958903</text:p>
          </table:table-cell>
          <table:table-cell office:value-type="float" office:value="3.654949" calcext:value-type="float">
            <text:p>3.654949</text:p>
          </table:table-cell>
          <table:table-cell office:value-type="float" office:value="3.321735" calcext:value-type="float">
            <text:p>3.321735</text:p>
          </table:table-cell>
          <table:table-cell table:number-columns-repeated="2" office:value-type="float" office:value="733.67649" calcext:value-type="float">
            <text:p>733.67649</text:p>
          </table:table-cell>
          <table:table-cell office:value-type="float" office:value="6.029355" calcext:value-type="float">
            <text:p>6.029355</text:p>
          </table:table-cell>
          <table:table-cell office:value-type="float" office:value="5.049407" calcext:value-type="float">
            <text:p>5.049407</text:p>
          </table:table-cell>
          <table:table-cell table:number-columns-repeated="2" office:value-type="float" office:value="1320.860463" calcext:value-type="float">
            <text:p>1320.860463</text:p>
          </table:table-cell>
          <table:table-cell office:value-type="float" office:value="7.62272" calcext:value-type="float">
            <text:p>7.62272</text:p>
          </table:table-cell>
          <table:table-cell office:value-type="float" office:value="6.958317" calcext:value-type="float">
            <text:p>6.958317</text:p>
          </table:table-cell>
          <table:table-cell table:number-columns-repeated="2" office:value-type="float" office:value="8327.505173" calcext:value-type="float">
            <text:p>8327.505173</text:p>
          </table:table-cell>
          <table:table-cell office:value-type="float" office:value="20.557312" calcext:value-type="float">
            <text:p>20.557312</text:p>
          </table:table-cell>
          <table:table-cell office:value-type="float" office:value="18.616693" calcext:value-type="float">
            <text:p>18.61669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640447" calcext:value-type="float">
            <text:p>0.640447</text:p>
          </table:table-cell>
          <table:table-cell office:value-type="float" office:value="0.124457" calcext:value-type="float">
            <text:p>0.124457</text:p>
          </table:table-cell>
          <table:table-cell office:value-type="float" office:value="0.045537" calcext:value-type="float">
            <text:p>0.045537</text:p>
          </table:table-cell>
          <table:table-cell office:value-type="float" office:value="0.04002" calcext:value-type="float">
            <text:p>0.04002</text:p>
          </table:table-cell>
          <table:table-cell office:value-type="float" office:value="2.385647" calcext:value-type="float">
            <text:p>2.385647</text:p>
          </table:table-cell>
          <table:table-cell office:value-type="float" office:value="0.786695" calcext:value-type="float">
            <text:p>0.786695</text:p>
          </table:table-cell>
          <table:table-cell office:value-type="float" office:value="0.135353" calcext:value-type="float">
            <text:p>0.135353</text:p>
          </table:table-cell>
          <table:table-cell office:value-type="float" office:value="0.11482" calcext:value-type="float">
            <text:p>0.11482</text:p>
          </table:table-cell>
          <table:table-cell office:value-type="float" office:value="9.438524" calcext:value-type="float">
            <text:p>9.438524</text:p>
          </table:table-cell>
          <table:table-cell office:value-type="float" office:value="3.135396" calcext:value-type="float">
            <text:p>3.135396</text:p>
          </table:table-cell>
          <table:table-cell office:value-type="float" office:value="0.293265" calcext:value-type="float">
            <text:p>0.293265</text:p>
          </table:table-cell>
          <table:table-cell office:value-type="float" office:value="0.26009" calcext:value-type="float">
            <text:p>0.26009</text:p>
          </table:table-cell>
          <table:table-cell office:value-type="float" office:value="36.471388" calcext:value-type="float">
            <text:p>36.471388</text:p>
          </table:table-cell>
          <table:table-cell office:value-type="float" office:value="13.393301" calcext:value-type="float">
            <text:p>13.393301</text:p>
          </table:table-cell>
          <table:table-cell office:value-type="float" office:value="0.672015" calcext:value-type="float">
            <text:p>0.672015</text:p>
          </table:table-cell>
          <table:table-cell office:value-type="float" office:value="0.563481" calcext:value-type="float">
            <text:p>0.563481</text:p>
          </table:table-cell>
          <table:table-cell office:value-type="float" office:value="260.181789" calcext:value-type="float">
            <text:p>260.181789</text:p>
          </table:table-cell>
          <table:table-cell office:value-type="float" office:value="80.714127" calcext:value-type="float">
            <text:p>80.714127</text:p>
          </table:table-cell>
          <table:table-cell office:value-type="float" office:value="1.739404" calcext:value-type="float">
            <text:p>1.739404</text:p>
          </table:table-cell>
          <table:table-cell office:value-type="float" office:value="1.543638" calcext:value-type="float">
            <text:p>1.543638</text:p>
          </table:table-cell>
          <table:table-cell office:value-type="float" office:value="907.195364" calcext:value-type="float">
            <text:p>907.195364</text:p>
          </table:table-cell>
          <table:table-cell office:value-type="float" office:value="332.536596" calcext:value-type="float">
            <text:p>332.536596</text:p>
          </table:table-cell>
          <table:table-cell office:value-type="float" office:value="3.758035" calcext:value-type="float">
            <text:p>3.758035</text:p>
          </table:table-cell>
          <table:table-cell office:value-type="float" office:value="3.313983" calcext:value-type="float">
            <text:p>3.313983</text:p>
          </table:table-cell>
          <table:table-cell table:number-columns-repeated="2" office:value-type="float" office:value="735.618575" calcext:value-type="float">
            <text:p>735.618575</text:p>
          </table:table-cell>
          <table:table-cell office:value-type="float" office:value="5.645505" calcext:value-type="float">
            <text:p>5.645505</text:p>
          </table:table-cell>
          <table:table-cell office:value-type="float" office:value="5.254742" calcext:value-type="float">
            <text:p>5.254742</text:p>
          </table:table-cell>
          <table:table-cell table:number-columns-repeated="2" office:value-type="float" office:value="1317.232332" calcext:value-type="float">
            <text:p>1317.232332</text:p>
          </table:table-cell>
          <table:table-cell office:value-type="float" office:value="7.625583" calcext:value-type="float">
            <text:p>7.625583</text:p>
          </table:table-cell>
          <table:table-cell office:value-type="float" office:value="7.092064" calcext:value-type="float">
            <text:p>7.092064</text:p>
          </table:table-cell>
          <table:table-cell table:number-columns-repeated="2" office:value-type="float" office:value="8285.117547" calcext:value-type="float">
            <text:p>8285.117547</text:p>
          </table:table-cell>
          <table:table-cell office:value-type="float" office:value="20.365527" calcext:value-type="float">
            <text:p>20.365527</text:p>
          </table:table-cell>
          <table:table-cell office:value-type="float" office:value="18.25212" calcext:value-type="float">
            <text:p>18.2521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538479" calcext:value-type="float">
            <text:p>0.538479</text:p>
          </table:table-cell>
          <table:table-cell office:value-type="float" office:value="0.124946" calcext:value-type="float">
            <text:p>0.124946</text:p>
          </table:table-cell>
          <table:table-cell office:value-type="float" office:value="0.043232" calcext:value-type="float">
            <text:p>0.043232</text:p>
          </table:table-cell>
          <table:table-cell office:value-type="float" office:value="0.034921" calcext:value-type="float">
            <text:p>0.034921</text:p>
          </table:table-cell>
          <table:table-cell office:value-type="float" office:value="2.376289" calcext:value-type="float">
            <text:p>2.376289</text:p>
          </table:table-cell>
          <table:table-cell office:value-type="float" office:value="0.787253" calcext:value-type="float">
            <text:p>0.787253</text:p>
          </table:table-cell>
          <table:table-cell office:value-type="float" office:value="0.132908" calcext:value-type="float">
            <text:p>0.132908</text:p>
          </table:table-cell>
          <table:table-cell office:value-type="float" office:value="0.222026" calcext:value-type="float">
            <text:p>0.222026</text:p>
          </table:table-cell>
          <table:table-cell office:value-type="float" office:value="9.475959" calcext:value-type="float">
            <text:p>9.475959</text:p>
          </table:table-cell>
          <table:table-cell office:value-type="float" office:value="3.141542" calcext:value-type="float">
            <text:p>3.141542</text:p>
          </table:table-cell>
          <table:table-cell office:value-type="float" office:value="0.298572" calcext:value-type="float">
            <text:p>0.298572</text:p>
          </table:table-cell>
          <table:table-cell office:value-type="float" office:value="0.258064" calcext:value-type="float">
            <text:p>0.258064</text:p>
          </table:table-cell>
          <table:table-cell office:value-type="float" office:value="36.918094" calcext:value-type="float">
            <text:p>36.918094</text:p>
          </table:table-cell>
          <table:table-cell office:value-type="float" office:value="13.021745" calcext:value-type="float">
            <text:p>13.021745</text:p>
          </table:table-cell>
          <table:table-cell office:value-type="float" office:value="0.648199" calcext:value-type="float">
            <text:p>0.648199</text:p>
          </table:table-cell>
          <table:table-cell office:value-type="float" office:value="0.545533" calcext:value-type="float">
            <text:p>0.545533</text:p>
          </table:table-cell>
          <table:table-cell office:value-type="float" office:value="232.154591" calcext:value-type="float">
            <text:p>232.154591</text:p>
          </table:table-cell>
          <table:table-cell office:value-type="float" office:value="80.310792" calcext:value-type="float">
            <text:p>80.310792</text:p>
          </table:table-cell>
          <table:table-cell office:value-type="float" office:value="1.725086" calcext:value-type="float">
            <text:p>1.725086</text:p>
          </table:table-cell>
          <table:table-cell office:value-type="float" office:value="1.53386" calcext:value-type="float">
            <text:p>1.53386</text:p>
          </table:table-cell>
          <table:table-cell office:value-type="float" office:value="906.82304" calcext:value-type="float">
            <text:p>906.82304</text:p>
          </table:table-cell>
          <table:table-cell office:value-type="float" office:value="325.603982" calcext:value-type="float">
            <text:p>325.603982</text:p>
          </table:table-cell>
          <table:table-cell office:value-type="float" office:value="3.689661" calcext:value-type="float">
            <text:p>3.689661</text:p>
          </table:table-cell>
          <table:table-cell office:value-type="float" office:value="3.289329" calcext:value-type="float">
            <text:p>3.289329</text:p>
          </table:table-cell>
          <table:table-cell table:number-columns-repeated="2" office:value-type="float" office:value="733.352984" calcext:value-type="float">
            <text:p>733.352984</text:p>
          </table:table-cell>
          <table:table-cell office:value-type="float" office:value="5.855728" calcext:value-type="float">
            <text:p>5.855728</text:p>
          </table:table-cell>
          <table:table-cell office:value-type="float" office:value="5.377732" calcext:value-type="float">
            <text:p>5.377732</text:p>
          </table:table-cell>
          <table:table-cell table:number-columns-repeated="2" office:value-type="float" office:value="1329.188653" calcext:value-type="float">
            <text:p>1329.188653</text:p>
          </table:table-cell>
          <table:table-cell office:value-type="float" office:value="9.076613" calcext:value-type="float">
            <text:p>9.076613</text:p>
          </table:table-cell>
          <table:table-cell office:value-type="float" office:value="7.061054" calcext:value-type="float">
            <text:p>7.061054</text:p>
          </table:table-cell>
          <table:table-cell table:number-columns-repeated="2" office:value-type="float" office:value="8259.596942" calcext:value-type="float">
            <text:p>8259.596942</text:p>
          </table:table-cell>
          <table:table-cell office:value-type="float" office:value="20.366086" calcext:value-type="float">
            <text:p>20.366086</text:p>
          </table:table-cell>
          <table:table-cell office:value-type="float" office:value="18.307854" calcext:value-type="float">
            <text:p>18.30785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547627" calcext:value-type="float">
            <text:p>0.547627</text:p>
          </table:table-cell>
          <table:table-cell office:value-type="float" office:value="0.125366" calcext:value-type="float">
            <text:p>0.125366</text:p>
          </table:table-cell>
          <table:table-cell office:value-type="float" office:value="0.039181" calcext:value-type="float">
            <text:p>0.039181</text:p>
          </table:table-cell>
          <table:table-cell office:value-type="float" office:value="0.032896" calcext:value-type="float">
            <text:p>0.032896</text:p>
          </table:table-cell>
          <table:table-cell office:value-type="float" office:value="2.388231" calcext:value-type="float">
            <text:p>2.388231</text:p>
          </table:table-cell>
          <table:table-cell office:value-type="float" office:value="0.915203" calcext:value-type="float">
            <text:p>0.915203</text:p>
          </table:table-cell>
          <table:table-cell office:value-type="float" office:value="0.142407" calcext:value-type="float">
            <text:p>0.142407</text:p>
          </table:table-cell>
          <table:table-cell office:value-type="float" office:value="0.132559" calcext:value-type="float">
            <text:p>0.132559</text:p>
          </table:table-cell>
          <table:table-cell office:value-type="float" office:value="9.283127" calcext:value-type="float">
            <text:p>9.283127</text:p>
          </table:table-cell>
          <table:table-cell office:value-type="float" office:value="3.125688" calcext:value-type="float">
            <text:p>3.125688</text:p>
          </table:table-cell>
          <table:table-cell office:value-type="float" office:value="0.291519" calcext:value-type="float">
            <text:p>0.291519</text:p>
          </table:table-cell>
          <table:table-cell office:value-type="float" office:value="0.257156" calcext:value-type="float">
            <text:p>0.257156</text:p>
          </table:table-cell>
          <table:table-cell office:value-type="float" office:value="36.451762" calcext:value-type="float">
            <text:p>36.451762</text:p>
          </table:table-cell>
          <table:table-cell office:value-type="float" office:value="12.976627" calcext:value-type="float">
            <text:p>12.976627</text:p>
          </table:table-cell>
          <table:table-cell office:value-type="float" office:value="0.770003" calcext:value-type="float">
            <text:p>0.770003</text:p>
          </table:table-cell>
          <table:table-cell office:value-type="float" office:value="0.55971" calcext:value-type="float">
            <text:p>0.55971</text:p>
          </table:table-cell>
          <table:table-cell office:value-type="float" office:value="232.982003" calcext:value-type="float">
            <text:p>232.982003</text:p>
          </table:table-cell>
          <table:table-cell office:value-type="float" office:value="80.440697" calcext:value-type="float">
            <text:p>80.440697</text:p>
          </table:table-cell>
          <table:table-cell office:value-type="float" office:value="1.752185" calcext:value-type="float">
            <text:p>1.752185</text:p>
          </table:table-cell>
          <table:table-cell office:value-type="float" office:value="1.542241" calcext:value-type="float">
            <text:p>1.542241</text:p>
          </table:table-cell>
          <table:table-cell office:value-type="float" office:value="906.483751" calcext:value-type="float">
            <text:p>906.483751</text:p>
          </table:table-cell>
          <table:table-cell office:value-type="float" office:value="329.901194" calcext:value-type="float">
            <text:p>329.901194</text:p>
          </table:table-cell>
          <table:table-cell office:value-type="float" office:value="3.641889" calcext:value-type="float">
            <text:p>3.641889</text:p>
          </table:table-cell>
          <table:table-cell office:value-type="float" office:value="3.268307" calcext:value-type="float">
            <text:p>3.268307</text:p>
          </table:table-cell>
          <table:table-cell table:number-columns-repeated="2" office:value-type="float" office:value="749.632079" calcext:value-type="float">
            <text:p>749.632079</text:p>
          </table:table-cell>
          <table:table-cell office:value-type="float" office:value="5.61212" calcext:value-type="float">
            <text:p>5.61212</text:p>
          </table:table-cell>
          <table:table-cell office:value-type="float" office:value="5.010365" calcext:value-type="float">
            <text:p>5.010365</text:p>
          </table:table-cell>
          <table:table-cell table:number-columns-repeated="2" office:value-type="float" office:value="1320.419972" calcext:value-type="float">
            <text:p>1320.419972</text:p>
          </table:table-cell>
          <table:table-cell office:value-type="float" office:value="7.609451" calcext:value-type="float">
            <text:p>7.609451</text:p>
          </table:table-cell>
          <table:table-cell office:value-type="float" office:value="7.101562" calcext:value-type="float">
            <text:p>7.101562</text:p>
          </table:table-cell>
          <table:table-cell table:number-columns-repeated="2" office:value-type="float" office:value="8259.114616" calcext:value-type="float">
            <text:p>8259.114616</text:p>
          </table:table-cell>
          <table:table-cell office:value-type="float" office:value="20.61954" calcext:value-type="float">
            <text:p>20.61954</text:p>
          </table:table-cell>
          <table:table-cell office:value-type="float" office:value="18.217339" calcext:value-type="float">
            <text:p>18.21733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5168" calcext:value-type="float">
            <text:p>0.005168</text:p>
          </table:table-cell>
          <table:table-cell office:value-type="float" office:value="0.002863" calcext:value-type="float">
            <text:p>0.002863</text:p>
          </table:table-cell>
          <table:table-cell table:number-columns-repeated="2" office:value-type="float" office:value="0.002375" calcext:value-type="float">
            <text:p>0.002375</text:p>
          </table:table-cell>
          <table:table-cell office:value-type="float" office:value="0.39656" calcext:value-type="float">
            <text:p>0.39656</text:p>
          </table:table-cell>
          <table:table-cell office:value-type="float" office:value="0.125156" calcext:value-type="float">
            <text:p>0.125156</text:p>
          </table:table-cell>
          <table:table-cell office:value-type="float" office:value="0.038063" calcext:value-type="float">
            <text:p>0.038063</text:p>
          </table:table-cell>
          <table:table-cell office:value-type="float" office:value="0.031499" calcext:value-type="float">
            <text:p>0.031499</text:p>
          </table:table-cell>
          <table:table-cell office:value-type="float" office:value="2.368396" calcext:value-type="float">
            <text:p>2.368396</text:p>
          </table:table-cell>
          <table:table-cell office:value-type="float" office:value="0.832511" calcext:value-type="float">
            <text:p>0.832511</text:p>
          </table:table-cell>
          <table:table-cell office:value-type="float" office:value="0.141429" calcext:value-type="float">
            <text:p>0.141429</text:p>
          </table:table-cell>
          <table:table-cell office:value-type="float" office:value="0.116495" calcext:value-type="float">
            <text:p>0.116495</text:p>
          </table:table-cell>
          <table:table-cell office:value-type="float" office:value="9.236124" calcext:value-type="float">
            <text:p>9.236124</text:p>
          </table:table-cell>
          <table:table-cell office:value-type="float" office:value="3.130716" calcext:value-type="float">
            <text:p>3.130716</text:p>
          </table:table-cell>
          <table:table-cell office:value-type="float" office:value="0.288585" calcext:value-type="float">
            <text:p>0.288585</text:p>
          </table:table-cell>
          <table:table-cell office:value-type="float" office:value="0.255481" calcext:value-type="float">
            <text:p>0.255481</text:p>
          </table:table-cell>
          <table:table-cell office:value-type="float" office:value="36.212765" calcext:value-type="float">
            <text:p>36.212765</text:p>
          </table:table-cell>
          <table:table-cell office:value-type="float" office:value="12.884855" calcext:value-type="float">
            <text:p>12.884855</text:p>
          </table:table-cell>
          <table:table-cell office:value-type="float" office:value="0.642612" calcext:value-type="float">
            <text:p>0.642612</text:p>
          </table:table-cell>
          <table:table-cell office:value-type="float" office:value="0.562015" calcext:value-type="float">
            <text:p>0.562015</text:p>
          </table:table-cell>
          <table:table-cell office:value-type="float" office:value="226.927161" calcext:value-type="float">
            <text:p>226.927161</text:p>
          </table:table-cell>
          <table:table-cell office:value-type="float" office:value="80.212874" calcext:value-type="float">
            <text:p>80.212874</text:p>
          </table:table-cell>
          <table:table-cell office:value-type="float" office:value="1.733048" calcext:value-type="float">
            <text:p>1.733048</text:p>
          </table:table-cell>
          <table:table-cell office:value-type="float" office:value="1.542381" calcext:value-type="float">
            <text:p>1.542381</text:p>
          </table:table-cell>
          <table:table-cell office:value-type="float" office:value="938.92997" calcext:value-type="float">
            <text:p>938.92997</text:p>
          </table:table-cell>
          <table:table-cell office:value-type="float" office:value="326.635821" calcext:value-type="float">
            <text:p>326.635821</text:p>
          </table:table-cell>
          <table:table-cell office:value-type="float" office:value="3.669825" calcext:value-type="float">
            <text:p>3.669825</text:p>
          </table:table-cell>
          <table:table-cell office:value-type="float" office:value="3.273265" calcext:value-type="float">
            <text:p>3.273265</text:p>
          </table:table-cell>
          <table:table-cell table:number-columns-repeated="2" office:value-type="float" office:value="759.156306" calcext:value-type="float">
            <text:p>759.156306</text:p>
          </table:table-cell>
          <table:table-cell office:value-type="float" office:value="5.579993" calcext:value-type="float">
            <text:p>5.579993</text:p>
          </table:table-cell>
          <table:table-cell office:value-type="float" office:value="5.461123" calcext:value-type="float">
            <text:p>5.461123</text:p>
          </table:table-cell>
          <table:table-cell table:number-columns-repeated="2" office:value-type="float" office:value="1341.817129" calcext:value-type="float">
            <text:p>1341.817129</text:p>
          </table:table-cell>
          <table:table-cell office:value-type="float" office:value="7.6934" calcext:value-type="float">
            <text:p>7.6934</text:p>
          </table:table-cell>
          <table:table-cell office:value-type="float" office:value="7.091295" calcext:value-type="float">
            <text:p>7.091295</text:p>
          </table:table-cell>
          <table:table-cell table:number-columns-repeated="2" office:value-type="float" office:value="8283.234966" calcext:value-type="float">
            <text:p>8283.234966</text:p>
          </table:table-cell>
          <table:table-cell office:value-type="float" office:value="20.651458" calcext:value-type="float">
            <text:p>20.651458</text:p>
          </table:table-cell>
          <table:table-cell office:value-type="float" office:value="18.279568" calcext:value-type="float">
            <text:p>18.2795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7263" calcext:value-type="float">
            <text:p>0.007263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003912" calcext:value-type="float">
            <text:p>0.003912</text:p>
          </table:table-cell>
          <table:table-cell office:value-type="float" office:value="0.40117" calcext:value-type="float">
            <text:p>0.40117</text:p>
          </table:table-cell>
          <table:table-cell office:value-type="float" office:value="0.155467" calcext:value-type="float">
            <text:p>0.155467</text:p>
          </table:table-cell>
          <table:table-cell office:value-type="float" office:value="0.189899" calcext:value-type="float">
            <text:p>0.189899</text:p>
          </table:table-cell>
          <table:table-cell office:value-type="float" office:value="0.044839" calcext:value-type="float">
            <text:p>0.044839</text:p>
          </table:table-cell>
          <table:table-cell office:value-type="float" office:value="2.396822" calcext:value-type="float">
            <text:p>2.396822</text:p>
          </table:table-cell>
          <table:table-cell office:value-type="float" office:value="0.779711" calcext:value-type="float">
            <text:p>0.779711</text:p>
          </table:table-cell>
          <table:table-cell office:value-type="float" office:value="0.136889" calcext:value-type="float">
            <text:p>0.136889</text:p>
          </table:table-cell>
          <table:table-cell office:value-type="float" office:value="0.12306" calcext:value-type="float">
            <text:p>0.12306</text:p>
          </table:table-cell>
          <table:table-cell office:value-type="float" office:value="14.972907" calcext:value-type="float">
            <text:p>14.972907</text:p>
          </table:table-cell>
          <table:table-cell office:value-type="float" office:value="3.112348" calcext:value-type="float">
            <text:p>3.112348</text:p>
          </table:table-cell>
          <table:table-cell office:value-type="float" office:value="0.296826" calcext:value-type="float">
            <text:p>0.296826</text:p>
          </table:table-cell>
          <table:table-cell office:value-type="float" office:value="0.268192" calcext:value-type="float">
            <text:p>0.268192</text:p>
          </table:table-cell>
          <table:table-cell office:value-type="float" office:value="36.883104" calcext:value-type="float">
            <text:p>36.883104</text:p>
          </table:table-cell>
          <table:table-cell office:value-type="float" office:value="13.030125" calcext:value-type="float">
            <text:p>13.030125</text:p>
          </table:table-cell>
          <table:table-cell office:value-type="float" office:value="0.642961" calcext:value-type="float">
            <text:p>0.642961</text:p>
          </table:table-cell>
          <table:table-cell office:value-type="float" office:value="0.56013" calcext:value-type="float">
            <text:p>0.56013</text:p>
          </table:table-cell>
          <table:table-cell office:value-type="float" office:value="228.935525" calcext:value-type="float">
            <text:p>228.935525</text:p>
          </table:table-cell>
          <table:table-cell office:value-type="float" office:value="80.594698" calcext:value-type="float">
            <text:p>80.594698</text:p>
          </table:table-cell>
          <table:table-cell office:value-type="float" office:value="1.750299" calcext:value-type="float">
            <text:p>1.750299</text:p>
          </table:table-cell>
          <table:table-cell office:value-type="float" office:value="1.549434" calcext:value-type="float">
            <text:p>1.549434</text:p>
          </table:table-cell>
          <table:table-cell office:value-type="float" office:value="910.797515" calcext:value-type="float">
            <text:p>910.797515</text:p>
          </table:table-cell>
          <table:table-cell office:value-type="float" office:value="330.003023" calcext:value-type="float">
            <text:p>330.003023</text:p>
          </table:table-cell>
          <table:table-cell office:value-type="float" office:value="3.66794" calcext:value-type="float">
            <text:p>3.66794</text:p>
          </table:table-cell>
          <table:table-cell office:value-type="float" office:value="3.384522" calcext:value-type="float">
            <text:p>3.384522</text:p>
          </table:table-cell>
          <table:table-cell table:number-columns-repeated="2" office:value-type="float" office:value="751.579472" calcext:value-type="float">
            <text:p>751.579472</text:p>
          </table:table-cell>
          <table:table-cell office:value-type="float" office:value="5.78882" calcext:value-type="float">
            <text:p>5.78882</text:p>
          </table:table-cell>
          <table:table-cell office:value-type="float" office:value="5.004499" calcext:value-type="float">
            <text:p>5.004499</text:p>
          </table:table-cell>
          <table:table-cell table:number-columns-repeated="2" office:value-type="float" office:value="1325.567227" calcext:value-type="float">
            <text:p>1325.567227</text:p>
          </table:table-cell>
          <table:table-cell office:value-type="float" office:value="7.705133" calcext:value-type="float">
            <text:p>7.705133</text:p>
          </table:table-cell>
          <table:table-cell office:value-type="float" office:value="7.021593" calcext:value-type="float">
            <text:p>7.021593</text:p>
          </table:table-cell>
          <table:table-cell table:number-columns-repeated="2" office:value-type="float" office:value="8294.361917" calcext:value-type="float">
            <text:p>8294.361917</text:p>
          </table:table-cell>
          <table:table-cell office:value-type="float" office:value="22.283586" calcext:value-type="float">
            <text:p>22.283586</text:p>
          </table:table-cell>
          <table:table-cell office:value-type="float" office:value="18.398857" calcext:value-type="float">
            <text:p>18.39885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6635" calcext:value-type="float">
            <text:p>0.006635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398237" calcext:value-type="float">
            <text:p>0.398237</text:p>
          </table:table-cell>
          <table:table-cell office:value-type="float" office:value="0.125784" calcext:value-type="float">
            <text:p>0.125784</text:p>
          </table:table-cell>
          <table:table-cell office:value-type="float" office:value="0.05727" calcext:value-type="float">
            <text:p>0.05727</text:p>
          </table:table-cell>
          <table:table-cell office:value-type="float" office:value="0.039181" calcext:value-type="float">
            <text:p>0.039181</text:p>
          </table:table-cell>
          <table:table-cell office:value-type="float" office:value="2.378384" calcext:value-type="float">
            <text:p>2.378384</text:p>
          </table:table-cell>
          <table:table-cell office:value-type="float" office:value="0.779572" calcext:value-type="float">
            <text:p>0.779572</text:p>
          </table:table-cell>
          <table:table-cell office:value-type="float" office:value="0.133607" calcext:value-type="float">
            <text:p>0.133607</text:p>
          </table:table-cell>
          <table:table-cell office:value-type="float" office:value="0.116845" calcext:value-type="float">
            <text:p>0.116845</text:p>
          </table:table-cell>
          <table:table-cell office:value-type="float" office:value="10.98293" calcext:value-type="float">
            <text:p>10.98293</text:p>
          </table:table-cell>
          <table:table-cell office:value-type="float" office:value="3.129459" calcext:value-type="float">
            <text:p>3.129459</text:p>
          </table:table-cell>
          <table:table-cell office:value-type="float" office:value="0.290541" calcext:value-type="float">
            <text:p>0.290541</text:p>
          </table:table-cell>
          <table:table-cell office:value-type="float" office:value="0.262883" calcext:value-type="float">
            <text:p>0.262883</text:p>
          </table:table-cell>
          <table:table-cell office:value-type="float" office:value="36.662055" calcext:value-type="float">
            <text:p>36.662055</text:p>
          </table:table-cell>
          <table:table-cell office:value-type="float" office:value="13.060297" calcext:value-type="float">
            <text:p>13.060297</text:p>
          </table:table-cell>
          <table:table-cell office:value-type="float" office:value="0.640726" calcext:value-type="float">
            <text:p>0.640726</text:p>
          </table:table-cell>
          <table:table-cell office:value-type="float" office:value="0.568022" calcext:value-type="float">
            <text:p>0.568022</text:p>
          </table:table-cell>
          <table:table-cell office:value-type="float" office:value="227.160083" calcext:value-type="float">
            <text:p>227.160083</text:p>
          </table:table-cell>
          <table:table-cell office:value-type="float" office:value="80.414926" calcext:value-type="float">
            <text:p>80.414926</text:p>
          </table:table-cell>
          <table:table-cell office:value-type="float" office:value="1.74527" calcext:value-type="float">
            <text:p>1.74527</text:p>
          </table:table-cell>
          <table:table-cell office:value-type="float" office:value="1.549226" calcext:value-type="float">
            <text:p>1.549226</text:p>
          </table:table-cell>
          <table:table-cell office:value-type="float" office:value="916.340769" calcext:value-type="float">
            <text:p>916.340769</text:p>
          </table:table-cell>
          <table:table-cell office:value-type="float" office:value="326.14281" calcext:value-type="float">
            <text:p>326.14281</text:p>
          </table:table-cell>
          <table:table-cell office:value-type="float" office:value="3.698461" calcext:value-type="float">
            <text:p>3.698461</text:p>
          </table:table-cell>
          <table:table-cell office:value-type="float" office:value="3.282554" calcext:value-type="float">
            <text:p>3.282554</text:p>
          </table:table-cell>
          <table:table-cell table:number-columns-repeated="2" office:value-type="float" office:value="731.351184" calcext:value-type="float">
            <text:p>731.351184</text:p>
          </table:table-cell>
          <table:table-cell office:value-type="float" office:value="5.855379" calcext:value-type="float">
            <text:p>5.855379</text:p>
          </table:table-cell>
          <table:table-cell office:value-type="float" office:value="5.067007" calcext:value-type="float">
            <text:p>5.067007</text:p>
          </table:table-cell>
          <table:table-cell table:number-columns-repeated="2" office:value-type="float" office:value="1329.882878" calcext:value-type="float">
            <text:p>1329.882878</text:p>
          </table:table-cell>
          <table:table-cell office:value-type="float" office:value="7.569431" calcext:value-type="float">
            <text:p>7.569431</text:p>
          </table:table-cell>
          <table:table-cell office:value-type="float" office:value="6.981085" calcext:value-type="float">
            <text:p>6.981085</text:p>
          </table:table-cell>
          <table:table-cell table:number-columns-repeated="2" office:value-type="float" office:value="8254.494106" calcext:value-type="float">
            <text:p>8254.494106</text:p>
          </table:table-cell>
          <table:table-cell office:value-type="float" office:value="20.754126" calcext:value-type="float">
            <text:p>20.754126</text:p>
          </table:table-cell>
          <table:table-cell office:value-type="float" office:value="18.700573" calcext:value-type="float">
            <text:p>18.70057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47056" calcext:value-type="float">
            <text:p>0.447056</text:p>
          </table:table-cell>
          <table:table-cell office:value-type="float" office:value="0.125435" calcext:value-type="float">
            <text:p>0.125435</text:p>
          </table:table-cell>
          <table:table-cell office:value-type="float" office:value="0.052521" calcext:value-type="float">
            <text:p>0.052521</text:p>
          </table:table-cell>
          <table:table-cell office:value-type="float" office:value="0.035689" calcext:value-type="float">
            <text:p>0.035689</text:p>
          </table:table-cell>
          <table:table-cell office:value-type="float" office:value="2.368675" calcext:value-type="float">
            <text:p>2.368675</text:p>
          </table:table-cell>
          <table:table-cell office:value-type="float" office:value="0.779222" calcext:value-type="float">
            <text:p>0.779222</text:p>
          </table:table-cell>
          <table:table-cell office:value-type="float" office:value="0.131721" calcext:value-type="float">
            <text:p>0.131721</text:p>
          </table:table-cell>
          <table:table-cell office:value-type="float" office:value="0.111537" calcext:value-type="float">
            <text:p>0.111537</text:p>
          </table:table-cell>
          <table:table-cell office:value-type="float" office:value="9.329571" calcext:value-type="float">
            <text:p>9.329571</text:p>
          </table:table-cell>
          <table:table-cell office:value-type="float" office:value="3.115561" calcext:value-type="float">
            <text:p>3.115561</text:p>
          </table:table-cell>
          <table:table-cell office:value-type="float" office:value="0.294592" calcext:value-type="float">
            <text:p>0.294592</text:p>
          </table:table-cell>
          <table:table-cell office:value-type="float" office:value="0.258344" calcext:value-type="float">
            <text:p>0.258344</text:p>
          </table:table-cell>
          <table:table-cell office:value-type="float" office:value="36.547934" calcext:value-type="float">
            <text:p>36.547934</text:p>
          </table:table-cell>
          <table:table-cell office:value-type="float" office:value="12.95344" calcext:value-type="float">
            <text:p>12.95344</text:p>
          </table:table-cell>
          <table:table-cell office:value-type="float" office:value="0.637373" calcext:value-type="float">
            <text:p>0.637373</text:p>
          </table:table-cell>
          <table:table-cell office:value-type="float" office:value="0.559151" calcext:value-type="float">
            <text:p>0.559151</text:p>
          </table:table-cell>
          <table:table-cell office:value-type="float" office:value="238.959182" calcext:value-type="float">
            <text:p>238.959182</text:p>
          </table:table-cell>
          <table:table-cell office:value-type="float" office:value="80.3865" calcext:value-type="float">
            <text:p>80.3865</text:p>
          </table:table-cell>
          <table:table-cell office:value-type="float" office:value="1.717124" calcext:value-type="float">
            <text:p>1.717124</text:p>
          </table:table-cell>
          <table:table-cell office:value-type="float" office:value="1.543499" calcext:value-type="float">
            <text:p>1.543499</text:p>
          </table:table-cell>
          <table:table-cell office:value-type="float" office:value="924.661204" calcext:value-type="float">
            <text:p>924.661204</text:p>
          </table:table-cell>
          <table:table-cell office:value-type="float" office:value="327.653553" calcext:value-type="float">
            <text:p>327.653553</text:p>
          </table:table-cell>
          <table:table-cell office:value-type="float" office:value="3.671502" calcext:value-type="float">
            <text:p>3.671502</text:p>
          </table:table-cell>
          <table:table-cell office:value-type="float" office:value="3.351488" calcext:value-type="float">
            <text:p>3.351488</text:p>
          </table:table-cell>
          <table:table-cell table:number-columns-repeated="2" office:value-type="float" office:value="732.624885" calcext:value-type="float">
            <text:p>732.624885</text:p>
          </table:table-cell>
          <table:table-cell office:value-type="float" office:value="5.655772" calcext:value-type="float">
            <text:p>5.655772</text:p>
          </table:table-cell>
          <table:table-cell office:value-type="float" office:value="5.775201" calcext:value-type="float">
            <text:p>5.775201</text:p>
          </table:table-cell>
          <table:table-cell table:number-columns-repeated="2" office:value-type="float" office:value="1329.707017" calcext:value-type="float">
            <text:p>1329.707017</text:p>
          </table:table-cell>
          <table:table-cell office:value-type="float" office:value="8.897678" calcext:value-type="float">
            <text:p>8.897678</text:p>
          </table:table-cell>
          <table:table-cell office:value-type="float" office:value="7.035492" calcext:value-type="float">
            <text:p>7.035492</text:p>
          </table:table-cell>
          <table:table-cell table:number-columns-repeated="2" office:value-type="float" office:value="8268.034572" calcext:value-type="float">
            <text:p>8268.034572</text:p>
          </table:table-cell>
          <table:table-cell office:value-type="float" office:value="20.545718" calcext:value-type="float">
            <text:p>20.545718</text:p>
          </table:table-cell>
          <table:table-cell office:value-type="float" office:value="18.476242" calcext:value-type="float">
            <text:p>18.47624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1885" calcext:value-type="float">
            <text:p>0.001885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404662" calcext:value-type="float">
            <text:p>0.404662</text:p>
          </table:table-cell>
          <table:table-cell office:value-type="float" office:value="0.125087" calcext:value-type="float">
            <text:p>0.125087</text:p>
          </table:table-cell>
          <table:table-cell office:value-type="float" office:value="0.04819" calcext:value-type="float">
            <text:p>0.04819</text:p>
          </table:table-cell>
          <table:table-cell office:value-type="float" office:value="0.033314" calcext:value-type="float">
            <text:p>0.033314</text:p>
          </table:table-cell>
          <table:table-cell office:value-type="float" office:value="2.373984" calcext:value-type="float">
            <text:p>2.373984</text:p>
          </table:table-cell>
          <table:table-cell office:value-type="float" office:value="0.813304" calcext:value-type="float">
            <text:p>0.813304</text:p>
          </table:table-cell>
          <table:table-cell office:value-type="float" office:value="0.129696" calcext:value-type="float">
            <text:p>0.129696</text:p>
          </table:table-cell>
          <table:table-cell office:value-type="float" office:value="0.113702" calcext:value-type="float">
            <text:p>0.113702</text:p>
          </table:table-cell>
          <table:table-cell office:value-type="float" office:value="9.283546" calcext:value-type="float">
            <text:p>9.283546</text:p>
          </table:table-cell>
          <table:table-cell office:value-type="float" office:value="3.114094" calcext:value-type="float">
            <text:p>3.114094</text:p>
          </table:table-cell>
          <table:table-cell office:value-type="float" office:value="0.288585" calcext:value-type="float">
            <text:p>0.288585</text:p>
          </table:table-cell>
          <table:table-cell office:value-type="float" office:value="0.258064" calcext:value-type="float">
            <text:p>0.258064</text:p>
          </table:table-cell>
          <table:table-cell office:value-type="float" office:value="36.578873" calcext:value-type="float">
            <text:p>36.578873</text:p>
          </table:table-cell>
          <table:table-cell office:value-type="float" office:value="13.012176" calcext:value-type="float">
            <text:p>13.012176</text:p>
          </table:table-cell>
          <table:table-cell office:value-type="float" office:value="0.651901" calcext:value-type="float">
            <text:p>0.651901</text:p>
          </table:table-cell>
          <table:table-cell office:value-type="float" office:value="0.553914" calcext:value-type="float">
            <text:p>0.553914</text:p>
          </table:table-cell>
          <table:table-cell office:value-type="float" office:value="227.152261" calcext:value-type="float">
            <text:p>227.152261</text:p>
          </table:table-cell>
          <table:table-cell office:value-type="float" office:value="80.331046" calcext:value-type="float">
            <text:p>80.331046</text:p>
          </table:table-cell>
          <table:table-cell office:value-type="float" office:value="1.817347" calcext:value-type="float">
            <text:p>1.817347</text:p>
          </table:table-cell>
          <table:table-cell office:value-type="float" office:value="1.494958" calcext:value-type="float">
            <text:p>1.494958</text:p>
          </table:table-cell>
          <table:table-cell office:value-type="float" office:value="947.593958" calcext:value-type="float">
            <text:p>947.593958</text:p>
          </table:table-cell>
          <table:table-cell office:value-type="float" office:value="326.247084" calcext:value-type="float">
            <text:p>326.247084</text:p>
          </table:table-cell>
          <table:table-cell office:value-type="float" office:value="3.631762" calcext:value-type="float">
            <text:p>3.631762</text:p>
          </table:table-cell>
          <table:table-cell office:value-type="float" office:value="3.308186" calcext:value-type="float">
            <text:p>3.308186</text:p>
          </table:table-cell>
          <table:table-cell table:number-columns-repeated="2" office:value-type="float" office:value="738.287431" calcext:value-type="float">
            <text:p>738.287431</text:p>
          </table:table-cell>
          <table:table-cell office:value-type="float" office:value="5.676515" calcext:value-type="float">
            <text:p>5.676515</text:p>
          </table:table-cell>
          <table:table-cell office:value-type="float" office:value="5.416564" calcext:value-type="float">
            <text:p>5.416564</text:p>
          </table:table-cell>
          <table:table-cell table:number-columns-repeated="2" office:value-type="float" office:value="1323.353039" calcext:value-type="float">
            <text:p>1323.353039</text:p>
          </table:table-cell>
          <table:table-cell office:value-type="float" office:value="7.753464" calcext:value-type="float">
            <text:p>7.753464</text:p>
          </table:table-cell>
          <table:table-cell office:value-type="float" office:value="6.96593" calcext:value-type="float">
            <text:p>6.96593</text:p>
          </table:table-cell>
          <table:table-cell table:number-columns-repeated="2" office:value-type="float" office:value="8266.354184" calcext:value-type="float">
            <text:p>8266.354184</text:p>
          </table:table-cell>
          <table:table-cell office:value-type="float" office:value="20.439419" calcext:value-type="float">
            <text:p>20.439419</text:p>
          </table:table-cell>
          <table:table-cell office:value-type="float" office:value="18.485251" calcext:value-type="float">
            <text:p>18.48525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4889" calcext:value-type="float">
            <text:p>0.004889</text:p>
          </table:table-cell>
          <table:table-cell office:value-type="float" office:value="0.003423" calcext:value-type="float">
            <text:p>0.003423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589881" calcext:value-type="float">
            <text:p>0.589881</text:p>
          </table:table-cell>
          <table:table-cell office:value-type="float" office:value="0.124458" calcext:value-type="float">
            <text:p>0.124458</text:p>
          </table:table-cell>
          <table:table-cell office:value-type="float" office:value="0.046305" calcext:value-type="float">
            <text:p>0.046305</text:p>
          </table:table-cell>
          <table:table-cell office:value-type="float" office:value="0.032895" calcext:value-type="float">
            <text:p>0.032895</text:p>
          </table:table-cell>
          <table:table-cell office:value-type="float" office:value="2.379501" calcext:value-type="float">
            <text:p>2.379501</text:p>
          </table:table-cell>
          <table:table-cell office:value-type="float" office:value="0.783972" calcext:value-type="float">
            <text:p>0.783972</text:p>
          </table:table-cell>
          <table:table-cell office:value-type="float" office:value="0.129277" calcext:value-type="float">
            <text:p>0.129277</text:p>
          </table:table-cell>
          <table:table-cell office:value-type="float" office:value="0.112934" calcext:value-type="float">
            <text:p>0.112934</text:p>
          </table:table-cell>
          <table:table-cell office:value-type="float" office:value="9.216637" calcext:value-type="float">
            <text:p>9.216637</text:p>
          </table:table-cell>
          <table:table-cell office:value-type="float" office:value="3.117237" calcext:value-type="float">
            <text:p>3.117237</text:p>
          </table:table-cell>
          <table:table-cell office:value-type="float" office:value="0.289353" calcext:value-type="float">
            <text:p>0.289353</text:p>
          </table:table-cell>
          <table:table-cell office:value-type="float" office:value="0.255201" calcext:value-type="float">
            <text:p>0.255201</text:p>
          </table:table-cell>
          <table:table-cell office:value-type="float" office:value="36.208993" calcext:value-type="float">
            <text:p>36.208993</text:p>
          </table:table-cell>
          <table:table-cell office:value-type="float" office:value="12.724149" calcext:value-type="float">
            <text:p>12.724149</text:p>
          </table:table-cell>
          <table:table-cell office:value-type="float" office:value="0.636745" calcext:value-type="float">
            <text:p>0.636745</text:p>
          </table:table-cell>
          <table:table-cell office:value-type="float" office:value="0.553914" calcext:value-type="float">
            <text:p>0.553914</text:p>
          </table:table-cell>
          <table:table-cell office:value-type="float" office:value="228.40005" calcext:value-type="float">
            <text:p>228.40005</text:p>
          </table:table-cell>
          <table:table-cell office:value-type="float" office:value="80.326437" calcext:value-type="float">
            <text:p>80.326437</text:p>
          </table:table-cell>
          <table:table-cell office:value-type="float" office:value="1.974351" calcext:value-type="float">
            <text:p>1.974351</text:p>
          </table:table-cell>
          <table:table-cell office:value-type="float" office:value="1.542241" calcext:value-type="float">
            <text:p>1.542241</text:p>
          </table:table-cell>
          <table:table-cell office:value-type="float" office:value="941.862062" calcext:value-type="float">
            <text:p>941.862062</text:p>
          </table:table-cell>
          <table:table-cell office:value-type="float" office:value="344.222907" calcext:value-type="float">
            <text:p>344.222907</text:p>
          </table:table-cell>
          <table:table-cell office:value-type="float" office:value="3.611577" calcext:value-type="float">
            <text:p>3.611577</text:p>
          </table:table-cell>
          <table:table-cell office:value-type="float" office:value="3.250147" calcext:value-type="float">
            <text:p>3.250147</text:p>
          </table:table-cell>
          <table:table-cell table:number-columns-repeated="2" office:value-type="float" office:value="742.399913" calcext:value-type="float">
            <text:p>742.399913</text:p>
          </table:table-cell>
          <table:table-cell office:value-type="float" office:value="5.670299" calcext:value-type="float">
            <text:p>5.670299</text:p>
          </table:table-cell>
          <table:table-cell office:value-type="float" office:value="5.071128" calcext:value-type="float">
            <text:p>5.071128</text:p>
          </table:table-cell>
          <table:table-cell table:number-columns-repeated="2" office:value-type="float" office:value="1338.903687" calcext:value-type="float">
            <text:p>1338.903687</text:p>
          </table:table-cell>
          <table:table-cell office:value-type="float" office:value="7.784263" calcext:value-type="float">
            <text:p>7.784263</text:p>
          </table:table-cell>
          <table:table-cell office:value-type="float" office:value="6.951822" calcext:value-type="float">
            <text:p>6.951822</text:p>
          </table:table-cell>
          <table:table-cell table:number-columns-repeated="2" office:value-type="float" office:value="8313.56891" calcext:value-type="float">
            <text:p>8313.56891</text:p>
          </table:table-cell>
          <table:table-cell office:value-type="float" office:value="20.554867" calcext:value-type="float">
            <text:p>20.554867</text:p>
          </table:table-cell>
          <table:table-cell office:value-type="float" office:value="18.410661" calcext:value-type="float">
            <text:p>18.41066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8102" calcext:value-type="float">
            <text:p>0.008102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487494" calcext:value-type="float">
            <text:p>0.487494</text:p>
          </table:table-cell>
          <table:table-cell office:value-type="float" office:value="0.261906" calcext:value-type="float">
            <text:p>0.261906</text:p>
          </table:table-cell>
          <table:table-cell office:value-type="float" office:value="0.076267" calcext:value-type="float">
            <text:p>0.076267</text:p>
          </table:table-cell>
          <table:table-cell office:value-type="float" office:value="0.044489" calcext:value-type="float">
            <text:p>0.044489</text:p>
          </table:table-cell>
          <table:table-cell office:value-type="float" office:value="2.399686" calcext:value-type="float">
            <text:p>2.399686</text:p>
          </table:table-cell>
          <table:table-cell office:value-type="float" office:value="0.766162" calcext:value-type="float">
            <text:p>0.766162</text:p>
          </table:table-cell>
          <table:table-cell office:value-type="float" office:value="0.137728" calcext:value-type="float">
            <text:p>0.137728</text:p>
          </table:table-cell>
          <table:table-cell office:value-type="float" office:value="0.135981" calcext:value-type="float">
            <text:p>0.135981</text:p>
          </table:table-cell>
          <table:table-cell office:value-type="float" office:value="12.16437" calcext:value-type="float">
            <text:p>12.16437</text:p>
          </table:table-cell>
          <table:table-cell office:value-type="float" office:value="3.062831" calcext:value-type="float">
            <text:p>3.062831</text:p>
          </table:table-cell>
          <table:table-cell office:value-type="float" office:value="0.298224" calcext:value-type="float">
            <text:p>0.298224</text:p>
          </table:table-cell>
          <table:table-cell office:value-type="float" office:value="0.266166" calcext:value-type="float">
            <text:p>0.266166</text:p>
          </table:table-cell>
          <table:table-cell office:value-type="float" office:value="37.378419" calcext:value-type="float">
            <text:p>37.378419</text:p>
          </table:table-cell>
          <table:table-cell office:value-type="float" office:value="13.072659" calcext:value-type="float">
            <text:p>13.072659</text:p>
          </table:table-cell>
          <table:table-cell office:value-type="float" office:value="0.650644" calcext:value-type="float">
            <text:p>0.650644</text:p>
          </table:table-cell>
          <table:table-cell office:value-type="float" office:value="0.562992" calcext:value-type="float">
            <text:p>0.562992</text:p>
          </table:table-cell>
          <table:table-cell office:value-type="float" office:value="232.531456" calcext:value-type="float">
            <text:p>232.531456</text:p>
          </table:table-cell>
          <table:table-cell office:value-type="float" office:value="81.083798" calcext:value-type="float">
            <text:p>81.083798</text:p>
          </table:table-cell>
          <table:table-cell office:value-type="float" office:value="1.738496" calcext:value-type="float">
            <text:p>1.738496</text:p>
          </table:table-cell>
          <table:table-cell office:value-type="float" office:value="1.526736" calcext:value-type="float">
            <text:p>1.526736</text:p>
          </table:table-cell>
          <table:table-cell office:value-type="float" office:value="919.361141" calcext:value-type="float">
            <text:p>919.361141</text:p>
          </table:table-cell>
          <table:table-cell office:value-type="float" office:value="326.526799" calcext:value-type="float">
            <text:p>326.526799</text:p>
          </table:table-cell>
          <table:table-cell office:value-type="float" office:value="3.696924" calcext:value-type="float">
            <text:p>3.696924</text:p>
          </table:table-cell>
          <table:table-cell office:value-type="float" office:value="3.33738" calcext:value-type="float">
            <text:p>3.33738</text:p>
          </table:table-cell>
          <table:table-cell table:number-columns-repeated="2" office:value-type="float" office:value="733.048684" calcext:value-type="float">
            <text:p>733.048684</text:p>
          </table:table-cell>
          <table:table-cell office:value-type="float" office:value="5.543536" calcext:value-type="float">
            <text:p>5.543536</text:p>
          </table:table-cell>
          <table:table-cell office:value-type="float" office:value="5.187973" calcext:value-type="float">
            <text:p>5.187973</text:p>
          </table:table-cell>
          <table:table-cell table:number-columns-repeated="2" office:value-type="float" office:value="1321.740117" calcext:value-type="float">
            <text:p>1321.740117</text:p>
          </table:table-cell>
          <table:table-cell office:value-type="float" office:value="7.590384" calcext:value-type="float">
            <text:p>7.590384</text:p>
          </table:table-cell>
          <table:table-cell office:value-type="float" office:value="6.980317" calcext:value-type="float">
            <text:p>6.980317</text:p>
          </table:table-cell>
          <table:table-cell table:number-columns-repeated="2" office:value-type="float" office:value="8299.045282" calcext:value-type="float">
            <text:p>8299.045282</text:p>
          </table:table-cell>
          <table:table-cell office:value-type="float" office:value="20.779617" calcext:value-type="float">
            <text:p>20.779617</text:p>
          </table:table-cell>
          <table:table-cell office:value-type="float" office:value="18.27433" calcext:value-type="float">
            <text:p>18.274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718599" calcext:value-type="float">
            <text:p>0.718599</text:p>
          </table:table-cell>
          <table:table-cell office:value-type="float" office:value="0.164407" calcext:value-type="float">
            <text:p>0.164407</text:p>
          </table:table-cell>
          <table:table-cell office:value-type="float" office:value="0.057619" calcext:value-type="float">
            <text:p>0.057619</text:p>
          </table:table-cell>
          <table:table-cell office:value-type="float" office:value="0.043023" calcext:value-type="float">
            <text:p>0.043023</text:p>
          </table:table-cell>
          <table:table-cell office:value-type="float" office:value="2.369583" calcext:value-type="float">
            <text:p>2.369583</text:p>
          </table:table-cell>
          <table:table-cell office:value-type="float" office:value="0.781177" calcext:value-type="float">
            <text:p>0.781177</text:p>
          </table:table-cell>
          <table:table-cell office:value-type="float" office:value="0.135283" calcext:value-type="float">
            <text:p>0.135283</text:p>
          </table:table-cell>
          <table:table-cell office:value-type="float" office:value="0.159657" calcext:value-type="float">
            <text:p>0.159657</text:p>
          </table:table-cell>
          <table:table-cell office:value-type="float" office:value="9.337952" calcext:value-type="float">
            <text:p>9.337952</text:p>
          </table:table-cell>
          <table:table-cell office:value-type="float" office:value="3.066113" calcext:value-type="float">
            <text:p>3.066113</text:p>
          </table:table-cell>
          <table:table-cell office:value-type="float" office:value="0.293404" calcext:value-type="float">
            <text:p>0.293404</text:p>
          </table:table-cell>
          <table:table-cell office:value-type="float" office:value="0.262604" calcext:value-type="float">
            <text:p>0.262604</text:p>
          </table:table-cell>
          <table:table-cell office:value-type="float" office:value="36.61142" calcext:value-type="float">
            <text:p>36.61142</text:p>
          </table:table-cell>
          <table:table-cell office:value-type="float" office:value="13.096475" calcext:value-type="float">
            <text:p>13.096475</text:p>
          </table:table-cell>
          <table:table-cell office:value-type="float" office:value="0.681723" calcext:value-type="float">
            <text:p>0.681723</text:p>
          </table:table-cell>
          <table:table-cell office:value-type="float" office:value="0.571234" calcext:value-type="float">
            <text:p>0.571234</text:p>
          </table:table-cell>
          <table:table-cell office:value-type="float" office:value="230.7007" calcext:value-type="float">
            <text:p>230.7007</text:p>
          </table:table-cell>
          <table:table-cell office:value-type="float" office:value="81.465622" calcext:value-type="float">
            <text:p>81.465622</text:p>
          </table:table-cell>
          <table:table-cell office:value-type="float" office:value="1.704902" calcext:value-type="float">
            <text:p>1.704902</text:p>
          </table:table-cell>
          <table:table-cell office:value-type="float" office:value="1.537632" calcext:value-type="float">
            <text:p>1.537632</text:p>
          </table:table-cell>
          <table:table-cell office:value-type="float" office:value="907.873813" calcext:value-type="float">
            <text:p>907.873813</text:p>
          </table:table-cell>
          <table:table-cell office:value-type="float" office:value="324.611743" calcext:value-type="float">
            <text:p>324.611743</text:p>
          </table:table-cell>
          <table:table-cell office:value-type="float" office:value="3.706981" calcext:value-type="float">
            <text:p>3.706981</text:p>
          </table:table-cell>
          <table:table-cell office:value-type="float" office:value="3.288979" calcext:value-type="float">
            <text:p>3.288979</text:p>
          </table:table-cell>
          <table:table-cell table:number-columns-repeated="2" office:value-type="float" office:value="733.889925" calcext:value-type="float">
            <text:p>733.889925</text:p>
          </table:table-cell>
          <table:table-cell office:value-type="float" office:value="5.76249" calcext:value-type="float">
            <text:p>5.76249</text:p>
          </table:table-cell>
          <table:table-cell office:value-type="float" office:value="5.044379" calcext:value-type="float">
            <text:p>5.044379</text:p>
          </table:table-cell>
          <table:table-cell table:number-columns-repeated="2" office:value-type="float" office:value="1318.668345" calcext:value-type="float">
            <text:p>1318.668345</text:p>
          </table:table-cell>
          <table:table-cell office:value-type="float" office:value="7.652333" calcext:value-type="float">
            <text:p>7.652333</text:p>
          </table:table-cell>
          <table:table-cell office:value-type="float" office:value="7.074324" calcext:value-type="float">
            <text:p>7.074324</text:p>
          </table:table-cell>
          <table:table-cell table:number-columns-repeated="2" office:value-type="float" office:value="8261.885508" calcext:value-type="float">
            <text:p>8261.885508</text:p>
          </table:table-cell>
          <table:table-cell office:value-type="float" office:value="20.980552" calcext:value-type="float">
            <text:p>20.980552</text:p>
          </table:table-cell>
          <table:table-cell office:value-type="float" office:value="18.534211" calcext:value-type="float">
            <text:p>18.53421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742136" calcext:value-type="float">
            <text:p>0.742136</text:p>
          </table:table-cell>
          <table:table-cell office:value-type="float" office:value="0.216648" calcext:value-type="float">
            <text:p>0.216648</text:p>
          </table:table-cell>
          <table:table-cell office:value-type="float" office:value="0.05329" calcext:value-type="float">
            <text:p>0.05329</text:p>
          </table:table-cell>
          <table:table-cell office:value-type="float" office:value="0.036597" calcext:value-type="float">
            <text:p>0.036597</text:p>
          </table:table-cell>
          <table:table-cell office:value-type="float" office:value="2.372796" calcext:value-type="float">
            <text:p>2.372796</text:p>
          </table:table-cell>
          <table:table-cell office:value-type="float" office:value="0.762879" calcext:value-type="float">
            <text:p>0.762879</text:p>
          </table:table-cell>
          <table:table-cell office:value-type="float" office:value="0.131302" calcext:value-type="float">
            <text:p>0.131302</text:p>
          </table:table-cell>
          <table:table-cell office:value-type="float" office:value="0.143245" calcext:value-type="float">
            <text:p>0.143245</text:p>
          </table:table-cell>
          <table:table-cell office:value-type="float" office:value="9.279076" calcext:value-type="float">
            <text:p>9.279076</text:p>
          </table:table-cell>
          <table:table-cell office:value-type="float" office:value="3.069256" calcext:value-type="float">
            <text:p>3.069256</text:p>
          </table:table-cell>
          <table:table-cell office:value-type="float" office:value="0.291589" calcext:value-type="float">
            <text:p>0.291589</text:p>
          </table:table-cell>
          <table:table-cell office:value-type="float" office:value="0.276852" calcext:value-type="float">
            <text:p>0.276852</text:p>
          </table:table-cell>
          <table:table-cell office:value-type="float" office:value="36.199494" calcext:value-type="float">
            <text:p>36.199494</text:p>
          </table:table-cell>
          <table:table-cell office:value-type="float" office:value="21.121896" calcext:value-type="float">
            <text:p>21.121896</text:p>
          </table:table-cell>
          <table:table-cell office:value-type="float" office:value="0.636327" calcext:value-type="float">
            <text:p>0.636327</text:p>
          </table:table-cell>
          <table:table-cell office:value-type="float" office:value="0.552935" calcext:value-type="float">
            <text:p>0.552935</text:p>
          </table:table-cell>
          <table:table-cell office:value-type="float" office:value="230.080298" calcext:value-type="float">
            <text:p>230.080298</text:p>
          </table:table-cell>
          <table:table-cell office:value-type="float" office:value="80.813652" calcext:value-type="float">
            <text:p>80.813652</text:p>
          </table:table-cell>
          <table:table-cell office:value-type="float" office:value="1.733746" calcext:value-type="float">
            <text:p>1.733746</text:p>
          </table:table-cell>
          <table:table-cell office:value-type="float" office:value="1.517028" calcext:value-type="float">
            <text:p>1.517028</text:p>
          </table:table-cell>
          <table:table-cell office:value-type="float" office:value="910.912409" calcext:value-type="float">
            <text:p>910.912409</text:p>
          </table:table-cell>
          <table:table-cell office:value-type="float" office:value="324.949706" calcext:value-type="float">
            <text:p>324.949706</text:p>
          </table:table-cell>
          <table:table-cell office:value-type="float" office:value="3.652505" calcext:value-type="float">
            <text:p>3.652505</text:p>
          </table:table-cell>
          <table:table-cell office:value-type="float" office:value="3.331653" calcext:value-type="float">
            <text:p>3.331653</text:p>
          </table:table-cell>
          <table:table-cell table:number-columns-repeated="2" office:value-type="float" office:value="743.189332" calcext:value-type="float">
            <text:p>743.189332</text:p>
          </table:table-cell>
          <table:table-cell office:value-type="float" office:value="5.985843" calcext:value-type="float">
            <text:p>5.985843</text:p>
          </table:table-cell>
          <table:table-cell office:value-type="float" office:value="5.084397" calcext:value-type="float">
            <text:p>5.084397</text:p>
          </table:table-cell>
          <table:table-cell table:number-columns-repeated="2" office:value-type="float" office:value="1304.458866" calcext:value-type="float">
            <text:p>1304.458866</text:p>
          </table:table-cell>
          <table:table-cell office:value-type="float" office:value="7.618879" calcext:value-type="float">
            <text:p>7.618879</text:p>
          </table:table-cell>
          <table:table-cell office:value-type="float" office:value="6.880164" calcext:value-type="float">
            <text:p>6.880164</text:p>
          </table:table-cell>
          <table:table-cell table:number-columns-repeated="2" office:value-type="float" office:value="8260.3462" calcext:value-type="float">
            <text:p>8260.3462</text:p>
          </table:table-cell>
          <table:table-cell office:value-type="float" office:value="20.545439" calcext:value-type="float">
            <text:p>20.545439</text:p>
          </table:table-cell>
          <table:table-cell office:value-type="float" office:value="18.516261" calcext:value-type="float">
            <text:p>18.51626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814072" calcext:value-type="float">
            <text:p>0.814072</text:p>
          </table:table-cell>
          <table:table-cell office:value-type="float" office:value="0.222585" calcext:value-type="float">
            <text:p>0.222585</text:p>
          </table:table-cell>
          <table:table-cell office:value-type="float" office:value="0.075359" calcext:value-type="float">
            <text:p>0.075359</text:p>
          </table:table-cell>
          <table:table-cell office:value-type="float" office:value="0.034292" calcext:value-type="float">
            <text:p>0.034292</text:p>
          </table:table-cell>
          <table:table-cell office:value-type="float" office:value="2.39291" calcext:value-type="float">
            <text:p>2.39291</text:p>
          </table:table-cell>
          <table:table-cell office:value-type="float" office:value="0.776428" calcext:value-type="float">
            <text:p>0.776428</text:p>
          </table:table-cell>
          <table:table-cell office:value-type="float" office:value="0.130254" calcext:value-type="float">
            <text:p>0.130254</text:p>
          </table:table-cell>
          <table:table-cell office:value-type="float" office:value="0.114749" calcext:value-type="float">
            <text:p>0.114749</text:p>
          </table:table-cell>
          <table:table-cell office:value-type="float" office:value="9.270625" calcext:value-type="float">
            <text:p>9.270625</text:p>
          </table:table-cell>
          <table:table-cell office:value-type="float" office:value="3.055776" calcext:value-type="float">
            <text:p>3.055776</text:p>
          </table:table-cell>
          <table:table-cell office:value-type="float" office:value="0.299341" calcext:value-type="float">
            <text:p>0.299341</text:p>
          </table:table-cell>
          <table:table-cell office:value-type="float" office:value="0.3175" calcext:value-type="float">
            <text:p>0.3175</text:p>
          </table:table-cell>
          <table:table-cell office:value-type="float" office:value="38.820158" calcext:value-type="float">
            <text:p>38.820158</text:p>
          </table:table-cell>
          <table:table-cell office:value-type="float" office:value="16.258759" calcext:value-type="float">
            <text:p>16.258759</text:p>
          </table:table-cell>
          <table:table-cell office:value-type="float" office:value="0.669292" calcext:value-type="float">
            <text:p>0.669292</text:p>
          </table:table-cell>
          <table:table-cell office:value-type="float" office:value="0.556916" calcext:value-type="float">
            <text:p>0.556916</text:p>
          </table:table-cell>
          <table:table-cell office:value-type="float" office:value="229.897174" calcext:value-type="float">
            <text:p>229.897174</text:p>
          </table:table-cell>
          <table:table-cell office:value-type="float" office:value="80.924979" calcext:value-type="float">
            <text:p>80.924979</text:p>
          </table:table-cell>
          <table:table-cell office:value-type="float" office:value="1.738705" calcext:value-type="float">
            <text:p>1.738705</text:p>
          </table:table-cell>
          <table:table-cell office:value-type="float" office:value="1.52918" calcext:value-type="float">
            <text:p>1.52918</text:p>
          </table:table-cell>
          <table:table-cell office:value-type="float" office:value="907.67735" calcext:value-type="float">
            <text:p>907.67735</text:p>
          </table:table-cell>
          <table:table-cell office:value-type="float" office:value="330.44973" calcext:value-type="float">
            <text:p>330.44973</text:p>
          </table:table-cell>
          <table:table-cell office:value-type="float" office:value="3.638466" calcext:value-type="float">
            <text:p>3.638466</text:p>
          </table:table-cell>
          <table:table-cell office:value-type="float" office:value="3.303087" calcext:value-type="float">
            <text:p>3.303087</text:p>
          </table:table-cell>
          <table:table-cell table:number-columns-repeated="2" office:value-type="float" office:value="738.1115" calcext:value-type="float">
            <text:p>738.1115</text:p>
          </table:table-cell>
          <table:table-cell office:value-type="float" office:value="5.862223" calcext:value-type="float">
            <text:p>5.862223</text:p>
          </table:table-cell>
          <table:table-cell office:value-type="float" office:value="5.073642" calcext:value-type="float">
            <text:p>5.073642</text:p>
          </table:table-cell>
          <table:table-cell table:number-columns-repeated="2" office:value-type="float" office:value="1314.644841" calcext:value-type="float">
            <text:p>1314.644841</text:p>
          </table:table-cell>
          <table:table-cell office:value-type="float" office:value="7.678035" calcext:value-type="float">
            <text:p>7.678035</text:p>
          </table:table-cell>
          <table:table-cell office:value-type="float" office:value="6.884215" calcext:value-type="float">
            <text:p>6.884215</text:p>
          </table:table-cell>
          <table:table-cell table:number-columns-repeated="2" office:value-type="float" office:value="8212.441577" calcext:value-type="float">
            <text:p>8212.441577</text:p>
          </table:table-cell>
          <table:table-cell office:value-type="float" office:value="20.398632" calcext:value-type="float">
            <text:p>20.398632</text:p>
          </table:table-cell>
          <table:table-cell office:value-type="float" office:value="18.226907" calcext:value-type="float">
            <text:p>18.22690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802199" calcext:value-type="float">
            <text:p>0.802199</text:p>
          </table:table-cell>
          <table:table-cell office:value-type="float" office:value="0.131023" calcext:value-type="float">
            <text:p>0.131023</text:p>
          </table:table-cell>
          <table:table-cell office:value-type="float" office:value="0.074731" calcext:value-type="float">
            <text:p>0.074731</text:p>
          </table:table-cell>
          <table:table-cell office:value-type="float" office:value="0.032896" calcext:value-type="float">
            <text:p>0.032896</text:p>
          </table:table-cell>
          <table:table-cell office:value-type="float" office:value="2.369165" calcext:value-type="float">
            <text:p>2.369165</text:p>
          </table:table-cell>
          <table:table-cell office:value-type="float" office:value="0.767419" calcext:value-type="float">
            <text:p>0.767419</text:p>
          </table:table-cell>
          <table:table-cell office:value-type="float" office:value="0.131023" calcext:value-type="float">
            <text:p>0.131023</text:p>
          </table:table-cell>
          <table:table-cell office:value-type="float" office:value="0.113213" calcext:value-type="float">
            <text:p>0.113213</text:p>
          </table:table-cell>
          <table:table-cell office:value-type="float" office:value="9.299749" calcext:value-type="float">
            <text:p>9.299749</text:p>
          </table:table-cell>
          <table:table-cell office:value-type="float" office:value="3.068139" calcext:value-type="float">
            <text:p>3.068139</text:p>
          </table:table-cell>
          <table:table-cell office:value-type="float" office:value="0.299271" calcext:value-type="float">
            <text:p>0.299271</text:p>
          </table:table-cell>
          <table:table-cell office:value-type="float" office:value="0.309957" calcext:value-type="float">
            <text:p>0.309957</text:p>
          </table:table-cell>
          <table:table-cell office:value-type="float" office:value="36.274783" calcext:value-type="float">
            <text:p>36.274783</text:p>
          </table:table-cell>
          <table:table-cell office:value-type="float" office:value="13.924167" calcext:value-type="float">
            <text:p>13.924167</text:p>
          </table:table-cell>
          <table:table-cell office:value-type="float" office:value="0.622149" calcext:value-type="float">
            <text:p>0.622149</text:p>
          </table:table-cell>
          <table:table-cell office:value-type="float" office:value="0.558104" calcext:value-type="float">
            <text:p>0.558104</text:p>
          </table:table-cell>
          <table:table-cell office:value-type="float" office:value="229.285711" calcext:value-type="float">
            <text:p>229.285711</text:p>
          </table:table-cell>
          <table:table-cell office:value-type="float" office:value="81.264897" calcext:value-type="float">
            <text:p>81.264897</text:p>
          </table:table-cell>
          <table:table-cell office:value-type="float" office:value="1.755607" calcext:value-type="float">
            <text:p>1.755607</text:p>
          </table:table-cell>
          <table:table-cell office:value-type="float" office:value="1.550273" calcext:value-type="float">
            <text:p>1.550273</text:p>
          </table:table-cell>
          <table:table-cell office:value-type="float" office:value="903.953819" calcext:value-type="float">
            <text:p>903.953819</text:p>
          </table:table-cell>
          <table:table-cell office:value-type="float" office:value="322.332743" calcext:value-type="float">
            <text:p>322.332743</text:p>
          </table:table-cell>
          <table:table-cell office:value-type="float" office:value="3.639933" calcext:value-type="float">
            <text:p>3.639933</text:p>
          </table:table-cell>
          <table:table-cell office:value-type="float" office:value="3.26642" calcext:value-type="float">
            <text:p>3.26642</text:p>
          </table:table-cell>
          <table:table-cell table:number-columns-repeated="2" office:value-type="float" office:value="729.768644" calcext:value-type="float">
            <text:p>729.768644</text:p>
          </table:table-cell>
          <table:table-cell office:value-type="float" office:value="5.793569" calcext:value-type="float">
            <text:p>5.793569</text:p>
          </table:table-cell>
          <table:table-cell office:value-type="float" office:value="5.158918" calcext:value-type="float">
            <text:p>5.158918</text:p>
          </table:table-cell>
          <table:table-cell table:number-columns-repeated="2" office:value-type="float" office:value="1346.588636" calcext:value-type="float">
            <text:p>1346.588636</text:p>
          </table:table-cell>
          <table:table-cell office:value-type="float" office:value="8.691366" calcext:value-type="float">
            <text:p>8.691366</text:p>
          </table:table-cell>
          <table:table-cell office:value-type="float" office:value="6.829389" calcext:value-type="float">
            <text:p>6.829389</text:p>
          </table:table-cell>
          <table:table-cell table:number-columns-repeated="2" office:value-type="float" office:value="8199.177055" calcext:value-type="float">
            <text:p>8199.177055</text:p>
          </table:table-cell>
          <table:table-cell office:value-type="float" office:value="20.257272" calcext:value-type="float">
            <text:p>20.257272</text:p>
          </table:table-cell>
          <table:table-cell office:value-type="float" office:value="18.273142" calcext:value-type="float">
            <text:p>18.2731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7612" calcext:value-type="float">
            <text:p>0.007612</text:p>
          </table:table-cell>
          <table:table-cell office:value-type="float" office:value="0.001955" calcext:value-type="float">
            <text:p>0.001955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0.82881" calcext:value-type="float">
            <text:p>0.82881</text:p>
          </table:table-cell>
          <table:table-cell office:value-type="float" office:value="0.187524" calcext:value-type="float">
            <text:p>0.187524</text:p>
          </table:table-cell>
          <table:table-cell office:value-type="float" office:value="0.086813" calcext:value-type="float">
            <text:p>0.086813</text:p>
          </table:table-cell>
          <table:table-cell office:value-type="float" office:value="0.042813" calcext:value-type="float">
            <text:p>0.042813</text:p>
          </table:table-cell>
          <table:table-cell office:value-type="float" office:value="2.386625" calcext:value-type="float">
            <text:p>2.386625</text:p>
          </table:table-cell>
          <table:table-cell office:value-type="float" office:value="0.79794" calcext:value-type="float">
            <text:p>0.79794</text:p>
          </table:table-cell>
          <table:table-cell office:value-type="float" office:value="0.137378" calcext:value-type="float">
            <text:p>0.137378</text:p>
          </table:table-cell>
          <table:table-cell office:value-type="float" office:value="0.122991" calcext:value-type="float">
            <text:p>0.122991</text:p>
          </table:table-cell>
          <table:table-cell office:value-type="float" office:value="9.455566" calcext:value-type="float">
            <text:p>9.455566</text:p>
          </table:table-cell>
          <table:table-cell office:value-type="float" office:value="3.066043" calcext:value-type="float">
            <text:p>3.066043</text:p>
          </table:table-cell>
          <table:table-cell office:value-type="float" office:value="0.306325" calcext:value-type="float">
            <text:p>0.306325</text:p>
          </table:table-cell>
          <table:table-cell office:value-type="float" office:value="0.267283" calcext:value-type="float">
            <text:p>0.267283</text:p>
          </table:table-cell>
          <table:table-cell office:value-type="float" office:value="37.176228" calcext:value-type="float">
            <text:p>37.176228</text:p>
          </table:table-cell>
          <table:table-cell office:value-type="float" office:value="23.992103" calcext:value-type="float">
            <text:p>23.992103</text:p>
          </table:table-cell>
          <table:table-cell office:value-type="float" office:value="0.648339" calcext:value-type="float">
            <text:p>0.648339</text:p>
          </table:table-cell>
          <table:table-cell office:value-type="float" office:value="0.575565" calcext:value-type="float">
            <text:p>0.575565</text:p>
          </table:table-cell>
          <table:table-cell office:value-type="float" office:value="228.20205" calcext:value-type="float">
            <text:p>228.20205</text:p>
          </table:table-cell>
          <table:table-cell office:value-type="float" office:value="80.696806" calcext:value-type="float">
            <text:p>80.696806</text:p>
          </table:table-cell>
          <table:table-cell office:value-type="float" office:value="1.706927" calcext:value-type="float">
            <text:p>1.706927</text:p>
          </table:table-cell>
          <table:table-cell office:value-type="float" office:value="1.550692" calcext:value-type="float">
            <text:p>1.550692</text:p>
          </table:table-cell>
          <table:table-cell office:value-type="float" office:value="908.28616" calcext:value-type="float">
            <text:p>908.28616</text:p>
          </table:table-cell>
          <table:table-cell office:value-type="float" office:value="329.823252" calcext:value-type="float">
            <text:p>329.823252</text:p>
          </table:table-cell>
          <table:table-cell office:value-type="float" office:value="3.645381" calcext:value-type="float">
            <text:p>3.645381</text:p>
          </table:table-cell>
          <table:table-cell office:value-type="float" office:value="3.333119" calcext:value-type="float">
            <text:p>3.333119</text:p>
          </table:table-cell>
          <table:table-cell table:number-columns-repeated="2" office:value-type="float" office:value="756.688733" calcext:value-type="float">
            <text:p>756.688733</text:p>
          </table:table-cell>
          <table:table-cell office:value-type="float" office:value="5.534526" calcext:value-type="float">
            <text:p>5.534526</text:p>
          </table:table-cell>
          <table:table-cell office:value-type="float" office:value="5.104791" calcext:value-type="float">
            <text:p>5.104791</text:p>
          </table:table-cell>
          <table:table-cell table:number-columns-repeated="2" office:value-type="float" office:value="1321.159873" calcext:value-type="float">
            <text:p>1321.159873</text:p>
          </table:table-cell>
          <table:table-cell office:value-type="float" office:value="8.718534" calcext:value-type="float">
            <text:p>8.718534</text:p>
          </table:table-cell>
          <table:table-cell office:value-type="float" office:value="6.847688" calcext:value-type="float">
            <text:p>6.847688</text:p>
          </table:table-cell>
          <table:table-cell table:number-columns-repeated="2" office:value-type="float" office:value="8150.393475" calcext:value-type="float">
            <text:p>8150.393475</text:p>
          </table:table-cell>
          <table:table-cell office:value-type="float" office:value="21.234915" calcext:value-type="float">
            <text:p>21.234915</text:p>
          </table:table-cell>
          <table:table-cell office:value-type="float" office:value="18.576185" calcext:value-type="float">
            <text:p>18.57618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5867" calcext:value-type="float">
            <text:p>0.005867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833419" calcext:value-type="float">
            <text:p>0.833419</text:p>
          </table:table-cell>
          <table:table-cell office:value-type="float" office:value="0.133956" calcext:value-type="float">
            <text:p>0.133956</text:p>
          </table:table-cell>
          <table:table-cell office:value-type="float" office:value="0.077454" calcext:value-type="float">
            <text:p>0.077454</text:p>
          </table:table-cell>
          <table:table-cell office:value-type="float" office:value="0.040578" calcext:value-type="float">
            <text:p>0.040578</text:p>
          </table:table-cell>
          <table:table-cell office:value-type="float" office:value="3.582522" calcext:value-type="float">
            <text:p>3.582522</text:p>
          </table:table-cell>
          <table:table-cell office:value-type="float" office:value="0.79794" calcext:value-type="float">
            <text:p>0.79794</text:p>
          </table:table-cell>
          <table:table-cell office:value-type="float" office:value="0.135004" calcext:value-type="float">
            <text:p>0.135004</text:p>
          </table:table-cell>
          <table:table-cell office:value-type="float" office:value="0.117054" calcext:value-type="float">
            <text:p>0.117054</text:p>
          </table:table-cell>
          <table:table-cell office:value-type="float" office:value="9.29912" calcext:value-type="float">
            <text:p>9.29912</text:p>
          </table:table-cell>
          <table:table-cell office:value-type="float" office:value="3.067301" calcext:value-type="float">
            <text:p>3.067301</text:p>
          </table:table-cell>
          <table:table-cell office:value-type="float" office:value="0.293335" calcext:value-type="float">
            <text:p>0.293335</text:p>
          </table:table-cell>
          <table:table-cell office:value-type="float" office:value="0.254712" calcext:value-type="float">
            <text:p>0.254712</text:p>
          </table:table-cell>
          <table:table-cell office:value-type="float" office:value="36.537667" calcext:value-type="float">
            <text:p>36.537667</text:p>
          </table:table-cell>
          <table:table-cell office:value-type="float" office:value="23.216932" calcext:value-type="float">
            <text:p>23.216932</text:p>
          </table:table-cell>
          <table:table-cell office:value-type="float" office:value="0.637094" calcext:value-type="float">
            <text:p>0.637094</text:p>
          </table:table-cell>
          <table:table-cell office:value-type="float" office:value="0.565437" calcext:value-type="float">
            <text:p>0.565437</text:p>
          </table:table-cell>
          <table:table-cell office:value-type="float" office:value="227.244522" calcext:value-type="float">
            <text:p>227.244522</text:p>
          </table:table-cell>
          <table:table-cell office:value-type="float" office:value="79.953832" calcext:value-type="float">
            <text:p>79.953832</text:p>
          </table:table-cell>
          <table:table-cell office:value-type="float" office:value="1.733187" calcext:value-type="float">
            <text:p>1.733187</text:p>
          </table:table-cell>
          <table:table-cell office:value-type="float" office:value="1.542031" calcext:value-type="float">
            <text:p>1.542031</text:p>
          </table:table-cell>
          <table:table-cell office:value-type="float" office:value="909.570268" calcext:value-type="float">
            <text:p>909.570268</text:p>
          </table:table-cell>
          <table:table-cell office:value-type="float" office:value="327.673598" calcext:value-type="float">
            <text:p>327.673598</text:p>
          </table:table-cell>
          <table:table-cell office:value-type="float" office:value="3.609971" calcext:value-type="float">
            <text:p>3.609971</text:p>
          </table:table-cell>
          <table:table-cell office:value-type="float" office:value="3.286815" calcext:value-type="float">
            <text:p>3.286815</text:p>
          </table:table-cell>
          <table:table-cell table:number-columns-repeated="2" office:value-type="float" office:value="753.988378" calcext:value-type="float">
            <text:p>753.988378</text:p>
          </table:table-cell>
          <table:table-cell office:value-type="float" office:value="5.770102" calcext:value-type="float">
            <text:p>5.770102</text:p>
          </table:table-cell>
          <table:table-cell office:value-type="float" office:value="5.20683" calcext:value-type="float">
            <text:p>5.20683</text:p>
          </table:table-cell>
          <table:table-cell table:number-columns-repeated="2" office:value-type="float" office:value="1332.344654" calcext:value-type="float">
            <text:p>1332.344654</text:p>
          </table:table-cell>
          <table:table-cell office:value-type="float" office:value="7.724619" calcext:value-type="float">
            <text:p>7.724619</text:p>
          </table:table-cell>
          <table:table-cell office:value-type="float" office:value="7.99337" calcext:value-type="float">
            <text:p>7.99337</text:p>
          </table:table-cell>
          <table:table-cell table:number-columns-repeated="2" office:value-type="float" office:value="8226.249048" calcext:value-type="float">
            <text:p>8226.249048</text:p>
          </table:table-cell>
          <table:table-cell office:value-type="float" office:value="21.112133" calcext:value-type="float">
            <text:p>21.112133</text:p>
          </table:table-cell>
          <table:table-cell office:value-type="float" office:value="18.549785" calcext:value-type="float">
            <text:p>18.54978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857305" calcext:value-type="float">
            <text:p>0.857305</text:p>
          </table:table-cell>
          <table:table-cell office:value-type="float" office:value="0.174534" calcext:value-type="float">
            <text:p>0.174534</text:p>
          </table:table-cell>
          <table:table-cell office:value-type="float" office:value="0.073893" calcext:value-type="float">
            <text:p>0.073893</text:p>
          </table:table-cell>
          <table:table-cell office:value-type="float" office:value="0.037086" calcext:value-type="float">
            <text:p>0.037086</text:p>
          </table:table-cell>
          <table:table-cell office:value-type="float" office:value="2.411978" calcext:value-type="float">
            <text:p>2.411978</text:p>
          </table:table-cell>
          <table:table-cell office:value-type="float" office:value="0.808067" calcext:value-type="float">
            <text:p>0.808067</text:p>
          </table:table-cell>
          <table:table-cell office:value-type="float" office:value="0.145549" calcext:value-type="float">
            <text:p>0.145549</text:p>
          </table:table-cell>
          <table:table-cell office:value-type="float" office:value="0.115308" calcext:value-type="float">
            <text:p>0.115308</text:p>
          </table:table-cell>
          <table:table-cell office:value-type="float" office:value="9.287527" calcext:value-type="float">
            <text:p>9.287527</text:p>
          </table:table-cell>
          <table:table-cell office:value-type="float" office:value="3.09405" calcext:value-type="float">
            <text:p>3.09405</text:p>
          </table:table-cell>
          <table:table-cell office:value-type="float" office:value="0.293334" calcext:value-type="float">
            <text:p>0.293334</text:p>
          </table:table-cell>
          <table:table-cell office:value-type="float" office:value="0.260578" calcext:value-type="float">
            <text:p>0.260578</text:p>
          </table:table-cell>
          <table:table-cell office:value-type="float" office:value="36.683008" calcext:value-type="float">
            <text:p>36.683008</text:p>
          </table:table-cell>
          <table:table-cell office:value-type="float" office:value="19.94318" calcext:value-type="float">
            <text:p>19.94318</text:p>
          </table:table-cell>
          <table:table-cell office:value-type="float" office:value="0.638073" calcext:value-type="float">
            <text:p>0.638073</text:p>
          </table:table-cell>
          <table:table-cell office:value-type="float" office:value="0.564041" calcext:value-type="float">
            <text:p>0.564041</text:p>
          </table:table-cell>
          <table:table-cell office:value-type="float" office:value="226.544011" calcext:value-type="float">
            <text:p>226.544011</text:p>
          </table:table-cell>
          <table:table-cell office:value-type="float" office:value="79.903826" calcext:value-type="float">
            <text:p>79.903826</text:p>
          </table:table-cell>
          <table:table-cell office:value-type="float" office:value="1.723619" calcext:value-type="float">
            <text:p>1.723619</text:p>
          </table:table-cell>
          <table:table-cell office:value-type="float" office:value="1.547549" calcext:value-type="float">
            <text:p>1.547549</text:p>
          </table:table-cell>
          <table:table-cell office:value-type="float" office:value="902.245357" calcext:value-type="float">
            <text:p>902.245357</text:p>
          </table:table-cell>
          <table:table-cell office:value-type="float" office:value="325.5787" calcext:value-type="float">
            <text:p>325.5787</text:p>
          </table:table-cell>
          <table:table-cell office:value-type="float" office:value="3.665007" calcext:value-type="float">
            <text:p>3.665007</text:p>
          </table:table-cell>
          <table:table-cell office:value-type="float" office:value="3.330536" calcext:value-type="float">
            <text:p>3.330536</text:p>
          </table:table-cell>
          <table:table-cell table:number-columns-repeated="2" office:value-type="float" office:value="742.368973" calcext:value-type="float">
            <text:p>742.368973</text:p>
          </table:table-cell>
          <table:table-cell office:value-type="float" office:value="5.886877" calcext:value-type="float">
            <text:p>5.886877</text:p>
          </table:table-cell>
          <table:table-cell office:value-type="float" office:value="5.117712" calcext:value-type="float">
            <text:p>5.117712</text:p>
          </table:table-cell>
          <table:table-cell table:number-columns-repeated="2" office:value-type="float" office:value="1334.473705" calcext:value-type="float">
            <text:p>1334.473705</text:p>
          </table:table-cell>
          <table:table-cell office:value-type="float" office:value="8.8967" calcext:value-type="float">
            <text:p>8.8967</text:p>
          </table:table-cell>
          <table:table-cell office:value-type="float" office:value="8.279161" calcext:value-type="float">
            <text:p>8.279161</text:p>
          </table:table-cell>
          <table:table-cell table:number-columns-repeated="2" office:value-type="float" office:value="8184.512416" calcext:value-type="float">
            <text:p>8184.512416</text:p>
          </table:table-cell>
          <table:table-cell office:value-type="float" office:value="20.748398" calcext:value-type="float">
            <text:p>20.748398</text:p>
          </table:table-cell>
          <table:table-cell office:value-type="float" office:value="18.49035" calcext:value-type="float">
            <text:p>18.4903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827692" calcext:value-type="float">
            <text:p>0.827692</text:p>
          </table:table-cell>
          <table:table-cell office:value-type="float" office:value="0.174046" calcext:value-type="float">
            <text:p>0.174046</text:p>
          </table:table-cell>
          <table:table-cell office:value-type="float" office:value="0.070051" calcext:value-type="float">
            <text:p>0.070051</text:p>
          </table:table-cell>
          <table:table-cell office:value-type="float" office:value="0.034152" calcext:value-type="float">
            <text:p>0.034152</text:p>
          </table:table-cell>
          <table:table-cell office:value-type="float" office:value="2.377825" calcext:value-type="float">
            <text:p>2.377825</text:p>
          </table:table-cell>
          <table:table-cell office:value-type="float" office:value="0.797171" calcext:value-type="float">
            <text:p>0.797171</text:p>
          </table:table-cell>
          <table:table-cell office:value-type="float" office:value="0.131651" calcext:value-type="float">
            <text:p>0.131651</text:p>
          </table:table-cell>
          <table:table-cell office:value-type="float" office:value="0.11468" calcext:value-type="float">
            <text:p>0.11468</text:p>
          </table:table-cell>
          <table:table-cell office:value-type="float" office:value="9.276212" calcext:value-type="float">
            <text:p>9.276212</text:p>
          </table:table-cell>
          <table:table-cell office:value-type="float" office:value="3.061154" calcext:value-type="float">
            <text:p>3.061154</text:p>
          </table:table-cell>
          <table:table-cell office:value-type="float" office:value="0.292008" calcext:value-type="float">
            <text:p>0.292008</text:p>
          </table:table-cell>
          <table:table-cell office:value-type="float" office:value="0.258553" calcext:value-type="float">
            <text:p>0.258553</text:p>
          </table:table-cell>
          <table:table-cell office:value-type="float" office:value="36.339597" calcext:value-type="float">
            <text:p>36.339597</text:p>
          </table:table-cell>
          <table:table-cell office:value-type="float" office:value="14.828475" calcext:value-type="float">
            <text:p>14.828475</text:p>
          </table:table-cell>
          <table:table-cell office:value-type="float" office:value="0.682002" calcext:value-type="float">
            <text:p>0.682002</text:p>
          </table:table-cell>
          <table:table-cell office:value-type="float" office:value="0.560757" calcext:value-type="float">
            <text:p>0.560757</text:p>
          </table:table-cell>
          <table:table-cell office:value-type="float" office:value="227.723426" calcext:value-type="float">
            <text:p>227.723426</text:p>
          </table:table-cell>
          <table:table-cell office:value-type="float" office:value="79.990848" calcext:value-type="float">
            <text:p>79.990848</text:p>
          </table:table-cell>
          <table:table-cell office:value-type="float" office:value="1.740521" calcext:value-type="float">
            <text:p>1.740521</text:p>
          </table:table-cell>
          <table:table-cell office:value-type="float" office:value="1.523453" calcext:value-type="float">
            <text:p>1.523453</text:p>
          </table:table-cell>
          <table:table-cell office:value-type="float" office:value="911.357444" calcext:value-type="float">
            <text:p>911.357444</text:p>
          </table:table-cell>
          <table:table-cell office:value-type="float" office:value="330.272054" calcext:value-type="float">
            <text:p>330.272054</text:p>
          </table:table-cell>
          <table:table-cell office:value-type="float" office:value="3.637558" calcext:value-type="float">
            <text:p>3.637558</text:p>
          </table:table-cell>
          <table:table-cell office:value-type="float" office:value="3.324668" calcext:value-type="float">
            <text:p>3.324668</text:p>
          </table:table-cell>
          <table:table-cell table:number-columns-repeated="2" office:value-type="float" office:value="735.393615" calcext:value-type="float">
            <text:p>735.393615</text:p>
          </table:table-cell>
          <table:table-cell office:value-type="float" office:value="5.678889" calcext:value-type="float">
            <text:p>5.678889</text:p>
          </table:table-cell>
          <table:table-cell office:value-type="float" office:value="4.967133" calcext:value-type="float">
            <text:p>4.967133</text:p>
          </table:table-cell>
          <table:table-cell table:number-columns-repeated="2" office:value-type="float" office:value="1353.183567" calcext:value-type="float">
            <text:p>1353.183567</text:p>
          </table:table-cell>
          <table:table-cell office:value-type="float" office:value="7.978703" calcext:value-type="float">
            <text:p>7.978703</text:p>
          </table:table-cell>
          <table:table-cell office:value-type="float" office:value="8.385111" calcext:value-type="float">
            <text:p>8.385111</text:p>
          </table:table-cell>
          <table:table-cell table:number-columns-repeated="2" office:value-type="float" office:value="8234.007959" calcext:value-type="float">
            <text:p>8234.007959</text:p>
          </table:table-cell>
          <table:table-cell office:value-type="float" office:value="20.31538" calcext:value-type="float">
            <text:p>20.31538</text:p>
          </table:table-cell>
          <table:table-cell office:value-type="float" office:value="18.558236" calcext:value-type="float">
            <text:p>18.5582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1467" calcext:value-type="float">
            <text:p>0.001467</text:p>
          </table:table-cell>
          <table:table-cell office:value-type="float" office:value="0.850041" calcext:value-type="float">
            <text:p>0.850041</text:p>
          </table:table-cell>
          <table:table-cell office:value-type="float" office:value="0.134934" calcext:value-type="float">
            <text:p>0.134934</text:p>
          </table:table-cell>
          <table:table-cell office:value-type="float" office:value="0.041835" calcext:value-type="float">
            <text:p>0.041835</text:p>
          </table:table-cell>
          <table:table-cell office:value-type="float" office:value="0.032895" calcext:value-type="float">
            <text:p>0.032895</text:p>
          </table:table-cell>
          <table:table-cell office:value-type="float" office:value="2.366999" calcext:value-type="float">
            <text:p>2.366999</text:p>
          </table:table-cell>
          <table:table-cell office:value-type="float" office:value="0.806042" calcext:value-type="float">
            <text:p>0.806042</text:p>
          </table:table-cell>
          <table:table-cell office:value-type="float" office:value="0.130953" calcext:value-type="float">
            <text:p>0.130953</text:p>
          </table:table-cell>
          <table:table-cell office:value-type="float" office:value="0.110699" calcext:value-type="float">
            <text:p>0.110699</text:p>
          </table:table-cell>
          <table:table-cell office:value-type="float" office:value="9.253514" calcext:value-type="float">
            <text:p>9.253514</text:p>
          </table:table-cell>
          <table:table-cell office:value-type="float" office:value="3.059339" calcext:value-type="float">
            <text:p>3.059339</text:p>
          </table:table-cell>
          <table:table-cell office:value-type="float" office:value="0.291937" calcext:value-type="float">
            <text:p>0.291937</text:p>
          </table:table-cell>
          <table:table-cell office:value-type="float" office:value="0.41863" calcext:value-type="float">
            <text:p>0.41863</text:p>
          </table:table-cell>
          <table:table-cell office:value-type="float" office:value="36.410766" calcext:value-type="float">
            <text:p>36.410766</text:p>
          </table:table-cell>
          <table:table-cell office:value-type="float" office:value="14.054282" calcext:value-type="float">
            <text:p>14.054282</text:p>
          </table:table-cell>
          <table:table-cell office:value-type="float" office:value="0.636186" calcext:value-type="float">
            <text:p>0.636186</text:p>
          </table:table-cell>
          <table:table-cell office:value-type="float" office:value="0.559221" calcext:value-type="float">
            <text:p>0.559221</text:p>
          </table:table-cell>
          <table:table-cell office:value-type="float" office:value="227.639616" calcext:value-type="float">
            <text:p>227.639616</text:p>
          </table:table-cell>
          <table:table-cell office:value-type="float" office:value="80.382589" calcext:value-type="float">
            <text:p>80.382589</text:p>
          </table:table-cell>
          <table:table-cell office:value-type="float" office:value="1.731722" calcext:value-type="float">
            <text:p>1.731722</text:p>
          </table:table-cell>
          <table:table-cell office:value-type="float" office:value="1.535466" calcext:value-type="float">
            <text:p>1.535466</text:p>
          </table:table-cell>
          <table:table-cell office:value-type="float" office:value="926.398103" calcext:value-type="float">
            <text:p>926.398103</text:p>
          </table:table-cell>
          <table:table-cell office:value-type="float" office:value="357.014461" calcext:value-type="float">
            <text:p>357.014461</text:p>
          </table:table-cell>
          <table:table-cell office:value-type="float" office:value="3.614022" calcext:value-type="float">
            <text:p>3.614022</text:p>
          </table:table-cell>
          <table:table-cell office:value-type="float" office:value="3.327742" calcext:value-type="float">
            <text:p>3.327742</text:p>
          </table:table-cell>
          <table:table-cell table:number-columns-repeated="2" office:value-type="float" office:value="733.995945" calcext:value-type="float">
            <text:p>733.995945</text:p>
          </table:table-cell>
          <table:table-cell office:value-type="float" office:value="5.759696" calcext:value-type="float">
            <text:p>5.759696</text:p>
          </table:table-cell>
          <table:table-cell office:value-type="float" office:value="4.967553" calcext:value-type="float">
            <text:p>4.967553</text:p>
          </table:table-cell>
          <table:table-cell table:number-columns-repeated="2" office:value-type="float" office:value="1333.343389" calcext:value-type="float">
            <text:p>1333.343389</text:p>
          </table:table-cell>
          <table:table-cell office:value-type="float" office:value="8.567537" calcext:value-type="float">
            <text:p>8.567537</text:p>
          </table:table-cell>
          <table:table-cell office:value-type="float" office:value="7.452166" calcext:value-type="float">
            <text:p>7.452166</text:p>
          </table:table-cell>
          <table:table-cell table:number-columns-repeated="2" office:value-type="float" office:value="8179.19754" calcext:value-type="float">
            <text:p>8179.19754</text:p>
          </table:table-cell>
          <table:table-cell office:value-type="float" office:value="20.24931" calcext:value-type="float">
            <text:p>20.24931</text:p>
          </table:table-cell>
          <table:table-cell office:value-type="float" office:value="18.311207" calcext:value-type="float">
            <text:p>18.31120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7753" calcext:value-type="float">
            <text:p>0.007753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0.014877" calcext:value-type="float">
            <text:p>0.014877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840683" calcext:value-type="float">
            <text:p>0.840683</text:p>
          </table:table-cell>
          <table:table-cell office:value-type="float" office:value="0.182077" calcext:value-type="float">
            <text:p>0.182077</text:p>
          </table:table-cell>
          <table:table-cell office:value-type="float" office:value="0.050286" calcext:value-type="float">
            <text:p>0.050286</text:p>
          </table:table-cell>
          <table:table-cell office:value-type="float" office:value="0.044769" calcext:value-type="float">
            <text:p>0.044769</text:p>
          </table:table-cell>
          <table:table-cell office:value-type="float" office:value="2.391723" calcext:value-type="float">
            <text:p>2.391723</text:p>
          </table:table-cell>
          <table:table-cell office:value-type="float" office:value="0.776917" calcext:value-type="float">
            <text:p>0.776917</text:p>
          </table:table-cell>
          <table:table-cell office:value-type="float" office:value="0.137588" calcext:value-type="float">
            <text:p>0.137588</text:p>
          </table:table-cell>
          <table:table-cell office:value-type="float" office:value="0.120616" calcext:value-type="float">
            <text:p>0.120616</text:p>
          </table:table-cell>
          <table:table-cell office:value-type="float" office:value="9.456962" calcext:value-type="float">
            <text:p>9.456962</text:p>
          </table:table-cell>
          <table:table-cell office:value-type="float" office:value="3.098868" calcext:value-type="float">
            <text:p>3.098868</text:p>
          </table:table-cell>
          <table:table-cell office:value-type="float" office:value="0.308001" calcext:value-type="float">
            <text:p>0.308001</text:p>
          </table:table-cell>
          <table:table-cell office:value-type="float" office:value="0.33468" calcext:value-type="float">
            <text:p>0.33468</text:p>
          </table:table-cell>
          <table:table-cell office:value-type="float" office:value="37.137746" calcext:value-type="float">
            <text:p>37.137746</text:p>
          </table:table-cell>
          <table:table-cell office:value-type="float" office:value="14.457268" calcext:value-type="float">
            <text:p>14.457268</text:p>
          </table:table-cell>
          <table:table-cell office:value-type="float" office:value="0.905635" calcext:value-type="float">
            <text:p>0.905635</text:p>
          </table:table-cell>
          <table:table-cell office:value-type="float" office:value="0.585481" calcext:value-type="float">
            <text:p>0.585481</text:p>
          </table:table-cell>
          <table:table-cell office:value-type="float" office:value="228.254571" calcext:value-type="float">
            <text:p>228.254571</text:p>
          </table:table-cell>
          <table:table-cell office:value-type="float" office:value="80.193039" calcext:value-type="float">
            <text:p>80.193039</text:p>
          </table:table-cell>
          <table:table-cell office:value-type="float" office:value="1.709581" calcext:value-type="float">
            <text:p>1.709581</text:p>
          </table:table-cell>
          <table:table-cell office:value-type="float" office:value="1.55139" calcext:value-type="float">
            <text:p>1.55139</text:p>
          </table:table-cell>
          <table:table-cell office:value-type="float" office:value="921.995712" calcext:value-type="float">
            <text:p>921.995712</text:p>
          </table:table-cell>
          <table:table-cell office:value-type="float" office:value="337.880455" calcext:value-type="float">
            <text:p>337.880455</text:p>
          </table:table-cell>
          <table:table-cell office:value-type="float" office:value="3.651457" calcext:value-type="float">
            <text:p>3.651457</text:p>
          </table:table-cell>
          <table:table-cell office:value-type="float" office:value="3.320827" calcext:value-type="float">
            <text:p>3.320827</text:p>
          </table:table-cell>
          <table:table-cell table:number-columns-repeated="2" office:value-type="float" office:value="736.670319" calcext:value-type="float">
            <text:p>736.670319</text:p>
          </table:table-cell>
          <table:table-cell office:value-type="float" office:value="5.751733" calcext:value-type="float">
            <text:p>5.751733</text:p>
          </table:table-cell>
          <table:table-cell office:value-type="float" office:value="5.337712" calcext:value-type="float">
            <text:p>5.337712</text:p>
          </table:table-cell>
          <table:table-cell table:number-columns-repeated="2" office:value-type="float" office:value="1347.707218" calcext:value-type="float">
            <text:p>1347.707218</text:p>
          </table:table-cell>
          <table:table-cell office:value-type="float" office:value="9.24081" calcext:value-type="float">
            <text:p>9.24081</text:p>
          </table:table-cell>
          <table:table-cell office:value-type="float" office:value="6.887847" calcext:value-type="float">
            <text:p>6.887847</text:p>
          </table:table-cell>
          <table:table-cell table:number-columns-repeated="2" office:value-type="float" office:value="8199.236209" calcext:value-type="float">
            <text:p>8199.236209</text:p>
          </table:table-cell>
          <table:table-cell office:value-type="float" office:value="20.134421" calcext:value-type="float">
            <text:p>20.134421</text:p>
          </table:table-cell>
          <table:table-cell office:value-type="float" office:value="18.442578" calcext:value-type="float">
            <text:p>18.44257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6077" calcext:value-type="float">
            <text:p>0.006077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5099" calcext:value-type="float">
            <text:p>0.005099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68008" calcext:value-type="float">
            <text:p>0.468008</text:p>
          </table:table-cell>
          <table:table-cell office:value-type="float" office:value="0.15009" calcext:value-type="float">
            <text:p>0.15009</text:p>
          </table:table-cell>
          <table:table-cell office:value-type="float" office:value="0.045397" calcext:value-type="float">
            <text:p>0.045397</text:p>
          </table:table-cell>
          <table:table-cell office:value-type="float" office:value="0.040648" calcext:value-type="float">
            <text:p>0.040648</text:p>
          </table:table-cell>
          <table:table-cell office:value-type="float" office:value="2.390606" calcext:value-type="float">
            <text:p>2.390606</text:p>
          </table:table-cell>
          <table:table-cell office:value-type="float" office:value="0.790955" calcext:value-type="float">
            <text:p>0.790955</text:p>
          </table:table-cell>
          <table:table-cell office:value-type="float" office:value="0.181448" calcext:value-type="float">
            <text:p>0.181448</text:p>
          </table:table-cell>
          <table:table-cell office:value-type="float" office:value="0.120128" calcext:value-type="float">
            <text:p>0.120128</text:p>
          </table:table-cell>
          <table:table-cell office:value-type="float" office:value="9.400182" calcext:value-type="float">
            <text:p>9.400182</text:p>
          </table:table-cell>
          <table:table-cell office:value-type="float" office:value="3.082387" calcext:value-type="float">
            <text:p>3.082387</text:p>
          </table:table-cell>
          <table:table-cell office:value-type="float" office:value="0.308141" calcext:value-type="float">
            <text:p>0.308141</text:p>
          </table:table-cell>
          <table:table-cell office:value-type="float" office:value="0.338591" calcext:value-type="float">
            <text:p>0.338591</text:p>
          </table:table-cell>
          <table:table-cell office:value-type="float" office:value="36.324162" calcext:value-type="float">
            <text:p>36.324162</text:p>
          </table:table-cell>
          <table:table-cell office:value-type="float" office:value="13.94456" calcext:value-type="float">
            <text:p>13.94456</text:p>
          </table:table-cell>
          <table:table-cell office:value-type="float" office:value="0.639329" calcext:value-type="float">
            <text:p>0.639329</text:p>
          </table:table-cell>
          <table:table-cell office:value-type="float" office:value="0.59952" calcext:value-type="float">
            <text:p>0.59952</text:p>
          </table:table-cell>
          <table:table-cell office:value-type="float" office:value="229.018427" calcext:value-type="float">
            <text:p>229.018427</text:p>
          </table:table-cell>
          <table:table-cell office:value-type="float" office:value="79.663362" calcext:value-type="float">
            <text:p>79.663362</text:p>
          </table:table-cell>
          <table:table-cell office:value-type="float" office:value="1.733258" calcext:value-type="float">
            <text:p>1.733258</text:p>
          </table:table-cell>
          <table:table-cell office:value-type="float" office:value="1.535746" calcext:value-type="float">
            <text:p>1.535746</text:p>
          </table:table-cell>
          <table:table-cell office:value-type="float" office:value="921.664593" calcext:value-type="float">
            <text:p>921.664593</text:p>
          </table:table-cell>
          <table:table-cell office:value-type="float" office:value="344.430686" calcext:value-type="float">
            <text:p>344.430686</text:p>
          </table:table-cell>
          <table:table-cell office:value-type="float" office:value="3.651806" calcext:value-type="float">
            <text:p>3.651806</text:p>
          </table:table-cell>
          <table:table-cell office:value-type="float" office:value="3.289328" calcext:value-type="float">
            <text:p>3.289328</text:p>
          </table:table-cell>
          <table:table-cell table:number-columns-repeated="2" office:value-type="float" office:value="732.854454" calcext:value-type="float">
            <text:p>732.854454</text:p>
          </table:table-cell>
          <table:table-cell office:value-type="float" office:value="5.633911" calcext:value-type="float">
            <text:p>5.633911</text:p>
          </table:table-cell>
          <table:table-cell office:value-type="float" office:value="5.067147" calcext:value-type="float">
            <text:p>5.067147</text:p>
          </table:table-cell>
          <table:table-cell table:number-columns-repeated="2" office:value-type="float" office:value="1315.408069" calcext:value-type="float">
            <text:p>1315.408069</text:p>
          </table:table-cell>
          <table:table-cell office:value-type="float" office:value="9.294099" calcext:value-type="float">
            <text:p>9.294099</text:p>
          </table:table-cell>
          <table:table-cell office:value-type="float" office:value="6.866056" calcext:value-type="float">
            <text:p>6.866056</text:p>
          </table:table-cell>
          <table:table-cell table:number-columns-repeated="2" office:value-type="float" office:value="8202.555639" calcext:value-type="float">
            <text:p>8202.555639</text:p>
          </table:table-cell>
          <table:table-cell office:value-type="float" office:value="20.209081" calcext:value-type="float">
            <text:p>20.209081</text:p>
          </table:table-cell>
          <table:table-cell office:value-type="float" office:value="18.644211" calcext:value-type="float">
            <text:p>18.6442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399005" calcext:value-type="float">
            <text:p>0.399005</text:p>
          </table:table-cell>
          <table:table-cell office:value-type="float" office:value="0.129905" calcext:value-type="float">
            <text:p>0.129905</text:p>
          </table:table-cell>
          <table:table-cell office:value-type="float" office:value="0.043371" calcext:value-type="float">
            <text:p>0.043371</text:p>
          </table:table-cell>
          <table:table-cell office:value-type="float" office:value="0.036597" calcext:value-type="float">
            <text:p>0.036597</text:p>
          </table:table-cell>
          <table:table-cell office:value-type="float" office:value="2.386555" calcext:value-type="float">
            <text:p>2.386555</text:p>
          </table:table-cell>
          <table:table-cell office:value-type="float" office:value="0.782365" calcext:value-type="float">
            <text:p>0.782365</text:p>
          </table:table-cell>
          <table:table-cell office:value-type="float" office:value="0.157912" calcext:value-type="float">
            <text:p>0.157912</text:p>
          </table:table-cell>
          <table:table-cell office:value-type="float" office:value="0.114959" calcext:value-type="float">
            <text:p>0.114959</text:p>
          </table:table-cell>
          <table:table-cell office:value-type="float" office:value="9.304359" calcext:value-type="float">
            <text:p>9.304359</text:p>
          </table:table-cell>
          <table:table-cell office:value-type="float" office:value="3.083573" calcext:value-type="float">
            <text:p>3.083573</text:p>
          </table:table-cell>
          <table:table-cell office:value-type="float" office:value="0.302274" calcext:value-type="float">
            <text:p>0.302274</text:p>
          </table:table-cell>
          <table:table-cell office:value-type="float" office:value="0.275385" calcext:value-type="float">
            <text:p>0.275385</text:p>
          </table:table-cell>
          <table:table-cell office:value-type="float" office:value="36.518391" calcext:value-type="float">
            <text:p>36.518391</text:p>
          </table:table-cell>
          <table:table-cell office:value-type="float" office:value="13.670503" calcext:value-type="float">
            <text:p>13.670503</text:p>
          </table:table-cell>
          <table:table-cell office:value-type="float" office:value="0.645266" calcext:value-type="float">
            <text:p>0.645266</text:p>
          </table:table-cell>
          <table:table-cell office:value-type="float" office:value="0.562224" calcext:value-type="float">
            <text:p>0.562224</text:p>
          </table:table-cell>
          <table:table-cell office:value-type="float" office:value="227.305634" calcext:value-type="float">
            <text:p>227.305634</text:p>
          </table:table-cell>
          <table:table-cell office:value-type="float" office:value="79.782231" calcext:value-type="float">
            <text:p>79.782231</text:p>
          </table:table-cell>
          <table:table-cell office:value-type="float" office:value="1.724317" calcext:value-type="float">
            <text:p>1.724317</text:p>
          </table:table-cell>
          <table:table-cell office:value-type="float" office:value="1.545943" calcext:value-type="float">
            <text:p>1.545943</text:p>
          </table:table-cell>
          <table:table-cell office:value-type="float" office:value="914.299523" calcext:value-type="float">
            <text:p>914.299523</text:p>
          </table:table-cell>
          <table:table-cell office:value-type="float" office:value="344.215504" calcext:value-type="float">
            <text:p>344.215504</text:p>
          </table:table-cell>
          <table:table-cell office:value-type="float" office:value="3.653063" calcext:value-type="float">
            <text:p>3.653063</text:p>
          </table:table-cell>
          <table:table-cell office:value-type="float" office:value="3.310281" calcext:value-type="float">
            <text:p>3.310281</text:p>
          </table:table-cell>
          <table:table-cell table:number-columns-repeated="2" office:value-type="float" office:value="739.498415" calcext:value-type="float">
            <text:p>739.498415</text:p>
          </table:table-cell>
          <table:table-cell office:value-type="float" office:value="5.877379" calcext:value-type="float">
            <text:p>5.877379</text:p>
          </table:table-cell>
          <table:table-cell office:value-type="float" office:value="7.285176" calcext:value-type="float">
            <text:p>7.285176</text:p>
          </table:table-cell>
          <table:table-cell table:number-columns-repeated="2" office:value-type="float" office:value="1318.740002" calcext:value-type="float">
            <text:p>1318.740002</text:p>
          </table:table-cell>
          <table:table-cell office:value-type="float" office:value="8.164062" calcext:value-type="float">
            <text:p>8.164062</text:p>
          </table:table-cell>
          <table:table-cell office:value-type="float" office:value="7.087175" calcext:value-type="float">
            <text:p>7.087175</text:p>
          </table:table-cell>
          <table:table-cell table:number-columns-repeated="2" office:value-type="float" office:value="8218.785775" calcext:value-type="float">
            <text:p>8218.785775</text:p>
          </table:table-cell>
          <table:table-cell office:value-type="float" office:value="20.352886" calcext:value-type="float">
            <text:p>20.352886</text:p>
          </table:table-cell>
          <table:table-cell office:value-type="float" office:value="18.236895" calcext:value-type="float">
            <text:p>18.23689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1885" calcext:value-type="float">
            <text:p>0.001885</text:p>
          </table:table-cell>
          <table:table-cell office:value-type="float" office:value="0.00433" calcext:value-type="float">
            <text:p>0.00433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397958" calcext:value-type="float">
            <text:p>0.397958</text:p>
          </table:table-cell>
          <table:table-cell office:value-type="float" office:value="0.130534" calcext:value-type="float">
            <text:p>0.130534</text:p>
          </table:table-cell>
          <table:table-cell office:value-type="float" office:value="0.040648" calcext:value-type="float">
            <text:p>0.040648</text:p>
          </table:table-cell>
          <table:table-cell office:value-type="float" office:value="0.033315" calcext:value-type="float">
            <text:p>0.033315</text:p>
          </table:table-cell>
          <table:table-cell office:value-type="float" office:value="2.367628" calcext:value-type="float">
            <text:p>2.367628</text:p>
          </table:table-cell>
          <table:table-cell office:value-type="float" office:value="1.046436" calcext:value-type="float">
            <text:p>1.046436</text:p>
          </table:table-cell>
          <table:table-cell office:value-type="float" office:value="0.132559" calcext:value-type="float">
            <text:p>0.132559</text:p>
          </table:table-cell>
          <table:table-cell office:value-type="float" office:value="0.120617" calcext:value-type="float">
            <text:p>0.120617</text:p>
          </table:table-cell>
          <table:table-cell office:value-type="float" office:value="9.28166" calcext:value-type="float">
            <text:p>9.28166</text:p>
          </table:table-cell>
          <table:table-cell office:value-type="float" office:value="3.07219" calcext:value-type="float">
            <text:p>3.07219</text:p>
          </table:table-cell>
          <table:table-cell office:value-type="float" office:value="0.292217" calcext:value-type="float">
            <text:p>0.292217</text:p>
          </table:table-cell>
          <table:table-cell office:value-type="float" office:value="0.271055" calcext:value-type="float">
            <text:p>0.271055</text:p>
          </table:table-cell>
          <table:table-cell office:value-type="float" office:value="36.253342" calcext:value-type="float">
            <text:p>36.253342</text:p>
          </table:table-cell>
          <table:table-cell office:value-type="float" office:value="15.004616" calcext:value-type="float">
            <text:p>15.004616</text:p>
          </table:table-cell>
          <table:table-cell office:value-type="float" office:value="0.619005" calcext:value-type="float">
            <text:p>0.619005</text:p>
          </table:table-cell>
          <table:table-cell office:value-type="float" office:value="0.569068" calcext:value-type="float">
            <text:p>0.569068</text:p>
          </table:table-cell>
          <table:table-cell office:value-type="float" office:value="226.339376" calcext:value-type="float">
            <text:p>226.339376</text:p>
          </table:table-cell>
          <table:table-cell office:value-type="float" office:value="79.637869" calcext:value-type="float">
            <text:p>79.637869</text:p>
          </table:table-cell>
          <table:table-cell office:value-type="float" office:value="1.775582" calcext:value-type="float">
            <text:p>1.775582</text:p>
          </table:table-cell>
          <table:table-cell office:value-type="float" office:value="1.511162" calcext:value-type="float">
            <text:p>1.511162</text:p>
          </table:table-cell>
          <table:table-cell office:value-type="float" office:value="912.656991" calcext:value-type="float">
            <text:p>912.656991</text:p>
          </table:table-cell>
          <table:table-cell office:value-type="float" office:value="337.236167" calcext:value-type="float">
            <text:p>337.236167</text:p>
          </table:table-cell>
          <table:table-cell office:value-type="float" office:value="3.661165" calcext:value-type="float">
            <text:p>3.661165</text:p>
          </table:table-cell>
          <table:table-cell office:value-type="float" office:value="3.260204" calcext:value-type="float">
            <text:p>3.260204</text:p>
          </table:table-cell>
          <table:table-cell table:number-columns-repeated="2" office:value-type="float" office:value="734.860724" calcext:value-type="float">
            <text:p>734.860724</text:p>
          </table:table-cell>
          <table:table-cell office:value-type="float" office:value="5.562324" calcext:value-type="float">
            <text:p>5.562324</text:p>
          </table:table-cell>
          <table:table-cell office:value-type="float" office:value="5.155776" calcext:value-type="float">
            <text:p>5.155776</text:p>
          </table:table-cell>
          <table:table-cell table:number-columns-repeated="2" office:value-type="float" office:value="1317.01708" calcext:value-type="float">
            <text:p>1317.01708</text:p>
          </table:table-cell>
          <table:table-cell office:value-type="float" office:value="7.641298" calcext:value-type="float">
            <text:p>7.641298</text:p>
          </table:table-cell>
          <table:table-cell office:value-type="float" office:value="6.889313" calcext:value-type="float">
            <text:p>6.889313</text:p>
          </table:table-cell>
          <table:table-cell table:number-columns-repeated="2" office:value-type="float" office:value="8210.364836" calcext:value-type="float">
            <text:p>8210.364836</text:p>
          </table:table-cell>
          <table:table-cell office:value-type="float" office:value="20.274104" calcext:value-type="float">
            <text:p>20.274104</text:p>
          </table:table-cell>
          <table:table-cell office:value-type="float" office:value="18.229981" calcext:value-type="float">
            <text:p>18.22998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482" calcext:value-type="float">
            <text:p>0.00482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527303" calcext:value-type="float">
            <text:p>0.527303</text:p>
          </table:table-cell>
          <table:table-cell office:value-type="float" office:value="0.129975" calcext:value-type="float">
            <text:p>0.129975</text:p>
          </table:table-cell>
          <table:table-cell office:value-type="float" office:value="0.039461" calcext:value-type="float">
            <text:p>0.039461</text:p>
          </table:table-cell>
          <table:table-cell office:value-type="float" office:value="0.032896" calcext:value-type="float">
            <text:p>0.032896</text:p>
          </table:table-cell>
          <table:table-cell office:value-type="float" office:value="2.408136" calcext:value-type="float">
            <text:p>2.408136</text:p>
          </table:table-cell>
          <table:table-cell office:value-type="float" office:value="0.796962" calcext:value-type="float">
            <text:p>0.796962</text:p>
          </table:table-cell>
          <table:table-cell office:value-type="float" office:value="0.158191" calcext:value-type="float">
            <text:p>0.158191</text:p>
          </table:table-cell>
          <table:table-cell office:value-type="float" office:value="0.113423" calcext:value-type="float">
            <text:p>0.113423</text:p>
          </table:table-cell>
          <table:table-cell office:value-type="float" office:value="9.273977" calcext:value-type="float">
            <text:p>9.273977</text:p>
          </table:table-cell>
          <table:table-cell office:value-type="float" office:value="3.41539" calcext:value-type="float">
            <text:p>3.41539</text:p>
          </table:table-cell>
          <table:table-cell office:value-type="float" office:value="0.301297" calcext:value-type="float">
            <text:p>0.301297</text:p>
          </table:table-cell>
          <table:table-cell office:value-type="float" office:value="0.250033" calcext:value-type="float">
            <text:p>0.250033</text:p>
          </table:table-cell>
          <table:table-cell office:value-type="float" office:value="36.807745" calcext:value-type="float">
            <text:p>36.807745</text:p>
          </table:table-cell>
          <table:table-cell office:value-type="float" office:value="14.179717" calcext:value-type="float">
            <text:p>14.179717</text:p>
          </table:table-cell>
          <table:table-cell office:value-type="float" office:value="0.633253" calcext:value-type="float">
            <text:p>0.633253</text:p>
          </table:table-cell>
          <table:table-cell office:value-type="float" office:value="0.538897" calcext:value-type="float">
            <text:p>0.538897</text:p>
          </table:table-cell>
          <table:table-cell office:value-type="float" office:value="231.756495" calcext:value-type="float">
            <text:p>231.756495</text:p>
          </table:table-cell>
          <table:table-cell office:value-type="float" office:value="80.417859" calcext:value-type="float">
            <text:p>80.417859</text:p>
          </table:table-cell>
          <table:table-cell office:value-type="float" office:value="2.328727" calcext:value-type="float">
            <text:p>2.328727</text:p>
          </table:table-cell>
          <table:table-cell office:value-type="float" office:value="1.662439" calcext:value-type="float">
            <text:p>1.662439</text:p>
          </table:table-cell>
          <table:table-cell office:value-type="float" office:value="912.765455" calcext:value-type="float">
            <text:p>912.765455</text:p>
          </table:table-cell>
          <table:table-cell office:value-type="float" office:value="332.813449" calcext:value-type="float">
            <text:p>332.813449</text:p>
          </table:table-cell>
          <table:table-cell office:value-type="float" office:value="3.642657" calcext:value-type="float">
            <text:p>3.642657</text:p>
          </table:table-cell>
          <table:table-cell office:value-type="float" office:value="3.309513" calcext:value-type="float">
            <text:p>3.309513</text:p>
          </table:table-cell>
          <table:table-cell table:number-columns-repeated="2" office:value-type="float" office:value="730.010295" calcext:value-type="float">
            <text:p>730.010295</text:p>
          </table:table-cell>
          <table:table-cell office:value-type="float" office:value="5.814801" calcext:value-type="float">
            <text:p>5.814801</text:p>
          </table:table-cell>
          <table:table-cell office:value-type="float" office:value="5.078531" calcext:value-type="float">
            <text:p>5.078531</text:p>
          </table:table-cell>
          <table:table-cell table:number-columns-repeated="2" office:value-type="float" office:value="1312.764845" calcext:value-type="float">
            <text:p>1312.764845</text:p>
          </table:table-cell>
          <table:table-cell office:value-type="float" office:value="7.613921" calcext:value-type="float">
            <text:p>7.613921</text:p>
          </table:table-cell>
          <table:table-cell office:value-type="float" office:value="6.802221" calcext:value-type="float">
            <text:p>6.802221</text:p>
          </table:table-cell>
          <table:table-cell table:number-columns-repeated="2" office:value-type="float" office:value="8230.452044" calcext:value-type="float">
            <text:p>8230.452044</text:p>
          </table:table-cell>
          <table:table-cell office:value-type="float" office:value="20.231501" calcext:value-type="float">
            <text:p>20.231501</text:p>
          </table:table-cell>
          <table:table-cell office:value-type="float" office:value="18.465905" calcext:value-type="float">
            <text:p>18.4659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7543" calcext:value-type="float">
            <text:p>0.007543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6076" calcext:value-type="float">
            <text:p>0.006076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467659" calcext:value-type="float">
            <text:p>0.467659</text:p>
          </table:table-cell>
          <table:table-cell office:value-type="float" office:value="0.172718" calcext:value-type="float">
            <text:p>0.172718</text:p>
          </table:table-cell>
          <table:table-cell office:value-type="float" office:value="0.049867" calcext:value-type="float">
            <text:p>0.049867</text:p>
          </table:table-cell>
          <table:table-cell office:value-type="float" office:value="0.044" calcext:value-type="float">
            <text:p>0.044</text:p>
          </table:table-cell>
          <table:table-cell office:value-type="float" office:value="2.3978" calcext:value-type="float">
            <text:p>2.3978</text:p>
          </table:table-cell>
          <table:table-cell office:value-type="float" office:value="0.760853" calcext:value-type="float">
            <text:p>0.760853</text:p>
          </table:table-cell>
          <table:table-cell office:value-type="float" office:value="0.163639" calcext:value-type="float">
            <text:p>0.163639</text:p>
          </table:table-cell>
          <table:table-cell office:value-type="float" office:value="0.119848" calcext:value-type="float">
            <text:p>0.119848</text:p>
          </table:table-cell>
          <table:table-cell office:value-type="float" office:value="9.491604" calcext:value-type="float">
            <text:p>9.491604</text:p>
          </table:table-cell>
          <table:table-cell office:value-type="float" office:value="3.087624" calcext:value-type="float">
            <text:p>3.087624</text:p>
          </table:table-cell>
          <table:table-cell office:value-type="float" office:value="0.30877" calcext:value-type="float">
            <text:p>0.30877</text:p>
          </table:table-cell>
          <table:table-cell office:value-type="float" office:value="0.266725" calcext:value-type="float">
            <text:p>0.266725</text:p>
          </table:table-cell>
          <table:table-cell office:value-type="float" office:value="37.098076" calcext:value-type="float">
            <text:p>37.098076</text:p>
          </table:table-cell>
          <table:table-cell office:value-type="float" office:value="14.539401" calcext:value-type="float">
            <text:p>14.539401</text:p>
          </table:table-cell>
          <table:table-cell office:value-type="float" office:value="0.638212" calcext:value-type="float">
            <text:p>0.638212</text:p>
          </table:table-cell>
          <table:table-cell office:value-type="float" office:value="0.572701" calcext:value-type="float">
            <text:p>0.572701</text:p>
          </table:table-cell>
          <table:table-cell office:value-type="float" office:value="229.335229" calcext:value-type="float">
            <text:p>229.335229</text:p>
          </table:table-cell>
          <table:table-cell office:value-type="float" office:value="81.551318" calcext:value-type="float">
            <text:p>81.551318</text:p>
          </table:table-cell>
          <table:table-cell office:value-type="float" office:value="2.195538" calcext:value-type="float">
            <text:p>2.195538</text:p>
          </table:table-cell>
          <table:table-cell office:value-type="float" office:value="1.516051" calcext:value-type="float">
            <text:p>1.516051</text:p>
          </table:table-cell>
          <table:table-cell office:value-type="float" office:value="946.69099" calcext:value-type="float">
            <text:p>946.69099</text:p>
          </table:table-cell>
          <table:table-cell office:value-type="float" office:value="330.45895" calcext:value-type="float">
            <text:p>330.45895</text:p>
          </table:table-cell>
          <table:table-cell office:value-type="float" office:value="4.097116" calcext:value-type="float">
            <text:p>4.097116</text:p>
          </table:table-cell>
          <table:table-cell office:value-type="float" office:value="3.299525" calcext:value-type="float">
            <text:p>3.299525</text:p>
          </table:table-cell>
          <table:table-cell table:number-columns-repeated="2" office:value-type="float" office:value="732.522428" calcext:value-type="float">
            <text:p>732.522428</text:p>
          </table:table-cell>
          <table:table-cell office:value-type="float" office:value="5.547937" calcext:value-type="float">
            <text:p>5.547937</text:p>
          </table:table-cell>
          <table:table-cell office:value-type="float" office:value="5.021401" calcext:value-type="float">
            <text:p>5.021401</text:p>
          </table:table-cell>
          <table:table-cell table:number-columns-repeated="2" office:value-type="float" office:value="1324.080509" calcext:value-type="float">
            <text:p>1324.080509</text:p>
          </table:table-cell>
          <table:table-cell office:value-type="float" office:value="7.68865" calcext:value-type="float">
            <text:p>7.68865</text:p>
          </table:table-cell>
          <table:table-cell office:value-type="float" office:value="6.8377" calcext:value-type="float">
            <text:p>6.8377</text:p>
          </table:table-cell>
          <table:table-cell table:number-columns-repeated="2" office:value-type="float" office:value="8235.95996" calcext:value-type="float">
            <text:p>8235.95996</text:p>
          </table:table-cell>
          <table:table-cell office:value-type="float" office:value="20.250987" calcext:value-type="float">
            <text:p>20.250987</text:p>
          </table:table-cell>
          <table:table-cell office:value-type="float" office:value="18.681786" calcext:value-type="float">
            <text:p>18.68178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001885" calcext:value-type="float">
            <text:p>0.001885</text:p>
          </table:table-cell>
          <table:table-cell office:value-type="float" office:value="0.629551" calcext:value-type="float">
            <text:p>0.629551</text:p>
          </table:table-cell>
          <table:table-cell office:value-type="float" office:value="0.131721" calcext:value-type="float">
            <text:p>0.131721</text:p>
          </table:table-cell>
          <table:table-cell office:value-type="float" office:value="0.047562" calcext:value-type="float">
            <text:p>0.047562</text:p>
          </table:table-cell>
          <table:table-cell office:value-type="float" office:value="0.041417" calcext:value-type="float">
            <text:p>0.041417</text:p>
          </table:table-cell>
          <table:table-cell office:value-type="float" office:value="2.379082" calcext:value-type="float">
            <text:p>2.379082</text:p>
          </table:table-cell>
          <table:table-cell office:value-type="float" office:value="0.779572" calcext:value-type="float">
            <text:p>0.779572</text:p>
          </table:table-cell>
          <table:table-cell office:value-type="float" office:value="0.131232" calcext:value-type="float">
            <text:p>0.131232</text:p>
          </table:table-cell>
          <table:table-cell office:value-type="float" office:value="0.115448" calcext:value-type="float">
            <text:p>0.115448</text:p>
          </table:table-cell>
          <table:table-cell office:value-type="float" office:value="9.372594" calcext:value-type="float">
            <text:p>9.372594</text:p>
          </table:table-cell>
          <table:table-cell office:value-type="float" office:value="3.082456" calcext:value-type="float">
            <text:p>3.082456</text:p>
          </table:table-cell>
          <table:table-cell office:value-type="float" office:value="0.29529" calcext:value-type="float">
            <text:p>0.29529</text:p>
          </table:table-cell>
          <table:table-cell office:value-type="float" office:value="0.263652" calcext:value-type="float">
            <text:p>0.263652</text:p>
          </table:table-cell>
          <table:table-cell office:value-type="float" office:value="36.750544" calcext:value-type="float">
            <text:p>36.750544</text:p>
          </table:table-cell>
          <table:table-cell office:value-type="float" office:value="13.722674" calcext:value-type="float">
            <text:p>13.722674</text:p>
          </table:table-cell>
          <table:table-cell office:value-type="float" office:value="0.634859" calcext:value-type="float">
            <text:p>0.634859</text:p>
          </table:table-cell>
          <table:table-cell office:value-type="float" office:value="0.588555" calcext:value-type="float">
            <text:p>0.588555</text:p>
          </table:table-cell>
          <table:table-cell office:value-type="float" office:value="228.055802" calcext:value-type="float">
            <text:p>228.055802</text:p>
          </table:table-cell>
          <table:table-cell office:value-type="float" office:value="81.737445" calcext:value-type="float">
            <text:p>81.737445</text:p>
          </table:table-cell>
          <table:table-cell office:value-type="float" office:value="2.19952" calcext:value-type="float">
            <text:p>2.19952</text:p>
          </table:table-cell>
          <table:table-cell office:value-type="float" office:value="1.540495" calcext:value-type="float">
            <text:p>1.540495</text:p>
          </table:table-cell>
          <table:table-cell office:value-type="float" office:value="914.864125" calcext:value-type="float">
            <text:p>914.864125</text:p>
          </table:table-cell>
          <table:table-cell office:value-type="float" office:value="331.936448" calcext:value-type="float">
            <text:p>331.936448</text:p>
          </table:table-cell>
          <table:table-cell office:value-type="float" office:value="4.353155" calcext:value-type="float">
            <text:p>4.353155</text:p>
          </table:table-cell>
          <table:table-cell office:value-type="float" office:value="3.364128" calcext:value-type="float">
            <text:p>3.364128</text:p>
          </table:table-cell>
          <table:table-cell table:number-columns-repeated="2" office:value-type="float" office:value="725.399424" calcext:value-type="float">
            <text:p>725.399424</text:p>
          </table:table-cell>
          <table:table-cell office:value-type="float" office:value="5.616939" calcext:value-type="float">
            <text:p>5.616939</text:p>
          </table:table-cell>
          <table:table-cell office:value-type="float" office:value="6.591299" calcext:value-type="float">
            <text:p>6.591299</text:p>
          </table:table-cell>
          <table:table-cell table:number-columns-repeated="2" office:value-type="float" office:value="1306.429654" calcext:value-type="float">
            <text:p>1306.429654</text:p>
          </table:table-cell>
          <table:table-cell office:value-type="float" office:value="8.05944" calcext:value-type="float">
            <text:p>8.05944</text:p>
          </table:table-cell>
          <table:table-cell office:value-type="float" office:value="6.916063" calcext:value-type="float">
            <text:p>6.916063</text:p>
          </table:table-cell>
          <table:table-cell table:number-columns-repeated="2" office:value-type="float" office:value="8187.744193" calcext:value-type="float">
            <text:p>8187.744193</text:p>
          </table:table-cell>
          <table:table-cell office:value-type="float" office:value="20.352746" calcext:value-type="float">
            <text:p>20.352746</text:p>
          </table:table-cell>
          <table:table-cell office:value-type="float" office:value="18.363728" calcext:value-type="float">
            <text:p>18.36372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505583" calcext:value-type="float">
            <text:p>0.505583</text:p>
          </table:table-cell>
          <table:table-cell office:value-type="float" office:value="0.174045" calcext:value-type="float">
            <text:p>0.174045</text:p>
          </table:table-cell>
          <table:table-cell office:value-type="float" office:value="0.043581" calcext:value-type="float">
            <text:p>0.043581</text:p>
          </table:table-cell>
          <table:table-cell office:value-type="float" office:value="0.036667" calcext:value-type="float">
            <text:p>0.036667</text:p>
          </table:table-cell>
          <table:table-cell office:value-type="float" office:value="2.378523" calcext:value-type="float">
            <text:p>2.378523</text:p>
          </table:table-cell>
          <table:table-cell office:value-type="float" office:value="0.913597" calcext:value-type="float">
            <text:p>0.913597</text:p>
          </table:table-cell>
          <table:table-cell office:value-type="float" office:value="0.129836" calcext:value-type="float">
            <text:p>0.129836</text:p>
          </table:table-cell>
          <table:table-cell office:value-type="float" office:value="0.115867" calcext:value-type="float">
            <text:p>0.115867</text:p>
          </table:table-cell>
          <table:table-cell office:value-type="float" office:value="9.718379" calcext:value-type="float">
            <text:p>9.718379</text:p>
          </table:table-cell>
          <table:table-cell office:value-type="float" office:value="3.095586" calcext:value-type="float">
            <text:p>3.095586</text:p>
          </table:table-cell>
          <table:table-cell office:value-type="float" office:value="0.292776" calcext:value-type="float">
            <text:p>0.292776</text:p>
          </table:table-cell>
          <table:table-cell office:value-type="float" office:value="0.260997" calcext:value-type="float">
            <text:p>0.260997</text:p>
          </table:table-cell>
          <table:table-cell office:value-type="float" office:value="38.613847" calcext:value-type="float">
            <text:p>38.613847</text:p>
          </table:table-cell>
          <table:table-cell office:value-type="float" office:value="13.35845" calcext:value-type="float">
            <text:p>13.35845</text:p>
          </table:table-cell>
          <table:table-cell office:value-type="float" office:value="0.691292" calcext:value-type="float">
            <text:p>0.691292</text:p>
          </table:table-cell>
          <table:table-cell office:value-type="float" office:value="0.556847" calcext:value-type="float">
            <text:p>0.556847</text:p>
          </table:table-cell>
          <table:table-cell office:value-type="float" office:value="229.569827" calcext:value-type="float">
            <text:p>229.569827</text:p>
          </table:table-cell>
          <table:table-cell office:value-type="float" office:value="80.823918" calcext:value-type="float">
            <text:p>80.823918</text:p>
          </table:table-cell>
          <table:table-cell office:value-type="float" office:value="2.211253" calcext:value-type="float">
            <text:p>2.211253</text:p>
          </table:table-cell>
          <table:table-cell office:value-type="float" office:value="1.552228" calcext:value-type="float">
            <text:p>1.552228</text:p>
          </table:table-cell>
          <table:table-cell office:value-type="float" office:value="986.258745" calcext:value-type="float">
            <text:p>986.258745</text:p>
          </table:table-cell>
          <table:table-cell office:value-type="float" office:value="328.127359" calcext:value-type="float">
            <text:p>328.127359</text:p>
          </table:table-cell>
          <table:table-cell office:value-type="float" office:value="3.78234" calcext:value-type="float">
            <text:p>3.78234</text:p>
          </table:table-cell>
          <table:table-cell office:value-type="float" office:value="3.496618" calcext:value-type="float">
            <text:p>3.496618</text:p>
          </table:table-cell>
          <table:table-cell table:number-columns-repeated="2" office:value-type="float" office:value="723.44777" calcext:value-type="float">
            <text:p>723.44777</text:p>
          </table:table-cell>
          <table:table-cell office:value-type="float" office:value="5.517555" calcext:value-type="float">
            <text:p>5.517555</text:p>
          </table:table-cell>
          <table:table-cell office:value-type="float" office:value="5.045775" calcext:value-type="float">
            <text:p>5.045775</text:p>
          </table:table-cell>
          <table:table-cell table:number-columns-repeated="2" office:value-type="float" office:value="1303.242085" calcext:value-type="float">
            <text:p>1303.242085</text:p>
          </table:table-cell>
          <table:table-cell office:value-type="float" office:value="7.867375" calcext:value-type="float">
            <text:p>7.867375</text:p>
          </table:table-cell>
          <table:table-cell office:value-type="float" office:value="6.899022" calcext:value-type="float">
            <text:p>6.899022</text:p>
          </table:table-cell>
          <table:table-cell table:number-columns-repeated="2" office:value-type="float" office:value="8182.268124" calcext:value-type="float">
            <text:p>8182.268124</text:p>
          </table:table-cell>
          <table:table-cell office:value-type="float" office:value="20.517572" calcext:value-type="float">
            <text:p>20.517572</text:p>
          </table:table-cell>
          <table:table-cell office:value-type="float" office:value="18.15113" calcext:value-type="float">
            <text:p>18.1511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525488" calcext:value-type="float">
            <text:p>0.525488</text:p>
          </table:table-cell>
          <table:table-cell office:value-type="float" office:value="0.269518" calcext:value-type="float">
            <text:p>0.269518</text:p>
          </table:table-cell>
          <table:table-cell office:value-type="float" office:value="0.041346" calcext:value-type="float">
            <text:p>0.041346</text:p>
          </table:table-cell>
          <table:table-cell office:value-type="float" office:value="0.034362" calcext:value-type="float">
            <text:p>0.034362</text:p>
          </table:table-cell>
          <table:table-cell office:value-type="float" office:value="2.373913" calcext:value-type="float">
            <text:p>2.373913</text:p>
          </table:table-cell>
          <table:table-cell office:value-type="float" office:value="0.749121" calcext:value-type="float">
            <text:p>0.749121</text:p>
          </table:table-cell>
          <table:table-cell office:value-type="float" office:value="0.12781" calcext:value-type="float">
            <text:p>0.12781</text:p>
          </table:table-cell>
          <table:table-cell office:value-type="float" office:value="0.11489" calcext:value-type="float">
            <text:p>0.11489</text:p>
          </table:table-cell>
          <table:table-cell office:value-type="float" office:value="9.430003" calcext:value-type="float">
            <text:p>9.430003</text:p>
          </table:table-cell>
          <table:table-cell office:value-type="float" office:value="3.092793" calcext:value-type="float">
            <text:p>3.092793</text:p>
          </table:table-cell>
          <table:table-cell office:value-type="float" office:value="0.290541" calcext:value-type="float">
            <text:p>0.290541</text:p>
          </table:table-cell>
          <table:table-cell office:value-type="float" office:value="0.256178" calcext:value-type="float">
            <text:p>0.256178</text:p>
          </table:table-cell>
          <table:table-cell office:value-type="float" office:value="36.347977" calcext:value-type="float">
            <text:p>36.347977</text:p>
          </table:table-cell>
          <table:table-cell office:value-type="float" office:value="13.507492" calcext:value-type="float">
            <text:p>13.507492</text:p>
          </table:table-cell>
          <table:table-cell office:value-type="float" office:value="0.635419" calcext:value-type="float">
            <text:p>0.635419</text:p>
          </table:table-cell>
          <table:table-cell office:value-type="float" office:value="0.570465" calcext:value-type="float">
            <text:p>0.570465</text:p>
          </table:table-cell>
          <table:table-cell office:value-type="float" office:value="226.96369" calcext:value-type="float">
            <text:p>226.96369</text:p>
          </table:table-cell>
          <table:table-cell office:value-type="float" office:value="80.718737" calcext:value-type="float">
            <text:p>80.718737</text:p>
          </table:table-cell>
          <table:table-cell office:value-type="float" office:value="2.218237" calcext:value-type="float">
            <text:p>2.218237</text:p>
          </table:table-cell>
          <table:table-cell office:value-type="float" office:value="1.540774" calcext:value-type="float">
            <text:p>1.540774</text:p>
          </table:table-cell>
          <table:table-cell office:value-type="float" office:value="927.314291" calcext:value-type="float">
            <text:p>927.314291</text:p>
          </table:table-cell>
          <table:table-cell office:value-type="float" office:value="329.619315" calcext:value-type="float">
            <text:p>329.619315</text:p>
          </table:table-cell>
          <table:table-cell office:value-type="float" office:value="3.697413" calcext:value-type="float">
            <text:p>3.697413</text:p>
          </table:table-cell>
          <table:table-cell office:value-type="float" office:value="3.291982" calcext:value-type="float">
            <text:p>3.291982</text:p>
          </table:table-cell>
          <table:table-cell table:number-columns-repeated="2" office:value-type="float" office:value="723.396367" calcext:value-type="float">
            <text:p>723.396367</text:p>
          </table:table-cell>
          <table:table-cell office:value-type="float" office:value="6.376048" calcext:value-type="float">
            <text:p>6.376048</text:p>
          </table:table-cell>
          <table:table-cell office:value-type="float" office:value="5.02601" calcext:value-type="float">
            <text:p>5.02601</text:p>
          </table:table-cell>
          <table:table-cell table:number-columns-repeated="2" office:value-type="float" office:value="1304.889019" calcext:value-type="float">
            <text:p>1304.889019</text:p>
          </table:table-cell>
          <table:table-cell office:value-type="float" office:value="7.62293" calcext:value-type="float">
            <text:p>7.62293</text:p>
          </table:table-cell>
          <table:table-cell office:value-type="float" office:value="7.427373" calcext:value-type="float">
            <text:p>7.427373</text:p>
          </table:table-cell>
          <table:table-cell table:number-columns-repeated="2" office:value-type="float" office:value="8186.506181" calcext:value-type="float">
            <text:p>8186.506181</text:p>
          </table:table-cell>
          <table:table-cell office:value-type="float" office:value="20.326416" calcext:value-type="float">
            <text:p>20.326416</text:p>
          </table:table-cell>
          <table:table-cell office:value-type="float" office:value="18.191847" calcext:value-type="float">
            <text:p>18.19184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4679" calcext:value-type="float">
            <text:p>0.004679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443843" calcext:value-type="float">
            <text:p>0.443843</text:p>
          </table:table-cell>
          <table:table-cell office:value-type="float" office:value="0.276572" calcext:value-type="float">
            <text:p>0.276572</text:p>
          </table:table-cell>
          <table:table-cell office:value-type="float" office:value="0.043023" calcext:value-type="float">
            <text:p>0.043023</text:p>
          </table:table-cell>
          <table:table-cell office:value-type="float" office:value="0.031987" calcext:value-type="float">
            <text:p>0.031987</text:p>
          </table:table-cell>
          <table:table-cell office:value-type="float" office:value="2.372028" calcext:value-type="float">
            <text:p>2.372028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12753" calcext:value-type="float">
            <text:p>0.12753</text:p>
          </table:table-cell>
          <table:table-cell office:value-type="float" office:value="0.1144" calcext:value-type="float">
            <text:p>0.1144</text:p>
          </table:table-cell>
          <table:table-cell office:value-type="float" office:value="9.29067" calcext:value-type="float">
            <text:p>9.29067</text:p>
          </table:table-cell>
          <table:table-cell office:value-type="float" office:value="3.082735" calcext:value-type="float">
            <text:p>3.082735</text:p>
          </table:table-cell>
          <table:table-cell office:value-type="float" office:value="0.291449" calcext:value-type="float">
            <text:p>0.291449</text:p>
          </table:table-cell>
          <table:table-cell office:value-type="float" office:value="0.25548" calcext:value-type="float">
            <text:p>0.25548</text:p>
          </table:table-cell>
          <table:table-cell office:value-type="float" office:value="36.198378" calcext:value-type="float">
            <text:p>36.198378</text:p>
          </table:table-cell>
          <table:table-cell office:value-type="float" office:value="13.569023" calcext:value-type="float">
            <text:p>13.569023</text:p>
          </table:table-cell>
          <table:table-cell office:value-type="float" office:value="0.637584" calcext:value-type="float">
            <text:p>0.637584</text:p>
          </table:table-cell>
          <table:table-cell office:value-type="float" office:value="0.54197" calcext:value-type="float">
            <text:p>0.54197</text:p>
          </table:table-cell>
          <table:table-cell office:value-type="float" office:value="228.249892" calcext:value-type="float">
            <text:p>228.249892</text:p>
          </table:table-cell>
          <table:table-cell office:value-type="float" office:value="80.674457" calcext:value-type="float">
            <text:p>80.674457</text:p>
          </table:table-cell>
          <table:table-cell office:value-type="float" office:value="2.204688" calcext:value-type="float">
            <text:p>2.204688</text:p>
          </table:table-cell>
          <table:table-cell office:value-type="float" office:value="1.545384" calcext:value-type="float">
            <text:p>1.545384</text:p>
          </table:table-cell>
          <table:table-cell office:value-type="float" office:value="912.865751" calcext:value-type="float">
            <text:p>912.865751</text:p>
          </table:table-cell>
          <table:table-cell office:value-type="float" office:value="326.559695" calcext:value-type="float">
            <text:p>326.559695</text:p>
          </table:table-cell>
          <table:table-cell office:value-type="float" office:value="3.800569" calcext:value-type="float">
            <text:p>3.800569</text:p>
          </table:table-cell>
          <table:table-cell office:value-type="float" office:value="3.295894" calcext:value-type="float">
            <text:p>3.295894</text:p>
          </table:table-cell>
          <table:table-cell table:number-columns-repeated="2" office:value-type="float" office:value="728.245678" calcext:value-type="float">
            <text:p>728.245678</text:p>
          </table:table-cell>
          <table:table-cell office:value-type="float" office:value="6.723579" calcext:value-type="float">
            <text:p>6.723579</text:p>
          </table:table-cell>
          <table:table-cell office:value-type="float" office:value="5.574196" calcext:value-type="float">
            <text:p>5.574196</text:p>
          </table:table-cell>
          <table:table-cell table:number-columns-repeated="2" office:value-type="float" office:value="1306.195266" calcext:value-type="float">
            <text:p>1306.195266</text:p>
          </table:table-cell>
          <table:table-cell office:value-type="float" office:value="7.768479" calcext:value-type="float">
            <text:p>7.768479</text:p>
          </table:table-cell>
          <table:table-cell office:value-type="float" office:value="6.809694" calcext:value-type="float">
            <text:p>6.809694</text:p>
          </table:table-cell>
          <table:table-cell table:number-columns-repeated="2" office:value-type="float" office:value="8181.360881" calcext:value-type="float">
            <text:p>8181.360881</text:p>
          </table:table-cell>
          <table:table-cell office:value-type="float" office:value="20.056128" calcext:value-type="float">
            <text:p>20.056128</text:p>
          </table:table-cell>
          <table:table-cell office:value-type="float" office:value="18.306457" calcext:value-type="float">
            <text:p>18.30645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7124" calcext:value-type="float">
            <text:p>0.007124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5588" calcext:value-type="float">
            <text:p>0.005588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469404" calcext:value-type="float">
            <text:p>0.469404</text:p>
          </table:table-cell>
          <table:table-cell office:value-type="float" office:value="0.262674" calcext:value-type="float">
            <text:p>0.262674</text:p>
          </table:table-cell>
          <table:table-cell office:value-type="float" office:value="0.06586" calcext:value-type="float">
            <text:p>0.06586</text:p>
          </table:table-cell>
          <table:table-cell office:value-type="float" office:value="0.045117" calcext:value-type="float">
            <text:p>0.045117</text:p>
          </table:table-cell>
          <table:table-cell office:value-type="float" office:value="2.383552" calcext:value-type="float">
            <text:p>2.383552</text:p>
          </table:table-cell>
          <table:table-cell office:value-type="float" office:value="0.799825" calcext:value-type="float">
            <text:p>0.799825</text:p>
          </table:table-cell>
          <table:table-cell office:value-type="float" office:value="0.138357" calcext:value-type="float">
            <text:p>0.138357</text:p>
          </table:table-cell>
          <table:table-cell office:value-type="float" office:value="0.12348" calcext:value-type="float">
            <text:p>0.12348</text:p>
          </table:table-cell>
          <table:table-cell office:value-type="float" office:value="9.486645" calcext:value-type="float">
            <text:p>9.486645</text:p>
          </table:table-cell>
          <table:table-cell office:value-type="float" office:value="4.727364" calcext:value-type="float">
            <text:p>4.727364</text:p>
          </table:table-cell>
          <table:table-cell office:value-type="float" office:value="0.296477" calcext:value-type="float">
            <text:p>0.296477</text:p>
          </table:table-cell>
          <table:table-cell office:value-type="float" office:value="0.25576" calcext:value-type="float">
            <text:p>0.25576</text:p>
          </table:table-cell>
          <table:table-cell office:value-type="float" office:value="37.352578" calcext:value-type="float">
            <text:p>37.352578</text:p>
          </table:table-cell>
          <table:table-cell office:value-type="float" office:value="13.413626" calcext:value-type="float">
            <text:p>13.413626</text:p>
          </table:table-cell>
          <table:table-cell office:value-type="float" office:value="0.638351" calcext:value-type="float">
            <text:p>0.638351</text:p>
          </table:table-cell>
          <table:table-cell office:value-type="float" office:value="0.566554" calcext:value-type="float">
            <text:p>0.566554</text:p>
          </table:table-cell>
          <table:table-cell office:value-type="float" office:value="232.317532" calcext:value-type="float">
            <text:p>232.317532</text:p>
          </table:table-cell>
          <table:table-cell office:value-type="float" office:value="81.637153" calcext:value-type="float">
            <text:p>81.637153</text:p>
          </table:table-cell>
          <table:table-cell office:value-type="float" office:value="2.210765" calcext:value-type="float">
            <text:p>2.210765</text:p>
          </table:table-cell>
          <table:table-cell office:value-type="float" office:value="1.541752" calcext:value-type="float">
            <text:p>1.541752</text:p>
          </table:table-cell>
          <table:table-cell office:value-type="float" office:value="936.341873" calcext:value-type="float">
            <text:p>936.341873</text:p>
          </table:table-cell>
          <table:table-cell office:value-type="float" office:value="326.924199" calcext:value-type="float">
            <text:p>326.924199</text:p>
          </table:table-cell>
          <table:table-cell office:value-type="float" office:value="3.68093" calcext:value-type="float">
            <text:p>3.68093</text:p>
          </table:table-cell>
          <table:table-cell office:value-type="float" office:value="3.295754" calcext:value-type="float">
            <text:p>3.295754</text:p>
          </table:table-cell>
          <table:table-cell table:number-columns-repeated="2" office:value-type="float" office:value="731.805364" calcext:value-type="float">
            <text:p>731.805364</text:p>
          </table:table-cell>
          <table:table-cell office:value-type="float" office:value="6.24719" calcext:value-type="float">
            <text:p>6.24719</text:p>
          </table:table-cell>
          <table:table-cell office:value-type="float" office:value="5.104791" calcext:value-type="float">
            <text:p>5.104791</text:p>
          </table:table-cell>
          <table:table-cell table:number-columns-repeated="2" office:value-type="float" office:value="1335.632586" calcext:value-type="float">
            <text:p>1335.632586</text:p>
          </table:table-cell>
          <table:table-cell office:value-type="float" office:value="7.596529" calcext:value-type="float">
            <text:p>7.596529</text:p>
          </table:table-cell>
          <table:table-cell office:value-type="float" office:value="7.608962" calcext:value-type="float">
            <text:p>7.608962</text:p>
          </table:table-cell>
          <table:table-cell table:number-columns-repeated="2" office:value-type="float" office:value="8200.910588" calcext:value-type="float">
            <text:p>8200.910588</text:p>
          </table:table-cell>
          <table:table-cell office:value-type="float" office:value="20.066674" calcext:value-type="float">
            <text:p>20.066674</text:p>
          </table:table-cell>
          <table:table-cell office:value-type="float" office:value="18.734306" calcext:value-type="float">
            <text:p>18.73430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2304" calcext:value-type="float">
            <text:p>0.002304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52444" calcext:value-type="float">
            <text:p>0.52444</text:p>
          </table:table-cell>
          <table:table-cell office:value-type="float" office:value="0.274687" calcext:value-type="float">
            <text:p>0.274687</text:p>
          </table:table-cell>
          <table:table-cell office:value-type="float" office:value="0.06146" calcext:value-type="float">
            <text:p>0.06146</text:p>
          </table:table-cell>
          <table:table-cell office:value-type="float" office:value="0.040229" calcext:value-type="float">
            <text:p>0.040229</text:p>
          </table:table-cell>
          <table:table-cell office:value-type="float" office:value="2.411628" calcext:value-type="float">
            <text:p>2.411628</text:p>
          </table:table-cell>
          <table:table-cell office:value-type="float" office:value="0.775241" calcext:value-type="float">
            <text:p>0.775241</text:p>
          </table:table-cell>
          <table:table-cell office:value-type="float" office:value="0.13668" calcext:value-type="float">
            <text:p>0.13668</text:p>
          </table:table-cell>
          <table:table-cell office:value-type="float" office:value="0.118591" calcext:value-type="float">
            <text:p>0.118591</text:p>
          </table:table-cell>
          <table:table-cell office:value-type="float" office:value="9.28194" calcext:value-type="float">
            <text:p>9.28194</text:p>
          </table:table-cell>
          <table:table-cell office:value-type="float" office:value="3.077427" calcext:value-type="float">
            <text:p>3.077427</text:p>
          </table:table-cell>
          <table:table-cell office:value-type="float" office:value="0.293405" calcext:value-type="float">
            <text:p>0.293405</text:p>
          </table:table-cell>
          <table:table-cell office:value-type="float" office:value="0.258973" calcext:value-type="float">
            <text:p>0.258973</text:p>
          </table:table-cell>
          <table:table-cell office:value-type="float" office:value="36.406086" calcext:value-type="float">
            <text:p>36.406086</text:p>
          </table:table-cell>
          <table:table-cell office:value-type="float" office:value="13.470686" calcext:value-type="float">
            <text:p>13.470686</text:p>
          </table:table-cell>
          <table:table-cell office:value-type="float" office:value="0.636606" calcext:value-type="float">
            <text:p>0.636606</text:p>
          </table:table-cell>
          <table:table-cell office:value-type="float" office:value="0.561247" calcext:value-type="float">
            <text:p>0.561247</text:p>
          </table:table-cell>
          <table:table-cell office:value-type="float" office:value="233.769539" calcext:value-type="float">
            <text:p>233.769539</text:p>
          </table:table-cell>
          <table:table-cell office:value-type="float" office:value="81.535673" calcext:value-type="float">
            <text:p>81.535673</text:p>
          </table:table-cell>
          <table:table-cell office:value-type="float" office:value="2.24359" calcext:value-type="float">
            <text:p>2.24359</text:p>
          </table:table-cell>
          <table:table-cell office:value-type="float" office:value="1.522895" calcext:value-type="float">
            <text:p>1.522895</text:p>
          </table:table-cell>
          <table:table-cell office:value-type="float" office:value="917.996104" calcext:value-type="float">
            <text:p>917.996104</text:p>
          </table:table-cell>
          <table:table-cell office:value-type="float" office:value="327.668221" calcext:value-type="float">
            <text:p>327.668221</text:p>
          </table:table-cell>
          <table:table-cell office:value-type="float" office:value="3.686727" calcext:value-type="float">
            <text:p>3.686727</text:p>
          </table:table-cell>
          <table:table-cell office:value-type="float" office:value="3.291982" calcext:value-type="float">
            <text:p>3.291982</text:p>
          </table:table-cell>
          <table:table-cell table:number-columns-repeated="2" office:value-type="float" office:value="729.955469" calcext:value-type="float">
            <text:p>729.955469</text:p>
          </table:table-cell>
          <table:table-cell office:value-type="float" office:value="5.847976" calcext:value-type="float">
            <text:p>5.847976</text:p>
          </table:table-cell>
          <table:table-cell office:value-type="float" office:value="5.024264" calcext:value-type="float">
            <text:p>5.024264</text:p>
          </table:table-cell>
          <table:table-cell table:number-columns-repeated="2" office:value-type="float" office:value="1335.806073" calcext:value-type="float">
            <text:p>1335.806073</text:p>
          </table:table-cell>
          <table:table-cell office:value-type="float" office:value="7.621533" calcext:value-type="float">
            <text:p>7.621533</text:p>
          </table:table-cell>
          <table:table-cell office:value-type="float" office:value="6.827434" calcext:value-type="float">
            <text:p>6.827434</text:p>
          </table:table-cell>
          <table:table-cell table:number-columns-repeated="2" office:value-type="float" office:value="8197.20179" calcext:value-type="float">
            <text:p>8197.20179</text:p>
          </table:table-cell>
          <table:table-cell office:value-type="float" office:value="20.098103" calcext:value-type="float">
            <text:p>20.098103</text:p>
          </table:table-cell>
          <table:table-cell office:value-type="float" office:value="18.485112" calcext:value-type="float">
            <text:p>18.48511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822384" calcext:value-type="float">
            <text:p>0.822384</text:p>
          </table:table-cell>
          <table:table-cell office:value-type="float" office:value="0.25576" calcext:value-type="float">
            <text:p>0.25576</text:p>
          </table:table-cell>
          <table:table-cell office:value-type="float" office:value="0.063905" calcext:value-type="float">
            <text:p>0.063905</text:p>
          </table:table-cell>
          <table:table-cell office:value-type="float" office:value="0.036807" calcext:value-type="float">
            <text:p>0.036807</text:p>
          </table:table-cell>
          <table:table-cell office:value-type="float" office:value="2.382923" calcext:value-type="float">
            <text:p>2.382923</text:p>
          </table:table-cell>
          <table:table-cell office:value-type="float" office:value="0.774892" calcext:value-type="float">
            <text:p>0.774892</text:p>
          </table:table-cell>
          <table:table-cell office:value-type="float" office:value="0.221328" calcext:value-type="float">
            <text:p>0.221328</text:p>
          </table:table-cell>
          <table:table-cell office:value-type="float" office:value="0.112933" calcext:value-type="float">
            <text:p>0.112933</text:p>
          </table:table-cell>
          <table:table-cell office:value-type="float" office:value="9.301565" calcext:value-type="float">
            <text:p>9.301565</text:p>
          </table:table-cell>
          <table:table-cell office:value-type="float" office:value="3.112977" calcext:value-type="float">
            <text:p>3.112977</text:p>
          </table:table-cell>
          <table:table-cell office:value-type="float" office:value="0.296128" calcext:value-type="float">
            <text:p>0.296128</text:p>
          </table:table-cell>
          <table:table-cell office:value-type="float" office:value="0.248077" calcext:value-type="float">
            <text:p>0.248077</text:p>
          </table:table-cell>
          <table:table-cell office:value-type="float" office:value="36.471877" calcext:value-type="float">
            <text:p>36.471877</text:p>
          </table:table-cell>
          <table:table-cell office:value-type="float" office:value="13.594026" calcext:value-type="float">
            <text:p>13.594026</text:p>
          </table:table-cell>
          <table:table-cell office:value-type="float" office:value="0.634021" calcext:value-type="float">
            <text:p>0.634021</text:p>
          </table:table-cell>
          <table:table-cell office:value-type="float" office:value="0.56006" calcext:value-type="float">
            <text:p>0.56006</text:p>
          </table:table-cell>
          <table:table-cell office:value-type="float" office:value="231.240227" calcext:value-type="float">
            <text:p>231.240227</text:p>
          </table:table-cell>
          <table:table-cell office:value-type="float" office:value="81.343329" calcext:value-type="float">
            <text:p>81.343329</text:p>
          </table:table-cell>
          <table:table-cell office:value-type="float" office:value="2.216561" calcext:value-type="float">
            <text:p>2.216561</text:p>
          </table:table-cell>
          <table:table-cell office:value-type="float" office:value="1.530717" calcext:value-type="float">
            <text:p>1.530717</text:p>
          </table:table-cell>
          <table:table-cell office:value-type="float" office:value="922.873419" calcext:value-type="float">
            <text:p>922.873419</text:p>
          </table:table-cell>
          <table:table-cell office:value-type="float" office:value="325.598535" calcext:value-type="float">
            <text:p>325.598535</text:p>
          </table:table-cell>
          <table:table-cell office:value-type="float" office:value="3.683025" calcext:value-type="float">
            <text:p>3.683025</text:p>
          </table:table-cell>
          <table:table-cell office:value-type="float" office:value="3.321665" calcext:value-type="float">
            <text:p>3.321665</text:p>
          </table:table-cell>
          <table:table-cell table:number-columns-repeated="2" office:value-type="float" office:value="728.257481" calcext:value-type="float">
            <text:p>728.257481</text:p>
          </table:table-cell>
          <table:table-cell office:value-type="float" office:value="5.640266" calcext:value-type="float">
            <text:p>5.640266</text:p>
          </table:table-cell>
          <table:table-cell office:value-type="float" office:value="5.273878" calcext:value-type="float">
            <text:p>5.273878</text:p>
          </table:table-cell>
          <table:table-cell table:number-columns-repeated="2" office:value-type="float" office:value="1411.721361" calcext:value-type="float">
            <text:p>1411.721361</text:p>
          </table:table-cell>
          <table:table-cell office:value-type="float" office:value="8.682287" calcext:value-type="float">
            <text:p>8.682287</text:p>
          </table:table-cell>
          <table:table-cell office:value-type="float" office:value="7.218337" calcext:value-type="float">
            <text:p>7.218337</text:p>
          </table:table-cell>
          <table:table-cell table:number-columns-repeated="2" office:value-type="float" office:value="8240.457687" calcext:value-type="float">
            <text:p>8240.457687</text:p>
          </table:table-cell>
          <table:table-cell office:value-type="float" office:value="20.136446" calcext:value-type="float">
            <text:p>20.136446</text:p>
          </table:table-cell>
          <table:table-cell office:value-type="float" office:value="18.570947" calcext:value-type="float">
            <text:p>18.57094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833419" calcext:value-type="float">
            <text:p>0.833419</text:p>
          </table:table-cell>
          <table:table-cell office:value-type="float" office:value="0.256458" calcext:value-type="float">
            <text:p>0.256458</text:p>
          </table:table-cell>
          <table:table-cell office:value-type="float" office:value="0.053429" calcext:value-type="float">
            <text:p>0.053429</text:p>
          </table:table-cell>
          <table:table-cell office:value-type="float" office:value="0.032895" calcext:value-type="float">
            <text:p>0.032895</text:p>
          </table:table-cell>
          <table:table-cell office:value-type="float" office:value="2.381527" calcext:value-type="float">
            <text:p>2.381527</text:p>
          </table:table-cell>
          <table:table-cell office:value-type="float" office:value="0.787044" calcext:value-type="float">
            <text:p>0.787044</text:p>
          </table:table-cell>
          <table:table-cell office:value-type="float" office:value="0.143455" calcext:value-type="float">
            <text:p>0.143455</text:p>
          </table:table-cell>
          <table:table-cell office:value-type="float" office:value="0.110908" calcext:value-type="float">
            <text:p>0.110908</text:p>
          </table:table-cell>
          <table:table-cell office:value-type="float" office:value="9.263013" calcext:value-type="float">
            <text:p>9.263013</text:p>
          </table:table-cell>
          <table:table-cell office:value-type="float" office:value="3.106481" calcext:value-type="float">
            <text:p>3.106481</text:p>
          </table:table-cell>
          <table:table-cell office:value-type="float" office:value="0.493081" calcext:value-type="float">
            <text:p>0.493081</text:p>
          </table:table-cell>
          <table:table-cell office:value-type="float" office:value="0.247449" calcext:value-type="float">
            <text:p>0.247449</text:p>
          </table:table-cell>
          <table:table-cell office:value-type="float" office:value="36.318435" calcext:value-type="float">
            <text:p>36.318435</text:p>
          </table:table-cell>
          <table:table-cell office:value-type="float" office:value="13.771633" calcext:value-type="float">
            <text:p>13.771633</text:p>
          </table:table-cell>
          <table:table-cell office:value-type="float" office:value="0.654625" calcext:value-type="float">
            <text:p>0.654625</text:p>
          </table:table-cell>
          <table:table-cell office:value-type="float" office:value="0.561177" calcext:value-type="float">
            <text:p>0.561177</text:p>
          </table:table-cell>
          <table:table-cell office:value-type="float" office:value="231.380539" calcext:value-type="float">
            <text:p>231.380539</text:p>
          </table:table-cell>
          <table:table-cell office:value-type="float" office:value="80.754496" calcext:value-type="float">
            <text:p>80.754496</text:p>
          </table:table-cell>
          <table:table-cell office:value-type="float" office:value="2.213558" calcext:value-type="float">
            <text:p>2.213558</text:p>
          </table:table-cell>
          <table:table-cell office:value-type="float" office:value="1.52932" calcext:value-type="float">
            <text:p>1.52932</text:p>
          </table:table-cell>
          <table:table-cell office:value-type="float" office:value="928.391042" calcext:value-type="float">
            <text:p>928.391042</text:p>
          </table:table-cell>
          <table:table-cell office:value-type="float" office:value="326.802464" calcext:value-type="float">
            <text:p>326.802464</text:p>
          </table:table-cell>
          <table:table-cell office:value-type="float" office:value="3.67639" calcext:value-type="float">
            <text:p>3.67639</text:p>
          </table:table-cell>
          <table:table-cell office:value-type="float" office:value="3.245399" calcext:value-type="float">
            <text:p>3.245399</text:p>
          </table:table-cell>
          <table:table-cell table:number-columns-repeated="2" office:value-type="float" office:value="730.420754" calcext:value-type="float">
            <text:p>730.420754</text:p>
          </table:table-cell>
          <table:table-cell office:value-type="float" office:value="5.963983" calcext:value-type="float">
            <text:p>5.963983</text:p>
          </table:table-cell>
          <table:table-cell office:value-type="float" office:value="5.098646" calcext:value-type="float">
            <text:p>5.098646</text:p>
          </table:table-cell>
          <table:table-cell table:number-columns-repeated="2" office:value-type="float" office:value="1314.090508" calcext:value-type="float">
            <text:p>1314.090508</text:p>
          </table:table-cell>
          <table:table-cell office:value-type="float" office:value="7.695984" calcext:value-type="float">
            <text:p>7.695984</text:p>
          </table:table-cell>
          <table:table-cell office:value-type="float" office:value="6.886729" calcext:value-type="float">
            <text:p>6.886729</text:p>
          </table:table-cell>
          <table:table-cell table:number-columns-repeated="2" office:value-type="float" office:value="8236.486634" calcext:value-type="float">
            <text:p>8236.486634</text:p>
          </table:table-cell>
          <table:table-cell office:value-type="float" office:value="20.479229" calcext:value-type="float">
            <text:p>20.479229</text:p>
          </table:table-cell>
          <table:table-cell office:value-type="float" office:value="18.841513" calcext:value-type="float">
            <text:p>18.8415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84281" calcext:value-type="float">
            <text:p>0.484281</text:p>
          </table:table-cell>
          <table:table-cell office:value-type="float" office:value="0.257156" calcext:value-type="float">
            <text:p>0.257156</text:p>
          </table:table-cell>
          <table:table-cell office:value-type="float" office:value="0.03953" calcext:value-type="float">
            <text:p>0.03953</text:p>
          </table:table-cell>
          <table:table-cell office:value-type="float" office:value="0.031429" calcext:value-type="float">
            <text:p>0.031429</text:p>
          </table:table-cell>
          <table:table-cell office:value-type="float" office:value="2.386625" calcext:value-type="float">
            <text:p>2.386625</text:p>
          </table:table-cell>
          <table:table-cell office:value-type="float" office:value="0.774961" calcext:value-type="float">
            <text:p>0.774961</text:p>
          </table:table-cell>
          <table:table-cell office:value-type="float" office:value="0.139474" calcext:value-type="float">
            <text:p>0.139474</text:p>
          </table:table-cell>
          <table:table-cell office:value-type="float" office:value="0.113772" calcext:value-type="float">
            <text:p>0.113772</text:p>
          </table:table-cell>
          <table:table-cell office:value-type="float" office:value="9.278168" calcext:value-type="float">
            <text:p>9.278168</text:p>
          </table:table-cell>
          <table:table-cell office:value-type="float" office:value="3.771303" calcext:value-type="float">
            <text:p>3.771303</text:p>
          </table:table-cell>
          <table:table-cell office:value-type="float" office:value="0.380497" calcext:value-type="float">
            <text:p>0.380497</text:p>
          </table:table-cell>
          <table:table-cell office:value-type="float" office:value="0.258134" calcext:value-type="float">
            <text:p>0.258134</text:p>
          </table:table-cell>
          <table:table-cell office:value-type="float" office:value="36.362575" calcext:value-type="float">
            <text:p>36.362575</text:p>
          </table:table-cell>
          <table:table-cell office:value-type="float" office:value="13.423822" calcext:value-type="float">
            <text:p>13.423822</text:p>
          </table:table-cell>
          <table:table-cell office:value-type="float" office:value="0.633043" calcext:value-type="float">
            <text:p>0.633043</text:p>
          </table:table-cell>
          <table:table-cell office:value-type="float" office:value="0.815539" calcext:value-type="float">
            <text:p>0.815539</text:p>
          </table:table-cell>
          <table:table-cell office:value-type="float" office:value="232.438708" calcext:value-type="float">
            <text:p>232.438708</text:p>
          </table:table-cell>
          <table:table-cell office:value-type="float" office:value="81.354155" calcext:value-type="float">
            <text:p>81.354155</text:p>
          </table:table-cell>
          <table:table-cell office:value-type="float" office:value="2.209507" calcext:value-type="float">
            <text:p>2.209507</text:p>
          </table:table-cell>
          <table:table-cell office:value-type="float" office:value="1.541613" calcext:value-type="float">
            <text:p>1.541613</text:p>
          </table:table-cell>
          <table:table-cell office:value-type="float" office:value="920.091422" calcext:value-type="float">
            <text:p>920.091422</text:p>
          </table:table-cell>
          <table:table-cell office:value-type="float" office:value="326.088753" calcext:value-type="float">
            <text:p>326.088753</text:p>
          </table:table-cell>
          <table:table-cell office:value-type="float" office:value="3.65488" calcext:value-type="float">
            <text:p>3.65488</text:p>
          </table:table-cell>
          <table:table-cell office:value-type="float" office:value="3.305671" calcext:value-type="float">
            <text:p>3.305671</text:p>
          </table:table-cell>
          <table:table-cell table:number-columns-repeated="2" office:value-type="float" office:value="729.431728" calcext:value-type="float">
            <text:p>729.431728</text:p>
          </table:table-cell>
          <table:table-cell office:value-type="float" office:value="5.856496" calcext:value-type="float">
            <text:p>5.856496</text:p>
          </table:table-cell>
          <table:table-cell office:value-type="float" office:value="5.049617" calcext:value-type="float">
            <text:p>5.049617</text:p>
          </table:table-cell>
          <table:table-cell table:number-columns-repeated="2" office:value-type="float" office:value="1313.562297" calcext:value-type="float">
            <text:p>1313.562297</text:p>
          </table:table-cell>
          <table:table-cell office:value-type="float" office:value="8.229993" calcext:value-type="float">
            <text:p>8.229993</text:p>
          </table:table-cell>
          <table:table-cell office:value-type="float" office:value="7.162254" calcext:value-type="float">
            <text:p>7.162254</text:p>
          </table:table-cell>
          <table:table-cell table:number-columns-repeated="2" office:value-type="float" office:value="8221.728408" calcext:value-type="float">
            <text:p>8221.728408</text:p>
          </table:table-cell>
          <table:table-cell office:value-type="float" office:value="20.332352" calcext:value-type="float">
            <text:p>20.332352</text:p>
          </table:table-cell>
          <table:table-cell office:value-type="float" office:value="18.780053" calcext:value-type="float">
            <text:p>18.78005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7193" calcext:value-type="float">
            <text:p>0.007193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829927" calcext:value-type="float">
            <text:p>0.829927</text:p>
          </table:table-cell>
          <table:table-cell office:value-type="float" office:value="0.263861" calcext:value-type="float">
            <text:p>0.263861</text:p>
          </table:table-cell>
          <table:table-cell office:value-type="float" office:value="0.050566" calcext:value-type="float">
            <text:p>0.050566</text:p>
          </table:table-cell>
          <table:table-cell office:value-type="float" office:value="0.045327" calcext:value-type="float">
            <text:p>0.045327</text:p>
          </table:table-cell>
          <table:table-cell office:value-type="float" office:value="2.391234" calcext:value-type="float">
            <text:p>2.391234</text:p>
          </table:table-cell>
          <table:table-cell office:value-type="float" office:value="0.768606" calcext:value-type="float">
            <text:p>0.768606</text:p>
          </table:table-cell>
          <table:table-cell office:value-type="float" office:value="0.140591" calcext:value-type="float">
            <text:p>0.140591</text:p>
          </table:table-cell>
          <table:table-cell office:value-type="float" office:value="0.124876" calcext:value-type="float">
            <text:p>0.124876</text:p>
          </table:table-cell>
          <table:table-cell office:value-type="float" office:value="9.442785" calcext:value-type="float">
            <text:p>9.442785</text:p>
          </table:table-cell>
          <table:table-cell office:value-type="float" office:value="3.137072" calcext:value-type="float">
            <text:p>3.137072</text:p>
          </table:table-cell>
          <table:table-cell office:value-type="float" office:value="0.379938" calcext:value-type="float">
            <text:p>0.379938</text:p>
          </table:table-cell>
          <table:table-cell office:value-type="float" office:value="0.258553" calcext:value-type="float">
            <text:p>0.258553</text:p>
          </table:table-cell>
          <table:table-cell office:value-type="float" office:value="37.303131" calcext:value-type="float">
            <text:p>37.303131</text:p>
          </table:table-cell>
          <table:table-cell office:value-type="float" office:value="13.281974" calcext:value-type="float">
            <text:p>13.281974</text:p>
          </table:table-cell>
          <table:table-cell office:value-type="float" office:value="0.642542" calcext:value-type="float">
            <text:p>0.642542</text:p>
          </table:table-cell>
          <table:table-cell office:value-type="float" office:value="0.583316" calcext:value-type="float">
            <text:p>0.583316</text:p>
          </table:table-cell>
          <table:table-cell office:value-type="float" office:value="233.93681" calcext:value-type="float">
            <text:p>233.93681</text:p>
          </table:table-cell>
          <table:table-cell office:value-type="float" office:value="80.964021" calcext:value-type="float">
            <text:p>80.964021</text:p>
          </table:table-cell>
          <table:table-cell office:value-type="float" office:value="2.215863" calcext:value-type="float">
            <text:p>2.215863</text:p>
          </table:table-cell>
          <table:table-cell office:value-type="float" office:value="1.53812" calcext:value-type="float">
            <text:p>1.53812</text:p>
          </table:table-cell>
          <table:table-cell office:value-type="float" office:value="908.589986" calcext:value-type="float">
            <text:p>908.589986</text:p>
          </table:table-cell>
          <table:table-cell office:value-type="float" office:value="331.437081" calcext:value-type="float">
            <text:p>331.437081</text:p>
          </table:table-cell>
          <table:table-cell office:value-type="float" office:value="3.656556" calcext:value-type="float">
            <text:p>3.656556</text:p>
          </table:table-cell>
          <table:table-cell office:value-type="float" office:value="3.298059" calcext:value-type="float">
            <text:p>3.298059</text:p>
          </table:table-cell>
          <table:table-cell table:number-columns-repeated="2" office:value-type="float" office:value="731.48982" calcext:value-type="float">
            <text:p>731.48982</text:p>
          </table:table-cell>
          <table:table-cell office:value-type="float" office:value="5.602133" calcext:value-type="float">
            <text:p>5.602133</text:p>
          </table:table-cell>
          <table:table-cell office:value-type="float" office:value="5.15396" calcext:value-type="float">
            <text:p>5.15396</text:p>
          </table:table-cell>
          <table:table-cell table:number-columns-repeated="2" office:value-type="float" office:value="1299.592093" calcext:value-type="float">
            <text:p>1299.592093</text:p>
          </table:table-cell>
          <table:table-cell office:value-type="float" office:value="8.17824" calcext:value-type="float">
            <text:p>8.17824</text:p>
          </table:table-cell>
          <table:table-cell office:value-type="float" office:value="6.807319" calcext:value-type="float">
            <text:p>6.807319</text:p>
          </table:table-cell>
          <table:table-cell table:number-columns-repeated="2" office:value-type="float" office:value="8190.838453" calcext:value-type="float">
            <text:p>8190.838453</text:p>
          </table:table-cell>
          <table:table-cell office:value-type="float" office:value="20.281646" calcext:value-type="float">
            <text:p>20.281646</text:p>
          </table:table-cell>
          <table:table-cell office:value-type="float" office:value="18.542662" calcext:value-type="float">
            <text:p>18.54266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6216" calcext:value-type="float">
            <text:p>0.006216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826854" calcext:value-type="float">
            <text:p>0.826854</text:p>
          </table:table-cell>
          <table:table-cell office:value-type="float" office:value="0.262465" calcext:value-type="float">
            <text:p>0.262465</text:p>
          </table:table-cell>
          <table:table-cell office:value-type="float" office:value="0.046654" calcext:value-type="float">
            <text:p>0.046654</text:p>
          </table:table-cell>
          <table:table-cell office:value-type="float" office:value="0.0396" calcext:value-type="float">
            <text:p>0.0396</text:p>
          </table:table-cell>
          <table:table-cell office:value-type="float" office:value="2.376149" calcext:value-type="float">
            <text:p>2.376149</text:p>
          </table:table-cell>
          <table:table-cell office:value-type="float" office:value="0.787813" calcext:value-type="float">
            <text:p>0.787813</text:p>
          </table:table-cell>
          <table:table-cell office:value-type="float" office:value="0.140731" calcext:value-type="float">
            <text:p>0.140731</text:p>
          </table:table-cell>
          <table:table-cell office:value-type="float" office:value="0.124876" calcext:value-type="float">
            <text:p>0.124876</text:p>
          </table:table-cell>
          <table:table-cell office:value-type="float" office:value="9.304778" calcext:value-type="float">
            <text:p>9.304778</text:p>
          </table:table-cell>
          <table:table-cell office:value-type="float" office:value="3.131834" calcext:value-type="float">
            <text:p>3.131834</text:p>
          </table:table-cell>
          <table:table-cell office:value-type="float" office:value="0.293613" calcext:value-type="float">
            <text:p>0.293613</text:p>
          </table:table-cell>
          <table:table-cell office:value-type="float" office:value="0.253804" calcext:value-type="float">
            <text:p>0.253804</text:p>
          </table:table-cell>
          <table:table-cell office:value-type="float" office:value="36.406085" calcext:value-type="float">
            <text:p>36.406085</text:p>
          </table:table-cell>
          <table:table-cell office:value-type="float" office:value="12.876613" calcext:value-type="float">
            <text:p>12.876613</text:p>
          </table:table-cell>
          <table:table-cell office:value-type="float" office:value="0.74493" calcext:value-type="float">
            <text:p>0.74493</text:p>
          </table:table-cell>
          <table:table-cell office:value-type="float" office:value="0.569767" calcext:value-type="float">
            <text:p>0.569767</text:p>
          </table:table-cell>
          <table:table-cell office:value-type="float" office:value="229.017381" calcext:value-type="float">
            <text:p>229.017381</text:p>
          </table:table-cell>
          <table:table-cell office:value-type="float" office:value="81.319793" calcext:value-type="float">
            <text:p>81.319793</text:p>
          </table:table-cell>
          <table:table-cell office:value-type="float" office:value="2.219215" calcext:value-type="float">
            <text:p>2.219215</text:p>
          </table:table-cell>
          <table:table-cell office:value-type="float" office:value="1.530578" calcext:value-type="float">
            <text:p>1.530578</text:p>
          </table:table-cell>
          <table:table-cell office:value-type="float" office:value="929.837463" calcext:value-type="float">
            <text:p>929.837463</text:p>
          </table:table-cell>
          <table:table-cell office:value-type="float" office:value="358.139819" calcext:value-type="float">
            <text:p>358.139819</text:p>
          </table:table-cell>
          <table:table-cell office:value-type="float" office:value="3.704258" calcext:value-type="float">
            <text:p>3.704258</text:p>
          </table:table-cell>
          <table:table-cell office:value-type="float" office:value="3.323481" calcext:value-type="float">
            <text:p>3.323481</text:p>
          </table:table-cell>
          <table:table-cell table:number-columns-repeated="2" office:value-type="float" office:value="731.315984" calcext:value-type="float">
            <text:p>731.315984</text:p>
          </table:table-cell>
          <table:table-cell office:value-type="float" office:value="5.832471" calcext:value-type="float">
            <text:p>5.832471</text:p>
          </table:table-cell>
          <table:table-cell office:value-type="float" office:value="5.079369" calcext:value-type="float">
            <text:p>5.079369</text:p>
          </table:table-cell>
          <table:table-cell table:number-columns-repeated="2" office:value-type="float" office:value="1302.988979" calcext:value-type="float">
            <text:p>1302.988979</text:p>
          </table:table-cell>
          <table:table-cell office:value-type="float" office:value="8.55727" calcext:value-type="float">
            <text:p>8.55727</text:p>
          </table:table-cell>
          <table:table-cell office:value-type="float" office:value="7.327849" calcext:value-type="float">
            <text:p>7.327849</text:p>
          </table:table-cell>
          <table:table-cell table:number-columns-repeated="2" office:value-type="float" office:value="8183.786338" calcext:value-type="float">
            <text:p>8183.786338</text:p>
          </table:table-cell>
          <table:table-cell office:value-type="float" office:value="20.402124" calcext:value-type="float">
            <text:p>20.402124</text:p>
          </table:table-cell>
          <table:table-cell office:value-type="float" office:value="18.569899" calcext:value-type="float">
            <text:p>18.56989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475" calcext:value-type="float">
            <text:p>0.00475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850251" calcext:value-type="float">
            <text:p>0.850251</text:p>
          </table:table-cell>
          <table:table-cell office:value-type="float" office:value="0.262324" calcext:value-type="float">
            <text:p>0.262324</text:p>
          </table:table-cell>
          <table:table-cell office:value-type="float" office:value="0.042464" calcext:value-type="float">
            <text:p>0.042464</text:p>
          </table:table-cell>
          <table:table-cell office:value-type="float" office:value="0.037295" calcext:value-type="float">
            <text:p>0.037295</text:p>
          </table:table-cell>
          <table:table-cell office:value-type="float" office:value="2.387323" calcext:value-type="float">
            <text:p>2.387323</text:p>
          </table:table-cell>
          <table:table-cell office:value-type="float" office:value="0.978201" calcext:value-type="float">
            <text:p>0.978201</text:p>
          </table:table-cell>
          <table:table-cell office:value-type="float" office:value="0.134794" calcext:value-type="float">
            <text:p>0.134794</text:p>
          </table:table-cell>
          <table:table-cell office:value-type="float" office:value="0.121105" calcext:value-type="float">
            <text:p>0.121105</text:p>
          </table:table-cell>
          <table:table-cell office:value-type="float" office:value="9.324962" calcext:value-type="float">
            <text:p>9.324962</text:p>
          </table:table-cell>
          <table:table-cell office:value-type="float" office:value="3.143917" calcext:value-type="float">
            <text:p>3.143917</text:p>
          </table:table-cell>
          <table:table-cell office:value-type="float" office:value="0.29096" calcext:value-type="float">
            <text:p>0.29096</text:p>
          </table:table-cell>
          <table:table-cell office:value-type="float" office:value="0.252059" calcext:value-type="float">
            <text:p>0.252059</text:p>
          </table:table-cell>
          <table:table-cell office:value-type="float" office:value="36.414816" calcext:value-type="float">
            <text:p>36.414816</text:p>
          </table:table-cell>
          <table:table-cell office:value-type="float" office:value="13.166876" calcext:value-type="float">
            <text:p>13.166876</text:p>
          </table:table-cell>
          <table:table-cell office:value-type="float" office:value="0.635139" calcext:value-type="float">
            <text:p>0.635139</text:p>
          </table:table-cell>
          <table:table-cell office:value-type="float" office:value="0.539386" calcext:value-type="float">
            <text:p>0.539386</text:p>
          </table:table-cell>
          <table:table-cell office:value-type="float" office:value="258.861857" calcext:value-type="float">
            <text:p>258.861857</text:p>
          </table:table-cell>
          <table:table-cell office:value-type="float" office:value="80.482253" calcext:value-type="float">
            <text:p>80.482253</text:p>
          </table:table-cell>
          <table:table-cell office:value-type="float" office:value="2.194282" calcext:value-type="float">
            <text:p>2.194282</text:p>
          </table:table-cell>
          <table:table-cell office:value-type="float" office:value="1.537702" calcext:value-type="float">
            <text:p>1.537702</text:p>
          </table:table-cell>
          <table:table-cell office:value-type="float" office:value="906.653002" calcext:value-type="float">
            <text:p>906.653002</text:p>
          </table:table-cell>
          <table:table-cell office:value-type="float" office:value="338.137193" calcext:value-type="float">
            <text:p>338.137193</text:p>
          </table:table-cell>
          <table:table-cell office:value-type="float" office:value="3.678696" calcext:value-type="float">
            <text:p>3.678696</text:p>
          </table:table-cell>
          <table:table-cell office:value-type="float" office:value="3.249518" calcext:value-type="float">
            <text:p>3.249518</text:p>
          </table:table-cell>
          <table:table-cell table:number-columns-repeated="2" office:value-type="float" office:value="730.398824" calcext:value-type="float">
            <text:p>730.398824</text:p>
          </table:table-cell>
          <table:table-cell office:value-type="float" office:value="5.562254" calcext:value-type="float">
            <text:p>5.562254</text:p>
          </table:table-cell>
          <table:table-cell office:value-type="float" office:value="5.100042" calcext:value-type="float">
            <text:p>5.100042</text:p>
          </table:table-cell>
          <table:table-cell table:number-columns-repeated="2" office:value-type="float" office:value="1316.141476" calcext:value-type="float">
            <text:p>1316.141476</text:p>
          </table:table-cell>
          <table:table-cell office:value-type="float" office:value="8.234672" calcext:value-type="float">
            <text:p>8.234672</text:p>
          </table:table-cell>
          <table:table-cell office:value-type="float" office:value="7.081937" calcext:value-type="float">
            <text:p>7.081937</text:p>
          </table:table-cell>
          <table:table-cell table:number-columns-repeated="2" office:value-type="float" office:value="8176.378172" calcext:value-type="float">
            <text:p>8176.378172</text:p>
          </table:table-cell>
          <table:table-cell office:value-type="float" office:value="20.323342" calcext:value-type="float">
            <text:p>20.323342</text:p>
          </table:table-cell>
          <table:table-cell office:value-type="float" office:value="18.456058" calcext:value-type="float">
            <text:p>18.45605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83719" calcext:value-type="float">
            <text:p>0.83719</text:p>
          </table:table-cell>
          <table:table-cell office:value-type="float" office:value="0.261697" calcext:value-type="float">
            <text:p>0.261697</text:p>
          </table:table-cell>
          <table:table-cell office:value-type="float" office:value="0.040927" calcext:value-type="float">
            <text:p>0.040927</text:p>
          </table:table-cell>
          <table:table-cell office:value-type="float" office:value="0.034292" calcext:value-type="float">
            <text:p>0.034292</text:p>
          </table:table-cell>
          <table:table-cell office:value-type="float" office:value="2.373843" calcext:value-type="float">
            <text:p>2.373843</text:p>
          </table:table-cell>
          <table:table-cell office:value-type="float" office:value="0.769235" calcext:value-type="float">
            <text:p>0.769235</text:p>
          </table:table-cell>
          <table:table-cell office:value-type="float" office:value="0.137658" calcext:value-type="float">
            <text:p>0.137658</text:p>
          </table:table-cell>
          <table:table-cell office:value-type="float" office:value="0.120896" calcext:value-type="float">
            <text:p>0.120896</text:p>
          </table:table-cell>
          <table:table-cell office:value-type="float" office:value="9.275025" calcext:value-type="float">
            <text:p>9.275025</text:p>
          </table:table-cell>
          <table:table-cell office:value-type="float" office:value="3.155091" calcext:value-type="float">
            <text:p>3.155091</text:p>
          </table:table-cell>
          <table:table-cell office:value-type="float" office:value="0.289563" calcext:value-type="float">
            <text:p>0.289563</text:p>
          </table:table-cell>
          <table:table-cell office:value-type="float" office:value="0.25569" calcext:value-type="float">
            <text:p>0.25569</text:p>
          </table:table-cell>
          <table:table-cell office:value-type="float" office:value="36.370257" calcext:value-type="float">
            <text:p>36.370257</text:p>
          </table:table-cell>
          <table:table-cell office:value-type="float" office:value="13.174278" calcext:value-type="float">
            <text:p>13.174278</text:p>
          </table:table-cell>
          <table:table-cell office:value-type="float" office:value="0.635907" calcext:value-type="float">
            <text:p>0.635907</text:p>
          </table:table-cell>
          <table:table-cell office:value-type="float" office:value="0.556148" calcext:value-type="float">
            <text:p>0.556148</text:p>
          </table:table-cell>
          <table:table-cell office:value-type="float" office:value="225.102903" calcext:value-type="float">
            <text:p>225.102903</text:p>
          </table:table-cell>
          <table:table-cell office:value-type="float" office:value="80.513892" calcext:value-type="float">
            <text:p>80.513892</text:p>
          </table:table-cell>
          <table:table-cell office:value-type="float" office:value="2.268663" calcext:value-type="float">
            <text:p>2.268663</text:p>
          </table:table-cell>
          <table:table-cell office:value-type="float" office:value="1.508787" calcext:value-type="float">
            <text:p>1.508787</text:p>
          </table:table-cell>
          <table:table-cell office:value-type="float" office:value="911.772109" calcext:value-type="float">
            <text:p>911.772109</text:p>
          </table:table-cell>
          <table:table-cell office:value-type="float" office:value="332.894256" calcext:value-type="float">
            <text:p>332.894256</text:p>
          </table:table-cell>
          <table:table-cell office:value-type="float" office:value="3.684213" calcext:value-type="float">
            <text:p>3.684213</text:p>
          </table:table-cell>
          <table:table-cell office:value-type="float" office:value="3.266351" calcext:value-type="float">
            <text:p>3.266351</text:p>
          </table:table-cell>
          <table:table-cell table:number-columns-repeated="2" office:value-type="float" office:value="729.333739" calcext:value-type="float">
            <text:p>729.333739</text:p>
          </table:table-cell>
          <table:table-cell office:value-type="float" office:value="5.595359" calcext:value-type="float">
            <text:p>5.595359</text:p>
          </table:table-cell>
          <table:table-cell office:value-type="float" office:value="5.438844" calcext:value-type="float">
            <text:p>5.438844</text:p>
          </table:table-cell>
          <table:table-cell table:number-columns-repeated="2" office:value-type="float" office:value="1315.624718" calcext:value-type="float">
            <text:p>1315.624718</text:p>
          </table:table-cell>
          <table:table-cell office:value-type="float" office:value="7.902784" calcext:value-type="float">
            <text:p>7.902784</text:p>
          </table:table-cell>
          <table:table-cell office:value-type="float" office:value="6.825968" calcext:value-type="float">
            <text:p>6.825968</text:p>
          </table:table-cell>
          <table:table-cell table:number-columns-repeated="2" office:value-type="float" office:value="8188.261367" calcext:value-type="float">
            <text:p>8188.261367</text:p>
          </table:table-cell>
          <table:table-cell office:value-type="float" office:value="20.176186" calcext:value-type="float">
            <text:p>20.176186</text:p>
          </table:table-cell>
          <table:table-cell office:value-type="float" office:value="18.529741" calcext:value-type="float">
            <text:p>18.52974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1466" calcext:value-type="float">
            <text:p>0.001466</text:p>
          </table:table-cell>
          <table:table-cell office:value-type="float" office:value="0.839286" calcext:value-type="float">
            <text:p>0.839286</text:p>
          </table:table-cell>
          <table:table-cell office:value-type="float" office:value="0.28628" calcext:value-type="float">
            <text:p>0.28628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31917" calcext:value-type="float">
            <text:p>0.031917</text:p>
          </table:table-cell>
          <table:table-cell office:value-type="float" office:value="2.389" calcext:value-type="float">
            <text:p>2.389</text:p>
          </table:table-cell>
          <table:table-cell office:value-type="float" office:value="0.763857" calcext:value-type="float">
            <text:p>0.763857</text:p>
          </table:table-cell>
          <table:table-cell office:value-type="float" office:value="0.132978" calcext:value-type="float">
            <text:p>0.132978</text:p>
          </table:table-cell>
          <table:table-cell office:value-type="float" office:value="0.111048" calcext:value-type="float">
            <text:p>0.111048</text:p>
          </table:table-cell>
          <table:table-cell office:value-type="float" office:value="9.293114" calcext:value-type="float">
            <text:p>9.293114</text:p>
          </table:table-cell>
          <table:table-cell office:value-type="float" office:value="3.138748" calcext:value-type="float">
            <text:p>3.138748</text:p>
          </table:table-cell>
          <table:table-cell office:value-type="float" office:value="0.290541" calcext:value-type="float">
            <text:p>0.290541</text:p>
          </table:table-cell>
          <table:table-cell office:value-type="float" office:value="0.253804" calcext:value-type="float">
            <text:p>0.253804</text:p>
          </table:table-cell>
          <table:table-cell office:value-type="float" office:value="36.279184" calcext:value-type="float">
            <text:p>36.279184</text:p>
          </table:table-cell>
          <table:table-cell office:value-type="float" office:value="13.181542" calcext:value-type="float">
            <text:p>13.181542</text:p>
          </table:table-cell>
          <table:table-cell office:value-type="float" office:value="0.633254" calcext:value-type="float">
            <text:p>0.633254</text:p>
          </table:table-cell>
          <table:table-cell office:value-type="float" office:value="0.567253" calcext:value-type="float">
            <text:p>0.567253</text:p>
          </table:table-cell>
          <table:table-cell office:value-type="float" office:value="252.725929" calcext:value-type="float">
            <text:p>252.725929</text:p>
          </table:table-cell>
          <table:table-cell office:value-type="float" office:value="80.897321" calcext:value-type="float">
            <text:p>80.897321</text:p>
          </table:table-cell>
          <table:table-cell office:value-type="float" office:value="2.217329" calcext:value-type="float">
            <text:p>2.217329</text:p>
          </table:table-cell>
          <table:table-cell office:value-type="float" office:value="1.540914" calcext:value-type="float">
            <text:p>1.540914</text:p>
          </table:table-cell>
          <table:table-cell office:value-type="float" office:value="919.47668" calcext:value-type="float">
            <text:p>919.47668</text:p>
          </table:table-cell>
          <table:table-cell office:value-type="float" office:value="331.499451" calcext:value-type="float">
            <text:p>331.499451</text:p>
          </table:table-cell>
          <table:table-cell office:value-type="float" office:value="3.651317" calcext:value-type="float">
            <text:p>3.651317</text:p>
          </table:table-cell>
          <table:table-cell office:value-type="float" office:value="3.287303" calcext:value-type="float">
            <text:p>3.287303</text:p>
          </table:table-cell>
          <table:table-cell table:number-columns-repeated="2" office:value-type="float" office:value="729.054932" calcext:value-type="float">
            <text:p>729.054932</text:p>
          </table:table-cell>
          <table:table-cell office:value-type="float" office:value="5.637473" calcext:value-type="float">
            <text:p>5.637473</text:p>
          </table:table-cell>
          <table:table-cell office:value-type="float" office:value="5.24615" calcext:value-type="float">
            <text:p>5.24615</text:p>
          </table:table-cell>
          <table:table-cell table:number-columns-repeated="2" office:value-type="float" office:value="1316.784577" calcext:value-type="float">
            <text:p>1316.784577</text:p>
          </table:table-cell>
          <table:table-cell office:value-type="float" office:value="7.784613" calcext:value-type="float">
            <text:p>7.784613</text:p>
          </table:table-cell>
          <table:table-cell office:value-type="float" office:value="6.865847" calcext:value-type="float">
            <text:p>6.865847</text:p>
          </table:table-cell>
          <table:table-cell table:number-columns-repeated="2" office:value-type="float" office:value="8198.879873" calcext:value-type="float">
            <text:p>8198.879873</text:p>
          </table:table-cell>
          <table:table-cell office:value-type="float" office:value="20.342968" calcext:value-type="float">
            <text:p>20.342968</text:p>
          </table:table-cell>
          <table:table-cell office:value-type="float" office:value="18.492585" calcext:value-type="float">
            <text:p>18.4925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7613" calcext:value-type="float">
            <text:p>0.007613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838937" calcext:value-type="float">
            <text:p>0.838937</text:p>
          </table:table-cell>
          <table:table-cell office:value-type="float" office:value="0.258553" calcext:value-type="float">
            <text:p>0.258553</text:p>
          </table:table-cell>
          <table:table-cell office:value-type="float" office:value="0.051264" calcext:value-type="float">
            <text:p>0.051264</text:p>
          </table:table-cell>
          <table:table-cell office:value-type="float" office:value="0.044908" calcext:value-type="float">
            <text:p>0.044908</text:p>
          </table:table-cell>
          <table:table-cell office:value-type="float" office:value="2.386555" calcext:value-type="float">
            <text:p>2.386555</text:p>
          </table:table-cell>
          <table:table-cell office:value-type="float" office:value="0.796892" calcext:value-type="float">
            <text:p>0.796892</text:p>
          </table:table-cell>
          <table:table-cell office:value-type="float" office:value="0.140172" calcext:value-type="float">
            <text:p>0.140172</text:p>
          </table:table-cell>
          <table:table-cell office:value-type="float" office:value="0.12306" calcext:value-type="float">
            <text:p>0.12306</text:p>
          </table:table-cell>
          <table:table-cell office:value-type="float" office:value="9.452353" calcext:value-type="float">
            <text:p>9.452353</text:p>
          </table:table-cell>
          <table:table-cell office:value-type="float" office:value="3.05012" calcext:value-type="float">
            <text:p>3.05012</text:p>
          </table:table-cell>
          <table:table-cell office:value-type="float" office:value="0.304369" calcext:value-type="float">
            <text:p>0.304369</text:p>
          </table:table-cell>
          <table:table-cell office:value-type="float" office:value="0.256668" calcext:value-type="float">
            <text:p>0.256668</text:p>
          </table:table-cell>
          <table:table-cell office:value-type="float" office:value="40.588337" calcext:value-type="float">
            <text:p>40.588337</text:p>
          </table:table-cell>
          <table:table-cell office:value-type="float" office:value="13.265352" calcext:value-type="float">
            <text:p>13.265352</text:p>
          </table:table-cell>
          <table:table-cell office:value-type="float" office:value="0.633742" calcext:value-type="float">
            <text:p>0.633742</text:p>
          </table:table-cell>
          <table:table-cell office:value-type="float" office:value="0.573749" calcext:value-type="float">
            <text:p>0.573749</text:p>
          </table:table-cell>
          <table:table-cell office:value-type="float" office:value="225.569584" calcext:value-type="float">
            <text:p>225.569584</text:p>
          </table:table-cell>
          <table:table-cell office:value-type="float" office:value="80.45711" calcext:value-type="float">
            <text:p>80.45711</text:p>
          </table:table-cell>
          <table:table-cell office:value-type="float" office:value="2.219704" calcext:value-type="float">
            <text:p>2.219704</text:p>
          </table:table-cell>
          <table:table-cell office:value-type="float" office:value="1.507809" calcext:value-type="float">
            <text:p>1.507809</text:p>
          </table:table-cell>
          <table:table-cell office:value-type="float" office:value="913.820494" calcext:value-type="float">
            <text:p>913.820494</text:p>
          </table:table-cell>
          <table:table-cell office:value-type="float" office:value="335.994314" calcext:value-type="float">
            <text:p>335.994314</text:p>
          </table:table-cell>
          <table:table-cell office:value-type="float" office:value="3.693083" calcext:value-type="float">
            <text:p>3.693083</text:p>
          </table:table-cell>
          <table:table-cell office:value-type="float" office:value="3.295893" calcext:value-type="float">
            <text:p>3.295893</text:p>
          </table:table-cell>
          <table:table-cell table:number-columns-repeated="2" office:value-type="float" office:value="738.369704" calcext:value-type="float">
            <text:p>738.369704</text:p>
          </table:table-cell>
          <table:table-cell office:value-type="float" office:value="5.667435" calcext:value-type="float">
            <text:p>5.667435</text:p>
          </table:table-cell>
          <table:table-cell office:value-type="float" office:value="5.12274" calcext:value-type="float">
            <text:p>5.12274</text:p>
          </table:table-cell>
          <table:table-cell table:number-columns-repeated="2" office:value-type="float" office:value="1322.520457" calcext:value-type="float">
            <text:p>1322.520457</text:p>
          </table:table-cell>
          <table:table-cell office:value-type="float" office:value="7.90488" calcext:value-type="float">
            <text:p>7.90488</text:p>
          </table:table-cell>
          <table:table-cell office:value-type="float" office:value="6.981365" calcext:value-type="float">
            <text:p>6.981365</text:p>
          </table:table-cell>
          <table:table-cell table:number-columns-repeated="2" office:value-type="float" office:value="8169.702712" calcext:value-type="float">
            <text:p>8169.702712</text:p>
          </table:table-cell>
          <table:table-cell office:value-type="float" office:value="20.358822" calcext:value-type="float">
            <text:p>20.358822</text:p>
          </table:table-cell>
          <table:table-cell office:value-type="float" office:value="18.89131" calcext:value-type="float">
            <text:p>18.8913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5168" calcext:value-type="float">
            <text:p>0.005168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867571" calcext:value-type="float">
            <text:p>0.867571</text:p>
          </table:table-cell>
          <table:table-cell office:value-type="float" office:value="0.26002" calcext:value-type="float">
            <text:p>0.26002</text:p>
          </table:table-cell>
          <table:table-cell office:value-type="float" office:value="0.046724" calcext:value-type="float">
            <text:p>0.046724</text:p>
          </table:table-cell>
          <table:table-cell office:value-type="float" office:value="0.040508" calcext:value-type="float">
            <text:p>0.040508</text:p>
          </table:table-cell>
          <table:table-cell office:value-type="float" office:value="2.378593" calcext:value-type="float">
            <text:p>2.378593</text:p>
          </table:table-cell>
          <table:table-cell office:value-type="float" office:value="0.959692" calcext:value-type="float">
            <text:p>0.959692</text:p>
          </table:table-cell>
          <table:table-cell office:value-type="float" office:value="0.140242" calcext:value-type="float">
            <text:p>0.140242</text:p>
          </table:table-cell>
          <table:table-cell office:value-type="float" office:value="0.116287" calcext:value-type="float">
            <text:p>0.116287</text:p>
          </table:table-cell>
          <table:table-cell office:value-type="float" office:value="9.29011" calcext:value-type="float">
            <text:p>9.29011</text:p>
          </table:table-cell>
          <table:table-cell office:value-type="float" office:value="3.103618" calcext:value-type="float">
            <text:p>3.103618</text:p>
          </table:table-cell>
          <table:table-cell office:value-type="float" office:value="0.293125" calcext:value-type="float">
            <text:p>0.293125</text:p>
          </table:table-cell>
          <table:table-cell office:value-type="float" office:value="0.258763" calcext:value-type="float">
            <text:p>0.258763</text:p>
          </table:table-cell>
          <table:table-cell office:value-type="float" office:value="36.905941" calcext:value-type="float">
            <text:p>36.905941</text:p>
          </table:table-cell>
          <table:table-cell office:value-type="float" office:value="12.921103" calcext:value-type="float">
            <text:p>12.921103</text:p>
          </table:table-cell>
          <table:table-cell office:value-type="float" office:value="0.631856" calcext:value-type="float">
            <text:p>0.631856</text:p>
          </table:table-cell>
          <table:table-cell office:value-type="float" office:value="0.545742" calcext:value-type="float">
            <text:p>0.545742</text:p>
          </table:table-cell>
          <table:table-cell office:value-type="float" office:value="225.126929" calcext:value-type="float">
            <text:p>225.126929</text:p>
          </table:table-cell>
          <table:table-cell office:value-type="float" office:value="80.153928" calcext:value-type="float">
            <text:p>80.153928</text:p>
          </table:table-cell>
          <table:table-cell office:value-type="float" office:value="2.204478" calcext:value-type="float">
            <text:p>2.204478</text:p>
          </table:table-cell>
          <table:table-cell office:value-type="float" office:value="1.528832" calcext:value-type="float">
            <text:p>1.528832</text:p>
          </table:table-cell>
          <table:table-cell office:value-type="float" office:value="913.661744" calcext:value-type="float">
            <text:p>913.661744</text:p>
          </table:table-cell>
          <table:table-cell office:value-type="float" office:value="337.783236" calcext:value-type="float">
            <text:p>337.783236</text:p>
          </table:table-cell>
          <table:table-cell office:value-type="float" office:value="3.686098" calcext:value-type="float">
            <text:p>3.686098</text:p>
          </table:table-cell>
          <table:table-cell office:value-type="float" office:value="3.323481" calcext:value-type="float">
            <text:p>3.323481</text:p>
          </table:table-cell>
          <table:table-cell table:number-columns-repeated="2" office:value-type="float" office:value="732.584447" calcext:value-type="float">
            <text:p>732.584447</text:p>
          </table:table-cell>
          <table:table-cell office:value-type="float" office:value="5.55513" calcext:value-type="float">
            <text:p>5.55513</text:p>
          </table:table-cell>
          <table:table-cell office:value-type="float" office:value="5.235884" calcext:value-type="float">
            <text:p>5.235884</text:p>
          </table:table-cell>
          <table:table-cell table:number-columns-repeated="2" office:value-type="float" office:value="1315.643156" calcext:value-type="float">
            <text:p>1315.643156</text:p>
          </table:table-cell>
          <table:table-cell office:value-type="float" office:value="7.771343" calcext:value-type="float">
            <text:p>7.771343</text:p>
          </table:table-cell>
          <table:table-cell office:value-type="float" office:value="6.810742" calcext:value-type="float">
            <text:p>6.810742</text:p>
          </table:table-cell>
          <table:table-cell table:number-columns-repeated="2" office:value-type="float" office:value="8155.24725" calcext:value-type="float">
            <text:p>8155.24725</text:p>
          </table:table-cell>
          <table:table-cell office:value-type="float" office:value="20.120452" calcext:value-type="float">
            <text:p>20.120452</text:p>
          </table:table-cell>
          <table:table-cell office:value-type="float" office:value="18.295841" calcext:value-type="float">
            <text:p>18.29584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6216" calcext:value-type="float">
            <text:p>0.006216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1815" calcext:value-type="float">
            <text:p>0.001815</text:p>
          </table:table-cell>
          <table:table-cell office:value-type="float" office:value="0.844803" calcext:value-type="float">
            <text:p>0.844803</text:p>
          </table:table-cell>
          <table:table-cell office:value-type="float" office:value="0.260229" calcext:value-type="float">
            <text:p>0.260229</text:p>
          </table:table-cell>
          <table:table-cell office:value-type="float" office:value="0.042883" calcext:value-type="float">
            <text:p>0.042883</text:p>
          </table:table-cell>
          <table:table-cell office:value-type="float" office:value="0.036736" calcext:value-type="float">
            <text:p>0.036736</text:p>
          </table:table-cell>
          <table:table-cell office:value-type="float" office:value="2.387882" calcext:value-type="float">
            <text:p>2.387882</text:p>
          </table:table-cell>
          <table:table-cell office:value-type="float" office:value="0.783762" calcext:value-type="float">
            <text:p>0.783762</text:p>
          </table:table-cell>
          <table:table-cell office:value-type="float" office:value="0.137797" calcext:value-type="float">
            <text:p>0.137797</text:p>
          </table:table-cell>
          <table:table-cell office:value-type="float" office:value="0.116495" calcext:value-type="float">
            <text:p>0.116495</text:p>
          </table:table-cell>
          <table:table-cell office:value-type="float" office:value="9.270416" calcext:value-type="float">
            <text:p>9.270416</text:p>
          </table:table-cell>
          <table:table-cell office:value-type="float" office:value="3.056126" calcext:value-type="float">
            <text:p>3.056126</text:p>
          </table:table-cell>
          <table:table-cell office:value-type="float" office:value="0.29103" calcext:value-type="float">
            <text:p>0.29103</text:p>
          </table:table-cell>
          <table:table-cell office:value-type="float" office:value="0.251429" calcext:value-type="float">
            <text:p>0.251429</text:p>
          </table:table-cell>
          <table:table-cell office:value-type="float" office:value="36.374867" calcext:value-type="float">
            <text:p>36.374867</text:p>
          </table:table-cell>
          <table:table-cell office:value-type="float" office:value="13.299853" calcext:value-type="float">
            <text:p>13.299853</text:p>
          </table:table-cell>
          <table:table-cell office:value-type="float" office:value="0.63018" calcext:value-type="float">
            <text:p>0.63018</text:p>
          </table:table-cell>
          <table:table-cell office:value-type="float" office:value="0.555869" calcext:value-type="float">
            <text:p>0.555869</text:p>
          </table:table-cell>
          <table:table-cell office:value-type="float" office:value="250.870519" calcext:value-type="float">
            <text:p>250.870519</text:p>
          </table:table-cell>
          <table:table-cell office:value-type="float" office:value="80.182842" calcext:value-type="float">
            <text:p>80.182842</text:p>
          </table:table-cell>
          <table:table-cell office:value-type="float" office:value="2.219145" calcext:value-type="float">
            <text:p>2.219145</text:p>
          </table:table-cell>
          <table:table-cell office:value-type="float" office:value="1.499917" calcext:value-type="float">
            <text:p>1.499917</text:p>
          </table:table-cell>
          <table:table-cell office:value-type="float" office:value="908.098307" calcext:value-type="float">
            <text:p>908.098307</text:p>
          </table:table-cell>
          <table:table-cell office:value-type="float" office:value="332.603366" calcext:value-type="float">
            <text:p>332.603366</text:p>
          </table:table-cell>
          <table:table-cell office:value-type="float" office:value="3.6282" calcext:value-type="float">
            <text:p>3.6282</text:p>
          </table:table-cell>
          <table:table-cell office:value-type="float" office:value="3.26691" calcext:value-type="float">
            <text:p>3.26691</text:p>
          </table:table-cell>
          <table:table-cell table:number-columns-repeated="2" office:value-type="float" office:value="748.589972" calcext:value-type="float">
            <text:p>748.589972</text:p>
          </table:table-cell>
          <table:table-cell office:value-type="float" office:value="6.957409" calcext:value-type="float">
            <text:p>6.957409</text:p>
          </table:table-cell>
          <table:table-cell office:value-type="float" office:value="5.197332" calcext:value-type="float">
            <text:p>5.197332</text:p>
          </table:table-cell>
          <table:table-cell table:number-columns-repeated="2" office:value-type="float" office:value="1311.404261" calcext:value-type="float">
            <text:p>1311.404261</text:p>
          </table:table-cell>
          <table:table-cell office:value-type="float" office:value="7.833432" calcext:value-type="float">
            <text:p>7.833432</text:p>
          </table:table-cell>
          <table:table-cell office:value-type="float" office:value="6.927936" calcext:value-type="float">
            <text:p>6.927936</text:p>
          </table:table-cell>
          <table:table-cell table:number-columns-repeated="2" office:value-type="float" office:value="8164.410047" calcext:value-type="float">
            <text:p>8164.410047</text:p>
          </table:table-cell>
          <table:table-cell office:value-type="float" office:value="20.137424" calcext:value-type="float">
            <text:p>20.137424</text:p>
          </table:table-cell>
          <table:table-cell office:value-type="float" office:value="18.678084" calcext:value-type="float">
            <text:p>18.67808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5378" calcext:value-type="float">
            <text:p>0.005378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843546" calcext:value-type="float">
            <text:p>0.843546</text:p>
          </table:table-cell>
          <table:table-cell office:value-type="float" office:value="0.265817" calcext:value-type="float">
            <text:p>0.265817</text:p>
          </table:table-cell>
          <table:table-cell office:value-type="float" office:value="0.040997" calcext:value-type="float">
            <text:p>0.040997</text:p>
          </table:table-cell>
          <table:table-cell office:value-type="float" office:value="0.03555" calcext:value-type="float">
            <text:p>0.03555</text:p>
          </table:table-cell>
          <table:table-cell office:value-type="float" office:value="2.377754" calcext:value-type="float">
            <text:p>2.377754</text:p>
          </table:table-cell>
          <table:table-cell office:value-type="float" office:value="1.117534" calcext:value-type="float">
            <text:p>1.117534</text:p>
          </table:table-cell>
          <table:table-cell office:value-type="float" office:value="0.131721" calcext:value-type="float">
            <text:p>0.131721</text:p>
          </table:table-cell>
          <table:table-cell office:value-type="float" office:value="0.11454" calcext:value-type="float">
            <text:p>0.11454</text:p>
          </table:table-cell>
          <table:table-cell office:value-type="float" office:value="9.299051" calcext:value-type="float">
            <text:p>9.299051</text:p>
          </table:table-cell>
          <table:table-cell office:value-type="float" office:value="3.056265" calcext:value-type="float">
            <text:p>3.056265</text:p>
          </table:table-cell>
          <table:table-cell office:value-type="float" office:value="0.29124" calcext:value-type="float">
            <text:p>0.29124</text:p>
          </table:table-cell>
          <table:table-cell office:value-type="float" office:value="0.250032" calcext:value-type="float">
            <text:p>0.250032</text:p>
          </table:table-cell>
          <table:table-cell office:value-type="float" office:value="36.509451" calcext:value-type="float">
            <text:p>36.509451</text:p>
          </table:table-cell>
          <table:table-cell office:value-type="float" office:value="13.247193" calcext:value-type="float">
            <text:p>13.247193</text:p>
          </table:table-cell>
          <table:table-cell office:value-type="float" office:value="0.649177" calcext:value-type="float">
            <text:p>0.649177</text:p>
          </table:table-cell>
          <table:table-cell office:value-type="float" office:value="0.554681" calcext:value-type="float">
            <text:p>0.554681</text:p>
          </table:table-cell>
          <table:table-cell office:value-type="float" office:value="226.804033" calcext:value-type="float">
            <text:p>226.804033</text:p>
          </table:table-cell>
          <table:table-cell office:value-type="float" office:value="80.095332" calcext:value-type="float">
            <text:p>80.095332</text:p>
          </table:table-cell>
          <table:table-cell office:value-type="float" office:value="2.187577" calcext:value-type="float">
            <text:p>2.187577</text:p>
          </table:table-cell>
          <table:table-cell office:value-type="float" office:value="1.5428" calcext:value-type="float">
            <text:p>1.5428</text:p>
          </table:table-cell>
          <table:table-cell office:value-type="float" office:value="969.445312" calcext:value-type="float">
            <text:p>969.445312</text:p>
          </table:table-cell>
          <table:table-cell office:value-type="float" office:value="331.418085" calcext:value-type="float">
            <text:p>331.418085</text:p>
          </table:table-cell>
          <table:table-cell office:value-type="float" office:value="3.677089" calcext:value-type="float">
            <text:p>3.677089</text:p>
          </table:table-cell>
          <table:table-cell office:value-type="float" office:value="3.275221" calcext:value-type="float">
            <text:p>3.275221</text:p>
          </table:table-cell>
          <table:table-cell table:number-columns-repeated="2" office:value-type="float" office:value="729.510089" calcext:value-type="float">
            <text:p>729.510089</text:p>
          </table:table-cell>
          <table:table-cell office:value-type="float" office:value="5.70054" calcext:value-type="float">
            <text:p>5.70054</text:p>
          </table:table-cell>
          <table:table-cell office:value-type="float" office:value="5.094245" calcext:value-type="float">
            <text:p>5.094245</text:p>
          </table:table-cell>
          <table:table-cell table:number-columns-repeated="2" office:value-type="float" office:value="1319.933594" calcext:value-type="float">
            <text:p>1319.933594</text:p>
          </table:table-cell>
          <table:table-cell office:value-type="float" office:value="7.559863" calcext:value-type="float">
            <text:p>7.559863</text:p>
          </table:table-cell>
          <table:table-cell office:value-type="float" office:value="6.918158" calcext:value-type="float">
            <text:p>6.918158</text:p>
          </table:table-cell>
          <table:table-cell table:number-columns-repeated="2" office:value-type="float" office:value="8191.28467" calcext:value-type="float">
            <text:p>8191.28467</text:p>
          </table:table-cell>
          <table:table-cell office:value-type="float" office:value="19.981258" calcext:value-type="float">
            <text:p>19.981258</text:p>
          </table:table-cell>
          <table:table-cell office:value-type="float" office:value="18.373086" calcext:value-type="float">
            <text:p>18.37308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5658" calcext:value-type="float">
            <text:p>0.005658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828321" calcext:value-type="float">
            <text:p>0.828321</text:p>
          </table:table-cell>
          <table:table-cell office:value-type="float" office:value="0.260439" calcext:value-type="float">
            <text:p>0.260439</text:p>
          </table:table-cell>
          <table:table-cell office:value-type="float" office:value="0.03967" calcext:value-type="float">
            <text:p>0.03967</text:p>
          </table:table-cell>
          <table:table-cell office:value-type="float" office:value="0.031848" calcext:value-type="float">
            <text:p>0.031848</text:p>
          </table:table-cell>
          <table:table-cell office:value-type="float" office:value="2.38418" calcext:value-type="float">
            <text:p>2.38418</text:p>
          </table:table-cell>
          <table:table-cell office:value-type="float" office:value="0.773146" calcext:value-type="float">
            <text:p>0.773146</text:p>
          </table:table-cell>
          <table:table-cell office:value-type="float" office:value="0.144362" calcext:value-type="float">
            <text:p>0.144362</text:p>
          </table:table-cell>
          <table:table-cell office:value-type="float" office:value="0.113842" calcext:value-type="float">
            <text:p>0.113842</text:p>
          </table:table-cell>
          <table:table-cell office:value-type="float" office:value="9.270695" calcext:value-type="float">
            <text:p>9.270695</text:p>
          </table:table-cell>
          <table:table-cell office:value-type="float" office:value="3.046209" calcext:value-type="float">
            <text:p>3.046209</text:p>
          </table:table-cell>
          <table:table-cell office:value-type="float" office:value="0.29096" calcext:value-type="float">
            <text:p>0.29096</text:p>
          </table:table-cell>
          <table:table-cell office:value-type="float" office:value="0.249544" calcext:value-type="float">
            <text:p>0.249544</text:p>
          </table:table-cell>
          <table:table-cell office:value-type="float" office:value="36.904265" calcext:value-type="float">
            <text:p>36.904265</text:p>
          </table:table-cell>
          <table:table-cell office:value-type="float" office:value="13.339174" calcext:value-type="float">
            <text:p>13.339174</text:p>
          </table:table-cell>
          <table:table-cell office:value-type="float" office:value="0.632555" calcext:value-type="float">
            <text:p>0.632555</text:p>
          </table:table-cell>
          <table:table-cell office:value-type="float" office:value="0.560967" calcext:value-type="float">
            <text:p>0.560967</text:p>
          </table:table-cell>
          <table:table-cell office:value-type="float" office:value="225.84071" calcext:value-type="float">
            <text:p>225.84071</text:p>
          </table:table-cell>
          <table:table-cell office:value-type="float" office:value="80.125223" calcext:value-type="float">
            <text:p>80.125223</text:p>
          </table:table-cell>
          <table:table-cell office:value-type="float" office:value="1.805614" calcext:value-type="float">
            <text:p>1.805614</text:p>
          </table:table-cell>
          <table:table-cell office:value-type="float" office:value="1.527295" calcext:value-type="float">
            <text:p>1.527295</text:p>
          </table:table-cell>
          <table:table-cell office:value-type="float" office:value="997.7977" calcext:value-type="float">
            <text:p>997.7977</text:p>
          </table:table-cell>
          <table:table-cell office:value-type="float" office:value="333.791023" calcext:value-type="float">
            <text:p>333.791023</text:p>
          </table:table-cell>
          <table:table-cell office:value-type="float" office:value="3.676321" calcext:value-type="float">
            <text:p>3.676321</text:p>
          </table:table-cell>
          <table:table-cell office:value-type="float" office:value="3.256712" calcext:value-type="float">
            <text:p>3.256712</text:p>
          </table:table-cell>
          <table:table-cell table:number-columns-repeated="2" office:value-type="float" office:value="768.451383" calcext:value-type="float">
            <text:p>768.451383</text:p>
          </table:table-cell>
          <table:table-cell office:value-type="float" office:value="5.622038" calcext:value-type="float">
            <text:p>5.622038</text:p>
          </table:table-cell>
          <table:table-cell office:value-type="float" office:value="5.361249" calcext:value-type="float">
            <text:p>5.361249</text:p>
          </table:table-cell>
          <table:table-cell table:number-columns-repeated="2" office:value-type="float" office:value="1321.085213" calcext:value-type="float">
            <text:p>1321.085213</text:p>
          </table:table-cell>
          <table:table-cell office:value-type="float" office:value="7.847121" calcext:value-type="float">
            <text:p>7.847121</text:p>
          </table:table-cell>
          <table:table-cell office:value-type="float" office:value="6.890082" calcext:value-type="float">
            <text:p>6.890082</text:p>
          </table:table-cell>
          <table:table-cell table:number-columns-repeated="2" office:value-type="float" office:value="8172.317441" calcext:value-type="float">
            <text:p>8172.317441</text:p>
          </table:table-cell>
          <table:table-cell office:value-type="float" office:value="20.182821" calcext:value-type="float">
            <text:p>20.182821</text:p>
          </table:table-cell>
          <table:table-cell office:value-type="float" office:value="18.445093" calcext:value-type="float">
            <text:p>18.44509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7613" calcext:value-type="float">
            <text:p>0.007613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3912" calcext:value-type="float">
            <text:p>0.003912</text:p>
          </table:table-cell>
          <table:table-cell office:value-type="float" office:value="0.847108" calcext:value-type="float">
            <text:p>0.847108</text:p>
          </table:table-cell>
          <table:table-cell office:value-type="float" office:value="0.262185" calcext:value-type="float">
            <text:p>0.262185</text:p>
          </table:table-cell>
          <table:table-cell office:value-type="float" office:value="0.050286" calcext:value-type="float">
            <text:p>0.050286</text:p>
          </table:table-cell>
          <table:table-cell office:value-type="float" office:value="0.045188" calcext:value-type="float">
            <text:p>0.045188</text:p>
          </table:table-cell>
          <table:table-cell office:value-type="float" office:value="2.383133" calcext:value-type="float">
            <text:p>2.383133</text:p>
          </table:table-cell>
          <table:table-cell office:value-type="float" office:value="0.86841" calcext:value-type="float">
            <text:p>0.86841</text:p>
          </table:table-cell>
          <table:table-cell office:value-type="float" office:value="0.139543" calcext:value-type="float">
            <text:p>0.139543</text:p>
          </table:table-cell>
          <table:table-cell office:value-type="float" office:value="0.119638" calcext:value-type="float">
            <text:p>0.119638</text:p>
          </table:table-cell>
          <table:table-cell office:value-type="float" office:value="9.436778" calcext:value-type="float">
            <text:p>9.436778</text:p>
          </table:table-cell>
          <table:table-cell office:value-type="float" office:value="3.096145" calcext:value-type="float">
            <text:p>3.096145</text:p>
          </table:table-cell>
          <table:table-cell office:value-type="float" office:value="0.310516" calcext:value-type="float">
            <text:p>0.310516</text:p>
          </table:table-cell>
          <table:table-cell office:value-type="float" office:value="0.266795" calcext:value-type="float">
            <text:p>0.266795</text:p>
          </table:table-cell>
          <table:table-cell office:value-type="float" office:value="37.403213" calcext:value-type="float">
            <text:p>37.403213</text:p>
          </table:table-cell>
          <table:table-cell office:value-type="float" office:value="13.404616" calcext:value-type="float">
            <text:p>13.404616</text:p>
          </table:table-cell>
          <table:table-cell office:value-type="float" office:value="0.64813" calcext:value-type="float">
            <text:p>0.64813</text:p>
          </table:table-cell>
          <table:table-cell office:value-type="float" office:value="0.576053" calcext:value-type="float">
            <text:p>0.576053</text:p>
          </table:table-cell>
          <table:table-cell office:value-type="float" office:value="229.111248" calcext:value-type="float">
            <text:p>229.111248</text:p>
          </table:table-cell>
          <table:table-cell office:value-type="float" office:value="81.102446" calcext:value-type="float">
            <text:p>81.102446</text:p>
          </table:table-cell>
          <table:table-cell office:value-type="float" office:value="1.741429" calcext:value-type="float">
            <text:p>1.741429</text:p>
          </table:table-cell>
          <table:table-cell office:value-type="float" office:value="1.531625" calcext:value-type="float">
            <text:p>1.531625</text:p>
          </table:table-cell>
          <table:table-cell office:value-type="float" office:value="974.73623" calcext:value-type="float">
            <text:p>974.73623</text:p>
          </table:table-cell>
          <table:table-cell office:value-type="float" office:value="327.460582" calcext:value-type="float">
            <text:p>327.460582</text:p>
          </table:table-cell>
          <table:table-cell office:value-type="float" office:value="3.63707" calcext:value-type="float">
            <text:p>3.63707</text:p>
          </table:table-cell>
          <table:table-cell office:value-type="float" office:value="3.347856" calcext:value-type="float">
            <text:p>3.347856</text:p>
          </table:table-cell>
          <table:table-cell table:number-columns-repeated="2" office:value-type="float" office:value="733.994967" calcext:value-type="float">
            <text:p>733.994967</text:p>
          </table:table-cell>
          <table:table-cell office:value-type="float" office:value="5.689296" calcext:value-type="float">
            <text:p>5.689296</text:p>
          </table:table-cell>
          <table:table-cell office:value-type="float" office:value="5.090054" calcext:value-type="float">
            <text:p>5.090054</text:p>
          </table:table-cell>
          <table:table-cell table:number-columns-repeated="2" office:value-type="float" office:value="1311.139142" calcext:value-type="float">
            <text:p>1311.139142</text:p>
          </table:table-cell>
          <table:table-cell office:value-type="float" office:value="7.802702" calcext:value-type="float">
            <text:p>7.802702</text:p>
          </table:table-cell>
          <table:table-cell office:value-type="float" office:value="6.898323" calcext:value-type="float">
            <text:p>6.898323</text:p>
          </table:table-cell>
          <table:table-cell table:number-columns-repeated="2" office:value-type="float" office:value="8165.004887" calcext:value-type="float">
            <text:p>8165.004887</text:p>
          </table:table-cell>
          <table:table-cell office:value-type="float" office:value="20.25804" calcext:value-type="float">
            <text:p>20.25804</text:p>
          </table:table-cell>
          <table:table-cell office:value-type="float" office:value="18.429239" calcext:value-type="float">
            <text:p>18.42923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6286" calcext:value-type="float">
            <text:p>0.006286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855" calcext:value-type="float">
            <text:p>0.855</text:p>
          </table:table-cell>
          <table:table-cell office:value-type="float" office:value="0.262883" calcext:value-type="float">
            <text:p>0.262883</text:p>
          </table:table-cell>
          <table:table-cell office:value-type="float" office:value="0.046096" calcext:value-type="float">
            <text:p>0.046096</text:p>
          </table:table-cell>
          <table:table-cell office:value-type="float" office:value="0.038762" calcext:value-type="float">
            <text:p>0.038762</text:p>
          </table:table-cell>
          <table:table-cell office:value-type="float" office:value="2.388371" calcext:value-type="float">
            <text:p>2.388371</text:p>
          </table:table-cell>
          <table:table-cell office:value-type="float" office:value="0.818333" calcext:value-type="float">
            <text:p>0.818333</text:p>
          </table:table-cell>
          <table:table-cell office:value-type="float" office:value="0.138705" calcext:value-type="float">
            <text:p>0.138705</text:p>
          </table:table-cell>
          <table:table-cell office:value-type="float" office:value="0.118102" calcext:value-type="float">
            <text:p>0.118102</text:p>
          </table:table-cell>
          <table:table-cell office:value-type="float" office:value="9.335438" calcext:value-type="float">
            <text:p>9.335438</text:p>
          </table:table-cell>
          <table:table-cell office:value-type="float" office:value="3.094958" calcext:value-type="float">
            <text:p>3.094958</text:p>
          </table:table-cell>
          <table:table-cell office:value-type="float" office:value="0.293474" calcext:value-type="float">
            <text:p>0.293474</text:p>
          </table:table-cell>
          <table:table-cell office:value-type="float" office:value="0.253595" calcext:value-type="float">
            <text:p>0.253595</text:p>
          </table:table-cell>
          <table:table-cell office:value-type="float" office:value="36.830513" calcext:value-type="float">
            <text:p>36.830513</text:p>
          </table:table-cell>
          <table:table-cell office:value-type="float" office:value="13.867805" calcext:value-type="float">
            <text:p>13.867805</text:p>
          </table:table-cell>
          <table:table-cell office:value-type="float" office:value="0.657419" calcext:value-type="float">
            <text:p>0.657419</text:p>
          </table:table-cell>
          <table:table-cell office:value-type="float" office:value="0.559011" calcext:value-type="float">
            <text:p>0.559011</text:p>
          </table:table-cell>
          <table:table-cell office:value-type="float" office:value="225.692436" calcext:value-type="float">
            <text:p>225.692436</text:p>
          </table:table-cell>
          <table:table-cell office:value-type="float" office:value="80.743042" calcext:value-type="float">
            <text:p>80.743042</text:p>
          </table:table-cell>
          <table:table-cell office:value-type="float" office:value="1.750299" calcext:value-type="float">
            <text:p>1.750299</text:p>
          </table:table-cell>
          <table:table-cell office:value-type="float" office:value="1.52911" calcext:value-type="float">
            <text:p>1.52911</text:p>
          </table:table-cell>
          <table:table-cell office:value-type="float" office:value="921.135632" calcext:value-type="float">
            <text:p>921.135632</text:p>
          </table:table-cell>
          <table:table-cell office:value-type="float" office:value="347.934848" calcext:value-type="float">
            <text:p>347.934848</text:p>
          </table:table-cell>
          <table:table-cell office:value-type="float" office:value="3.66354" calcext:value-type="float">
            <text:p>3.66354</text:p>
          </table:table-cell>
          <table:table-cell office:value-type="float" office:value="3.347018" calcext:value-type="float">
            <text:p>3.347018</text:p>
          </table:table-cell>
          <table:table-cell table:number-columns-repeated="2" office:value-type="float" office:value="773.93234" calcext:value-type="float">
            <text:p>773.93234</text:p>
          </table:table-cell>
          <table:table-cell office:value-type="float" office:value="5.67861" calcext:value-type="float">
            <text:p>5.67861</text:p>
          </table:table-cell>
          <table:table-cell office:value-type="float" office:value="5.093267" calcext:value-type="float">
            <text:p>5.093267</text:p>
          </table:table-cell>
          <table:table-cell table:number-columns-repeated="2" office:value-type="float" office:value="1313.583109" calcext:value-type="float">
            <text:p>1313.583109</text:p>
          </table:table-cell>
          <table:table-cell office:value-type="float" office:value="7.87834" calcext:value-type="float">
            <text:p>7.87834</text:p>
          </table:table-cell>
          <table:table-cell office:value-type="float" office:value="8.302838" calcext:value-type="float">
            <text:p>8.302838</text:p>
          </table:table-cell>
          <table:table-cell table:number-columns-repeated="2" office:value-type="float" office:value="8174.843541" calcext:value-type="float">
            <text:p>8174.843541</text:p>
          </table:table-cell>
          <table:table-cell office:value-type="float" office:value="21.4619" calcext:value-type="float">
            <text:p>21.4619</text:p>
          </table:table-cell>
          <table:table-cell office:value-type="float" office:value="18.59169" calcext:value-type="float">
            <text:p>18.5916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834746" calcext:value-type="float">
            <text:p>0.834746</text:p>
          </table:table-cell>
          <table:table-cell office:value-type="float" office:value="0.262255" calcext:value-type="float">
            <text:p>0.262255</text:p>
          </table:table-cell>
          <table:table-cell office:value-type="float" office:value="0.043302" calcext:value-type="float">
            <text:p>0.043302</text:p>
          </table:table-cell>
          <table:table-cell office:value-type="float" office:value="0.035689" calcext:value-type="float">
            <text:p>0.035689</text:p>
          </table:table-cell>
          <table:table-cell office:value-type="float" office:value="2.447248" calcext:value-type="float">
            <text:p>2.447248</text:p>
          </table:table-cell>
          <table:table-cell office:value-type="float" office:value="0.776777" calcext:value-type="float">
            <text:p>0.776777</text:p>
          </table:table-cell>
          <table:table-cell office:value-type="float" office:value="0.13654" calcext:value-type="float">
            <text:p>0.13654</text:p>
          </table:table-cell>
          <table:table-cell office:value-type="float" office:value="0.11426" calcext:value-type="float">
            <text:p>0.11426</text:p>
          </table:table-cell>
          <table:table-cell office:value-type="float" office:value="9.271114" calcext:value-type="float">
            <text:p>9.271114</text:p>
          </table:table-cell>
          <table:table-cell office:value-type="float" office:value="3.101662" calcext:value-type="float">
            <text:p>3.101662</text:p>
          </table:table-cell>
          <table:table-cell office:value-type="float" office:value="0.289982" calcext:value-type="float">
            <text:p>0.289982</text:p>
          </table:table-cell>
          <table:table-cell office:value-type="float" office:value="0.249613" calcext:value-type="float">
            <text:p>0.249613</text:p>
          </table:table-cell>
          <table:table-cell office:value-type="float" office:value="36.452111" calcext:value-type="float">
            <text:p>36.452111</text:p>
          </table:table-cell>
          <table:table-cell office:value-type="float" office:value="13.450502" calcext:value-type="float">
            <text:p>13.450502</text:p>
          </table:table-cell>
          <table:table-cell office:value-type="float" office:value="0.636605" calcext:value-type="float">
            <text:p>0.636605</text:p>
          </table:table-cell>
          <table:table-cell office:value-type="float" office:value="0.557405" calcext:value-type="float">
            <text:p>0.557405</text:p>
          </table:table-cell>
          <table:table-cell office:value-type="float" office:value="224.486692" calcext:value-type="float">
            <text:p>224.486692</text:p>
          </table:table-cell>
          <table:table-cell office:value-type="float" office:value="80.842985" calcext:value-type="float">
            <text:p>80.842985</text:p>
          </table:table-cell>
          <table:table-cell office:value-type="float" office:value="1.762382" calcext:value-type="float">
            <text:p>1.762382</text:p>
          </table:table-cell>
          <table:table-cell office:value-type="float" office:value="1.532183" calcext:value-type="float">
            <text:p>1.532183</text:p>
          </table:table-cell>
          <table:table-cell office:value-type="float" office:value="906.206722" calcext:value-type="float">
            <text:p>906.206722</text:p>
          </table:table-cell>
          <table:table-cell office:value-type="float" office:value="342.362958" calcext:value-type="float">
            <text:p>342.362958</text:p>
          </table:table-cell>
          <table:table-cell office:value-type="float" office:value="3.678975" calcext:value-type="float">
            <text:p>3.678975</text:p>
          </table:table-cell>
          <table:table-cell office:value-type="float" office:value="3.325647" calcext:value-type="float">
            <text:p>3.325647</text:p>
          </table:table-cell>
          <table:table-cell table:number-columns-repeated="2" office:value-type="float" office:value="752.031766" calcext:value-type="float">
            <text:p>752.031766</text:p>
          </table:table-cell>
          <table:table-cell office:value-type="float" office:value="5.87235" calcext:value-type="float">
            <text:p>5.87235</text:p>
          </table:table-cell>
          <table:table-cell office:value-type="float" office:value="5.092569" calcext:value-type="float">
            <text:p>5.092569</text:p>
          </table:table-cell>
          <table:table-cell table:number-columns-repeated="2" office:value-type="float" office:value="1324.705731" calcext:value-type="float">
            <text:p>1324.705731</text:p>
          </table:table-cell>
          <table:table-cell office:value-type="float" office:value="7.64919" calcext:value-type="float">
            <text:p>7.64919</text:p>
          </table:table-cell>
          <table:table-cell office:value-type="float" office:value="8.346139" calcext:value-type="float">
            <text:p>8.346139</text:p>
          </table:table-cell>
          <table:table-cell table:number-columns-repeated="2" office:value-type="float" office:value="8166.399903" calcext:value-type="float">
            <text:p>8166.399903</text:p>
          </table:table-cell>
          <table:table-cell office:value-type="float" office:value="20.618074" calcext:value-type="float">
            <text:p>20.618074</text:p>
          </table:table-cell>
          <table:table-cell office:value-type="float" office:value="18.433499" calcext:value-type="float">
            <text:p>18.43349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827342" calcext:value-type="float">
            <text:p>0.827342</text:p>
          </table:table-cell>
          <table:table-cell office:value-type="float" office:value="0.262395" calcext:value-type="float">
            <text:p>0.262395</text:p>
          </table:table-cell>
          <table:table-cell office:value-type="float" office:value="0.042045" calcext:value-type="float">
            <text:p>0.042045</text:p>
          </table:table-cell>
          <table:table-cell office:value-type="float" office:value="0.032895" calcext:value-type="float">
            <text:p>0.032895</text:p>
          </table:table-cell>
          <table:table-cell office:value-type="float" office:value="2.381177" calcext:value-type="float">
            <text:p>2.381177</text:p>
          </table:table-cell>
          <table:table-cell office:value-type="float" office:value="0.784041" calcext:value-type="float">
            <text:p>0.784041</text:p>
          </table:table-cell>
          <table:table-cell office:value-type="float" office:value="0.136261" calcext:value-type="float">
            <text:p>0.136261</text:p>
          </table:table-cell>
          <table:table-cell office:value-type="float" office:value="0.114122" calcext:value-type="float">
            <text:p>0.114122</text:p>
          </table:table-cell>
          <table:table-cell office:value-type="float" office:value="9.294302" calcext:value-type="float">
            <text:p>9.294302</text:p>
          </table:table-cell>
          <table:table-cell office:value-type="float" office:value="3.100684" calcext:value-type="float">
            <text:p>3.100684</text:p>
          </table:table-cell>
          <table:table-cell office:value-type="float" office:value="0.296687" calcext:value-type="float">
            <text:p>0.296687</text:p>
          </table:table-cell>
          <table:table-cell office:value-type="float" office:value="0.250032" calcext:value-type="float">
            <text:p>0.250032</text:p>
          </table:table-cell>
          <table:table-cell office:value-type="float" office:value="36.312079" calcext:value-type="float">
            <text:p>36.312079</text:p>
          </table:table-cell>
          <table:table-cell office:value-type="float" office:value="15.09534" calcext:value-type="float">
            <text:p>15.09534</text:p>
          </table:table-cell>
          <table:table-cell office:value-type="float" office:value="0.644567" calcext:value-type="float">
            <text:p>0.644567</text:p>
          </table:table-cell>
          <table:table-cell office:value-type="float" office:value="0.554332" calcext:value-type="float">
            <text:p>0.554332</text:p>
          </table:table-cell>
          <table:table-cell office:value-type="float" office:value="226.410756" calcext:value-type="float">
            <text:p>226.410756</text:p>
          </table:table-cell>
          <table:table-cell office:value-type="float" office:value="80.73054" calcext:value-type="float">
            <text:p>80.73054</text:p>
          </table:table-cell>
          <table:table-cell office:value-type="float" office:value="1.727042" calcext:value-type="float">
            <text:p>1.727042</text:p>
          </table:table-cell>
          <table:table-cell office:value-type="float" office:value="1.57786" calcext:value-type="float">
            <text:p>1.57786</text:p>
          </table:table-cell>
          <table:table-cell office:value-type="float" office:value="905.406548" calcext:value-type="float">
            <text:p>905.406548</text:p>
          </table:table-cell>
          <table:table-cell office:value-type="float" office:value="344.621285" calcext:value-type="float">
            <text:p>344.621285</text:p>
          </table:table-cell>
          <table:table-cell office:value-type="float" office:value="3.635953" calcext:value-type="float">
            <text:p>3.635953</text:p>
          </table:table-cell>
          <table:table-cell office:value-type="float" office:value="3.263138" calcext:value-type="float">
            <text:p>3.263138</text:p>
          </table:table-cell>
          <table:table-cell table:number-columns-repeated="2" office:value-type="float" office:value="739.31976" calcext:value-type="float">
            <text:p>739.31976</text:p>
          </table:table-cell>
          <table:table-cell office:value-type="float" office:value="5.82416" calcext:value-type="float">
            <text:p>5.82416</text:p>
          </table:table-cell>
          <table:table-cell office:value-type="float" office:value="5.049127" calcext:value-type="float">
            <text:p>5.049127</text:p>
          </table:table-cell>
          <table:table-cell table:number-columns-repeated="2" office:value-type="float" office:value="1315.702801" calcext:value-type="float">
            <text:p>1315.702801</text:p>
          </table:table-cell>
          <table:table-cell office:value-type="float" office:value="7.853337" calcext:value-type="float">
            <text:p>7.853337</text:p>
          </table:table-cell>
          <table:table-cell office:value-type="float" office:value="8.350888" calcext:value-type="float">
            <text:p>8.350888</text:p>
          </table:table-cell>
          <table:table-cell table:number-columns-repeated="2" office:value-type="float" office:value="8194.432499" calcext:value-type="float">
            <text:p>8194.432499</text:p>
          </table:table-cell>
          <table:table-cell office:value-type="float" office:value="20.323343" calcext:value-type="float">
            <text:p>20.323343</text:p>
          </table:table-cell>
          <table:table-cell office:value-type="float" office:value="18.719221" calcext:value-type="float">
            <text:p>18.71922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16343" calcext:value-type="float">
            <text:p>0.016343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854232" calcext:value-type="float">
            <text:p>0.854232</text:p>
          </table:table-cell>
          <table:table-cell office:value-type="float" office:value="0.261347" calcext:value-type="float">
            <text:p>0.261347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31429" calcext:value-type="float">
            <text:p>0.031429</text:p>
          </table:table-cell>
          <table:table-cell office:value-type="float" office:value="2.376987" calcext:value-type="float">
            <text:p>2.376987</text:p>
          </table:table-cell>
          <table:table-cell office:value-type="float" office:value="0.796961" calcext:value-type="float">
            <text:p>0.796961</text:p>
          </table:table-cell>
          <table:table-cell office:value-type="float" office:value="0.13654" calcext:value-type="float">
            <text:p>0.13654</text:p>
          </table:table-cell>
          <table:table-cell office:value-type="float" office:value="0.112026" calcext:value-type="float">
            <text:p>0.112026</text:p>
          </table:table-cell>
          <table:table-cell office:value-type="float" office:value="9.26832" calcext:value-type="float">
            <text:p>9.26832</text:p>
          </table:table-cell>
          <table:table-cell office:value-type="float" office:value="3.093003" calcext:value-type="float">
            <text:p>3.093003</text:p>
          </table:table-cell>
          <table:table-cell office:value-type="float" office:value="0.289563" calcext:value-type="float">
            <text:p>0.289563</text:p>
          </table:table-cell>
          <table:table-cell office:value-type="float" office:value="0.245493" calcext:value-type="float">
            <text:p>0.245493</text:p>
          </table:table-cell>
          <table:table-cell office:value-type="float" office:value="36.462587" calcext:value-type="float">
            <text:p>36.462587</text:p>
          </table:table-cell>
          <table:table-cell office:value-type="float" office:value="13.005681" calcext:value-type="float">
            <text:p>13.005681</text:p>
          </table:table-cell>
          <table:table-cell office:value-type="float" office:value="0.638631" calcext:value-type="float">
            <text:p>0.638631</text:p>
          </table:table-cell>
          <table:table-cell office:value-type="float" office:value="0.558104" calcext:value-type="float">
            <text:p>0.558104</text:p>
          </table:table-cell>
          <table:table-cell office:value-type="float" office:value="225.25425" calcext:value-type="float">
            <text:p>225.25425</text:p>
          </table:table-cell>
          <table:table-cell office:value-type="float" office:value="81.457451" calcext:value-type="float">
            <text:p>81.457451</text:p>
          </table:table-cell>
          <table:table-cell office:value-type="float" office:value="1.687093" calcext:value-type="float">
            <text:p>1.687093</text:p>
          </table:table-cell>
          <table:table-cell office:value-type="float" office:value="1.663067" calcext:value-type="float">
            <text:p>1.663067</text:p>
          </table:table-cell>
          <table:table-cell office:value-type="float" office:value="905.275876" calcext:value-type="float">
            <text:p>905.275876</text:p>
          </table:table-cell>
          <table:table-cell office:value-type="float" office:value="349.713713" calcext:value-type="float">
            <text:p>349.713713</text:p>
          </table:table-cell>
          <table:table-cell office:value-type="float" office:value="3.655927" calcext:value-type="float">
            <text:p>3.655927</text:p>
          </table:table-cell>
          <table:table-cell office:value-type="float" office:value="3.309094" calcext:value-type="float">
            <text:p>3.309094</text:p>
          </table:table-cell>
          <table:table-cell table:number-columns-repeated="2" office:value-type="float" office:value="746.641532" calcext:value-type="float">
            <text:p>746.641532</text:p>
          </table:table-cell>
          <table:table-cell office:value-type="float" office:value="5.748591" calcext:value-type="float">
            <text:p>5.748591</text:p>
          </table:table-cell>
          <table:table-cell office:value-type="float" office:value="5.085655" calcext:value-type="float">
            <text:p>5.085655</text:p>
          </table:table-cell>
          <table:table-cell table:number-columns-repeated="2" office:value-type="float" office:value="1311.362985" calcext:value-type="float">
            <text:p>1311.362985</text:p>
          </table:table-cell>
          <table:table-cell office:value-type="float" office:value="7.689209" calcext:value-type="float">
            <text:p>7.689209</text:p>
          </table:table-cell>
          <table:table-cell office:value-type="float" office:value="8.341599" calcext:value-type="float">
            <text:p>8.341599</text:p>
          </table:table-cell>
          <table:table-cell table:number-columns-repeated="2" office:value-type="float" office:value="8232.600994" calcext:value-type="float">
            <text:p>8232.600994</text:p>
          </table:table-cell>
          <table:table-cell office:value-type="float" office:value="20.201399" calcext:value-type="float">
            <text:p>20.201399</text:p>
          </table:table-cell>
          <table:table-cell office:value-type="float" office:value="18.379232" calcext:value-type="float">
            <text:p>18.37923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6634" calcext:value-type="float">
            <text:p>0.006634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0.004889" calcext:value-type="float">
            <text:p>0.004889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849622" calcext:value-type="float">
            <text:p>0.849622</text:p>
          </table:table-cell>
          <table:table-cell office:value-type="float" office:value="0.267494" calcext:value-type="float">
            <text:p>0.267494</text:p>
          </table:table-cell>
          <table:table-cell office:value-type="float" office:value="0.050705" calcext:value-type="float">
            <text:p>0.050705</text:p>
          </table:table-cell>
          <table:table-cell office:value-type="float" office:value="0.044838" calcext:value-type="float">
            <text:p>0.044838</text:p>
          </table:table-cell>
          <table:table-cell office:value-type="float" office:value="2.383901" calcext:value-type="float">
            <text:p>2.383901</text:p>
          </table:table-cell>
          <table:table-cell office:value-type="float" office:value="0.781736" calcext:value-type="float">
            <text:p>0.781736</text:p>
          </table:table-cell>
          <table:table-cell office:value-type="float" office:value="0.160985" calcext:value-type="float">
            <text:p>0.160985</text:p>
          </table:table-cell>
          <table:table-cell office:value-type="float" office:value="0.123479" calcext:value-type="float">
            <text:p>0.123479</text:p>
          </table:table-cell>
          <table:table-cell office:value-type="float" office:value="9.358486" calcext:value-type="float">
            <text:p>9.358486</text:p>
          </table:table-cell>
          <table:table-cell office:value-type="float" office:value="3.030983" calcext:value-type="float">
            <text:p>3.030983</text:p>
          </table:table-cell>
          <table:table-cell office:value-type="float" office:value="0.30842" calcext:value-type="float">
            <text:p>0.30842</text:p>
          </table:table-cell>
          <table:table-cell office:value-type="float" office:value="0.262884" calcext:value-type="float">
            <text:p>0.262884</text:p>
          </table:table-cell>
          <table:table-cell office:value-type="float" office:value="37.062666" calcext:value-type="float">
            <text:p>37.062666</text:p>
          </table:table-cell>
          <table:table-cell office:value-type="float" office:value="13.008335" calcext:value-type="float">
            <text:p>13.008335</text:p>
          </table:table-cell>
          <table:table-cell office:value-type="float" office:value="0.638631" calcext:value-type="float">
            <text:p>0.638631</text:p>
          </table:table-cell>
          <table:table-cell office:value-type="float" office:value="0.583037" calcext:value-type="float">
            <text:p>0.583037</text:p>
          </table:table-cell>
          <table:table-cell office:value-type="float" office:value="226.603519" calcext:value-type="float">
            <text:p>226.603519</text:p>
          </table:table-cell>
          <table:table-cell office:value-type="float" office:value="80.938807" calcext:value-type="float">
            <text:p>80.938807</text:p>
          </table:table-cell>
          <table:table-cell office:value-type="float" office:value="1.726134" calcext:value-type="float">
            <text:p>1.726134</text:p>
          </table:table-cell>
          <table:table-cell office:value-type="float" office:value="1.560889" calcext:value-type="float">
            <text:p>1.560889</text:p>
          </table:table-cell>
          <table:table-cell office:value-type="float" office:value="904.049877" calcext:value-type="float">
            <text:p>904.049877</text:p>
          </table:table-cell>
          <table:table-cell office:value-type="float" office:value="374.185711" calcext:value-type="float">
            <text:p>374.185711</text:p>
          </table:table-cell>
          <table:table-cell office:value-type="float" office:value="3.638048" calcext:value-type="float">
            <text:p>3.638048</text:p>
          </table:table-cell>
          <table:table-cell office:value-type="float" office:value="3.330116" calcext:value-type="float">
            <text:p>3.330116</text:p>
          </table:table-cell>
          <table:table-cell table:number-columns-repeated="2" office:value-type="float" office:value="744.219147" calcext:value-type="float">
            <text:p>744.219147</text:p>
          </table:table-cell>
          <table:table-cell office:value-type="float" office:value="5.923823" calcext:value-type="float">
            <text:p>5.923823</text:p>
          </table:table-cell>
          <table:table-cell office:value-type="float" office:value="5.379618" calcext:value-type="float">
            <text:p>5.379618</text:p>
          </table:table-cell>
          <table:table-cell table:number-columns-repeated="2" office:value-type="float" office:value="1324.545723" calcext:value-type="float">
            <text:p>1324.545723</text:p>
          </table:table-cell>
          <table:table-cell office:value-type="float" office:value="9.136885" calcext:value-type="float">
            <text:p>9.136885</text:p>
          </table:table-cell>
          <table:table-cell office:value-type="float" office:value="8.123275" calcext:value-type="float">
            <text:p>8.123275</text:p>
          </table:table-cell>
          <table:table-cell table:number-columns-repeated="2" office:value-type="float" office:value="8316.815208" calcext:value-type="float">
            <text:p>8316.815208</text:p>
          </table:table-cell>
          <table:table-cell office:value-type="float" office:value="20.071354" calcext:value-type="float">
            <text:p>20.071354</text:p>
          </table:table-cell>
          <table:table-cell office:value-type="float" office:value="18.398648" calcext:value-type="float">
            <text:p>18.39864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6216" calcext:value-type="float">
            <text:p>0.006216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0.004679" calcext:value-type="float">
            <text:p>0.004679</text:p>
          </table:table-cell>
          <table:table-cell office:value-type="float" office:value="0.013758" calcext:value-type="float">
            <text:p>0.013758</text:p>
          </table:table-cell>
          <table:table-cell office:value-type="float" office:value="0.851438" calcext:value-type="float">
            <text:p>0.851438</text:p>
          </table:table-cell>
          <table:table-cell office:value-type="float" office:value="0.266865" calcext:value-type="float">
            <text:p>0.266865</text:p>
          </table:table-cell>
          <table:table-cell office:value-type="float" office:value="0.045886" calcext:value-type="float">
            <text:p>0.045886</text:p>
          </table:table-cell>
          <table:table-cell office:value-type="float" office:value="0.093029" calcext:value-type="float">
            <text:p>0.093029</text:p>
          </table:table-cell>
          <table:table-cell office:value-type="float" office:value="2.394377" calcext:value-type="float">
            <text:p>2.394377</text:p>
          </table:table-cell>
          <table:table-cell office:value-type="float" office:value="0.785299" calcext:value-type="float">
            <text:p>0.785299</text:p>
          </table:table-cell>
          <table:table-cell office:value-type="float" office:value="0.137169" calcext:value-type="float">
            <text:p>0.137169</text:p>
          </table:table-cell>
          <table:table-cell office:value-type="float" office:value="0.152604" calcext:value-type="float">
            <text:p>0.152604</text:p>
          </table:table-cell>
          <table:table-cell office:value-type="float" office:value="9.225857" calcext:value-type="float">
            <text:p>9.225857</text:p>
          </table:table-cell>
          <table:table-cell office:value-type="float" office:value="3.030005" calcext:value-type="float">
            <text:p>3.030005</text:p>
          </table:table-cell>
          <table:table-cell office:value-type="float" office:value="0.294242" calcext:value-type="float">
            <text:p>0.294242</text:p>
          </table:table-cell>
          <table:table-cell office:value-type="float" office:value="0.252477" calcext:value-type="float">
            <text:p>0.252477</text:p>
          </table:table-cell>
          <table:table-cell office:value-type="float" office:value="36.820316" calcext:value-type="float">
            <text:p>36.820316</text:p>
          </table:table-cell>
          <table:table-cell office:value-type="float" office:value="12.790081" calcext:value-type="float">
            <text:p>12.790081</text:p>
          </table:table-cell>
          <table:table-cell office:value-type="float" office:value="0.638142" calcext:value-type="float">
            <text:p>0.638142</text:p>
          </table:table-cell>
          <table:table-cell office:value-type="float" office:value="0.56851" calcext:value-type="float">
            <text:p>0.56851</text:p>
          </table:table-cell>
          <table:table-cell office:value-type="float" office:value="228.706797" calcext:value-type="float">
            <text:p>228.706797</text:p>
          </table:table-cell>
          <table:table-cell office:value-type="float" office:value="80.502437" calcext:value-type="float">
            <text:p>80.502437</text:p>
          </table:table-cell>
          <table:table-cell office:value-type="float" office:value="1.711817" calcext:value-type="float">
            <text:p>1.711817</text:p>
          </table:table-cell>
          <table:table-cell office:value-type="float" office:value="1.484831" calcext:value-type="float">
            <text:p>1.484831</text:p>
          </table:table-cell>
          <table:table-cell office:value-type="float" office:value="903.179163" calcext:value-type="float">
            <text:p>903.179163</text:p>
          </table:table-cell>
          <table:table-cell office:value-type="float" office:value="334.524149" calcext:value-type="float">
            <text:p>334.524149</text:p>
          </table:table-cell>
          <table:table-cell office:value-type="float" office:value="3.667591" calcext:value-type="float">
            <text:p>3.667591</text:p>
          </table:table-cell>
          <table:table-cell office:value-type="float" office:value="3.325855" calcext:value-type="float">
            <text:p>3.325855</text:p>
          </table:table-cell>
          <table:table-cell table:number-columns-repeated="2" office:value-type="float" office:value="739.853" calcext:value-type="float">
            <text:p>739.853</text:p>
          </table:table-cell>
          <table:table-cell office:value-type="float" office:value="5.909086" calcext:value-type="float">
            <text:p>5.909086</text:p>
          </table:table-cell>
          <table:table-cell office:value-type="float" office:value="5.207388" calcext:value-type="float">
            <text:p>5.207388</text:p>
          </table:table-cell>
          <table:table-cell table:number-columns-repeated="2" office:value-type="float" office:value="1338.568866" calcext:value-type="float">
            <text:p>1338.568866</text:p>
          </table:table-cell>
          <table:table-cell office:value-type="float" office:value="9.259807" calcext:value-type="float">
            <text:p>9.259807</text:p>
          </table:table-cell>
          <table:table-cell office:value-type="float" office:value="6.899441" calcext:value-type="float">
            <text:p>6.899441</text:p>
          </table:table-cell>
          <table:table-cell table:number-columns-repeated="2" office:value-type="float" office:value="8289.321021" calcext:value-type="float">
            <text:p>8289.321021</text:p>
          </table:table-cell>
          <table:table-cell office:value-type="float" office:value="20.142941" calcext:value-type="float">
            <text:p>20.142941</text:p>
          </table:table-cell>
          <table:table-cell office:value-type="float" office:value="18.477011" calcext:value-type="float">
            <text:p>18.47701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4679" calcext:value-type="float">
            <text:p>0.004679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843267" calcext:value-type="float">
            <text:p>0.843267</text:p>
          </table:table-cell>
          <table:table-cell office:value-type="float" office:value="0.267074" calcext:value-type="float">
            <text:p>0.267074</text:p>
          </table:table-cell>
          <table:table-cell office:value-type="float" office:value="0.041975" calcext:value-type="float">
            <text:p>0.041975</text:p>
          </table:table-cell>
          <table:table-cell office:value-type="float" office:value="0.049658" calcext:value-type="float">
            <text:p>0.049658</text:p>
          </table:table-cell>
          <table:table-cell office:value-type="float" office:value="2.383552" calcext:value-type="float">
            <text:p>2.383552</text:p>
          </table:table-cell>
          <table:table-cell office:value-type="float" office:value="0.811559" calcext:value-type="float">
            <text:p>0.811559</text:p>
          </table:table-cell>
          <table:table-cell office:value-type="float" office:value="0.135074" calcext:value-type="float">
            <text:p>0.135074</text:p>
          </table:table-cell>
          <table:table-cell office:value-type="float" office:value="0.131721" calcext:value-type="float">
            <text:p>0.131721</text:p>
          </table:table-cell>
          <table:table-cell office:value-type="float" office:value="9.23752" calcext:value-type="float">
            <text:p>9.23752</text:p>
          </table:table-cell>
          <table:table-cell office:value-type="float" office:value="3.037827" calcext:value-type="float">
            <text:p>3.037827</text:p>
          </table:table-cell>
          <table:table-cell office:value-type="float" office:value="0.293335" calcext:value-type="float">
            <text:p>0.293335</text:p>
          </table:table-cell>
          <table:table-cell office:value-type="float" office:value="0.253804" calcext:value-type="float">
            <text:p>0.253804</text:p>
          </table:table-cell>
          <table:table-cell office:value-type="float" office:value="36.762278" calcext:value-type="float">
            <text:p>36.762278</text:p>
          </table:table-cell>
          <table:table-cell office:value-type="float" office:value="13.136075" calcext:value-type="float">
            <text:p>13.136075</text:p>
          </table:table-cell>
          <table:table-cell office:value-type="float" office:value="0.644358" calcext:value-type="float">
            <text:p>0.644358</text:p>
          </table:table-cell>
          <table:table-cell office:value-type="float" office:value="0.541482" calcext:value-type="float">
            <text:p>0.541482</text:p>
          </table:table-cell>
          <table:table-cell office:value-type="float" office:value="224.80475" calcext:value-type="float">
            <text:p>224.80475</text:p>
          </table:table-cell>
          <table:table-cell office:value-type="float" office:value="80.683048" calcext:value-type="float">
            <text:p>80.683048</text:p>
          </table:table-cell>
          <table:table-cell office:value-type="float" office:value="1.705531" calcext:value-type="float">
            <text:p>1.705531</text:p>
          </table:table-cell>
          <table:table-cell office:value-type="float" office:value="1.537142" calcext:value-type="float">
            <text:p>1.537142</text:p>
          </table:table-cell>
          <table:table-cell office:value-type="float" office:value="901.830105" calcext:value-type="float">
            <text:p>901.830105</text:p>
          </table:table-cell>
          <table:table-cell office:value-type="float" office:value="333.75268" calcext:value-type="float">
            <text:p>333.75268</text:p>
          </table:table-cell>
          <table:table-cell office:value-type="float" office:value="3.673317" calcext:value-type="float">
            <text:p>3.673317</text:p>
          </table:table-cell>
          <table:table-cell office:value-type="float" office:value="3.305672" calcext:value-type="float">
            <text:p>3.305672</text:p>
          </table:table-cell>
          <table:table-cell table:number-columns-repeated="2" office:value-type="float" office:value="737.559472" calcext:value-type="float">
            <text:p>737.559472</text:p>
          </table:table-cell>
          <table:table-cell office:value-type="float" office:value="5.596546" calcext:value-type="float">
            <text:p>5.596546</text:p>
          </table:table-cell>
          <table:table-cell office:value-type="float" office:value="5.04347" calcext:value-type="float">
            <text:p>5.04347</text:p>
          </table:table-cell>
          <table:table-cell table:number-columns-repeated="2" office:value-type="float" office:value="1331.32336" calcext:value-type="float">
            <text:p>1331.32336</text:p>
          </table:table-cell>
          <table:table-cell office:value-type="float" office:value="9.461719" calcext:value-type="float">
            <text:p>9.461719</text:p>
          </table:table-cell>
          <table:table-cell office:value-type="float" office:value="7.258356" calcext:value-type="float">
            <text:p>7.258356</text:p>
          </table:table-cell>
          <table:table-cell table:number-columns-repeated="2" office:value-type="float" office:value="8275.672508" calcext:value-type="float">
            <text:p>8275.672508</text:p>
          </table:table-cell>
          <table:table-cell office:value-type="float" office:value="20.338498" calcext:value-type="float">
            <text:p>20.338498</text:p>
          </table:table-cell>
          <table:table-cell office:value-type="float" office:value="18.433219" calcext:value-type="float">
            <text:p>18.43321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555869" calcext:value-type="float">
            <text:p>0.555869</text:p>
          </table:table-cell>
          <table:table-cell office:value-type="float" office:value="0.266515" calcext:value-type="float">
            <text:p>0.266515</text:p>
          </table:table-cell>
          <table:table-cell office:value-type="float" office:value="0.040438" calcext:value-type="float">
            <text:p>0.040438</text:p>
          </table:table-cell>
          <table:table-cell office:value-type="float" office:value="0.069982" calcext:value-type="float">
            <text:p>0.069982</text:p>
          </table:table-cell>
          <table:table-cell office:value-type="float" office:value="2.37524" calcext:value-type="float">
            <text:p>2.37524</text:p>
          </table:table-cell>
          <table:table-cell office:value-type="float" office:value="0.8022" calcext:value-type="float">
            <text:p>0.8022</text:p>
          </table:table-cell>
          <table:table-cell office:value-type="float" office:value="0.135004" calcext:value-type="float">
            <text:p>0.135004</text:p>
          </table:table-cell>
          <table:table-cell office:value-type="float" office:value="0.113213" calcext:value-type="float">
            <text:p>0.113213</text:p>
          </table:table-cell>
          <table:table-cell office:value-type="float" office:value="9.22446" calcext:value-type="float">
            <text:p>9.22446</text:p>
          </table:table-cell>
          <table:table-cell office:value-type="float" office:value="3.030704" calcext:value-type="float">
            <text:p>3.030704</text:p>
          </table:table-cell>
          <table:table-cell office:value-type="float" office:value="0.301575" calcext:value-type="float">
            <text:p>0.301575</text:p>
          </table:table-cell>
          <table:table-cell office:value-type="float" office:value="0.248426" calcext:value-type="float">
            <text:p>0.248426</text:p>
          </table:table-cell>
          <table:table-cell office:value-type="float" office:value="36.508543" calcext:value-type="float">
            <text:p>36.508543</text:p>
          </table:table-cell>
          <table:table-cell office:value-type="float" office:value="13.167574" calcext:value-type="float">
            <text:p>13.167574</text:p>
          </table:table-cell>
          <table:table-cell office:value-type="float" office:value="0.654765" calcext:value-type="float">
            <text:p>0.654765</text:p>
          </table:table-cell>
          <table:table-cell office:value-type="float" office:value="0.573609" calcext:value-type="float">
            <text:p>0.573609</text:p>
          </table:table-cell>
          <table:table-cell office:value-type="float" office:value="229.499498" calcext:value-type="float">
            <text:p>229.499498</text:p>
          </table:table-cell>
          <table:table-cell office:value-type="float" office:value="80.63786" calcext:value-type="float">
            <text:p>80.63786</text:p>
          </table:table-cell>
          <table:table-cell office:value-type="float" office:value="1.728438" calcext:value-type="float">
            <text:p>1.728438</text:p>
          </table:table-cell>
          <table:table-cell office:value-type="float" office:value="1.550831" calcext:value-type="float">
            <text:p>1.550831</text:p>
          </table:table-cell>
          <table:table-cell office:value-type="float" office:value="905.487428" calcext:value-type="float">
            <text:p>905.487428</text:p>
          </table:table-cell>
          <table:table-cell office:value-type="float" office:value="332.401315" calcext:value-type="float">
            <text:p>332.401315</text:p>
          </table:table-cell>
          <table:table-cell office:value-type="float" office:value="3.673736" calcext:value-type="float">
            <text:p>3.673736</text:p>
          </table:table-cell>
          <table:table-cell office:value-type="float" office:value="3.293519" calcext:value-type="float">
            <text:p>3.293519</text:p>
          </table:table-cell>
          <table:table-cell table:number-columns-repeated="2" office:value-type="float" office:value="735.782283" calcext:value-type="float">
            <text:p>735.782283</text:p>
          </table:table-cell>
          <table:table-cell office:value-type="float" office:value="5.959233" calcext:value-type="float">
            <text:p>5.959233</text:p>
          </table:table-cell>
          <table:table-cell office:value-type="float" office:value="5.132728" calcext:value-type="float">
            <text:p>5.132728</text:p>
          </table:table-cell>
          <table:table-cell table:number-columns-repeated="2" office:value-type="float" office:value="1338.982048" calcext:value-type="float">
            <text:p>1338.982048</text:p>
          </table:table-cell>
          <table:table-cell office:value-type="float" office:value="9.22293" calcext:value-type="float">
            <text:p>9.22293</text:p>
          </table:table-cell>
          <table:table-cell office:value-type="float" office:value="6.823872" calcext:value-type="float">
            <text:p>6.823872</text:p>
          </table:table-cell>
          <table:table-cell table:number-columns-repeated="2" office:value-type="float" office:value="8217.753372" calcext:value-type="float">
            <text:p>8217.753372</text:p>
          </table:table-cell>
          <table:table-cell office:value-type="float" office:value="20.287653" calcext:value-type="float">
            <text:p>20.287653</text:p>
          </table:table-cell>
          <table:table-cell office:value-type="float" office:value="18.469258" calcext:value-type="float">
            <text:p>18.46925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4679" calcext:value-type="float">
            <text:p>0.004679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3842" calcext:value-type="float">
            <text:p>0.003842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7944" calcext:value-type="float">
            <text:p>0.407944</text:p>
          </table:table-cell>
          <table:table-cell office:value-type="float" office:value="0.266235" calcext:value-type="float">
            <text:p>0.266235</text:p>
          </table:table-cell>
          <table:table-cell office:value-type="float" office:value="0.039251" calcext:value-type="float">
            <text:p>0.039251</text:p>
          </table:table-cell>
          <table:table-cell office:value-type="float" office:value="0.033594" calcext:value-type="float">
            <text:p>0.033594</text:p>
          </table:table-cell>
          <table:table-cell office:value-type="float" office:value="2.385298" calcext:value-type="float">
            <text:p>2.385298</text:p>
          </table:table-cell>
          <table:table-cell office:value-type="float" office:value="0.786276" calcext:value-type="float">
            <text:p>0.786276</text:p>
          </table:table-cell>
          <table:table-cell office:value-type="float" office:value="0.13668" calcext:value-type="float">
            <text:p>0.13668</text:p>
          </table:table-cell>
          <table:table-cell office:value-type="float" office:value="0.109721" calcext:value-type="float">
            <text:p>0.109721</text:p>
          </table:table-cell>
          <table:table-cell office:value-type="float" office:value="9.229559" calcext:value-type="float">
            <text:p>9.229559</text:p>
          </table:table-cell>
          <table:table-cell office:value-type="float" office:value="3.056684" calcext:value-type="float">
            <text:p>3.056684</text:p>
          </table:table-cell>
          <table:table-cell office:value-type="float" office:value="0.295429" calcext:value-type="float">
            <text:p>0.295429</text:p>
          </table:table-cell>
          <table:table-cell office:value-type="float" office:value="0.253804" calcext:value-type="float">
            <text:p>0.253804</text:p>
          </table:table-cell>
          <table:table-cell office:value-type="float" office:value="38.47158" calcext:value-type="float">
            <text:p>38.47158</text:p>
          </table:table-cell>
          <table:table-cell office:value-type="float" office:value="13.300342" calcext:value-type="float">
            <text:p>13.300342</text:p>
          </table:table-cell>
          <table:table-cell office:value-type="float" office:value="0.619564" calcext:value-type="float">
            <text:p>0.619564</text:p>
          </table:table-cell>
          <table:table-cell office:value-type="float" office:value="0.627037" calcext:value-type="float">
            <text:p>0.627037</text:p>
          </table:table-cell>
          <table:table-cell office:value-type="float" office:value="226.381213" calcext:value-type="float">
            <text:p>226.381213</text:p>
          </table:table-cell>
          <table:table-cell office:value-type="float" office:value="80.527231" calcext:value-type="float">
            <text:p>80.527231</text:p>
          </table:table-cell>
          <table:table-cell office:value-type="float" office:value="1.728579" calcext:value-type="float">
            <text:p>1.728579</text:p>
          </table:table-cell>
          <table:table-cell office:value-type="float" office:value="1.540006" calcext:value-type="float">
            <text:p>1.540006</text:p>
          </table:table-cell>
          <table:table-cell office:value-type="float" office:value="905.803951" calcext:value-type="float">
            <text:p>905.803951</text:p>
          </table:table-cell>
          <table:table-cell office:value-type="float" office:value="334.299818" calcext:value-type="float">
            <text:p>334.299818</text:p>
          </table:table-cell>
          <table:table-cell office:value-type="float" office:value="3.645241" calcext:value-type="float">
            <text:p>3.645241</text:p>
          </table:table-cell>
          <table:table-cell office:value-type="float" office:value="3.311538" calcext:value-type="float">
            <text:p>3.311538</text:p>
          </table:table-cell>
          <table:table-cell table:number-columns-repeated="2" office:value-type="float" office:value="734.997543" calcext:value-type="float">
            <text:p>734.997543</text:p>
          </table:table-cell>
          <table:table-cell office:value-type="float" office:value="6.107786" calcext:value-type="float">
            <text:p>6.107786</text:p>
          </table:table-cell>
          <table:table-cell office:value-type="float" office:value="5.227991" calcext:value-type="float">
            <text:p>5.227991</text:p>
          </table:table-cell>
          <table:table-cell table:number-columns-repeated="2" office:value-type="float" office:value="1312.828261" calcext:value-type="float">
            <text:p>1312.828261</text:p>
          </table:table-cell>
          <table:table-cell office:value-type="float" office:value="9.44391" calcext:value-type="float">
            <text:p>9.44391</text:p>
          </table:table-cell>
          <table:table-cell office:value-type="float" office:value="6.78064" calcext:value-type="float">
            <text:p>6.78064</text:p>
          </table:table-cell>
          <table:table-cell table:number-columns-repeated="2" office:value-type="float" office:value="8247.058551" calcext:value-type="float">
            <text:p>8247.058551</text:p>
          </table:table-cell>
          <table:table-cell office:value-type="float" office:value="20.012337" calcext:value-type="float">
            <text:p>20.012337</text:p>
          </table:table-cell>
          <table:table-cell office:value-type="float" office:value="18.504527" calcext:value-type="float">
            <text:p>18.5045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6635" calcext:value-type="float">
            <text:p>0.006635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429735" calcext:value-type="float">
            <text:p>0.429735</text:p>
          </table:table-cell>
          <table:table-cell office:value-type="float" office:value="0.257086" calcext:value-type="float">
            <text:p>0.257086</text:p>
          </table:table-cell>
          <table:table-cell office:value-type="float" office:value="0.055803" calcext:value-type="float">
            <text:p>0.055803</text:p>
          </table:table-cell>
          <table:table-cell office:value-type="float" office:value="0.044838" calcext:value-type="float">
            <text:p>0.044838</text:p>
          </table:table-cell>
          <table:table-cell office:value-type="float" office:value="2.385577" calcext:value-type="float">
            <text:p>2.385577</text:p>
          </table:table-cell>
          <table:table-cell office:value-type="float" office:value="0.787045" calcext:value-type="float">
            <text:p>0.787045</text:p>
          </table:table-cell>
          <table:table-cell office:value-type="float" office:value="0.150229" calcext:value-type="float">
            <text:p>0.150229</text:p>
          </table:table-cell>
          <table:table-cell office:value-type="float" office:value="0.118033" calcext:value-type="float">
            <text:p>0.118033</text:p>
          </table:table-cell>
          <table:table-cell office:value-type="float" office:value="9.167679" calcext:value-type="float">
            <text:p>9.167679</text:p>
          </table:table-cell>
          <table:table-cell office:value-type="float" office:value="3.095097" calcext:value-type="float">
            <text:p>3.095097</text:p>
          </table:table-cell>
          <table:table-cell office:value-type="float" office:value="0.301785" calcext:value-type="float">
            <text:p>0.301785</text:p>
          </table:table-cell>
          <table:table-cell office:value-type="float" office:value="0.263442" calcext:value-type="float">
            <text:p>0.263442</text:p>
          </table:table-cell>
          <table:table-cell office:value-type="float" office:value="37.529277" calcext:value-type="float">
            <text:p>37.529277</text:p>
          </table:table-cell>
          <table:table-cell office:value-type="float" office:value="13.309282" calcext:value-type="float">
            <text:p>13.309282</text:p>
          </table:table-cell>
          <table:table-cell office:value-type="float" office:value="0.641494" calcext:value-type="float">
            <text:p>0.641494</text:p>
          </table:table-cell>
          <table:table-cell office:value-type="float" office:value="0.580593" calcext:value-type="float">
            <text:p>0.580593</text:p>
          </table:table-cell>
          <table:table-cell office:value-type="float" office:value="226.038361" calcext:value-type="float">
            <text:p>226.038361</text:p>
          </table:table-cell>
          <table:table-cell office:value-type="float" office:value="80.983926" calcext:value-type="float">
            <text:p>80.983926</text:p>
          </table:table-cell>
          <table:table-cell office:value-type="float" office:value="1.712654" calcext:value-type="float">
            <text:p>1.712654</text:p>
          </table:table-cell>
          <table:table-cell office:value-type="float" office:value="1.539727" calcext:value-type="float">
            <text:p>1.539727</text:p>
          </table:table-cell>
          <table:table-cell office:value-type="float" office:value="922.325321" calcext:value-type="float">
            <text:p>922.325321</text:p>
          </table:table-cell>
          <table:table-cell office:value-type="float" office:value="330.501904" calcext:value-type="float">
            <text:p>330.501904</text:p>
          </table:table-cell>
          <table:table-cell office:value-type="float" office:value="3.689312" calcext:value-type="float">
            <text:p>3.689312</text:p>
          </table:table-cell>
          <table:table-cell office:value-type="float" office:value="3.269493" calcext:value-type="float">
            <text:p>3.269493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5099" calcext:value-type="float">
            <text:p>0.005099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406618" calcext:value-type="float">
            <text:p>0.406618</text:p>
          </table:table-cell>
          <table:table-cell office:value-type="float" office:value="0.262325" calcext:value-type="float">
            <text:p>0.262325</text:p>
          </table:table-cell>
          <table:table-cell office:value-type="float" office:value="0.062229" calcext:value-type="float">
            <text:p>0.062229</text:p>
          </table:table-cell>
          <table:table-cell office:value-type="float" office:value="0.038482" calcext:value-type="float">
            <text:p>0.038482</text:p>
          </table:table-cell>
          <table:table-cell office:value-type="float" office:value="2.377616" calcext:value-type="float">
            <text:p>2.377616</text:p>
          </table:table-cell>
          <table:table-cell office:value-type="float" office:value="0.960391" calcext:value-type="float">
            <text:p>0.960391</text:p>
          </table:table-cell>
          <table:table-cell office:value-type="float" office:value="0.182286" calcext:value-type="float">
            <text:p>0.182286</text:p>
          </table:table-cell>
          <table:table-cell office:value-type="float" office:value="0.114959" calcext:value-type="float">
            <text:p>0.114959</text:p>
          </table:table-cell>
          <table:table-cell office:value-type="float" office:value="9.333203" calcext:value-type="float">
            <text:p>9.333203</text:p>
          </table:table-cell>
          <table:table-cell office:value-type="float" office:value="3.096005" calcext:value-type="float">
            <text:p>3.096005</text:p>
          </table:table-cell>
          <table:table-cell office:value-type="float" office:value="0.302484" calcext:value-type="float">
            <text:p>0.302484</text:p>
          </table:table-cell>
          <table:table-cell office:value-type="float" office:value="0.25136" calcext:value-type="float">
            <text:p>0.25136</text:p>
          </table:table-cell>
          <table:table-cell office:value-type="float" office:value="36.420613" calcext:value-type="float">
            <text:p>36.420613</text:p>
          </table:table-cell>
          <table:table-cell office:value-type="float" office:value="12.986894" calcext:value-type="float">
            <text:p>12.986894</text:p>
          </table:table-cell>
          <table:table-cell office:value-type="float" office:value="0.635907" calcext:value-type="float">
            <text:p>0.635907</text:p>
          </table:table-cell>
          <table:table-cell office:value-type="float" office:value="0.548465" calcext:value-type="float">
            <text:p>0.548465</text:p>
          </table:table-cell>
          <table:table-cell office:value-type="float" office:value="224.499264" calcext:value-type="float">
            <text:p>224.499264</text:p>
          </table:table-cell>
          <table:table-cell office:value-type="float" office:value="80.634787" calcext:value-type="float">
            <text:p>80.634787</text:p>
          </table:table-cell>
          <table:table-cell office:value-type="float" office:value="1.786896" calcext:value-type="float">
            <text:p>1.786896</text:p>
          </table:table-cell>
          <table:table-cell office:value-type="float" office:value="1.484482" calcext:value-type="float">
            <text:p>1.484482</text:p>
          </table:table-cell>
          <table:table-cell office:value-type="float" office:value="923.78913" calcext:value-type="float">
            <text:p>923.78913</text:p>
          </table:table-cell>
          <table:table-cell office:value-type="float" office:value="334.652937" calcext:value-type="float">
            <text:p>334.652937</text:p>
          </table:table-cell>
          <table:table-cell office:value-type="float" office:value="3.688892" calcext:value-type="float">
            <text:p>3.688892</text:p>
          </table:table-cell>
          <table:table-cell office:value-type="float" office:value="3.342967" calcext:value-type="float">
            <text:p>3.342967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450339" calcext:value-type="float">
            <text:p>0.450339</text:p>
          </table:table-cell>
          <table:table-cell office:value-type="float" office:value="0.25583" calcext:value-type="float">
            <text:p>0.25583</text:p>
          </table:table-cell>
          <table:table-cell office:value-type="float" office:value="0.041974" calcext:value-type="float">
            <text:p>0.041974</text:p>
          </table:table-cell>
          <table:table-cell office:value-type="float" office:value="0.048749" calcext:value-type="float">
            <text:p>0.048749</text:p>
          </table:table-cell>
          <table:table-cell office:value-type="float" office:value="2.403806" calcext:value-type="float">
            <text:p>2.403806</text:p>
          </table:table-cell>
          <table:table-cell office:value-type="float" office:value="0.879724" calcext:value-type="float">
            <text:p>0.879724</text:p>
          </table:table-cell>
          <table:table-cell office:value-type="float" office:value="0.154211" calcext:value-type="float">
            <text:p>0.154211</text:p>
          </table:table-cell>
          <table:table-cell office:value-type="float" office:value="0.115308" calcext:value-type="float">
            <text:p>0.115308</text:p>
          </table:table-cell>
          <table:table-cell office:value-type="float" office:value="9.335997" calcext:value-type="float">
            <text:p>9.335997</text:p>
          </table:table-cell>
          <table:table-cell office:value-type="float" office:value="3.094958" calcext:value-type="float">
            <text:p>3.094958</text:p>
          </table:table-cell>
          <table:table-cell office:value-type="float" office:value="0.292357" calcext:value-type="float">
            <text:p>0.292357</text:p>
          </table:table-cell>
          <table:table-cell office:value-type="float" office:value="0.250451" calcext:value-type="float">
            <text:p>0.250451</text:p>
          </table:table-cell>
          <table:table-cell office:value-type="float" office:value="36.706963" calcext:value-type="float">
            <text:p>36.706963</text:p>
          </table:table-cell>
          <table:table-cell office:value-type="float" office:value="13.328418" calcext:value-type="float">
            <text:p>13.328418</text:p>
          </table:table-cell>
          <table:table-cell office:value-type="float" office:value="0.637443" calcext:value-type="float">
            <text:p>0.637443</text:p>
          </table:table-cell>
          <table:table-cell office:value-type="float" office:value="0.571932" calcext:value-type="float">
            <text:p>0.571932</text:p>
          </table:table-cell>
          <table:table-cell office:value-type="float" office:value="225.323255" calcext:value-type="float">
            <text:p>225.323255</text:p>
          </table:table-cell>
          <table:table-cell office:value-type="float" office:value="80.984275" calcext:value-type="float">
            <text:p>80.984275</text:p>
          </table:table-cell>
          <table:table-cell office:value-type="float" office:value="1.709582" calcext:value-type="float">
            <text:p>1.709582</text:p>
          </table:table-cell>
          <table:table-cell office:value-type="float" office:value="1.497543" calcext:value-type="float">
            <text:p>1.497543</text:p>
          </table:table-cell>
          <table:table-cell office:value-type="float" office:value="911.643196" calcext:value-type="float">
            <text:p>911.643196</text:p>
          </table:table-cell>
          <table:table-cell office:value-type="float" office:value="330.416907" calcext:value-type="float">
            <text:p>330.416907</text:p>
          </table:table-cell>
          <table:table-cell office:value-type="float" office:value="3.636999" calcext:value-type="float">
            <text:p>3.636999</text:p>
          </table:table-cell>
          <table:table-cell office:value-type="float" office:value="3.288072" calcext:value-type="float">
            <text:p>3.288072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4609" calcext:value-type="float">
            <text:p>0.004609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459837" calcext:value-type="float">
            <text:p>0.459837</text:p>
          </table:table-cell>
          <table:table-cell office:value-type="float" office:value="0.255271" calcext:value-type="float">
            <text:p>0.255271</text:p>
          </table:table-cell>
          <table:table-cell office:value-type="float" office:value="0.03953" calcext:value-type="float">
            <text:p>0.03953</text:p>
          </table:table-cell>
          <table:table-cell office:value-type="float" office:value="0.032895" calcext:value-type="float">
            <text:p>0.032895</text:p>
          </table:table-cell>
          <table:table-cell office:value-type="float" office:value="2.383482" calcext:value-type="float">
            <text:p>2.383482</text:p>
          </table:table-cell>
          <table:table-cell office:value-type="float" office:value="0.786555" calcext:value-type="float">
            <text:p>0.786555</text:p>
          </table:table-cell>
          <table:table-cell office:value-type="float" office:value="0.132559" calcext:value-type="float">
            <text:p>0.132559</text:p>
          </table:table-cell>
          <table:table-cell office:value-type="float" office:value="0.113492" calcext:value-type="float">
            <text:p>0.113492</text:p>
          </table:table-cell>
          <table:table-cell office:value-type="float" office:value="9.314206" calcext:value-type="float">
            <text:p>9.314206</text:p>
          </table:table-cell>
          <table:table-cell office:value-type="float" office:value="3.099847" calcext:value-type="float">
            <text:p>3.099847</text:p>
          </table:table-cell>
          <table:table-cell office:value-type="float" office:value="0.290262" calcext:value-type="float">
            <text:p>0.290262</text:p>
          </table:table-cell>
          <table:table-cell office:value-type="float" office:value="0.248706" calcext:value-type="float">
            <text:p>0.248706</text:p>
          </table:table-cell>
          <table:table-cell office:value-type="float" office:value="36.499813" calcext:value-type="float">
            <text:p>36.499813</text:p>
          </table:table-cell>
          <table:table-cell office:value-type="float" office:value="13.246425" calcext:value-type="float">
            <text:p>13.246425</text:p>
          </table:table-cell>
          <table:table-cell office:value-type="float" office:value="0.639888" calcext:value-type="float">
            <text:p>0.639888</text:p>
          </table:table-cell>
          <table:table-cell office:value-type="float" office:value="0.561875" calcext:value-type="float">
            <text:p>0.561875</text:p>
          </table:table-cell>
          <table:table-cell office:value-type="float" office:value="227.303541" calcext:value-type="float">
            <text:p>227.303541</text:p>
          </table:table-cell>
          <table:table-cell office:value-type="float" office:value="80.841448" calcext:value-type="float">
            <text:p>80.841448</text:p>
          </table:table-cell>
          <table:table-cell office:value-type="float" office:value="1.736052" calcext:value-type="float">
            <text:p>1.736052</text:p>
          </table:table-cell>
          <table:table-cell office:value-type="float" office:value="1.53833" calcext:value-type="float">
            <text:p>1.53833</text:p>
          </table:table-cell>
          <table:table-cell office:value-type="float" office:value="907.886908" calcext:value-type="float">
            <text:p>907.886908</text:p>
          </table:table-cell>
          <table:table-cell office:value-type="float" office:value="328.767598" calcext:value-type="float">
            <text:p>328.767598</text:p>
          </table:table-cell>
          <table:table-cell office:value-type="float" office:value="3.668219" calcext:value-type="float">
            <text:p>3.668219</text:p>
          </table:table-cell>
          <table:table-cell office:value-type="float" office:value="3.252033" calcext:value-type="float">
            <text:p>3.252033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5168" calcext:value-type="float">
            <text:p>0.005168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3842" calcext:value-type="float">
            <text:p>0.003842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3195" calcext:value-type="float">
            <text:p>0.403195</text:p>
          </table:table-cell>
          <table:table-cell office:value-type="float" office:value="0.256179" calcext:value-type="float">
            <text:p>0.256179</text:p>
          </table:table-cell>
          <table:table-cell office:value-type="float" office:value="0.039251" calcext:value-type="float">
            <text:p>0.039251</text:p>
          </table:table-cell>
          <table:table-cell office:value-type="float" office:value="0.031917" calcext:value-type="float">
            <text:p>0.031917</text:p>
          </table:table-cell>
          <table:table-cell office:value-type="float" office:value="2.386834" calcext:value-type="float">
            <text:p>2.386834</text:p>
          </table:table-cell>
          <table:table-cell office:value-type="float" office:value="0.786486" calcext:value-type="float">
            <text:p>0.786486</text:p>
          </table:table-cell>
          <table:table-cell office:value-type="float" office:value="0.131511" calcext:value-type="float">
            <text:p>0.131511</text:p>
          </table:table-cell>
          <table:table-cell office:value-type="float" office:value="0.114191" calcext:value-type="float">
            <text:p>0.114191</text:p>
          </table:table-cell>
          <table:table-cell office:value-type="float" office:value="9.292695" calcext:value-type="float">
            <text:p>9.292695</text:p>
          </table:table-cell>
          <table:table-cell office:value-type="float" office:value="3.099428" calcext:value-type="float">
            <text:p>3.099428</text:p>
          </table:table-cell>
          <table:table-cell office:value-type="float" office:value="0.289563" calcext:value-type="float">
            <text:p>0.289563</text:p>
          </table:table-cell>
          <table:table-cell office:value-type="float" office:value="0.24703" calcext:value-type="float">
            <text:p>0.24703</text:p>
          </table:table-cell>
          <table:table-cell office:value-type="float" office:value="36.310054" calcext:value-type="float">
            <text:p>36.310054</text:p>
          </table:table-cell>
          <table:table-cell office:value-type="float" office:value="13.284279" calcext:value-type="float">
            <text:p>13.284279</text:p>
          </table:table-cell>
          <table:table-cell office:value-type="float" office:value="0.631507" calcext:value-type="float">
            <text:p>0.631507</text:p>
          </table:table-cell>
          <table:table-cell office:value-type="float" office:value="0.558243" calcext:value-type="float">
            <text:p>0.558243</text:p>
          </table:table-cell>
          <table:table-cell office:value-type="float" office:value="225.888691" calcext:value-type="float">
            <text:p>225.888691</text:p>
          </table:table-cell>
          <table:table-cell office:value-type="float" office:value="80.892223" calcext:value-type="float">
            <text:p>80.892223</text:p>
          </table:table-cell>
          <table:table-cell office:value-type="float" office:value="1.703854" calcext:value-type="float">
            <text:p>1.703854</text:p>
          </table:table-cell>
          <table:table-cell office:value-type="float" office:value="1.524361" calcext:value-type="float">
            <text:p>1.524361</text:p>
          </table:table-cell>
          <table:table-cell office:value-type="float" office:value="906.433925" calcext:value-type="float">
            <text:p>906.433925</text:p>
          </table:table-cell>
          <table:table-cell office:value-type="float" office:value="329.619875" calcext:value-type="float">
            <text:p>329.619875</text:p>
          </table:table-cell>
          <table:table-cell office:value-type="float" office:value="3.684911" calcext:value-type="float">
            <text:p>3.684911</text:p>
          </table:table-cell>
          <table:table-cell office:value-type="float" office:value="3.268236" calcext:value-type="float">
            <text:p>3.268236</text:p>
          </table:table-cell>
          <table:table-cell table:number-columns-repeated="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7682" calcext:value-type="float">
            <text:p>0.007682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.003423" calcext:value-type="float">
            <text:p>0.003423</text:p>
          </table:table-cell>
          <table:table-cell office:value-type="float" office:value="0.493081" calcext:value-type="float">
            <text:p>0.493081</text:p>
          </table:table-cell>
          <table:table-cell office:value-type="float" office:value="0.263791" calcext:value-type="float">
            <text:p>0.263791</text:p>
          </table:table-cell>
          <table:table-cell office:value-type="float" office:value="0.04854" calcext:value-type="float">
            <text:p>0.04854</text:p>
          </table:table-cell>
          <table:table-cell office:value-type="float" office:value="0.045118" calcext:value-type="float">
            <text:p>0.045118</text:p>
          </table:table-cell>
          <table:table-cell office:value-type="float" office:value="2.404644" calcext:value-type="float">
            <text:p>2.404644</text:p>
          </table:table-cell>
          <table:table-cell office:value-type="float" office:value="0.90773" calcext:value-type="float">
            <text:p>0.90773</text:p>
          </table:table-cell>
          <table:table-cell office:value-type="float" office:value="0.137727" calcext:value-type="float">
            <text:p>0.137727</text:p>
          </table:table-cell>
          <table:table-cell office:value-type="float" office:value="0.209804" calcext:value-type="float">
            <text:p>0.209804</text:p>
          </table:table-cell>
          <table:table-cell office:value-type="float" office:value="10.106977" calcext:value-type="float">
            <text:p>10.106977</text:p>
          </table:table-cell>
          <table:table-cell office:value-type="float" office:value="3.096704" calcext:value-type="float">
            <text:p>3.096704</text:p>
          </table:table-cell>
          <table:table-cell office:value-type="float" office:value="0.309468" calcext:value-type="float">
            <text:p>0.309468</text:p>
          </table:table-cell>
          <table:table-cell office:value-type="float" office:value="0.254782" calcext:value-type="float">
            <text:p>0.254782</text:p>
          </table:table-cell>
          <table:table-cell office:value-type="float" office:value="38.079419" calcext:value-type="float">
            <text:p>38.079419</text:p>
          </table:table-cell>
          <table:table-cell office:value-type="float" office:value="13.154374" calcext:value-type="float">
            <text:p>13.154374</text:p>
          </table:table-cell>
          <table:table-cell office:value-type="float" office:value="0.635348" calcext:value-type="float">
            <text:p>0.635348</text:p>
          </table:table-cell>
          <table:table-cell office:value-type="float" office:value="0.587786" calcext:value-type="float">
            <text:p>0.587786</text:p>
          </table:table-cell>
          <table:table-cell office:value-type="float" office:value="226.407265" calcext:value-type="float">
            <text:p>226.407265</text:p>
          </table:table-cell>
          <table:table-cell office:value-type="float" office:value="80.769372" calcext:value-type="float">
            <text:p>80.769372</text:p>
          </table:table-cell>
          <table:table-cell office:value-type="float" office:value="1.715867" calcext:value-type="float">
            <text:p>1.715867</text:p>
          </table:table-cell>
          <table:table-cell office:value-type="float" office:value="1.54671" calcext:value-type="float">
            <text:p>1.54671</text:p>
          </table:table-cell>
          <table:table-cell office:value-type="float" office:value="915.199949" calcext:value-type="float">
            <text:p>915.199949</text:p>
          </table:table-cell>
          <table:table-cell office:value-type="float" office:value="331.288809" calcext:value-type="float">
            <text:p>331.288809</text:p>
          </table:table-cell>
          <table:table-cell office:value-type="float" office:value="3.673177" calcext:value-type="float">
            <text:p>3.673177</text:p>
          </table:table-cell>
          <table:table-cell office:value-type="float" office:value="3.366713" calcext:value-type="float">
            <text:p>3.366713</text:p>
          </table:table-cell>
          <table:table-cell table:number-columns-repeated="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6286" calcext:value-type="float">
            <text:p>0.006286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33646" calcext:value-type="float">
            <text:p>0.433646</text:p>
          </table:table-cell>
          <table:table-cell office:value-type="float" office:value="0.26442" calcext:value-type="float">
            <text:p>0.26442</text:p>
          </table:table-cell>
          <table:table-cell office:value-type="float" office:value="0.04449" calcext:value-type="float">
            <text:p>0.04449</text:p>
          </table:table-cell>
          <table:table-cell office:value-type="float" office:value="0.040508" calcext:value-type="float">
            <text:p>0.040508</text:p>
          </table:table-cell>
          <table:table-cell office:value-type="float" office:value="2.381596" calcext:value-type="float">
            <text:p>2.381596</text:p>
          </table:table-cell>
          <table:table-cell office:value-type="float" office:value="0.77552" calcext:value-type="float">
            <text:p>0.77552</text:p>
          </table:table-cell>
          <table:table-cell office:value-type="float" office:value="0.135074" calcext:value-type="float">
            <text:p>0.135074</text:p>
          </table:table-cell>
          <table:table-cell office:value-type="float" office:value="0.1188" calcext:value-type="float">
            <text:p>0.1188</text:p>
          </table:table-cell>
          <table:table-cell office:value-type="float" office:value="9.46681" calcext:value-type="float">
            <text:p>9.46681</text:p>
          </table:table-cell>
          <table:table-cell office:value-type="float" office:value="3.092094" calcext:value-type="float">
            <text:p>3.092094</text:p>
          </table:table-cell>
          <table:table-cell office:value-type="float" office:value="0.293893" calcext:value-type="float">
            <text:p>0.293893</text:p>
          </table:table-cell>
          <table:table-cell office:value-type="float" office:value="0.256179" calcext:value-type="float">
            <text:p>0.256179</text:p>
          </table:table-cell>
          <table:table-cell office:value-type="float" office:value="36.591865" calcext:value-type="float">
            <text:p>36.591865</text:p>
          </table:table-cell>
          <table:table-cell office:value-type="float" office:value="13.259694" calcext:value-type="float">
            <text:p>13.259694</text:p>
          </table:table-cell>
          <table:table-cell office:value-type="float" office:value="0.635838" calcext:value-type="float">
            <text:p>0.635838</text:p>
          </table:table-cell>
          <table:table-cell office:value-type="float" office:value="0.543856" calcext:value-type="float">
            <text:p>0.543856</text:p>
          </table:table-cell>
          <table:table-cell office:value-type="float" office:value="225.025869" calcext:value-type="float">
            <text:p>225.025869</text:p>
          </table:table-cell>
          <table:table-cell office:value-type="float" office:value="81.471699" calcext:value-type="float">
            <text:p>81.471699</text:p>
          </table:table-cell>
          <table:table-cell office:value-type="float" office:value="1.718382" calcext:value-type="float">
            <text:p>1.718382</text:p>
          </table:table-cell>
          <table:table-cell office:value-type="float" office:value="1.542661" calcext:value-type="float">
            <text:p>1.542661</text:p>
          </table:table-cell>
          <table:table-cell office:value-type="float" office:value="929.924434" calcext:value-type="float">
            <text:p>929.924434</text:p>
          </table:table-cell>
          <table:table-cell office:value-type="float" office:value="330.185452" calcext:value-type="float">
            <text:p>330.185452</text:p>
          </table:table-cell>
          <table:table-cell office:value-type="float" office:value="3.640911" calcext:value-type="float">
            <text:p>3.640911</text:p>
          </table:table-cell>
          <table:table-cell office:value-type="float" office:value="3.324389" calcext:value-type="float">
            <text:p>3.324389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19119" calcext:value-type="float">
            <text:p>0.419119</text:p>
          </table:table-cell>
          <table:table-cell office:value-type="float" office:value="0.263233" calcext:value-type="float">
            <text:p>0.263233</text:p>
          </table:table-cell>
          <table:table-cell office:value-type="float" office:value="0.042953" calcext:value-type="float">
            <text:p>0.042953</text:p>
          </table:table-cell>
          <table:table-cell office:value-type="float" office:value="0.037156" calcext:value-type="float">
            <text:p>0.037156</text:p>
          </table:table-cell>
          <table:table-cell office:value-type="float" office:value="2.372377" calcext:value-type="float">
            <text:p>2.372377</text:p>
          </table:table-cell>
          <table:table-cell office:value-type="float" office:value="0.860796" calcext:value-type="float">
            <text:p>0.860796</text:p>
          </table:table-cell>
          <table:table-cell office:value-type="float" office:value="0.13221" calcext:value-type="float">
            <text:p>0.13221</text:p>
          </table:table-cell>
          <table:table-cell office:value-type="float" office:value="0.112096" calcext:value-type="float">
            <text:p>0.112096</text:p>
          </table:table-cell>
          <table:table-cell office:value-type="float" office:value="9.519401" calcext:value-type="float">
            <text:p>9.519401</text:p>
          </table:table-cell>
          <table:table-cell office:value-type="float" office:value="3.089789" calcext:value-type="float">
            <text:p>3.089789</text:p>
          </table:table-cell>
          <table:table-cell office:value-type="float" office:value="0.291868" calcext:value-type="float">
            <text:p>0.291868</text:p>
          </table:table-cell>
          <table:table-cell office:value-type="float" office:value="0.243956" calcext:value-type="float">
            <text:p>0.243956</text:p>
          </table:table-cell>
          <table:table-cell office:value-type="float" office:value="36.375775" calcext:value-type="float">
            <text:p>36.375775</text:p>
          </table:table-cell>
          <table:table-cell office:value-type="float" office:value="13.39805" calcext:value-type="float">
            <text:p>13.39805</text:p>
          </table:table-cell>
          <table:table-cell office:value-type="float" office:value="0.637723" calcext:value-type="float">
            <text:p>0.637723</text:p>
          </table:table-cell>
          <table:table-cell office:value-type="float" office:value="0.55999" calcext:value-type="float">
            <text:p>0.55999</text:p>
          </table:table-cell>
          <table:table-cell office:value-type="float" office:value="225.73057" calcext:value-type="float">
            <text:p>225.73057</text:p>
          </table:table-cell>
          <table:table-cell office:value-type="float" office:value="80.475269" calcext:value-type="float">
            <text:p>80.475269</text:p>
          </table:table-cell>
          <table:table-cell office:value-type="float" office:value="1.721244" calcext:value-type="float">
            <text:p>1.721244</text:p>
          </table:table-cell>
          <table:table-cell office:value-type="float" office:value="1.541892" calcext:value-type="float">
            <text:p>1.541892</text:p>
          </table:table-cell>
          <table:table-cell office:value-type="float" office:value="911.213255" calcext:value-type="float">
            <text:p>911.213255</text:p>
          </table:table-cell>
          <table:table-cell office:value-type="float" office:value="330.647663" calcext:value-type="float">
            <text:p>330.647663</text:p>
          </table:table-cell>
          <table:table-cell office:value-type="float" office:value="3.656835" calcext:value-type="float">
            <text:p>3.656835</text:p>
          </table:table-cell>
          <table:table-cell office:value-type="float" office:value="3.295265" calcext:value-type="float">
            <text:p>3.295265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1885" calcext:value-type="float">
            <text:p>0.001885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1885" calcext:value-type="float">
            <text:p>0.001885</text:p>
          </table:table-cell>
          <table:table-cell office:value-type="float" office:value="0.416884" calcext:value-type="float">
            <text:p>0.416884</text:p>
          </table:table-cell>
          <table:table-cell office:value-type="float" office:value="0.2647" calcext:value-type="float">
            <text:p>0.2647</text:p>
          </table:table-cell>
          <table:table-cell office:value-type="float" office:value="0.052032" calcext:value-type="float">
            <text:p>0.052032</text:p>
          </table:table-cell>
          <table:table-cell office:value-type="float" office:value="0.034362" calcext:value-type="float">
            <text:p>0.034362</text:p>
          </table:table-cell>
          <table:table-cell office:value-type="float" office:value="2.374473" calcext:value-type="float">
            <text:p>2.374473</text:p>
          </table:table-cell>
          <table:table-cell office:value-type="float" office:value="0.772028" calcext:value-type="float">
            <text:p>0.772028</text:p>
          </table:table-cell>
          <table:table-cell office:value-type="float" office:value="0.132699" calcext:value-type="float">
            <text:p>0.132699</text:p>
          </table:table-cell>
          <table:table-cell office:value-type="float" office:value="0.1144" calcext:value-type="float">
            <text:p>0.1144</text:p>
          </table:table-cell>
          <table:table-cell office:value-type="float" office:value="9.190167" calcext:value-type="float">
            <text:p>9.190167</text:p>
          </table:table-cell>
          <table:table-cell office:value-type="float" office:value="3.113606" calcext:value-type="float">
            <text:p>3.113606</text:p>
          </table:table-cell>
          <table:table-cell office:value-type="float" office:value="0.289982" calcext:value-type="float">
            <text:p>0.289982</text:p>
          </table:table-cell>
          <table:table-cell office:value-type="float" office:value="0.266166" calcext:value-type="float">
            <text:p>0.266166</text:p>
          </table:table-cell>
          <table:table-cell office:value-type="float" office:value="36.259" calcext:value-type="float">
            <text:p>36.259</text:p>
          </table:table-cell>
          <table:table-cell office:value-type="float" office:value="13.340362" calcext:value-type="float">
            <text:p>13.340362</text:p>
          </table:table-cell>
          <table:table-cell office:value-type="float" office:value="0.651831" calcext:value-type="float">
            <text:p>0.651831</text:p>
          </table:table-cell>
          <table:table-cell office:value-type="float" office:value="0.555799" calcext:value-type="float">
            <text:p>0.555799</text:p>
          </table:table-cell>
          <table:table-cell office:value-type="float" office:value="225.274156" calcext:value-type="float">
            <text:p>225.274156</text:p>
          </table:table-cell>
          <table:table-cell office:value-type="float" office:value="80.414297" calcext:value-type="float">
            <text:p>80.414297</text:p>
          </table:table-cell>
          <table:table-cell office:value-type="float" office:value="1.707556" calcext:value-type="float">
            <text:p>1.707556</text:p>
          </table:table-cell>
          <table:table-cell office:value-type="float" office:value="1.541822" calcext:value-type="float">
            <text:p>1.541822</text:p>
          </table:table-cell>
          <table:table-cell office:value-type="float" office:value="913.399784" calcext:value-type="float">
            <text:p>913.399784</text:p>
          </table:table-cell>
          <table:table-cell office:value-type="float" office:value="330.636559" calcext:value-type="float">
            <text:p>330.636559</text:p>
          </table:table-cell>
          <table:table-cell office:value-type="float" office:value="3.666124" calcext:value-type="float">
            <text:p>3.666124</text:p>
          </table:table-cell>
          <table:table-cell office:value-type="float" office:value="3.291703" calcext:value-type="float">
            <text:p>3.291703</text:p>
          </table:table-cell>
          <table:table-cell table:number-columns-repeated="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433" calcext:value-type="float">
            <text:p>0.00433</text:p>
          </table:table-cell>
          <table:table-cell office:value-type="float" office:value="0.001397" calcext:value-type="float">
            <text:p>0.001397</text:p>
          </table:table-cell>
          <table:table-cell office:value-type="float" office:value="0.404453" calcext:value-type="float">
            <text:p>0.404453</text:p>
          </table:table-cell>
          <table:table-cell office:value-type="float" office:value="0.264211" calcext:value-type="float">
            <text:p>0.264211</text:p>
          </table:table-cell>
          <table:table-cell office:value-type="float" office:value="0.056222" calcext:value-type="float">
            <text:p>0.056222</text:p>
          </table:table-cell>
          <table:table-cell office:value-type="float" office:value="0.032476" calcext:value-type="float">
            <text:p>0.032476</text:p>
          </table:table-cell>
          <table:table-cell office:value-type="float" office:value="2.372446" calcext:value-type="float">
            <text:p>2.372446</text:p>
          </table:table-cell>
          <table:table-cell office:value-type="float" office:value="0.761133" calcext:value-type="float">
            <text:p>0.761133</text:p>
          </table:table-cell>
          <table:table-cell office:value-type="float" office:value="0.132978" calcext:value-type="float">
            <text:p>0.132978</text:p>
          </table:table-cell>
          <table:table-cell office:value-type="float" office:value="0.129835" calcext:value-type="float">
            <text:p>0.129835</text:p>
          </table:table-cell>
          <table:table-cell office:value-type="float" office:value="9.288434" calcext:value-type="float">
            <text:p>9.288434</text:p>
          </table:table-cell>
          <table:table-cell office:value-type="float" office:value="3.109834" calcext:value-type="float">
            <text:p>3.109834</text:p>
          </table:table-cell>
          <table:table-cell office:value-type="float" office:value="0.290052" calcext:value-type="float">
            <text:p>0.290052</text:p>
          </table:table-cell>
          <table:table-cell office:value-type="float" office:value="0.245283" calcext:value-type="float">
            <text:p>0.245283</text:p>
          </table:table-cell>
          <table:table-cell office:value-type="float" office:value="36.324441" calcext:value-type="float">
            <text:p>36.324441</text:p>
          </table:table-cell>
          <table:table-cell office:value-type="float" office:value="13.329117" calcext:value-type="float">
            <text:p>13.329117</text:p>
          </table:table-cell>
          <table:table-cell office:value-type="float" office:value="0.646453" calcext:value-type="float">
            <text:p>0.646453</text:p>
          </table:table-cell>
          <table:table-cell office:value-type="float" office:value="0.569348" calcext:value-type="float">
            <text:p>0.569348</text:p>
          </table:table-cell>
          <table:table-cell office:value-type="float" office:value="225.62469" calcext:value-type="float">
            <text:p>225.62469</text:p>
          </table:table-cell>
          <table:table-cell office:value-type="float" office:value="81.317419" calcext:value-type="float">
            <text:p>81.317419</text:p>
          </table:table-cell>
          <table:table-cell office:value-type="float" office:value="1.732839" calcext:value-type="float">
            <text:p>1.732839</text:p>
          </table:table-cell>
          <table:table-cell office:value-type="float" office:value="1.936636" calcext:value-type="float">
            <text:p>1.936636</text:p>
          </table:table-cell>
          <table:table-cell office:value-type="float" office:value="916.142813" calcext:value-type="float">
            <text:p>916.142813</text:p>
          </table:table-cell>
          <table:table-cell office:value-type="float" office:value="331.130687" calcext:value-type="float">
            <text:p>331.130687</text:p>
          </table:table-cell>
          <table:table-cell office:value-type="float" office:value="3.663121" calcext:value-type="float">
            <text:p>3.663121</text:p>
          </table:table-cell>
          <table:table-cell office:value-type="float" office:value="3.2887" calcext:value-type="float">
            <text:p>3.2887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7613" calcext:value-type="float">
            <text:p>0.007613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6216" calcext:value-type="float">
            <text:p>0.006216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411157" calcext:value-type="float">
            <text:p>0.411157</text:p>
          </table:table-cell>
          <table:table-cell office:value-type="float" office:value="0.25548" calcext:value-type="float">
            <text:p>0.25548</text:p>
          </table:table-cell>
          <table:table-cell office:value-type="float" office:value="0.067187" calcext:value-type="float">
            <text:p>0.067187</text:p>
          </table:table-cell>
          <table:table-cell office:value-type="float" office:value="0.04414" calcext:value-type="float">
            <text:p>0.04414</text:p>
          </table:table-cell>
          <table:table-cell office:value-type="float" office:value="2.387603" calcext:value-type="float">
            <text:p>2.387603</text:p>
          </table:table-cell>
          <table:table-cell office:value-type="float" office:value="0.839495" calcext:value-type="float">
            <text:p>0.839495</text:p>
          </table:table-cell>
          <table:table-cell office:value-type="float" office:value="0.13647" calcext:value-type="float">
            <text:p>0.13647</text:p>
          </table:table-cell>
          <table:table-cell office:value-type="float" office:value="0.12788" calcext:value-type="float">
            <text:p>0.12788</text:p>
          </table:table-cell>
          <table:table-cell office:value-type="float" office:value="11.629872" calcext:value-type="float">
            <text:p>11.629872</text:p>
          </table:table-cell>
          <table:table-cell office:value-type="float" office:value="3.146221" calcext:value-type="float">
            <text:p>3.146221</text:p>
          </table:table-cell>
          <table:table-cell office:value-type="float" office:value="0.299271" calcext:value-type="float">
            <text:p>0.299271</text:p>
          </table:table-cell>
          <table:table-cell office:value-type="float" office:value="0.273709" calcext:value-type="float">
            <text:p>0.273709</text:p>
          </table:table-cell>
          <table:table-cell office:value-type="float" office:value="38.428138" calcext:value-type="float">
            <text:p>38.428138</text:p>
          </table:table-cell>
          <table:table-cell office:value-type="float" office:value="14.282943" calcext:value-type="float">
            <text:p>14.282943</text:p>
          </table:table-cell>
          <table:table-cell office:value-type="float" office:value="0.638002" calcext:value-type="float">
            <text:p>0.638002</text:p>
          </table:table-cell>
          <table:table-cell office:value-type="float" office:value="0.566415" calcext:value-type="float">
            <text:p>0.566415</text:p>
          </table:table-cell>
          <table:table-cell office:value-type="float" office:value="225.996667" calcext:value-type="float">
            <text:p>225.996667</text:p>
          </table:table-cell>
          <table:table-cell office:value-type="float" office:value="80.248145" calcext:value-type="float">
            <text:p>80.248145</text:p>
          </table:table-cell>
          <table:table-cell office:value-type="float" office:value="1.729486" calcext:value-type="float">
            <text:p>1.729486</text:p>
          </table:table-cell>
          <table:table-cell office:value-type="float" office:value="1.554115" calcext:value-type="float">
            <text:p>1.554115</text:p>
          </table:table-cell>
          <table:table-cell office:value-type="float" office:value="921.286853" calcext:value-type="float">
            <text:p>921.286853</text:p>
          </table:table-cell>
          <table:table-cell office:value-type="float" office:value="334.081983" calcext:value-type="float">
            <text:p>334.081983</text:p>
          </table:table-cell>
          <table:table-cell office:value-type="float" office:value="3.625616" calcext:value-type="float">
            <text:p>3.625616</text:p>
          </table:table-cell>
          <table:table-cell office:value-type="float" office:value="3.303577" calcext:value-type="float">
            <text:p>3.303577</text:p>
          </table:table-cell>
          <table:table-cell table:number-columns-repeated="1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6565" calcext:value-type="float">
            <text:p>0.006565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5169" calcext:value-type="float">
            <text:p>0.005169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408084" calcext:value-type="float">
            <text:p>0.408084</text:p>
          </table:table-cell>
          <table:table-cell office:value-type="float" office:value="0.256667" calcext:value-type="float">
            <text:p>0.256667</text:p>
          </table:table-cell>
          <table:table-cell office:value-type="float" office:value="0.065371" calcext:value-type="float">
            <text:p>0.065371</text:p>
          </table:table-cell>
          <table:table-cell office:value-type="float" office:value="0.03974" calcext:value-type="float">
            <text:p>0.03974</text:p>
          </table:table-cell>
          <table:table-cell office:value-type="float" office:value="2.396333" calcext:value-type="float">
            <text:p>2.396333</text:p>
          </table:table-cell>
          <table:table-cell office:value-type="float" office:value="0.851857" calcext:value-type="float">
            <text:p>0.851857</text:p>
          </table:table-cell>
          <table:table-cell office:value-type="float" office:value="0.132489" calcext:value-type="float">
            <text:p>0.132489</text:p>
          </table:table-cell>
          <table:table-cell office:value-type="float" office:value="0.119289" calcext:value-type="float">
            <text:p>0.119289</text:p>
          </table:table-cell>
          <table:table-cell office:value-type="float" office:value="16.962831" calcext:value-type="float">
            <text:p>16.962831</text:p>
          </table:table-cell>
          <table:table-cell office:value-type="float" office:value="3.147688" calcext:value-type="float">
            <text:p>3.147688</text:p>
          </table:table-cell>
          <table:table-cell office:value-type="float" office:value="0.296268" calcext:value-type="float">
            <text:p>0.296268</text:p>
          </table:table-cell>
          <table:table-cell office:value-type="float" office:value="0.262744" calcext:value-type="float">
            <text:p>0.262744</text:p>
          </table:table-cell>
          <table:table-cell office:value-type="float" office:value="37.271073" calcext:value-type="float">
            <text:p>37.271073</text:p>
          </table:table-cell>
          <table:table-cell office:value-type="float" office:value="13.02789" calcext:value-type="float">
            <text:p>13.02789</text:p>
          </table:table-cell>
          <table:table-cell office:value-type="float" office:value="0.635767" calcext:value-type="float">
            <text:p>0.635767</text:p>
          </table:table-cell>
          <table:table-cell office:value-type="float" office:value="0.561736" calcext:value-type="float">
            <text:p>0.561736</text:p>
          </table:table-cell>
          <table:table-cell office:value-type="float" office:value="225.389534" calcext:value-type="float">
            <text:p>225.389534</text:p>
          </table:table-cell>
          <table:table-cell office:value-type="float" office:value="79.823438" calcext:value-type="float">
            <text:p>79.823438</text:p>
          </table:table-cell>
          <table:table-cell office:value-type="float" office:value="1.783404" calcext:value-type="float">
            <text:p>1.783404</text:p>
          </table:table-cell>
          <table:table-cell office:value-type="float" office:value="1.534209" calcext:value-type="float">
            <text:p>1.534209</text:p>
          </table:table-cell>
          <table:table-cell office:value-type="float" office:value="905.614828" calcext:value-type="float">
            <text:p>905.614828</text:p>
          </table:table-cell>
          <table:table-cell office:value-type="float" office:value="333.036804" calcext:value-type="float">
            <text:p>333.036804</text:p>
          </table:table-cell>
          <table:table-cell office:value-type="float" office:value="3.666333" calcext:value-type="float">
            <text:p>3.666333</text:p>
          </table:table-cell>
          <table:table-cell office:value-type="float" office:value="3.336681" calcext:value-type="float">
            <text:p>3.336681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6216" calcext:value-type="float">
            <text:p>0.006216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433" calcext:value-type="float">
            <text:p>0.00433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725374" calcext:value-type="float">
            <text:p>0.725374</text:p>
          </table:table-cell>
          <table:table-cell office:value-type="float" office:value="0.25569" calcext:value-type="float">
            <text:p>0.25569</text:p>
          </table:table-cell>
          <table:table-cell office:value-type="float" office:value="0.052032" calcext:value-type="float">
            <text:p>0.052032</text:p>
          </table:table-cell>
          <table:table-cell office:value-type="float" office:value="0.03534" calcext:value-type="float">
            <text:p>0.03534</text:p>
          </table:table-cell>
          <table:table-cell office:value-type="float" office:value="2.394866" calcext:value-type="float">
            <text:p>2.394866</text:p>
          </table:table-cell>
          <table:table-cell office:value-type="float" office:value="0.793051" calcext:value-type="float">
            <text:p>0.793051</text:p>
          </table:table-cell>
          <table:table-cell office:value-type="float" office:value="0.14562" calcext:value-type="float">
            <text:p>0.14562</text:p>
          </table:table-cell>
          <table:table-cell office:value-type="float" office:value="0.111537" calcext:value-type="float">
            <text:p>0.111537</text:p>
          </table:table-cell>
          <table:table-cell office:value-type="float" office:value="9.267622" calcext:value-type="float">
            <text:p>9.267622</text:p>
          </table:table-cell>
          <table:table-cell office:value-type="float" office:value="3.178488" calcext:value-type="float">
            <text:p>3.178488</text:p>
          </table:table-cell>
          <table:table-cell office:value-type="float" office:value="0.302763" calcext:value-type="float">
            <text:p>0.302763</text:p>
          </table:table-cell>
          <table:table-cell office:value-type="float" office:value="0.251429" calcext:value-type="float">
            <text:p>0.251429</text:p>
          </table:table-cell>
          <table:table-cell office:value-type="float" office:value="36.544093" calcext:value-type="float">
            <text:p>36.544093</text:p>
          </table:table-cell>
          <table:table-cell office:value-type="float" office:value="13.364527" calcext:value-type="float">
            <text:p>13.364527</text:p>
          </table:table-cell>
          <table:table-cell office:value-type="float" office:value="0.632066" calcext:value-type="float">
            <text:p>0.632066</text:p>
          </table:table-cell>
          <table:table-cell office:value-type="float" office:value="0.573887" calcext:value-type="float">
            <text:p>0.573887</text:p>
          </table:table-cell>
          <table:table-cell office:value-type="float" office:value="224.464344" calcext:value-type="float">
            <text:p>224.464344</text:p>
          </table:table-cell>
          <table:table-cell office:value-type="float" office:value="79.870442" calcext:value-type="float">
            <text:p>79.870442</text:p>
          </table:table-cell>
          <table:table-cell office:value-type="float" office:value="1.708184" calcext:value-type="float">
            <text:p>1.708184</text:p>
          </table:table-cell>
          <table:table-cell office:value-type="float" office:value="1.543568" calcext:value-type="float">
            <text:p>1.543568</text:p>
          </table:table-cell>
          <table:table-cell office:value-type="float" office:value="911.796505" calcext:value-type="float">
            <text:p>911.796505</text:p>
          </table:table-cell>
          <table:table-cell office:value-type="float" office:value="331.509229" calcext:value-type="float">
            <text:p>331.509229</text:p>
          </table:table-cell>
          <table:table-cell office:value-type="float" office:value="3.677578" calcext:value-type="float">
            <text:p>3.677578</text:p>
          </table:table-cell>
          <table:table-cell office:value-type="float" office:value="3.300015" calcext:value-type="float">
            <text:p>3.300015</text:p>
          </table:table-cell>
          <table:table-cell table:number-columns-repeated="1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4889" calcext:value-type="float">
            <text:p>0.004889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433" calcext:value-type="float">
            <text:p>0.0043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814492" calcext:value-type="float">
            <text:p>0.814492</text:p>
          </table:table-cell>
          <table:table-cell office:value-type="float" office:value="0.184521" calcext:value-type="float">
            <text:p>0.184521</text:p>
          </table:table-cell>
          <table:table-cell office:value-type="float" office:value="0.062439" calcext:value-type="float">
            <text:p>0.062439</text:p>
          </table:table-cell>
          <table:table-cell office:value-type="float" office:value="0.033943" calcext:value-type="float">
            <text:p>0.033943</text:p>
          </table:table-cell>
          <table:table-cell office:value-type="float" office:value="2.383412" calcext:value-type="float">
            <text:p>2.383412</text:p>
          </table:table-cell>
          <table:table-cell office:value-type="float" office:value="0.7758" calcext:value-type="float">
            <text:p>0.7758</text:p>
          </table:table-cell>
          <table:table-cell office:value-type="float" office:value="0.13249" calcext:value-type="float">
            <text:p>0.13249</text:p>
          </table:table-cell>
          <table:table-cell office:value-type="float" office:value="0.11035" calcext:value-type="float">
            <text:p>0.11035</text:p>
          </table:table-cell>
          <table:table-cell office:value-type="float" office:value="9.255609" calcext:value-type="float">
            <text:p>9.255609</text:p>
          </table:table-cell>
          <table:table-cell office:value-type="float" office:value="3.388781" calcext:value-type="float">
            <text:p>3.388781</text:p>
          </table:table-cell>
          <table:table-cell office:value-type="float" office:value="0.29522" calcext:value-type="float">
            <text:p>0.29522</text:p>
          </table:table-cell>
          <table:table-cell office:value-type="float" office:value="0.256179" calcext:value-type="float">
            <text:p>0.256179</text:p>
          </table:table-cell>
          <table:table-cell office:value-type="float" office:value="36.619103" calcext:value-type="float">
            <text:p>36.619103</text:p>
          </table:table-cell>
          <table:table-cell office:value-type="float" office:value="13.311657" calcext:value-type="float">
            <text:p>13.311657</text:p>
          </table:table-cell>
          <table:table-cell office:value-type="float" office:value="0.632555" calcext:value-type="float">
            <text:p>0.632555</text:p>
          </table:table-cell>
          <table:table-cell office:value-type="float" office:value="0.540783" calcext:value-type="float">
            <text:p>0.540783</text:p>
          </table:table-cell>
          <table:table-cell office:value-type="float" office:value="225.237489" calcext:value-type="float">
            <text:p>225.237489</text:p>
          </table:table-cell>
          <table:table-cell office:value-type="float" office:value="79.723984" calcext:value-type="float">
            <text:p>79.723984</text:p>
          </table:table-cell>
          <table:table-cell office:value-type="float" office:value="1.724318" calcext:value-type="float">
            <text:p>1.724318</text:p>
          </table:table-cell>
          <table:table-cell office:value-type="float" office:value="1.545314" calcext:value-type="float">
            <text:p>1.545314</text:p>
          </table:table-cell>
          <table:table-cell office:value-type="float" office:value="916.041335" calcext:value-type="float">
            <text:p>916.041335</text:p>
          </table:table-cell>
          <table:table-cell office:value-type="float" office:value="339.708979" calcext:value-type="float">
            <text:p>339.708979</text:p>
          </table:table-cell>
          <table:table-cell office:value-type="float" office:value="3.65453" calcext:value-type="float">
            <text:p>3.65453</text:p>
          </table:table-cell>
          <table:table-cell office:value-type="float" office:value="3.283462" calcext:value-type="float">
            <text:p>3.283462</text:p>
          </table:table-cell>
          <table:table-cell table:number-columns-repeated="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798848" calcext:value-type="float">
            <text:p>0.798848</text:p>
          </table:table-cell>
          <table:table-cell office:value-type="float" office:value="0.283556" calcext:value-type="float">
            <text:p>0.283556</text:p>
          </table:table-cell>
          <table:table-cell office:value-type="float" office:value="0.060483" calcext:value-type="float">
            <text:p>0.060483</text:p>
          </table:table-cell>
          <table:table-cell office:value-type="float" office:value="0.032895" calcext:value-type="float">
            <text:p>0.032895</text:p>
          </table:table-cell>
          <table:table-cell office:value-type="float" office:value="2.369444" calcext:value-type="float">
            <text:p>2.369444</text:p>
          </table:table-cell>
          <table:table-cell office:value-type="float" office:value="0.77587" calcext:value-type="float">
            <text:p>0.77587</text:p>
          </table:table-cell>
          <table:table-cell office:value-type="float" office:value="0.132" calcext:value-type="float">
            <text:p>0.132</text:p>
          </table:table-cell>
          <table:table-cell office:value-type="float" office:value="0.108813" calcext:value-type="float">
            <text:p>0.108813</text:p>
          </table:table-cell>
          <table:table-cell office:value-type="float" office:value="9.248555" calcext:value-type="float">
            <text:p>9.248555</text:p>
          </table:table-cell>
          <table:table-cell office:value-type="float" office:value="3.190151" calcext:value-type="float">
            <text:p>3.190151</text:p>
          </table:table-cell>
          <table:table-cell office:value-type="float" office:value="0.296757" calcext:value-type="float">
            <text:p>0.296757</text:p>
          </table:table-cell>
          <table:table-cell office:value-type="float" office:value="0.256947" calcext:value-type="float">
            <text:p>0.256947</text:p>
          </table:table-cell>
          <table:table-cell office:value-type="float" office:value="36.35594" calcext:value-type="float">
            <text:p>36.35594</text:p>
          </table:table-cell>
          <table:table-cell office:value-type="float" office:value="13.346438" calcext:value-type="float">
            <text:p>13.346438</text:p>
          </table:table-cell>
          <table:table-cell office:value-type="float" office:value="0.63032" calcext:value-type="float">
            <text:p>0.63032</text:p>
          </table:table-cell>
          <table:table-cell office:value-type="float" office:value="0.567532" calcext:value-type="float">
            <text:p>0.567532</text:p>
          </table:table-cell>
          <table:table-cell office:value-type="float" office:value="225.865225" calcext:value-type="float">
            <text:p>225.865225</text:p>
          </table:table-cell>
          <table:table-cell office:value-type="float" office:value="79.786702" calcext:value-type="float">
            <text:p>79.786702</text:p>
          </table:table-cell>
          <table:table-cell office:value-type="float" office:value="1.728229" calcext:value-type="float">
            <text:p>1.728229</text:p>
          </table:table-cell>
          <table:table-cell office:value-type="float" office:value="1.558305" calcext:value-type="float">
            <text:p>1.558305</text:p>
          </table:table-cell>
          <table:table-cell office:value-type="float" office:value="918.427473" calcext:value-type="float">
            <text:p>918.427473</text:p>
          </table:table-cell>
          <table:table-cell office:value-type="float" office:value="363.253759" calcext:value-type="float">
            <text:p>363.253759</text:p>
          </table:table-cell>
          <table:table-cell office:value-type="float" office:value="3.656067" calcext:value-type="float">
            <text:p>3.656067</text:p>
          </table:table-cell>
          <table:table-cell office:value-type="float" office:value="3.261322" calcext:value-type="float">
            <text:p>3.261322</text:p>
          </table:table-cell>
          <table:table-cell table:number-columns-repeated="1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7962" calcext:value-type="float">
            <text:p>0.007962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86345" calcext:value-type="float">
            <text:p>0.86345</text:p>
          </table:table-cell>
          <table:table-cell office:value-type="float" office:value="0.279925" calcext:value-type="float">
            <text:p>0.279925</text:p>
          </table:table-cell>
          <table:table-cell office:value-type="float" office:value="0.071169" calcext:value-type="float">
            <text:p>0.071169</text:p>
          </table:table-cell>
          <table:table-cell office:value-type="float" office:value="0.046235" calcext:value-type="float">
            <text:p>0.046235</text:p>
          </table:table-cell>
          <table:table-cell office:value-type="float" office:value="2.378732" calcext:value-type="float">
            <text:p>2.378732</text:p>
          </table:table-cell>
          <table:table-cell office:value-type="float" office:value="0.782784" calcext:value-type="float">
            <text:p>0.782784</text:p>
          </table:table-cell>
          <table:table-cell office:value-type="float" office:value="0.138286" calcext:value-type="float">
            <text:p>0.138286</text:p>
          </table:table-cell>
          <table:table-cell office:value-type="float" office:value="0.122572" calcext:value-type="float">
            <text:p>0.122572</text:p>
          </table:table-cell>
          <table:table-cell office:value-type="float" office:value="10.042444" calcext:value-type="float">
            <text:p>10.042444</text:p>
          </table:table-cell>
          <table:table-cell office:value-type="float" office:value="3.153206" calcext:value-type="float">
            <text:p>3.153206</text:p>
          </table:table-cell>
          <table:table-cell office:value-type="float" office:value="0.309677" calcext:value-type="float">
            <text:p>0.309677</text:p>
          </table:table-cell>
          <table:table-cell office:value-type="float" office:value="0.279505" calcext:value-type="float">
            <text:p>0.279505</text:p>
          </table:table-cell>
          <table:table-cell office:value-type="float" office:value="38.265686" calcext:value-type="float">
            <text:p>38.265686</text:p>
          </table:table-cell>
          <table:table-cell office:value-type="float" office:value="13.232108" calcext:value-type="float">
            <text:p>13.232108</text:p>
          </table:table-cell>
          <table:table-cell office:value-type="float" office:value="0.635209" calcext:value-type="float">
            <text:p>0.635209</text:p>
          </table:table-cell>
          <table:table-cell office:value-type="float" office:value="0.550002" calcext:value-type="float">
            <text:p>0.550002</text:p>
          </table:table-cell>
          <table:table-cell office:value-type="float" office:value="232.886186" calcext:value-type="float">
            <text:p>232.886186</text:p>
          </table:table-cell>
          <table:table-cell office:value-type="float" office:value="81.10985" calcext:value-type="float">
            <text:p>81.10985</text:p>
          </table:table-cell>
          <table:table-cell office:value-type="float" office:value="1.733817" calcext:value-type="float">
            <text:p>1.733817</text:p>
          </table:table-cell>
          <table:table-cell office:value-type="float" office:value="1.54692" calcext:value-type="float">
            <text:p>1.54692</text:p>
          </table:table-cell>
          <table:table-cell office:value-type="float" office:value="910.4112" calcext:value-type="float">
            <text:p>910.4112</text:p>
          </table:table-cell>
          <table:table-cell office:value-type="float" office:value="351.880479" calcext:value-type="float">
            <text:p>351.880479</text:p>
          </table:table-cell>
          <table:table-cell office:value-type="float" office:value="3.651596" calcext:value-type="float">
            <text:p>3.651596</text:p>
          </table:table-cell>
          <table:table-cell office:value-type="float" office:value="3.311049" calcext:value-type="float">
            <text:p>3.311049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6286" calcext:value-type="float">
            <text:p>0.006286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879026" calcext:value-type="float">
            <text:p>0.879026</text:p>
          </table:table-cell>
          <table:table-cell office:value-type="float" office:value="0.264769" calcext:value-type="float">
            <text:p>0.264769</text:p>
          </table:table-cell>
          <table:table-cell office:value-type="float" office:value="0.067328" calcext:value-type="float">
            <text:p>0.067328</text:p>
          </table:table-cell>
          <table:table-cell office:value-type="float" office:value="0.040648" calcext:value-type="float">
            <text:p>0.040648</text:p>
          </table:table-cell>
          <table:table-cell office:value-type="float" office:value="2.376218" calcext:value-type="float">
            <text:p>2.376218</text:p>
          </table:table-cell>
          <table:table-cell office:value-type="float" office:value="0.78893" calcext:value-type="float">
            <text:p>0.78893</text:p>
          </table:table-cell>
          <table:table-cell office:value-type="float" office:value="0.134585" calcext:value-type="float">
            <text:p>0.134585</text:p>
          </table:table-cell>
          <table:table-cell office:value-type="float" office:value="0.117892" calcext:value-type="float">
            <text:p>0.117892</text:p>
          </table:table-cell>
          <table:table-cell office:value-type="float" office:value="13.688941" calcext:value-type="float">
            <text:p>13.688941</text:p>
          </table:table-cell>
          <table:table-cell office:value-type="float" office:value="3.125059" calcext:value-type="float">
            <text:p>3.125059</text:p>
          </table:table-cell>
          <table:table-cell office:value-type="float" office:value="0.295709" calcext:value-type="float">
            <text:p>0.295709</text:p>
          </table:table-cell>
          <table:table-cell office:value-type="float" office:value="0.253315" calcext:value-type="float">
            <text:p>0.253315</text:p>
          </table:table-cell>
          <table:table-cell office:value-type="float" office:value="36.603598" calcext:value-type="float">
            <text:p>36.603598</text:p>
          </table:table-cell>
          <table:table-cell office:value-type="float" office:value="15.553361" calcext:value-type="float">
            <text:p>15.553361</text:p>
          </table:table-cell>
          <table:table-cell office:value-type="float" office:value="0.634859" calcext:value-type="float">
            <text:p>0.634859</text:p>
          </table:table-cell>
          <table:table-cell office:value-type="float" office:value="0.575634" calcext:value-type="float">
            <text:p>0.575634</text:p>
          </table:table-cell>
          <table:table-cell office:value-type="float" office:value="229.232076" calcext:value-type="float">
            <text:p>229.232076</text:p>
          </table:table-cell>
          <table:table-cell office:value-type="float" office:value="81.186187" calcext:value-type="float">
            <text:p>81.186187</text:p>
          </table:table-cell>
          <table:table-cell office:value-type="float" office:value="1.717963" calcext:value-type="float">
            <text:p>1.717963</text:p>
          </table:table-cell>
          <table:table-cell office:value-type="float" office:value="1.576393" calcext:value-type="float">
            <text:p>1.576393</text:p>
          </table:table-cell>
          <table:table-cell office:value-type="float" office:value="914.771059" calcext:value-type="float">
            <text:p>914.771059</text:p>
          </table:table-cell>
          <table:table-cell office:value-type="float" office:value="329.756346" calcext:value-type="float">
            <text:p>329.756346</text:p>
          </table:table-cell>
          <table:table-cell office:value-type="float" office:value="3.656556" calcext:value-type="float">
            <text:p>3.656556</text:p>
          </table:table-cell>
          <table:table-cell office:value-type="float" office:value="3.321735" calcext:value-type="float">
            <text:p>3.321735</text:p>
          </table:table-cell>
          <table:table-cell table:number-columns-repeated="1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6216" calcext:value-type="float">
            <text:p>0.006216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897813" calcext:value-type="float">
            <text:p>0.897813</text:p>
          </table:table-cell>
          <table:table-cell office:value-type="float" office:value="0.265328" calcext:value-type="float">
            <text:p>0.265328</text:p>
          </table:table-cell>
          <table:table-cell office:value-type="float" office:value="0.063486" calcext:value-type="float">
            <text:p>0.063486</text:p>
          </table:table-cell>
          <table:table-cell office:value-type="float" office:value="0.036597" calcext:value-type="float">
            <text:p>0.036597</text:p>
          </table:table-cell>
          <table:table-cell office:value-type="float" office:value="2.384879" calcext:value-type="float">
            <text:p>2.384879</text:p>
          </table:table-cell>
          <table:table-cell office:value-type="float" office:value="0.768117" calcext:value-type="float">
            <text:p>0.768117</text:p>
          </table:table-cell>
          <table:table-cell office:value-type="float" office:value="0.132001" calcext:value-type="float">
            <text:p>0.132001</text:p>
          </table:table-cell>
          <table:table-cell office:value-type="float" office:value="0.112654" calcext:value-type="float">
            <text:p>0.112654</text:p>
          </table:table-cell>
          <table:table-cell office:value-type="float" office:value="9.222714" calcext:value-type="float">
            <text:p>9.222714</text:p>
          </table:table-cell>
          <table:table-cell office:value-type="float" office:value="3.13372" calcext:value-type="float">
            <text:p>3.13372</text:p>
          </table:table-cell>
          <table:table-cell office:value-type="float" office:value="0.297246" calcext:value-type="float">
            <text:p>0.297246</text:p>
          </table:table-cell>
          <table:table-cell office:value-type="float" office:value="0.250871" calcext:value-type="float">
            <text:p>0.250871</text:p>
          </table:table-cell>
          <table:table-cell office:value-type="float" office:value="36.641522" calcext:value-type="float">
            <text:p>36.641522</text:p>
          </table:table-cell>
          <table:table-cell office:value-type="float" office:value="14.634106" calcext:value-type="float">
            <text:p>14.634106</text:p>
          </table:table-cell>
          <table:table-cell office:value-type="float" office:value="0.923724" calcext:value-type="float">
            <text:p>0.923724</text:p>
          </table:table-cell>
          <table:table-cell office:value-type="float" office:value="0.559571" calcext:value-type="float">
            <text:p>0.559571</text:p>
          </table:table-cell>
          <table:table-cell office:value-type="float" office:value="227.74955" calcext:value-type="float">
            <text:p>227.74955</text:p>
          </table:table-cell>
          <table:table-cell office:value-type="float" office:value="80.600495" calcext:value-type="float">
            <text:p>80.600495</text:p>
          </table:table-cell>
          <table:table-cell office:value-type="float" office:value="1.718871" calcext:value-type="float">
            <text:p>1.718871</text:p>
          </table:table-cell>
          <table:table-cell office:value-type="float" office:value="1.549994" calcext:value-type="float">
            <text:p>1.549994</text:p>
          </table:table-cell>
          <table:table-cell office:value-type="float" office:value="931.606297" calcext:value-type="float">
            <text:p>931.606297</text:p>
          </table:table-cell>
          <table:table-cell office:value-type="float" office:value="328.721643" calcext:value-type="float">
            <text:p>328.721643</text:p>
          </table:table-cell>
          <table:table-cell office:value-type="float" office:value="3.629038" calcext:value-type="float">
            <text:p>3.629038</text:p>
          </table:table-cell>
          <table:table-cell office:value-type="float" office:value="3.276129" calcext:value-type="float">
            <text:p>3.276129</text:p>
          </table:table-cell>
          <table:table-cell table:number-columns-repeated="1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1885" calcext:value-type="float">
            <text:p>0.001885</text:p>
          </table:table-cell>
          <table:table-cell office:value-type="float" office:value="0.00433" calcext:value-type="float">
            <text:p>0.00433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87239" calcext:value-type="float">
            <text:p>0.87239</text:p>
          </table:table-cell>
          <table:table-cell office:value-type="float" office:value="0.267772" calcext:value-type="float">
            <text:p>0.267772</text:p>
          </table:table-cell>
          <table:table-cell office:value-type="float" office:value="0.06153" calcext:value-type="float">
            <text:p>0.06153</text:p>
          </table:table-cell>
          <table:table-cell office:value-type="float" office:value="0.034292" calcext:value-type="float">
            <text:p>0.034292</text:p>
          </table:table-cell>
          <table:table-cell office:value-type="float" office:value="2.411628" calcext:value-type="float">
            <text:p>2.411628</text:p>
          </table:table-cell>
          <table:table-cell office:value-type="float" office:value="0.768047" calcext:value-type="float">
            <text:p>0.768047</text:p>
          </table:table-cell>
          <table:table-cell office:value-type="float" office:value="0.131861" calcext:value-type="float">
            <text:p>0.131861</text:p>
          </table:table-cell>
          <table:table-cell office:value-type="float" office:value="0.113283" calcext:value-type="float">
            <text:p>0.113283</text:p>
          </table:table-cell>
          <table:table-cell office:value-type="float" office:value="9.214682" calcext:value-type="float">
            <text:p>9.214682</text:p>
          </table:table-cell>
          <table:table-cell office:value-type="float" office:value="3.094678" calcext:value-type="float">
            <text:p>3.094678</text:p>
          </table:table-cell>
          <table:table-cell office:value-type="float" office:value="0.283976" calcext:value-type="float">
            <text:p>0.283976</text:p>
          </table:table-cell>
          <table:table-cell office:value-type="float" office:value="0.353468" calcext:value-type="float">
            <text:p>0.353468</text:p>
          </table:table-cell>
          <table:table-cell office:value-type="float" office:value="37.754726" calcext:value-type="float">
            <text:p>37.754726</text:p>
          </table:table-cell>
          <table:table-cell office:value-type="float" office:value="18.018766" calcext:value-type="float">
            <text:p>18.018766</text:p>
          </table:table-cell>
          <table:table-cell office:value-type="float" office:value="0.644218" calcext:value-type="float">
            <text:p>0.644218</text:p>
          </table:table-cell>
          <table:table-cell office:value-type="float" office:value="0.5595" calcext:value-type="float">
            <text:p>0.5595</text:p>
          </table:table-cell>
          <table:table-cell office:value-type="float" office:value="232.187282" calcext:value-type="float">
            <text:p>232.187282</text:p>
          </table:table-cell>
          <table:table-cell office:value-type="float" office:value="81.261545" calcext:value-type="float">
            <text:p>81.261545</text:p>
          </table:table-cell>
          <table:table-cell office:value-type="float" office:value="1.74087" calcext:value-type="float">
            <text:p>1.74087</text:p>
          </table:table-cell>
          <table:table-cell office:value-type="float" office:value="1.541472" calcext:value-type="float">
            <text:p>1.541472</text:p>
          </table:table-cell>
          <table:table-cell office:value-type="float" office:value="952.44157" calcext:value-type="float">
            <text:p>952.44157</text:p>
          </table:table-cell>
          <table:table-cell office:value-type="float" office:value="326.95081" calcext:value-type="float">
            <text:p>326.95081</text:p>
          </table:table-cell>
          <table:table-cell office:value-type="float" office:value="3.627501" calcext:value-type="float">
            <text:p>3.627501</text:p>
          </table:table-cell>
          <table:table-cell office:value-type="float" office:value="3.290515" calcext:value-type="float">
            <text:p>3.290515</text:p>
          </table:table-cell>
          <table:table-cell table:number-columns-repeated="1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5168" calcext:value-type="float">
            <text:p>0.005168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419" calcext:value-type="float">
            <text:p>0.00419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873857" calcext:value-type="float">
            <text:p>0.873857</text:p>
          </table:table-cell>
          <table:table-cell office:value-type="float" office:value="0.264839" calcext:value-type="float">
            <text:p>0.264839</text:p>
          </table:table-cell>
          <table:table-cell office:value-type="float" office:value="0.061879" calcext:value-type="float">
            <text:p>0.061879</text:p>
          </table:table-cell>
          <table:table-cell office:value-type="float" office:value="0.032895" calcext:value-type="float">
            <text:p>0.032895</text:p>
          </table:table-cell>
          <table:table-cell office:value-type="float" office:value="2.395425" calcext:value-type="float">
            <text:p>2.395425</text:p>
          </table:table-cell>
          <table:table-cell office:value-type="float" office:value="0.77999" calcext:value-type="float">
            <text:p>0.77999</text:p>
          </table:table-cell>
          <table:table-cell office:value-type="float" office:value="0.13249" calcext:value-type="float">
            <text:p>0.13249</text:p>
          </table:table-cell>
          <table:table-cell office:value-type="float" office:value="0.112375" calcext:value-type="float">
            <text:p>0.112375</text:p>
          </table:table-cell>
          <table:table-cell office:value-type="float" office:value="9.195127" calcext:value-type="float">
            <text:p>9.195127</text:p>
          </table:table-cell>
          <table:table-cell office:value-type="float" office:value="3.091675" calcext:value-type="float">
            <text:p>3.091675</text:p>
          </table:table-cell>
          <table:table-cell office:value-type="float" office:value="0.291448" calcext:value-type="float">
            <text:p>0.291448</text:p>
          </table:table-cell>
          <table:table-cell office:value-type="float" office:value="0.256388" calcext:value-type="float">
            <text:p>0.256388</text:p>
          </table:table-cell>
          <table:table-cell office:value-type="float" office:value="36.336524" calcext:value-type="float">
            <text:p>36.336524</text:p>
          </table:table-cell>
          <table:table-cell office:value-type="float" office:value="17.355202" calcext:value-type="float">
            <text:p>17.355202</text:p>
          </table:table-cell>
          <table:table-cell office:value-type="float" office:value="0.640796" calcext:value-type="float">
            <text:p>0.640796</text:p>
          </table:table-cell>
          <table:table-cell office:value-type="float" office:value="0.567742" calcext:value-type="float">
            <text:p>0.567742</text:p>
          </table:table-cell>
          <table:table-cell office:value-type="float" office:value="227.653728" calcext:value-type="float">
            <text:p>227.653728</text:p>
          </table:table-cell>
          <table:table-cell office:value-type="float" office:value="80.317847" calcext:value-type="float">
            <text:p>80.317847</text:p>
          </table:table-cell>
          <table:table-cell office:value-type="float" office:value="2.092592" calcext:value-type="float">
            <text:p>2.092592</text:p>
          </table:table-cell>
          <table:table-cell office:value-type="float" office:value="1.709512" calcext:value-type="float">
            <text:p>1.709512</text:p>
          </table:table-cell>
          <table:table-cell office:value-type="float" office:value="943.74909" calcext:value-type="float">
            <text:p>943.74909</text:p>
          </table:table-cell>
          <table:table-cell office:value-type="float" office:value="330.086207" calcext:value-type="float">
            <text:p>330.086207</text:p>
          </table:table-cell>
          <table:table-cell office:value-type="float" office:value="3.588111" calcext:value-type="float">
            <text:p>3.588111</text:p>
          </table:table-cell>
          <table:table-cell office:value-type="float" office:value="3.267329" calcext:value-type="float">
            <text:p>3.267329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7264" calcext:value-type="float">
            <text:p>0.007264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0.897254" calcext:value-type="float">
            <text:p>0.897254</text:p>
          </table:table-cell>
          <table:table-cell office:value-type="float" office:value="0.242281" calcext:value-type="float">
            <text:p>0.242281</text:p>
          </table:table-cell>
          <table:table-cell office:value-type="float" office:value="0.068585" calcext:value-type="float">
            <text:p>0.068585</text:p>
          </table:table-cell>
          <table:table-cell office:value-type="float" office:value="0.044489" calcext:value-type="float">
            <text:p>0.044489</text:p>
          </table:table-cell>
          <table:table-cell office:value-type="float" office:value="2.390257" calcext:value-type="float">
            <text:p>2.390257</text:p>
          </table:table-cell>
          <table:table-cell office:value-type="float" office:value="0.764764" calcext:value-type="float">
            <text:p>0.764764</text:p>
          </table:table-cell>
          <table:table-cell office:value-type="float" office:value="0.138286" calcext:value-type="float">
            <text:p>0.138286</text:p>
          </table:table-cell>
          <table:table-cell office:value-type="float" office:value="0.122502" calcext:value-type="float">
            <text:p>0.122502</text:p>
          </table:table-cell>
          <table:table-cell office:value-type="float" office:value="11.165286" calcext:value-type="float">
            <text:p>11.165286</text:p>
          </table:table-cell>
          <table:table-cell office:value-type="float" office:value="3.12443" calcext:value-type="float">
            <text:p>3.12443</text:p>
          </table:table-cell>
          <table:table-cell office:value-type="float" office:value="0.307442" calcext:value-type="float">
            <text:p>0.307442</text:p>
          </table:table-cell>
          <table:table-cell office:value-type="float" office:value="0.265259" calcext:value-type="float">
            <text:p>0.265259</text:p>
          </table:table-cell>
          <table:table-cell office:value-type="float" office:value="37.21066" calcext:value-type="float">
            <text:p>37.21066</text:p>
          </table:table-cell>
          <table:table-cell office:value-type="float" office:value="20.668485" calcext:value-type="float">
            <text:p>20.668485</text:p>
          </table:table-cell>
          <table:table-cell office:value-type="float" office:value="0.632904" calcext:value-type="float">
            <text:p>0.632904</text:p>
          </table:table-cell>
          <table:table-cell office:value-type="float" office:value="0.566066" calcext:value-type="float">
            <text:p>0.566066</text:p>
          </table:table-cell>
          <table:table-cell office:value-type="float" office:value="232.5272" calcext:value-type="float">
            <text:p>232.5272</text:p>
          </table:table-cell>
          <table:table-cell office:value-type="float" office:value="81.123957" calcext:value-type="float">
            <text:p>81.123957</text:p>
          </table:table-cell>
          <table:table-cell office:value-type="float" office:value="2.090008" calcext:value-type="float">
            <text:p>2.090008</text:p>
          </table:table-cell>
          <table:table-cell office:value-type="float" office:value="1.542171" calcext:value-type="float">
            <text:p>1.542171</text:p>
          </table:table-cell>
          <table:table-cell office:value-type="float" office:value="1011.963478" calcext:value-type="float">
            <text:p>1011.963478</text:p>
          </table:table-cell>
          <table:table-cell office:value-type="float" office:value="337.354061" calcext:value-type="float">
            <text:p>337.354061</text:p>
          </table:table-cell>
          <table:table-cell office:value-type="float" office:value="3.627991" calcext:value-type="float">
            <text:p>3.627991</text:p>
          </table:table-cell>
          <table:table-cell office:value-type="float" office:value="3.280738" calcext:value-type="float">
            <text:p>3.280738</text:p>
          </table:table-cell>
          <table:table-cell table:number-columns-repeated="1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5658" calcext:value-type="float">
            <text:p>0.005658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3842" calcext:value-type="float">
            <text:p>0.003842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658955" calcext:value-type="float">
            <text:p>0.658955</text:p>
          </table:table-cell>
          <table:table-cell office:value-type="float" office:value="0.293754" calcext:value-type="float">
            <text:p>0.293754</text:p>
          </table:table-cell>
          <table:table-cell office:value-type="float" office:value="0.062508" calcext:value-type="float">
            <text:p>0.062508</text:p>
          </table:table-cell>
          <table:table-cell office:value-type="float" office:value="0.03953" calcext:value-type="float">
            <text:p>0.03953</text:p>
          </table:table-cell>
          <table:table-cell office:value-type="float" office:value="2.373564" calcext:value-type="float">
            <text:p>2.373564</text:p>
          </table:table-cell>
          <table:table-cell office:value-type="float" office:value="0.924632" calcext:value-type="float">
            <text:p>0.924632</text:p>
          </table:table-cell>
          <table:table-cell office:value-type="float" office:value="0.135143" calcext:value-type="float">
            <text:p>0.135143</text:p>
          </table:table-cell>
          <table:table-cell office:value-type="float" office:value="0.119429" calcext:value-type="float">
            <text:p>0.119429</text:p>
          </table:table-cell>
          <table:table-cell office:value-type="float" office:value="13.260742" calcext:value-type="float">
            <text:p>13.260742</text:p>
          </table:table-cell>
          <table:table-cell office:value-type="float" office:value="3.101453" calcext:value-type="float">
            <text:p>3.101453</text:p>
          </table:table-cell>
          <table:table-cell office:value-type="float" office:value="0.294312" calcext:value-type="float">
            <text:p>0.294312</text:p>
          </table:table-cell>
          <table:table-cell office:value-type="float" office:value="0.257645" calcext:value-type="float">
            <text:p>0.257645</text:p>
          </table:table-cell>
          <table:table-cell office:value-type="float" office:value="36.557502" calcext:value-type="float">
            <text:p>36.557502</text:p>
          </table:table-cell>
          <table:table-cell office:value-type="float" office:value="13.723722" calcext:value-type="float">
            <text:p>13.723722</text:p>
          </table:table-cell>
          <table:table-cell office:value-type="float" office:value="0.631018" calcext:value-type="float">
            <text:p>0.631018</text:p>
          </table:table-cell>
          <table:table-cell office:value-type="float" office:value="0.563971" calcext:value-type="float">
            <text:p>0.563971</text:p>
          </table:table-cell>
          <table:table-cell office:value-type="float" office:value="225.097318" calcext:value-type="float">
            <text:p>225.097318</text:p>
          </table:table-cell>
          <table:table-cell office:value-type="float" office:value="80.952147" calcext:value-type="float">
            <text:p>80.952147</text:p>
          </table:table-cell>
          <table:table-cell office:value-type="float" office:value="1.715518" calcext:value-type="float">
            <text:p>1.715518</text:p>
          </table:table-cell>
          <table:table-cell office:value-type="float" office:value="1.54287" calcext:value-type="float">
            <text:p>1.54287</text:p>
          </table:table-cell>
          <table:table-cell office:value-type="float" office:value="932.595955" calcext:value-type="float">
            <text:p>932.595955</text:p>
          </table:table-cell>
          <table:table-cell office:value-type="float" office:value="329.063238" calcext:value-type="float">
            <text:p>329.063238</text:p>
          </table:table-cell>
          <table:table-cell office:value-type="float" office:value="3.666194" calcext:value-type="float">
            <text:p>3.666194</text:p>
          </table:table-cell>
          <table:table-cell office:value-type="float" office:value="3.361754" calcext:value-type="float">
            <text:p>3.361754</text:p>
          </table:table-cell>
          <table:table-cell table:number-columns-repeated="1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32249" calcext:value-type="float">
            <text:p>0.432249</text:p>
          </table:table-cell>
          <table:table-cell office:value-type="float" office:value="0.285861" calcext:value-type="float">
            <text:p>0.285861</text:p>
          </table:table-cell>
          <table:table-cell office:value-type="float" office:value="0.043511" calcext:value-type="float">
            <text:p>0.043511</text:p>
          </table:table-cell>
          <table:table-cell office:value-type="float" office:value="0.036247" calcext:value-type="float">
            <text:p>0.036247</text:p>
          </table:table-cell>
          <table:table-cell office:value-type="float" office:value="2.369654" calcext:value-type="float">
            <text:p>2.369654</text:p>
          </table:table-cell>
          <table:table-cell office:value-type="float" office:value="0.854162" calcext:value-type="float">
            <text:p>0.854162</text:p>
          </table:table-cell>
          <table:table-cell office:value-type="float" office:value="0.133397" calcext:value-type="float">
            <text:p>0.133397</text:p>
          </table:table-cell>
          <table:table-cell office:value-type="float" office:value="0.111676" calcext:value-type="float">
            <text:p>0.111676</text:p>
          </table:table-cell>
          <table:table-cell office:value-type="float" office:value="9.235984" calcext:value-type="float">
            <text:p>9.235984</text:p>
          </table:table-cell>
          <table:table-cell office:value-type="float" office:value="3.099288" calcext:value-type="float">
            <text:p>3.099288</text:p>
          </table:table-cell>
          <table:table-cell office:value-type="float" office:value="0.292008" calcext:value-type="float">
            <text:p>0.292008</text:p>
          </table:table-cell>
          <table:table-cell office:value-type="float" office:value="0.256878" calcext:value-type="float">
            <text:p>0.256878</text:p>
          </table:table-cell>
          <table:table-cell office:value-type="float" office:value="36.345115" calcext:value-type="float">
            <text:p>36.345115</text:p>
          </table:table-cell>
          <table:table-cell office:value-type="float" office:value="17.983776" calcext:value-type="float">
            <text:p>17.983776</text:p>
          </table:table-cell>
          <table:table-cell office:value-type="float" office:value="0.628085" calcext:value-type="float">
            <text:p>0.628085</text:p>
          </table:table-cell>
          <table:table-cell office:value-type="float" office:value="0.542599" calcext:value-type="float">
            <text:p>0.542599</text:p>
          </table:table-cell>
          <table:table-cell office:value-type="float" office:value="228.787186" calcext:value-type="float">
            <text:p>228.787186</text:p>
          </table:table-cell>
          <table:table-cell office:value-type="float" office:value="80.649664" calcext:value-type="float">
            <text:p>80.649664</text:p>
          </table:table-cell>
          <table:table-cell office:value-type="float" office:value="1.729277" calcext:value-type="float">
            <text:p>1.729277</text:p>
          </table:table-cell>
          <table:table-cell office:value-type="float" office:value="1.541333" calcext:value-type="float">
            <text:p>1.541333</text:p>
          </table:table-cell>
          <table:table-cell office:value-type="float" office:value="906.586682" calcext:value-type="float">
            <text:p>906.586682</text:p>
          </table:table-cell>
          <table:table-cell office:value-type="float" office:value="327.782413" calcext:value-type="float">
            <text:p>327.782413</text:p>
          </table:table-cell>
          <table:table-cell office:value-type="float" office:value="3.665006" calcext:value-type="float">
            <text:p>3.665006</text:p>
          </table:table-cell>
          <table:table-cell office:value-type="float" office:value="3.359589" calcext:value-type="float">
            <text:p>3.359589</text:p>
          </table:table-cell>
          <table:table-cell table:number-columns-repeated="1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21563" calcext:value-type="float">
            <text:p>0.421563</text:p>
          </table:table-cell>
          <table:table-cell office:value-type="float" office:value="0.271893" calcext:value-type="float">
            <text:p>0.271893</text:p>
          </table:table-cell>
          <table:table-cell office:value-type="float" office:value="0.040927" calcext:value-type="float">
            <text:p>0.040927</text:p>
          </table:table-cell>
          <table:table-cell office:value-type="float" office:value="0.033873" calcext:value-type="float">
            <text:p>0.033873</text:p>
          </table:table-cell>
          <table:table-cell office:value-type="float" office:value="2.368186" calcext:value-type="float">
            <text:p>2.368186</text:p>
          </table:table-cell>
          <table:table-cell office:value-type="float" office:value="0.785648" calcext:value-type="float">
            <text:p>0.785648</text:p>
          </table:table-cell>
          <table:table-cell office:value-type="float" office:value="0.131721" calcext:value-type="float">
            <text:p>0.131721</text:p>
          </table:table-cell>
          <table:table-cell office:value-type="float" office:value="0.111328" calcext:value-type="float">
            <text:p>0.111328</text:p>
          </table:table-cell>
          <table:table-cell office:value-type="float" office:value="9.554671" calcext:value-type="float">
            <text:p>9.554671</text:p>
          </table:table-cell>
          <table:table-cell office:value-type="float" office:value="3.225002" calcext:value-type="float">
            <text:p>3.225002</text:p>
          </table:table-cell>
          <table:table-cell office:value-type="float" office:value="0.301646" calcext:value-type="float">
            <text:p>0.301646</text:p>
          </table:table-cell>
          <table:table-cell office:value-type="float" office:value="0.263233" calcext:value-type="float">
            <text:p>0.263233</text:p>
          </table:table-cell>
          <table:table-cell office:value-type="float" office:value="36.471387" calcext:value-type="float">
            <text:p>36.471387</text:p>
          </table:table-cell>
          <table:table-cell office:value-type="float" office:value="13.264304" calcext:value-type="float">
            <text:p>13.264304</text:p>
          </table:table-cell>
          <table:table-cell office:value-type="float" office:value="0.633393" calcext:value-type="float">
            <text:p>0.633393</text:p>
          </table:table-cell>
          <table:table-cell office:value-type="float" office:value="0.558383" calcext:value-type="float">
            <text:p>0.558383</text:p>
          </table:table-cell>
          <table:table-cell office:value-type="float" office:value="228.003285" calcext:value-type="float">
            <text:p>228.003285</text:p>
          </table:table-cell>
          <table:table-cell office:value-type="float" office:value="80.6028" calcext:value-type="float">
            <text:p>80.6028</text:p>
          </table:table-cell>
          <table:table-cell office:value-type="float" office:value="1.713353" calcext:value-type="float">
            <text:p>1.713353</text:p>
          </table:table-cell>
          <table:table-cell office:value-type="float" office:value="1.501873" calcext:value-type="float">
            <text:p>1.501873</text:p>
          </table:table-cell>
          <table:table-cell office:value-type="float" office:value="902.139451" calcext:value-type="float">
            <text:p>902.139451</text:p>
          </table:table-cell>
          <table:table-cell office:value-type="float" office:value="334.538747" calcext:value-type="float">
            <text:p>334.538747</text:p>
          </table:table-cell>
          <table:table-cell office:value-type="float" office:value="3.655578" calcext:value-type="float">
            <text:p>3.655578</text:p>
          </table:table-cell>
          <table:table-cell office:value-type="float" office:value="3.29736" calcext:value-type="float">
            <text:p>3.29736</text:p>
          </table:table-cell>
          <table:table-cell table:number-columns-repeated="1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588834" calcext:value-type="float">
            <text:p>0.588834</text:p>
          </table:table-cell>
          <table:table-cell office:value-type="float" office:value="0.256598" calcext:value-type="float">
            <text:p>0.256598</text:p>
          </table:table-cell>
          <table:table-cell office:value-type="float" office:value="0.040647" calcext:value-type="float">
            <text:p>0.040647</text:p>
          </table:table-cell>
          <table:table-cell office:value-type="float" office:value="0.032127" calcext:value-type="float">
            <text:p>0.032127</text:p>
          </table:table-cell>
          <table:table-cell office:value-type="float" office:value="2.377126" calcext:value-type="float">
            <text:p>2.377126</text:p>
          </table:table-cell>
          <table:table-cell office:value-type="float" office:value="0.765183" calcext:value-type="float">
            <text:p>0.765183</text:p>
          </table:table-cell>
          <table:table-cell office:value-type="float" office:value="0.131232" calcext:value-type="float">
            <text:p>0.131232</text:p>
          </table:table-cell>
          <table:table-cell office:value-type="float" office:value="0.113144" calcext:value-type="float">
            <text:p>0.113144</text:p>
          </table:table-cell>
          <table:table-cell office:value-type="float" office:value="9.226415" calcext:value-type="float">
            <text:p>9.226415</text:p>
          </table:table-cell>
          <table:table-cell office:value-type="float" office:value="3.112278" calcext:value-type="float">
            <text:p>3.112278</text:p>
          </table:table-cell>
          <table:table-cell office:value-type="float" office:value="0.291588" calcext:value-type="float">
            <text:p>0.291588</text:p>
          </table:table-cell>
          <table:table-cell office:value-type="float" office:value="0.257576" calcext:value-type="float">
            <text:p>0.257576</text:p>
          </table:table-cell>
          <table:table-cell office:value-type="float" office:value="36.636424" calcext:value-type="float">
            <text:p>36.636424</text:p>
          </table:table-cell>
          <table:table-cell office:value-type="float" office:value="13.121129" calcext:value-type="float">
            <text:p>13.121129</text:p>
          </table:table-cell>
          <table:table-cell office:value-type="float" office:value="0.614535" calcext:value-type="float">
            <text:p>0.614535</text:p>
          </table:table-cell>
          <table:table-cell office:value-type="float" office:value="0.560409" calcext:value-type="float">
            <text:p>0.560409</text:p>
          </table:table-cell>
          <table:table-cell office:value-type="float" office:value="229.717056" calcext:value-type="float">
            <text:p>229.717056</text:p>
          </table:table-cell>
          <table:table-cell office:value-type="float" office:value="80.475828" calcext:value-type="float">
            <text:p>80.475828</text:p>
          </table:table-cell>
          <table:table-cell office:value-type="float" office:value="1.683111" calcext:value-type="float">
            <text:p>1.683111</text:p>
          </table:table-cell>
          <table:table-cell office:value-type="float" office:value="1.542102" calcext:value-type="float">
            <text:p>1.542102</text:p>
          </table:table-cell>
          <table:table-cell office:value-type="float" office:value="905.185591" calcext:value-type="float">
            <text:p>905.185591</text:p>
          </table:table-cell>
          <table:table-cell office:value-type="float" office:value="331.898248" calcext:value-type="float">
            <text:p>331.898248</text:p>
          </table:table-cell>
          <table:table-cell office:value-type="float" office:value="3.758803" calcext:value-type="float">
            <text:p>3.758803</text:p>
          </table:table-cell>
          <table:table-cell office:value-type="float" office:value="3.325018" calcext:value-type="float">
            <text:p>3.325018</text:p>
          </table:table-cell>
          <table:table-cell table:number-columns-repeated="1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7543" calcext:value-type="float">
            <text:p>0.007543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507119" calcext:value-type="float">
            <text:p>0.507119</text:p>
          </table:table-cell>
          <table:table-cell office:value-type="float" office:value="0.267005" calcext:value-type="float">
            <text:p>0.267005</text:p>
          </table:table-cell>
          <table:table-cell office:value-type="float" office:value="0.049728" calcext:value-type="float">
            <text:p>0.049728</text:p>
          </table:table-cell>
          <table:table-cell office:value-type="float" office:value="0.045048" calcext:value-type="float">
            <text:p>0.045048</text:p>
          </table:table-cell>
          <table:table-cell office:value-type="float" office:value="2.381945" calcext:value-type="float">
            <text:p>2.381945</text:p>
          </table:table-cell>
          <table:table-cell office:value-type="float" office:value="0.80227" calcext:value-type="float">
            <text:p>0.80227</text:p>
          </table:table-cell>
          <table:table-cell office:value-type="float" office:value="0.15456" calcext:value-type="float">
            <text:p>0.15456</text:p>
          </table:table-cell>
          <table:table-cell office:value-type="float" office:value="0.122502" calcext:value-type="float">
            <text:p>0.122502</text:p>
          </table:table-cell>
          <table:table-cell office:value-type="float" office:value="10.043631" calcext:value-type="float">
            <text:p>10.043631</text:p>
          </table:table-cell>
          <table:table-cell office:value-type="float" office:value="3.247143" calcext:value-type="float">
            <text:p>3.247143</text:p>
          </table:table-cell>
          <table:table-cell office:value-type="float" office:value="0.307652" calcext:value-type="float">
            <text:p>0.307652</text:p>
          </table:table-cell>
          <table:table-cell office:value-type="float" office:value="0.270566" calcext:value-type="float">
            <text:p>0.270566</text:p>
          </table:table-cell>
          <table:table-cell office:value-type="float" office:value="37.359423" calcext:value-type="float">
            <text:p>37.359423</text:p>
          </table:table-cell>
          <table:table-cell office:value-type="float" office:value="13.333098" calcext:value-type="float">
            <text:p>13.333098</text:p>
          </table:table-cell>
          <table:table-cell office:value-type="float" office:value="0.648688" calcext:value-type="float">
            <text:p>0.648688</text:p>
          </table:table-cell>
          <table:table-cell office:value-type="float" office:value="0.574167" calcext:value-type="float">
            <text:p>0.574167</text:p>
          </table:table-cell>
          <table:table-cell office:value-type="float" office:value="228.430646" calcext:value-type="float">
            <text:p>228.430646</text:p>
          </table:table-cell>
          <table:table-cell office:value-type="float" office:value="81.540144" calcext:value-type="float">
            <text:p>81.540144</text:p>
          </table:table-cell>
          <table:table-cell office:value-type="float" office:value="1.740032" calcext:value-type="float">
            <text:p>1.740032</text:p>
          </table:table-cell>
          <table:table-cell office:value-type="float" office:value="1.538539" calcext:value-type="float">
            <text:p>1.538539</text:p>
          </table:table-cell>
          <table:table-cell office:value-type="float" office:value="910.686872" calcext:value-type="float">
            <text:p>910.686872</text:p>
          </table:table-cell>
          <table:table-cell office:value-type="float" office:value="333.856046" calcext:value-type="float">
            <text:p>333.856046</text:p>
          </table:table-cell>
          <table:table-cell office:value-type="float" office:value="3.636441" calcext:value-type="float">
            <text:p>3.636441</text:p>
          </table:table-cell>
          <table:table-cell office:value-type="float" office:value="3.30211" calcext:value-type="float">
            <text:p>3.30211</text:p>
          </table:table-cell>
          <table:table-cell table:number-columns-repeated="1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6704" calcext:value-type="float">
            <text:p>0.006704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07037" calcext:value-type="float">
            <text:p>0.407037</text:p>
          </table:table-cell>
          <table:table-cell office:value-type="float" office:value="0.275595" calcext:value-type="float">
            <text:p>0.275595</text:p>
          </table:table-cell>
          <table:table-cell office:value-type="float" office:value="0.046305" calcext:value-type="float">
            <text:p>0.046305</text:p>
          </table:table-cell>
          <table:table-cell office:value-type="float" office:value="0.040089" calcext:value-type="float">
            <text:p>0.040089</text:p>
          </table:table-cell>
          <table:table-cell office:value-type="float" office:value="2.390676" calcext:value-type="float">
            <text:p>2.390676</text:p>
          </table:table-cell>
          <table:table-cell office:value-type="float" office:value="0.814492" calcext:value-type="float">
            <text:p>0.814492</text:p>
          </table:table-cell>
          <table:table-cell office:value-type="float" office:value="0.146807" calcext:value-type="float">
            <text:p>0.146807</text:p>
          </table:table-cell>
          <table:table-cell office:value-type="float" office:value="0.115378" calcext:value-type="float">
            <text:p>0.115378</text:p>
          </table:table-cell>
          <table:table-cell office:value-type="float" office:value="11.959035" calcext:value-type="float">
            <text:p>11.959035</text:p>
          </table:table-cell>
          <table:table-cell office:value-type="float" office:value="3.123313" calcext:value-type="float">
            <text:p>3.123313</text:p>
          </table:table-cell>
          <table:table-cell office:value-type="float" office:value="0.291239" calcext:value-type="float">
            <text:p>0.291239</text:p>
          </table:table-cell>
          <table:table-cell office:value-type="float" office:value="0.259811" calcext:value-type="float">
            <text:p>0.259811</text:p>
          </table:table-cell>
          <table:table-cell office:value-type="float" office:value="36.578804" calcext:value-type="float">
            <text:p>36.578804</text:p>
          </table:table-cell>
          <table:table-cell office:value-type="float" office:value="13.537384" calcext:value-type="float">
            <text:p>13.537384</text:p>
          </table:table-cell>
          <table:table-cell office:value-type="float" office:value="0.643659" calcext:value-type="float">
            <text:p>0.643659</text:p>
          </table:table-cell>
          <table:table-cell office:value-type="float" office:value="0.547767" calcext:value-type="float">
            <text:p>0.547767</text:p>
          </table:table-cell>
          <table:table-cell office:value-type="float" office:value="232.634826" calcext:value-type="float">
            <text:p>232.634826</text:p>
          </table:table-cell>
          <table:table-cell office:value-type="float" office:value="81.168377" calcext:value-type="float">
            <text:p>81.168377</text:p>
          </table:table-cell>
          <table:table-cell office:value-type="float" office:value="1.711328" calcext:value-type="float">
            <text:p>1.711328</text:p>
          </table:table-cell>
          <table:table-cell office:value-type="float" office:value="1.548597" calcext:value-type="float">
            <text:p>1.548597</text:p>
          </table:table-cell>
          <table:table-cell office:value-type="float" office:value="904.686435" calcext:value-type="float">
            <text:p>904.686435</text:p>
          </table:table-cell>
          <table:table-cell office:value-type="float" office:value="337.375503" calcext:value-type="float">
            <text:p>337.375503</text:p>
          </table:table-cell>
          <table:table-cell office:value-type="float" office:value="3.721718" calcext:value-type="float">
            <text:p>3.721718</text:p>
          </table:table-cell>
          <table:table-cell office:value-type="float" office:value="3.357494" calcext:value-type="float">
            <text:p>3.357494</text:p>
          </table:table-cell>
          <table:table-cell table:number-columns-repeated="1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16186" calcext:value-type="float">
            <text:p>0.416186</text:p>
          </table:table-cell>
          <table:table-cell office:value-type="float" office:value="0.265887" calcext:value-type="float">
            <text:p>0.265887</text:p>
          </table:table-cell>
          <table:table-cell office:value-type="float" office:value="0.043301" calcext:value-type="float">
            <text:p>0.043301</text:p>
          </table:table-cell>
          <table:table-cell office:value-type="float" office:value="0.041905" calcext:value-type="float">
            <text:p>0.041905</text:p>
          </table:table-cell>
          <table:table-cell office:value-type="float" office:value="2.621502" calcext:value-type="float">
            <text:p>2.621502</text:p>
          </table:table-cell>
          <table:table-cell office:value-type="float" office:value="0.795006" calcext:value-type="float">
            <text:p>0.795006</text:p>
          </table:table-cell>
          <table:table-cell office:value-type="float" office:value="0.130045" calcext:value-type="float">
            <text:p>0.130045</text:p>
          </table:table-cell>
          <table:table-cell office:value-type="float" office:value="0.112096" calcext:value-type="float">
            <text:p>0.112096</text:p>
          </table:table-cell>
          <table:table-cell office:value-type="float" office:value="9.288924" calcext:value-type="float">
            <text:p>9.288924</text:p>
          </table:table-cell>
          <table:table-cell office:value-type="float" office:value="3.115211" calcext:value-type="float">
            <text:p>3.115211</text:p>
          </table:table-cell>
          <table:table-cell office:value-type="float" office:value="0.289773" calcext:value-type="float">
            <text:p>0.289773</text:p>
          </table:table-cell>
          <table:table-cell office:value-type="float" office:value="0.257645" calcext:value-type="float">
            <text:p>0.257645</text:p>
          </table:table-cell>
          <table:table-cell office:value-type="float" office:value="36.595007" calcext:value-type="float">
            <text:p>36.595007</text:p>
          </table:table-cell>
          <table:table-cell office:value-type="float" office:value="13.198792" calcext:value-type="float">
            <text:p>13.198792</text:p>
          </table:table-cell>
          <table:table-cell office:value-type="float" office:value="0.633952" calcext:value-type="float">
            <text:p>0.633952</text:p>
          </table:table-cell>
          <table:table-cell office:value-type="float" office:value="0.586879" calcext:value-type="float">
            <text:p>0.586879</text:p>
          </table:table-cell>
          <table:table-cell office:value-type="float" office:value="230.404716" calcext:value-type="float">
            <text:p>230.404716</text:p>
          </table:table-cell>
          <table:table-cell office:value-type="float" office:value="81.596366" calcext:value-type="float">
            <text:p>81.596366</text:p>
          </table:table-cell>
          <table:table-cell office:value-type="float" office:value="1.706438" calcext:value-type="float">
            <text:p>1.706438</text:p>
          </table:table-cell>
          <table:table-cell office:value-type="float" office:value="1.522825" calcext:value-type="float">
            <text:p>1.522825</text:p>
          </table:table-cell>
          <table:table-cell office:value-type="float" office:value="915.183132" calcext:value-type="float">
            <text:p>915.183132</text:p>
          </table:table-cell>
          <table:table-cell office:value-type="float" office:value="333.323225" calcext:value-type="float">
            <text:p>333.323225</text:p>
          </table:table-cell>
          <table:table-cell office:value-type="float" office:value="3.653482" calcext:value-type="float">
            <text:p>3.653482</text:p>
          </table:table-cell>
          <table:table-cell office:value-type="float" office:value="3.243024" calcext:value-type="float">
            <text:p>3.243024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01869" calcext:value-type="float">
            <text:p>0.401869</text:p>
          </table:table-cell>
          <table:table-cell office:value-type="float" office:value="0.265677" calcext:value-type="float">
            <text:p>0.265677</text:p>
          </table:table-cell>
          <table:table-cell office:value-type="float" office:value="0.040578" calcext:value-type="float">
            <text:p>0.040578</text:p>
          </table:table-cell>
          <table:table-cell office:value-type="float" office:value="0.047283" calcext:value-type="float">
            <text:p>0.047283</text:p>
          </table:table-cell>
          <table:table-cell office:value-type="float" office:value="2.734436" calcext:value-type="float">
            <text:p>2.734436</text:p>
          </table:table-cell>
          <table:table-cell office:value-type="float" office:value="0.900048" calcext:value-type="float">
            <text:p>0.900048</text:p>
          </table:table-cell>
          <table:table-cell office:value-type="float" office:value="0.131651" calcext:value-type="float">
            <text:p>0.131651</text:p>
          </table:table-cell>
          <table:table-cell office:value-type="float" office:value="0.113563" calcext:value-type="float">
            <text:p>0.113563</text:p>
          </table:table-cell>
          <table:table-cell office:value-type="float" office:value="9.24618" calcext:value-type="float">
            <text:p>9.24618</text:p>
          </table:table-cell>
          <table:table-cell office:value-type="float" office:value="3.121009" calcext:value-type="float">
            <text:p>3.121009</text:p>
          </table:table-cell>
          <table:table-cell office:value-type="float" office:value="0.289982" calcext:value-type="float">
            <text:p>0.289982</text:p>
          </table:table-cell>
          <table:table-cell office:value-type="float" office:value="0.257157" calcext:value-type="float">
            <text:p>0.257157</text:p>
          </table:table-cell>
          <table:table-cell office:value-type="float" office:value="36.465241" calcext:value-type="float">
            <text:p>36.465241</text:p>
          </table:table-cell>
          <table:table-cell office:value-type="float" office:value="13.065256" calcext:value-type="float">
            <text:p>13.065256</text:p>
          </table:table-cell>
          <table:table-cell office:value-type="float" office:value="0.648688" calcext:value-type="float">
            <text:p>0.648688</text:p>
          </table:table-cell>
          <table:table-cell office:value-type="float" office:value="0.645127" calcext:value-type="float">
            <text:p>0.645127</text:p>
          </table:table-cell>
          <table:table-cell office:value-type="float" office:value="230.266291" calcext:value-type="float">
            <text:p>230.266291</text:p>
          </table:table-cell>
          <table:table-cell office:value-type="float" office:value="81.189189" calcext:value-type="float">
            <text:p>81.189189</text:p>
          </table:table-cell>
          <table:table-cell office:value-type="float" office:value="1.977424" calcext:value-type="float">
            <text:p>1.977424</text:p>
          </table:table-cell>
          <table:table-cell office:value-type="float" office:value="1.537911" calcext:value-type="float">
            <text:p>1.537911</text:p>
          </table:table-cell>
          <table:table-cell office:value-type="float" office:value="917.725017" calcext:value-type="float">
            <text:p>917.725017</text:p>
          </table:table-cell>
          <table:table-cell office:value-type="float" office:value="333.892085" calcext:value-type="float">
            <text:p>333.892085</text:p>
          </table:table-cell>
          <table:table-cell office:value-type="float" office:value="3.634206" calcext:value-type="float">
            <text:p>3.634206</text:p>
          </table:table-cell>
          <table:table-cell office:value-type="float" office:value="3.264884" calcext:value-type="float">
            <text:p>3.264884</text:p>
          </table:table-cell>
          <table:table-cell table:number-columns-repeated="1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419" calcext:value-type="float">
            <text:p>0.00419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01868" calcext:value-type="float">
            <text:p>0.401868</text:p>
          </table:table-cell>
          <table:table-cell office:value-type="float" office:value="0.265537" calcext:value-type="float">
            <text:p>0.265537</text:p>
          </table:table-cell>
          <table:table-cell office:value-type="float" office:value="0.03953" calcext:value-type="float">
            <text:p>0.03953</text:p>
          </table:table-cell>
          <table:table-cell office:value-type="float" office:value="0.039111" calcext:value-type="float">
            <text:p>0.039111</text:p>
          </table:table-cell>
          <table:table-cell office:value-type="float" office:value="2.385577" calcext:value-type="float">
            <text:p>2.385577</text:p>
          </table:table-cell>
          <table:table-cell office:value-type="float" office:value="0.849692" calcext:value-type="float">
            <text:p>0.849692</text:p>
          </table:table-cell>
          <table:table-cell office:value-type="float" office:value="0.142127" calcext:value-type="float">
            <text:p>0.142127</text:p>
          </table:table-cell>
          <table:table-cell office:value-type="float" office:value="0.111467" calcext:value-type="float">
            <text:p>0.111467</text:p>
          </table:table-cell>
          <table:table-cell office:value-type="float" office:value="9.236543" calcext:value-type="float">
            <text:p>9.236543</text:p>
          </table:table-cell>
          <table:table-cell office:value-type="float" office:value="3.124151" calcext:value-type="float">
            <text:p>3.124151</text:p>
          </table:table-cell>
          <table:table-cell office:value-type="float" office:value="0.289144" calcext:value-type="float">
            <text:p>0.289144</text:p>
          </table:table-cell>
          <table:table-cell office:value-type="float" office:value="0.256668" calcext:value-type="float">
            <text:p>0.256668</text:p>
          </table:table-cell>
          <table:table-cell office:value-type="float" office:value="36.506169" calcext:value-type="float">
            <text:p>36.506169</text:p>
          </table:table-cell>
          <table:table-cell office:value-type="float" office:value="12.891351" calcext:value-type="float">
            <text:p>12.891351</text:p>
          </table:table-cell>
          <table:table-cell office:value-type="float" office:value="0.632625" calcext:value-type="float">
            <text:p>0.632625</text:p>
          </table:table-cell>
          <table:table-cell office:value-type="float" office:value="0.573189" calcext:value-type="float">
            <text:p>0.573189</text:p>
          </table:table-cell>
          <table:table-cell office:value-type="float" office:value="232.852872" calcext:value-type="float">
            <text:p>232.852872</text:p>
          </table:table-cell>
          <table:table-cell office:value-type="float" office:value="82.127022" calcext:value-type="float">
            <text:p>82.127022</text:p>
          </table:table-cell>
          <table:table-cell office:value-type="float" office:value="2.086237" calcext:value-type="float">
            <text:p>2.086237</text:p>
          </table:table-cell>
          <table:table-cell office:value-type="float" office:value="1.850312" calcext:value-type="float">
            <text:p>1.850312</text:p>
          </table:table-cell>
          <table:table-cell office:value-type="float" office:value="903.225631" calcext:value-type="float">
            <text:p>903.225631</text:p>
          </table:table-cell>
          <table:table-cell office:value-type="float" office:value="337.243362" calcext:value-type="float">
            <text:p>337.243362</text:p>
          </table:table-cell>
          <table:table-cell office:value-type="float" office:value="3.575679" calcext:value-type="float">
            <text:p>3.575679</text:p>
          </table:table-cell>
          <table:table-cell office:value-type="float" office:value="3.251404" calcext:value-type="float">
            <text:p>3.251404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6635" calcext:value-type="float">
            <text:p>0.006635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3842" calcext:value-type="float">
            <text:p>0.003842</text:p>
          </table:table-cell>
          <table:table-cell office:value-type="float" office:value="0.407805" calcext:value-type="float">
            <text:p>0.407805</text:p>
          </table:table-cell>
          <table:table-cell office:value-type="float" office:value="0.267074" calcext:value-type="float">
            <text:p>0.267074</text:p>
          </table:table-cell>
          <table:table-cell office:value-type="float" office:value="0.050286" calcext:value-type="float">
            <text:p>0.050286</text:p>
          </table:table-cell>
          <table:table-cell office:value-type="float" office:value="0.044908" calcext:value-type="float">
            <text:p>0.044908</text:p>
          </table:table-cell>
          <table:table-cell office:value-type="float" office:value="2.395914" calcext:value-type="float">
            <text:p>2.395914</text:p>
          </table:table-cell>
          <table:table-cell office:value-type="float" office:value="0.788022" calcext:value-type="float">
            <text:p>0.788022</text:p>
          </table:table-cell>
          <table:table-cell office:value-type="float" office:value="0.183544" calcext:value-type="float">
            <text:p>0.183544</text:p>
          </table:table-cell>
          <table:table-cell office:value-type="float" office:value="0.121384" calcext:value-type="float">
            <text:p>0.121384</text:p>
          </table:table-cell>
          <table:table-cell office:value-type="float" office:value="11.051864" calcext:value-type="float">
            <text:p>11.051864</text:p>
          </table:table-cell>
          <table:table-cell office:value-type="float" office:value="3.090767" calcext:value-type="float">
            <text:p>3.090767</text:p>
          </table:table-cell>
          <table:table-cell office:value-type="float" office:value="0.304509" calcext:value-type="float">
            <text:p>0.304509</text:p>
          </table:table-cell>
          <table:table-cell office:value-type="float" office:value="0.265957" calcext:value-type="float">
            <text:p>0.265957</text:p>
          </table:table-cell>
          <table:table-cell office:value-type="float" office:value="37.090323" calcext:value-type="float">
            <text:p>37.090323</text:p>
          </table:table-cell>
          <table:table-cell office:value-type="float" office:value="13.11184" calcext:value-type="float">
            <text:p>13.11184</text:p>
          </table:table-cell>
          <table:table-cell office:value-type="float" office:value="0.643171" calcext:value-type="float">
            <text:p>0.643171</text:p>
          </table:table-cell>
          <table:table-cell office:value-type="float" office:value="0.845012" calcext:value-type="float">
            <text:p>0.845012</text:p>
          </table:table-cell>
          <table:table-cell office:value-type="float" office:value="232.285131" calcext:value-type="float">
            <text:p>232.285131</text:p>
          </table:table-cell>
          <table:table-cell office:value-type="float" office:value="81.441877" calcext:value-type="float">
            <text:p>81.441877</text:p>
          </table:table-cell>
          <table:table-cell office:value-type="float" office:value="1.729067" calcext:value-type="float">
            <text:p>1.729067</text:p>
          </table:table-cell>
          <table:table-cell office:value-type="float" office:value="1.548038" calcext:value-type="float">
            <text:p>1.548038</text:p>
          </table:table-cell>
          <table:table-cell office:value-type="float" office:value="901.840883" calcext:value-type="float">
            <text:p>901.840883</text:p>
          </table:table-cell>
          <table:table-cell office:value-type="float" office:value="338.233367" calcext:value-type="float">
            <text:p>338.233367</text:p>
          </table:table-cell>
          <table:table-cell office:value-type="float" office:value="3.647896" calcext:value-type="float">
            <text:p>3.647896</text:p>
          </table:table-cell>
          <table:table-cell office:value-type="float" office:value="3.347087" calcext:value-type="float">
            <text:p>3.347087</text:p>
          </table:table-cell>
          <table:table-cell table:number-columns-repeated="1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6286" calcext:value-type="float">
            <text:p>0.006286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3423" calcext:value-type="float">
            <text:p>0.003423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49343" calcext:value-type="float">
            <text:p>0.49343</text:p>
          </table:table-cell>
          <table:table-cell office:value-type="float" office:value="0.266725" calcext:value-type="float">
            <text:p>0.266725</text:p>
          </table:table-cell>
          <table:table-cell office:value-type="float" office:value="0.045886" calcext:value-type="float">
            <text:p>0.045886</text:p>
          </table:table-cell>
          <table:table-cell office:value-type="float" office:value="0.040229" calcext:value-type="float">
            <text:p>0.040229</text:p>
          </table:table-cell>
          <table:table-cell office:value-type="float" office:value="3.205726" calcext:value-type="float">
            <text:p>3.205726</text:p>
          </table:table-cell>
          <table:table-cell office:value-type="float" office:value="0.800314" calcext:value-type="float">
            <text:p>0.800314</text:p>
          </table:table-cell>
          <table:table-cell office:value-type="float" office:value="0.151138" calcext:value-type="float">
            <text:p>0.151138</text:p>
          </table:table-cell>
          <table:table-cell office:value-type="float" office:value="0.117683" calcext:value-type="float">
            <text:p>0.117683</text:p>
          </table:table-cell>
          <table:table-cell office:value-type="float" office:value="12.001568" calcext:value-type="float">
            <text:p>12.001568</text:p>
          </table:table-cell>
          <table:table-cell office:value-type="float" office:value="3.331581" calcext:value-type="float">
            <text:p>3.331581</text:p>
          </table:table-cell>
          <table:table-cell office:value-type="float" office:value="0.295848" calcext:value-type="float">
            <text:p>0.295848</text:p>
          </table:table-cell>
          <table:table-cell office:value-type="float" office:value="0.262883" calcext:value-type="float">
            <text:p>0.262883</text:p>
          </table:table-cell>
          <table:table-cell office:value-type="float" office:value="36.299648" calcext:value-type="float">
            <text:p>36.299648</text:p>
          </table:table-cell>
          <table:table-cell office:value-type="float" office:value="13.05457" calcext:value-type="float">
            <text:p>13.05457</text:p>
          </table:table-cell>
          <table:table-cell office:value-type="float" office:value="0.61719" calcext:value-type="float">
            <text:p>0.61719</text:p>
          </table:table-cell>
          <table:table-cell office:value-type="float" office:value="0.681094" calcext:value-type="float">
            <text:p>0.681094</text:p>
          </table:table-cell>
          <table:table-cell office:value-type="float" office:value="232.393525" calcext:value-type="float">
            <text:p>232.393525</text:p>
          </table:table-cell>
          <table:table-cell office:value-type="float" office:value="81.905415" calcext:value-type="float">
            <text:p>81.905415</text:p>
          </table:table-cell>
          <table:table-cell office:value-type="float" office:value="1.700781" calcext:value-type="float">
            <text:p>1.700781</text:p>
          </table:table-cell>
          <table:table-cell office:value-type="float" office:value="1.537143" calcext:value-type="float">
            <text:p>1.537143</text:p>
          </table:table-cell>
          <table:table-cell office:value-type="float" office:value="901.819372" calcext:value-type="float">
            <text:p>901.819372</text:p>
          </table:table-cell>
          <table:table-cell office:value-type="float" office:value="326.792759" calcext:value-type="float">
            <text:p>326.792759</text:p>
          </table:table-cell>
          <table:table-cell office:value-type="float" office:value="3.667381" calcext:value-type="float">
            <text:p>3.667381</text:p>
          </table:table-cell>
          <table:table-cell office:value-type="float" office:value="3.340802" calcext:value-type="float">
            <text:p>3.340802</text:p>
          </table:table-cell>
          <table:table-cell table:number-columns-repeated="1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5727" calcext:value-type="float">
            <text:p>0.005727</text:p>
          </table:table-cell>
          <table:table-cell table:number-columns-repeated="2" office:value-type="float" office:value="0.002864" calcext:value-type="float">
            <text:p>0.002864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03055" calcext:value-type="float">
            <text:p>0.403055</text:p>
          </table:table-cell>
          <table:table-cell office:value-type="float" office:value="0.266724" calcext:value-type="float">
            <text:p>0.266724</text:p>
          </table:table-cell>
          <table:table-cell office:value-type="float" office:value="0.043302" calcext:value-type="float">
            <text:p>0.043302</text:p>
          </table:table-cell>
          <table:table-cell office:value-type="float" office:value="0.036666" calcext:value-type="float">
            <text:p>0.036666</text:p>
          </table:table-cell>
          <table:table-cell office:value-type="float" office:value="2.431673" calcext:value-type="float">
            <text:p>2.431673</text:p>
          </table:table-cell>
          <table:table-cell office:value-type="float" office:value="0.752193" calcext:value-type="float">
            <text:p>0.752193</text:p>
          </table:table-cell>
          <table:table-cell office:value-type="float" office:value="0.129835" calcext:value-type="float">
            <text:p>0.129835</text:p>
          </table:table-cell>
          <table:table-cell office:value-type="float" office:value="0.115657" calcext:value-type="float">
            <text:p>0.115657</text:p>
          </table:table-cell>
          <table:table-cell office:value-type="float" office:value="9.221107" calcext:value-type="float">
            <text:p>9.221107</text:p>
          </table:table-cell>
          <table:table-cell office:value-type="float" office:value="3.210615" calcext:value-type="float">
            <text:p>3.210615</text:p>
          </table:table-cell>
          <table:table-cell office:value-type="float" office:value="0.422751" calcext:value-type="float">
            <text:p>0.422751</text:p>
          </table:table-cell>
          <table:table-cell office:value-type="float" office:value="0.259461" calcext:value-type="float">
            <text:p>0.259461</text:p>
          </table:table-cell>
          <table:table-cell office:value-type="float" office:value="36.317806" calcext:value-type="float">
            <text:p>36.317806</text:p>
          </table:table-cell>
          <table:table-cell office:value-type="float" office:value="12.917192" calcext:value-type="float">
            <text:p>12.917192</text:p>
          </table:table-cell>
          <table:table-cell office:value-type="float" office:value="0.631367" calcext:value-type="float">
            <text:p>0.631367</text:p>
          </table:table-cell>
          <table:table-cell office:value-type="float" office:value="0.561735" calcext:value-type="float">
            <text:p>0.561735</text:p>
          </table:table-cell>
          <table:table-cell office:value-type="float" office:value="231.067303" calcext:value-type="float">
            <text:p>231.067303</text:p>
          </table:table-cell>
          <table:table-cell office:value-type="float" office:value="81.041336" calcext:value-type="float">
            <text:p>81.041336</text:p>
          </table:table-cell>
          <table:table-cell office:value-type="float" office:value="1.719849" calcext:value-type="float">
            <text:p>1.719849</text:p>
          </table:table-cell>
          <table:table-cell office:value-type="float" office:value="1.539308" calcext:value-type="float">
            <text:p>1.539308</text:p>
          </table:table-cell>
          <table:table-cell office:value-type="float" office:value="909.86072" calcext:value-type="float">
            <text:p>909.86072</text:p>
          </table:table-cell>
          <table:table-cell office:value-type="float" office:value="325.746881" calcext:value-type="float">
            <text:p>325.746881</text:p>
          </table:table-cell>
          <table:table-cell office:value-type="float" office:value="3.613673" calcext:value-type="float">
            <text:p>3.613673</text:p>
          </table:table-cell>
          <table:table-cell office:value-type="float" office:value="3.298827" calcext:value-type="float">
            <text:p>3.298827</text:p>
          </table:table-cell>
          <table:table-cell table:number-columns-repeated="1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5099" calcext:value-type="float">
            <text:p>0.005099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304" calcext:value-type="float">
            <text:p>0.00230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03056" calcext:value-type="float">
            <text:p>0.403056</text:p>
          </table:table-cell>
          <table:table-cell office:value-type="float" office:value="0.265677" calcext:value-type="float">
            <text:p>0.265677</text:p>
          </table:table-cell>
          <table:table-cell office:value-type="float" office:value="0.041626" calcext:value-type="float">
            <text:p>0.041626</text:p>
          </table:table-cell>
          <table:table-cell office:value-type="float" office:value="0.034362" calcext:value-type="float">
            <text:p>0.034362</text:p>
          </table:table-cell>
          <table:table-cell office:value-type="float" office:value="2.434536" calcext:value-type="float">
            <text:p>2.434536</text:p>
          </table:table-cell>
          <table:table-cell office:value-type="float" office:value="0.779222" calcext:value-type="float">
            <text:p>0.779222</text:p>
          </table:table-cell>
          <table:table-cell office:value-type="float" office:value="0.128858" calcext:value-type="float">
            <text:p>0.128858</text:p>
          </table:table-cell>
          <table:table-cell office:value-type="float" office:value="0.114121" calcext:value-type="float">
            <text:p>0.114121</text:p>
          </table:table-cell>
          <table:table-cell office:value-type="float" office:value="9.258822" calcext:value-type="float">
            <text:p>9.258822</text:p>
          </table:table-cell>
          <table:table-cell office:value-type="float" office:value="3.093421" calcext:value-type="float">
            <text:p>3.093421</text:p>
          </table:table-cell>
          <table:table-cell office:value-type="float" office:value="0.302414" calcext:value-type="float">
            <text:p>0.302414</text:p>
          </table:table-cell>
          <table:table-cell office:value-type="float" office:value="0.250451" calcext:value-type="float">
            <text:p>0.250451</text:p>
          </table:table-cell>
          <table:table-cell office:value-type="float" office:value="36.30272" calcext:value-type="float">
            <text:p>36.30272</text:p>
          </table:table-cell>
          <table:table-cell office:value-type="float" office:value="12.797204" calcext:value-type="float">
            <text:p>12.797204</text:p>
          </table:table-cell>
          <table:table-cell office:value-type="float" office:value="0.633183" calcext:value-type="float">
            <text:p>0.633183</text:p>
          </table:table-cell>
          <table:table-cell office:value-type="float" office:value="0.542389" calcext:value-type="float">
            <text:p>0.542389</text:p>
          </table:table-cell>
          <table:table-cell office:value-type="float" office:value="231.654252" calcext:value-type="float">
            <text:p>231.654252</text:p>
          </table:table-cell>
          <table:table-cell office:value-type="float" office:value="80.978757" calcext:value-type="float">
            <text:p>80.978757</text:p>
          </table:table-cell>
          <table:table-cell office:value-type="float" office:value="1.709302" calcext:value-type="float">
            <text:p>1.709302</text:p>
          </table:table-cell>
          <table:table-cell office:value-type="float" office:value="1.55621" calcext:value-type="float">
            <text:p>1.55621</text:p>
          </table:table-cell>
          <table:table-cell office:value-type="float" office:value="922.065044" calcext:value-type="float">
            <text:p>922.065044</text:p>
          </table:table-cell>
          <table:table-cell office:value-type="float" office:value="344.030916" calcext:value-type="float">
            <text:p>344.030916</text:p>
          </table:table-cell>
          <table:table-cell office:value-type="float" office:value="3.635114" calcext:value-type="float">
            <text:p>3.635114</text:p>
          </table:table-cell>
          <table:table-cell office:value-type="float" office:value="3.341919" calcext:value-type="float">
            <text:p>3.341919</text:p>
          </table:table-cell>
          <table:table-cell table:number-columns-repeated="1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5657" calcext:value-type="float">
            <text:p>0.005657</text:p>
          </table:table-cell>
          <table:table-cell table:number-columns-repeated="2" office:value-type="float" office:value="0.002863" calcext:value-type="float">
            <text:p>0.00286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71989" calcext:value-type="float">
            <text:p>0.471989</text:p>
          </table:table-cell>
          <table:table-cell office:value-type="float" office:value="0.265607" calcext:value-type="float">
            <text:p>0.265607</text:p>
          </table:table-cell>
          <table:table-cell office:value-type="float" office:value="0.038972" calcext:value-type="float">
            <text:p>0.038972</text:p>
          </table:table-cell>
          <table:table-cell office:value-type="float" office:value="0.032895" calcext:value-type="float">
            <text:p>0.032895</text:p>
          </table:table-cell>
          <table:table-cell office:value-type="float" office:value="2.380199" calcext:value-type="float">
            <text:p>2.380199</text:p>
          </table:table-cell>
          <table:table-cell office:value-type="float" office:value="0.756593" calcext:value-type="float">
            <text:p>0.756593</text:p>
          </table:table-cell>
          <table:table-cell office:value-type="float" office:value="0.130533" calcext:value-type="float">
            <text:p>0.130533</text:p>
          </table:table-cell>
          <table:table-cell office:value-type="float" office:value="0.109302" calcext:value-type="float">
            <text:p>0.109302</text:p>
          </table:table-cell>
          <table:table-cell office:value-type="float" office:value="9.251628" calcext:value-type="float">
            <text:p>9.251628</text:p>
          </table:table-cell>
          <table:table-cell office:value-type="float" office:value="3.092932" calcext:value-type="float">
            <text:p>3.092932</text:p>
          </table:table-cell>
          <table:table-cell office:value-type="float" office:value="0.293684" calcext:value-type="float">
            <text:p>0.293684</text:p>
          </table:table-cell>
          <table:table-cell office:value-type="float" office:value="0.261976" calcext:value-type="float">
            <text:p>0.261976</text:p>
          </table:table-cell>
          <table:table-cell office:value-type="float" office:value="36.323952" calcext:value-type="float">
            <text:p>36.323952</text:p>
          </table:table-cell>
          <table:table-cell office:value-type="float" office:value="12.774715" calcext:value-type="float">
            <text:p>12.774715</text:p>
          </table:table-cell>
          <table:table-cell office:value-type="float" office:value="0.632834" calcext:value-type="float">
            <text:p>0.632834</text:p>
          </table:table-cell>
          <table:table-cell office:value-type="float" office:value="0.54218" calcext:value-type="float">
            <text:p>0.54218</text:p>
          </table:table-cell>
          <table:table-cell office:value-type="float" office:value="226.957409" calcext:value-type="float">
            <text:p>226.957409</text:p>
          </table:table-cell>
          <table:table-cell office:value-type="float" office:value="81.257216" calcext:value-type="float">
            <text:p>81.257216</text:p>
          </table:table-cell>
          <table:table-cell office:value-type="float" office:value="1.718312" calcext:value-type="float">
            <text:p>1.718312</text:p>
          </table:table-cell>
          <table:table-cell office:value-type="float" office:value="1.541193" calcext:value-type="float">
            <text:p>1.541193</text:p>
          </table:table-cell>
          <table:table-cell office:value-type="float" office:value="980.792224" calcext:value-type="float">
            <text:p>980.792224</text:p>
          </table:table-cell>
          <table:table-cell office:value-type="float" office:value="328.833879" calcext:value-type="float">
            <text:p>328.833879</text:p>
          </table:table-cell>
          <table:table-cell office:value-type="float" office:value="3.614022" calcext:value-type="float">
            <text:p>3.614022</text:p>
          </table:table-cell>
          <table:table-cell office:value-type="float" office:value="3.35065" calcext:value-type="float">
            <text:p>3.35065</text:p>
          </table:table-cell>
          <table:table-cell table:number-columns-repeated="1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7682" calcext:value-type="float">
            <text:p>0.007682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4275" calcext:value-type="float">
            <text:p>0.4275</text:p>
          </table:table-cell>
          <table:table-cell office:value-type="float" office:value="0.261417" calcext:value-type="float">
            <text:p>0.261417</text:p>
          </table:table-cell>
          <table:table-cell office:value-type="float" office:value="0.049658" calcext:value-type="float">
            <text:p>0.049658</text:p>
          </table:table-cell>
          <table:table-cell office:value-type="float" office:value="0.045467" calcext:value-type="float">
            <text:p>0.045467</text:p>
          </table:table-cell>
          <table:table-cell office:value-type="float" office:value="2.371539" calcext:value-type="float">
            <text:p>2.371539</text:p>
          </table:table-cell>
          <table:table-cell office:value-type="float" office:value="0.807507" calcext:value-type="float">
            <text:p>0.807507</text:p>
          </table:table-cell>
          <table:table-cell office:value-type="float" office:value="0.278039" calcext:value-type="float">
            <text:p>0.278039</text:p>
          </table:table-cell>
          <table:table-cell office:value-type="float" office:value="0.124946" calcext:value-type="float">
            <text:p>0.124946</text:p>
          </table:table-cell>
          <table:table-cell office:value-type="float" office:value="10.007942" calcext:value-type="float">
            <text:p>10.007942</text:p>
          </table:table-cell>
          <table:table-cell office:value-type="float" office:value="3.164031" calcext:value-type="float">
            <text:p>3.164031</text:p>
          </table:table-cell>
          <table:table-cell office:value-type="float" office:value="0.297664" calcext:value-type="float">
            <text:p>0.297664</text:p>
          </table:table-cell>
          <table:table-cell office:value-type="float" office:value="0.266794" calcext:value-type="float">
            <text:p>0.266794</text:p>
          </table:table-cell>
          <table:table-cell office:value-type="float" office:value="37.182096" calcext:value-type="float">
            <text:p>37.182096</text:p>
          </table:table-cell>
          <table:table-cell office:value-type="float" office:value="12.933046" calcext:value-type="float">
            <text:p>12.933046</text:p>
          </table:table-cell>
          <table:table-cell office:value-type="float" office:value="0.636326" calcext:value-type="float">
            <text:p>0.636326</text:p>
          </table:table-cell>
          <table:table-cell office:value-type="float" office:value="0.57284" calcext:value-type="float">
            <text:p>0.57284</text:p>
          </table:table-cell>
          <table:table-cell office:value-type="float" office:value="226.287209" calcext:value-type="float">
            <text:p>226.287209</text:p>
          </table:table-cell>
          <table:table-cell office:value-type="float" office:value="81.19785" calcext:value-type="float">
            <text:p>81.19785</text:p>
          </table:table-cell>
          <table:table-cell office:value-type="float" office:value="1.721594" calcext:value-type="float">
            <text:p>1.721594</text:p>
          </table:table-cell>
          <table:table-cell office:value-type="float" office:value="1.503339" calcext:value-type="float">
            <text:p>1.503339</text:p>
          </table:table-cell>
          <table:table-cell office:value-type="float" office:value="916.705613" calcext:value-type="float">
            <text:p>916.705613</text:p>
          </table:table-cell>
          <table:table-cell office:value-type="float" office:value="328.753631" calcext:value-type="float">
            <text:p>328.753631</text:p>
          </table:table-cell>
          <table:table-cell office:value-type="float" office:value="3.591673" calcext:value-type="float">
            <text:p>3.591673</text:p>
          </table:table-cell>
          <table:table-cell office:value-type="float" office:value="3.329488" calcext:value-type="float">
            <text:p>3.329488</text:p>
          </table:table-cell>
          <table:table-cell table:number-columns-repeated="1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6635" calcext:value-type="float">
            <text:p>0.006635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413881" calcext:value-type="float">
            <text:p>0.413881</text:p>
          </table:table-cell>
          <table:table-cell office:value-type="float" office:value="0.257086" calcext:value-type="float">
            <text:p>0.257086</text:p>
          </table:table-cell>
          <table:table-cell office:value-type="float" office:value="0.045188" calcext:value-type="float">
            <text:p>0.045188</text:p>
          </table:table-cell>
          <table:table-cell office:value-type="float" office:value="0.040089" calcext:value-type="float">
            <text:p>0.040089</text:p>
          </table:table-cell>
          <table:table-cell office:value-type="float" office:value="2.365812" calcext:value-type="float">
            <text:p>2.365812</text:p>
          </table:table-cell>
          <table:table-cell office:value-type="float" office:value="0.777336" calcext:value-type="float">
            <text:p>0.777336</text:p>
          </table:table-cell>
          <table:table-cell office:value-type="float" office:value="0.171112" calcext:value-type="float">
            <text:p>0.171112</text:p>
          </table:table-cell>
          <table:table-cell office:value-type="float" office:value="0.159798" calcext:value-type="float">
            <text:p>0.159798</text:p>
          </table:table-cell>
          <table:table-cell office:value-type="float" office:value="10.648808" calcext:value-type="float">
            <text:p>10.648808</text:p>
          </table:table-cell>
          <table:table-cell office:value-type="float" office:value="3.157116" calcext:value-type="float">
            <text:p>3.157116</text:p>
          </table:table-cell>
          <table:table-cell office:value-type="float" office:value="0.296128" calcext:value-type="float">
            <text:p>0.296128</text:p>
          </table:table-cell>
          <table:table-cell office:value-type="float" office:value="0.260509" calcext:value-type="float">
            <text:p>0.260509</text:p>
          </table:table-cell>
          <table:table-cell office:value-type="float" office:value="36.333521" calcext:value-type="float">
            <text:p>36.333521</text:p>
          </table:table-cell>
          <table:table-cell office:value-type="float" office:value="13.037389" calcext:value-type="float">
            <text:p>13.037389</text:p>
          </table:table-cell>
          <table:table-cell office:value-type="float" office:value="0.64338" calcext:value-type="float">
            <text:p>0.64338</text:p>
          </table:table-cell>
          <table:table-cell office:value-type="float" office:value="0.551329" calcext:value-type="float">
            <text:p>0.551329</text:p>
          </table:table-cell>
          <table:table-cell office:value-type="float" office:value="244.351863" calcext:value-type="float">
            <text:p>244.351863</text:p>
          </table:table-cell>
          <table:table-cell office:value-type="float" office:value="80.59002" calcext:value-type="float">
            <text:p>80.59002</text:p>
          </table:table-cell>
          <table:table-cell office:value-type="float" office:value="1.7144" calcext:value-type="float">
            <text:p>1.7144</text:p>
          </table:table-cell>
          <table:table-cell office:value-type="float" office:value="1.497194" calcext:value-type="float">
            <text:p>1.497194</text:p>
          </table:table-cell>
          <table:table-cell office:value-type="float" office:value="928.232475" calcext:value-type="float">
            <text:p>928.232475</text:p>
          </table:table-cell>
          <table:table-cell office:value-type="float" office:value="330.162476" calcext:value-type="float">
            <text:p>330.162476</text:p>
          </table:table-cell>
          <table:table-cell office:value-type="float" office:value="3.65453" calcext:value-type="float">
            <text:p>3.65453</text:p>
          </table:table-cell>
          <table:table-cell office:value-type="float" office:value="3.398002" calcext:value-type="float">
            <text:p>3.398002</text:p>
          </table:table-cell>
          <table:table-cell table:number-columns-repeated="1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6076" calcext:value-type="float">
            <text:p>0.006076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02496" calcext:value-type="float">
            <text:p>0.402496</text:p>
          </table:table-cell>
          <table:table-cell office:value-type="float" office:value="0.257366" calcext:value-type="float">
            <text:p>0.257366</text:p>
          </table:table-cell>
          <table:table-cell office:value-type="float" office:value="0.043581" calcext:value-type="float">
            <text:p>0.043581</text:p>
          </table:table-cell>
          <table:table-cell office:value-type="float" office:value="0.036667" calcext:value-type="float">
            <text:p>0.036667</text:p>
          </table:table-cell>
          <table:table-cell office:value-type="float" office:value="2.561229" calcext:value-type="float">
            <text:p>2.561229</text:p>
          </table:table-cell>
          <table:table-cell office:value-type="float" office:value="0.794447" calcext:value-type="float">
            <text:p>0.794447</text:p>
          </table:table-cell>
          <table:table-cell office:value-type="float" office:value="0.16727" calcext:value-type="float">
            <text:p>0.16727</text:p>
          </table:table-cell>
          <table:table-cell office:value-type="float" office:value="0.127391" calcext:value-type="float">
            <text:p>0.127391</text:p>
          </table:table-cell>
          <table:table-cell office:value-type="float" office:value="9.239546" calcext:value-type="float">
            <text:p>9.239546</text:p>
          </table:table-cell>
          <table:table-cell office:value-type="float" office:value="3.163752" calcext:value-type="float">
            <text:p>3.163752</text:p>
          </table:table-cell>
          <table:table-cell office:value-type="float" office:value="0.291588" calcext:value-type="float">
            <text:p>0.291588</text:p>
          </table:table-cell>
          <table:table-cell office:value-type="float" office:value="0.250381" calcext:value-type="float">
            <text:p>0.250381</text:p>
          </table:table-cell>
          <table:table-cell office:value-type="float" office:value="36.369769" calcext:value-type="float">
            <text:p>36.369769</text:p>
          </table:table-cell>
          <table:table-cell office:value-type="float" office:value="12.82975" calcext:value-type="float">
            <text:p>12.82975</text:p>
          </table:table-cell>
          <table:table-cell office:value-type="float" office:value="0.637164" calcext:value-type="float">
            <text:p>0.637164</text:p>
          </table:table-cell>
          <table:table-cell office:value-type="float" office:value="0.557475" calcext:value-type="float">
            <text:p>0.557475</text:p>
          </table:table-cell>
          <table:table-cell office:value-type="float" office:value="260.914085" calcext:value-type="float">
            <text:p>260.914085</text:p>
          </table:table-cell>
          <table:table-cell office:value-type="float" office:value="80.726629" calcext:value-type="float">
            <text:p>80.726629</text:p>
          </table:table-cell>
          <table:table-cell office:value-type="float" office:value="1.978401" calcext:value-type="float">
            <text:p>1.978401</text:p>
          </table:table-cell>
          <table:table-cell office:value-type="float" office:value="1.541961" calcext:value-type="float">
            <text:p>1.541961</text:p>
          </table:table-cell>
          <table:table-cell office:value-type="float" office:value="940.015653" calcext:value-type="float">
            <text:p>940.015653</text:p>
          </table:table-cell>
          <table:table-cell office:value-type="float" office:value="330.592141" calcext:value-type="float">
            <text:p>330.592141</text:p>
          </table:table-cell>
          <table:table-cell office:value-type="float" office:value="3.637628" calcext:value-type="float">
            <text:p>3.637628</text:p>
          </table:table-cell>
          <table:table-cell office:value-type="float" office:value="3.360777" calcext:value-type="float">
            <text:p>3.360777</text:p>
          </table:table-cell>
          <table:table-cell table:number-columns-repeated="1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413182" calcext:value-type="float">
            <text:p>0.413182</text:p>
          </table:table-cell>
          <table:table-cell office:value-type="float" office:value="0.263442" calcext:value-type="float">
            <text:p>0.263442</text:p>
          </table:table-cell>
          <table:table-cell office:value-type="float" office:value="0.041975" calcext:value-type="float">
            <text:p>0.041975</text:p>
          </table:table-cell>
          <table:table-cell office:value-type="float" office:value="0.033943" calcext:value-type="float">
            <text:p>0.033943</text:p>
          </table:table-cell>
          <table:table-cell office:value-type="float" office:value="3.054939" calcext:value-type="float">
            <text:p>3.054939</text:p>
          </table:table-cell>
          <table:table-cell office:value-type="float" office:value="0.776498" calcext:value-type="float">
            <text:p>0.776498</text:p>
          </table:table-cell>
          <table:table-cell office:value-type="float" office:value="0.166083" calcext:value-type="float">
            <text:p>0.166083</text:p>
          </table:table-cell>
          <table:table-cell office:value-type="float" office:value="0.114471" calcext:value-type="float">
            <text:p>0.114471</text:p>
          </table:table-cell>
          <table:table-cell office:value-type="float" office:value="9.238149" calcext:value-type="float">
            <text:p>9.238149</text:p>
          </table:table-cell>
          <table:table-cell office:value-type="float" office:value="3.154672" calcext:value-type="float">
            <text:p>3.154672</text:p>
          </table:table-cell>
          <table:table-cell office:value-type="float" office:value="0.289144" calcext:value-type="float">
            <text:p>0.289144</text:p>
          </table:table-cell>
          <table:table-cell office:value-type="float" office:value="0.250382" calcext:value-type="float">
            <text:p>0.250382</text:p>
          </table:table-cell>
          <table:table-cell office:value-type="float" office:value="36.380175" calcext:value-type="float">
            <text:p>36.380175</text:p>
          </table:table-cell>
          <table:table-cell office:value-type="float" office:value="13.238323" calcext:value-type="float">
            <text:p>13.238323</text:p>
          </table:table-cell>
          <table:table-cell office:value-type="float" office:value="0.633323" calcext:value-type="float">
            <text:p>0.633323</text:p>
          </table:table-cell>
          <table:table-cell office:value-type="float" office:value="0.554611" calcext:value-type="float">
            <text:p>0.554611</text:p>
          </table:table-cell>
          <table:table-cell office:value-type="float" office:value="225.291618" calcext:value-type="float">
            <text:p>225.291618</text:p>
          </table:table-cell>
          <table:table-cell office:value-type="float" office:value="80.006773" calcext:value-type="float">
            <text:p>80.006773</text:p>
          </table:table-cell>
          <table:table-cell office:value-type="float" office:value="1.724039" calcext:value-type="float">
            <text:p>1.724039</text:p>
          </table:table-cell>
          <table:table-cell office:value-type="float" office:value="1.50278" calcext:value-type="float">
            <text:p>1.50278</text:p>
          </table:table-cell>
          <table:table-cell office:value-type="float" office:value="928.91378" calcext:value-type="float">
            <text:p>928.91378</text:p>
          </table:table-cell>
          <table:table-cell office:value-type="float" office:value="329.438638" calcext:value-type="float">
            <text:p>329.438638</text:p>
          </table:table-cell>
          <table:table-cell office:value-type="float" office:value="3.618352" calcext:value-type="float">
            <text:p>3.618352</text:p>
          </table:table-cell>
          <table:table-cell office:value-type="float" office:value="3.328998" calcext:value-type="float">
            <text:p>3.328998</text:p>
          </table:table-cell>
          <table:table-cell table:number-columns-repeated="1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05797" calcext:value-type="float">
            <text:p>0.005797</text:p>
          </table:table-cell>
          <table:table-cell table:number-columns-repeated="2" office:value-type="float" office:value="0.002794" calcext:value-type="float">
            <text:p>0.00279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2078" calcext:value-type="float">
            <text:p>0.402078</text:p>
          </table:table-cell>
          <table:table-cell office:value-type="float" office:value="0.257156" calcext:value-type="float">
            <text:p>0.257156</text:p>
          </table:table-cell>
          <table:table-cell office:value-type="float" office:value="0.039111" calcext:value-type="float">
            <text:p>0.039111</text:p>
          </table:table-cell>
          <table:table-cell office:value-type="float" office:value="0.032966" calcext:value-type="float">
            <text:p>0.032966</text:p>
          </table:table-cell>
          <table:table-cell office:value-type="float" office:value="2.515971" calcext:value-type="float">
            <text:p>2.515971</text:p>
          </table:table-cell>
          <table:table-cell office:value-type="float" office:value="0.786835" calcext:value-type="float">
            <text:p>0.786835</text:p>
          </table:table-cell>
          <table:table-cell office:value-type="float" office:value="0.165315" calcext:value-type="float">
            <text:p>0.165315</text:p>
          </table:table-cell>
          <table:table-cell office:value-type="float" office:value="0.110559" calcext:value-type="float">
            <text:p>0.110559</text:p>
          </table:table-cell>
          <table:table-cell office:value-type="float" office:value="9.243387" calcext:value-type="float">
            <text:p>9.243387</text:p>
          </table:table-cell>
          <table:table-cell office:value-type="float" office:value="3.17751" calcext:value-type="float">
            <text:p>3.17751</text:p>
          </table:table-cell>
          <table:table-cell office:value-type="float" office:value="0.29054" calcext:value-type="float">
            <text:p>0.29054</text:p>
          </table:table-cell>
          <table:table-cell office:value-type="float" office:value="0.255969" calcext:value-type="float">
            <text:p>0.255969</text:p>
          </table:table-cell>
          <table:table-cell office:value-type="float" office:value="36.289939" calcext:value-type="float">
            <text:p>36.289939</text:p>
          </table:table-cell>
          <table:table-cell office:value-type="float" office:value="12.919287" calcext:value-type="float">
            <text:p>12.919287</text:p>
          </table:table-cell>
          <table:table-cell office:value-type="float" office:value="0.635628" calcext:value-type="float">
            <text:p>0.635628</text:p>
          </table:table-cell>
          <table:table-cell office:value-type="float" office:value="0.544764" calcext:value-type="float">
            <text:p>0.544764</text:p>
          </table:table-cell>
          <table:table-cell office:value-type="float" office:value="225.168767" calcext:value-type="float">
            <text:p>225.168767</text:p>
          </table:table-cell>
          <table:table-cell office:value-type="float" office:value="79.986309" calcext:value-type="float">
            <text:p>79.986309</text:p>
          </table:table-cell>
          <table:table-cell office:value-type="float" office:value="2.08505" calcext:value-type="float">
            <text:p>2.08505</text:p>
          </table:table-cell>
          <table:table-cell office:value-type="float" office:value="1.518146" calcext:value-type="float">
            <text:p>1.518146</text:p>
          </table:table-cell>
          <table:table-cell office:value-type="float" office:value="958.69848" calcext:value-type="float">
            <text:p>958.69848</text:p>
          </table:table-cell>
          <table:table-cell office:value-type="float" office:value="328.095095" calcext:value-type="float">
            <text:p>328.095095</text:p>
          </table:table-cell>
          <table:table-cell office:value-type="float" office:value="3.704747" calcext:value-type="float">
            <text:p>3.704747</text:p>
          </table:table-cell>
          <table:table-cell office:value-type="float" office:value="3.310211" calcext:value-type="float">
            <text:p>3.310211</text:p>
          </table:table-cell>
          <table:table-cell table:number-columns-repeated="1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6705" calcext:value-type="float">
            <text:p>0.006705</text:p>
          </table:table-cell>
          <table:table-cell office:value-type="float" office:value="0.003423" calcext:value-type="float">
            <text:p>0.003423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407805" calcext:value-type="float">
            <text:p>0.407805</text:p>
          </table:table-cell>
          <table:table-cell office:value-type="float" office:value="0.260509" calcext:value-type="float">
            <text:p>0.260509</text:p>
          </table:table-cell>
          <table:table-cell office:value-type="float" office:value="0.049867" calcext:value-type="float">
            <text:p>0.049867</text:p>
          </table:table-cell>
          <table:table-cell office:value-type="float" office:value="0.044698" calcext:value-type="float">
            <text:p>0.044698</text:p>
          </table:table-cell>
          <table:table-cell office:value-type="float" office:value="2.408694" calcext:value-type="float">
            <text:p>2.408694</text:p>
          </table:table-cell>
          <table:table-cell office:value-type="float" office:value="0.80227" calcext:value-type="float">
            <text:p>0.80227</text:p>
          </table:table-cell>
          <table:table-cell office:value-type="float" office:value="0.16776" calcext:value-type="float">
            <text:p>0.16776</text:p>
          </table:table-cell>
          <table:table-cell office:value-type="float" office:value="0.122921" calcext:value-type="float">
            <text:p>0.122921</text:p>
          </table:table-cell>
          <table:table-cell office:value-type="float" office:value="10.684497" calcext:value-type="float">
            <text:p>10.684497</text:p>
          </table:table-cell>
          <table:table-cell office:value-type="float" office:value="3.09398" calcext:value-type="float">
            <text:p>3.09398</text:p>
          </table:table-cell>
          <table:table-cell office:value-type="float" office:value="0.293265" calcext:value-type="float">
            <text:p>0.293265</text:p>
          </table:table-cell>
          <table:table-cell office:value-type="float" office:value="0.266166" calcext:value-type="float">
            <text:p>0.266166</text:p>
          </table:table-cell>
          <table:table-cell office:value-type="float" office:value="37.240692" calcext:value-type="float">
            <text:p>37.240692</text:p>
          </table:table-cell>
          <table:table-cell office:value-type="float" office:value="12.945478" calcext:value-type="float">
            <text:p>12.945478</text:p>
          </table:table-cell>
          <table:table-cell office:value-type="float" office:value="0.645057" calcext:value-type="float">
            <text:p>0.645057</text:p>
          </table:table-cell>
          <table:table-cell office:value-type="float" office:value="0.573678" calcext:value-type="float">
            <text:p>0.573678</text:p>
          </table:table-cell>
          <table:table-cell office:value-type="float" office:value="225.931856" calcext:value-type="float">
            <text:p>225.931856</text:p>
          </table:table-cell>
          <table:table-cell office:value-type="float" office:value="80.947468" calcext:value-type="float">
            <text:p>80.947468</text:p>
          </table:table-cell>
          <table:table-cell office:value-type="float" office:value="1.744363" calcext:value-type="float">
            <text:p>1.744363</text:p>
          </table:table-cell>
          <table:table-cell office:value-type="float" office:value="1.517517" calcext:value-type="float">
            <text:p>1.517517</text:p>
          </table:table-cell>
          <table:table-cell office:value-type="float" office:value="939.275125" calcext:value-type="float">
            <text:p>939.275125</text:p>
          </table:table-cell>
          <table:table-cell office:value-type="float" office:value="329.696492" calcext:value-type="float">
            <text:p>329.696492</text:p>
          </table:table-cell>
          <table:table-cell office:value-type="float" office:value="3.65013" calcext:value-type="float">
            <text:p>3.65013</text:p>
          </table:table-cell>
          <table:table-cell office:value-type="float" office:value="3.326135" calcext:value-type="float">
            <text:p>3.326135</text:p>
          </table:table-cell>
          <table:table-cell table:number-columns-repeated="1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759806" calcext:value-type="float">
            <text:p>0.759806</text:p>
          </table:table-cell>
          <table:table-cell office:value-type="float" office:value="0.259252" calcext:value-type="float">
            <text:p>0.259252</text:p>
          </table:table-cell>
          <table:table-cell office:value-type="float" office:value="0.05706" calcext:value-type="float">
            <text:p>0.05706</text:p>
          </table:table-cell>
          <table:table-cell office:value-type="float" office:value="0.040019" calcext:value-type="float">
            <text:p>0.040019</text:p>
          </table:table-cell>
          <table:table-cell office:value-type="float" office:value="2.377616" calcext:value-type="float">
            <text:p>2.377616</text:p>
          </table:table-cell>
          <table:table-cell office:value-type="float" office:value="0.823501" calcext:value-type="float">
            <text:p>0.823501</text:p>
          </table:table-cell>
          <table:table-cell office:value-type="float" office:value="0.136121" calcext:value-type="float">
            <text:p>0.136121</text:p>
          </table:table-cell>
          <table:table-cell office:value-type="float" office:value="0.11922" calcext:value-type="float">
            <text:p>0.11922</text:p>
          </table:table-cell>
          <table:table-cell office:value-type="float" office:value="11.823054" calcext:value-type="float">
            <text:p>11.823054</text:p>
          </table:table-cell>
          <table:table-cell office:value-type="float" office:value="3.093491" calcext:value-type="float">
            <text:p>3.093491</text:p>
          </table:table-cell>
          <table:table-cell office:value-type="float" office:value="0.30423" calcext:value-type="float">
            <text:p>0.30423</text:p>
          </table:table-cell>
          <table:table-cell office:value-type="float" office:value="0.251918" calcext:value-type="float">
            <text:p>0.251918</text:p>
          </table:table-cell>
          <table:table-cell office:value-type="float" office:value="36.442403" calcext:value-type="float">
            <text:p>36.442403</text:p>
          </table:table-cell>
          <table:table-cell office:value-type="float" office:value="13.047027" calcext:value-type="float">
            <text:p>13.047027</text:p>
          </table:table-cell>
          <table:table-cell office:value-type="float" office:value="0.635418" calcext:value-type="float">
            <text:p>0.635418</text:p>
          </table:table-cell>
          <table:table-cell office:value-type="float" office:value="0.535615" calcext:value-type="float">
            <text:p>0.535615</text:p>
          </table:table-cell>
          <table:table-cell office:value-type="float" office:value="227.404675" calcext:value-type="float">
            <text:p>227.404675</text:p>
          </table:table-cell>
          <table:table-cell office:value-type="float" office:value="81.433914" calcext:value-type="float">
            <text:p>81.433914</text:p>
          </table:table-cell>
          <table:table-cell office:value-type="float" office:value="1.710909" calcext:value-type="float">
            <text:p>1.710909</text:p>
          </table:table-cell>
          <table:table-cell office:value-type="float" office:value="1.541682" calcext:value-type="float">
            <text:p>1.541682</text:p>
          </table:table-cell>
          <table:table-cell office:value-type="float" office:value="1037.424373" calcext:value-type="float">
            <text:p>1037.424373</text:p>
          </table:table-cell>
          <table:table-cell office:value-type="float" office:value="331.742851" calcext:value-type="float">
            <text:p>331.742851</text:p>
          </table:table-cell>
          <table:table-cell office:value-type="float" office:value="3.6238" calcext:value-type="float">
            <text:p>3.6238</text:p>
          </table:table-cell>
          <table:table-cell office:value-type="float" office:value="3.342199" calcext:value-type="float">
            <text:p>3.342199</text:p>
          </table:table-cell>
          <table:table-cell table:number-columns-repeated="1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5168" calcext:value-type="float">
            <text:p>0.005168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798917" calcext:value-type="float">
            <text:p>0.798917</text:p>
          </table:table-cell>
          <table:table-cell office:value-type="float" office:value="0.259601" calcext:value-type="float">
            <text:p>0.259601</text:p>
          </table:table-cell>
          <table:table-cell office:value-type="float" office:value="0.043372" calcext:value-type="float">
            <text:p>0.043372</text:p>
          </table:table-cell>
          <table:table-cell office:value-type="float" office:value="0.03534" calcext:value-type="float">
            <text:p>0.03534</text:p>
          </table:table-cell>
          <table:table-cell office:value-type="float" office:value="2.372866" calcext:value-type="float">
            <text:p>2.372866</text:p>
          </table:table-cell>
          <table:table-cell office:value-type="float" office:value="0.93455" calcext:value-type="float">
            <text:p>0.93455</text:p>
          </table:table-cell>
          <table:table-cell office:value-type="float" office:value="0.133817" calcext:value-type="float">
            <text:p>0.133817</text:p>
          </table:table-cell>
          <table:table-cell office:value-type="float" office:value="0.113702" calcext:value-type="float">
            <text:p>0.113702</text:p>
          </table:table-cell>
          <table:table-cell office:value-type="float" office:value="9.304009" calcext:value-type="float">
            <text:p>9.304009</text:p>
          </table:table-cell>
          <table:table-cell office:value-type="float" office:value="3.098729" calcext:value-type="float">
            <text:p>3.098729</text:p>
          </table:table-cell>
          <table:table-cell office:value-type="float" office:value="0.288655" calcext:value-type="float">
            <text:p>0.288655</text:p>
          </table:table-cell>
          <table:table-cell office:value-type="float" office:value="0.257925" calcext:value-type="float">
            <text:p>0.257925</text:p>
          </table:table-cell>
          <table:table-cell office:value-type="float" office:value="36.385274" calcext:value-type="float">
            <text:p>36.385274</text:p>
          </table:table-cell>
          <table:table-cell office:value-type="float" office:value="15.830492" calcext:value-type="float">
            <text:p>15.830492</text:p>
          </table:table-cell>
          <table:table-cell office:value-type="float" office:value="0.63451" calcext:value-type="float">
            <text:p>0.63451</text:p>
          </table:table-cell>
          <table:table-cell office:value-type="float" office:value="0.548535" calcext:value-type="float">
            <text:p>0.548535</text:p>
          </table:table-cell>
          <table:table-cell office:value-type="float" office:value="225.656331" calcext:value-type="float">
            <text:p>225.656331</text:p>
          </table:table-cell>
          <table:table-cell office:value-type="float" office:value="80.870782" calcext:value-type="float">
            <text:p>80.870782</text:p>
          </table:table-cell>
          <table:table-cell office:value-type="float" office:value="1.716705" calcext:value-type="float">
            <text:p>1.716705</text:p>
          </table:table-cell>
          <table:table-cell office:value-type="float" office:value="1.518425" calcext:value-type="float">
            <text:p>1.518425</text:p>
          </table:table-cell>
          <table:table-cell office:value-type="float" office:value="1027.705292" calcext:value-type="float">
            <text:p>1027.705292</text:p>
          </table:table-cell>
          <table:table-cell office:value-type="float" office:value="332.013836" calcext:value-type="float">
            <text:p>332.013836</text:p>
          </table:table-cell>
          <table:table-cell office:value-type="float" office:value="3.6546" calcext:value-type="float">
            <text:p>3.6546</text:p>
          </table:table-cell>
          <table:table-cell office:value-type="float" office:value="3.322224" calcext:value-type="float">
            <text:p>3.322224</text:p>
          </table:table-cell>
          <table:table-cell table:number-columns-repeated="1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552795" calcext:value-type="float">
            <text:p>0.552795</text:p>
          </table:table-cell>
          <table:table-cell office:value-type="float" office:value="0.26002" calcext:value-type="float">
            <text:p>0.26002</text:p>
          </table:table-cell>
          <table:table-cell office:value-type="float" office:value="0.040578" calcext:value-type="float">
            <text:p>0.040578</text:p>
          </table:table-cell>
          <table:table-cell office:value-type="float" office:value="0.033244" calcext:value-type="float">
            <text:p>0.033244</text:p>
          </table:table-cell>
          <table:table-cell office:value-type="float" office:value="2.362111" calcext:value-type="float">
            <text:p>2.362111</text:p>
          </table:table-cell>
          <table:table-cell office:value-type="float" office:value="0.861495" calcext:value-type="float">
            <text:p>0.861495</text:p>
          </table:table-cell>
          <table:table-cell office:value-type="float" office:value="0.132629" calcext:value-type="float">
            <text:p>0.132629</text:p>
          </table:table-cell>
          <table:table-cell office:value-type="float" office:value="0.11049" calcext:value-type="float">
            <text:p>0.11049</text:p>
          </table:table-cell>
          <table:table-cell office:value-type="float" office:value="9.264898" calcext:value-type="float">
            <text:p>9.264898</text:p>
          </table:table-cell>
          <table:table-cell office:value-type="float" office:value="3.092094" calcext:value-type="float">
            <text:p>3.092094</text:p>
          </table:table-cell>
          <table:table-cell office:value-type="float" office:value="0.288096" calcext:value-type="float">
            <text:p>0.288096</text:p>
          </table:table-cell>
          <table:table-cell office:value-type="float" office:value="0.256179" calcext:value-type="float">
            <text:p>0.256179</text:p>
          </table:table-cell>
          <table:table-cell office:value-type="float" office:value="36.617287" calcext:value-type="float">
            <text:p>36.617287</text:p>
          </table:table-cell>
          <table:table-cell office:value-type="float" office:value="12.967617" calcext:value-type="float">
            <text:p>12.967617</text:p>
          </table:table-cell>
          <table:table-cell office:value-type="float" office:value="0.630599" calcext:value-type="float">
            <text:p>0.630599</text:p>
          </table:table-cell>
          <table:table-cell office:value-type="float" office:value="0.53806" calcext:value-type="float">
            <text:p>0.53806</text:p>
          </table:table-cell>
          <table:table-cell office:value-type="float" office:value="225.639779" calcext:value-type="float">
            <text:p>225.639779</text:p>
          </table:table-cell>
          <table:table-cell office:value-type="float" office:value="81.468486" calcext:value-type="float">
            <text:p>81.468486</text:p>
          </table:table-cell>
          <table:table-cell office:value-type="float" office:value="1.672216" calcext:value-type="float">
            <text:p>1.672216</text:p>
          </table:table-cell>
          <table:table-cell office:value-type="float" office:value="1.537841" calcext:value-type="float">
            <text:p>1.537841</text:p>
          </table:table-cell>
          <table:table-cell office:value-type="float" office:value="927.883062" calcext:value-type="float">
            <text:p>927.883062</text:p>
          </table:table-cell>
          <table:table-cell office:value-type="float" office:value="330.033338" calcext:value-type="float">
            <text:p>330.033338</text:p>
          </table:table-cell>
          <table:table-cell office:value-type="float" office:value="3.596562" calcext:value-type="float">
            <text:p>3.596562</text:p>
          </table:table-cell>
          <table:table-cell office:value-type="float" office:value="3.313284" calcext:value-type="float">
            <text:p>3.313284</text:p>
          </table:table-cell>
          <table:table-cell table:number-columns-repeated="1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04" calcext:value-type="float">
            <text:p>0.002304</text:p>
          </table:table-cell>
          <table:table-cell office:value-type="float" office:value="0.402776" calcext:value-type="float">
            <text:p>0.402776</text:p>
          </table:table-cell>
          <table:table-cell office:value-type="float" office:value="0.261417" calcext:value-type="float">
            <text:p>0.261417</text:p>
          </table:table-cell>
          <table:table-cell office:value-type="float" office:value="0.039531" calcext:value-type="float">
            <text:p>0.039531</text:p>
          </table:table-cell>
          <table:table-cell office:value-type="float" office:value="0.031428" calcext:value-type="float">
            <text:p>0.031428</text:p>
          </table:table-cell>
          <table:table-cell office:value-type="float" office:value="2.774664" calcext:value-type="float">
            <text:p>2.774664</text:p>
          </table:table-cell>
          <table:table-cell office:value-type="float" office:value="0.795565" calcext:value-type="float">
            <text:p>0.795565</text:p>
          </table:table-cell>
          <table:table-cell office:value-type="float" office:value="0.131791" calcext:value-type="float">
            <text:p>0.131791</text:p>
          </table:table-cell>
          <table:table-cell office:value-type="float" office:value="0.11007" calcext:value-type="float">
            <text:p>0.11007</text:p>
          </table:table-cell>
          <table:table-cell office:value-type="float" office:value="9.244574" calcext:value-type="float">
            <text:p>9.244574</text:p>
          </table:table-cell>
          <table:table-cell office:value-type="float" office:value="3.092443" calcext:value-type="float">
            <text:p>3.092443</text:p>
          </table:table-cell>
          <table:table-cell office:value-type="float" office:value="0.294941" calcext:value-type="float">
            <text:p>0.294941</text:p>
          </table:table-cell>
          <table:table-cell office:value-type="float" office:value="0.256178" calcext:value-type="float">
            <text:p>0.256178</text:p>
          </table:table-cell>
          <table:table-cell office:value-type="float" office:value="36.562671" calcext:value-type="float">
            <text:p>36.562671</text:p>
          </table:table-cell>
          <table:table-cell office:value-type="float" office:value="12.923058" calcext:value-type="float">
            <text:p>12.923058</text:p>
          </table:table-cell>
          <table:table-cell office:value-type="float" office:value="0.631018" calcext:value-type="float">
            <text:p>0.631018</text:p>
          </table:table-cell>
          <table:table-cell office:value-type="float" office:value="0.533589" calcext:value-type="float">
            <text:p>0.533589</text:p>
          </table:table-cell>
          <table:table-cell office:value-type="float" office:value="232.396179" calcext:value-type="float">
            <text:p>232.396179</text:p>
          </table:table-cell>
          <table:table-cell office:value-type="float" office:value="80.647359" calcext:value-type="float">
            <text:p>80.647359</text:p>
          </table:table-cell>
          <table:table-cell office:value-type="float" office:value="1.720477" calcext:value-type="float">
            <text:p>1.720477</text:p>
          </table:table-cell>
          <table:table-cell office:value-type="float" office:value="1.548946" calcext:value-type="float">
            <text:p>1.548946</text:p>
          </table:table-cell>
          <table:table-cell office:value-type="float" office:value="962.759631" calcext:value-type="float">
            <text:p>962.759631</text:p>
          </table:table-cell>
          <table:table-cell office:value-type="float" office:value="328.448075" calcext:value-type="float">
            <text:p>328.448075</text:p>
          </table:table-cell>
          <table:table-cell office:value-type="float" office:value="3.600682" calcext:value-type="float">
            <text:p>3.600682</text:p>
          </table:table-cell>
          <table:table-cell office:value-type="float" office:value="3.265163" calcext:value-type="float">
            <text:p>3.265163</text:p>
          </table:table-cell>
          <table:table-cell table:number-columns-repeated="1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7613" calcext:value-type="float">
            <text:p>0.007613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3702" calcext:value-type="float">
            <text:p>0.003702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510821" calcext:value-type="float">
            <text:p>0.510821</text:p>
          </table:table-cell>
          <table:table-cell office:value-type="float" office:value="0.261626" calcext:value-type="float">
            <text:p>0.261626</text:p>
          </table:table-cell>
          <table:table-cell office:value-type="float" office:value="0.050635" calcext:value-type="float">
            <text:p>0.050635</text:p>
          </table:table-cell>
          <table:table-cell office:value-type="float" office:value="0.044698" calcext:value-type="float">
            <text:p>0.044698</text:p>
          </table:table-cell>
          <table:table-cell office:value-type="float" office:value="2.37524" calcext:value-type="float">
            <text:p>2.37524</text:p>
          </table:table-cell>
          <table:table-cell office:value-type="float" office:value="0.768815" calcext:value-type="float">
            <text:p>0.768815</text:p>
          </table:table-cell>
          <table:table-cell office:value-type="float" office:value="0.146807" calcext:value-type="float">
            <text:p>0.146807</text:p>
          </table:table-cell>
          <table:table-cell office:value-type="float" office:value="0.120128" calcext:value-type="float">
            <text:p>0.120128</text:p>
          </table:table-cell>
          <table:table-cell office:value-type="float" office:value="10.043072" calcext:value-type="float">
            <text:p>10.043072</text:p>
          </table:table-cell>
          <table:table-cell office:value-type="float" office:value="3.088253" calcext:value-type="float">
            <text:p>3.088253</text:p>
          </table:table-cell>
          <table:table-cell office:value-type="float" office:value="0.291658" calcext:value-type="float">
            <text:p>0.291658</text:p>
          </table:table-cell>
          <table:table-cell office:value-type="float" office:value="0.26428" calcext:value-type="float">
            <text:p>0.26428</text:p>
          </table:table-cell>
          <table:table-cell office:value-type="float" office:value="37.259829" calcext:value-type="float">
            <text:p>37.259829</text:p>
          </table:table-cell>
          <table:table-cell office:value-type="float" office:value="13.149624" calcext:value-type="float">
            <text:p>13.149624</text:p>
          </table:table-cell>
          <table:table-cell office:value-type="float" office:value="0.632835" calcext:value-type="float">
            <text:p>0.632835</text:p>
          </table:table-cell>
          <table:table-cell office:value-type="float" office:value="0.557754" calcext:value-type="float">
            <text:p>0.557754</text:p>
          </table:table-cell>
          <table:table-cell office:value-type="float" office:value="247.299874" calcext:value-type="float">
            <text:p>247.299874</text:p>
          </table:table-cell>
          <table:table-cell office:value-type="float" office:value="81.212378" calcext:value-type="float">
            <text:p>81.212378</text:p>
          </table:table-cell>
          <table:table-cell office:value-type="float" office:value="1.728019" calcext:value-type="float">
            <text:p>1.728019</text:p>
          </table:table-cell>
          <table:table-cell office:value-type="float" office:value="1.545384" calcext:value-type="float">
            <text:p>1.545384</text:p>
          </table:table-cell>
          <table:table-cell office:value-type="float" office:value="976.896541" calcext:value-type="float">
            <text:p>976.896541</text:p>
          </table:table-cell>
          <table:table-cell office:value-type="float" office:value="331.058264" calcext:value-type="float">
            <text:p>331.058264</text:p>
          </table:table-cell>
          <table:table-cell office:value-type="float" office:value="3.645311" calcext:value-type="float">
            <text:p>3.645311</text:p>
          </table:table-cell>
          <table:table-cell office:value-type="float" office:value="3.276757" calcext:value-type="float">
            <text:p>3.276757</text:p>
          </table:table-cell>
          <table:table-cell table:number-columns-repeated="1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6146" calcext:value-type="float">
            <text:p>0.006146</text:p>
          </table:table-cell>
          <table:table-cell table:number-columns-repeated="2" office:value-type="float" office:value="0.002375" calcext:value-type="float">
            <text:p>0.002375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404941" calcext:value-type="float">
            <text:p>0.404941</text:p>
          </table:table-cell>
          <table:table-cell office:value-type="float" office:value="0.260578" calcext:value-type="float">
            <text:p>0.260578</text:p>
          </table:table-cell>
          <table:table-cell office:value-type="float" office:value="0.045816" calcext:value-type="float">
            <text:p>0.045816</text:p>
          </table:table-cell>
          <table:table-cell office:value-type="float" office:value="0.040158" calcext:value-type="float">
            <text:p>0.040158</text:p>
          </table:table-cell>
          <table:table-cell office:value-type="float" office:value="2.906316" calcext:value-type="float">
            <text:p>2.906316</text:p>
          </table:table-cell>
          <table:table-cell office:value-type="float" office:value="0.769304" calcext:value-type="float">
            <text:p>0.769304</text:p>
          </table:table-cell>
          <table:table-cell office:value-type="float" office:value="0.133188" calcext:value-type="float">
            <text:p>0.133188</text:p>
          </table:table-cell>
          <table:table-cell office:value-type="float" office:value="0.115657" calcext:value-type="float">
            <text:p>0.115657</text:p>
          </table:table-cell>
          <table:table-cell office:value-type="float" office:value="11.973841" calcext:value-type="float">
            <text:p>11.973841</text:p>
          </table:table-cell>
          <table:table-cell office:value-type="float" office:value="3.101872" calcext:value-type="float">
            <text:p>3.101872</text:p>
          </table:table-cell>
          <table:table-cell office:value-type="float" office:value="0.288655" calcext:value-type="float">
            <text:p>0.288655</text:p>
          </table:table-cell>
          <table:table-cell office:value-type="float" office:value="0.26023" calcext:value-type="float">
            <text:p>0.26023</text:p>
          </table:table-cell>
          <table:table-cell office:value-type="float" office:value="36.552055" calcext:value-type="float">
            <text:p>36.552055</text:p>
          </table:table-cell>
          <table:table-cell office:value-type="float" office:value="13.244678" calcext:value-type="float">
            <text:p>13.244678</text:p>
          </table:table-cell>
          <table:table-cell office:value-type="float" office:value="0.632346" calcext:value-type="float">
            <text:p>0.632346</text:p>
          </table:table-cell>
          <table:table-cell office:value-type="float" office:value="0.562015" calcext:value-type="float">
            <text:p>0.562015</text:p>
          </table:table-cell>
          <table:table-cell office:value-type="float" office:value="245.532046" calcext:value-type="float">
            <text:p>245.532046</text:p>
          </table:table-cell>
          <table:table-cell office:value-type="float" office:value="80.839353" calcext:value-type="float">
            <text:p>80.839353</text:p>
          </table:table-cell>
          <table:table-cell office:value-type="float" office:value="1.984617" calcext:value-type="float">
            <text:p>1.984617</text:p>
          </table:table-cell>
          <table:table-cell office:value-type="float" office:value="1.552018" calcext:value-type="float">
            <text:p>1.552018</text:p>
          </table:table-cell>
          <table:table-cell office:value-type="float" office:value="910.057334" calcext:value-type="float">
            <text:p>910.057334</text:p>
          </table:table-cell>
          <table:table-cell office:value-type="float" office:value="330.073707" calcext:value-type="float">
            <text:p>330.073707</text:p>
          </table:table-cell>
          <table:table-cell office:value-type="float" office:value="3.689171" calcext:value-type="float">
            <text:p>3.689171</text:p>
          </table:table-cell>
          <table:table-cell office:value-type="float" office:value="3.361964" calcext:value-type="float">
            <text:p>3.361964</text:p>
          </table:table-cell>
          <table:table-cell table:number-columns-repeated="1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402845" calcext:value-type="float">
            <text:p>0.402845</text:p>
          </table:table-cell>
          <table:table-cell office:value-type="float" office:value="0.26002" calcext:value-type="float">
            <text:p>0.26002</text:p>
          </table:table-cell>
          <table:table-cell office:value-type="float" office:value="0.043441" calcext:value-type="float">
            <text:p>0.043441</text:p>
          </table:table-cell>
          <table:table-cell office:value-type="float" office:value="0.036597" calcext:value-type="float">
            <text:p>0.036597</text:p>
          </table:table-cell>
          <table:table-cell office:value-type="float" office:value="2.51667" calcext:value-type="float">
            <text:p>2.51667</text:p>
          </table:table-cell>
          <table:table-cell office:value-type="float" office:value="0.769514" calcext:value-type="float">
            <text:p>0.769514</text:p>
          </table:table-cell>
          <table:table-cell office:value-type="float" office:value="0.134725" calcext:value-type="float">
            <text:p>0.134725</text:p>
          </table:table-cell>
          <table:table-cell office:value-type="float" office:value="0.113214" calcext:value-type="float">
            <text:p>0.113214</text:p>
          </table:table-cell>
          <table:table-cell office:value-type="float" office:value="9.289343" calcext:value-type="float">
            <text:p>9.289343</text:p>
          </table:table-cell>
          <table:table-cell office:value-type="float" office:value="3.090417" calcext:value-type="float">
            <text:p>3.090417</text:p>
          </table:table-cell>
          <table:table-cell office:value-type="float" office:value="0.286489" calcext:value-type="float">
            <text:p>0.286489</text:p>
          </table:table-cell>
          <table:table-cell office:value-type="float" office:value="0.258623" calcext:value-type="float">
            <text:p>0.258623</text:p>
          </table:table-cell>
          <table:table-cell office:value-type="float" office:value="36.344136" calcext:value-type="float">
            <text:p>36.344136</text:p>
          </table:table-cell>
          <table:table-cell office:value-type="float" office:value="12.82535" calcext:value-type="float">
            <text:p>12.82535</text:p>
          </table:table-cell>
          <table:table-cell office:value-type="float" office:value="0.623895" calcext:value-type="float">
            <text:p>0.623895</text:p>
          </table:table-cell>
          <table:table-cell office:value-type="float" office:value="0.558802" calcext:value-type="float">
            <text:p>0.558802</text:p>
          </table:table-cell>
          <table:table-cell office:value-type="float" office:value="229.282853" calcext:value-type="float">
            <text:p>229.282853</text:p>
          </table:table-cell>
          <table:table-cell office:value-type="float" office:value="81.306314" calcext:value-type="float">
            <text:p>81.306314</text:p>
          </table:table-cell>
          <table:table-cell office:value-type="float" office:value="1.998376" calcext:value-type="float">
            <text:p>1.998376</text:p>
          </table:table-cell>
          <table:table-cell office:value-type="float" office:value="1.542241" calcext:value-type="float">
            <text:p>1.542241</text:p>
          </table:table-cell>
          <table:table-cell office:value-type="float" office:value="906.473764" calcext:value-type="float">
            <text:p>906.473764</text:p>
          </table:table-cell>
          <table:table-cell office:value-type="float" office:value="328.782546" calcext:value-type="float">
            <text:p>328.782546</text:p>
          </table:table-cell>
          <table:table-cell office:value-type="float" office:value="3.589368" calcext:value-type="float">
            <text:p>3.589368</text:p>
          </table:table-cell>
          <table:table-cell office:value-type="float" office:value="3.364967" calcext:value-type="float">
            <text:p>3.364967</text:p>
          </table:table-cell>
          <table:table-cell table:number-columns-repeated="1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02147" calcext:value-type="float">
            <text:p>0.402147</text:p>
          </table:table-cell>
          <table:table-cell office:value-type="float" office:value="0.258623" calcext:value-type="float">
            <text:p>0.258623</text:p>
          </table:table-cell>
          <table:table-cell office:value-type="float" office:value="0.040438" calcext:value-type="float">
            <text:p>0.040438</text:p>
          </table:table-cell>
          <table:table-cell office:value-type="float" office:value="0.034293" calcext:value-type="float">
            <text:p>0.034293</text:p>
          </table:table-cell>
          <table:table-cell office:value-type="float" office:value="2.563044" calcext:value-type="float">
            <text:p>2.563044</text:p>
          </table:table-cell>
          <table:table-cell office:value-type="float" office:value="0.816028" calcext:value-type="float">
            <text:p>0.816028</text:p>
          </table:table-cell>
          <table:table-cell office:value-type="float" office:value="0.131931" calcext:value-type="float">
            <text:p>0.131931</text:p>
          </table:table-cell>
          <table:table-cell office:value-type="float" office:value="0.111746" calcext:value-type="float">
            <text:p>0.111746</text:p>
          </table:table-cell>
          <table:table-cell office:value-type="float" office:value="9.246391" calcext:value-type="float">
            <text:p>9.246391</text:p>
          </table:table-cell>
          <table:table-cell office:value-type="float" office:value="3.086368" calcext:value-type="float">
            <text:p>3.086368</text:p>
          </table:table-cell>
          <table:table-cell office:value-type="float" office:value="0.285791" calcext:value-type="float">
            <text:p>0.285791</text:p>
          </table:table-cell>
          <table:table-cell office:value-type="float" office:value="0.255271" calcext:value-type="float">
            <text:p>0.255271</text:p>
          </table:table-cell>
          <table:table-cell office:value-type="float" office:value="36.296923" calcext:value-type="float">
            <text:p>36.296923</text:p>
          </table:table-cell>
          <table:table-cell office:value-type="float" office:value="12.882131" calcext:value-type="float">
            <text:p>12.882131</text:p>
          </table:table-cell>
          <table:table-cell office:value-type="float" office:value="0.643939" calcext:value-type="float">
            <text:p>0.643939</text:p>
          </table:table-cell>
          <table:table-cell office:value-type="float" office:value="0.555659" calcext:value-type="float">
            <text:p>0.555659</text:p>
          </table:table-cell>
          <table:table-cell office:value-type="float" office:value="225.043053" calcext:value-type="float">
            <text:p>225.043053</text:p>
          </table:table-cell>
          <table:table-cell office:value-type="float" office:value="80.950961" calcext:value-type="float">
            <text:p>80.950961</text:p>
          </table:table-cell>
          <table:table-cell office:value-type="float" office:value="1.804566" calcext:value-type="float">
            <text:p>1.804566</text:p>
          </table:table-cell>
          <table:table-cell office:value-type="float" office:value="1.566756" calcext:value-type="float">
            <text:p>1.566756</text:p>
          </table:table-cell>
          <table:table-cell office:value-type="float" office:value="903.793455" calcext:value-type="float">
            <text:p>903.793455</text:p>
          </table:table-cell>
          <table:table-cell office:value-type="float" office:value="332.511946" calcext:value-type="float">
            <text:p>332.511946</text:p>
          </table:table-cell>
          <table:table-cell office:value-type="float" office:value="3.617933" calcext:value-type="float">
            <text:p>3.617933</text:p>
          </table:table-cell>
          <table:table-cell office:value-type="float" office:value="3.259157" calcext:value-type="float">
            <text:p>3.259157</text:p>
          </table:table-cell>
          <table:table-cell table:number-columns-repeated="1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4819" calcext:value-type="float">
            <text:p>0.004819</text:p>
          </table:table-cell>
          <table:table-cell table:number-columns-repeated="2" office:value-type="float" office:value="0.002374" calcext:value-type="float">
            <text:p>0.002374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412554" calcext:value-type="float">
            <text:p>0.412554</text:p>
          </table:table-cell>
          <table:table-cell office:value-type="float" office:value="0.26002" calcext:value-type="float">
            <text:p>0.26002</text:p>
          </table:table-cell>
          <table:table-cell office:value-type="float" office:value="0.039251" calcext:value-type="float">
            <text:p>0.039251</text:p>
          </table:table-cell>
          <table:table-cell office:value-type="float" office:value="0.031499" calcext:value-type="float">
            <text:p>0.031499</text:p>
          </table:table-cell>
          <table:table-cell office:value-type="float" office:value="2.401151" calcext:value-type="float">
            <text:p>2.401151</text:p>
          </table:table-cell>
          <table:table-cell office:value-type="float" office:value="0.890479" calcext:value-type="float">
            <text:p>0.890479</text:p>
          </table:table-cell>
          <table:table-cell office:value-type="float" office:value="0.13221" calcext:value-type="float">
            <text:p>0.13221</text:p>
          </table:table-cell>
          <table:table-cell office:value-type="float" office:value="0.120127" calcext:value-type="float">
            <text:p>0.120127</text:p>
          </table:table-cell>
          <table:table-cell office:value-type="float" office:value="9.231933" calcext:value-type="float">
            <text:p>9.231933</text:p>
          </table:table-cell>
          <table:table-cell office:value-type="float" office:value="3.086437" calcext:value-type="float">
            <text:p>3.086437</text:p>
          </table:table-cell>
          <table:table-cell office:value-type="float" office:value="0.285791" calcext:value-type="float">
            <text:p>0.285791</text:p>
          </table:table-cell>
          <table:table-cell office:value-type="float" office:value="0.254293" calcext:value-type="float">
            <text:p>0.254293</text:p>
          </table:table-cell>
          <table:table-cell office:value-type="float" office:value="36.527051" calcext:value-type="float">
            <text:p>36.527051</text:p>
          </table:table-cell>
          <table:table-cell office:value-type="float" office:value="12.848467" calcext:value-type="float">
            <text:p>12.848467</text:p>
          </table:table-cell>
          <table:table-cell office:value-type="float" office:value="0.645755" calcext:value-type="float">
            <text:p>0.645755</text:p>
          </table:table-cell>
          <table:table-cell office:value-type="float" office:value="0.551818" calcext:value-type="float">
            <text:p>0.551818</text:p>
          </table:table-cell>
          <table:table-cell office:value-type="float" office:value="225.100323" calcext:value-type="float">
            <text:p>225.100323</text:p>
          </table:table-cell>
          <table:table-cell office:value-type="float" office:value="81.730112" calcext:value-type="float">
            <text:p>81.730112</text:p>
          </table:table-cell>
          <table:table-cell office:value-type="float" office:value="1.723131" calcext:value-type="float">
            <text:p>1.723131</text:p>
          </table:table-cell>
          <table:table-cell office:value-type="float" office:value="1.64428" calcext:value-type="float">
            <text:p>1.64428</text:p>
          </table:table-cell>
          <table:table-cell office:value-type="float" office:value="902.934894" calcext:value-type="float">
            <text:p>902.934894</text:p>
          </table:table-cell>
          <table:table-cell office:value-type="float" office:value="352.659144" calcext:value-type="float">
            <text:p>352.659144</text:p>
          </table:table-cell>
          <table:table-cell office:value-type="float" office:value="3.634974" calcext:value-type="float">
            <text:p>3.634974</text:p>
          </table:table-cell>
          <table:table-cell office:value-type="float" office:value="3.264884" calcext:value-type="float">
            <text:p>3.264884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7682" calcext:value-type="float">
            <text:p>0.007682</text:p>
          </table:table-cell>
          <table:table-cell office:value-type="float" office:value="0.001885" calcext:value-type="float">
            <text:p>0.001885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0.445938" calcext:value-type="float">
            <text:p>0.445938</text:p>
          </table:table-cell>
          <table:table-cell office:value-type="float" office:value="0.252198" calcext:value-type="float">
            <text:p>0.252198</text:p>
          </table:table-cell>
          <table:table-cell office:value-type="float" office:value="0.049937" calcext:value-type="float">
            <text:p>0.049937</text:p>
          </table:table-cell>
          <table:table-cell office:value-type="float" office:value="0.043721" calcext:value-type="float">
            <text:p>0.043721</text:p>
          </table:table-cell>
          <table:table-cell office:value-type="float" office:value="2.501654" calcext:value-type="float">
            <text:p>2.501654</text:p>
          </table:table-cell>
          <table:table-cell office:value-type="float" office:value="0.757711" calcext:value-type="float">
            <text:p>0.757711</text:p>
          </table:table-cell>
          <table:table-cell office:value-type="float" office:value="0.150019" calcext:value-type="float">
            <text:p>0.150019</text:p>
          </table:table-cell>
          <table:table-cell office:value-type="float" office:value="0.11929" calcext:value-type="float">
            <text:p>0.11929</text:p>
          </table:table-cell>
          <table:table-cell office:value-type="float" office:value="10.062698" calcext:value-type="float">
            <text:p>10.062698</text:p>
          </table:table-cell>
          <table:table-cell office:value-type="float" office:value="3.114723" calcext:value-type="float">
            <text:p>3.114723</text:p>
          </table:table-cell>
          <table:table-cell office:value-type="float" office:value="0.291449" calcext:value-type="float">
            <text:p>0.291449</text:p>
          </table:table-cell>
          <table:table-cell office:value-type="float" office:value="0.266305" calcext:value-type="float">
            <text:p>0.266305</text:p>
          </table:table-cell>
          <table:table-cell office:value-type="float" office:value="36.999041" calcext:value-type="float">
            <text:p>36.999041</text:p>
          </table:table-cell>
          <table:table-cell office:value-type="float" office:value="12.979141" calcext:value-type="float">
            <text:p>12.979141</text:p>
          </table:table-cell>
          <table:table-cell office:value-type="float" office:value="0.634719" calcext:value-type="float">
            <text:p>0.634719</text:p>
          </table:table-cell>
          <table:table-cell office:value-type="float" office:value="0.567323" calcext:value-type="float">
            <text:p>0.567323</text:p>
          </table:table-cell>
          <table:table-cell office:value-type="float" office:value="228.965214" calcext:value-type="float">
            <text:p>228.965214</text:p>
          </table:table-cell>
          <table:table-cell office:value-type="float" office:value="81.614525" calcext:value-type="float">
            <text:p>81.614525</text:p>
          </table:table-cell>
          <table:table-cell office:value-type="float" office:value="1.738007" calcext:value-type="float">
            <text:p>1.738007</text:p>
          </table:table-cell>
          <table:table-cell office:value-type="float" office:value="1.786268" calcext:value-type="float">
            <text:p>1.786268</text:p>
          </table:table-cell>
          <table:table-cell office:value-type="float" office:value="901.514248" calcext:value-type="float">
            <text:p>901.514248</text:p>
          </table:table-cell>
          <table:table-cell office:value-type="float" office:value="345.61178" calcext:value-type="float">
            <text:p>345.61178</text:p>
          </table:table-cell>
          <table:table-cell office:value-type="float" office:value="3.581685" calcext:value-type="float">
            <text:p>3.581685</text:p>
          </table:table-cell>
          <table:table-cell office:value-type="float" office:value="3.278293" calcext:value-type="float">
            <text:p>3.278293</text:p>
          </table:table-cell>
          <table:table-cell table:number-columns-repeated="1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06216" calcext:value-type="float">
            <text:p>0.006216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403824" calcext:value-type="float">
            <text:p>0.403824</text:p>
          </table:table-cell>
          <table:table-cell office:value-type="float" office:value="0.258134" calcext:value-type="float">
            <text:p>0.258134</text:p>
          </table:table-cell>
          <table:table-cell office:value-type="float" office:value="0.045676" calcext:value-type="float">
            <text:p>0.045676</text:p>
          </table:table-cell>
          <table:table-cell office:value-type="float" office:value="0.040578" calcext:value-type="float">
            <text:p>0.040578</text:p>
          </table:table-cell>
          <table:table-cell office:value-type="float" office:value="2.672626" calcext:value-type="float">
            <text:p>2.672626</text:p>
          </table:table-cell>
          <table:table-cell office:value-type="float" office:value="0.789628" calcext:value-type="float">
            <text:p>0.789628</text:p>
          </table:table-cell>
          <table:table-cell office:value-type="float" office:value="0.135842" calcext:value-type="float">
            <text:p>0.135842</text:p>
          </table:table-cell>
          <table:table-cell office:value-type="float" office:value="0.11922" calcext:value-type="float">
            <text:p>0.11922</text:p>
          </table:table-cell>
          <table:table-cell office:value-type="float" office:value="12.782746" calcext:value-type="float">
            <text:p>12.782746</text:p>
          </table:table-cell>
          <table:table-cell office:value-type="float" office:value="3.111859" calcext:value-type="float">
            <text:p>3.111859</text:p>
          </table:table-cell>
          <table:table-cell office:value-type="float" office:value="0.28649" calcext:value-type="float">
            <text:p>0.28649</text:p>
          </table:table-cell>
          <table:table-cell office:value-type="float" office:value="0.252826" calcext:value-type="float">
            <text:p>0.252826</text:p>
          </table:table-cell>
          <table:table-cell office:value-type="float" office:value="36.374517" calcext:value-type="float">
            <text:p>36.374517</text:p>
          </table:table-cell>
          <table:table-cell office:value-type="float" office:value="13.134259" calcext:value-type="float">
            <text:p>13.134259</text:p>
          </table:table-cell>
          <table:table-cell office:value-type="float" office:value="0.62145" calcext:value-type="float">
            <text:p>0.62145</text:p>
          </table:table-cell>
          <table:table-cell office:value-type="float" office:value="0.545043" calcext:value-type="float">
            <text:p>0.545043</text:p>
          </table:table-cell>
          <table:table-cell office:value-type="float" office:value="226.915226" calcext:value-type="float">
            <text:p>226.915226</text:p>
          </table:table-cell>
          <table:table-cell office:value-type="float" office:value="81.223133" calcext:value-type="float">
            <text:p>81.223133</text:p>
          </table:table-cell>
          <table:table-cell office:value-type="float" office:value="1.731023" calcext:value-type="float">
            <text:p>1.731023</text:p>
          </table:table-cell>
          <table:table-cell office:value-type="float" office:value="1.632337" calcext:value-type="float">
            <text:p>1.632337</text:p>
          </table:table-cell>
          <table:table-cell office:value-type="float" office:value="908.716379" calcext:value-type="float">
            <text:p>908.716379</text:p>
          </table:table-cell>
          <table:table-cell office:value-type="float" office:value="344.9992" calcext:value-type="float">
            <text:p>344.9992</text:p>
          </table:table-cell>
          <table:table-cell office:value-type="float" office:value="3.65013" calcext:value-type="float">
            <text:p>3.65013</text:p>
          </table:table-cell>
          <table:table-cell office:value-type="float" office:value="3.314681" calcext:value-type="float">
            <text:p>3.314681</text:p>
          </table:table-cell>
          <table:table-cell table:number-columns-repeated="1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3055" calcext:value-type="float">
            <text:p>0.403055</text:p>
          </table:table-cell>
          <table:table-cell office:value-type="float" office:value="0.250871" calcext:value-type="float">
            <text:p>0.250871</text:p>
          </table:table-cell>
          <table:table-cell office:value-type="float" office:value="0.043162" calcext:value-type="float">
            <text:p>0.043162</text:p>
          </table:table-cell>
          <table:table-cell office:value-type="float" office:value="0.036667" calcext:value-type="float">
            <text:p>0.036667</text:p>
          </table:table-cell>
          <table:table-cell office:value-type="float" office:value="2.788213" calcext:value-type="float">
            <text:p>2.788213</text:p>
          </table:table-cell>
          <table:table-cell office:value-type="float" office:value="0.779851" calcext:value-type="float">
            <text:p>0.779851</text:p>
          </table:table-cell>
          <table:table-cell office:value-type="float" office:value="0.134166" calcext:value-type="float">
            <text:p>0.134166</text:p>
          </table:table-cell>
          <table:table-cell office:value-type="float" office:value="0.115867" calcext:value-type="float">
            <text:p>0.115867</text:p>
          </table:table-cell>
          <table:table-cell office:value-type="float" office:value="9.216358" calcext:value-type="float">
            <text:p>9.216358</text:p>
          </table:table-cell>
          <table:table-cell office:value-type="float" office:value="3.124012" calcext:value-type="float">
            <text:p>3.124012</text:p>
          </table:table-cell>
          <table:table-cell office:value-type="float" office:value="0.476598" calcext:value-type="float">
            <text:p>0.476598</text:p>
          </table:table-cell>
          <table:table-cell office:value-type="float" office:value="0.250382" calcext:value-type="float">
            <text:p>0.250382</text:p>
          </table:table-cell>
          <table:table-cell office:value-type="float" office:value="36.556036" calcext:value-type="float">
            <text:p>36.556036</text:p>
          </table:table-cell>
          <table:table-cell office:value-type="float" office:value="12.807541" calcext:value-type="float">
            <text:p>12.807541</text:p>
          </table:table-cell>
          <table:table-cell office:value-type="float" office:value="0.635488" calcext:value-type="float">
            <text:p>0.635488</text:p>
          </table:table-cell>
          <table:table-cell office:value-type="float" office:value="0.555519" calcext:value-type="float">
            <text:p>0.555519</text:p>
          </table:table-cell>
          <table:table-cell office:value-type="float" office:value="230.484198" calcext:value-type="float">
            <text:p>230.484198</text:p>
          </table:table-cell>
          <table:table-cell office:value-type="float" office:value="81.265317" calcext:value-type="float">
            <text:p>81.265317</text:p>
          </table:table-cell>
          <table:table-cell office:value-type="float" office:value="1.688629" calcext:value-type="float">
            <text:p>1.688629</text:p>
          </table:table-cell>
          <table:table-cell office:value-type="float" office:value="1.546362" calcext:value-type="float">
            <text:p>1.546362</text:p>
          </table:table-cell>
          <table:table-cell office:value-type="float" office:value="920.248967" calcext:value-type="float">
            <text:p>920.248967</text:p>
          </table:table-cell>
          <table:table-cell office:value-type="float" office:value="336.898905" calcext:value-type="float">
            <text:p>336.898905</text:p>
          </table:table-cell>
          <table:table-cell office:value-type="float" office:value="3.679254" calcext:value-type="float">
            <text:p>3.679254</text:p>
          </table:table-cell>
          <table:table-cell office:value-type="float" office:value="3.307487" calcext:value-type="float">
            <text:p>3.307487</text:p>
          </table:table-cell>
          <table:table-cell table:number-columns-repeated="1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4679" calcext:value-type="float">
            <text:p>0.004679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02357" calcext:value-type="float">
            <text:p>0.402357</text:p>
          </table:table-cell>
          <table:table-cell office:value-type="float" office:value="0.25115" calcext:value-type="float">
            <text:p>0.25115</text:p>
          </table:table-cell>
          <table:table-cell office:value-type="float" office:value="0.040648" calcext:value-type="float">
            <text:p>0.040648</text:p>
          </table:table-cell>
          <table:table-cell office:value-type="float" office:value="0.033874" calcext:value-type="float">
            <text:p>0.033874</text:p>
          </table:table-cell>
          <table:table-cell office:value-type="float" office:value="2.95269" calcext:value-type="float">
            <text:p>2.95269</text:p>
          </table:table-cell>
          <table:table-cell office:value-type="float" office:value="0.755336" calcext:value-type="float">
            <text:p>0.755336</text:p>
          </table:table-cell>
          <table:table-cell office:value-type="float" office:value="0.133956" calcext:value-type="float">
            <text:p>0.133956</text:p>
          </table:table-cell>
          <table:table-cell office:value-type="float" office:value="0.11035" calcext:value-type="float">
            <text:p>0.11035</text:p>
          </table:table-cell>
          <table:table-cell office:value-type="float" office:value="9.281242" calcext:value-type="float">
            <text:p>9.281242</text:p>
          </table:table-cell>
          <table:table-cell office:value-type="float" office:value="3.106551" calcext:value-type="float">
            <text:p>3.106551</text:p>
          </table:table-cell>
          <table:table-cell office:value-type="float" office:value="0.426872" calcext:value-type="float">
            <text:p>0.426872</text:p>
          </table:table-cell>
          <table:table-cell office:value-type="float" office:value="0.247588" calcext:value-type="float">
            <text:p>0.247588</text:p>
          </table:table-cell>
          <table:table-cell office:value-type="float" office:value="36.317667" calcext:value-type="float">
            <text:p>36.317667</text:p>
          </table:table-cell>
          <table:table-cell office:value-type="float" office:value="13.004214" calcext:value-type="float">
            <text:p>13.004214</text:p>
          </table:table-cell>
          <table:table-cell office:value-type="float" office:value="0.641146" calcext:value-type="float">
            <text:p>0.641146</text:p>
          </table:table-cell>
          <table:table-cell office:value-type="float" office:value="0.560618" calcext:value-type="float">
            <text:p>0.560618</text:p>
          </table:table-cell>
          <table:table-cell office:value-type="float" office:value="225.791545" calcext:value-type="float">
            <text:p>225.791545</text:p>
          </table:table-cell>
          <table:table-cell office:value-type="float" office:value="81.582677" calcext:value-type="float">
            <text:p>81.582677</text:p>
          </table:table-cell>
          <table:table-cell office:value-type="float" office:value="1.740451" calcext:value-type="float">
            <text:p>1.740451</text:p>
          </table:table-cell>
          <table:table-cell office:value-type="float" office:value="1.532044" calcext:value-type="float">
            <text:p>1.532044</text:p>
          </table:table-cell>
          <table:table-cell office:value-type="float" office:value="901.24976" calcext:value-type="float">
            <text:p>901.24976</text:p>
          </table:table-cell>
          <table:table-cell office:value-type="float" office:value="335.157685" calcext:value-type="float">
            <text:p>335.157685</text:p>
          </table:table-cell>
          <table:table-cell office:value-type="float" office:value="3.614581" calcext:value-type="float">
            <text:p>3.614581</text:p>
          </table:table-cell>
          <table:table-cell office:value-type="float" office:value="3.274871" calcext:value-type="float">
            <text:p>3.274871</text:p>
          </table:table-cell>
          <table:table-cell table:number-columns-repeated="1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402077" calcext:value-type="float">
            <text:p>0.402077</text:p>
          </table:table-cell>
          <table:table-cell office:value-type="float" office:value="0.250941" calcext:value-type="float">
            <text:p>0.250941</text:p>
          </table:table-cell>
          <table:table-cell office:value-type="float" office:value="0.03995" calcext:value-type="float">
            <text:p>0.03995</text:p>
          </table:table-cell>
          <table:table-cell office:value-type="float" office:value="0.032965" calcext:value-type="float">
            <text:p>0.032965</text:p>
          </table:table-cell>
          <table:table-cell office:value-type="float" office:value="2.394726" calcext:value-type="float">
            <text:p>2.394726</text:p>
          </table:table-cell>
          <table:table-cell office:value-type="float" office:value="0.755127" calcext:value-type="float">
            <text:p>0.755127</text:p>
          </table:table-cell>
          <table:table-cell office:value-type="float" office:value="0.132419" calcext:value-type="float">
            <text:p>0.132419</text:p>
          </table:table-cell>
          <table:table-cell office:value-type="float" office:value="0.13682" calcext:value-type="float">
            <text:p>0.13682</text:p>
          </table:table-cell>
          <table:table-cell office:value-type="float" office:value="9.22446" calcext:value-type="float">
            <text:p>9.22446</text:p>
          </table:table-cell>
          <table:table-cell office:value-type="float" office:value="3.105992" calcext:value-type="float">
            <text:p>3.105992</text:p>
          </table:table-cell>
          <table:table-cell office:value-type="float" office:value="0.281461" calcext:value-type="float">
            <text:p>0.281461</text:p>
          </table:table-cell>
          <table:table-cell office:value-type="float" office:value="0.249823" calcext:value-type="float">
            <text:p>0.249823</text:p>
          </table:table-cell>
          <table:table-cell office:value-type="float" office:value="36.578176" calcext:value-type="float">
            <text:p>36.578176</text:p>
          </table:table-cell>
          <table:table-cell office:value-type="float" office:value="12.79874" calcext:value-type="float">
            <text:p>12.79874</text:p>
          </table:table-cell>
          <table:table-cell office:value-type="float" office:value="0.636396" calcext:value-type="float">
            <text:p>0.636396</text:p>
          </table:table-cell>
          <table:table-cell office:value-type="float" office:value="0.56397" calcext:value-type="float">
            <text:p>0.56397</text:p>
          </table:table-cell>
          <table:table-cell office:value-type="float" office:value="225.543957" calcext:value-type="float">
            <text:p>225.543957</text:p>
          </table:table-cell>
          <table:table-cell office:value-type="float" office:value="81.523871" calcext:value-type="float">
            <text:p>81.523871</text:p>
          </table:table-cell>
          <table:table-cell office:value-type="float" office:value="1.714261" calcext:value-type="float">
            <text:p>1.714261</text:p>
          </table:table-cell>
          <table:table-cell office:value-type="float" office:value="1.539099" calcext:value-type="float">
            <text:p>1.539099</text:p>
          </table:table-cell>
          <table:table-cell office:value-type="float" office:value="901.355919" calcext:value-type="float">
            <text:p>901.355919</text:p>
          </table:table-cell>
          <table:table-cell office:value-type="float" office:value="344.317198" calcext:value-type="float">
            <text:p>344.317198</text:p>
          </table:table-cell>
          <table:table-cell office:value-type="float" office:value="3.625895" calcext:value-type="float">
            <text:p>3.625895</text:p>
          </table:table-cell>
          <table:table-cell office:value-type="float" office:value="3.332002" calcext:value-type="float">
            <text:p>3.332002</text:p>
          </table:table-cell>
          <table:table-cell table:number-columns-repeated="1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7613" calcext:value-type="float">
            <text:p>0.007613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4331" calcext:value-type="float">
            <text:p>0.004331</text:p>
          </table:table-cell>
          <table:table-cell office:value-type="float" office:value="0.442656" calcext:value-type="float">
            <text:p>0.442656</text:p>
          </table:table-cell>
          <table:table-cell office:value-type="float" office:value="0.268611" calcext:value-type="float">
            <text:p>0.268611</text:p>
          </table:table-cell>
          <table:table-cell office:value-type="float" office:value="0.051124" calcext:value-type="float">
            <text:p>0.051124</text:p>
          </table:table-cell>
          <table:table-cell office:value-type="float" office:value="0.044629" calcext:value-type="float">
            <text:p>0.044629</text:p>
          </table:table-cell>
          <table:table-cell office:value-type="float" office:value="2.383552" calcext:value-type="float">
            <text:p>2.383552</text:p>
          </table:table-cell>
          <table:table-cell office:value-type="float" office:value="0.777686" calcext:value-type="float">
            <text:p>0.777686</text:p>
          </table:table-cell>
          <table:table-cell office:value-type="float" office:value="0.149181" calcext:value-type="float">
            <text:p>0.149181</text:p>
          </table:table-cell>
          <table:table-cell office:value-type="float" office:value="0.122223" calcext:value-type="float">
            <text:p>0.122223</text:p>
          </table:table-cell>
          <table:table-cell office:value-type="float" office:value="10.254553" calcext:value-type="float">
            <text:p>10.254553</text:p>
          </table:table-cell>
          <table:table-cell office:value-type="float" office:value="3.339194" calcext:value-type="float">
            <text:p>3.339194</text:p>
          </table:table-cell>
          <table:table-cell office:value-type="float" office:value="0.313379" calcext:value-type="float">
            <text:p>0.313379</text:p>
          </table:table-cell>
          <table:table-cell office:value-type="float" office:value="0.26428" calcext:value-type="float">
            <text:p>0.26428</text:p>
          </table:table-cell>
          <table:table-cell office:value-type="float" office:value="37.105269" calcext:value-type="float">
            <text:p>37.105269</text:p>
          </table:table-cell>
          <table:table-cell office:value-type="float" office:value="13.039973" calcext:value-type="float">
            <text:p>13.039973</text:p>
          </table:table-cell>
          <table:table-cell office:value-type="float" office:value="0.633463" calcext:value-type="float">
            <text:p>0.633463</text:p>
          </table:table-cell>
          <table:table-cell office:value-type="float" office:value="0.564668" calcext:value-type="float">
            <text:p>0.564668</text:p>
          </table:table-cell>
          <table:table-cell office:value-type="float" office:value="230.424623" calcext:value-type="float">
            <text:p>230.424623</text:p>
          </table:table-cell>
          <table:table-cell office:value-type="float" office:value="81.782284" calcext:value-type="float">
            <text:p>81.782284</text:p>
          </table:table-cell>
          <table:table-cell office:value-type="float" office:value="2.011926" calcext:value-type="float">
            <text:p>2.011926</text:p>
          </table:table-cell>
          <table:table-cell office:value-type="float" office:value="1.536933" calcext:value-type="float">
            <text:p>1.536933</text:p>
          </table:table-cell>
          <table:table-cell office:value-type="float" office:value="902.082481" calcext:value-type="float">
            <text:p>902.082481</text:p>
          </table:table-cell>
          <table:table-cell office:value-type="float" office:value="370.052699" calcext:value-type="float">
            <text:p>370.052699</text:p>
          </table:table-cell>
          <table:table-cell office:value-type="float" office:value="3.642377" calcext:value-type="float">
            <text:p>3.642377</text:p>
          </table:table-cell>
          <table:table-cell office:value-type="float" office:value="3.286745" calcext:value-type="float">
            <text:p>3.286745</text:p>
          </table:table-cell>
          <table:table-cell table:number-columns-repeated="1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6635" calcext:value-type="float">
            <text:p>0.006635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404522" calcext:value-type="float">
            <text:p>0.404522</text:p>
          </table:table-cell>
          <table:table-cell office:value-type="float" office:value="0.268401" calcext:value-type="float">
            <text:p>0.268401</text:p>
          </table:table-cell>
          <table:table-cell office:value-type="float" office:value="0.046026" calcext:value-type="float">
            <text:p>0.046026</text:p>
          </table:table-cell>
          <table:table-cell office:value-type="float" office:value="0.039251" calcext:value-type="float">
            <text:p>0.039251</text:p>
          </table:table-cell>
          <table:table-cell office:value-type="float" office:value="2.402759" calcext:value-type="float">
            <text:p>2.402759</text:p>
          </table:table-cell>
          <table:table-cell office:value-type="float" office:value="0.784391" calcext:value-type="float">
            <text:p>0.784391</text:p>
          </table:table-cell>
          <table:table-cell office:value-type="float" office:value="0.134934" calcext:value-type="float">
            <text:p>0.134934</text:p>
          </table:table-cell>
          <table:table-cell office:value-type="float" office:value="0.11454" calcext:value-type="float">
            <text:p>0.11454</text:p>
          </table:table-cell>
          <table:table-cell office:value-type="float" office:value="9.587147" calcext:value-type="float">
            <text:p>9.587147</text:p>
          </table:table-cell>
          <table:table-cell office:value-type="float" office:value="3.736592" calcext:value-type="float">
            <text:p>3.736592</text:p>
          </table:table-cell>
          <table:table-cell office:value-type="float" office:value="0.292426" calcext:value-type="float">
            <text:p>0.292426</text:p>
          </table:table-cell>
          <table:table-cell office:value-type="float" office:value="0.25136" calcext:value-type="float">
            <text:p>0.25136</text:p>
          </table:table-cell>
          <table:table-cell office:value-type="float" office:value="36.63789" calcext:value-type="float">
            <text:p>36.63789</text:p>
          </table:table-cell>
          <table:table-cell office:value-type="float" office:value="12.728131" calcext:value-type="float">
            <text:p>12.728131</text:p>
          </table:table-cell>
          <table:table-cell office:value-type="float" office:value="0.637094" calcext:value-type="float">
            <text:p>0.637094</text:p>
          </table:table-cell>
          <table:table-cell office:value-type="float" office:value="0.566904" calcext:value-type="float">
            <text:p>0.566904</text:p>
          </table:table-cell>
          <table:table-cell office:value-type="float" office:value="226.34029" calcext:value-type="float">
            <text:p>226.34029</text:p>
          </table:table-cell>
          <table:table-cell office:value-type="float" office:value="80.724953" calcext:value-type="float">
            <text:p>80.724953</text:p>
          </table:table-cell>
          <table:table-cell office:value-type="float" office:value="1.944528" calcext:value-type="float">
            <text:p>1.944528</text:p>
          </table:table-cell>
          <table:table-cell office:value-type="float" office:value="1.543778" calcext:value-type="float">
            <text:p>1.543778</text:p>
          </table:table-cell>
          <table:table-cell office:value-type="float" office:value="924.062109" calcext:value-type="float">
            <text:p>924.062109</text:p>
          </table:table-cell>
          <table:table-cell office:value-type="float" office:value="358.904098" calcext:value-type="float">
            <text:p>358.904098</text:p>
          </table:table-cell>
          <table:table-cell office:value-type="float" office:value="3.640772" calcext:value-type="float">
            <text:p>3.640772</text:p>
          </table:table-cell>
          <table:table-cell office:value-type="float" office:value="3.300922" calcext:value-type="float">
            <text:p>3.300922</text:p>
          </table:table-cell>
          <table:table-cell table:number-columns-repeated="1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2304" calcext:value-type="float">
            <text:p>0.00230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94618" calcext:value-type="float">
            <text:p>0.494618</text:p>
          </table:table-cell>
          <table:table-cell office:value-type="float" office:value="0.268401" calcext:value-type="float">
            <text:p>0.268401</text:p>
          </table:table-cell>
          <table:table-cell office:value-type="float" office:value="0.042883" calcext:value-type="float">
            <text:p>0.042883</text:p>
          </table:table-cell>
          <table:table-cell office:value-type="float" office:value="0.035829" calcext:value-type="float">
            <text:p>0.035829</text:p>
          </table:table-cell>
          <table:table-cell office:value-type="float" office:value="3.220603" calcext:value-type="float">
            <text:p>3.220603</text:p>
          </table:table-cell>
          <table:table-cell office:value-type="float" office:value="0.769793" calcext:value-type="float">
            <text:p>0.769793</text:p>
          </table:table-cell>
          <table:table-cell office:value-type="float" office:value="0.142477" calcext:value-type="float">
            <text:p>0.142477</text:p>
          </table:table-cell>
          <table:table-cell office:value-type="float" office:value="0.111886" calcext:value-type="float">
            <text:p>0.111886</text:p>
          </table:table-cell>
          <table:table-cell office:value-type="float" office:value="9.273837" calcext:value-type="float">
            <text:p>9.273837</text:p>
          </table:table-cell>
          <table:table-cell office:value-type="float" office:value="3.131135" calcext:value-type="float">
            <text:p>3.131135</text:p>
          </table:table-cell>
          <table:table-cell office:value-type="float" office:value="0.290541" calcext:value-type="float">
            <text:p>0.290541</text:p>
          </table:table-cell>
          <table:table-cell office:value-type="float" office:value="0.248427" calcext:value-type="float">
            <text:p>0.248427</text:p>
          </table:table-cell>
          <table:table-cell office:value-type="float" office:value="36.416493" calcext:value-type="float">
            <text:p>36.416493</text:p>
          </table:table-cell>
          <table:table-cell office:value-type="float" office:value="12.808868" calcext:value-type="float">
            <text:p>12.808868</text:p>
          </table:table-cell>
          <table:table-cell office:value-type="float" office:value="0.633742" calcext:value-type="float">
            <text:p>0.633742</text:p>
          </table:table-cell>
          <table:table-cell office:value-type="float" office:value="0.564669" calcext:value-type="float">
            <text:p>0.564669</text:p>
          </table:table-cell>
          <table:table-cell office:value-type="float" office:value="232.309157" calcext:value-type="float">
            <text:p>232.309157</text:p>
          </table:table-cell>
          <table:table-cell office:value-type="float" office:value="80.695759" calcext:value-type="float">
            <text:p>80.695759</text:p>
          </table:table-cell>
          <table:table-cell office:value-type="float" office:value="1.847937" calcext:value-type="float">
            <text:p>1.847937</text:p>
          </table:table-cell>
          <table:table-cell office:value-type="float" office:value="1.525619" calcext:value-type="float">
            <text:p>1.525619</text:p>
          </table:table-cell>
          <table:table-cell office:value-type="float" office:value="927.046858" calcext:value-type="float">
            <text:p>927.046858</text:p>
          </table:table-cell>
          <table:table-cell office:value-type="float" office:value="373.369685" calcext:value-type="float">
            <text:p>373.369685</text:p>
          </table:table-cell>
          <table:table-cell office:value-type="float" office:value="3.667172" calcext:value-type="float">
            <text:p>3.667172</text:p>
          </table:table-cell>
          <table:table-cell office:value-type="float" office:value="3.282763" calcext:value-type="float">
            <text:p>3.282763</text:p>
          </table:table-cell>
          <table:table-cell table:number-columns-repeated="1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5866" calcext:value-type="float">
            <text:p>0.005866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51096" calcext:value-type="float">
            <text:p>0.51096</text:p>
          </table:table-cell>
          <table:table-cell office:value-type="float" office:value="0.26896" calcext:value-type="float">
            <text:p>0.26896</text:p>
          </table:table-cell>
          <table:table-cell office:value-type="float" office:value="0.040927" calcext:value-type="float">
            <text:p>0.040927</text:p>
          </table:table-cell>
          <table:table-cell office:value-type="float" office:value="0.032895" calcext:value-type="float">
            <text:p>0.032895</text:p>
          </table:table-cell>
          <table:table-cell office:value-type="float" office:value="2.67961" calcext:value-type="float">
            <text:p>2.67961</text:p>
          </table:table-cell>
          <table:table-cell office:value-type="float" office:value="0.769305" calcext:value-type="float">
            <text:p>0.769305</text:p>
          </table:table-cell>
          <table:table-cell office:value-type="float" office:value="0.13221" calcext:value-type="float">
            <text:p>0.13221</text:p>
          </table:table-cell>
          <table:table-cell office:value-type="float" office:value="0.111118" calcext:value-type="float">
            <text:p>0.111118</text:p>
          </table:table-cell>
          <table:table-cell office:value-type="float" office:value="9.233749" calcext:value-type="float">
            <text:p>9.233749</text:p>
          </table:table-cell>
          <table:table-cell office:value-type="float" office:value="3.125478" calcext:value-type="float">
            <text:p>3.125478</text:p>
          </table:table-cell>
          <table:table-cell office:value-type="float" office:value="0.291868" calcext:value-type="float">
            <text:p>0.291868</text:p>
          </table:table-cell>
          <table:table-cell office:value-type="float" office:value="0.254014" calcext:value-type="float">
            <text:p>0.254014</text:p>
          </table:table-cell>
          <table:table-cell office:value-type="float" office:value="36.321089" calcext:value-type="float">
            <text:p>36.321089</text:p>
          </table:table-cell>
          <table:table-cell office:value-type="float" office:value="12.692442" calcext:value-type="float">
            <text:p>12.692442</text:p>
          </table:table-cell>
          <table:table-cell office:value-type="float" office:value="0.628713" calcext:value-type="float">
            <text:p>0.628713</text:p>
          </table:table-cell>
          <table:table-cell office:value-type="float" office:value="0.595399" calcext:value-type="float">
            <text:p>0.595399</text:p>
          </table:table-cell>
          <table:table-cell office:value-type="float" office:value="229.195901" calcext:value-type="float">
            <text:p>229.195901</text:p>
          </table:table-cell>
          <table:table-cell office:value-type="float" office:value="80.633182" calcext:value-type="float">
            <text:p>80.633182</text:p>
          </table:table-cell>
          <table:table-cell office:value-type="float" office:value="1.730883" calcext:value-type="float">
            <text:p>1.730883</text:p>
          </table:table-cell>
          <table:table-cell office:value-type="float" office:value="1.53833" calcext:value-type="float">
            <text:p>1.53833</text:p>
          </table:table-cell>
          <table:table-cell office:value-type="float" office:value="906.775696" calcext:value-type="float">
            <text:p>906.775696</text:p>
          </table:table-cell>
          <table:table-cell office:value-type="float" office:value="329.177711" calcext:value-type="float">
            <text:p>329.177711</text:p>
          </table:table-cell>
          <table:table-cell office:value-type="float" office:value="3.655648" calcext:value-type="float">
            <text:p>3.655648</text:p>
          </table:table-cell>
          <table:table-cell office:value-type="float" office:value="3.259436" calcext:value-type="float">
            <text:p>3.259436</text:p>
          </table:table-cell>
          <table:table-cell table:number-columns-repeated="1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687729" calcext:value-type="float">
            <text:p>0.687729</text:p>
          </table:table-cell>
          <table:table-cell office:value-type="float" office:value="0.269169" calcext:value-type="float">
            <text:p>0.269169</text:p>
          </table:table-cell>
          <table:table-cell office:value-type="float" office:value="0.039041" calcext:value-type="float">
            <text:p>0.039041</text:p>
          </table:table-cell>
          <table:table-cell office:value-type="float" office:value="0.031498" calcext:value-type="float">
            <text:p>0.031498</text:p>
          </table:table-cell>
          <table:table-cell office:value-type="float" office:value="2.529451" calcext:value-type="float">
            <text:p>2.529451</text:p>
          </table:table-cell>
          <table:table-cell office:value-type="float" office:value="0.779012" calcext:value-type="float">
            <text:p>0.779012</text:p>
          </table:table-cell>
          <table:table-cell office:value-type="float" office:value="0.131651" calcext:value-type="float">
            <text:p>0.131651</text:p>
          </table:table-cell>
          <table:table-cell office:value-type="float" office:value="0.11021" calcext:value-type="float">
            <text:p>0.11021</text:p>
          </table:table-cell>
          <table:table-cell office:value-type="float" office:value="9.22013" calcext:value-type="float">
            <text:p>9.22013</text:p>
          </table:table-cell>
          <table:table-cell office:value-type="float" office:value="3.127085" calcext:value-type="float">
            <text:p>3.127085</text:p>
          </table:table-cell>
          <table:table-cell office:value-type="float" office:value="0.289772" calcext:value-type="float">
            <text:p>0.289772</text:p>
          </table:table-cell>
          <table:table-cell office:value-type="float" office:value="0.255271" calcext:value-type="float">
            <text:p>0.255271</text:p>
          </table:table-cell>
          <table:table-cell office:value-type="float" office:value="36.344346" calcext:value-type="float">
            <text:p>36.344346</text:p>
          </table:table-cell>
          <table:table-cell office:value-type="float" office:value="12.755648" calcext:value-type="float">
            <text:p>12.755648</text:p>
          </table:table-cell>
          <table:table-cell office:value-type="float" office:value="0.624243" calcext:value-type="float">
            <text:p>0.624243</text:p>
          </table:table-cell>
          <table:table-cell office:value-type="float" office:value="0.580662" calcext:value-type="float">
            <text:p>0.580662</text:p>
          </table:table-cell>
          <table:table-cell office:value-type="float" office:value="227.550365" calcext:value-type="float">
            <text:p>227.550365</text:p>
          </table:table-cell>
          <table:table-cell office:value-type="float" office:value="81.241781" calcext:value-type="float">
            <text:p>81.241781</text:p>
          </table:table-cell>
          <table:table-cell office:value-type="float" office:value="1.706438" calcext:value-type="float">
            <text:p>1.706438</text:p>
          </table:table-cell>
          <table:table-cell office:value-type="float" office:value="1.548736" calcext:value-type="float">
            <text:p>1.548736</text:p>
          </table:table-cell>
          <table:table-cell office:value-type="float" office:value="902.699325" calcext:value-type="float">
            <text:p>902.699325</text:p>
          </table:table-cell>
          <table:table-cell office:value-type="float" office:value="331.568876" calcext:value-type="float">
            <text:p>331.568876</text:p>
          </table:table-cell>
          <table:table-cell office:value-type="float" office:value="3.692733" calcext:value-type="float">
            <text:p>3.692733</text:p>
          </table:table-cell>
          <table:table-cell office:value-type="float" office:value="3.267887" calcext:value-type="float">
            <text:p>3.267887</text:p>
          </table:table-cell>
          <table:table-cell table:number-columns-repeated="1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6705" calcext:value-type="float">
            <text:p>0.006705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705539" calcext:value-type="float">
            <text:p>0.705539</text:p>
          </table:table-cell>
          <table:table-cell office:value-type="float" office:value="0.269449" calcext:value-type="float">
            <text:p>0.269449</text:p>
          </table:table-cell>
          <table:table-cell office:value-type="float" office:value="0.050566" calcext:value-type="float">
            <text:p>0.050566</text:p>
          </table:table-cell>
          <table:table-cell office:value-type="float" office:value="0.044349" calcext:value-type="float">
            <text:p>0.044349</text:p>
          </table:table-cell>
          <table:table-cell office:value-type="float" office:value="2.408346" calcext:value-type="float">
            <text:p>2.408346</text:p>
          </table:table-cell>
          <table:table-cell office:value-type="float" office:value="0.787114" calcext:value-type="float">
            <text:p>0.787114</text:p>
          </table:table-cell>
          <table:table-cell office:value-type="float" office:value="0.148064" calcext:value-type="float">
            <text:p>0.148064</text:p>
          </table:table-cell>
          <table:table-cell office:value-type="float" office:value="0.138776" calcext:value-type="float">
            <text:p>0.138776</text:p>
          </table:table-cell>
          <table:table-cell office:value-type="float" office:value="11.437598" calcext:value-type="float">
            <text:p>11.437598</text:p>
          </table:table-cell>
          <table:table-cell office:value-type="float" office:value="3.070723" calcext:value-type="float">
            <text:p>3.070723</text:p>
          </table:table-cell>
          <table:table-cell office:value-type="float" office:value="0.295989" calcext:value-type="float">
            <text:p>0.295989</text:p>
          </table:table-cell>
          <table:table-cell office:value-type="float" office:value="0.257087" calcext:value-type="float">
            <text:p>0.257087</text:p>
          </table:table-cell>
          <table:table-cell office:value-type="float" office:value="36.947079" calcext:value-type="float">
            <text:p>36.947079</text:p>
          </table:table-cell>
          <table:table-cell office:value-type="float" office:value="13.056875" calcext:value-type="float">
            <text:p>13.056875</text:p>
          </table:table-cell>
          <table:table-cell office:value-type="float" office:value="0.628854" calcext:value-type="float">
            <text:p>0.628854</text:p>
          </table:table-cell>
          <table:table-cell office:value-type="float" office:value="0.563761" calcext:value-type="float">
            <text:p>0.563761</text:p>
          </table:table-cell>
          <table:table-cell office:value-type="float" office:value="226.814236" calcext:value-type="float">
            <text:p>226.814236</text:p>
          </table:table-cell>
          <table:table-cell office:value-type="float" office:value="81.481197" calcext:value-type="float">
            <text:p>81.481197</text:p>
          </table:table-cell>
          <table:table-cell office:value-type="float" office:value="1.715448" calcext:value-type="float">
            <text:p>1.715448</text:p>
          </table:table-cell>
          <table:table-cell office:value-type="float" office:value="1.534698" calcext:value-type="float">
            <text:p>1.534698</text:p>
          </table:table-cell>
          <table:table-cell office:value-type="float" office:value="908.050236" calcext:value-type="float">
            <text:p>908.050236</text:p>
          </table:table-cell>
          <table:table-cell office:value-type="float" office:value="348.779166" calcext:value-type="float">
            <text:p>348.779166</text:p>
          </table:table-cell>
          <table:table-cell office:value-type="float" office:value="3.612066" calcext:value-type="float">
            <text:p>3.612066</text:p>
          </table:table-cell>
          <table:table-cell office:value-type="float" office:value="3.320409" calcext:value-type="float">
            <text:p>3.320409</text:p>
          </table:table-cell>
          <table:table-cell table:number-columns-repeated="1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06216" calcext:value-type="float">
            <text:p>0.006216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730263" calcext:value-type="float">
            <text:p>0.730263</text:p>
          </table:table-cell>
          <table:table-cell office:value-type="float" office:value="0.257646" calcext:value-type="float">
            <text:p>0.257646</text:p>
          </table:table-cell>
          <table:table-cell office:value-type="float" office:value="0.046864" calcext:value-type="float">
            <text:p>0.046864</text:p>
          </table:table-cell>
          <table:table-cell office:value-type="float" office:value="0.038273" calcext:value-type="float">
            <text:p>0.038273</text:p>
          </table:table-cell>
          <table:table-cell office:value-type="float" office:value="2.425946" calcext:value-type="float">
            <text:p>2.425946</text:p>
          </table:table-cell>
          <table:table-cell office:value-type="float" office:value="0.804016" calcext:value-type="float">
            <text:p>0.804016</text:p>
          </table:table-cell>
          <table:table-cell office:value-type="float" office:value="0.131581" calcext:value-type="float">
            <text:p>0.131581</text:p>
          </table:table-cell>
          <table:table-cell office:value-type="float" office:value="0.114121" calcext:value-type="float">
            <text:p>0.114121</text:p>
          </table:table-cell>
          <table:table-cell office:value-type="float" office:value="13.179447" calcext:value-type="float">
            <text:p>13.179447</text:p>
          </table:table-cell>
          <table:table-cell office:value-type="float" office:value="3.071281" calcext:value-type="float">
            <text:p>3.071281</text:p>
          </table:table-cell>
          <table:table-cell office:value-type="float" office:value="0.291029" calcext:value-type="float">
            <text:p>0.291029</text:p>
          </table:table-cell>
          <table:table-cell office:value-type="float" office:value="0.252826" calcext:value-type="float">
            <text:p>0.252826</text:p>
          </table:table-cell>
          <table:table-cell office:value-type="float" office:value="36.410346" calcext:value-type="float">
            <text:p>36.410346</text:p>
          </table:table-cell>
          <table:table-cell office:value-type="float" office:value="12.951833" calcext:value-type="float">
            <text:p>12.951833</text:p>
          </table:table-cell>
          <table:table-cell office:value-type="float" office:value="0.641215" calcext:value-type="float">
            <text:p>0.641215</text:p>
          </table:table-cell>
          <table:table-cell office:value-type="float" office:value="0.557685" calcext:value-type="float">
            <text:p>0.557685</text:p>
          </table:table-cell>
          <table:table-cell office:value-type="float" office:value="229.374486" calcext:value-type="float">
            <text:p>229.374486</text:p>
          </table:table-cell>
          <table:table-cell office:value-type="float" office:value="81.806729" calcext:value-type="float">
            <text:p>81.806729</text:p>
          </table:table-cell>
          <table:table-cell office:value-type="float" office:value="1.737728" calcext:value-type="float">
            <text:p>1.737728</text:p>
          </table:table-cell>
          <table:table-cell office:value-type="float" office:value="1.510254" calcext:value-type="float">
            <text:p>1.510254</text:p>
          </table:table-cell>
          <table:table-cell office:value-type="float" office:value="922.901136" calcext:value-type="float">
            <text:p>922.901136</text:p>
          </table:table-cell>
          <table:table-cell office:value-type="float" office:value="335.307495" calcext:value-type="float">
            <text:p>335.307495</text:p>
          </table:table-cell>
          <table:table-cell office:value-type="float" office:value="3.659139" calcext:value-type="float">
            <text:p>3.659139</text:p>
          </table:table-cell>
          <table:table-cell office:value-type="float" office:value="3.333189" calcext:value-type="float">
            <text:p>3.333189</text:p>
          </table:table-cell>
          <table:table-cell table:number-columns-repeated="1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05796" calcext:value-type="float">
            <text:p>0.005796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74067" calcext:value-type="float">
            <text:p>0.74067</text:p>
          </table:table-cell>
          <table:table-cell office:value-type="float" office:value="0.257855" calcext:value-type="float">
            <text:p>0.257855</text:p>
          </table:table-cell>
          <table:table-cell office:value-type="float" office:value="0.043232" calcext:value-type="float">
            <text:p>0.043232</text:p>
          </table:table-cell>
          <table:table-cell office:value-type="float" office:value="0.03548" calcext:value-type="float">
            <text:p>0.03548</text:p>
          </table:table-cell>
          <table:table-cell office:value-type="float" office:value="2.377545" calcext:value-type="float">
            <text:p>2.377545</text:p>
          </table:table-cell>
          <table:table-cell office:value-type="float" office:value="0.859889" calcext:value-type="float">
            <text:p>0.859889</text:p>
          </table:table-cell>
          <table:table-cell office:value-type="float" office:value="0.132" calcext:value-type="float">
            <text:p>0.132</text:p>
          </table:table-cell>
          <table:table-cell office:value-type="float" office:value="0.112515" calcext:value-type="float">
            <text:p>0.112515</text:p>
          </table:table-cell>
          <table:table-cell office:value-type="float" office:value="9.233959" calcext:value-type="float">
            <text:p>9.233959</text:p>
          </table:table-cell>
          <table:table-cell office:value-type="float" office:value="3.079941" calcext:value-type="float">
            <text:p>3.079941</text:p>
          </table:table-cell>
          <table:table-cell office:value-type="float" office:value="0.29096" calcext:value-type="float">
            <text:p>0.29096</text:p>
          </table:table-cell>
          <table:table-cell office:value-type="float" office:value="0.249265" calcext:value-type="float">
            <text:p>0.249265</text:p>
          </table:table-cell>
          <table:table-cell office:value-type="float" office:value="36.621407" calcext:value-type="float">
            <text:p>36.621407</text:p>
          </table:table-cell>
          <table:table-cell office:value-type="float" office:value="12.965033" calcext:value-type="float">
            <text:p>12.965033</text:p>
          </table:table-cell>
          <table:table-cell office:value-type="float" office:value="0.631298" calcext:value-type="float">
            <text:p>0.631298</text:p>
          </table:table-cell>
          <table:table-cell office:value-type="float" office:value="0.559151" calcext:value-type="float">
            <text:p>0.559151</text:p>
          </table:table-cell>
          <table:table-cell office:value-type="float" office:value="225.083981" calcext:value-type="float">
            <text:p>225.083981</text:p>
          </table:table-cell>
          <table:table-cell office:value-type="float" office:value="80.763506" calcext:value-type="float">
            <text:p>80.763506</text:p>
          </table:table-cell>
          <table:table-cell office:value-type="float" office:value="1.690096" calcext:value-type="float">
            <text:p>1.690096</text:p>
          </table:table-cell>
          <table:table-cell office:value-type="float" office:value="1.530577" calcext:value-type="float">
            <text:p>1.530577</text:p>
          </table:table-cell>
          <table:table-cell office:value-type="float" office:value="906.894918" calcext:value-type="float">
            <text:p>906.894918</text:p>
          </table:table-cell>
          <table:table-cell office:value-type="float" office:value="342.102103" calcext:value-type="float">
            <text:p>342.102103</text:p>
          </table:table-cell>
          <table:table-cell office:value-type="float" office:value="3.597889" calcext:value-type="float">
            <text:p>3.597889</text:p>
          </table:table-cell>
          <table:table-cell office:value-type="float" office:value="3.23988" calcext:value-type="float">
            <text:p>3.23988</text:p>
          </table:table-cell>
          <table:table-cell table:number-columns-repeated="1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0.002863" calcext:value-type="float">
            <text:p>0.002863</text:p>
          </table:table-cell>
          <table:table-cell table:number-columns-repeated="2" office:value-type="float" office:value="0.002794" calcext:value-type="float">
            <text:p>0.002794</text:p>
          </table:table-cell>
          <table:table-cell office:value-type="float" office:value="0.741088" calcext:value-type="float">
            <text:p>0.741088</text:p>
          </table:table-cell>
          <table:table-cell office:value-type="float" office:value="0.258134" calcext:value-type="float">
            <text:p>0.258134</text:p>
          </table:table-cell>
          <table:table-cell office:value-type="float" office:value="0.041137" calcext:value-type="float">
            <text:p>0.041137</text:p>
          </table:table-cell>
          <table:table-cell office:value-type="float" office:value="0.032756" calcext:value-type="float">
            <text:p>0.032756</text:p>
          </table:table-cell>
          <table:table-cell office:value-type="float" office:value="2.640428" calcext:value-type="float">
            <text:p>2.640428</text:p>
          </table:table-cell>
          <table:table-cell office:value-type="float" office:value="0.809184" calcext:value-type="float">
            <text:p>0.809184</text:p>
          </table:table-cell>
          <table:table-cell office:value-type="float" office:value="0.130115" calcext:value-type="float">
            <text:p>0.130115</text:p>
          </table:table-cell>
          <table:table-cell office:value-type="float" office:value="0.253385" calcext:value-type="float">
            <text:p>0.253385</text:p>
          </table:table-cell>
          <table:table-cell office:value-type="float" office:value="9.258752" calcext:value-type="float">
            <text:p>9.258752</text:p>
          </table:table-cell>
          <table:table-cell office:value-type="float" office:value="3.159351" calcext:value-type="float">
            <text:p>3.159351</text:p>
          </table:table-cell>
          <table:table-cell office:value-type="float" office:value="0.288655" calcext:value-type="float">
            <text:p>0.288655</text:p>
          </table:table-cell>
          <table:table-cell office:value-type="float" office:value="0.248566" calcext:value-type="float">
            <text:p>0.248566</text:p>
          </table:table-cell>
          <table:table-cell office:value-type="float" office:value="36.502188" calcext:value-type="float">
            <text:p>36.502188</text:p>
          </table:table-cell>
          <table:table-cell office:value-type="float" office:value="12.709623" calcext:value-type="float">
            <text:p>12.709623</text:p>
          </table:table-cell>
          <table:table-cell office:value-type="float" office:value="0.633742" calcext:value-type="float">
            <text:p>0.633742</text:p>
          </table:table-cell>
          <table:table-cell office:value-type="float" office:value="0.55545" calcext:value-type="float">
            <text:p>0.55545</text:p>
          </table:table-cell>
          <table:table-cell office:value-type="float" office:value="229.511516" calcext:value-type="float">
            <text:p>229.511516</text:p>
          </table:table-cell>
          <table:table-cell office:value-type="float" office:value="80.753728" calcext:value-type="float">
            <text:p>80.753728</text:p>
          </table:table-cell>
          <table:table-cell office:value-type="float" office:value="1.695613" calcext:value-type="float">
            <text:p>1.695613</text:p>
          </table:table-cell>
          <table:table-cell office:value-type="float" office:value="1.533022" calcext:value-type="float">
            <text:p>1.533022</text:p>
          </table:table-cell>
          <table:table-cell office:value-type="float" office:value="903.409407" calcext:value-type="float">
            <text:p>903.409407</text:p>
          </table:table-cell>
          <table:table-cell office:value-type="float" office:value="330.487589" calcext:value-type="float">
            <text:p>330.487589</text:p>
          </table:table-cell>
          <table:table-cell office:value-type="float" office:value="3.640632" calcext:value-type="float">
            <text:p>3.640632</text:p>
          </table:table-cell>
          <table:table-cell office:value-type="float" office:value="3.27976" calcext:value-type="float">
            <text:p>3.27976</text:p>
          </table:table-cell>
          <table:table-cell table:number-columns-repeated="1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5169" calcext:value-type="float">
            <text:p>0.005169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1396" calcext:value-type="float">
            <text:p>0.001396</text:p>
          </table:table-cell>
          <table:table-cell office:value-type="float" office:value="0.775729" calcext:value-type="float">
            <text:p>0.775729</text:p>
          </table:table-cell>
          <table:table-cell office:value-type="float" office:value="0.26463" calcext:value-type="float">
            <text:p>0.26463</text:p>
          </table:table-cell>
          <table:table-cell office:value-type="float" office:value="0.040159" calcext:value-type="float">
            <text:p>0.040159</text:p>
          </table:table-cell>
          <table:table-cell office:value-type="float" office:value="0.031987" calcext:value-type="float">
            <text:p>0.031987</text:p>
          </table:table-cell>
          <table:table-cell office:value-type="float" office:value="3.024348" calcext:value-type="float">
            <text:p>3.024348</text:p>
          </table:table-cell>
          <table:table-cell office:value-type="float" office:value="0.849902" calcext:value-type="float">
            <text:p>0.849902</text:p>
          </table:table-cell>
          <table:table-cell office:value-type="float" office:value="0.130255" calcext:value-type="float">
            <text:p>0.130255</text:p>
          </table:table-cell>
          <table:table-cell office:value-type="float" office:value="0.149251" calcext:value-type="float">
            <text:p>0.149251</text:p>
          </table:table-cell>
          <table:table-cell office:value-type="float" office:value="9.246391" calcext:value-type="float">
            <text:p>9.246391</text:p>
          </table:table-cell>
          <table:table-cell office:value-type="float" office:value="3.10264" calcext:value-type="float">
            <text:p>3.10264</text:p>
          </table:table-cell>
          <table:table-cell office:value-type="float" office:value="0.289773" calcext:value-type="float">
            <text:p>0.289773</text:p>
          </table:table-cell>
          <table:table-cell office:value-type="float" office:value="0.247658" calcext:value-type="float">
            <text:p>0.247658</text:p>
          </table:table-cell>
          <table:table-cell office:value-type="float" office:value="36.332962" calcext:value-type="float">
            <text:p>36.332962</text:p>
          </table:table-cell>
          <table:table-cell office:value-type="float" office:value="12.831356" calcext:value-type="float">
            <text:p>12.831356</text:p>
          </table:table-cell>
          <table:table-cell office:value-type="float" office:value="0.632485" calcext:value-type="float">
            <text:p>0.632485</text:p>
          </table:table-cell>
          <table:table-cell office:value-type="float" office:value="0.534288" calcext:value-type="float">
            <text:p>0.534288</text:p>
          </table:table-cell>
          <table:table-cell office:value-type="float" office:value="224.792952" calcext:value-type="float">
            <text:p>224.792952</text:p>
          </table:table-cell>
          <table:table-cell office:value-type="float" office:value="81.086173" calcext:value-type="float">
            <text:p>81.086173</text:p>
          </table:table-cell>
          <table:table-cell office:value-type="float" office:value="1.713563" calcext:value-type="float">
            <text:p>1.713563</text:p>
          </table:table-cell>
          <table:table-cell office:value-type="float" office:value="1.554394" calcext:value-type="float">
            <text:p>1.554394</text:p>
          </table:table-cell>
          <table:table-cell office:value-type="float" office:value="908.999804" calcext:value-type="float">
            <text:p>908.999804</text:p>
          </table:table-cell>
          <table:table-cell office:value-type="float" office:value="325.949703" calcext:value-type="float">
            <text:p>325.949703</text:p>
          </table:table-cell>
          <table:table-cell office:value-type="float" office:value="3.580219" calcext:value-type="float">
            <text:p>3.580219</text:p>
          </table:table-cell>
          <table:table-cell office:value-type="float" office:value="3.299456" calcext:value-type="float">
            <text:p>3.299456</text:p>
          </table:table-cell>
          <table:table-cell table:number-columns-repeated="1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07054" calcext:value-type="float">
            <text:p>0.007054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757083" calcext:value-type="float">
            <text:p>0.757083</text:p>
          </table:table-cell>
          <table:table-cell office:value-type="float" office:value="0.247589" calcext:value-type="float">
            <text:p>0.247589</text:p>
          </table:table-cell>
          <table:table-cell office:value-type="float" office:value="0.050985" calcext:value-type="float">
            <text:p>0.050985</text:p>
          </table:table-cell>
          <table:table-cell office:value-type="float" office:value="0.042952" calcext:value-type="float">
            <text:p>0.042952</text:p>
          </table:table-cell>
          <table:table-cell office:value-type="float" office:value="2.638333" calcext:value-type="float">
            <text:p>2.638333</text:p>
          </table:table-cell>
          <table:table-cell office:value-type="float" office:value="0.767908" calcext:value-type="float">
            <text:p>0.767908</text:p>
          </table:table-cell>
          <table:table-cell office:value-type="float" office:value="0.140032" calcext:value-type="float">
            <text:p>0.140032</text:p>
          </table:table-cell>
          <table:table-cell office:value-type="float" office:value="0.153022" calcext:value-type="float">
            <text:p>0.153022</text:p>
          </table:table-cell>
          <table:table-cell office:value-type="float" office:value="9.967225" calcext:value-type="float">
            <text:p>9.967225</text:p>
          </table:table-cell>
          <table:table-cell office:value-type="float" office:value="3.093072" calcext:value-type="float">
            <text:p>3.093072</text:p>
          </table:table-cell>
          <table:table-cell office:value-type="float" office:value="0.294451" calcext:value-type="float">
            <text:p>0.294451</text:p>
          </table:table-cell>
          <table:table-cell office:value-type="float" office:value="0.263023" calcext:value-type="float">
            <text:p>0.263023</text:p>
          </table:table-cell>
          <table:table-cell office:value-type="float" office:value="37.164286" calcext:value-type="float">
            <text:p>37.164286</text:p>
          </table:table-cell>
          <table:table-cell office:value-type="float" office:value="12.877452" calcext:value-type="float">
            <text:p>12.877452</text:p>
          </table:table-cell>
          <table:table-cell office:value-type="float" office:value="0.651971" calcext:value-type="float">
            <text:p>0.651971</text:p>
          </table:table-cell>
          <table:table-cell office:value-type="float" office:value="0.576472" calcext:value-type="float">
            <text:p>0.576472</text:p>
          </table:table-cell>
          <table:table-cell office:value-type="float" office:value="227.224205" calcext:value-type="float">
            <text:p>227.224205</text:p>
          </table:table-cell>
          <table:table-cell office:value-type="float" office:value="80.336005" calcext:value-type="float">
            <text:p>80.336005</text:p>
          </table:table-cell>
          <table:table-cell office:value-type="float" office:value="2.161177" calcext:value-type="float">
            <text:p>2.161177</text:p>
          </table:table-cell>
          <table:table-cell office:value-type="float" office:value="1.518774" calcext:value-type="float">
            <text:p>1.518774</text:p>
          </table:table-cell>
          <table:table-cell office:value-type="float" office:value="921.812589" calcext:value-type="float">
            <text:p>921.812589</text:p>
          </table:table-cell>
          <table:table-cell office:value-type="float" office:value="327.256299" calcext:value-type="float">
            <text:p>327.256299</text:p>
          </table:table-cell>
          <table:table-cell office:value-type="float" office:value="3.647267" calcext:value-type="float">
            <text:p>3.647267</text:p>
          </table:table-cell>
          <table:table-cell office:value-type="float" office:value="3.307487" calcext:value-type="float">
            <text:p>3.307487</text:p>
          </table:table-cell>
          <table:table-cell table:number-columns-repeated="1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05239" calcext:value-type="float">
            <text:p>0.005239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74493" calcext:value-type="float">
            <text:p>0.74493</text:p>
          </table:table-cell>
          <table:table-cell office:value-type="float" office:value="0.246471" calcext:value-type="float">
            <text:p>0.246471</text:p>
          </table:table-cell>
          <table:table-cell office:value-type="float" office:value="0.047143" calcext:value-type="float">
            <text:p>0.047143</text:p>
          </table:table-cell>
          <table:table-cell office:value-type="float" office:value="0.0396" calcext:value-type="float">
            <text:p>0.0396</text:p>
          </table:table-cell>
          <table:table-cell office:value-type="float" office:value="2.470854" calcext:value-type="float">
            <text:p>2.470854</text:p>
          </table:table-cell>
          <table:table-cell office:value-type="float" office:value="0.768816" calcext:value-type="float">
            <text:p>0.768816</text:p>
          </table:table-cell>
          <table:table-cell office:value-type="float" office:value="0.137587" calcext:value-type="float">
            <text:p>0.137587</text:p>
          </table:table-cell>
          <table:table-cell office:value-type="float" office:value="0.148413" calcext:value-type="float">
            <text:p>0.148413</text:p>
          </table:table-cell>
          <table:table-cell office:value-type="float" office:value="11.955682" calcext:value-type="float">
            <text:p>11.955682</text:p>
          </table:table-cell>
          <table:table-cell office:value-type="float" office:value="3.08937" calcext:value-type="float">
            <text:p>3.08937</text:p>
          </table:table-cell>
          <table:table-cell office:value-type="float" office:value="0.294242" calcext:value-type="float">
            <text:p>0.294242</text:p>
          </table:table-cell>
          <table:table-cell office:value-type="float" office:value="0.258553" calcext:value-type="float">
            <text:p>0.258553</text:p>
          </table:table-cell>
          <table:table-cell office:value-type="float" office:value="36.393654" calcext:value-type="float">
            <text:p>36.393654</text:p>
          </table:table-cell>
          <table:table-cell office:value-type="float" office:value="13.027123" calcext:value-type="float">
            <text:p>13.027123</text:p>
          </table:table-cell>
          <table:table-cell office:value-type="float" office:value="0.632974" calcext:value-type="float">
            <text:p>0.632974</text:p>
          </table:table-cell>
          <table:table-cell office:value-type="float" office:value="0.559221" calcext:value-type="float">
            <text:p>0.559221</text:p>
          </table:table-cell>
          <table:table-cell office:value-type="float" office:value="228.585208" calcext:value-type="float">
            <text:p>228.585208</text:p>
          </table:table-cell>
          <table:table-cell office:value-type="float" office:value="80.775099" calcext:value-type="float">
            <text:p>80.775099</text:p>
          </table:table-cell>
          <table:table-cell office:value-type="float" office:value="1.7188" calcext:value-type="float">
            <text:p>1.7188</text:p>
          </table:table-cell>
          <table:table-cell office:value-type="float" office:value="1.54287" calcext:value-type="float">
            <text:p>1.54287</text:p>
          </table:table-cell>
          <table:table-cell office:value-type="float" office:value="930.187639" calcext:value-type="float">
            <text:p>930.187639</text:p>
          </table:table-cell>
          <table:table-cell office:value-type="float" office:value="328.897646" calcext:value-type="float">
            <text:p>328.897646</text:p>
          </table:table-cell>
          <table:table-cell office:value-type="float" office:value="3.676391" calcext:value-type="float">
            <text:p>3.676391</text:p>
          </table:table-cell>
          <table:table-cell office:value-type="float" office:value="3.326344" calcext:value-type="float">
            <text:p>3.326344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3282" calcext:value-type="float">
            <text:p>0.003282</text:p>
          </table:table-cell>
          <table:table-cell table:number-columns-repeated="2" office:value-type="float" office:value="0.002375" calcext:value-type="float">
            <text:p>0.002375</text:p>
          </table:table-cell>
          <table:table-cell office:value-type="float" office:value="0.503837" calcext:value-type="float">
            <text:p>0.503837</text:p>
          </table:table-cell>
          <table:table-cell office:value-type="float" office:value="0.246261" calcext:value-type="float">
            <text:p>0.246261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6178" calcext:value-type="float">
            <text:p>0.036178</text:p>
          </table:table-cell>
          <table:table-cell office:value-type="float" office:value="2.479724" calcext:value-type="float">
            <text:p>2.479724</text:p>
          </table:table-cell>
          <table:table-cell office:value-type="float" office:value="0.790606" calcext:value-type="float">
            <text:p>0.790606</text:p>
          </table:table-cell>
          <table:table-cell office:value-type="float" office:value="0.13186" calcext:value-type="float">
            <text:p>0.13186</text:p>
          </table:table-cell>
          <table:table-cell office:value-type="float" office:value="0.132489" calcext:value-type="float">
            <text:p>0.132489</text:p>
          </table:table-cell>
          <table:table-cell office:value-type="float" office:value="9.316162" calcext:value-type="float">
            <text:p>9.316162</text:p>
          </table:table-cell>
          <table:table-cell office:value-type="float" office:value="3.097542" calcext:value-type="float">
            <text:p>3.097542</text:p>
          </table:table-cell>
          <table:table-cell office:value-type="float" office:value="0.292636" calcext:value-type="float">
            <text:p>0.292636</text:p>
          </table:table-cell>
          <table:table-cell office:value-type="float" office:value="0.249404" calcext:value-type="float">
            <text:p>0.249404</text:p>
          </table:table-cell>
          <table:table-cell office:value-type="float" office:value="36.570843" calcext:value-type="float">
            <text:p>36.570843</text:p>
          </table:table-cell>
          <table:table-cell office:value-type="float" office:value="13.424311" calcext:value-type="float">
            <text:p>13.424311</text:p>
          </table:table-cell>
          <table:table-cell office:value-type="float" office:value="0.630669" calcext:value-type="float">
            <text:p>0.630669</text:p>
          </table:table-cell>
          <table:table-cell office:value-type="float" office:value="0.560898" calcext:value-type="float">
            <text:p>0.560898</text:p>
          </table:table-cell>
          <table:table-cell office:value-type="float" office:value="224.580424" calcext:value-type="float">
            <text:p>224.580424</text:p>
          </table:table-cell>
          <table:table-cell office:value-type="float" office:value="79.96396" calcext:value-type="float">
            <text:p>79.96396</text:p>
          </table:table-cell>
          <table:table-cell office:value-type="float" office:value="1.729137" calcext:value-type="float">
            <text:p>1.729137</text:p>
          </table:table-cell>
          <table:table-cell office:value-type="float" office:value="1.579536" calcext:value-type="float">
            <text:p>1.579536</text:p>
          </table:table-cell>
          <table:table-cell office:value-type="float" office:value="909.456221" calcext:value-type="float">
            <text:p>909.456221</text:p>
          </table:table-cell>
          <table:table-cell office:value-type="float" office:value="344.901772" calcext:value-type="float">
            <text:p>344.901772</text:p>
          </table:table-cell>
          <table:table-cell office:value-type="float" office:value="3.622683" calcext:value-type="float">
            <text:p>3.622683</text:p>
          </table:table-cell>
          <table:table-cell office:value-type="float" office:value="3.247982" calcext:value-type="float">
            <text:p>3.247982</text:p>
          </table:table-cell>
          <table:table-cell table:number-columns-repeated="1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2864" calcext:value-type="float">
            <text:p>0.002864</text:p>
          </table:table-cell>
          <table:table-cell table:number-columns-repeated="2" office:value-type="float" office:value="0.002794" calcext:value-type="float">
            <text:p>0.002794</text:p>
          </table:table-cell>
          <table:table-cell office:value-type="float" office:value="0.446358" calcext:value-type="float">
            <text:p>0.446358</text:p>
          </table:table-cell>
          <table:table-cell office:value-type="float" office:value="0.245633" calcext:value-type="float">
            <text:p>0.245633</text:p>
          </table:table-cell>
          <table:table-cell office:value-type="float" office:value="0.041695" calcext:value-type="float">
            <text:p>0.041695</text:p>
          </table:table-cell>
          <table:table-cell office:value-type="float" office:value="0.033803" calcext:value-type="float">
            <text:p>0.033803</text:p>
          </table:table-cell>
          <table:table-cell office:value-type="float" office:value="2.367488" calcext:value-type="float">
            <text:p>2.367488</text:p>
          </table:table-cell>
          <table:table-cell office:value-type="float" office:value="0.909057" calcext:value-type="float">
            <text:p>0.909057</text:p>
          </table:table-cell>
          <table:table-cell office:value-type="float" office:value="0.131372" calcext:value-type="float">
            <text:p>0.131372</text:p>
          </table:table-cell>
          <table:table-cell office:value-type="float" office:value="0.112235" calcext:value-type="float">
            <text:p>0.112235</text:p>
          </table:table-cell>
          <table:table-cell office:value-type="float" office:value="9.224529" calcext:value-type="float">
            <text:p>9.224529</text:p>
          </table:table-cell>
          <table:table-cell office:value-type="float" office:value="3.089859" calcext:value-type="float">
            <text:p>3.089859</text:p>
          </table:table-cell>
          <table:table-cell office:value-type="float" office:value="0.291798" calcext:value-type="float">
            <text:p>0.291798</text:p>
          </table:table-cell>
          <table:table-cell office:value-type="float" office:value="0.248636" calcext:value-type="float">
            <text:p>0.248636</text:p>
          </table:table-cell>
          <table:table-cell office:value-type="float" office:value="36.353565" calcext:value-type="float">
            <text:p>36.353565</text:p>
          </table:table-cell>
          <table:table-cell office:value-type="float" office:value="12.989478" calcext:value-type="float">
            <text:p>12.989478</text:p>
          </table:table-cell>
          <table:table-cell office:value-type="float" office:value="0.653786" calcext:value-type="float">
            <text:p>0.653786</text:p>
          </table:table-cell>
          <table:table-cell office:value-type="float" office:value="0.574446" calcext:value-type="float">
            <text:p>0.574446</text:p>
          </table:table-cell>
          <table:table-cell office:value-type="float" office:value="226.691384" calcext:value-type="float">
            <text:p>226.691384</text:p>
          </table:table-cell>
          <table:table-cell office:value-type="float" office:value="80.779919" calcext:value-type="float">
            <text:p>80.779919</text:p>
          </table:table-cell>
          <table:table-cell office:value-type="float" office:value="1.711607" calcext:value-type="float">
            <text:p>1.711607</text:p>
          </table:table-cell>
          <table:table-cell office:value-type="float" office:value="1.554463" calcext:value-type="float">
            <text:p>1.554463</text:p>
          </table:table-cell>
          <table:table-cell office:value-type="float" office:value="920.938663" calcext:value-type="float">
            <text:p>920.938663</text:p>
          </table:table-cell>
          <table:table-cell office:value-type="float" office:value="338.904407" calcext:value-type="float">
            <text:p>338.904407</text:p>
          </table:table-cell>
          <table:table-cell office:value-type="float" office:value="3.633787" calcext:value-type="float">
            <text:p>3.633787</text:p>
          </table:table-cell>
          <table:table-cell office:value-type="float" office:value="3.285138" calcext:value-type="float">
            <text:p>3.285138</text:p>
          </table:table-cell>
          <table:table-cell table:number-columns-repeated="1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401239" calcext:value-type="float">
            <text:p>0.401239</text:p>
          </table:table-cell>
          <table:table-cell office:value-type="float" office:value="0.245842" calcext:value-type="float">
            <text:p>0.245842</text:p>
          </table:table-cell>
          <table:table-cell office:value-type="float" office:value="0.040857" calcext:value-type="float">
            <text:p>0.040857</text:p>
          </table:table-cell>
          <table:table-cell office:value-type="float" office:value="0.032406" calcext:value-type="float">
            <text:p>0.032406</text:p>
          </table:table-cell>
          <table:table-cell office:value-type="float" office:value="2.383342" calcext:value-type="float">
            <text:p>2.383342</text:p>
          </table:table-cell>
          <table:table-cell office:value-type="float" office:value="0.767838" calcext:value-type="float">
            <text:p>0.767838</text:p>
          </table:table-cell>
          <table:table-cell office:value-type="float" office:value="0.129556" calcext:value-type="float">
            <text:p>0.129556</text:p>
          </table:table-cell>
          <table:table-cell office:value-type="float" office:value="0.121036" calcext:value-type="float">
            <text:p>0.121036</text:p>
          </table:table-cell>
          <table:table-cell office:value-type="float" office:value="9.238917" calcext:value-type="float">
            <text:p>9.238917</text:p>
          </table:table-cell>
          <table:table-cell office:value-type="float" office:value="3.09824" calcext:value-type="float">
            <text:p>3.09824</text:p>
          </table:table-cell>
          <table:table-cell office:value-type="float" office:value="0.291938" calcext:value-type="float">
            <text:p>0.291938</text:p>
          </table:table-cell>
          <table:table-cell office:value-type="float" office:value="0.256737" calcext:value-type="float">
            <text:p>0.256737</text:p>
          </table:table-cell>
          <table:table-cell office:value-type="float" office:value="36.310194" calcext:value-type="float">
            <text:p>36.310194</text:p>
          </table:table-cell>
          <table:table-cell office:value-type="float" office:value="12.926341" calcext:value-type="float">
            <text:p>12.926341</text:p>
          </table:table-cell>
          <table:table-cell office:value-type="float" office:value="0.909127" calcext:value-type="float">
            <text:p>0.909127</text:p>
          </table:table-cell>
          <table:table-cell office:value-type="float" office:value="0.563132" calcext:value-type="float">
            <text:p>0.563132</text:p>
          </table:table-cell>
          <table:table-cell office:value-type="float" office:value="224.117864" calcext:value-type="float">
            <text:p>224.117864</text:p>
          </table:table-cell>
          <table:table-cell office:value-type="float" office:value="79.882106" calcext:value-type="float">
            <text:p>79.882106</text:p>
          </table:table-cell>
          <table:table-cell office:value-type="float" office:value="2.055227" calcext:value-type="float">
            <text:p>2.055227</text:p>
          </table:table-cell>
          <table:table-cell office:value-type="float" office:value="2.119342" calcext:value-type="float">
            <text:p>2.119342</text:p>
          </table:table-cell>
          <table:table-cell office:value-type="float" office:value="936.084922" calcext:value-type="float">
            <text:p>936.084922</text:p>
          </table:table-cell>
          <table:table-cell office:value-type="float" office:value="343.765729" calcext:value-type="float">
            <text:p>343.765729</text:p>
          </table:table-cell>
          <table:table-cell office:value-type="float" office:value="3.620029" calcext:value-type="float">
            <text:p>3.620029</text:p>
          </table:table-cell>
          <table:table-cell office:value-type="float" office:value="3.304065" calcext:value-type="float">
            <text:p>3.304065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6774" calcext:value-type="float">
            <text:p>0.006774</text:p>
          </table:table-cell>
          <table:table-cell office:value-type="float" office:value="0.003353" calcext:value-type="float">
            <text:p>0.003353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407037" calcext:value-type="float">
            <text:p>0.407037</text:p>
          </table:table-cell>
          <table:table-cell office:value-type="float" office:value="0.25157" calcext:value-type="float">
            <text:p>0.25157</text:p>
          </table:table-cell>
          <table:table-cell office:value-type="float" office:value="0.050147" calcext:value-type="float">
            <text:p>0.050147</text:p>
          </table:table-cell>
          <table:table-cell office:value-type="float" office:value="0.044978" calcext:value-type="float">
            <text:p>0.044978</text:p>
          </table:table-cell>
          <table:table-cell office:value-type="float" office:value="2.782766" calcext:value-type="float">
            <text:p>2.782766</text:p>
          </table:table-cell>
          <table:table-cell office:value-type="float" office:value="0.795006" calcext:value-type="float">
            <text:p>0.795006</text:p>
          </table:table-cell>
          <table:table-cell office:value-type="float" office:value="0.146946" calcext:value-type="float">
            <text:p>0.146946</text:p>
          </table:table-cell>
          <table:table-cell office:value-type="float" office:value="0.133607" calcext:value-type="float">
            <text:p>0.133607</text:p>
          </table:table-cell>
          <table:table-cell office:value-type="float" office:value="11.152156" calcext:value-type="float">
            <text:p>11.152156</text:p>
          </table:table-cell>
          <table:table-cell office:value-type="float" office:value="3.090488" calcext:value-type="float">
            <text:p>3.090488</text:p>
          </table:table-cell>
          <table:table-cell office:value-type="float" office:value="0.296756" calcext:value-type="float">
            <text:p>0.296756</text:p>
          </table:table-cell>
          <table:table-cell office:value-type="float" office:value="0.259741" calcext:value-type="float">
            <text:p>0.259741</text:p>
          </table:table-cell>
          <table:table-cell office:value-type="float" office:value="38.022288" calcext:value-type="float">
            <text:p>38.022288</text:p>
          </table:table-cell>
          <table:table-cell office:value-type="float" office:value="12.638174" calcext:value-type="float">
            <text:p>12.638174</text:p>
          </table:table-cell>
          <table:table-cell office:value-type="float" office:value="0.657628" calcext:value-type="float">
            <text:p>0.657628</text:p>
          </table:table-cell>
          <table:table-cell office:value-type="float" office:value="0.561176" calcext:value-type="float">
            <text:p>0.561176</text:p>
          </table:table-cell>
          <table:table-cell office:value-type="float" office:value="227.775535" calcext:value-type="float">
            <text:p>227.775535</text:p>
          </table:table-cell>
          <table:table-cell office:value-type="float" office:value="81.267622" calcext:value-type="float">
            <text:p>81.267622</text:p>
          </table:table-cell>
          <table:table-cell office:value-type="float" office:value="1.689188" calcext:value-type="float">
            <text:p>1.689188</text:p>
          </table:table-cell>
          <table:table-cell office:value-type="float" office:value="1.608661" calcext:value-type="float">
            <text:p>1.608661</text:p>
          </table:table-cell>
          <table:table-cell office:value-type="float" office:value="912.329225" calcext:value-type="float">
            <text:p>912.329225</text:p>
          </table:table-cell>
          <table:table-cell office:value-type="float" office:value="328.508" calcext:value-type="float">
            <text:p>328.508</text:p>
          </table:table-cell>
          <table:table-cell office:value-type="float" office:value="3.658581" calcext:value-type="float">
            <text:p>3.658581</text:p>
          </table:table-cell>
          <table:table-cell office:value-type="float" office:value="3.274592" calcext:value-type="float">
            <text:p>3.274592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02776" calcext:value-type="float">
            <text:p>0.402776</text:p>
          </table:table-cell>
          <table:table-cell office:value-type="float" office:value="0.250871" calcext:value-type="float">
            <text:p>0.250871</text:p>
          </table:table-cell>
          <table:table-cell office:value-type="float" office:value="0.047632" calcext:value-type="float">
            <text:p>0.047632</text:p>
          </table:table-cell>
          <table:table-cell office:value-type="float" office:value="0.040508" calcext:value-type="float">
            <text:p>0.040508</text:p>
          </table:table-cell>
          <table:table-cell office:value-type="float" office:value="3.180723" calcext:value-type="float">
            <text:p>3.180723</text:p>
          </table:table-cell>
          <table:table-cell office:value-type="float" office:value="0.791934" calcext:value-type="float">
            <text:p>0.791934</text:p>
          </table:table-cell>
          <table:table-cell office:value-type="float" office:value="0.131302" calcext:value-type="float">
            <text:p>0.131302</text:p>
          </table:table-cell>
          <table:table-cell office:value-type="float" office:value="0.117823" calcext:value-type="float">
            <text:p>0.117823</text:p>
          </table:table-cell>
          <table:table-cell office:value-type="float" office:value="12.106261" calcext:value-type="float">
            <text:p>12.106261</text:p>
          </table:table-cell>
          <table:table-cell office:value-type="float" office:value="3.090488" calcext:value-type="float">
            <text:p>3.090488</text:p>
          </table:table-cell>
          <table:table-cell office:value-type="float" office:value="0.291938" calcext:value-type="float">
            <text:p>0.291938</text:p>
          </table:table-cell>
          <table:table-cell office:value-type="float" office:value="0.276223" calcext:value-type="float">
            <text:p>0.276223</text:p>
          </table:table-cell>
          <table:table-cell office:value-type="float" office:value="37.349156" calcext:value-type="float">
            <text:p>37.349156</text:p>
          </table:table-cell>
          <table:table-cell office:value-type="float" office:value="12.965871" calcext:value-type="float">
            <text:p>12.965871</text:p>
          </table:table-cell>
          <table:table-cell office:value-type="float" office:value="0.638631" calcext:value-type="float">
            <text:p>0.638631</text:p>
          </table:table-cell>
          <table:table-cell office:value-type="float" office:value="0.566065" calcext:value-type="float">
            <text:p>0.566065</text:p>
          </table:table-cell>
          <table:table-cell office:value-type="float" office:value="225.847629" calcext:value-type="float">
            <text:p>225.847629</text:p>
          </table:table-cell>
          <table:table-cell office:value-type="float" office:value="80.567461" calcext:value-type="float">
            <text:p>80.567461</text:p>
          </table:table-cell>
          <table:table-cell office:value-type="float" office:value="1.696172" calcext:value-type="float">
            <text:p>1.696172</text:p>
          </table:table-cell>
          <table:table-cell office:value-type="float" office:value="1.840744" calcext:value-type="float">
            <text:p>1.840744</text:p>
          </table:table-cell>
          <table:table-cell office:value-type="float" office:value="916.07867" calcext:value-type="float">
            <text:p>916.07867</text:p>
          </table:table-cell>
          <table:table-cell office:value-type="float" office:value="336.112769" calcext:value-type="float">
            <text:p>336.112769</text:p>
          </table:table-cell>
          <table:table-cell office:value-type="float" office:value="3.661584" calcext:value-type="float">
            <text:p>3.661584</text:p>
          </table:table-cell>
          <table:table-cell office:value-type="float" office:value="3.317964" calcext:value-type="float">
            <text:p>3.317964</text:p>
          </table:table-cell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1955" calcext:value-type="float">
            <text:p>0.001955</text:p>
          </table:table-cell>
          <table:table-cell office:value-type="float" office:value="0.408852" calcext:value-type="float">
            <text:p>0.408852</text:p>
          </table:table-cell>
          <table:table-cell office:value-type="float" office:value="0.251011" calcext:value-type="float">
            <text:p>0.251011</text:p>
          </table:table-cell>
          <table:table-cell office:value-type="float" office:value="0.04379" calcext:value-type="float">
            <text:p>0.04379</text:p>
          </table:table-cell>
          <table:table-cell office:value-type="float" office:value="0.036667" calcext:value-type="float">
            <text:p>0.036667</text:p>
          </table:table-cell>
          <table:table-cell office:value-type="float" office:value="2.592866" calcext:value-type="float">
            <text:p>2.592866</text:p>
          </table:table-cell>
          <table:table-cell office:value-type="float" office:value="0.758618" calcext:value-type="float">
            <text:p>0.758618</text:p>
          </table:table-cell>
          <table:table-cell office:value-type="float" office:value="0.132071" calcext:value-type="float">
            <text:p>0.132071</text:p>
          </table:table-cell>
          <table:table-cell office:value-type="float" office:value="0.113982" calcext:value-type="float">
            <text:p>0.113982</text:p>
          </table:table-cell>
          <table:table-cell office:value-type="float" office:value="9.232702" calcext:value-type="float">
            <text:p>9.232702</text:p>
          </table:table-cell>
          <table:table-cell office:value-type="float" office:value="3.330323" calcext:value-type="float">
            <text:p>3.330323</text:p>
          </table:table-cell>
          <table:table-cell office:value-type="float" office:value="0.292147" calcext:value-type="float">
            <text:p>0.292147</text:p>
          </table:table-cell>
          <table:table-cell office:value-type="float" office:value="0.450478" calcext:value-type="float">
            <text:p>0.450478</text:p>
          </table:table-cell>
          <table:table-cell office:value-type="float" office:value="36.265844" calcext:value-type="float">
            <text:p>36.265844</text:p>
          </table:table-cell>
          <table:table-cell office:value-type="float" office:value="12.682385" calcext:value-type="float">
            <text:p>12.682385</text:p>
          </table:table-cell>
          <table:table-cell office:value-type="float" office:value="0.609227" calcext:value-type="float">
            <text:p>0.609227</text:p>
          </table:table-cell>
          <table:table-cell office:value-type="float" office:value="0.554821" calcext:value-type="float">
            <text:p>0.554821</text:p>
          </table:table-cell>
          <table:table-cell office:value-type="float" office:value="227.318352" calcext:value-type="float">
            <text:p>227.318352</text:p>
          </table:table-cell>
          <table:table-cell office:value-type="float" office:value="80.660839" calcext:value-type="float">
            <text:p>80.660839</text:p>
          </table:table-cell>
          <table:table-cell office:value-type="float" office:value="1.691283" calcext:value-type="float">
            <text:p>1.691283</text:p>
          </table:table-cell>
          <table:table-cell office:value-type="float" office:value="1.56026" calcext:value-type="float">
            <text:p>1.56026</text:p>
          </table:table-cell>
          <table:table-cell office:value-type="float" office:value="953.64358" calcext:value-type="float">
            <text:p>953.64358</text:p>
          </table:table-cell>
          <table:table-cell office:value-type="float" office:value="336.684911" calcext:value-type="float">
            <text:p>336.684911</text:p>
          </table:table-cell>
          <table:table-cell office:value-type="float" office:value="3.694549" calcext:value-type="float">
            <text:p>3.694549</text:p>
          </table:table-cell>
          <table:table-cell office:value-type="float" office:value="3.322782" calcext:value-type="float">
            <text:p>3.322782</text:p>
          </table:table-cell>
          <table:table-cell table:number-columns-repeated="1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399703" calcext:value-type="float">
            <text:p>0.399703</text:p>
          </table:table-cell>
          <table:table-cell office:value-type="float" office:value="0.251011" calcext:value-type="float">
            <text:p>0.251011</text:p>
          </table:table-cell>
          <table:table-cell office:value-type="float" office:value="0.040927" calcext:value-type="float">
            <text:p>0.040927</text:p>
          </table:table-cell>
          <table:table-cell office:value-type="float" office:value="0.033873" calcext:value-type="float">
            <text:p>0.033873</text:p>
          </table:table-cell>
          <table:table-cell office:value-type="float" office:value="2.36672" calcext:value-type="float">
            <text:p>2.36672</text:p>
          </table:table-cell>
          <table:table-cell office:value-type="float" office:value="0.774682" calcext:value-type="float">
            <text:p>0.774682</text:p>
          </table:table-cell>
          <table:table-cell office:value-type="float" office:value="0.132699" calcext:value-type="float">
            <text:p>0.132699</text:p>
          </table:table-cell>
          <table:table-cell office:value-type="float" office:value="0.130743" calcext:value-type="float">
            <text:p>0.130743</text:p>
          </table:table-cell>
          <table:table-cell office:value-type="float" office:value="9.260358" calcext:value-type="float">
            <text:p>9.260358</text:p>
          </table:table-cell>
          <table:table-cell office:value-type="float" office:value="6.779797" calcext:value-type="float">
            <text:p>6.779797</text:p>
          </table:table-cell>
          <table:table-cell office:value-type="float" office:value="0.29103" calcext:value-type="float">
            <text:p>0.29103</text:p>
          </table:table-cell>
          <table:table-cell office:value-type="float" office:value="0.25548" calcext:value-type="float">
            <text:p>0.25548</text:p>
          </table:table-cell>
          <table:table-cell office:value-type="float" office:value="36.606182" calcext:value-type="float">
            <text:p>36.606182</text:p>
          </table:table-cell>
          <table:table-cell office:value-type="float" office:value="12.602276" calcext:value-type="float">
            <text:p>12.602276</text:p>
          </table:table-cell>
          <table:table-cell office:value-type="float" office:value="0.706307" calcext:value-type="float">
            <text:p>0.706307</text:p>
          </table:table-cell>
          <table:table-cell office:value-type="float" office:value="0.552656" calcext:value-type="float">
            <text:p>0.552656</text:p>
          </table:table-cell>
          <table:table-cell office:value-type="float" office:value="227.573693" calcext:value-type="float">
            <text:p>227.573693</text:p>
          </table:table-cell>
          <table:table-cell office:value-type="float" office:value="80.996008" calcext:value-type="float">
            <text:p>80.996008</text:p>
          </table:table-cell>
          <table:table-cell office:value-type="float" office:value="1.708953" calcext:value-type="float">
            <text:p>1.708953</text:p>
          </table:table-cell>
          <table:table-cell office:value-type="float" office:value="1.567734" calcext:value-type="float">
            <text:p>1.567734</text:p>
          </table:table-cell>
          <table:table-cell office:value-type="float" office:value="940.34114" calcext:value-type="float">
            <text:p>940.34114</text:p>
          </table:table-cell>
          <table:table-cell office:value-type="float" office:value="330.304674" calcext:value-type="float">
            <text:p>330.304674</text:p>
          </table:table-cell>
          <table:table-cell office:value-type="float" office:value="3.612415" calcext:value-type="float">
            <text:p>3.612415</text:p>
          </table:table-cell>
          <table:table-cell office:value-type="float" office:value="3.257481" calcext:value-type="float">
            <text:p>3.257481</text:p>
          </table:table-cell>
          <table:table-cell table:number-columns-repeated="1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12274" calcext:value-type="float">
            <text:p>0.412274</text:p>
          </table:table-cell>
          <table:table-cell office:value-type="float" office:value="0.252547" calcext:value-type="float">
            <text:p>0.252547</text:p>
          </table:table-cell>
          <table:table-cell office:value-type="float" office:value="0.039391" calcext:value-type="float">
            <text:p>0.039391</text:p>
          </table:table-cell>
          <table:table-cell office:value-type="float" office:value="0.032896" calcext:value-type="float">
            <text:p>0.032896</text:p>
          </table:table-cell>
          <table:table-cell office:value-type="float" office:value="2.399685" calcext:value-type="float">
            <text:p>2.399685</text:p>
          </table:table-cell>
          <table:table-cell office:value-type="float" office:value="0.769794" calcext:value-type="float">
            <text:p>0.769794</text:p>
          </table:table-cell>
          <table:table-cell office:value-type="float" office:value="0.131092" calcext:value-type="float">
            <text:p>0.131092</text:p>
          </table:table-cell>
          <table:table-cell office:value-type="float" office:value="0.113771" calcext:value-type="float">
            <text:p>0.113771</text:p>
          </table:table-cell>
          <table:table-cell office:value-type="float" office:value="9.218174" calcext:value-type="float">
            <text:p>9.218174</text:p>
          </table:table-cell>
          <table:table-cell office:value-type="float" office:value="6.853619" calcext:value-type="float">
            <text:p>6.853619</text:p>
          </table:table-cell>
          <table:table-cell office:value-type="float" office:value="0.29082" calcext:value-type="float">
            <text:p>0.29082</text:p>
          </table:table-cell>
          <table:table-cell office:value-type="float" office:value="0.259531" calcext:value-type="float">
            <text:p>0.259531</text:p>
          </table:table-cell>
          <table:table-cell office:value-type="float" office:value="36.244403" calcext:value-type="float">
            <text:p>36.244403</text:p>
          </table:table-cell>
          <table:table-cell office:value-type="float" office:value="12.481171" calcext:value-type="float">
            <text:p>12.481171</text:p>
          </table:table-cell>
          <table:table-cell office:value-type="float" office:value="0.656022" calcext:value-type="float">
            <text:p>0.656022</text:p>
          </table:table-cell>
          <table:table-cell office:value-type="float" office:value="0.551538" calcext:value-type="float">
            <text:p>0.551538</text:p>
          </table:table-cell>
          <table:table-cell office:value-type="float" office:value="228.418636" calcext:value-type="float">
            <text:p>228.418636</text:p>
          </table:table-cell>
          <table:table-cell office:value-type="float" office:value="80.706445" calcext:value-type="float">
            <text:p>80.706445</text:p>
          </table:table-cell>
          <table:table-cell office:value-type="float" office:value="1.802052" calcext:value-type="float">
            <text:p>1.802052</text:p>
          </table:table-cell>
          <table:table-cell office:value-type="float" office:value="1.537841" calcext:value-type="float">
            <text:p>1.537841</text:p>
          </table:table-cell>
          <table:table-cell office:value-type="float" office:value="940.254955" calcext:value-type="float">
            <text:p>940.254955</text:p>
          </table:table-cell>
          <table:table-cell office:value-type="float" office:value="331.218203" calcext:value-type="float">
            <text:p>331.218203</text:p>
          </table:table-cell>
          <table:table-cell office:value-type="float" office:value="3.704188" calcext:value-type="float">
            <text:p>3.704188</text:p>
          </table:table-cell>
          <table:table-cell office:value-type="float" office:value="3.308256" calcext:value-type="float">
            <text:p>3.308256</text:p>
          </table:table-cell>
          <table:table-cell table:number-columns-repeated="1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7124" calcext:value-type="float">
            <text:p>0.007124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0.548116" calcext:value-type="float">
            <text:p>0.548116</text:p>
          </table:table-cell>
          <table:table-cell office:value-type="float" office:value="0.255201" calcext:value-type="float">
            <text:p>0.255201</text:p>
          </table:table-cell>
          <table:table-cell office:value-type="float" office:value="0.067676" calcext:value-type="float">
            <text:p>0.067676</text:p>
          </table:table-cell>
          <table:table-cell office:value-type="float" office:value="0.045118" calcext:value-type="float">
            <text:p>0.045118</text:p>
          </table:table-cell>
          <table:table-cell office:value-type="float" office:value="2.409603" calcext:value-type="float">
            <text:p>2.409603</text:p>
          </table:table-cell>
          <table:table-cell office:value-type="float" office:value="0.763368" calcext:value-type="float">
            <text:p>0.763368</text:p>
          </table:table-cell>
          <table:table-cell office:value-type="float" office:value="0.143245" calcext:value-type="float">
            <text:p>0.143245</text:p>
          </table:table-cell>
          <table:table-cell office:value-type="float" office:value="0.121595" calcext:value-type="float">
            <text:p>0.121595</text:p>
          </table:table-cell>
          <table:table-cell office:value-type="float" office:value="10.008781" calcext:value-type="float">
            <text:p>10.008781</text:p>
          </table:table-cell>
          <table:table-cell office:value-type="float" office:value="6.943366" calcext:value-type="float">
            <text:p>6.943366</text:p>
          </table:table-cell>
          <table:table-cell office:value-type="float" office:value="0.364433" calcext:value-type="float">
            <text:p>0.364433</text:p>
          </table:table-cell>
          <table:table-cell office:value-type="float" office:value="0.267074" calcext:value-type="float">
            <text:p>0.267074</text:p>
          </table:table-cell>
          <table:table-cell office:value-type="float" office:value="37.737615" calcext:value-type="float">
            <text:p>37.737615</text:p>
          </table:table-cell>
          <table:table-cell office:value-type="float" office:value="13.026145" calcext:value-type="float">
            <text:p>13.026145</text:p>
          </table:table-cell>
          <table:table-cell office:value-type="float" office:value="0.633462" calcext:value-type="float">
            <text:p>0.633462</text:p>
          </table:table-cell>
          <table:table-cell office:value-type="float" office:value="0.564319" calcext:value-type="float">
            <text:p>0.564319</text:p>
          </table:table-cell>
          <table:table-cell office:value-type="float" office:value="231.389835" calcext:value-type="float">
            <text:p>231.389835</text:p>
          </table:table-cell>
          <table:table-cell office:value-type="float" office:value="81.816018" calcext:value-type="float">
            <text:p>81.816018</text:p>
          </table:table-cell>
          <table:table-cell office:value-type="float" office:value="1.744363" calcext:value-type="float">
            <text:p>1.744363</text:p>
          </table:table-cell>
          <table:table-cell office:value-type="float" office:value="1.640578" calcext:value-type="float">
            <text:p>1.640578</text:p>
          </table:table-cell>
          <table:table-cell office:value-type="float" office:value="925.94959" calcext:value-type="float">
            <text:p>925.94959</text:p>
          </table:table-cell>
          <table:table-cell office:value-type="float" office:value="336.917344" calcext:value-type="float">
            <text:p>336.917344</text:p>
          </table:table-cell>
          <table:table-cell office:value-type="float" office:value="3.627641" calcext:value-type="float">
            <text:p>3.627641</text:p>
          </table:table-cell>
          <table:table-cell office:value-type="float" office:value="3.323481" calcext:value-type="float">
            <text:p>3.323481</text:p>
          </table:table-cell>
          <table:table-cell table:number-columns-repeated="1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1885" calcext:value-type="float">
            <text:p>0.001885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405011" calcext:value-type="float">
            <text:p>0.405011</text:p>
          </table:table-cell>
          <table:table-cell office:value-type="float" office:value="0.211271" calcext:value-type="float">
            <text:p>0.211271</text:p>
          </table:table-cell>
          <table:table-cell office:value-type="float" office:value="0.066629" calcext:value-type="float">
            <text:p>0.066629</text:p>
          </table:table-cell>
          <table:table-cell office:value-type="float" office:value="0.039391" calcext:value-type="float">
            <text:p>0.039391</text:p>
          </table:table-cell>
          <table:table-cell office:value-type="float" office:value="2.768378" calcext:value-type="float">
            <text:p>2.768378</text:p>
          </table:table-cell>
          <table:table-cell office:value-type="float" office:value="0.76267" calcext:value-type="float">
            <text:p>0.76267</text:p>
          </table:table-cell>
          <table:table-cell office:value-type="float" office:value="0.134445" calcext:value-type="float">
            <text:p>0.134445</text:p>
          </table:table-cell>
          <table:table-cell office:value-type="float" office:value="0.12341" calcext:value-type="float">
            <text:p>0.12341</text:p>
          </table:table-cell>
          <table:table-cell office:value-type="float" office:value="10.757621" calcext:value-type="float">
            <text:p>10.757621</text:p>
          </table:table-cell>
          <table:table-cell office:value-type="float" office:value="5.356217" calcext:value-type="float">
            <text:p>5.356217</text:p>
          </table:table-cell>
          <table:table-cell office:value-type="float" office:value="0.355493" calcext:value-type="float">
            <text:p>0.355493</text:p>
          </table:table-cell>
          <table:table-cell office:value-type="float" office:value="0.252826" calcext:value-type="float">
            <text:p>0.252826</text:p>
          </table:table-cell>
          <table:table-cell office:value-type="float" office:value="37.397347" calcext:value-type="float">
            <text:p>37.397347</text:p>
          </table:table-cell>
          <table:table-cell office:value-type="float" office:value="13.260602" calcext:value-type="float">
            <text:p>13.260602</text:p>
          </table:table-cell>
          <table:table-cell office:value-type="float" office:value="0.632276" calcext:value-type="float">
            <text:p>0.632276</text:p>
          </table:table-cell>
          <table:table-cell office:value-type="float" office:value="0.55985" calcext:value-type="float">
            <text:p>0.55985</text:p>
          </table:table-cell>
          <table:table-cell office:value-type="float" office:value="228.007688" calcext:value-type="float">
            <text:p>228.007688</text:p>
          </table:table-cell>
          <table:table-cell office:value-type="float" office:value="81.095463" calcext:value-type="float">
            <text:p>81.095463</text:p>
          </table:table-cell>
          <table:table-cell office:value-type="float" office:value="1.708045" calcext:value-type="float">
            <text:p>1.708045</text:p>
          </table:table-cell>
          <table:table-cell office:value-type="float" office:value="1.574788" calcext:value-type="float">
            <text:p>1.574788</text:p>
          </table:table-cell>
          <table:table-cell office:value-type="float" office:value="917.536964" calcext:value-type="float">
            <text:p>917.536964</text:p>
          </table:table-cell>
          <table:table-cell office:value-type="float" office:value="327.380059" calcext:value-type="float">
            <text:p>327.380059</text:p>
          </table:table-cell>
          <table:table-cell office:value-type="float" office:value="3.662283" calcext:value-type="float">
            <text:p>3.662283</text:p>
          </table:table-cell>
          <table:table-cell office:value-type="float" office:value="3.301551" calcext:value-type="float">
            <text:p>3.301551</text:p>
          </table:table-cell>
          <table:table-cell table:number-columns-repeated="1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600148" calcext:value-type="float">
            <text:p>0.600148</text:p>
          </table:table-cell>
          <table:table-cell office:value-type="float" office:value="0.283766" calcext:value-type="float">
            <text:p>0.283766</text:p>
          </table:table-cell>
          <table:table-cell office:value-type="float" office:value="0.062369" calcext:value-type="float">
            <text:p>0.062369</text:p>
          </table:table-cell>
          <table:table-cell office:value-type="float" office:value="0.036737" calcext:value-type="float">
            <text:p>0.036737</text:p>
          </table:table-cell>
          <table:table-cell office:value-type="float" office:value="2.513177" calcext:value-type="float">
            <text:p>2.513177</text:p>
          </table:table-cell>
          <table:table-cell office:value-type="float" office:value="0.775031" calcext:value-type="float">
            <text:p>0.775031</text:p>
          </table:table-cell>
          <table:table-cell office:value-type="float" office:value="0.132001" calcext:value-type="float">
            <text:p>0.132001</text:p>
          </table:table-cell>
          <table:table-cell office:value-type="float" office:value="0.125645" calcext:value-type="float">
            <text:p>0.125645</text:p>
          </table:table-cell>
          <table:table-cell office:value-type="float" office:value="9.249254" calcext:value-type="float">
            <text:p>9.249254</text:p>
          </table:table-cell>
          <table:table-cell office:value-type="float" office:value="3.206215" calcext:value-type="float">
            <text:p>3.206215</text:p>
          </table:table-cell>
          <table:table-cell office:value-type="float" office:value="0.292845" calcext:value-type="float">
            <text:p>0.292845</text:p>
          </table:table-cell>
          <table:table-cell office:value-type="float" office:value="0.256458" calcext:value-type="float">
            <text:p>0.256458</text:p>
          </table:table-cell>
          <table:table-cell office:value-type="float" office:value="36.216257" calcext:value-type="float">
            <text:p>36.216257</text:p>
          </table:table-cell>
          <table:table-cell office:value-type="float" office:value="13.433042" calcext:value-type="float">
            <text:p>13.433042</text:p>
          </table:table-cell>
          <table:table-cell office:value-type="float" office:value="0.631228" calcext:value-type="float">
            <text:p>0.631228</text:p>
          </table:table-cell>
          <table:table-cell office:value-type="float" office:value="0.559221" calcext:value-type="float">
            <text:p>0.559221</text:p>
          </table:table-cell>
          <table:table-cell office:value-type="float" office:value="229.834883" calcext:value-type="float">
            <text:p>229.834883</text:p>
          </table:table-cell>
          <table:table-cell office:value-type="float" office:value="81.11907" calcext:value-type="float">
            <text:p>81.11907</text:p>
          </table:table-cell>
          <table:table-cell office:value-type="float" office:value="1.729906" calcext:value-type="float">
            <text:p>1.729906</text:p>
          </table:table-cell>
          <table:table-cell office:value-type="float" office:value="1.520241" calcext:value-type="float">
            <text:p>1.520241</text:p>
          </table:table-cell>
          <table:table-cell office:value-type="float" office:value="930.300371" calcext:value-type="float">
            <text:p>930.300371</text:p>
          </table:table-cell>
          <table:table-cell office:value-type="float" office:value="329.250067" calcext:value-type="float">
            <text:p>329.250067</text:p>
          </table:table-cell>
          <table:table-cell office:value-type="float" office:value="3.640492" calcext:value-type="float">
            <text:p>3.640492</text:p>
          </table:table-cell>
          <table:table-cell office:value-type="float" office:value="3.286814" calcext:value-type="float">
            <text:p>3.286814</text:p>
          </table:table-cell>
          <table:table-cell table:number-columns-repeated="1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402357" calcext:value-type="float">
            <text:p>0.402357</text:p>
          </table:table-cell>
          <table:table-cell office:value-type="float" office:value="0.260229" calcext:value-type="float">
            <text:p>0.260229</text:p>
          </table:table-cell>
          <table:table-cell office:value-type="float" office:value="0.062927" calcext:value-type="float">
            <text:p>0.062927</text:p>
          </table:table-cell>
          <table:table-cell office:value-type="float" office:value="0.032896" calcext:value-type="float">
            <text:p>0.032896</text:p>
          </table:table-cell>
          <table:table-cell office:value-type="float" office:value="3.178139" calcext:value-type="float">
            <text:p>3.178139</text:p>
          </table:table-cell>
          <table:table-cell office:value-type="float" office:value="0.76267" calcext:value-type="float">
            <text:p>0.76267</text:p>
          </table:table-cell>
          <table:table-cell office:value-type="float" office:value="0.131163" calcext:value-type="float">
            <text:p>0.131163</text:p>
          </table:table-cell>
          <table:table-cell office:value-type="float" office:value="0.14995" calcext:value-type="float">
            <text:p>0.14995</text:p>
          </table:table-cell>
          <table:table-cell office:value-type="float" office:value="9.25072" calcext:value-type="float">
            <text:p>9.25072</text:p>
          </table:table-cell>
          <table:table-cell office:value-type="float" office:value="6.602469" calcext:value-type="float">
            <text:p>6.602469</text:p>
          </table:table-cell>
          <table:table-cell office:value-type="float" office:value="0.352979" calcext:value-type="float">
            <text:p>0.352979</text:p>
          </table:table-cell>
          <table:table-cell office:value-type="float" office:value="0.24654" calcext:value-type="float">
            <text:p>0.24654</text:p>
          </table:table-cell>
          <table:table-cell office:value-type="float" office:value="36.334219" calcext:value-type="float">
            <text:p>36.334219</text:p>
          </table:table-cell>
          <table:table-cell office:value-type="float" office:value="12.962937" calcext:value-type="float">
            <text:p>12.962937</text:p>
          </table:table-cell>
          <table:table-cell office:value-type="float" office:value="0.620612" calcext:value-type="float">
            <text:p>0.620612</text:p>
          </table:table-cell>
          <table:table-cell office:value-type="float" office:value="0.559291" calcext:value-type="float">
            <text:p>0.559291</text:p>
          </table:table-cell>
          <table:table-cell office:value-type="float" office:value="227.480665" calcext:value-type="float">
            <text:p>227.480665</text:p>
          </table:table-cell>
          <table:table-cell office:value-type="float" office:value="81.067107" calcext:value-type="float">
            <text:p>81.067107</text:p>
          </table:table-cell>
          <table:table-cell office:value-type="float" office:value="1.696661" calcext:value-type="float">
            <text:p>1.696661</text:p>
          </table:table-cell>
          <table:table-cell office:value-type="float" office:value="1.586241" calcext:value-type="float">
            <text:p>1.586241</text:p>
          </table:table-cell>
          <table:table-cell office:value-type="float" office:value="944.51222" calcext:value-type="float">
            <text:p>944.51222</text:p>
          </table:table-cell>
          <table:table-cell office:value-type="float" office:value="328.981037" calcext:value-type="float">
            <text:p>328.981037</text:p>
          </table:table-cell>
          <table:table-cell office:value-type="float" office:value="3.657603" calcext:value-type="float">
            <text:p>3.657603</text:p>
          </table:table-cell>
          <table:table-cell office:value-type="float" office:value="3.273893" calcext:value-type="float">
            <text:p>3.273893</text:p>
          </table:table-cell>
          <table:table-cell table:number-columns-repeated="1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437138" calcext:value-type="float">
            <text:p>0.437138</text:p>
          </table:table-cell>
          <table:table-cell office:value-type="float" office:value="0.25527" calcext:value-type="float">
            <text:p>0.25527</text:p>
          </table:table-cell>
          <table:table-cell office:value-type="float" office:value="0.040089" calcext:value-type="float">
            <text:p>0.040089</text:p>
          </table:table-cell>
          <table:table-cell office:value-type="float" office:value="0.031429" calcext:value-type="float">
            <text:p>0.031429</text:p>
          </table:table-cell>
          <table:table-cell office:value-type="float" office:value="2.460447" calcext:value-type="float">
            <text:p>2.460447</text:p>
          </table:table-cell>
          <table:table-cell office:value-type="float" office:value="0.762949" calcext:value-type="float">
            <text:p>0.762949</text:p>
          </table:table-cell>
          <table:table-cell office:value-type="float" office:value="0.130254" calcext:value-type="float">
            <text:p>0.130254</text:p>
          </table:table-cell>
          <table:table-cell office:value-type="float" office:value="0.131652" calcext:value-type="float">
            <text:p>0.131652</text:p>
          </table:table-cell>
          <table:table-cell office:value-type="float" office:value="9.201692" calcext:value-type="float">
            <text:p>9.201692</text:p>
          </table:table-cell>
          <table:table-cell office:value-type="float" office:value="4.524963" calcext:value-type="float">
            <text:p>4.524963</text:p>
          </table:table-cell>
          <table:table-cell office:value-type="float" office:value="0.322039" calcext:value-type="float">
            <text:p>0.322039</text:p>
          </table:table-cell>
          <table:table-cell office:value-type="float" office:value="0.26861" calcext:value-type="float">
            <text:p>0.26861</text:p>
          </table:table-cell>
          <table:table-cell office:value-type="float" office:value="36.477185" calcext:value-type="float">
            <text:p>36.477185</text:p>
          </table:table-cell>
          <table:table-cell office:value-type="float" office:value="12.787985" calcext:value-type="float">
            <text:p>12.787985</text:p>
          </table:table-cell>
          <table:table-cell office:value-type="float" office:value="0.624103" calcext:value-type="float">
            <text:p>0.624103</text:p>
          </table:table-cell>
          <table:table-cell office:value-type="float" office:value="0.571373" calcext:value-type="float">
            <text:p>0.571373</text:p>
          </table:table-cell>
          <table:table-cell office:value-type="float" office:value="234.169738" calcext:value-type="float">
            <text:p>234.169738</text:p>
          </table:table-cell>
          <table:table-cell office:value-type="float" office:value="80.982529" calcext:value-type="float">
            <text:p>80.982529</text:p>
          </table:table-cell>
          <table:table-cell office:value-type="float" office:value="1.727112" calcext:value-type="float">
            <text:p>1.727112</text:p>
          </table:table-cell>
          <table:table-cell office:value-type="float" office:value="1.554812" calcext:value-type="float">
            <text:p>1.554812</text:p>
          </table:table-cell>
          <table:table-cell office:value-type="float" office:value="917.362782" calcext:value-type="float">
            <text:p>917.362782</text:p>
          </table:table-cell>
          <table:table-cell office:value-type="float" office:value="329.47363" calcext:value-type="float">
            <text:p>329.47363</text:p>
          </table:table-cell>
          <table:table-cell office:value-type="float" office:value="3.622263" calcext:value-type="float">
            <text:p>3.622263</text:p>
          </table:table-cell>
          <table:table-cell office:value-type="float" office:value="3.300224" calcext:value-type="float">
            <text:p>3.300224</text:p>
          </table:table-cell>
          <table:table-cell table:number-columns-repeated="1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6635" calcext:value-type="float">
            <text:p>0.006635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407525" calcext:value-type="float">
            <text:p>0.407525</text:p>
          </table:table-cell>
          <table:table-cell office:value-type="float" office:value="0.26428" calcext:value-type="float">
            <text:p>0.26428</text:p>
          </table:table-cell>
          <table:table-cell office:value-type="float" office:value="0.06628" calcext:value-type="float">
            <text:p>0.06628</text:p>
          </table:table-cell>
          <table:table-cell office:value-type="float" office:value="0.0572" calcext:value-type="float">
            <text:p>0.0572</text:p>
          </table:table-cell>
          <table:table-cell office:value-type="float" office:value="2.393609" calcext:value-type="float">
            <text:p>2.393609</text:p>
          </table:table-cell>
          <table:table-cell office:value-type="float" office:value="0.789349" calcext:value-type="float">
            <text:p>0.789349</text:p>
          </table:table-cell>
          <table:table-cell office:value-type="float" office:value="0.147226" calcext:value-type="float">
            <text:p>0.147226</text:p>
          </table:table-cell>
          <table:table-cell office:value-type="float" office:value="0.161753" calcext:value-type="float">
            <text:p>0.161753</text:p>
          </table:table-cell>
          <table:table-cell office:value-type="float" office:value="10.062838" calcext:value-type="float">
            <text:p>10.062838</text:p>
          </table:table-cell>
          <table:table-cell office:value-type="float" office:value="3.128412" calcext:value-type="float">
            <text:p>3.128412</text:p>
          </table:table-cell>
          <table:table-cell office:value-type="float" office:value="0.296617" calcext:value-type="float">
            <text:p>0.296617</text:p>
          </table:table-cell>
          <table:table-cell office:value-type="float" office:value="0.271614" calcext:value-type="float">
            <text:p>0.271614</text:p>
          </table:table-cell>
          <table:table-cell office:value-type="float" office:value="37.899507" calcext:value-type="float">
            <text:p>37.899507</text:p>
          </table:table-cell>
          <table:table-cell office:value-type="float" office:value="13.346228" calcext:value-type="float">
            <text:p>13.346228</text:p>
          </table:table-cell>
          <table:table-cell office:value-type="float" office:value="0.635627" calcext:value-type="float">
            <text:p>0.635627</text:p>
          </table:table-cell>
          <table:table-cell office:value-type="float" office:value="0.561875" calcext:value-type="float">
            <text:p>0.561875</text:p>
          </table:table-cell>
          <table:table-cell office:value-type="float" office:value="234.854255" calcext:value-type="float">
            <text:p>234.854255</text:p>
          </table:table-cell>
          <table:table-cell office:value-type="float" office:value="82.064863" calcext:value-type="float">
            <text:p>82.064863</text:p>
          </table:table-cell>
          <table:table-cell office:value-type="float" office:value="1.712515" calcext:value-type="float">
            <text:p>1.712515</text:p>
          </table:table-cell>
          <table:table-cell office:value-type="float" office:value="1.539657" calcext:value-type="float">
            <text:p>1.539657</text:p>
          </table:table-cell>
          <table:table-cell office:value-type="float" office:value="940.789178" calcext:value-type="float">
            <text:p>940.789178</text:p>
          </table:table-cell>
          <table:table-cell office:value-type="float" office:value="331.011751" calcext:value-type="float">
            <text:p>331.011751</text:p>
          </table:table-cell>
          <table:table-cell office:value-type="float" office:value="3.662702" calcext:value-type="float">
            <text:p>3.662702</text:p>
          </table:table-cell>
          <table:table-cell office:value-type="float" office:value="3.304484" calcext:value-type="float">
            <text:p>3.304484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06285" calcext:value-type="float">
            <text:p>0.006285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419329" calcext:value-type="float">
            <text:p>0.419329</text:p>
          </table:table-cell>
          <table:table-cell office:value-type="float" office:value="0.263303" calcext:value-type="float">
            <text:p>0.263303</text:p>
          </table:table-cell>
          <table:table-cell office:value-type="float" office:value="0.069073" calcext:value-type="float">
            <text:p>0.069073</text:p>
          </table:table-cell>
          <table:table-cell office:value-type="float" office:value="0.04379" calcext:value-type="float">
            <text:p>0.04379</text:p>
          </table:table-cell>
          <table:table-cell office:value-type="float" office:value="2.388091" calcext:value-type="float">
            <text:p>2.388091</text:p>
          </table:table-cell>
          <table:table-cell office:value-type="float" office:value="0.823432" calcext:value-type="float">
            <text:p>0.823432</text:p>
          </table:table-cell>
          <table:table-cell office:value-type="float" office:value="0.142267" calcext:value-type="float">
            <text:p>0.142267</text:p>
          </table:table-cell>
          <table:table-cell office:value-type="float" office:value="0.121664" calcext:value-type="float">
            <text:p>0.121664</text:p>
          </table:table-cell>
          <table:table-cell office:value-type="float" office:value="10.129327" calcext:value-type="float">
            <text:p>10.129327</text:p>
          </table:table-cell>
          <table:table-cell office:value-type="float" office:value="3.122056" calcext:value-type="float">
            <text:p>3.122056</text:p>
          </table:table-cell>
          <table:table-cell office:value-type="float" office:value="0.294033" calcext:value-type="float">
            <text:p>0.294033</text:p>
          </table:table-cell>
          <table:table-cell office:value-type="float" office:value="0.319734" calcext:value-type="float">
            <text:p>0.319734</text:p>
          </table:table-cell>
          <table:table-cell office:value-type="float" office:value="38.000987" calcext:value-type="float">
            <text:p>38.000987</text:p>
          </table:table-cell>
          <table:table-cell office:value-type="float" office:value="13.430178" calcext:value-type="float">
            <text:p>13.430178</text:p>
          </table:table-cell>
          <table:table-cell office:value-type="float" office:value="0.645126" calcext:value-type="float">
            <text:p>0.645126</text:p>
          </table:table-cell>
          <table:table-cell office:value-type="float" office:value="0.728587" calcext:value-type="float">
            <text:p>0.728587</text:p>
          </table:table-cell>
          <table:table-cell office:value-type="float" office:value="227.26709" calcext:value-type="float">
            <text:p>227.26709</text:p>
          </table:table-cell>
          <table:table-cell office:value-type="float" office:value="80.584083" calcext:value-type="float">
            <text:p>80.584083</text:p>
          </table:table-cell>
          <table:table-cell office:value-type="float" office:value="1.717892" calcext:value-type="float">
            <text:p>1.717892</text:p>
          </table:table-cell>
          <table:table-cell office:value-type="float" office:value="1.537841" calcext:value-type="float">
            <text:p>1.537841</text:p>
          </table:table-cell>
          <table:table-cell office:value-type="float" office:value="920.159798" calcext:value-type="float">
            <text:p>920.159798</text:p>
          </table:table-cell>
          <table:table-cell office:value-type="float" office:value="344.600267" calcext:value-type="float">
            <text:p>344.600267</text:p>
          </table:table-cell>
          <table:table-cell office:value-type="float" office:value="3.620937" calcext:value-type="float">
            <text:p>3.620937</text:p>
          </table:table-cell>
          <table:table-cell office:value-type="float" office:value="3.340523" calcext:value-type="float">
            <text:p>3.340523</text:p>
          </table:table-cell>
          <table:table-cell table:number-columns-repeated="1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02288" calcext:value-type="float">
            <text:p>0.402288</text:p>
          </table:table-cell>
          <table:table-cell office:value-type="float" office:value="0.264071" calcext:value-type="float">
            <text:p>0.264071</text:p>
          </table:table-cell>
          <table:table-cell office:value-type="float" office:value="0.063626" calcext:value-type="float">
            <text:p>0.063626</text:p>
          </table:table-cell>
          <table:table-cell office:value-type="float" office:value="0.046584" calcext:value-type="float">
            <text:p>0.046584</text:p>
          </table:table-cell>
          <table:table-cell office:value-type="float" office:value="2.650906" calcext:value-type="float">
            <text:p>2.650906</text:p>
          </table:table-cell>
          <table:table-cell office:value-type="float" office:value="0.791723" calcext:value-type="float">
            <text:p>0.791723</text:p>
          </table:table-cell>
          <table:table-cell office:value-type="float" office:value="0.13249" calcext:value-type="float">
            <text:p>0.13249</text:p>
          </table:table-cell>
          <table:table-cell office:value-type="float" office:value="0.112096" calcext:value-type="float">
            <text:p>0.112096</text:p>
          </table:table-cell>
          <table:table-cell office:value-type="float" office:value="9.251349" calcext:value-type="float">
            <text:p>9.251349</text:p>
          </table:table-cell>
          <table:table-cell office:value-type="float" office:value="3.270259" calcext:value-type="float">
            <text:p>3.270259</text:p>
          </table:table-cell>
          <table:table-cell office:value-type="float" office:value="0.292916" calcext:value-type="float">
            <text:p>0.292916</text:p>
          </table:table-cell>
          <table:table-cell office:value-type="float" office:value="0.256668" calcext:value-type="float">
            <text:p>0.256668</text:p>
          </table:table-cell>
          <table:table-cell office:value-type="float" office:value="36.456233" calcext:value-type="float">
            <text:p>36.456233</text:p>
          </table:table-cell>
          <table:table-cell office:value-type="float" office:value="13.170717" calcext:value-type="float">
            <text:p>13.170717</text:p>
          </table:table-cell>
          <table:table-cell office:value-type="float" office:value="0.626897" calcext:value-type="float">
            <text:p>0.626897</text:p>
          </table:table-cell>
          <table:table-cell office:value-type="float" office:value="0.562992" calcext:value-type="float">
            <text:p>0.562992</text:p>
          </table:table-cell>
          <table:table-cell office:value-type="float" office:value="228.99029" calcext:value-type="float">
            <text:p>228.99029</text:p>
          </table:table-cell>
          <table:table-cell office:value-type="float" office:value="80.350742" calcext:value-type="float">
            <text:p>80.350742</text:p>
          </table:table-cell>
          <table:table-cell office:value-type="float" office:value="1.716356" calcext:value-type="float">
            <text:p>1.716356</text:p>
          </table:table-cell>
          <table:table-cell office:value-type="float" office:value="1.513537" calcext:value-type="float">
            <text:p>1.513537</text:p>
          </table:table-cell>
          <table:table-cell office:value-type="float" office:value="929.827477" calcext:value-type="float">
            <text:p>929.827477</text:p>
          </table:table-cell>
          <table:table-cell office:value-type="float" office:value="339.148434" calcext:value-type="float">
            <text:p>339.148434</text:p>
          </table:table-cell>
          <table:table-cell office:value-type="float" office:value="3.656835" calcext:value-type="float">
            <text:p>3.656835</text:p>
          </table:table-cell>
          <table:table-cell office:value-type="float" office:value="3.317545" calcext:value-type="float">
            <text:p>3.317545</text:p>
          </table:table-cell>
          <table:table-cell table:number-columns-repeated="1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001396" calcext:value-type="float">
            <text:p>0.001396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40096" calcext:value-type="float">
            <text:p>0.40096</text:p>
          </table:table-cell>
          <table:table-cell office:value-type="float" office:value="0.26421" calcext:value-type="float">
            <text:p>0.26421</text:p>
          </table:table-cell>
          <table:table-cell office:value-type="float" office:value="0.054477" calcext:value-type="float">
            <text:p>0.054477</text:p>
          </table:table-cell>
          <table:table-cell office:value-type="float" office:value="0.033385" calcext:value-type="float">
            <text:p>0.033385</text:p>
          </table:table-cell>
          <table:table-cell office:value-type="float" office:value="3.008424" calcext:value-type="float">
            <text:p>3.008424</text:p>
          </table:table-cell>
          <table:table-cell office:value-type="float" office:value="0.864219" calcext:value-type="float">
            <text:p>0.864219</text:p>
          </table:table-cell>
          <table:table-cell office:value-type="float" office:value="0.131302" calcext:value-type="float">
            <text:p>0.131302</text:p>
          </table:table-cell>
          <table:table-cell office:value-type="float" office:value="0.114052" calcext:value-type="float">
            <text:p>0.114052</text:p>
          </table:table-cell>
          <table:table-cell office:value-type="float" office:value="9.289972" calcext:value-type="float">
            <text:p>9.289972</text:p>
          </table:table-cell>
          <table:table-cell office:value-type="float" office:value="3.124919" calcext:value-type="float">
            <text:p>3.124919</text:p>
          </table:table-cell>
          <table:table-cell office:value-type="float" office:value="0.296827" calcext:value-type="float">
            <text:p>0.296827</text:p>
          </table:table-cell>
          <table:table-cell office:value-type="float" office:value="0.254782" calcext:value-type="float">
            <text:p>0.254782</text:p>
          </table:table-cell>
          <table:table-cell office:value-type="float" office:value="36.286657" calcext:value-type="float">
            <text:p>36.286657</text:p>
          </table:table-cell>
          <table:table-cell office:value-type="float" office:value="12.992621" calcext:value-type="float">
            <text:p>12.992621</text:p>
          </table:table-cell>
          <table:table-cell office:value-type="float" office:value="0.626618" calcext:value-type="float">
            <text:p>0.626618</text:p>
          </table:table-cell>
          <table:table-cell office:value-type="float" office:value="0.568161" calcext:value-type="float">
            <text:p>0.568161</text:p>
          </table:table-cell>
          <table:table-cell office:value-type="float" office:value="226.186431" calcext:value-type="float">
            <text:p>226.186431</text:p>
          </table:table-cell>
          <table:table-cell office:value-type="float" office:value="80.328253" calcext:value-type="float">
            <text:p>80.328253</text:p>
          </table:table-cell>
          <table:table-cell office:value-type="float" office:value="1.764896" calcext:value-type="float">
            <text:p>1.764896</text:p>
          </table:table-cell>
          <table:table-cell office:value-type="float" office:value="1.53805" calcext:value-type="float">
            <text:p>1.53805</text:p>
          </table:table-cell>
          <table:table-cell office:value-type="float" office:value="921.645888" calcext:value-type="float">
            <text:p>921.645888</text:p>
          </table:table-cell>
          <table:table-cell office:value-type="float" office:value="341.698279" calcext:value-type="float">
            <text:p>341.698279</text:p>
          </table:table-cell>
          <table:table-cell office:value-type="float" office:value="3.618911" calcext:value-type="float">
            <text:p>3.618911</text:p>
          </table:table-cell>
          <table:table-cell office:value-type="float" office:value="3.257131" calcext:value-type="float">
            <text:p>3.257131</text:p>
          </table:table-cell>
          <table:table-cell table:number-columns-repeated="1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4749" calcext:value-type="float">
            <text:p>0.004749</text:p>
          </table:table-cell>
          <table:table-cell table:number-columns-repeated="2" office:value-type="float" office:value="0.002933" calcext:value-type="float">
            <text:p>0.002933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407804" calcext:value-type="float">
            <text:p>0.407804</text:p>
          </table:table-cell>
          <table:table-cell office:value-type="float" office:value="0.263442" calcext:value-type="float">
            <text:p>0.263442</text:p>
          </table:table-cell>
          <table:table-cell office:value-type="float" office:value="0.046724" calcext:value-type="float">
            <text:p>0.046724</text:p>
          </table:table-cell>
          <table:table-cell office:value-type="float" office:value="0.031988" calcext:value-type="float">
            <text:p>0.031988</text:p>
          </table:table-cell>
          <table:table-cell office:value-type="float" office:value="2.506892" calcext:value-type="float">
            <text:p>2.506892</text:p>
          </table:table-cell>
          <table:table-cell office:value-type="float" office:value="0.811628" calcext:value-type="float">
            <text:p>0.811628</text:p>
          </table:table-cell>
          <table:table-cell office:value-type="float" office:value="0.133676" calcext:value-type="float">
            <text:p>0.133676</text:p>
          </table:table-cell>
          <table:table-cell office:value-type="float" office:value="0.113353" calcext:value-type="float">
            <text:p>0.113353</text:p>
          </table:table-cell>
          <table:table-cell office:value-type="float" office:value="9.253514" calcext:value-type="float">
            <text:p>9.253514</text:p>
          </table:table-cell>
          <table:table-cell office:value-type="float" office:value="3.117097" calcext:value-type="float">
            <text:p>3.117097</text:p>
          </table:table-cell>
          <table:table-cell office:value-type="float" office:value="0.291449" calcext:value-type="float">
            <text:p>0.291449</text:p>
          </table:table-cell>
          <table:table-cell office:value-type="float" office:value="0.261068" calcext:value-type="float">
            <text:p>0.261068</text:p>
          </table:table-cell>
          <table:table-cell office:value-type="float" office:value="38.066289" calcext:value-type="float">
            <text:p>38.066289</text:p>
          </table:table-cell>
          <table:table-cell office:value-type="float" office:value="12.938144" calcext:value-type="float">
            <text:p>12.938144</text:p>
          </table:table-cell>
          <table:table-cell office:value-type="float" office:value="0.627665" calcext:value-type="float">
            <text:p>0.627665</text:p>
          </table:table-cell>
          <table:table-cell office:value-type="float" office:value="0.55112" calcext:value-type="float">
            <text:p>0.55112</text:p>
          </table:table-cell>
          <table:table-cell office:value-type="float" office:value="229.234386" calcext:value-type="float">
            <text:p>229.234386</text:p>
          </table:table-cell>
          <table:table-cell office:value-type="float" office:value="80.326717" calcext:value-type="float">
            <text:p>80.326717</text:p>
          </table:table-cell>
          <table:table-cell office:value-type="float" office:value="1.741848" calcext:value-type="float">
            <text:p>1.741848</text:p>
          </table:table-cell>
          <table:table-cell office:value-type="float" office:value="1.509974" calcext:value-type="float">
            <text:p>1.509974</text:p>
          </table:table-cell>
          <table:table-cell office:value-type="float" office:value="900.232956" calcext:value-type="float">
            <text:p>900.232956</text:p>
          </table:table-cell>
          <table:table-cell office:value-type="float" office:value="337.047808" calcext:value-type="float">
            <text:p>337.047808</text:p>
          </table:table-cell>
          <table:table-cell office:value-type="float" office:value="3.646987" calcext:value-type="float">
            <text:p>3.646987</text:p>
          </table:table-cell>
          <table:table-cell office:value-type="float" office:value="3.312586" calcext:value-type="float">
            <text:p>3.312586</text:p>
          </table:table-cell>
          <table:table-cell table:number-columns-repeated="1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06775" calcext:value-type="float">
            <text:p>0.006775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407734" calcext:value-type="float">
            <text:p>0.407734</text:p>
          </table:table-cell>
          <table:table-cell office:value-type="float" office:value="0.255201" calcext:value-type="float">
            <text:p>0.255201</text:p>
          </table:table-cell>
          <table:table-cell office:value-type="float" office:value="0.051892" calcext:value-type="float">
            <text:p>0.051892</text:p>
          </table:table-cell>
          <table:table-cell office:value-type="float" office:value="0.044" calcext:value-type="float">
            <text:p>0.044</text:p>
          </table:table-cell>
          <table:table-cell office:value-type="float" office:value="2.540555" calcext:value-type="float">
            <text:p>2.540555</text:p>
          </table:table-cell>
          <table:table-cell office:value-type="float" office:value="0.839705" calcext:value-type="float">
            <text:p>0.839705</text:p>
          </table:table-cell>
          <table:table-cell office:value-type="float" office:value="0.149461" calcext:value-type="float">
            <text:p>0.149461</text:p>
          </table:table-cell>
          <table:table-cell office:value-type="float" office:value="0.161544" calcext:value-type="float">
            <text:p>0.161544</text:p>
          </table:table-cell>
          <table:table-cell office:value-type="float" office:value="9.267203" calcext:value-type="float">
            <text:p>9.267203</text:p>
          </table:table-cell>
          <table:table-cell office:value-type="float" office:value="3.090627" calcext:value-type="float">
            <text:p>3.090627</text:p>
          </table:table-cell>
          <table:table-cell office:value-type="float" office:value="0.297455" calcext:value-type="float">
            <text:p>0.297455</text:p>
          </table:table-cell>
          <table:table-cell office:value-type="float" office:value="0.266865" calcext:value-type="float">
            <text:p>0.266865</text:p>
          </table:table-cell>
          <table:table-cell office:value-type="float" office:value="38.60819" calcext:value-type="float">
            <text:p>38.60819</text:p>
          </table:table-cell>
          <table:table-cell office:value-type="float" office:value="12.998417" calcext:value-type="float">
            <text:p>12.998417</text:p>
          </table:table-cell>
          <table:table-cell office:value-type="float" office:value="0.642822" calcext:value-type="float">
            <text:p>0.642822</text:p>
          </table:table-cell>
          <table:table-cell office:value-type="float" office:value="0.619424" calcext:value-type="float">
            <text:p>0.619424</text:p>
          </table:table-cell>
          <table:table-cell office:value-type="float" office:value="226.981997" calcext:value-type="float">
            <text:p>226.981997</text:p>
          </table:table-cell>
          <table:table-cell office:value-type="float" office:value="81.204765" calcext:value-type="float">
            <text:p>81.204765</text:p>
          </table:table-cell>
          <table:table-cell office:value-type="float" office:value="1.799328" calcext:value-type="float">
            <text:p>1.799328</text:p>
          </table:table-cell>
          <table:table-cell office:value-type="float" office:value="1.496215" calcext:value-type="float">
            <text:p>1.496215</text:p>
          </table:table-cell>
          <table:table-cell office:value-type="float" office:value="921.088065" calcext:value-type="float">
            <text:p>921.088065</text:p>
          </table:table-cell>
          <table:table-cell office:value-type="float" office:value="358.197442" calcext:value-type="float">
            <text:p>358.197442</text:p>
          </table:table-cell>
          <table:table-cell office:value-type="float" office:value="3.668917" calcext:value-type="float">
            <text:p>3.668917</text:p>
          </table:table-cell>
          <table:table-cell office:value-type="float" office:value="3.299456" calcext:value-type="float">
            <text:p>3.299456</text:p>
          </table:table-cell>
          <table:table-cell table:number-columns-repeated="1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06076" calcext:value-type="float">
            <text:p>0.006076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19748" calcext:value-type="float">
            <text:p>0.419748</text:p>
          </table:table-cell>
          <table:table-cell office:value-type="float" office:value="0.260369" calcext:value-type="float">
            <text:p>0.260369</text:p>
          </table:table-cell>
          <table:table-cell office:value-type="float" office:value="0.046585" calcext:value-type="float">
            <text:p>0.046585</text:p>
          </table:table-cell>
          <table:table-cell office:value-type="float" office:value="0.038971" calcext:value-type="float">
            <text:p>0.038971</text:p>
          </table:table-cell>
          <table:table-cell office:value-type="float" office:value="2.55194" calcext:value-type="float">
            <text:p>2.55194</text:p>
          </table:table-cell>
          <table:table-cell office:value-type="float" office:value="0.762739" calcext:value-type="float">
            <text:p>0.762739</text:p>
          </table:table-cell>
          <table:table-cell office:value-type="float" office:value="0.137169" calcext:value-type="float">
            <text:p>0.137169</text:p>
          </table:table-cell>
          <table:table-cell office:value-type="float" office:value="0.132699" calcext:value-type="float">
            <text:p>0.132699</text:p>
          </table:table-cell>
          <table:table-cell office:value-type="float" office:value="9.248834" calcext:value-type="float">
            <text:p>9.248834</text:p>
          </table:table-cell>
          <table:table-cell office:value-type="float" office:value="3.091326" calcext:value-type="float">
            <text:p>3.091326</text:p>
          </table:table-cell>
          <table:table-cell office:value-type="float" office:value="0.422402" calcext:value-type="float">
            <text:p>0.422402</text:p>
          </table:table-cell>
          <table:table-cell office:value-type="float" office:value="0.254712" calcext:value-type="float">
            <text:p>0.254712</text:p>
          </table:table-cell>
          <table:table-cell office:value-type="float" office:value="36.343089" calcext:value-type="float">
            <text:p>36.343089</text:p>
          </table:table-cell>
          <table:table-cell office:value-type="float" office:value="13.001071" calcext:value-type="float">
            <text:p>13.001071</text:p>
          </table:table-cell>
          <table:table-cell office:value-type="float" office:value="0.631298" calcext:value-type="float">
            <text:p>0.631298</text:p>
          </table:table-cell>
          <table:table-cell office:value-type="float" office:value="0.602103" calcext:value-type="float">
            <text:p>0.602103</text:p>
          </table:table-cell>
          <table:table-cell office:value-type="float" office:value="225.722125" calcext:value-type="float">
            <text:p>225.722125</text:p>
          </table:table-cell>
          <table:table-cell office:value-type="float" office:value="81.011443" calcext:value-type="float">
            <text:p>81.011443</text:p>
          </table:table-cell>
          <table:table-cell office:value-type="float" office:value="1.729836" calcext:value-type="float">
            <text:p>1.729836</text:p>
          </table:table-cell>
          <table:table-cell office:value-type="float" office:value="1.5868" calcext:value-type="float">
            <text:p>1.5868</text:p>
          </table:table-cell>
          <table:table-cell office:value-type="float" office:value="909.450925" calcext:value-type="float">
            <text:p>909.450925</text:p>
          </table:table-cell>
          <table:table-cell office:value-type="float" office:value="358.866245" calcext:value-type="float">
            <text:p>358.866245</text:p>
          </table:table-cell>
          <table:table-cell office:value-type="float" office:value="3.673807" calcext:value-type="float">
            <text:p>3.673807</text:p>
          </table:table-cell>
          <table:table-cell office:value-type="float" office:value="3.316637" calcext:value-type="float">
            <text:p>3.316637</text:p>
          </table:table-cell>
          <table:table-cell table:number-columns-repeated="1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403893" calcext:value-type="float">
            <text:p>0.403893</text:p>
          </table:table-cell>
          <table:table-cell office:value-type="float" office:value="0.256458" calcext:value-type="float">
            <text:p>0.256458</text:p>
          </table:table-cell>
          <table:table-cell office:value-type="float" office:value="0.043092" calcext:value-type="float">
            <text:p>0.043092</text:p>
          </table:table-cell>
          <table:table-cell office:value-type="float" office:value="0.035689" calcext:value-type="float">
            <text:p>0.035689</text:p>
          </table:table-cell>
          <table:table-cell office:value-type="float" office:value="2.406669" calcext:value-type="float">
            <text:p>2.406669</text:p>
          </table:table-cell>
          <table:table-cell office:value-type="float" office:value="0.772587" calcext:value-type="float">
            <text:p>0.772587</text:p>
          </table:table-cell>
          <table:table-cell office:value-type="float" office:value="0.136261" calcext:value-type="float">
            <text:p>0.136261</text:p>
          </table:table-cell>
          <table:table-cell office:value-type="float" office:value="0.126832" calcext:value-type="float">
            <text:p>0.126832</text:p>
          </table:table-cell>
          <table:table-cell office:value-type="float" office:value="9.272861" calcext:value-type="float">
            <text:p>9.272861</text:p>
          </table:table-cell>
          <table:table-cell office:value-type="float" office:value="3.096564" calcext:value-type="float">
            <text:p>3.096564</text:p>
          </table:table-cell>
          <table:table-cell office:value-type="float" office:value="0.305277" calcext:value-type="float">
            <text:p>0.305277</text:p>
          </table:table-cell>
          <table:table-cell office:value-type="float" office:value="0.258554" calcext:value-type="float">
            <text:p>0.258554</text:p>
          </table:table-cell>
          <table:table-cell office:value-type="float" office:value="36.569236" calcext:value-type="float">
            <text:p>36.569236</text:p>
          </table:table-cell>
          <table:table-cell office:value-type="float" office:value="12.930182" calcext:value-type="float">
            <text:p>12.930182</text:p>
          </table:table-cell>
          <table:table-cell office:value-type="float" office:value="0.628714" calcext:value-type="float">
            <text:p>0.628714</text:p>
          </table:table-cell>
          <table:table-cell office:value-type="float" office:value="0.553703" calcext:value-type="float">
            <text:p>0.553703</text:p>
          </table:table-cell>
          <table:table-cell office:value-type="float" office:value="226.705564" calcext:value-type="float">
            <text:p>226.705564</text:p>
          </table:table-cell>
          <table:table-cell office:value-type="float" office:value="81.442785" calcext:value-type="float">
            <text:p>81.442785</text:p>
          </table:table-cell>
          <table:table-cell office:value-type="float" office:value="1.708673" calcext:value-type="float">
            <text:p>1.708673</text:p>
          </table:table-cell>
          <table:table-cell office:value-type="float" office:value="1.54238" calcext:value-type="float">
            <text:p>1.54238</text:p>
          </table:table-cell>
          <table:table-cell office:value-type="float" office:value="917.315644" calcext:value-type="float">
            <text:p>917.315644</text:p>
          </table:table-cell>
          <table:table-cell office:value-type="float" office:value="356.431499" calcext:value-type="float">
            <text:p>356.431499</text:p>
          </table:table-cell>
          <table:table-cell office:value-type="float" office:value="3.620029" calcext:value-type="float">
            <text:p>3.620029</text:p>
          </table:table-cell>
          <table:table-cell office:value-type="float" office:value="3.290586" calcext:value-type="float">
            <text:p>3.290586</text:p>
          </table:table-cell>
          <table:table-cell table:number-columns-repeated="1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1397" calcext:value-type="float">
            <text:p>0.001397</text:p>
          </table:table-cell>
          <table:table-cell office:value-type="float" office:value="0.538688" calcext:value-type="float">
            <text:p>0.538688</text:p>
          </table:table-cell>
          <table:table-cell office:value-type="float" office:value="0.257716" calcext:value-type="float">
            <text:p>0.257716</text:p>
          </table:table-cell>
          <table:table-cell office:value-type="float" office:value="0.040648" calcext:value-type="float">
            <text:p>0.040648</text:p>
          </table:table-cell>
          <table:table-cell office:value-type="float" office:value="0.034082" calcext:value-type="float">
            <text:p>0.034082</text:p>
          </table:table-cell>
          <table:table-cell office:value-type="float" office:value="2.444383" calcext:value-type="float">
            <text:p>2.444383</text:p>
          </table:table-cell>
          <table:table-cell office:value-type="float" office:value="0.797241" calcext:value-type="float">
            <text:p>0.797241</text:p>
          </table:table-cell>
          <table:table-cell office:value-type="float" office:value="0.135562" calcext:value-type="float">
            <text:p>0.135562</text:p>
          </table:table-cell>
          <table:table-cell office:value-type="float" office:value="0.115588" calcext:value-type="float">
            <text:p>0.115588</text:p>
          </table:table-cell>
          <table:table-cell office:value-type="float" office:value="9.238009" calcext:value-type="float">
            <text:p>9.238009</text:p>
          </table:table-cell>
          <table:table-cell office:value-type="float" office:value="3.087624" calcext:value-type="float">
            <text:p>3.087624</text:p>
          </table:table-cell>
          <table:table-cell office:value-type="float" office:value="0.291658" calcext:value-type="float">
            <text:p>0.291658</text:p>
          </table:table-cell>
          <table:table-cell office:value-type="float" office:value="0.25576" calcext:value-type="float">
            <text:p>0.25576</text:p>
          </table:table-cell>
          <table:table-cell office:value-type="float" office:value="36.36432" calcext:value-type="float">
            <text:p>36.36432</text:p>
          </table:table-cell>
          <table:table-cell office:value-type="float" office:value="12.884436" calcext:value-type="float">
            <text:p>12.884436</text:p>
          </table:table-cell>
          <table:table-cell office:value-type="float" office:value="0.629202" calcext:value-type="float">
            <text:p>0.629202</text:p>
          </table:table-cell>
          <table:table-cell office:value-type="float" office:value="0.587298" calcext:value-type="float">
            <text:p>0.587298</text:p>
          </table:table-cell>
          <table:table-cell office:value-type="float" office:value="229.731099" calcext:value-type="float">
            <text:p>229.731099</text:p>
          </table:table-cell>
          <table:table-cell office:value-type="float" office:value="80.83628" calcext:value-type="float">
            <text:p>80.83628</text:p>
          </table:table-cell>
          <table:table-cell office:value-type="float" office:value="1.71454" calcext:value-type="float">
            <text:p>1.71454</text:p>
          </table:table-cell>
          <table:table-cell office:value-type="float" office:value="1.59113" calcext:value-type="float">
            <text:p>1.59113</text:p>
          </table:table-cell>
          <table:table-cell office:value-type="float" office:value="903.462152" calcext:value-type="float">
            <text:p>903.462152</text:p>
          </table:table-cell>
          <table:table-cell office:value-type="float" office:value="336.91064" calcext:value-type="float">
            <text:p>336.91064</text:p>
          </table:table-cell>
          <table:table-cell office:value-type="float" office:value="3.608015" calcext:value-type="float">
            <text:p>3.608015</text:p>
          </table:table-cell>
          <table:table-cell office:value-type="float" office:value="3.26663" calcext:value-type="float">
            <text:p>3.26663</text:p>
          </table:table-cell>
          <table:table-cell table:number-columns-repeated="1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0482" calcext:value-type="float">
            <text:p>0.00482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15907" calcext:value-type="float">
            <text:p>0.415907</text:p>
          </table:table-cell>
          <table:table-cell office:value-type="float" office:value="0.270147" calcext:value-type="float">
            <text:p>0.270147</text:p>
          </table:table-cell>
          <table:table-cell office:value-type="float" office:value="0.040509" calcext:value-type="float">
            <text:p>0.040509</text:p>
          </table:table-cell>
          <table:table-cell office:value-type="float" office:value="0.031009" calcext:value-type="float">
            <text:p>0.031009</text:p>
          </table:table-cell>
          <table:table-cell office:value-type="float" office:value="2.775503" calcext:value-type="float">
            <text:p>2.775503</text:p>
          </table:table-cell>
          <table:table-cell office:value-type="float" office:value="0.786066" calcext:value-type="float">
            <text:p>0.786066</text:p>
          </table:table-cell>
          <table:table-cell office:value-type="float" office:value="0.134445" calcext:value-type="float">
            <text:p>0.134445</text:p>
          </table:table-cell>
          <table:table-cell office:value-type="float" office:value="0.11028" calcext:value-type="float">
            <text:p>0.11028</text:p>
          </table:table-cell>
          <table:table-cell office:value-type="float" office:value="9.240105" calcext:value-type="float">
            <text:p>9.240105</text:p>
          </table:table-cell>
          <table:table-cell office:value-type="float" office:value="3.09803" calcext:value-type="float">
            <text:p>3.09803</text:p>
          </table:table-cell>
          <table:table-cell office:value-type="float" office:value="0.291378" calcext:value-type="float">
            <text:p>0.291378</text:p>
          </table:table-cell>
          <table:table-cell office:value-type="float" office:value="0.25576" calcext:value-type="float">
            <text:p>0.25576</text:p>
          </table:table-cell>
          <table:table-cell office:value-type="float" office:value="36.42613" calcext:value-type="float">
            <text:p>36.42613</text:p>
          </table:table-cell>
          <table:table-cell office:value-type="float" office:value="12.950506" calcext:value-type="float">
            <text:p>12.950506</text:p>
          </table:table-cell>
          <table:table-cell office:value-type="float" office:value="0.632205" calcext:value-type="float">
            <text:p>0.632205</text:p>
          </table:table-cell>
          <table:table-cell office:value-type="float" office:value="0.558872" calcext:value-type="float">
            <text:p>0.558872</text:p>
          </table:table-cell>
          <table:table-cell office:value-type="float" office:value="225.065545" calcext:value-type="float">
            <text:p>225.065545</text:p>
          </table:table-cell>
          <table:table-cell office:value-type="float" office:value="80.895017" calcext:value-type="float">
            <text:p>80.895017</text:p>
          </table:table-cell>
          <table:table-cell office:value-type="float" office:value="1.705391" calcext:value-type="float">
            <text:p>1.705391</text:p>
          </table:table-cell>
          <table:table-cell office:value-type="float" office:value="1.535606" calcext:value-type="float">
            <text:p>1.535606</text:p>
          </table:table-cell>
          <table:table-cell office:value-type="float" office:value="907.909454" calcext:value-type="float">
            <text:p>907.909454</text:p>
          </table:table-cell>
          <table:table-cell office:value-type="float" office:value="341.480374" calcext:value-type="float">
            <text:p>341.480374</text:p>
          </table:table-cell>
          <table:table-cell office:value-type="float" office:value="3.633229" calcext:value-type="float">
            <text:p>3.633229</text:p>
          </table:table-cell>
          <table:table-cell office:value-type="float" office:value="3.304554" calcext:value-type="float">
            <text:p>3.304554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7124" calcext:value-type="float">
            <text:p>0.007124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433" calcext:value-type="float">
            <text:p>0.00433</text:p>
          </table:table-cell>
          <table:table-cell office:value-type="float" office:value="0.405431" calcext:value-type="float">
            <text:p>0.405431</text:p>
          </table:table-cell>
          <table:table-cell office:value-type="float" office:value="0.225658" calcext:value-type="float">
            <text:p>0.225658</text:p>
          </table:table-cell>
          <table:table-cell office:value-type="float" office:value="0.051054" calcext:value-type="float">
            <text:p>0.051054</text:p>
          </table:table-cell>
          <table:table-cell office:value-type="float" office:value="0.04386" calcext:value-type="float">
            <text:p>0.04386</text:p>
          </table:table-cell>
          <table:table-cell office:value-type="float" office:value="2.907223" calcext:value-type="float">
            <text:p>2.907223</text:p>
          </table:table-cell>
          <table:table-cell office:value-type="float" office:value="0.870923" calcext:value-type="float">
            <text:p>0.870923</text:p>
          </table:table-cell>
          <table:table-cell office:value-type="float" office:value="0.149042" calcext:value-type="float">
            <text:p>0.149042</text:p>
          </table:table-cell>
          <table:table-cell office:value-type="float" office:value="0.11922" calcext:value-type="float">
            <text:p>0.11922</text:p>
          </table:table-cell>
          <table:table-cell office:value-type="float" office:value="9.891726" calcext:value-type="float">
            <text:p>9.891726</text:p>
          </table:table-cell>
          <table:table-cell office:value-type="float" office:value="3.074005" calcext:value-type="float">
            <text:p>3.074005</text:p>
          </table:table-cell>
          <table:table-cell office:value-type="float" office:value="0.295849" calcext:value-type="float">
            <text:p>0.295849</text:p>
          </table:table-cell>
          <table:table-cell office:value-type="float" office:value="0.26463" calcext:value-type="float">
            <text:p>0.26463</text:p>
          </table:table-cell>
          <table:table-cell office:value-type="float" office:value="38.435821" calcext:value-type="float">
            <text:p>38.435821</text:p>
          </table:table-cell>
          <table:table-cell office:value-type="float" office:value="12.896309" calcext:value-type="float">
            <text:p>12.896309</text:p>
          </table:table-cell>
          <table:table-cell office:value-type="float" office:value="0.634929" calcext:value-type="float">
            <text:p>0.634929</text:p>
          </table:table-cell>
          <table:table-cell office:value-type="float" office:value="0.567532" calcext:value-type="float">
            <text:p>0.567532</text:p>
          </table:table-cell>
          <table:table-cell office:value-type="float" office:value="227.76045" calcext:value-type="float">
            <text:p>227.76045</text:p>
          </table:table-cell>
          <table:table-cell office:value-type="float" office:value="80.91569" calcext:value-type="float">
            <text:p>80.91569</text:p>
          </table:table-cell>
          <table:table-cell office:value-type="float" office:value="1.722153" calcext:value-type="float">
            <text:p>1.722153</text:p>
          </table:table-cell>
          <table:table-cell office:value-type="float" office:value="1.558514" calcext:value-type="float">
            <text:p>1.558514</text:p>
          </table:table-cell>
          <table:table-cell office:value-type="float" office:value="906.659221" calcext:value-type="float">
            <text:p>906.659221</text:p>
          </table:table-cell>
          <table:table-cell office:value-type="float" office:value="339.990444" calcext:value-type="float">
            <text:p>339.990444</text:p>
          </table:table-cell>
          <table:table-cell office:value-type="float" office:value="3.68086" calcext:value-type="float">
            <text:p>3.68086</text:p>
          </table:table-cell>
          <table:table-cell office:value-type="float" office:value="3.295615" calcext:value-type="float">
            <text:p>3.295615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6704" calcext:value-type="float">
            <text:p>0.006704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402217" calcext:value-type="float">
            <text:p>0.402217</text:p>
          </table:table-cell>
          <table:table-cell office:value-type="float" office:value="0.344947" calcext:value-type="float">
            <text:p>0.344947</text:p>
          </table:table-cell>
          <table:table-cell office:value-type="float" office:value="0.045746" calcext:value-type="float">
            <text:p>0.045746</text:p>
          </table:table-cell>
          <table:table-cell office:value-type="float" office:value="0.039949" calcext:value-type="float">
            <text:p>0.039949</text:p>
          </table:table-cell>
          <table:table-cell office:value-type="float" office:value="2.371818" calcext:value-type="float">
            <text:p>2.371818</text:p>
          </table:table-cell>
          <table:table-cell office:value-type="float" office:value="0.839774" calcext:value-type="float">
            <text:p>0.839774</text:p>
          </table:table-cell>
          <table:table-cell office:value-type="float" office:value="0.132908" calcext:value-type="float">
            <text:p>0.132908</text:p>
          </table:table-cell>
          <table:table-cell office:value-type="float" office:value="0.115309" calcext:value-type="float">
            <text:p>0.115309</text:p>
          </table:table-cell>
          <table:table-cell office:value-type="float" office:value="15.982186" calcext:value-type="float">
            <text:p>15.982186</text:p>
          </table:table-cell>
          <table:table-cell office:value-type="float" office:value="3.070303" calcext:value-type="float">
            <text:p>3.070303</text:p>
          </table:table-cell>
          <table:table-cell office:value-type="float" office:value="0.295709" calcext:value-type="float">
            <text:p>0.295709</text:p>
          </table:table-cell>
          <table:table-cell office:value-type="float" office:value="0.251988" calcext:value-type="float">
            <text:p>0.251988</text:p>
          </table:table-cell>
          <table:table-cell office:value-type="float" office:value="36.315222" calcext:value-type="float">
            <text:p>36.315222</text:p>
          </table:table-cell>
          <table:table-cell office:value-type="float" office:value="13.0765" calcext:value-type="float">
            <text:p>13.0765</text:p>
          </table:table-cell>
          <table:table-cell office:value-type="float" office:value="0.62166" calcext:value-type="float">
            <text:p>0.62166</text:p>
          </table:table-cell>
          <table:table-cell office:value-type="float" office:value="0.546441" calcext:value-type="float">
            <text:p>0.546441</text:p>
          </table:table-cell>
          <table:table-cell office:value-type="float" office:value="227.344404" calcext:value-type="float">
            <text:p>227.344404</text:p>
          </table:table-cell>
          <table:table-cell office:value-type="float" office:value="80.380285" calcext:value-type="float">
            <text:p>80.380285</text:p>
          </table:table-cell>
          <table:table-cell office:value-type="float" office:value="1.72781" calcext:value-type="float">
            <text:p>1.72781</text:p>
          </table:table-cell>
          <table:table-cell office:value-type="float" office:value="1.547619" calcext:value-type="float">
            <text:p>1.547619</text:p>
          </table:table-cell>
          <table:table-cell office:value-type="float" office:value="921.064811" calcext:value-type="float">
            <text:p>921.064811</text:p>
          </table:table-cell>
          <table:table-cell office:value-type="float" office:value="350.847036" calcext:value-type="float">
            <text:p>350.847036</text:p>
          </table:table-cell>
          <table:table-cell office:value-type="float" office:value="3.638118" calcext:value-type="float">
            <text:p>3.638118</text:p>
          </table:table-cell>
          <table:table-cell office:value-type="float" office:value="3.321107" calcext:value-type="float">
            <text:p>3.321107</text:p>
          </table:table-cell>
          <table:table-cell table:number-columns-repeated="1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3213" calcext:value-type="float">
            <text:p>0.003213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402776" calcext:value-type="float">
            <text:p>0.402776</text:p>
          </table:table-cell>
          <table:table-cell office:value-type="float" office:value="0.353887" calcext:value-type="float">
            <text:p>0.353887</text:p>
          </table:table-cell>
          <table:table-cell office:value-type="float" office:value="0.042254" calcext:value-type="float">
            <text:p>0.042254</text:p>
          </table:table-cell>
          <table:table-cell office:value-type="float" office:value="0.035758" calcext:value-type="float">
            <text:p>0.035758</text:p>
          </table:table-cell>
          <table:table-cell office:value-type="float" office:value="2.423082" calcext:value-type="float">
            <text:p>2.423082</text:p>
          </table:table-cell>
          <table:table-cell office:value-type="float" office:value="0.77999" calcext:value-type="float">
            <text:p>0.77999</text:p>
          </table:table-cell>
          <table:table-cell office:value-type="float" office:value="0.133397" calcext:value-type="float">
            <text:p>0.133397</text:p>
          </table:table-cell>
          <table:table-cell office:value-type="float" office:value="0.112864" calcext:value-type="float">
            <text:p>0.112864</text:p>
          </table:table-cell>
          <table:table-cell office:value-type="float" office:value="9.24639" calcext:value-type="float">
            <text:p>9.24639</text:p>
          </table:table-cell>
          <table:table-cell office:value-type="float" office:value="3.081478" calcext:value-type="float">
            <text:p>3.081478</text:p>
          </table:table-cell>
          <table:table-cell office:value-type="float" office:value="0.287398" calcext:value-type="float">
            <text:p>0.287398</text:p>
          </table:table-cell>
          <table:table-cell office:value-type="float" office:value="0.248147" calcext:value-type="float">
            <text:p>0.248147</text:p>
          </table:table-cell>
          <table:table-cell office:value-type="float" office:value="36.374029" calcext:value-type="float">
            <text:p>36.374029</text:p>
          </table:table-cell>
          <table:table-cell office:value-type="float" office:value="12.742727" calcext:value-type="float">
            <text:p>12.742727</text:p>
          </table:table-cell>
          <table:table-cell office:value-type="float" office:value="0.627387" calcext:value-type="float">
            <text:p>0.627387</text:p>
          </table:table-cell>
          <table:table-cell office:value-type="float" office:value="0.560968" calcext:value-type="float">
            <text:p>0.560968</text:p>
          </table:table-cell>
          <table:table-cell office:value-type="float" office:value="226.834631" calcext:value-type="float">
            <text:p>226.834631</text:p>
          </table:table-cell>
          <table:table-cell office:value-type="float" office:value="81.03037" calcext:value-type="float">
            <text:p>81.03037</text:p>
          </table:table-cell>
          <table:table-cell office:value-type="float" office:value="1.719778" calcext:value-type="float">
            <text:p>1.719778</text:p>
          </table:table-cell>
          <table:table-cell office:value-type="float" office:value="1.52932" calcext:value-type="float">
            <text:p>1.52932</text:p>
          </table:table-cell>
          <table:table-cell office:value-type="float" office:value="927.138443" calcext:value-type="float">
            <text:p>927.138443</text:p>
          </table:table-cell>
          <table:table-cell office:value-type="float" office:value="333.304301" calcext:value-type="float">
            <text:p>333.304301</text:p>
          </table:table-cell>
          <table:table-cell office:value-type="float" office:value="3.6414" calcext:value-type="float">
            <text:p>3.6414</text:p>
          </table:table-cell>
          <table:table-cell office:value-type="float" office:value="3.334027" calcext:value-type="float">
            <text:p>3.334027</text:p>
          </table:table-cell>
          <table:table-cell table:number-columns-repeated="1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5796" calcext:value-type="float">
            <text:p>0.005796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2567" calcext:value-type="float">
            <text:p>0.402567</text:p>
          </table:table-cell>
          <table:table-cell office:value-type="float" office:value="0.206033" calcext:value-type="float">
            <text:p>0.206033</text:p>
          </table:table-cell>
          <table:table-cell office:value-type="float" office:value="0.03939" calcext:value-type="float">
            <text:p>0.03939</text:p>
          </table:table-cell>
          <table:table-cell office:value-type="float" office:value="0.033454" calcext:value-type="float">
            <text:p>0.033454</text:p>
          </table:table-cell>
          <table:table-cell office:value-type="float" office:value="2.380479" calcext:value-type="float">
            <text:p>2.380479</text:p>
          </table:table-cell>
          <table:table-cell office:value-type="float" office:value="0.78879" calcext:value-type="float">
            <text:p>0.78879</text:p>
          </table:table-cell>
          <table:table-cell office:value-type="float" office:value="0.172019" calcext:value-type="float">
            <text:p>0.172019</text:p>
          </table:table-cell>
          <table:table-cell office:value-type="float" office:value="0.114261" calcext:value-type="float">
            <text:p>0.114261</text:p>
          </table:table-cell>
          <table:table-cell office:value-type="float" office:value="9.282848" calcext:value-type="float">
            <text:p>9.282848</text:p>
          </table:table-cell>
          <table:table-cell office:value-type="float" office:value="3.081338" calcext:value-type="float">
            <text:p>3.081338</text:p>
          </table:table-cell>
          <table:table-cell office:value-type="float" office:value="0.292287" calcext:value-type="float">
            <text:p>0.292287</text:p>
          </table:table-cell>
          <table:table-cell office:value-type="float" office:value="0.254503" calcext:value-type="float">
            <text:p>0.254503</text:p>
          </table:table-cell>
          <table:table-cell office:value-type="float" office:value="36.419216" calcext:value-type="float">
            <text:p>36.419216</text:p>
          </table:table-cell>
          <table:table-cell office:value-type="float" office:value="13.540178" calcext:value-type="float">
            <text:p>13.540178</text:p>
          </table:table-cell>
          <table:table-cell office:value-type="float" office:value="0.626409" calcext:value-type="float">
            <text:p>0.626409</text:p>
          </table:table-cell>
          <table:table-cell office:value-type="float" office:value="0.543647" calcext:value-type="float">
            <text:p>0.543647</text:p>
          </table:table-cell>
          <table:table-cell office:value-type="float" office:value="226.969495" calcext:value-type="float">
            <text:p>226.969495</text:p>
          </table:table-cell>
          <table:table-cell office:value-type="float" office:value="80.662795" calcext:value-type="float">
            <text:p>80.662795</text:p>
          </table:table-cell>
          <table:table-cell office:value-type="float" office:value="1.799467" calcext:value-type="float">
            <text:p>1.799467</text:p>
          </table:table-cell>
          <table:table-cell office:value-type="float" office:value="1.536794" calcext:value-type="float">
            <text:p>1.536794</text:p>
          </table:table-cell>
          <table:table-cell office:value-type="float" office:value="925.81327" calcext:value-type="float">
            <text:p>925.81327</text:p>
          </table:table-cell>
          <table:table-cell office:value-type="float" office:value="326.544685" calcext:value-type="float">
            <text:p>326.544685</text:p>
          </table:table-cell>
          <table:table-cell office:value-type="float" office:value="3.671152" calcext:value-type="float">
            <text:p>3.671152</text:p>
          </table:table-cell>
          <table:table-cell office:value-type="float" office:value="3.261252" calcext:value-type="float">
            <text:p>3.261252</text:p>
          </table:table-cell>
          <table:table-cell table:number-columns-repeated="1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1938" calcext:value-type="float">
            <text:p>0.401938</text:p>
          </table:table-cell>
          <table:table-cell office:value-type="float" office:value="0.128718" calcext:value-type="float">
            <text:p>0.128718</text:p>
          </table:table-cell>
          <table:table-cell office:value-type="float" office:value="0.038133" calcext:value-type="float">
            <text:p>0.038133</text:p>
          </table:table-cell>
          <table:table-cell office:value-type="float" office:value="0.031289" calcext:value-type="float">
            <text:p>0.031289</text:p>
          </table:table-cell>
          <table:table-cell office:value-type="float" office:value="2.367767" calcext:value-type="float">
            <text:p>2.367767</text:p>
          </table:table-cell>
          <table:table-cell office:value-type="float" office:value="0.77552" calcext:value-type="float">
            <text:p>0.77552</text:p>
          </table:table-cell>
          <table:table-cell office:value-type="float" office:value="0.161473" calcext:value-type="float">
            <text:p>0.161473</text:p>
          </table:table-cell>
          <table:table-cell office:value-type="float" office:value="0.110768" calcext:value-type="float">
            <text:p>0.110768</text:p>
          </table:table-cell>
          <table:table-cell office:value-type="float" office:value="9.24639" calcext:value-type="float">
            <text:p>9.24639</text:p>
          </table:table-cell>
          <table:table-cell office:value-type="float" office:value="3.071491" calcext:value-type="float">
            <text:p>3.071491</text:p>
          </table:table-cell>
          <table:table-cell office:value-type="float" office:value="0.301994" calcext:value-type="float">
            <text:p>0.301994</text:p>
          </table:table-cell>
          <table:table-cell office:value-type="float" office:value="0.244305" calcext:value-type="float">
            <text:p>0.244305</text:p>
          </table:table-cell>
          <table:table-cell office:value-type="float" office:value="36.392467" calcext:value-type="float">
            <text:p>36.392467</text:p>
          </table:table-cell>
          <table:table-cell office:value-type="float" office:value="12.620435" calcext:value-type="float">
            <text:p>12.620435</text:p>
          </table:table-cell>
          <table:table-cell office:value-type="float" office:value="0.645196" calcext:value-type="float">
            <text:p>0.645196</text:p>
          </table:table-cell>
          <table:table-cell office:value-type="float" office:value="0.561735" calcext:value-type="float">
            <text:p>0.561735</text:p>
          </table:table-cell>
          <table:table-cell office:value-type="float" office:value="224.577981" calcext:value-type="float">
            <text:p>224.577981</text:p>
          </table:table-cell>
          <table:table-cell office:value-type="float" office:value="80.394114" calcext:value-type="float">
            <text:p>80.394114</text:p>
          </table:table-cell>
          <table:table-cell office:value-type="float" office:value="1.762591" calcext:value-type="float">
            <text:p>1.762591</text:p>
          </table:table-cell>
          <table:table-cell office:value-type="float" office:value="1.540635" calcext:value-type="float">
            <text:p>1.540635</text:p>
          </table:table-cell>
          <table:table-cell office:value-type="float" office:value="935.135163" calcext:value-type="float">
            <text:p>935.135163</text:p>
          </table:table-cell>
          <table:table-cell office:value-type="float" office:value="333.293057" calcext:value-type="float">
            <text:p>333.293057</text:p>
          </table:table-cell>
          <table:table-cell office:value-type="float" office:value="3.684143" calcext:value-type="float">
            <text:p>3.684143</text:p>
          </table:table-cell>
          <table:table-cell office:value-type="float" office:value="3.333258" calcext:value-type="float">
            <text:p>3.333258</text:p>
          </table:table-cell>
          <table:table-cell table:number-columns-repeated="1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7543" calcext:value-type="float">
            <text:p>0.007543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408434" calcext:value-type="float">
            <text:p>0.408434</text:p>
          </table:table-cell>
          <table:table-cell office:value-type="float" office:value="0.126972" calcext:value-type="float">
            <text:p>0.126972</text:p>
          </table:table-cell>
          <table:table-cell office:value-type="float" office:value="0.056711" calcext:value-type="float">
            <text:p>0.056711</text:p>
          </table:table-cell>
          <table:table-cell office:value-type="float" office:value="0.044559" calcext:value-type="float">
            <text:p>0.044559</text:p>
          </table:table-cell>
          <table:table-cell office:value-type="float" office:value="2.634632" calcext:value-type="float">
            <text:p>2.634632</text:p>
          </table:table-cell>
          <table:table-cell office:value-type="float" office:value="0.800733" calcext:value-type="float">
            <text:p>0.800733</text:p>
          </table:table-cell>
          <table:table-cell office:value-type="float" office:value="0.148274" calcext:value-type="float">
            <text:p>0.148274</text:p>
          </table:table-cell>
          <table:table-cell office:value-type="float" office:value="0.121175" calcext:value-type="float">
            <text:p>0.121175</text:p>
          </table:table-cell>
          <table:table-cell office:value-type="float" office:value="10.102927" calcext:value-type="float">
            <text:p>10.102927</text:p>
          </table:table-cell>
          <table:table-cell office:value-type="float" office:value="3.09824" calcext:value-type="float">
            <text:p>3.09824</text:p>
          </table:table-cell>
          <table:table-cell office:value-type="float" office:value="0.296827" calcext:value-type="float">
            <text:p>0.296827</text:p>
          </table:table-cell>
          <table:table-cell office:value-type="float" office:value="0.269379" calcext:value-type="float">
            <text:p>0.269379</text:p>
          </table:table-cell>
          <table:table-cell office:value-type="float" office:value="40.391663" calcext:value-type="float">
            <text:p>40.391663</text:p>
          </table:table-cell>
          <table:table-cell office:value-type="float" office:value="12.903502" calcext:value-type="float">
            <text:p>12.903502</text:p>
          </table:table-cell>
          <table:table-cell office:value-type="float" office:value="0.635977" calcext:value-type="float">
            <text:p>0.635977</text:p>
          </table:table-cell>
          <table:table-cell office:value-type="float" office:value="0.547627" calcext:value-type="float">
            <text:p>0.547627</text:p>
          </table:table-cell>
          <table:table-cell office:value-type="float" office:value="230.203508" calcext:value-type="float">
            <text:p>230.203508</text:p>
          </table:table-cell>
          <table:table-cell office:value-type="float" office:value="80.761341" calcext:value-type="float">
            <text:p>80.761341</text:p>
          </table:table-cell>
          <table:table-cell office:value-type="float" office:value="1.720267" calcext:value-type="float">
            <text:p>1.720267</text:p>
          </table:table-cell>
          <table:table-cell office:value-type="float" office:value="1.49887" calcext:value-type="float">
            <text:p>1.49887</text:p>
          </table:table-cell>
          <table:table-cell office:value-type="float" office:value="920.07893" calcext:value-type="float">
            <text:p>920.07893</text:p>
          </table:table-cell>
          <table:table-cell office:value-type="float" office:value="329.463573" calcext:value-type="float">
            <text:p>329.463573</text:p>
          </table:table-cell>
          <table:table-cell office:value-type="float" office:value="3.681559" calcext:value-type="float">
            <text:p>3.681559</text:p>
          </table:table-cell>
          <table:table-cell office:value-type="float" office:value="3.285976" calcext:value-type="float">
            <text:p>3.285976</text:p>
          </table:table-cell>
          <table:table-cell table:number-columns-repeated="1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05867" calcext:value-type="float">
            <text:p>0.005867</text:p>
          </table:table-cell>
          <table:table-cell office:value-type="float" office:value="0.003353" calcext:value-type="float">
            <text:p>0.003353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404732" calcext:value-type="float">
            <text:p>0.404732</text:p>
          </table:table-cell>
          <table:table-cell office:value-type="float" office:value="0.127321" calcext:value-type="float">
            <text:p>0.127321</text:p>
          </table:table-cell>
          <table:table-cell office:value-type="float" office:value="0.045886" calcext:value-type="float">
            <text:p>0.045886</text:p>
          </table:table-cell>
          <table:table-cell office:value-type="float" office:value="0.0396" calcext:value-type="float">
            <text:p>0.0396</text:p>
          </table:table-cell>
          <table:table-cell office:value-type="float" office:value="2.510383" calcext:value-type="float">
            <text:p>2.510383</text:p>
          </table:table-cell>
          <table:table-cell office:value-type="float" office:value="1.111389" calcext:value-type="float">
            <text:p>1.111389</text:p>
          </table:table-cell>
          <table:table-cell office:value-type="float" office:value="0.137448" calcext:value-type="float">
            <text:p>0.137448</text:p>
          </table:table-cell>
          <table:table-cell office:value-type="float" office:value="0.11482" calcext:value-type="float">
            <text:p>0.11482</text:p>
          </table:table-cell>
          <table:table-cell office:value-type="float" office:value="13.815843" calcext:value-type="float">
            <text:p>13.815843</text:p>
          </table:table-cell>
          <table:table-cell office:value-type="float" office:value="3.098729" calcext:value-type="float">
            <text:p>3.098729</text:p>
          </table:table-cell>
          <table:table-cell office:value-type="float" office:value="0.29529" calcext:value-type="float">
            <text:p>0.29529</text:p>
          </table:table-cell>
          <table:table-cell office:value-type="float" office:value="0.260578" calcext:value-type="float">
            <text:p>0.260578</text:p>
          </table:table-cell>
          <table:table-cell office:value-type="float" office:value="36.358804" calcext:value-type="float">
            <text:p>36.358804</text:p>
          </table:table-cell>
          <table:table-cell office:value-type="float" office:value="13.42459" calcext:value-type="float">
            <text:p>13.42459</text:p>
          </table:table-cell>
          <table:table-cell office:value-type="float" office:value="0.628155" calcext:value-type="float">
            <text:p>0.628155</text:p>
          </table:table-cell>
          <table:table-cell office:value-type="float" office:value="0.576263" calcext:value-type="float">
            <text:p>0.576263</text:p>
          </table:table-cell>
          <table:table-cell office:value-type="float" office:value="224.766972" calcext:value-type="float">
            <text:p>224.766972</text:p>
          </table:table-cell>
          <table:table-cell office:value-type="float" office:value="80.418489" calcext:value-type="float">
            <text:p>80.418489</text:p>
          </table:table-cell>
          <table:table-cell office:value-type="float" office:value="1.72767" calcext:value-type="float">
            <text:p>1.72767</text:p>
          </table:table-cell>
          <table:table-cell office:value-type="float" office:value="1.564521" calcext:value-type="float">
            <text:p>1.564521</text:p>
          </table:table-cell>
          <table:table-cell office:value-type="float" office:value="902.727284" calcext:value-type="float">
            <text:p>902.727284</text:p>
          </table:table-cell>
          <table:table-cell office:value-type="float" office:value="345.213406" calcext:value-type="float">
            <text:p>345.213406</text:p>
          </table:table-cell>
          <table:table-cell office:value-type="float" office:value="3.614511" calcext:value-type="float">
            <text:p>3.614511</text:p>
          </table:table-cell>
          <table:table-cell office:value-type="float" office:value="3.337939" calcext:value-type="float">
            <text:p>3.337939</text:p>
          </table:table-cell>
          <table:table-cell table:number-columns-repeated="1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0475" calcext:value-type="float">
            <text:p>0.00475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16256" calcext:value-type="float">
            <text:p>0.416256</text:p>
          </table:table-cell>
          <table:table-cell office:value-type="float" office:value="0.126972" calcext:value-type="float">
            <text:p>0.126972</text:p>
          </table:table-cell>
          <table:table-cell office:value-type="float" office:value="0.042743" calcext:value-type="float">
            <text:p>0.042743</text:p>
          </table:table-cell>
          <table:table-cell office:value-type="float" office:value="0.036806" calcext:value-type="float">
            <text:p>0.036806</text:p>
          </table:table-cell>
          <table:table-cell office:value-type="float" office:value="3.167034" calcext:value-type="float">
            <text:p>3.167034</text:p>
          </table:table-cell>
          <table:table-cell office:value-type="float" office:value="0.824828" calcext:value-type="float">
            <text:p>0.824828</text:p>
          </table:table-cell>
          <table:table-cell office:value-type="float" office:value="0.134654" calcext:value-type="float">
            <text:p>0.134654</text:p>
          </table:table-cell>
          <table:table-cell office:value-type="float" office:value="0.112375" calcext:value-type="float">
            <text:p>0.112375</text:p>
          </table:table-cell>
          <table:table-cell office:value-type="float" office:value="9.227044" calcext:value-type="float">
            <text:p>9.227044</text:p>
          </table:table-cell>
          <table:table-cell office:value-type="float" office:value="3.106482" calcext:value-type="float">
            <text:p>3.106482</text:p>
          </table:table-cell>
          <table:table-cell office:value-type="float" office:value="0.293474" calcext:value-type="float">
            <text:p>0.293474</text:p>
          </table:table-cell>
          <table:table-cell office:value-type="float" office:value="0.248636" calcext:value-type="float">
            <text:p>0.248636</text:p>
          </table:table-cell>
          <table:table-cell office:value-type="float" office:value="36.455813" calcext:value-type="float">
            <text:p>36.455813</text:p>
          </table:table-cell>
          <table:table-cell office:value-type="float" office:value="12.863972" calcext:value-type="float">
            <text:p>12.863972</text:p>
          </table:table-cell>
          <table:table-cell office:value-type="float" office:value="0.701418" calcext:value-type="float">
            <text:p>0.701418</text:p>
          </table:table-cell>
          <table:table-cell office:value-type="float" office:value="0.553564" calcext:value-type="float">
            <text:p>0.553564</text:p>
          </table:table-cell>
          <table:table-cell office:value-type="float" office:value="229.389715" calcext:value-type="float">
            <text:p>229.389715</text:p>
          </table:table-cell>
          <table:table-cell office:value-type="float" office:value="80.489867" calcext:value-type="float">
            <text:p>80.489867</text:p>
          </table:table-cell>
          <table:table-cell office:value-type="float" office:value="1.718311" calcext:value-type="float">
            <text:p>1.718311</text:p>
          </table:table-cell>
          <table:table-cell office:value-type="float" office:value="1.594343" calcext:value-type="float">
            <text:p>1.594343</text:p>
          </table:table-cell>
          <table:table-cell office:value-type="float" office:value="903.31584" calcext:value-type="float">
            <text:p>903.31584</text:p>
          </table:table-cell>
          <table:table-cell office:value-type="float" office:value="339.209476" calcext:value-type="float">
            <text:p>339.209476</text:p>
          </table:table-cell>
          <table:table-cell office:value-type="float" office:value="3.664029" calcext:value-type="float">
            <text:p>3.664029</text:p>
          </table:table-cell>
          <table:table-cell office:value-type="float" office:value="3.267748" calcext:value-type="float">
            <text:p>3.267748</text:p>
          </table:table-cell>
          <table:table-cell table:number-columns-repeated="1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05169" calcext:value-type="float">
            <text:p>0.005169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402497" calcext:value-type="float">
            <text:p>0.402497</text:p>
          </table:table-cell>
          <table:table-cell office:value-type="float" office:value="0.126902" calcext:value-type="float">
            <text:p>0.126902</text:p>
          </table:table-cell>
          <table:table-cell office:value-type="float" office:value="0.040509" calcext:value-type="float">
            <text:p>0.040509</text:p>
          </table:table-cell>
          <table:table-cell office:value-type="float" office:value="0.033873" calcext:value-type="float">
            <text:p>0.033873</text:p>
          </table:table-cell>
          <table:table-cell office:value-type="float" office:value="2.576874" calcext:value-type="float">
            <text:p>2.576874</text:p>
          </table:table-cell>
          <table:table-cell office:value-type="float" office:value="0.795285" calcext:value-type="float">
            <text:p>0.795285</text:p>
          </table:table-cell>
          <table:table-cell office:value-type="float" office:value="0.133677" calcext:value-type="float">
            <text:p>0.133677</text:p>
          </table:table-cell>
          <table:table-cell office:value-type="float" office:value="0.113632" calcext:value-type="float">
            <text:p>0.113632</text:p>
          </table:table-cell>
          <table:table-cell office:value-type="float" office:value="9.219291" calcext:value-type="float">
            <text:p>9.219291</text:p>
          </table:table-cell>
          <table:table-cell office:value-type="float" office:value="3.137212" calcext:value-type="float">
            <text:p>3.137212</text:p>
          </table:table-cell>
          <table:table-cell office:value-type="float" office:value="0.29969" calcext:value-type="float">
            <text:p>0.29969</text:p>
          </table:table-cell>
          <table:table-cell office:value-type="float" office:value="0.247449" calcext:value-type="float">
            <text:p>0.247449</text:p>
          </table:table-cell>
          <table:table-cell office:value-type="float" office:value="36.569934" calcext:value-type="float">
            <text:p>36.569934</text:p>
          </table:table-cell>
          <table:table-cell office:value-type="float" office:value="12.83422" calcext:value-type="float">
            <text:p>12.83422</text:p>
          </table:table-cell>
          <table:table-cell office:value-type="float" office:value="0.670479" calcext:value-type="float">
            <text:p>0.670479</text:p>
          </table:table-cell>
          <table:table-cell office:value-type="float" office:value="0.556917" calcext:value-type="float">
            <text:p>0.556917</text:p>
          </table:table-cell>
          <table:table-cell office:value-type="float" office:value="224.899812" calcext:value-type="float">
            <text:p>224.899812</text:p>
          </table:table-cell>
          <table:table-cell office:value-type="float" office:value="80.680884" calcext:value-type="float">
            <text:p>80.680884</text:p>
          </table:table-cell>
          <table:table-cell office:value-type="float" office:value="1.738077" calcext:value-type="float">
            <text:p>1.738077</text:p>
          </table:table-cell>
          <table:table-cell office:value-type="float" office:value="1.565498" calcext:value-type="float">
            <text:p>1.565498</text:p>
          </table:table-cell>
          <table:table-cell office:value-type="float" office:value="919.046045" calcext:value-type="float">
            <text:p>919.046045</text:p>
          </table:table-cell>
          <table:table-cell office:value-type="float" office:value="323.521103" calcext:value-type="float">
            <text:p>323.521103</text:p>
          </table:table-cell>
          <table:table-cell office:value-type="float" office:value="3.670385" calcext:value-type="float">
            <text:p>3.670385</text:p>
          </table:table-cell>
          <table:table-cell office:value-type="float" office:value="3.284719" calcext:value-type="float">
            <text:p>3.284719</text:p>
          </table:table-cell>
          <table:table-cell table:number-columns-repeated="1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05168" calcext:value-type="float">
            <text:p>0.005168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01379" calcext:value-type="float">
            <text:p>0.401379</text:p>
          </table:table-cell>
          <table:table-cell office:value-type="float" office:value="0.126902" calcext:value-type="float">
            <text:p>0.126902</text:p>
          </table:table-cell>
          <table:table-cell office:value-type="float" office:value="0.045746" calcext:value-type="float">
            <text:p>0.045746</text:p>
          </table:table-cell>
          <table:table-cell office:value-type="float" office:value="0.032895" calcext:value-type="float">
            <text:p>0.032895</text:p>
          </table:table-cell>
          <table:table-cell office:value-type="float" office:value="2.372028" calcext:value-type="float">
            <text:p>2.372028</text:p>
          </table:table-cell>
          <table:table-cell office:value-type="float" office:value="0.795006" calcext:value-type="float">
            <text:p>0.795006</text:p>
          </table:table-cell>
          <table:table-cell office:value-type="float" office:value="0.130953" calcext:value-type="float">
            <text:p>0.130953</text:p>
          </table:table-cell>
          <table:table-cell office:value-type="float" office:value="0.112585" calcext:value-type="float">
            <text:p>0.112585</text:p>
          </table:table-cell>
          <table:table-cell office:value-type="float" office:value="9.148612" calcext:value-type="float">
            <text:p>9.148612</text:p>
          </table:table-cell>
          <table:table-cell office:value-type="float" office:value="3.107948" calcext:value-type="float">
            <text:p>3.107948</text:p>
          </table:table-cell>
          <table:table-cell office:value-type="float" office:value="0.291449" calcext:value-type="float">
            <text:p>0.291449</text:p>
          </table:table-cell>
          <table:table-cell office:value-type="float" office:value="0.246122" calcext:value-type="float">
            <text:p>0.246122</text:p>
          </table:table-cell>
          <table:table-cell office:value-type="float" office:value="36.344835" calcext:value-type="float">
            <text:p>36.344835</text:p>
          </table:table-cell>
          <table:table-cell office:value-type="float" office:value="12.720937" calcext:value-type="float">
            <text:p>12.720937</text:p>
          </table:table-cell>
          <table:table-cell office:value-type="float" office:value="0.629412" calcext:value-type="float">
            <text:p>0.629412</text:p>
          </table:table-cell>
          <table:table-cell office:value-type="float" office:value="0.557895" calcext:value-type="float">
            <text:p>0.557895</text:p>
          </table:table-cell>
          <table:table-cell office:value-type="float" office:value="225.261451" calcext:value-type="float">
            <text:p>225.261451</text:p>
          </table:table-cell>
          <table:table-cell office:value-type="float" office:value="80.445168" calcext:value-type="float">
            <text:p>80.445168</text:p>
          </table:table-cell>
          <table:table-cell office:value-type="float" office:value="1.71" calcext:value-type="float">
            <text:p>1.71</text:p>
          </table:table-cell>
          <table:table-cell office:value-type="float" office:value="1.552996" calcext:value-type="float">
            <text:p>1.552996</text:p>
          </table:table-cell>
          <table:table-cell office:value-type="float" office:value="933.823332" calcext:value-type="float">
            <text:p>933.823332</text:p>
          </table:table-cell>
          <table:table-cell office:value-type="float" office:value="335.11655" calcext:value-type="float">
            <text:p>335.11655</text:p>
          </table:table-cell>
          <table:table-cell office:value-type="float" office:value="3.627222" calcext:value-type="float">
            <text:p>3.627222</text:p>
          </table:table-cell>
          <table:table-cell office:value-type="float" office:value="3.345062" calcext:value-type="float">
            <text:p>3.345062</text:p>
          </table:table-cell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7752" calcext:value-type="float">
            <text:p>0.007752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526396" calcext:value-type="float">
            <text:p>0.526396</text:p>
          </table:table-cell>
          <table:table-cell office:value-type="float" office:value="0.123968" calcext:value-type="float">
            <text:p>0.123968</text:p>
          </table:table-cell>
          <table:table-cell office:value-type="float" office:value="0.050566" calcext:value-type="float">
            <text:p>0.050566</text:p>
          </table:table-cell>
          <table:table-cell office:value-type="float" office:value="0.044489" calcext:value-type="float">
            <text:p>0.044489</text:p>
          </table:table-cell>
          <table:table-cell office:value-type="float" office:value="2.400384" calcext:value-type="float">
            <text:p>2.400384</text:p>
          </table:table-cell>
          <table:table-cell office:value-type="float" office:value="0.755057" calcext:value-type="float">
            <text:p>0.755057</text:p>
          </table:table-cell>
          <table:table-cell office:value-type="float" office:value="0.142616" calcext:value-type="float">
            <text:p>0.142616</text:p>
          </table:table-cell>
          <table:table-cell office:value-type="float" office:value="0.122502" calcext:value-type="float">
            <text:p>0.122502</text:p>
          </table:table-cell>
          <table:table-cell office:value-type="float" office:value="12.316973" calcext:value-type="float">
            <text:p>12.316973</text:p>
          </table:table-cell>
          <table:table-cell office:value-type="float" office:value="3.081059" calcext:value-type="float">
            <text:p>3.081059</text:p>
          </table:table-cell>
          <table:table-cell office:value-type="float" office:value="0.295989" calcext:value-type="float">
            <text:p>0.295989</text:p>
          </table:table-cell>
          <table:table-cell office:value-type="float" office:value="0.265607" calcext:value-type="float">
            <text:p>0.265607</text:p>
          </table:table-cell>
          <table:table-cell office:value-type="float" office:value="38.792641" calcext:value-type="float">
            <text:p>38.792641</text:p>
          </table:table-cell>
          <table:table-cell office:value-type="float" office:value="12.947852" calcext:value-type="float">
            <text:p>12.947852</text:p>
          </table:table-cell>
          <table:table-cell office:value-type="float" office:value="0.638491" calcext:value-type="float">
            <text:p>0.638491</text:p>
          </table:table-cell>
          <table:table-cell office:value-type="float" office:value="0.583107" calcext:value-type="float">
            <text:p>0.583107</text:p>
          </table:table-cell>
          <table:table-cell office:value-type="float" office:value="229.920231" calcext:value-type="float">
            <text:p>229.920231</text:p>
          </table:table-cell>
          <table:table-cell office:value-type="float" office:value="81.161952" calcext:value-type="float">
            <text:p>81.161952</text:p>
          </table:table-cell>
          <table:table-cell office:value-type="float" office:value="1.745201" calcext:value-type="float">
            <text:p>1.745201</text:p>
          </table:table-cell>
          <table:table-cell office:value-type="float" office:value="1.505924" calcext:value-type="float">
            <text:p>1.505924</text:p>
          </table:table-cell>
          <table:table-cell office:value-type="float" office:value="968.445819" calcext:value-type="float">
            <text:p>968.445819</text:p>
          </table:table-cell>
          <table:table-cell office:value-type="float" office:value="329.737073" calcext:value-type="float">
            <text:p>329.737073</text:p>
          </table:table-cell>
          <table:table-cell office:value-type="float" office:value="3.686797" calcext:value-type="float">
            <text:p>3.686797</text:p>
          </table:table-cell>
          <table:table-cell office:value-type="float" office:value="3.297919" calcext:value-type="float">
            <text:p>3.297919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06635" calcext:value-type="float">
            <text:p>0.006635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99926" calcext:value-type="float">
            <text:p>0.499926</text:p>
          </table:table-cell>
          <table:table-cell office:value-type="float" office:value="0.183474" calcext:value-type="float">
            <text:p>0.183474</text:p>
          </table:table-cell>
          <table:table-cell office:value-type="float" office:value="0.046235" calcext:value-type="float">
            <text:p>0.046235</text:p>
          </table:table-cell>
          <table:table-cell office:value-type="float" office:value="0.039949" calcext:value-type="float">
            <text:p>0.039949</text:p>
          </table:table-cell>
          <table:table-cell office:value-type="float" office:value="2.367279" calcext:value-type="float">
            <text:p>2.367279</text:p>
          </table:table-cell>
          <table:table-cell office:value-type="float" office:value="0.78907" calcext:value-type="float">
            <text:p>0.78907</text:p>
          </table:table-cell>
          <table:table-cell office:value-type="float" office:value="0.139334" calcext:value-type="float">
            <text:p>0.139334</text:p>
          </table:table-cell>
          <table:table-cell office:value-type="float" office:value="0.118731" calcext:value-type="float">
            <text:p>0.118731</text:p>
          </table:table-cell>
          <table:table-cell office:value-type="float" office:value="9.541192" calcext:value-type="float">
            <text:p>9.541192</text:p>
          </table:table-cell>
          <table:table-cell office:value-type="float" office:value="3.078405" calcext:value-type="float">
            <text:p>3.078405</text:p>
          </table:table-cell>
          <table:table-cell office:value-type="float" office:value="0.294033" calcext:value-type="float">
            <text:p>0.294033</text:p>
          </table:table-cell>
          <table:table-cell office:value-type="float" office:value="0.260159" calcext:value-type="float">
            <text:p>0.260159</text:p>
          </table:table-cell>
          <table:table-cell office:value-type="float" office:value="36.36921" calcext:value-type="float">
            <text:p>36.36921</text:p>
          </table:table-cell>
          <table:table-cell office:value-type="float" office:value="12.766403" calcext:value-type="float">
            <text:p>12.766403</text:p>
          </table:table-cell>
          <table:table-cell office:value-type="float" office:value="0.616701" calcext:value-type="float">
            <text:p>0.616701</text:p>
          </table:table-cell>
          <table:table-cell office:value-type="float" office:value="0.562224" calcext:value-type="float">
            <text:p>0.562224</text:p>
          </table:table-cell>
          <table:table-cell office:value-type="float" office:value="230.127241" calcext:value-type="float">
            <text:p>230.127241</text:p>
          </table:table-cell>
          <table:table-cell office:value-type="float" office:value="80.748071" calcext:value-type="float">
            <text:p>80.748071</text:p>
          </table:table-cell>
          <table:table-cell office:value-type="float" office:value="1.724597" calcext:value-type="float">
            <text:p>1.724597</text:p>
          </table:table-cell>
          <table:table-cell office:value-type="float" office:value="1.553555" calcext:value-type="float">
            <text:p>1.553555</text:p>
          </table:table-cell>
          <table:table-cell office:value-type="float" office:value="928.26171" calcext:value-type="float">
            <text:p>928.26171</text:p>
          </table:table-cell>
          <table:table-cell office:value-type="float" office:value="333.71476" calcext:value-type="float">
            <text:p>333.71476</text:p>
          </table:table-cell>
          <table:table-cell office:value-type="float" office:value="3.634485" calcext:value-type="float">
            <text:p>3.634485</text:p>
          </table:table-cell>
          <table:table-cell office:value-type="float" office:value="3.327462" calcext:value-type="float">
            <text:p>3.327462</text:p>
          </table:table-cell>
          <table:table-cell table:number-columns-repeated="1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40979" calcext:value-type="float">
            <text:p>0.440979</text:p>
          </table:table-cell>
          <table:table-cell office:value-type="float" office:value="0.203379" calcext:value-type="float">
            <text:p>0.203379</text:p>
          </table:table-cell>
          <table:table-cell office:value-type="float" office:value="0.043511" calcext:value-type="float">
            <text:p>0.043511</text:p>
          </table:table-cell>
          <table:table-cell office:value-type="float" office:value="0.036667" calcext:value-type="float">
            <text:p>0.036667</text:p>
          </table:table-cell>
          <table:table-cell office:value-type="float" office:value="2.849674" calcext:value-type="float">
            <text:p>2.849674</text:p>
          </table:table-cell>
          <table:table-cell office:value-type="float" office:value="0.751006" calcext:value-type="float">
            <text:p>0.751006</text:p>
          </table:table-cell>
          <table:table-cell office:value-type="float" office:value="0.134864" calcext:value-type="float">
            <text:p>0.134864</text:p>
          </table:table-cell>
          <table:table-cell office:value-type="float" office:value="0.115448" calcext:value-type="float">
            <text:p>0.115448</text:p>
          </table:table-cell>
          <table:table-cell office:value-type="float" office:value="9.199527" calcext:value-type="float">
            <text:p>9.199527</text:p>
          </table:table-cell>
          <table:table-cell office:value-type="float" office:value="3.092653" calcext:value-type="float">
            <text:p>3.092653</text:p>
          </table:table-cell>
          <table:table-cell office:value-type="float" office:value="0.29054" calcext:value-type="float">
            <text:p>0.29054</text:p>
          </table:table-cell>
          <table:table-cell office:value-type="float" office:value="0.261487" calcext:value-type="float">
            <text:p>0.261487</text:p>
          </table:table-cell>
          <table:table-cell office:value-type="float" office:value="36.226594" calcext:value-type="float">
            <text:p>36.226594</text:p>
          </table:table-cell>
          <table:table-cell office:value-type="float" office:value="12.867674" calcext:value-type="float">
            <text:p>12.867674</text:p>
          </table:table-cell>
          <table:table-cell office:value-type="float" office:value="0.6306" calcext:value-type="float">
            <text:p>0.6306</text:p>
          </table:table-cell>
          <table:table-cell office:value-type="float" office:value="0.560199" calcext:value-type="float">
            <text:p>0.560199</text:p>
          </table:table-cell>
          <table:table-cell office:value-type="float" office:value="225.105285" calcext:value-type="float">
            <text:p>225.105285</text:p>
          </table:table-cell>
          <table:table-cell office:value-type="float" office:value="80.55936" calcext:value-type="float">
            <text:p>80.55936</text:p>
          </table:table-cell>
          <table:table-cell office:value-type="float" office:value="1.779912" calcext:value-type="float">
            <text:p>1.779912</text:p>
          </table:table-cell>
          <table:table-cell office:value-type="float" office:value="1.552857" calcext:value-type="float">
            <text:p>1.552857</text:p>
          </table:table-cell>
          <table:table-cell office:value-type="float" office:value="926.432142" calcext:value-type="float">
            <text:p>926.432142</text:p>
          </table:table-cell>
          <table:table-cell office:value-type="float" office:value="334.351715" calcext:value-type="float">
            <text:p>334.351715</text:p>
          </table:table-cell>
          <table:table-cell office:value-type="float" office:value="3.663819" calcext:value-type="float">
            <text:p>3.663819</text:p>
          </table:table-cell>
          <table:table-cell office:value-type="float" office:value="3.345063" calcext:value-type="float">
            <text:p>3.345063</text:p>
          </table:table-cell>
          <table:table-cell table:number-columns-repeated="1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724" calcext:value-type="float">
            <text:p>0.002724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401449" calcext:value-type="float">
            <text:p>0.401449</text:p>
          </table:table-cell>
          <table:table-cell office:value-type="float" office:value="0.233201" calcext:value-type="float">
            <text:p>0.233201</text:p>
          </table:table-cell>
          <table:table-cell office:value-type="float" office:value="0.040857" calcext:value-type="float">
            <text:p>0.040857</text:p>
          </table:table-cell>
          <table:table-cell office:value-type="float" office:value="0.034292" calcext:value-type="float">
            <text:p>0.034292</text:p>
          </table:table-cell>
          <table:table-cell office:value-type="float" office:value="2.377406" calcext:value-type="float">
            <text:p>2.377406</text:p>
          </table:table-cell>
          <table:table-cell office:value-type="float" office:value="0.754568" calcext:value-type="float">
            <text:p>0.754568</text:p>
          </table:table-cell>
          <table:table-cell office:value-type="float" office:value="0.138147" calcext:value-type="float">
            <text:p>0.138147</text:p>
          </table:table-cell>
          <table:table-cell office:value-type="float" office:value="0.112025" calcext:value-type="float">
            <text:p>0.112025</text:p>
          </table:table-cell>
          <table:table-cell office:value-type="float" office:value="9.175292" calcext:value-type="float">
            <text:p>9.175292</text:p>
          </table:table-cell>
          <table:table-cell office:value-type="float" office:value="3.078195" calcext:value-type="float">
            <text:p>3.078195</text:p>
          </table:table-cell>
          <table:table-cell office:value-type="float" office:value="0.291938" calcext:value-type="float">
            <text:p>0.291938</text:p>
          </table:table-cell>
          <table:table-cell office:value-type="float" office:value="0.248496" calcext:value-type="float">
            <text:p>0.248496</text:p>
          </table:table-cell>
          <table:table-cell office:value-type="float" office:value="36.530124" calcext:value-type="float">
            <text:p>36.530124</text:p>
          </table:table-cell>
          <table:table-cell office:value-type="float" office:value="12.753483" calcext:value-type="float">
            <text:p>12.753483</text:p>
          </table:table-cell>
          <table:table-cell office:value-type="float" office:value="0.639679" calcext:value-type="float">
            <text:p>0.639679</text:p>
          </table:table-cell>
          <table:table-cell office:value-type="float" office:value="0.557336" calcext:value-type="float">
            <text:p>0.557336</text:p>
          </table:table-cell>
          <table:table-cell office:value-type="float" office:value="225.312016" calcext:value-type="float">
            <text:p>225.312016</text:p>
          </table:table-cell>
          <table:table-cell office:value-type="float" office:value="80.936084" calcext:value-type="float">
            <text:p>80.936084</text:p>
          </table:table-cell>
          <table:table-cell office:value-type="float" office:value="1.758331" calcext:value-type="float">
            <text:p>1.758331</text:p>
          </table:table-cell>
          <table:table-cell office:value-type="float" office:value="1.549504" calcext:value-type="float">
            <text:p>1.549504</text:p>
          </table:table-cell>
          <table:table-cell office:value-type="float" office:value="899.184995" calcext:value-type="float">
            <text:p>899.184995</text:p>
          </table:table-cell>
          <table:table-cell office:value-type="float" office:value="326.028066" calcext:value-type="float">
            <text:p>326.028066</text:p>
          </table:table-cell>
          <table:table-cell office:value-type="float" office:value="3.661095" calcext:value-type="float">
            <text:p>3.661095</text:p>
          </table:table-cell>
          <table:table-cell office:value-type="float" office:value="3.331653" calcext:value-type="float">
            <text:p>3.331653</text:p>
          </table:table-cell>
          <table:table-cell table:number-columns-repeated="1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75481" calcext:value-type="float">
            <text:p>0.475481</text:p>
          </table:table-cell>
          <table:table-cell office:value-type="float" office:value="0.124039" calcext:value-type="float">
            <text:p>0.124039</text:p>
          </table:table-cell>
          <table:table-cell office:value-type="float" office:value="0.03932" calcext:value-type="float">
            <text:p>0.03932</text:p>
          </table:table-cell>
          <table:table-cell office:value-type="float" office:value="0.032895" calcext:value-type="float">
            <text:p>0.032895</text:p>
          </table:table-cell>
          <table:table-cell office:value-type="float" office:value="2.704683" calcext:value-type="float">
            <text:p>2.704683</text:p>
          </table:table-cell>
          <table:table-cell office:value-type="float" office:value="0.771889" calcext:value-type="float">
            <text:p>0.771889</text:p>
          </table:table-cell>
          <table:table-cell office:value-type="float" office:value="0.140731" calcext:value-type="float">
            <text:p>0.140731</text:p>
          </table:table-cell>
          <table:table-cell office:value-type="float" office:value="0.113283" calcext:value-type="float">
            <text:p>0.113283</text:p>
          </table:table-cell>
          <table:table-cell office:value-type="float" office:value="9.135761" calcext:value-type="float">
            <text:p>9.135761</text:p>
          </table:table-cell>
          <table:table-cell office:value-type="float" office:value="3.101313" calcext:value-type="float">
            <text:p>3.101313</text:p>
          </table:table-cell>
          <table:table-cell office:value-type="float" office:value="0.291518" calcext:value-type="float">
            <text:p>0.291518</text:p>
          </table:table-cell>
          <table:table-cell office:value-type="float" office:value="0.25569" calcext:value-type="float">
            <text:p>0.25569</text:p>
          </table:table-cell>
          <table:table-cell office:value-type="float" office:value="36.371095" calcext:value-type="float">
            <text:p>36.371095</text:p>
          </table:table-cell>
          <table:table-cell office:value-type="float" office:value="12.775413" calcext:value-type="float">
            <text:p>12.775413</text:p>
          </table:table-cell>
          <table:table-cell office:value-type="float" office:value="0.606574" calcext:value-type="float">
            <text:p>0.606574</text:p>
          </table:table-cell>
          <table:table-cell office:value-type="float" office:value="0.557406" calcext:value-type="float">
            <text:p>0.557406</text:p>
          </table:table-cell>
          <table:table-cell office:value-type="float" office:value="229.218253" calcext:value-type="float">
            <text:p>229.218253</text:p>
          </table:table-cell>
          <table:table-cell office:value-type="float" office:value="80.645194" calcext:value-type="float">
            <text:p>80.645194</text:p>
          </table:table-cell>
          <table:table-cell office:value-type="float" office:value="1.772998" calcext:value-type="float">
            <text:p>1.772998</text:p>
          </table:table-cell>
          <table:table-cell office:value-type="float" office:value="1.52534" calcext:value-type="float">
            <text:p>1.52534</text:p>
          </table:table-cell>
          <table:table-cell office:value-type="float" office:value="900.079317" calcext:value-type="float">
            <text:p>900.079317</text:p>
          </table:table-cell>
          <table:table-cell office:value-type="float" office:value="358.162104" calcext:value-type="float">
            <text:p>358.162104</text:p>
          </table:table-cell>
          <table:table-cell office:value-type="float" office:value="3.61067" calcext:value-type="float">
            <text:p>3.61067</text:p>
          </table:table-cell>
          <table:table-cell office:value-type="float" office:value="3.288281" calcext:value-type="float">
            <text:p>3.288281</text:p>
          </table:table-cell>
          <table:table-cell table:number-columns-repeated="1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07543" calcext:value-type="float">
            <text:p>0.007543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4331" calcext:value-type="float">
            <text:p>0.004331</text:p>
          </table:table-cell>
          <table:table-cell office:value-type="float" office:value="0.004191" calcext:value-type="float">
            <text:p>0.004191</text:p>
          </table:table-cell>
          <table:table-cell office:value-type="float" office:value="0.407874" calcext:value-type="float">
            <text:p>0.407874</text:p>
          </table:table-cell>
          <table:table-cell office:value-type="float" office:value="0.130255" calcext:value-type="float">
            <text:p>0.130255</text:p>
          </table:table-cell>
          <table:table-cell office:value-type="float" office:value="0.050495" calcext:value-type="float">
            <text:p>0.050495</text:p>
          </table:table-cell>
          <table:table-cell office:value-type="float" office:value="0.048051" calcext:value-type="float">
            <text:p>0.048051</text:p>
          </table:table-cell>
          <table:table-cell office:value-type="float" office:value="2.583578" calcext:value-type="float">
            <text:p>2.583578</text:p>
          </table:table-cell>
          <table:table-cell office:value-type="float" office:value="0.777127" calcext:value-type="float">
            <text:p>0.777127</text:p>
          </table:table-cell>
          <table:table-cell office:value-type="float" office:value="0.150718" calcext:value-type="float">
            <text:p>0.150718</text:p>
          </table:table-cell>
          <table:table-cell office:value-type="float" office:value="0.122083" calcext:value-type="float">
            <text:p>0.122083</text:p>
          </table:table-cell>
          <table:table-cell office:value-type="float" office:value="10.072685" calcext:value-type="float">
            <text:p>10.072685</text:p>
          </table:table-cell>
          <table:table-cell office:value-type="float" office:value="3.06318" calcext:value-type="float">
            <text:p>3.06318</text:p>
          </table:table-cell>
          <table:table-cell office:value-type="float" office:value="0.297525" calcext:value-type="float">
            <text:p>0.297525</text:p>
          </table:table-cell>
          <table:table-cell office:value-type="float" office:value="0.256179" calcext:value-type="float">
            <text:p>0.256179</text:p>
          </table:table-cell>
          <table:table-cell office:value-type="float" office:value="38.702406" calcext:value-type="float">
            <text:p>38.702406</text:p>
          </table:table-cell>
          <table:table-cell office:value-type="float" office:value="13.190412" calcext:value-type="float">
            <text:p>13.190412</text:p>
          </table:table-cell>
          <table:table-cell office:value-type="float" office:value="0.639189" calcext:value-type="float">
            <text:p>0.639189</text:p>
          </table:table-cell>
          <table:table-cell office:value-type="float" office:value="0.567811" calcext:value-type="float">
            <text:p>0.567811</text:p>
          </table:table-cell>
          <table:table-cell office:value-type="float" office:value="227.745086" calcext:value-type="float">
            <text:p>227.745086</text:p>
          </table:table-cell>
          <table:table-cell office:value-type="float" office:value="81.600208" calcext:value-type="float">
            <text:p>81.600208</text:p>
          </table:table-cell>
          <table:table-cell office:value-type="float" office:value="1.718311" calcext:value-type="float">
            <text:p>1.718311</text:p>
          </table:table-cell>
          <table:table-cell office:value-type="float" office:value="1.505225" calcext:value-type="float">
            <text:p>1.505225</text:p>
          </table:table-cell>
          <table:table-cell office:value-type="float" office:value="903.005539" calcext:value-type="float">
            <text:p>903.005539</text:p>
          </table:table-cell>
          <table:table-cell office:value-type="float" office:value="327.739953" calcext:value-type="float">
            <text:p>327.739953</text:p>
          </table:table-cell>
          <table:table-cell office:value-type="float" office:value="3.615978" calcext:value-type="float">
            <text:p>3.615978</text:p>
          </table:table-cell>
          <table:table-cell office:value-type="float" office:value="3.255805" calcext:value-type="float">
            <text:p>3.255805</text:p>
          </table:table-cell>
          <table:table-cell table:number-columns-repeated="1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3422" calcext:value-type="float">
            <text:p>0.003422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4452" calcext:value-type="float">
            <text:p>0.404452</text:p>
          </table:table-cell>
          <table:table-cell office:value-type="float" office:value="0.130324" calcext:value-type="float">
            <text:p>0.130324</text:p>
          </table:table-cell>
          <table:table-cell office:value-type="float" office:value="0.047841" calcext:value-type="float">
            <text:p>0.047841</text:p>
          </table:table-cell>
          <table:table-cell office:value-type="float" office:value="0.03967" calcext:value-type="float">
            <text:p>0.03967</text:p>
          </table:table-cell>
          <table:table-cell office:value-type="float" office:value="2.421196" calcext:value-type="float">
            <text:p>2.421196</text:p>
          </table:table-cell>
          <table:table-cell office:value-type="float" office:value="0.7802" calcext:value-type="float">
            <text:p>0.7802</text:p>
          </table:table-cell>
          <table:table-cell office:value-type="float" office:value="0.143525" calcext:value-type="float">
            <text:p>0.143525</text:p>
          </table:table-cell>
          <table:table-cell office:value-type="float" office:value="0.130045" calcext:value-type="float">
            <text:p>0.130045</text:p>
          </table:table-cell>
          <table:table-cell office:value-type="float" office:value="9.62556" calcext:value-type="float">
            <text:p>9.62556</text:p>
          </table:table-cell>
          <table:table-cell office:value-type="float" office:value="3.045091" calcext:value-type="float">
            <text:p>3.045091</text:p>
          </table:table-cell>
          <table:table-cell office:value-type="float" office:value="0.29515" calcext:value-type="float">
            <text:p>0.29515</text:p>
          </table:table-cell>
          <table:table-cell office:value-type="float" office:value="0.26023" calcext:value-type="float">
            <text:p>0.26023</text:p>
          </table:table-cell>
          <table:table-cell office:value-type="float" office:value="36.644176" calcext:value-type="float">
            <text:p>36.644176</text:p>
          </table:table-cell>
          <table:table-cell office:value-type="float" office:value="12.765565" calcext:value-type="float">
            <text:p>12.765565</text:p>
          </table:table-cell>
          <table:table-cell office:value-type="float" office:value="0.635349" calcext:value-type="float">
            <text:p>0.635349</text:p>
          </table:table-cell>
          <table:table-cell office:value-type="float" office:value="0.55112" calcext:value-type="float">
            <text:p>0.55112</text:p>
          </table:table-cell>
          <table:table-cell office:value-type="float" office:value="229.531423" calcext:value-type="float">
            <text:p>229.531423</text:p>
          </table:table-cell>
          <table:table-cell office:value-type="float" office:value="80.45292" calcext:value-type="float">
            <text:p>80.45292</text:p>
          </table:table-cell>
          <table:table-cell office:value-type="float" office:value="1.73668" calcext:value-type="float">
            <text:p>1.73668</text:p>
          </table:table-cell>
          <table:table-cell office:value-type="float" office:value="1.547549" calcext:value-type="float">
            <text:p>1.547549</text:p>
          </table:table-cell>
          <table:table-cell office:value-type="float" office:value="910.150819" calcext:value-type="float">
            <text:p>910.150819</text:p>
          </table:table-cell>
          <table:table-cell office:value-type="float" office:value="321.361881" calcext:value-type="float">
            <text:p>321.361881</text:p>
          </table:table-cell>
          <table:table-cell office:value-type="float" office:value="3.658581" calcext:value-type="float">
            <text:p>3.658581</text:p>
          </table:table-cell>
          <table:table-cell office:value-type="float" office:value="3.340732" calcext:value-type="float">
            <text:p>3.340732</text:p>
          </table:table-cell>
          <table:table-cell table:number-columns-repeated="1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3353" calcext:value-type="float">
            <text:p>0.00335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22542" calcext:value-type="float">
            <text:p>0.422542</text:p>
          </table:table-cell>
          <table:table-cell office:value-type="float" office:value="0.143385" calcext:value-type="float">
            <text:p>0.143385</text:p>
          </table:table-cell>
          <table:table-cell office:value-type="float" office:value="0.043301" calcext:value-type="float">
            <text:p>0.043301</text:p>
          </table:table-cell>
          <table:table-cell office:value-type="float" office:value="0.03562" calcext:value-type="float">
            <text:p>0.03562</text:p>
          </table:table-cell>
          <table:table-cell office:value-type="float" office:value="2.417215" calcext:value-type="float">
            <text:p>2.417215</text:p>
          </table:table-cell>
          <table:table-cell office:value-type="float" office:value="0.774961" calcext:value-type="float">
            <text:p>0.774961</text:p>
          </table:table-cell>
          <table:table-cell office:value-type="float" office:value="0.133886" calcext:value-type="float">
            <text:p>0.133886</text:p>
          </table:table-cell>
          <table:table-cell office:value-type="float" office:value="0.115867" calcext:value-type="float">
            <text:p>0.115867</text:p>
          </table:table-cell>
          <table:table-cell office:value-type="float" office:value="9.101678" calcext:value-type="float">
            <text:p>9.101678</text:p>
          </table:table-cell>
          <table:table-cell office:value-type="float" office:value="3.044252" calcext:value-type="float">
            <text:p>3.044252</text:p>
          </table:table-cell>
          <table:table-cell office:value-type="float" office:value="0.292356" calcext:value-type="float">
            <text:p>0.292356</text:p>
          </table:table-cell>
          <table:table-cell office:value-type="float" office:value="0.250871" calcext:value-type="float">
            <text:p>0.250871</text:p>
          </table:table-cell>
          <table:table-cell office:value-type="float" office:value="36.301044" calcext:value-type="float">
            <text:p>36.301044</text:p>
          </table:table-cell>
          <table:table-cell office:value-type="float" office:value="12.643064" calcext:value-type="float">
            <text:p>12.643064</text:p>
          </table:table-cell>
          <table:table-cell office:value-type="float" office:value="0.632066" calcext:value-type="float">
            <text:p>0.632066</text:p>
          </table:table-cell>
          <table:table-cell office:value-type="float" office:value="0.54197" calcext:value-type="float">
            <text:p>0.54197</text:p>
          </table:table-cell>
          <table:table-cell office:value-type="float" office:value="225.292461" calcext:value-type="float">
            <text:p>225.292461</text:p>
          </table:table-cell>
          <table:table-cell office:value-type="float" office:value="80.418838" calcext:value-type="float">
            <text:p>80.418838</text:p>
          </table:table-cell>
          <table:table-cell office:value-type="float" office:value="1.715588" calcext:value-type="float">
            <text:p>1.715588</text:p>
          </table:table-cell>
          <table:table-cell office:value-type="float" office:value="1.591899" calcext:value-type="float">
            <text:p>1.591899</text:p>
          </table:table-cell>
          <table:table-cell office:value-type="float" office:value="931.260291" calcext:value-type="float">
            <text:p>931.260291</text:p>
          </table:table-cell>
          <table:table-cell office:value-type="float" office:value="323.899924" calcext:value-type="float">
            <text:p>323.899924</text:p>
          </table:table-cell>
          <table:table-cell office:value-type="float" office:value="3.626523" calcext:value-type="float">
            <text:p>3.626523</text:p>
          </table:table-cell>
          <table:table-cell office:value-type="float" office:value="3.292541" calcext:value-type="float">
            <text:p>3.292541</text:p>
          </table:table-cell>
          <table:table-cell table:number-columns-repeated="1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0426" calcext:value-type="float">
            <text:p>0.00426</text:p>
          </table:table-cell>
          <table:table-cell table:number-columns-repeated="3" office:value-type="float" office:value="0.002864" calcext:value-type="float">
            <text:p>0.002864</text:p>
          </table:table-cell>
          <table:table-cell office:value-type="float" office:value="0.400192" calcext:value-type="float">
            <text:p>0.400192</text:p>
          </table:table-cell>
          <table:table-cell office:value-type="float" office:value="0.146038" calcext:value-type="float">
            <text:p>0.146038</text:p>
          </table:table-cell>
          <table:table-cell office:value-type="float" office:value="0.049238" calcext:value-type="float">
            <text:p>0.049238</text:p>
          </table:table-cell>
          <table:table-cell office:value-type="float" office:value="0.033175" calcext:value-type="float">
            <text:p>0.033175</text:p>
          </table:table-cell>
          <table:table-cell office:value-type="float" office:value="2.378803" calcext:value-type="float">
            <text:p>2.378803</text:p>
          </table:table-cell>
          <table:table-cell office:value-type="float" office:value="0.784599" calcext:value-type="float">
            <text:p>0.784599</text:p>
          </table:table-cell>
          <table:table-cell office:value-type="float" office:value="0.134095" calcext:value-type="float">
            <text:p>0.134095</text:p>
          </table:table-cell>
          <table:table-cell office:value-type="float" office:value="0.11454" calcext:value-type="float">
            <text:p>0.11454</text:p>
          </table:table-cell>
          <table:table-cell office:value-type="float" office:value="9.117393" calcext:value-type="float">
            <text:p>9.117393</text:p>
          </table:table-cell>
          <table:table-cell office:value-type="float" office:value="3.048094" calcext:value-type="float">
            <text:p>3.048094</text:p>
          </table:table-cell>
          <table:table-cell office:value-type="float" office:value="0.292986" calcext:value-type="float">
            <text:p>0.292986</text:p>
          </table:table-cell>
          <table:table-cell office:value-type="float" office:value="0.256667" calcext:value-type="float">
            <text:p>0.256667</text:p>
          </table:table-cell>
          <table:table-cell office:value-type="float" office:value="36.621896" calcext:value-type="float">
            <text:p>36.621896</text:p>
          </table:table-cell>
          <table:table-cell office:value-type="float" office:value="12.849026" calcext:value-type="float">
            <text:p>12.849026</text:p>
          </table:table-cell>
          <table:table-cell office:value-type="float" office:value="0.631088" calcext:value-type="float">
            <text:p>0.631088</text:p>
          </table:table-cell>
          <table:table-cell office:value-type="float" office:value="0.556776" calcext:value-type="float">
            <text:p>0.556776</text:p>
          </table:table-cell>
          <table:table-cell office:value-type="float" office:value="226.674974" calcext:value-type="float">
            <text:p>226.674974</text:p>
          </table:table-cell>
          <table:table-cell office:value-type="float" office:value="80.685912" calcext:value-type="float">
            <text:p>80.685912</text:p>
          </table:table-cell>
          <table:table-cell office:value-type="float" office:value="1.731372" calcext:value-type="float">
            <text:p>1.731372</text:p>
          </table:table-cell>
          <table:table-cell office:value-type="float" office:value="1.537911" calcext:value-type="float">
            <text:p>1.537911</text:p>
          </table:table-cell>
          <table:table-cell office:value-type="float" office:value="916.137081" calcext:value-type="float">
            <text:p>916.137081</text:p>
          </table:table-cell>
          <table:table-cell office:value-type="float" office:value="323.217502" calcext:value-type="float">
            <text:p>323.217502</text:p>
          </table:table-cell>
          <table:table-cell office:value-type="float" office:value="3.658092" calcext:value-type="float">
            <text:p>3.658092</text:p>
          </table:table-cell>
          <table:table-cell office:value-type="float" office:value="3.272567" calcext:value-type="float">
            <text:p>3.272567</text:p>
          </table:table-cell>
          <table:table-cell table:number-columns-repeated="1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398935" calcext:value-type="float">
            <text:p>0.398935</text:p>
          </table:table-cell>
          <table:table-cell office:value-type="float" office:value="0.130324" calcext:value-type="float">
            <text:p>0.130324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31499" calcext:value-type="float">
            <text:p>0.031499</text:p>
          </table:table-cell>
          <table:table-cell office:value-type="float" office:value="2.384599" calcext:value-type="float">
            <text:p>2.384599</text:p>
          </table:table-cell>
          <table:table-cell office:value-type="float" office:value="0.770911" calcext:value-type="float">
            <text:p>0.770911</text:p>
          </table:table-cell>
          <table:table-cell office:value-type="float" office:value="0.13221" calcext:value-type="float">
            <text:p>0.13221</text:p>
          </table:table-cell>
          <table:table-cell office:value-type="float" office:value="0.109302" calcext:value-type="float">
            <text:p>0.109302</text:p>
          </table:table-cell>
          <table:table-cell office:value-type="float" office:value="9.162371" calcext:value-type="float">
            <text:p>9.162371</text:p>
          </table:table-cell>
          <table:table-cell office:value-type="float" office:value="3.058709" calcext:value-type="float">
            <text:p>3.058709</text:p>
          </table:table-cell>
          <table:table-cell office:value-type="float" office:value="0.296686" calcext:value-type="float">
            <text:p>0.296686</text:p>
          </table:table-cell>
          <table:table-cell office:value-type="float" office:value="0.262046" calcext:value-type="float">
            <text:p>0.262046</text:p>
          </table:table-cell>
          <table:table-cell office:value-type="float" office:value="36.406715" calcext:value-type="float">
            <text:p>36.406715</text:p>
          </table:table-cell>
          <table:table-cell office:value-type="float" office:value="12.535997" calcext:value-type="float">
            <text:p>12.535997</text:p>
          </table:table-cell>
          <table:table-cell office:value-type="float" office:value="0.655882" calcext:value-type="float">
            <text:p>0.655882</text:p>
          </table:table-cell>
          <table:table-cell office:value-type="float" office:value="0.558034" calcext:value-type="float">
            <text:p>0.558034</text:p>
          </table:table-cell>
          <table:table-cell office:value-type="float" office:value="228.212047" calcext:value-type="float">
            <text:p>228.212047</text:p>
          </table:table-cell>
          <table:table-cell office:value-type="float" office:value="80.383987" calcext:value-type="float">
            <text:p>80.383987</text:p>
          </table:table-cell>
          <table:table-cell office:value-type="float" office:value="1.692261" calcext:value-type="float">
            <text:p>1.692261</text:p>
          </table:table-cell>
          <table:table-cell office:value-type="float" office:value="1.603143" calcext:value-type="float">
            <text:p>1.603143</text:p>
          </table:table-cell>
          <table:table-cell office:value-type="float" office:value="910.165697" calcext:value-type="float">
            <text:p>910.165697</text:p>
          </table:table-cell>
          <table:table-cell office:value-type="float" office:value="324.026756" calcext:value-type="float">
            <text:p>324.026756</text:p>
          </table:table-cell>
          <table:table-cell office:value-type="float" office:value="3.651388" calcext:value-type="float">
            <text:p>3.651388</text:p>
          </table:table-cell>
          <table:table-cell office:value-type="float" office:value="3.287722" calcext:value-type="float">
            <text:p>3.287722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7124" calcext:value-type="float">
            <text:p>0.007124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0.40543" calcext:value-type="float">
            <text:p>0.40543</text:p>
          </table:table-cell>
          <table:table-cell office:value-type="float" office:value="0.129626" calcext:value-type="float">
            <text:p>0.129626</text:p>
          </table:table-cell>
          <table:table-cell office:value-type="float" office:value="0.049728" calcext:value-type="float">
            <text:p>0.049728</text:p>
          </table:table-cell>
          <table:table-cell office:value-type="float" office:value="0.04428" calcext:value-type="float">
            <text:p>0.04428</text:p>
          </table:table-cell>
          <table:table-cell office:value-type="float" office:value="2.679261" calcext:value-type="float">
            <text:p>2.679261</text:p>
          </table:table-cell>
          <table:table-cell office:value-type="float" office:value="0.76686" calcext:value-type="float">
            <text:p>0.76686</text:p>
          </table:table-cell>
          <table:table-cell office:value-type="float" office:value="0.145829" calcext:value-type="float">
            <text:p>0.145829</text:p>
          </table:table-cell>
          <table:table-cell office:value-type="float" office:value="0.131791" calcext:value-type="float">
            <text:p>0.131791</text:p>
          </table:table-cell>
          <table:table-cell office:value-type="float" office:value="9.216079" calcext:value-type="float">
            <text:p>9.216079</text:p>
          </table:table-cell>
          <table:table-cell office:value-type="float" office:value="3.075472" calcext:value-type="float">
            <text:p>3.075472</text:p>
          </table:table-cell>
          <table:table-cell office:value-type="float" office:value="0.296338" calcext:value-type="float">
            <text:p>0.296338</text:p>
          </table:table-cell>
          <table:table-cell office:value-type="float" office:value="0.263443" calcext:value-type="float">
            <text:p>0.263443</text:p>
          </table:table-cell>
          <table:table-cell office:value-type="float" office:value="38.613428" calcext:value-type="float">
            <text:p>38.613428</text:p>
          </table:table-cell>
          <table:table-cell office:value-type="float" office:value="12.765985" calcext:value-type="float">
            <text:p>12.765985</text:p>
          </table:table-cell>
          <table:table-cell office:value-type="float" office:value="0.644917" calcext:value-type="float">
            <text:p>0.644917</text:p>
          </table:table-cell>
          <table:table-cell office:value-type="float" office:value="0.548117" calcext:value-type="float">
            <text:p>0.548117</text:p>
          </table:table-cell>
          <table:table-cell office:value-type="float" office:value="233.150682" calcext:value-type="float">
            <text:p>233.150682</text:p>
          </table:table-cell>
          <table:table-cell office:value-type="float" office:value="81.669281" calcext:value-type="float">
            <text:p>81.669281</text:p>
          </table:table-cell>
          <table:table-cell office:value-type="float" office:value="1.702946" calcext:value-type="float">
            <text:p>1.702946</text:p>
          </table:table-cell>
          <table:table-cell office:value-type="float" office:value="1.557676" calcext:value-type="float">
            <text:p>1.557676</text:p>
          </table:table-cell>
          <table:table-cell office:value-type="float" office:value="965.755109" calcext:value-type="float">
            <text:p>965.755109</text:p>
          </table:table-cell>
          <table:table-cell office:value-type="float" office:value="339.021254" calcext:value-type="float">
            <text:p>339.021254</text:p>
          </table:table-cell>
          <table:table-cell office:value-type="float" office:value="3.632879" calcext:value-type="float">
            <text:p>3.632879</text:p>
          </table:table-cell>
          <table:table-cell office:value-type="float" office:value="3.339545" calcext:value-type="float">
            <text:p>3.339545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06774" calcext:value-type="float">
            <text:p>0.00677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405431" calcext:value-type="float">
            <text:p>0.405431</text:p>
          </table:table-cell>
          <table:table-cell office:value-type="float" office:value="0.133607" calcext:value-type="float">
            <text:p>0.133607</text:p>
          </table:table-cell>
          <table:table-cell office:value-type="float" office:value="0.045677" calcext:value-type="float">
            <text:p>0.045677</text:p>
          </table:table-cell>
          <table:table-cell office:value-type="float" office:value="0.039601" calcext:value-type="float">
            <text:p>0.039601</text:p>
          </table:table-cell>
          <table:table-cell office:value-type="float" office:value="2.61354" calcext:value-type="float">
            <text:p>2.61354</text:p>
          </table:table-cell>
          <table:table-cell office:value-type="float" office:value="0.786486" calcext:value-type="float">
            <text:p>0.786486</text:p>
          </table:table-cell>
          <table:table-cell office:value-type="float" office:value="0.134096" calcext:value-type="float">
            <text:p>0.134096</text:p>
          </table:table-cell>
          <table:table-cell office:value-type="float" office:value="0.122083" calcext:value-type="float">
            <text:p>0.122083</text:p>
          </table:table-cell>
          <table:table-cell office:value-type="float" office:value="9.304917" calcext:value-type="float">
            <text:p>9.304917</text:p>
          </table:table-cell>
          <table:table-cell office:value-type="float" office:value="3.058989" calcext:value-type="float">
            <text:p>3.058989</text:p>
          </table:table-cell>
          <table:table-cell office:value-type="float" office:value="0.294731" calcext:value-type="float">
            <text:p>0.294731</text:p>
          </table:table-cell>
          <table:table-cell office:value-type="float" office:value="0.259532" calcext:value-type="float">
            <text:p>0.259532</text:p>
          </table:table-cell>
          <table:table-cell office:value-type="float" office:value="36.806836" calcext:value-type="float">
            <text:p>36.806836</text:p>
          </table:table-cell>
          <table:table-cell office:value-type="float" office:value="12.938145" calcext:value-type="float">
            <text:p>12.938145</text:p>
          </table:table-cell>
          <table:table-cell office:value-type="float" office:value="0.616142" calcext:value-type="float">
            <text:p>0.616142</text:p>
          </table:table-cell>
          <table:table-cell office:value-type="float" office:value="0.565157" calcext:value-type="float">
            <text:p>0.565157</text:p>
          </table:table-cell>
          <table:table-cell office:value-type="float" office:value="224.996892" calcext:value-type="float">
            <text:p>224.996892</text:p>
          </table:table-cell>
          <table:table-cell office:value-type="float" office:value="81.178924" calcext:value-type="float">
            <text:p>81.178924</text:p>
          </table:table-cell>
          <table:table-cell office:value-type="float" office:value="1.720546" calcext:value-type="float">
            <text:p>1.720546</text:p>
          </table:table-cell>
          <table:table-cell office:value-type="float" office:value="1.548177" calcext:value-type="float">
            <text:p>1.548177</text:p>
          </table:table-cell>
          <table:table-cell office:value-type="float" office:value="911.782391" calcext:value-type="float">
            <text:p>911.782391</text:p>
          </table:table-cell>
          <table:table-cell office:value-type="float" office:value="329.239173" calcext:value-type="float">
            <text:p>329.239173</text:p>
          </table:table-cell>
          <table:table-cell office:value-type="float" office:value="3.645312" calcext:value-type="float">
            <text:p>3.645312</text:p>
          </table:table-cell>
          <table:table-cell office:value-type="float" office:value="3.309722" calcext:value-type="float">
            <text:p>3.309722</text:p>
          </table:table-cell>
          <table:table-cell table:number-columns-repeated="1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411856" calcext:value-type="float">
            <text:p>0.411856</text:p>
          </table:table-cell>
          <table:table-cell office:value-type="float" office:value="0.147296" calcext:value-type="float">
            <text:p>0.147296</text:p>
          </table:table-cell>
          <table:table-cell office:value-type="float" office:value="0.043441" calcext:value-type="float">
            <text:p>0.043441</text:p>
          </table:table-cell>
          <table:table-cell office:value-type="float" office:value="0.036737" calcext:value-type="float">
            <text:p>0.036737</text:p>
          </table:table-cell>
          <table:table-cell office:value-type="float" office:value="2.411" calcext:value-type="float">
            <text:p>2.411</text:p>
          </table:table-cell>
          <table:table-cell office:value-type="float" office:value="0.774473" calcext:value-type="float">
            <text:p>0.774473</text:p>
          </table:table-cell>
          <table:table-cell office:value-type="float" office:value="0.135003" calcext:value-type="float">
            <text:p>0.135003</text:p>
          </table:table-cell>
          <table:table-cell office:value-type="float" office:value="0.115658" calcext:value-type="float">
            <text:p>0.115658</text:p>
          </table:table-cell>
          <table:table-cell office:value-type="float" office:value="9.407095" calcext:value-type="float">
            <text:p>9.407095</text:p>
          </table:table-cell>
          <table:table-cell office:value-type="float" office:value="3.061364" calcext:value-type="float">
            <text:p>3.061364</text:p>
          </table:table-cell>
          <table:table-cell office:value-type="float" office:value="0.293125" calcext:value-type="float">
            <text:p>0.293125</text:p>
          </table:table-cell>
          <table:table-cell office:value-type="float" office:value="0.248147" calcext:value-type="float">
            <text:p>0.248147</text:p>
          </table:table-cell>
          <table:table-cell office:value-type="float" office:value="36.511198" calcext:value-type="float">
            <text:p>36.511198</text:p>
          </table:table-cell>
          <table:table-cell office:value-type="float" office:value="12.782258" calcext:value-type="float">
            <text:p>12.782258</text:p>
          </table:table-cell>
          <table:table-cell office:value-type="float" office:value="0.630738" calcext:value-type="float">
            <text:p>0.630738</text:p>
          </table:table-cell>
          <table:table-cell office:value-type="float" office:value="0.568161" calcext:value-type="float">
            <text:p>0.568161</text:p>
          </table:table-cell>
          <table:table-cell office:value-type="float" office:value="226.632162" calcext:value-type="float">
            <text:p>226.632162</text:p>
          </table:table-cell>
          <table:table-cell office:value-type="float" office:value="81.179692" calcext:value-type="float">
            <text:p>81.179692</text:p>
          </table:table-cell>
          <table:table-cell office:value-type="float" office:value="1.823842" calcext:value-type="float">
            <text:p>1.823842</text:p>
          </table:table-cell>
          <table:table-cell office:value-type="float" office:value="1.51207" calcext:value-type="float">
            <text:p>1.51207</text:p>
          </table:table-cell>
          <table:table-cell office:value-type="float" office:value="921.342374" calcext:value-type="float">
            <text:p>921.342374</text:p>
          </table:table-cell>
          <table:table-cell office:value-type="float" office:value="325.514103" calcext:value-type="float">
            <text:p>325.514103</text:p>
          </table:table-cell>
          <table:table-cell office:value-type="float" office:value="3.65474" calcext:value-type="float">
            <text:p>3.65474</text:p>
          </table:table-cell>
          <table:table-cell office:value-type="float" office:value="3.285906" calcext:value-type="float">
            <text:p>3.285906</text:p>
          </table:table-cell>
          <table:table-cell table:number-columns-repeated="1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560478" calcext:value-type="float">
            <text:p>0.560478</text:p>
          </table:table-cell>
          <table:table-cell office:value-type="float" office:value="0.12788" calcext:value-type="float">
            <text:p>0.12788</text:p>
          </table:table-cell>
          <table:table-cell office:value-type="float" office:value="0.040578" calcext:value-type="float">
            <text:p>0.040578</text:p>
          </table:table-cell>
          <table:table-cell office:value-type="float" office:value="0.033803" calcext:value-type="float">
            <text:p>0.033803</text:p>
          </table:table-cell>
          <table:table-cell office:value-type="float" office:value="2.390187" calcext:value-type="float">
            <text:p>2.390187</text:p>
          </table:table-cell>
          <table:table-cell office:value-type="float" office:value="0.774682" calcext:value-type="float">
            <text:p>0.774682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0.113423" calcext:value-type="float">
            <text:p>0.113423</text:p>
          </table:table-cell>
          <table:table-cell office:value-type="float" office:value="9.315813" calcext:value-type="float">
            <text:p>9.315813</text:p>
          </table:table-cell>
          <table:table-cell office:value-type="float" office:value="3.059408" calcext:value-type="float">
            <text:p>3.059408</text:p>
          </table:table-cell>
          <table:table-cell office:value-type="float" office:value="0.291518" calcext:value-type="float">
            <text:p>0.291518</text:p>
          </table:table-cell>
          <table:table-cell office:value-type="float" office:value="0.24654" calcext:value-type="float">
            <text:p>0.24654</text:p>
          </table:table-cell>
          <table:table-cell office:value-type="float" office:value="36.381571" calcext:value-type="float">
            <text:p>36.381571</text:p>
          </table:table-cell>
          <table:table-cell office:value-type="float" office:value="12.694258" calcext:value-type="float">
            <text:p>12.694258</text:p>
          </table:table-cell>
          <table:table-cell office:value-type="float" office:value="0.638701" calcext:value-type="float">
            <text:p>0.638701</text:p>
          </table:table-cell>
          <table:table-cell office:value-type="float" office:value="0.560827" calcext:value-type="float">
            <text:p>0.560827</text:p>
          </table:table-cell>
          <table:table-cell office:value-type="float" office:value="228.434841" calcext:value-type="float">
            <text:p>228.434841</text:p>
          </table:table-cell>
          <table:table-cell office:value-type="float" office:value="81.236753" calcext:value-type="float">
            <text:p>81.236753</text:p>
          </table:table-cell>
          <table:table-cell office:value-type="float" office:value="1.774953" calcext:value-type="float">
            <text:p>1.774953</text:p>
          </table:table-cell>
          <table:table-cell office:value-type="float" office:value="1.553137" calcext:value-type="float">
            <text:p>1.553137</text:p>
          </table:table-cell>
          <table:table-cell office:value-type="float" office:value="919.526913" calcext:value-type="float">
            <text:p>919.526913</text:p>
          </table:table-cell>
          <table:table-cell office:value-type="float" office:value="329.092436" calcext:value-type="float">
            <text:p>329.092436</text:p>
          </table:table-cell>
          <table:table-cell office:value-type="float" office:value="3.656556" calcext:value-type="float">
            <text:p>3.656556</text:p>
          </table:table-cell>
          <table:table-cell office:value-type="float" office:value="3.279271" calcext:value-type="float">
            <text:p>3.279271</text:p>
          </table:table-cell>
          <table:table-cell table:number-columns-repeated="1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412065" calcext:value-type="float">
            <text:p>0.412065</text:p>
          </table:table-cell>
          <table:table-cell office:value-type="float" office:value="0.12781" calcext:value-type="float">
            <text:p>0.12781</text:p>
          </table:table-cell>
          <table:table-cell office:value-type="float" office:value="0.038972" calcext:value-type="float">
            <text:p>0.038972</text:p>
          </table:table-cell>
          <table:table-cell office:value-type="float" office:value="0.032616" calcext:value-type="float">
            <text:p>0.032616</text:p>
          </table:table-cell>
          <table:table-cell office:value-type="float" office:value="2.389139" calcext:value-type="float">
            <text:p>2.389139</text:p>
          </table:table-cell>
          <table:table-cell office:value-type="float" office:value="0.768326" calcext:value-type="float">
            <text:p>0.768326</text:p>
          </table:table-cell>
          <table:table-cell office:value-type="float" office:value="0.133467" calcext:value-type="float">
            <text:p>0.133467</text:p>
          </table:table-cell>
          <table:table-cell office:value-type="float" office:value="0.120197" calcext:value-type="float">
            <text:p>0.120197</text:p>
          </table:table-cell>
          <table:table-cell office:value-type="float" office:value="9.257634" calcext:value-type="float">
            <text:p>9.257634</text:p>
          </table:table-cell>
          <table:table-cell office:value-type="float" office:value="3.062063" calcext:value-type="float">
            <text:p>3.062063</text:p>
          </table:table-cell>
          <table:table-cell office:value-type="float" office:value="0.290471" calcext:value-type="float">
            <text:p>0.290471</text:p>
          </table:table-cell>
          <table:table-cell office:value-type="float" office:value="0.244725" calcext:value-type="float">
            <text:p>0.244725</text:p>
          </table:table-cell>
          <table:table-cell office:value-type="float" office:value="36.269895" calcext:value-type="float">
            <text:p>36.269895</text:p>
          </table:table-cell>
          <table:table-cell office:value-type="float" office:value="12.676587" calcext:value-type="float">
            <text:p>12.676587</text:p>
          </table:table-cell>
          <table:table-cell office:value-type="float" office:value="0.63018" calcext:value-type="float">
            <text:p>0.63018</text:p>
          </table:table-cell>
          <table:table-cell office:value-type="float" office:value="0.603711" calcext:value-type="float">
            <text:p>0.603711</text:p>
          </table:table-cell>
          <table:table-cell office:value-type="float" office:value="226.34672" calcext:value-type="float">
            <text:p>226.34672</text:p>
          </table:table-cell>
          <table:table-cell office:value-type="float" office:value="81.092879" calcext:value-type="float">
            <text:p>81.092879</text:p>
          </table:table-cell>
          <table:table-cell office:value-type="float" office:value="1.708115" calcext:value-type="float">
            <text:p>1.708115</text:p>
          </table:table-cell>
          <table:table-cell office:value-type="float" office:value="1.550622" calcext:value-type="float">
            <text:p>1.550622</text:p>
          </table:table-cell>
          <table:table-cell office:value-type="float" office:value="902.375224" calcext:value-type="float">
            <text:p>902.375224</text:p>
          </table:table-cell>
          <table:table-cell office:value-type="float" office:value="326.498939" calcext:value-type="float">
            <text:p>326.498939</text:p>
          </table:table-cell>
          <table:table-cell office:value-type="float" office:value="3.599425" calcext:value-type="float">
            <text:p>3.599425</text:p>
          </table:table-cell>
          <table:table-cell office:value-type="float" office:value="3.282135" calcext:value-type="float">
            <text:p>3.282135</text:p>
          </table:table-cell>
          <table:table-cell table:number-columns-repeated="1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6775" calcext:value-type="float">
            <text:p>0.006775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408852" calcext:value-type="float">
            <text:p>0.408852</text:p>
          </table:table-cell>
          <table:table-cell office:value-type="float" office:value="0.125715" calcext:value-type="float">
            <text:p>0.125715</text:p>
          </table:table-cell>
          <table:table-cell office:value-type="float" office:value="0.049797" calcext:value-type="float">
            <text:p>0.049797</text:p>
          </table:table-cell>
          <table:table-cell office:value-type="float" office:value="0.04386" calcext:value-type="float">
            <text:p>0.04386</text:p>
          </table:table-cell>
          <table:table-cell office:value-type="float" office:value="2.387044" calcext:value-type="float">
            <text:p>2.387044</text:p>
          </table:table-cell>
          <table:table-cell office:value-type="float" office:value="0.771749" calcext:value-type="float">
            <text:p>0.771749</text:p>
          </table:table-cell>
          <table:table-cell office:value-type="float" office:value="0.149042" calcext:value-type="float">
            <text:p>0.149042</text:p>
          </table:table-cell>
          <table:table-cell office:value-type="float" office:value="0.121594" calcext:value-type="float">
            <text:p>0.121594</text:p>
          </table:table-cell>
          <table:table-cell office:value-type="float" office:value="9.275095" calcext:value-type="float">
            <text:p>9.275095</text:p>
          </table:table-cell>
          <table:table-cell office:value-type="float" office:value="3.118425" calcext:value-type="float">
            <text:p>3.118425</text:p>
          </table:table-cell>
          <table:table-cell office:value-type="float" office:value="0.294243" calcext:value-type="float">
            <text:p>0.294243</text:p>
          </table:table-cell>
          <table:table-cell office:value-type="float" office:value="0.262813" calcext:value-type="float">
            <text:p>0.262813</text:p>
          </table:table-cell>
          <table:table-cell office:value-type="float" office:value="37.037873" calcext:value-type="float">
            <text:p>37.037873</text:p>
          </table:table-cell>
          <table:table-cell office:value-type="float" office:value="13.046189" calcext:value-type="float">
            <text:p>13.046189</text:p>
          </table:table-cell>
          <table:table-cell office:value-type="float" office:value="0.633044" calcext:value-type="float">
            <text:p>0.633044</text:p>
          </table:table-cell>
          <table:table-cell office:value-type="float" office:value="0.627037" calcext:value-type="float">
            <text:p>0.627037</text:p>
          </table:table-cell>
          <table:table-cell office:value-type="float" office:value="230.375599" calcext:value-type="float">
            <text:p>230.375599</text:p>
          </table:table-cell>
          <table:table-cell office:value-type="float" office:value="80.81903" calcext:value-type="float">
            <text:p>80.81903</text:p>
          </table:table-cell>
          <table:table-cell office:value-type="float" office:value="1.736611" calcext:value-type="float">
            <text:p>1.736611</text:p>
          </table:table-cell>
          <table:table-cell office:value-type="float" office:value="1.573949" calcext:value-type="float">
            <text:p>1.573949</text:p>
          </table:table-cell>
          <table:table-cell office:value-type="float" office:value="940.035189" calcext:value-type="float">
            <text:p>940.035189</text:p>
          </table:table-cell>
          <table:table-cell office:value-type="float" office:value="327.377825" calcext:value-type="float">
            <text:p>327.377825</text:p>
          </table:table-cell>
          <table:table-cell office:value-type="float" office:value="3.618212" calcext:value-type="float">
            <text:p>3.618212</text:p>
          </table:table-cell>
          <table:table-cell office:value-type="float" office:value="3.343735" calcext:value-type="float">
            <text:p>3.343735</text:p>
          </table:table-cell>
          <table:table-cell table:number-columns-repeated="1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06635" calcext:value-type="float">
            <text:p>0.006635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406198" calcext:value-type="float">
            <text:p>0.406198</text:p>
          </table:table-cell>
          <table:table-cell office:value-type="float" office:value="0.126413" calcext:value-type="float">
            <text:p>0.126413</text:p>
          </table:table-cell>
          <table:table-cell office:value-type="float" office:value="0.046864" calcext:value-type="float">
            <text:p>0.046864</text:p>
          </table:table-cell>
          <table:table-cell office:value-type="float" office:value="0.0396" calcext:value-type="float">
            <text:p>0.0396</text:p>
          </table:table-cell>
          <table:table-cell office:value-type="float" office:value="2.390955" calcext:value-type="float">
            <text:p>2.390955</text:p>
          </table:table-cell>
          <table:table-cell office:value-type="float" office:value="0.77147" calcext:value-type="float">
            <text:p>0.77147</text:p>
          </table:table-cell>
          <table:table-cell office:value-type="float" office:value="0.137169" calcext:value-type="float">
            <text:p>0.137169</text:p>
          </table:table-cell>
          <table:table-cell office:value-type="float" office:value="0.118102" calcext:value-type="float">
            <text:p>0.118102</text:p>
          </table:table-cell>
          <table:table-cell office:value-type="float" office:value="9.376156" calcext:value-type="float">
            <text:p>9.376156</text:p>
          </table:table-cell>
          <table:table-cell office:value-type="float" office:value="3.083155" calcext:value-type="float">
            <text:p>3.083155</text:p>
          </table:table-cell>
          <table:table-cell office:value-type="float" office:value="0.287607" calcext:value-type="float">
            <text:p>0.287607</text:p>
          </table:table-cell>
          <table:table-cell office:value-type="float" office:value="0.25101" calcext:value-type="float">
            <text:p>0.25101</text:p>
          </table:table-cell>
          <table:table-cell office:value-type="float" office:value="36.562532" calcext:value-type="float">
            <text:p>36.562532</text:p>
          </table:table-cell>
          <table:table-cell office:value-type="float" office:value="13.075453" calcext:value-type="float">
            <text:p>13.075453</text:p>
          </table:table-cell>
          <table:table-cell office:value-type="float" office:value="0.625781" calcext:value-type="float">
            <text:p>0.625781</text:p>
          </table:table-cell>
          <table:table-cell office:value-type="float" office:value="0.563342" calcext:value-type="float">
            <text:p>0.563342</text:p>
          </table:table-cell>
          <table:table-cell office:value-type="float" office:value="226.250827" calcext:value-type="float">
            <text:p>226.250827</text:p>
          </table:table-cell>
          <table:table-cell office:value-type="float" office:value="80.442794" calcext:value-type="float">
            <text:p>80.442794</text:p>
          </table:table-cell>
          <table:table-cell office:value-type="float" office:value="1.722642" calcext:value-type="float">
            <text:p>1.722642</text:p>
          </table:table-cell>
          <table:table-cell office:value-type="float" office:value="1.515073" calcext:value-type="float">
            <text:p>1.515073</text:p>
          </table:table-cell>
          <table:table-cell office:value-type="float" office:value="908.322374" calcext:value-type="float">
            <text:p>908.322374</text:p>
          </table:table-cell>
          <table:table-cell office:value-type="float" office:value="324.342441" calcext:value-type="float">
            <text:p>324.342441</text:p>
          </table:table-cell>
          <table:table-cell office:value-type="float" office:value="3.668918" calcext:value-type="float">
            <text:p>3.668918</text:p>
          </table:table-cell>
          <table:table-cell office:value-type="float" office:value="3.342827" calcext:value-type="float">
            <text:p>3.342827</text:p>
          </table:table-cell>
          <table:table-cell table:number-columns-repeated="1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235" calcext:value-type="float">
            <text:p>0.002235</text:p>
          </table:table-cell>
          <table:table-cell office:value-type="float" office:value="0.497691" calcext:value-type="float">
            <text:p>0.497691</text:p>
          </table:table-cell>
          <table:table-cell office:value-type="float" office:value="0.125435" calcext:value-type="float">
            <text:p>0.125435</text:p>
          </table:table-cell>
          <table:table-cell office:value-type="float" office:value="0.04386" calcext:value-type="float">
            <text:p>0.04386</text:p>
          </table:table-cell>
          <table:table-cell office:value-type="float" office:value="0.036667" calcext:value-type="float">
            <text:p>0.036667</text:p>
          </table:table-cell>
          <table:table-cell office:value-type="float" office:value="2.678702" calcext:value-type="float">
            <text:p>2.678702</text:p>
          </table:table-cell>
          <table:table-cell office:value-type="float" office:value="0.771609" calcext:value-type="float">
            <text:p>0.771609</text:p>
          </table:table-cell>
          <table:table-cell office:value-type="float" office:value="0.134584" calcext:value-type="float">
            <text:p>0.134584</text:p>
          </table:table-cell>
          <table:table-cell office:value-type="float" office:value="0.115937" calcext:value-type="float">
            <text:p>0.115937</text:p>
          </table:table-cell>
          <table:table-cell office:value-type="float" office:value="9.349546" calcext:value-type="float">
            <text:p>9.349546</text:p>
          </table:table-cell>
          <table:table-cell office:value-type="float" office:value="3.090488" calcext:value-type="float">
            <text:p>3.090488</text:p>
          </table:table-cell>
          <table:table-cell office:value-type="float" office:value="0.281881" calcext:value-type="float">
            <text:p>0.281881</text:p>
          </table:table-cell>
          <table:table-cell office:value-type="float" office:value="0.249334" calcext:value-type="float">
            <text:p>0.249334</text:p>
          </table:table-cell>
          <table:table-cell office:value-type="float" office:value="36.273736" calcext:value-type="float">
            <text:p>36.273736</text:p>
          </table:table-cell>
          <table:table-cell office:value-type="float" office:value="12.820601" calcext:value-type="float">
            <text:p>12.820601</text:p>
          </table:table-cell>
          <table:table-cell office:value-type="float" office:value="0.6614" calcext:value-type="float">
            <text:p>0.6614</text:p>
          </table:table-cell>
          <table:table-cell office:value-type="float" office:value="0.570535" calcext:value-type="float">
            <text:p>0.570535</text:p>
          </table:table-cell>
          <table:table-cell office:value-type="float" office:value="225.260614" calcext:value-type="float">
            <text:p>225.260614</text:p>
          </table:table-cell>
          <table:table-cell office:value-type="float" office:value="81.239546" calcext:value-type="float">
            <text:p>81.239546</text:p>
          </table:table-cell>
          <table:table-cell office:value-type="float" office:value="1.732071" calcext:value-type="float">
            <text:p>1.732071</text:p>
          </table:table-cell>
          <table:table-cell office:value-type="float" office:value="1.531276" calcext:value-type="float">
            <text:p>1.531276</text:p>
          </table:table-cell>
          <table:table-cell office:value-type="float" office:value="950.243583" calcext:value-type="float">
            <text:p>950.243583</text:p>
          </table:table-cell>
          <table:table-cell office:value-type="float" office:value="328.577703" calcext:value-type="float">
            <text:p>328.577703</text:p>
          </table:table-cell>
          <table:table-cell office:value-type="float" office:value="3.658721" calcext:value-type="float">
            <text:p>3.658721</text:p>
          </table:table-cell>
          <table:table-cell office:value-type="float" office:value="3.285906" calcext:value-type="float">
            <text:p>3.285906</text:p>
          </table:table-cell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3894" calcext:value-type="float">
            <text:p>0.403894</text:p>
          </table:table-cell>
          <table:table-cell office:value-type="float" office:value="0.125435" calcext:value-type="float">
            <text:p>0.125435</text:p>
          </table:table-cell>
          <table:table-cell office:value-type="float" office:value="0.042114" calcext:value-type="float">
            <text:p>0.042114</text:p>
          </table:table-cell>
          <table:table-cell office:value-type="float" office:value="0.033803" calcext:value-type="float">
            <text:p>0.033803</text:p>
          </table:table-cell>
          <table:table-cell office:value-type="float" office:value="2.583997" calcext:value-type="float">
            <text:p>2.583997</text:p>
          </table:table-cell>
          <table:table-cell office:value-type="float" office:value="0.783343" calcext:value-type="float">
            <text:p>0.783343</text:p>
          </table:table-cell>
          <table:table-cell office:value-type="float" office:value="0.133537" calcext:value-type="float">
            <text:p>0.133537</text:p>
          </table:table-cell>
          <table:table-cell office:value-type="float" office:value="0.115239" calcext:value-type="float">
            <text:p>0.115239</text:p>
          </table:table-cell>
          <table:table-cell office:value-type="float" office:value="9.317349" calcext:value-type="float">
            <text:p>9.317349</text:p>
          </table:table-cell>
          <table:table-cell office:value-type="float" office:value="3.090697" calcext:value-type="float">
            <text:p>3.090697</text:p>
          </table:table-cell>
          <table:table-cell office:value-type="float" office:value="0.289633" calcext:value-type="float">
            <text:p>0.289633</text:p>
          </table:table-cell>
          <table:table-cell office:value-type="float" office:value="0.255271" calcext:value-type="float">
            <text:p>0.255271</text:p>
          </table:table-cell>
          <table:table-cell office:value-type="float" office:value="36.259069" calcext:value-type="float">
            <text:p>36.259069</text:p>
          </table:table-cell>
          <table:table-cell office:value-type="float" office:value="12.676379" calcext:value-type="float">
            <text:p>12.676379</text:p>
          </table:table-cell>
          <table:table-cell office:value-type="float" office:value="0.61237" calcext:value-type="float">
            <text:p>0.61237</text:p>
          </table:table-cell>
          <table:table-cell office:value-type="float" office:value="0.56872" calcext:value-type="float">
            <text:p>0.56872</text:p>
          </table:table-cell>
          <table:table-cell office:value-type="float" office:value="229.563342" calcext:value-type="float">
            <text:p>229.563342</text:p>
          </table:table-cell>
          <table:table-cell office:value-type="float" office:value="80.410877" calcext:value-type="float">
            <text:p>80.410877</text:p>
          </table:table-cell>
          <table:table-cell office:value-type="float" office:value="1.724947" calcext:value-type="float">
            <text:p>1.724947</text:p>
          </table:table-cell>
          <table:table-cell office:value-type="float" office:value="1.635479" calcext:value-type="float">
            <text:p>1.635479</text:p>
          </table:table-cell>
          <table:table-cell office:value-type="float" office:value="938.674468" calcext:value-type="float">
            <text:p>938.674468</text:p>
          </table:table-cell>
          <table:table-cell office:value-type="float" office:value="325.699812" calcext:value-type="float">
            <text:p>325.699812</text:p>
          </table:table-cell>
          <table:table-cell office:value-type="float" office:value="3.622193" calcext:value-type="float">
            <text:p>3.622193</text:p>
          </table:table-cell>
          <table:table-cell office:value-type="float" office:value="3.276338" calcext:value-type="float">
            <text:p>3.276338</text:p>
          </table:table-cell>
          <table:table-cell table:number-columns-repeated="1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003353" calcext:value-type="float">
            <text:p>0.003353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89939" calcext:value-type="float">
            <text:p>0.489939</text:p>
          </table:table-cell>
          <table:table-cell office:value-type="float" office:value="0.125924" calcext:value-type="float">
            <text:p>0.125924</text:p>
          </table:table-cell>
          <table:table-cell office:value-type="float" office:value="0.03946" calcext:value-type="float">
            <text:p>0.03946</text:p>
          </table:table-cell>
          <table:table-cell office:value-type="float" office:value="0.031498" calcext:value-type="float">
            <text:p>0.031498</text:p>
          </table:table-cell>
          <table:table-cell office:value-type="float" office:value="2.411419" calcext:value-type="float">
            <text:p>2.411419</text:p>
          </table:table-cell>
          <table:table-cell office:value-type="float" office:value="0.770841" calcext:value-type="float">
            <text:p>0.770841</text:p>
          </table:table-cell>
          <table:table-cell office:value-type="float" office:value="0.133188" calcext:value-type="float">
            <text:p>0.133188</text:p>
          </table:table-cell>
          <table:table-cell office:value-type="float" office:value="0.112724" calcext:value-type="float">
            <text:p>0.112724</text:p>
          </table:table-cell>
          <table:table-cell office:value-type="float" office:value="9.252327" calcext:value-type="float">
            <text:p>9.252327</text:p>
          </table:table-cell>
          <table:table-cell office:value-type="float" office:value="3.095726" calcext:value-type="float">
            <text:p>3.095726</text:p>
          </table:table-cell>
          <table:table-cell office:value-type="float" office:value="0.290681" calcext:value-type="float">
            <text:p>0.290681</text:p>
          </table:table-cell>
          <table:table-cell office:value-type="float" office:value="0.247658" calcext:value-type="float">
            <text:p>0.247658</text:p>
          </table:table-cell>
          <table:table-cell office:value-type="float" office:value="36.340225" calcext:value-type="float">
            <text:p>36.340225</text:p>
          </table:table-cell>
          <table:table-cell office:value-type="float" office:value="13.0369" calcext:value-type="float">
            <text:p>13.0369</text:p>
          </table:table-cell>
          <table:table-cell office:value-type="float" office:value="0.615304" calcext:value-type="float">
            <text:p>0.615304</text:p>
          </table:table-cell>
          <table:table-cell office:value-type="float" office:value="0.558942" calcext:value-type="float">
            <text:p>0.558942</text:p>
          </table:table-cell>
          <table:table-cell office:value-type="float" office:value="225.269763" calcext:value-type="float">
            <text:p>225.269763</text:p>
          </table:table-cell>
          <table:table-cell office:value-type="float" office:value="80.636254" calcext:value-type="float">
            <text:p>80.636254</text:p>
          </table:table-cell>
          <table:table-cell office:value-type="float" office:value="2.066332" calcext:value-type="float">
            <text:p>2.066332</text:p>
          </table:table-cell>
          <table:table-cell office:value-type="float" office:value="1.815321" calcext:value-type="float">
            <text:p>1.815321</text:p>
          </table:table-cell>
          <table:table-cell office:value-type="float" office:value="920.515454" calcext:value-type="float">
            <text:p>920.515454</text:p>
          </table:table-cell>
          <table:table-cell office:value-type="float" office:value="324.82784" calcext:value-type="float">
            <text:p>324.82784</text:p>
          </table:table-cell>
          <table:table-cell office:value-type="float" office:value="3.65446" calcext:value-type="float">
            <text:p>3.65446</text:p>
          </table:table-cell>
          <table:table-cell office:value-type="float" office:value="3.298687" calcext:value-type="float">
            <text:p>3.298687</text:p>
          </table:table-cell>
          <table:table-cell table:number-columns-repeated="1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7962" calcext:value-type="float">
            <text:p>0.007962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417442" calcext:value-type="float">
            <text:p>0.417442</text:p>
          </table:table-cell>
          <table:table-cell office:value-type="float" office:value="0.126343" calcext:value-type="float">
            <text:p>0.126343</text:p>
          </table:table-cell>
          <table:table-cell office:value-type="float" office:value="0.050984" calcext:value-type="float">
            <text:p>0.050984</text:p>
          </table:table-cell>
          <table:table-cell office:value-type="float" office:value="0.044628" calcext:value-type="float">
            <text:p>0.044628</text:p>
          </table:table-cell>
          <table:table-cell office:value-type="float" office:value="2.385997" calcext:value-type="float">
            <text:p>2.385997</text:p>
          </table:table-cell>
          <table:table-cell office:value-type="float" office:value="0.760574" calcext:value-type="float">
            <text:p>0.760574</text:p>
          </table:table-cell>
          <table:table-cell office:value-type="float" office:value="0.148832" calcext:value-type="float">
            <text:p>0.148832</text:p>
          </table:table-cell>
          <table:table-cell office:value-type="float" office:value="0.121874" calcext:value-type="float">
            <text:p>0.121874</text:p>
          </table:table-cell>
          <table:table-cell office:value-type="float" office:value="9.298282" calcext:value-type="float">
            <text:p>9.298282</text:p>
          </table:table-cell>
          <table:table-cell office:value-type="float" office:value="3.127713" calcext:value-type="float">
            <text:p>3.127713</text:p>
          </table:table-cell>
          <table:table-cell office:value-type="float" office:value="0.305905" calcext:value-type="float">
            <text:p>0.305905</text:p>
          </table:table-cell>
          <table:table-cell office:value-type="float" office:value="0.262464" calcext:value-type="float">
            <text:p>0.262464</text:p>
          </table:table-cell>
          <table:table-cell office:value-type="float" office:value="38.032696" calcext:value-type="float">
            <text:p>38.032696</text:p>
          </table:table-cell>
          <table:table-cell office:value-type="float" office:value="13.124272" calcext:value-type="float">
            <text:p>13.124272</text:p>
          </table:table-cell>
          <table:table-cell office:value-type="float" office:value="0.791653" calcext:value-type="float">
            <text:p>0.791653</text:p>
          </table:table-cell>
          <table:table-cell office:value-type="float" office:value="0.567183" calcext:value-type="float">
            <text:p>0.567183</text:p>
          </table:table-cell>
          <table:table-cell office:value-type="float" office:value="231.34486" calcext:value-type="float">
            <text:p>231.34486</text:p>
          </table:table-cell>
          <table:table-cell office:value-type="float" office:value="81.193381" calcext:value-type="float">
            <text:p>81.193381</text:p>
          </table:table-cell>
          <table:table-cell office:value-type="float" office:value="1.703366" calcext:value-type="float">
            <text:p>1.703366</text:p>
          </table:table-cell>
          <table:table-cell office:value-type="float" office:value="1.550762" calcext:value-type="float">
            <text:p>1.550762</text:p>
          </table:table-cell>
          <table:table-cell office:value-type="float" office:value="927.944501" calcext:value-type="float">
            <text:p>927.944501</text:p>
          </table:table-cell>
          <table:table-cell office:value-type="float" office:value="325.095682" calcext:value-type="float">
            <text:p>325.095682</text:p>
          </table:table-cell>
          <table:table-cell office:value-type="float" office:value="3.666682" calcext:value-type="float">
            <text:p>3.666682</text:p>
          </table:table-cell>
          <table:table-cell office:value-type="float" office:value="3.349113" calcext:value-type="float">
            <text:p>3.349113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06705" calcext:value-type="float">
            <text:p>0.006705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403335" calcext:value-type="float">
            <text:p>0.403335</text:p>
          </table:table-cell>
          <table:table-cell office:value-type="float" office:value="0.125924" calcext:value-type="float">
            <text:p>0.125924</text:p>
          </table:table-cell>
          <table:table-cell office:value-type="float" office:value="0.047563" calcext:value-type="float">
            <text:p>0.047563</text:p>
          </table:table-cell>
          <table:table-cell office:value-type="float" office:value="0.039041" calcext:value-type="float">
            <text:p>0.039041</text:p>
          </table:table-cell>
          <table:table-cell office:value-type="float" office:value="2.37552" calcext:value-type="float">
            <text:p>2.37552</text:p>
          </table:table-cell>
          <table:table-cell office:value-type="float" office:value="0.782575" calcext:value-type="float">
            <text:p>0.782575</text:p>
          </table:table-cell>
          <table:table-cell office:value-type="float" office:value="0.143245" calcext:value-type="float">
            <text:p>0.143245</text:p>
          </table:table-cell>
          <table:table-cell office:value-type="float" office:value="0.218813" calcext:value-type="float">
            <text:p>0.218813</text:p>
          </table:table-cell>
          <table:table-cell office:value-type="float" office:value="9.285851" calcext:value-type="float">
            <text:p>9.285851</text:p>
          </table:table-cell>
          <table:table-cell office:value-type="float" office:value="3.130297" calcext:value-type="float">
            <text:p>3.130297</text:p>
          </table:table-cell>
          <table:table-cell office:value-type="float" office:value="0.293264" calcext:value-type="float">
            <text:p>0.293264</text:p>
          </table:table-cell>
          <table:table-cell office:value-type="float" office:value="0.250592" calcext:value-type="float">
            <text:p>0.250592</text:p>
          </table:table-cell>
          <table:table-cell office:value-type="float" office:value="36.988285" calcext:value-type="float">
            <text:p>36.988285</text:p>
          </table:table-cell>
          <table:table-cell office:value-type="float" office:value="14.648633" calcext:value-type="float">
            <text:p>14.648633</text:p>
          </table:table-cell>
          <table:table-cell office:value-type="float" office:value="0.640027" calcext:value-type="float">
            <text:p>0.640027</text:p>
          </table:table-cell>
          <table:table-cell office:value-type="float" office:value="0.562714" calcext:value-type="float">
            <text:p>0.562714</text:p>
          </table:table-cell>
          <table:table-cell office:value-type="float" office:value="225.268577" calcext:value-type="float">
            <text:p>225.268577</text:p>
          </table:table-cell>
          <table:table-cell office:value-type="float" office:value="80.769652" calcext:value-type="float">
            <text:p>80.769652</text:p>
          </table:table-cell>
          <table:table-cell office:value-type="float" office:value="1.687163" calcext:value-type="float">
            <text:p>1.687163</text:p>
          </table:table-cell>
          <table:table-cell office:value-type="float" office:value="1.548526" calcext:value-type="float">
            <text:p>1.548526</text:p>
          </table:table-cell>
          <table:table-cell office:value-type="float" office:value="911.800556" calcext:value-type="float">
            <text:p>911.800556</text:p>
          </table:table-cell>
          <table:table-cell office:value-type="float" office:value="323.344614" calcext:value-type="float">
            <text:p>323.344614</text:p>
          </table:table-cell>
          <table:table-cell office:value-type="float" office:value="3.670524" calcext:value-type="float">
            <text:p>3.670524</text:p>
          </table:table-cell>
          <table:table-cell office:value-type="float" office:value="3.338358" calcext:value-type="float">
            <text:p>3.338358</text:p>
          </table:table-cell>
          <table:table-cell table:number-columns-repeated="1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05867" calcext:value-type="float">
            <text:p>0.005867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02148" calcext:value-type="float">
            <text:p>0.402148</text:p>
          </table:table-cell>
          <table:table-cell office:value-type="float" office:value="0.125435" calcext:value-type="float">
            <text:p>0.125435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6737" calcext:value-type="float">
            <text:p>0.036737</text:p>
          </table:table-cell>
          <table:table-cell office:value-type="float" office:value="2.372866" calcext:value-type="float">
            <text:p>2.372866</text:p>
          </table:table-cell>
          <table:table-cell office:value-type="float" office:value="0.759876" calcext:value-type="float">
            <text:p>0.759876</text:p>
          </table:table-cell>
          <table:table-cell office:value-type="float" office:value="0.152115" calcext:value-type="float">
            <text:p>0.152115</text:p>
          </table:table-cell>
          <table:table-cell office:value-type="float" office:value="0.138775" calcext:value-type="float">
            <text:p>0.138775</text:p>
          </table:table-cell>
          <table:table-cell office:value-type="float" office:value="9.269926" calcext:value-type="float">
            <text:p>9.269926</text:p>
          </table:table-cell>
          <table:table-cell office:value-type="float" office:value="3.125408" calcext:value-type="float">
            <text:p>3.125408</text:p>
          </table:table-cell>
          <table:table-cell office:value-type="float" office:value="0.290401" calcext:value-type="float">
            <text:p>0.290401</text:p>
          </table:table-cell>
          <table:table-cell office:value-type="float" office:value="0.261905" calcext:value-type="float">
            <text:p>0.261905</text:p>
          </table:table-cell>
          <table:table-cell office:value-type="float" office:value="37.424585" calcext:value-type="float">
            <text:p>37.424585</text:p>
          </table:table-cell>
          <table:table-cell office:value-type="float" office:value="12.774506" calcext:value-type="float">
            <text:p>12.774506</text:p>
          </table:table-cell>
          <table:table-cell office:value-type="float" office:value="0.628993" calcext:value-type="float">
            <text:p>0.628993</text:p>
          </table:table-cell>
          <table:table-cell office:value-type="float" office:value="0.542389" calcext:value-type="float">
            <text:p>0.542389</text:p>
          </table:table-cell>
          <table:table-cell office:value-type="float" office:value="226.587743" calcext:value-type="float">
            <text:p>226.587743</text:p>
          </table:table-cell>
          <table:table-cell office:value-type="float" office:value="80.729913" calcext:value-type="float">
            <text:p>80.729913</text:p>
          </table:table-cell>
          <table:table-cell office:value-type="float" office:value="1.701061" calcext:value-type="float">
            <text:p>1.701061</text:p>
          </table:table-cell>
          <table:table-cell office:value-type="float" office:value="1.492234" calcext:value-type="float">
            <text:p>1.492234</text:p>
          </table:table-cell>
          <table:table-cell office:value-type="float" office:value="916.289064" calcext:value-type="float">
            <text:p>916.289064</text:p>
          </table:table-cell>
          <table:table-cell office:value-type="float" office:value="323.975843" calcext:value-type="float">
            <text:p>323.975843</text:p>
          </table:table-cell>
          <table:table-cell office:value-type="float" office:value="3.693222" calcext:value-type="float">
            <text:p>3.693222</text:p>
          </table:table-cell>
          <table:table-cell office:value-type="float" office:value="3.388503" calcext:value-type="float">
            <text:p>3.388503</text:p>
          </table:table-cell>
          <table:table-cell table:number-columns-repeated="1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05657" calcext:value-type="float">
            <text:p>0.005657</text:p>
          </table:table-cell>
          <table:table-cell table:number-columns-repeated="2" office:value-type="float" office:value="0.002863" calcext:value-type="float">
            <text:p>0.002863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401588" calcext:value-type="float">
            <text:p>0.401588</text:p>
          </table:table-cell>
          <table:table-cell office:value-type="float" office:value="0.125156" calcext:value-type="float">
            <text:p>0.125156</text:p>
          </table:table-cell>
          <table:table-cell office:value-type="float" office:value="0.040438" calcext:value-type="float">
            <text:p>0.040438</text:p>
          </table:table-cell>
          <table:table-cell office:value-type="float" office:value="0.034362" calcext:value-type="float">
            <text:p>0.034362</text:p>
          </table:table-cell>
          <table:table-cell office:value-type="float" office:value="2.382854" calcext:value-type="float">
            <text:p>2.382854</text:p>
          </table:table-cell>
          <table:table-cell office:value-type="float" office:value="0.767838" calcext:value-type="float">
            <text:p>0.767838</text:p>
          </table:table-cell>
          <table:table-cell office:value-type="float" office:value="0.150019" calcext:value-type="float">
            <text:p>0.150019</text:p>
          </table:table-cell>
          <table:table-cell office:value-type="float" office:value="0.143525" calcext:value-type="float">
            <text:p>0.143525</text:p>
          </table:table-cell>
          <table:table-cell office:value-type="float" office:value="9.278168" calcext:value-type="float">
            <text:p>9.278168</text:p>
          </table:table-cell>
          <table:table-cell office:value-type="float" office:value="3.114234" calcext:value-type="float">
            <text:p>3.114234</text:p>
          </table:table-cell>
          <table:table-cell office:value-type="float" office:value="0.290471" calcext:value-type="float">
            <text:p>0.290471</text:p>
          </table:table-cell>
          <table:table-cell office:value-type="float" office:value="0.256179" calcext:value-type="float">
            <text:p>0.256179</text:p>
          </table:table-cell>
          <table:table-cell office:value-type="float" office:value="36.114916" calcext:value-type="float">
            <text:p>36.114916</text:p>
          </table:table-cell>
          <table:table-cell office:value-type="float" office:value="12.727502" calcext:value-type="float">
            <text:p>12.727502</text:p>
          </table:table-cell>
          <table:table-cell office:value-type="float" office:value="0.757711" calcext:value-type="float">
            <text:p>0.757711</text:p>
          </table:table-cell>
          <table:table-cell office:value-type="float" office:value="0.549164" calcext:value-type="float">
            <text:p>0.549164</text:p>
          </table:table-cell>
          <table:table-cell office:value-type="float" office:value="227.920808" calcext:value-type="float">
            <text:p>227.920808</text:p>
          </table:table-cell>
          <table:table-cell office:value-type="float" office:value="80.714896" calcext:value-type="float">
            <text:p>80.714896</text:p>
          </table:table-cell>
          <table:table-cell office:value-type="float" office:value="1.831455" calcext:value-type="float">
            <text:p>1.831455</text:p>
          </table:table-cell>
          <table:table-cell office:value-type="float" office:value="1.543009" calcext:value-type="float">
            <text:p>1.543009</text:p>
          </table:table-cell>
          <table:table-cell office:value-type="float" office:value="925.738557" calcext:value-type="float">
            <text:p>925.738557</text:p>
          </table:table-cell>
          <table:table-cell office:value-type="float" office:value="324.842227" calcext:value-type="float">
            <text:p>324.842227</text:p>
          </table:table-cell>
          <table:table-cell office:value-type="float" office:value="3.619539" calcext:value-type="float">
            <text:p>3.619539</text:p>
          </table:table-cell>
          <table:table-cell office:value-type="float" office:value="3.268096" calcext:value-type="float">
            <text:p>3.268096</text:p>
          </table:table-cell>
          <table:table-cell table:number-columns-repeated="1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5588" calcext:value-type="float">
            <text:p>0.005588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11" calcext:value-type="float">
            <text:p>0.4011</text:p>
          </table:table-cell>
          <table:table-cell office:value-type="float" office:value="0.125436" calcext:value-type="float">
            <text:p>0.125436</text:p>
          </table:table-cell>
          <table:table-cell office:value-type="float" office:value="0.03953" calcext:value-type="float">
            <text:p>0.03953</text:p>
          </table:table-cell>
          <table:table-cell office:value-type="float" office:value="0.031498" calcext:value-type="float">
            <text:p>0.031498</text:p>
          </table:table-cell>
          <table:table-cell office:value-type="float" office:value="2.382365" calcext:value-type="float">
            <text:p>2.382365</text:p>
          </table:table-cell>
          <table:table-cell office:value-type="float" office:value="0.767139" calcext:value-type="float">
            <text:p>0.767139</text:p>
          </table:table-cell>
          <table:table-cell office:value-type="float" office:value="0.15386" calcext:value-type="float">
            <text:p>0.15386</text:p>
          </table:table-cell>
          <table:table-cell office:value-type="float" office:value="0.14108" calcext:value-type="float">
            <text:p>0.14108</text:p>
          </table:table-cell>
          <table:table-cell office:value-type="float" office:value="9.234866" calcext:value-type="float">
            <text:p>9.234866</text:p>
          </table:table-cell>
          <table:table-cell office:value-type="float" office:value="3.123174" calcext:value-type="float">
            <text:p>3.123174</text:p>
          </table:table-cell>
          <table:table-cell office:value-type="float" office:value="0.291379" calcext:value-type="float">
            <text:p>0.291379</text:p>
          </table:table-cell>
          <table:table-cell office:value-type="float" office:value="0.255759" calcext:value-type="float">
            <text:p>0.255759</text:p>
          </table:table-cell>
          <table:table-cell office:value-type="float" office:value="36.353076" calcext:value-type="float">
            <text:p>36.353076</text:p>
          </table:table-cell>
          <table:table-cell office:value-type="float" office:value="12.743217" calcext:value-type="float">
            <text:p>12.743217</text:p>
          </table:table-cell>
          <table:table-cell office:value-type="float" office:value="0.894251" calcext:value-type="float">
            <text:p>0.894251</text:p>
          </table:table-cell>
          <table:table-cell office:value-type="float" office:value="0.542878" calcext:value-type="float">
            <text:p>0.542878</text:p>
          </table:table-cell>
          <table:table-cell office:value-type="float" office:value="230.708534" calcext:value-type="float">
            <text:p>230.708534</text:p>
          </table:table-cell>
          <table:table-cell office:value-type="float" office:value="80.686122" calcext:value-type="float">
            <text:p>80.686122</text:p>
          </table:table-cell>
          <table:table-cell office:value-type="float" office:value="1.728089" calcext:value-type="float">
            <text:p>1.728089</text:p>
          </table:table-cell>
          <table:table-cell office:value-type="float" office:value="1.469955" calcext:value-type="float">
            <text:p>1.469955</text:p>
          </table:table-cell>
          <table:table-cell office:value-type="float" office:value="909.903661" calcext:value-type="float">
            <text:p>909.903661</text:p>
          </table:table-cell>
          <table:table-cell office:value-type="float" office:value="324.719516" calcext:value-type="float">
            <text:p>324.719516</text:p>
          </table:table-cell>
          <table:table-cell office:value-type="float" office:value="3.739598" calcext:value-type="float">
            <text:p>3.739598</text:p>
          </table:table-cell>
          <table:table-cell office:value-type="float" office:value="3.289678" calcext:value-type="float">
            <text:p>3.289678</text:p>
          </table:table-cell>
          <table:table-cell table:number-columns-repeated="1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7753" calcext:value-type="float">
            <text:p>0.007753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433" calcext:value-type="float">
            <text:p>0.00433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528631" calcext:value-type="float">
            <text:p>0.528631</text:p>
          </table:table-cell>
          <table:table-cell office:value-type="float" office:value="0.21602" calcext:value-type="float">
            <text:p>0.21602</text:p>
          </table:table-cell>
          <table:table-cell office:value-type="float" office:value="0.049518" calcext:value-type="float">
            <text:p>0.049518</text:p>
          </table:table-cell>
          <table:table-cell office:value-type="float" office:value="0.044628" calcext:value-type="float">
            <text:p>0.044628</text:p>
          </table:table-cell>
          <table:table-cell office:value-type="float" office:value="2.405482" calcext:value-type="float">
            <text:p>2.405482</text:p>
          </table:table-cell>
          <table:table-cell office:value-type="float" office:value="0.785019" calcext:value-type="float">
            <text:p>0.785019</text:p>
          </table:table-cell>
          <table:table-cell office:value-type="float" office:value="0.145899" calcext:value-type="float">
            <text:p>0.145899</text:p>
          </table:table-cell>
          <table:table-cell office:value-type="float" office:value="0.166084" calcext:value-type="float">
            <text:p>0.166084</text:p>
          </table:table-cell>
          <table:table-cell office:value-type="float" office:value="9.270625" calcext:value-type="float">
            <text:p>9.270625</text:p>
          </table:table-cell>
          <table:table-cell office:value-type="float" office:value="3.1025" calcext:value-type="float">
            <text:p>3.1025</text:p>
          </table:table-cell>
          <table:table-cell office:value-type="float" office:value="0.294312" calcext:value-type="float">
            <text:p>0.294312</text:p>
          </table:table-cell>
          <table:table-cell office:value-type="float" office:value="0.26442" calcext:value-type="float">
            <text:p>0.26442</text:p>
          </table:table-cell>
          <table:table-cell office:value-type="float" office:value="39.103576" calcext:value-type="float">
            <text:p>39.103576</text:p>
          </table:table-cell>
          <table:table-cell office:value-type="float" office:value="12.904061" calcext:value-type="float">
            <text:p>12.904061</text:p>
          </table:table-cell>
          <table:table-cell office:value-type="float" office:value="0.832511" calcext:value-type="float">
            <text:p>0.832511</text:p>
          </table:table-cell>
          <table:table-cell office:value-type="float" office:value="0.564878" calcext:value-type="float">
            <text:p>0.564878</text:p>
          </table:table-cell>
          <table:table-cell office:value-type="float" office:value="229.07047" calcext:value-type="float">
            <text:p>229.07047</text:p>
          </table:table-cell>
          <table:table-cell office:value-type="float" office:value="80.961926" calcext:value-type="float">
            <text:p>80.961926</text:p>
          </table:table-cell>
          <table:table-cell office:value-type="float" office:value="1.70993" calcext:value-type="float">
            <text:p>1.70993</text:p>
          </table:table-cell>
          <table:table-cell office:value-type="float" office:value="1.514165" calcext:value-type="float">
            <text:p>1.514165</text:p>
          </table:table-cell>
          <table:table-cell office:value-type="float" office:value="904.590604" calcext:value-type="float">
            <text:p>904.590604</text:p>
          </table:table-cell>
          <table:table-cell office:value-type="float" office:value="325.554402" calcext:value-type="float">
            <text:p>325.554402</text:p>
          </table:table-cell>
          <table:table-cell office:value-type="float" office:value="3.636371" calcext:value-type="float">
            <text:p>3.636371</text:p>
          </table:table-cell>
          <table:table-cell office:value-type="float" office:value="3.338288" calcext:value-type="float">
            <text:p>3.338288</text:p>
          </table:table-cell>
          <table:table-cell table:number-columns-repeated="1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304" calcext:value-type="float">
            <text:p>0.00230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02497" calcext:value-type="float">
            <text:p>0.402497</text:p>
          </table:table-cell>
          <table:table-cell office:value-type="float" office:value="0.203309" calcext:value-type="float">
            <text:p>0.203309</text:p>
          </table:table-cell>
          <table:table-cell office:value-type="float" office:value="0.046026" calcext:value-type="float">
            <text:p>0.046026</text:p>
          </table:table-cell>
          <table:table-cell office:value-type="float" office:value="0.0396" calcext:value-type="float">
            <text:p>0.0396</text:p>
          </table:table-cell>
          <table:table-cell office:value-type="float" office:value="2.3978" calcext:value-type="float">
            <text:p>2.3978</text:p>
          </table:table-cell>
          <table:table-cell office:value-type="float" office:value="0.797869" calcext:value-type="float">
            <text:p>0.797869</text:p>
          </table:table-cell>
          <table:table-cell office:value-type="float" office:value="0.132699" calcext:value-type="float">
            <text:p>0.132699</text:p>
          </table:table-cell>
          <table:table-cell office:value-type="float" office:value="0.151137" calcext:value-type="float">
            <text:p>0.151137</text:p>
          </table:table-cell>
          <table:table-cell office:value-type="float" office:value="9.476797" calcext:value-type="float">
            <text:p>9.476797</text:p>
          </table:table-cell>
          <table:table-cell office:value-type="float" office:value="3.089929" calcext:value-type="float">
            <text:p>3.089929</text:p>
          </table:table-cell>
          <table:table-cell office:value-type="float" office:value="0.296617" calcext:value-type="float">
            <text:p>0.296617</text:p>
          </table:table-cell>
          <table:table-cell office:value-type="float" office:value="0.376586" calcext:value-type="float">
            <text:p>0.376586</text:p>
          </table:table-cell>
          <table:table-cell office:value-type="float" office:value="37.966067" calcext:value-type="float">
            <text:p>37.966067</text:p>
          </table:table-cell>
          <table:table-cell office:value-type="float" office:value="12.841624" calcext:value-type="float">
            <text:p>12.841624</text:p>
          </table:table-cell>
          <table:table-cell office:value-type="float" office:value="0.707006" calcext:value-type="float">
            <text:p>0.707006</text:p>
          </table:table-cell>
          <table:table-cell office:value-type="float" office:value="0.562713" calcext:value-type="float">
            <text:p>0.562713</text:p>
          </table:table-cell>
          <table:table-cell office:value-type="float" office:value="230.222716" calcext:value-type="float">
            <text:p>230.222716</text:p>
          </table:table-cell>
          <table:table-cell office:value-type="float" office:value="80.866452" calcext:value-type="float">
            <text:p>80.866452</text:p>
          </table:table-cell>
          <table:table-cell office:value-type="float" office:value="1.699943" calcext:value-type="float">
            <text:p>1.699943</text:p>
          </table:table-cell>
          <table:table-cell office:value-type="float" office:value="1.500825" calcext:value-type="float">
            <text:p>1.500825</text:p>
          </table:table-cell>
          <table:table-cell office:value-type="float" office:value="921.023346" calcext:value-type="float">
            <text:p>921.023346</text:p>
          </table:table-cell>
          <table:table-cell office:value-type="float" office:value="325.270985" calcext:value-type="float">
            <text:p>325.270985</text:p>
          </table:table-cell>
          <table:table-cell office:value-type="float" office:value="3.63679" calcext:value-type="float">
            <text:p>3.63679</text:p>
          </table:table-cell>
          <table:table-cell office:value-type="float" office:value="3.310909" calcext:value-type="float">
            <text:p>3.310909</text:p>
          </table:table-cell>
          <table:table-cell table:number-columns-repeated="1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05587" calcext:value-type="float">
            <text:p>0.005587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410668" calcext:value-type="float">
            <text:p>0.410668</text:p>
          </table:table-cell>
          <table:table-cell office:value-type="float" office:value="0.124388" calcext:value-type="float">
            <text:p>0.124388</text:p>
          </table:table-cell>
          <table:table-cell office:value-type="float" office:value="0.042952" calcext:value-type="float">
            <text:p>0.042952</text:p>
          </table:table-cell>
          <table:table-cell office:value-type="float" office:value="0.036039" calcext:value-type="float">
            <text:p>0.036039</text:p>
          </table:table-cell>
          <table:table-cell office:value-type="float" office:value="2.382085" calcext:value-type="float">
            <text:p>2.382085</text:p>
          </table:table-cell>
          <table:table-cell office:value-type="float" office:value="0.791374" calcext:value-type="float">
            <text:p>0.791374</text:p>
          </table:table-cell>
          <table:table-cell office:value-type="float" office:value="0.142058" calcext:value-type="float">
            <text:p>0.142058</text:p>
          </table:table-cell>
          <table:table-cell office:value-type="float" office:value="0.143245" calcext:value-type="float">
            <text:p>0.143245</text:p>
          </table:table-cell>
          <table:table-cell office:value-type="float" office:value="9.339349" calcext:value-type="float">
            <text:p>9.339349</text:p>
          </table:table-cell>
          <table:table-cell office:value-type="float" office:value="3.092094" calcext:value-type="float">
            <text:p>3.092094</text:p>
          </table:table-cell>
          <table:table-cell office:value-type="float" office:value="0.309048" calcext:value-type="float">
            <text:p>0.309048</text:p>
          </table:table-cell>
          <table:table-cell office:value-type="float" office:value="0.250452" calcext:value-type="float">
            <text:p>0.250452</text:p>
          </table:table-cell>
          <table:table-cell office:value-type="float" office:value="36.438842" calcext:value-type="float">
            <text:p>36.438842</text:p>
          </table:table-cell>
          <table:table-cell office:value-type="float" office:value="12.774365" calcext:value-type="float">
            <text:p>12.774365</text:p>
          </table:table-cell>
          <table:table-cell office:value-type="float" office:value="0.660142" calcext:value-type="float">
            <text:p>0.660142</text:p>
          </table:table-cell>
          <table:table-cell office:value-type="float" office:value="0.558593" calcext:value-type="float">
            <text:p>0.558593</text:p>
          </table:table-cell>
          <table:table-cell office:value-type="float" office:value="225.717378" calcext:value-type="float">
            <text:p>225.717378</text:p>
          </table:table-cell>
          <table:table-cell office:value-type="float" office:value="80.517105" calcext:value-type="float">
            <text:p>80.517105</text:p>
          </table:table-cell>
          <table:table-cell office:value-type="float" office:value="1.673822" calcext:value-type="float">
            <text:p>1.673822</text:p>
          </table:table-cell>
          <table:table-cell office:value-type="float" office:value="1.51626" calcext:value-type="float">
            <text:p>1.51626</text:p>
          </table:table-cell>
          <table:table-cell office:value-type="float" office:value="902.478457" calcext:value-type="float">
            <text:p>902.478457</text:p>
          </table:table-cell>
          <table:table-cell office:value-type="float" office:value="326.535815" calcext:value-type="float">
            <text:p>326.535815</text:p>
          </table:table-cell>
          <table:table-cell office:value-type="float" office:value="3.59733" calcext:value-type="float">
            <text:p>3.59733</text:p>
          </table:table-cell>
          <table:table-cell office:value-type="float" office:value="3.327043" calcext:value-type="float">
            <text:p>3.327043</text:p>
          </table:table-cell>
          <table:table-cell table:number-columns-repeated="1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05587" calcext:value-type="float">
            <text:p>0.005587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1466" calcext:value-type="float">
            <text:p>0.001466</text:p>
          </table:table-cell>
          <table:table-cell office:value-type="float" office:value="0.410738" calcext:value-type="float">
            <text:p>0.410738</text:p>
          </table:table-cell>
          <table:table-cell office:value-type="float" office:value="0.124667" calcext:value-type="float">
            <text:p>0.124667</text:p>
          </table:table-cell>
          <table:table-cell office:value-type="float" office:value="0.041346" calcext:value-type="float">
            <text:p>0.041346</text:p>
          </table:table-cell>
          <table:table-cell office:value-type="float" office:value="0.032406" calcext:value-type="float">
            <text:p>0.032406</text:p>
          </table:table-cell>
          <table:table-cell office:value-type="float" office:value="2.391374" calcext:value-type="float">
            <text:p>2.391374</text:p>
          </table:table-cell>
          <table:table-cell office:value-type="float" office:value="0.785927" calcext:value-type="float">
            <text:p>0.785927</text:p>
          </table:table-cell>
          <table:table-cell office:value-type="float" office:value="0.133397" calcext:value-type="float">
            <text:p>0.133397</text:p>
          </table:table-cell>
          <table:table-cell office:value-type="float" office:value="0.135353" calcext:value-type="float">
            <text:p>0.135353</text:p>
          </table:table-cell>
          <table:table-cell office:value-type="float" office:value="9.276073" calcext:value-type="float">
            <text:p>9.276073</text:p>
          </table:table-cell>
          <table:table-cell office:value-type="float" office:value="3.091536" calcext:value-type="float">
            <text:p>3.091536</text:p>
          </table:table-cell>
          <table:table-cell office:value-type="float" office:value="0.379729" calcext:value-type="float">
            <text:p>0.379729</text:p>
          </table:table-cell>
          <table:table-cell office:value-type="float" office:value="0.247588" calcext:value-type="float">
            <text:p>0.247588</text:p>
          </table:table-cell>
          <table:table-cell office:value-type="float" office:value="36.145996" calcext:value-type="float">
            <text:p>36.145996</text:p>
          </table:table-cell>
          <table:table-cell office:value-type="float" office:value="12.906995" calcext:value-type="float">
            <text:p>12.906995</text:p>
          </table:table-cell>
          <table:table-cell office:value-type="float" office:value="0.655463" calcext:value-type="float">
            <text:p>0.655463</text:p>
          </table:table-cell>
          <table:table-cell office:value-type="float" office:value="0.576053" calcext:value-type="float">
            <text:p>0.576053</text:p>
          </table:table-cell>
          <table:table-cell office:value-type="float" office:value="224.81761" calcext:value-type="float">
            <text:p>224.81761</text:p>
          </table:table-cell>
          <table:table-cell office:value-type="float" office:value="80.528979" calcext:value-type="float">
            <text:p>80.528979</text:p>
          </table:table-cell>
          <table:table-cell office:value-type="float" office:value="1.689188" calcext:value-type="float">
            <text:p>1.689188</text:p>
          </table:table-cell>
          <table:table-cell office:value-type="float" office:value="1.55139" calcext:value-type="float">
            <text:p>1.55139</text:p>
          </table:table-cell>
          <table:table-cell office:value-type="float" office:value="907.415418" calcext:value-type="float">
            <text:p>907.415418</text:p>
          </table:table-cell>
          <table:table-cell office:value-type="float" office:value="329.750344" calcext:value-type="float">
            <text:p>329.750344</text:p>
          </table:table-cell>
          <table:table-cell office:value-type="float" office:value="3.681349" calcext:value-type="float">
            <text:p>3.681349</text:p>
          </table:table-cell>
          <table:table-cell office:value-type="float" office:value="3.23995" calcext:value-type="float">
            <text:p>3.23995</text:p>
          </table:table-cell>
          <table:table-cell table:number-columns-repeated="1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399912" calcext:value-type="float">
            <text:p>0.399912</text:p>
          </table:table-cell>
          <table:table-cell office:value-type="float" office:value="0.123968" calcext:value-type="float">
            <text:p>0.123968</text:p>
          </table:table-cell>
          <table:table-cell office:value-type="float" office:value="0.03974" calcext:value-type="float">
            <text:p>0.03974</text:p>
          </table:table-cell>
          <table:table-cell office:value-type="float" office:value="0.031428" calcext:value-type="float">
            <text:p>0.031428</text:p>
          </table:table-cell>
          <table:table-cell office:value-type="float" office:value="2.386485" calcext:value-type="float">
            <text:p>2.386485</text:p>
          </table:table-cell>
          <table:table-cell office:value-type="float" office:value="0.786066" calcext:value-type="float">
            <text:p>0.786066</text:p>
          </table:table-cell>
          <table:table-cell office:value-type="float" office:value="0.133467" calcext:value-type="float">
            <text:p>0.133467</text:p>
          </table:table-cell>
          <table:table-cell office:value-type="float" office:value="0.111188" calcext:value-type="float">
            <text:p>0.111188</text:p>
          </table:table-cell>
          <table:table-cell office:value-type="float" office:value="9.226625" calcext:value-type="float">
            <text:p>9.226625</text:p>
          </table:table-cell>
          <table:table-cell office:value-type="float" office:value="3.090558" calcext:value-type="float">
            <text:p>3.090558</text:p>
          </table:table-cell>
          <table:table-cell office:value-type="float" office:value="0.309258" calcext:value-type="float">
            <text:p>0.309258</text:p>
          </table:table-cell>
          <table:table-cell office:value-type="float" office:value="0.24661" calcext:value-type="float">
            <text:p>0.24661</text:p>
          </table:table-cell>
          <table:table-cell office:value-type="float" office:value="37.079777" calcext:value-type="float">
            <text:p>37.079777</text:p>
          </table:table-cell>
          <table:table-cell office:value-type="float" office:value="12.81208" calcext:value-type="float">
            <text:p>12.81208</text:p>
          </table:table-cell>
          <table:table-cell office:value-type="float" office:value="0.650923" calcext:value-type="float">
            <text:p>0.650923</text:p>
          </table:table-cell>
          <table:table-cell office:value-type="float" office:value="0.561456" calcext:value-type="float">
            <text:p>0.561456</text:p>
          </table:table-cell>
          <table:table-cell office:value-type="float" office:value="226.661007" calcext:value-type="float">
            <text:p>226.661007</text:p>
          </table:table-cell>
          <table:table-cell office:value-type="float" office:value="80.349206" calcext:value-type="float">
            <text:p>80.349206</text:p>
          </table:table-cell>
          <table:table-cell office:value-type="float" office:value="1.691004" calcext:value-type="float">
            <text:p>1.691004</text:p>
          </table:table-cell>
          <table:table-cell office:value-type="float" office:value="1.536444" calcext:value-type="float">
            <text:p>1.536444</text:p>
          </table:table-cell>
          <table:table-cell office:value-type="float" office:value="912.500163" calcext:value-type="float">
            <text:p>912.500163</text:p>
          </table:table-cell>
          <table:table-cell office:value-type="float" office:value="358.172651" calcext:value-type="float">
            <text:p>358.172651</text:p>
          </table:table-cell>
          <table:table-cell office:value-type="float" office:value="3.606479" calcext:value-type="float">
            <text:p>3.606479</text:p>
          </table:table-cell>
          <table:table-cell office:value-type="float" office:value="3.29771" calcext:value-type="float">
            <text:p>3.29771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7613" calcext:value-type="float">
            <text:p>0.007613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004679" calcext:value-type="float">
            <text:p>0.004679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41891" calcext:value-type="float">
            <text:p>0.41891</text:p>
          </table:table-cell>
          <table:table-cell office:value-type="float" office:value="0.124458" calcext:value-type="float">
            <text:p>0.124458</text:p>
          </table:table-cell>
          <table:table-cell office:value-type="float" office:value="0.051404" calcext:value-type="float">
            <text:p>0.051404</text:p>
          </table:table-cell>
          <table:table-cell office:value-type="float" office:value="0.04379" calcext:value-type="float">
            <text:p>0.04379</text:p>
          </table:table-cell>
          <table:table-cell office:value-type="float" office:value="2.387324" calcext:value-type="float">
            <text:p>2.387324</text:p>
          </table:table-cell>
          <table:table-cell office:value-type="float" office:value="0.782155" calcext:value-type="float">
            <text:p>0.782155</text:p>
          </table:table-cell>
          <table:table-cell office:value-type="float" office:value="0.146598" calcext:value-type="float">
            <text:p>0.146598</text:p>
          </table:table-cell>
          <table:table-cell office:value-type="float" office:value="0.138635" calcext:value-type="float">
            <text:p>0.138635</text:p>
          </table:table-cell>
          <table:table-cell office:value-type="float" office:value="9.249253" calcext:value-type="float">
            <text:p>9.249253</text:p>
          </table:table-cell>
          <table:table-cell office:value-type="float" office:value="3.043554" calcext:value-type="float">
            <text:p>3.043554</text:p>
          </table:table-cell>
          <table:table-cell office:value-type="float" office:value="0.355144" calcext:value-type="float">
            <text:p>0.355144</text:p>
          </table:table-cell>
          <table:table-cell office:value-type="float" office:value="0.27322" calcext:value-type="float">
            <text:p>0.27322</text:p>
          </table:table-cell>
          <table:table-cell office:value-type="float" office:value="38.08361" calcext:value-type="float">
            <text:p>38.08361</text:p>
          </table:table-cell>
          <table:table-cell office:value-type="float" office:value="12.914887" calcext:value-type="float">
            <text:p>12.914887</text:p>
          </table:table-cell>
          <table:table-cell office:value-type="float" office:value="0.653647" calcext:value-type="float">
            <text:p>0.653647</text:p>
          </table:table-cell>
          <table:table-cell office:value-type="float" office:value="0.550421" calcext:value-type="float">
            <text:p>0.550421</text:p>
          </table:table-cell>
          <table:table-cell office:value-type="float" office:value="226.677979" calcext:value-type="float">
            <text:p>226.677979</text:p>
          </table:table-cell>
          <table:table-cell office:value-type="float" office:value="81.465344" calcext:value-type="float">
            <text:p>81.465344</text:p>
          </table:table-cell>
          <table:table-cell office:value-type="float" office:value="1.714191" calcext:value-type="float">
            <text:p>1.714191</text:p>
          </table:table-cell>
          <table:table-cell office:value-type="float" office:value="1.509415" calcext:value-type="float">
            <text:p>1.509415</text:p>
          </table:table-cell>
          <table:table-cell office:value-type="float" office:value="911.148241" calcext:value-type="float">
            <text:p>911.148241</text:p>
          </table:table-cell>
          <table:table-cell office:value-type="float" office:value="325.98309" calcext:value-type="float">
            <text:p>325.98309</text:p>
          </table:table-cell>
          <table:table-cell office:value-type="float" office:value="3.620307" calcext:value-type="float">
            <text:p>3.620307</text:p>
          </table:table-cell>
          <table:table-cell office:value-type="float" office:value="3.308884" calcext:value-type="float">
            <text:p>3.308884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05099" calcext:value-type="float">
            <text:p>0.005099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40543" calcext:value-type="float">
            <text:p>0.40543</text:p>
          </table:table-cell>
          <table:table-cell office:value-type="float" office:value="0.124457" calcext:value-type="float">
            <text:p>0.124457</text:p>
          </table:table-cell>
          <table:table-cell office:value-type="float" office:value="0.046934" calcext:value-type="float">
            <text:p>0.046934</text:p>
          </table:table-cell>
          <table:table-cell office:value-type="float" office:value="0.039251" calcext:value-type="float">
            <text:p>0.039251</text:p>
          </table:table-cell>
          <table:table-cell office:value-type="float" office:value="2.402549" calcext:value-type="float">
            <text:p>2.402549</text:p>
          </table:table-cell>
          <table:table-cell office:value-type="float" office:value="0.80241" calcext:value-type="float">
            <text:p>0.80241</text:p>
          </table:table-cell>
          <table:table-cell office:value-type="float" office:value="0.136819" calcext:value-type="float">
            <text:p>0.136819</text:p>
          </table:table-cell>
          <table:table-cell office:value-type="float" office:value="0.117544" calcext:value-type="float">
            <text:p>0.117544</text:p>
          </table:table-cell>
          <table:table-cell office:value-type="float" office:value="9.361489" calcext:value-type="float">
            <text:p>9.361489</text:p>
          </table:table-cell>
          <table:table-cell office:value-type="float" office:value="3.538102" calcext:value-type="float">
            <text:p>3.538102</text:p>
          </table:table-cell>
          <table:table-cell office:value-type="float" office:value="0.297734" calcext:value-type="float">
            <text:p>0.297734</text:p>
          </table:table-cell>
          <table:table-cell office:value-type="float" office:value="0.259042" calcext:value-type="float">
            <text:p>0.259042</text:p>
          </table:table-cell>
          <table:table-cell office:value-type="float" office:value="47.409898" calcext:value-type="float">
            <text:p>47.409898</text:p>
          </table:table-cell>
          <table:table-cell office:value-type="float" office:value="12.843718" calcext:value-type="float">
            <text:p>12.843718</text:p>
          </table:table-cell>
          <table:table-cell office:value-type="float" office:value="0.65232" calcext:value-type="float">
            <text:p>0.65232</text:p>
          </table:table-cell>
          <table:table-cell office:value-type="float" office:value="0.565437" calcext:value-type="float">
            <text:p>0.565437</text:p>
          </table:table-cell>
          <table:table-cell office:value-type="float" office:value="226.949313" calcext:value-type="float">
            <text:p>226.949313</text:p>
          </table:table-cell>
          <table:table-cell office:value-type="float" office:value="80.445239" calcext:value-type="float">
            <text:p>80.445239</text:p>
          </table:table-cell>
          <table:table-cell office:value-type="float" office:value="1.714121" calcext:value-type="float">
            <text:p>1.714121</text:p>
          </table:table-cell>
          <table:table-cell office:value-type="float" office:value="1.532044" calcext:value-type="float">
            <text:p>1.532044</text:p>
          </table:table-cell>
          <table:table-cell office:value-type="float" office:value="907.391953" calcext:value-type="float">
            <text:p>907.391953</text:p>
          </table:table-cell>
          <table:table-cell office:value-type="float" office:value="324.596525" calcext:value-type="float">
            <text:p>324.596525</text:p>
          </table:table-cell>
          <table:table-cell office:value-type="float" office:value="3.659978" calcext:value-type="float">
            <text:p>3.659978</text:p>
          </table:table-cell>
          <table:table-cell office:value-type="float" office:value="3.294008" calcext:value-type="float">
            <text:p>3.294008</text:p>
          </table:table-cell>
          <table:table-cell table:number-columns-repeated="1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400751" calcext:value-type="float">
            <text:p>0.400751</text:p>
          </table:table-cell>
          <table:table-cell office:value-type="float" office:value="0.136051" calcext:value-type="float">
            <text:p>0.136051</text:p>
          </table:table-cell>
          <table:table-cell office:value-type="float" office:value="0.231176" calcext:value-type="float">
            <text:p>0.231176</text:p>
          </table:table-cell>
          <table:table-cell office:value-type="float" office:value="0.037156" calcext:value-type="float">
            <text:p>0.037156</text:p>
          </table:table-cell>
          <table:table-cell office:value-type="float" office:value="2.394447" calcext:value-type="float">
            <text:p>2.394447</text:p>
          </table:table-cell>
          <table:table-cell office:value-type="float" office:value="0.772587" calcext:value-type="float">
            <text:p>0.772587</text:p>
          </table:table-cell>
          <table:table-cell office:value-type="float" office:value="0.135493" calcext:value-type="float">
            <text:p>0.135493</text:p>
          </table:table-cell>
          <table:table-cell office:value-type="float" office:value="0.115029" calcext:value-type="float">
            <text:p>0.115029</text:p>
          </table:table-cell>
          <table:table-cell office:value-type="float" office:value="9.335019" calcext:value-type="float">
            <text:p>9.335019</text:p>
          </table:table-cell>
          <table:table-cell office:value-type="float" office:value="3.016386" calcext:value-type="float">
            <text:p>3.016386</text:p>
          </table:table-cell>
          <table:table-cell office:value-type="float" office:value="0.291658" calcext:value-type="float">
            <text:p>0.291658</text:p>
          </table:table-cell>
          <table:table-cell office:value-type="float" office:value="0.255201" calcext:value-type="float">
            <text:p>0.255201</text:p>
          </table:table-cell>
          <table:table-cell office:value-type="float" office:value="50.781709" calcext:value-type="float">
            <text:p>50.781709</text:p>
          </table:table-cell>
          <table:table-cell office:value-type="float" office:value="12.811033" calcext:value-type="float">
            <text:p>12.811033</text:p>
          </table:table-cell>
          <table:table-cell office:value-type="float" office:value="0.650853" calcext:value-type="float">
            <text:p>0.650853</text:p>
          </table:table-cell>
          <table:table-cell office:value-type="float" office:value="0.575075" calcext:value-type="float">
            <text:p>0.575075</text:p>
          </table:table-cell>
          <table:table-cell office:value-type="float" office:value="225.987525" calcext:value-type="float">
            <text:p>225.987525</text:p>
          </table:table-cell>
          <table:table-cell office:value-type="float" office:value="80.361777" calcext:value-type="float">
            <text:p>80.361777</text:p>
          </table:table-cell>
          <table:table-cell office:value-type="float" office:value="1.854363" calcext:value-type="float">
            <text:p>1.854363</text:p>
          </table:table-cell>
          <table:table-cell office:value-type="float" office:value="1.517098" calcext:value-type="float">
            <text:p>1.517098</text:p>
          </table:table-cell>
          <table:table-cell office:value-type="float" office:value="903.187491" calcext:value-type="float">
            <text:p>903.187491</text:p>
          </table:table-cell>
          <table:table-cell office:value-type="float" office:value="324.050294" calcext:value-type="float">
            <text:p>324.050294</text:p>
          </table:table-cell>
          <table:table-cell office:value-type="float" office:value="3.638815" calcext:value-type="float">
            <text:p>3.638815</text:p>
          </table:table-cell>
          <table:table-cell office:value-type="float" office:value="3.275919" calcext:value-type="float">
            <text:p>3.275919</text:p>
          </table:table-cell>
          <table:table-cell table:number-columns-repeated="1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400471" calcext:value-type="float">
            <text:p>0.400471</text:p>
          </table:table-cell>
          <table:table-cell office:value-type="float" office:value="0.223772" calcext:value-type="float">
            <text:p>0.223772</text:p>
          </table:table-cell>
          <table:table-cell office:value-type="float" office:value="0.070401" calcext:value-type="float">
            <text:p>0.070401</text:p>
          </table:table-cell>
          <table:table-cell office:value-type="float" office:value="0.033803" calcext:value-type="float">
            <text:p>0.033803</text:p>
          </table:table-cell>
          <table:table-cell office:value-type="float" office:value="2.387952" calcext:value-type="float">
            <text:p>2.387952</text:p>
          </table:table-cell>
          <table:table-cell office:value-type="float" office:value="0.773076" calcext:value-type="float">
            <text:p>0.773076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0.113982" calcext:value-type="float">
            <text:p>0.113982</text:p>
          </table:table-cell>
          <table:table-cell office:value-type="float" office:value="9.275793" calcext:value-type="float">
            <text:p>9.275793</text:p>
          </table:table-cell>
          <table:table-cell office:value-type="float" office:value="3.026652" calcext:value-type="float">
            <text:p>3.026652</text:p>
          </table:table-cell>
          <table:table-cell office:value-type="float" office:value="0.290191" calcext:value-type="float">
            <text:p>0.290191</text:p>
          </table:table-cell>
          <table:table-cell office:value-type="float" office:value="0.254014" calcext:value-type="float">
            <text:p>0.254014</text:p>
          </table:table-cell>
          <table:table-cell office:value-type="float" office:value="42.85637" calcext:value-type="float">
            <text:p>42.85637</text:p>
          </table:table-cell>
          <table:table-cell office:value-type="float" office:value="12.877801" calcext:value-type="float">
            <text:p>12.877801</text:p>
          </table:table-cell>
          <table:table-cell office:value-type="float" office:value="0.656162" calcext:value-type="float">
            <text:p>0.656162</text:p>
          </table:table-cell>
          <table:table-cell office:value-type="float" office:value="0.826924" calcext:value-type="float">
            <text:p>0.826924</text:p>
          </table:table-cell>
          <table:table-cell office:value-type="float" office:value="225.396178" calcext:value-type="float">
            <text:p>225.396178</text:p>
          </table:table-cell>
          <table:table-cell office:value-type="float" office:value="80.378819" calcext:value-type="float">
            <text:p>80.378819</text:p>
          </table:table-cell>
          <table:table-cell office:value-type="float" office:value="1.795486" calcext:value-type="float">
            <text:p>1.795486</text:p>
          </table:table-cell>
          <table:table-cell office:value-type="float" office:value="1.526666" calcext:value-type="float">
            <text:p>1.526666</text:p>
          </table:table-cell>
          <table:table-cell office:value-type="float" office:value="906.732301" calcext:value-type="float">
            <text:p>906.732301</text:p>
          </table:table-cell>
          <table:table-cell office:value-type="float" office:value="350.947051" calcext:value-type="float">
            <text:p>350.947051</text:p>
          </table:table-cell>
          <table:table-cell office:value-type="float" office:value="3.619469" calcext:value-type="float">
            <text:p>3.619469</text:p>
          </table:table-cell>
          <table:table-cell office:value-type="float" office:value="3.319709" calcext:value-type="float">
            <text:p>3.319709</text:p>
          </table:table-cell>
          <table:table-cell table:number-columns-repeated="1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04889" calcext:value-type="float">
            <text:p>0.004889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00262" calcext:value-type="float">
            <text:p>0.400262</text:p>
          </table:table-cell>
          <table:table-cell office:value-type="float" office:value="0.124947" calcext:value-type="float">
            <text:p>0.124947</text:p>
          </table:table-cell>
          <table:table-cell office:value-type="float" office:value="0.066768" calcext:value-type="float">
            <text:p>0.066768</text:p>
          </table:table-cell>
          <table:table-cell office:value-type="float" office:value="0.031219" calcext:value-type="float">
            <text:p>0.031219</text:p>
          </table:table-cell>
          <table:table-cell office:value-type="float" office:value="2.376358" calcext:value-type="float">
            <text:p>2.376358</text:p>
          </table:table-cell>
          <table:table-cell office:value-type="float" office:value="0.772168" calcext:value-type="float">
            <text:p>0.772168</text:p>
          </table:table-cell>
          <table:table-cell office:value-type="float" office:value="0.133327" calcext:value-type="float">
            <text:p>0.133327</text:p>
          </table:table-cell>
          <table:table-cell office:value-type="float" office:value="0.109651" calcext:value-type="float">
            <text:p>0.109651</text:p>
          </table:table-cell>
          <table:table-cell office:value-type="float" office:value="9.306035" calcext:value-type="float">
            <text:p>9.306035</text:p>
          </table:table-cell>
          <table:table-cell office:value-type="float" office:value="3.321523" calcext:value-type="float">
            <text:p>3.321523</text:p>
          </table:table-cell>
          <table:table-cell office:value-type="float" office:value="0.290959" calcext:value-type="float">
            <text:p>0.290959</text:p>
          </table:table-cell>
          <table:table-cell office:value-type="float" office:value="0.258623" calcext:value-type="float">
            <text:p>0.258623</text:p>
          </table:table-cell>
          <table:table-cell office:value-type="float" office:value="41.110332" calcext:value-type="float">
            <text:p>41.110332</text:p>
          </table:table-cell>
          <table:table-cell office:value-type="float" office:value="12.845394" calcext:value-type="float">
            <text:p>12.845394</text:p>
          </table:table-cell>
          <table:table-cell office:value-type="float" office:value="0.653018" calcext:value-type="float">
            <text:p>0.653018</text:p>
          </table:table-cell>
          <table:table-cell office:value-type="float" office:value="0.622078" calcext:value-type="float">
            <text:p>0.622078</text:p>
          </table:table-cell>
          <table:table-cell office:value-type="float" office:value="226.331565" calcext:value-type="float">
            <text:p>226.331565</text:p>
          </table:table-cell>
          <table:table-cell office:value-type="float" office:value="80.465912" calcext:value-type="float">
            <text:p>80.465912</text:p>
          </table:table-cell>
          <table:table-cell office:value-type="float" office:value="1.716915" calcext:value-type="float">
            <text:p>1.716915</text:p>
          </table:table-cell>
          <table:table-cell office:value-type="float" office:value="1.515702" calcext:value-type="float">
            <text:p>1.515702</text:p>
          </table:table-cell>
          <table:table-cell office:value-type="float" office:value="913.937715" calcext:value-type="float">
            <text:p>913.937715</text:p>
          </table:table-cell>
          <table:table-cell office:value-type="float" office:value="330.235604" calcext:value-type="float">
            <text:p>330.235604</text:p>
          </table:table-cell>
          <table:table-cell office:value-type="float" office:value="3.633578" calcext:value-type="float">
            <text:p>3.633578</text:p>
          </table:table-cell>
          <table:table-cell office:value-type="float" office:value="3.3591" calcext:value-type="float">
            <text:p>3.3591</text:p>
          </table:table-cell>
          <table:table-cell table:number-columns-repeated="1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7124" calcext:value-type="float">
            <text:p>0.007124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406687" calcext:value-type="float">
            <text:p>0.406687</text:p>
          </table:table-cell>
          <table:table-cell office:value-type="float" office:value="0.130743" calcext:value-type="float">
            <text:p>0.130743</text:p>
          </table:table-cell>
          <table:table-cell office:value-type="float" office:value="0.070959" calcext:value-type="float">
            <text:p>0.070959</text:p>
          </table:table-cell>
          <table:table-cell office:value-type="float" office:value="0.043861" calcext:value-type="float">
            <text:p>0.043861</text:p>
          </table:table-cell>
          <table:table-cell office:value-type="float" office:value="2.393958" calcext:value-type="float">
            <text:p>2.393958</text:p>
          </table:table-cell>
          <table:table-cell office:value-type="float" office:value="0.830346" calcext:value-type="float">
            <text:p>0.830346</text:p>
          </table:table-cell>
          <table:table-cell office:value-type="float" office:value="0.142896" calcext:value-type="float">
            <text:p>0.142896</text:p>
          </table:table-cell>
          <table:table-cell office:value-type="float" office:value="0.134934" calcext:value-type="float">
            <text:p>0.134934</text:p>
          </table:table-cell>
          <table:table-cell office:value-type="float" office:value="9.267203" calcext:value-type="float">
            <text:p>9.267203</text:p>
          </table:table-cell>
          <table:table-cell office:value-type="float" office:value="3.285835" calcext:value-type="float">
            <text:p>3.285835</text:p>
          </table:table-cell>
          <table:table-cell office:value-type="float" office:value="0.29543" calcext:value-type="float">
            <text:p>0.29543</text:p>
          </table:table-cell>
          <table:table-cell office:value-type="float" office:value="0.257506" calcext:value-type="float">
            <text:p>0.257506</text:p>
          </table:table-cell>
          <table:table-cell office:value-type="float" office:value="40.388171" calcext:value-type="float">
            <text:p>40.388171</text:p>
          </table:table-cell>
          <table:table-cell office:value-type="float" office:value="13.105136" calcext:value-type="float">
            <text:p>13.105136</text:p>
          </table:table-cell>
          <table:table-cell office:value-type="float" office:value="0.661608" calcext:value-type="float">
            <text:p>0.661608</text:p>
          </table:table-cell>
          <table:table-cell office:value-type="float" office:value="0.566345" calcext:value-type="float">
            <text:p>0.566345</text:p>
          </table:table-cell>
          <table:table-cell office:value-type="float" office:value="224.948563" calcext:value-type="float">
            <text:p>224.948563</text:p>
          </table:table-cell>
          <table:table-cell office:value-type="float" office:value="81.223343" calcext:value-type="float">
            <text:p>81.223343</text:p>
          </table:table-cell>
          <table:table-cell office:value-type="float" office:value="1.699594" calcext:value-type="float">
            <text:p>1.699594</text:p>
          </table:table-cell>
          <table:table-cell office:value-type="float" office:value="1.485809" calcext:value-type="float">
            <text:p>1.485809</text:p>
          </table:table-cell>
          <table:table-cell office:value-type="float" office:value="910.521136" calcext:value-type="float">
            <text:p>910.521136</text:p>
          </table:table-cell>
          <table:table-cell office:value-type="float" office:value="325.054406" calcext:value-type="float">
            <text:p>325.054406</text:p>
          </table:table-cell>
          <table:table-cell office:value-type="float" office:value="4.010582" calcext:value-type="float">
            <text:p>4.010582</text:p>
          </table:table-cell>
          <table:table-cell office:value-type="float" office:value="3.278364" calcext:value-type="float">
            <text:p>3.278364</text:p>
          </table:table-cell>
          <table:table-cell table:number-columns-repeated="1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6635" calcext:value-type="float">
            <text:p>0.006635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11576" calcext:value-type="float">
            <text:p>0.411576</text:p>
          </table:table-cell>
          <table:table-cell office:value-type="float" office:value="0.270147" calcext:value-type="float">
            <text:p>0.270147</text:p>
          </table:table-cell>
          <table:table-cell office:value-type="float" office:value="0.065232" calcext:value-type="float">
            <text:p>0.065232</text:p>
          </table:table-cell>
          <table:table-cell office:value-type="float" office:value="0.040508" calcext:value-type="float">
            <text:p>0.040508</text:p>
          </table:table-cell>
          <table:table-cell office:value-type="float" office:value="2.395634" calcext:value-type="float">
            <text:p>2.395634</text:p>
          </table:table-cell>
          <table:table-cell office:value-type="float" office:value="0.78425" calcext:value-type="float">
            <text:p>0.78425</text:p>
          </table:table-cell>
          <table:table-cell office:value-type="float" office:value="0.140311" calcext:value-type="float">
            <text:p>0.140311</text:p>
          </table:table-cell>
          <table:table-cell office:value-type="float" office:value="0.1144" calcext:value-type="float">
            <text:p>0.1144</text:p>
          </table:table-cell>
          <table:table-cell office:value-type="float" office:value="9.326987" calcext:value-type="float">
            <text:p>9.326987</text:p>
          </table:table-cell>
          <table:table-cell office:value-type="float" office:value="3.423771" calcext:value-type="float">
            <text:p>3.423771</text:p>
          </table:table-cell>
          <table:table-cell office:value-type="float" office:value="0.292636" calcext:value-type="float">
            <text:p>0.292636</text:p>
          </table:table-cell>
          <table:table-cell office:value-type="float" office:value="0.254293" calcext:value-type="float">
            <text:p>0.254293</text:p>
          </table:table-cell>
          <table:table-cell office:value-type="float" office:value="38.221617" calcext:value-type="float">
            <text:p>38.221617</text:p>
          </table:table-cell>
          <table:table-cell office:value-type="float" office:value="13.039834" calcext:value-type="float">
            <text:p>13.039834</text:p>
          </table:table-cell>
          <table:table-cell office:value-type="float" office:value="0.653647" calcext:value-type="float">
            <text:p>0.653647</text:p>
          </table:table-cell>
          <table:table-cell office:value-type="float" office:value="0.537431" calcext:value-type="float">
            <text:p>0.537431</text:p>
          </table:table-cell>
          <table:table-cell office:value-type="float" office:value="226.391559" calcext:value-type="float">
            <text:p>226.391559</text:p>
          </table:table-cell>
          <table:table-cell office:value-type="float" office:value="81.204416" calcext:value-type="float">
            <text:p>81.204416</text:p>
          </table:table-cell>
          <table:table-cell office:value-type="float" office:value="1.725435" calcext:value-type="float">
            <text:p>1.725435</text:p>
          </table:table-cell>
          <table:table-cell office:value-type="float" office:value="1.472539" calcext:value-type="float">
            <text:p>1.472539</text:p>
          </table:table-cell>
          <table:table-cell office:value-type="float" office:value="929.153399" calcext:value-type="float">
            <text:p>929.153399</text:p>
          </table:table-cell>
          <table:table-cell office:value-type="float" office:value="325.978062" calcext:value-type="float">
            <text:p>325.978062</text:p>
          </table:table-cell>
          <table:table-cell office:value-type="float" office:value="4.251117" calcext:value-type="float">
            <text:p>4.251117</text:p>
          </table:table-cell>
          <table:table-cell office:value-type="float" office:value="3.337519" calcext:value-type="float">
            <text:p>3.337519</text:p>
          </table:table-cell>
          <table:table-cell table:number-columns-repeated="1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103" calcext:value-type="float">
            <text:p>0.40103</text:p>
          </table:table-cell>
          <table:table-cell office:value-type="float" office:value="0.158819" calcext:value-type="float">
            <text:p>0.158819</text:p>
          </table:table-cell>
          <table:table-cell office:value-type="float" office:value="0.071937" calcext:value-type="float">
            <text:p>0.071937</text:p>
          </table:table-cell>
          <table:table-cell office:value-type="float" office:value="0.035759" calcext:value-type="float">
            <text:p>0.035759</text:p>
          </table:table-cell>
          <table:table-cell office:value-type="float" office:value="2.384809" calcext:value-type="float">
            <text:p>2.384809</text:p>
          </table:table-cell>
          <table:table-cell office:value-type="float" office:value="0.764486" calcext:value-type="float">
            <text:p>0.764486</text:p>
          </table:table-cell>
          <table:table-cell office:value-type="float" office:value="0.134165" calcext:value-type="float">
            <text:p>0.134165</text:p>
          </table:table-cell>
          <table:table-cell office:value-type="float" office:value="0.111606" calcext:value-type="float">
            <text:p>0.111606</text:p>
          </table:table-cell>
          <table:table-cell office:value-type="float" office:value="9.326638" calcext:value-type="float">
            <text:p>9.326638</text:p>
          </table:table-cell>
          <table:table-cell office:value-type="float" office:value="3.11612" calcext:value-type="float">
            <text:p>3.11612</text:p>
          </table:table-cell>
          <table:table-cell office:value-type="float" office:value="0.291518" calcext:value-type="float">
            <text:p>0.291518</text:p>
          </table:table-cell>
          <table:table-cell office:value-type="float" office:value="0.258553" calcext:value-type="float">
            <text:p>0.258553</text:p>
          </table:table-cell>
          <table:table-cell office:value-type="float" office:value="37.793837" calcext:value-type="float">
            <text:p>37.793837</text:p>
          </table:table-cell>
          <table:table-cell office:value-type="float" office:value="13.015459" calcext:value-type="float">
            <text:p>13.015459</text:p>
          </table:table-cell>
          <table:table-cell office:value-type="float" office:value="0.65204" calcext:value-type="float">
            <text:p>0.65204</text:p>
          </table:table-cell>
          <table:table-cell office:value-type="float" office:value="0.553075" calcext:value-type="float">
            <text:p>0.553075</text:p>
          </table:table-cell>
          <table:table-cell office:value-type="float" office:value="226.411464" calcext:value-type="float">
            <text:p>226.411464</text:p>
          </table:table-cell>
          <table:table-cell office:value-type="float" office:value="80.575492" calcext:value-type="float">
            <text:p>80.575492</text:p>
          </table:table-cell>
          <table:table-cell office:value-type="float" office:value="1.712166" calcext:value-type="float">
            <text:p>1.712166</text:p>
          </table:table-cell>
          <table:table-cell office:value-type="float" office:value="1.496774" calcext:value-type="float">
            <text:p>1.496774</text:p>
          </table:table-cell>
          <table:table-cell office:value-type="float" office:value="915.166649" calcext:value-type="float">
            <text:p>915.166649</text:p>
          </table:table-cell>
          <table:table-cell office:value-type="float" office:value="326.002366" calcext:value-type="float">
            <text:p>326.002366</text:p>
          </table:table-cell>
          <table:table-cell office:value-type="float" office:value="3.684213" calcext:value-type="float">
            <text:p>3.684213</text:p>
          </table:table-cell>
          <table:table-cell office:value-type="float" office:value="3.276617" calcext:value-type="float">
            <text:p>3.276617</text:p>
          </table:table-cell>
          <table:table-cell table:number-columns-repeated="1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400611" calcext:value-type="float">
            <text:p>0.400611</text:p>
          </table:table-cell>
          <table:table-cell office:value-type="float" office:value="0.149741" calcext:value-type="float">
            <text:p>0.149741</text:p>
          </table:table-cell>
          <table:table-cell office:value-type="float" office:value="0.067816" calcext:value-type="float">
            <text:p>0.067816</text:p>
          </table:table-cell>
          <table:table-cell office:value-type="float" office:value="0.032896" calcext:value-type="float">
            <text:p>0.032896</text:p>
          </table:table-cell>
          <table:table-cell office:value-type="float" office:value="2.420638" calcext:value-type="float">
            <text:p>2.420638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134445" calcext:value-type="float">
            <text:p>0.134445</text:p>
          </table:table-cell>
          <table:table-cell office:value-type="float" office:value="0.118242" calcext:value-type="float">
            <text:p>0.118242</text:p>
          </table:table-cell>
          <table:table-cell office:value-type="float" office:value="9.283616" calcext:value-type="float">
            <text:p>9.283616</text:p>
          </table:table-cell>
          <table:table-cell office:value-type="float" office:value="3.100545" calcext:value-type="float">
            <text:p>3.100545</text:p>
          </table:table-cell>
          <table:table-cell office:value-type="float" office:value="0.288655" calcext:value-type="float">
            <text:p>0.288655</text:p>
          </table:table-cell>
          <table:table-cell office:value-type="float" office:value="0.256947" calcext:value-type="float">
            <text:p>0.256947</text:p>
          </table:table-cell>
          <table:table-cell office:value-type="float" office:value="36.714576" calcext:value-type="float">
            <text:p>36.714576</text:p>
          </table:table-cell>
          <table:table-cell office:value-type="float" office:value="12.938214" calcext:value-type="float">
            <text:p>12.938214</text:p>
          </table:table-cell>
          <table:table-cell office:value-type="float" office:value="0.683889" calcext:value-type="float">
            <text:p>0.683889</text:p>
          </table:table-cell>
          <table:table-cell office:value-type="float" office:value="0.541272" calcext:value-type="float">
            <text:p>0.541272</text:p>
          </table:table-cell>
          <table:table-cell office:value-type="float" office:value="228.470323" calcext:value-type="float">
            <text:p>228.470323</text:p>
          </table:table-cell>
          <table:table-cell office:value-type="float" office:value="81.059705" calcext:value-type="float">
            <text:p>81.059705</text:p>
          </table:table-cell>
          <table:table-cell office:value-type="float" office:value="1.733887" calcext:value-type="float">
            <text:p>1.733887</text:p>
          </table:table-cell>
          <table:table-cell office:value-type="float" office:value="1.562216" calcext:value-type="float">
            <text:p>1.562216</text:p>
          </table:table-cell>
          <table:table-cell office:value-type="float" office:value="930.655622" calcext:value-type="float">
            <text:p>930.655622</text:p>
          </table:table-cell>
          <table:table-cell office:value-type="float" office:value="336.944654" calcext:value-type="float">
            <text:p>336.944654</text:p>
          </table:table-cell>
          <table:table-cell office:value-type="float" office:value="3.649641" calcext:value-type="float">
            <text:p>3.649641</text:p>
          </table:table-cell>
          <table:table-cell office:value-type="float" office:value="3.265792" calcext:value-type="float">
            <text:p>3.265792</text:p>
          </table:table-cell>
          <table:table-cell table:number-columns-repeated="1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399144" calcext:value-type="float">
            <text:p>0.399144</text:p>
          </table:table-cell>
          <table:table-cell office:value-type="float" office:value="0.130534" calcext:value-type="float">
            <text:p>0.130534</text:p>
          </table:table-cell>
          <table:table-cell office:value-type="float" office:value="0.067676" calcext:value-type="float">
            <text:p>0.067676</text:p>
          </table:table-cell>
          <table:table-cell office:value-type="float" office:value="0.031429" calcext:value-type="float">
            <text:p>0.031429</text:p>
          </table:table-cell>
          <table:table-cell office:value-type="float" office:value="2.396123" calcext:value-type="float">
            <text:p>2.396123</text:p>
          </table:table-cell>
          <table:table-cell office:value-type="float" office:value="0.76239" calcext:value-type="float">
            <text:p>0.76239</text:p>
          </table:table-cell>
          <table:table-cell office:value-type="float" office:value="0.133676" calcext:value-type="float">
            <text:p>0.133676</text:p>
          </table:table-cell>
          <table:table-cell office:value-type="float" office:value="0.113283" calcext:value-type="float">
            <text:p>0.113283</text:p>
          </table:table-cell>
          <table:table-cell office:value-type="float" office:value="9.362257" calcext:value-type="float">
            <text:p>9.362257</text:p>
          </table:table-cell>
          <table:table-cell office:value-type="float" office:value="3.100266" calcext:value-type="float">
            <text:p>3.100266</text:p>
          </table:table-cell>
          <table:table-cell office:value-type="float" office:value="0.298992" calcext:value-type="float">
            <text:p>0.298992</text:p>
          </table:table-cell>
          <table:table-cell office:value-type="float" office:value="0.248985" calcext:value-type="float">
            <text:p>0.248985</text:p>
          </table:table-cell>
          <table:table-cell office:value-type="float" office:value="37.115117" calcext:value-type="float">
            <text:p>37.115117</text:p>
          </table:table-cell>
          <table:table-cell office:value-type="float" office:value="12.884156" calcext:value-type="float">
            <text:p>12.884156</text:p>
          </table:table-cell>
          <table:table-cell office:value-type="float" office:value="0.652669" calcext:value-type="float">
            <text:p>0.652669</text:p>
          </table:table-cell>
          <table:table-cell office:value-type="float" office:value="0.551957" calcext:value-type="float">
            <text:p>0.551957</text:p>
          </table:table-cell>
          <table:table-cell office:value-type="float" office:value="224.854347" calcext:value-type="float">
            <text:p>224.854347</text:p>
          </table:table-cell>
          <table:table-cell office:value-type="float" office:value="80.93839" calcext:value-type="float">
            <text:p>80.93839</text:p>
          </table:table-cell>
          <table:table-cell office:value-type="float" office:value="1.71901" calcext:value-type="float">
            <text:p>1.71901</text:p>
          </table:table-cell>
          <table:table-cell office:value-type="float" office:value="1.531904" calcext:value-type="float">
            <text:p>1.531904</text:p>
          </table:table-cell>
          <table:table-cell office:value-type="float" office:value="925.262876" calcext:value-type="float">
            <text:p>925.262876</text:p>
          </table:table-cell>
          <table:table-cell office:value-type="float" office:value="342.087369" calcext:value-type="float">
            <text:p>342.087369</text:p>
          </table:table-cell>
          <table:table-cell office:value-type="float" office:value="3.661235" calcext:value-type="float">
            <text:p>3.661235</text:p>
          </table:table-cell>
          <table:table-cell office:value-type="float" office:value="3.296872" calcext:value-type="float">
            <text:p>3.296872</text:p>
          </table:table-cell>
          <table:table-cell table:number-columns-repeated="1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7613" calcext:value-type="float">
            <text:p>0.007613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0.492732" calcext:value-type="float">
            <text:p>0.492732</text:p>
          </table:table-cell>
          <table:table-cell office:value-type="float" office:value="0.12327" calcext:value-type="float">
            <text:p>0.12327</text:p>
          </table:table-cell>
          <table:table-cell office:value-type="float" office:value="0.073055" calcext:value-type="float">
            <text:p>0.073055</text:p>
          </table:table-cell>
          <table:table-cell office:value-type="float" office:value="0.044699" calcext:value-type="float">
            <text:p>0.044699</text:p>
          </table:table-cell>
          <table:table-cell office:value-type="float" office:value="2.387673" calcext:value-type="float">
            <text:p>2.387673</text:p>
          </table:table-cell>
          <table:table-cell office:value-type="float" office:value="0.762251" calcext:value-type="float">
            <text:p>0.762251</text:p>
          </table:table-cell>
          <table:table-cell office:value-type="float" office:value="0.145899" calcext:value-type="float">
            <text:p>0.145899</text:p>
          </table:table-cell>
          <table:table-cell office:value-type="float" office:value="0.136261" calcext:value-type="float">
            <text:p>0.136261</text:p>
          </table:table-cell>
          <table:table-cell office:value-type="float" office:value="9.323775" calcext:value-type="float">
            <text:p>9.323775</text:p>
          </table:table-cell>
          <table:table-cell office:value-type="float" office:value="3.143148" calcext:value-type="float">
            <text:p>3.143148</text:p>
          </table:table-cell>
          <table:table-cell office:value-type="float" office:value="0.399494" calcext:value-type="float">
            <text:p>0.399494</text:p>
          </table:table-cell>
          <table:table-cell office:value-type="float" office:value="0.266516" calcext:value-type="float">
            <text:p>0.266516</text:p>
          </table:table-cell>
          <table:table-cell office:value-type="float" office:value="38.651492" calcext:value-type="float">
            <text:p>38.651492</text:p>
          </table:table-cell>
          <table:table-cell office:value-type="float" office:value="12.926829" calcext:value-type="float">
            <text:p>12.926829</text:p>
          </table:table-cell>
          <table:table-cell office:value-type="float" office:value="0.664473" calcext:value-type="float">
            <text:p>0.664473</text:p>
          </table:table-cell>
          <table:table-cell office:value-type="float" office:value="0.558244" calcext:value-type="float">
            <text:p>0.558244</text:p>
          </table:table-cell>
          <table:table-cell office:value-type="float" office:value="229.924005" calcext:value-type="float">
            <text:p>229.924005</text:p>
          </table:table-cell>
          <table:table-cell office:value-type="float" office:value="81.415407" calcext:value-type="float">
            <text:p>81.415407</text:p>
          </table:table-cell>
          <table:table-cell office:value-type="float" office:value="1.73256" calcext:value-type="float">
            <text:p>1.73256</text:p>
          </table:table-cell>
          <table:table-cell office:value-type="float" office:value="1.535676" calcext:value-type="float">
            <text:p>1.535676</text:p>
          </table:table-cell>
          <table:table-cell office:value-type="float" office:value="920.038449" calcext:value-type="float">
            <text:p>920.038449</text:p>
          </table:table-cell>
          <table:table-cell office:value-type="float" office:value="350.98323" calcext:value-type="float">
            <text:p>350.98323</text:p>
          </table:table-cell>
          <table:table-cell office:value-type="float" office:value="3.668638" calcext:value-type="float">
            <text:p>3.668638</text:p>
          </table:table-cell>
          <table:table-cell office:value-type="float" office:value="3.285418" calcext:value-type="float">
            <text:p>3.285418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06845" calcext:value-type="float">
            <text:p>0.006845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54668" calcext:value-type="float">
            <text:p>0.454668</text:p>
          </table:table-cell>
          <table:table-cell office:value-type="float" office:value="0.122363" calcext:value-type="float">
            <text:p>0.122363</text:p>
          </table:table-cell>
          <table:table-cell office:value-type="float" office:value="0.07068" calcext:value-type="float">
            <text:p>0.07068</text:p>
          </table:table-cell>
          <table:table-cell office:value-type="float" office:value="0.039391" calcext:value-type="float">
            <text:p>0.039391</text:p>
          </table:table-cell>
          <table:table-cell office:value-type="float" office:value="2.374892" calcext:value-type="float">
            <text:p>2.374892</text:p>
          </table:table-cell>
          <table:table-cell office:value-type="float" office:value="0.776917" calcext:value-type="float">
            <text:p>0.776917</text:p>
          </table:table-cell>
          <table:table-cell office:value-type="float" office:value="0.133607" calcext:value-type="float">
            <text:p>0.133607</text:p>
          </table:table-cell>
          <table:table-cell office:value-type="float" office:value="0.118102" calcext:value-type="float">
            <text:p>0.118102</text:p>
          </table:table-cell>
          <table:table-cell office:value-type="float" office:value="9.358835" calcext:value-type="float">
            <text:p>9.358835</text:p>
          </table:table-cell>
          <table:table-cell office:value-type="float" office:value="3.203352" calcext:value-type="float">
            <text:p>3.203352</text:p>
          </table:table-cell>
          <table:table-cell office:value-type="float" office:value="0.300039" calcext:value-type="float">
            <text:p>0.300039</text:p>
          </table:table-cell>
          <table:table-cell office:value-type="float" office:value="0.260788" calcext:value-type="float">
            <text:p>0.260788</text:p>
          </table:table-cell>
          <table:table-cell office:value-type="float" office:value="39.047283" calcext:value-type="float">
            <text:p>39.047283</text:p>
          </table:table-cell>
          <table:table-cell office:value-type="float" office:value="12.877452" calcext:value-type="float">
            <text:p>12.877452</text:p>
          </table:table-cell>
          <table:table-cell office:value-type="float" office:value="0.659164" calcext:value-type="float">
            <text:p>0.659164</text:p>
          </table:table-cell>
          <table:table-cell office:value-type="float" office:value="0.557405" calcext:value-type="float">
            <text:p>0.557405</text:p>
          </table:table-cell>
          <table:table-cell office:value-type="float" office:value="232.550326" calcext:value-type="float">
            <text:p>232.550326</text:p>
          </table:table-cell>
          <table:table-cell office:value-type="float" office:value="81.141768" calcext:value-type="float">
            <text:p>81.141768</text:p>
          </table:table-cell>
          <table:table-cell office:value-type="float" office:value="1.818464" calcext:value-type="float">
            <text:p>1.818464</text:p>
          </table:table-cell>
          <table:table-cell office:value-type="float" office:value="1.506133" calcext:value-type="float">
            <text:p>1.506133</text:p>
          </table:table-cell>
          <table:table-cell office:value-type="float" office:value="910.826277" calcext:value-type="float">
            <text:p>910.826277</text:p>
          </table:table-cell>
          <table:table-cell office:value-type="float" office:value="337.66982" calcext:value-type="float">
            <text:p>337.66982</text:p>
          </table:table-cell>
          <table:table-cell office:value-type="float" office:value="3.660327" calcext:value-type="float">
            <text:p>3.660327</text:p>
          </table:table-cell>
          <table:table-cell office:value-type="float" office:value="3.323621" calcext:value-type="float">
            <text:p>3.323621</text:p>
          </table:table-cell>
          <table:table-cell table:number-columns-repeated="1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05168" calcext:value-type="float">
            <text:p>0.005168</text:p>
          </table:table-cell>
          <table:table-cell office:value-type="float" office:value="0.002304" calcext:value-type="float">
            <text:p>0.002304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521576" calcext:value-type="float">
            <text:p>0.521576</text:p>
          </table:table-cell>
          <table:table-cell office:value-type="float" office:value="0.122223" calcext:value-type="float">
            <text:p>0.122223</text:p>
          </table:table-cell>
          <table:table-cell office:value-type="float" office:value="0.049448" calcext:value-type="float">
            <text:p>0.049448</text:p>
          </table:table-cell>
          <table:table-cell office:value-type="float" office:value="0.036178" calcext:value-type="float">
            <text:p>0.036178</text:p>
          </table:table-cell>
          <table:table-cell office:value-type="float" office:value="2.493482" calcext:value-type="float">
            <text:p>2.493482</text:p>
          </table:table-cell>
          <table:table-cell office:value-type="float" office:value="0.758759" calcext:value-type="float">
            <text:p>0.758759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0.111816" calcext:value-type="float">
            <text:p>0.111816</text:p>
          </table:table-cell>
          <table:table-cell office:value-type="float" office:value="9.315254" calcext:value-type="float">
            <text:p>9.315254</text:p>
          </table:table-cell>
          <table:table-cell office:value-type="float" office:value="3.587759" calcext:value-type="float">
            <text:p>3.587759</text:p>
          </table:table-cell>
          <table:table-cell office:value-type="float" office:value="0.297735" calcext:value-type="float">
            <text:p>0.297735</text:p>
          </table:table-cell>
          <table:table-cell office:value-type="float" office:value="0.259042" calcext:value-type="float">
            <text:p>0.259042</text:p>
          </table:table-cell>
          <table:table-cell office:value-type="float" office:value="37.553512" calcext:value-type="float">
            <text:p>37.553512</text:p>
          </table:table-cell>
          <table:table-cell office:value-type="float" office:value="12.82975" calcext:value-type="float">
            <text:p>12.82975</text:p>
          </table:table-cell>
          <table:table-cell office:value-type="float" office:value="0.658396" calcext:value-type="float">
            <text:p>0.658396</text:p>
          </table:table-cell>
          <table:table-cell office:value-type="float" office:value="0.592536" calcext:value-type="float">
            <text:p>0.592536</text:p>
          </table:table-cell>
          <table:table-cell office:value-type="float" office:value="260.032273" calcext:value-type="float">
            <text:p>260.032273</text:p>
          </table:table-cell>
          <table:table-cell office:value-type="float" office:value="81.066269" calcext:value-type="float">
            <text:p>81.066269</text:p>
          </table:table-cell>
          <table:table-cell office:value-type="float" office:value="1.823633" calcext:value-type="float">
            <text:p>1.823633</text:p>
          </table:table-cell>
          <table:table-cell office:value-type="float" office:value="1.539308" calcext:value-type="float">
            <text:p>1.539308</text:p>
          </table:table-cell>
          <table:table-cell office:value-type="float" office:value="905.332959" calcext:value-type="float">
            <text:p>905.332959</text:p>
          </table:table-cell>
          <table:table-cell office:value-type="float" office:value="325.067606" calcext:value-type="float">
            <text:p>325.067606</text:p>
          </table:table-cell>
          <table:table-cell office:value-type="float" office:value="3.612974" calcext:value-type="float">
            <text:p>3.612974</text:p>
          </table:table-cell>
          <table:table-cell office:value-type="float" office:value="3.288421" calcext:value-type="float">
            <text:p>3.288421</text:p>
          </table:table-cell>
          <table:table-cell table:number-columns-repeated="1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1955" calcext:value-type="float">
            <text:p>0.001955</text:p>
          </table:table-cell>
          <table:table-cell office:value-type="float" office:value="0.479462" calcext:value-type="float">
            <text:p>0.479462</text:p>
          </table:table-cell>
          <table:table-cell office:value-type="float" office:value="0.122502" calcext:value-type="float">
            <text:p>0.122502</text:p>
          </table:table-cell>
          <table:table-cell office:value-type="float" office:value="0.063277" calcext:value-type="float">
            <text:p>0.063277</text:p>
          </table:table-cell>
          <table:table-cell office:value-type="float" office:value="0.032965" calcext:value-type="float">
            <text:p>0.032965</text:p>
          </table:table-cell>
          <table:table-cell office:value-type="float" office:value="2.398219" calcext:value-type="float">
            <text:p>2.398219</text:p>
          </table:table-cell>
          <table:table-cell office:value-type="float" office:value="0.760295" calcext:value-type="float">
            <text:p>0.760295</text:p>
          </table:table-cell>
          <table:table-cell office:value-type="float" office:value="0.134794" calcext:value-type="float">
            <text:p>0.134794</text:p>
          </table:table-cell>
          <table:table-cell office:value-type="float" office:value="0.111188" calcext:value-type="float">
            <text:p>0.111188</text:p>
          </table:table-cell>
          <table:table-cell office:value-type="float" office:value="9.31693" calcext:value-type="float">
            <text:p>9.31693</text:p>
          </table:table-cell>
          <table:table-cell office:value-type="float" office:value="3.076031" calcext:value-type="float">
            <text:p>3.076031</text:p>
          </table:table-cell>
          <table:table-cell office:value-type="float" office:value="0.288096" calcext:value-type="float">
            <text:p>0.288096</text:p>
          </table:table-cell>
          <table:table-cell office:value-type="float" office:value="0.264141" calcext:value-type="float">
            <text:p>0.264141</text:p>
          </table:table-cell>
          <table:table-cell office:value-type="float" office:value="36.684405" calcext:value-type="float">
            <text:p>36.684405</text:p>
          </table:table-cell>
          <table:table-cell office:value-type="float" office:value="12.849934" calcext:value-type="float">
            <text:p>12.849934</text:p>
          </table:table-cell>
          <table:table-cell office:value-type="float" office:value="0.660981" calcext:value-type="float">
            <text:p>0.660981</text:p>
          </table:table-cell>
          <table:table-cell office:value-type="float" office:value="0.558034" calcext:value-type="float">
            <text:p>0.558034</text:p>
          </table:table-cell>
          <table:table-cell office:value-type="float" office:value="230.712586" calcext:value-type="float">
            <text:p>230.712586</text:p>
          </table:table-cell>
          <table:table-cell office:value-type="float" office:value="81.005228" calcext:value-type="float">
            <text:p>81.005228</text:p>
          </table:table-cell>
          <table:table-cell office:value-type="float" office:value="1.758051" calcext:value-type="float">
            <text:p>1.758051</text:p>
          </table:table-cell>
          <table:table-cell office:value-type="float" office:value="1.558165" calcext:value-type="float">
            <text:p>1.558165</text:p>
          </table:table-cell>
          <table:table-cell office:value-type="float" office:value="940.025218" calcext:value-type="float">
            <text:p>940.025218</text:p>
          </table:table-cell>
          <table:table-cell office:value-type="float" office:value="330.28135" calcext:value-type="float">
            <text:p>330.28135</text:p>
          </table:table-cell>
          <table:table-cell office:value-type="float" office:value="3.670455" calcext:value-type="float">
            <text:p>3.670455</text:p>
          </table:table-cell>
          <table:table-cell office:value-type="float" office:value="3.27138" calcext:value-type="float">
            <text:p>3.27138</text:p>
          </table:table-cell>
          <table:table-cell table:number-columns-repeated="1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0.001885" calcext:value-type="float">
            <text:p>0.001885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4011" calcext:value-type="float">
            <text:p>0.4011</text:p>
          </table:table-cell>
          <table:table-cell office:value-type="float" office:value="0.122782" calcext:value-type="float">
            <text:p>0.122782</text:p>
          </table:table-cell>
          <table:table-cell office:value-type="float" office:value="0.06607" calcext:value-type="float">
            <text:p>0.06607</text:p>
          </table:table-cell>
          <table:table-cell office:value-type="float" office:value="0.03101" calcext:value-type="float">
            <text:p>0.03101</text:p>
          </table:table-cell>
          <table:table-cell office:value-type="float" office:value="2.374263" calcext:value-type="float">
            <text:p>2.374263</text:p>
          </table:table-cell>
          <table:table-cell office:value-type="float" office:value="0.772168" calcext:value-type="float">
            <text:p>0.772168</text:p>
          </table:table-cell>
          <table:table-cell office:value-type="float" office:value="0.134445" calcext:value-type="float">
            <text:p>0.134445</text:p>
          </table:table-cell>
          <table:table-cell office:value-type="float" office:value="0.108744" calcext:value-type="float">
            <text:p>0.108744</text:p>
          </table:table-cell>
          <table:table-cell office:value-type="float" office:value="9.29961" calcext:value-type="float">
            <text:p>9.29961</text:p>
          </table:table-cell>
          <table:table-cell office:value-type="float" office:value="3.075052" calcext:value-type="float">
            <text:p>3.075052</text:p>
          </table:table-cell>
          <table:table-cell office:value-type="float" office:value="0.289284" calcext:value-type="float">
            <text:p>0.289284</text:p>
          </table:table-cell>
          <table:table-cell office:value-type="float" office:value="0.258134" calcext:value-type="float">
            <text:p>0.258134</text:p>
          </table:table-cell>
          <table:table-cell office:value-type="float" office:value="37.165403" calcext:value-type="float">
            <text:p>37.165403</text:p>
          </table:table-cell>
          <table:table-cell office:value-type="float" office:value="12.930182" calcext:value-type="float">
            <text:p>12.930182</text:p>
          </table:table-cell>
          <table:table-cell office:value-type="float" office:value="0.667336" calcext:value-type="float">
            <text:p>0.667336</text:p>
          </table:table-cell>
          <table:table-cell office:value-type="float" office:value="0.561037" calcext:value-type="float">
            <text:p>0.561037</text:p>
          </table:table-cell>
          <table:table-cell office:value-type="float" office:value="234.044725" calcext:value-type="float">
            <text:p>234.044725</text:p>
          </table:table-cell>
          <table:table-cell office:value-type="float" office:value="80.961228" calcext:value-type="float">
            <text:p>80.961228</text:p>
          </table:table-cell>
          <table:table-cell office:value-type="float" office:value="1.721734" calcext:value-type="float">
            <text:p>1.721734</text:p>
          </table:table-cell>
          <table:table-cell office:value-type="float" office:value="1.52506" calcext:value-type="float">
            <text:p>1.52506</text:p>
          </table:table-cell>
          <table:table-cell office:value-type="float" office:value="967.702662" calcext:value-type="float">
            <text:p>967.702662</text:p>
          </table:table-cell>
          <table:table-cell office:value-type="float" office:value="330.729384" calcext:value-type="float">
            <text:p>330.729384</text:p>
          </table:table-cell>
          <table:table-cell office:value-type="float" office:value="3.640282" calcext:value-type="float">
            <text:p>3.640282</text:p>
          </table:table-cell>
          <table:table-cell office:value-type="float" office:value="3.306649" calcext:value-type="float">
            <text:p>3.306649</text:p>
          </table:table-cell>
          <table:table-cell table:number-columns-repeated="1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07682" calcext:value-type="float">
            <text:p>0.007682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408433" calcext:value-type="float">
            <text:p>0.408433</text:p>
          </table:table-cell>
          <table:table-cell office:value-type="float" office:value="0.128857" calcext:value-type="float">
            <text:p>0.128857</text:p>
          </table:table-cell>
          <table:table-cell office:value-type="float" office:value="0.073823" calcext:value-type="float">
            <text:p>0.073823</text:p>
          </table:table-cell>
          <table:table-cell office:value-type="float" office:value="0.051892" calcext:value-type="float">
            <text:p>0.051892</text:p>
          </table:table-cell>
          <table:table-cell office:value-type="float" office:value="2.540974" calcext:value-type="float">
            <text:p>2.540974</text:p>
          </table:table-cell>
          <table:table-cell office:value-type="float" office:value="0.768606" calcext:value-type="float">
            <text:p>0.768606</text:p>
          </table:table-cell>
          <table:table-cell office:value-type="float" office:value="0.146248" calcext:value-type="float">
            <text:p>0.146248</text:p>
          </table:table-cell>
          <table:table-cell office:value-type="float" office:value="0.13689" calcext:value-type="float">
            <text:p>0.13689</text:p>
          </table:table-cell>
          <table:table-cell office:value-type="float" office:value="9.300657" calcext:value-type="float">
            <text:p>9.300657</text:p>
          </table:table-cell>
          <table:table-cell office:value-type="float" office:value="3.891919" calcext:value-type="float">
            <text:p>3.891919</text:p>
          </table:table-cell>
          <table:table-cell office:value-type="float" office:value="0.297176" calcext:value-type="float">
            <text:p>0.297176</text:p>
          </table:table-cell>
          <table:table-cell office:value-type="float" office:value="0.271963" calcext:value-type="float">
            <text:p>0.271963</text:p>
          </table:table-cell>
          <table:table-cell office:value-type="float" office:value="54.735787" calcext:value-type="float">
            <text:p>54.735787</text:p>
          </table:table-cell>
          <table:table-cell office:value-type="float" office:value="13.205428" calcext:value-type="float">
            <text:p>13.205428</text:p>
          </table:table-cell>
          <table:table-cell office:value-type="float" office:value="0.669781" calcext:value-type="float">
            <text:p>0.669781</text:p>
          </table:table-cell>
          <table:table-cell office:value-type="float" office:value="0.572422" calcext:value-type="float">
            <text:p>0.572422</text:p>
          </table:table-cell>
          <table:table-cell office:value-type="float" office:value="231.048734" calcext:value-type="float">
            <text:p>231.048734</text:p>
          </table:table-cell>
          <table:table-cell office:value-type="float" office:value="80.473944" calcext:value-type="float">
            <text:p>80.473944</text:p>
          </table:table-cell>
          <table:table-cell office:value-type="float" office:value="1.7144" calcext:value-type="float">
            <text:p>1.7144</text:p>
          </table:table-cell>
          <table:table-cell office:value-type="float" office:value="1.534279" calcext:value-type="float">
            <text:p>1.534279</text:p>
          </table:table-cell>
          <table:table-cell office:value-type="float" office:value="947.372273" calcext:value-type="float">
            <text:p>947.372273</text:p>
          </table:table-cell>
          <table:table-cell office:value-type="float" office:value="332.038983" calcext:value-type="float">
            <text:p>332.038983</text:p>
          </table:table-cell>
          <table:table-cell office:value-type="float" office:value="3.618213" calcext:value-type="float">
            <text:p>3.618213</text:p>
          </table:table-cell>
          <table:table-cell office:value-type="float" office:value="3.258668" calcext:value-type="float">
            <text:p>3.258668</text:p>
          </table:table-cell>
          <table:table-cell table:number-columns-repeated="1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05168" calcext:value-type="float">
            <text:p>0.005168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0.002304" calcext:value-type="float">
            <text:p>0.002304</text:p>
          </table:table-cell>
          <table:table-cell office:value-type="float" office:value="0.406128" calcext:value-type="float">
            <text:p>0.406128</text:p>
          </table:table-cell>
          <table:table-cell office:value-type="float" office:value="0.128857" calcext:value-type="float">
            <text:p>0.128857</text:p>
          </table:table-cell>
          <table:table-cell office:value-type="float" office:value="0.073124" calcext:value-type="float">
            <text:p>0.073124</text:p>
          </table:table-cell>
          <table:table-cell office:value-type="float" office:value="0.043301" calcext:value-type="float">
            <text:p>0.043301</text:p>
          </table:table-cell>
          <table:table-cell office:value-type="float" office:value="2.443895" calcext:value-type="float">
            <text:p>2.443895</text:p>
          </table:table-cell>
          <table:table-cell office:value-type="float" office:value="0.769025" calcext:value-type="float">
            <text:p>0.769025</text:p>
          </table:table-cell>
          <table:table-cell office:value-type="float" office:value="0.13626" calcext:value-type="float">
            <text:p>0.13626</text:p>
          </table:table-cell>
          <table:table-cell office:value-type="float" office:value="0.11901" calcext:value-type="float">
            <text:p>0.11901</text:p>
          </table:table-cell>
          <table:table-cell office:value-type="float" office:value="9.307362" calcext:value-type="float">
            <text:p>9.307362</text:p>
          </table:table-cell>
          <table:table-cell office:value-type="float" office:value="3.153694" calcext:value-type="float">
            <text:p>3.153694</text:p>
          </table:table-cell>
          <table:table-cell office:value-type="float" office:value="0.294103" calcext:value-type="float">
            <text:p>0.294103</text:p>
          </table:table-cell>
          <table:table-cell office:value-type="float" office:value="0.252827" calcext:value-type="float">
            <text:p>0.252827</text:p>
          </table:table-cell>
          <table:table-cell office:value-type="float" office:value="39.292288" calcext:value-type="float">
            <text:p>39.292288</text:p>
          </table:table-cell>
          <table:table-cell office:value-type="float" office:value="12.985078" calcext:value-type="float">
            <text:p>12.985078</text:p>
          </table:table-cell>
          <table:table-cell office:value-type="float" office:value="0.705609" calcext:value-type="float">
            <text:p>0.705609</text:p>
          </table:table-cell>
          <table:table-cell office:value-type="float" office:value="0.575354" calcext:value-type="float">
            <text:p>0.575354</text:p>
          </table:table-cell>
          <table:table-cell office:value-type="float" office:value="226.935835" calcext:value-type="float">
            <text:p>226.935835</text:p>
          </table:table-cell>
          <table:table-cell office:value-type="float" office:value="80.09617" calcext:value-type="float">
            <text:p>80.09617</text:p>
          </table:table-cell>
          <table:table-cell office:value-type="float" office:value="1.722153" calcext:value-type="float">
            <text:p>1.722153</text:p>
          </table:table-cell>
          <table:table-cell office:value-type="float" office:value="1.484552" calcext:value-type="float">
            <text:p>1.484552</text:p>
          </table:table-cell>
          <table:table-cell office:value-type="float" office:value="909.277474" calcext:value-type="float">
            <text:p>909.277474</text:p>
          </table:table-cell>
          <table:table-cell office:value-type="float" office:value="350.955084" calcext:value-type="float">
            <text:p>350.955084</text:p>
          </table:table-cell>
          <table:table-cell office:value-type="float" office:value="3.627222" calcext:value-type="float">
            <text:p>3.627222</text:p>
          </table:table-cell>
          <table:table-cell office:value-type="float" office:value="3.364129" calcext:value-type="float">
            <text:p>3.364129</text:p>
          </table:table-cell>
          <table:table-cell table:number-columns-repeated="1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03474" calcext:value-type="float">
            <text:p>0.403474</text:p>
          </table:table-cell>
          <table:table-cell office:value-type="float" office:value="0.128788" calcext:value-type="float">
            <text:p>0.128788</text:p>
          </table:table-cell>
          <table:table-cell office:value-type="float" office:value="0.070609" calcext:value-type="float">
            <text:p>0.070609</text:p>
          </table:table-cell>
          <table:table-cell office:value-type="float" office:value="0.037086" calcext:value-type="float">
            <text:p>0.037086</text:p>
          </table:table-cell>
          <table:table-cell office:value-type="float" office:value="2.56074" calcext:value-type="float">
            <text:p>2.56074</text:p>
          </table:table-cell>
          <table:table-cell office:value-type="float" office:value="0.788511" calcext:value-type="float">
            <text:p>0.788511</text:p>
          </table:table-cell>
          <table:table-cell office:value-type="float" office:value="0.134654" calcext:value-type="float">
            <text:p>0.134654</text:p>
          </table:table-cell>
          <table:table-cell office:value-type="float" office:value="0.115379" calcext:value-type="float">
            <text:p>0.115379</text:p>
          </table:table-cell>
          <table:table-cell office:value-type="float" office:value="9.292974" calcext:value-type="float">
            <text:p>9.292974</text:p>
          </table:table-cell>
          <table:table-cell office:value-type="float" office:value="3.075262" calcext:value-type="float">
            <text:p>3.075262</text:p>
          </table:table-cell>
          <table:table-cell office:value-type="float" office:value="0.292636" calcext:value-type="float">
            <text:p>0.292636</text:p>
          </table:table-cell>
          <table:table-cell office:value-type="float" office:value="0.283626" calcext:value-type="float">
            <text:p>0.283626</text:p>
          </table:table-cell>
          <table:table-cell office:value-type="float" office:value="36.618963" calcext:value-type="float">
            <text:p>36.618963</text:p>
          </table:table-cell>
          <table:table-cell office:value-type="float" office:value="12.947713" calcext:value-type="float">
            <text:p>12.947713</text:p>
          </table:table-cell>
          <table:table-cell office:value-type="float" office:value="0.646802" calcext:value-type="float">
            <text:p>0.646802</text:p>
          </table:table-cell>
          <table:table-cell office:value-type="float" office:value="0.553564" calcext:value-type="float">
            <text:p>0.553564</text:p>
          </table:table-cell>
          <table:table-cell office:value-type="float" office:value="225.958124" calcext:value-type="float">
            <text:p>225.958124</text:p>
          </table:table-cell>
          <table:table-cell office:value-type="float" office:value="80.031148" calcext:value-type="float">
            <text:p>80.031148</text:p>
          </table:table-cell>
          <table:table-cell office:value-type="float" office:value="1.726483" calcext:value-type="float">
            <text:p>1.726483</text:p>
          </table:table-cell>
          <table:table-cell office:value-type="float" office:value="1.575067" calcext:value-type="float">
            <text:p>1.575067</text:p>
          </table:table-cell>
          <table:table-cell office:value-type="float" office:value="911.608506" calcext:value-type="float">
            <text:p>911.608506</text:p>
          </table:table-cell>
          <table:table-cell office:value-type="float" office:value="341.144788" calcext:value-type="float">
            <text:p>341.144788</text:p>
          </table:table-cell>
          <table:table-cell office:value-type="float" office:value="3.618143" calcext:value-type="float">
            <text:p>3.618143</text:p>
          </table:table-cell>
          <table:table-cell office:value-type="float" office:value="3.258598" calcext:value-type="float">
            <text:p>3.258598</text:p>
          </table:table-cell>
          <table:table-cell table:number-columns-repeated="1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401449" calcext:value-type="float">
            <text:p>0.401449</text:p>
          </table:table-cell>
          <table:table-cell office:value-type="float" office:value="0.129347" calcext:value-type="float">
            <text:p>0.129347</text:p>
          </table:table-cell>
          <table:table-cell office:value-type="float" office:value="0.066209" calcext:value-type="float">
            <text:p>0.066209</text:p>
          </table:table-cell>
          <table:table-cell office:value-type="float" office:value="0.033384" calcext:value-type="float">
            <text:p>0.033384</text:p>
          </table:table-cell>
          <table:table-cell office:value-type="float" office:value="2.369164" calcext:value-type="float">
            <text:p>2.369164</text:p>
          </table:table-cell>
          <table:table-cell office:value-type="float" office:value="0.798359" calcext:value-type="float">
            <text:p>0.798359</text:p>
          </table:table-cell>
          <table:table-cell office:value-type="float" office:value="0.133328" calcext:value-type="float">
            <text:p>0.133328</text:p>
          </table:table-cell>
          <table:table-cell office:value-type="float" office:value="0.113702" calcext:value-type="float">
            <text:p>0.113702</text:p>
          </table:table-cell>
          <table:table-cell office:value-type="float" office:value="9.412962" calcext:value-type="float">
            <text:p>9.412962</text:p>
          </table:table-cell>
          <table:table-cell office:value-type="float" office:value="3.031122" calcext:value-type="float">
            <text:p>3.031122</text:p>
          </table:table-cell>
          <table:table-cell office:value-type="float" office:value="0.290541" calcext:value-type="float">
            <text:p>0.290541</text:p>
          </table:table-cell>
          <table:table-cell office:value-type="float" office:value="0.256458" calcext:value-type="float">
            <text:p>0.256458</text:p>
          </table:table-cell>
          <table:table-cell office:value-type="float" office:value="36.319483" calcext:value-type="float">
            <text:p>36.319483</text:p>
          </table:table-cell>
          <table:table-cell office:value-type="float" office:value="12.814944" calcext:value-type="float">
            <text:p>12.814944</text:p>
          </table:table-cell>
          <table:table-cell office:value-type="float" office:value="0.702886" calcext:value-type="float">
            <text:p>0.702886</text:p>
          </table:table-cell>
          <table:table-cell office:value-type="float" office:value="0.574376" calcext:value-type="float">
            <text:p>0.574376</text:p>
          </table:table-cell>
          <table:table-cell office:value-type="float" office:value="226.994921" calcext:value-type="float">
            <text:p>226.994921</text:p>
          </table:table-cell>
          <table:table-cell office:value-type="float" office:value="80.075637" calcext:value-type="float">
            <text:p>80.075637</text:p>
          </table:table-cell>
          <table:table-cell office:value-type="float" office:value="1.694287" calcext:value-type="float">
            <text:p>1.694287</text:p>
          </table:table-cell>
          <table:table-cell office:value-type="float" office:value="1.551041" calcext:value-type="float">
            <text:p>1.551041</text:p>
          </table:table-cell>
          <table:table-cell office:value-type="float" office:value="937.660526" calcext:value-type="float">
            <text:p>937.660526</text:p>
          </table:table-cell>
          <table:table-cell office:value-type="float" office:value="336.225287" calcext:value-type="float">
            <text:p>336.225287</text:p>
          </table:table-cell>
          <table:table-cell office:value-type="float" office:value="3.64601" calcext:value-type="float">
            <text:p>3.64601</text:p>
          </table:table-cell>
          <table:table-cell office:value-type="float" office:value="3.333119" calcext:value-type="float">
            <text:p>3.333119</text:p>
          </table:table-cell>
          <table:table-cell table:number-columns-repeated="1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399634" calcext:value-type="float">
            <text:p>0.399634</text:p>
          </table:table-cell>
          <table:table-cell office:value-type="float" office:value="0.129206" calcext:value-type="float">
            <text:p>0.129206</text:p>
          </table:table-cell>
          <table:table-cell office:value-type="float" office:value="0.043022" calcext:value-type="float">
            <text:p>0.043022</text:p>
          </table:table-cell>
          <table:table-cell office:value-type="float" office:value="0.032407" calcext:value-type="float">
            <text:p>0.032407</text:p>
          </table:table-cell>
          <table:table-cell office:value-type="float" office:value="2.394377" calcext:value-type="float">
            <text:p>2.394377</text:p>
          </table:table-cell>
          <table:table-cell office:value-type="float" office:value="0.773495" calcext:value-type="float">
            <text:p>0.773495</text:p>
          </table:table-cell>
          <table:table-cell office:value-type="float" office:value="0.133327" calcext:value-type="float">
            <text:p>0.133327</text:p>
          </table:table-cell>
          <table:table-cell office:value-type="float" office:value="0.108883" calcext:value-type="float">
            <text:p>0.108883</text:p>
          </table:table-cell>
          <table:table-cell office:value-type="float" office:value="9.257425" calcext:value-type="float">
            <text:p>9.257425</text:p>
          </table:table-cell>
          <table:table-cell office:value-type="float" office:value="3.033427" calcext:value-type="float">
            <text:p>3.033427</text:p>
          </table:table-cell>
          <table:table-cell office:value-type="float" office:value="0.290541" calcext:value-type="float">
            <text:p>0.290541</text:p>
          </table:table-cell>
          <table:table-cell office:value-type="float" office:value="0.25597" calcext:value-type="float">
            <text:p>0.25597</text:p>
          </table:table-cell>
          <table:table-cell office:value-type="float" office:value="36.227641" calcext:value-type="float">
            <text:p>36.227641</text:p>
          </table:table-cell>
          <table:table-cell office:value-type="float" office:value="13.969145" calcext:value-type="float">
            <text:p>13.969145</text:p>
          </table:table-cell>
          <table:table-cell office:value-type="float" office:value="0.933991" calcext:value-type="float">
            <text:p>0.933991</text:p>
          </table:table-cell>
          <table:table-cell office:value-type="float" office:value="0.538478" calcext:value-type="float">
            <text:p>0.538478</text:p>
          </table:table-cell>
          <table:table-cell office:value-type="float" office:value="246.703854" calcext:value-type="float">
            <text:p>246.703854</text:p>
          </table:table-cell>
          <table:table-cell office:value-type="float" office:value="80.095542" calcext:value-type="float">
            <text:p>80.095542</text:p>
          </table:table-cell>
          <table:table-cell office:value-type="float" office:value="1.713632" calcext:value-type="float">
            <text:p>1.713632</text:p>
          </table:table-cell>
          <table:table-cell office:value-type="float" office:value="1.52492" calcext:value-type="float">
            <text:p>1.52492</text:p>
          </table:table-cell>
          <table:table-cell office:value-type="float" office:value="923.937358" calcext:value-type="float">
            <text:p>923.937358</text:p>
          </table:table-cell>
          <table:table-cell office:value-type="float" office:value="355.265496" calcext:value-type="float">
            <text:p>355.265496</text:p>
          </table:table-cell>
          <table:table-cell office:value-type="float" office:value="3.633857" calcext:value-type="float">
            <text:p>3.633857</text:p>
          </table:table-cell>
          <table:table-cell office:value-type="float" office:value="3.251684" calcext:value-type="float">
            <text:p>3.251684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7054" calcext:value-type="float">
            <text:p>0.007054</text:p>
          </table:table-cell>
          <table:table-cell office:value-type="float" office:value="0.003353" calcext:value-type="float">
            <text:p>0.003353</text:p>
          </table:table-cell>
          <table:table-cell office:value-type="float" office:value="0.004331" calcext:value-type="float">
            <text:p>0.004331</text:p>
          </table:table-cell>
          <table:table-cell office:value-type="float" office:value="0.003912" calcext:value-type="float">
            <text:p>0.003912</text:p>
          </table:table-cell>
          <table:table-cell office:value-type="float" office:value="0.404382" calcext:value-type="float">
            <text:p>0.404382</text:p>
          </table:table-cell>
          <table:table-cell office:value-type="float" office:value="0.129416" calcext:value-type="float">
            <text:p>0.129416</text:p>
          </table:table-cell>
          <table:table-cell office:value-type="float" office:value="0.053289" calcext:value-type="float">
            <text:p>0.053289</text:p>
          </table:table-cell>
          <table:table-cell office:value-type="float" office:value="0.050635" calcext:value-type="float">
            <text:p>0.050635</text:p>
          </table:table-cell>
          <table:table-cell office:value-type="float" office:value="2.391584" calcext:value-type="float">
            <text:p>2.391584</text:p>
          </table:table-cell>
          <table:table-cell office:value-type="float" office:value="0.785089" calcext:value-type="float">
            <text:p>0.785089</text:p>
          </table:table-cell>
          <table:table-cell office:value-type="float" office:value="0.155398" calcext:value-type="float">
            <text:p>0.155398</text:p>
          </table:table-cell>
          <table:table-cell office:value-type="float" office:value="0.165664" calcext:value-type="float">
            <text:p>0.165664</text:p>
          </table:table-cell>
          <table:table-cell office:value-type="float" office:value="9.28627" calcext:value-type="float">
            <text:p>9.28627</text:p>
          </table:table-cell>
          <table:table-cell office:value-type="float" office:value="3.522388" calcext:value-type="float">
            <text:p>3.522388</text:p>
          </table:table-cell>
          <table:table-cell office:value-type="float" office:value="0.296198" calcext:value-type="float">
            <text:p>0.296198</text:p>
          </table:table-cell>
          <table:table-cell office:value-type="float" office:value="0.264211" calcext:value-type="float">
            <text:p>0.264211</text:p>
          </table:table-cell>
          <table:table-cell office:value-type="float" office:value="36.837567" calcext:value-type="float">
            <text:p>36.837567</text:p>
          </table:table-cell>
          <table:table-cell office:value-type="float" office:value="13.139567" calcext:value-type="float">
            <text:p>13.139567</text:p>
          </table:table-cell>
          <table:table-cell office:value-type="float" office:value="0.823222" calcext:value-type="float">
            <text:p>0.823222</text:p>
          </table:table-cell>
          <table:table-cell office:value-type="float" office:value="0.563901" calcext:value-type="float">
            <text:p>0.563901</text:p>
          </table:table-cell>
          <table:table-cell office:value-type="float" office:value="257.765986" calcext:value-type="float">
            <text:p>257.765986</text:p>
          </table:table-cell>
          <table:table-cell office:value-type="float" office:value="80.784039" calcext:value-type="float">
            <text:p>80.784039</text:p>
          </table:table-cell>
          <table:table-cell office:value-type="float" office:value="1.693168" calcext:value-type="float">
            <text:p>1.693168</text:p>
          </table:table-cell>
          <table:table-cell office:value-type="float" office:value="1.555161" calcext:value-type="float">
            <text:p>1.555161</text:p>
          </table:table-cell>
          <table:table-cell office:value-type="float" office:value="921.770804" calcext:value-type="float">
            <text:p>921.770804</text:p>
          </table:table-cell>
          <table:table-cell office:value-type="float" office:value="374.672932" calcext:value-type="float">
            <text:p>374.672932</text:p>
          </table:table-cell>
          <table:table-cell office:value-type="float" office:value="3.678067" calcext:value-type="float">
            <text:p>3.678067</text:p>
          </table:table-cell>
          <table:table-cell office:value-type="float" office:value="3.265722" calcext:value-type="float">
            <text:p>3.265722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69544" calcext:value-type="float">
            <text:p>0.469544</text:p>
          </table:table-cell>
          <table:table-cell office:value-type="float" office:value="0.128788" calcext:value-type="float">
            <text:p>0.128788</text:p>
          </table:table-cell>
          <table:table-cell office:value-type="float" office:value="0.049517" calcext:value-type="float">
            <text:p>0.049517</text:p>
          </table:table-cell>
          <table:table-cell office:value-type="float" office:value="0.042394" calcext:value-type="float">
            <text:p>0.042394</text:p>
          </table:table-cell>
          <table:table-cell office:value-type="float" office:value="2.529381" calcext:value-type="float">
            <text:p>2.529381</text:p>
          </table:table-cell>
          <table:table-cell office:value-type="float" office:value="0.783902" calcext:value-type="float">
            <text:p>0.783902</text:p>
          </table:table-cell>
          <table:table-cell office:value-type="float" office:value="0.132559" calcext:value-type="float">
            <text:p>0.132559</text:p>
          </table:table-cell>
          <table:table-cell office:value-type="float" office:value="0.131652" calcext:value-type="float">
            <text:p>0.131652</text:p>
          </table:table-cell>
          <table:table-cell office:value-type="float" office:value="9.29053" calcext:value-type="float">
            <text:p>9.29053</text:p>
          </table:table-cell>
          <table:table-cell office:value-type="float" office:value="3.623239" calcext:value-type="float">
            <text:p>3.623239</text:p>
          </table:table-cell>
          <table:table-cell office:value-type="float" office:value="0.293544" calcext:value-type="float">
            <text:p>0.293544</text:p>
          </table:table-cell>
          <table:table-cell office:value-type="float" office:value="0.252897" calcext:value-type="float">
            <text:p>0.252897</text:p>
          </table:table-cell>
          <table:table-cell office:value-type="float" office:value="36.769053" calcext:value-type="float">
            <text:p>36.769053</text:p>
          </table:table-cell>
          <table:table-cell office:value-type="float" office:value="13.143618" calcext:value-type="float">
            <text:p>13.143618</text:p>
          </table:table-cell>
          <table:table-cell office:value-type="float" office:value="0.663146" calcext:value-type="float">
            <text:p>0.663146</text:p>
          </table:table-cell>
          <table:table-cell office:value-type="float" office:value="0.56397" calcext:value-type="float">
            <text:p>0.56397</text:p>
          </table:table-cell>
          <table:table-cell office:value-type="float" office:value="253.497969" calcext:value-type="float">
            <text:p>253.497969</text:p>
          </table:table-cell>
          <table:table-cell office:value-type="float" office:value="80.409829" calcext:value-type="float">
            <text:p>80.409829</text:p>
          </table:table-cell>
          <table:table-cell office:value-type="float" office:value="1.872103" calcext:value-type="float">
            <text:p>1.872103</text:p>
          </table:table-cell>
          <table:table-cell office:value-type="float" office:value="1.577511" calcext:value-type="float">
            <text:p>1.577511</text:p>
          </table:table-cell>
          <table:table-cell office:value-type="float" office:value="926.115369" calcext:value-type="float">
            <text:p>926.115369</text:p>
          </table:table-cell>
          <table:table-cell office:value-type="float" office:value="334.607127" calcext:value-type="float">
            <text:p>334.607127</text:p>
          </table:table-cell>
          <table:table-cell office:value-type="float" office:value="3.664308" calcext:value-type="float">
            <text:p>3.664308</text:p>
          </table:table-cell>
          <table:table-cell office:value-type="float" office:value="3.338427" calcext:value-type="float">
            <text:p>3.338427</text:p>
          </table:table-cell>
          <table:table-cell table:number-columns-repeated="1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04819" calcext:value-type="float">
            <text:p>0.004819</text:p>
          </table:table-cell>
          <table:table-cell table:number-columns-repeated="2" office:value-type="float" office:value="0.002375" calcext:value-type="float">
            <text:p>0.002375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515011" calcext:value-type="float">
            <text:p>0.515011</text:p>
          </table:table-cell>
          <table:table-cell office:value-type="float" office:value="0.128579" calcext:value-type="float">
            <text:p>0.128579</text:p>
          </table:table-cell>
          <table:table-cell office:value-type="float" office:value="0.045746" calcext:value-type="float">
            <text:p>0.045746</text:p>
          </table:table-cell>
          <table:table-cell office:value-type="float" office:value="0.036318" calcext:value-type="float">
            <text:p>0.036318</text:p>
          </table:table-cell>
          <table:table-cell office:value-type="float" office:value="2.552708" calcext:value-type="float">
            <text:p>2.552708</text:p>
          </table:table-cell>
          <table:table-cell office:value-type="float" office:value="0.78446" calcext:value-type="float">
            <text:p>0.78446</text:p>
          </table:table-cell>
          <table:table-cell office:value-type="float" office:value="0.135074" calcext:value-type="float">
            <text:p>0.135074</text:p>
          </table:table-cell>
          <table:table-cell office:value-type="float" office:value="0.120197" calcext:value-type="float">
            <text:p>0.120197</text:p>
          </table:table-cell>
          <table:table-cell office:value-type="float" office:value="9.279564" calcext:value-type="float">
            <text:p>9.279564</text:p>
          </table:table-cell>
          <table:table-cell office:value-type="float" office:value="3.139307" calcext:value-type="float">
            <text:p>3.139307</text:p>
          </table:table-cell>
          <table:table-cell office:value-type="float" office:value="0.29941" calcext:value-type="float">
            <text:p>0.29941</text:p>
          </table:table-cell>
          <table:table-cell office:value-type="float" office:value="0.249544" calcext:value-type="float">
            <text:p>0.249544</text:p>
          </table:table-cell>
          <table:table-cell office:value-type="float" office:value="38.063984" calcext:value-type="float">
            <text:p>38.063984</text:p>
          </table:table-cell>
          <table:table-cell office:value-type="float" office:value="12.946526" calcext:value-type="float">
            <text:p>12.946526</text:p>
          </table:table-cell>
          <table:table-cell office:value-type="float" office:value="0.661679" calcext:value-type="float">
            <text:p>0.661679</text:p>
          </table:table-cell>
          <table:table-cell office:value-type="float" office:value="0.557824" calcext:value-type="float">
            <text:p>0.557824</text:p>
          </table:table-cell>
          <table:table-cell office:value-type="float" office:value="230.903393" calcext:value-type="float">
            <text:p>230.903393</text:p>
          </table:table-cell>
          <table:table-cell office:value-type="float" office:value="80.387828" calcext:value-type="float">
            <text:p>80.387828</text:p>
          </table:table-cell>
          <table:table-cell office:value-type="float" office:value="1.78962" calcext:value-type="float">
            <text:p>1.78962</text:p>
          </table:table-cell>
          <table:table-cell office:value-type="float" office:value="1.551669" calcext:value-type="float">
            <text:p>1.551669</text:p>
          </table:table-cell>
          <table:table-cell office:value-type="float" office:value="913.240077" calcext:value-type="float">
            <text:p>913.240077</text:p>
          </table:table-cell>
          <table:table-cell office:value-type="float" office:value="330.200054" calcext:value-type="float">
            <text:p>330.200054</text:p>
          </table:table-cell>
          <table:table-cell office:value-type="float" office:value="3.648663" calcext:value-type="float">
            <text:p>3.648663</text:p>
          </table:table-cell>
          <table:table-cell office:value-type="float" office:value="3.277805" calcext:value-type="float">
            <text:p>3.277805</text:p>
          </table:table-cell>
          <table:table-cell table:number-columns-repeated="1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01728" calcext:value-type="float">
            <text:p>0.401728</text:p>
          </table:table-cell>
          <table:table-cell office:value-type="float" office:value="0.128788" calcext:value-type="float">
            <text:p>0.128788</text:p>
          </table:table-cell>
          <table:table-cell office:value-type="float" office:value="0.043371" calcext:value-type="float">
            <text:p>0.043371</text:p>
          </table:table-cell>
          <table:table-cell office:value-type="float" office:value="0.033175" calcext:value-type="float">
            <text:p>0.033175</text:p>
          </table:table-cell>
          <table:table-cell office:value-type="float" office:value="2.373913" calcext:value-type="float">
            <text:p>2.373913</text:p>
          </table:table-cell>
          <table:table-cell office:value-type="float" office:value="0.809045" calcext:value-type="float">
            <text:p>0.809045</text:p>
          </table:table-cell>
          <table:table-cell office:value-type="float" office:value="0.288585" calcext:value-type="float">
            <text:p>0.288585</text:p>
          </table:table-cell>
          <table:table-cell office:value-type="float" office:value="0.111258" calcext:value-type="float">
            <text:p>0.111258</text:p>
          </table:table-cell>
          <table:table-cell office:value-type="float" office:value="9.254212" calcext:value-type="float">
            <text:p>9.254212</text:p>
          </table:table-cell>
          <table:table-cell office:value-type="float" office:value="3.176882" calcext:value-type="float">
            <text:p>3.176882</text:p>
          </table:table-cell>
          <table:table-cell office:value-type="float" office:value="0.294102" calcext:value-type="float">
            <text:p>0.294102</text:p>
          </table:table-cell>
          <table:table-cell office:value-type="float" office:value="0.248775" calcext:value-type="float">
            <text:p>0.248775</text:p>
          </table:table-cell>
          <table:table-cell office:value-type="float" office:value="36.6997" calcext:value-type="float">
            <text:p>36.6997</text:p>
          </table:table-cell>
          <table:table-cell office:value-type="float" office:value="12.890302" calcext:value-type="float">
            <text:p>12.890302</text:p>
          </table:table-cell>
          <table:table-cell office:value-type="float" office:value="0.66112" calcext:value-type="float">
            <text:p>0.66112</text:p>
          </table:table-cell>
          <table:table-cell office:value-type="float" office:value="0.534008" calcext:value-type="float">
            <text:p>0.534008</text:p>
          </table:table-cell>
          <table:table-cell office:value-type="float" office:value="229.180053" calcext:value-type="float">
            <text:p>229.180053</text:p>
          </table:table-cell>
          <table:table-cell office:value-type="float" office:value="80.379308" calcext:value-type="float">
            <text:p>80.379308</text:p>
          </table:table-cell>
          <table:table-cell office:value-type="float" office:value="1.71901" calcext:value-type="float">
            <text:p>1.71901</text:p>
          </table:table-cell>
          <table:table-cell office:value-type="float" office:value="1.571435" calcext:value-type="float">
            <text:p>1.571435</text:p>
          </table:table-cell>
          <table:table-cell office:value-type="float" office:value="916.461799" calcext:value-type="float">
            <text:p>916.461799</text:p>
          </table:table-cell>
          <table:table-cell office:value-type="float" office:value="334.30227" calcext:value-type="float">
            <text:p>334.30227</text:p>
          </table:table-cell>
          <table:table-cell office:value-type="float" office:value="3.610739" calcext:value-type="float">
            <text:p>3.610739</text:p>
          </table:table-cell>
          <table:table-cell office:value-type="float" office:value="3.307697" calcext:value-type="float">
            <text:p>3.307697</text:p>
          </table:table-cell>
          <table:table-cell table:number-columns-repeated="1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05168" calcext:value-type="float">
            <text:p>0.005168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42296" calcext:value-type="float">
            <text:p>0.42296</text:p>
          </table:table-cell>
          <table:table-cell office:value-type="float" office:value="0.12788" calcext:value-type="float">
            <text:p>0.12788</text:p>
          </table:table-cell>
          <table:table-cell office:value-type="float" office:value="0.042324" calcext:value-type="float">
            <text:p>0.042324</text:p>
          </table:table-cell>
          <table:table-cell office:value-type="float" office:value="0.031499" calcext:value-type="float">
            <text:p>0.031499</text:p>
          </table:table-cell>
          <table:table-cell office:value-type="float" office:value="2.385438" calcext:value-type="float">
            <text:p>2.385438</text:p>
          </table:table-cell>
          <table:table-cell office:value-type="float" office:value="0.78872" calcext:value-type="float">
            <text:p>0.78872</text:p>
          </table:table-cell>
          <table:table-cell office:value-type="float" office:value="0.170762" calcext:value-type="float">
            <text:p>0.170762</text:p>
          </table:table-cell>
          <table:table-cell office:value-type="float" office:value="0.110071" calcext:value-type="float">
            <text:p>0.110071</text:p>
          </table:table-cell>
          <table:table-cell office:value-type="float" office:value="9.265597" calcext:value-type="float">
            <text:p>9.265597</text:p>
          </table:table-cell>
          <table:table-cell office:value-type="float" office:value="3.144336" calcext:value-type="float">
            <text:p>3.144336</text:p>
          </table:table-cell>
          <table:table-cell office:value-type="float" office:value="0.292916" calcext:value-type="float">
            <text:p>0.292916</text:p>
          </table:table-cell>
          <table:table-cell office:value-type="float" office:value="0.256667" calcext:value-type="float">
            <text:p>0.256667</text:p>
          </table:table-cell>
          <table:table-cell office:value-type="float" office:value="36.732037" calcext:value-type="float">
            <text:p>36.732037</text:p>
          </table:table-cell>
          <table:table-cell office:value-type="float" office:value="12.809565" calcext:value-type="float">
            <text:p>12.809565</text:p>
          </table:table-cell>
          <table:table-cell office:value-type="float" office:value="0.667755" calcext:value-type="float">
            <text:p>0.667755</text:p>
          </table:table-cell>
          <table:table-cell office:value-type="float" office:value="0.556567" calcext:value-type="float">
            <text:p>0.556567</text:p>
          </table:table-cell>
          <table:table-cell office:value-type="float" office:value="228.174056" calcext:value-type="float">
            <text:p>228.174056</text:p>
          </table:table-cell>
          <table:table-cell office:value-type="float" office:value="80.295498" calcext:value-type="float">
            <text:p>80.295498</text:p>
          </table:table-cell>
          <table:table-cell office:value-type="float" office:value="1.730603" calcext:value-type="float">
            <text:p>1.730603</text:p>
          </table:table-cell>
          <table:table-cell office:value-type="float" office:value="1.528831" calcext:value-type="float">
            <text:p>1.528831</text:p>
          </table:table-cell>
          <table:table-cell office:value-type="float" office:value="1014.099115" calcext:value-type="float">
            <text:p>1014.099115</text:p>
          </table:table-cell>
          <table:table-cell office:value-type="float" office:value="330.923124" calcext:value-type="float">
            <text:p>330.923124</text:p>
          </table:table-cell>
          <table:table-cell office:value-type="float" office:value="3.642587" calcext:value-type="float">
            <text:p>3.642587</text:p>
          </table:table-cell>
          <table:table-cell office:value-type="float" office:value="3.323201" calcext:value-type="float">
            <text:p>3.323201</text:p>
          </table:table-cell>
          <table:table-cell table:number-columns-repeated="1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06705" calcext:value-type="float">
            <text:p>0.006705</text:p>
          </table:table-cell>
          <table:table-cell office:value-type="float" office:value="0.001955" calcext:value-type="float">
            <text:p>0.001955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433" calcext:value-type="float">
            <text:p>0.00433</text:p>
          </table:table-cell>
          <table:table-cell office:value-type="float" office:value="0.4055" calcext:value-type="float">
            <text:p>0.4055</text:p>
          </table:table-cell>
          <table:table-cell office:value-type="float" office:value="0.139544" calcext:value-type="float">
            <text:p>0.139544</text:p>
          </table:table-cell>
          <table:table-cell office:value-type="float" office:value="0.052451" calcext:value-type="float">
            <text:p>0.052451</text:p>
          </table:table-cell>
          <table:table-cell office:value-type="float" office:value="0.050425" calcext:value-type="float">
            <text:p>0.050425</text:p>
          </table:table-cell>
          <table:table-cell office:value-type="float" office:value="2.37538" calcext:value-type="float">
            <text:p>2.37538</text:p>
          </table:table-cell>
          <table:table-cell office:value-type="float" office:value="0.764695" calcext:value-type="float">
            <text:p>0.764695</text:p>
          </table:table-cell>
          <table:table-cell office:value-type="float" office:value="0.171321" calcext:value-type="float">
            <text:p>0.171321</text:p>
          </table:table-cell>
          <table:table-cell office:value-type="float" office:value="0.14101" calcext:value-type="float">
            <text:p>0.14101</text:p>
          </table:table-cell>
          <table:table-cell office:value-type="float" office:value="9.299121" calcext:value-type="float">
            <text:p>9.299121</text:p>
          </table:table-cell>
          <table:table-cell office:value-type="float" office:value="3.44661" calcext:value-type="float">
            <text:p>3.44661</text:p>
          </table:table-cell>
          <table:table-cell office:value-type="float" office:value="0.295709" calcext:value-type="float">
            <text:p>0.295709</text:p>
          </table:table-cell>
          <table:table-cell office:value-type="float" office:value="0.257156" calcext:value-type="float">
            <text:p>0.257156</text:p>
          </table:table-cell>
          <table:table-cell office:value-type="float" office:value="36.762139" calcext:value-type="float">
            <text:p>36.762139</text:p>
          </table:table-cell>
          <table:table-cell office:value-type="float" office:value="13.034177" calcext:value-type="float">
            <text:p>13.034177</text:p>
          </table:table-cell>
          <table:table-cell office:value-type="float" office:value="0.66531" calcext:value-type="float">
            <text:p>0.66531</text:p>
          </table:table-cell>
          <table:table-cell office:value-type="float" office:value="0.560408" calcext:value-type="float">
            <text:p>0.560408</text:p>
          </table:table-cell>
          <table:table-cell office:value-type="float" office:value="236.899849" calcext:value-type="float">
            <text:p>236.899849</text:p>
          </table:table-cell>
          <table:table-cell office:value-type="float" office:value="80.936435" calcext:value-type="float">
            <text:p>80.936435</text:p>
          </table:table-cell>
          <table:table-cell office:value-type="float" office:value="1.736331" calcext:value-type="float">
            <text:p>1.736331</text:p>
          </table:table-cell>
          <table:table-cell office:value-type="float" office:value="1.536234" calcext:value-type="float">
            <text:p>1.536234</text:p>
          </table:table-cell>
          <table:table-cell office:value-type="float" office:value="1008.265599" calcext:value-type="float">
            <text:p>1008.265599</text:p>
          </table:table-cell>
          <table:table-cell office:value-type="float" office:value="336.028474" calcext:value-type="float">
            <text:p>336.028474</text:p>
          </table:table-cell>
          <table:table-cell office:value-type="float" office:value="3.620029" calcext:value-type="float">
            <text:p>3.620029</text:p>
          </table:table-cell>
          <table:table-cell office:value-type="float" office:value="3.305672" calcext:value-type="float">
            <text:p>3.305672</text:p>
          </table:table-cell>
          <table:table-cell table:number-columns-repeated="1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6355" calcext:value-type="float">
            <text:p>0.006355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521157" calcext:value-type="float">
            <text:p>0.521157</text:p>
          </table:table-cell>
          <table:table-cell office:value-type="float" office:value="0.127531" calcext:value-type="float">
            <text:p>0.127531</text:p>
          </table:table-cell>
          <table:table-cell office:value-type="float" office:value="0.04875" calcext:value-type="float">
            <text:p>0.04875</text:p>
          </table:table-cell>
          <table:table-cell office:value-type="float" office:value="0.042045" calcext:value-type="float">
            <text:p>0.042045</text:p>
          </table:table-cell>
          <table:table-cell office:value-type="float" office:value="2.367977" calcext:value-type="float">
            <text:p>2.367977</text:p>
          </table:table-cell>
          <table:table-cell office:value-type="float" office:value="0.763508" calcext:value-type="float">
            <text:p>0.763508</text:p>
          </table:table-cell>
          <table:table-cell office:value-type="float" office:value="0.168667" calcext:value-type="float">
            <text:p>0.168667</text:p>
          </table:table-cell>
          <table:table-cell office:value-type="float" office:value="0.118032" calcext:value-type="float">
            <text:p>0.118032</text:p>
          </table:table-cell>
          <table:table-cell office:value-type="float" office:value="9.285921" calcext:value-type="float">
            <text:p>9.285921</text:p>
          </table:table-cell>
          <table:table-cell office:value-type="float" office:value="3.92251" calcext:value-type="float">
            <text:p>3.92251</text:p>
          </table:table-cell>
          <table:table-cell office:value-type="float" office:value="0.292566" calcext:value-type="float">
            <text:p>0.292566</text:p>
          </table:table-cell>
          <table:table-cell office:value-type="float" office:value="0.252478" calcext:value-type="float">
            <text:p>0.252478</text:p>
          </table:table-cell>
          <table:table-cell office:value-type="float" office:value="37.05687" calcext:value-type="float">
            <text:p>37.05687</text:p>
          </table:table-cell>
          <table:table-cell office:value-type="float" office:value="12.961401" calcext:value-type="float">
            <text:p>12.961401</text:p>
          </table:table-cell>
          <table:table-cell office:value-type="float" office:value="0.701209" calcext:value-type="float">
            <text:p>0.701209</text:p>
          </table:table-cell>
          <table:table-cell office:value-type="float" office:value="0.552028" calcext:value-type="float">
            <text:p>0.552028</text:p>
          </table:table-cell>
          <table:table-cell office:value-type="float" office:value="230.303944" calcext:value-type="float">
            <text:p>230.303944</text:p>
          </table:table-cell>
          <table:table-cell office:value-type="float" office:value="80.777684" calcext:value-type="float">
            <text:p>80.777684</text:p>
          </table:table-cell>
          <table:table-cell office:value-type="float" office:value="1.723619" calcext:value-type="float">
            <text:p>1.723619</text:p>
          </table:table-cell>
          <table:table-cell office:value-type="float" office:value="1.528273" calcext:value-type="float">
            <text:p>1.528273</text:p>
          </table:table-cell>
          <table:table-cell office:value-type="float" office:value="919.403458" calcext:value-type="float">
            <text:p>919.403458</text:p>
          </table:table-cell>
          <table:table-cell office:value-type="float" office:value="333.842432" calcext:value-type="float">
            <text:p>333.842432</text:p>
          </table:table-cell>
          <table:table-cell office:value-type="float" office:value="3.645311" calcext:value-type="float">
            <text:p>3.645311</text:p>
          </table:table-cell>
          <table:table-cell office:value-type="float" office:value="3.283252" calcext:value-type="float">
            <text:p>3.283252</text:p>
          </table:table-cell>
          <table:table-cell table:number-columns-repeated="1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4943" calcext:value-type="float">
            <text:p>0.44943</text:p>
          </table:table-cell>
          <table:table-cell office:value-type="float" office:value="0.127251" calcext:value-type="float">
            <text:p>0.127251</text:p>
          </table:table-cell>
          <table:table-cell office:value-type="float" office:value="0.045327" calcext:value-type="float">
            <text:p>0.045327</text:p>
          </table:table-cell>
          <table:table-cell office:value-type="float" office:value="0.036597" calcext:value-type="float">
            <text:p>0.036597</text:p>
          </table:table-cell>
          <table:table-cell office:value-type="float" office:value="2.518905" calcext:value-type="float">
            <text:p>2.518905</text:p>
          </table:table-cell>
          <table:table-cell office:value-type="float" office:value="0.764485" calcext:value-type="float">
            <text:p>0.764485</text:p>
          </table:table-cell>
          <table:table-cell office:value-type="float" office:value="0.166363" calcext:value-type="float">
            <text:p>0.166363</text:p>
          </table:table-cell>
          <table:table-cell office:value-type="float" office:value="0.112235" calcext:value-type="float">
            <text:p>0.112235</text:p>
          </table:table-cell>
          <table:table-cell office:value-type="float" office:value="9.258054" calcext:value-type="float">
            <text:p>9.258054</text:p>
          </table:table-cell>
          <table:table-cell office:value-type="float" office:value="3.10739" calcext:value-type="float">
            <text:p>3.10739</text:p>
          </table:table-cell>
          <table:table-cell office:value-type="float" office:value="0.292357" calcext:value-type="float">
            <text:p>0.292357</text:p>
          </table:table-cell>
          <table:table-cell office:value-type="float" office:value="0.257785" calcext:value-type="float">
            <text:p>0.257785</text:p>
          </table:table-cell>
          <table:table-cell office:value-type="float" office:value="36.767865" calcext:value-type="float">
            <text:p>36.767865</text:p>
          </table:table-cell>
          <table:table-cell office:value-type="float" office:value="12.825839" calcext:value-type="float">
            <text:p>12.825839</text:p>
          </table:table-cell>
          <table:table-cell office:value-type="float" office:value="0.658955" calcext:value-type="float">
            <text:p>0.658955</text:p>
          </table:table-cell>
          <table:table-cell office:value-type="float" office:value="0.556427" calcext:value-type="float">
            <text:p>0.556427</text:p>
          </table:table-cell>
          <table:table-cell office:value-type="float" office:value="226.662197" calcext:value-type="float">
            <text:p>226.662197</text:p>
          </table:table-cell>
          <table:table-cell office:value-type="float" office:value="80.648966" calcext:value-type="float">
            <text:p>80.648966</text:p>
          </table:table-cell>
          <table:table-cell office:value-type="float" office:value="1.712934" calcext:value-type="float">
            <text:p>1.712934</text:p>
          </table:table-cell>
          <table:table-cell office:value-type="float" office:value="1.528831" calcext:value-type="float">
            <text:p>1.528831</text:p>
          </table:table-cell>
          <table:table-cell office:value-type="float" office:value="913.994928" calcext:value-type="float">
            <text:p>913.994928</text:p>
          </table:table-cell>
          <table:table-cell office:value-type="float" office:value="351.352692" calcext:value-type="float">
            <text:p>351.352692</text:p>
          </table:table-cell>
          <table:table-cell office:value-type="float" office:value="3.626663" calcext:value-type="float">
            <text:p>3.626663</text:p>
          </table:table-cell>
          <table:table-cell office:value-type="float" office:value="3.299036" calcext:value-type="float">
            <text:p>3.299036</text:p>
          </table:table-cell>
          <table:table-cell table:number-columns-repeated="1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04609" calcext:value-type="float">
            <text:p>0.004609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1816" calcext:value-type="float">
            <text:p>0.001816</text:p>
          </table:table-cell>
          <table:table-cell office:value-type="float" office:value="0.002304" calcext:value-type="float">
            <text:p>0.002304</text:p>
          </table:table-cell>
          <table:table-cell office:value-type="float" office:value="0.497901" calcext:value-type="float">
            <text:p>0.497901</text:p>
          </table:table-cell>
          <table:table-cell office:value-type="float" office:value="0.127112" calcext:value-type="float">
            <text:p>0.127112</text:p>
          </table:table-cell>
          <table:table-cell office:value-type="float" office:value="0.043022" calcext:value-type="float">
            <text:p>0.043022</text:p>
          </table:table-cell>
          <table:table-cell office:value-type="float" office:value="0.033803" calcext:value-type="float">
            <text:p>0.033803</text:p>
          </table:table-cell>
          <table:table-cell office:value-type="float" office:value="2.500117" calcext:value-type="float">
            <text:p>2.500117</text:p>
          </table:table-cell>
          <table:table-cell office:value-type="float" office:value="0.759597" calcext:value-type="float">
            <text:p>0.759597</text:p>
          </table:table-cell>
          <table:table-cell office:value-type="float" office:value="0.134724" calcext:value-type="float">
            <text:p>0.134724</text:p>
          </table:table-cell>
          <table:table-cell office:value-type="float" office:value="0.111607" calcext:value-type="float">
            <text:p>0.111607</text:p>
          </table:table-cell>
          <table:table-cell office:value-type="float" office:value="9.255609" calcext:value-type="float">
            <text:p>9.255609</text:p>
          </table:table-cell>
          <table:table-cell office:value-type="float" office:value="3.055497" calcext:value-type="float">
            <text:p>3.055497</text:p>
          </table:table-cell>
          <table:table-cell office:value-type="float" office:value="0.292147" calcext:value-type="float">
            <text:p>0.292147</text:p>
          </table:table-cell>
          <table:table-cell office:value-type="float" office:value="0.256179" calcext:value-type="float">
            <text:p>0.256179</text:p>
          </table:table-cell>
          <table:table-cell office:value-type="float" office:value="36.731338" calcext:value-type="float">
            <text:p>36.731338</text:p>
          </table:table-cell>
          <table:table-cell office:value-type="float" office:value="12.810683" calcext:value-type="float">
            <text:p>12.810683</text:p>
          </table:table-cell>
          <table:table-cell office:value-type="float" office:value="0.643869" calcext:value-type="float">
            <text:p>0.643869</text:p>
          </table:table-cell>
          <table:table-cell office:value-type="float" office:value="0.554961" calcext:value-type="float">
            <text:p>0.554961</text:p>
          </table:table-cell>
          <table:table-cell office:value-type="float" office:value="225.759564" calcext:value-type="float">
            <text:p>225.759564</text:p>
          </table:table-cell>
          <table:table-cell office:value-type="float" office:value="80.802338" calcext:value-type="float">
            <text:p>80.802338</text:p>
          </table:table-cell>
          <table:table-cell office:value-type="float" office:value="1.724108" calcext:value-type="float">
            <text:p>1.724108</text:p>
          </table:table-cell>
          <table:table-cell office:value-type="float" office:value="1.561867" calcext:value-type="float">
            <text:p>1.561867</text:p>
          </table:table-cell>
          <table:table-cell office:value-type="float" office:value="915.012939" calcext:value-type="float">
            <text:p>915.012939</text:p>
          </table:table-cell>
          <table:table-cell office:value-type="float" office:value="341.102534" calcext:value-type="float">
            <text:p>341.102534</text:p>
          </table:table-cell>
          <table:table-cell office:value-type="float" office:value="3.67227" calcext:value-type="float">
            <text:p>3.67227</text:p>
          </table:table-cell>
          <table:table-cell office:value-type="float" office:value="3.30644" calcext:value-type="float">
            <text:p>3.30644</text:p>
          </table:table-cell>
          <table:table-cell table:number-columns-repeated="1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05168" calcext:value-type="float">
            <text:p>0.005168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3422" calcext:value-type="float">
            <text:p>0.003422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32808" calcext:value-type="float">
            <text:p>0.432808</text:p>
          </table:table-cell>
          <table:table-cell office:value-type="float" office:value="0.127391" calcext:value-type="float">
            <text:p>0.127391</text:p>
          </table:table-cell>
          <table:table-cell office:value-type="float" office:value="0.042883" calcext:value-type="float">
            <text:p>0.042883</text:p>
          </table:table-cell>
          <table:table-cell office:value-type="float" office:value="0.031429" calcext:value-type="float">
            <text:p>0.031429</text:p>
          </table:table-cell>
          <table:table-cell office:value-type="float" office:value="2.408625" calcext:value-type="float">
            <text:p>2.408625</text:p>
          </table:table-cell>
          <table:table-cell office:value-type="float" office:value="0.760364" calcext:value-type="float">
            <text:p>0.760364</text:p>
          </table:table-cell>
          <table:table-cell office:value-type="float" office:value="0.131721" calcext:value-type="float">
            <text:p>0.131721</text:p>
          </table:table-cell>
          <table:table-cell office:value-type="float" office:value="0.111188" calcext:value-type="float">
            <text:p>0.111188</text:p>
          </table:table-cell>
          <table:table-cell office:value-type="float" office:value="9.271324" calcext:value-type="float">
            <text:p>9.271324</text:p>
          </table:table-cell>
          <table:table-cell office:value-type="float" office:value="3.148246" calcext:value-type="float">
            <text:p>3.148246</text:p>
          </table:table-cell>
          <table:table-cell office:value-type="float" office:value="0.291309" calcext:value-type="float">
            <text:p>0.291309</text:p>
          </table:table-cell>
          <table:table-cell office:value-type="float" office:value="0.263931" calcext:value-type="float">
            <text:p>0.263931</text:p>
          </table:table-cell>
          <table:table-cell office:value-type="float" office:value="36.623223" calcext:value-type="float">
            <text:p>36.623223</text:p>
          </table:table-cell>
          <table:table-cell office:value-type="float" office:value="13.5436" calcext:value-type="float">
            <text:p>13.5436</text:p>
          </table:table-cell>
          <table:table-cell office:value-type="float" office:value="0.658605" calcext:value-type="float">
            <text:p>0.658605</text:p>
          </table:table-cell>
          <table:table-cell office:value-type="float" office:value="0.565297" calcext:value-type="float">
            <text:p>0.565297</text:p>
          </table:table-cell>
          <table:table-cell office:value-type="float" office:value="224.910221" calcext:value-type="float">
            <text:p>224.910221</text:p>
          </table:table-cell>
          <table:table-cell office:value-type="float" office:value="80.583595" calcext:value-type="float">
            <text:p>80.583595</text:p>
          </table:table-cell>
          <table:table-cell office:value-type="float" office:value="1.699594" calcext:value-type="float">
            <text:p>1.699594</text:p>
          </table:table-cell>
          <table:table-cell office:value-type="float" office:value="1.49007" calcext:value-type="float">
            <text:p>1.49007</text:p>
          </table:table-cell>
          <table:table-cell office:value-type="float" office:value="915.447703" calcext:value-type="float">
            <text:p>915.447703</text:p>
          </table:table-cell>
          <table:table-cell office:value-type="float" office:value="336.350583" calcext:value-type="float">
            <text:p>336.350583</text:p>
          </table:table-cell>
          <table:table-cell office:value-type="float" office:value="3.591393" calcext:value-type="float">
            <text:p>3.591393</text:p>
          </table:table-cell>
          <table:table-cell office:value-type="float" office:value="3.294427" calcext:value-type="float">
            <text:p>3.294427</text:p>
          </table:table-cell>
          <table:table-cell table:number-columns-repeated="1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10965" calcext:value-type="float">
            <text:p>0.010965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4679" calcext:value-type="float">
            <text:p>0.004679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407874" calcext:value-type="float">
            <text:p>0.407874</text:p>
          </table:table-cell>
          <table:table-cell office:value-type="float" office:value="0.123759" calcext:value-type="float">
            <text:p>0.123759</text:p>
          </table:table-cell>
          <table:table-cell office:value-type="float" office:value="0.052591" calcext:value-type="float">
            <text:p>0.052591</text:p>
          </table:table-cell>
          <table:table-cell office:value-type="float" office:value="0.049936" calcext:value-type="float">
            <text:p>0.049936</text:p>
          </table:table-cell>
          <table:table-cell office:value-type="float" office:value="2.378943" calcext:value-type="float">
            <text:p>2.378943</text:p>
          </table:table-cell>
          <table:table-cell office:value-type="float" office:value="0.783063" calcext:value-type="float">
            <text:p>0.783063</text:p>
          </table:table-cell>
          <table:table-cell office:value-type="float" office:value="0.138914" calcext:value-type="float">
            <text:p>0.138914</text:p>
          </table:table-cell>
          <table:table-cell office:value-type="float" office:value="0.134096" calcext:value-type="float">
            <text:p>0.134096</text:p>
          </table:table-cell>
          <table:table-cell office:value-type="float" office:value="9.324194" calcext:value-type="float">
            <text:p>9.324194</text:p>
          </table:table-cell>
          <table:table-cell office:value-type="float" office:value="3.498083" calcext:value-type="float">
            <text:p>3.498083</text:p>
          </table:table-cell>
          <table:table-cell office:value-type="float" office:value="0.296897" calcext:value-type="float">
            <text:p>0.296897</text:p>
          </table:table-cell>
          <table:table-cell office:value-type="float" office:value="0.265607" calcext:value-type="float">
            <text:p>0.265607</text:p>
          </table:table-cell>
          <table:table-cell office:value-type="float" office:value="39.08821" calcext:value-type="float">
            <text:p>39.08821</text:p>
          </table:table-cell>
          <table:table-cell office:value-type="float" office:value="13.914738" calcext:value-type="float">
            <text:p>13.914738</text:p>
          </table:table-cell>
          <table:table-cell office:value-type="float" office:value="0.663425" calcext:value-type="float">
            <text:p>0.663425</text:p>
          </table:table-cell>
          <table:table-cell office:value-type="float" office:value="0.56418" calcext:value-type="float">
            <text:p>0.56418</text:p>
          </table:table-cell>
          <table:table-cell office:value-type="float" office:value="228.552528" calcext:value-type="float">
            <text:p>228.552528</text:p>
          </table:table-cell>
          <table:table-cell office:value-type="float" office:value="81.181439" calcext:value-type="float">
            <text:p>81.181439</text:p>
          </table:table-cell>
          <table:table-cell office:value-type="float" office:value="1.735982" calcext:value-type="float">
            <text:p>1.735982</text:p>
          </table:table-cell>
          <table:table-cell office:value-type="float" office:value="1.548876" calcext:value-type="float">
            <text:p>1.548876</text:p>
          </table:table-cell>
          <table:table-cell office:value-type="float" office:value="915.347551" calcext:value-type="float">
            <text:p>915.347551</text:p>
          </table:table-cell>
          <table:table-cell office:value-type="float" office:value="348.679996" calcext:value-type="float">
            <text:p>348.679996</text:p>
          </table:table-cell>
          <table:table-cell office:value-type="float" office:value="3.592651" calcext:value-type="float">
            <text:p>3.592651</text:p>
          </table:table-cell>
          <table:table-cell office:value-type="float" office:value="3.274173" calcext:value-type="float">
            <text:p>3.274173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09848" calcext:value-type="float">
            <text:p>0.009848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04731" calcext:value-type="float">
            <text:p>0.404731</text:p>
          </table:table-cell>
          <table:table-cell office:value-type="float" office:value="0.123969" calcext:value-type="float">
            <text:p>0.123969</text:p>
          </table:table-cell>
          <table:table-cell office:value-type="float" office:value="0.04819" calcext:value-type="float">
            <text:p>0.04819</text:p>
          </table:table-cell>
          <table:table-cell office:value-type="float" office:value="0.042323" calcext:value-type="float">
            <text:p>0.042323</text:p>
          </table:table-cell>
          <table:table-cell office:value-type="float" office:value="2.383202" calcext:value-type="float">
            <text:p>2.383202</text:p>
          </table:table-cell>
          <table:table-cell office:value-type="float" office:value="0.787044" calcext:value-type="float">
            <text:p>0.787044</text:p>
          </table:table-cell>
          <table:table-cell office:value-type="float" office:value="0.135562" calcext:value-type="float">
            <text:p>0.135562</text:p>
          </table:table-cell>
          <table:table-cell office:value-type="float" office:value="0.114889" calcext:value-type="float">
            <text:p>0.114889</text:p>
          </table:table-cell>
          <table:table-cell office:value-type="float" office:value="9.256448" calcext:value-type="float">
            <text:p>9.256448</text:p>
          </table:table-cell>
          <table:table-cell office:value-type="float" office:value="3.500876" calcext:value-type="float">
            <text:p>3.500876</text:p>
          </table:table-cell>
          <table:table-cell office:value-type="float" office:value="0.291518" calcext:value-type="float">
            <text:p>0.291518</text:p>
          </table:table-cell>
          <table:table-cell office:value-type="float" office:value="0.254992" calcext:value-type="float">
            <text:p>0.254992</text:p>
          </table:table-cell>
          <table:table-cell office:value-type="float" office:value="37.388198" calcext:value-type="float">
            <text:p>37.388198</text:p>
          </table:table-cell>
          <table:table-cell office:value-type="float" office:value="13.257809" calcext:value-type="float">
            <text:p>13.257809</text:p>
          </table:table-cell>
          <table:table-cell office:value-type="float" office:value="0.663494" calcext:value-type="float">
            <text:p>0.663494</text:p>
          </table:table-cell>
          <table:table-cell office:value-type="float" office:value="0.557056" calcext:value-type="float">
            <text:p>0.557056</text:p>
          </table:table-cell>
          <table:table-cell office:value-type="float" office:value="232.395838" calcext:value-type="float">
            <text:p>232.395838</text:p>
          </table:table-cell>
          <table:table-cell office:value-type="float" office:value="80.570116" calcext:value-type="float">
            <text:p>80.570116</text:p>
          </table:table-cell>
          <table:table-cell office:value-type="float" office:value="1.859881" calcext:value-type="float">
            <text:p>1.859881</text:p>
          </table:table-cell>
          <table:table-cell office:value-type="float" office:value="1.543847" calcext:value-type="float">
            <text:p>1.543847</text:p>
          </table:table-cell>
          <table:table-cell office:value-type="float" office:value="927.883902" calcext:value-type="float">
            <text:p>927.883902</text:p>
          </table:table-cell>
          <table:table-cell office:value-type="float" office:value="385.452002" calcext:value-type="float">
            <text:p>385.452002</text:p>
          </table:table-cell>
          <table:table-cell office:value-type="float" office:value="3.671571" calcext:value-type="float">
            <text:p>3.671571</text:p>
          </table:table-cell>
          <table:table-cell office:value-type="float" office:value="3.321386" calcext:value-type="float">
            <text:p>3.321386</text:p>
          </table:table-cell>
          <table:table-cell table:number-columns-repeated="1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09498" calcext:value-type="float">
            <text:p>0.009498</text:p>
          </table:table-cell>
          <table:table-cell office:value-type="float" office:value="0.003842" calcext:value-type="float">
            <text:p>0.003842</text:p>
          </table:table-cell>
          <table:table-cell table:number-columns-repeated="2" office:value-type="float" office:value="0.002444" calcext:value-type="float">
            <text:p>0.002444</text:p>
          </table:table-cell>
          <table:table-cell office:value-type="float" office:value="0.403055" calcext:value-type="float">
            <text:p>0.403055</text:p>
          </table:table-cell>
          <table:table-cell office:value-type="float" office:value="0.12348" calcext:value-type="float">
            <text:p>0.12348</text:p>
          </table:table-cell>
          <table:table-cell office:value-type="float" office:value="0.045956" calcext:value-type="float">
            <text:p>0.045956</text:p>
          </table:table-cell>
          <table:table-cell office:value-type="float" office:value="0.037295" calcext:value-type="float">
            <text:p>0.037295</text:p>
          </table:table-cell>
          <table:table-cell office:value-type="float" office:value="2.51241" calcext:value-type="float">
            <text:p>2.51241</text:p>
          </table:table-cell>
          <table:table-cell office:value-type="float" office:value="0.782086" calcext:value-type="float">
            <text:p>0.782086</text:p>
          </table:table-cell>
          <table:table-cell office:value-type="float" office:value="0.133049" calcext:value-type="float">
            <text:p>0.133049</text:p>
          </table:table-cell>
          <table:table-cell office:value-type="float" office:value="0.112863" calcext:value-type="float">
            <text:p>0.112863</text:p>
          </table:table-cell>
          <table:table-cell office:value-type="float" office:value="9.265177" calcext:value-type="float">
            <text:p>9.265177</text:p>
          </table:table-cell>
          <table:table-cell office:value-type="float" office:value="3.61388" calcext:value-type="float">
            <text:p>3.61388</text:p>
          </table:table-cell>
          <table:table-cell office:value-type="float" office:value="0.292427" calcext:value-type="float">
            <text:p>0.292427</text:p>
          </table:table-cell>
          <table:table-cell office:value-type="float" office:value="0.258623" calcext:value-type="float">
            <text:p>0.258623</text:p>
          </table:table-cell>
          <table:table-cell office:value-type="float" office:value="36.9204" calcext:value-type="float">
            <text:p>36.9204</text:p>
          </table:table-cell>
          <table:table-cell office:value-type="float" office:value="13.016158" calcext:value-type="float">
            <text:p>13.016158</text:p>
          </table:table-cell>
          <table:table-cell office:value-type="float" office:value="0.66105" calcext:value-type="float">
            <text:p>0.66105</text:p>
          </table:table-cell>
          <table:table-cell office:value-type="float" office:value="0.537361" calcext:value-type="float">
            <text:p>0.537361</text:p>
          </table:table-cell>
          <table:table-cell office:value-type="float" office:value="228.930161" calcext:value-type="float">
            <text:p>228.930161</text:p>
          </table:table-cell>
          <table:table-cell office:value-type="float" office:value="80.503067" calcext:value-type="float">
            <text:p>80.503067</text:p>
          </table:table-cell>
          <table:table-cell office:value-type="float" office:value="1.805054" calcext:value-type="float">
            <text:p>1.805054</text:p>
          </table:table-cell>
          <table:table-cell office:value-type="float" office:value="1.548038" calcext:value-type="float">
            <text:p>1.548038</text:p>
          </table:table-cell>
          <table:table-cell office:value-type="float" office:value="936.15035" calcext:value-type="float">
            <text:p>936.15035</text:p>
          </table:table-cell>
          <table:table-cell office:value-type="float" office:value="331.776519" calcext:value-type="float">
            <text:p>331.776519</text:p>
          </table:table-cell>
          <table:table-cell office:value-type="float" office:value="3.60606" calcext:value-type="float">
            <text:p>3.60606</text:p>
          </table:table-cell>
          <table:table-cell office:value-type="float" office:value="3.293379" calcext:value-type="float">
            <text:p>3.293379</text:p>
          </table:table-cell>
          <table:table-cell table:number-columns-repeated="1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10057" calcext:value-type="float">
            <text:p>0.010057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2497" calcext:value-type="float">
            <text:p>0.402497</text:p>
          </table:table-cell>
          <table:table-cell office:value-type="float" office:value="0.123969" calcext:value-type="float">
            <text:p>0.123969</text:p>
          </table:table-cell>
          <table:table-cell office:value-type="float" office:value="0.042743" calcext:value-type="float">
            <text:p>0.042743</text:p>
          </table:table-cell>
          <table:table-cell office:value-type="float" office:value="0.033454" calcext:value-type="float">
            <text:p>0.033454</text:p>
          </table:table-cell>
          <table:table-cell office:value-type="float" office:value="3.603195" calcext:value-type="float">
            <text:p>3.603195</text:p>
          </table:table-cell>
          <table:table-cell office:value-type="float" office:value="0.786765" calcext:value-type="float">
            <text:p>0.786765</text:p>
          </table:table-cell>
          <table:table-cell office:value-type="float" office:value="0.133397" calcext:value-type="float">
            <text:p>0.133397</text:p>
          </table:table-cell>
          <table:table-cell office:value-type="float" office:value="0.111467" calcext:value-type="float">
            <text:p>0.111467</text:p>
          </table:table-cell>
          <table:table-cell office:value-type="float" office:value="9.236193" calcext:value-type="float">
            <text:p>9.236193</text:p>
          </table:table-cell>
          <table:table-cell office:value-type="float" office:value="3.153345" calcext:value-type="float">
            <text:p>3.153345</text:p>
          </table:table-cell>
          <table:table-cell office:value-type="float" office:value="0.29047" calcext:value-type="float">
            <text:p>0.29047</text:p>
          </table:table-cell>
          <table:table-cell office:value-type="float" office:value="0.257087" calcext:value-type="float">
            <text:p>0.257087</text:p>
          </table:table-cell>
          <table:table-cell office:value-type="float" office:value="36.799783" calcext:value-type="float">
            <text:p>36.799783</text:p>
          </table:table-cell>
          <table:table-cell office:value-type="float" office:value="13.05464" calcext:value-type="float">
            <text:p>13.05464</text:p>
          </table:table-cell>
          <table:table-cell office:value-type="float" office:value="0.661818" calcext:value-type="float">
            <text:p>0.661818</text:p>
          </table:table-cell>
          <table:table-cell office:value-type="float" office:value="0.531214" calcext:value-type="float">
            <text:p>0.531214</text:p>
          </table:table-cell>
          <table:table-cell office:value-type="float" office:value="226.214862" calcext:value-type="float">
            <text:p>226.214862</text:p>
          </table:table-cell>
          <table:table-cell office:value-type="float" office:value="80.679697" calcext:value-type="float">
            <text:p>80.679697</text:p>
          </table:table-cell>
          <table:table-cell office:value-type="float" office:value="1.762382" calcext:value-type="float">
            <text:p>1.762382</text:p>
          </table:table-cell>
          <table:table-cell office:value-type="float" office:value="1.585404" calcext:value-type="float">
            <text:p>1.585404</text:p>
          </table:table-cell>
          <table:table-cell office:value-type="float" office:value="938.647047" calcext:value-type="float">
            <text:p>938.647047</text:p>
          </table:table-cell>
          <table:table-cell office:value-type="float" office:value="333.118944" calcext:value-type="float">
            <text:p>333.118944</text:p>
          </table:table-cell>
          <table:table-cell office:value-type="float" office:value="3.624359" calcext:value-type="float">
            <text:p>3.624359</text:p>
          </table:table-cell>
          <table:table-cell office:value-type="float" office:value="3.273055" calcext:value-type="float">
            <text:p>3.273055</text:p>
          </table:table-cell>
          <table:table-cell table:number-columns-repeated="1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10407" calcext:value-type="float">
            <text:p>0.010407</text:p>
          </table:table-cell>
          <table:table-cell office:value-type="float" office:value="0.00433" calcext:value-type="float">
            <text:p>0.00433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400611" calcext:value-type="float">
            <text:p>0.400611</text:p>
          </table:table-cell>
          <table:table-cell office:value-type="float" office:value="0.123969" calcext:value-type="float">
            <text:p>0.123969</text:p>
          </table:table-cell>
          <table:table-cell office:value-type="float" office:value="0.052939" calcext:value-type="float">
            <text:p>0.052939</text:p>
          </table:table-cell>
          <table:table-cell office:value-type="float" office:value="0.040368" calcext:value-type="float">
            <text:p>0.040368</text:p>
          </table:table-cell>
          <table:table-cell office:value-type="float" office:value="2.383063" calcext:value-type="float">
            <text:p>2.383063</text:p>
          </table:table-cell>
          <table:table-cell office:value-type="float" office:value="0.785159" calcext:value-type="float">
            <text:p>0.785159</text:p>
          </table:table-cell>
          <table:table-cell office:value-type="float" office:value="0.132001" calcext:value-type="float">
            <text:p>0.132001</text:p>
          </table:table-cell>
          <table:table-cell office:value-type="float" office:value="0.11" calcext:value-type="float">
            <text:p>0.11</text:p>
          </table:table-cell>
          <table:table-cell office:value-type="float" office:value="9.227812" calcext:value-type="float">
            <text:p>9.227812</text:p>
          </table:table-cell>
          <table:table-cell office:value-type="float" office:value="3.144126" calcext:value-type="float">
            <text:p>3.144126</text:p>
          </table:table-cell>
          <table:table-cell office:value-type="float" office:value="0.293265" calcext:value-type="float">
            <text:p>0.293265</text:p>
          </table:table-cell>
          <table:table-cell office:value-type="float" office:value="0.256668" calcext:value-type="float">
            <text:p>0.256668</text:p>
          </table:table-cell>
          <table:table-cell office:value-type="float" office:value="37.170292" calcext:value-type="float">
            <text:p>37.170292</text:p>
          </table:table-cell>
          <table:table-cell office:value-type="float" office:value="13.133421" calcext:value-type="float">
            <text:p>13.133421</text:p>
          </table:table-cell>
          <table:table-cell office:value-type="float" office:value="0.678231" calcext:value-type="float">
            <text:p>0.678231</text:p>
          </table:table-cell>
          <table:table-cell office:value-type="float" office:value="0.557126" calcext:value-type="float">
            <text:p>0.557126</text:p>
          </table:table-cell>
          <table:table-cell office:value-type="float" office:value="226.855588" calcext:value-type="float">
            <text:p>226.855588</text:p>
          </table:table-cell>
          <table:table-cell office:value-type="float" office:value="80.603569" calcext:value-type="float">
            <text:p>80.603569</text:p>
          </table:table-cell>
          <table:table-cell office:value-type="float" office:value="1.738146" calcext:value-type="float">
            <text:p>1.738146</text:p>
          </table:table-cell>
          <table:table-cell office:value-type="float" office:value="1.544056" calcext:value-type="float">
            <text:p>1.544056</text:p>
          </table:table-cell>
          <table:table-cell office:value-type="float" office:value="921.400931" calcext:value-type="float">
            <text:p>921.400931</text:p>
          </table:table-cell>
          <table:table-cell office:value-type="float" office:value="327.296182" calcext:value-type="float">
            <text:p>327.296182</text:p>
          </table:table-cell>
          <table:table-cell office:value-type="float" office:value="3.594816" calcext:value-type="float">
            <text:p>3.594816</text:p>
          </table:table-cell>
          <table:table-cell office:value-type="float" office:value="3.270541" calcext:value-type="float">
            <text:p>3.270541</text:p>
          </table:table-cell>
          <table:table-cell table:number-columns-repeated="1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10686" calcext:value-type="float">
            <text:p>0.010686</text:p>
          </table:table-cell>
          <table:table-cell office:value-type="float" office:value="0.00433" calcext:value-type="float">
            <text:p>0.00433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3701" calcext:value-type="float">
            <text:p>0.003701</text:p>
          </table:table-cell>
          <table:table-cell office:value-type="float" office:value="0.41891" calcext:value-type="float">
            <text:p>0.41891</text:p>
          </table:table-cell>
          <table:table-cell office:value-type="float" office:value="0.131721" calcext:value-type="float">
            <text:p>0.131721</text:p>
          </table:table-cell>
          <table:table-cell office:value-type="float" office:value="0.052521" calcext:value-type="float">
            <text:p>0.052521</text:p>
          </table:table-cell>
          <table:table-cell office:value-type="float" office:value="0.050845" calcext:value-type="float">
            <text:p>0.050845</text:p>
          </table:table-cell>
          <table:table-cell office:value-type="float" office:value="2.395565" calcext:value-type="float">
            <text:p>2.395565</text:p>
          </table:table-cell>
          <table:table-cell office:value-type="float" office:value="0.765463" calcext:value-type="float">
            <text:p>0.765463</text:p>
          </table:table-cell>
          <table:table-cell office:value-type="float" office:value="0.137448" calcext:value-type="float">
            <text:p>0.137448</text:p>
          </table:table-cell>
          <table:table-cell office:value-type="float" office:value="0.145829" calcext:value-type="float">
            <text:p>0.145829</text:p>
          </table:table-cell>
          <table:table-cell office:value-type="float" office:value="9.278587" calcext:value-type="float">
            <text:p>9.278587</text:p>
          </table:table-cell>
          <table:table-cell office:value-type="float" office:value="3.937805" calcext:value-type="float">
            <text:p>3.937805</text:p>
          </table:table-cell>
          <table:table-cell office:value-type="float" office:value="0.295639" calcext:value-type="float">
            <text:p>0.295639</text:p>
          </table:table-cell>
          <table:table-cell office:value-type="float" office:value="0.266585" calcext:value-type="float">
            <text:p>0.266585</text:p>
          </table:table-cell>
          <table:table-cell office:value-type="float" office:value="36.799364" calcext:value-type="float">
            <text:p>36.799364</text:p>
          </table:table-cell>
          <table:table-cell office:value-type="float" office:value="13.188037" calcext:value-type="float">
            <text:p>13.188037</text:p>
          </table:table-cell>
          <table:table-cell office:value-type="float" office:value="0.666917" calcext:value-type="float">
            <text:p>0.666917</text:p>
          </table:table-cell>
          <table:table-cell office:value-type="float" office:value="0.576263" calcext:value-type="float">
            <text:p>0.576263</text:p>
          </table:table-cell>
          <table:table-cell office:value-type="float" office:value="227.057151" calcext:value-type="float">
            <text:p>227.057151</text:p>
          </table:table-cell>
          <table:table-cell office:value-type="float" office:value="81.115997" calcext:value-type="float">
            <text:p>81.115997</text:p>
          </table:table-cell>
          <table:table-cell office:value-type="float" office:value="1.696591" calcext:value-type="float">
            <text:p>1.696591</text:p>
          </table:table-cell>
          <table:table-cell office:value-type="float" office:value="1.548178" calcext:value-type="float">
            <text:p>1.548178</text:p>
          </table:table-cell>
          <table:table-cell office:value-type="float" office:value="954.95205" calcext:value-type="float">
            <text:p>954.95205</text:p>
          </table:table-cell>
          <table:table-cell office:value-type="float" office:value="329.677501" calcext:value-type="float">
            <text:p>329.677501</text:p>
          </table:table-cell>
          <table:table-cell office:value-type="float" office:value="3.662702" calcext:value-type="float">
            <text:p>3.662702</text:p>
          </table:table-cell>
          <table:table-cell office:value-type="float" office:value="3.284579" calcext:value-type="float">
            <text:p>3.284579</text:p>
          </table:table-cell>
          <table:table-cell table:number-columns-repeated="1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11315" calcext:value-type="float">
            <text:p>0.011315</text:p>
          </table:table-cell>
          <table:table-cell table:number-columns-repeated="2" office:value-type="float" office:value="0.003841" calcext:value-type="float">
            <text:p>0.003841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14091" calcext:value-type="float">
            <text:p>0.414091</text:p>
          </table:table-cell>
          <table:table-cell office:value-type="float" office:value="0.132559" calcext:value-type="float">
            <text:p>0.132559</text:p>
          </table:table-cell>
          <table:table-cell office:value-type="float" office:value="0.054546" calcext:value-type="float">
            <text:p>0.054546</text:p>
          </table:table-cell>
          <table:table-cell office:value-type="float" office:value="0.043651" calcext:value-type="float">
            <text:p>0.043651</text:p>
          </table:table-cell>
          <table:table-cell office:value-type="float" office:value="2.439215" calcext:value-type="float">
            <text:p>2.439215</text:p>
          </table:table-cell>
          <table:table-cell office:value-type="float" office:value="0.759527" calcext:value-type="float">
            <text:p>0.759527</text:p>
          </table:table-cell>
          <table:table-cell office:value-type="float" office:value="0.135352" calcext:value-type="float">
            <text:p>0.135352</text:p>
          </table:table-cell>
          <table:table-cell office:value-type="float" office:value="0.118381" calcext:value-type="float">
            <text:p>0.118381</text:p>
          </table:table-cell>
          <table:table-cell office:value-type="float" office:value="9.271673" calcext:value-type="float">
            <text:p>9.271673</text:p>
          </table:table-cell>
          <table:table-cell office:value-type="float" office:value="3.25231" calcext:value-type="float">
            <text:p>3.25231</text:p>
          </table:table-cell>
          <table:table-cell office:value-type="float" office:value="0.293125" calcext:value-type="float">
            <text:p>0.293125</text:p>
          </table:table-cell>
          <table:table-cell office:value-type="float" office:value="0.260439" calcext:value-type="float">
            <text:p>0.260439</text:p>
          </table:table-cell>
          <table:table-cell office:value-type="float" office:value="37.719456" calcext:value-type="float">
            <text:p>37.719456</text:p>
          </table:table-cell>
          <table:table-cell office:value-type="float" office:value="13.099338" calcext:value-type="float">
            <text:p>13.099338</text:p>
          </table:table-cell>
          <table:table-cell office:value-type="float" office:value="0.698555" calcext:value-type="float">
            <text:p>0.698555</text:p>
          </table:table-cell>
          <table:table-cell office:value-type="float" office:value="0.552167" calcext:value-type="float">
            <text:p>0.552167</text:p>
          </table:table-cell>
          <table:table-cell office:value-type="float" office:value="226.2333" calcext:value-type="float">
            <text:p>226.2333</text:p>
          </table:table-cell>
          <table:table-cell office:value-type="float" office:value="80.648337" calcext:value-type="float">
            <text:p>80.648337</text:p>
          </table:table-cell>
          <table:table-cell office:value-type="float" office:value="1.73661" calcext:value-type="float">
            <text:p>1.73661</text:p>
          </table:table-cell>
          <table:table-cell office:value-type="float" office:value="1.482666" calcext:value-type="float">
            <text:p>1.482666</text:p>
          </table:table-cell>
          <table:table-cell office:value-type="float" office:value="936.33243" calcext:value-type="float">
            <text:p>936.33243</text:p>
          </table:table-cell>
          <table:table-cell office:value-type="float" office:value="330.222893" calcext:value-type="float">
            <text:p>330.222893</text:p>
          </table:table-cell>
          <table:table-cell office:value-type="float" office:value="3.661025" calcext:value-type="float">
            <text:p>3.661025</text:p>
          </table:table-cell>
          <table:table-cell office:value-type="float" office:value="3.325925" calcext:value-type="float">
            <text:p>3.325925</text:p>
          </table:table-cell>
          <table:table-cell table:number-columns-repeated="1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09569" calcext:value-type="float">
            <text:p>0.009569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2287" calcext:value-type="float">
            <text:p>0.402287</text:p>
          </table:table-cell>
          <table:table-cell office:value-type="float" office:value="0.132" calcext:value-type="float">
            <text:p>0.132</text:p>
          </table:table-cell>
          <table:table-cell office:value-type="float" office:value="0.066838" calcext:value-type="float">
            <text:p>0.066838</text:p>
          </table:table-cell>
          <table:table-cell office:value-type="float" office:value="0.037225" calcext:value-type="float">
            <text:p>0.037225</text:p>
          </table:table-cell>
          <table:table-cell office:value-type="float" office:value="2.665502" calcext:value-type="float">
            <text:p>2.665502</text:p>
          </table:table-cell>
          <table:table-cell office:value-type="float" office:value="0.759946" calcext:value-type="float">
            <text:p>0.759946</text:p>
          </table:table-cell>
          <table:table-cell office:value-type="float" office:value="0.13221" calcext:value-type="float">
            <text:p>0.13221</text:p>
          </table:table-cell>
          <table:table-cell office:value-type="float" office:value="0.115867" calcext:value-type="float">
            <text:p>0.115867</text:p>
          </table:table-cell>
          <table:table-cell office:value-type="float" office:value="9.280263" calcext:value-type="float">
            <text:p>9.280263</text:p>
          </table:table-cell>
          <table:table-cell office:value-type="float" office:value="3.132533" calcext:value-type="float">
            <text:p>3.132533</text:p>
          </table:table-cell>
          <table:table-cell office:value-type="float" office:value="0.291518" calcext:value-type="float">
            <text:p>0.291518</text:p>
          </table:table-cell>
          <table:table-cell office:value-type="float" office:value="0.257576" calcext:value-type="float">
            <text:p>0.257576</text:p>
          </table:table-cell>
          <table:table-cell office:value-type="float" office:value="37.023555" calcext:value-type="float">
            <text:p>37.023555</text:p>
          </table:table-cell>
          <table:table-cell office:value-type="float" office:value="13.922141" calcext:value-type="float">
            <text:p>13.922141</text:p>
          </table:table-cell>
          <table:table-cell office:value-type="float" office:value="0.66112" calcext:value-type="float">
            <text:p>0.66112</text:p>
          </table:table-cell>
          <table:table-cell office:value-type="float" office:value="0.54218" calcext:value-type="float">
            <text:p>0.54218</text:p>
          </table:table-cell>
          <table:table-cell office:value-type="float" office:value="225.399532" calcext:value-type="float">
            <text:p>225.399532</text:p>
          </table:table-cell>
          <table:table-cell office:value-type="float" office:value="80.642611" calcext:value-type="float">
            <text:p>80.642611</text:p>
          </table:table-cell>
          <table:table-cell office:value-type="float" office:value="1.721314" calcext:value-type="float">
            <text:p>1.721314</text:p>
          </table:table-cell>
          <table:table-cell office:value-type="float" office:value="1.513117" calcext:value-type="float">
            <text:p>1.513117</text:p>
          </table:table-cell>
          <table:table-cell office:value-type="float" office:value="905.709978" calcext:value-type="float">
            <text:p>905.709978</text:p>
          </table:table-cell>
          <table:table-cell office:value-type="float" office:value="332.074044" calcext:value-type="float">
            <text:p>332.074044</text:p>
          </table:table-cell>
          <table:table-cell office:value-type="float" office:value="3.659419" calcext:value-type="float">
            <text:p>3.659419</text:p>
          </table:table-cell>
          <table:table-cell office:value-type="float" office:value="3.251544" calcext:value-type="float">
            <text:p>3.251544</text:p>
          </table:table-cell>
          <table:table-cell table:number-columns-repeated="1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08591" calcext:value-type="float">
            <text:p>0.008591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01659" calcext:value-type="float">
            <text:p>0.401659</text:p>
          </table:table-cell>
          <table:table-cell office:value-type="float" office:value="0.132" calcext:value-type="float">
            <text:p>0.132</text:p>
          </table:table-cell>
          <table:table-cell office:value-type="float" office:value="0.067188" calcext:value-type="float">
            <text:p>0.067188</text:p>
          </table:table-cell>
          <table:table-cell office:value-type="float" office:value="0.034432" calcext:value-type="float">
            <text:p>0.034432</text:p>
          </table:table-cell>
          <table:table-cell office:value-type="float" office:value="2.417494" calcext:value-type="float">
            <text:p>2.417494</text:p>
          </table:table-cell>
          <table:table-cell office:value-type="float" office:value="0.759596" calcext:value-type="float">
            <text:p>0.759596</text:p>
          </table:table-cell>
          <table:table-cell office:value-type="float" office:value="0.132629" calcext:value-type="float">
            <text:p>0.132629</text:p>
          </table:table-cell>
          <table:table-cell office:value-type="float" office:value="0.113842" calcext:value-type="float">
            <text:p>0.113842</text:p>
          </table:table-cell>
          <table:table-cell office:value-type="float" office:value="9.266714" calcext:value-type="float">
            <text:p>9.266714</text:p>
          </table:table-cell>
          <table:table-cell office:value-type="float" office:value="3.101803" calcext:value-type="float">
            <text:p>3.101803</text:p>
          </table:table-cell>
          <table:table-cell office:value-type="float" office:value="0.29082" calcext:value-type="float">
            <text:p>0.29082</text:p>
          </table:table-cell>
          <table:table-cell office:value-type="float" office:value="0.249474" calcext:value-type="float">
            <text:p>0.249474</text:p>
          </table:table-cell>
          <table:table-cell office:value-type="float" office:value="37.848524" calcext:value-type="float">
            <text:p>37.848524</text:p>
          </table:table-cell>
          <table:table-cell office:value-type="float" office:value="12.842532" calcext:value-type="float">
            <text:p>12.842532</text:p>
          </table:table-cell>
          <table:table-cell office:value-type="float" office:value="0.659933" calcext:value-type="float">
            <text:p>0.659933</text:p>
          </table:table-cell>
          <table:table-cell office:value-type="float" office:value="0.6042" calcext:value-type="float">
            <text:p>0.6042</text:p>
          </table:table-cell>
          <table:table-cell office:value-type="float" office:value="224.754266" calcext:value-type="float">
            <text:p>224.754266</text:p>
          </table:table-cell>
          <table:table-cell office:value-type="float" office:value="80.621099" calcext:value-type="float">
            <text:p>80.621099</text:p>
          </table:table-cell>
          <table:table-cell office:value-type="float" office:value="1.733327" calcext:value-type="float">
            <text:p>1.733327</text:p>
          </table:table-cell>
          <table:table-cell office:value-type="float" office:value="1.52939" calcext:value-type="float">
            <text:p>1.52939</text:p>
          </table:table-cell>
          <table:table-cell office:value-type="float" office:value="929.193715" calcext:value-type="float">
            <text:p>929.193715</text:p>
          </table:table-cell>
          <table:table-cell office:value-type="float" office:value="329.708161" calcext:value-type="float">
            <text:p>329.708161</text:p>
          </table:table-cell>
          <table:table-cell office:value-type="float" office:value="3.603056" calcext:value-type="float">
            <text:p>3.603056</text:p>
          </table:table-cell>
          <table:table-cell office:value-type="float" office:value="3.308674" calcext:value-type="float">
            <text:p>3.308674</text:p>
          </table:table-cell>
          <table:table-cell table:number-columns-repeated="1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0894" calcext:value-type="float">
            <text:p>0.0089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0052" calcext:value-type="float">
            <text:p>0.400052</text:p>
          </table:table-cell>
          <table:table-cell office:value-type="float" office:value="0.131232" calcext:value-type="float">
            <text:p>0.131232</text:p>
          </table:table-cell>
          <table:table-cell office:value-type="float" office:value="0.068724" calcext:value-type="float">
            <text:p>0.068724</text:p>
          </table:table-cell>
          <table:table-cell office:value-type="float" office:value="0.031918" calcext:value-type="float">
            <text:p>0.031918</text:p>
          </table:table-cell>
          <table:table-cell office:value-type="float" office:value="2.369164" calcext:value-type="float">
            <text:p>2.369164</text:p>
          </table:table-cell>
          <table:table-cell office:value-type="float" office:value="0.78013" calcext:value-type="float">
            <text:p>0.78013</text:p>
          </table:table-cell>
          <table:table-cell office:value-type="float" office:value="0.131232" calcext:value-type="float">
            <text:p>0.131232</text:p>
          </table:table-cell>
          <table:table-cell office:value-type="float" office:value="0.109861" calcext:value-type="float">
            <text:p>0.109861</text:p>
          </table:table-cell>
          <table:table-cell office:value-type="float" office:value="9.263502" calcext:value-type="float">
            <text:p>9.263502</text:p>
          </table:table-cell>
          <table:table-cell office:value-type="float" office:value="3.099427" calcext:value-type="float">
            <text:p>3.099427</text:p>
          </table:table-cell>
          <table:table-cell office:value-type="float" office:value="0.288655" calcext:value-type="float">
            <text:p>0.288655</text:p>
          </table:table-cell>
          <table:table-cell office:value-type="float" office:value="0.247728" calcext:value-type="float">
            <text:p>0.247728</text:p>
          </table:table-cell>
          <table:table-cell office:value-type="float" office:value="37.863609" calcext:value-type="float">
            <text:p>37.863609</text:p>
          </table:table-cell>
          <table:table-cell office:value-type="float" office:value="12.817458" calcext:value-type="float">
            <text:p>12.817458</text:p>
          </table:table-cell>
          <table:table-cell office:value-type="float" office:value="0.657209" calcext:value-type="float">
            <text:p>0.657209</text:p>
          </table:table-cell>
          <table:table-cell office:value-type="float" office:value="0.923375" calcext:value-type="float">
            <text:p>0.923375</text:p>
          </table:table-cell>
          <table:table-cell office:value-type="float" office:value="224.714806" calcext:value-type="float">
            <text:p>224.714806</text:p>
          </table:table-cell>
          <table:table-cell office:value-type="float" office:value="80.663423" calcext:value-type="float">
            <text:p>80.663423</text:p>
          </table:table-cell>
          <table:table-cell office:value-type="float" office:value="1.901646" calcext:value-type="float">
            <text:p>1.901646</text:p>
          </table:table-cell>
          <table:table-cell office:value-type="float" office:value="1.624584" calcext:value-type="float">
            <text:p>1.624584</text:p>
          </table:table-cell>
          <table:table-cell office:value-type="float" office:value="920.582041" calcext:value-type="float">
            <text:p>920.582041</text:p>
          </table:table-cell>
          <table:table-cell office:value-type="float" office:value="342.488261" calcext:value-type="float">
            <text:p>342.488261</text:p>
          </table:table-cell>
          <table:table-cell office:value-type="float" office:value="3.600054" calcext:value-type="float">
            <text:p>3.600054</text:p>
          </table:table-cell>
          <table:table-cell office:value-type="float" office:value="3.293938" calcext:value-type="float">
            <text:p>3.293938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9708" calcext:value-type="float">
            <text:p>0.009708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0.417932" calcext:value-type="float">
            <text:p>0.417932</text:p>
          </table:table-cell>
          <table:table-cell office:value-type="float" office:value="0.130813" calcext:value-type="float">
            <text:p>0.130813</text:p>
          </table:table-cell>
          <table:table-cell office:value-type="float" office:value="0.073333" calcext:value-type="float">
            <text:p>0.073333</text:p>
          </table:table-cell>
          <table:table-cell office:value-type="float" office:value="0.050007" calcext:value-type="float">
            <text:p>0.050007</text:p>
          </table:table-cell>
          <table:table-cell office:value-type="float" office:value="2.391653" calcext:value-type="float">
            <text:p>2.391653</text:p>
          </table:table-cell>
          <table:table-cell office:value-type="float" office:value="0.796053" calcext:value-type="float">
            <text:p>0.796053</text:p>
          </table:table-cell>
          <table:table-cell office:value-type="float" office:value="0.138635" calcext:value-type="float">
            <text:p>0.138635</text:p>
          </table:table-cell>
          <table:table-cell office:value-type="float" office:value="0.13675" calcext:value-type="float">
            <text:p>0.13675</text:p>
          </table:table-cell>
          <table:table-cell office:value-type="float" office:value="9.279774" calcext:value-type="float">
            <text:p>9.279774</text:p>
          </table:table-cell>
          <table:table-cell office:value-type="float" office:value="3.589785" calcext:value-type="float">
            <text:p>3.589785</text:p>
          </table:table-cell>
          <table:table-cell office:value-type="float" office:value="0.293474" calcext:value-type="float">
            <text:p>0.293474</text:p>
          </table:table-cell>
          <table:table-cell office:value-type="float" office:value="0.257366" calcext:value-type="float">
            <text:p>0.257366</text:p>
          </table:table-cell>
          <table:table-cell office:value-type="float" office:value="38.05288" calcext:value-type="float">
            <text:p>38.05288</text:p>
          </table:table-cell>
          <table:table-cell office:value-type="float" office:value="13.210596" calcext:value-type="float">
            <text:p>13.210596</text:p>
          </table:table-cell>
          <table:table-cell office:value-type="float" office:value="0.663774" calcext:value-type="float">
            <text:p>0.663774</text:p>
          </table:table-cell>
          <table:table-cell office:value-type="float" office:value="0.817425" calcext:value-type="float">
            <text:p>0.817425</text:p>
          </table:table-cell>
          <table:table-cell office:value-type="float" office:value="225.545501" calcext:value-type="float">
            <text:p>225.545501</text:p>
          </table:table-cell>
          <table:table-cell office:value-type="float" office:value="81.33055" calcext:value-type="float">
            <text:p>81.33055</text:p>
          </table:table-cell>
          <table:table-cell office:value-type="float" office:value="1.869798" calcext:value-type="float">
            <text:p>1.869798</text:p>
          </table:table-cell>
          <table:table-cell office:value-type="float" office:value="1.535048" calcext:value-type="float">
            <text:p>1.535048</text:p>
          </table:table-cell>
          <table:table-cell office:value-type="float" office:value="924.369969" calcext:value-type="float">
            <text:p>924.369969</text:p>
          </table:table-cell>
          <table:table-cell office:value-type="float" office:value="333.008804" calcext:value-type="float">
            <text:p>333.008804</text:p>
          </table:table-cell>
          <table:table-cell office:value-type="float" office:value="3.639235" calcext:value-type="float">
            <text:p>3.639235</text:p>
          </table:table-cell>
          <table:table-cell office:value-type="float" office:value="3.331304" calcext:value-type="float">
            <text:p>3.331304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06076" calcext:value-type="float">
            <text:p>0.006076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304" calcext:value-type="float">
            <text:p>0.002304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401728" calcext:value-type="float">
            <text:p>0.401728</text:p>
          </table:table-cell>
          <table:table-cell office:value-type="float" office:value="0.130184" calcext:value-type="float">
            <text:p>0.130184</text:p>
          </table:table-cell>
          <table:table-cell office:value-type="float" office:value="0.064813" calcext:value-type="float">
            <text:p>0.064813</text:p>
          </table:table-cell>
          <table:table-cell office:value-type="float" office:value="0.043442" calcext:value-type="float">
            <text:p>0.043442</text:p>
          </table:table-cell>
          <table:table-cell office:value-type="float" office:value="2.527495" calcext:value-type="float">
            <text:p>2.527495</text:p>
          </table:table-cell>
          <table:table-cell office:value-type="float" office:value="0.786416" calcext:value-type="float">
            <text:p>0.786416</text:p>
          </table:table-cell>
          <table:table-cell office:value-type="float" office:value="0.135423" calcext:value-type="float">
            <text:p>0.135423</text:p>
          </table:table-cell>
          <table:table-cell office:value-type="float" office:value="0.11901" calcext:value-type="float">
            <text:p>0.11901</text:p>
          </table:table-cell>
          <table:table-cell office:value-type="float" office:value="9.262105" calcext:value-type="float">
            <text:p>9.262105</text:p>
          </table:table-cell>
          <table:table-cell office:value-type="float" office:value="3.784782" calcext:value-type="float">
            <text:p>3.784782</text:p>
          </table:table-cell>
          <table:table-cell office:value-type="float" office:value="0.294731" calcext:value-type="float">
            <text:p>0.294731</text:p>
          </table:table-cell>
          <table:table-cell office:value-type="float" office:value="0.267423" calcext:value-type="float">
            <text:p>0.267423</text:p>
          </table:table-cell>
          <table:table-cell office:value-type="float" office:value="37.719596" calcext:value-type="float">
            <text:p>37.719596</text:p>
          </table:table-cell>
          <table:table-cell office:value-type="float" office:value="13.107998" calcext:value-type="float">
            <text:p>13.107998</text:p>
          </table:table-cell>
          <table:table-cell office:value-type="float" office:value="0.94349" calcext:value-type="float">
            <text:p>0.94349</text:p>
          </table:table-cell>
          <table:table-cell office:value-type="float" office:value="0.917439" calcext:value-type="float">
            <text:p>0.917439</text:p>
          </table:table-cell>
          <table:table-cell office:value-type="float" office:value="225.570644" calcext:value-type="float">
            <text:p>225.570644</text:p>
          </table:table-cell>
          <table:table-cell office:value-type="float" office:value="80.978339" calcext:value-type="float">
            <text:p>80.978339</text:p>
          </table:table-cell>
          <table:table-cell office:value-type="float" office:value="1.730883" calcext:value-type="float">
            <text:p>1.730883</text:p>
          </table:table-cell>
          <table:table-cell office:value-type="float" office:value="1.537422" calcext:value-type="float">
            <text:p>1.537422</text:p>
          </table:table-cell>
          <table:table-cell office:value-type="float" office:value="997.091447" calcext:value-type="float">
            <text:p>997.091447</text:p>
          </table:table-cell>
          <table:table-cell office:value-type="float" office:value="331.148923" calcext:value-type="float">
            <text:p>331.148923</text:p>
          </table:table-cell>
          <table:table-cell office:value-type="float" office:value="3.642587" calcext:value-type="float">
            <text:p>3.642587</text:p>
          </table:table-cell>
          <table:table-cell office:value-type="float" office:value="3.284579" calcext:value-type="float">
            <text:p>3.284579</text:p>
          </table:table-cell>
          <table:table-cell table:number-columns-repeated="1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00332" calcext:value-type="float">
            <text:p>0.400332</text:p>
          </table:table-cell>
          <table:table-cell office:value-type="float" office:value="0.129835" calcext:value-type="float">
            <text:p>0.129835</text:p>
          </table:table-cell>
          <table:table-cell office:value-type="float" office:value="0.063486" calcext:value-type="float">
            <text:p>0.063486</text:p>
          </table:table-cell>
          <table:table-cell office:value-type="float" office:value="0.037086" calcext:value-type="float">
            <text:p>0.037086</text:p>
          </table:table-cell>
          <table:table-cell office:value-type="float" office:value="2.535876" calcext:value-type="float">
            <text:p>2.535876</text:p>
          </table:table-cell>
          <table:table-cell office:value-type="float" office:value="0.781247" calcext:value-type="float">
            <text:p>0.781247</text:p>
          </table:table-cell>
          <table:table-cell office:value-type="float" office:value="0.14101" calcext:value-type="float">
            <text:p>0.14101</text:p>
          </table:table-cell>
          <table:table-cell office:value-type="float" office:value="0.112165" calcext:value-type="float">
            <text:p>0.112165</text:p>
          </table:table-cell>
          <table:table-cell office:value-type="float" office:value="9.265457" calcext:value-type="float">
            <text:p>9.265457</text:p>
          </table:table-cell>
          <table:table-cell office:value-type="float" office:value="3.137002" calcext:value-type="float">
            <text:p>3.137002</text:p>
          </table:table-cell>
          <table:table-cell office:value-type="float" office:value="0.290261" calcext:value-type="float">
            <text:p>0.290261</text:p>
          </table:table-cell>
          <table:table-cell office:value-type="float" office:value="0.260579" calcext:value-type="float">
            <text:p>0.260579</text:p>
          </table:table-cell>
          <table:table-cell office:value-type="float" office:value="37.36096" calcext:value-type="float">
            <text:p>37.36096</text:p>
          </table:table-cell>
          <table:table-cell office:value-type="float" office:value="13.81298" calcext:value-type="float">
            <text:p>13.81298</text:p>
          </table:table-cell>
          <table:table-cell office:value-type="float" office:value="0.662098" calcext:value-type="float">
            <text:p>0.662098</text:p>
          </table:table-cell>
          <table:table-cell office:value-type="float" office:value="0.956829" calcext:value-type="float">
            <text:p>0.956829</text:p>
          </table:table-cell>
          <table:table-cell office:value-type="float" office:value="224.640006" calcext:value-type="float">
            <text:p>224.640006</text:p>
          </table:table-cell>
          <table:table-cell office:value-type="float" office:value="81.012282" calcext:value-type="float">
            <text:p>81.012282</text:p>
          </table:table-cell>
          <table:table-cell office:value-type="float" office:value="1.761334" calcext:value-type="float">
            <text:p>1.761334</text:p>
          </table:table-cell>
          <table:table-cell office:value-type="float" office:value="1.534139" calcext:value-type="float">
            <text:p>1.534139</text:p>
          </table:table-cell>
          <table:table-cell office:value-type="float" office:value="986.651811" calcext:value-type="float">
            <text:p>986.651811</text:p>
          </table:table-cell>
          <table:table-cell office:value-type="float" office:value="334.480156" calcext:value-type="float">
            <text:p>334.480156</text:p>
          </table:table-cell>
          <table:table-cell office:value-type="float" office:value="3.634625" calcext:value-type="float">
            <text:p>3.634625</text:p>
          </table:table-cell>
          <table:table-cell office:value-type="float" office:value="3.471056" calcext:value-type="float">
            <text:p>3.471056</text:p>
          </table:table-cell>
          <table:table-cell table:number-columns-repeated="1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548536" calcext:value-type="float">
            <text:p>0.548536</text:p>
          </table:table-cell>
          <table:table-cell office:value-type="float" office:value="0.153372" calcext:value-type="float">
            <text:p>0.153372</text:p>
          </table:table-cell>
          <table:table-cell office:value-type="float" office:value="0.063905" calcext:value-type="float">
            <text:p>0.063905</text:p>
          </table:table-cell>
          <table:table-cell office:value-type="float" office:value="0.034362" calcext:value-type="float">
            <text:p>0.034362</text:p>
          </table:table-cell>
          <table:table-cell office:value-type="float" office:value="2.402828" calcext:value-type="float">
            <text:p>2.402828</text:p>
          </table:table-cell>
          <table:table-cell office:value-type="float" office:value="0.783831" calcext:value-type="float">
            <text:p>0.783831</text:p>
          </table:table-cell>
          <table:table-cell office:value-type="float" office:value="0.129416" calcext:value-type="float">
            <text:p>0.129416</text:p>
          </table:table-cell>
          <table:table-cell office:value-type="float" office:value="0.113632" calcext:value-type="float">
            <text:p>0.113632</text:p>
          </table:table-cell>
          <table:table-cell office:value-type="float" office:value="9.271603" calcext:value-type="float">
            <text:p>9.271603</text:p>
          </table:table-cell>
          <table:table-cell office:value-type="float" office:value="3.137701" calcext:value-type="float">
            <text:p>3.137701</text:p>
          </table:table-cell>
          <table:table-cell office:value-type="float" office:value="0.289004" calcext:value-type="float">
            <text:p>0.289004</text:p>
          </table:table-cell>
          <table:table-cell office:value-type="float" office:value="0.246261" calcext:value-type="float">
            <text:p>0.246261</text:p>
          </table:table-cell>
          <table:table-cell office:value-type="float" office:value="57.753011" calcext:value-type="float">
            <text:p>57.753011</text:p>
          </table:table-cell>
          <table:table-cell office:value-type="float" office:value="12.893935" calcext:value-type="float">
            <text:p>12.893935</text:p>
          </table:table-cell>
          <table:table-cell office:value-type="float" office:value="0.665869" calcext:value-type="float">
            <text:p>0.665869</text:p>
          </table:table-cell>
          <table:table-cell office:value-type="float" office:value="0.853323" calcext:value-type="float">
            <text:p>0.853323</text:p>
          </table:table-cell>
          <table:table-cell office:value-type="float" office:value="225.097328" calcext:value-type="float">
            <text:p>225.097328</text:p>
          </table:table-cell>
          <table:table-cell office:value-type="float" office:value="80.894738" calcext:value-type="float">
            <text:p>80.894738</text:p>
          </table:table-cell>
          <table:table-cell office:value-type="float" office:value="1.707486" calcext:value-type="float">
            <text:p>1.707486</text:p>
          </table:table-cell>
          <table:table-cell office:value-type="float" office:value="1.547968" calcext:value-type="float">
            <text:p>1.547968</text:p>
          </table:table-cell>
          <table:table-cell office:value-type="float" office:value="972.219262" calcext:value-type="float">
            <text:p>972.219262</text:p>
          </table:table-cell>
          <table:table-cell office:value-type="float" office:value="333.83978" calcext:value-type="float">
            <text:p>333.83978</text:p>
          </table:table-cell>
          <table:table-cell office:value-type="float" office:value="3.609063" calcext:value-type="float">
            <text:p>3.609063</text:p>
          </table:table-cell>
          <table:table-cell office:value-type="float" office:value="3.188687" calcext:value-type="float">
            <text:p>3.188687</text:p>
          </table:table-cell>
          <table:table-cell table:number-columns-repeated="1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05378" calcext:value-type="float">
            <text:p>0.005378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13252" calcext:value-type="float">
            <text:p>0.413252</text:p>
          </table:table-cell>
          <table:table-cell office:value-type="float" office:value="0.129556" calcext:value-type="float">
            <text:p>0.129556</text:p>
          </table:table-cell>
          <table:table-cell office:value-type="float" office:value="0.06139" calcext:value-type="float">
            <text:p>0.06139</text:p>
          </table:table-cell>
          <table:table-cell office:value-type="float" office:value="0.032965" calcext:value-type="float">
            <text:p>0.032965</text:p>
          </table:table-cell>
          <table:table-cell office:value-type="float" office:value="2.374822" calcext:value-type="float">
            <text:p>2.374822</text:p>
          </table:table-cell>
          <table:table-cell office:value-type="float" office:value="0.793539" calcext:value-type="float">
            <text:p>0.793539</text:p>
          </table:table-cell>
          <table:table-cell office:value-type="float" office:value="0.132909" calcext:value-type="float">
            <text:p>0.132909</text:p>
          </table:table-cell>
          <table:table-cell office:value-type="float" office:value="0.112934" calcext:value-type="float">
            <text:p>0.112934</text:p>
          </table:table-cell>
          <table:table-cell office:value-type="float" office:value="9.263431" calcext:value-type="float">
            <text:p>9.263431</text:p>
          </table:table-cell>
          <table:table-cell office:value-type="float" office:value="3.136024" calcext:value-type="float">
            <text:p>3.136024</text:p>
          </table:table-cell>
          <table:table-cell office:value-type="float" office:value="0.292008" calcext:value-type="float">
            <text:p>0.292008</text:p>
          </table:table-cell>
          <table:table-cell office:value-type="float" office:value="0.246959" calcext:value-type="float">
            <text:p>0.246959</text:p>
          </table:table-cell>
          <table:table-cell office:value-type="float" office:value="51.869141" calcext:value-type="float">
            <text:p>51.869141</text:p>
          </table:table-cell>
          <table:table-cell office:value-type="float" office:value="12.86048" calcext:value-type="float">
            <text:p>12.86048</text:p>
          </table:table-cell>
          <table:table-cell office:value-type="float" office:value="0.627316" calcext:value-type="float">
            <text:p>0.627316</text:p>
          </table:table-cell>
          <table:table-cell office:value-type="float" office:value="0.843826" calcext:value-type="float">
            <text:p>0.843826</text:p>
          </table:table-cell>
          <table:table-cell office:value-type="float" office:value="225.228071" calcext:value-type="float">
            <text:p>225.228071</text:p>
          </table:table-cell>
          <table:table-cell office:value-type="float" office:value="80.881539" calcext:value-type="float">
            <text:p>80.881539</text:p>
          </table:table-cell>
          <table:table-cell office:value-type="float" office:value="1.70148" calcext:value-type="float">
            <text:p>1.70148</text:p>
          </table:table-cell>
          <table:table-cell office:value-type="float" office:value="1.548248" calcext:value-type="float">
            <text:p>1.548248</text:p>
          </table:table-cell>
          <table:table-cell office:value-type="float" office:value="949.641931" calcext:value-type="float">
            <text:p>949.641931</text:p>
          </table:table-cell>
          <table:table-cell office:value-type="float" office:value="347.259628" calcext:value-type="float">
            <text:p>347.259628</text:p>
          </table:table-cell>
          <table:table-cell office:value-type="float" office:value="3.739946" calcext:value-type="float">
            <text:p>3.739946</text:p>
          </table:table-cell>
          <table:table-cell office:value-type="float" office:value="3.371392" calcext:value-type="float">
            <text:p>3.371392</text:p>
          </table:table-cell>
          <table:table-cell table:number-columns-repeated="1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7543" calcext:value-type="float">
            <text:p>0.007543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406199" calcext:value-type="float">
            <text:p>0.406199</text:p>
          </table:table-cell>
          <table:table-cell office:value-type="float" office:value="0.126692" calcext:value-type="float">
            <text:p>0.126692</text:p>
          </table:table-cell>
          <table:table-cell office:value-type="float" office:value="0.069981" calcext:value-type="float">
            <text:p>0.069981</text:p>
          </table:table-cell>
          <table:table-cell office:value-type="float" office:value="0.050565" calcext:value-type="float">
            <text:p>0.050565</text:p>
          </table:table-cell>
          <table:table-cell office:value-type="float" office:value="2.378802" calcext:value-type="float">
            <text:p>2.378802</text:p>
          </table:table-cell>
          <table:table-cell office:value-type="float" office:value="0.778244" calcext:value-type="float">
            <text:p>0.778244</text:p>
          </table:table-cell>
          <table:table-cell office:value-type="float" office:value="0.138495" calcext:value-type="float">
            <text:p>0.138495</text:p>
          </table:table-cell>
          <table:table-cell office:value-type="float" office:value="0.13654" calcext:value-type="float">
            <text:p>0.13654</text:p>
          </table:table-cell>
          <table:table-cell office:value-type="float" office:value="9.275654" calcext:value-type="float">
            <text:p>9.275654</text:p>
          </table:table-cell>
          <table:table-cell office:value-type="float" office:value="3.523296" calcext:value-type="float">
            <text:p>3.523296</text:p>
          </table:table-cell>
          <table:table-cell office:value-type="float" office:value="0.301297" calcext:value-type="float">
            <text:p>0.301297</text:p>
          </table:table-cell>
          <table:table-cell office:value-type="float" office:value="0.264909" calcext:value-type="float">
            <text:p>0.264909</text:p>
          </table:table-cell>
          <table:table-cell office:value-type="float" office:value="38.599948" calcext:value-type="float">
            <text:p>38.599948</text:p>
          </table:table-cell>
          <table:table-cell office:value-type="float" office:value="12.933674" calcext:value-type="float">
            <text:p>12.933674</text:p>
          </table:table-cell>
          <table:table-cell office:value-type="float" office:value="0.637583" calcext:value-type="float">
            <text:p>0.637583</text:p>
          </table:table-cell>
          <table:table-cell office:value-type="float" office:value="0.74933" calcext:value-type="float">
            <text:p>0.74933</text:p>
          </table:table-cell>
          <table:table-cell office:value-type="float" office:value="226.294482" calcext:value-type="float">
            <text:p>226.294482</text:p>
          </table:table-cell>
          <table:table-cell office:value-type="float" office:value="79.896284" calcext:value-type="float">
            <text:p>79.896284</text:p>
          </table:table-cell>
          <table:table-cell office:value-type="float" office:value="1.725505" calcext:value-type="float">
            <text:p>1.725505</text:p>
          </table:table-cell>
          <table:table-cell office:value-type="float" office:value="1.541472" calcext:value-type="float">
            <text:p>1.541472</text:p>
          </table:table-cell>
          <table:table-cell office:value-type="float" office:value="917.262685" calcext:value-type="float">
            <text:p>917.262685</text:p>
          </table:table-cell>
          <table:table-cell office:value-type="float" office:value="361.162011" calcext:value-type="float">
            <text:p>361.162011</text:p>
          </table:table-cell>
          <table:table-cell office:value-type="float" office:value="3.669895" calcext:value-type="float">
            <text:p>3.669895</text:p>
          </table:table-cell>
          <table:table-cell office:value-type="float" office:value="3.483977" calcext:value-type="float">
            <text:p>3.483977</text:p>
          </table:table-cell>
          <table:table-cell table:number-columns-repeated="1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6216" calcext:value-type="float">
            <text:p>0.006216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405011" calcext:value-type="float">
            <text:p>0.405011</text:p>
          </table:table-cell>
          <table:table-cell office:value-type="float" office:value="0.125924" calcext:value-type="float">
            <text:p>0.125924</text:p>
          </table:table-cell>
          <table:table-cell office:value-type="float" office:value="0.069562" calcext:value-type="float">
            <text:p>0.069562</text:p>
          </table:table-cell>
          <table:table-cell office:value-type="float" office:value="0.041486" calcext:value-type="float">
            <text:p>0.041486</text:p>
          </table:table-cell>
          <table:table-cell office:value-type="float" office:value="2.370072" calcext:value-type="float">
            <text:p>2.370072</text:p>
          </table:table-cell>
          <table:table-cell office:value-type="float" office:value="0.792213" calcext:value-type="float">
            <text:p>0.792213</text:p>
          </table:table-cell>
          <table:table-cell office:value-type="float" office:value="0.134096" calcext:value-type="float">
            <text:p>0.134096</text:p>
          </table:table-cell>
          <table:table-cell office:value-type="float" office:value="0.113912" calcext:value-type="float">
            <text:p>0.113912</text:p>
          </table:table-cell>
          <table:table-cell office:value-type="float" office:value="9.301565" calcext:value-type="float">
            <text:p>9.301565</text:p>
          </table:table-cell>
          <table:table-cell office:value-type="float" office:value="3.605779" calcext:value-type="float">
            <text:p>3.605779</text:p>
          </table:table-cell>
          <table:table-cell office:value-type="float" office:value="0.294452" calcext:value-type="float">
            <text:p>0.294452</text:p>
          </table:table-cell>
          <table:table-cell office:value-type="float" office:value="0.252966" calcext:value-type="float">
            <text:p>0.252966</text:p>
          </table:table-cell>
          <table:table-cell office:value-type="float" office:value="37.972422" calcext:value-type="float">
            <text:p>37.972422</text:p>
          </table:table-cell>
          <table:table-cell office:value-type="float" office:value="12.833242" calcext:value-type="float">
            <text:p>12.833242</text:p>
          </table:table-cell>
          <table:table-cell office:value-type="float" office:value="0.620962" calcext:value-type="float">
            <text:p>0.620962</text:p>
          </table:table-cell>
          <table:table-cell office:value-type="float" office:value="0.567812" calcext:value-type="float">
            <text:p>0.567812</text:p>
          </table:table-cell>
          <table:table-cell office:value-type="float" office:value="225.098306" calcext:value-type="float">
            <text:p>225.098306</text:p>
          </table:table-cell>
          <table:table-cell office:value-type="float" office:value="79.739979" calcext:value-type="float">
            <text:p>79.739979</text:p>
          </table:table-cell>
          <table:table-cell office:value-type="float" office:value="1.716217" calcext:value-type="float">
            <text:p>1.716217</text:p>
          </table:table-cell>
          <table:table-cell office:value-type="float" office:value="1.538889" calcext:value-type="float">
            <text:p>1.538889</text:p>
          </table:table-cell>
          <table:table-cell office:value-type="float" office:value="932.523485" calcext:value-type="float">
            <text:p>932.523485</text:p>
          </table:table-cell>
          <table:table-cell office:value-type="float" office:value="380.007782" calcext:value-type="float">
            <text:p>380.007782</text:p>
          </table:table-cell>
          <table:table-cell office:value-type="float" office:value="3.671641" calcext:value-type="float">
            <text:p>3.671641</text:p>
          </table:table-cell>
          <table:table-cell office:value-type="float" office:value="3.309093" calcext:value-type="float">
            <text:p>3.309093</text:p>
          </table:table-cell>
          <table:table-cell table:number-columns-repeated="1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00433" calcext:value-type="float">
            <text:p>0.00433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413532" calcext:value-type="float">
            <text:p>0.413532</text:p>
          </table:table-cell>
          <table:table-cell office:value-type="float" office:value="0.127181" calcext:value-type="float">
            <text:p>0.127181</text:p>
          </table:table-cell>
          <table:table-cell office:value-type="float" office:value="0.064743" calcext:value-type="float">
            <text:p>0.064743</text:p>
          </table:table-cell>
          <table:table-cell office:value-type="float" office:value="0.036807" calcext:value-type="float">
            <text:p>0.036807</text:p>
          </table:table-cell>
          <table:table-cell office:value-type="float" office:value="2.896049" calcext:value-type="float">
            <text:p>2.896049</text:p>
          </table:table-cell>
          <table:table-cell office:value-type="float" office:value="0.773844" calcext:value-type="float">
            <text:p>0.773844</text:p>
          </table:table-cell>
          <table:table-cell office:value-type="float" office:value="0.133188" calcext:value-type="float">
            <text:p>0.133188</text:p>
          </table:table-cell>
          <table:table-cell office:value-type="float" office:value="0.109721" calcext:value-type="float">
            <text:p>0.109721</text:p>
          </table:table-cell>
          <table:table-cell office:value-type="float" office:value="9.299889" calcext:value-type="float">
            <text:p>9.299889</text:p>
          </table:table-cell>
          <table:table-cell office:value-type="float" office:value="3.10264" calcext:value-type="float">
            <text:p>3.10264</text:p>
          </table:table-cell>
          <table:table-cell office:value-type="float" office:value="0.292426" calcext:value-type="float">
            <text:p>0.292426</text:p>
          </table:table-cell>
          <table:table-cell office:value-type="float" office:value="0.256878" calcext:value-type="float">
            <text:p>0.256878</text:p>
          </table:table-cell>
          <table:table-cell office:value-type="float" office:value="36.865993" calcext:value-type="float">
            <text:p>36.865993</text:p>
          </table:table-cell>
          <table:table-cell office:value-type="float" office:value="12.728201" calcext:value-type="float">
            <text:p>12.728201</text:p>
          </table:table-cell>
          <table:table-cell office:value-type="float" office:value="0.621171" calcext:value-type="float">
            <text:p>0.621171</text:p>
          </table:table-cell>
          <table:table-cell office:value-type="float" office:value="0.551608" calcext:value-type="float">
            <text:p>0.551608</text:p>
          </table:table-cell>
          <table:table-cell office:value-type="float" office:value="233.486275" calcext:value-type="float">
            <text:p>233.486275</text:p>
          </table:table-cell>
          <table:table-cell office:value-type="float" office:value="79.865694" calcext:value-type="float">
            <text:p>79.865694</text:p>
          </table:table-cell>
          <table:table-cell office:value-type="float" office:value="1.727949" calcext:value-type="float">
            <text:p>1.727949</text:p>
          </table:table-cell>
          <table:table-cell office:value-type="float" office:value="1.536654" calcext:value-type="float">
            <text:p>1.536654</text:p>
          </table:table-cell>
          <table:table-cell office:value-type="float" office:value="949.239575" calcext:value-type="float">
            <text:p>949.239575</text:p>
          </table:table-cell>
          <table:table-cell office:value-type="float" office:value="374.140112" calcext:value-type="float">
            <text:p>374.140112</text:p>
          </table:table-cell>
          <table:table-cell office:value-type="float" office:value="3.674575" calcext:value-type="float">
            <text:p>3.674575</text:p>
          </table:table-cell>
          <table:table-cell office:value-type="float" office:value="3.188058" calcext:value-type="float">
            <text:p>3.188058</text:p>
          </table:table-cell>
          <table:table-cell table:number-columns-repeated="1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5239" calcext:value-type="float">
            <text:p>0.005239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453481" calcext:value-type="float">
            <text:p>0.453481</text:p>
          </table:table-cell>
          <table:table-cell office:value-type="float" office:value="0.127041" calcext:value-type="float">
            <text:p>0.127041</text:p>
          </table:table-cell>
          <table:table-cell office:value-type="float" office:value="0.05706" calcext:value-type="float">
            <text:p>0.05706</text:p>
          </table:table-cell>
          <table:table-cell office:value-type="float" office:value="0.034502" calcext:value-type="float">
            <text:p>0.034502</text:p>
          </table:table-cell>
          <table:table-cell office:value-type="float" office:value="2.514435" calcext:value-type="float">
            <text:p>2.514435</text:p>
          </table:table-cell>
          <table:table-cell office:value-type="float" office:value="0.782714" calcext:value-type="float">
            <text:p>0.782714</text:p>
          </table:table-cell>
          <table:table-cell office:value-type="float" office:value="0.132489" calcext:value-type="float">
            <text:p>0.132489</text:p>
          </table:table-cell>
          <table:table-cell office:value-type="float" office:value="0.111257" calcext:value-type="float">
            <text:p>0.111257</text:p>
          </table:table-cell>
          <table:table-cell office:value-type="float" office:value="9.263082" calcext:value-type="float">
            <text:p>9.263082</text:p>
          </table:table-cell>
          <table:table-cell office:value-type="float" office:value="3.088742" calcext:value-type="float">
            <text:p>3.088742</text:p>
          </table:table-cell>
          <table:table-cell office:value-type="float" office:value="0.291728" calcext:value-type="float">
            <text:p>0.291728</text:p>
          </table:table-cell>
          <table:table-cell office:value-type="float" office:value="0.256738" calcext:value-type="float">
            <text:p>0.256738</text:p>
          </table:table-cell>
          <table:table-cell office:value-type="float" office:value="38.433307" calcext:value-type="float">
            <text:p>38.433307</text:p>
          </table:table-cell>
          <table:table-cell office:value-type="float" office:value="12.657521" calcext:value-type="float">
            <text:p>12.657521</text:p>
          </table:table-cell>
          <table:table-cell office:value-type="float" office:value="0.628085" calcext:value-type="float">
            <text:p>0.628085</text:p>
          </table:table-cell>
          <table:table-cell office:value-type="float" office:value="0.548466" calcext:value-type="float">
            <text:p>0.548466</text:p>
          </table:table-cell>
          <table:table-cell office:value-type="float" office:value="226.323536" calcext:value-type="float">
            <text:p>226.323536</text:p>
          </table:table-cell>
          <table:table-cell office:value-type="float" office:value="79.637241" calcext:value-type="float">
            <text:p>79.637241</text:p>
          </table:table-cell>
          <table:table-cell office:value-type="float" office:value="1.703226" calcext:value-type="float">
            <text:p>1.703226</text:p>
          </table:table-cell>
          <table:table-cell office:value-type="float" office:value="1.542241" calcext:value-type="float">
            <text:p>1.542241</text:p>
          </table:table-cell>
          <table:table-cell office:value-type="float" office:value="923.598014" calcext:value-type="float">
            <text:p>923.598014</text:p>
          </table:table-cell>
          <table:table-cell office:value-type="float" office:value="381.015736" calcext:value-type="float">
            <text:p>381.015736</text:p>
          </table:table-cell>
          <table:table-cell office:value-type="float" office:value="3.660327" calcext:value-type="float">
            <text:p>3.660327</text:p>
          </table:table-cell>
          <table:table-cell office:value-type="float" office:value="3.214738" calcext:value-type="float">
            <text:p>3.214738</text:p>
          </table:table-cell>
          <table:table-cell table:number-columns-repeated="1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95316" calcext:value-type="float">
            <text:p>0.495316</text:p>
          </table:table-cell>
          <table:table-cell office:value-type="float" office:value="0.127251" calcext:value-type="float">
            <text:p>0.127251</text:p>
          </table:table-cell>
          <table:table-cell office:value-type="float" office:value="0.063486" calcext:value-type="float">
            <text:p>0.063486</text:p>
          </table:table-cell>
          <table:table-cell office:value-type="float" office:value="0.031428" calcext:value-type="float">
            <text:p>0.031428</text:p>
          </table:table-cell>
          <table:table-cell office:value-type="float" office:value="2.405133" calcext:value-type="float">
            <text:p>2.405133</text:p>
          </table:table-cell>
          <table:table-cell office:value-type="float" office:value="0.772727" calcext:value-type="float">
            <text:p>0.772727</text:p>
          </table:table-cell>
          <table:table-cell office:value-type="float" office:value="0.131582" calcext:value-type="float">
            <text:p>0.131582</text:p>
          </table:table-cell>
          <table:table-cell office:value-type="float" office:value="0.227753" calcext:value-type="float">
            <text:p>0.227753</text:p>
          </table:table-cell>
          <table:table-cell office:value-type="float" office:value="9.256377" calcext:value-type="float">
            <text:p>9.256377</text:p>
          </table:table-cell>
          <table:table-cell office:value-type="float" office:value="3.0893" calcext:value-type="float">
            <text:p>3.0893</text:p>
          </table:table-cell>
          <table:table-cell office:value-type="float" office:value="0.29103" calcext:value-type="float">
            <text:p>0.29103</text:p>
          </table:table-cell>
          <table:table-cell office:value-type="float" office:value="0.258134" calcext:value-type="float">
            <text:p>0.258134</text:p>
          </table:table-cell>
          <table:table-cell office:value-type="float" office:value="36.693414" calcext:value-type="float">
            <text:p>36.693414</text:p>
          </table:table-cell>
          <table:table-cell office:value-type="float" office:value="12.66695" calcext:value-type="float">
            <text:p>12.66695</text:p>
          </table:table-cell>
          <table:table-cell office:value-type="float" office:value="0.63025" calcext:value-type="float">
            <text:p>0.63025</text:p>
          </table:table-cell>
          <table:table-cell office:value-type="float" office:value="0.542459" calcext:value-type="float">
            <text:p>0.542459</text:p>
          </table:table-cell>
          <table:table-cell office:value-type="float" office:value="226.279117" calcext:value-type="float">
            <text:p>226.279117</text:p>
          </table:table-cell>
          <table:table-cell office:value-type="float" office:value="79.740398" calcext:value-type="float">
            <text:p>79.740398</text:p>
          </table:table-cell>
          <table:table-cell office:value-type="float" office:value="1.849614" calcext:value-type="float">
            <text:p>1.849614</text:p>
          </table:table-cell>
          <table:table-cell office:value-type="float" office:value="1.537561" calcext:value-type="float">
            <text:p>1.537561</text:p>
          </table:table-cell>
          <table:table-cell office:value-type="float" office:value="991.118532" calcext:value-type="float">
            <text:p>991.118532</text:p>
          </table:table-cell>
          <table:table-cell office:value-type="float" office:value="358.681519" calcext:value-type="float">
            <text:p>358.681519</text:p>
          </table:table-cell>
          <table:table-cell office:value-type="float" office:value="3.640142" calcext:value-type="float">
            <text:p>3.640142</text:p>
          </table:table-cell>
          <table:table-cell office:value-type="float" office:value="3.310002" calcext:value-type="float">
            <text:p>3.310002</text:p>
          </table:table-cell>
          <table:table-cell table:number-columns-repeated="1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6705" calcext:value-type="float">
            <text:p>0.006705</text:p>
          </table:table-cell>
          <table:table-cell office:value-type="float" office:value="0.003422" calcext:value-type="float">
            <text:p>0.003422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40557" calcext:value-type="float">
            <text:p>0.40557</text:p>
          </table:table-cell>
          <table:table-cell office:value-type="float" office:value="0.137727" calcext:value-type="float">
            <text:p>0.137727</text:p>
          </table:table-cell>
          <table:table-cell office:value-type="float" office:value="0.073474" calcext:value-type="float">
            <text:p>0.073474</text:p>
          </table:table-cell>
          <table:table-cell office:value-type="float" office:value="0.108673" calcext:value-type="float">
            <text:p>0.108673</text:p>
          </table:table-cell>
          <table:table-cell office:value-type="float" office:value="2.377894" calcext:value-type="float">
            <text:p>2.377894</text:p>
          </table:table-cell>
          <table:table-cell office:value-type="float" office:value="0.785788" calcext:value-type="float">
            <text:p>0.785788</text:p>
          </table:table-cell>
          <table:table-cell office:value-type="float" office:value="0.138566" calcext:value-type="float">
            <text:p>0.138566</text:p>
          </table:table-cell>
          <table:table-cell office:value-type="float" office:value="0.150509" calcext:value-type="float">
            <text:p>0.150509</text:p>
          </table:table-cell>
          <table:table-cell office:value-type="float" office:value="9.436569" calcext:value-type="float">
            <text:p>9.436569</text:p>
          </table:table-cell>
          <table:table-cell office:value-type="float" office:value="3.410851" calcext:value-type="float">
            <text:p>3.410851</text:p>
          </table:table-cell>
          <table:table-cell office:value-type="float" office:value="0.296059" calcext:value-type="float">
            <text:p>0.296059</text:p>
          </table:table-cell>
          <table:table-cell office:value-type="float" office:value="0.429874" calcext:value-type="float">
            <text:p>0.429874</text:p>
          </table:table-cell>
          <table:table-cell office:value-type="float" office:value="38.107287" calcext:value-type="float">
            <text:p>38.107287</text:p>
          </table:table-cell>
          <table:table-cell office:value-type="float" office:value="12.786937" calcext:value-type="float">
            <text:p>12.786937</text:p>
          </table:table-cell>
          <table:table-cell office:value-type="float" office:value="0.653997" calcext:value-type="float">
            <text:p>0.653997</text:p>
          </table:table-cell>
          <table:table-cell office:value-type="float" office:value="0.573887" calcext:value-type="float">
            <text:p>0.573887</text:p>
          </table:table-cell>
          <table:table-cell office:value-type="float" office:value="246.841654" calcext:value-type="float">
            <text:p>246.841654</text:p>
          </table:table-cell>
          <table:table-cell office:value-type="float" office:value="80.803316" calcext:value-type="float">
            <text:p>80.803316</text:p>
          </table:table-cell>
          <table:table-cell office:value-type="float" office:value="1.704134" calcext:value-type="float">
            <text:p>1.704134</text:p>
          </table:table-cell>
          <table:table-cell office:value-type="float" office:value="1.555162" calcext:value-type="float">
            <text:p>1.555162</text:p>
          </table:table-cell>
          <table:table-cell office:value-type="float" office:value="925.72071" calcext:value-type="float">
            <text:p>925.72071</text:p>
          </table:table-cell>
          <table:table-cell office:value-type="float" office:value="338.352802" calcext:value-type="float">
            <text:p>338.352802</text:p>
          </table:table-cell>
          <table:table-cell office:value-type="float" office:value="3.644054" calcext:value-type="float">
            <text:p>3.644054</text:p>
          </table:table-cell>
          <table:table-cell office:value-type="float" office:value="3.472454" calcext:value-type="float">
            <text:p>3.472454</text:p>
          </table:table-cell>
          <table:table-cell table:number-columns-repeated="1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06775" calcext:value-type="float">
            <text:p>0.006775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02287" calcext:value-type="float">
            <text:p>0.402287</text:p>
          </table:table-cell>
          <table:table-cell office:value-type="float" office:value="0.127111" calcext:value-type="float">
            <text:p>0.127111</text:p>
          </table:table-cell>
          <table:table-cell office:value-type="float" office:value="0.049029" calcext:value-type="float">
            <text:p>0.049029</text:p>
          </table:table-cell>
          <table:table-cell office:value-type="float" office:value="0.052312" calcext:value-type="float">
            <text:p>0.052312</text:p>
          </table:table-cell>
          <table:table-cell office:value-type="float" office:value="2.390397" calcext:value-type="float">
            <text:p>2.390397</text:p>
          </table:table-cell>
          <table:table-cell office:value-type="float" office:value="0.786415" calcext:value-type="float">
            <text:p>0.786415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0.149461" calcext:value-type="float">
            <text:p>0.149461</text:p>
          </table:table-cell>
          <table:table-cell office:value-type="float" office:value="9.258753" calcext:value-type="float">
            <text:p>9.258753</text:p>
          </table:table-cell>
          <table:table-cell office:value-type="float" office:value="3.209568" calcext:value-type="float">
            <text:p>3.209568</text:p>
          </table:table-cell>
          <table:table-cell office:value-type="float" office:value="0.292845" calcext:value-type="float">
            <text:p>0.292845</text:p>
          </table:table-cell>
          <table:table-cell office:value-type="float" office:value="0.292426" calcext:value-type="float">
            <text:p>0.292426</text:p>
          </table:table-cell>
          <table:table-cell office:value-type="float" office:value="37.847476" calcext:value-type="float">
            <text:p>37.847476</text:p>
          </table:table-cell>
          <table:table-cell office:value-type="float" office:value="12.824791" calcext:value-type="float">
            <text:p>12.824791</text:p>
          </table:table-cell>
          <table:table-cell office:value-type="float" office:value="0.621241" calcext:value-type="float">
            <text:p>0.621241</text:p>
          </table:table-cell>
          <table:table-cell office:value-type="float" office:value="0.543158" calcext:value-type="float">
            <text:p>0.543158</text:p>
          </table:table-cell>
          <table:table-cell office:value-type="float" office:value="226.170863" calcext:value-type="float">
            <text:p>226.170863</text:p>
          </table:table-cell>
          <table:table-cell office:value-type="float" office:value="80.490706" calcext:value-type="float">
            <text:p>80.490706</text:p>
          </table:table-cell>
          <table:table-cell office:value-type="float" office:value="1.700083" calcext:value-type="float">
            <text:p>1.700083</text:p>
          </table:table-cell>
          <table:table-cell office:value-type="float" office:value="1.534279" calcext:value-type="float">
            <text:p>1.534279</text:p>
          </table:table-cell>
          <table:table-cell office:value-type="float" office:value="921.266146" calcext:value-type="float">
            <text:p>921.266146</text:p>
          </table:table-cell>
          <table:table-cell office:value-type="float" office:value="335.802747" calcext:value-type="float">
            <text:p>335.802747</text:p>
          </table:table-cell>
          <table:table-cell office:value-type="float" office:value="3.693013" calcext:value-type="float">
            <text:p>3.693013</text:p>
          </table:table-cell>
          <table:table-cell office:value-type="float" office:value="3.236179" calcext:value-type="float">
            <text:p>3.236179</text:p>
          </table:table-cell>
          <table:table-cell table:number-columns-repeated="1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06077" calcext:value-type="float">
            <text:p>0.006077</text:p>
          </table:table-cell>
          <table:table-cell office:value-type="float" office:value="0.002444" calcext:value-type="float">
            <text:p>0.002444</text:p>
          </table:table-cell>
          <table:table-cell table:number-columns-repeated="2" office:value-type="float" office:value="0.002864" calcext:value-type="float">
            <text:p>0.002864</text:p>
          </table:table-cell>
          <table:table-cell office:value-type="float" office:value="0.475202" calcext:value-type="float">
            <text:p>0.475202</text:p>
          </table:table-cell>
          <table:table-cell office:value-type="float" office:value="0.126273" calcext:value-type="float">
            <text:p>0.126273</text:p>
          </table:table-cell>
          <table:table-cell office:value-type="float" office:value="0.045607" calcext:value-type="float">
            <text:p>0.045607</text:p>
          </table:table-cell>
          <table:table-cell office:value-type="float" office:value="0.077803" calcext:value-type="float">
            <text:p>0.077803</text:p>
          </table:table-cell>
          <table:table-cell office:value-type="float" office:value="2.517228" calcext:value-type="float">
            <text:p>2.517228</text:p>
          </table:table-cell>
          <table:table-cell office:value-type="float" office:value="0.847946" calcext:value-type="float">
            <text:p>0.847946</text:p>
          </table:table-cell>
          <table:table-cell office:value-type="float" office:value="0.132629" calcext:value-type="float">
            <text:p>0.132629</text:p>
          </table:table-cell>
          <table:table-cell office:value-type="float" office:value="0.150788" calcext:value-type="float">
            <text:p>0.150788</text:p>
          </table:table-cell>
          <table:table-cell office:value-type="float" office:value="9.279774" calcext:value-type="float">
            <text:p>9.279774</text:p>
          </table:table-cell>
          <table:table-cell office:value-type="float" office:value="3.589296" calcext:value-type="float">
            <text:p>3.589296</text:p>
          </table:table-cell>
          <table:table-cell office:value-type="float" office:value="0.294871" calcext:value-type="float">
            <text:p>0.294871</text:p>
          </table:table-cell>
          <table:table-cell office:value-type="float" office:value="0.256667" calcext:value-type="float">
            <text:p>0.256667</text:p>
          </table:table-cell>
          <table:table-cell office:value-type="float" office:value="36.696766" calcext:value-type="float">
            <text:p>36.696766</text:p>
          </table:table-cell>
          <table:table-cell office:value-type="float" office:value="12.757045" calcext:value-type="float">
            <text:p>12.757045</text:p>
          </table:table-cell>
          <table:table-cell office:value-type="float" office:value="0.619844" calcext:value-type="float">
            <text:p>0.619844</text:p>
          </table:table-cell>
          <table:table-cell office:value-type="float" office:value="0.542878" calcext:value-type="float">
            <text:p>0.542878</text:p>
          </table:table-cell>
          <table:table-cell office:value-type="float" office:value="224.467637" calcext:value-type="float">
            <text:p>224.467637</text:p>
          </table:table-cell>
          <table:table-cell office:value-type="float" office:value="80.766999" calcext:value-type="float">
            <text:p>80.766999</text:p>
          </table:table-cell>
          <table:table-cell office:value-type="float" office:value="1.669632" calcext:value-type="float">
            <text:p>1.669632</text:p>
          </table:table-cell>
          <table:table-cell office:value-type="float" office:value="1.536025" calcext:value-type="float">
            <text:p>1.536025</text:p>
          </table:table-cell>
          <table:table-cell office:value-type="float" office:value="919.163078" calcext:value-type="float">
            <text:p>919.163078</text:p>
          </table:table-cell>
          <table:table-cell office:value-type="float" office:value="338.977744" calcext:value-type="float">
            <text:p>338.977744</text:p>
          </table:table-cell>
          <table:table-cell office:value-type="float" office:value="3.61039" calcext:value-type="float">
            <text:p>3.61039</text:p>
          </table:table-cell>
          <table:table-cell office:value-type="float" office:value="3.273963" calcext:value-type="float">
            <text:p>3.273963</text:p>
          </table:table-cell>
          <table:table-cell table:number-columns-repeated="1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511659" calcext:value-type="float">
            <text:p>0.511659</text:p>
          </table:table-cell>
          <table:table-cell office:value-type="float" office:value="0.126413" calcext:value-type="float">
            <text:p>0.126413</text:p>
          </table:table-cell>
          <table:table-cell office:value-type="float" office:value="0.043232" calcext:value-type="float">
            <text:p>0.043232</text:p>
          </table:table-cell>
          <table:table-cell office:value-type="float" office:value="0.043302" calcext:value-type="float">
            <text:p>0.043302</text:p>
          </table:table-cell>
          <table:table-cell office:value-type="float" office:value="2.385997" calcext:value-type="float">
            <text:p>2.385997</text:p>
          </table:table-cell>
          <table:table-cell office:value-type="float" office:value="0.786346" calcext:value-type="float">
            <text:p>0.786346</text:p>
          </table:table-cell>
          <table:table-cell office:value-type="float" office:value="0.13221" calcext:value-type="float">
            <text:p>0.13221</text:p>
          </table:table-cell>
          <table:table-cell office:value-type="float" office:value="0.118242" calcext:value-type="float">
            <text:p>0.118242</text:p>
          </table:table-cell>
          <table:table-cell office:value-type="float" office:value="9.243038" calcext:value-type="float">
            <text:p>9.243038</text:p>
          </table:table-cell>
          <table:table-cell office:value-type="float" office:value="3.091884" calcext:value-type="float">
            <text:p>3.091884</text:p>
          </table:table-cell>
          <table:table-cell office:value-type="float" office:value="0.289563" calcext:value-type="float">
            <text:p>0.289563</text:p>
          </table:table-cell>
          <table:table-cell office:value-type="float" office:value="0.262884" calcext:value-type="float">
            <text:p>0.262884</text:p>
          </table:table-cell>
          <table:table-cell office:value-type="float" office:value="36.296993" calcext:value-type="float">
            <text:p>36.296993</text:p>
          </table:table-cell>
          <table:table-cell office:value-type="float" office:value="12.692581" calcext:value-type="float">
            <text:p>12.692581</text:p>
          </table:table-cell>
          <table:table-cell office:value-type="float" office:value="0.626199" calcext:value-type="float">
            <text:p>0.626199</text:p>
          </table:table-cell>
          <table:table-cell office:value-type="float" office:value="0.568929" calcext:value-type="float">
            <text:p>0.568929</text:p>
          </table:table-cell>
          <table:table-cell office:value-type="float" office:value="225.543895" calcext:value-type="float">
            <text:p>225.543895</text:p>
          </table:table-cell>
          <table:table-cell office:value-type="float" office:value="80.443912" calcext:value-type="float">
            <text:p>80.443912</text:p>
          </table:table-cell>
          <table:table-cell office:value-type="float" office:value="1.724318" calcext:value-type="float">
            <text:p>1.724318</text:p>
          </table:table-cell>
          <table:table-cell office:value-type="float" office:value="1.540286" calcext:value-type="float">
            <text:p>1.540286</text:p>
          </table:table-cell>
          <table:table-cell office:value-type="float" office:value="960.13563" calcext:value-type="float">
            <text:p>960.13563</text:p>
          </table:table-cell>
          <table:table-cell office:value-type="float" office:value="332.105195" calcext:value-type="float">
            <text:p>332.105195</text:p>
          </table:table-cell>
          <table:table-cell office:value-type="float" office:value="3.630714" calcext:value-type="float">
            <text:p>3.630714</text:p>
          </table:table-cell>
          <table:table-cell office:value-type="float" office:value="3.270192" calcext:value-type="float">
            <text:p>3.270192</text:p>
          </table:table-cell>
          <table:table-cell table:number-columns-repeated="1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02636" calcext:value-type="float">
            <text:p>0.402636</text:p>
          </table:table-cell>
          <table:table-cell office:value-type="float" office:value="0.126203" calcext:value-type="float">
            <text:p>0.126203</text:p>
          </table:table-cell>
          <table:table-cell office:value-type="float" office:value="0.041905" calcext:value-type="float">
            <text:p>0.041905</text:p>
          </table:table-cell>
          <table:table-cell office:value-type="float" office:value="0.041136" calcext:value-type="float">
            <text:p>0.041136</text:p>
          </table:table-cell>
          <table:table-cell office:value-type="float" office:value="2.452764" calcext:value-type="float">
            <text:p>2.452764</text:p>
          </table:table-cell>
          <table:table-cell office:value-type="float" office:value="0.786067" calcext:value-type="float">
            <text:p>0.786067</text:p>
          </table:table-cell>
          <table:table-cell office:value-type="float" office:value="0.131651" calcext:value-type="float">
            <text:p>0.131651</text:p>
          </table:table-cell>
          <table:table-cell office:value-type="float" office:value="0.116076" calcext:value-type="float">
            <text:p>0.116076</text:p>
          </table:table-cell>
          <table:table-cell office:value-type="float" office:value="9.261336" calcext:value-type="float">
            <text:p>9.261336</text:p>
          </table:table-cell>
          <table:table-cell office:value-type="float" office:value="3.086856" calcext:value-type="float">
            <text:p>3.086856</text:p>
          </table:table-cell>
          <table:table-cell office:value-type="float" office:value="0.291519" calcext:value-type="float">
            <text:p>0.291519</text:p>
          </table:table-cell>
          <table:table-cell office:value-type="float" office:value="0.262814" calcext:value-type="float">
            <text:p>0.262814</text:p>
          </table:table-cell>
          <table:table-cell office:value-type="float" office:value="37.13579" calcext:value-type="float">
            <text:p>37.13579</text:p>
          </table:table-cell>
          <table:table-cell office:value-type="float" office:value="12.651934" calcext:value-type="float">
            <text:p>12.651934</text:p>
          </table:table-cell>
          <table:table-cell office:value-type="float" office:value="0.625292" calcext:value-type="float">
            <text:p>0.625292</text:p>
          </table:table-cell>
          <table:table-cell office:value-type="float" office:value="0.556777" calcext:value-type="float">
            <text:p>0.556777</text:p>
          </table:table-cell>
          <table:table-cell office:value-type="float" office:value="225.426213" calcext:value-type="float">
            <text:p>225.426213</text:p>
          </table:table-cell>
          <table:table-cell office:value-type="float" office:value="80.587506" calcext:value-type="float">
            <text:p>80.587506</text:p>
          </table:table-cell>
          <table:table-cell office:value-type="float" office:value="1.706299" calcext:value-type="float">
            <text:p>1.706299</text:p>
          </table:table-cell>
          <table:table-cell office:value-type="float" office:value="1.549854" calcext:value-type="float">
            <text:p>1.549854</text:p>
          </table:table-cell>
          <table:table-cell office:value-type="float" office:value="928.844585" calcext:value-type="float">
            <text:p>928.844585</text:p>
          </table:table-cell>
          <table:table-cell office:value-type="float" office:value="339.07713" calcext:value-type="float">
            <text:p>339.07713</text:p>
          </table:table-cell>
          <table:table-cell office:value-type="float" office:value="3.64587" calcext:value-type="float">
            <text:p>3.64587</text:p>
          </table:table-cell>
          <table:table-cell office:value-type="float" office:value="3.348205" calcext:value-type="float">
            <text:p>3.348205</text:p>
          </table:table-cell>
          <table:table-cell table:number-columns-repeated="1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07683" calcext:value-type="float">
            <text:p>0.007683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0.00433" calcext:value-type="float">
            <text:p>0.00433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407944" calcext:value-type="float">
            <text:p>0.407944</text:p>
          </table:table-cell>
          <table:table-cell office:value-type="float" office:value="0.125016" calcext:value-type="float">
            <text:p>0.125016</text:p>
          </table:table-cell>
          <table:table-cell office:value-type="float" office:value="0.051962" calcext:value-type="float">
            <text:p>0.051962</text:p>
          </table:table-cell>
          <table:table-cell office:value-type="float" office:value="0.056292" calcext:value-type="float">
            <text:p>0.056292</text:p>
          </table:table-cell>
          <table:table-cell office:value-type="float" office:value="2.497603" calcext:value-type="float">
            <text:p>2.497603</text:p>
          </table:table-cell>
          <table:table-cell office:value-type="float" office:value="0.77573" calcext:value-type="float">
            <text:p>0.77573</text:p>
          </table:table-cell>
          <table:table-cell office:value-type="float" office:value="0.137239" calcext:value-type="float">
            <text:p>0.137239</text:p>
          </table:table-cell>
          <table:table-cell office:value-type="float" office:value="0.127321" calcext:value-type="float">
            <text:p>0.127321</text:p>
          </table:table-cell>
          <table:table-cell office:value-type="float" office:value="9.257774" calcext:value-type="float">
            <text:p>9.257774</text:p>
          </table:table-cell>
          <table:table-cell office:value-type="float" office:value="3.360844" calcext:value-type="float">
            <text:p>3.360844</text:p>
          </table:table-cell>
          <table:table-cell office:value-type="float" office:value="0.296408" calcext:value-type="float">
            <text:p>0.296408</text:p>
          </table:table-cell>
          <table:table-cell office:value-type="float" office:value="0.26442" calcext:value-type="float">
            <text:p>0.26442</text:p>
          </table:table-cell>
          <table:table-cell office:value-type="float" office:value="37.338331" calcext:value-type="float">
            <text:p>37.338331</text:p>
          </table:table-cell>
          <table:table-cell office:value-type="float" office:value="12.886671" calcext:value-type="float">
            <text:p>12.886671</text:p>
          </table:table-cell>
          <table:table-cell office:value-type="float" office:value="0.629062" calcext:value-type="float">
            <text:p>0.629062</text:p>
          </table:table-cell>
          <table:table-cell office:value-type="float" office:value="0.688288" calcext:value-type="float">
            <text:p>0.688288</text:p>
          </table:table-cell>
          <table:table-cell office:value-type="float" office:value="226.289594" calcext:value-type="float">
            <text:p>226.289594</text:p>
          </table:table-cell>
          <table:table-cell office:value-type="float" office:value="80.919603" calcext:value-type="float">
            <text:p>80.919603</text:p>
          </table:table-cell>
          <table:table-cell office:value-type="float" office:value="1.732071" calcext:value-type="float">
            <text:p>1.732071</text:p>
          </table:table-cell>
          <table:table-cell office:value-type="float" office:value="1.543149" calcext:value-type="float">
            <text:p>1.543149</text:p>
          </table:table-cell>
          <table:table-cell office:value-type="float" office:value="913.555919" calcext:value-type="float">
            <text:p>913.555919</text:p>
          </table:table-cell>
          <table:table-cell office:value-type="float" office:value="336.011783" calcext:value-type="float">
            <text:p>336.011783</text:p>
          </table:table-cell>
          <table:table-cell office:value-type="float" office:value="3.64566" calcext:value-type="float">
            <text:p>3.64566</text:p>
          </table:table-cell>
          <table:table-cell office:value-type="float" office:value="3.560034" calcext:value-type="float">
            <text:p>3.560034</text:p>
          </table:table-cell>
          <table:table-cell table:number-columns-repeated="1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06147" calcext:value-type="float">
            <text:p>0.006147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3702" calcext:value-type="float">
            <text:p>0.003702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04312" calcext:value-type="float">
            <text:p>0.404312</text:p>
          </table:table-cell>
          <table:table-cell office:value-type="float" office:value="0.126064" calcext:value-type="float">
            <text:p>0.126064</text:p>
          </table:table-cell>
          <table:table-cell office:value-type="float" office:value="0.048261" calcext:value-type="float">
            <text:p>0.048261</text:p>
          </table:table-cell>
          <table:table-cell office:value-type="float" office:value="0.056223" calcext:value-type="float">
            <text:p>0.056223</text:p>
          </table:table-cell>
          <table:table-cell office:value-type="float" office:value="2.443615" calcext:value-type="float">
            <text:p>2.443615</text:p>
          </table:table-cell>
          <table:table-cell office:value-type="float" office:value="0.792352" calcext:value-type="float">
            <text:p>0.792352</text:p>
          </table:table-cell>
          <table:table-cell office:value-type="float" office:value="0.133956" calcext:value-type="float">
            <text:p>0.133956</text:p>
          </table:table-cell>
          <table:table-cell office:value-type="float" office:value="0.132001" calcext:value-type="float">
            <text:p>0.132001</text:p>
          </table:table-cell>
          <table:table-cell office:value-type="float" office:value="9.273978" calcext:value-type="float">
            <text:p>9.273978</text:p>
          </table:table-cell>
          <table:table-cell office:value-type="float" office:value="3.355327" calcext:value-type="float">
            <text:p>3.355327</text:p>
          </table:table-cell>
          <table:table-cell office:value-type="float" office:value="0.300039" calcext:value-type="float">
            <text:p>0.300039</text:p>
          </table:table-cell>
          <table:table-cell office:value-type="float" office:value="0.25583" calcext:value-type="float">
            <text:p>0.25583</text:p>
          </table:table-cell>
          <table:table-cell office:value-type="float" office:value="37.758148" calcext:value-type="float">
            <text:p>37.758148</text:p>
          </table:table-cell>
          <table:table-cell office:value-type="float" office:value="12.877801" calcext:value-type="float">
            <text:p>12.877801</text:p>
          </table:table-cell>
          <table:table-cell office:value-type="float" office:value="0.62152" calcext:value-type="float">
            <text:p>0.62152</text:p>
          </table:table-cell>
          <table:table-cell office:value-type="float" office:value="0.562364" calcext:value-type="float">
            <text:p>0.562364</text:p>
          </table:table-cell>
          <table:table-cell office:value-type="float" office:value="225.724436" calcext:value-type="float">
            <text:p>225.724436</text:p>
          </table:table-cell>
          <table:table-cell office:value-type="float" office:value="80.593303" calcext:value-type="float">
            <text:p>80.593303</text:p>
          </table:table-cell>
          <table:table-cell office:value-type="float" office:value="1.730324" calcext:value-type="float">
            <text:p>1.730324</text:p>
          </table:table-cell>
          <table:table-cell office:value-type="float" office:value="1.549784" calcext:value-type="float">
            <text:p>1.549784</text:p>
          </table:table-cell>
          <table:table-cell office:value-type="float" office:value="943.63675" calcext:value-type="float">
            <text:p>943.63675</text:p>
          </table:table-cell>
          <table:table-cell office:value-type="float" office:value="327.766007" calcext:value-type="float">
            <text:p>327.766007</text:p>
          </table:table-cell>
          <table:table-cell office:value-type="float" office:value="3.637559" calcext:value-type="float">
            <text:p>3.637559</text:p>
          </table:table-cell>
          <table:table-cell office:value-type="float" office:value="3.330885" calcext:value-type="float">
            <text:p>3.330885</text:p>
          </table:table-cell>
          <table:table-cell table:number-columns-repeated="1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5168" calcext:value-type="float">
            <text:p>0.005168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1955" calcext:value-type="float">
            <text:p>0.001955</text:p>
          </table:table-cell>
          <table:table-cell office:value-type="float" office:value="0.4011" calcext:value-type="float">
            <text:p>0.4011</text:p>
          </table:table-cell>
          <table:table-cell office:value-type="float" office:value="0.125017" calcext:value-type="float">
            <text:p>0.125017</text:p>
          </table:table-cell>
          <table:table-cell office:value-type="float" office:value="0.046724" calcext:value-type="float">
            <text:p>0.046724</text:p>
          </table:table-cell>
          <table:table-cell office:value-type="float" office:value="0.046515" calcext:value-type="float">
            <text:p>0.046515</text:p>
          </table:table-cell>
          <table:table-cell office:value-type="float" office:value="2.516949" calcext:value-type="float">
            <text:p>2.516949</text:p>
          </table:table-cell>
          <table:table-cell office:value-type="float" office:value="0.776429" calcext:value-type="float">
            <text:p>0.776429</text:p>
          </table:table-cell>
          <table:table-cell office:value-type="float" office:value="0.132979" calcext:value-type="float">
            <text:p>0.132979</text:p>
          </table:table-cell>
          <table:table-cell office:value-type="float" office:value="0.117334" calcext:value-type="float">
            <text:p>0.117334</text:p>
          </table:table-cell>
          <table:table-cell office:value-type="float" office:value="9.282219" calcext:value-type="float">
            <text:p>9.282219</text:p>
          </table:table-cell>
          <table:table-cell office:value-type="float" office:value="3.577563" calcext:value-type="float">
            <text:p>3.577563</text:p>
          </table:table-cell>
          <table:table-cell office:value-type="float" office:value="0.291029" calcext:value-type="float">
            <text:p>0.291029</text:p>
          </table:table-cell>
          <table:table-cell office:value-type="float" office:value="0.254293" calcext:value-type="float">
            <text:p>0.254293</text:p>
          </table:table-cell>
          <table:table-cell office:value-type="float" office:value="37.719875" calcext:value-type="float">
            <text:p>37.719875</text:p>
          </table:table-cell>
          <table:table-cell office:value-type="float" office:value="12.866277" calcext:value-type="float">
            <text:p>12.866277</text:p>
          </table:table-cell>
          <table:table-cell office:value-type="float" office:value="0.60846" calcext:value-type="float">
            <text:p>0.60846</text:p>
          </table:table-cell>
          <table:table-cell office:value-type="float" office:value="0.542948" calcext:value-type="float">
            <text:p>0.542948</text:p>
          </table:table-cell>
          <table:table-cell office:value-type="float" office:value="224.950871" calcext:value-type="float">
            <text:p>224.950871</text:p>
          </table:table-cell>
          <table:table-cell office:value-type="float" office:value="80.581779" calcext:value-type="float">
            <text:p>80.581779</text:p>
          </table:table-cell>
          <table:table-cell office:value-type="float" office:value="1.727671" calcext:value-type="float">
            <text:p>1.727671</text:p>
          </table:table-cell>
          <table:table-cell office:value-type="float" office:value="1.533232" calcext:value-type="float">
            <text:p>1.533232</text:p>
          </table:table-cell>
          <table:table-cell office:value-type="float" office:value="924.845459" calcext:value-type="float">
            <text:p>924.845459</text:p>
          </table:table-cell>
          <table:table-cell office:value-type="float" office:value="329.342262" calcext:value-type="float">
            <text:p>329.342262</text:p>
          </table:table-cell>
          <table:table-cell office:value-type="float" office:value="3.6458" calcext:value-type="float">
            <text:p>3.6458</text:p>
          </table:table-cell>
          <table:table-cell office:value-type="float" office:value="3.312935" calcext:value-type="float">
            <text:p>3.312935</text:p>
          </table:table-cell>
          <table:table-cell table:number-columns-repeated="1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554681" calcext:value-type="float">
            <text:p>0.554681</text:p>
          </table:table-cell>
          <table:table-cell office:value-type="float" office:value="0.125156" calcext:value-type="float">
            <text:p>0.125156</text:p>
          </table:table-cell>
          <table:table-cell office:value-type="float" office:value="0.044699" calcext:value-type="float">
            <text:p>0.044699</text:p>
          </table:table-cell>
          <table:table-cell office:value-type="float" office:value="0.043581" calcext:value-type="float">
            <text:p>0.043581</text:p>
          </table:table-cell>
          <table:table-cell office:value-type="float" office:value="2.37091" calcext:value-type="float">
            <text:p>2.37091</text:p>
          </table:table-cell>
          <table:table-cell office:value-type="float" office:value="0.775171" calcext:value-type="float">
            <text:p>0.775171</text:p>
          </table:table-cell>
          <table:table-cell office:value-type="float" office:value="0.131372" calcext:value-type="float">
            <text:p>0.131372</text:p>
          </table:table-cell>
          <table:table-cell office:value-type="float" office:value="0.112375" calcext:value-type="float">
            <text:p>0.112375</text:p>
          </table:table-cell>
          <table:table-cell office:value-type="float" office:value="9.266924" calcext:value-type="float">
            <text:p>9.266924</text:p>
          </table:table-cell>
          <table:table-cell office:value-type="float" office:value="3.087066" calcext:value-type="float">
            <text:p>3.087066</text:p>
          </table:table-cell>
          <table:table-cell office:value-type="float" office:value="0.289283" calcext:value-type="float">
            <text:p>0.289283</text:p>
          </table:table-cell>
          <table:table-cell office:value-type="float" office:value="0.252058" calcext:value-type="float">
            <text:p>0.252058</text:p>
          </table:table-cell>
          <table:table-cell office:value-type="float" office:value="37.301665" calcext:value-type="float">
            <text:p>37.301665</text:p>
          </table:table-cell>
          <table:table-cell office:value-type="float" office:value="12.792176" calcext:value-type="float">
            <text:p>12.792176</text:p>
          </table:table-cell>
          <table:table-cell office:value-type="float" office:value="0.639888" calcext:value-type="float">
            <text:p>0.639888</text:p>
          </table:table-cell>
          <table:table-cell office:value-type="float" office:value="0.545533" calcext:value-type="float">
            <text:p>0.545533</text:p>
          </table:table-cell>
          <table:table-cell office:value-type="float" office:value="225.531813" calcext:value-type="float">
            <text:p>225.531813</text:p>
          </table:table-cell>
          <table:table-cell office:value-type="float" office:value="80.952358" calcext:value-type="float">
            <text:p>80.952358</text:p>
          </table:table-cell>
          <table:table-cell office:value-type="float" office:value="1.735842" calcext:value-type="float">
            <text:p>1.735842</text:p>
          </table:table-cell>
          <table:table-cell office:value-type="float" office:value="1.522127" calcext:value-type="float">
            <text:p>1.522127</text:p>
          </table:table-cell>
          <table:table-cell office:value-type="float" office:value="927.888806" calcext:value-type="float">
            <text:p>927.888806</text:p>
          </table:table-cell>
          <table:table-cell office:value-type="float" office:value="364.616307" calcext:value-type="float">
            <text:p>364.616307</text:p>
          </table:table-cell>
          <table:table-cell office:value-type="float" office:value="3.678556" calcext:value-type="float">
            <text:p>3.678556</text:p>
          </table:table-cell>
          <table:table-cell office:value-type="float" office:value="3.301132" calcext:value-type="float">
            <text:p>3.301132</text:p>
          </table:table-cell>
          <table:table-cell table:number-columns-repeated="1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13881" calcext:value-type="float">
            <text:p>0.413881</text:p>
          </table:table-cell>
          <table:table-cell office:value-type="float" office:value="0.125436" calcext:value-type="float">
            <text:p>0.125436</text:p>
          </table:table-cell>
          <table:table-cell office:value-type="float" office:value="0.042743" calcext:value-type="float">
            <text:p>0.042743</text:p>
          </table:table-cell>
          <table:table-cell office:value-type="float" office:value="0.040997" calcext:value-type="float">
            <text:p>0.040997</text:p>
          </table:table-cell>
          <table:table-cell office:value-type="float" office:value="2.385228" calcext:value-type="float">
            <text:p>2.385228</text:p>
          </table:table-cell>
          <table:table-cell office:value-type="float" office:value="0.836771" calcext:value-type="float">
            <text:p>0.836771</text:p>
          </table:table-cell>
          <table:table-cell office:value-type="float" office:value="0.130673" calcext:value-type="float">
            <text:p>0.130673</text:p>
          </table:table-cell>
          <table:table-cell office:value-type="float" office:value="0.110349" calcext:value-type="float">
            <text:p>0.110349</text:p>
          </table:table-cell>
          <table:table-cell office:value-type="float" office:value="9.260917" calcext:value-type="float">
            <text:p>9.260917</text:p>
          </table:table-cell>
          <table:table-cell office:value-type="float" office:value="3.093142" calcext:value-type="float">
            <text:p>3.093142</text:p>
          </table:table-cell>
          <table:table-cell office:value-type="float" office:value="0.289773" calcext:value-type="float">
            <text:p>0.289773</text:p>
          </table:table-cell>
          <table:table-cell office:value-type="float" office:value="0.262394" calcext:value-type="float">
            <text:p>0.262394</text:p>
          </table:table-cell>
          <table:table-cell office:value-type="float" office:value="37.285181" calcext:value-type="float">
            <text:p>37.285181</text:p>
          </table:table-cell>
          <table:table-cell office:value-type="float" office:value="12.757394" calcext:value-type="float">
            <text:p>12.757394</text:p>
          </table:table-cell>
          <table:table-cell office:value-type="float" office:value="0.639329" calcext:value-type="float">
            <text:p>0.639329</text:p>
          </table:table-cell>
          <table:table-cell office:value-type="float" office:value="0.542529" calcext:value-type="float">
            <text:p>0.542529</text:p>
          </table:table-cell>
          <table:table-cell office:value-type="float" office:value="225.407356" calcext:value-type="float">
            <text:p>225.407356</text:p>
          </table:table-cell>
          <table:table-cell office:value-type="float" office:value="80.731798" calcext:value-type="float">
            <text:p>80.731798</text:p>
          </table:table-cell>
          <table:table-cell office:value-type="float" office:value="1.830477" calcext:value-type="float">
            <text:p>1.830477</text:p>
          </table:table-cell>
          <table:table-cell office:value-type="float" office:value="1.537701" calcext:value-type="float">
            <text:p>1.537701</text:p>
          </table:table-cell>
          <table:table-cell office:value-type="float" office:value="931.835064" calcext:value-type="float">
            <text:p>931.835064</text:p>
          </table:table-cell>
          <table:table-cell office:value-type="float" office:value="352.539512" calcext:value-type="float">
            <text:p>352.539512</text:p>
          </table:table-cell>
          <table:table-cell office:value-type="float" office:value="3.659" calcext:value-type="float">
            <text:p>3.659</text:p>
          </table:table-cell>
          <table:table-cell office:value-type="float" office:value="3.330116" calcext:value-type="float">
            <text:p>3.330116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7612" calcext:value-type="float">
            <text:p>0.007612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0.406198" calcext:value-type="float">
            <text:p>0.406198</text:p>
          </table:table-cell>
          <table:table-cell office:value-type="float" office:value="0.1276" calcext:value-type="float">
            <text:p>0.1276</text:p>
          </table:table-cell>
          <table:table-cell office:value-type="float" office:value="0.052591" calcext:value-type="float">
            <text:p>0.052591</text:p>
          </table:table-cell>
          <table:table-cell office:value-type="float" office:value="0.055315" calcext:value-type="float">
            <text:p>0.055315</text:p>
          </table:table-cell>
          <table:table-cell office:value-type="float" office:value="2.387114" calcext:value-type="float">
            <text:p>2.387114</text:p>
          </table:table-cell>
          <table:table-cell office:value-type="float" office:value="0.814492" calcext:value-type="float">
            <text:p>0.814492</text:p>
          </table:table-cell>
          <table:table-cell office:value-type="float" office:value="0.139334" calcext:value-type="float">
            <text:p>0.139334</text:p>
          </table:table-cell>
          <table:table-cell office:value-type="float" office:value="0.132" calcext:value-type="float">
            <text:p>0.132</text:p>
          </table:table-cell>
          <table:table-cell office:value-type="float" office:value="9.272581" calcext:value-type="float">
            <text:p>9.272581</text:p>
          </table:table-cell>
          <table:table-cell office:value-type="float" office:value="3.526927" calcext:value-type="float">
            <text:p>3.526927</text:p>
          </table:table-cell>
          <table:table-cell office:value-type="float" office:value="0.295919" calcext:value-type="float">
            <text:p>0.295919</text:p>
          </table:table-cell>
          <table:table-cell office:value-type="float" office:value="0.267633" calcext:value-type="float">
            <text:p>0.267633</text:p>
          </table:table-cell>
          <table:table-cell office:value-type="float" office:value="37.512656" calcext:value-type="float">
            <text:p>37.512656</text:p>
          </table:table-cell>
          <table:table-cell office:value-type="float" office:value="12.757325" calcext:value-type="float">
            <text:p>12.757325</text:p>
          </table:table-cell>
          <table:table-cell office:value-type="float" office:value="0.638771" calcext:value-type="float">
            <text:p>0.638771</text:p>
          </table:table-cell>
          <table:table-cell office:value-type="float" office:value="0.55517" calcext:value-type="float">
            <text:p>0.55517</text:p>
          </table:table-cell>
          <table:table-cell office:value-type="float" office:value="226.263124" calcext:value-type="float">
            <text:p>226.263124</text:p>
          </table:table-cell>
          <table:table-cell office:value-type="float" office:value="81.744431" calcext:value-type="float">
            <text:p>81.744431</text:p>
          </table:table-cell>
          <table:table-cell office:value-type="float" office:value="1.742826" calcext:value-type="float">
            <text:p>1.742826</text:p>
          </table:table-cell>
          <table:table-cell office:value-type="float" office:value="1.545942" calcext:value-type="float">
            <text:p>1.545942</text:p>
          </table:table-cell>
          <table:table-cell office:value-type="float" office:value="919.354238" calcext:value-type="float">
            <text:p>919.354238</text:p>
          </table:table-cell>
          <table:table-cell office:value-type="float" office:value="361.878447" calcext:value-type="float">
            <text:p>361.878447</text:p>
          </table:table-cell>
          <table:table-cell office:value-type="float" office:value="3.654041" calcext:value-type="float">
            <text:p>3.654041</text:p>
          </table:table-cell>
          <table:table-cell office:value-type="float" office:value="3.506117" calcext:value-type="float">
            <text:p>3.506117</text:p>
          </table:table-cell>
          <table:table-cell table:number-columns-repeated="1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06635" calcext:value-type="float">
            <text:p>0.006635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3353" calcext:value-type="float">
            <text:p>0.00335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56624" calcext:value-type="float">
            <text:p>0.456624</text:p>
          </table:table-cell>
          <table:table-cell office:value-type="float" office:value="0.127251" calcext:value-type="float">
            <text:p>0.127251</text:p>
          </table:table-cell>
          <table:table-cell office:value-type="float" office:value="0.049238" calcext:value-type="float">
            <text:p>0.049238</text:p>
          </table:table-cell>
          <table:table-cell office:value-type="float" office:value="0.049727" calcext:value-type="float">
            <text:p>0.049727</text:p>
          </table:table-cell>
          <table:table-cell office:value-type="float" office:value="2.374054" calcext:value-type="float">
            <text:p>2.374054</text:p>
          </table:table-cell>
          <table:table-cell office:value-type="float" office:value="0.992797" calcext:value-type="float">
            <text:p>0.992797</text:p>
          </table:table-cell>
          <table:table-cell office:value-type="float" office:value="0.137169" calcext:value-type="float">
            <text:p>0.137169</text:p>
          </table:table-cell>
          <table:table-cell office:value-type="float" office:value="0.11887" calcext:value-type="float">
            <text:p>0.11887</text:p>
          </table:table-cell>
          <table:table-cell office:value-type="float" office:value="9.267342" calcext:value-type="float">
            <text:p>9.267342</text:p>
          </table:table-cell>
          <table:table-cell office:value-type="float" office:value="3.616045" calcext:value-type="float">
            <text:p>3.616045</text:p>
          </table:table-cell>
          <table:table-cell office:value-type="float" office:value="0.293404" calcext:value-type="float">
            <text:p>0.293404</text:p>
          </table:table-cell>
          <table:table-cell office:value-type="float" office:value="0.252337" calcext:value-type="float">
            <text:p>0.252337</text:p>
          </table:table-cell>
          <table:table-cell office:value-type="float" office:value="37.695571" calcext:value-type="float">
            <text:p>37.695571</text:p>
          </table:table-cell>
          <table:table-cell office:value-type="float" office:value="12.726315" calcext:value-type="float">
            <text:p>12.726315</text:p>
          </table:table-cell>
          <table:table-cell office:value-type="float" office:value="0.630809" calcext:value-type="float">
            <text:p>0.630809</text:p>
          </table:table-cell>
          <table:table-cell office:value-type="float" office:value="0.567183" calcext:value-type="float">
            <text:p>0.567183</text:p>
          </table:table-cell>
          <table:table-cell office:value-type="float" office:value="225.389197" calcext:value-type="float">
            <text:p>225.389197</text:p>
          </table:table-cell>
          <table:table-cell office:value-type="float" office:value="81.375249" calcext:value-type="float">
            <text:p>81.375249</text:p>
          </table:table-cell>
          <table:table-cell office:value-type="float" office:value="1.735772" calcext:value-type="float">
            <text:p>1.735772</text:p>
          </table:table-cell>
          <table:table-cell office:value-type="float" office:value="1.526806" calcext:value-type="float">
            <text:p>1.526806</text:p>
          </table:table-cell>
          <table:table-cell office:value-type="float" office:value="933.110791" calcext:value-type="float">
            <text:p>933.110791</text:p>
          </table:table-cell>
          <table:table-cell office:value-type="float" office:value="341.495883" calcext:value-type="float">
            <text:p>341.495883</text:p>
          </table:table-cell>
          <table:table-cell office:value-type="float" office:value="3.642867" calcext:value-type="float">
            <text:p>3.642867</text:p>
          </table:table-cell>
          <table:table-cell office:value-type="float" office:value="3.31531" calcext:value-type="float">
            <text:p>3.31531</text:p>
          </table:table-cell>
          <table:table-cell table:number-columns-repeated="1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05378" calcext:value-type="float">
            <text:p>0.005378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400821" calcext:value-type="float">
            <text:p>0.400821</text:p>
          </table:table-cell>
          <table:table-cell office:value-type="float" office:value="0.127321" calcext:value-type="float">
            <text:p>0.127321</text:p>
          </table:table-cell>
          <table:table-cell office:value-type="float" office:value="0.046026" calcext:value-type="float">
            <text:p>0.046026</text:p>
          </table:table-cell>
          <table:table-cell office:value-type="float" office:value="0.045955" calcext:value-type="float">
            <text:p>0.045955</text:p>
          </table:table-cell>
          <table:table-cell office:value-type="float" office:value="2.616892" calcext:value-type="float">
            <text:p>2.616892</text:p>
          </table:table-cell>
          <table:table-cell office:value-type="float" office:value="0.953407" calcext:value-type="float">
            <text:p>0.953407</text:p>
          </table:table-cell>
          <table:table-cell office:value-type="float" office:value="0.135283" calcext:value-type="float">
            <text:p>0.135283</text:p>
          </table:table-cell>
          <table:table-cell office:value-type="float" office:value="0.115309" calcext:value-type="float">
            <text:p>0.115309</text:p>
          </table:table-cell>
          <table:table-cell office:value-type="float" office:value="9.439153" calcext:value-type="float">
            <text:p>9.439153</text:p>
          </table:table-cell>
          <table:table-cell office:value-type="float" office:value="3.146571" calcext:value-type="float">
            <text:p>3.146571</text:p>
          </table:table-cell>
          <table:table-cell office:value-type="float" office:value="0.291938" calcext:value-type="float">
            <text:p>0.291938</text:p>
          </table:table-cell>
          <table:table-cell office:value-type="float" office:value="0.260719" calcext:value-type="float">
            <text:p>0.260719</text:p>
          </table:table-cell>
          <table:table-cell office:value-type="float" office:value="37.713101" calcext:value-type="float">
            <text:p>37.713101</text:p>
          </table:table-cell>
          <table:table-cell office:value-type="float" office:value="12.776391" calcext:value-type="float">
            <text:p>12.776391</text:p>
          </table:table-cell>
          <table:table-cell office:value-type="float" office:value="0.627456" calcext:value-type="float">
            <text:p>0.627456</text:p>
          </table:table-cell>
          <table:table-cell office:value-type="float" office:value="0.55112" calcext:value-type="float">
            <text:p>0.55112</text:p>
          </table:table-cell>
          <table:table-cell office:value-type="float" office:value="225.184143" calcext:value-type="float">
            <text:p>225.184143</text:p>
          </table:table-cell>
          <table:table-cell office:value-type="float" office:value="81.326639" calcext:value-type="float">
            <text:p>81.326639</text:p>
          </table:table-cell>
          <table:table-cell office:value-type="float" office:value="1.720057" calcext:value-type="float">
            <text:p>1.720057</text:p>
          </table:table-cell>
          <table:table-cell office:value-type="float" office:value="1.539727" calcext:value-type="float">
            <text:p>1.539727</text:p>
          </table:table-cell>
          <table:table-cell office:value-type="float" office:value="911.6218" calcext:value-type="float">
            <text:p>911.6218</text:p>
          </table:table-cell>
          <table:table-cell office:value-type="float" office:value="329.725832" calcext:value-type="float">
            <text:p>329.725832</text:p>
          </table:table-cell>
          <table:table-cell office:value-type="float" office:value="3.596352" calcext:value-type="float">
            <text:p>3.596352</text:p>
          </table:table-cell>
          <table:table-cell office:value-type="float" office:value="3.257132" calcext:value-type="float">
            <text:p>3.257132</text:p>
          </table:table-cell>
          <table:table-cell table:number-columns-repeated="1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04" calcext:value-type="float">
            <text:p>0.00230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36719" calcext:value-type="float">
            <text:p>0.436719</text:p>
          </table:table-cell>
          <table:table-cell office:value-type="float" office:value="0.127321" calcext:value-type="float">
            <text:p>0.127321</text:p>
          </table:table-cell>
          <table:table-cell office:value-type="float" office:value="0.043791" calcext:value-type="float">
            <text:p>0.043791</text:p>
          </table:table-cell>
          <table:table-cell office:value-type="float" office:value="0.043092" calcext:value-type="float">
            <text:p>0.043092</text:p>
          </table:table-cell>
          <table:table-cell office:value-type="float" office:value="2.378104" calcext:value-type="float">
            <text:p>2.378104</text:p>
          </table:table-cell>
          <table:table-cell office:value-type="float" office:value="1.048601" calcext:value-type="float">
            <text:p>1.048601</text:p>
          </table:table-cell>
          <table:table-cell office:value-type="float" office:value="0.130254" calcext:value-type="float">
            <text:p>0.130254</text:p>
          </table:table-cell>
          <table:table-cell office:value-type="float" office:value="0.113353" calcext:value-type="float">
            <text:p>0.113353</text:p>
          </table:table-cell>
          <table:table-cell office:value-type="float" office:value="9.274536" calcext:value-type="float">
            <text:p>9.274536</text:p>
          </table:table-cell>
          <table:table-cell office:value-type="float" office:value="3.143008" calcext:value-type="float">
            <text:p>3.143008</text:p>
          </table:table-cell>
          <table:table-cell office:value-type="float" office:value="0.290331" calcext:value-type="float">
            <text:p>0.290331</text:p>
          </table:table-cell>
          <table:table-cell office:value-type="float" office:value="0.253804" calcext:value-type="float">
            <text:p>0.253804</text:p>
          </table:table-cell>
          <table:table-cell office:value-type="float" office:value="37.467677" calcext:value-type="float">
            <text:p>37.467677</text:p>
          </table:table-cell>
          <table:table-cell office:value-type="float" office:value="12.725966" calcext:value-type="float">
            <text:p>12.725966</text:p>
          </table:table-cell>
          <table:table-cell office:value-type="float" office:value="0.644079" calcext:value-type="float">
            <text:p>0.644079</text:p>
          </table:table-cell>
          <table:table-cell office:value-type="float" office:value="0.547697" calcext:value-type="float">
            <text:p>0.547697</text:p>
          </table:table-cell>
          <table:table-cell office:value-type="float" office:value="226.113174" calcext:value-type="float">
            <text:p>226.113174</text:p>
          </table:table-cell>
          <table:table-cell office:value-type="float" office:value="81.263573" calcext:value-type="float">
            <text:p>81.263573</text:p>
          </table:table-cell>
          <table:table-cell office:value-type="float" office:value="1.74988" calcext:value-type="float">
            <text:p>1.74988</text:p>
          </table:table-cell>
          <table:table-cell office:value-type="float" office:value="1.546082" calcext:value-type="float">
            <text:p>1.546082</text:p>
          </table:table-cell>
          <table:table-cell office:value-type="float" office:value="950.019853" calcext:value-type="float">
            <text:p>950.019853</text:p>
          </table:table-cell>
          <table:table-cell office:value-type="float" office:value="328.982788" calcext:value-type="float">
            <text:p>328.982788</text:p>
          </table:table-cell>
          <table:table-cell office:value-type="float" office:value="3.673597" calcext:value-type="float">
            <text:p>3.673597</text:p>
          </table:table-cell>
          <table:table-cell office:value-type="float" office:value="3.340941" calcext:value-type="float">
            <text:p>3.340941</text:p>
          </table:table-cell>
          <table:table-cell table:number-columns-repeated="1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92871" calcext:value-type="float">
            <text:p>0.492871</text:p>
          </table:table-cell>
          <table:table-cell office:value-type="float" office:value="0.126413" calcext:value-type="float">
            <text:p>0.126413</text:p>
          </table:table-cell>
          <table:table-cell office:value-type="float" office:value="0.042255" calcext:value-type="float">
            <text:p>0.042255</text:p>
          </table:table-cell>
          <table:table-cell office:value-type="float" office:value="0.040927" calcext:value-type="float">
            <text:p>0.040927</text:p>
          </table:table-cell>
          <table:table-cell office:value-type="float" office:value="2.372028" calcext:value-type="float">
            <text:p>2.372028</text:p>
          </table:table-cell>
          <table:table-cell office:value-type="float" office:value="1.033445" calcext:value-type="float">
            <text:p>1.033445</text:p>
          </table:table-cell>
          <table:table-cell office:value-type="float" office:value="0.131861" calcext:value-type="float">
            <text:p>0.131861</text:p>
          </table:table-cell>
          <table:table-cell office:value-type="float" office:value="0.114401" calcext:value-type="float">
            <text:p>0.114401</text:p>
          </table:table-cell>
          <table:table-cell office:value-type="float" office:value="9.236054" calcext:value-type="float">
            <text:p>9.236054</text:p>
          </table:table-cell>
          <table:table-cell office:value-type="float" office:value="3.144894" calcext:value-type="float">
            <text:p>3.144894</text:p>
          </table:table-cell>
          <table:table-cell office:value-type="float" office:value="0.389367" calcext:value-type="float">
            <text:p>0.389367</text:p>
          </table:table-cell>
          <table:table-cell office:value-type="float" office:value="0.246261" calcext:value-type="float">
            <text:p>0.246261</text:p>
          </table:table-cell>
          <table:table-cell office:value-type="float" office:value="37.803266" calcext:value-type="float">
            <text:p>37.803266</text:p>
          </table:table-cell>
          <table:table-cell office:value-type="float" office:value="12.699915" calcext:value-type="float">
            <text:p>12.699915</text:p>
          </table:table-cell>
          <table:table-cell office:value-type="float" office:value="0.628154" calcext:value-type="float">
            <text:p>0.628154</text:p>
          </table:table-cell>
          <table:table-cell office:value-type="float" office:value="0.549723" calcext:value-type="float">
            <text:p>0.549723</text:p>
          </table:table-cell>
          <table:table-cell office:value-type="float" office:value="225.239876" calcext:value-type="float">
            <text:p>225.239876</text:p>
          </table:table-cell>
          <table:table-cell office:value-type="float" office:value="81.376157" calcext:value-type="float">
            <text:p>81.376157</text:p>
          </table:table-cell>
          <table:table-cell office:value-type="float" office:value="1.740032" calcext:value-type="float">
            <text:p>1.740032</text:p>
          </table:table-cell>
          <table:table-cell office:value-type="float" office:value="1.56459" calcext:value-type="float">
            <text:p>1.56459</text:p>
          </table:table-cell>
          <table:table-cell office:value-type="float" office:value="990.29008" calcext:value-type="float">
            <text:p>990.29008</text:p>
          </table:table-cell>
          <table:table-cell office:value-type="float" office:value="330.18958" calcext:value-type="float">
            <text:p>330.18958</text:p>
          </table:table-cell>
          <table:table-cell office:value-type="float" office:value="3.642517" calcext:value-type="float">
            <text:p>3.642517</text:p>
          </table:table-cell>
          <table:table-cell office:value-type="float" office:value="3.308256" calcext:value-type="float">
            <text:p>3.308256</text:p>
          </table:table-cell>
          <table:table-cell table:number-columns-repeated="1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06635" calcext:value-type="float">
            <text:p>0.006635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563202" calcext:value-type="float">
            <text:p>0.563202</text:p>
          </table:table-cell>
          <table:table-cell office:value-type="float" office:value="0.129347" calcext:value-type="float">
            <text:p>0.129347</text:p>
          </table:table-cell>
          <table:table-cell office:value-type="float" office:value="0.052032" calcext:value-type="float">
            <text:p>0.052032</text:p>
          </table:table-cell>
          <table:table-cell office:value-type="float" office:value="0.055314" calcext:value-type="float">
            <text:p>0.055314</text:p>
          </table:table-cell>
          <table:table-cell office:value-type="float" office:value="2.37985" calcext:value-type="float">
            <text:p>2.37985</text:p>
          </table:table-cell>
          <table:table-cell office:value-type="float" office:value="1.069832" calcext:value-type="float">
            <text:p>1.069832</text:p>
          </table:table-cell>
          <table:table-cell office:value-type="float" office:value="0.138635" calcext:value-type="float">
            <text:p>0.138635</text:p>
          </table:table-cell>
          <table:table-cell office:value-type="float" office:value="0.125156" calcext:value-type="float">
            <text:p>0.125156</text:p>
          </table:table-cell>
          <table:table-cell office:value-type="float" office:value="9.276282" calcext:value-type="float">
            <text:p>9.276282</text:p>
          </table:table-cell>
          <table:table-cell office:value-type="float" office:value="3.464349" calcext:value-type="float">
            <text:p>3.464349</text:p>
          </table:table-cell>
          <table:table-cell office:value-type="float" office:value="0.297316" calcext:value-type="float">
            <text:p>0.297316</text:p>
          </table:table-cell>
          <table:table-cell office:value-type="float" office:value="0.264211" calcext:value-type="float">
            <text:p>0.264211</text:p>
          </table:table-cell>
          <table:table-cell office:value-type="float" office:value="38.804165" calcext:value-type="float">
            <text:p>38.804165</text:p>
          </table:table-cell>
          <table:table-cell office:value-type="float" office:value="12.727083" calcext:value-type="float">
            <text:p>12.727083</text:p>
          </table:table-cell>
          <table:table-cell office:value-type="float" office:value="0.629691" calcext:value-type="float">
            <text:p>0.629691</text:p>
          </table:table-cell>
          <table:table-cell office:value-type="float" office:value="0.562434" calcext:value-type="float">
            <text:p>0.562434</text:p>
          </table:table-cell>
          <table:table-cell office:value-type="float" office:value="226.488992" calcext:value-type="float">
            <text:p>226.488992</text:p>
          </table:table-cell>
          <table:table-cell office:value-type="float" office:value="80.997546" calcext:value-type="float">
            <text:p>80.997546</text:p>
          </table:table-cell>
          <table:table-cell office:value-type="float" office:value="1.740452" calcext:value-type="float">
            <text:p>1.740452</text:p>
          </table:table-cell>
          <table:table-cell office:value-type="float" office:value="1.791017" calcext:value-type="float">
            <text:p>1.791017</text:p>
          </table:table-cell>
          <table:table-cell office:value-type="float" office:value="976.993784" calcext:value-type="float">
            <text:p>976.993784</text:p>
          </table:table-cell>
          <table:table-cell office:value-type="float" office:value="329.89876" calcext:value-type="float">
            <text:p>329.89876</text:p>
          </table:table-cell>
          <table:table-cell office:value-type="float" office:value="3.660536" calcext:value-type="float">
            <text:p>3.660536</text:p>
          </table:table-cell>
          <table:table-cell office:value-type="float" office:value="3.535171" calcext:value-type="float">
            <text:p>3.535171</text:p>
          </table:table-cell>
          <table:table-cell table:number-columns-repeated="1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06285" calcext:value-type="float">
            <text:p>0.006285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403685" calcext:value-type="float">
            <text:p>0.403685</text:p>
          </table:table-cell>
          <table:table-cell office:value-type="float" office:value="0.128858" calcext:value-type="float">
            <text:p>0.128858</text:p>
          </table:table-cell>
          <table:table-cell office:value-type="float" office:value="0.048121" calcext:value-type="float">
            <text:p>0.048121</text:p>
          </table:table-cell>
          <table:table-cell office:value-type="float" office:value="0.050705" calcext:value-type="float">
            <text:p>0.050705</text:p>
          </table:table-cell>
          <table:table-cell office:value-type="float" office:value="2.37545" calcext:value-type="float">
            <text:p>2.37545</text:p>
          </table:table-cell>
          <table:table-cell office:value-type="float" office:value="0.810581" calcext:value-type="float">
            <text:p>0.810581</text:p>
          </table:table-cell>
          <table:table-cell office:value-type="float" office:value="0.144292" calcext:value-type="float">
            <text:p>0.144292</text:p>
          </table:table-cell>
          <table:table-cell office:value-type="float" office:value="0.116286" calcext:value-type="float">
            <text:p>0.116286</text:p>
          </table:table-cell>
          <table:table-cell office:value-type="float" office:value="9.290111" calcext:value-type="float">
            <text:p>9.290111</text:p>
          </table:table-cell>
          <table:table-cell office:value-type="float" office:value="3.544667" calcext:value-type="float">
            <text:p>3.544667</text:p>
          </table:table-cell>
          <table:table-cell office:value-type="float" office:value="0.292915" calcext:value-type="float">
            <text:p>0.292915</text:p>
          </table:table-cell>
          <table:table-cell office:value-type="float" office:value="0.266166" calcext:value-type="float">
            <text:p>0.266166</text:p>
          </table:table-cell>
          <table:table-cell office:value-type="float" office:value="38.07949" calcext:value-type="float">
            <text:p>38.07949</text:p>
          </table:table-cell>
          <table:table-cell office:value-type="float" office:value="12.672048" calcext:value-type="float">
            <text:p>12.672048</text:p>
          </table:table-cell>
          <table:table-cell office:value-type="float" office:value="0.649317" calcext:value-type="float">
            <text:p>0.649317</text:p>
          </table:table-cell>
          <table:table-cell office:value-type="float" office:value="0.53792" calcext:value-type="float">
            <text:p>0.53792</text:p>
          </table:table-cell>
          <table:table-cell office:value-type="float" office:value="225.135813" calcext:value-type="float">
            <text:p>225.135813</text:p>
          </table:table-cell>
          <table:table-cell office:value-type="float" office:value="80.666078" calcext:value-type="float">
            <text:p>80.666078</text:p>
          </table:table-cell>
          <table:table-cell office:value-type="float" office:value="1.720547" calcext:value-type="float">
            <text:p>1.720547</text:p>
          </table:table-cell>
          <table:table-cell office:value-type="float" office:value="1.500616" calcext:value-type="float">
            <text:p>1.500616</text:p>
          </table:table-cell>
          <table:table-cell office:value-type="float" office:value="1005.634691" calcext:value-type="float">
            <text:p>1005.634691</text:p>
          </table:table-cell>
          <table:table-cell office:value-type="float" office:value="333.871628" calcext:value-type="float">
            <text:p>333.871628</text:p>
          </table:table-cell>
          <table:table-cell office:value-type="float" office:value="3.585737" calcext:value-type="float">
            <text:p>3.585737</text:p>
          </table:table-cell>
          <table:table-cell office:value-type="float" office:value="3.322643" calcext:value-type="float">
            <text:p>3.322643</text:p>
          </table:table-cell>
          <table:table-cell table:number-columns-repeated="1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28617" calcext:value-type="float">
            <text:p>0.428617</text:p>
          </table:table-cell>
          <table:table-cell office:value-type="float" office:value="0.129277" calcext:value-type="float">
            <text:p>0.129277</text:p>
          </table:table-cell>
          <table:table-cell office:value-type="float" office:value="0.047562" calcext:value-type="float">
            <text:p>0.047562</text:p>
          </table:table-cell>
          <table:table-cell office:value-type="float" office:value="0.046235" calcext:value-type="float">
            <text:p>0.046235</text:p>
          </table:table-cell>
          <table:table-cell office:value-type="float" office:value="2.507939" calcext:value-type="float">
            <text:p>2.507939</text:p>
          </table:table-cell>
          <table:table-cell office:value-type="float" office:value="0.787323" calcext:value-type="float">
            <text:p>0.787323</text:p>
          </table:table-cell>
          <table:table-cell office:value-type="float" office:value="0.134096" calcext:value-type="float">
            <text:p>0.134096</text:p>
          </table:table-cell>
          <table:table-cell office:value-type="float" office:value="0.116146" calcext:value-type="float">
            <text:p>0.116146</text:p>
          </table:table-cell>
          <table:table-cell office:value-type="float" office:value="9.289971" calcext:value-type="float">
            <text:p>9.289971</text:p>
          </table:table-cell>
          <table:table-cell office:value-type="float" office:value="3.094887" calcext:value-type="float">
            <text:p>3.094887</text:p>
          </table:table-cell>
          <table:table-cell office:value-type="float" office:value="0.296687" calcext:value-type="float">
            <text:p>0.296687</text:p>
          </table:table-cell>
          <table:table-cell office:value-type="float" office:value="0.247589" calcext:value-type="float">
            <text:p>0.247589</text:p>
          </table:table-cell>
          <table:table-cell office:value-type="float" office:value="40.211752" calcext:value-type="float">
            <text:p>40.211752</text:p>
          </table:table-cell>
          <table:table-cell office:value-type="float" office:value="12.695445" calcext:value-type="float">
            <text:p>12.695445</text:p>
          </table:table-cell>
          <table:table-cell office:value-type="float" office:value="0.744511" calcext:value-type="float">
            <text:p>0.744511</text:p>
          </table:table-cell>
          <table:table-cell office:value-type="float" office:value="0.536313" calcext:value-type="float">
            <text:p>0.536313</text:p>
          </table:table-cell>
          <table:table-cell office:value-type="float" office:value="226.160667" calcext:value-type="float">
            <text:p>226.160667</text:p>
          </table:table-cell>
          <table:table-cell office:value-type="float" office:value="80.476807" calcext:value-type="float">
            <text:p>80.476807</text:p>
          </table:table-cell>
          <table:table-cell office:value-type="float" office:value="1.74541" calcext:value-type="float">
            <text:p>1.74541</text:p>
          </table:table-cell>
          <table:table-cell office:value-type="float" office:value="1.508298" calcext:value-type="float">
            <text:p>1.508298</text:p>
          </table:table-cell>
          <table:table-cell office:value-type="float" office:value="923.831225" calcext:value-type="float">
            <text:p>923.831225</text:p>
          </table:table-cell>
          <table:table-cell office:value-type="float" office:value="335.701687" calcext:value-type="float">
            <text:p>335.701687</text:p>
          </table:table-cell>
          <table:table-cell office:value-type="float" office:value="3.663959" calcext:value-type="float">
            <text:p>3.663959</text:p>
          </table:table-cell>
          <table:table-cell office:value-type="float" office:value="3.26237" calcext:value-type="float">
            <text:p>3.26237</text:p>
          </table:table-cell>
          <table:table-cell table:number-columns-repeated="1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0461" calcext:value-type="float">
            <text:p>0.00461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437347" calcext:value-type="float">
            <text:p>0.437347</text:p>
          </table:table-cell>
          <table:table-cell office:value-type="float" office:value="0.128857" calcext:value-type="float">
            <text:p>0.128857</text:p>
          </table:table-cell>
          <table:table-cell office:value-type="float" office:value="0.042813" calcext:value-type="float">
            <text:p>0.042813</text:p>
          </table:table-cell>
          <table:table-cell office:value-type="float" office:value="0.042044" calcext:value-type="float">
            <text:p>0.042044</text:p>
          </table:table-cell>
          <table:table-cell office:value-type="float" office:value="2.502003" calcext:value-type="float">
            <text:p>2.502003</text:p>
          </table:table-cell>
          <table:table-cell office:value-type="float" office:value="0.799616" calcext:value-type="float">
            <text:p>0.799616</text:p>
          </table:table-cell>
          <table:table-cell office:value-type="float" office:value="0.13221" calcext:value-type="float">
            <text:p>0.13221</text:p>
          </table:table-cell>
          <table:table-cell office:value-type="float" office:value="0.11496" calcext:value-type="float">
            <text:p>0.11496</text:p>
          </table:table-cell>
          <table:table-cell office:value-type="float" office:value="9.284035" calcext:value-type="float">
            <text:p>9.284035</text:p>
          </table:table-cell>
          <table:table-cell office:value-type="float" office:value="3.072398" calcext:value-type="float">
            <text:p>3.072398</text:p>
          </table:table-cell>
          <table:table-cell office:value-type="float" office:value="0.283906" calcext:value-type="float">
            <text:p>0.283906</text:p>
          </table:table-cell>
          <table:table-cell office:value-type="float" office:value="0.254293" calcext:value-type="float">
            <text:p>0.254293</text:p>
          </table:table-cell>
          <table:table-cell office:value-type="float" office:value="37.682091" calcext:value-type="float">
            <text:p>37.682091</text:p>
          </table:table-cell>
          <table:table-cell office:value-type="float" office:value="12.667787" calcext:value-type="float">
            <text:p>12.667787</text:p>
          </table:table-cell>
          <table:table-cell office:value-type="float" office:value="0.626129" calcext:value-type="float">
            <text:p>0.626129</text:p>
          </table:table-cell>
          <table:table-cell office:value-type="float" office:value="0.537221" calcext:value-type="float">
            <text:p>0.537221</text:p>
          </table:table-cell>
          <table:table-cell office:value-type="float" office:value="224.817265" calcext:value-type="float">
            <text:p>224.817265</text:p>
          </table:table-cell>
          <table:table-cell office:value-type="float" office:value="80.573468" calcext:value-type="float">
            <text:p>80.573468</text:p>
          </table:table-cell>
          <table:table-cell office:value-type="float" office:value="1.861417" calcext:value-type="float">
            <text:p>1.861417</text:p>
          </table:table-cell>
          <table:table-cell office:value-type="float" office:value="1.531067" calcext:value-type="float">
            <text:p>1.531067</text:p>
          </table:table-cell>
          <table:table-cell office:value-type="float" office:value="959.481712" calcext:value-type="float">
            <text:p>959.481712</text:p>
          </table:table-cell>
          <table:table-cell office:value-type="float" office:value="327.604325" calcext:value-type="float">
            <text:p>327.604325</text:p>
          </table:table-cell>
          <table:table-cell office:value-type="float" office:value="3.611368" calcext:value-type="float">
            <text:p>3.611368</text:p>
          </table:table-cell>
          <table:table-cell office:value-type="float" office:value="3.3547" calcext:value-type="float">
            <text:p>3.3547</text:p>
          </table:table-cell>
          <table:table-cell table:number-columns-repeated="1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01239" calcext:value-type="float">
            <text:p>0.401239</text:p>
          </table:table-cell>
          <table:table-cell office:value-type="float" office:value="0.12816" calcext:value-type="float">
            <text:p>0.12816</text:p>
          </table:table-cell>
          <table:table-cell office:value-type="float" office:value="0.041766" calcext:value-type="float">
            <text:p>0.041766</text:p>
          </table:table-cell>
          <table:table-cell office:value-type="float" office:value="0.040927" calcext:value-type="float">
            <text:p>0.040927</text:p>
          </table:table-cell>
          <table:table-cell office:value-type="float" office:value="2.36672" calcext:value-type="float">
            <text:p>2.36672</text:p>
          </table:table-cell>
          <table:table-cell office:value-type="float" office:value="0.789419" calcext:value-type="float">
            <text:p>0.789419</text:p>
          </table:table-cell>
          <table:table-cell office:value-type="float" office:value="0.13228" calcext:value-type="float">
            <text:p>0.13228</text:p>
          </table:table-cell>
          <table:table-cell office:value-type="float" office:value="0.11021" calcext:value-type="float">
            <text:p>0.11021</text:p>
          </table:table-cell>
          <table:table-cell office:value-type="float" office:value="9.255889" calcext:value-type="float">
            <text:p>9.255889</text:p>
          </table:table-cell>
          <table:table-cell office:value-type="float" office:value="3.06276" calcext:value-type="float">
            <text:p>3.06276</text:p>
          </table:table-cell>
          <table:table-cell office:value-type="float" office:value="0.298642" calcext:value-type="float">
            <text:p>0.298642</text:p>
          </table:table-cell>
          <table:table-cell office:value-type="float" office:value="0.247658" calcext:value-type="float">
            <text:p>0.247658</text:p>
          </table:table-cell>
          <table:table-cell office:value-type="float" office:value="37.566015" calcext:value-type="float">
            <text:p>37.566015</text:p>
          </table:table-cell>
          <table:table-cell office:value-type="float" office:value="12.759559" calcext:value-type="float">
            <text:p>12.759559</text:p>
          </table:table-cell>
          <table:table-cell office:value-type="float" office:value="0.650294" calcext:value-type="float">
            <text:p>0.650294</text:p>
          </table:table-cell>
          <table:table-cell office:value-type="float" office:value="0.560338" calcext:value-type="float">
            <text:p>0.560338</text:p>
          </table:table-cell>
          <table:table-cell office:value-type="float" office:value="225.922857" calcext:value-type="float">
            <text:p>225.922857</text:p>
          </table:table-cell>
          <table:table-cell office:value-type="float" office:value="80.461792" calcext:value-type="float">
            <text:p>80.461792</text:p>
          </table:table-cell>
          <table:table-cell office:value-type="float" office:value="1.734515" calcext:value-type="float">
            <text:p>1.734515</text:p>
          </table:table-cell>
          <table:table-cell office:value-type="float" office:value="1.549435" calcext:value-type="float">
            <text:p>1.549435</text:p>
          </table:table-cell>
          <table:table-cell office:value-type="float" office:value="919.755203" calcext:value-type="float">
            <text:p>919.755203</text:p>
          </table:table-cell>
          <table:table-cell office:value-type="float" office:value="364.044515" calcext:value-type="float">
            <text:p>364.044515</text:p>
          </table:table-cell>
          <table:table-cell office:value-type="float" office:value="3.598307" calcext:value-type="float">
            <text:p>3.598307</text:p>
          </table:table-cell>
          <table:table-cell office:value-type="float" office:value="3.368809" calcext:value-type="float">
            <text:p>3.368809</text:p>
          </table:table-cell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7194" calcext:value-type="float">
            <text:p>0.007194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6635" calcext:value-type="float">
            <text:p>0.006635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431271" calcext:value-type="float">
            <text:p>0.431271</text:p>
          </table:table-cell>
          <table:table-cell office:value-type="float" office:value="0.130324" calcext:value-type="float">
            <text:p>0.130324</text:p>
          </table:table-cell>
          <table:table-cell office:value-type="float" office:value="0.053918" calcext:value-type="float">
            <text:p>0.053918</text:p>
          </table:table-cell>
          <table:table-cell office:value-type="float" office:value="0.056781" calcext:value-type="float">
            <text:p>0.056781</text:p>
          </table:table-cell>
          <table:table-cell office:value-type="float" office:value="2.38879" calcext:value-type="float">
            <text:p>2.38879</text:p>
          </table:table-cell>
          <table:table-cell office:value-type="float" office:value="0.795565" calcext:value-type="float">
            <text:p>0.795565</text:p>
          </table:table-cell>
          <table:table-cell office:value-type="float" office:value="0.138845" calcext:value-type="float">
            <text:p>0.138845</text:p>
          </table:table-cell>
          <table:table-cell office:value-type="float" office:value="0.130673" calcext:value-type="float">
            <text:p>0.130673</text:p>
          </table:table-cell>
          <table:table-cell office:value-type="float" office:value="9.2642" calcext:value-type="float">
            <text:p>9.2642</text:p>
          </table:table-cell>
          <table:table-cell office:value-type="float" office:value="3.495149" calcext:value-type="float">
            <text:p>3.495149</text:p>
          </table:table-cell>
          <table:table-cell office:value-type="float" office:value="0.299131" calcext:value-type="float">
            <text:p>0.299131</text:p>
          </table:table-cell>
          <table:table-cell office:value-type="float" office:value="0.267354" calcext:value-type="float">
            <text:p>0.267354</text:p>
          </table:table-cell>
          <table:table-cell office:value-type="float" office:value="38.028505" calcext:value-type="float">
            <text:p>38.028505</text:p>
          </table:table-cell>
          <table:table-cell office:value-type="float" office:value="12.933954" calcext:value-type="float">
            <text:p>12.933954</text:p>
          </table:table-cell>
          <table:table-cell office:value-type="float" office:value="0.622009" calcext:value-type="float">
            <text:p>0.622009</text:p>
          </table:table-cell>
          <table:table-cell office:value-type="float" office:value="0.570535" calcext:value-type="float">
            <text:p>0.570535</text:p>
          </table:table-cell>
          <table:table-cell office:value-type="float" office:value="225.50283" calcext:value-type="float">
            <text:p>225.50283</text:p>
          </table:table-cell>
          <table:table-cell office:value-type="float" office:value="81.260359" calcext:value-type="float">
            <text:p>81.260359</text:p>
          </table:table-cell>
          <table:table-cell office:value-type="float" office:value="1.737238" calcext:value-type="float">
            <text:p>1.737238</text:p>
          </table:table-cell>
          <table:table-cell office:value-type="float" office:value="1.588337" calcext:value-type="float">
            <text:p>1.588337</text:p>
          </table:table-cell>
          <table:table-cell office:value-type="float" office:value="970.79444" calcext:value-type="float">
            <text:p>970.79444</text:p>
          </table:table-cell>
          <table:table-cell office:value-type="float" office:value="345.614301" calcext:value-type="float">
            <text:p>345.614301</text:p>
          </table:table-cell>
          <table:table-cell office:value-type="float" office:value="3.642378" calcext:value-type="float">
            <text:p>3.642378</text:p>
          </table:table-cell>
          <table:table-cell office:value-type="float" office:value="3.377119" calcext:value-type="float">
            <text:p>3.377119</text:p>
          </table:table-cell>
          <table:table-cell table:number-columns-repeated="1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482" calcext:value-type="float">
            <text:p>0.00482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404453" calcext:value-type="float">
            <text:p>0.404453</text:p>
          </table:table-cell>
          <table:table-cell office:value-type="float" office:value="0.129765" calcext:value-type="float">
            <text:p>0.129765</text:p>
          </table:table-cell>
          <table:table-cell office:value-type="float" office:value="0.048051" calcext:value-type="float">
            <text:p>0.048051</text:p>
          </table:table-cell>
          <table:table-cell office:value-type="float" office:value="0.050705" calcext:value-type="float">
            <text:p>0.050705</text:p>
          </table:table-cell>
          <table:table-cell office:value-type="float" office:value="2.375799" calcext:value-type="float">
            <text:p>2.375799</text:p>
          </table:table-cell>
          <table:table-cell office:value-type="float" office:value="0.795564" calcext:value-type="float">
            <text:p>0.795564</text:p>
          </table:table-cell>
          <table:table-cell office:value-type="float" office:value="0.133397" calcext:value-type="float">
            <text:p>0.133397</text:p>
          </table:table-cell>
          <table:table-cell office:value-type="float" office:value="0.118241" calcext:value-type="float">
            <text:p>0.118241</text:p>
          </table:table-cell>
          <table:table-cell office:value-type="float" office:value="9.266435" calcext:value-type="float">
            <text:p>9.266435</text:p>
          </table:table-cell>
          <table:table-cell office:value-type="float" office:value="3.211244" calcext:value-type="float">
            <text:p>3.211244</text:p>
          </table:table-cell>
          <table:table-cell office:value-type="float" office:value="0.289563" calcext:value-type="float">
            <text:p>0.289563</text:p>
          </table:table-cell>
          <table:table-cell office:value-type="float" office:value="0.252407" calcext:value-type="float">
            <text:p>0.252407</text:p>
          </table:table-cell>
          <table:table-cell office:value-type="float" office:value="38.446297" calcext:value-type="float">
            <text:p>38.446297</text:p>
          </table:table-cell>
          <table:table-cell office:value-type="float" office:value="12.934652" calcext:value-type="float">
            <text:p>12.934652</text:p>
          </table:table-cell>
          <table:table-cell office:value-type="float" office:value="0.633742" calcext:value-type="float">
            <text:p>0.633742</text:p>
          </table:table-cell>
          <table:table-cell office:value-type="float" office:value="0.561386" calcext:value-type="float">
            <text:p>0.561386</text:p>
          </table:table-cell>
          <table:table-cell office:value-type="float" office:value="225.577002" calcext:value-type="float">
            <text:p>225.577002</text:p>
          </table:table-cell>
          <table:table-cell office:value-type="float" office:value="80.890758" calcext:value-type="float">
            <text:p>80.890758</text:p>
          </table:table-cell>
          <table:table-cell office:value-type="float" office:value="1.736331" calcext:value-type="float">
            <text:p>1.736331</text:p>
          </table:table-cell>
          <table:table-cell office:value-type="float" office:value="1.550831" calcext:value-type="float">
            <text:p>1.550831</text:p>
          </table:table-cell>
          <table:table-cell office:value-type="float" office:value="922.803299" calcext:value-type="float">
            <text:p>922.803299</text:p>
          </table:table-cell>
          <table:table-cell office:value-type="float" office:value="358.079835" calcext:value-type="float">
            <text:p>358.079835</text:p>
          </table:table-cell>
          <table:table-cell office:value-type="float" office:value="3.63232" calcext:value-type="float">
            <text:p>3.63232</text:p>
          </table:table-cell>
          <table:table-cell office:value-type="float" office:value="3.524415" calcext:value-type="float">
            <text:p>3.524415</text:p>
          </table:table-cell>
          <table:table-cell table:number-columns-repeated="1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06076" calcext:value-type="float">
            <text:p>0.006076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3335" calcext:value-type="float">
            <text:p>0.403335</text:p>
          </table:table-cell>
          <table:table-cell office:value-type="float" office:value="0.129067" calcext:value-type="float">
            <text:p>0.129067</text:p>
          </table:table-cell>
          <table:table-cell office:value-type="float" office:value="0.045886" calcext:value-type="float">
            <text:p>0.045886</text:p>
          </table:table-cell>
          <table:table-cell office:value-type="float" office:value="0.045327" calcext:value-type="float">
            <text:p>0.045327</text:p>
          </table:table-cell>
          <table:table-cell office:value-type="float" office:value="2.505006" calcext:value-type="float">
            <text:p>2.505006</text:p>
          </table:table-cell>
          <table:table-cell office:value-type="float" office:value="0.810162" calcext:value-type="float">
            <text:p>0.810162</text:p>
          </table:table-cell>
          <table:table-cell office:value-type="float" office:value="0.132978" calcext:value-type="float">
            <text:p>0.132978</text:p>
          </table:table-cell>
          <table:table-cell office:value-type="float" office:value="0.115937" calcext:value-type="float">
            <text:p>0.115937</text:p>
          </table:table-cell>
          <table:table-cell office:value-type="float" office:value="9.274886" calcext:value-type="float">
            <text:p>9.274886</text:p>
          </table:table-cell>
          <table:table-cell office:value-type="float" office:value="3.93138" calcext:value-type="float">
            <text:p>3.93138</text:p>
          </table:table-cell>
          <table:table-cell office:value-type="float" office:value="0.286979" calcext:value-type="float">
            <text:p>0.286979</text:p>
          </table:table-cell>
          <table:table-cell office:value-type="float" office:value="0.248077" calcext:value-type="float">
            <text:p>0.248077</text:p>
          </table:table-cell>
          <table:table-cell office:value-type="float" office:value="39.821547" calcext:value-type="float">
            <text:p>39.821547</text:p>
          </table:table-cell>
          <table:table-cell office:value-type="float" office:value="12.845604" calcext:value-type="float">
            <text:p>12.845604</text:p>
          </table:table-cell>
          <table:table-cell office:value-type="float" office:value="0.655323" calcext:value-type="float">
            <text:p>0.655323</text:p>
          </table:table-cell>
          <table:table-cell office:value-type="float" office:value="0.573189" calcext:value-type="float">
            <text:p>0.573189</text:p>
          </table:table-cell>
          <table:table-cell office:value-type="float" office:value="225.18987" calcext:value-type="float">
            <text:p>225.18987</text:p>
          </table:table-cell>
          <table:table-cell office:value-type="float" office:value="81.059915" calcext:value-type="float">
            <text:p>81.059915</text:p>
          </table:table-cell>
          <table:table-cell office:value-type="float" office:value="1.760356" calcext:value-type="float">
            <text:p>1.760356</text:p>
          </table:table-cell>
          <table:table-cell office:value-type="float" office:value="1.546991" calcext:value-type="float">
            <text:p>1.546991</text:p>
          </table:table-cell>
          <table:table-cell office:value-type="float" office:value="930.090499" calcext:value-type="float">
            <text:p>930.090499</text:p>
          </table:table-cell>
          <table:table-cell office:value-type="float" office:value="344.694348" calcext:value-type="float">
            <text:p>344.694348</text:p>
          </table:table-cell>
          <table:table-cell office:value-type="float" office:value="3.675693" calcext:value-type="float">
            <text:p>3.675693</text:p>
          </table:table-cell>
          <table:table-cell office:value-type="float" office:value="3.412389" calcext:value-type="float">
            <text:p>3.412389</text:p>
          </table:table-cell>
          <table:table-cell table:number-columns-repeated="1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612649" calcext:value-type="float">
            <text:p>0.612649</text:p>
          </table:table-cell>
          <table:table-cell office:value-type="float" office:value="0.128788" calcext:value-type="float">
            <text:p>0.128788</text:p>
          </table:table-cell>
          <table:table-cell office:value-type="float" office:value="0.04414" calcext:value-type="float">
            <text:p>0.04414</text:p>
          </table:table-cell>
          <table:table-cell office:value-type="float" office:value="0.043372" calcext:value-type="float">
            <text:p>0.043372</text:p>
          </table:table-cell>
          <table:table-cell office:value-type="float" office:value="2.372586" calcext:value-type="float">
            <text:p>2.372586</text:p>
          </table:table-cell>
          <table:table-cell office:value-type="float" office:value="0.79766" calcext:value-type="float">
            <text:p>0.79766</text:p>
          </table:table-cell>
          <table:table-cell office:value-type="float" office:value="0.13214" calcext:value-type="float">
            <text:p>0.13214</text:p>
          </table:table-cell>
          <table:table-cell office:value-type="float" office:value="0.118311" calcext:value-type="float">
            <text:p>0.118311</text:p>
          </table:table-cell>
          <table:table-cell office:value-type="float" office:value="9.275584" calcext:value-type="float">
            <text:p>9.275584</text:p>
          </table:table-cell>
          <table:table-cell office:value-type="float" office:value="3.178069" calcext:value-type="float">
            <text:p>3.178069</text:p>
          </table:table-cell>
          <table:table-cell office:value-type="float" office:value="0.285931" calcext:value-type="float">
            <text:p>0.285931</text:p>
          </table:table-cell>
          <table:table-cell office:value-type="float" office:value="0.245772" calcext:value-type="float">
            <text:p>0.245772</text:p>
          </table:table-cell>
          <table:table-cell office:value-type="float" office:value="38.419548" calcext:value-type="float">
            <text:p>38.419548</text:p>
          </table:table-cell>
          <table:table-cell office:value-type="float" office:value="12.75907" calcext:value-type="float">
            <text:p>12.75907</text:p>
          </table:table-cell>
          <table:table-cell office:value-type="float" office:value="0.610136" calcext:value-type="float">
            <text:p>0.610136</text:p>
          </table:table-cell>
          <table:table-cell office:value-type="float" office:value="0.564668" calcext:value-type="float">
            <text:p>0.564668</text:p>
          </table:table-cell>
          <table:table-cell office:value-type="float" office:value="225.320404" calcext:value-type="float">
            <text:p>225.320404</text:p>
          </table:table-cell>
          <table:table-cell office:value-type="float" office:value="80.868758" calcext:value-type="float">
            <text:p>80.868758</text:p>
          </table:table-cell>
          <table:table-cell office:value-type="float" office:value="1.757563" calcext:value-type="float">
            <text:p>1.757563</text:p>
          </table:table-cell>
          <table:table-cell office:value-type="float" office:value="1.53358" calcext:value-type="float">
            <text:p>1.53358</text:p>
          </table:table-cell>
          <table:table-cell office:value-type="float" office:value="932.52364" calcext:value-type="float">
            <text:p>932.52364</text:p>
          </table:table-cell>
          <table:table-cell office:value-type="float" office:value="334.907868" calcext:value-type="float">
            <text:p>334.907868</text:p>
          </table:table-cell>
          <table:table-cell office:value-type="float" office:value="3.628619" calcext:value-type="float">
            <text:p>3.628619</text:p>
          </table:table-cell>
          <table:table-cell office:value-type="float" office:value="3.46065" calcext:value-type="float">
            <text:p>3.46065</text:p>
          </table:table-cell>
          <table:table-cell table:number-columns-repeated="1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560688" calcext:value-type="float">
            <text:p>0.560688</text:p>
          </table:table-cell>
          <table:table-cell office:value-type="float" office:value="0.128369" calcext:value-type="float">
            <text:p>0.128369</text:p>
          </table:table-cell>
          <table:table-cell office:value-type="float" office:value="0.042254" calcext:value-type="float">
            <text:p>0.042254</text:p>
          </table:table-cell>
          <table:table-cell office:value-type="float" office:value="0.041066" calcext:value-type="float">
            <text:p>0.041066</text:p>
          </table:table-cell>
          <table:table-cell office:value-type="float" office:value="2.378244" calcext:value-type="float">
            <text:p>2.378244</text:p>
          </table:table-cell>
          <table:table-cell office:value-type="float" office:value="0.79766" calcext:value-type="float">
            <text:p>0.79766</text:p>
          </table:table-cell>
          <table:table-cell office:value-type="float" office:value="0.134585" calcext:value-type="float">
            <text:p>0.134585</text:p>
          </table:table-cell>
          <table:table-cell office:value-type="float" office:value="0.121594" calcext:value-type="float">
            <text:p>0.121594</text:p>
          </table:table-cell>
          <table:table-cell office:value-type="float" office:value="9.260079" calcext:value-type="float">
            <text:p>9.260079</text:p>
          </table:table-cell>
          <table:table-cell office:value-type="float" office:value="3.165428" calcext:value-type="float">
            <text:p>3.165428</text:p>
          </table:table-cell>
          <table:table-cell office:value-type="float" office:value="0.288655" calcext:value-type="float">
            <text:p>0.288655</text:p>
          </table:table-cell>
          <table:table-cell office:value-type="float" office:value="0.253175" calcext:value-type="float">
            <text:p>0.253175</text:p>
          </table:table-cell>
          <table:table-cell office:value-type="float" office:value="37.754936" calcext:value-type="float">
            <text:p>37.754936</text:p>
          </table:table-cell>
          <table:table-cell office:value-type="float" office:value="12.775902" calcext:value-type="float">
            <text:p>12.775902</text:p>
          </table:table-cell>
          <table:table-cell office:value-type="float" office:value="0.637863" calcext:value-type="float">
            <text:p>0.637863</text:p>
          </table:table-cell>
          <table:table-cell office:value-type="float" office:value="0.567952" calcext:value-type="float">
            <text:p>0.567952</text:p>
          </table:table-cell>
          <table:table-cell office:value-type="float" office:value="225.380887" calcext:value-type="float">
            <text:p>225.380887</text:p>
          </table:table-cell>
          <table:table-cell office:value-type="float" office:value="80.901513" calcext:value-type="float">
            <text:p>80.901513</text:p>
          </table:table-cell>
          <table:table-cell office:value-type="float" office:value="1.724388" calcext:value-type="float">
            <text:p>1.724388</text:p>
          </table:table-cell>
          <table:table-cell office:value-type="float" office:value="1.551251" calcext:value-type="float">
            <text:p>1.551251</text:p>
          </table:table-cell>
          <table:table-cell office:value-type="float" office:value="920.893065" calcext:value-type="float">
            <text:p>920.893065</text:p>
          </table:table-cell>
          <table:table-cell office:value-type="float" office:value="331.45532" calcext:value-type="float">
            <text:p>331.45532</text:p>
          </table:table-cell>
          <table:table-cell office:value-type="float" office:value="3.622473" calcext:value-type="float">
            <text:p>3.622473</text:p>
          </table:table-cell>
          <table:table-cell office:value-type="float" office:value="3.339405" calcext:value-type="float">
            <text:p>3.339405</text:p>
          </table:table-cell>
          <table:table-cell table:number-columns-repeated="1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07543" calcext:value-type="float">
            <text:p>0.007543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3842" calcext:value-type="float">
            <text:p>0.003842</text:p>
          </table:table-cell>
          <table:table-cell office:value-type="float" office:value="0.406058" calcext:value-type="float">
            <text:p>0.406058</text:p>
          </table:table-cell>
          <table:table-cell office:value-type="float" office:value="0.133398" calcext:value-type="float">
            <text:p>0.133398</text:p>
          </table:table-cell>
          <table:table-cell office:value-type="float" office:value="0.053289" calcext:value-type="float">
            <text:p>0.053289</text:p>
          </table:table-cell>
          <table:table-cell office:value-type="float" office:value="0.050076" calcext:value-type="float">
            <text:p>0.050076</text:p>
          </table:table-cell>
          <table:table-cell office:value-type="float" office:value="2.387393" calcext:value-type="float">
            <text:p>2.387393</text:p>
          </table:table-cell>
          <table:table-cell office:value-type="float" office:value="0.769095" calcext:value-type="float">
            <text:p>0.769095</text:p>
          </table:table-cell>
          <table:table-cell office:value-type="float" office:value="0.139264" calcext:value-type="float">
            <text:p>0.139264</text:p>
          </table:table-cell>
          <table:table-cell office:value-type="float" office:value="0.133397" calcext:value-type="float">
            <text:p>0.133397</text:p>
          </table:table-cell>
          <table:table-cell office:value-type="float" office:value="9.276003" calcext:value-type="float">
            <text:p>9.276003</text:p>
          </table:table-cell>
          <table:table-cell office:value-type="float" office:value="3.493683" calcext:value-type="float">
            <text:p>3.493683</text:p>
          </table:table-cell>
          <table:table-cell office:value-type="float" office:value="0.295709" calcext:value-type="float">
            <text:p>0.295709</text:p>
          </table:table-cell>
          <table:table-cell office:value-type="float" office:value="0.27336" calcext:value-type="float">
            <text:p>0.27336</text:p>
          </table:table-cell>
          <table:table-cell office:value-type="float" office:value="38.637733" calcext:value-type="float">
            <text:p>38.637733</text:p>
          </table:table-cell>
          <table:table-cell office:value-type="float" office:value="12.795667" calcext:value-type="float">
            <text:p>12.795667</text:p>
          </table:table-cell>
          <table:table-cell office:value-type="float" office:value="0.628644" calcext:value-type="float">
            <text:p>0.628644</text:p>
          </table:table-cell>
          <table:table-cell office:value-type="float" office:value="0.561387" calcext:value-type="float">
            <text:p>0.561387</text:p>
          </table:table-cell>
          <table:table-cell office:value-type="float" office:value="225.488792" calcext:value-type="float">
            <text:p>225.488792</text:p>
          </table:table-cell>
          <table:table-cell office:value-type="float" office:value="80.295359" calcext:value-type="float">
            <text:p>80.295359</text:p>
          </table:table-cell>
          <table:table-cell office:value-type="float" office:value="1.753652" calcext:value-type="float">
            <text:p>1.753652</text:p>
          </table:table-cell>
          <table:table-cell office:value-type="float" office:value="1.5472" calcext:value-type="float">
            <text:p>1.5472</text:p>
          </table:table-cell>
          <table:table-cell office:value-type="float" office:value="918.124336" calcext:value-type="float">
            <text:p>918.124336</text:p>
          </table:table-cell>
          <table:table-cell office:value-type="float" office:value="342.754847" calcext:value-type="float">
            <text:p>342.754847</text:p>
          </table:table-cell>
          <table:table-cell office:value-type="float" office:value="3.655299" calcext:value-type="float">
            <text:p>3.655299</text:p>
          </table:table-cell>
          <table:table-cell office:value-type="float" office:value="3.400865" calcext:value-type="float">
            <text:p>3.400865</text:p>
          </table:table-cell>
          <table:table-cell table:number-columns-repeated="1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475" calcext:value-type="float">
            <text:p>0.00475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430992" calcext:value-type="float">
            <text:p>0.430992</text:p>
          </table:table-cell>
          <table:table-cell office:value-type="float" office:value="0.122362" calcext:value-type="float">
            <text:p>0.122362</text:p>
          </table:table-cell>
          <table:table-cell office:value-type="float" office:value="0.049587" calcext:value-type="float">
            <text:p>0.049587</text:p>
          </table:table-cell>
          <table:table-cell office:value-type="float" office:value="0.039111" calcext:value-type="float">
            <text:p>0.039111</text:p>
          </table:table-cell>
          <table:table-cell office:value-type="float" office:value="2.486847" calcext:value-type="float">
            <text:p>2.486847</text:p>
          </table:table-cell>
          <table:table-cell office:value-type="float" office:value="0.789768" calcext:value-type="float">
            <text:p>0.789768</text:p>
          </table:table-cell>
          <table:table-cell office:value-type="float" office:value="0.138984" calcext:value-type="float">
            <text:p>0.138984</text:p>
          </table:table-cell>
          <table:table-cell office:value-type="float" office:value="0.118521" calcext:value-type="float">
            <text:p>0.118521</text:p>
          </table:table-cell>
          <table:table-cell office:value-type="float" office:value="9.278378" calcext:value-type="float">
            <text:p>9.278378</text:p>
          </table:table-cell>
          <table:table-cell office:value-type="float" office:value="3.822916" calcext:value-type="float">
            <text:p>3.822916</text:p>
          </table:table-cell>
          <table:table-cell office:value-type="float" office:value="0.291239" calcext:value-type="float">
            <text:p>0.291239</text:p>
          </table:table-cell>
          <table:table-cell office:value-type="float" office:value="0.252477" calcext:value-type="float">
            <text:p>0.252477</text:p>
          </table:table-cell>
          <table:table-cell office:value-type="float" office:value="37.592555" calcext:value-type="float">
            <text:p>37.592555</text:p>
          </table:table-cell>
          <table:table-cell office:value-type="float" office:value="12.847699" calcext:value-type="float">
            <text:p>12.847699</text:p>
          </table:table-cell>
          <table:table-cell office:value-type="float" office:value="0.626968" calcext:value-type="float">
            <text:p>0.626968</text:p>
          </table:table-cell>
          <table:table-cell office:value-type="float" office:value="0.564948" calcext:value-type="float">
            <text:p>0.564948</text:p>
          </table:table-cell>
          <table:table-cell office:value-type="float" office:value="226.064356" calcext:value-type="float">
            <text:p>226.064356</text:p>
          </table:table-cell>
          <table:table-cell office:value-type="float" office:value="80.024374" calcext:value-type="float">
            <text:p>80.024374</text:p>
          </table:table-cell>
          <table:table-cell office:value-type="float" office:value="1.73228" calcext:value-type="float">
            <text:p>1.73228</text:p>
          </table:table-cell>
          <table:table-cell office:value-type="float" office:value="1.509695" calcext:value-type="float">
            <text:p>1.509695</text:p>
          </table:table-cell>
          <table:table-cell office:value-type="float" office:value="986.9738" calcext:value-type="float">
            <text:p>986.9738</text:p>
          </table:table-cell>
          <table:table-cell office:value-type="float" office:value="332.711909" calcext:value-type="float">
            <text:p>332.711909</text:p>
          </table:table-cell>
          <table:table-cell office:value-type="float" office:value="3.652505" calcext:value-type="float">
            <text:p>3.652505</text:p>
          </table:table-cell>
          <table:table-cell office:value-type="float" office:value="3.338078" calcext:value-type="float">
            <text:p>3.338078</text:p>
          </table:table-cell>
          <table:table-cell table:number-columns-repeated="1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05378" calcext:value-type="float">
            <text:p>0.005378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01519" calcext:value-type="float">
            <text:p>0.401519</text:p>
          </table:table-cell>
          <table:table-cell office:value-type="float" office:value="0.122572" calcext:value-type="float">
            <text:p>0.122572</text:p>
          </table:table-cell>
          <table:table-cell office:value-type="float" office:value="0.045257" calcext:value-type="float">
            <text:p>0.045257</text:p>
          </table:table-cell>
          <table:table-cell office:value-type="float" office:value="0.036666" calcext:value-type="float">
            <text:p>0.036666</text:p>
          </table:table-cell>
          <table:table-cell office:value-type="float" office:value="2.509615" calcext:value-type="float">
            <text:p>2.509615</text:p>
          </table:table-cell>
          <table:table-cell office:value-type="float" office:value="0.767838" calcext:value-type="float">
            <text:p>0.767838</text:p>
          </table:table-cell>
          <table:table-cell office:value-type="float" office:value="0.141149" calcext:value-type="float">
            <text:p>0.141149</text:p>
          </table:table-cell>
          <table:table-cell office:value-type="float" office:value="0.111257" calcext:value-type="float">
            <text:p>0.111257</text:p>
          </table:table-cell>
          <table:table-cell office:value-type="float" office:value="9.392499" calcext:value-type="float">
            <text:p>9.392499</text:p>
          </table:table-cell>
          <table:table-cell office:value-type="float" office:value="3.074983" calcext:value-type="float">
            <text:p>3.074983</text:p>
          </table:table-cell>
          <table:table-cell office:value-type="float" office:value="0.297176" calcext:value-type="float">
            <text:p>0.297176</text:p>
          </table:table-cell>
          <table:table-cell office:value-type="float" office:value="0.247728" calcext:value-type="float">
            <text:p>0.247728</text:p>
          </table:table-cell>
          <table:table-cell office:value-type="float" office:value="37.519361" calcext:value-type="float">
            <text:p>37.519361</text:p>
          </table:table-cell>
          <table:table-cell office:value-type="float" office:value="13.100317" calcext:value-type="float">
            <text:p>13.100317</text:p>
          </table:table-cell>
          <table:table-cell office:value-type="float" office:value="0.625641" calcext:value-type="float">
            <text:p>0.625641</text:p>
          </table:table-cell>
          <table:table-cell office:value-type="float" office:value="0.555659" calcext:value-type="float">
            <text:p>0.555659</text:p>
          </table:table-cell>
          <table:table-cell office:value-type="float" office:value="224.798687" calcext:value-type="float">
            <text:p>224.798687</text:p>
          </table:table-cell>
          <table:table-cell office:value-type="float" office:value="80.015504" calcext:value-type="float">
            <text:p>80.015504</text:p>
          </table:table-cell>
          <table:table-cell office:value-type="float" office:value="1.755817" calcext:value-type="float">
            <text:p>1.755817</text:p>
          </table:table-cell>
          <table:table-cell office:value-type="float" office:value="1.568641" calcext:value-type="float">
            <text:p>1.568641</text:p>
          </table:table-cell>
          <table:table-cell office:value-type="float" office:value="961.1686" calcext:value-type="float">
            <text:p>961.1686</text:p>
          </table:table-cell>
          <table:table-cell office:value-type="float" office:value="330.053948" calcext:value-type="float">
            <text:p>330.053948</text:p>
          </table:table-cell>
          <table:table-cell office:value-type="float" office:value="3.641889" calcext:value-type="float">
            <text:p>3.641889</text:p>
          </table:table-cell>
          <table:table-cell office:value-type="float" office:value="3.330186" calcext:value-type="float">
            <text:p>3.330186</text:p>
          </table:table-cell>
          <table:table-cell table:number-columns-repeated="1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3353" calcext:value-type="float">
            <text:p>0.003353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401589" calcext:value-type="float">
            <text:p>0.401589</text:p>
          </table:table-cell>
          <table:table-cell office:value-type="float" office:value="0.121803" calcext:value-type="float">
            <text:p>0.121803</text:p>
          </table:table-cell>
          <table:table-cell office:value-type="float" office:value="0.04428" calcext:value-type="float">
            <text:p>0.04428</text:p>
          </table:table-cell>
          <table:table-cell office:value-type="float" office:value="0.034572" calcext:value-type="float">
            <text:p>0.034572</text:p>
          </table:table-cell>
          <table:table-cell office:value-type="float" office:value="2.385088" calcext:value-type="float">
            <text:p>2.385088</text:p>
          </table:table-cell>
          <table:table-cell office:value-type="float" office:value="0.767349" calcext:value-type="float">
            <text:p>0.767349</text:p>
          </table:table-cell>
          <table:table-cell office:value-type="float" office:value="0.133397" calcext:value-type="float">
            <text:p>0.133397</text:p>
          </table:table-cell>
          <table:table-cell office:value-type="float" office:value="0.108744" calcext:value-type="float">
            <text:p>0.108744</text:p>
          </table:table-cell>
          <table:table-cell office:value-type="float" office:value="9.266784" calcext:value-type="float">
            <text:p>9.266784</text:p>
          </table:table-cell>
          <table:table-cell office:value-type="float" office:value="3.084552" calcext:value-type="float">
            <text:p>3.084552</text:p>
          </table:table-cell>
          <table:table-cell office:value-type="float" office:value="0.296827" calcext:value-type="float">
            <text:p>0.296827</text:p>
          </table:table-cell>
          <table:table-cell office:value-type="float" office:value="0.24654" calcext:value-type="float">
            <text:p>0.24654</text:p>
          </table:table-cell>
          <table:table-cell office:value-type="float" office:value="37.938898" calcext:value-type="float">
            <text:p>37.938898</text:p>
          </table:table-cell>
          <table:table-cell office:value-type="float" office:value="12.780512" calcext:value-type="float">
            <text:p>12.780512</text:p>
          </table:table-cell>
          <table:table-cell office:value-type="float" office:value="0.70491" calcext:value-type="float">
            <text:p>0.70491</text:p>
          </table:table-cell>
          <table:table-cell office:value-type="float" office:value="0.554821" calcext:value-type="float">
            <text:p>0.554821</text:p>
          </table:table-cell>
          <table:table-cell office:value-type="float" office:value="224.999901" calcext:value-type="float">
            <text:p>224.999901</text:p>
          </table:table-cell>
          <table:table-cell office:value-type="float" office:value="80.308908" calcext:value-type="float">
            <text:p>80.308908</text:p>
          </table:table-cell>
          <table:table-cell office:value-type="float" office:value="1.870426" calcext:value-type="float">
            <text:p>1.870426</text:p>
          </table:table-cell>
          <table:table-cell office:value-type="float" office:value="1.53833" calcext:value-type="float">
            <text:p>1.53833</text:p>
          </table:table-cell>
          <table:table-cell office:value-type="float" office:value="950.776386" calcext:value-type="float">
            <text:p>950.776386</text:p>
          </table:table-cell>
          <table:table-cell office:value-type="float" office:value="328.814121" calcext:value-type="float">
            <text:p>328.814121</text:p>
          </table:table-cell>
          <table:table-cell office:value-type="float" office:value="3.651248" calcext:value-type="float">
            <text:p>3.651248</text:p>
          </table:table-cell>
          <table:table-cell office:value-type="float" office:value="3.349392" calcext:value-type="float">
            <text:p>3.349392</text:p>
          </table:table-cell>
          <table:table-cell table:number-columns-repeated="1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04679" calcext:value-type="float">
            <text:p>0.004679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400471" calcext:value-type="float">
            <text:p>0.400471</text:p>
          </table:table-cell>
          <table:table-cell office:value-type="float" office:value="0.121664" calcext:value-type="float">
            <text:p>0.121664</text:p>
          </table:table-cell>
          <table:table-cell office:value-type="float" office:value="0.043301" calcext:value-type="float">
            <text:p>0.043301</text:p>
          </table:table-cell>
          <table:table-cell office:value-type="float" office:value="0.033315" calcext:value-type="float">
            <text:p>0.033315</text:p>
          </table:table-cell>
          <table:table-cell office:value-type="float" office:value="2.371539" calcext:value-type="float">
            <text:p>2.371539</text:p>
          </table:table-cell>
          <table:table-cell office:value-type="float" office:value="0.822175" calcext:value-type="float">
            <text:p>0.822175</text:p>
          </table:table-cell>
          <table:table-cell office:value-type="float" office:value="0.131442" calcext:value-type="float">
            <text:p>0.131442</text:p>
          </table:table-cell>
          <table:table-cell office:value-type="float" office:value="0.107416" calcext:value-type="float">
            <text:p>0.107416</text:p>
          </table:table-cell>
          <table:table-cell office:value-type="float" office:value="9.269089" calcext:value-type="float">
            <text:p>9.269089</text:p>
          </table:table-cell>
          <table:table-cell office:value-type="float" office:value="3.060595" calcext:value-type="float">
            <text:p>3.060595</text:p>
          </table:table-cell>
          <table:table-cell office:value-type="float" office:value="0.285512" calcext:value-type="float">
            <text:p>0.285512</text:p>
          </table:table-cell>
          <table:table-cell office:value-type="float" office:value="0.263372" calcext:value-type="float">
            <text:p>0.263372</text:p>
          </table:table-cell>
          <table:table-cell office:value-type="float" office:value="37.640745" calcext:value-type="float">
            <text:p>37.640745</text:p>
          </table:table-cell>
          <table:table-cell office:value-type="float" office:value="12.674981" calcext:value-type="float">
            <text:p>12.674981</text:p>
          </table:table-cell>
          <table:table-cell office:value-type="float" office:value="0.639748" calcext:value-type="float">
            <text:p>0.639748</text:p>
          </table:table-cell>
          <table:table-cell office:value-type="float" office:value="0.547487" calcext:value-type="float">
            <text:p>0.547487</text:p>
          </table:table-cell>
          <table:table-cell office:value-type="float" office:value="225.126874" calcext:value-type="float">
            <text:p>225.126874</text:p>
          </table:table-cell>
          <table:table-cell office:value-type="float" office:value="80.072634" calcext:value-type="float">
            <text:p>80.072634</text:p>
          </table:table-cell>
          <table:table-cell office:value-type="float" office:value="1.751277" calcext:value-type="float">
            <text:p>1.751277</text:p>
          </table:table-cell>
          <table:table-cell office:value-type="float" office:value="1.553066" calcext:value-type="float">
            <text:p>1.553066</text:p>
          </table:table-cell>
          <table:table-cell office:value-type="float" office:value="920.881054" calcext:value-type="float">
            <text:p>920.881054</text:p>
          </table:table-cell>
          <table:table-cell office:value-type="float" office:value="327.54042" calcext:value-type="float">
            <text:p>327.54042</text:p>
          </table:table-cell>
          <table:table-cell office:value-type="float" office:value="3.663679" calcext:value-type="float">
            <text:p>3.663679</text:p>
          </table:table-cell>
          <table:table-cell office:value-type="float" office:value="3.395627" calcext:value-type="float">
            <text:p>3.395627</text:p>
          </table:table-cell>
          <table:table-cell table:number-columns-repeated="1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7124" calcext:value-type="float">
            <text:p>0.00712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4191" calcext:value-type="float">
            <text:p>0.004191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417862" calcext:value-type="float">
            <text:p>0.417862</text:p>
          </table:table-cell>
          <table:table-cell office:value-type="float" office:value="0.125296" calcext:value-type="float">
            <text:p>0.125296</text:p>
          </table:table-cell>
          <table:table-cell office:value-type="float" office:value="0.052451" calcext:value-type="float">
            <text:p>0.052451</text:p>
          </table:table-cell>
          <table:table-cell office:value-type="float" office:value="0.043441" calcext:value-type="float">
            <text:p>0.043441</text:p>
          </table:table-cell>
          <table:table-cell office:value-type="float" office:value="2.382155" calcext:value-type="float">
            <text:p>2.382155</text:p>
          </table:table-cell>
          <table:table-cell office:value-type="float" office:value="0.910314" calcext:value-type="float">
            <text:p>0.910314</text:p>
          </table:table-cell>
          <table:table-cell office:value-type="float" office:value="0.139124" calcext:value-type="float">
            <text:p>0.139124</text:p>
          </table:table-cell>
          <table:table-cell office:value-type="float" office:value="0.125156" calcext:value-type="float">
            <text:p>0.125156</text:p>
          </table:table-cell>
          <table:table-cell office:value-type="float" office:value="9.291508" calcext:value-type="float">
            <text:p>9.291508</text:p>
          </table:table-cell>
          <table:table-cell office:value-type="float" office:value="3.374953" calcext:value-type="float">
            <text:p>3.374953</text:p>
          </table:table-cell>
          <table:table-cell office:value-type="float" office:value="0.291589" calcext:value-type="float">
            <text:p>0.291589</text:p>
          </table:table-cell>
          <table:table-cell office:value-type="float" office:value="0.27287" calcext:value-type="float">
            <text:p>0.27287</text:p>
          </table:table-cell>
          <table:table-cell office:value-type="float" office:value="38.035839" calcext:value-type="float">
            <text:p>38.035839</text:p>
          </table:table-cell>
          <table:table-cell office:value-type="float" office:value="12.776881" calcext:value-type="float">
            <text:p>12.776881</text:p>
          </table:table-cell>
          <table:table-cell office:value-type="float" office:value="0.656091" calcext:value-type="float">
            <text:p>0.656091</text:p>
          </table:table-cell>
          <table:table-cell office:value-type="float" office:value="0.564878" calcext:value-type="float">
            <text:p>0.564878</text:p>
          </table:table-cell>
          <table:table-cell office:value-type="float" office:value="226.912581" calcext:value-type="float">
            <text:p>226.912581</text:p>
          </table:table-cell>
          <table:table-cell office:value-type="float" office:value="80.781456" calcext:value-type="float">
            <text:p>80.781456</text:p>
          </table:table-cell>
          <table:table-cell office:value-type="float" office:value="2.059208" calcext:value-type="float">
            <text:p>2.059208</text:p>
          </table:table-cell>
          <table:table-cell office:value-type="float" office:value="1.552578" calcext:value-type="float">
            <text:p>1.552578</text:p>
          </table:table-cell>
          <table:table-cell office:value-type="float" office:value="918.563013" calcext:value-type="float">
            <text:p>918.563013</text:p>
          </table:table-cell>
          <table:table-cell office:value-type="float" office:value="332.478289" calcext:value-type="float">
            <text:p>332.478289</text:p>
          </table:table-cell>
          <table:table-cell office:value-type="float" office:value="3.646009" calcext:value-type="float">
            <text:p>3.646009</text:p>
          </table:table-cell>
          <table:table-cell office:value-type="float" office:value="3.334795" calcext:value-type="float">
            <text:p>3.334795</text:p>
          </table:table-cell>
          <table:table-cell table:number-columns-repeated="1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05796" calcext:value-type="float">
            <text:p>0.005796</text:p>
          </table:table-cell>
          <table:table-cell office:value-type="float" office:value="0.001955" calcext:value-type="float">
            <text:p>0.001955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4011" calcext:value-type="float">
            <text:p>0.4011</text:p>
          </table:table-cell>
          <table:table-cell office:value-type="float" office:value="0.124528" calcext:value-type="float">
            <text:p>0.124528</text:p>
          </table:table-cell>
          <table:table-cell office:value-type="float" office:value="0.049239" calcext:value-type="float">
            <text:p>0.049239</text:p>
          </table:table-cell>
          <table:table-cell office:value-type="float" office:value="0.03953" calcext:value-type="float">
            <text:p>0.03953</text:p>
          </table:table-cell>
          <table:table-cell office:value-type="float" office:value="2.393958" calcext:value-type="float">
            <text:p>2.393958</text:p>
          </table:table-cell>
          <table:table-cell office:value-type="float" office:value="0.800733" calcext:value-type="float">
            <text:p>0.800733</text:p>
          </table:table-cell>
          <table:table-cell office:value-type="float" office:value="0.217905" calcext:value-type="float">
            <text:p>0.217905</text:p>
          </table:table-cell>
          <table:table-cell office:value-type="float" office:value="0.115448" calcext:value-type="float">
            <text:p>0.115448</text:p>
          </table:table-cell>
          <table:table-cell office:value-type="float" office:value="9.26406" calcext:value-type="float">
            <text:p>9.26406</text:p>
          </table:table-cell>
          <table:table-cell office:value-type="float" office:value="3.479714" calcext:value-type="float">
            <text:p>3.479714</text:p>
          </table:table-cell>
          <table:table-cell office:value-type="float" office:value="0.29529" calcext:value-type="float">
            <text:p>0.29529</text:p>
          </table:table-cell>
          <table:table-cell office:value-type="float" office:value="0.261906" calcext:value-type="float">
            <text:p>0.261906</text:p>
          </table:table-cell>
          <table:table-cell office:value-type="float" office:value="38.144163" calcext:value-type="float">
            <text:p>38.144163</text:p>
          </table:table-cell>
          <table:table-cell office:value-type="float" office:value="12.713813" calcext:value-type="float">
            <text:p>12.713813</text:p>
          </table:table-cell>
          <table:table-cell office:value-type="float" office:value="0.631158" calcext:value-type="float">
            <text:p>0.631158</text:p>
          </table:table-cell>
          <table:table-cell office:value-type="float" office:value="0.556707" calcext:value-type="float">
            <text:p>0.556707</text:p>
          </table:table-cell>
          <table:table-cell office:value-type="float" office:value="225.877879" calcext:value-type="float">
            <text:p>225.877879</text:p>
          </table:table-cell>
          <table:table-cell office:value-type="float" office:value="80.335518" calcext:value-type="float">
            <text:p>80.335518</text:p>
          </table:table-cell>
          <table:table-cell office:value-type="float" office:value="1.854363" calcext:value-type="float">
            <text:p>1.854363</text:p>
          </table:table-cell>
          <table:table-cell office:value-type="float" office:value="1.560539" calcext:value-type="float">
            <text:p>1.560539</text:p>
          </table:table-cell>
          <table:table-cell office:value-type="float" office:value="925.202851" calcext:value-type="float">
            <text:p>925.202851</text:p>
          </table:table-cell>
          <table:table-cell office:value-type="float" office:value="332.222599" calcext:value-type="float">
            <text:p>332.222599</text:p>
          </table:table-cell>
          <table:table-cell office:value-type="float" office:value="3.71159" calcext:value-type="float">
            <text:p>3.71159</text:p>
          </table:table-cell>
          <table:table-cell office:value-type="float" office:value="3.272985" calcext:value-type="float">
            <text:p>3.272985</text:p>
          </table:table-cell>
          <table:table-cell table:number-columns-repeated="1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412554" calcext:value-type="float">
            <text:p>0.412554</text:p>
          </table:table-cell>
          <table:table-cell office:value-type="float" office:value="0.125087" calcext:value-type="float">
            <text:p>0.125087</text:p>
          </table:table-cell>
          <table:table-cell office:value-type="float" office:value="0.045746" calcext:value-type="float">
            <text:p>0.045746</text:p>
          </table:table-cell>
          <table:table-cell office:value-type="float" office:value="0.036247" calcext:value-type="float">
            <text:p>0.036247</text:p>
          </table:table-cell>
          <table:table-cell office:value-type="float" office:value="2.513876" calcext:value-type="float">
            <text:p>2.513876</text:p>
          </table:table-cell>
          <table:table-cell office:value-type="float" office:value="0.789628" calcext:value-type="float">
            <text:p>0.789628</text:p>
          </table:table-cell>
          <table:table-cell office:value-type="float" office:value="0.134515" calcext:value-type="float">
            <text:p>0.134515</text:p>
          </table:table-cell>
          <table:table-cell office:value-type="float" office:value="0.11" calcext:value-type="float">
            <text:p>0.11</text:p>
          </table:table-cell>
          <table:table-cell office:value-type="float" office:value="9.274536" calcext:value-type="float">
            <text:p>9.274536</text:p>
          </table:table-cell>
          <table:table-cell office:value-type="float" office:value="3.073446" calcext:value-type="float">
            <text:p>3.073446</text:p>
          </table:table-cell>
          <table:table-cell office:value-type="float" office:value="0.291029" calcext:value-type="float">
            <text:p>0.291029</text:p>
          </table:table-cell>
          <table:table-cell office:value-type="float" office:value="0.246959" calcext:value-type="float">
            <text:p>0.246959</text:p>
          </table:table-cell>
          <table:table-cell office:value-type="float" office:value="37.260039" calcext:value-type="float">
            <text:p>37.260039</text:p>
          </table:table-cell>
          <table:table-cell office:value-type="float" office:value="12.72876" calcext:value-type="float">
            <text:p>12.72876</text:p>
          </table:table-cell>
          <table:table-cell office:value-type="float" office:value="0.645335" calcext:value-type="float">
            <text:p>0.645335</text:p>
          </table:table-cell>
          <table:table-cell office:value-type="float" office:value="0.552936" calcext:value-type="float">
            <text:p>0.552936</text:p>
          </table:table-cell>
          <table:table-cell office:value-type="float" office:value="225.132741" calcext:value-type="float">
            <text:p>225.132741</text:p>
          </table:table-cell>
          <table:table-cell office:value-type="float" office:value="80.244235" calcext:value-type="float">
            <text:p>80.244235</text:p>
          </table:table-cell>
          <table:table-cell office:value-type="float" office:value="1.732559" calcext:value-type="float">
            <text:p>1.732559</text:p>
          </table:table-cell>
          <table:table-cell office:value-type="float" office:value="1.541683" calcext:value-type="float">
            <text:p>1.541683</text:p>
          </table:table-cell>
          <table:table-cell office:value-type="float" office:value="941.74748" calcext:value-type="float">
            <text:p>941.74748</text:p>
          </table:table-cell>
          <table:table-cell office:value-type="float" office:value="327.712509" calcext:value-type="float">
            <text:p>327.712509</text:p>
          </table:table-cell>
          <table:table-cell office:value-type="float" office:value="3.703908" calcext:value-type="float">
            <text:p>3.703908</text:p>
          </table:table-cell>
          <table:table-cell office:value-type="float" office:value="3.294636" calcext:value-type="float">
            <text:p>3.294636</text:p>
          </table:table-cell>
          <table:table-cell table:number-columns-repeated="1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05168" calcext:value-type="float">
            <text:p>0.005168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398935" calcext:value-type="float">
            <text:p>0.398935</text:p>
          </table:table-cell>
          <table:table-cell office:value-type="float" office:value="0.125506" calcext:value-type="float">
            <text:p>0.125506</text:p>
          </table:table-cell>
          <table:table-cell office:value-type="float" office:value="0.043511" calcext:value-type="float">
            <text:p>0.043511</text:p>
          </table:table-cell>
          <table:table-cell office:value-type="float" office:value="0.032965" calcext:value-type="float">
            <text:p>0.032965</text:p>
          </table:table-cell>
          <table:table-cell office:value-type="float" office:value="2.478955" calcext:value-type="float">
            <text:p>2.478955</text:p>
          </table:table-cell>
          <table:table-cell office:value-type="float" office:value="0.773146" calcext:value-type="float">
            <text:p>0.773146</text:p>
          </table:table-cell>
          <table:table-cell office:value-type="float" office:value="0.132489" calcext:value-type="float">
            <text:p>0.132489</text:p>
          </table:table-cell>
          <table:table-cell office:value-type="float" office:value="0.111677" calcext:value-type="float">
            <text:p>0.111677</text:p>
          </table:table-cell>
          <table:table-cell office:value-type="float" office:value="9.25959" calcext:value-type="float">
            <text:p>9.25959</text:p>
          </table:table-cell>
          <table:table-cell office:value-type="float" office:value="3.066183" calcext:value-type="float">
            <text:p>3.066183</text:p>
          </table:table-cell>
          <table:table-cell office:value-type="float" office:value="0.29082" calcext:value-type="float">
            <text:p>0.29082</text:p>
          </table:table-cell>
          <table:table-cell office:value-type="float" office:value="0.253385" calcext:value-type="float">
            <text:p>0.253385</text:p>
          </table:table-cell>
          <table:table-cell office:value-type="float" office:value="37.895527" calcext:value-type="float">
            <text:p>37.895527</text:p>
          </table:table-cell>
          <table:table-cell office:value-type="float" office:value="12.716258" calcext:value-type="float">
            <text:p>12.716258</text:p>
          </table:table-cell>
          <table:table-cell office:value-type="float" office:value="0.625082" calcext:value-type="float">
            <text:p>0.625082</text:p>
          </table:table-cell>
          <table:table-cell office:value-type="float" office:value="0.55084" calcext:value-type="float">
            <text:p>0.55084</text:p>
          </table:table-cell>
          <table:table-cell office:value-type="float" office:value="225.513586" calcext:value-type="float">
            <text:p>225.513586</text:p>
          </table:table-cell>
          <table:table-cell office:value-type="float" office:value="80.30814" calcext:value-type="float">
            <text:p>80.30814</text:p>
          </table:table-cell>
          <table:table-cell office:value-type="float" office:value="1.766642" calcext:value-type="float">
            <text:p>1.766642</text:p>
          </table:table-cell>
          <table:table-cell office:value-type="float" office:value="1.534069" calcext:value-type="float">
            <text:p>1.534069</text:p>
          </table:table-cell>
          <table:table-cell office:value-type="float" office:value="996.071715" calcext:value-type="float">
            <text:p>996.071715</text:p>
          </table:table-cell>
          <table:table-cell office:value-type="float" office:value="342.494618" calcext:value-type="float">
            <text:p>342.494618</text:p>
          </table:table-cell>
          <table:table-cell office:value-type="float" office:value="3.636092" calcext:value-type="float">
            <text:p>3.636092</text:p>
          </table:table-cell>
          <table:table-cell office:value-type="float" office:value="3.41183" calcext:value-type="float">
            <text:p>3.41183</text:p>
          </table:table-cell>
          <table:table-cell table:number-columns-repeated="1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05378" calcext:value-type="float">
            <text:p>0.005378</text:p>
          </table:table-cell>
          <table:table-cell table:number-columns-repeated="2" office:value-type="float" office:value="0.002863" calcext:value-type="float">
            <text:p>0.002863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398935" calcext:value-type="float">
            <text:p>0.398935</text:p>
          </table:table-cell>
          <table:table-cell office:value-type="float" office:value="0.124597" calcext:value-type="float">
            <text:p>0.124597</text:p>
          </table:table-cell>
          <table:table-cell office:value-type="float" office:value="0.041836" calcext:value-type="float">
            <text:p>0.041836</text:p>
          </table:table-cell>
          <table:table-cell office:value-type="float" office:value="0.032407" calcext:value-type="float">
            <text:p>0.032407</text:p>
          </table:table-cell>
          <table:table-cell office:value-type="float" office:value="2.375799" calcext:value-type="float">
            <text:p>2.375799</text:p>
          </table:table-cell>
          <table:table-cell office:value-type="float" office:value="0.84187" calcext:value-type="float">
            <text:p>0.84187</text:p>
          </table:table-cell>
          <table:table-cell office:value-type="float" office:value="0.13228" calcext:value-type="float">
            <text:p>0.13228</text:p>
          </table:table-cell>
          <table:table-cell office:value-type="float" office:value="0.117614" calcext:value-type="float">
            <text:p>0.117614</text:p>
          </table:table-cell>
          <table:table-cell office:value-type="float" office:value="9.263991" calcext:value-type="float">
            <text:p>9.263991</text:p>
          </table:table-cell>
          <table:table-cell office:value-type="float" office:value="3.047116" calcext:value-type="float">
            <text:p>3.047116</text:p>
          </table:table-cell>
          <table:table-cell office:value-type="float" office:value="0.31729" calcext:value-type="float">
            <text:p>0.31729</text:p>
          </table:table-cell>
          <table:table-cell office:value-type="float" office:value="0.253804" calcext:value-type="float">
            <text:p>0.253804</text:p>
          </table:table-cell>
          <table:table-cell office:value-type="float" office:value="38.384627" calcext:value-type="float">
            <text:p>38.384627</text:p>
          </table:table-cell>
          <table:table-cell office:value-type="float" office:value="12.765496" calcext:value-type="float">
            <text:p>12.765496</text:p>
          </table:table-cell>
          <table:table-cell office:value-type="float" office:value="0.626967" calcext:value-type="float">
            <text:p>0.626967</text:p>
          </table:table-cell>
          <table:table-cell office:value-type="float" office:value="0.552307" calcext:value-type="float">
            <text:p>0.552307</text:p>
          </table:table-cell>
          <table:table-cell office:value-type="float" office:value="224.487125" calcext:value-type="float">
            <text:p>224.487125</text:p>
          </table:table-cell>
          <table:table-cell office:value-type="float" office:value="80.543716" calcext:value-type="float">
            <text:p>80.543716</text:p>
          </table:table-cell>
          <table:table-cell office:value-type="float" office:value="1.733956" calcext:value-type="float">
            <text:p>1.733956</text:p>
          </table:table-cell>
          <table:table-cell office:value-type="float" office:value="1.513257" calcext:value-type="float">
            <text:p>1.513257</text:p>
          </table:table-cell>
          <table:table-cell office:value-type="float" office:value="915.194207" calcext:value-type="float">
            <text:p>915.194207</text:p>
          </table:table-cell>
          <table:table-cell office:value-type="float" office:value="351.637858" calcext:value-type="float">
            <text:p>351.637858</text:p>
          </table:table-cell>
          <table:table-cell office:value-type="float" office:value="3.582943" calcext:value-type="float">
            <text:p>3.582943</text:p>
          </table:table-cell>
          <table:table-cell office:value-type="float" office:value="3.388015" calcext:value-type="float">
            <text:p>3.388015</text:p>
          </table:table-cell>
          <table:table-cell table:number-columns-repeated="1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06775" calcext:value-type="float">
            <text:p>0.006775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433" calcext:value-type="float">
            <text:p>0.00433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40571" calcext:value-type="float">
            <text:p>0.40571</text:p>
          </table:table-cell>
          <table:table-cell office:value-type="float" office:value="0.129207" calcext:value-type="float">
            <text:p>0.129207</text:p>
          </table:table-cell>
          <table:table-cell office:value-type="float" office:value="0.052311" calcext:value-type="float">
            <text:p>0.052311</text:p>
          </table:table-cell>
          <table:table-cell office:value-type="float" office:value="0.04414" calcext:value-type="float">
            <text:p>0.04414</text:p>
          </table:table-cell>
          <table:table-cell office:value-type="float" office:value="2.382155" calcext:value-type="float">
            <text:p>2.382155</text:p>
          </table:table-cell>
          <table:table-cell office:value-type="float" office:value="0.948588" calcext:value-type="float">
            <text:p>0.948588</text:p>
          </table:table-cell>
          <table:table-cell office:value-type="float" office:value="0.137868" calcext:value-type="float">
            <text:p>0.137868</text:p>
          </table:table-cell>
          <table:table-cell office:value-type="float" office:value="0.125715" calcext:value-type="float">
            <text:p>0.125715</text:p>
          </table:table-cell>
          <table:table-cell office:value-type="float" office:value="9.277191" calcext:value-type="float">
            <text:p>9.277191</text:p>
          </table:table-cell>
          <table:table-cell office:value-type="float" office:value="3.094678" calcext:value-type="float">
            <text:p>3.094678</text:p>
          </table:table-cell>
          <table:table-cell office:value-type="float" office:value="0.294452" calcext:value-type="float">
            <text:p>0.294452</text:p>
          </table:table-cell>
          <table:table-cell office:value-type="float" office:value="0.278947" calcext:value-type="float">
            <text:p>0.278947</text:p>
          </table:table-cell>
          <table:table-cell office:value-type="float" office:value="39.412346" calcext:value-type="float">
            <text:p>39.412346</text:p>
          </table:table-cell>
          <table:table-cell office:value-type="float" office:value="13.136913" calcext:value-type="float">
            <text:p>13.136913</text:p>
          </table:table-cell>
          <table:table-cell office:value-type="float" office:value="0.616701" calcext:value-type="float">
            <text:p>0.616701</text:p>
          </table:table-cell>
          <table:table-cell office:value-type="float" office:value="0.569348" calcext:value-type="float">
            <text:p>0.569348</text:p>
          </table:table-cell>
          <table:table-cell office:value-type="float" office:value="228.188866" calcext:value-type="float">
            <text:p>228.188866</text:p>
          </table:table-cell>
          <table:table-cell office:value-type="float" office:value="80.998734" calcext:value-type="float">
            <text:p>80.998734</text:p>
          </table:table-cell>
          <table:table-cell office:value-type="float" office:value="1.722432" calcext:value-type="float">
            <text:p>1.722432</text:p>
          </table:table-cell>
          <table:table-cell office:value-type="float" office:value="1.559492" calcext:value-type="float">
            <text:p>1.559492</text:p>
          </table:table-cell>
          <table:table-cell office:value-type="float" office:value="933.132245" calcext:value-type="float">
            <text:p>933.132245</text:p>
          </table:table-cell>
          <table:table-cell office:value-type="float" office:value="339.721699" calcext:value-type="float">
            <text:p>339.721699</text:p>
          </table:table-cell>
          <table:table-cell office:value-type="float" office:value="3.644054" calcext:value-type="float">
            <text:p>3.644054</text:p>
          </table:table-cell>
          <table:table-cell office:value-type="float" office:value="3.299735" calcext:value-type="float">
            <text:p>3.299735</text:p>
          </table:table-cell>
          <table:table-cell table:number-columns-repeated="1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05169" calcext:value-type="float">
            <text:p>0.005169</text:p>
          </table:table-cell>
          <table:table-cell office:value-type="float" office:value="0.004679" calcext:value-type="float">
            <text:p>0.004679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50698" calcext:value-type="float">
            <text:p>0.50698</text:p>
          </table:table-cell>
          <table:table-cell office:value-type="float" office:value="0.129487" calcext:value-type="float">
            <text:p>0.129487</text:p>
          </table:table-cell>
          <table:table-cell office:value-type="float" office:value="0.048121" calcext:value-type="float">
            <text:p>0.048121</text:p>
          </table:table-cell>
          <table:table-cell office:value-type="float" office:value="0.040019" calcext:value-type="float">
            <text:p>0.040019</text:p>
          </table:table-cell>
          <table:table-cell office:value-type="float" office:value="2.375939" calcext:value-type="float">
            <text:p>2.375939</text:p>
          </table:table-cell>
          <table:table-cell office:value-type="float" office:value="0.776428" calcext:value-type="float">
            <text:p>0.776428</text:p>
          </table:table-cell>
          <table:table-cell office:value-type="float" office:value="0.134934" calcext:value-type="float">
            <text:p>0.134934</text:p>
          </table:table-cell>
          <table:table-cell office:value-type="float" office:value="0.113772" calcext:value-type="float">
            <text:p>0.113772</text:p>
          </table:table-cell>
          <table:table-cell office:value-type="float" office:value="9.280263" calcext:value-type="float">
            <text:p>9.280263</text:p>
          </table:table-cell>
          <table:table-cell office:value-type="float" office:value="3.086925" calcext:value-type="float">
            <text:p>3.086925</text:p>
          </table:table-cell>
          <table:table-cell office:value-type="float" office:value="0.287398" calcext:value-type="float">
            <text:p>0.287398</text:p>
          </table:table-cell>
          <table:table-cell office:value-type="float" office:value="0.258903" calcext:value-type="float">
            <text:p>0.258903</text:p>
          </table:table-cell>
          <table:table-cell office:value-type="float" office:value="38.528501" calcext:value-type="float">
            <text:p>38.528501</text:p>
          </table:table-cell>
          <table:table-cell office:value-type="float" office:value="13.080272" calcext:value-type="float">
            <text:p>13.080272</text:p>
          </table:table-cell>
          <table:table-cell office:value-type="float" office:value="0.613418" calcext:value-type="float">
            <text:p>0.613418</text:p>
          </table:table-cell>
          <table:table-cell office:value-type="float" office:value="0.55559" calcext:value-type="float">
            <text:p>0.55559</text:p>
          </table:table-cell>
          <table:table-cell office:value-type="float" office:value="225.297147" calcext:value-type="float">
            <text:p>225.297147</text:p>
          </table:table-cell>
          <table:table-cell office:value-type="float" office:value="80.656789" calcext:value-type="float">
            <text:p>80.656789</text:p>
          </table:table-cell>
          <table:table-cell office:value-type="float" office:value="1.734515" calcext:value-type="float">
            <text:p>1.734515</text:p>
          </table:table-cell>
          <table:table-cell office:value-type="float" office:value="1.558863" calcext:value-type="float">
            <text:p>1.558863</text:p>
          </table:table-cell>
          <table:table-cell office:value-type="float" office:value="919.142073" calcext:value-type="float">
            <text:p>919.142073</text:p>
          </table:table-cell>
          <table:table-cell office:value-type="float" office:value="339.856633" calcext:value-type="float">
            <text:p>339.856633</text:p>
          </table:table-cell>
          <table:table-cell office:value-type="float" office:value="3.671712" calcext:value-type="float">
            <text:p>3.671712</text:p>
          </table:table-cell>
          <table:table-cell office:value-type="float" office:value="3.266351" calcext:value-type="float">
            <text:p>3.266351</text:p>
          </table:table-cell>
          <table:table-cell table:number-columns-repeated="1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06077" calcext:value-type="float">
            <text:p>0.006077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2304" calcext:value-type="float">
            <text:p>0.00230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505233" calcext:value-type="float">
            <text:p>0.505233</text:p>
          </table:table-cell>
          <table:table-cell office:value-type="float" office:value="0.128718" calcext:value-type="float">
            <text:p>0.128718</text:p>
          </table:table-cell>
          <table:table-cell office:value-type="float" office:value="0.045677" calcext:value-type="float">
            <text:p>0.045677</text:p>
          </table:table-cell>
          <table:table-cell office:value-type="float" office:value="0.03541" calcext:value-type="float">
            <text:p>0.03541</text:p>
          </table:table-cell>
          <table:table-cell office:value-type="float" office:value="2.52945" calcext:value-type="float">
            <text:p>2.52945</text:p>
          </table:table-cell>
          <table:table-cell office:value-type="float" office:value="0.766162" calcext:value-type="float">
            <text:p>0.766162</text:p>
          </table:table-cell>
          <table:table-cell office:value-type="float" office:value="0.133886" calcext:value-type="float">
            <text:p>0.133886</text:p>
          </table:table-cell>
          <table:table-cell office:value-type="float" office:value="0.12753" calcext:value-type="float">
            <text:p>0.12753</text:p>
          </table:table-cell>
          <table:table-cell office:value-type="float" office:value="9.259241" calcext:value-type="float">
            <text:p>9.259241</text:p>
          </table:table-cell>
          <table:table-cell office:value-type="float" office:value="3.465188" calcext:value-type="float">
            <text:p>3.465188</text:p>
          </table:table-cell>
          <table:table-cell office:value-type="float" office:value="0.286211" calcext:value-type="float">
            <text:p>0.286211</text:p>
          </table:table-cell>
          <table:table-cell office:value-type="float" office:value="0.247029" calcext:value-type="float">
            <text:p>0.247029</text:p>
          </table:table-cell>
          <table:table-cell office:value-type="float" office:value="38.085635" calcext:value-type="float">
            <text:p>38.085635</text:p>
          </table:table-cell>
          <table:table-cell office:value-type="float" office:value="12.881154" calcext:value-type="float">
            <text:p>12.881154</text:p>
          </table:table-cell>
          <table:table-cell office:value-type="float" office:value="0.612371" calcext:value-type="float">
            <text:p>0.612371</text:p>
          </table:table-cell>
          <table:table-cell office:value-type="float" office:value="0.55503" calcext:value-type="float">
            <text:p>0.55503</text:p>
          </table:table-cell>
          <table:table-cell office:value-type="float" office:value="225.263833" calcext:value-type="float">
            <text:p>225.263833</text:p>
          </table:table-cell>
          <table:table-cell office:value-type="float" office:value="80.483931" calcext:value-type="float">
            <text:p>80.483931</text:p>
          </table:table-cell>
          <table:table-cell office:value-type="float" office:value="1.871683" calcext:value-type="float">
            <text:p>1.871683</text:p>
          </table:table-cell>
          <table:table-cell office:value-type="float" office:value="1.544266" calcext:value-type="float">
            <text:p>1.544266</text:p>
          </table:table-cell>
          <table:table-cell office:value-type="float" office:value="926.48724" calcext:value-type="float">
            <text:p>926.48724</text:p>
          </table:table-cell>
          <table:table-cell office:value-type="float" office:value="351.078427" calcext:value-type="float">
            <text:p>351.078427</text:p>
          </table:table-cell>
          <table:table-cell office:value-type="float" office:value="3.631134" calcext:value-type="float">
            <text:p>3.631134</text:p>
          </table:table-cell>
          <table:table-cell office:value-type="float" office:value="3.331164" calcext:value-type="float">
            <text:p>3.331164</text:p>
          </table:table-cell>
          <table:table-cell table:number-columns-repeated="1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51997" calcext:value-type="float">
            <text:p>0.51997</text:p>
          </table:table-cell>
          <table:table-cell office:value-type="float" office:value="0.129556" calcext:value-type="float">
            <text:p>0.129556</text:p>
          </table:table-cell>
          <table:table-cell office:value-type="float" office:value="0.044349" calcext:value-type="float">
            <text:p>0.044349</text:p>
          </table:table-cell>
          <table:table-cell office:value-type="float" office:value="0.033873" calcext:value-type="float">
            <text:p>0.033873</text:p>
          </table:table-cell>
          <table:table-cell office:value-type="float" office:value="2.411279" calcext:value-type="float">
            <text:p>2.411279</text:p>
          </table:table-cell>
          <table:table-cell office:value-type="float" office:value="0.777337" calcext:value-type="float">
            <text:p>0.777337</text:p>
          </table:table-cell>
          <table:table-cell office:value-type="float" office:value="0.132489" calcext:value-type="float">
            <text:p>0.132489</text:p>
          </table:table-cell>
          <table:table-cell office:value-type="float" office:value="0.120965" calcext:value-type="float">
            <text:p>0.120965</text:p>
          </table:table-cell>
          <table:table-cell office:value-type="float" office:value="9.243945" calcext:value-type="float">
            <text:p>9.243945</text:p>
          </table:table-cell>
          <table:table-cell office:value-type="float" office:value="3.116608" calcext:value-type="float">
            <text:p>3.116608</text:p>
          </table:table-cell>
          <table:table-cell office:value-type="float" office:value="0.286211" calcext:value-type="float">
            <text:p>0.286211</text:p>
          </table:table-cell>
          <table:table-cell office:value-type="float" office:value="0.24654" calcext:value-type="float">
            <text:p>0.24654</text:p>
          </table:table-cell>
          <table:table-cell office:value-type="float" office:value="36.965448" calcext:value-type="float">
            <text:p>36.965448</text:p>
          </table:table-cell>
          <table:table-cell office:value-type="float" office:value="13.281206" calcext:value-type="float">
            <text:p>13.281206</text:p>
          </table:table-cell>
          <table:table-cell office:value-type="float" office:value="0.630739" calcext:value-type="float">
            <text:p>0.630739</text:p>
          </table:table-cell>
          <table:table-cell office:value-type="float" office:value="0.566345" calcext:value-type="float">
            <text:p>0.566345</text:p>
          </table:table-cell>
          <table:table-cell office:value-type="float" office:value="224.500884" calcext:value-type="float">
            <text:p>224.500884</text:p>
          </table:table-cell>
          <table:table-cell office:value-type="float" office:value="80.527862" calcext:value-type="float">
            <text:p>80.527862</text:p>
          </table:table-cell>
          <table:table-cell office:value-type="float" office:value="2.326981" calcext:value-type="float">
            <text:p>2.326981</text:p>
          </table:table-cell>
          <table:table-cell office:value-type="float" office:value="1.503619" calcext:value-type="float">
            <text:p>1.503619</text:p>
          </table:table-cell>
          <table:table-cell office:value-type="float" office:value="910.372208" calcext:value-type="float">
            <text:p>910.372208</text:p>
          </table:table-cell>
          <table:table-cell office:value-type="float" office:value="331.149484" calcext:value-type="float">
            <text:p>331.149484</text:p>
          </table:table-cell>
          <table:table-cell office:value-type="float" office:value="3.630435" calcext:value-type="float">
            <text:p>3.630435</text:p>
          </table:table-cell>
          <table:table-cell office:value-type="float" office:value="3.359589" calcext:value-type="float">
            <text:p>3.359589</text:p>
          </table:table-cell>
          <table:table-cell table:number-columns-repeated="1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491196" calcext:value-type="float">
            <text:p>0.491196</text:p>
          </table:table-cell>
          <table:table-cell office:value-type="float" office:value="0.128369" calcext:value-type="float">
            <text:p>0.128369</text:p>
          </table:table-cell>
          <table:table-cell office:value-type="float" office:value="0.041835" calcext:value-type="float">
            <text:p>0.041835</text:p>
          </table:table-cell>
          <table:table-cell office:value-type="float" office:value="0.032896" calcext:value-type="float">
            <text:p>0.032896</text:p>
          </table:table-cell>
          <table:table-cell office:value-type="float" office:value="2.682962" calcext:value-type="float">
            <text:p>2.682962</text:p>
          </table:table-cell>
          <table:table-cell office:value-type="float" office:value="0.760714" calcext:value-type="float">
            <text:p>0.760714</text:p>
          </table:table-cell>
          <table:table-cell office:value-type="float" office:value="0.141709" calcext:value-type="float">
            <text:p>0.141709</text:p>
          </table:table-cell>
          <table:table-cell office:value-type="float" office:value="0.116705" calcext:value-type="float">
            <text:p>0.116705</text:p>
          </table:table-cell>
          <table:table-cell office:value-type="float" office:value="9.264618" calcext:value-type="float">
            <text:p>9.264618</text:p>
          </table:table-cell>
          <table:table-cell office:value-type="float" office:value="3.118774" calcext:value-type="float">
            <text:p>3.118774</text:p>
          </table:table-cell>
          <table:table-cell office:value-type="float" office:value="0.291518" calcext:value-type="float">
            <text:p>0.291518</text:p>
          </table:table-cell>
          <table:table-cell office:value-type="float" office:value="0.24703" calcext:value-type="float">
            <text:p>0.24703</text:p>
          </table:table-cell>
          <table:table-cell office:value-type="float" office:value="36.738533" calcext:value-type="float">
            <text:p>36.738533</text:p>
          </table:table-cell>
          <table:table-cell office:value-type="float" office:value="12.783165" calcext:value-type="float">
            <text:p>12.783165</text:p>
          </table:table-cell>
          <table:table-cell office:value-type="float" office:value="0.628435" calcext:value-type="float">
            <text:p>0.628435</text:p>
          </table:table-cell>
          <table:table-cell office:value-type="float" office:value="0.553424" calcext:value-type="float">
            <text:p>0.553424</text:p>
          </table:table-cell>
          <table:table-cell office:value-type="float" office:value="253.638216" calcext:value-type="float">
            <text:p>253.638216</text:p>
          </table:table-cell>
          <table:table-cell office:value-type="float" office:value="80.618097" calcext:value-type="float">
            <text:p>80.618097</text:p>
          </table:table-cell>
          <table:table-cell office:value-type="float" office:value="2.011716" calcext:value-type="float">
            <text:p>2.011716</text:p>
          </table:table-cell>
          <table:table-cell office:value-type="float" office:value="1.640718" calcext:value-type="float">
            <text:p>1.640718</text:p>
          </table:table-cell>
          <table:table-cell office:value-type="float" office:value="934.63447" calcext:value-type="float">
            <text:p>934.63447</text:p>
          </table:table-cell>
          <table:table-cell office:value-type="float" office:value="340.418718" calcext:value-type="float">
            <text:p>340.418718</text:p>
          </table:table-cell>
          <table:table-cell office:value-type="float" office:value="3.635324" calcext:value-type="float">
            <text:p>3.635324</text:p>
          </table:table-cell>
          <table:table-cell office:value-type="float" office:value="3.317265" calcext:value-type="float">
            <text:p>3.317265</text:p>
          </table:table-cell>
          <table:table-cell table:number-columns-repeated="1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6705" calcext:value-type="float">
            <text:p>0.006705</text:p>
          </table:table-cell>
          <table:table-cell office:value-type="float" office:value="0.003212" calcext:value-type="float">
            <text:p>0.003212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408852" calcext:value-type="float">
            <text:p>0.408852</text:p>
          </table:table-cell>
          <table:table-cell office:value-type="float" office:value="0.127391" calcext:value-type="float">
            <text:p>0.127391</text:p>
          </table:table-cell>
          <table:table-cell office:value-type="float" office:value="0.052241" calcext:value-type="float">
            <text:p>0.052241</text:p>
          </table:table-cell>
          <table:table-cell office:value-type="float" office:value="0.044908" calcext:value-type="float">
            <text:p>0.044908</text:p>
          </table:table-cell>
          <table:table-cell office:value-type="float" office:value="2.381037" calcext:value-type="float">
            <text:p>2.381037</text:p>
          </table:table-cell>
          <table:table-cell office:value-type="float" office:value="0.78893" calcext:value-type="float">
            <text:p>0.78893</text:p>
          </table:table-cell>
          <table:table-cell office:value-type="float" office:value="0.139614" calcext:value-type="float">
            <text:p>0.139614</text:p>
          </table:table-cell>
          <table:table-cell office:value-type="float" office:value="0.129696" calcext:value-type="float">
            <text:p>0.129696</text:p>
          </table:table-cell>
          <table:table-cell office:value-type="float" office:value="9.308689" calcext:value-type="float">
            <text:p>9.308689</text:p>
          </table:table-cell>
          <table:table-cell office:value-type="float" office:value="3.083853" calcext:value-type="float">
            <text:p>3.083853</text:p>
          </table:table-cell>
          <table:table-cell office:value-type="float" office:value="0.293684" calcext:value-type="float">
            <text:p>0.293684</text:p>
          </table:table-cell>
          <table:table-cell office:value-type="float" office:value="0.27329" calcext:value-type="float">
            <text:p>0.27329</text:p>
          </table:table-cell>
          <table:table-cell office:value-type="float" office:value="38.039051" calcext:value-type="float">
            <text:p>38.039051</text:p>
          </table:table-cell>
          <table:table-cell office:value-type="float" office:value="12.885064" calcext:value-type="float">
            <text:p>12.885064</text:p>
          </table:table-cell>
          <table:table-cell office:value-type="float" office:value="0.669641" calcext:value-type="float">
            <text:p>0.669641</text:p>
          </table:table-cell>
          <table:table-cell office:value-type="float" office:value="0.570815" calcext:value-type="float">
            <text:p>0.570815</text:p>
          </table:table-cell>
          <table:table-cell office:value-type="float" office:value="227.216673" calcext:value-type="float">
            <text:p>227.216673</text:p>
          </table:table-cell>
          <table:table-cell office:value-type="float" office:value="80.754288" calcext:value-type="float">
            <text:p>80.754288</text:p>
          </table:table-cell>
          <table:table-cell office:value-type="float" office:value="1.823632" calcext:value-type="float">
            <text:p>1.823632</text:p>
          </table:table-cell>
          <table:table-cell office:value-type="float" office:value="1.535955" calcext:value-type="float">
            <text:p>1.535955</text:p>
          </table:table-cell>
          <table:table-cell office:value-type="float" office:value="918.318991" calcext:value-type="float">
            <text:p>918.318991</text:p>
          </table:table-cell>
          <table:table-cell office:value-type="float" office:value="347.281839" calcext:value-type="float">
            <text:p>347.281839</text:p>
          </table:table-cell>
          <table:table-cell office:value-type="float" office:value="3.655927" calcext:value-type="float">
            <text:p>3.655927</text:p>
          </table:table-cell>
          <table:table-cell office:value-type="float" office:value="3.360287" calcext:value-type="float">
            <text:p>3.360287</text:p>
          </table:table-cell>
          <table:table-cell table:number-columns-repeated="1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30433" calcext:value-type="float">
            <text:p>0.430433</text:p>
          </table:table-cell>
          <table:table-cell office:value-type="float" office:value="0.12788" calcext:value-type="float">
            <text:p>0.12788</text:p>
          </table:table-cell>
          <table:table-cell office:value-type="float" office:value="0.048051" calcext:value-type="float">
            <text:p>0.048051</text:p>
          </table:table-cell>
          <table:table-cell office:value-type="float" office:value="0.040787" calcext:value-type="float">
            <text:p>0.040787</text:p>
          </table:table-cell>
          <table:table-cell office:value-type="float" office:value="2.367977" calcext:value-type="float">
            <text:p>2.367977</text:p>
          </table:table-cell>
          <table:table-cell office:value-type="float" office:value="0.787743" calcext:value-type="float">
            <text:p>0.787743</text:p>
          </table:table-cell>
          <table:table-cell office:value-type="float" office:value="0.135492" calcext:value-type="float">
            <text:p>0.135492</text:p>
          </table:table-cell>
          <table:table-cell office:value-type="float" office:value="0.117683" calcext:value-type="float">
            <text:p>0.117683</text:p>
          </table:table-cell>
          <table:table-cell office:value-type="float" office:value="9.340327" calcext:value-type="float">
            <text:p>9.340327</text:p>
          </table:table-cell>
          <table:table-cell office:value-type="float" office:value="3.178837" calcext:value-type="float">
            <text:p>3.178837</text:p>
          </table:table-cell>
          <table:table-cell office:value-type="float" office:value="0.294382" calcext:value-type="float">
            <text:p>0.294382</text:p>
          </table:table-cell>
          <table:table-cell office:value-type="float" office:value="0.259532" calcext:value-type="float">
            <text:p>0.259532</text:p>
          </table:table-cell>
          <table:table-cell office:value-type="float" office:value="36.774011" calcext:value-type="float">
            <text:p>36.774011</text:p>
          </table:table-cell>
          <table:table-cell office:value-type="float" office:value="12.774156" calcext:value-type="float">
            <text:p>12.774156</text:p>
          </table:table-cell>
          <table:table-cell office:value-type="float" office:value="0.656511" calcext:value-type="float">
            <text:p>0.656511</text:p>
          </table:table-cell>
          <table:table-cell office:value-type="float" office:value="0.563342" calcext:value-type="float">
            <text:p>0.563342</text:p>
          </table:table-cell>
          <table:table-cell office:value-type="float" office:value="224.593424" calcext:value-type="float">
            <text:p>224.593424</text:p>
          </table:table-cell>
          <table:table-cell office:value-type="float" office:value="80.646174" calcext:value-type="float">
            <text:p>80.646174</text:p>
          </table:table-cell>
          <table:table-cell office:value-type="float" office:value="1.71028" calcext:value-type="float">
            <text:p>1.71028</text:p>
          </table:table-cell>
          <table:table-cell office:value-type="float" office:value="1.547968" calcext:value-type="float">
            <text:p>1.547968</text:p>
          </table:table-cell>
          <table:table-cell office:value-type="float" office:value="937.621245" calcext:value-type="float">
            <text:p>937.621245</text:p>
          </table:table-cell>
          <table:table-cell office:value-type="float" office:value="341.573688" calcext:value-type="float">
            <text:p>341.573688</text:p>
          </table:table-cell>
          <table:table-cell office:value-type="float" office:value="3.758455" calcext:value-type="float">
            <text:p>3.758455</text:p>
          </table:table-cell>
          <table:table-cell office:value-type="float" office:value="3.311399" calcext:value-type="float">
            <text:p>3.311399</text:p>
          </table:table-cell>
          <table:table-cell table:number-columns-repeated="1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1955" calcext:value-type="float">
            <text:p>0.001955</text:p>
          </table:table-cell>
          <table:table-cell office:value-type="float" office:value="0.414929" calcext:value-type="float">
            <text:p>0.414929</text:p>
          </table:table-cell>
          <table:table-cell office:value-type="float" office:value="0.127321" calcext:value-type="float">
            <text:p>0.127321</text:p>
          </table:table-cell>
          <table:table-cell office:value-type="float" office:value="0.046305" calcext:value-type="float">
            <text:p>0.046305</text:p>
          </table:table-cell>
          <table:table-cell office:value-type="float" office:value="0.037086" calcext:value-type="float">
            <text:p>0.037086</text:p>
          </table:table-cell>
          <table:table-cell office:value-type="float" office:value="2.525889" calcext:value-type="float">
            <text:p>2.525889</text:p>
          </table:table-cell>
          <table:table-cell office:value-type="float" office:value="0.781177" calcext:value-type="float">
            <text:p>0.781177</text:p>
          </table:table-cell>
          <table:table-cell office:value-type="float" office:value="0.134095" calcext:value-type="float">
            <text:p>0.134095</text:p>
          </table:table-cell>
          <table:table-cell office:value-type="float" office:value="0.11922" calcext:value-type="float">
            <text:p>0.11922</text:p>
          </table:table-cell>
          <table:table-cell office:value-type="float" office:value="9.267272" calcext:value-type="float">
            <text:p>9.267272</text:p>
          </table:table-cell>
          <table:table-cell office:value-type="float" office:value="3.364826" calcext:value-type="float">
            <text:p>3.364826</text:p>
          </table:table-cell>
          <table:table-cell office:value-type="float" office:value="0.292427" calcext:value-type="float">
            <text:p>0.292427</text:p>
          </table:table-cell>
          <table:table-cell office:value-type="float" office:value="0.257156" calcext:value-type="float">
            <text:p>0.257156</text:p>
          </table:table-cell>
          <table:table-cell office:value-type="float" office:value="36.319902" calcext:value-type="float">
            <text:p>36.319902</text:p>
          </table:table-cell>
          <table:table-cell office:value-type="float" office:value="13.443727" calcext:value-type="float">
            <text:p>13.443727</text:p>
          </table:table-cell>
          <table:table-cell office:value-type="float" office:value="0.878537" calcext:value-type="float">
            <text:p>0.878537</text:p>
          </table:table-cell>
          <table:table-cell office:value-type="float" office:value="0.556357" calcext:value-type="float">
            <text:p>0.556357</text:p>
          </table:table-cell>
          <table:table-cell office:value-type="float" office:value="226.102002" calcext:value-type="float">
            <text:p>226.102002</text:p>
          </table:table-cell>
          <table:table-cell office:value-type="float" office:value="80.677812" calcext:value-type="float">
            <text:p>80.677812</text:p>
          </table:table-cell>
          <table:table-cell office:value-type="float" office:value="1.714191" calcext:value-type="float">
            <text:p>1.714191</text:p>
          </table:table-cell>
          <table:table-cell office:value-type="float" office:value="1.534279" calcext:value-type="float">
            <text:p>1.534279</text:p>
          </table:table-cell>
          <table:table-cell office:value-type="float" office:value="912.802277" calcext:value-type="float">
            <text:p>912.802277</text:p>
          </table:table-cell>
          <table:table-cell office:value-type="float" office:value="330.863762" calcext:value-type="float">
            <text:p>330.863762</text:p>
          </table:table-cell>
          <table:table-cell office:value-type="float" office:value="3.634416" calcext:value-type="float">
            <text:p>3.634416</text:p>
          </table:table-cell>
          <table:table-cell office:value-type="float" office:value="3.326903" calcext:value-type="float">
            <text:p>3.326903</text:p>
          </table:table-cell>
          <table:table-cell table:number-columns-repeated="1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403125" calcext:value-type="float">
            <text:p>0.403125</text:p>
          </table:table-cell>
          <table:table-cell office:value-type="float" office:value="0.126413" calcext:value-type="float">
            <text:p>0.126413</text:p>
          </table:table-cell>
          <table:table-cell office:value-type="float" office:value="0.043371" calcext:value-type="float">
            <text:p>0.043371</text:p>
          </table:table-cell>
          <table:table-cell office:value-type="float" office:value="0.033803" calcext:value-type="float">
            <text:p>0.033803</text:p>
          </table:table-cell>
          <table:table-cell office:value-type="float" office:value="2.370771" calcext:value-type="float">
            <text:p>2.370771</text:p>
          </table:table-cell>
          <table:table-cell office:value-type="float" office:value="0.782365" calcext:value-type="float">
            <text:p>0.782365</text:p>
          </table:table-cell>
          <table:table-cell office:value-type="float" office:value="0.132908" calcext:value-type="float">
            <text:p>0.132908</text:p>
          </table:table-cell>
          <table:table-cell office:value-type="float" office:value="0.112725" calcext:value-type="float">
            <text:p>0.112725</text:p>
          </table:table-cell>
          <table:table-cell office:value-type="float" office:value="9.264619" calcext:value-type="float">
            <text:p>9.264619</text:p>
          </table:table-cell>
          <table:table-cell office:value-type="float" office:value="3.08106" calcext:value-type="float">
            <text:p>3.08106</text:p>
          </table:table-cell>
          <table:table-cell office:value-type="float" office:value="0.29096" calcext:value-type="float">
            <text:p>0.29096</text:p>
          </table:table-cell>
          <table:table-cell office:value-type="float" office:value="0.254782" calcext:value-type="float">
            <text:p>0.254782</text:p>
          </table:table-cell>
          <table:table-cell office:value-type="float" office:value="36.539135" calcext:value-type="float">
            <text:p>36.539135</text:p>
          </table:table-cell>
          <table:table-cell office:value-type="float" office:value="13.05897" calcext:value-type="float">
            <text:p>13.05897</text:p>
          </table:table-cell>
          <table:table-cell office:value-type="float" office:value="0.724536" calcext:value-type="float">
            <text:p>0.724536</text:p>
          </table:table-cell>
          <table:table-cell office:value-type="float" office:value="0.555171" calcext:value-type="float">
            <text:p>0.555171</text:p>
          </table:table-cell>
          <table:table-cell office:value-type="float" office:value="224.790587" calcext:value-type="float">
            <text:p>224.790587</text:p>
          </table:table-cell>
          <table:table-cell office:value-type="float" office:value="80.473525" calcext:value-type="float">
            <text:p>80.473525</text:p>
          </table:table-cell>
          <table:table-cell office:value-type="float" office:value="1.680038" calcext:value-type="float">
            <text:p>1.680038</text:p>
          </table:table-cell>
          <table:table-cell office:value-type="float" office:value="1.544127" calcext:value-type="float">
            <text:p>1.544127</text:p>
          </table:table-cell>
          <table:table-cell office:value-type="float" office:value="926.78407" calcext:value-type="float">
            <text:p>926.78407</text:p>
          </table:table-cell>
          <table:table-cell office:value-type="float" office:value="330.371309" calcext:value-type="float">
            <text:p>330.371309</text:p>
          </table:table-cell>
          <table:table-cell office:value-type="float" office:value="3.604733" calcext:value-type="float">
            <text:p>3.604733</text:p>
          </table:table-cell>
          <table:table-cell office:value-type="float" office:value="3.200699" calcext:value-type="float">
            <text:p>3.200699</text:p>
          </table:table-cell>
          <table:table-cell table:number-columns-repeated="1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05238" calcext:value-type="float">
            <text:p>0.005238</text:p>
          </table:table-cell>
          <table:table-cell table:number-columns-repeated="2" office:value-type="float" office:value="0.002934" calcext:value-type="float">
            <text:p>0.00293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15696" calcext:value-type="float">
            <text:p>0.415696</text:p>
          </table:table-cell>
          <table:table-cell office:value-type="float" office:value="0.126693" calcext:value-type="float">
            <text:p>0.126693</text:p>
          </table:table-cell>
          <table:table-cell office:value-type="float" office:value="0.043022" calcext:value-type="float">
            <text:p>0.043022</text:p>
          </table:table-cell>
          <table:table-cell office:value-type="float" office:value="0.032895" calcext:value-type="float">
            <text:p>0.032895</text:p>
          </table:table-cell>
          <table:table-cell office:value-type="float" office:value="2.395355" calcext:value-type="float">
            <text:p>2.395355</text:p>
          </table:table-cell>
          <table:table-cell office:value-type="float" office:value="0.768815" calcext:value-type="float">
            <text:p>0.768815</text:p>
          </table:table-cell>
          <table:table-cell office:value-type="float" office:value="0.133537" calcext:value-type="float">
            <text:p>0.133537</text:p>
          </table:table-cell>
          <table:table-cell office:value-type="float" office:value="0.120546" calcext:value-type="float">
            <text:p>0.120546</text:p>
          </table:table-cell>
          <table:table-cell office:value-type="float" office:value="9.252117" calcext:value-type="float">
            <text:p>9.252117</text:p>
          </table:table-cell>
          <table:table-cell office:value-type="float" office:value="3.083573" calcext:value-type="float">
            <text:p>3.083573</text:p>
          </table:table-cell>
          <table:table-cell office:value-type="float" office:value="0.290471" calcext:value-type="float">
            <text:p>0.290471</text:p>
          </table:table-cell>
          <table:table-cell office:value-type="float" office:value="0.253036" calcext:value-type="float">
            <text:p>0.253036</text:p>
          </table:table-cell>
          <table:table-cell office:value-type="float" office:value="37.17134" calcext:value-type="float">
            <text:p>37.17134</text:p>
          </table:table-cell>
          <table:table-cell office:value-type="float" office:value="13.79098" calcext:value-type="float">
            <text:p>13.79098</text:p>
          </table:table-cell>
          <table:table-cell office:value-type="float" office:value="0.798847" calcext:value-type="float">
            <text:p>0.798847</text:p>
          </table:table-cell>
          <table:table-cell office:value-type="float" office:value="0.55978" calcext:value-type="float">
            <text:p>0.55978</text:p>
          </table:table-cell>
          <table:table-cell office:value-type="float" office:value="225.301059" calcext:value-type="float">
            <text:p>225.301059</text:p>
          </table:table-cell>
          <table:table-cell office:value-type="float" office:value="80.367575" calcext:value-type="float">
            <text:p>80.367575</text:p>
          </table:table-cell>
          <table:table-cell office:value-type="float" office:value="1.74576" calcext:value-type="float">
            <text:p>1.74576</text:p>
          </table:table-cell>
          <table:table-cell office:value-type="float" office:value="1.536654" calcext:value-type="float">
            <text:p>1.536654</text:p>
          </table:table-cell>
          <table:table-cell office:value-type="float" office:value="939.672772" calcext:value-type="float">
            <text:p>939.672772</text:p>
          </table:table-cell>
          <table:table-cell office:value-type="float" office:value="338.519236" calcext:value-type="float">
            <text:p>338.519236</text:p>
          </table:table-cell>
          <table:table-cell office:value-type="float" office:value="3.792188" calcext:value-type="float">
            <text:p>3.792188</text:p>
          </table:table-cell>
          <table:table-cell office:value-type="float" office:value="3.206427" calcext:value-type="float">
            <text:p>3.206427</text:p>
          </table:table-cell>
          <table:table-cell table:number-columns-repeated="1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6566" calcext:value-type="float">
            <text:p>0.006566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003701" calcext:value-type="float">
            <text:p>0.003701</text:p>
          </table:table-cell>
          <table:table-cell office:value-type="float" office:value="0.408293" calcext:value-type="float">
            <text:p>0.408293</text:p>
          </table:table-cell>
          <table:table-cell office:value-type="float" office:value="0.127321" calcext:value-type="float">
            <text:p>0.127321</text:p>
          </table:table-cell>
          <table:table-cell office:value-type="float" office:value="0.060274" calcext:value-type="float">
            <text:p>0.060274</text:p>
          </table:table-cell>
          <table:table-cell office:value-type="float" office:value="0.046305" calcext:value-type="float">
            <text:p>0.046305</text:p>
          </table:table-cell>
          <table:table-cell office:value-type="float" office:value="2.390466" calcext:value-type="float">
            <text:p>2.390466</text:p>
          </table:table-cell>
          <table:table-cell office:value-type="float" office:value="0.782225" calcext:value-type="float">
            <text:p>0.782225</text:p>
          </table:table-cell>
          <table:table-cell office:value-type="float" office:value="0.137029" calcext:value-type="float">
            <text:p>0.137029</text:p>
          </table:table-cell>
          <table:table-cell office:value-type="float" office:value="0.117264" calcext:value-type="float">
            <text:p>0.117264</text:p>
          </table:table-cell>
          <table:table-cell office:value-type="float" office:value="9.258682" calcext:value-type="float">
            <text:p>9.258682</text:p>
          </table:table-cell>
          <table:table-cell office:value-type="float" office:value="3.128481" calcext:value-type="float">
            <text:p>3.128481</text:p>
          </table:table-cell>
          <table:table-cell office:value-type="float" office:value="0.497691" calcext:value-type="float">
            <text:p>0.497691</text:p>
          </table:table-cell>
          <table:table-cell office:value-type="float" office:value="0.269309" calcext:value-type="float">
            <text:p>0.269309</text:p>
          </table:table-cell>
          <table:table-cell office:value-type="float" office:value="37.95999" calcext:value-type="float">
            <text:p>37.95999</text:p>
          </table:table-cell>
          <table:table-cell office:value-type="float" office:value="12.938145" calcext:value-type="float">
            <text:p>12.938145</text:p>
          </table:table-cell>
          <table:table-cell office:value-type="float" office:value="0.626408" calcext:value-type="float">
            <text:p>0.626408</text:p>
          </table:table-cell>
          <table:table-cell office:value-type="float" office:value="0.572911" calcext:value-type="float">
            <text:p>0.572911</text:p>
          </table:table-cell>
          <table:table-cell office:value-type="float" office:value="225.993468" calcext:value-type="float">
            <text:p>225.993468</text:p>
          </table:table-cell>
          <table:table-cell office:value-type="float" office:value="80.888383" calcext:value-type="float">
            <text:p>80.888383</text:p>
          </table:table-cell>
          <table:table-cell office:value-type="float" office:value="1.745201" calcext:value-type="float">
            <text:p>1.745201</text:p>
          </table:table-cell>
          <table:table-cell office:value-type="float" office:value="1.557047" calcext:value-type="float">
            <text:p>1.557047</text:p>
          </table:table-cell>
          <table:table-cell office:value-type="float" office:value="946.046514" calcext:value-type="float">
            <text:p>946.046514</text:p>
          </table:table-cell>
          <table:table-cell office:value-type="float" office:value="361.893046" calcext:value-type="float">
            <text:p>361.893046</text:p>
          </table:table-cell>
          <table:table-cell office:value-type="float" office:value="3.803013" calcext:value-type="float">
            <text:p>3.803013</text:p>
          </table:table-cell>
          <table:table-cell office:value-type="float" office:value="3.223537" calcext:value-type="float">
            <text:p>3.223537</text:p>
          </table:table-cell>
          <table:table-cell table:number-columns-repeated="1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404871" calcext:value-type="float">
            <text:p>0.404871</text:p>
          </table:table-cell>
          <table:table-cell office:value-type="float" office:value="0.126553" calcext:value-type="float">
            <text:p>0.126553</text:p>
          </table:table-cell>
          <table:table-cell office:value-type="float" office:value="0.048051" calcext:value-type="float">
            <text:p>0.048051</text:p>
          </table:table-cell>
          <table:table-cell office:value-type="float" office:value="0.044908" calcext:value-type="float">
            <text:p>0.044908</text:p>
          </table:table-cell>
          <table:table-cell office:value-type="float" office:value="2.479375" calcext:value-type="float">
            <text:p>2.479375</text:p>
          </table:table-cell>
          <table:table-cell office:value-type="float" office:value="0.760575" calcext:value-type="float">
            <text:p>0.760575</text:p>
          </table:table-cell>
          <table:table-cell office:value-type="float" office:value="0.135353" calcext:value-type="float">
            <text:p>0.135353</text:p>
          </table:table-cell>
          <table:table-cell office:value-type="float" office:value="0.112515" calcext:value-type="float">
            <text:p>0.112515</text:p>
          </table:table-cell>
          <table:table-cell office:value-type="float" office:value="9.269089" calcext:value-type="float">
            <text:p>9.269089</text:p>
          </table:table-cell>
          <table:table-cell office:value-type="float" office:value="3.139447" calcext:value-type="float">
            <text:p>3.139447</text:p>
          </table:table-cell>
          <table:table-cell office:value-type="float" office:value="0.33496" calcext:value-type="float">
            <text:p>0.33496</text:p>
          </table:table-cell>
          <table:table-cell office:value-type="float" office:value="0.25143" calcext:value-type="float">
            <text:p>0.25143</text:p>
          </table:table-cell>
          <table:table-cell office:value-type="float" office:value="40.045389" calcext:value-type="float">
            <text:p>40.045389</text:p>
          </table:table-cell>
          <table:table-cell office:value-type="float" office:value="12.982913" calcext:value-type="float">
            <text:p>12.982913</text:p>
          </table:table-cell>
          <table:table-cell office:value-type="float" office:value="0.632764" calcext:value-type="float">
            <text:p>0.632764</text:p>
          </table:table-cell>
          <table:table-cell office:value-type="float" office:value="0.545463" calcext:value-type="float">
            <text:p>0.545463</text:p>
          </table:table-cell>
          <table:table-cell office:value-type="float" office:value="225.634413" calcext:value-type="float">
            <text:p>225.634413</text:p>
          </table:table-cell>
          <table:table-cell office:value-type="float" office:value="80.592116" calcext:value-type="float">
            <text:p>80.592116</text:p>
          </table:table-cell>
          <table:table-cell office:value-type="float" office:value="1.738845" calcext:value-type="float">
            <text:p>1.738845</text:p>
          </table:table-cell>
          <table:table-cell office:value-type="float" office:value="1.56033" calcext:value-type="float">
            <text:p>1.56033</text:p>
          </table:table-cell>
          <table:table-cell office:value-type="float" office:value="955.703926" calcext:value-type="float">
            <text:p>955.703926</text:p>
          </table:table-cell>
          <table:table-cell office:value-type="float" office:value="344.141972" calcext:value-type="float">
            <text:p>344.141972</text:p>
          </table:table-cell>
          <table:table-cell office:value-type="float" office:value="3.670733" calcext:value-type="float">
            <text:p>3.670733</text:p>
          </table:table-cell>
          <table:table-cell office:value-type="float" office:value="3.181423" calcext:value-type="float">
            <text:p>3.181423</text:p>
          </table:table-cell>
          <table:table-cell table:number-columns-repeated="1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06285" calcext:value-type="float">
            <text:p>0.006285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14509" calcext:value-type="float">
            <text:p>0.414509</text:p>
          </table:table-cell>
          <table:table-cell office:value-type="float" office:value="0.126413" calcext:value-type="float">
            <text:p>0.126413</text:p>
          </table:table-cell>
          <table:table-cell office:value-type="float" office:value="0.045327" calcext:value-type="float">
            <text:p>0.045327</text:p>
          </table:table-cell>
          <table:table-cell office:value-type="float" office:value="0.037016" calcext:value-type="float">
            <text:p>0.037016</text:p>
          </table:table-cell>
          <table:table-cell office:value-type="float" office:value="2.508708" calcext:value-type="float">
            <text:p>2.508708</text:p>
          </table:table-cell>
          <table:table-cell office:value-type="float" office:value="0.775381" calcext:value-type="float">
            <text:p>0.775381</text:p>
          </table:table-cell>
          <table:table-cell office:value-type="float" office:value="0.132698" calcext:value-type="float">
            <text:p>0.132698</text:p>
          </table:table-cell>
          <table:table-cell office:value-type="float" office:value="0.122223" calcext:value-type="float">
            <text:p>0.122223</text:p>
          </table:table-cell>
          <table:table-cell office:value-type="float" office:value="9.258193" calcext:value-type="float">
            <text:p>9.258193</text:p>
          </table:table-cell>
          <table:table-cell office:value-type="float" office:value="3.277453" calcext:value-type="float">
            <text:p>3.277453</text:p>
          </table:table-cell>
          <table:table-cell office:value-type="float" office:value="0.292147" calcext:value-type="float">
            <text:p>0.292147</text:p>
          </table:table-cell>
          <table:table-cell office:value-type="float" office:value="0.256248" calcext:value-type="float">
            <text:p>0.256248</text:p>
          </table:table-cell>
          <table:table-cell office:value-type="float" office:value="40.827475" calcext:value-type="float">
            <text:p>40.827475</text:p>
          </table:table-cell>
          <table:table-cell office:value-type="float" office:value="12.950716" calcext:value-type="float">
            <text:p>12.950716</text:p>
          </table:table-cell>
          <table:table-cell office:value-type="float" office:value="0.652879" calcext:value-type="float">
            <text:p>0.652879</text:p>
          </table:table-cell>
          <table:table-cell office:value-type="float" office:value="0.540014" calcext:value-type="float">
            <text:p>0.540014</text:p>
          </table:table-cell>
          <table:table-cell office:value-type="float" office:value="225.076239" calcext:value-type="float">
            <text:p>225.076239</text:p>
          </table:table-cell>
          <table:table-cell office:value-type="float" office:value="80.99992" calcext:value-type="float">
            <text:p>80.99992</text:p>
          </table:table-cell>
          <table:table-cell office:value-type="float" office:value="1.711258" calcext:value-type="float">
            <text:p>1.711258</text:p>
          </table:table-cell>
          <table:table-cell office:value-type="float" office:value="1.547828" calcext:value-type="float">
            <text:p>1.547828</text:p>
          </table:table-cell>
          <table:table-cell office:value-type="float" office:value="921.227827" calcext:value-type="float">
            <text:p>921.227827</text:p>
          </table:table-cell>
          <table:table-cell office:value-type="float" office:value="346.539284" calcext:value-type="float">
            <text:p>346.539284</text:p>
          </table:table-cell>
          <table:table-cell office:value-type="float" office:value="3.634905" calcext:value-type="float">
            <text:p>3.634905</text:p>
          </table:table-cell>
          <table:table-cell office:value-type="float" office:value="3.252452" calcext:value-type="float">
            <text:p>3.252452</text:p>
          </table:table-cell>
          <table:table-cell table:number-columns-repeated="1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400681" calcext:value-type="float">
            <text:p>0.400681</text:p>
          </table:table-cell>
          <table:table-cell office:value-type="float" office:value="0.126483" calcext:value-type="float">
            <text:p>0.126483</text:p>
          </table:table-cell>
          <table:table-cell office:value-type="float" office:value="0.04428" calcext:value-type="float">
            <text:p>0.04428</text:p>
          </table:table-cell>
          <table:table-cell office:value-type="float" office:value="0.041765" calcext:value-type="float">
            <text:p>0.041765</text:p>
          </table:table-cell>
          <table:table-cell office:value-type="float" office:value="2.385018" calcext:value-type="float">
            <text:p>2.385018</text:p>
          </table:table-cell>
          <table:table-cell office:value-type="float" office:value="0.760504" calcext:value-type="float">
            <text:p>0.760504</text:p>
          </table:table-cell>
          <table:table-cell office:value-type="float" office:value="0.132699" calcext:value-type="float">
            <text:p>0.132699</text:p>
          </table:table-cell>
          <table:table-cell office:value-type="float" office:value="0.121175" calcext:value-type="float">
            <text:p>0.121175</text:p>
          </table:table-cell>
          <table:table-cell office:value-type="float" office:value="9.253374" calcext:value-type="float">
            <text:p>9.253374</text:p>
          </table:table-cell>
          <table:table-cell office:value-type="float" office:value="3.321454" calcext:value-type="float">
            <text:p>3.321454</text:p>
          </table:table-cell>
          <table:table-cell office:value-type="float" office:value="0.290052" calcext:value-type="float">
            <text:p>0.290052</text:p>
          </table:table-cell>
          <table:table-cell office:value-type="float" office:value="0.255201" calcext:value-type="float">
            <text:p>0.255201</text:p>
          </table:table-cell>
          <table:table-cell office:value-type="float" office:value="39.346345" calcext:value-type="float">
            <text:p>39.346345</text:p>
          </table:table-cell>
          <table:table-cell office:value-type="float" office:value="12.785261" calcext:value-type="float">
            <text:p>12.785261</text:p>
          </table:table-cell>
          <table:table-cell office:value-type="float" office:value="0.658117" calcext:value-type="float">
            <text:p>0.658117</text:p>
          </table:table-cell>
          <table:table-cell office:value-type="float" office:value="0.559989" calcext:value-type="float">
            <text:p>0.559989</text:p>
          </table:table-cell>
          <table:table-cell office:value-type="float" office:value="224.572961" calcext:value-type="float">
            <text:p>224.572961</text:p>
          </table:table-cell>
          <table:table-cell office:value-type="float" office:value="80.690802" calcext:value-type="float">
            <text:p>80.690802</text:p>
          </table:table-cell>
          <table:table-cell office:value-type="float" office:value="1.705671" calcext:value-type="float">
            <text:p>1.705671</text:p>
          </table:table-cell>
          <table:table-cell office:value-type="float" office:value="1.588685" calcext:value-type="float">
            <text:p>1.588685</text:p>
          </table:table-cell>
          <table:table-cell office:value-type="float" office:value="920.276585" calcext:value-type="float">
            <text:p>920.276585</text:p>
          </table:table-cell>
          <table:table-cell office:value-type="float" office:value="336.691413" calcext:value-type="float">
            <text:p>336.691413</text:p>
          </table:table-cell>
          <table:table-cell office:value-type="float" office:value="3.609133" calcext:value-type="float">
            <text:p>3.609133</text:p>
          </table:table-cell>
          <table:table-cell office:value-type="float" office:value="3.223607" calcext:value-type="float">
            <text:p>3.223607</text:p>
          </table:table-cell>
          <table:table-cell table:number-columns-repeated="1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04679" calcext:value-type="float">
            <text:p>0.004679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1467" calcext:value-type="float">
            <text:p>0.001467</text:p>
          </table:table-cell>
          <table:table-cell office:value-type="float" office:value="0.400052" calcext:value-type="float">
            <text:p>0.400052</text:p>
          </table:table-cell>
          <table:table-cell office:value-type="float" office:value="0.126762" calcext:value-type="float">
            <text:p>0.126762</text:p>
          </table:table-cell>
          <table:table-cell office:value-type="float" office:value="0.044419" calcext:value-type="float">
            <text:p>0.044419</text:p>
          </table:table-cell>
          <table:table-cell office:value-type="float" office:value="0.044838" calcext:value-type="float">
            <text:p>0.044838</text:p>
          </table:table-cell>
          <table:table-cell office:value-type="float" office:value="2.377266" calcext:value-type="float">
            <text:p>2.377266</text:p>
          </table:table-cell>
          <table:table-cell office:value-type="float" office:value="0.957807" calcext:value-type="float">
            <text:p>0.957807</text:p>
          </table:table-cell>
          <table:table-cell office:value-type="float" office:value="0.132699" calcext:value-type="float">
            <text:p>0.132699</text:p>
          </table:table-cell>
          <table:table-cell office:value-type="float" office:value="0.120826" calcext:value-type="float">
            <text:p>0.120826</text:p>
          </table:table-cell>
          <table:table-cell office:value-type="float" office:value="9.213076" calcext:value-type="float">
            <text:p>9.213076</text:p>
          </table:table-cell>
          <table:table-cell office:value-type="float" office:value="3.193644" calcext:value-type="float">
            <text:p>3.193644</text:p>
          </table:table-cell>
          <table:table-cell office:value-type="float" office:value="0.405011" calcext:value-type="float">
            <text:p>0.405011</text:p>
          </table:table-cell>
          <table:table-cell office:value-type="float" office:value="0.246889" calcext:value-type="float">
            <text:p>0.246889</text:p>
          </table:table-cell>
          <table:table-cell office:value-type="float" office:value="39.52472" calcext:value-type="float">
            <text:p>39.52472</text:p>
          </table:table-cell>
          <table:table-cell office:value-type="float" office:value="12.774226" calcext:value-type="float">
            <text:p>12.774226</text:p>
          </table:table-cell>
          <table:table-cell office:value-type="float" office:value="0.677672" calcext:value-type="float">
            <text:p>0.677672</text:p>
          </table:table-cell>
          <table:table-cell office:value-type="float" office:value="0.55999" calcext:value-type="float">
            <text:p>0.55999</text:p>
          </table:table-cell>
          <table:table-cell office:value-type="float" office:value="226.483057" calcext:value-type="float">
            <text:p>226.483057</text:p>
          </table:table-cell>
          <table:table-cell office:value-type="float" office:value="80.634859" calcext:value-type="float">
            <text:p>80.634859</text:p>
          </table:table-cell>
          <table:table-cell office:value-type="float" office:value="1.713352" calcext:value-type="float">
            <text:p>1.713352</text:p>
          </table:table-cell>
          <table:table-cell office:value-type="float" office:value="1.543358" calcext:value-type="float">
            <text:p>1.543358</text:p>
          </table:table-cell>
          <table:table-cell office:value-type="float" office:value="915.391168" calcext:value-type="float">
            <text:p>915.391168</text:p>
          </table:table-cell>
          <table:table-cell office:value-type="float" office:value="330.360414" calcext:value-type="float">
            <text:p>330.360414</text:p>
          </table:table-cell>
          <table:table-cell office:value-type="float" office:value="3.587901" calcext:value-type="float">
            <text:p>3.587901</text:p>
          </table:table-cell>
          <table:table-cell office:value-type="float" office:value="3.246376" calcext:value-type="float">
            <text:p>3.246376</text:p>
          </table:table-cell>
          <table:table-cell table:number-columns-repeated="1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7682" calcext:value-type="float">
            <text:p>0.007682</text:p>
          </table:table-cell>
          <table:table-cell office:value-type="float" office:value="0.003422" calcext:value-type="float">
            <text:p>0.003422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404732" calcext:value-type="float">
            <text:p>0.404732</text:p>
          </table:table-cell>
          <table:table-cell office:value-type="float" office:value="0.173276" calcext:value-type="float">
            <text:p>0.173276</text:p>
          </table:table-cell>
          <table:table-cell office:value-type="float" office:value="0.051892" calcext:value-type="float">
            <text:p>0.051892</text:p>
          </table:table-cell>
          <table:table-cell office:value-type="float" office:value="0.059086" calcext:value-type="float">
            <text:p>0.059086</text:p>
          </table:table-cell>
          <table:table-cell office:value-type="float" office:value="2.380549" calcext:value-type="float">
            <text:p>2.380549</text:p>
          </table:table-cell>
          <table:table-cell office:value-type="float" office:value="0.936156" calcext:value-type="float">
            <text:p>0.936156</text:p>
          </table:table-cell>
          <table:table-cell office:value-type="float" office:value="0.138845" calcext:value-type="float">
            <text:p>0.138845</text:p>
          </table:table-cell>
          <table:table-cell office:value-type="float" office:value="0.123899" calcext:value-type="float">
            <text:p>0.123899</text:p>
          </table:table-cell>
          <table:table-cell office:value-type="float" office:value="9.248346" calcext:value-type="float">
            <text:p>9.248346</text:p>
          </table:table-cell>
          <table:table-cell office:value-type="float" office:value="3.147129" calcext:value-type="float">
            <text:p>3.147129</text:p>
          </table:table-cell>
          <table:table-cell office:value-type="float" office:value="0.285791" calcext:value-type="float">
            <text:p>0.285791</text:p>
          </table:table-cell>
          <table:table-cell office:value-type="float" office:value="0.264699" calcext:value-type="float">
            <text:p>0.264699</text:p>
          </table:table-cell>
          <table:table-cell office:value-type="float" office:value="38.732508" calcext:value-type="float">
            <text:p>38.732508</text:p>
          </table:table-cell>
          <table:table-cell office:value-type="float" office:value="13.799639" calcext:value-type="float">
            <text:p>13.799639</text:p>
          </table:table-cell>
          <table:table-cell office:value-type="float" office:value="0.63486" calcext:value-type="float">
            <text:p>0.63486</text:p>
          </table:table-cell>
          <table:table-cell office:value-type="float" office:value="0.584015" calcext:value-type="float">
            <text:p>0.584015</text:p>
          </table:table-cell>
          <table:table-cell office:value-type="float" office:value="225.79449" calcext:value-type="float">
            <text:p>225.79449</text:p>
          </table:table-cell>
          <table:table-cell office:value-type="float" office:value="81.190238" calcext:value-type="float">
            <text:p>81.190238</text:p>
          </table:table-cell>
          <table:table-cell office:value-type="float" office:value="1.705391" calcext:value-type="float">
            <text:p>1.705391</text:p>
          </table:table-cell>
          <table:table-cell office:value-type="float" office:value="1.553765" calcext:value-type="float">
            <text:p>1.553765</text:p>
          </table:table-cell>
          <table:table-cell office:value-type="float" office:value="907.188416" calcext:value-type="float">
            <text:p>907.188416</text:p>
          </table:table-cell>
          <table:table-cell office:value-type="float" office:value="351.298219" calcext:value-type="float">
            <text:p>351.298219</text:p>
          </table:table-cell>
          <table:table-cell office:value-type="float" office:value="3.643355" calcext:value-type="float">
            <text:p>3.643355</text:p>
          </table:table-cell>
          <table:table-cell office:value-type="float" office:value="3.247144" calcext:value-type="float">
            <text:p>3.247144</text:p>
          </table:table-cell>
          <table:table-cell table:number-columns-repeated="1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06216" calcext:value-type="float">
            <text:p>0.006216</text:p>
          </table:table-cell>
          <table:table-cell office:value-type="float" office:value="0.002375" calcext:value-type="float">
            <text:p>0.002375</text:p>
          </table:table-cell>
          <table:table-cell table:number-columns-repeated="2" office:value-type="float" office:value="0.002864" calcext:value-type="float">
            <text:p>0.002864</text:p>
          </table:table-cell>
          <table:table-cell office:value-type="float" office:value="0.401799" calcext:value-type="float">
            <text:p>0.401799</text:p>
          </table:table-cell>
          <table:table-cell office:value-type="float" office:value="0.14108" calcext:value-type="float">
            <text:p>0.14108</text:p>
          </table:table-cell>
          <table:table-cell office:value-type="float" office:value="0.049517" calcext:value-type="float">
            <text:p>0.049517</text:p>
          </table:table-cell>
          <table:table-cell office:value-type="float" office:value="0.053289" calcext:value-type="float">
            <text:p>0.053289</text:p>
          </table:table-cell>
          <table:table-cell office:value-type="float" office:value="2.407508" calcext:value-type="float">
            <text:p>2.407508</text:p>
          </table:table-cell>
          <table:table-cell office:value-type="float" office:value="0.80213" calcext:value-type="float">
            <text:p>0.80213</text:p>
          </table:table-cell>
          <table:table-cell office:value-type="float" office:value="0.135283" calcext:value-type="float">
            <text:p>0.135283</text:p>
          </table:table-cell>
          <table:table-cell office:value-type="float" office:value="0.117264" calcext:value-type="float">
            <text:p>0.117264</text:p>
          </table:table-cell>
          <table:table-cell office:value-type="float" office:value="9.292346" calcext:value-type="float">
            <text:p>9.292346</text:p>
          </table:table-cell>
          <table:table-cell office:value-type="float" office:value="3.165428" calcext:value-type="float">
            <text:p>3.165428</text:p>
          </table:table-cell>
          <table:table-cell office:value-type="float" office:value="0.288585" calcext:value-type="float">
            <text:p>0.288585</text:p>
          </table:table-cell>
          <table:table-cell office:value-type="float" office:value="0.249962" calcext:value-type="float">
            <text:p>0.249962</text:p>
          </table:table-cell>
          <table:table-cell office:value-type="float" office:value="39.047842" calcext:value-type="float">
            <text:p>39.047842</text:p>
          </table:table-cell>
          <table:table-cell office:value-type="float" office:value="13.331422" calcext:value-type="float">
            <text:p>13.331422</text:p>
          </table:table-cell>
          <table:table-cell office:value-type="float" office:value="0.634929" calcext:value-type="float">
            <text:p>0.634929</text:p>
          </table:table-cell>
          <table:table-cell office:value-type="float" office:value="0.564599" calcext:value-type="float">
            <text:p>0.564599</text:p>
          </table:table-cell>
          <table:table-cell office:value-type="float" office:value="225.962528" calcext:value-type="float">
            <text:p>225.962528</text:p>
          </table:table-cell>
          <table:table-cell office:value-type="float" office:value="80.884962" calcext:value-type="float">
            <text:p>80.884962</text:p>
          </table:table-cell>
          <table:table-cell office:value-type="float" office:value="1.721524" calcext:value-type="float">
            <text:p>1.721524</text:p>
          </table:table-cell>
          <table:table-cell office:value-type="float" office:value="1.543289" calcext:value-type="float">
            <text:p>1.543289</text:p>
          </table:table-cell>
          <table:table-cell office:value-type="float" office:value="909.074767" calcext:value-type="float">
            <text:p>909.074767</text:p>
          </table:table-cell>
          <table:table-cell office:value-type="float" office:value="353.261955" calcext:value-type="float">
            <text:p>353.261955</text:p>
          </table:table-cell>
          <table:table-cell office:value-type="float" office:value="3.718505" calcext:value-type="float">
            <text:p>3.718505</text:p>
          </table:table-cell>
          <table:table-cell office:value-type="float" office:value="3.272148" calcext:value-type="float">
            <text:p>3.272148</text:p>
          </table:table-cell>
          <table:table-cell table:number-columns-repeated="1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40351" calcext:value-type="float">
            <text:p>0.440351</text:p>
          </table:table-cell>
          <table:table-cell office:value-type="float" office:value="0.129626" calcext:value-type="float">
            <text:p>0.129626</text:p>
          </table:table-cell>
          <table:table-cell office:value-type="float" office:value="0.045397" calcext:value-type="float">
            <text:p>0.045397</text:p>
          </table:table-cell>
          <table:table-cell office:value-type="float" office:value="0.051124" calcext:value-type="float">
            <text:p>0.051124</text:p>
          </table:table-cell>
          <table:table-cell office:value-type="float" office:value="2.499419" calcext:value-type="float">
            <text:p>2.499419</text:p>
          </table:table-cell>
          <table:table-cell office:value-type="float" office:value="0.781318" calcext:value-type="float">
            <text:p>0.781318</text:p>
          </table:table-cell>
          <table:table-cell office:value-type="float" office:value="0.133398" calcext:value-type="float">
            <text:p>0.133398</text:p>
          </table:table-cell>
          <table:table-cell office:value-type="float" office:value="0.116775" calcext:value-type="float">
            <text:p>0.116775</text:p>
          </table:table-cell>
          <table:table-cell office:value-type="float" office:value="9.271254" calcext:value-type="float">
            <text:p>9.271254</text:p>
          </table:table-cell>
          <table:table-cell office:value-type="float" office:value="3.444445" calcext:value-type="float">
            <text:p>3.444445</text:p>
          </table:table-cell>
          <table:table-cell office:value-type="float" office:value="0.288585" calcext:value-type="float">
            <text:p>0.288585</text:p>
          </table:table-cell>
          <table:table-cell office:value-type="float" office:value="0.247169" calcext:value-type="float">
            <text:p>0.247169</text:p>
          </table:table-cell>
          <table:table-cell office:value-type="float" office:value="36.528099" calcext:value-type="float">
            <text:p>36.528099</text:p>
          </table:table-cell>
          <table:table-cell office:value-type="float" office:value="13.818147" calcext:value-type="float">
            <text:p>13.818147</text:p>
          </table:table-cell>
          <table:table-cell office:value-type="float" office:value="0.630669" calcext:value-type="float">
            <text:p>0.630669</text:p>
          </table:table-cell>
          <table:table-cell office:value-type="float" office:value="0.547698" calcext:value-type="float">
            <text:p>0.547698</text:p>
          </table:table-cell>
          <table:table-cell office:value-type="float" office:value="224.294922" calcext:value-type="float">
            <text:p>224.294922</text:p>
          </table:table-cell>
          <table:table-cell office:value-type="float" office:value="80.724466" calcext:value-type="float">
            <text:p>80.724466</text:p>
          </table:table-cell>
          <table:table-cell office:value-type="float" office:value="1.70169" calcext:value-type="float">
            <text:p>1.70169</text:p>
          </table:table-cell>
          <table:table-cell office:value-type="float" office:value="1.547759" calcext:value-type="float">
            <text:p>1.547759</text:p>
          </table:table-cell>
          <table:table-cell office:value-type="float" office:value="910.726521" calcext:value-type="float">
            <text:p>910.726521</text:p>
          </table:table-cell>
          <table:table-cell office:value-type="float" office:value="341.026549" calcext:value-type="float">
            <text:p>341.026549</text:p>
          </table:table-cell>
          <table:table-cell office:value-type="float" office:value="3.803712" calcext:value-type="float">
            <text:p>3.803712</text:p>
          </table:table-cell>
          <table:table-cell office:value-type="float" office:value="3.278154" calcext:value-type="float">
            <text:p>3.278154</text:p>
          </table:table-cell>
          <table:table-cell table:number-columns-repeated="1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05657" calcext:value-type="float">
            <text:p>0.005657</text:p>
          </table:table-cell>
          <table:table-cell table:number-columns-repeated="2" office:value-type="float" office:value="0.002864" calcext:value-type="float">
            <text:p>0.00286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560967" calcext:value-type="float">
            <text:p>0.560967</text:p>
          </table:table-cell>
          <table:table-cell office:value-type="float" office:value="0.130673" calcext:value-type="float">
            <text:p>0.130673</text:p>
          </table:table-cell>
          <table:table-cell office:value-type="float" office:value="0.043861" calcext:value-type="float">
            <text:p>0.043861</text:p>
          </table:table-cell>
          <table:table-cell office:value-type="float" office:value="0.039949" calcext:value-type="float">
            <text:p>0.039949</text:p>
          </table:table-cell>
          <table:table-cell office:value-type="float" office:value="2.453044" calcext:value-type="float">
            <text:p>2.453044</text:p>
          </table:table-cell>
          <table:table-cell office:value-type="float" office:value="0.780199" calcext:value-type="float">
            <text:p>0.780199</text:p>
          </table:table-cell>
          <table:table-cell office:value-type="float" office:value="0.13235" calcext:value-type="float">
            <text:p>0.13235</text:p>
          </table:table-cell>
          <table:table-cell office:value-type="float" office:value="0.115238" calcext:value-type="float">
            <text:p>0.115238</text:p>
          </table:table-cell>
          <table:table-cell office:value-type="float" office:value="9.272441" calcext:value-type="float">
            <text:p>9.272441</text:p>
          </table:table-cell>
          <table:table-cell office:value-type="float" office:value="3.207961" calcext:value-type="float">
            <text:p>3.207961</text:p>
          </table:table-cell>
          <table:table-cell office:value-type="float" office:value="0.286769" calcext:value-type="float">
            <text:p>0.286769</text:p>
          </table:table-cell>
          <table:table-cell office:value-type="float" office:value="0.256458" calcext:value-type="float">
            <text:p>0.256458</text:p>
          </table:table-cell>
          <table:table-cell office:value-type="float" office:value="39.578499" calcext:value-type="float">
            <text:p>39.578499</text:p>
          </table:table-cell>
          <table:table-cell office:value-type="float" office:value="13.106533" calcext:value-type="float">
            <text:p>13.106533</text:p>
          </table:table-cell>
          <table:table-cell office:value-type="float" office:value="0.740739" calcext:value-type="float">
            <text:p>0.740739</text:p>
          </table:table-cell>
          <table:table-cell office:value-type="float" office:value="0.539736" calcext:value-type="float">
            <text:p>0.539736</text:p>
          </table:table-cell>
          <table:table-cell office:value-type="float" office:value="225.86468" calcext:value-type="float">
            <text:p>225.86468</text:p>
          </table:table-cell>
          <table:table-cell office:value-type="float" office:value="81.080936" calcext:value-type="float">
            <text:p>81.080936</text:p>
          </table:table-cell>
          <table:table-cell office:value-type="float" office:value="1.694146" calcext:value-type="float">
            <text:p>1.694146</text:p>
          </table:table-cell>
          <table:table-cell office:value-type="float" office:value="1.567663" calcext:value-type="float">
            <text:p>1.567663</text:p>
          </table:table-cell>
          <table:table-cell office:value-type="float" office:value="913.157147" calcext:value-type="float">
            <text:p>913.157147</text:p>
          </table:table-cell>
          <table:table-cell office:value-type="float" office:value="331.919627" calcext:value-type="float">
            <text:p>331.919627</text:p>
          </table:table-cell>
          <table:table-cell office:value-type="float" office:value="4.102145" calcext:value-type="float">
            <text:p>4.102145</text:p>
          </table:table-cell>
          <table:table-cell office:value-type="float" office:value="3.243443" calcext:value-type="float">
            <text:p>3.243443</text:p>
          </table:table-cell>
          <table:table-cell table:number-columns-repeated="1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402217" calcext:value-type="float">
            <text:p>0.402217</text:p>
          </table:table-cell>
          <table:table-cell office:value-type="float" office:value="0.129765" calcext:value-type="float">
            <text:p>0.129765</text:p>
          </table:table-cell>
          <table:table-cell office:value-type="float" office:value="0.043092" calcext:value-type="float">
            <text:p>0.043092</text:p>
          </table:table-cell>
          <table:table-cell office:value-type="float" office:value="0.037295" calcext:value-type="float">
            <text:p>0.037295</text:p>
          </table:table-cell>
          <table:table-cell office:value-type="float" office:value="2.407438" calcext:value-type="float">
            <text:p>2.407438</text:p>
          </table:table-cell>
          <table:table-cell office:value-type="float" office:value="0.776777" calcext:value-type="float">
            <text:p>0.776777</text:p>
          </table:table-cell>
          <table:table-cell office:value-type="float" office:value="0.132908" calcext:value-type="float">
            <text:p>0.132908</text:p>
          </table:table-cell>
          <table:table-cell office:value-type="float" office:value="0.117613" calcext:value-type="float">
            <text:p>0.117613</text:p>
          </table:table-cell>
          <table:table-cell office:value-type="float" office:value="9.404302" calcext:value-type="float">
            <text:p>9.404302</text:p>
          </table:table-cell>
          <table:table-cell office:value-type="float" office:value="3.187498" calcext:value-type="float">
            <text:p>3.187498</text:p>
          </table:table-cell>
          <table:table-cell office:value-type="float" office:value="0.286001" calcext:value-type="float">
            <text:p>0.286001</text:p>
          </table:table-cell>
          <table:table-cell office:value-type="float" office:value="0.413672" calcext:value-type="float">
            <text:p>0.413672</text:p>
          </table:table-cell>
          <table:table-cell office:value-type="float" office:value="39.126484" calcext:value-type="float">
            <text:p>39.126484</text:p>
          </table:table-cell>
          <table:table-cell office:value-type="float" office:value="12.826328" calcext:value-type="float">
            <text:p>12.826328</text:p>
          </table:table-cell>
          <table:table-cell office:value-type="float" office:value="0.732359" calcext:value-type="float">
            <text:p>0.732359</text:p>
          </table:table-cell>
          <table:table-cell office:value-type="float" office:value="0.540993" calcext:value-type="float">
            <text:p>0.540993</text:p>
          </table:table-cell>
          <table:table-cell office:value-type="float" office:value="225.657112" calcext:value-type="float">
            <text:p>225.657112</text:p>
          </table:table-cell>
          <table:table-cell office:value-type="float" office:value="80.945026" calcext:value-type="float">
            <text:p>80.945026</text:p>
          </table:table-cell>
          <table:table-cell office:value-type="float" office:value="1.770483" calcext:value-type="float">
            <text:p>1.770483</text:p>
          </table:table-cell>
          <table:table-cell office:value-type="float" office:value="1.544057" calcext:value-type="float">
            <text:p>1.544057</text:p>
          </table:table-cell>
          <table:table-cell office:value-type="float" office:value="913.018024" calcext:value-type="float">
            <text:p>913.018024</text:p>
          </table:table-cell>
          <table:table-cell office:value-type="float" office:value="331.046468" calcext:value-type="float">
            <text:p>331.046468</text:p>
          </table:table-cell>
          <table:table-cell office:value-type="float" office:value="4.268018" calcext:value-type="float">
            <text:p>4.268018</text:p>
          </table:table-cell>
          <table:table-cell office:value-type="float" office:value="3.283043" calcext:value-type="float">
            <text:p>3.283043</text:p>
          </table:table-cell>
          <table:table-cell table:number-columns-repeated="1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07683" calcext:value-type="float">
            <text:p>0.007683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4191" calcext:value-type="float">
            <text:p>0.004191</text:p>
          </table:table-cell>
          <table:table-cell office:value-type="float" office:value="0.50223" calcext:value-type="float">
            <text:p>0.50223</text:p>
          </table:table-cell>
          <table:table-cell office:value-type="float" office:value="0.130674" calcext:value-type="float">
            <text:p>0.130674</text:p>
          </table:table-cell>
          <table:table-cell office:value-type="float" office:value="0.05266" calcext:value-type="float">
            <text:p>0.05266</text:p>
          </table:table-cell>
          <table:table-cell office:value-type="float" office:value="0.066699" calcext:value-type="float">
            <text:p>0.066699</text:p>
          </table:table-cell>
          <table:table-cell office:value-type="float" office:value="2.421615" calcext:value-type="float">
            <text:p>2.421615</text:p>
          </table:table-cell>
          <table:table-cell office:value-type="float" office:value="0.97415" calcext:value-type="float">
            <text:p>0.97415</text:p>
          </table:table-cell>
          <table:table-cell office:value-type="float" office:value="0.138565" calcext:value-type="float">
            <text:p>0.138565</text:p>
          </table:table-cell>
          <table:table-cell office:value-type="float" office:value="0.124876" calcext:value-type="float">
            <text:p>0.124876</text:p>
          </table:table-cell>
          <table:table-cell office:value-type="float" office:value="9.286898" calcext:value-type="float">
            <text:p>9.286898</text:p>
          </table:table-cell>
          <table:table-cell office:value-type="float" office:value="3.13358" calcext:value-type="float">
            <text:p>3.13358</text:p>
          </table:table-cell>
          <table:table-cell office:value-type="float" office:value="0.293893" calcext:value-type="float">
            <text:p>0.293893</text:p>
          </table:table-cell>
          <table:table-cell office:value-type="float" office:value="0.316522" calcext:value-type="float">
            <text:p>0.316522</text:p>
          </table:table-cell>
          <table:table-cell office:value-type="float" office:value="38.714349" calcext:value-type="float">
            <text:p>38.714349</text:p>
          </table:table-cell>
          <table:table-cell office:value-type="float" office:value="13.06756" calcext:value-type="float">
            <text:p>13.06756</text:p>
          </table:table-cell>
          <table:table-cell office:value-type="float" office:value="0.700999" calcext:value-type="float">
            <text:p>0.700999</text:p>
          </table:table-cell>
          <table:table-cell office:value-type="float" office:value="0.572142" calcext:value-type="float">
            <text:p>0.572142</text:p>
          </table:table-cell>
          <table:table-cell office:value-type="float" office:value="225.308114" calcext:value-type="float">
            <text:p>225.308114</text:p>
          </table:table-cell>
          <table:table-cell office:value-type="float" office:value="80.855628" calcext:value-type="float">
            <text:p>80.855628</text:p>
          </table:table-cell>
          <table:table-cell office:value-type="float" office:value="1.761544" calcext:value-type="float">
            <text:p>1.761544</text:p>
          </table:table-cell>
          <table:table-cell office:value-type="float" office:value="1.525688" calcext:value-type="float">
            <text:p>1.525688</text:p>
          </table:table-cell>
          <table:table-cell office:value-type="float" office:value="938.682704" calcext:value-type="float">
            <text:p>938.682704</text:p>
          </table:table-cell>
          <table:table-cell office:value-type="float" office:value="328.459326" calcext:value-type="float">
            <text:p>328.459326</text:p>
          </table:table-cell>
          <table:table-cell office:value-type="float" office:value="3.643007" calcext:value-type="float">
            <text:p>3.643007</text:p>
          </table:table-cell>
          <table:table-cell office:value-type="float" office:value="3.225773" calcext:value-type="float">
            <text:p>3.225773</text:p>
          </table:table-cell>
          <table:table-cell table:number-columns-repeated="1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11384" calcext:value-type="float">
            <text:p>0.011384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79462" calcext:value-type="float">
            <text:p>0.479462</text:p>
          </table:table-cell>
          <table:table-cell office:value-type="float" office:value="0.130743" calcext:value-type="float">
            <text:p>0.130743</text:p>
          </table:table-cell>
          <table:table-cell office:value-type="float" office:value="0.047982" calcext:value-type="float">
            <text:p>0.047982</text:p>
          </table:table-cell>
          <table:table-cell office:value-type="float" office:value="0.055455" calcext:value-type="float">
            <text:p>0.055455</text:p>
          </table:table-cell>
          <table:table-cell office:value-type="float" office:value="2.372098" calcext:value-type="float">
            <text:p>2.372098</text:p>
          </table:table-cell>
          <table:table-cell office:value-type="float" office:value="1.064106" calcext:value-type="float">
            <text:p>1.064106</text:p>
          </table:table-cell>
          <table:table-cell office:value-type="float" office:value="0.134095" calcext:value-type="float">
            <text:p>0.134095</text:p>
          </table:table-cell>
          <table:table-cell office:value-type="float" office:value="0.11901" calcext:value-type="float">
            <text:p>0.11901</text:p>
          </table:table-cell>
          <table:table-cell office:value-type="float" office:value="9.269578" calcext:value-type="float">
            <text:p>9.269578</text:p>
          </table:table-cell>
          <table:table-cell office:value-type="float" office:value="3.103339" calcext:value-type="float">
            <text:p>3.103339</text:p>
          </table:table-cell>
          <table:table-cell office:value-type="float" office:value="0.291449" calcext:value-type="float">
            <text:p>0.291449</text:p>
          </table:table-cell>
          <table:table-cell office:value-type="float" office:value="0.307722" calcext:value-type="float">
            <text:p>0.307722</text:p>
          </table:table-cell>
          <table:table-cell office:value-type="float" office:value="38.96054" calcext:value-type="float">
            <text:p>38.96054</text:p>
          </table:table-cell>
          <table:table-cell office:value-type="float" office:value="12.766683" calcext:value-type="float">
            <text:p>12.766683</text:p>
          </table:table-cell>
          <table:table-cell office:value-type="float" office:value="0.63465" calcext:value-type="float">
            <text:p>0.63465</text:p>
          </table:table-cell>
          <table:table-cell office:value-type="float" office:value="0.566903" calcext:value-type="float">
            <text:p>0.566903</text:p>
          </table:table-cell>
          <table:table-cell office:value-type="float" office:value="225.376139" calcext:value-type="float">
            <text:p>225.376139</text:p>
          </table:table-cell>
          <table:table-cell office:value-type="float" office:value="80.468287" calcext:value-type="float">
            <text:p>80.468287</text:p>
          </table:table-cell>
          <table:table-cell office:value-type="float" office:value="1.734026" calcext:value-type="float">
            <text:p>1.734026</text:p>
          </table:table-cell>
          <table:table-cell office:value-type="float" office:value="1.562216" calcext:value-type="float">
            <text:p>1.562216</text:p>
          </table:table-cell>
          <table:table-cell office:value-type="float" office:value="914.817842" calcext:value-type="float">
            <text:p>914.817842</text:p>
          </table:table-cell>
          <table:table-cell office:value-type="float" office:value="330.745101" calcext:value-type="float">
            <text:p>330.745101</text:p>
          </table:table-cell>
          <table:table-cell office:value-type="float" office:value="3.752448" calcext:value-type="float">
            <text:p>3.752448</text:p>
          </table:table-cell>
          <table:table-cell office:value-type="float" office:value="3.283183" calcext:value-type="float">
            <text:p>3.283183</text:p>
          </table:table-cell>
          <table:table-cell table:number-columns-repeated="1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09708" calcext:value-type="float">
            <text:p>0.009708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521576" calcext:value-type="float">
            <text:p>0.521576</text:p>
          </table:table-cell>
          <table:table-cell office:value-type="float" office:value="0.130534" calcext:value-type="float">
            <text:p>0.130534</text:p>
          </table:table-cell>
          <table:table-cell office:value-type="float" office:value="0.045816" calcext:value-type="float">
            <text:p>0.045816</text:p>
          </table:table-cell>
          <table:table-cell office:value-type="float" office:value="0.052241" calcext:value-type="float">
            <text:p>0.052241</text:p>
          </table:table-cell>
          <table:table-cell office:value-type="float" office:value="2.50787" calcext:value-type="float">
            <text:p>2.50787</text:p>
          </table:table-cell>
          <table:table-cell office:value-type="float" office:value="0.804225" calcext:value-type="float">
            <text:p>0.804225</text:p>
          </table:table-cell>
          <table:table-cell office:value-type="float" office:value="0.133118" calcext:value-type="float">
            <text:p>0.133118</text:p>
          </table:table-cell>
          <table:table-cell office:value-type="float" office:value="0.239417" calcext:value-type="float">
            <text:p>0.239417</text:p>
          </table:table-cell>
          <table:table-cell office:value-type="float" office:value="9.255539" calcext:value-type="float">
            <text:p>9.255539</text:p>
          </table:table-cell>
          <table:table-cell office:value-type="float" office:value="3.469099" calcext:value-type="float">
            <text:p>3.469099</text:p>
          </table:table-cell>
          <table:table-cell office:value-type="float" office:value="0.290401" calcext:value-type="float">
            <text:p>0.290401</text:p>
          </table:table-cell>
          <table:table-cell office:value-type="float" office:value="0.304928" calcext:value-type="float">
            <text:p>0.304928</text:p>
          </table:table-cell>
          <table:table-cell office:value-type="float" office:value="38.491973" calcext:value-type="float">
            <text:p>38.491973</text:p>
          </table:table-cell>
          <table:table-cell office:value-type="float" office:value="12.980049" calcext:value-type="float">
            <text:p>12.980049</text:p>
          </table:table-cell>
          <table:table-cell office:value-type="float" office:value="0.631158" calcext:value-type="float">
            <text:p>0.631158</text:p>
          </table:table-cell>
          <table:table-cell office:value-type="float" office:value="0.73592" calcext:value-type="float">
            <text:p>0.73592</text:p>
          </table:table-cell>
          <table:table-cell office:value-type="float" office:value="225.540616" calcext:value-type="float">
            <text:p>225.540616</text:p>
          </table:table-cell>
          <table:table-cell office:value-type="float" office:value="80.500972" calcext:value-type="float">
            <text:p>80.500972</text:p>
          </table:table-cell>
          <table:table-cell office:value-type="float" office:value="1.707905" calcext:value-type="float">
            <text:p>1.707905</text:p>
          </table:table-cell>
          <table:table-cell office:value-type="float" office:value="1.967226" calcext:value-type="float">
            <text:p>1.967226</text:p>
          </table:table-cell>
          <table:table-cell office:value-type="float" office:value="918.479007" calcext:value-type="float">
            <text:p>918.479007</text:p>
          </table:table-cell>
          <table:table-cell office:value-type="float" office:value="335.362049" calcext:value-type="float">
            <text:p>335.362049</text:p>
          </table:table-cell>
          <table:table-cell office:value-type="float" office:value="4.123516" calcext:value-type="float">
            <text:p>4.123516</text:p>
          </table:table-cell>
          <table:table-cell office:value-type="float" office:value="3.216833" calcext:value-type="float">
            <text:p>3.216833</text:p>
          </table:table-cell>
          <table:table-cell table:number-columns-repeated="1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10337" calcext:value-type="float">
            <text:p>0.010337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02218" calcext:value-type="float">
            <text:p>0.402218</text:p>
          </table:table-cell>
          <table:table-cell office:value-type="float" office:value="0.130814" calcext:value-type="float">
            <text:p>0.130814</text:p>
          </table:table-cell>
          <table:table-cell office:value-type="float" office:value="0.042813" calcext:value-type="float">
            <text:p>0.042813</text:p>
          </table:table-cell>
          <table:table-cell office:value-type="float" office:value="0.050495" calcext:value-type="float">
            <text:p>0.050495</text:p>
          </table:table-cell>
          <table:table-cell office:value-type="float" office:value="2.39305" calcext:value-type="float">
            <text:p>2.39305</text:p>
          </table:table-cell>
          <table:table-cell office:value-type="float" office:value="0.797939" calcext:value-type="float">
            <text:p>0.797939</text:p>
          </table:table-cell>
          <table:table-cell office:value-type="float" office:value="0.132978" calcext:value-type="float">
            <text:p>0.132978</text:p>
          </table:table-cell>
          <table:table-cell office:value-type="float" office:value="0.115867" calcext:value-type="float">
            <text:p>0.115867</text:p>
          </table:table-cell>
          <table:table-cell office:value-type="float" office:value="9.269298" calcext:value-type="float">
            <text:p>9.269298</text:p>
          </table:table-cell>
          <table:table-cell office:value-type="float" office:value="3.302107" calcext:value-type="float">
            <text:p>3.302107</text:p>
          </table:table-cell>
          <table:table-cell office:value-type="float" office:value="0.372604" calcext:value-type="float">
            <text:p>0.372604</text:p>
          </table:table-cell>
          <table:table-cell office:value-type="float" office:value="0.29948" calcext:value-type="float">
            <text:p>0.29948</text:p>
          </table:table-cell>
          <table:table-cell office:value-type="float" office:value="36.302302" calcext:value-type="float">
            <text:p>36.302302</text:p>
          </table:table-cell>
          <table:table-cell office:value-type="float" office:value="12.708994" calcext:value-type="float">
            <text:p>12.708994</text:p>
          </table:table-cell>
          <table:table-cell office:value-type="float" office:value="0.634789" calcext:value-type="float">
            <text:p>0.634789</text:p>
          </table:table-cell>
          <table:table-cell office:value-type="float" office:value="0.582268" calcext:value-type="float">
            <text:p>0.582268</text:p>
          </table:table-cell>
          <table:table-cell office:value-type="float" office:value="226.333388" calcext:value-type="float">
            <text:p>226.333388</text:p>
          </table:table-cell>
          <table:table-cell office:value-type="float" office:value="80.505093" calcext:value-type="float">
            <text:p>80.505093</text:p>
          </table:table-cell>
          <table:table-cell office:value-type="float" office:value="1.691702" calcext:value-type="float">
            <text:p>1.691702</text:p>
          </table:table-cell>
          <table:table-cell office:value-type="float" office:value="1.736191" calcext:value-type="float">
            <text:p>1.736191</text:p>
          </table:table-cell>
          <table:table-cell office:value-type="float" office:value="935.966566" calcext:value-type="float">
            <text:p>935.966566</text:p>
          </table:table-cell>
          <table:table-cell office:value-type="float" office:value="329.413014" calcext:value-type="float">
            <text:p>329.413014</text:p>
          </table:table-cell>
          <table:table-cell office:value-type="float" office:value="4.277866" calcext:value-type="float">
            <text:p>4.277866</text:p>
          </table:table-cell>
          <table:table-cell office:value-type="float" office:value="3.255036" calcext:value-type="float">
            <text:p>3.255036</text:p>
          </table:table-cell>
          <table:table-cell table:number-columns-repeated="1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09568" calcext:value-type="float">
            <text:p>0.009568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2567" calcext:value-type="float">
            <text:p>0.402567</text:p>
          </table:table-cell>
          <table:table-cell office:value-type="float" office:value="0.130674" calcext:value-type="float">
            <text:p>0.130674</text:p>
          </table:table-cell>
          <table:table-cell office:value-type="float" office:value="0.042883" calcext:value-type="float">
            <text:p>0.042883</text:p>
          </table:table-cell>
          <table:table-cell office:value-type="float" office:value="0.032895" calcext:value-type="float">
            <text:p>0.032895</text:p>
          </table:table-cell>
          <table:table-cell office:value-type="float" office:value="2.49453" calcext:value-type="float">
            <text:p>2.49453</text:p>
          </table:table-cell>
          <table:table-cell office:value-type="float" office:value="0.780828" calcext:value-type="float">
            <text:p>0.780828</text:p>
          </table:table-cell>
          <table:table-cell office:value-type="float" office:value="0.132559" calcext:value-type="float">
            <text:p>0.132559</text:p>
          </table:table-cell>
          <table:table-cell office:value-type="float" office:value="0.112166" calcext:value-type="float">
            <text:p>0.112166</text:p>
          </table:table-cell>
          <table:table-cell office:value-type="float" office:value="9.214194" calcext:value-type="float">
            <text:p>9.214194</text:p>
          </table:table-cell>
          <table:table-cell office:value-type="float" office:value="3.131903" calcext:value-type="float">
            <text:p>3.131903</text:p>
          </table:table-cell>
          <table:table-cell office:value-type="float" office:value="0.369043" calcext:value-type="float">
            <text:p>0.369043</text:p>
          </table:table-cell>
          <table:table-cell office:value-type="float" office:value="0.310305" calcext:value-type="float">
            <text:p>0.310305</text:p>
          </table:table-cell>
          <table:table-cell office:value-type="float" office:value="36.374867" calcext:value-type="float">
            <text:p>36.374867</text:p>
          </table:table-cell>
          <table:table-cell office:value-type="float" office:value="12.64481" calcext:value-type="float">
            <text:p>12.64481</text:p>
          </table:table-cell>
          <table:table-cell office:value-type="float" office:value="0.66978" calcext:value-type="float">
            <text:p>0.66978</text:p>
          </table:table-cell>
          <table:table-cell office:value-type="float" office:value="0.536173" calcext:value-type="float">
            <text:p>0.536173</text:p>
          </table:table-cell>
          <table:table-cell office:value-type="float" office:value="224.481609" calcext:value-type="float">
            <text:p>224.481609</text:p>
          </table:table-cell>
          <table:table-cell office:value-type="float" office:value="80.578776" calcext:value-type="float">
            <text:p>80.578776</text:p>
          </table:table-cell>
          <table:table-cell office:value-type="float" office:value="1.704413" calcext:value-type="float">
            <text:p>1.704413</text:p>
          </table:table-cell>
          <table:table-cell office:value-type="float" office:value="1.878459" calcext:value-type="float">
            <text:p>1.878459</text:p>
          </table:table-cell>
          <table:table-cell office:value-type="float" office:value="933.706984" calcext:value-type="float">
            <text:p>933.706984</text:p>
          </table:table-cell>
          <table:table-cell office:value-type="float" office:value="329.583776" calcext:value-type="float">
            <text:p>329.583776</text:p>
          </table:table-cell>
          <table:table-cell office:value-type="float" office:value="3.718506" calcext:value-type="float">
            <text:p>3.718506</text:p>
          </table:table-cell>
          <table:table-cell office:value-type="float" office:value="3.180864" calcext:value-type="float">
            <text:p>3.180864</text:p>
          </table:table-cell>
          <table:table-cell table:number-columns-repeated="1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12292" calcext:value-type="float">
            <text:p>0.012292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4679" calcext:value-type="float">
            <text:p>0.004679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406618" calcext:value-type="float">
            <text:p>0.406618</text:p>
          </table:table-cell>
          <table:table-cell office:value-type="float" office:value="0.130045" calcext:value-type="float">
            <text:p>0.130045</text:p>
          </table:table-cell>
          <table:table-cell office:value-type="float" office:value="0.053219" calcext:value-type="float">
            <text:p>0.053219</text:p>
          </table:table-cell>
          <table:table-cell office:value-type="float" office:value="0.044419" calcext:value-type="float">
            <text:p>0.044419</text:p>
          </table:table-cell>
          <table:table-cell office:value-type="float" office:value="2.382015" calcext:value-type="float">
            <text:p>2.382015</text:p>
          </table:table-cell>
          <table:table-cell office:value-type="float" office:value="0.778942" calcext:value-type="float">
            <text:p>0.778942</text:p>
          </table:table-cell>
          <table:table-cell office:value-type="float" office:value="0.13696" calcext:value-type="float">
            <text:p>0.13696</text:p>
          </table:table-cell>
          <table:table-cell office:value-type="float" office:value="0.123061" calcext:value-type="float">
            <text:p>0.123061</text:p>
          </table:table-cell>
          <table:table-cell office:value-type="float" office:value="9.279076" calcext:value-type="float">
            <text:p>9.279076</text:p>
          </table:table-cell>
          <table:table-cell office:value-type="float" office:value="3.082247" calcext:value-type="float">
            <text:p>3.082247</text:p>
          </table:table-cell>
          <table:table-cell office:value-type="float" office:value="0.300109" calcext:value-type="float">
            <text:p>0.300109</text:p>
          </table:table-cell>
          <table:table-cell office:value-type="float" office:value="0.316242" calcext:value-type="float">
            <text:p>0.316242</text:p>
          </table:table-cell>
          <table:table-cell office:value-type="float" office:value="39.347951" calcext:value-type="float">
            <text:p>39.347951</text:p>
          </table:table-cell>
          <table:table-cell office:value-type="float" office:value="13.362152" calcext:value-type="float">
            <text:p>13.362152</text:p>
          </table:table-cell>
          <table:table-cell office:value-type="float" office:value="0.640726" calcext:value-type="float">
            <text:p>0.640726</text:p>
          </table:table-cell>
          <table:table-cell office:value-type="float" office:value="0.555799" calcext:value-type="float">
            <text:p>0.555799</text:p>
          </table:table-cell>
          <table:table-cell office:value-type="float" office:value="225.400095" calcext:value-type="float">
            <text:p>225.400095</text:p>
          </table:table-cell>
          <table:table-cell office:value-type="float" office:value="81.616552" calcext:value-type="float">
            <text:p>81.616552</text:p>
          </table:table-cell>
          <table:table-cell office:value-type="float" office:value="1.716914" calcext:value-type="float">
            <text:p>1.716914</text:p>
          </table:table-cell>
          <table:table-cell office:value-type="float" office:value="1.971976" calcext:value-type="float">
            <text:p>1.971976</text:p>
          </table:table-cell>
          <table:table-cell office:value-type="float" office:value="962.082773" calcext:value-type="float">
            <text:p>962.082773</text:p>
          </table:table-cell>
          <table:table-cell office:value-type="float" office:value="326.400816" calcext:value-type="float">
            <text:p>326.400816</text:p>
          </table:table-cell>
          <table:table-cell office:value-type="float" office:value="3.654251" calcext:value-type="float">
            <text:p>3.654251</text:p>
          </table:table-cell>
          <table:table-cell office:value-type="float" office:value="3.314751" calcext:value-type="float">
            <text:p>3.314751</text:p>
          </table:table-cell>
          <table:table-cell table:number-columns-repeated="1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10127" calcext:value-type="float">
            <text:p>0.010127</text:p>
          </table:table-cell>
          <table:table-cell office:value-type="float" office:value="0.002375" calcext:value-type="float">
            <text:p>0.002375</text:p>
          </table:table-cell>
          <table:table-cell table:number-columns-repeated="2" office:value-type="float" office:value="0.002793" calcext:value-type="float">
            <text:p>0.002793</text:p>
          </table:table-cell>
          <table:table-cell office:value-type="float" office:value="0.403684" calcext:value-type="float">
            <text:p>0.403684</text:p>
          </table:table-cell>
          <table:table-cell office:value-type="float" office:value="0.129766" calcext:value-type="float">
            <text:p>0.129766</text:p>
          </table:table-cell>
          <table:table-cell office:value-type="float" office:value="0.048051" calcext:value-type="float">
            <text:p>0.048051</text:p>
          </table:table-cell>
          <table:table-cell office:value-type="float" office:value="0.040508" calcext:value-type="float">
            <text:p>0.040508</text:p>
          </table:table-cell>
          <table:table-cell office:value-type="float" office:value="2.37587" calcext:value-type="float">
            <text:p>2.37587</text:p>
          </table:table-cell>
          <table:table-cell office:value-type="float" office:value="0.809743" calcext:value-type="float">
            <text:p>0.809743</text:p>
          </table:table-cell>
          <table:table-cell office:value-type="float" office:value="0.135772" calcext:value-type="float">
            <text:p>0.135772</text:p>
          </table:table-cell>
          <table:table-cell office:value-type="float" office:value="0.116147" calcext:value-type="float">
            <text:p>0.116147</text:p>
          </table:table-cell>
          <table:table-cell office:value-type="float" office:value="9.307921" calcext:value-type="float">
            <text:p>9.307921</text:p>
          </table:table-cell>
          <table:table-cell office:value-type="float" office:value="3.071281" calcext:value-type="float">
            <text:p>3.071281</text:p>
          </table:table-cell>
          <table:table-cell office:value-type="float" office:value="0.507608" calcext:value-type="float">
            <text:p>0.507608</text:p>
          </table:table-cell>
          <table:table-cell office:value-type="float" office:value="0.30381" calcext:value-type="float">
            <text:p>0.30381</text:p>
          </table:table-cell>
          <table:table-cell office:value-type="float" office:value="39.067886" calcext:value-type="float">
            <text:p>39.067886</text:p>
          </table:table-cell>
          <table:table-cell office:value-type="float" office:value="13.197675" calcext:value-type="float">
            <text:p>13.197675</text:p>
          </table:table-cell>
          <table:table-cell office:value-type="float" office:value="0.63444" calcext:value-type="float">
            <text:p>0.63444</text:p>
          </table:table-cell>
          <table:table-cell office:value-type="float" office:value="0.553355" calcext:value-type="float">
            <text:p>0.553355</text:p>
          </table:table-cell>
          <table:table-cell office:value-type="float" office:value="225.69301" calcext:value-type="float">
            <text:p>225.69301</text:p>
          </table:table-cell>
          <table:table-cell office:value-type="float" office:value="81.713073" calcext:value-type="float">
            <text:p>81.713073</text:p>
          </table:table-cell>
          <table:table-cell office:value-type="float" office:value="1.715588" calcext:value-type="float">
            <text:p>1.715588</text:p>
          </table:table-cell>
          <table:table-cell office:value-type="float" office:value="1.992999" calcext:value-type="float">
            <text:p>1.992999</text:p>
          </table:table-cell>
          <table:table-cell office:value-type="float" office:value="919.398263" calcext:value-type="float">
            <text:p>919.398263</text:p>
          </table:table-cell>
          <table:table-cell office:value-type="float" office:value="326.360238" calcext:value-type="float">
            <text:p>326.360238</text:p>
          </table:table-cell>
          <table:table-cell office:value-type="float" office:value="3.728702" calcext:value-type="float">
            <text:p>3.728702</text:p>
          </table:table-cell>
          <table:table-cell office:value-type="float" office:value="3.245469" calcext:value-type="float">
            <text:p>3.245469</text:p>
          </table:table-cell>
          <table:table-cell table:number-columns-repeated="1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09079" calcext:value-type="float">
            <text:p>0.009079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11646" calcext:value-type="float">
            <text:p>0.411646</text:p>
          </table:table-cell>
          <table:table-cell office:value-type="float" office:value="0.129346" calcext:value-type="float">
            <text:p>0.129346</text:p>
          </table:table-cell>
          <table:table-cell office:value-type="float" office:value="0.045677" calcext:value-type="float">
            <text:p>0.045677</text:p>
          </table:table-cell>
          <table:table-cell office:value-type="float" office:value="0.036806" calcext:value-type="float">
            <text:p>0.036806</text:p>
          </table:table-cell>
          <table:table-cell office:value-type="float" office:value="2.502142" calcext:value-type="float">
            <text:p>2.502142</text:p>
          </table:table-cell>
          <table:table-cell office:value-type="float" office:value="0.781946" calcext:value-type="float">
            <text:p>0.781946</text:p>
          </table:table-cell>
          <table:table-cell office:value-type="float" office:value="0.133188" calcext:value-type="float">
            <text:p>0.133188</text:p>
          </table:table-cell>
          <table:table-cell office:value-type="float" office:value="0.116216" calcext:value-type="float">
            <text:p>0.116216</text:p>
          </table:table-cell>
          <table:table-cell office:value-type="float" office:value="9.265107" calcext:value-type="float">
            <text:p>9.265107</text:p>
          </table:table-cell>
          <table:table-cell office:value-type="float" office:value="3.460089" calcext:value-type="float">
            <text:p>3.460089</text:p>
          </table:table-cell>
          <table:table-cell office:value-type="float" office:value="0.292287" calcext:value-type="float">
            <text:p>0.292287</text:p>
          </table:table-cell>
          <table:table-cell office:value-type="float" office:value="0.309189" calcext:value-type="float">
            <text:p>0.309189</text:p>
          </table:table-cell>
          <table:table-cell office:value-type="float" office:value="38.987919" calcext:value-type="float">
            <text:p>38.987919</text:p>
          </table:table-cell>
          <table:table-cell office:value-type="float" office:value="13.323809" calcext:value-type="float">
            <text:p>13.323809</text:p>
          </table:table-cell>
          <table:table-cell office:value-type="float" office:value="0.673133" calcext:value-type="float">
            <text:p>0.673133</text:p>
          </table:table-cell>
          <table:table-cell office:value-type="float" office:value="0.545811" calcext:value-type="float">
            <text:p>0.545811</text:p>
          </table:table-cell>
          <table:table-cell office:value-type="float" office:value="225.073796" calcext:value-type="float">
            <text:p>225.073796</text:p>
          </table:table-cell>
          <table:table-cell office:value-type="float" office:value="81.059006" calcext:value-type="float">
            <text:p>81.059006</text:p>
          </table:table-cell>
          <table:table-cell office:value-type="float" office:value="1.723829" calcext:value-type="float">
            <text:p>1.723829</text:p>
          </table:table-cell>
          <table:table-cell office:value-type="float" office:value="2.034834" calcext:value-type="float">
            <text:p>2.034834</text:p>
          </table:table-cell>
          <table:table-cell office:value-type="float" office:value="937.201088" calcext:value-type="float">
            <text:p>937.201088</text:p>
          </table:table-cell>
          <table:table-cell office:value-type="float" office:value="326.976381" calcext:value-type="float">
            <text:p>326.976381</text:p>
          </table:table-cell>
          <table:table-cell office:value-type="float" office:value="3.707121" calcext:value-type="float">
            <text:p>3.707121</text:p>
          </table:table-cell>
          <table:table-cell office:value-type="float" office:value="3.299246" calcext:value-type="float">
            <text:p>3.299246</text:p>
          </table:table-cell>
          <table:table-cell table:number-columns-repeated="1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0887" calcext:value-type="float">
            <text:p>0.00887</text:p>
          </table:table-cell>
          <table:table-cell table:number-columns-repeated="2" office:value-type="float" office:value="0.002864" calcext:value-type="float">
            <text:p>0.002864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399913" calcext:value-type="float">
            <text:p>0.399913</text:p>
          </table:table-cell>
          <table:table-cell office:value-type="float" office:value="0.129276" calcext:value-type="float">
            <text:p>0.129276</text:p>
          </table:table-cell>
          <table:table-cell office:value-type="float" office:value="0.043022" calcext:value-type="float">
            <text:p>0.043022</text:p>
          </table:table-cell>
          <table:table-cell office:value-type="float" office:value="0.033663" calcext:value-type="float">
            <text:p>0.033663</text:p>
          </table:table-cell>
          <table:table-cell office:value-type="float" office:value="2.353799" calcext:value-type="float">
            <text:p>2.353799</text:p>
          </table:table-cell>
          <table:table-cell office:value-type="float" office:value="0.763648" calcext:value-type="float">
            <text:p>0.763648</text:p>
          </table:table-cell>
          <table:table-cell office:value-type="float" office:value="0.141499" calcext:value-type="float">
            <text:p>0.141499</text:p>
          </table:table-cell>
          <table:table-cell office:value-type="float" office:value="0.125436" calcext:value-type="float">
            <text:p>0.125436</text:p>
          </table:table-cell>
          <table:table-cell office:value-type="float" office:value="9.627585" calcext:value-type="float">
            <text:p>9.627585</text:p>
          </table:table-cell>
          <table:table-cell office:value-type="float" office:value="3.056825" calcext:value-type="float">
            <text:p>3.056825</text:p>
          </table:table-cell>
          <table:table-cell office:value-type="float" office:value="0.290052" calcext:value-type="float">
            <text:p>0.290052</text:p>
          </table:table-cell>
          <table:table-cell office:value-type="float" office:value="0.305696" calcext:value-type="float">
            <text:p>0.305696</text:p>
          </table:table-cell>
          <table:table-cell office:value-type="float" office:value="39.422542" calcext:value-type="float">
            <text:p>39.422542</text:p>
          </table:table-cell>
          <table:table-cell office:value-type="float" office:value="13.475715" calcext:value-type="float">
            <text:p>13.475715</text:p>
          </table:table-cell>
          <table:table-cell office:value-type="float" office:value="0.631717" calcext:value-type="float">
            <text:p>0.631717</text:p>
          </table:table-cell>
          <table:table-cell office:value-type="float" office:value="0.534707" calcext:value-type="float">
            <text:p>0.534707</text:p>
          </table:table-cell>
          <table:table-cell office:value-type="float" office:value="225.817957" calcext:value-type="float">
            <text:p>225.817957</text:p>
          </table:table-cell>
          <table:table-cell office:value-type="float" office:value="80.963324" calcext:value-type="float">
            <text:p>80.963324</text:p>
          </table:table-cell>
          <table:table-cell office:value-type="float" office:value="1.756236" calcext:value-type="float">
            <text:p>1.756236</text:p>
          </table:table-cell>
          <table:table-cell office:value-type="float" office:value="1.980427" calcext:value-type="float">
            <text:p>1.980427</text:p>
          </table:table-cell>
          <table:table-cell office:value-type="float" office:value="933.323904" calcext:value-type="float">
            <text:p>933.323904</text:p>
          </table:table-cell>
          <table:table-cell office:value-type="float" office:value="328.882287" calcext:value-type="float">
            <text:p>328.882287</text:p>
          </table:table-cell>
          <table:table-cell office:value-type="float" office:value="3.715921" calcext:value-type="float">
            <text:p>3.715921</text:p>
          </table:table-cell>
          <table:table-cell office:value-type="float" office:value="3.149506" calcext:value-type="float">
            <text:p>3.149506</text:p>
          </table:table-cell>
          <table:table-cell table:number-columns-repeated="1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09079" calcext:value-type="float">
            <text:p>0.009079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34834" calcext:value-type="float">
            <text:p>0.434834</text:p>
          </table:table-cell>
          <table:table-cell office:value-type="float" office:value="0.129905" calcext:value-type="float">
            <text:p>0.129905</text:p>
          </table:table-cell>
          <table:table-cell office:value-type="float" office:value="0.042953" calcext:value-type="float">
            <text:p>0.042953</text:p>
          </table:table-cell>
          <table:table-cell office:value-type="float" office:value="0.032686" calcext:value-type="float">
            <text:p>0.032686</text:p>
          </table:table-cell>
          <table:table-cell office:value-type="float" office:value="2.360924" calcext:value-type="float">
            <text:p>2.360924</text:p>
          </table:table-cell>
          <table:table-cell office:value-type="float" office:value="0.763158" calcext:value-type="float">
            <text:p>0.763158</text:p>
          </table:table-cell>
          <table:table-cell office:value-type="float" office:value="0.13214" calcext:value-type="float">
            <text:p>0.13214</text:p>
          </table:table-cell>
          <table:table-cell office:value-type="float" office:value="0.11447" calcext:value-type="float">
            <text:p>0.11447</text:p>
          </table:table-cell>
          <table:table-cell office:value-type="float" office:value="9.262314" calcext:value-type="float">
            <text:p>9.262314</text:p>
          </table:table-cell>
          <table:table-cell office:value-type="float" office:value="3.087764" calcext:value-type="float">
            <text:p>3.087764</text:p>
          </table:table-cell>
          <table:table-cell office:value-type="float" office:value="0.306744" calcext:value-type="float">
            <text:p>0.306744</text:p>
          </table:table-cell>
          <table:table-cell office:value-type="float" office:value="0.314567" calcext:value-type="float">
            <text:p>0.314567</text:p>
          </table:table-cell>
          <table:table-cell office:value-type="float" office:value="39.364923" calcext:value-type="float">
            <text:p>39.364923</text:p>
          </table:table-cell>
          <table:table-cell office:value-type="float" office:value="12.934373" calcext:value-type="float">
            <text:p>12.934373</text:p>
          </table:table-cell>
          <table:table-cell office:value-type="float" office:value="0.636746" calcext:value-type="float">
            <text:p>0.636746</text:p>
          </table:table-cell>
          <table:table-cell office:value-type="float" office:value="0.551189" calcext:value-type="float">
            <text:p>0.551189</text:p>
          </table:table-cell>
          <table:table-cell office:value-type="float" office:value="224.973085" calcext:value-type="float">
            <text:p>224.973085</text:p>
          </table:table-cell>
          <table:table-cell office:value-type="float" office:value="80.891037" calcext:value-type="float">
            <text:p>80.891037</text:p>
          </table:table-cell>
          <table:table-cell office:value-type="float" office:value="1.724668" calcext:value-type="float">
            <text:p>1.724668</text:p>
          </table:table-cell>
          <table:table-cell office:value-type="float" office:value="2.029455" calcext:value-type="float">
            <text:p>2.029455</text:p>
          </table:table-cell>
          <table:table-cell office:value-type="float" office:value="975.90917" calcext:value-type="float">
            <text:p>975.90917</text:p>
          </table:table-cell>
          <table:table-cell office:value-type="float" office:value="326.938457" calcext:value-type="float">
            <text:p>326.938457</text:p>
          </table:table-cell>
          <table:table-cell office:value-type="float" office:value="3.645591" calcext:value-type="float">
            <text:p>3.645591</text:p>
          </table:table-cell>
          <table:table-cell office:value-type="float" office:value="3.262859" calcext:value-type="float">
            <text:p>3.262859</text:p>
          </table:table-cell>
          <table:table-cell table:number-columns-repeated="1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10826" calcext:value-type="float">
            <text:p>0.010826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4055" calcext:value-type="float">
            <text:p>0.4055</text:p>
          </table:table-cell>
          <table:table-cell office:value-type="float" office:value="0.132978" calcext:value-type="float">
            <text:p>0.132978</text:p>
          </table:table-cell>
          <table:table-cell office:value-type="float" office:value="0.055803" calcext:value-type="float">
            <text:p>0.055803</text:p>
          </table:table-cell>
          <table:table-cell office:value-type="float" office:value="0.044279" calcext:value-type="float">
            <text:p>0.044279</text:p>
          </table:table-cell>
          <table:table-cell office:value-type="float" office:value="2.398777" calcext:value-type="float">
            <text:p>2.398777</text:p>
          </table:table-cell>
          <table:table-cell office:value-type="float" office:value="0.783692" calcext:value-type="float">
            <text:p>0.783692</text:p>
          </table:table-cell>
          <table:table-cell office:value-type="float" office:value="0.137937" calcext:value-type="float">
            <text:p>0.137937</text:p>
          </table:table-cell>
          <table:table-cell office:value-type="float" office:value="0.134864" calcext:value-type="float">
            <text:p>0.134864</text:p>
          </table:table-cell>
          <table:table-cell office:value-type="float" office:value="9.262104" calcext:value-type="float">
            <text:p>9.262104</text:p>
          </table:table-cell>
          <table:table-cell office:value-type="float" office:value="3.079313" calcext:value-type="float">
            <text:p>3.079313</text:p>
          </table:table-cell>
          <table:table-cell office:value-type="float" office:value="0.296128" calcext:value-type="float">
            <text:p>0.296128</text:p>
          </table:table-cell>
          <table:table-cell office:value-type="float" office:value="0.315055" calcext:value-type="float">
            <text:p>0.315055</text:p>
          </table:table-cell>
          <table:table-cell office:value-type="float" office:value="37.856556" calcext:value-type="float">
            <text:p>37.856556</text:p>
          </table:table-cell>
          <table:table-cell office:value-type="float" office:value="13.877932" calcext:value-type="float">
            <text:p>13.877932</text:p>
          </table:table-cell>
          <table:table-cell office:value-type="float" office:value="0.681305" calcext:value-type="float">
            <text:p>0.681305</text:p>
          </table:table-cell>
          <table:table-cell office:value-type="float" office:value="0.556148" calcext:value-type="float">
            <text:p>0.556148</text:p>
          </table:table-cell>
          <table:table-cell office:value-type="float" office:value="226.692164" calcext:value-type="float">
            <text:p>226.692164</text:p>
          </table:table-cell>
          <table:table-cell office:value-type="float" office:value="81.583098" calcext:value-type="float">
            <text:p>81.583098</text:p>
          </table:table-cell>
          <table:table-cell office:value-type="float" office:value="1.779074" calcext:value-type="float">
            <text:p>1.779074</text:p>
          </table:table-cell>
          <table:table-cell office:value-type="float" office:value="1.986084" calcext:value-type="float">
            <text:p>1.986084</text:p>
          </table:table-cell>
          <table:table-cell office:value-type="float" office:value="939.349137" calcext:value-type="float">
            <text:p>939.349137</text:p>
          </table:table-cell>
          <table:table-cell office:value-type="float" office:value="326.402283" calcext:value-type="float">
            <text:p>326.402283</text:p>
          </table:table-cell>
          <table:table-cell office:value-type="float" office:value="3.659768" calcext:value-type="float">
            <text:p>3.659768</text:p>
          </table:table-cell>
          <table:table-cell office:value-type="float" office:value="3.253849" calcext:value-type="float">
            <text:p>3.253849</text:p>
          </table:table-cell>
          <table:table-cell table:number-columns-repeated="1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09917" calcext:value-type="float">
            <text:p>0.009917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27291" calcext:value-type="float">
            <text:p>0.427291</text:p>
          </table:table-cell>
          <table:table-cell office:value-type="float" office:value="0.132908" calcext:value-type="float">
            <text:p>0.132908</text:p>
          </table:table-cell>
          <table:table-cell office:value-type="float" office:value="0.046934" calcext:value-type="float">
            <text:p>0.046934</text:p>
          </table:table-cell>
          <table:table-cell office:value-type="float" office:value="0.040578" calcext:value-type="float">
            <text:p>0.040578</text:p>
          </table:table-cell>
          <table:table-cell office:value-type="float" office:value="2.476929" calcext:value-type="float">
            <text:p>2.476929</text:p>
          </table:table-cell>
          <table:table-cell office:value-type="float" office:value="0.76665" calcext:value-type="float">
            <text:p>0.76665</text:p>
          </table:table-cell>
          <table:table-cell office:value-type="float" office:value="0.135073" calcext:value-type="float">
            <text:p>0.135073</text:p>
          </table:table-cell>
          <table:table-cell office:value-type="float" office:value="0.120547" calcext:value-type="float">
            <text:p>0.120547</text:p>
          </table:table-cell>
          <table:table-cell office:value-type="float" office:value="10.079181" calcext:value-type="float">
            <text:p>10.079181</text:p>
          </table:table-cell>
          <table:table-cell office:value-type="float" office:value="3.11612" calcext:value-type="float">
            <text:p>3.11612</text:p>
          </table:table-cell>
          <table:table-cell office:value-type="float" office:value="0.299969" calcext:value-type="float">
            <text:p>0.299969</text:p>
          </table:table-cell>
          <table:table-cell office:value-type="float" office:value="0.324833" calcext:value-type="float">
            <text:p>0.324833</text:p>
          </table:table-cell>
          <table:table-cell office:value-type="float" office:value="38.509644" calcext:value-type="float">
            <text:p>38.509644</text:p>
          </table:table-cell>
          <table:table-cell office:value-type="float" office:value="13.364177" calcext:value-type="float">
            <text:p>13.364177</text:p>
          </table:table-cell>
          <table:table-cell office:value-type="float" office:value="0.678301" calcext:value-type="float">
            <text:p>0.678301</text:p>
          </table:table-cell>
          <table:table-cell office:value-type="float" office:value="0.537082" calcext:value-type="float">
            <text:p>0.537082</text:p>
          </table:table-cell>
          <table:table-cell office:value-type="float" office:value="224.997948" calcext:value-type="float">
            <text:p>224.997948</text:p>
          </table:table-cell>
          <table:table-cell office:value-type="float" office:value="80.991959" calcext:value-type="float">
            <text:p>80.991959</text:p>
          </table:table-cell>
          <table:table-cell office:value-type="float" office:value="1.725016" calcext:value-type="float">
            <text:p>1.725016</text:p>
          </table:table-cell>
          <table:table-cell office:value-type="float" office:value="2.012694" calcext:value-type="float">
            <text:p>2.012694</text:p>
          </table:table-cell>
          <table:table-cell office:value-type="float" office:value="986.159818" calcext:value-type="float">
            <text:p>986.159818</text:p>
          </table:table-cell>
          <table:table-cell office:value-type="float" office:value="323.632436" calcext:value-type="float">
            <text:p>323.632436</text:p>
          </table:table-cell>
          <table:table-cell office:value-type="float" office:value="3.733241" calcext:value-type="float">
            <text:p>3.733241</text:p>
          </table:table-cell>
          <table:table-cell office:value-type="float" office:value="3.296802" calcext:value-type="float">
            <text:p>3.296802</text:p>
          </table:table-cell>
          <table:table-cell table:number-columns-repeated="1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08241" calcext:value-type="float">
            <text:p>0.008241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02567" calcext:value-type="float">
            <text:p>0.402567</text:p>
          </table:table-cell>
          <table:table-cell office:value-type="float" office:value="0.132629" calcext:value-type="float">
            <text:p>0.132629</text:p>
          </table:table-cell>
          <table:table-cell office:value-type="float" office:value="0.044768" calcext:value-type="float">
            <text:p>0.044768</text:p>
          </table:table-cell>
          <table:table-cell office:value-type="float" office:value="0.037715" calcext:value-type="float">
            <text:p>0.037715</text:p>
          </table:table-cell>
          <table:table-cell office:value-type="float" office:value="2.500676" calcext:value-type="float">
            <text:p>2.500676</text:p>
          </table:table-cell>
          <table:table-cell office:value-type="float" office:value="0.769304" calcext:value-type="float">
            <text:p>0.769304</text:p>
          </table:table-cell>
          <table:table-cell office:value-type="float" office:value="0.132699" calcext:value-type="float">
            <text:p>0.132699</text:p>
          </table:table-cell>
          <table:table-cell office:value-type="float" office:value="0.113911" calcext:value-type="float">
            <text:p>0.113911</text:p>
          </table:table-cell>
          <table:table-cell office:value-type="float" office:value="10.838079" calcext:value-type="float">
            <text:p>10.838079</text:p>
          </table:table-cell>
          <table:table-cell office:value-type="float" office:value="3.093002" calcext:value-type="float">
            <text:p>3.093002</text:p>
          </table:table-cell>
          <table:table-cell office:value-type="float" office:value="0.791933" calcext:value-type="float">
            <text:p>0.791933</text:p>
          </table:table-cell>
          <table:table-cell office:value-type="float" office:value="0.288655" calcext:value-type="float">
            <text:p>0.288655</text:p>
          </table:table-cell>
          <table:table-cell office:value-type="float" office:value="37.005676" calcext:value-type="float">
            <text:p>37.005676</text:p>
          </table:table-cell>
          <table:table-cell office:value-type="float" office:value="13.296641" calcext:value-type="float">
            <text:p>13.296641</text:p>
          </table:table-cell>
          <table:table-cell office:value-type="float" office:value="0.634161" calcext:value-type="float">
            <text:p>0.634161</text:p>
          </table:table-cell>
          <table:table-cell office:value-type="float" office:value="0.532821" calcext:value-type="float">
            <text:p>0.532821</text:p>
          </table:table-cell>
          <table:table-cell office:value-type="float" office:value="226.099419" calcext:value-type="float">
            <text:p>226.099419</text:p>
          </table:table-cell>
          <table:table-cell office:value-type="float" office:value="80.955082" calcext:value-type="float">
            <text:p>80.955082</text:p>
          </table:table-cell>
          <table:table-cell office:value-type="float" office:value="1.708673" calcext:value-type="float">
            <text:p>1.708673</text:p>
          </table:table-cell>
          <table:table-cell office:value-type="float" office:value="2.02757" calcext:value-type="float">
            <text:p>2.02757</text:p>
          </table:table-cell>
          <table:table-cell office:value-type="float" office:value="1012.907741" calcext:value-type="float">
            <text:p>1012.907741</text:p>
          </table:table-cell>
          <table:table-cell office:value-type="float" office:value="350.567816" calcext:value-type="float">
            <text:p>350.567816</text:p>
          </table:table-cell>
          <table:table-cell office:value-type="float" office:value="3.695318" calcext:value-type="float">
            <text:p>3.695318</text:p>
          </table:table-cell>
          <table:table-cell office:value-type="float" office:value="3.232687" calcext:value-type="float">
            <text:p>3.232687</text:p>
          </table:table-cell>
          <table:table-cell table:number-columns-repeated="1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0475" calcext:value-type="float">
            <text:p>0.00475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552306" calcext:value-type="float">
            <text:p>0.552306</text:p>
          </table:table-cell>
          <table:table-cell office:value-type="float" office:value="0.13242" calcext:value-type="float">
            <text:p>0.13242</text:p>
          </table:table-cell>
          <table:table-cell office:value-type="float" office:value="0.042953" calcext:value-type="float">
            <text:p>0.042953</text:p>
          </table:table-cell>
          <table:table-cell office:value-type="float" office:value="0.034293" calcext:value-type="float">
            <text:p>0.034293</text:p>
          </table:table-cell>
          <table:table-cell office:value-type="float" office:value="2.400593" calcext:value-type="float">
            <text:p>2.400593</text:p>
          </table:table-cell>
          <table:table-cell office:value-type="float" office:value="0.767349" calcext:value-type="float">
            <text:p>0.767349</text:p>
          </table:table-cell>
          <table:table-cell office:value-type="float" office:value="0.131931" calcext:value-type="float">
            <text:p>0.131931</text:p>
          </table:table-cell>
          <table:table-cell office:value-type="float" office:value="0.110769" calcext:value-type="float">
            <text:p>0.110769</text:p>
          </table:table-cell>
          <table:table-cell office:value-type="float" office:value="9.324194" calcext:value-type="float">
            <text:p>9.324194</text:p>
          </table:table-cell>
          <table:table-cell office:value-type="float" office:value="3.462115" calcext:value-type="float">
            <text:p>3.462115</text:p>
          </table:table-cell>
          <table:table-cell office:value-type="float" office:value="0.42729" calcext:value-type="float">
            <text:p>0.42729</text:p>
          </table:table-cell>
          <table:table-cell office:value-type="float" office:value="0.275664" calcext:value-type="float">
            <text:p>0.275664</text:p>
          </table:table-cell>
          <table:table-cell office:value-type="float" office:value="36.919002" calcext:value-type="float">
            <text:p>36.919002</text:p>
          </table:table-cell>
          <table:table-cell office:value-type="float" office:value="13.052545" calcext:value-type="float">
            <text:p>13.052545</text:p>
          </table:table-cell>
          <table:table-cell office:value-type="float" office:value="0.659932" calcext:value-type="float">
            <text:p>0.659932</text:p>
          </table:table-cell>
          <table:table-cell office:value-type="float" office:value="0.54211" calcext:value-type="float">
            <text:p>0.54211</text:p>
          </table:table-cell>
          <table:table-cell office:value-type="float" office:value="224.499629" calcext:value-type="float">
            <text:p>224.499629</text:p>
          </table:table-cell>
          <table:table-cell office:value-type="float" office:value="81.156436" calcext:value-type="float">
            <text:p>81.156436</text:p>
          </table:table-cell>
          <table:table-cell office:value-type="float" office:value="1.735353" calcext:value-type="float">
            <text:p>1.735353</text:p>
          </table:table-cell>
          <table:table-cell office:value-type="float" office:value="2.03637" calcext:value-type="float">
            <text:p>2.03637</text:p>
          </table:table-cell>
          <table:table-cell office:value-type="float" office:value="968.981727" calcext:value-type="float">
            <text:p>968.981727</text:p>
          </table:table-cell>
          <table:table-cell office:value-type="float" office:value="332.888051" calcext:value-type="float">
            <text:p>332.888051</text:p>
          </table:table-cell>
          <table:table-cell office:value-type="float" office:value="3.684702" calcext:value-type="float">
            <text:p>3.684702</text:p>
          </table:table-cell>
          <table:table-cell office:value-type="float" office:value="3.247633" calcext:value-type="float">
            <text:p>3.247633</text:p>
          </table:table-cell>
          <table:table-cell table:number-columns-repeated="1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04679" calcext:value-type="float">
            <text:p>0.004679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402566" calcext:value-type="float">
            <text:p>0.402566</text:p>
          </table:table-cell>
          <table:table-cell office:value-type="float" office:value="0.142406" calcext:value-type="float">
            <text:p>0.142406</text:p>
          </table:table-cell>
          <table:table-cell office:value-type="float" office:value="0.041416" calcext:value-type="float">
            <text:p>0.041416</text:p>
          </table:table-cell>
          <table:table-cell office:value-type="float" office:value="0.033385" calcext:value-type="float">
            <text:p>0.033385</text:p>
          </table:table-cell>
          <table:table-cell office:value-type="float" office:value="2.378733" calcext:value-type="float">
            <text:p>2.378733</text:p>
          </table:table-cell>
          <table:table-cell office:value-type="float" office:value="0.948448" calcext:value-type="float">
            <text:p>0.948448</text:p>
          </table:table-cell>
          <table:table-cell office:value-type="float" office:value="0.132001" calcext:value-type="float">
            <text:p>0.132001</text:p>
          </table:table-cell>
          <table:table-cell office:value-type="float" office:value="0.113353" calcext:value-type="float">
            <text:p>0.113353</text:p>
          </table:table-cell>
          <table:table-cell office:value-type="float" office:value="9.273209" calcext:value-type="float">
            <text:p>9.273209</text:p>
          </table:table-cell>
          <table:table-cell office:value-type="float" office:value="3.118354" calcext:value-type="float">
            <text:p>3.118354</text:p>
          </table:table-cell>
          <table:table-cell office:value-type="float" office:value="0.28628" calcext:value-type="float">
            <text:p>0.28628</text:p>
          </table:table-cell>
          <table:table-cell office:value-type="float" office:value="0.273988" calcext:value-type="float">
            <text:p>0.273988</text:p>
          </table:table-cell>
          <table:table-cell office:value-type="float" office:value="36.393794" calcext:value-type="float">
            <text:p>36.393794</text:p>
          </table:table-cell>
          <table:table-cell office:value-type="float" office:value="13.394279" calcext:value-type="float">
            <text:p>13.394279</text:p>
          </table:table-cell>
          <table:table-cell office:value-type="float" office:value="0.676555" calcext:value-type="float">
            <text:p>0.676555</text:p>
          </table:table-cell>
          <table:table-cell office:value-type="float" office:value="0.61251" calcext:value-type="float">
            <text:p>0.61251</text:p>
          </table:table-cell>
          <table:table-cell office:value-type="float" office:value="224.41575" calcext:value-type="float">
            <text:p>224.41575</text:p>
          </table:table-cell>
          <table:table-cell office:value-type="float" office:value="80.871133" calcext:value-type="float">
            <text:p>80.871133</text:p>
          </table:table-cell>
          <table:table-cell office:value-type="float" office:value="1.749741" calcext:value-type="float">
            <text:p>1.749741</text:p>
          </table:table-cell>
          <table:table-cell office:value-type="float" office:value="1.998795" calcext:value-type="float">
            <text:p>1.998795</text:p>
          </table:table-cell>
          <table:table-cell office:value-type="float" office:value="933.692251" calcext:value-type="float">
            <text:p>933.692251</text:p>
          </table:table-cell>
          <table:table-cell office:value-type="float" office:value="327.272719" calcext:value-type="float">
            <text:p>327.272719</text:p>
          </table:table-cell>
          <table:table-cell office:value-type="float" office:value="3.622054" calcext:value-type="float">
            <text:p>3.622054</text:p>
          </table:table-cell>
          <table:table-cell office:value-type="float" office:value="3.255176" calcext:value-type="float">
            <text:p>3.255176</text:p>
          </table:table-cell>
          <table:table-cell table:number-columns-repeated="1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7194" calcext:value-type="float">
            <text:p>0.007194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41863" calcext:value-type="float">
            <text:p>0.41863</text:p>
          </table:table-cell>
          <table:table-cell office:value-type="float" office:value="0.126693" calcext:value-type="float">
            <text:p>0.126693</text:p>
          </table:table-cell>
          <table:table-cell office:value-type="float" office:value="0.051194" calcext:value-type="float">
            <text:p>0.051194</text:p>
          </table:table-cell>
          <table:table-cell office:value-type="float" office:value="0.054616" calcext:value-type="float">
            <text:p>0.054616</text:p>
          </table:table-cell>
          <table:table-cell office:value-type="float" office:value="2.402549" calcext:value-type="float">
            <text:p>2.402549</text:p>
          </table:table-cell>
          <table:table-cell office:value-type="float" office:value="0.855069" calcext:value-type="float">
            <text:p>0.855069</text:p>
          </table:table-cell>
          <table:table-cell office:value-type="float" office:value="0.138635" calcext:value-type="float">
            <text:p>0.138635</text:p>
          </table:table-cell>
          <table:table-cell office:value-type="float" office:value="0.121385" calcext:value-type="float">
            <text:p>0.121385</text:p>
          </table:table-cell>
          <table:table-cell office:value-type="float" office:value="9.341305" calcext:value-type="float">
            <text:p>9.341305</text:p>
          </table:table-cell>
          <table:table-cell office:value-type="float" office:value="3.17793" calcext:value-type="float">
            <text:p>3.17793</text:p>
          </table:table-cell>
          <table:table-cell office:value-type="float" office:value="0.359055" calcext:value-type="float">
            <text:p>0.359055</text:p>
          </table:table-cell>
          <table:table-cell office:value-type="float" office:value="0.281391" calcext:value-type="float">
            <text:p>0.281391</text:p>
          </table:table-cell>
          <table:table-cell office:value-type="float" office:value="38.684946" calcext:value-type="float">
            <text:p>38.684946</text:p>
          </table:table-cell>
          <table:table-cell office:value-type="float" office:value="13.752916" calcext:value-type="float">
            <text:p>13.752916</text:p>
          </table:table-cell>
          <table:table-cell office:value-type="float" office:value="0.768327" calcext:value-type="float">
            <text:p>0.768327</text:p>
          </table:table-cell>
          <table:table-cell office:value-type="float" office:value="0.544065" calcext:value-type="float">
            <text:p>0.544065</text:p>
          </table:table-cell>
          <table:table-cell office:value-type="float" office:value="225.711938" calcext:value-type="float">
            <text:p>225.711938</text:p>
          </table:table-cell>
          <table:table-cell office:value-type="float" office:value="86.519428" calcext:value-type="float">
            <text:p>86.519428</text:p>
          </table:table-cell>
          <table:table-cell office:value-type="float" office:value="1.736122" calcext:value-type="float">
            <text:p>1.736122</text:p>
          </table:table-cell>
          <table:table-cell office:value-type="float" office:value="2.047824" calcext:value-type="float">
            <text:p>2.047824</text:p>
          </table:table-cell>
          <table:table-cell office:value-type="float" office:value="979.846701" calcext:value-type="float">
            <text:p>979.846701</text:p>
          </table:table-cell>
          <table:table-cell office:value-type="float" office:value="326.081431" calcext:value-type="float">
            <text:p>326.081431</text:p>
          </table:table-cell>
          <table:table-cell office:value-type="float" office:value="3.708099" calcext:value-type="float">
            <text:p>3.708099</text:p>
          </table:table-cell>
          <table:table-cell office:value-type="float" office:value="3.264325" calcext:value-type="float">
            <text:p>3.264325</text:p>
          </table:table-cell>
          <table:table-cell table:number-columns-repeated="1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06286" calcext:value-type="float">
            <text:p>0.006286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41409" calcext:value-type="float">
            <text:p>0.41409</text:p>
          </table:table-cell>
          <table:table-cell office:value-type="float" office:value="0.126622" calcext:value-type="float">
            <text:p>0.126622</text:p>
          </table:table-cell>
          <table:table-cell office:value-type="float" office:value="0.048191" calcext:value-type="float">
            <text:p>0.048191</text:p>
          </table:table-cell>
          <table:table-cell office:value-type="float" office:value="0.050006" calcext:value-type="float">
            <text:p>0.050006</text:p>
          </table:table-cell>
          <table:table-cell office:value-type="float" office:value="2.40213" calcext:value-type="float">
            <text:p>2.40213</text:p>
          </table:table-cell>
          <table:table-cell office:value-type="float" office:value="0.753031" calcext:value-type="float">
            <text:p>0.753031</text:p>
          </table:table-cell>
          <table:table-cell office:value-type="float" office:value="0.135143" calcext:value-type="float">
            <text:p>0.135143</text:p>
          </table:table-cell>
          <table:table-cell office:value-type="float" office:value="0.114679" calcext:value-type="float">
            <text:p>0.114679</text:p>
          </table:table-cell>
          <table:table-cell office:value-type="float" office:value="9.381463" calcext:value-type="float">
            <text:p>9.381463</text:p>
          </table:table-cell>
          <table:table-cell office:value-type="float" office:value="3.156" calcext:value-type="float">
            <text:p>3.156</text:p>
          </table:table-cell>
          <table:table-cell office:value-type="float" office:value="0.294172" calcext:value-type="float">
            <text:p>0.294172</text:p>
          </table:table-cell>
          <table:table-cell office:value-type="float" office:value="0.271474" calcext:value-type="float">
            <text:p>0.271474</text:p>
          </table:table-cell>
          <table:table-cell office:value-type="float" office:value="36.543185" calcext:value-type="float">
            <text:p>36.543185</text:p>
          </table:table-cell>
          <table:table-cell office:value-type="float" office:value="13.484864" calcext:value-type="float">
            <text:p>13.484864</text:p>
          </table:table-cell>
          <table:table-cell office:value-type="float" office:value="0.637583" calcext:value-type="float">
            <text:p>0.637583</text:p>
          </table:table-cell>
          <table:table-cell office:value-type="float" office:value="0.55957" calcext:value-type="float">
            <text:p>0.55957</text:p>
          </table:table-cell>
          <table:table-cell office:value-type="float" office:value="225.4515" calcext:value-type="float">
            <text:p>225.4515</text:p>
          </table:table-cell>
          <table:table-cell office:value-type="float" office:value="81.109642" calcext:value-type="float">
            <text:p>81.109642</text:p>
          </table:table-cell>
          <table:table-cell office:value-type="float" office:value="1.704693" calcext:value-type="float">
            <text:p>1.704693</text:p>
          </table:table-cell>
          <table:table-cell office:value-type="float" office:value="1.986363" calcext:value-type="float">
            <text:p>1.986363</text:p>
          </table:table-cell>
          <table:table-cell office:value-type="float" office:value="945.287698" calcext:value-type="float">
            <text:p>945.287698</text:p>
          </table:table-cell>
          <table:table-cell office:value-type="float" office:value="327.037073" calcext:value-type="float">
            <text:p>327.037073</text:p>
          </table:table-cell>
          <table:table-cell office:value-type="float" office:value="3.740575" calcext:value-type="float">
            <text:p>3.740575</text:p>
          </table:table-cell>
          <table:table-cell office:value-type="float" office:value="3.300713" calcext:value-type="float">
            <text:p>3.300713</text:p>
          </table:table-cell>
          <table:table-cell table:number-columns-repeated="1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1938" calcext:value-type="float">
            <text:p>0.401938</text:p>
          </table:table-cell>
          <table:table-cell office:value-type="float" office:value="0.126692" calcext:value-type="float">
            <text:p>0.126692</text:p>
          </table:table-cell>
          <table:table-cell office:value-type="float" office:value="0.045397" calcext:value-type="float">
            <text:p>0.045397</text:p>
          </table:table-cell>
          <table:table-cell office:value-type="float" office:value="0.041485" calcext:value-type="float">
            <text:p>0.041485</text:p>
          </table:table-cell>
          <table:table-cell office:value-type="float" office:value="3.137002" calcext:value-type="float">
            <text:p>3.137002</text:p>
          </table:table-cell>
          <table:table-cell office:value-type="float" office:value="0.755267" calcext:value-type="float">
            <text:p>0.755267</text:p>
          </table:table-cell>
          <table:table-cell office:value-type="float" office:value="0.133467" calcext:value-type="float">
            <text:p>0.133467</text:p>
          </table:table-cell>
          <table:table-cell office:value-type="float" office:value="0.115727" calcext:value-type="float">
            <text:p>0.115727</text:p>
          </table:table-cell>
          <table:table-cell office:value-type="float" office:value="9.360092" calcext:value-type="float">
            <text:p>9.360092</text:p>
          </table:table-cell>
          <table:table-cell office:value-type="float" office:value="3.10704" calcext:value-type="float">
            <text:p>3.10704</text:p>
          </table:table-cell>
          <table:table-cell office:value-type="float" office:value="0.290541" calcext:value-type="float">
            <text:p>0.290541</text:p>
          </table:table-cell>
          <table:table-cell office:value-type="float" office:value="0.273779" calcext:value-type="float">
            <text:p>0.273779</text:p>
          </table:table-cell>
          <table:table-cell office:value-type="float" office:value="36.31194" calcext:value-type="float">
            <text:p>36.31194</text:p>
          </table:table-cell>
          <table:table-cell office:value-type="float" office:value="13.822967" calcext:value-type="float">
            <text:p>13.822967</text:p>
          </table:table-cell>
          <table:table-cell office:value-type="float" office:value="0.644986" calcext:value-type="float">
            <text:p>0.644986</text:p>
          </table:table-cell>
          <table:table-cell office:value-type="float" office:value="0.583106" calcext:value-type="float">
            <text:p>0.583106</text:p>
          </table:table-cell>
          <table:table-cell office:value-type="float" office:value="225.471754" calcext:value-type="float">
            <text:p>225.471754</text:p>
          </table:table-cell>
          <table:table-cell office:value-type="float" office:value="80.950333" calcext:value-type="float">
            <text:p>80.950333</text:p>
          </table:table-cell>
          <table:table-cell office:value-type="float" office:value="1.719708" calcext:value-type="float">
            <text:p>1.719708</text:p>
          </table:table-cell>
          <table:table-cell office:value-type="float" office:value="2.032529" calcext:value-type="float">
            <text:p>2.032529</text:p>
          </table:table-cell>
          <table:table-cell office:value-type="float" office:value="968.600185" calcext:value-type="float">
            <text:p>968.600185</text:p>
          </table:table-cell>
          <table:table-cell office:value-type="float" office:value="329.037755" calcext:value-type="float">
            <text:p>329.037755</text:p>
          </table:table-cell>
          <table:table-cell office:value-type="float" office:value="3.658581" calcext:value-type="float">
            <text:p>3.658581</text:p>
          </table:table-cell>
          <table:table-cell office:value-type="float" office:value="3.216484" calcext:value-type="float">
            <text:p>3.216484</text:p>
          </table:table-cell>
          <table:table-cell table:number-columns-repeated="1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05169" calcext:value-type="float">
            <text:p>0.005169</text:p>
          </table:table-cell>
          <table:table-cell table:number-columns-repeated="2" office:value-type="float" office:value="0.002864" calcext:value-type="float">
            <text:p>0.00286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00332" calcext:value-type="float">
            <text:p>0.400332</text:p>
          </table:table-cell>
          <table:table-cell office:value-type="float" office:value="0.127182" calcext:value-type="float">
            <text:p>0.127182</text:p>
          </table:table-cell>
          <table:table-cell office:value-type="float" office:value="0.043371" calcext:value-type="float">
            <text:p>0.043371</text:p>
          </table:table-cell>
          <table:table-cell office:value-type="float" office:value="0.034292" calcext:value-type="float">
            <text:p>0.034292</text:p>
          </table:table-cell>
          <table:table-cell office:value-type="float" office:value="3.10676" calcext:value-type="float">
            <text:p>3.10676</text:p>
          </table:table-cell>
          <table:table-cell office:value-type="float" office:value="0.741089" calcext:value-type="float">
            <text:p>0.741089</text:p>
          </table:table-cell>
          <table:table-cell office:value-type="float" office:value="0.132699" calcext:value-type="float">
            <text:p>0.132699</text:p>
          </table:table-cell>
          <table:table-cell office:value-type="float" office:value="0.115029" calcext:value-type="float">
            <text:p>0.115029</text:p>
          </table:table-cell>
          <table:table-cell office:value-type="float" office:value="9.345635" calcext:value-type="float">
            <text:p>9.345635</text:p>
          </table:table-cell>
          <table:table-cell office:value-type="float" office:value="3.452057" calcext:value-type="float">
            <text:p>3.452057</text:p>
          </table:table-cell>
          <table:table-cell office:value-type="float" office:value="0.287188" calcext:value-type="float">
            <text:p>0.287188</text:p>
          </table:table-cell>
          <table:table-cell office:value-type="float" office:value="0.279995" calcext:value-type="float">
            <text:p>0.279995</text:p>
          </table:table-cell>
          <table:table-cell office:value-type="float" office:value="36.131679" calcext:value-type="float">
            <text:p>36.131679</text:p>
          </table:table-cell>
          <table:table-cell office:value-type="float" office:value="13.586763" calcext:value-type="float">
            <text:p>13.586763</text:p>
          </table:table-cell>
          <table:table-cell office:value-type="float" office:value="0.647082" calcext:value-type="float">
            <text:p>0.647082</text:p>
          </table:table-cell>
          <table:table-cell office:value-type="float" office:value="0.563482" calcext:value-type="float">
            <text:p>0.563482</text:p>
          </table:table-cell>
          <table:table-cell office:value-type="float" office:value="224.415819" calcext:value-type="float">
            <text:p>224.415819</text:p>
          </table:table-cell>
          <table:table-cell office:value-type="float" office:value="82.076598" calcext:value-type="float">
            <text:p>82.076598</text:p>
          </table:table-cell>
          <table:table-cell office:value-type="float" office:value="1.772998" calcext:value-type="float">
            <text:p>1.772998</text:p>
          </table:table-cell>
          <table:table-cell office:value-type="float" office:value="1.976516" calcext:value-type="float">
            <text:p>1.976516</text:p>
          </table:table-cell>
          <table:table-cell office:value-type="float" office:value="960.261452" calcext:value-type="float">
            <text:p>960.261452</text:p>
          </table:table-cell>
          <table:table-cell office:value-type="float" office:value="330.275557" calcext:value-type="float">
            <text:p>330.275557</text:p>
          </table:table-cell>
          <table:table-cell office:value-type="float" office:value="3.693431" calcext:value-type="float">
            <text:p>3.693431</text:p>
          </table:table-cell>
          <table:table-cell office:value-type="float" office:value="3.256712" calcext:value-type="float">
            <text:p>3.256712</text:p>
          </table:table-cell>
          <table:table-cell table:number-columns-repeated="1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10127" calcext:value-type="float">
            <text:p>0.010127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724" calcext:value-type="float">
            <text:p>0.002724</text:p>
          </table:table-cell>
          <table:table-cell office:value-type="float" office:value="0.510541" calcext:value-type="float">
            <text:p>0.510541</text:p>
          </table:table-cell>
          <table:table-cell office:value-type="float" office:value="0.127112" calcext:value-type="float">
            <text:p>0.127112</text:p>
          </table:table-cell>
          <table:table-cell office:value-type="float" office:value="0.041556" calcext:value-type="float">
            <text:p>0.041556</text:p>
          </table:table-cell>
          <table:table-cell office:value-type="float" office:value="0.033873" calcext:value-type="float">
            <text:p>0.033873</text:p>
          </table:table-cell>
          <table:table-cell office:value-type="float" office:value="2.391165" calcext:value-type="float">
            <text:p>2.391165</text:p>
          </table:table-cell>
          <table:table-cell office:value-type="float" office:value="0.792003" calcext:value-type="float">
            <text:p>0.792003</text:p>
          </table:table-cell>
          <table:table-cell office:value-type="float" office:value="0.131162" calcext:value-type="float">
            <text:p>0.131162</text:p>
          </table:table-cell>
          <table:table-cell office:value-type="float" office:value="0.113283" calcext:value-type="float">
            <text:p>0.113283</text:p>
          </table:table-cell>
          <table:table-cell office:value-type="float" office:value="9.392289" calcext:value-type="float">
            <text:p>9.392289</text:p>
          </table:table-cell>
          <table:table-cell office:value-type="float" office:value="3.135605" calcext:value-type="float">
            <text:p>3.135605</text:p>
          </table:table-cell>
          <table:table-cell office:value-type="float" office:value="0.287398" calcext:value-type="float">
            <text:p>0.287398</text:p>
          </table:table-cell>
          <table:table-cell office:value-type="float" office:value="0.271055" calcext:value-type="float">
            <text:p>0.271055</text:p>
          </table:table-cell>
          <table:table-cell office:value-type="float" office:value="36.239863" calcext:value-type="float">
            <text:p>36.239863</text:p>
          </table:table-cell>
          <table:table-cell office:value-type="float" office:value="12.664295" calcext:value-type="float">
            <text:p>12.664295</text:p>
          </table:table-cell>
          <table:table-cell office:value-type="float" office:value="0.679348" calcext:value-type="float">
            <text:p>0.679348</text:p>
          </table:table-cell>
          <table:table-cell office:value-type="float" office:value="0.561037" calcext:value-type="float">
            <text:p>0.561037</text:p>
          </table:table-cell>
          <table:table-cell office:value-type="float" office:value="225.153835" calcext:value-type="float">
            <text:p>225.153835</text:p>
          </table:table-cell>
          <table:table-cell office:value-type="float" office:value="81.074861" calcext:value-type="float">
            <text:p>81.074861</text:p>
          </table:table-cell>
          <table:table-cell office:value-type="float" office:value="1.737937" calcext:value-type="float">
            <text:p>1.737937</text:p>
          </table:table-cell>
          <table:table-cell office:value-type="float" office:value="1.986084" calcext:value-type="float">
            <text:p>1.986084</text:p>
          </table:table-cell>
          <table:table-cell office:value-type="float" office:value="932.920086" calcext:value-type="float">
            <text:p>932.920086</text:p>
          </table:table-cell>
          <table:table-cell office:value-type="float" office:value="326.700716" calcext:value-type="float">
            <text:p>326.700716</text:p>
          </table:table-cell>
          <table:table-cell office:value-type="float" office:value="3.656975" calcext:value-type="float">
            <text:p>3.656975</text:p>
          </table:table-cell>
          <table:table-cell office:value-type="float" office:value="3.274313" calcext:value-type="float">
            <text:p>3.274313</text:p>
          </table:table-cell>
          <table:table-cell table:number-columns-repeated="1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10896" calcext:value-type="float">
            <text:p>0.010896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3842" calcext:value-type="float">
            <text:p>0.003842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454389" calcext:value-type="float">
            <text:p>0.454389</text:p>
          </table:table-cell>
          <table:table-cell office:value-type="float" office:value="0.125435" calcext:value-type="float">
            <text:p>0.125435</text:p>
          </table:table-cell>
          <table:table-cell office:value-type="float" office:value="0.051403" calcext:value-type="float">
            <text:p>0.051403</text:p>
          </table:table-cell>
          <table:table-cell office:value-type="float" office:value="0.044699" calcext:value-type="float">
            <text:p>0.044699</text:p>
          </table:table-cell>
          <table:table-cell office:value-type="float" office:value="2.370491" calcext:value-type="float">
            <text:p>2.370491</text:p>
          </table:table-cell>
          <table:table-cell office:value-type="float" office:value="1.009559" calcext:value-type="float">
            <text:p>1.009559</text:p>
          </table:table-cell>
          <table:table-cell office:value-type="float" office:value="0.137449" calcext:value-type="float">
            <text:p>0.137449</text:p>
          </table:table-cell>
          <table:table-cell office:value-type="float" office:value="0.119569" calcext:value-type="float">
            <text:p>0.119569</text:p>
          </table:table-cell>
          <table:table-cell office:value-type="float" office:value="9.666417" calcext:value-type="float">
            <text:p>9.666417</text:p>
          </table:table-cell>
          <table:table-cell office:value-type="float" office:value="3.162704" calcext:value-type="float">
            <text:p>3.162704</text:p>
          </table:table-cell>
          <table:table-cell office:value-type="float" office:value="0.293474" calcext:value-type="float">
            <text:p>0.293474</text:p>
          </table:table-cell>
          <table:table-cell office:value-type="float" office:value="0.279087" calcext:value-type="float">
            <text:p>0.279087</text:p>
          </table:table-cell>
          <table:table-cell office:value-type="float" office:value="38.808147" calcext:value-type="float">
            <text:p>38.808147</text:p>
          </table:table-cell>
          <table:table-cell office:value-type="float" office:value="12.864811" calcext:value-type="float">
            <text:p>12.864811</text:p>
          </table:table-cell>
          <table:table-cell office:value-type="float" office:value="0.638003" calcext:value-type="float">
            <text:p>0.638003</text:p>
          </table:table-cell>
          <table:table-cell office:value-type="float" office:value="0.570256" calcext:value-type="float">
            <text:p>0.570256</text:p>
          </table:table-cell>
          <table:table-cell office:value-type="float" office:value="225.798821" calcext:value-type="float">
            <text:p>225.798821</text:p>
          </table:table-cell>
          <table:table-cell office:value-type="float" office:value="81.321332" calcext:value-type="float">
            <text:p>81.321332</text:p>
          </table:table-cell>
          <table:table-cell office:value-type="float" office:value="1.743105" calcext:value-type="float">
            <text:p>1.743105</text:p>
          </table:table-cell>
          <table:table-cell office:value-type="float" office:value="2.029944" calcext:value-type="float">
            <text:p>2.029944</text:p>
          </table:table-cell>
          <table:table-cell office:value-type="float" office:value="967.436416" calcext:value-type="float">
            <text:p>967.436416</text:p>
          </table:table-cell>
          <table:table-cell office:value-type="float" office:value="327.298909" calcext:value-type="float">
            <text:p>327.298909</text:p>
          </table:table-cell>
          <table:table-cell office:value-type="float" office:value="3.691127" calcext:value-type="float">
            <text:p>3.691127</text:p>
          </table:table-cell>
          <table:table-cell office:value-type="float" office:value="3.238275" calcext:value-type="float">
            <text:p>3.238275</text:p>
          </table:table-cell>
          <table:table-cell table:number-columns-repeated="1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09988" calcext:value-type="float">
            <text:p>0.009988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1025" calcext:value-type="float">
            <text:p>0.41025</text:p>
          </table:table-cell>
          <table:table-cell office:value-type="float" office:value="0.136331" calcext:value-type="float">
            <text:p>0.136331</text:p>
          </table:table-cell>
          <table:table-cell office:value-type="float" office:value="0.04819" calcext:value-type="float">
            <text:p>0.04819</text:p>
          </table:table-cell>
          <table:table-cell office:value-type="float" office:value="0.040788" calcext:value-type="float">
            <text:p>0.040788</text:p>
          </table:table-cell>
          <table:table-cell office:value-type="float" office:value="2.5078" calcext:value-type="float">
            <text:p>2.5078</text:p>
          </table:table-cell>
          <table:table-cell office:value-type="float" office:value="0.788162" calcext:value-type="float">
            <text:p>0.788162</text:p>
          </table:table-cell>
          <table:table-cell office:value-type="float" office:value="0.135562" calcext:value-type="float">
            <text:p>0.135562</text:p>
          </table:table-cell>
          <table:table-cell office:value-type="float" office:value="0.115029" calcext:value-type="float">
            <text:p>0.115029</text:p>
          </table:table-cell>
          <table:table-cell office:value-type="float" office:value="9.330898" calcext:value-type="float">
            <text:p>9.330898</text:p>
          </table:table-cell>
          <table:table-cell office:value-type="float" office:value="3.075961" calcext:value-type="float">
            <text:p>3.075961</text:p>
          </table:table-cell>
          <table:table-cell office:value-type="float" office:value="0.292845" calcext:value-type="float">
            <text:p>0.292845</text:p>
          </table:table-cell>
          <table:table-cell office:value-type="float" office:value="0.279366" calcext:value-type="float">
            <text:p>0.279366</text:p>
          </table:table-cell>
          <table:table-cell office:value-type="float" office:value="36.943797" calcext:value-type="float">
            <text:p>36.943797</text:p>
          </table:table-cell>
          <table:table-cell office:value-type="float" office:value="13.942116" calcext:value-type="float">
            <text:p>13.942116</text:p>
          </table:table-cell>
          <table:table-cell office:value-type="float" office:value="0.619076" calcext:value-type="float">
            <text:p>0.619076</text:p>
          </table:table-cell>
          <table:table-cell office:value-type="float" office:value="0.629272" calcext:value-type="float">
            <text:p>0.629272</text:p>
          </table:table-cell>
          <table:table-cell office:value-type="float" office:value="225.93627" calcext:value-type="float">
            <text:p>225.93627</text:p>
          </table:table-cell>
          <table:table-cell office:value-type="float" office:value="80.360731" calcext:value-type="float">
            <text:p>80.360731</text:p>
          </table:table-cell>
          <table:table-cell office:value-type="float" office:value="1.735353" calcext:value-type="float">
            <text:p>1.735353</text:p>
          </table:table-cell>
          <table:table-cell office:value-type="float" office:value="2.024287" calcext:value-type="float">
            <text:p>2.024287</text:p>
          </table:table-cell>
          <table:table-cell office:value-type="float" office:value="999.419732" calcext:value-type="float">
            <text:p>999.419732</text:p>
          </table:table-cell>
          <table:table-cell office:value-type="float" office:value="327.430003" calcext:value-type="float">
            <text:p>327.430003</text:p>
          </table:table-cell>
          <table:table-cell office:value-type="float" office:value="3.735477" calcext:value-type="float">
            <text:p>3.735477</text:p>
          </table:table-cell>
          <table:table-cell office:value-type="float" office:value="3.316288" calcext:value-type="float">
            <text:p>3.316288</text:p>
          </table:table-cell>
          <table:table-cell table:number-columns-repeated="1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06286" calcext:value-type="float">
            <text:p>0.006286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446776" calcext:value-type="float">
            <text:p>0.446776</text:p>
          </table:table-cell>
          <table:table-cell office:value-type="float" office:value="0.125226" calcext:value-type="float">
            <text:p>0.125226</text:p>
          </table:table-cell>
          <table:table-cell office:value-type="float" office:value="0.044629" calcext:value-type="float">
            <text:p>0.044629</text:p>
          </table:table-cell>
          <table:table-cell office:value-type="float" office:value="0.036666" calcext:value-type="float">
            <text:p>0.036666</text:p>
          </table:table-cell>
          <table:table-cell office:value-type="float" office:value="2.511223" calcext:value-type="float">
            <text:p>2.511223</text:p>
          </table:table-cell>
          <table:table-cell office:value-type="float" office:value="0.78411" calcext:value-type="float">
            <text:p>0.78411</text:p>
          </table:table-cell>
          <table:table-cell office:value-type="float" office:value="0.133607" calcext:value-type="float">
            <text:p>0.133607</text:p>
          </table:table-cell>
          <table:table-cell office:value-type="float" office:value="0.11496" calcext:value-type="float">
            <text:p>0.11496</text:p>
          </table:table-cell>
          <table:table-cell office:value-type="float" office:value="9.366378" calcext:value-type="float">
            <text:p>9.366378</text:p>
          </table:table-cell>
          <table:table-cell office:value-type="float" office:value="3.112139" calcext:value-type="float">
            <text:p>3.112139</text:p>
          </table:table-cell>
          <table:table-cell office:value-type="float" office:value="0.309956" calcext:value-type="float">
            <text:p>0.309956</text:p>
          </table:table-cell>
          <table:table-cell office:value-type="float" office:value="0.277202" calcext:value-type="float">
            <text:p>0.277202</text:p>
          </table:table-cell>
          <table:table-cell office:value-type="float" office:value="36.583833" calcext:value-type="float">
            <text:p>36.583833</text:p>
          </table:table-cell>
          <table:table-cell office:value-type="float" office:value="12.884506" calcext:value-type="float">
            <text:p>12.884506</text:p>
          </table:table-cell>
          <table:table-cell office:value-type="float" office:value="0.683678" calcext:value-type="float">
            <text:p>0.683678</text:p>
          </table:table-cell>
          <table:table-cell office:value-type="float" office:value="0.773006" calcext:value-type="float">
            <text:p>0.773006</text:p>
          </table:table-cell>
          <table:table-cell office:value-type="float" office:value="224.628208" calcext:value-type="float">
            <text:p>224.628208</text:p>
          </table:table-cell>
          <table:table-cell office:value-type="float" office:value="80.737945" calcext:value-type="float">
            <text:p>80.737945</text:p>
          </table:table-cell>
          <table:table-cell office:value-type="float" office:value="1.711467" calcext:value-type="float">
            <text:p>1.711467</text:p>
          </table:table-cell>
          <table:table-cell office:value-type="float" office:value="2.031411" calcext:value-type="float">
            <text:p>2.031411</text:p>
          </table:table-cell>
          <table:table-cell office:value-type="float" office:value="938.80822" calcext:value-type="float">
            <text:p>938.80822</text:p>
          </table:table-cell>
          <table:table-cell office:value-type="float" office:value="328.549563" calcext:value-type="float">
            <text:p>328.549563</text:p>
          </table:table-cell>
          <table:table-cell office:value-type="float" office:value="3.654042" calcext:value-type="float">
            <text:p>3.654042</text:p>
          </table:table-cell>
          <table:table-cell office:value-type="float" office:value="3.220604" calcext:value-type="float">
            <text:p>3.220604</text:p>
          </table:table-cell>
          <table:table-cell table:number-columns-repeated="1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51386" calcext:value-type="float">
            <text:p>0.451386</text:p>
          </table:table-cell>
          <table:table-cell office:value-type="float" office:value="0.125645" calcext:value-type="float">
            <text:p>0.125645</text:p>
          </table:table-cell>
          <table:table-cell office:value-type="float" office:value="0.043093" calcext:value-type="float">
            <text:p>0.043093</text:p>
          </table:table-cell>
          <table:table-cell office:value-type="float" office:value="0.033873" calcext:value-type="float">
            <text:p>0.033873</text:p>
          </table:table-cell>
          <table:table-cell office:value-type="float" office:value="2.519045" calcext:value-type="float">
            <text:p>2.519045</text:p>
          </table:table-cell>
          <table:table-cell office:value-type="float" office:value="0.772378" calcext:value-type="float">
            <text:p>0.772378</text:p>
          </table:table-cell>
          <table:table-cell office:value-type="float" office:value="0.132559" calcext:value-type="float">
            <text:p>0.132559</text:p>
          </table:table-cell>
          <table:table-cell office:value-type="float" office:value="0.113562" calcext:value-type="float">
            <text:p>0.113562</text:p>
          </table:table-cell>
          <table:table-cell office:value-type="float" office:value="9.323146" calcext:value-type="float">
            <text:p>9.323146</text:p>
          </table:table-cell>
          <table:table-cell office:value-type="float" office:value="3.276965" calcext:value-type="float">
            <text:p>3.276965</text:p>
          </table:table-cell>
          <table:table-cell office:value-type="float" office:value="0.284115" calcext:value-type="float">
            <text:p>0.284115</text:p>
          </table:table-cell>
          <table:table-cell office:value-type="float" office:value="0.272242" calcext:value-type="float">
            <text:p>0.272242</text:p>
          </table:table-cell>
          <table:table-cell office:value-type="float" office:value="37.306134" calcext:value-type="float">
            <text:p>37.306134</text:p>
          </table:table-cell>
          <table:table-cell office:value-type="float" office:value="12.738188" calcext:value-type="float">
            <text:p>12.738188</text:p>
          </table:table-cell>
          <table:table-cell office:value-type="float" office:value="0.675158" calcext:value-type="float">
            <text:p>0.675158</text:p>
          </table:table-cell>
          <table:table-cell office:value-type="float" office:value="0.695413" calcext:value-type="float">
            <text:p>0.695413</text:p>
          </table:table-cell>
          <table:table-cell office:value-type="float" office:value="224.584556" calcext:value-type="float">
            <text:p>224.584556</text:p>
          </table:table-cell>
          <table:table-cell office:value-type="float" office:value="80.602173" calcext:value-type="float">
            <text:p>80.602173</text:p>
          </table:table-cell>
          <table:table-cell office:value-type="float" office:value="1.718102" calcext:value-type="float">
            <text:p>1.718102</text:p>
          </table:table-cell>
          <table:table-cell office:value-type="float" office:value="2.002916" calcext:value-type="float">
            <text:p>2.002916</text:p>
          </table:table-cell>
          <table:table-cell office:value-type="float" office:value="937.190061" calcext:value-type="float">
            <text:p>937.190061</text:p>
          </table:table-cell>
          <table:table-cell office:value-type="float" office:value="330.427323" calcext:value-type="float">
            <text:p>330.427323</text:p>
          </table:table-cell>
          <table:table-cell office:value-type="float" office:value="3.693991" calcext:value-type="float">
            <text:p>3.693991</text:p>
          </table:table-cell>
          <table:table-cell office:value-type="float" office:value="3.195532" calcext:value-type="float">
            <text:p>3.195532</text:p>
          </table:table-cell>
          <table:table-cell table:number-columns-repeated="1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05239" calcext:value-type="float">
            <text:p>0.005239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001885" calcext:value-type="float">
            <text:p>0.001885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399215" calcext:value-type="float">
            <text:p>0.399215</text:p>
          </table:table-cell>
          <table:table-cell office:value-type="float" office:value="0.124737" calcext:value-type="float">
            <text:p>0.124737</text:p>
          </table:table-cell>
          <table:table-cell office:value-type="float" office:value="0.041486" calcext:value-type="float">
            <text:p>0.041486</text:p>
          </table:table-cell>
          <table:table-cell office:value-type="float" office:value="0.036318" calcext:value-type="float">
            <text:p>0.036318</text:p>
          </table:table-cell>
          <table:table-cell office:value-type="float" office:value="2.347444" calcext:value-type="float">
            <text:p>2.347444</text:p>
          </table:table-cell>
          <table:table-cell office:value-type="float" office:value="0.803597" calcext:value-type="float">
            <text:p>0.803597</text:p>
          </table:table-cell>
          <table:table-cell office:value-type="float" office:value="0.13221" calcext:value-type="float">
            <text:p>0.13221</text:p>
          </table:table-cell>
          <table:table-cell office:value-type="float" office:value="0.113493" calcext:value-type="float">
            <text:p>0.113493</text:p>
          </table:table-cell>
          <table:table-cell office:value-type="float" office:value="9.305267" calcext:value-type="float">
            <text:p>9.305267</text:p>
          </table:table-cell>
          <table:table-cell office:value-type="float" office:value="3.230311" calcext:value-type="float">
            <text:p>3.230311</text:p>
          </table:table-cell>
          <table:table-cell office:value-type="float" office:value="0.301924" calcext:value-type="float">
            <text:p>0.301924</text:p>
          </table:table-cell>
          <table:table-cell office:value-type="float" office:value="0.258623" calcext:value-type="float">
            <text:p>0.258623</text:p>
          </table:table-cell>
          <table:table-cell office:value-type="float" office:value="36.282117" calcext:value-type="float">
            <text:p>36.282117</text:p>
          </table:table-cell>
          <table:table-cell office:value-type="float" office:value="12.708575" calcext:value-type="float">
            <text:p>12.708575</text:p>
          </table:table-cell>
          <table:table-cell office:value-type="float" office:value="0.634719" calcext:value-type="float">
            <text:p>0.634719</text:p>
          </table:table-cell>
          <table:table-cell office:value-type="float" office:value="0.545322" calcext:value-type="float">
            <text:p>0.545322</text:p>
          </table:table-cell>
          <table:table-cell office:value-type="float" office:value="226.626793" calcext:value-type="float">
            <text:p>226.626793</text:p>
          </table:table-cell>
          <table:table-cell office:value-type="float" office:value="80.450338" calcext:value-type="float">
            <text:p>80.450338</text:p>
          </table:table-cell>
          <table:table-cell office:value-type="float" office:value="1.741429" calcext:value-type="float">
            <text:p>1.741429</text:p>
          </table:table-cell>
          <table:table-cell office:value-type="float" office:value="2.003195" calcext:value-type="float">
            <text:p>2.003195</text:p>
          </table:table-cell>
          <table:table-cell office:value-type="float" office:value="929.957968" calcext:value-type="float">
            <text:p>929.957968</text:p>
          </table:table-cell>
          <table:table-cell office:value-type="float" office:value="331.015459" calcext:value-type="float">
            <text:p>331.015459</text:p>
          </table:table-cell>
          <table:table-cell office:value-type="float" office:value="3.668289" calcext:value-type="float">
            <text:p>3.668289</text:p>
          </table:table-cell>
          <table:table-cell office:value-type="float" office:value="3.224167" calcext:value-type="float">
            <text:p>3.224167</text:p>
          </table:table-cell>
          <table:table-cell table:number-columns-repeated="1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7263" calcext:value-type="float">
            <text:p>0.00726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0.406338" calcext:value-type="float">
            <text:p>0.406338</text:p>
          </table:table-cell>
          <table:table-cell office:value-type="float" office:value="0.128089" calcext:value-type="float">
            <text:p>0.128089</text:p>
          </table:table-cell>
          <table:table-cell office:value-type="float" office:value="0.067747" calcext:value-type="float">
            <text:p>0.067747</text:p>
          </table:table-cell>
          <table:table-cell office:value-type="float" office:value="0.055803" calcext:value-type="float">
            <text:p>0.055803</text:p>
          </table:table-cell>
          <table:table-cell office:value-type="float" office:value="2.582391" calcext:value-type="float">
            <text:p>2.582391</text:p>
          </table:table-cell>
          <table:table-cell office:value-type="float" office:value="0.79766" calcext:value-type="float">
            <text:p>0.79766</text:p>
          </table:table-cell>
          <table:table-cell office:value-type="float" office:value="0.139683" calcext:value-type="float">
            <text:p>0.139683</text:p>
          </table:table-cell>
          <table:table-cell office:value-type="float" office:value="0.121734" calcext:value-type="float">
            <text:p>0.121734</text:p>
          </table:table-cell>
          <table:table-cell office:value-type="float" office:value="9.498588" calcext:value-type="float">
            <text:p>9.498588</text:p>
          </table:table-cell>
          <table:table-cell office:value-type="float" office:value="3.152019" calcext:value-type="float">
            <text:p>3.152019</text:p>
          </table:table-cell>
          <table:table-cell office:value-type="float" office:value="0.297176" calcext:value-type="float">
            <text:p>0.297176</text:p>
          </table:table-cell>
          <table:table-cell office:value-type="float" office:value="0.275874" calcext:value-type="float">
            <text:p>0.275874</text:p>
          </table:table-cell>
          <table:table-cell office:value-type="float" office:value="37.711145" calcext:value-type="float">
            <text:p>37.711145</text:p>
          </table:table-cell>
          <table:table-cell office:value-type="float" office:value="12.647324" calcext:value-type="float">
            <text:p>12.647324</text:p>
          </table:table-cell>
          <table:table-cell office:value-type="float" office:value="0.636327" calcext:value-type="float">
            <text:p>0.636327</text:p>
          </table:table-cell>
          <table:table-cell office:value-type="float" office:value="0.567043" calcext:value-type="float">
            <text:p>0.567043</text:p>
          </table:table-cell>
          <table:table-cell office:value-type="float" office:value="226.468393" calcext:value-type="float">
            <text:p>226.468393</text:p>
          </table:table-cell>
          <table:table-cell office:value-type="float" office:value="80.985743" calcext:value-type="float">
            <text:p>80.985743</text:p>
          </table:table-cell>
          <table:table-cell office:value-type="float" office:value="1.734794" calcext:value-type="float">
            <text:p>1.734794</text:p>
          </table:table-cell>
          <table:table-cell office:value-type="float" office:value="1.63555" calcext:value-type="float">
            <text:p>1.63555</text:p>
          </table:table-cell>
          <table:table-cell office:value-type="float" office:value="955.512787" calcext:value-type="float">
            <text:p>955.512787</text:p>
          </table:table-cell>
          <table:table-cell office:value-type="float" office:value="330.016096" calcext:value-type="float">
            <text:p>330.016096</text:p>
          </table:table-cell>
          <table:table-cell office:value-type="float" office:value="3.690079" calcext:value-type="float">
            <text:p>3.690079</text:p>
          </table:table-cell>
          <table:table-cell office:value-type="float" office:value="3.277246" calcext:value-type="float">
            <text:p>3.277246</text:p>
          </table:table-cell>
          <table:table-cell table:number-columns-repeated="1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06635" calcext:value-type="float">
            <text:p>0.006635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04522" calcext:value-type="float">
            <text:p>0.404522</text:p>
          </table:table-cell>
          <table:table-cell office:value-type="float" office:value="0.128089" calcext:value-type="float">
            <text:p>0.128089</text:p>
          </table:table-cell>
          <table:table-cell office:value-type="float" office:value="0.065162" calcext:value-type="float">
            <text:p>0.065162</text:p>
          </table:table-cell>
          <table:table-cell office:value-type="float" office:value="0.049867" calcext:value-type="float">
            <text:p>0.049867</text:p>
          </table:table-cell>
          <table:table-cell office:value-type="float" office:value="2.362739" calcext:value-type="float">
            <text:p>2.362739</text:p>
          </table:table-cell>
          <table:table-cell office:value-type="float" office:value="0.773426" calcext:value-type="float">
            <text:p>0.773426</text:p>
          </table:table-cell>
          <table:table-cell office:value-type="float" office:value="0.13682" calcext:value-type="float">
            <text:p>0.13682</text:p>
          </table:table-cell>
          <table:table-cell office:value-type="float" office:value="0.1188" calcext:value-type="float">
            <text:p>0.1188</text:p>
          </table:table-cell>
          <table:table-cell office:value-type="float" office:value="9.336556" calcext:value-type="float">
            <text:p>9.336556</text:p>
          </table:table-cell>
          <table:table-cell office:value-type="float" office:value="3.119822" calcext:value-type="float">
            <text:p>3.119822</text:p>
          </table:table-cell>
          <table:table-cell office:value-type="float" office:value="0.293125" calcext:value-type="float">
            <text:p>0.293125</text:p>
          </table:table-cell>
          <table:table-cell office:value-type="float" office:value="0.271404" calcext:value-type="float">
            <text:p>0.271404</text:p>
          </table:table-cell>
          <table:table-cell office:value-type="float" office:value="37.341824" calcext:value-type="float">
            <text:p>37.341824</text:p>
          </table:table-cell>
          <table:table-cell office:value-type="float" office:value="12.662479" calcext:value-type="float">
            <text:p>12.662479</text:p>
          </table:table-cell>
          <table:table-cell office:value-type="float" office:value="0.631507" calcext:value-type="float">
            <text:p>0.631507</text:p>
          </table:table-cell>
          <table:table-cell office:value-type="float" office:value="0.544065" calcext:value-type="float">
            <text:p>0.544065</text:p>
          </table:table-cell>
          <table:table-cell office:value-type="float" office:value="226.175897" calcext:value-type="float">
            <text:p>226.175897</text:p>
          </table:table-cell>
          <table:table-cell office:value-type="float" office:value="83.149434" calcext:value-type="float">
            <text:p>83.149434</text:p>
          </table:table-cell>
          <table:table-cell office:value-type="float" office:value="1.71482" calcext:value-type="float">
            <text:p>1.71482</text:p>
          </table:table-cell>
          <table:table-cell office:value-type="float" office:value="1.571085" calcext:value-type="float">
            <text:p>1.571085</text:p>
          </table:table-cell>
          <table:table-cell office:value-type="float" office:value="1028.511611" calcext:value-type="float">
            <text:p>1028.511611</text:p>
          </table:table-cell>
          <table:table-cell office:value-type="float" office:value="326.312956" calcext:value-type="float">
            <text:p>326.312956</text:p>
          </table:table-cell>
          <table:table-cell office:value-type="float" office:value="3.740016" calcext:value-type="float">
            <text:p>3.740016</text:p>
          </table:table-cell>
          <table:table-cell office:value-type="float" office:value="3.316847" calcext:value-type="float">
            <text:p>3.316847</text:p>
          </table:table-cell>
          <table:table-cell table:number-columns-repeated="1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401589" calcext:value-type="float">
            <text:p>0.401589</text:p>
          </table:table-cell>
          <table:table-cell office:value-type="float" office:value="0.128089" calcext:value-type="float">
            <text:p>0.128089</text:p>
          </table:table-cell>
          <table:table-cell office:value-type="float" office:value="0.065162" calcext:value-type="float">
            <text:p>0.065162</text:p>
          </table:table-cell>
          <table:table-cell office:value-type="float" office:value="0.049657" calcext:value-type="float">
            <text:p>0.049657</text:p>
          </table:table-cell>
          <table:table-cell office:value-type="float" office:value="2.378244" calcext:value-type="float">
            <text:p>2.378244</text:p>
          </table:table-cell>
          <table:table-cell office:value-type="float" office:value="0.773984" calcext:value-type="float">
            <text:p>0.773984</text:p>
          </table:table-cell>
          <table:table-cell office:value-type="float" office:value="0.133886" calcext:value-type="float">
            <text:p>0.133886</text:p>
          </table:table-cell>
          <table:table-cell office:value-type="float" office:value="0.112165" calcext:value-type="float">
            <text:p>0.112165</text:p>
          </table:table-cell>
          <table:table-cell office:value-type="float" office:value="9.392918" calcext:value-type="float">
            <text:p>9.392918</text:p>
          </table:table-cell>
          <table:table-cell office:value-type="float" office:value="3.090837" calcext:value-type="float">
            <text:p>3.090837</text:p>
          </table:table-cell>
          <table:table-cell office:value-type="float" office:value="0.301576" calcext:value-type="float">
            <text:p>0.301576</text:p>
          </table:table-cell>
          <table:table-cell office:value-type="float" office:value="0.265259" calcext:value-type="float">
            <text:p>0.265259</text:p>
          </table:table-cell>
          <table:table-cell office:value-type="float" office:value="41.442289" calcext:value-type="float">
            <text:p>41.442289</text:p>
          </table:table-cell>
          <table:table-cell office:value-type="float" office:value="12.917471" calcext:value-type="float">
            <text:p>12.917471</text:p>
          </table:table-cell>
          <table:table-cell office:value-type="float" office:value="0.631577" calcext:value-type="float">
            <text:p>0.631577</text:p>
          </table:table-cell>
          <table:table-cell office:value-type="float" office:value="0.580942" calcext:value-type="float">
            <text:p>0.580942</text:p>
          </table:table-cell>
          <table:table-cell office:value-type="float" office:value="224.575407" calcext:value-type="float">
            <text:p>224.575407</text:p>
          </table:table-cell>
          <table:table-cell office:value-type="float" office:value="81.096162" calcext:value-type="float">
            <text:p>81.096162</text:p>
          </table:table-cell>
          <table:table-cell office:value-type="float" office:value="1.731861" calcext:value-type="float">
            <text:p>1.731861</text:p>
          </table:table-cell>
          <table:table-cell office:value-type="float" office:value="1.582121" calcext:value-type="float">
            <text:p>1.582121</text:p>
          </table:table-cell>
          <table:table-cell office:value-type="float" office:value="932.142473" calcext:value-type="float">
            <text:p>932.142473</text:p>
          </table:table-cell>
          <table:table-cell office:value-type="float" office:value="326.454386" calcext:value-type="float">
            <text:p>326.454386</text:p>
          </table:table-cell>
          <table:table-cell office:value-type="float" office:value="3.675832" calcext:value-type="float">
            <text:p>3.675832</text:p>
          </table:table-cell>
          <table:table-cell office:value-type="float" office:value="3.235621" calcext:value-type="float">
            <text:p>3.235621</text:p>
          </table:table-cell>
          <table:table-cell table:number-columns-repeated="1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1885" calcext:value-type="float">
            <text:p>0.001885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561875" calcext:value-type="float">
            <text:p>0.561875</text:p>
          </table:table-cell>
          <table:table-cell office:value-type="float" office:value="0.128299" calcext:value-type="float">
            <text:p>0.128299</text:p>
          </table:table-cell>
          <table:table-cell office:value-type="float" office:value="0.049448" calcext:value-type="float">
            <text:p>0.049448</text:p>
          </table:table-cell>
          <table:table-cell office:value-type="float" office:value="0.050076" calcext:value-type="float">
            <text:p>0.050076</text:p>
          </table:table-cell>
          <table:table-cell office:value-type="float" office:value="2.355266" calcext:value-type="float">
            <text:p>2.355266</text:p>
          </table:table-cell>
          <table:table-cell office:value-type="float" office:value="0.788301" calcext:value-type="float">
            <text:p>0.788301</text:p>
          </table:table-cell>
          <table:table-cell office:value-type="float" office:value="0.13249" calcext:value-type="float">
            <text:p>0.13249</text:p>
          </table:table-cell>
          <table:table-cell office:value-type="float" office:value="0.11035" calcext:value-type="float">
            <text:p>0.11035</text:p>
          </table:table-cell>
          <table:table-cell office:value-type="float" office:value="9.315603" calcext:value-type="float">
            <text:p>9.315603</text:p>
          </table:table-cell>
          <table:table-cell office:value-type="float" office:value="3.425937" calcext:value-type="float">
            <text:p>3.425937</text:p>
          </table:table-cell>
          <table:table-cell office:value-type="float" office:value="0.291519" calcext:value-type="float">
            <text:p>0.291519</text:p>
          </table:table-cell>
          <table:table-cell office:value-type="float" office:value="0.274267" calcext:value-type="float">
            <text:p>0.274267</text:p>
          </table:table-cell>
          <table:table-cell office:value-type="float" office:value="42.609691" calcext:value-type="float">
            <text:p>42.609691</text:p>
          </table:table-cell>
          <table:table-cell office:value-type="float" office:value="12.64914" calcext:value-type="float">
            <text:p>12.64914</text:p>
          </table:table-cell>
          <table:table-cell office:value-type="float" office:value="0.631088" calcext:value-type="float">
            <text:p>0.631088</text:p>
          </table:table-cell>
          <table:table-cell office:value-type="float" office:value="0.55538" calcext:value-type="float">
            <text:p>0.55538</text:p>
          </table:table-cell>
          <table:table-cell office:value-type="float" office:value="224.938933" calcext:value-type="float">
            <text:p>224.938933</text:p>
          </table:table-cell>
          <table:table-cell office:value-type="float" office:value="80.397119" calcext:value-type="float">
            <text:p>80.397119</text:p>
          </table:table-cell>
          <table:table-cell office:value-type="float" office:value="1.735911" calcext:value-type="float">
            <text:p>1.735911</text:p>
          </table:table-cell>
          <table:table-cell office:value-type="float" office:value="1.969532" calcext:value-type="float">
            <text:p>1.969532</text:p>
          </table:table-cell>
          <table:table-cell office:value-type="float" office:value="946.352648" calcext:value-type="float">
            <text:p>946.352648</text:p>
          </table:table-cell>
          <table:table-cell office:value-type="float" office:value="333.202129" calcext:value-type="float">
            <text:p>333.202129</text:p>
          </table:table-cell>
          <table:table-cell office:value-type="float" office:value="3.602289" calcext:value-type="float">
            <text:p>3.602289</text:p>
          </table:table-cell>
          <table:table-cell office:value-type="float" office:value="3.187151" calcext:value-type="float">
            <text:p>3.187151</text:p>
          </table:table-cell>
          <table:table-cell table:number-columns-repeated="1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05378" calcext:value-type="float">
            <text:p>0.005378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404522" calcext:value-type="float">
            <text:p>0.404522</text:p>
          </table:table-cell>
          <table:table-cell office:value-type="float" office:value="0.129067" calcext:value-type="float">
            <text:p>0.129067</text:p>
          </table:table-cell>
          <table:table-cell office:value-type="float" office:value="0.042115" calcext:value-type="float">
            <text:p>0.042115</text:p>
          </table:table-cell>
          <table:table-cell office:value-type="float" office:value="0.045746" calcext:value-type="float">
            <text:p>0.045746</text:p>
          </table:table-cell>
          <table:table-cell office:value-type="float" office:value="2.56535" calcext:value-type="float">
            <text:p>2.56535</text:p>
          </table:table-cell>
          <table:table-cell office:value-type="float" office:value="0.773984" calcext:value-type="float">
            <text:p>0.773984</text:p>
          </table:table-cell>
          <table:table-cell office:value-type="float" office:value="0.131302" calcext:value-type="float">
            <text:p>0.131302</text:p>
          </table:table-cell>
          <table:table-cell office:value-type="float" office:value="0.109302" calcext:value-type="float">
            <text:p>0.109302</text:p>
          </table:table-cell>
          <table:table-cell office:value-type="float" office:value="9.309806" calcext:value-type="float">
            <text:p>9.309806</text:p>
          </table:table-cell>
          <table:table-cell office:value-type="float" office:value="3.147478" calcext:value-type="float">
            <text:p>3.147478</text:p>
          </table:table-cell>
          <table:table-cell office:value-type="float" office:value="0.29089" calcext:value-type="float">
            <text:p>0.29089</text:p>
          </table:table-cell>
          <table:table-cell office:value-type="float" office:value="0.309188" calcext:value-type="float">
            <text:p>0.309188</text:p>
          </table:table-cell>
          <table:table-cell office:value-type="float" office:value="40.533442" calcext:value-type="float">
            <text:p>40.533442</text:p>
          </table:table-cell>
          <table:table-cell office:value-type="float" office:value="12.930462" calcext:value-type="float">
            <text:p>12.930462</text:p>
          </table:table-cell>
          <table:table-cell office:value-type="float" office:value="0.644358" calcext:value-type="float">
            <text:p>0.644358</text:p>
          </table:table-cell>
          <table:table-cell office:value-type="float" office:value="0.5595" calcext:value-type="float">
            <text:p>0.5595</text:p>
          </table:table-cell>
          <table:table-cell office:value-type="float" office:value="225.857978" calcext:value-type="float">
            <text:p>225.857978</text:p>
          </table:table-cell>
          <table:table-cell office:value-type="float" office:value="80.465772" calcext:value-type="float">
            <text:p>80.465772</text:p>
          </table:table-cell>
          <table:table-cell office:value-type="float" office:value="1.770134" calcext:value-type="float">
            <text:p>1.770134</text:p>
          </table:table-cell>
          <table:table-cell office:value-type="float" office:value="2.091545" calcext:value-type="float">
            <text:p>2.091545</text:p>
          </table:table-cell>
          <table:table-cell office:value-type="float" office:value="1000.45416" calcext:value-type="float">
            <text:p>1000.45416</text:p>
          </table:table-cell>
          <table:table-cell office:value-type="float" office:value="349.496936" calcext:value-type="float">
            <text:p>349.496936</text:p>
          </table:table-cell>
          <table:table-cell office:value-type="float" office:value="3.613533" calcext:value-type="float">
            <text:p>3.613533</text:p>
          </table:table-cell>
          <table:table-cell office:value-type="float" office:value="3.268097" calcext:value-type="float">
            <text:p>3.268097</text:p>
          </table:table-cell>
          <table:table-cell table:number-columns-repeated="1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06635" calcext:value-type="float">
            <text:p>0.006635</text:p>
          </table:table-cell>
          <table:table-cell office:value-type="float" office:value="0.003422" calcext:value-type="float">
            <text:p>0.003422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4191" calcext:value-type="float">
            <text:p>0.004191</text:p>
          </table:table-cell>
          <table:table-cell office:value-type="float" office:value="0.630739" calcext:value-type="float">
            <text:p>0.630739</text:p>
          </table:table-cell>
          <table:table-cell office:value-type="float" office:value="0.12299" calcext:value-type="float">
            <text:p>0.12299</text:p>
          </table:table-cell>
          <table:table-cell office:value-type="float" office:value="0.051124" calcext:value-type="float">
            <text:p>0.051124</text:p>
          </table:table-cell>
          <table:table-cell office:value-type="float" office:value="0.059505" calcext:value-type="float">
            <text:p>0.059505</text:p>
          </table:table-cell>
          <table:table-cell office:value-type="float" office:value="2.478606" calcext:value-type="float">
            <text:p>2.478606</text:p>
          </table:table-cell>
          <table:table-cell office:value-type="float" office:value="0.794099" calcext:value-type="float">
            <text:p>0.794099</text:p>
          </table:table-cell>
          <table:table-cell office:value-type="float" office:value="0.136331" calcext:value-type="float">
            <text:p>0.136331</text:p>
          </table:table-cell>
          <table:table-cell office:value-type="float" office:value="0.118032" calcext:value-type="float">
            <text:p>0.118032</text:p>
          </table:table-cell>
          <table:table-cell office:value-type="float" office:value="9.503547" calcext:value-type="float">
            <text:p>9.503547</text:p>
          </table:table-cell>
          <table:table-cell office:value-type="float" office:value="3.131695" calcext:value-type="float">
            <text:p>3.131695</text:p>
          </table:table-cell>
          <table:table-cell office:value-type="float" office:value="0.294941" calcext:value-type="float">
            <text:p>0.294941</text:p>
          </table:table-cell>
          <table:table-cell office:value-type="float" office:value="0.298783" calcext:value-type="float">
            <text:p>0.298783</text:p>
          </table:table-cell>
          <table:table-cell office:value-type="float" office:value="39.76763" calcext:value-type="float">
            <text:p>39.76763</text:p>
          </table:table-cell>
          <table:table-cell office:value-type="float" office:value="13.509169" calcext:value-type="float">
            <text:p>13.509169</text:p>
          </table:table-cell>
          <table:table-cell office:value-type="float" office:value="0.638701" calcext:value-type="float">
            <text:p>0.638701</text:p>
          </table:table-cell>
          <table:table-cell office:value-type="float" office:value="0.563622" calcext:value-type="float">
            <text:p>0.563622</text:p>
          </table:table-cell>
          <table:table-cell office:value-type="float" office:value="226.287294" calcext:value-type="float">
            <text:p>226.287294</text:p>
          </table:table-cell>
          <table:table-cell office:value-type="float" office:value="81.288925" calcext:value-type="float">
            <text:p>81.288925</text:p>
          </table:table-cell>
          <table:table-cell office:value-type="float" office:value="1.734655" calcext:value-type="float">
            <text:p>1.734655</text:p>
          </table:table-cell>
          <table:table-cell office:value-type="float" office:value="1.549714" calcext:value-type="float">
            <text:p>1.549714</text:p>
          </table:table-cell>
          <table:table-cell office:value-type="float" office:value="953.243428" calcext:value-type="float">
            <text:p>953.243428</text:p>
          </table:table-cell>
          <table:table-cell office:value-type="float" office:value="330.389609" calcext:value-type="float">
            <text:p>330.389609</text:p>
          </table:table-cell>
          <table:table-cell office:value-type="float" office:value="3.664658" calcext:value-type="float">
            <text:p>3.664658</text:p>
          </table:table-cell>
          <table:table-cell office:value-type="float" office:value="3.217182" calcext:value-type="float">
            <text:p>3.217182</text:p>
          </table:table-cell>
          <table:table-cell table:number-columns-repeated="1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06076" calcext:value-type="float">
            <text:p>0.006076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406478" calcext:value-type="float">
            <text:p>0.406478</text:p>
          </table:table-cell>
          <table:table-cell office:value-type="float" office:value="0.122712" calcext:value-type="float">
            <text:p>0.122712</text:p>
          </table:table-cell>
          <table:table-cell office:value-type="float" office:value="0.054825" calcext:value-type="float">
            <text:p>0.054825</text:p>
          </table:table-cell>
          <table:table-cell office:value-type="float" office:value="0.056991" calcext:value-type="float">
            <text:p>0.056991</text:p>
          </table:table-cell>
          <table:table-cell office:value-type="float" office:value="2.360993" calcext:value-type="float">
            <text:p>2.360993</text:p>
          </table:table-cell>
          <table:table-cell office:value-type="float" office:value="0.784599" calcext:value-type="float">
            <text:p>0.784599</text:p>
          </table:table-cell>
          <table:table-cell office:value-type="float" office:value="0.133886" calcext:value-type="float">
            <text:p>0.133886</text:p>
          </table:table-cell>
          <table:table-cell office:value-type="float" office:value="0.117404" calcext:value-type="float">
            <text:p>0.117404</text:p>
          </table:table-cell>
          <table:table-cell office:value-type="float" office:value="9.301286" calcext:value-type="float">
            <text:p>9.301286</text:p>
          </table:table-cell>
          <table:table-cell office:value-type="float" office:value="3.072329" calcext:value-type="float">
            <text:p>3.072329</text:p>
          </table:table-cell>
          <table:table-cell office:value-type="float" office:value="0.293334" calcext:value-type="float">
            <text:p>0.293334</text:p>
          </table:table-cell>
          <table:table-cell office:value-type="float" office:value="0.272591" calcext:value-type="float">
            <text:p>0.272591</text:p>
          </table:table-cell>
          <table:table-cell office:value-type="float" office:value="38.975347" calcext:value-type="float">
            <text:p>38.975347</text:p>
          </table:table-cell>
          <table:table-cell office:value-type="float" office:value="13.005262" calcext:value-type="float">
            <text:p>13.005262</text:p>
          </table:table-cell>
          <table:table-cell office:value-type="float" office:value="0.633532" calcext:value-type="float">
            <text:p>0.633532</text:p>
          </table:table-cell>
          <table:table-cell office:value-type="float" office:value="0.540504" calcext:value-type="float">
            <text:p>0.540504</text:p>
          </table:table-cell>
          <table:table-cell office:value-type="float" office:value="225.132604" calcext:value-type="float">
            <text:p>225.132604</text:p>
          </table:table-cell>
          <table:table-cell office:value-type="float" office:value="81.886978" calcext:value-type="float">
            <text:p>81.886978</text:p>
          </table:table-cell>
          <table:table-cell office:value-type="float" office:value="1.704762" calcext:value-type="float">
            <text:p>1.704762</text:p>
          </table:table-cell>
          <table:table-cell office:value-type="float" office:value="1.552089" calcext:value-type="float">
            <text:p>1.552089</text:p>
          </table:table-cell>
          <table:table-cell office:value-type="float" office:value="932.503975" calcext:value-type="float">
            <text:p>932.503975</text:p>
          </table:table-cell>
          <table:table-cell office:value-type="float" office:value="331.652624" calcext:value-type="float">
            <text:p>331.652624</text:p>
          </table:table-cell>
          <table:table-cell office:value-type="float" office:value="3.67681" calcext:value-type="float">
            <text:p>3.67681</text:p>
          </table:table-cell>
          <table:table-cell office:value-type="float" office:value="3.355957" calcext:value-type="float">
            <text:p>3.355957</text:p>
          </table:table-cell>
          <table:table-cell table:number-columns-repeated="1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05796" calcext:value-type="float">
            <text:p>0.005796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403684" calcext:value-type="float">
            <text:p>0.403684</text:p>
          </table:table-cell>
          <table:table-cell office:value-type="float" office:value="0.122153" calcext:value-type="float">
            <text:p>0.122153</text:p>
          </table:table-cell>
          <table:table-cell office:value-type="float" office:value="0.062997" calcext:value-type="float">
            <text:p>0.062997</text:p>
          </table:table-cell>
          <table:table-cell office:value-type="float" office:value="0.053429" calcext:value-type="float">
            <text:p>0.053429</text:p>
          </table:table-cell>
          <table:table-cell office:value-type="float" office:value="3.304482" calcext:value-type="float">
            <text:p>3.304482</text:p>
          </table:table-cell>
          <table:table-cell office:value-type="float" office:value="0.803108" calcext:value-type="float">
            <text:p>0.803108</text:p>
          </table:table-cell>
          <table:table-cell office:value-type="float" office:value="0.140451" calcext:value-type="float">
            <text:p>0.140451</text:p>
          </table:table-cell>
          <table:table-cell office:value-type="float" office:value="0.112515" calcext:value-type="float">
            <text:p>0.112515</text:p>
          </table:table-cell>
          <table:table-cell office:value-type="float" office:value="9.315603" calcext:value-type="float">
            <text:p>9.315603</text:p>
          </table:table-cell>
          <table:table-cell office:value-type="float" office:value="3.131554" calcext:value-type="float">
            <text:p>3.131554</text:p>
          </table:table-cell>
          <table:table-cell office:value-type="float" office:value="0.29096" calcext:value-type="float">
            <text:p>0.29096</text:p>
          </table:table-cell>
          <table:table-cell office:value-type="float" office:value="0.271404" calcext:value-type="float">
            <text:p>0.271404</text:p>
          </table:table-cell>
          <table:table-cell office:value-type="float" office:value="36.766888" calcext:value-type="float">
            <text:p>36.766888</text:p>
          </table:table-cell>
          <table:table-cell office:value-type="float" office:value="13.960345" calcext:value-type="float">
            <text:p>13.960345</text:p>
          </table:table-cell>
          <table:table-cell office:value-type="float" office:value="0.686403" calcext:value-type="float">
            <text:p>0.686403</text:p>
          </table:table-cell>
          <table:table-cell office:value-type="float" office:value="0.552167" calcext:value-type="float">
            <text:p>0.552167</text:p>
          </table:table-cell>
          <table:table-cell office:value-type="float" office:value="224.237375" calcext:value-type="float">
            <text:p>224.237375</text:p>
          </table:table-cell>
          <table:table-cell office:value-type="float" office:value="80.768675" calcext:value-type="float">
            <text:p>80.768675</text:p>
          </table:table-cell>
          <table:table-cell office:value-type="float" office:value="1.699734" calcext:value-type="float">
            <text:p>1.699734</text:p>
          </table:table-cell>
          <table:table-cell office:value-type="float" office:value="1.79381" calcext:value-type="float">
            <text:p>1.79381</text:p>
          </table:table-cell>
          <table:table-cell office:value-type="float" office:value="924.874902" calcext:value-type="float">
            <text:p>924.874902</text:p>
          </table:table-cell>
          <table:table-cell office:value-type="float" office:value="327.542168" calcext:value-type="float">
            <text:p>327.542168</text:p>
          </table:table-cell>
          <table:table-cell office:value-type="float" office:value="3.580638" calcext:value-type="float">
            <text:p>3.580638</text:p>
          </table:table-cell>
          <table:table-cell office:value-type="float" office:value="3.20503" calcext:value-type="float">
            <text:p>3.20503</text:p>
          </table:table-cell>
          <table:table-cell table:number-columns-repeated="1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28478" calcext:value-type="float">
            <text:p>0.428478</text:p>
          </table:table-cell>
          <table:table-cell office:value-type="float" office:value="0.122711" calcext:value-type="float">
            <text:p>0.122711</text:p>
          </table:table-cell>
          <table:table-cell office:value-type="float" office:value="0.043511" calcext:value-type="float">
            <text:p>0.043511</text:p>
          </table:table-cell>
          <table:table-cell office:value-type="float" office:value="0.051473" calcext:value-type="float">
            <text:p>0.051473</text:p>
          </table:table-cell>
          <table:table-cell office:value-type="float" office:value="2.35324" calcext:value-type="float">
            <text:p>2.35324</text:p>
          </table:table-cell>
          <table:table-cell office:value-type="float" office:value="0.772447" calcext:value-type="float">
            <text:p>0.772447</text:p>
          </table:table-cell>
          <table:table-cell office:value-type="float" office:value="0.13242" calcext:value-type="float">
            <text:p>0.13242</text:p>
          </table:table-cell>
          <table:table-cell office:value-type="float" office:value="0.110699" calcext:value-type="float">
            <text:p>0.110699</text:p>
          </table:table-cell>
          <table:table-cell office:value-type="float" office:value="9.26392" calcext:value-type="float">
            <text:p>9.26392</text:p>
          </table:table-cell>
          <table:table-cell office:value-type="float" office:value="3.387454" calcext:value-type="float">
            <text:p>3.387454</text:p>
          </table:table-cell>
          <table:table-cell office:value-type="float" office:value="0.290611" calcext:value-type="float">
            <text:p>0.290611</text:p>
          </table:table-cell>
          <table:table-cell office:value-type="float" office:value="0.278178" calcext:value-type="float">
            <text:p>0.278178</text:p>
          </table:table-cell>
          <table:table-cell office:value-type="float" office:value="36.437515" calcext:value-type="float">
            <text:p>36.437515</text:p>
          </table:table-cell>
          <table:table-cell office:value-type="float" office:value="13.663658" calcext:value-type="float">
            <text:p>13.663658</text:p>
          </table:table-cell>
          <table:table-cell office:value-type="float" office:value="0.643381" calcext:value-type="float">
            <text:p>0.643381</text:p>
          </table:table-cell>
          <table:table-cell office:value-type="float" office:value="0.539875" calcext:value-type="float">
            <text:p>0.539875</text:p>
          </table:table-cell>
          <table:table-cell office:value-type="float" office:value="226.523288" calcext:value-type="float">
            <text:p>226.523288</text:p>
          </table:table-cell>
          <table:table-cell office:value-type="float" office:value="80.807088" calcext:value-type="float">
            <text:p>80.807088</text:p>
          </table:table-cell>
          <table:table-cell office:value-type="float" office:value="1.717543" calcext:value-type="float">
            <text:p>1.717543</text:p>
          </table:table-cell>
          <table:table-cell office:value-type="float" office:value="2.050757" calcext:value-type="float">
            <text:p>2.050757</text:p>
          </table:table-cell>
          <table:table-cell office:value-type="float" office:value="1003.271571" calcext:value-type="float">
            <text:p>1003.271571</text:p>
          </table:table-cell>
          <table:table-cell office:value-type="float" office:value="332.482691" calcext:value-type="float">
            <text:p>332.482691</text:p>
          </table:table-cell>
          <table:table-cell office:value-type="float" office:value="3.613254" calcext:value-type="float">
            <text:p>3.613254</text:p>
          </table:table-cell>
          <table:table-cell office:value-type="float" office:value="3.2007" calcext:value-type="float">
            <text:p>3.2007</text:p>
          </table:table-cell>
          <table:table-cell table:number-columns-repeated="1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2217" calcext:value-type="float">
            <text:p>0.402217</text:p>
          </table:table-cell>
          <table:table-cell office:value-type="float" office:value="0.122572" calcext:value-type="float">
            <text:p>0.122572</text:p>
          </table:table-cell>
          <table:table-cell office:value-type="float" office:value="0.042394" calcext:value-type="float">
            <text:p>0.042394</text:p>
          </table:table-cell>
          <table:table-cell office:value-type="float" office:value="0.052382" calcext:value-type="float">
            <text:p>0.052382</text:p>
          </table:table-cell>
          <table:table-cell office:value-type="float" office:value="2.370561" calcext:value-type="float">
            <text:p>2.370561</text:p>
          </table:table-cell>
          <table:table-cell office:value-type="float" office:value="0.772098" calcext:value-type="float">
            <text:p>0.772098</text:p>
          </table:table-cell>
          <table:table-cell office:value-type="float" office:value="0.252477" calcext:value-type="float">
            <text:p>0.252477</text:p>
          </table:table-cell>
          <table:table-cell office:value-type="float" office:value="0.113702" calcext:value-type="float">
            <text:p>0.113702</text:p>
          </table:table-cell>
          <table:table-cell office:value-type="float" office:value="9.267552" calcext:value-type="float">
            <text:p>9.267552</text:p>
          </table:table-cell>
          <table:table-cell office:value-type="float" office:value="3.144615" calcext:value-type="float">
            <text:p>3.144615</text:p>
          </table:table-cell>
          <table:table-cell office:value-type="float" office:value="0.291658" calcext:value-type="float">
            <text:p>0.291658</text:p>
          </table:table-cell>
          <table:table-cell office:value-type="float" office:value="0.274757" calcext:value-type="float">
            <text:p>0.274757</text:p>
          </table:table-cell>
          <table:table-cell office:value-type="float" office:value="38.734813" calcext:value-type="float">
            <text:p>38.734813</text:p>
          </table:table-cell>
          <table:table-cell office:value-type="float" office:value="13.85244" calcext:value-type="float">
            <text:p>13.85244</text:p>
          </table:table-cell>
          <table:table-cell office:value-type="float" office:value="0.67865" calcext:value-type="float">
            <text:p>0.67865</text:p>
          </table:table-cell>
          <table:table-cell office:value-type="float" office:value="0.575983" calcext:value-type="float">
            <text:p>0.575983</text:p>
          </table:table-cell>
          <table:table-cell office:value-type="float" office:value="225.794981" calcext:value-type="float">
            <text:p>225.794981</text:p>
          </table:table-cell>
          <table:table-cell office:value-type="float" office:value="80.823361" calcext:value-type="float">
            <text:p>80.823361</text:p>
          </table:table-cell>
          <table:table-cell office:value-type="float" office:value="1.975329" calcext:value-type="float">
            <text:p>1.975329</text:p>
          </table:table-cell>
          <table:table-cell office:value-type="float" office:value="2.670112" calcext:value-type="float">
            <text:p>2.670112</text:p>
          </table:table-cell>
          <table:table-cell office:value-type="float" office:value="1041.436844" calcext:value-type="float">
            <text:p>1041.436844</text:p>
          </table:table-cell>
          <table:table-cell office:value-type="float" office:value="331.853209" calcext:value-type="float">
            <text:p>331.853209</text:p>
          </table:table-cell>
          <table:table-cell office:value-type="float" office:value="3.621565" calcext:value-type="float">
            <text:p>3.621565</text:p>
          </table:table-cell>
          <table:table-cell office:value-type="float" office:value="3.232897" calcext:value-type="float">
            <text:p>3.232897</text:p>
          </table:table-cell>
          <table:table-cell table:number-columns-repeated="1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07124" calcext:value-type="float">
            <text:p>0.007124</text:p>
          </table:table-cell>
          <table:table-cell office:value-type="float" office:value="0.001955" calcext:value-type="float">
            <text:p>0.001955</text:p>
          </table:table-cell>
          <table:table-cell office:value-type="float" office:value="0.003842" calcext:value-type="float">
            <text:p>0.003842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413042" calcext:value-type="float">
            <text:p>0.413042</text:p>
          </table:table-cell>
          <table:table-cell office:value-type="float" office:value="0.131651" calcext:value-type="float">
            <text:p>0.131651</text:p>
          </table:table-cell>
          <table:table-cell office:value-type="float" office:value="0.052521" calcext:value-type="float">
            <text:p>0.052521</text:p>
          </table:table-cell>
          <table:table-cell office:value-type="float" office:value="0.061391" calcext:value-type="float">
            <text:p>0.061391</text:p>
          </table:table-cell>
          <table:table-cell office:value-type="float" office:value="2.421266" calcext:value-type="float">
            <text:p>2.421266</text:p>
          </table:table-cell>
          <table:table-cell office:value-type="float" office:value="1.005438" calcext:value-type="float">
            <text:p>1.005438</text:p>
          </table:table-cell>
          <table:table-cell office:value-type="float" office:value="0.173207" calcext:value-type="float">
            <text:p>0.173207</text:p>
          </table:table-cell>
          <table:table-cell office:value-type="float" office:value="0.12348" calcext:value-type="float">
            <text:p>0.12348</text:p>
          </table:table-cell>
          <table:table-cell office:value-type="float" office:value="9.534138" calcext:value-type="float">
            <text:p>9.534138</text:p>
          </table:table-cell>
          <table:table-cell office:value-type="float" office:value="3.108367" calcext:value-type="float">
            <text:p>3.108367</text:p>
          </table:table-cell>
          <table:table-cell office:value-type="float" office:value="0.321969" calcext:value-type="float">
            <text:p>0.321969</text:p>
          </table:table-cell>
          <table:table-cell office:value-type="float" office:value="0.285722" calcext:value-type="float">
            <text:p>0.285722</text:p>
          </table:table-cell>
          <table:table-cell office:value-type="float" office:value="40.985176" calcext:value-type="float">
            <text:p>40.985176</text:p>
          </table:table-cell>
          <table:table-cell office:value-type="float" office:value="13.83903" calcext:value-type="float">
            <text:p>13.83903</text:p>
          </table:table-cell>
          <table:table-cell office:value-type="float" office:value="0.667336" calcext:value-type="float">
            <text:p>0.667336</text:p>
          </table:table-cell>
          <table:table-cell office:value-type="float" office:value="0.566694" calcext:value-type="float">
            <text:p>0.566694</text:p>
          </table:table-cell>
          <table:table-cell office:value-type="float" office:value="226.050042" calcext:value-type="float">
            <text:p>226.050042</text:p>
          </table:table-cell>
          <table:table-cell office:value-type="float" office:value="81.27356" calcext:value-type="float">
            <text:p>81.27356</text:p>
          </table:table-cell>
          <table:table-cell office:value-type="float" office:value="1.69715" calcext:value-type="float">
            <text:p>1.69715</text:p>
          </table:table-cell>
          <table:table-cell office:value-type="float" office:value="2.38474" calcext:value-type="float">
            <text:p>2.38474</text:p>
          </table:table-cell>
          <table:table-cell office:value-type="float" office:value="993.571836" calcext:value-type="float">
            <text:p>993.571836</text:p>
          </table:table-cell>
          <table:table-cell office:value-type="float" office:value="327.230466" calcext:value-type="float">
            <text:p>327.230466</text:p>
          </table:table-cell>
          <table:table-cell office:value-type="float" office:value="3.679254" calcext:value-type="float">
            <text:p>3.679254</text:p>
          </table:table-cell>
          <table:table-cell office:value-type="float" office:value="3.237995" calcext:value-type="float">
            <text:p>3.237995</text:p>
          </table:table-cell>
          <table:table-cell table:number-columns-repeated="1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04522" calcext:value-type="float">
            <text:p>0.404522</text:p>
          </table:table-cell>
          <table:table-cell office:value-type="float" office:value="0.131512" calcext:value-type="float">
            <text:p>0.131512</text:p>
          </table:table-cell>
          <table:table-cell office:value-type="float" office:value="0.047353" calcext:value-type="float">
            <text:p>0.047353</text:p>
          </table:table-cell>
          <table:table-cell office:value-type="float" office:value="0.05699" calcext:value-type="float">
            <text:p>0.05699</text:p>
          </table:table-cell>
          <table:table-cell office:value-type="float" office:value="2.770963" calcext:value-type="float">
            <text:p>2.770963</text:p>
          </table:table-cell>
          <table:table-cell office:value-type="float" office:value="0.887127" calcext:value-type="float">
            <text:p>0.887127</text:p>
          </table:table-cell>
          <table:table-cell office:value-type="float" office:value="0.168807" calcext:value-type="float">
            <text:p>0.168807</text:p>
          </table:table-cell>
          <table:table-cell office:value-type="float" office:value="0.127671" calcext:value-type="float">
            <text:p>0.127671</text:p>
          </table:table-cell>
          <table:table-cell office:value-type="float" office:value="9.278378" calcext:value-type="float">
            <text:p>9.278378</text:p>
          </table:table-cell>
          <table:table-cell office:value-type="float" office:value="3.094678" calcext:value-type="float">
            <text:p>3.094678</text:p>
          </table:table-cell>
          <table:table-cell office:value-type="float" office:value="0.284744" calcext:value-type="float">
            <text:p>0.284744</text:p>
          </table:table-cell>
          <table:table-cell office:value-type="float" office:value="0.276223" calcext:value-type="float">
            <text:p>0.276223</text:p>
          </table:table-cell>
          <table:table-cell office:value-type="float" office:value="39.81561" calcext:value-type="float">
            <text:p>39.81561</text:p>
          </table:table-cell>
          <table:table-cell office:value-type="float" office:value="13.248799" calcext:value-type="float">
            <text:p>13.248799</text:p>
          </table:table-cell>
          <table:table-cell office:value-type="float" office:value="0.635488" calcext:value-type="float">
            <text:p>0.635488</text:p>
          </table:table-cell>
          <table:table-cell office:value-type="float" office:value="0.55985" calcext:value-type="float">
            <text:p>0.55985</text:p>
          </table:table-cell>
          <table:table-cell office:value-type="float" office:value="224.418614" calcext:value-type="float">
            <text:p>224.418614</text:p>
          </table:table-cell>
          <table:table-cell office:value-type="float" office:value="80.877768" calcext:value-type="float">
            <text:p>80.877768</text:p>
          </table:table-cell>
          <table:table-cell office:value-type="float" office:value="1.71" calcext:value-type="float">
            <text:p>1.71</text:p>
          </table:table-cell>
          <table:table-cell office:value-type="float" office:value="2.101881" calcext:value-type="float">
            <text:p>2.101881</text:p>
          </table:table-cell>
          <table:table-cell office:value-type="float" office:value="916.685981" calcext:value-type="float">
            <text:p>916.685981</text:p>
          </table:table-cell>
          <table:table-cell office:value-type="float" office:value="329.581333" calcext:value-type="float">
            <text:p>329.581333</text:p>
          </table:table-cell>
          <table:table-cell office:value-type="float" office:value="3.687565" calcext:value-type="float">
            <text:p>3.687565</text:p>
          </table:table-cell>
          <table:table-cell office:value-type="float" office:value="3.291982" calcext:value-type="float">
            <text:p>3.291982</text:p>
          </table:table-cell>
          <table:table-cell table:number-columns-repeated="1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06216" calcext:value-type="float">
            <text:p>0.006216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415976" calcext:value-type="float">
            <text:p>0.415976</text:p>
          </table:table-cell>
          <table:table-cell office:value-type="float" office:value="0.130603" calcext:value-type="float">
            <text:p>0.130603</text:p>
          </table:table-cell>
          <table:table-cell office:value-type="float" office:value="0.060553" calcext:value-type="float">
            <text:p>0.060553</text:p>
          </table:table-cell>
          <table:table-cell office:value-type="float" office:value="0.053429" calcext:value-type="float">
            <text:p>0.053429</text:p>
          </table:table-cell>
          <table:table-cell office:value-type="float" office:value="2.454092" calcext:value-type="float">
            <text:p>2.454092</text:p>
          </table:table-cell>
          <table:table-cell office:value-type="float" office:value="0.777196" calcext:value-type="float">
            <text:p>0.777196</text:p>
          </table:table-cell>
          <table:table-cell office:value-type="float" office:value="0.166502" calcext:value-type="float">
            <text:p>0.166502</text:p>
          </table:table-cell>
          <table:table-cell office:value-type="float" office:value="0.12774" calcext:value-type="float">
            <text:p>0.12774</text:p>
          </table:table-cell>
          <table:table-cell office:value-type="float" office:value="9.267063" calcext:value-type="float">
            <text:p>9.267063</text:p>
          </table:table-cell>
          <table:table-cell office:value-type="float" office:value="3.131345" calcext:value-type="float">
            <text:p>3.131345</text:p>
          </table:table-cell>
          <table:table-cell office:value-type="float" office:value="0.2911" calcext:value-type="float">
            <text:p>0.2911</text:p>
          </table:table-cell>
          <table:table-cell office:value-type="float" office:value="0.27783" calcext:value-type="float">
            <text:p>0.27783</text:p>
          </table:table-cell>
          <table:table-cell office:value-type="float" office:value="36.973269" calcext:value-type="float">
            <text:p>36.973269</text:p>
          </table:table-cell>
          <table:table-cell office:value-type="float" office:value="13.10772" calcext:value-type="float">
            <text:p>13.10772</text:p>
          </table:table-cell>
          <table:table-cell office:value-type="float" office:value="0.638421" calcext:value-type="float">
            <text:p>0.638421</text:p>
          </table:table-cell>
          <table:table-cell office:value-type="float" office:value="0.555798" calcext:value-type="float">
            <text:p>0.555798</text:p>
          </table:table-cell>
          <table:table-cell office:value-type="float" office:value="224.888299" calcext:value-type="float">
            <text:p>224.888299</text:p>
          </table:table-cell>
          <table:table-cell office:value-type="float" office:value="80.819031" calcext:value-type="float">
            <text:p>80.819031</text:p>
          </table:table-cell>
          <table:table-cell office:value-type="float" office:value="1.699036" calcext:value-type="float">
            <text:p>1.699036</text:p>
          </table:table-cell>
          <table:table-cell office:value-type="float" office:value="1.791925" calcext:value-type="float">
            <text:p>1.791925</text:p>
          </table:table-cell>
          <table:table-cell office:value-type="float" office:value="921.00638" calcext:value-type="float">
            <text:p>921.00638</text:p>
          </table:table-cell>
          <table:table-cell office:value-type="float" office:value="325.087586" calcext:value-type="float">
            <text:p>325.087586</text:p>
          </table:table-cell>
          <table:table-cell office:value-type="float" office:value="3.666123" calcext:value-type="float">
            <text:p>3.666123</text:p>
          </table:table-cell>
          <table:table-cell office:value-type="float" office:value="3.308325" calcext:value-type="float">
            <text:p>3.308325</text:p>
          </table:table-cell>
          <table:table-cell table:number-columns-repeated="1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05587" calcext:value-type="float">
            <text:p>0.005587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00751" calcext:value-type="float">
            <text:p>0.400751</text:p>
          </table:table-cell>
          <table:table-cell office:value-type="float" office:value="0.130813" calcext:value-type="float">
            <text:p>0.130813</text:p>
          </table:table-cell>
          <table:table-cell office:value-type="float" office:value="0.043372" calcext:value-type="float">
            <text:p>0.043372</text:p>
          </table:table-cell>
          <table:table-cell office:value-type="float" office:value="0.051124" calcext:value-type="float">
            <text:p>0.051124</text:p>
          </table:table-cell>
          <table:table-cell office:value-type="float" office:value="2.577711" calcext:value-type="float">
            <text:p>2.577711</text:p>
          </table:table-cell>
          <table:table-cell office:value-type="float" office:value="0.77601" calcext:value-type="float">
            <text:p>0.77601</text:p>
          </table:table-cell>
          <table:table-cell office:value-type="float" office:value="0.165175" calcext:value-type="float">
            <text:p>0.165175</text:p>
          </table:table-cell>
          <table:table-cell office:value-type="float" office:value="0.126623" calcext:value-type="float">
            <text:p>0.126623</text:p>
          </table:table-cell>
          <table:table-cell office:value-type="float" office:value="9.263153" calcext:value-type="float">
            <text:p>9.263153</text:p>
          </table:table-cell>
          <table:table-cell office:value-type="float" office:value="3.093561" calcext:value-type="float">
            <text:p>3.093561</text:p>
          </table:table-cell>
          <table:table-cell office:value-type="float" office:value="0.288934" calcext:value-type="float">
            <text:p>0.288934</text:p>
          </table:table-cell>
          <table:table-cell office:value-type="float" office:value="0.26002" calcext:value-type="float">
            <text:p>0.26002</text:p>
          </table:table-cell>
          <table:table-cell office:value-type="float" office:value="37.541431" calcext:value-type="float">
            <text:p>37.541431</text:p>
          </table:table-cell>
          <table:table-cell office:value-type="float" office:value="12.631749" calcext:value-type="float">
            <text:p>12.631749</text:p>
          </table:table-cell>
          <table:table-cell office:value-type="float" office:value="0.941673" calcext:value-type="float">
            <text:p>0.941673</text:p>
          </table:table-cell>
          <table:table-cell office:value-type="float" office:value="0.554472" calcext:value-type="float">
            <text:p>0.554472</text:p>
          </table:table-cell>
          <table:table-cell office:value-type="float" office:value="226.203065" calcext:value-type="float">
            <text:p>226.203065</text:p>
          </table:table-cell>
          <table:table-cell office:value-type="float" office:value="80.934689" calcext:value-type="float">
            <text:p>80.934689</text:p>
          </table:table-cell>
          <table:table-cell office:value-type="float" office:value="1.728579" calcext:value-type="float">
            <text:p>1.728579</text:p>
          </table:table-cell>
          <table:table-cell office:value-type="float" office:value="1.541473" calcext:value-type="float">
            <text:p>1.541473</text:p>
          </table:table-cell>
          <table:table-cell office:value-type="float" office:value="954.588929" calcext:value-type="float">
            <text:p>954.588929</text:p>
          </table:table-cell>
          <table:table-cell office:value-type="float" office:value="324.51705" calcext:value-type="float">
            <text:p>324.51705</text:p>
          </table:table-cell>
          <table:table-cell office:value-type="float" office:value="3.627152" calcext:value-type="float">
            <text:p>3.627152</text:p>
          </table:table-cell>
          <table:table-cell office:value-type="float" office:value="3.204261" calcext:value-type="float">
            <text:p>3.204261</text:p>
          </table:table-cell>
          <table:table-cell table:number-columns-repeated="1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04679" calcext:value-type="float">
            <text:p>0.004679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399494" calcext:value-type="float">
            <text:p>0.399494</text:p>
          </table:table-cell>
          <table:table-cell office:value-type="float" office:value="0.130743" calcext:value-type="float">
            <text:p>0.130743</text:p>
          </table:table-cell>
          <table:table-cell office:value-type="float" office:value="0.042463" calcext:value-type="float">
            <text:p>0.042463</text:p>
          </table:table-cell>
          <table:table-cell office:value-type="float" office:value="0.045676" calcext:value-type="float">
            <text:p>0.045676</text:p>
          </table:table-cell>
          <table:table-cell office:value-type="float" office:value="2.374612" calcext:value-type="float">
            <text:p>2.374612</text:p>
          </table:table-cell>
          <table:table-cell office:value-type="float" office:value="0.839705" calcext:value-type="float">
            <text:p>0.839705</text:p>
          </table:table-cell>
          <table:table-cell office:value-type="float" office:value="0.163639" calcext:value-type="float">
            <text:p>0.163639</text:p>
          </table:table-cell>
          <table:table-cell office:value-type="float" office:value="0.115029" calcext:value-type="float">
            <text:p>0.115029</text:p>
          </table:table-cell>
          <table:table-cell office:value-type="float" office:value="9.227533" calcext:value-type="float">
            <text:p>9.227533</text:p>
          </table:table-cell>
          <table:table-cell office:value-type="float" office:value="3.31433" calcext:value-type="float">
            <text:p>3.31433</text:p>
          </table:table-cell>
          <table:table-cell office:value-type="float" office:value="0.290051" calcext:value-type="float">
            <text:p>0.290051</text:p>
          </table:table-cell>
          <table:table-cell office:value-type="float" office:value="0.249614" calcext:value-type="float">
            <text:p>0.249614</text:p>
          </table:table-cell>
          <table:table-cell office:value-type="float" office:value="36.467966" calcext:value-type="float">
            <text:p>36.467966</text:p>
          </table:table-cell>
          <table:table-cell office:value-type="float" office:value="12.657102" calcext:value-type="float">
            <text:p>12.657102</text:p>
          </table:table-cell>
          <table:table-cell office:value-type="float" office:value="0.82434" calcext:value-type="float">
            <text:p>0.82434</text:p>
          </table:table-cell>
          <table:table-cell office:value-type="float" office:value="0.556357" calcext:value-type="float">
            <text:p>0.556357</text:p>
          </table:table-cell>
          <table:table-cell office:value-type="float" office:value="225.022813" calcext:value-type="float">
            <text:p>225.022813</text:p>
          </table:table-cell>
          <table:table-cell office:value-type="float" office:value="81.210633" calcext:value-type="float">
            <text:p>81.210633</text:p>
          </table:table-cell>
          <table:table-cell office:value-type="float" office:value="1.740172" calcext:value-type="float">
            <text:p>1.740172</text:p>
          </table:table-cell>
          <table:table-cell office:value-type="float" office:value="1.540635" calcext:value-type="float">
            <text:p>1.540635</text:p>
          </table:table-cell>
          <table:table-cell office:value-type="float" office:value="928.498076" calcext:value-type="float">
            <text:p>928.498076</text:p>
          </table:table-cell>
          <table:table-cell office:value-type="float" office:value="324.319469" calcext:value-type="float">
            <text:p>324.319469</text:p>
          </table:table-cell>
          <table:table-cell office:value-type="float" office:value="3.786182" calcext:value-type="float">
            <text:p>3.786182</text:p>
          </table:table-cell>
          <table:table-cell office:value-type="float" office:value="3.217392" calcext:value-type="float">
            <text:p>3.217392</text:p>
          </table:table-cell>
          <table:table-cell table:number-columns-repeated="1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7193" calcext:value-type="float">
            <text:p>0.007193</text:p>
          </table:table-cell>
          <table:table-cell office:value-type="float" office:value="0.00433" calcext:value-type="float">
            <text:p>0.00433</text:p>
          </table:table-cell>
          <table:table-cell office:value-type="float" office:value="0.004679" calcext:value-type="float">
            <text:p>0.004679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408084" calcext:value-type="float">
            <text:p>0.408084</text:p>
          </table:table-cell>
          <table:table-cell office:value-type="float" office:value="0.127321" calcext:value-type="float">
            <text:p>0.127321</text:p>
          </table:table-cell>
          <table:table-cell office:value-type="float" office:value="0.052381" calcext:value-type="float">
            <text:p>0.052381</text:p>
          </table:table-cell>
          <table:table-cell office:value-type="float" office:value="0.05734" calcext:value-type="float">
            <text:p>0.05734</text:p>
          </table:table-cell>
          <table:table-cell office:value-type="float" office:value="2.373285" calcext:value-type="float">
            <text:p>2.373285</text:p>
          </table:table-cell>
          <table:table-cell office:value-type="float" office:value="0.799826" calcext:value-type="float">
            <text:p>0.799826</text:p>
          </table:table-cell>
          <table:table-cell office:value-type="float" office:value="0.17195" calcext:value-type="float">
            <text:p>0.17195</text:p>
          </table:table-cell>
          <table:table-cell office:value-type="float" office:value="0.122921" calcext:value-type="float">
            <text:p>0.122921</text:p>
          </table:table-cell>
          <table:table-cell office:value-type="float" office:value="9.498099" calcext:value-type="float">
            <text:p>9.498099</text:p>
          </table:table-cell>
          <table:table-cell office:value-type="float" office:value="3.247491" calcext:value-type="float">
            <text:p>3.247491</text:p>
          </table:table-cell>
          <table:table-cell office:value-type="float" office:value="0.296477" calcext:value-type="float">
            <text:p>0.296477</text:p>
          </table:table-cell>
          <table:table-cell office:value-type="float" office:value="0.262604" calcext:value-type="float">
            <text:p>0.262604</text:p>
          </table:table-cell>
          <table:table-cell office:value-type="float" office:value="38.523403" calcext:value-type="float">
            <text:p>38.523403</text:p>
          </table:table-cell>
          <table:table-cell office:value-type="float" office:value="13.263745" calcext:value-type="float">
            <text:p>13.263745</text:p>
          </table:table-cell>
          <table:table-cell office:value-type="float" office:value="0.8198" calcext:value-type="float">
            <text:p>0.8198</text:p>
          </table:table-cell>
          <table:table-cell office:value-type="float" office:value="0.564948" calcext:value-type="float">
            <text:p>0.564948</text:p>
          </table:table-cell>
          <table:table-cell office:value-type="float" office:value="225.7206" calcext:value-type="float">
            <text:p>225.7206</text:p>
          </table:table-cell>
          <table:table-cell office:value-type="float" office:value="80.670618" calcext:value-type="float">
            <text:p>80.670618</text:p>
          </table:table-cell>
          <table:table-cell office:value-type="float" office:value="1.722222" calcext:value-type="float">
            <text:p>1.722222</text:p>
          </table:table-cell>
          <table:table-cell office:value-type="float" office:value="1.579537" calcext:value-type="float">
            <text:p>1.579537</text:p>
          </table:table-cell>
          <table:table-cell office:value-type="float" office:value="923.090734" calcext:value-type="float">
            <text:p>923.090734</text:p>
          </table:table-cell>
          <table:table-cell office:value-type="float" office:value="326.460183" calcext:value-type="float">
            <text:p>326.460183</text:p>
          </table:table-cell>
          <table:table-cell office:value-type="float" office:value="3.652644" calcext:value-type="float">
            <text:p>3.652644</text:p>
          </table:table-cell>
          <table:table-cell office:value-type="float" office:value="3.247703" calcext:value-type="float">
            <text:p>3.247703</text:p>
          </table:table-cell>
          <table:table-cell table:number-columns-repeated="1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06286" calcext:value-type="float">
            <text:p>0.006286</text:p>
          </table:table-cell>
          <table:table-cell office:value-type="float" office:value="0.00433" calcext:value-type="float">
            <text:p>0.00433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3912" calcext:value-type="float">
            <text:p>0.003912</text:p>
          </table:table-cell>
          <table:table-cell office:value-type="float" office:value="0.404104" calcext:value-type="float">
            <text:p>0.404104</text:p>
          </table:table-cell>
          <table:table-cell office:value-type="float" office:value="0.127391" calcext:value-type="float">
            <text:p>0.127391</text:p>
          </table:table-cell>
          <table:table-cell office:value-type="float" office:value="0.04868" calcext:value-type="float">
            <text:p>0.04868</text:p>
          </table:table-cell>
          <table:table-cell office:value-type="float" office:value="0.044909" calcext:value-type="float">
            <text:p>0.044909</text:p>
          </table:table-cell>
          <table:table-cell office:value-type="float" office:value="2.352333" calcext:value-type="float">
            <text:p>2.352333</text:p>
          </table:table-cell>
          <table:table-cell office:value-type="float" office:value="0.935527" calcext:value-type="float">
            <text:p>0.935527</text:p>
          </table:table-cell>
          <table:table-cell office:value-type="float" office:value="0.151836" calcext:value-type="float">
            <text:p>0.151836</text:p>
          </table:table-cell>
          <table:table-cell office:value-type="float" office:value="0.11915" calcext:value-type="float">
            <text:p>0.11915</text:p>
          </table:table-cell>
          <table:table-cell office:value-type="float" office:value="9.425673" calcext:value-type="float">
            <text:p>9.425673</text:p>
          </table:table-cell>
          <table:table-cell office:value-type="float" office:value="3.096424" calcext:value-type="float">
            <text:p>3.096424</text:p>
          </table:table-cell>
          <table:table-cell office:value-type="float" office:value="0.494199" calcext:value-type="float">
            <text:p>0.494199</text:p>
          </table:table-cell>
          <table:table-cell office:value-type="float" office:value="0.257645" calcext:value-type="float">
            <text:p>0.257645</text:p>
          </table:table-cell>
          <table:table-cell office:value-type="float" office:value="39.919884" calcext:value-type="float">
            <text:p>39.919884</text:p>
          </table:table-cell>
          <table:table-cell office:value-type="float" office:value="13.488565" calcext:value-type="float">
            <text:p>13.488565</text:p>
          </table:table-cell>
          <table:table-cell office:value-type="float" office:value="0.81973" calcext:value-type="float">
            <text:p>0.81973</text:p>
          </table:table-cell>
          <table:table-cell office:value-type="float" office:value="0.557266" calcext:value-type="float">
            <text:p>0.557266</text:p>
          </table:table-cell>
          <table:table-cell office:value-type="float" office:value="224.417008" calcext:value-type="float">
            <text:p>224.417008</text:p>
          </table:table-cell>
          <table:table-cell office:value-type="float" office:value="80.516687" calcext:value-type="float">
            <text:p>80.516687</text:p>
          </table:table-cell>
          <table:table-cell office:value-type="float" office:value="1.727949" calcext:value-type="float">
            <text:p>1.727949</text:p>
          </table:table-cell>
          <table:table-cell office:value-type="float" office:value="1.584006" calcext:value-type="float">
            <text:p>1.584006</text:p>
          </table:table-cell>
          <table:table-cell office:value-type="float" office:value="955.525715" calcext:value-type="float">
            <text:p>955.525715</text:p>
          </table:table-cell>
          <table:table-cell office:value-type="float" office:value="324.925833" calcext:value-type="float">
            <text:p>324.925833</text:p>
          </table:table-cell>
          <table:table-cell office:value-type="float" office:value="3.679255" calcext:value-type="float">
            <text:p>3.679255</text:p>
          </table:table-cell>
          <table:table-cell office:value-type="float" office:value="3.269633" calcext:value-type="float">
            <text:p>3.269633</text:p>
          </table:table-cell>
          <table:table-cell table:number-columns-repeated="1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433" calcext:value-type="float">
            <text:p>0.00433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2357" calcext:value-type="float">
            <text:p>0.402357</text:p>
          </table:table-cell>
          <table:table-cell office:value-type="float" office:value="0.127321" calcext:value-type="float">
            <text:p>0.127321</text:p>
          </table:table-cell>
          <table:table-cell office:value-type="float" office:value="0.044699" calcext:value-type="float">
            <text:p>0.044699</text:p>
          </table:table-cell>
          <table:table-cell office:value-type="float" office:value="0.036667" calcext:value-type="float">
            <text:p>0.036667</text:p>
          </table:table-cell>
          <table:table-cell office:value-type="float" office:value="2.510384" calcext:value-type="float">
            <text:p>2.510384</text:p>
          </table:table-cell>
          <table:table-cell office:value-type="float" office:value="0.783064" calcext:value-type="float">
            <text:p>0.783064</text:p>
          </table:table-cell>
          <table:table-cell office:value-type="float" office:value="0.13221" calcext:value-type="float">
            <text:p>0.13221</text:p>
          </table:table-cell>
          <table:table-cell office:value-type="float" office:value="0.112375" calcext:value-type="float">
            <text:p>0.112375</text:p>
          </table:table-cell>
          <table:table-cell office:value-type="float" office:value="9.351223" calcext:value-type="float">
            <text:p>9.351223</text:p>
          </table:table-cell>
          <table:table-cell office:value-type="float" office:value="3.065065" calcext:value-type="float">
            <text:p>3.065065</text:p>
          </table:table-cell>
          <table:table-cell office:value-type="float" office:value="0.316801" calcext:value-type="float">
            <text:p>0.316801</text:p>
          </table:table-cell>
          <table:table-cell office:value-type="float" office:value="0.24703" calcext:value-type="float">
            <text:p>0.24703</text:p>
          </table:table-cell>
          <table:table-cell office:value-type="float" office:value="39.856328" calcext:value-type="float">
            <text:p>39.856328</text:p>
          </table:table-cell>
          <table:table-cell office:value-type="float" office:value="12.855312" calcext:value-type="float">
            <text:p>12.855312</text:p>
          </table:table-cell>
          <table:table-cell office:value-type="float" office:value="0.814981" calcext:value-type="float">
            <text:p>0.814981</text:p>
          </table:table-cell>
          <table:table-cell office:value-type="float" office:value="0.556357" calcext:value-type="float">
            <text:p>0.556357</text:p>
          </table:table-cell>
          <table:table-cell office:value-type="float" office:value="225.291983" calcext:value-type="float">
            <text:p>225.291983</text:p>
          </table:table-cell>
          <table:table-cell office:value-type="float" office:value="80.25967" calcext:value-type="float">
            <text:p>80.25967</text:p>
          </table:table-cell>
          <table:table-cell office:value-type="float" office:value="1.727251" calcext:value-type="float">
            <text:p>1.727251</text:p>
          </table:table-cell>
          <table:table-cell office:value-type="float" office:value="1.558514" calcext:value-type="float">
            <text:p>1.558514</text:p>
          </table:table-cell>
          <table:table-cell office:value-type="float" office:value="972.774557" calcext:value-type="float">
            <text:p>972.774557</text:p>
          </table:table-cell>
          <table:table-cell office:value-type="float" office:value="326.168385" calcext:value-type="float">
            <text:p>326.168385</text:p>
          </table:table-cell>
          <table:table-cell office:value-type="float" office:value="3.63225" calcext:value-type="float">
            <text:p>3.63225</text:p>
          </table:table-cell>
          <table:table-cell office:value-type="float" office:value="3.228566" calcext:value-type="float">
            <text:p>3.228566</text:p>
          </table:table-cell>
          <table:table-cell table:number-columns-repeated="1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44084" calcext:value-type="float">
            <text:p>0.44084</text:p>
          </table:table-cell>
          <table:table-cell office:value-type="float" office:value="0.127531" calcext:value-type="float">
            <text:p>0.127531</text:p>
          </table:table-cell>
          <table:table-cell office:value-type="float" office:value="0.042604" calcext:value-type="float">
            <text:p>0.042604</text:p>
          </table:table-cell>
          <table:table-cell office:value-type="float" office:value="0.034293" calcext:value-type="float">
            <text:p>0.034293</text:p>
          </table:table-cell>
          <table:table-cell office:value-type="float" office:value="2.615915" calcext:value-type="float">
            <text:p>2.615915</text:p>
          </table:table-cell>
          <table:table-cell office:value-type="float" office:value="0.761412" calcext:value-type="float">
            <text:p>0.761412</text:p>
          </table:table-cell>
          <table:table-cell office:value-type="float" office:value="0.131093" calcext:value-type="float">
            <text:p>0.131093</text:p>
          </table:table-cell>
          <table:table-cell office:value-type="float" office:value="0.122293" calcext:value-type="float">
            <text:p>0.122293</text:p>
          </table:table-cell>
          <table:table-cell office:value-type="float" office:value="9.341584" calcext:value-type="float">
            <text:p>9.341584</text:p>
          </table:table-cell>
          <table:table-cell office:value-type="float" office:value="3.065624" calcext:value-type="float">
            <text:p>3.065624</text:p>
          </table:table-cell>
          <table:table-cell office:value-type="float" office:value="0.410528" calcext:value-type="float">
            <text:p>0.410528</text:p>
          </table:table-cell>
          <table:table-cell office:value-type="float" office:value="0.256178" calcext:value-type="float">
            <text:p>0.256178</text:p>
          </table:table-cell>
          <table:table-cell office:value-type="float" office:value="36.581459" calcext:value-type="float">
            <text:p>36.581459</text:p>
          </table:table-cell>
          <table:table-cell office:value-type="float" office:value="12.785191" calcext:value-type="float">
            <text:p>12.785191</text:p>
          </table:table-cell>
          <table:table-cell office:value-type="float" office:value="0.830765" calcext:value-type="float">
            <text:p>0.830765</text:p>
          </table:table-cell>
          <table:table-cell office:value-type="float" office:value="0.557405" calcext:value-type="float">
            <text:p>0.557405</text:p>
          </table:table-cell>
          <table:table-cell office:value-type="float" office:value="225.595025" calcext:value-type="float">
            <text:p>225.595025</text:p>
          </table:table-cell>
          <table:table-cell office:value-type="float" office:value="81.100632" calcext:value-type="float">
            <text:p>81.100632</text:p>
          </table:table-cell>
          <table:table-cell office:value-type="float" office:value="1.726623" calcext:value-type="float">
            <text:p>1.726623</text:p>
          </table:table-cell>
          <table:table-cell office:value-type="float" office:value="1.971138" calcext:value-type="float">
            <text:p>1.971138</text:p>
          </table:table-cell>
          <table:table-cell office:value-type="float" office:value="960.228638" calcext:value-type="float">
            <text:p>960.228638</text:p>
          </table:table-cell>
          <table:table-cell office:value-type="float" office:value="325.647506" calcext:value-type="float">
            <text:p>325.647506</text:p>
          </table:table-cell>
          <table:table-cell office:value-type="float" office:value="3.66347" calcext:value-type="float">
            <text:p>3.66347</text:p>
          </table:table-cell>
          <table:table-cell office:value-type="float" office:value="3.180935" calcext:value-type="float">
            <text:p>3.180935</text:p>
          </table:table-cell>
          <table:table-cell table:number-columns-repeated="1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4679" calcext:value-type="float">
            <text:p>0.004679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00052" calcext:value-type="float">
            <text:p>0.400052</text:p>
          </table:table-cell>
          <table:table-cell office:value-type="float" office:value="0.12774" calcext:value-type="float">
            <text:p>0.12774</text:p>
          </table:table-cell>
          <table:table-cell office:value-type="float" office:value="0.042324" calcext:value-type="float">
            <text:p>0.042324</text:p>
          </table:table-cell>
          <table:table-cell office:value-type="float" office:value="0.032826" calcext:value-type="float">
            <text:p>0.032826</text:p>
          </table:table-cell>
          <table:table-cell office:value-type="float" office:value="2.513946" calcext:value-type="float">
            <text:p>2.513946</text:p>
          </table:table-cell>
          <table:table-cell office:value-type="float" office:value="0.761203" calcext:value-type="float">
            <text:p>0.761203</text:p>
          </table:table-cell>
          <table:table-cell office:value-type="float" office:value="0.131302" calcext:value-type="float">
            <text:p>0.131302</text:p>
          </table:table-cell>
          <table:table-cell office:value-type="float" office:value="0.112654" calcext:value-type="float">
            <text:p>0.112654</text:p>
          </table:table-cell>
          <table:table-cell office:value-type="float" office:value="9.278447" calcext:value-type="float">
            <text:p>9.278447</text:p>
          </table:table-cell>
          <table:table-cell office:value-type="float" office:value="3.423004" calcext:value-type="float">
            <text:p>3.423004</text:p>
          </table:table-cell>
          <table:table-cell office:value-type="float" office:value="0.284395" calcext:value-type="float">
            <text:p>0.284395</text:p>
          </table:table-cell>
          <table:table-cell office:value-type="float" office:value="0.252826" calcext:value-type="float">
            <text:p>0.252826</text:p>
          </table:table-cell>
          <table:table-cell office:value-type="float" office:value="36.860894" calcext:value-type="float">
            <text:p>36.860894</text:p>
          </table:table-cell>
          <table:table-cell office:value-type="float" office:value="12.745661" calcext:value-type="float">
            <text:p>12.745661</text:p>
          </table:table-cell>
          <table:table-cell office:value-type="float" office:value="0.816238" calcext:value-type="float">
            <text:p>0.816238</text:p>
          </table:table-cell>
          <table:table-cell office:value-type="float" office:value="0.575843" calcext:value-type="float">
            <text:p>0.575843</text:p>
          </table:table-cell>
          <table:table-cell office:value-type="float" office:value="224.761396" calcext:value-type="float">
            <text:p>224.761396</text:p>
          </table:table-cell>
          <table:table-cell office:value-type="float" office:value="80.480789" calcext:value-type="float">
            <text:p>80.480789</text:p>
          </table:table-cell>
          <table:table-cell office:value-type="float" office:value="1.724947" calcext:value-type="float">
            <text:p>1.724947</text:p>
          </table:table-cell>
          <table:table-cell office:value-type="float" office:value="1.548177" calcext:value-type="float">
            <text:p>1.548177</text:p>
          </table:table-cell>
          <table:table-cell office:value-type="float" office:value="922.610295" calcext:value-type="float">
            <text:p>922.610295</text:p>
          </table:table-cell>
          <table:table-cell office:value-type="float" office:value="354.971818" calcext:value-type="float">
            <text:p>354.971818</text:p>
          </table:table-cell>
          <table:table-cell office:value-type="float" office:value="3.621914" calcext:value-type="float">
            <text:p>3.621914</text:p>
          </table:table-cell>
          <table:table-cell office:value-type="float" office:value="3.213201" calcext:value-type="float">
            <text:p>3.213201</text:p>
          </table:table-cell>
          <table:table-cell table:number-columns-repeated="1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7613" calcext:value-type="float">
            <text:p>0.007613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415207" calcext:value-type="float">
            <text:p>0.415207</text:p>
          </table:table-cell>
          <table:table-cell office:value-type="float" office:value="0.132489" calcext:value-type="float">
            <text:p>0.132489</text:p>
          </table:table-cell>
          <table:table-cell office:value-type="float" office:value="0.053499" calcext:value-type="float">
            <text:p>0.053499</text:p>
          </table:table-cell>
          <table:table-cell office:value-type="float" office:value="0.044978" calcext:value-type="float">
            <text:p>0.044978</text:p>
          </table:table-cell>
          <table:table-cell office:value-type="float" office:value="2.517997" calcext:value-type="float">
            <text:p>2.517997</text:p>
          </table:table-cell>
          <table:table-cell office:value-type="float" office:value="0.809742" calcext:value-type="float">
            <text:p>0.809742</text:p>
          </table:table-cell>
          <table:table-cell office:value-type="float" office:value="0.139404" calcext:value-type="float">
            <text:p>0.139404</text:p>
          </table:table-cell>
          <table:table-cell office:value-type="float" office:value="0.122781" calcext:value-type="float">
            <text:p>0.122781</text:p>
          </table:table-cell>
          <table:table-cell office:value-type="float" office:value="9.51556" calcext:value-type="float">
            <text:p>9.51556</text:p>
          </table:table-cell>
          <table:table-cell office:value-type="float" office:value="3.052005" calcext:value-type="float">
            <text:p>3.052005</text:p>
          </table:table-cell>
          <table:table-cell office:value-type="float" office:value="0.310515" calcext:value-type="float">
            <text:p>0.310515</text:p>
          </table:table-cell>
          <table:table-cell office:value-type="float" office:value="0.28628" calcext:value-type="float">
            <text:p>0.28628</text:p>
          </table:table-cell>
          <table:table-cell office:value-type="float" office:value="40.585684" calcext:value-type="float">
            <text:p>40.585684</text:p>
          </table:table-cell>
          <table:table-cell office:value-type="float" office:value="13.365784" calcext:value-type="float">
            <text:p>13.365784</text:p>
          </table:table-cell>
          <table:table-cell office:value-type="float" office:value="0.814701" calcext:value-type="float">
            <text:p>0.814701</text:p>
          </table:table-cell>
          <table:table-cell office:value-type="float" office:value="0.563412" calcext:value-type="float">
            <text:p>0.563412</text:p>
          </table:table-cell>
          <table:table-cell office:value-type="float" office:value="226.199364" calcext:value-type="float">
            <text:p>226.199364</text:p>
          </table:table-cell>
          <table:table-cell office:value-type="float" office:value="80.87274" calcext:value-type="float">
            <text:p>80.87274</text:p>
          </table:table-cell>
          <table:table-cell office:value-type="float" office:value="1.71887" calcext:value-type="float">
            <text:p>1.71887</text:p>
          </table:table-cell>
          <table:table-cell office:value-type="float" office:value="1.592108" calcext:value-type="float">
            <text:p>1.592108</text:p>
          </table:table-cell>
          <table:table-cell office:value-type="float" office:value="990.00992" calcext:value-type="float">
            <text:p>990.00992</text:p>
          </table:table-cell>
          <table:table-cell office:value-type="float" office:value="338.810408" calcext:value-type="float">
            <text:p>338.810408</text:p>
          </table:table-cell>
          <table:table-cell office:value-type="float" office:value="3.618003" calcext:value-type="float">
            <text:p>3.618003</text:p>
          </table:table-cell>
          <table:table-cell office:value-type="float" office:value="3.256363" calcext:value-type="float">
            <text:p>3.256363</text:p>
          </table:table-cell>
          <table:table-cell table:number-columns-repeated="1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06634" calcext:value-type="float">
            <text:p>0.006634</text:p>
          </table:table-cell>
          <table:table-cell office:value-type="float" office:value="0.003912" calcext:value-type="float">
            <text:p>0.003912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405011" calcext:value-type="float">
            <text:p>0.405011</text:p>
          </table:table-cell>
          <table:table-cell office:value-type="float" office:value="0.135981" calcext:value-type="float">
            <text:p>0.135981</text:p>
          </table:table-cell>
          <table:table-cell office:value-type="float" office:value="0.047981" calcext:value-type="float">
            <text:p>0.047981</text:p>
          </table:table-cell>
          <table:table-cell office:value-type="float" office:value="0.040159" calcext:value-type="float">
            <text:p>0.040159</text:p>
          </table:table-cell>
          <table:table-cell office:value-type="float" office:value="2.376428" calcext:value-type="float">
            <text:p>2.376428</text:p>
          </table:table-cell>
          <table:table-cell office:value-type="float" office:value="0.774961" calcext:value-type="float">
            <text:p>0.774961</text:p>
          </table:table-cell>
          <table:table-cell office:value-type="float" office:value="0.135283" calcext:value-type="float">
            <text:p>0.135283</text:p>
          </table:table-cell>
          <table:table-cell office:value-type="float" office:value="0.115937" calcext:value-type="float">
            <text:p>0.115937</text:p>
          </table:table-cell>
          <table:table-cell office:value-type="float" office:value="9.357717" calcext:value-type="float">
            <text:p>9.357717</text:p>
          </table:table-cell>
          <table:table-cell office:value-type="float" office:value="3.07652" calcext:value-type="float">
            <text:p>3.07652</text:p>
          </table:table-cell>
          <table:table-cell office:value-type="float" office:value="0.287468" calcext:value-type="float">
            <text:p>0.287468</text:p>
          </table:table-cell>
          <table:table-cell office:value-type="float" office:value="0.259112" calcext:value-type="float">
            <text:p>0.259112</text:p>
          </table:table-cell>
          <table:table-cell office:value-type="float" office:value="39.649318" calcext:value-type="float">
            <text:p>39.649318</text:p>
          </table:table-cell>
          <table:table-cell office:value-type="float" office:value="13.663937" calcext:value-type="float">
            <text:p>13.663937</text:p>
          </table:table-cell>
          <table:table-cell office:value-type="float" office:value="0.818473" calcext:value-type="float">
            <text:p>0.818473</text:p>
          </table:table-cell>
          <table:table-cell office:value-type="float" office:value="0.575634" calcext:value-type="float">
            <text:p>0.575634</text:p>
          </table:table-cell>
          <table:table-cell office:value-type="float" office:value="225.506117" calcext:value-type="float">
            <text:p>225.506117</text:p>
          </table:table-cell>
          <table:table-cell office:value-type="float" office:value="80.959273" calcext:value-type="float">
            <text:p>80.959273</text:p>
          </table:table-cell>
          <table:table-cell office:value-type="float" office:value="1.728718" calcext:value-type="float">
            <text:p>1.728718</text:p>
          </table:table-cell>
          <table:table-cell office:value-type="float" office:value="1.521289" calcext:value-type="float">
            <text:p>1.521289</text:p>
          </table:table-cell>
          <table:table-cell office:value-type="float" office:value="923.440502" calcext:value-type="float">
            <text:p>923.440502</text:p>
          </table:table-cell>
          <table:table-cell office:value-type="float" office:value="329.717664" calcext:value-type="float">
            <text:p>329.717664</text:p>
          </table:table-cell>
          <table:table-cell office:value-type="float" office:value="3.622613" calcext:value-type="float">
            <text:p>3.622613</text:p>
          </table:table-cell>
          <table:table-cell office:value-type="float" office:value="3.320548" calcext:value-type="float">
            <text:p>3.320548</text:p>
          </table:table-cell>
          <table:table-cell table:number-columns-repeated="1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3353" calcext:value-type="float">
            <text:p>0.00335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401868" calcext:value-type="float">
            <text:p>0.401868</text:p>
          </table:table-cell>
          <table:table-cell office:value-type="float" office:value="0.142057" calcext:value-type="float">
            <text:p>0.142057</text:p>
          </table:table-cell>
          <table:table-cell office:value-type="float" office:value="0.051683" calcext:value-type="float">
            <text:p>0.051683</text:p>
          </table:table-cell>
          <table:table-cell office:value-type="float" office:value="0.037086" calcext:value-type="float">
            <text:p>0.037086</text:p>
          </table:table-cell>
          <table:table-cell office:value-type="float" office:value="2.360783" calcext:value-type="float">
            <text:p>2.360783</text:p>
          </table:table-cell>
          <table:table-cell office:value-type="float" office:value="0.784809" calcext:value-type="float">
            <text:p>0.784809</text:p>
          </table:table-cell>
          <table:table-cell office:value-type="float" office:value="0.133467" calcext:value-type="float">
            <text:p>0.133467</text:p>
          </table:table-cell>
          <table:table-cell office:value-type="float" office:value="0.112305" calcext:value-type="float">
            <text:p>0.112305</text:p>
          </table:table-cell>
          <table:table-cell office:value-type="float" office:value="9.314625" calcext:value-type="float">
            <text:p>9.314625</text:p>
          </table:table-cell>
          <table:table-cell office:value-type="float" office:value="3.077707" calcext:value-type="float">
            <text:p>3.077707</text:p>
          </table:table-cell>
          <table:table-cell office:value-type="float" office:value="0.285303" calcext:value-type="float">
            <text:p>0.285303</text:p>
          </table:table-cell>
          <table:table-cell office:value-type="float" office:value="0.248566" calcext:value-type="float">
            <text:p>0.248566</text:p>
          </table:table-cell>
          <table:table-cell office:value-type="float" office:value="37.301175" calcext:value-type="float">
            <text:p>37.301175</text:p>
          </table:table-cell>
          <table:table-cell office:value-type="float" office:value="15.680193" calcext:value-type="float">
            <text:p>15.680193</text:p>
          </table:table-cell>
          <table:table-cell office:value-type="float" office:value="0.8198" calcext:value-type="float">
            <text:p>0.8198</text:p>
          </table:table-cell>
          <table:table-cell office:value-type="float" office:value="0.55077" calcext:value-type="float">
            <text:p>0.55077</text:p>
          </table:table-cell>
          <table:table-cell office:value-type="float" office:value="225.876766" calcext:value-type="float">
            <text:p>225.876766</text:p>
          </table:table-cell>
          <table:table-cell office:value-type="float" office:value="80.560547" calcext:value-type="float">
            <text:p>80.560547</text:p>
          </table:table-cell>
          <table:table-cell office:value-type="float" office:value="1.735912" calcext:value-type="float">
            <text:p>1.735912</text:p>
          </table:table-cell>
          <table:table-cell office:value-type="float" office:value="2.090218" calcext:value-type="float">
            <text:p>2.090218</text:p>
          </table:table-cell>
          <table:table-cell office:value-type="float" office:value="916.244168" calcext:value-type="float">
            <text:p>916.244168</text:p>
          </table:table-cell>
          <table:table-cell office:value-type="float" office:value="328.926079" calcext:value-type="float">
            <text:p>328.926079</text:p>
          </table:table-cell>
          <table:table-cell office:value-type="float" office:value="3.638746" calcext:value-type="float">
            <text:p>3.638746</text:p>
          </table:table-cell>
          <table:table-cell office:value-type="float" office:value="3.197557" calcext:value-type="float">
            <text:p>3.197557</text:p>
          </table:table-cell>
          <table:table-cell table:number-columns-repeated="1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05378" calcext:value-type="float">
            <text:p>0.005378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01659" calcext:value-type="float">
            <text:p>0.401659</text:p>
          </table:table-cell>
          <table:table-cell office:value-type="float" office:value="0.131511" calcext:value-type="float">
            <text:p>0.131511</text:p>
          </table:table-cell>
          <table:table-cell office:value-type="float" office:value="0.061601" calcext:value-type="float">
            <text:p>0.061601</text:p>
          </table:table-cell>
          <table:table-cell office:value-type="float" office:value="0.03534" calcext:value-type="float">
            <text:p>0.03534</text:p>
          </table:table-cell>
          <table:table-cell office:value-type="float" office:value="2.351704" calcext:value-type="float">
            <text:p>2.351704</text:p>
          </table:table-cell>
          <table:table-cell office:value-type="float" office:value="0.798428" calcext:value-type="float">
            <text:p>0.798428</text:p>
          </table:table-cell>
          <table:table-cell office:value-type="float" office:value="0.131023" calcext:value-type="float">
            <text:p>0.131023</text:p>
          </table:table-cell>
          <table:table-cell office:value-type="float" office:value="0.11056" calcext:value-type="float">
            <text:p>0.11056</text:p>
          </table:table-cell>
          <table:table-cell office:value-type="float" office:value="9.315463" calcext:value-type="float">
            <text:p>9.315463</text:p>
          </table:table-cell>
          <table:table-cell office:value-type="float" office:value="3.049909" calcext:value-type="float">
            <text:p>3.049909</text:p>
          </table:table-cell>
          <table:table-cell office:value-type="float" office:value="0.291449" calcext:value-type="float">
            <text:p>0.291449</text:p>
          </table:table-cell>
          <table:table-cell office:value-type="float" office:value="0.246401" calcext:value-type="float">
            <text:p>0.246401</text:p>
          </table:table-cell>
          <table:table-cell office:value-type="float" office:value="37.372065" calcext:value-type="float">
            <text:p>37.372065</text:p>
          </table:table-cell>
          <table:table-cell office:value-type="float" office:value="12.883808" calcext:value-type="float">
            <text:p>12.883808</text:p>
          </table:table-cell>
          <table:table-cell office:value-type="float" office:value="0.814702" calcext:value-type="float">
            <text:p>0.814702</text:p>
          </table:table-cell>
          <table:table-cell office:value-type="float" office:value="0.539596" calcext:value-type="float">
            <text:p>0.539596</text:p>
          </table:table-cell>
          <table:table-cell office:value-type="float" office:value="225.701953" calcext:value-type="float">
            <text:p>225.701953</text:p>
          </table:table-cell>
          <table:table-cell office:value-type="float" office:value="80.438675" calcext:value-type="float">
            <text:p>80.438675</text:p>
          </table:table-cell>
          <table:table-cell office:value-type="float" office:value="1.716496" calcext:value-type="float">
            <text:p>1.716496</text:p>
          </table:table-cell>
          <table:table-cell office:value-type="float" office:value="1.756515" calcext:value-type="float">
            <text:p>1.756515</text:p>
          </table:table-cell>
          <table:table-cell office:value-type="float" office:value="915.93938" calcext:value-type="float">
            <text:p>915.93938</text:p>
          </table:table-cell>
          <table:table-cell office:value-type="float" office:value="325.432884" calcext:value-type="float">
            <text:p>325.432884</text:p>
          </table:table-cell>
          <table:table-cell office:value-type="float" office:value="3.647965" calcext:value-type="float">
            <text:p>3.647965</text:p>
          </table:table-cell>
          <table:table-cell office:value-type="float" office:value="3.212922" calcext:value-type="float">
            <text:p>3.212922</text:p>
          </table:table-cell>
          <table:table-cell table:number-columns-repeated="1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0.003353" calcext:value-type="float">
            <text:p>0.003353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01869" calcext:value-type="float">
            <text:p>0.401869</text:p>
          </table:table-cell>
          <table:table-cell office:value-type="float" office:value="0.13193" calcext:value-type="float">
            <text:p>0.13193</text:p>
          </table:table-cell>
          <table:table-cell office:value-type="float" office:value="0.059645" calcext:value-type="float">
            <text:p>0.059645</text:p>
          </table:table-cell>
          <table:table-cell office:value-type="float" office:value="0.033874" calcext:value-type="float">
            <text:p>0.033874</text:p>
          </table:table-cell>
          <table:table-cell office:value-type="float" office:value="2.579457" calcext:value-type="float">
            <text:p>2.579457</text:p>
          </table:table-cell>
          <table:table-cell office:value-type="float" office:value="0.788442" calcext:value-type="float">
            <text:p>0.788442</text:p>
          </table:table-cell>
          <table:table-cell office:value-type="float" office:value="0.13207" calcext:value-type="float">
            <text:p>0.13207</text:p>
          </table:table-cell>
          <table:table-cell office:value-type="float" office:value="0.113213" calcext:value-type="float">
            <text:p>0.113213</text:p>
          </table:table-cell>
          <table:table-cell office:value-type="float" office:value="9.337045" calcext:value-type="float">
            <text:p>9.337045</text:p>
          </table:table-cell>
          <table:table-cell office:value-type="float" office:value="3.381168" calcext:value-type="float">
            <text:p>3.381168</text:p>
          </table:table-cell>
          <table:table-cell office:value-type="float" office:value="0.291938" calcext:value-type="float">
            <text:p>0.291938</text:p>
          </table:table-cell>
          <table:table-cell office:value-type="float" office:value="0.268332" calcext:value-type="float">
            <text:p>0.268332</text:p>
          </table:table-cell>
          <table:table-cell office:value-type="float" office:value="36.680075" calcext:value-type="float">
            <text:p>36.680075</text:p>
          </table:table-cell>
          <table:table-cell office:value-type="float" office:value="13.040183" calcext:value-type="float">
            <text:p>13.040183</text:p>
          </table:table-cell>
          <table:table-cell office:value-type="float" office:value="0.819241" calcext:value-type="float">
            <text:p>0.819241</text:p>
          </table:table-cell>
          <table:table-cell office:value-type="float" office:value="0.566904" calcext:value-type="float">
            <text:p>0.566904</text:p>
          </table:table-cell>
          <table:table-cell office:value-type="float" office:value="226.116183" calcext:value-type="float">
            <text:p>226.116183</text:p>
          </table:table-cell>
          <table:table-cell office:value-type="float" office:value="80.302134" calcext:value-type="float">
            <text:p>80.302134</text:p>
          </table:table-cell>
          <table:table-cell office:value-type="float" office:value="1.736331" calcext:value-type="float">
            <text:p>1.736331</text:p>
          </table:table-cell>
          <table:table-cell office:value-type="float" office:value="1.53358" calcext:value-type="float">
            <text:p>1.53358</text:p>
          </table:table-cell>
          <table:table-cell office:value-type="float" office:value="907.075438" calcext:value-type="float">
            <text:p>907.075438</text:p>
          </table:table-cell>
          <table:table-cell office:value-type="float" office:value="323.241255" calcext:value-type="float">
            <text:p>323.241255</text:p>
          </table:table-cell>
          <table:table-cell office:value-type="float" office:value="3.584339" calcext:value-type="float">
            <text:p>3.584339</text:p>
          </table:table-cell>
          <table:table-cell office:value-type="float" office:value="3.265583" calcext:value-type="float">
            <text:p>3.265583</text:p>
          </table:table-cell>
          <table:table-cell table:number-columns-repeated="1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07613" calcext:value-type="float">
            <text:p>0.007613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415068" calcext:value-type="float">
            <text:p>0.415068</text:p>
          </table:table-cell>
          <table:table-cell office:value-type="float" office:value="0.129906" calcext:value-type="float">
            <text:p>0.129906</text:p>
          </table:table-cell>
          <table:table-cell office:value-type="float" office:value="0.052032" calcext:value-type="float">
            <text:p>0.052032</text:p>
          </table:table-cell>
          <table:table-cell office:value-type="float" office:value="0.04421" calcext:value-type="float">
            <text:p>0.04421</text:p>
          </table:table-cell>
          <table:table-cell office:value-type="float" office:value="2.535248" calcext:value-type="float">
            <text:p>2.535248</text:p>
          </table:table-cell>
          <table:table-cell office:value-type="float" office:value="0.803388" calcext:value-type="float">
            <text:p>0.803388</text:p>
          </table:table-cell>
          <table:table-cell office:value-type="float" office:value="0.139334" calcext:value-type="float">
            <text:p>0.139334</text:p>
          </table:table-cell>
          <table:table-cell office:value-type="float" office:value="0.128229" calcext:value-type="float">
            <text:p>0.128229</text:p>
          </table:table-cell>
          <table:table-cell office:value-type="float" office:value="9.579046" calcext:value-type="float">
            <text:p>9.579046</text:p>
          </table:table-cell>
          <table:table-cell office:value-type="float" office:value="3.118564" calcext:value-type="float">
            <text:p>3.118564</text:p>
          </table:table-cell>
          <table:table-cell office:value-type="float" office:value="0.296267" calcext:value-type="float">
            <text:p>0.296267</text:p>
          </table:table-cell>
          <table:table-cell office:value-type="float" office:value="0.291938" calcext:value-type="float">
            <text:p>0.291938</text:p>
          </table:table-cell>
          <table:table-cell office:value-type="float" office:value="38.564679" calcext:value-type="float">
            <text:p>38.564679</text:p>
          </table:table-cell>
          <table:table-cell office:value-type="float" office:value="13.509797" calcext:value-type="float">
            <text:p>13.509797</text:p>
          </table:table-cell>
          <table:table-cell office:value-type="float" office:value="0.813304" calcext:value-type="float">
            <text:p>0.813304</text:p>
          </table:table-cell>
          <table:table-cell office:value-type="float" office:value="0.710149" calcext:value-type="float">
            <text:p>0.710149</text:p>
          </table:table-cell>
          <table:table-cell office:value-type="float" office:value="225.208593" calcext:value-type="float">
            <text:p>225.208593</text:p>
          </table:table-cell>
          <table:table-cell office:value-type="float" office:value="81.111039" calcext:value-type="float">
            <text:p>81.111039</text:p>
          </table:table-cell>
          <table:table-cell office:value-type="float" office:value="1.719289" calcext:value-type="float">
            <text:p>1.719289</text:p>
          </table:table-cell>
          <table:table-cell office:value-type="float" office:value="1.592177" calcext:value-type="float">
            <text:p>1.592177</text:p>
          </table:table-cell>
          <table:table-cell office:value-type="float" office:value="967.33984" calcext:value-type="float">
            <text:p>967.33984</text:p>
          </table:table-cell>
          <table:table-cell office:value-type="float" office:value="334.604199" calcext:value-type="float">
            <text:p>334.604199</text:p>
          </table:table-cell>
          <table:table-cell office:value-type="float" office:value="3.644194" calcext:value-type="float">
            <text:p>3.644194</text:p>
          </table:table-cell>
          <table:table-cell office:value-type="float" office:value="3.20021" calcext:value-type="float">
            <text:p>3.20021</text:p>
          </table:table-cell>
          <table:table-cell table:number-columns-repeated="1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06286" calcext:value-type="float">
            <text:p>0.006286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04731" calcext:value-type="float">
            <text:p>0.404731</text:p>
          </table:table-cell>
          <table:table-cell office:value-type="float" office:value="0.129277" calcext:value-type="float">
            <text:p>0.129277</text:p>
          </table:table-cell>
          <table:table-cell office:value-type="float" office:value="0.04882" calcext:value-type="float">
            <text:p>0.04882</text:p>
          </table:table-cell>
          <table:table-cell office:value-type="float" office:value="0.03953" calcext:value-type="float">
            <text:p>0.03953</text:p>
          </table:table-cell>
          <table:table-cell office:value-type="float" office:value="2.697978" calcext:value-type="float">
            <text:p>2.697978</text:p>
          </table:table-cell>
          <table:table-cell office:value-type="float" office:value="0.792981" calcext:value-type="float">
            <text:p>0.792981</text:p>
          </table:table-cell>
          <table:table-cell office:value-type="float" office:value="0.136051" calcext:value-type="float">
            <text:p>0.136051</text:p>
          </table:table-cell>
          <table:table-cell office:value-type="float" office:value="0.119849" calcext:value-type="float">
            <text:p>0.119849</text:p>
          </table:table-cell>
          <table:table-cell office:value-type="float" office:value="9.35667" calcext:value-type="float">
            <text:p>9.35667</text:p>
          </table:table-cell>
          <table:table-cell office:value-type="float" office:value="3.14706" calcext:value-type="float">
            <text:p>3.14706</text:p>
          </table:table-cell>
          <table:table-cell office:value-type="float" office:value="0.309887" calcext:value-type="float">
            <text:p>0.309887</text:p>
          </table:table-cell>
          <table:table-cell office:value-type="float" office:value="0.251011" calcext:value-type="float">
            <text:p>0.251011</text:p>
          </table:table-cell>
          <table:table-cell office:value-type="float" office:value="36.318994" calcext:value-type="float">
            <text:p>36.318994</text:p>
          </table:table-cell>
          <table:table-cell office:value-type="float" office:value="12.996322" calcext:value-type="float">
            <text:p>12.996322</text:p>
          </table:table-cell>
          <table:table-cell office:value-type="float" office:value="0.831743" calcext:value-type="float">
            <text:p>0.831743</text:p>
          </table:table-cell>
          <table:table-cell office:value-type="float" office:value="0.749609" calcext:value-type="float">
            <text:p>0.749609</text:p>
          </table:table-cell>
          <table:table-cell office:value-type="float" office:value="225.900861" calcext:value-type="float">
            <text:p>225.900861</text:p>
          </table:table-cell>
          <table:table-cell office:value-type="float" office:value="80.9606" calcext:value-type="float">
            <text:p>80.9606</text:p>
          </table:table-cell>
          <table:table-cell office:value-type="float" office:value="1.730394" calcext:value-type="float">
            <text:p>1.730394</text:p>
          </table:table-cell>
          <table:table-cell office:value-type="float" office:value="1.531346" calcext:value-type="float">
            <text:p>1.531346</text:p>
          </table:table-cell>
          <table:table-cell office:value-type="float" office:value="938.398613" calcext:value-type="float">
            <text:p>938.398613</text:p>
          </table:table-cell>
          <table:table-cell office:value-type="float" office:value="331.572167" calcext:value-type="float">
            <text:p>331.572167</text:p>
          </table:table-cell>
          <table:table-cell office:value-type="float" office:value="3.615139" calcext:value-type="float">
            <text:p>3.615139</text:p>
          </table:table-cell>
          <table:table-cell office:value-type="float" office:value="3.368738" calcext:value-type="float">
            <text:p>3.368738</text:p>
          </table:table-cell>
          <table:table-cell table:number-columns-repeated="1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401938" calcext:value-type="float">
            <text:p>0.401938</text:p>
          </table:table-cell>
          <table:table-cell office:value-type="float" office:value="0.128857" calcext:value-type="float">
            <text:p>0.128857</text:p>
          </table:table-cell>
          <table:table-cell office:value-type="float" office:value="0.044838" calcext:value-type="float">
            <text:p>0.044838</text:p>
          </table:table-cell>
          <table:table-cell office:value-type="float" office:value="0.036806" calcext:value-type="float">
            <text:p>0.036806</text:p>
          </table:table-cell>
          <table:table-cell office:value-type="float" office:value="2.373983" calcext:value-type="float">
            <text:p>2.373983</text:p>
          </table:table-cell>
          <table:table-cell office:value-type="float" office:value="0.785508" calcext:value-type="float">
            <text:p>0.785508</text:p>
          </table:table-cell>
          <table:table-cell office:value-type="float" office:value="0.133677" calcext:value-type="float">
            <text:p>0.133677</text:p>
          </table:table-cell>
          <table:table-cell office:value-type="float" office:value="0.116286" calcext:value-type="float">
            <text:p>0.116286</text:p>
          </table:table-cell>
          <table:table-cell office:value-type="float" office:value="9.453121" calcext:value-type="float">
            <text:p>9.453121</text:p>
          </table:table-cell>
          <table:table-cell office:value-type="float" office:value="3.096424" calcext:value-type="float">
            <text:p>3.096424</text:p>
          </table:table-cell>
          <table:table-cell office:value-type="float" office:value="0.291449" calcext:value-type="float">
            <text:p>0.291449</text:p>
          </table:table-cell>
          <table:table-cell office:value-type="float" office:value="0.257156" calcext:value-type="float">
            <text:p>0.257156</text:p>
          </table:table-cell>
          <table:table-cell office:value-type="float" office:value="37.712333" calcext:value-type="float">
            <text:p>37.712333</text:p>
          </table:table-cell>
          <table:table-cell office:value-type="float" office:value="13.965653" calcext:value-type="float">
            <text:p>13.965653</text:p>
          </table:table-cell>
          <table:table-cell office:value-type="float" office:value="0.808346" calcext:value-type="float">
            <text:p>0.808346</text:p>
          </table:table-cell>
          <table:table-cell office:value-type="float" office:value="0.598472" calcext:value-type="float">
            <text:p>0.598472</text:p>
          </table:table-cell>
          <table:table-cell office:value-type="float" office:value="225.352606" calcext:value-type="float">
            <text:p>225.352606</text:p>
          </table:table-cell>
          <table:table-cell office:value-type="float" office:value="80.698764" calcext:value-type="float">
            <text:p>80.698764</text:p>
          </table:table-cell>
          <table:table-cell office:value-type="float" office:value="1.726623" calcext:value-type="float">
            <text:p>1.726623</text:p>
          </table:table-cell>
          <table:table-cell office:value-type="float" office:value="1.894871" calcext:value-type="float">
            <text:p>1.894871</text:p>
          </table:table-cell>
          <table:table-cell office:value-type="float" office:value="927.673952" calcext:value-type="float">
            <text:p>927.673952</text:p>
          </table:table-cell>
          <table:table-cell office:value-type="float" office:value="344.954372" calcext:value-type="float">
            <text:p>344.954372</text:p>
          </table:table-cell>
          <table:table-cell office:value-type="float" office:value="3.680162" calcext:value-type="float">
            <text:p>3.680162</text:p>
          </table:table-cell>
          <table:table-cell office:value-type="float" office:value="3.255525" calcext:value-type="float">
            <text:p>3.255525</text:p>
          </table:table-cell>
          <table:table-cell table:number-columns-repeated="1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0475" calcext:value-type="float">
            <text:p>0.00475</text:p>
          </table:table-cell>
          <table:table-cell office:value-type="float" office:value="0.00419" calcext:value-type="float">
            <text:p>0.00419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2304" calcext:value-type="float">
            <text:p>0.002304</text:p>
          </table:table-cell>
          <table:table-cell office:value-type="float" office:value="0.401658" calcext:value-type="float">
            <text:p>0.401658</text:p>
          </table:table-cell>
          <table:table-cell office:value-type="float" office:value="0.129276" calcext:value-type="float">
            <text:p>0.129276</text:p>
          </table:table-cell>
          <table:table-cell office:value-type="float" office:value="0.042953" calcext:value-type="float">
            <text:p>0.042953</text:p>
          </table:table-cell>
          <table:table-cell office:value-type="float" office:value="0.034222" calcext:value-type="float">
            <text:p>0.034222</text:p>
          </table:table-cell>
          <table:table-cell office:value-type="float" office:value="2.351913" calcext:value-type="float">
            <text:p>2.351913</text:p>
          </table:table-cell>
          <table:table-cell office:value-type="float" office:value="0.800314" calcext:value-type="float">
            <text:p>0.800314</text:p>
          </table:table-cell>
          <table:table-cell office:value-type="float" office:value="0.142686" calcext:value-type="float">
            <text:p>0.142686</text:p>
          </table:table-cell>
          <table:table-cell office:value-type="float" office:value="0.111397" calcext:value-type="float">
            <text:p>0.111397</text:p>
          </table:table-cell>
          <table:table-cell office:value-type="float" office:value="9.324403" calcext:value-type="float">
            <text:p>9.324403</text:p>
          </table:table-cell>
          <table:table-cell office:value-type="float" office:value="3.090697" calcext:value-type="float">
            <text:p>3.090697</text:p>
          </table:table-cell>
          <table:table-cell office:value-type="float" office:value="0.315544" calcext:value-type="float">
            <text:p>0.315544</text:p>
          </table:table-cell>
          <table:table-cell office:value-type="float" office:value="0.420865" calcext:value-type="float">
            <text:p>0.420865</text:p>
          </table:table-cell>
          <table:table-cell office:value-type="float" office:value="40.017871" calcext:value-type="float">
            <text:p>40.017871</text:p>
          </table:table-cell>
          <table:table-cell office:value-type="float" office:value="12.682385" calcext:value-type="float">
            <text:p>12.682385</text:p>
          </table:table-cell>
          <table:table-cell office:value-type="float" office:value="0.819521" calcext:value-type="float">
            <text:p>0.819521</text:p>
          </table:table-cell>
          <table:table-cell office:value-type="float" office:value="0.59058" calcext:value-type="float">
            <text:p>0.59058</text:p>
          </table:table-cell>
          <table:table-cell office:value-type="float" office:value="224.68108" calcext:value-type="float">
            <text:p>224.68108</text:p>
          </table:table-cell>
          <table:table-cell office:value-type="float" office:value="80.72684" calcext:value-type="float">
            <text:p>80.72684</text:p>
          </table:table-cell>
          <table:table-cell office:value-type="float" office:value="1.73207" calcext:value-type="float">
            <text:p>1.73207</text:p>
          </table:table-cell>
          <table:table-cell office:value-type="float" office:value="1.932934" calcext:value-type="float">
            <text:p>1.932934</text:p>
          </table:table-cell>
          <table:table-cell office:value-type="float" office:value="933.309608" calcext:value-type="float">
            <text:p>933.309608</text:p>
          </table:table-cell>
          <table:table-cell office:value-type="float" office:value="331.26675" calcext:value-type="float">
            <text:p>331.26675</text:p>
          </table:table-cell>
          <table:table-cell office:value-type="float" office:value="3.650828" calcext:value-type="float">
            <text:p>3.650828</text:p>
          </table:table-cell>
          <table:table-cell office:value-type="float" office:value="3.220534" calcext:value-type="float">
            <text:p>3.220534</text:p>
          </table:table-cell>
          <table:table-cell table:number-columns-repeated="1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04679" calcext:value-type="float">
            <text:p>0.004679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12554" calcext:value-type="float">
            <text:p>0.412554</text:p>
          </table:table-cell>
          <table:table-cell office:value-type="float" office:value="0.129556" calcext:value-type="float">
            <text:p>0.129556</text:p>
          </table:table-cell>
          <table:table-cell office:value-type="float" office:value="0.05287" calcext:value-type="float">
            <text:p>0.05287</text:p>
          </table:table-cell>
          <table:table-cell office:value-type="float" office:value="0.032336" calcext:value-type="float">
            <text:p>0.032336</text:p>
          </table:table-cell>
          <table:table-cell office:value-type="float" office:value="2.381596" calcext:value-type="float">
            <text:p>2.381596</text:p>
          </table:table-cell>
          <table:table-cell office:value-type="float" office:value="0.790816" calcext:value-type="float">
            <text:p>0.790816</text:p>
          </table:table-cell>
          <table:table-cell office:value-type="float" office:value="0.131861" calcext:value-type="float">
            <text:p>0.131861</text:p>
          </table:table-cell>
          <table:table-cell office:value-type="float" office:value="0.109721" calcext:value-type="float">
            <text:p>0.109721</text:p>
          </table:table-cell>
          <table:table-cell office:value-type="float" office:value="9.266993" calcext:value-type="float">
            <text:p>9.266993</text:p>
          </table:table-cell>
          <table:table-cell office:value-type="float" office:value="3.092303" calcext:value-type="float">
            <text:p>3.092303</text:p>
          </table:table-cell>
          <table:table-cell office:value-type="float" office:value="0.449012" calcext:value-type="float">
            <text:p>0.449012</text:p>
          </table:table-cell>
          <table:table-cell office:value-type="float" office:value="0.291449" calcext:value-type="float">
            <text:p>0.291449</text:p>
          </table:table-cell>
          <table:table-cell office:value-type="float" office:value="36.601154" calcext:value-type="float">
            <text:p>36.601154</text:p>
          </table:table-cell>
          <table:table-cell office:value-type="float" office:value="12.592149" calcext:value-type="float">
            <text:p>12.592149</text:p>
          </table:table-cell>
          <table:table-cell office:value-type="float" office:value="0.887546" calcext:value-type="float">
            <text:p>0.887546</text:p>
          </table:table-cell>
          <table:table-cell office:value-type="float" office:value="0.814003" calcext:value-type="float">
            <text:p>0.814003</text:p>
          </table:table-cell>
          <table:table-cell office:value-type="float" office:value="225.089163" calcext:value-type="float">
            <text:p>225.089163</text:p>
          </table:table-cell>
          <table:table-cell office:value-type="float" office:value="80.681932" calcext:value-type="float">
            <text:p>80.681932</text:p>
          </table:table-cell>
          <table:table-cell office:value-type="float" office:value="1.715029" calcext:value-type="float">
            <text:p>1.715029</text:p>
          </table:table-cell>
          <table:table-cell office:value-type="float" office:value="1.971627" calcext:value-type="float">
            <text:p>1.971627</text:p>
          </table:table-cell>
          <table:table-cell office:value-type="float" office:value="909.947115" calcext:value-type="float">
            <text:p>909.947115</text:p>
          </table:table-cell>
          <table:table-cell office:value-type="float" office:value="329.04935" calcext:value-type="float">
            <text:p>329.04935</text:p>
          </table:table-cell>
          <table:table-cell office:value-type="float" office:value="3.637139" calcext:value-type="float">
            <text:p>3.637139</text:p>
          </table:table-cell>
          <table:table-cell office:value-type="float" office:value="3.248611" calcext:value-type="float">
            <text:p>3.248611</text:p>
          </table:table-cell>
          <table:table-cell table:number-columns-repeated="1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7193" calcext:value-type="float">
            <text:p>0.007193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433" calcext:value-type="float">
            <text:p>0.00433</text:p>
          </table:table-cell>
          <table:table-cell office:value-type="float" office:value="0.004679" calcext:value-type="float">
            <text:p>0.004679</text:p>
          </table:table-cell>
          <table:table-cell office:value-type="float" office:value="0.40976" calcext:value-type="float">
            <text:p>0.40976</text:p>
          </table:table-cell>
          <table:table-cell office:value-type="float" office:value="0.129067" calcext:value-type="float">
            <text:p>0.129067</text:p>
          </table:table-cell>
          <table:table-cell office:value-type="float" office:value="0.051962" calcext:value-type="float">
            <text:p>0.051962</text:p>
          </table:table-cell>
          <table:table-cell office:value-type="float" office:value="0.043721" calcext:value-type="float">
            <text:p>0.043721</text:p>
          </table:table-cell>
          <table:table-cell office:value-type="float" office:value="2.368396" calcext:value-type="float">
            <text:p>2.368396</text:p>
          </table:table-cell>
          <table:table-cell office:value-type="float" office:value="1.001527" calcext:value-type="float">
            <text:p>1.001527</text:p>
          </table:table-cell>
          <table:table-cell office:value-type="float" office:value="0.138636" calcext:value-type="float">
            <text:p>0.138636</text:p>
          </table:table-cell>
          <table:table-cell office:value-type="float" office:value="0.118801" calcext:value-type="float">
            <text:p>0.118801</text:p>
          </table:table-cell>
          <table:table-cell office:value-type="float" office:value="9.449629" calcext:value-type="float">
            <text:p>9.449629</text:p>
          </table:table-cell>
          <table:table-cell office:value-type="float" office:value="3.524553" calcext:value-type="float">
            <text:p>3.524553</text:p>
          </table:table-cell>
          <table:table-cell office:value-type="float" office:value="0.313868" calcext:value-type="float">
            <text:p>0.313868</text:p>
          </table:table-cell>
          <table:table-cell office:value-type="float" office:value="0.261626" calcext:value-type="float">
            <text:p>0.261626</text:p>
          </table:table-cell>
          <table:table-cell office:value-type="float" office:value="37.985902" calcext:value-type="float">
            <text:p>37.985902</text:p>
          </table:table-cell>
          <table:table-cell office:value-type="float" office:value="13.258368" calcext:value-type="float">
            <text:p>13.258368</text:p>
          </table:table-cell>
          <table:table-cell office:value-type="float" office:value="0.879305" calcext:value-type="float">
            <text:p>0.879305</text:p>
          </table:table-cell>
          <table:table-cell office:value-type="float" office:value="0.603711" calcext:value-type="float">
            <text:p>0.603711</text:p>
          </table:table-cell>
          <table:table-cell office:value-type="float" office:value="225.268098" calcext:value-type="float">
            <text:p>225.268098</text:p>
          </table:table-cell>
          <table:table-cell office:value-type="float" office:value="82.535807" calcext:value-type="float">
            <text:p>82.535807</text:p>
          </table:table-cell>
          <table:table-cell office:value-type="float" office:value="1.731721" calcext:value-type="float">
            <text:p>1.731721</text:p>
          </table:table-cell>
          <table:table-cell office:value-type="float" office:value="1.804566" calcext:value-type="float">
            <text:p>1.804566</text:p>
          </table:table-cell>
          <table:table-cell office:value-type="float" office:value="911.787301" calcext:value-type="float">
            <text:p>911.787301</text:p>
          </table:table-cell>
          <table:table-cell office:value-type="float" office:value="326.528908" calcext:value-type="float">
            <text:p>326.528908</text:p>
          </table:table-cell>
          <table:table-cell office:value-type="float" office:value="3.622752" calcext:value-type="float">
            <text:p>3.622752</text:p>
          </table:table-cell>
          <table:table-cell office:value-type="float" office:value="3.278643" calcext:value-type="float">
            <text:p>3.278643</text:p>
          </table:table-cell>
          <table:table-cell table:number-columns-repeated="1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3422" calcext:value-type="float">
            <text:p>0.003422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419398" calcext:value-type="float">
            <text:p>0.419398</text:p>
          </table:table-cell>
          <table:table-cell office:value-type="float" office:value="0.128508" calcext:value-type="float">
            <text:p>0.128508</text:p>
          </table:table-cell>
          <table:table-cell office:value-type="float" office:value="0.049168" calcext:value-type="float">
            <text:p>0.049168</text:p>
          </table:table-cell>
          <table:table-cell office:value-type="float" office:value="0.040648" calcext:value-type="float">
            <text:p>0.040648</text:p>
          </table:table-cell>
          <table:table-cell office:value-type="float" office:value="2.713553" calcext:value-type="float">
            <text:p>2.713553</text:p>
          </table:table-cell>
          <table:table-cell office:value-type="float" office:value="0.882727" calcext:value-type="float">
            <text:p>0.882727</text:p>
          </table:table-cell>
          <table:table-cell office:value-type="float" office:value="0.133327" calcext:value-type="float">
            <text:p>0.133327</text:p>
          </table:table-cell>
          <table:table-cell office:value-type="float" office:value="0.115867" calcext:value-type="float">
            <text:p>0.115867</text:p>
          </table:table-cell>
          <table:table-cell office:value-type="float" office:value="9.274257" calcext:value-type="float">
            <text:p>9.274257</text:p>
          </table:table-cell>
          <table:table-cell office:value-type="float" office:value="3.149504" calcext:value-type="float">
            <text:p>3.149504</text:p>
          </table:table-cell>
          <table:table-cell office:value-type="float" office:value="0.515011" calcext:value-type="float">
            <text:p>0.515011</text:p>
          </table:table-cell>
          <table:table-cell office:value-type="float" office:value="0.268332" calcext:value-type="float">
            <text:p>0.268332</text:p>
          </table:table-cell>
          <table:table-cell office:value-type="float" office:value="37.897902" calcext:value-type="float">
            <text:p>37.897902</text:p>
          </table:table-cell>
          <table:table-cell office:value-type="float" office:value="13.343504" calcext:value-type="float">
            <text:p>13.343504</text:p>
          </table:table-cell>
          <table:table-cell office:value-type="float" office:value="0.879445" calcext:value-type="float">
            <text:p>0.879445</text:p>
          </table:table-cell>
          <table:table-cell office:value-type="float" office:value="0.55957" calcext:value-type="float">
            <text:p>0.55957</text:p>
          </table:table-cell>
          <table:table-cell office:value-type="float" office:value="226.478871" calcext:value-type="float">
            <text:p>226.478871</text:p>
          </table:table-cell>
          <table:table-cell office:value-type="float" office:value="81.339002" calcext:value-type="float">
            <text:p>81.339002</text:p>
          </table:table-cell>
          <table:table-cell office:value-type="float" office:value="1.722781" calcext:value-type="float">
            <text:p>1.722781</text:p>
          </table:table-cell>
          <table:table-cell office:value-type="float" office:value="1.594134" calcext:value-type="float">
            <text:p>1.594134</text:p>
          </table:table-cell>
          <table:table-cell office:value-type="float" office:value="907.166584" calcext:value-type="float">
            <text:p>907.166584</text:p>
          </table:table-cell>
          <table:table-cell office:value-type="float" office:value="327.924063" calcext:value-type="float">
            <text:p>327.924063</text:p>
          </table:table-cell>
          <table:table-cell office:value-type="float" office:value="3.665915" calcext:value-type="float">
            <text:p>3.665915</text:p>
          </table:table-cell>
          <table:table-cell office:value-type="float" office:value="3.310141" calcext:value-type="float">
            <text:p>3.310141</text:p>
          </table:table-cell>
          <table:table-cell table:number-columns-repeated="1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402427" calcext:value-type="float">
            <text:p>0.402427</text:p>
          </table:table-cell>
          <table:table-cell office:value-type="float" office:value="0.128578" calcext:value-type="float">
            <text:p>0.128578</text:p>
          </table:table-cell>
          <table:table-cell office:value-type="float" office:value="0.046166" calcext:value-type="float">
            <text:p>0.046166</text:p>
          </table:table-cell>
          <table:table-cell office:value-type="float" office:value="0.037575" calcext:value-type="float">
            <text:p>0.037575</text:p>
          </table:table-cell>
          <table:table-cell office:value-type="float" office:value="2.379082" calcext:value-type="float">
            <text:p>2.379082</text:p>
          </table:table-cell>
          <table:table-cell office:value-type="float" office:value="0.800733" calcext:value-type="float">
            <text:p>0.800733</text:p>
          </table:table-cell>
          <table:table-cell office:value-type="float" office:value="0.131791" calcext:value-type="float">
            <text:p>0.131791</text:p>
          </table:table-cell>
          <table:table-cell office:value-type="float" office:value="0.112165" calcext:value-type="float">
            <text:p>0.112165</text:p>
          </table:table-cell>
          <table:table-cell office:value-type="float" office:value="9.274467" calcext:value-type="float">
            <text:p>9.274467</text:p>
          </table:table-cell>
          <table:table-cell office:value-type="float" office:value="3.150761" calcext:value-type="float">
            <text:p>3.150761</text:p>
          </table:table-cell>
          <table:table-cell office:value-type="float" office:value="0.291379" calcext:value-type="float">
            <text:p>0.291379</text:p>
          </table:table-cell>
          <table:table-cell office:value-type="float" office:value="0.25569" calcext:value-type="float">
            <text:p>0.25569</text:p>
          </table:table-cell>
          <table:table-cell office:value-type="float" office:value="36.529706" calcext:value-type="float">
            <text:p>36.529706</text:p>
          </table:table-cell>
          <table:table-cell office:value-type="float" office:value="12.831357" calcext:value-type="float">
            <text:p>12.831357</text:p>
          </table:table-cell>
          <table:table-cell office:value-type="float" office:value="0.882588" calcext:value-type="float">
            <text:p>0.882588</text:p>
          </table:table-cell>
          <table:table-cell office:value-type="float" office:value="0.557615" calcext:value-type="float">
            <text:p>0.557615</text:p>
          </table:table-cell>
          <table:table-cell office:value-type="float" office:value="224.920287" calcext:value-type="float">
            <text:p>224.920287</text:p>
          </table:table-cell>
          <table:table-cell office:value-type="float" office:value="81.493142" calcext:value-type="float">
            <text:p>81.493142</text:p>
          </table:table-cell>
          <table:table-cell office:value-type="float" office:value="1.72767" calcext:value-type="float">
            <text:p>1.72767</text:p>
          </table:table-cell>
          <table:table-cell office:value-type="float" office:value="1.567244" calcext:value-type="float">
            <text:p>1.567244</text:p>
          </table:table-cell>
          <table:table-cell office:value-type="float" office:value="940.506573" calcext:value-type="float">
            <text:p>940.506573</text:p>
          </table:table-cell>
          <table:table-cell office:value-type="float" office:value="329.362939" calcext:value-type="float">
            <text:p>329.362939</text:p>
          </table:table-cell>
          <table:table-cell office:value-type="float" office:value="3.618981" calcext:value-type="float">
            <text:p>3.618981</text:p>
          </table:table-cell>
          <table:table-cell office:value-type="float" office:value="3.221722" calcext:value-type="float">
            <text:p>3.221722</text:p>
          </table:table-cell>
          <table:table-cell table:number-columns-repeated="1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05239" calcext:value-type="float">
            <text:p>0.005239</text:p>
          </table:table-cell>
          <table:table-cell table:number-columns-repeated="2" office:value-type="float" office:value="0.003282" calcext:value-type="float">
            <text:p>0.003282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13672" calcext:value-type="float">
            <text:p>0.413672</text:p>
          </table:table-cell>
          <table:table-cell office:value-type="float" office:value="0.128928" calcext:value-type="float">
            <text:p>0.128928</text:p>
          </table:table-cell>
          <table:table-cell office:value-type="float" office:value="0.044978" calcext:value-type="float">
            <text:p>0.044978</text:p>
          </table:table-cell>
          <table:table-cell office:value-type="float" office:value="0.034293" calcext:value-type="float">
            <text:p>0.034293</text:p>
          </table:table-cell>
          <table:table-cell office:value-type="float" office:value="2.676537" calcext:value-type="float">
            <text:p>2.676537</text:p>
          </table:table-cell>
          <table:table-cell office:value-type="float" office:value="0.787254" calcext:value-type="float">
            <text:p>0.787254</text:p>
          </table:table-cell>
          <table:table-cell office:value-type="float" office:value="0.131162" calcext:value-type="float">
            <text:p>0.131162</text:p>
          </table:table-cell>
          <table:table-cell office:value-type="float" office:value="0.11468" calcext:value-type="float">
            <text:p>0.11468</text:p>
          </table:table-cell>
          <table:table-cell office:value-type="float" office:value="11.471122" calcext:value-type="float">
            <text:p>11.471122</text:p>
          </table:table-cell>
          <table:table-cell office:value-type="float" office:value="3.166545" calcext:value-type="float">
            <text:p>3.166545</text:p>
          </table:table-cell>
          <table:table-cell office:value-type="float" office:value="0.301086" calcext:value-type="float">
            <text:p>0.301086</text:p>
          </table:table-cell>
          <table:table-cell office:value-type="float" office:value="0.254782" calcext:value-type="float">
            <text:p>0.254782</text:p>
          </table:table-cell>
          <table:table-cell office:value-type="float" office:value="36.218492" calcext:value-type="float">
            <text:p>36.218492</text:p>
          </table:table-cell>
          <table:table-cell office:value-type="float" office:value="12.906855" calcext:value-type="float">
            <text:p>12.906855</text:p>
          </table:table-cell>
          <table:table-cell office:value-type="float" office:value="0.872461" calcext:value-type="float">
            <text:p>0.872461</text:p>
          </table:table-cell>
          <table:table-cell office:value-type="float" office:value="0.531634" calcext:value-type="float">
            <text:p>0.531634</text:p>
          </table:table-cell>
          <table:table-cell office:value-type="float" office:value="225.102783" calcext:value-type="float">
            <text:p>225.102783</text:p>
          </table:table-cell>
          <table:table-cell office:value-type="float" office:value="81.470723" calcext:value-type="float">
            <text:p>81.470723</text:p>
          </table:table-cell>
          <table:table-cell office:value-type="float" office:value="1.736819" calcext:value-type="float">
            <text:p>1.736819</text:p>
          </table:table-cell>
          <table:table-cell office:value-type="float" office:value="1.617112" calcext:value-type="float">
            <text:p>1.617112</text:p>
          </table:table-cell>
          <table:table-cell office:value-type="float" office:value="938.942053" calcext:value-type="float">
            <text:p>938.942053</text:p>
          </table:table-cell>
          <table:table-cell office:value-type="float" office:value="328.077086" calcext:value-type="float">
            <text:p>328.077086</text:p>
          </table:table-cell>
          <table:table-cell office:value-type="float" office:value="3.684213" calcext:value-type="float">
            <text:p>3.684213</text:p>
          </table:table-cell>
          <table:table-cell office:value-type="float" office:value="3.212643" calcext:value-type="float">
            <text:p>3.212643</text:p>
          </table:table-cell>
          <table:table-cell table:number-columns-repeated="1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6618" calcext:value-type="float">
            <text:p>0.406618</text:p>
          </table:table-cell>
          <table:table-cell office:value-type="float" office:value="0.128299" calcext:value-type="float">
            <text:p>0.128299</text:p>
          </table:table-cell>
          <table:table-cell office:value-type="float" office:value="0.042394" calcext:value-type="float">
            <text:p>0.042394</text:p>
          </table:table-cell>
          <table:table-cell office:value-type="float" office:value="0.032407" calcext:value-type="float">
            <text:p>0.032407</text:p>
          </table:table-cell>
          <table:table-cell office:value-type="float" office:value="2.36672" calcext:value-type="float">
            <text:p>2.36672</text:p>
          </table:table-cell>
          <table:table-cell office:value-type="float" office:value="0.786276" calcext:value-type="float">
            <text:p>0.786276</text:p>
          </table:table-cell>
          <table:table-cell office:value-type="float" office:value="0.129766" calcext:value-type="float">
            <text:p>0.129766</text:p>
          </table:table-cell>
          <table:table-cell office:value-type="float" office:value="0.112863" calcext:value-type="float">
            <text:p>0.112863</text:p>
          </table:table-cell>
          <table:table-cell office:value-type="float" office:value="9.317419" calcext:value-type="float">
            <text:p>9.317419</text:p>
          </table:table-cell>
          <table:table-cell office:value-type="float" office:value="3.158444" calcext:value-type="float">
            <text:p>3.158444</text:p>
          </table:table-cell>
          <table:table-cell office:value-type="float" office:value="0.28195" calcext:value-type="float">
            <text:p>0.28195</text:p>
          </table:table-cell>
          <table:table-cell office:value-type="float" office:value="0.256178" calcext:value-type="float">
            <text:p>0.256178</text:p>
          </table:table-cell>
          <table:table-cell office:value-type="float" office:value="36.276042" calcext:value-type="float">
            <text:p>36.276042</text:p>
          </table:table-cell>
          <table:table-cell office:value-type="float" office:value="13.078037" calcext:value-type="float">
            <text:p>13.078037</text:p>
          </table:table-cell>
          <table:table-cell office:value-type="float" office:value="0.865616" calcext:value-type="float">
            <text:p>0.865616</text:p>
          </table:table-cell>
          <table:table-cell office:value-type="float" office:value="0.530866" calcext:value-type="float">
            <text:p>0.530866</text:p>
          </table:table-cell>
          <table:table-cell office:value-type="float" office:value="226.763126" calcext:value-type="float">
            <text:p>226.763126</text:p>
          </table:table-cell>
          <table:table-cell office:value-type="float" office:value="81.448094" calcext:value-type="float">
            <text:p>81.448094</text:p>
          </table:table-cell>
          <table:table-cell office:value-type="float" office:value="1.733187" calcext:value-type="float">
            <text:p>1.733187</text:p>
          </table:table-cell>
          <table:table-cell office:value-type="float" office:value="1.638343" calcext:value-type="float">
            <text:p>1.638343</text:p>
          </table:table-cell>
          <table:table-cell office:value-type="float" office:value="919.106909" calcext:value-type="float">
            <text:p>919.106909</text:p>
          </table:table-cell>
          <table:table-cell office:value-type="float" office:value="328.585882" calcext:value-type="float">
            <text:p>328.585882</text:p>
          </table:table-cell>
          <table:table-cell office:value-type="float" office:value="3.619051" calcext:value-type="float">
            <text:p>3.619051</text:p>
          </table:table-cell>
          <table:table-cell office:value-type="float" office:value="3.291074" calcext:value-type="float">
            <text:p>3.291074</text:p>
          </table:table-cell>
          <table:table-cell table:number-columns-repeated="1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07124" calcext:value-type="float">
            <text:p>0.007124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411157" calcext:value-type="float">
            <text:p>0.411157</text:p>
          </table:table-cell>
          <table:table-cell office:value-type="float" office:value="0.128648" calcext:value-type="float">
            <text:p>0.128648</text:p>
          </table:table-cell>
          <table:table-cell office:value-type="float" office:value="0.053429" calcext:value-type="float">
            <text:p>0.053429</text:p>
          </table:table-cell>
          <table:table-cell office:value-type="float" office:value="0.043721" calcext:value-type="float">
            <text:p>0.043721</text:p>
          </table:table-cell>
          <table:table-cell office:value-type="float" office:value="2.363926" calcext:value-type="float">
            <text:p>2.363926</text:p>
          </table:table-cell>
          <table:table-cell office:value-type="float" office:value="0.795215" calcext:value-type="float">
            <text:p>0.795215</text:p>
          </table:table-cell>
          <table:table-cell office:value-type="float" office:value="0.138636" calcext:value-type="float">
            <text:p>0.138636</text:p>
          </table:table-cell>
          <table:table-cell office:value-type="float" office:value="0.213366" calcext:value-type="float">
            <text:p>0.213366</text:p>
          </table:table-cell>
          <table:table-cell office:value-type="float" office:value="9.549782" calcext:value-type="float">
            <text:p>9.549782</text:p>
          </table:table-cell>
          <table:table-cell office:value-type="float" office:value="3.397442" calcext:value-type="float">
            <text:p>3.397442</text:p>
          </table:table-cell>
          <table:table-cell office:value-type="float" office:value="0.29564" calcext:value-type="float">
            <text:p>0.29564</text:p>
          </table:table-cell>
          <table:table-cell office:value-type="float" office:value="0.256458" calcext:value-type="float">
            <text:p>0.256458</text:p>
          </table:table-cell>
          <table:table-cell office:value-type="float" office:value="37.888752" calcext:value-type="float">
            <text:p>37.888752</text:p>
          </table:table-cell>
          <table:table-cell office:value-type="float" office:value="12.839947" calcext:value-type="float">
            <text:p>12.839947</text:p>
          </table:table-cell>
          <table:table-cell office:value-type="float" office:value="0.883496" calcext:value-type="float">
            <text:p>0.883496</text:p>
          </table:table-cell>
          <table:table-cell office:value-type="float" office:value="0.544834" calcext:value-type="float">
            <text:p>0.544834</text:p>
          </table:table-cell>
          <table:table-cell office:value-type="float" office:value="225.44801" calcext:value-type="float">
            <text:p>225.44801</text:p>
          </table:table-cell>
          <table:table-cell office:value-type="float" office:value="80.839215" calcext:value-type="float">
            <text:p>80.839215</text:p>
          </table:table-cell>
          <table:table-cell office:value-type="float" office:value="1.732419" calcext:value-type="float">
            <text:p>1.732419</text:p>
          </table:table-cell>
          <table:table-cell office:value-type="float" office:value="1.576883" calcext:value-type="float">
            <text:p>1.576883</text:p>
          </table:table-cell>
          <table:table-cell office:value-type="float" office:value="920.275708" calcext:value-type="float">
            <text:p>920.275708</text:p>
          </table:table-cell>
          <table:table-cell office:value-type="float" office:value="329.677226" calcext:value-type="float">
            <text:p>329.677226</text:p>
          </table:table-cell>
          <table:table-cell office:value-type="float" office:value="3.657394" calcext:value-type="float">
            <text:p>3.657394</text:p>
          </table:table-cell>
          <table:table-cell office:value-type="float" office:value="3.257271" calcext:value-type="float">
            <text:p>3.257271</text:p>
          </table:table-cell>
          <table:table-cell table:number-columns-repeated="1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04033" calcext:value-type="float">
            <text:p>0.404033</text:p>
          </table:table-cell>
          <table:table-cell office:value-type="float" office:value="0.12781" calcext:value-type="float">
            <text:p>0.12781</text:p>
          </table:table-cell>
          <table:table-cell office:value-type="float" office:value="0.04812" calcext:value-type="float">
            <text:p>0.04812</text:p>
          </table:table-cell>
          <table:table-cell office:value-type="float" office:value="0.040509" calcext:value-type="float">
            <text:p>0.040509</text:p>
          </table:table-cell>
          <table:table-cell office:value-type="float" office:value="2.380689" calcext:value-type="float">
            <text:p>2.380689</text:p>
          </table:table-cell>
          <table:table-cell office:value-type="float" office:value="0.854022" calcext:value-type="float">
            <text:p>0.854022</text:p>
          </table:table-cell>
          <table:table-cell office:value-type="float" office:value="0.134794" calcext:value-type="float">
            <text:p>0.134794</text:p>
          </table:table-cell>
          <table:table-cell office:value-type="float" office:value="0.144712" calcext:value-type="float">
            <text:p>0.144712</text:p>
          </table:table-cell>
          <table:table-cell office:value-type="float" office:value="9.345635" calcext:value-type="float">
            <text:p>9.345635</text:p>
          </table:table-cell>
          <table:table-cell office:value-type="float" office:value="3.236457" calcext:value-type="float">
            <text:p>3.236457</text:p>
          </table:table-cell>
          <table:table-cell office:value-type="float" office:value="0.305836" calcext:value-type="float">
            <text:p>0.305836</text:p>
          </table:table-cell>
          <table:table-cell office:value-type="float" office:value="0.25136" calcext:value-type="float">
            <text:p>0.25136</text:p>
          </table:table-cell>
          <table:table-cell office:value-type="float" office:value="37.01259" calcext:value-type="float">
            <text:p>37.01259</text:p>
          </table:table-cell>
          <table:table-cell office:value-type="float" office:value="12.817737" calcext:value-type="float">
            <text:p>12.817737</text:p>
          </table:table-cell>
          <table:table-cell office:value-type="float" office:value="0.899" calcext:value-type="float">
            <text:p>0.899</text:p>
          </table:table-cell>
          <table:table-cell office:value-type="float" office:value="0.557615" calcext:value-type="float">
            <text:p>0.557615</text:p>
          </table:table-cell>
          <table:table-cell office:value-type="float" office:value="226.420833" calcext:value-type="float">
            <text:p>226.420833</text:p>
          </table:table-cell>
          <table:table-cell office:value-type="float" office:value="80.410808" calcext:value-type="float">
            <text:p>80.410808</text:p>
          </table:table-cell>
          <table:table-cell office:value-type="float" office:value="1.731721" calcext:value-type="float">
            <text:p>1.731721</text:p>
          </table:table-cell>
          <table:table-cell office:value-type="float" office:value="1.921899" calcext:value-type="float">
            <text:p>1.921899</text:p>
          </table:table-cell>
          <table:table-cell office:value-type="float" office:value="944.846879" calcext:value-type="float">
            <text:p>944.846879</text:p>
          </table:table-cell>
          <table:table-cell office:value-type="float" office:value="324.796697" calcext:value-type="float">
            <text:p>324.796697</text:p>
          </table:table-cell>
          <table:table-cell office:value-type="float" office:value="3.66787" calcext:value-type="float">
            <text:p>3.66787</text:p>
          </table:table-cell>
          <table:table-cell office:value-type="float" office:value="3.310072" calcext:value-type="float">
            <text:p>3.310072</text:p>
          </table:table-cell>
          <table:table-cell table:number-columns-repeated="1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410179" calcext:value-type="float">
            <text:p>0.410179</text:p>
          </table:table-cell>
          <table:table-cell office:value-type="float" office:value="0.1276" calcext:value-type="float">
            <text:p>0.1276</text:p>
          </table:table-cell>
          <table:table-cell office:value-type="float" office:value="0.046095" calcext:value-type="float">
            <text:p>0.046095</text:p>
          </table:table-cell>
          <table:table-cell office:value-type="float" office:value="0.036178" calcext:value-type="float">
            <text:p>0.036178</text:p>
          </table:table-cell>
          <table:table-cell office:value-type="float" office:value="2.364415" calcext:value-type="float">
            <text:p>2.364415</text:p>
          </table:table-cell>
          <table:table-cell office:value-type="float" office:value="0.945374" calcext:value-type="float">
            <text:p>0.945374</text:p>
          </table:table-cell>
          <table:table-cell office:value-type="float" office:value="0.13221" calcext:value-type="float">
            <text:p>0.13221</text:p>
          </table:table-cell>
          <table:table-cell office:value-type="float" office:value="0.151696" calcext:value-type="float">
            <text:p>0.151696</text:p>
          </table:table-cell>
          <table:table-cell office:value-type="float" office:value="9.319793" calcext:value-type="float">
            <text:p>9.319793</text:p>
          </table:table-cell>
          <table:table-cell office:value-type="float" office:value="3.172132" calcext:value-type="float">
            <text:p>3.172132</text:p>
          </table:table-cell>
          <table:table-cell office:value-type="float" office:value="0.283556" calcext:value-type="float">
            <text:p>0.283556</text:p>
          </table:table-cell>
          <table:table-cell office:value-type="float" office:value="0.254712" calcext:value-type="float">
            <text:p>0.254712</text:p>
          </table:table-cell>
          <table:table-cell office:value-type="float" office:value="36.273388" calcext:value-type="float">
            <text:p>36.273388</text:p>
          </table:table-cell>
          <table:table-cell office:value-type="float" office:value="12.786519" calcext:value-type="float">
            <text:p>12.786519</text:p>
          </table:table-cell>
          <table:table-cell office:value-type="float" office:value="0.879515" calcext:value-type="float">
            <text:p>0.879515</text:p>
          </table:table-cell>
          <table:table-cell office:value-type="float" office:value="0.583177" calcext:value-type="float">
            <text:p>0.583177</text:p>
          </table:table-cell>
          <table:table-cell office:value-type="float" office:value="225.505559" calcext:value-type="float">
            <text:p>225.505559</text:p>
          </table:table-cell>
          <table:table-cell office:value-type="float" office:value="80.457741" calcext:value-type="float">
            <text:p>80.457741</text:p>
          </table:table-cell>
          <table:table-cell office:value-type="float" office:value="1.738077" calcext:value-type="float">
            <text:p>1.738077</text:p>
          </table:table-cell>
          <table:table-cell office:value-type="float" office:value="2.257559" calcext:value-type="float">
            <text:p>2.257559</text:p>
          </table:table-cell>
          <table:table-cell office:value-type="float" office:value="937.389197" calcext:value-type="float">
            <text:p>937.389197</text:p>
          </table:table-cell>
          <table:table-cell office:value-type="float" office:value="328.187994" calcext:value-type="float">
            <text:p>328.187994</text:p>
          </table:table-cell>
          <table:table-cell office:value-type="float" office:value="3.670524" calcext:value-type="float">
            <text:p>3.670524</text:p>
          </table:table-cell>
          <table:table-cell office:value-type="float" office:value="3.234503" calcext:value-type="float">
            <text:p>3.234503</text:p>
          </table:table-cell>
          <table:table-cell table:number-columns-repeated="1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05378" calcext:value-type="float">
            <text:p>0.005378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40131" calcext:value-type="float">
            <text:p>0.40131</text:p>
          </table:table-cell>
          <table:table-cell office:value-type="float" office:value="0.128299" calcext:value-type="float">
            <text:p>0.128299</text:p>
          </table:table-cell>
          <table:table-cell office:value-type="float" office:value="0.043372" calcext:value-type="float">
            <text:p>0.043372</text:p>
          </table:table-cell>
          <table:table-cell office:value-type="float" office:value="0.032406" calcext:value-type="float">
            <text:p>0.032406</text:p>
          </table:table-cell>
          <table:table-cell office:value-type="float" office:value="2.787026" calcext:value-type="float">
            <text:p>2.787026</text:p>
          </table:table-cell>
          <table:table-cell office:value-type="float" office:value="0.802199" calcext:value-type="float">
            <text:p>0.802199</text:p>
          </table:table-cell>
          <table:table-cell office:value-type="float" office:value="0.131162" calcext:value-type="float">
            <text:p>0.131162</text:p>
          </table:table-cell>
          <table:table-cell office:value-type="float" office:value="0.138007" calcext:value-type="float">
            <text:p>0.138007</text:p>
          </table:table-cell>
          <table:table-cell office:value-type="float" office:value="9.294721" calcext:value-type="float">
            <text:p>9.294721</text:p>
          </table:table-cell>
          <table:table-cell office:value-type="float" office:value="3.136513" calcext:value-type="float">
            <text:p>3.136513</text:p>
          </table:table-cell>
          <table:table-cell office:value-type="float" office:value="0.287608" calcext:value-type="float">
            <text:p>0.287608</text:p>
          </table:table-cell>
          <table:table-cell office:value-type="float" office:value="0.257366" calcext:value-type="float">
            <text:p>0.257366</text:p>
          </table:table-cell>
          <table:table-cell office:value-type="float" office:value="36.413141" calcext:value-type="float">
            <text:p>36.413141</text:p>
          </table:table-cell>
          <table:table-cell office:value-type="float" office:value="12.72429" calcext:value-type="float">
            <text:p>12.72429</text:p>
          </table:table-cell>
          <table:table-cell office:value-type="float" office:value="0.881959" calcext:value-type="float">
            <text:p>0.881959</text:p>
          </table:table-cell>
          <table:table-cell office:value-type="float" office:value="0.573888" calcext:value-type="float">
            <text:p>0.573888</text:p>
          </table:table-cell>
          <table:table-cell office:value-type="float" office:value="225.228289" calcext:value-type="float">
            <text:p>225.228289</text:p>
          </table:table-cell>
          <table:table-cell office:value-type="float" office:value="80.676974" calcext:value-type="float">
            <text:p>80.676974</text:p>
          </table:table-cell>
          <table:table-cell office:value-type="float" office:value="1.738356" calcext:value-type="float">
            <text:p>1.738356</text:p>
          </table:table-cell>
          <table:table-cell office:value-type="float" office:value="1.772927" calcext:value-type="float">
            <text:p>1.772927</text:p>
          </table:table-cell>
          <table:table-cell office:value-type="float" office:value="907.984781" calcext:value-type="float">
            <text:p>907.984781</text:p>
          </table:table-cell>
          <table:table-cell office:value-type="float" office:value="326.926167" calcext:value-type="float">
            <text:p>326.926167</text:p>
          </table:table-cell>
          <table:table-cell office:value-type="float" office:value="3.600403" calcext:value-type="float">
            <text:p>3.600403</text:p>
          </table:table-cell>
          <table:table-cell office:value-type="float" office:value="3.215367" calcext:value-type="float">
            <text:p>3.215367</text:p>
          </table:table-cell>
          <table:table-cell table:number-columns-repeated="1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0117" calcext:value-type="float">
            <text:p>0.40117</text:p>
          </table:table-cell>
          <table:table-cell office:value-type="float" office:value="0.128578" calcext:value-type="float">
            <text:p>0.128578</text:p>
          </table:table-cell>
          <table:table-cell office:value-type="float" office:value="0.041905" calcext:value-type="float">
            <text:p>0.041905</text:p>
          </table:table-cell>
          <table:table-cell office:value-type="float" office:value="0.032965" calcext:value-type="float">
            <text:p>0.032965</text:p>
          </table:table-cell>
          <table:table-cell office:value-type="float" office:value="2.450809" calcext:value-type="float">
            <text:p>2.450809</text:p>
          </table:table-cell>
          <table:table-cell office:value-type="float" office:value="0.776009" calcext:value-type="float">
            <text:p>0.776009</text:p>
          </table:table-cell>
          <table:table-cell office:value-type="float" office:value="0.131931" calcext:value-type="float">
            <text:p>0.131931</text:p>
          </table:table-cell>
          <table:table-cell office:value-type="float" office:value="0.13675" calcext:value-type="float">
            <text:p>0.13675</text:p>
          </table:table-cell>
          <table:table-cell office:value-type="float" office:value="9.318117" calcext:value-type="float">
            <text:p>9.318117</text:p>
          </table:table-cell>
          <table:table-cell office:value-type="float" office:value="3.137072" calcext:value-type="float">
            <text:p>3.137072</text:p>
          </table:table-cell>
          <table:table-cell office:value-type="float" office:value="0.289074" calcext:value-type="float">
            <text:p>0.289074</text:p>
          </table:table-cell>
          <table:table-cell office:value-type="float" office:value="0.246261" calcext:value-type="float">
            <text:p>0.246261</text:p>
          </table:table-cell>
          <table:table-cell office:value-type="float" office:value="36.680703" calcext:value-type="float">
            <text:p>36.680703</text:p>
          </table:table-cell>
          <table:table-cell office:value-type="float" office:value="12.83408" calcext:value-type="float">
            <text:p>12.83408</text:p>
          </table:table-cell>
          <table:table-cell office:value-type="float" office:value="0.874276" calcext:value-type="float">
            <text:p>0.874276</text:p>
          </table:table-cell>
          <table:table-cell office:value-type="float" office:value="0.560828" calcext:value-type="float">
            <text:p>0.560828</text:p>
          </table:table-cell>
          <table:table-cell office:value-type="float" office:value="224.785353" calcext:value-type="float">
            <text:p>224.785353</text:p>
          </table:table-cell>
          <table:table-cell office:value-type="float" office:value="80.71392" calcext:value-type="float">
            <text:p>80.71392</text:p>
          </table:table-cell>
          <table:table-cell office:value-type="float" office:value="1.725715" calcext:value-type="float">
            <text:p>1.725715</text:p>
          </table:table-cell>
          <table:table-cell office:value-type="float" office:value="2.037697" calcext:value-type="float">
            <text:p>2.037697</text:p>
          </table:table-cell>
          <table:table-cell office:value-type="float" office:value="909.091212" calcext:value-type="float">
            <text:p>909.091212</text:p>
          </table:table-cell>
          <table:table-cell office:value-type="float" office:value="324.648772" calcext:value-type="float">
            <text:p>324.648772</text:p>
          </table:table-cell>
          <table:table-cell office:value-type="float" office:value="3.629597" calcext:value-type="float">
            <text:p>3.629597</text:p>
          </table:table-cell>
          <table:table-cell office:value-type="float" office:value="3.279201" calcext:value-type="float">
            <text:p>3.279201</text:p>
          </table:table-cell>
          <table:table-cell table:number-columns-repeated="1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7473" calcext:value-type="float">
            <text:p>0.00747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0.410249" calcext:value-type="float">
            <text:p>0.410249</text:p>
          </table:table-cell>
          <table:table-cell office:value-type="float" office:value="0.129067" calcext:value-type="float">
            <text:p>0.129067</text:p>
          </table:table-cell>
          <table:table-cell office:value-type="float" office:value="0.05308" calcext:value-type="float">
            <text:p>0.05308</text:p>
          </table:table-cell>
          <table:table-cell office:value-type="float" office:value="0.04421" calcext:value-type="float">
            <text:p>0.04421</text:p>
          </table:table-cell>
          <table:table-cell office:value-type="float" office:value="2.546283" calcext:value-type="float">
            <text:p>2.546283</text:p>
          </table:table-cell>
          <table:table-cell office:value-type="float" office:value="0.810581" calcext:value-type="float">
            <text:p>0.810581</text:p>
          </table:table-cell>
          <table:table-cell office:value-type="float" office:value="0.137518" calcext:value-type="float">
            <text:p>0.137518</text:p>
          </table:table-cell>
          <table:table-cell office:value-type="float" office:value="0.168528" calcext:value-type="float">
            <text:p>0.168528</text:p>
          </table:table-cell>
          <table:table-cell office:value-type="float" office:value="9.512417" calcext:value-type="float">
            <text:p>9.512417</text:p>
          </table:table-cell>
          <table:table-cell office:value-type="float" office:value="3.45548" calcext:value-type="float">
            <text:p>3.45548</text:p>
          </table:table-cell>
          <table:table-cell office:value-type="float" office:value="0.294452" calcext:value-type="float">
            <text:p>0.294452</text:p>
          </table:table-cell>
          <table:table-cell office:value-type="float" office:value="0.263372" calcext:value-type="float">
            <text:p>0.263372</text:p>
          </table:table-cell>
          <table:table-cell office:value-type="float" office:value="38.109311" calcext:value-type="float">
            <text:p>38.109311</text:p>
          </table:table-cell>
          <table:table-cell office:value-type="float" office:value="13.303974" calcext:value-type="float">
            <text:p>13.303974</text:p>
          </table:table-cell>
          <table:table-cell office:value-type="float" office:value="0.869108" calcext:value-type="float">
            <text:p>0.869108</text:p>
          </table:table-cell>
          <table:table-cell office:value-type="float" office:value="0.570256" calcext:value-type="float">
            <text:p>0.570256</text:p>
          </table:table-cell>
          <table:table-cell office:value-type="float" office:value="226.768923" calcext:value-type="float">
            <text:p>226.768923</text:p>
          </table:table-cell>
          <table:table-cell office:value-type="float" office:value="81.156506" calcext:value-type="float">
            <text:p>81.156506</text:p>
          </table:table-cell>
          <table:table-cell office:value-type="float" office:value="1.739892" calcext:value-type="float">
            <text:p>1.739892</text:p>
          </table:table-cell>
          <table:table-cell office:value-type="float" office:value="1.575625" calcext:value-type="float">
            <text:p>1.575625</text:p>
          </table:table-cell>
          <table:table-cell office:value-type="float" office:value="907.289928" calcext:value-type="float">
            <text:p>907.289928</text:p>
          </table:table-cell>
          <table:table-cell office:value-type="float" office:value="330.481802" calcext:value-type="float">
            <text:p>330.481802</text:p>
          </table:table-cell>
          <table:table-cell office:value-type="float" office:value="3.634695" calcext:value-type="float">
            <text:p>3.634695</text:p>
          </table:table-cell>
          <table:table-cell office:value-type="float" office:value="3.196858" calcext:value-type="float">
            <text:p>3.196858</text:p>
          </table:table-cell>
          <table:table-cell table:number-columns-repeated="1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01938" calcext:value-type="float">
            <text:p>0.401938</text:p>
          </table:table-cell>
          <table:table-cell office:value-type="float" office:value="0.128509" calcext:value-type="float">
            <text:p>0.128509</text:p>
          </table:table-cell>
          <table:table-cell office:value-type="float" office:value="0.047912" calcext:value-type="float">
            <text:p>0.047912</text:p>
          </table:table-cell>
          <table:table-cell office:value-type="float" office:value="0.040648" calcext:value-type="float">
            <text:p>0.040648</text:p>
          </table:table-cell>
          <table:table-cell office:value-type="float" office:value="2.369863" calcext:value-type="float">
            <text:p>2.369863</text:p>
          </table:table-cell>
          <table:table-cell office:value-type="float" office:value="0.776918" calcext:value-type="float">
            <text:p>0.776918</text:p>
          </table:table-cell>
          <table:table-cell office:value-type="float" office:value="0.134864" calcext:value-type="float">
            <text:p>0.134864</text:p>
          </table:table-cell>
          <table:table-cell office:value-type="float" office:value="0.143595" calcext:value-type="float">
            <text:p>0.143595</text:p>
          </table:table-cell>
          <table:table-cell office:value-type="float" office:value="9.275933" calcext:value-type="float">
            <text:p>9.275933</text:p>
          </table:table-cell>
          <table:table-cell office:value-type="float" office:value="3.130158" calcext:value-type="float">
            <text:p>3.130158</text:p>
          </table:table-cell>
          <table:table-cell office:value-type="float" office:value="0.294242" calcext:value-type="float">
            <text:p>0.294242</text:p>
          </table:table-cell>
          <table:table-cell office:value-type="float" office:value="0.253805" calcext:value-type="float">
            <text:p>0.253805</text:p>
          </table:table-cell>
          <table:table-cell office:value-type="float" office:value="37.303551" calcext:value-type="float">
            <text:p>37.303551</text:p>
          </table:table-cell>
          <table:table-cell office:value-type="float" office:value="13.082297" calcext:value-type="float">
            <text:p>13.082297</text:p>
          </table:table-cell>
          <table:table-cell office:value-type="float" office:value="0.748981" calcext:value-type="float">
            <text:p>0.748981</text:p>
          </table:table-cell>
          <table:table-cell office:value-type="float" office:value="0.57298" calcext:value-type="float">
            <text:p>0.57298</text:p>
          </table:table-cell>
          <table:table-cell office:value-type="float" office:value="224.684013" calcext:value-type="float">
            <text:p>224.684013</text:p>
          </table:table-cell>
          <table:table-cell office:value-type="float" office:value="81.025833" calcext:value-type="float">
            <text:p>81.025833</text:p>
          </table:table-cell>
          <table:table-cell office:value-type="float" office:value="1.727181" calcext:value-type="float">
            <text:p>1.727181</text:p>
          </table:table-cell>
          <table:table-cell office:value-type="float" office:value="1.577092" calcext:value-type="float">
            <text:p>1.577092</text:p>
          </table:table-cell>
          <table:table-cell office:value-type="float" office:value="906.318433" calcext:value-type="float">
            <text:p>906.318433</text:p>
          </table:table-cell>
          <table:table-cell office:value-type="float" office:value="321.754049" calcext:value-type="float">
            <text:p>321.754049</text:p>
          </table:table-cell>
          <table:table-cell office:value-type="float" office:value="3.63672" calcext:value-type="float">
            <text:p>3.63672</text:p>
          </table:table-cell>
          <table:table-cell office:value-type="float" office:value="3.311817" calcext:value-type="float">
            <text:p>3.311817</text:p>
          </table:table-cell>
          <table:table-cell table:number-columns-repeated="1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04889" calcext:value-type="float">
            <text:p>0.004889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00541" calcext:value-type="float">
            <text:p>0.400541</text:p>
          </table:table-cell>
          <table:table-cell office:value-type="float" office:value="0.128159" calcext:value-type="float">
            <text:p>0.128159</text:p>
          </table:table-cell>
          <table:table-cell office:value-type="float" office:value="0.045677" calcext:value-type="float">
            <text:p>0.045677</text:p>
          </table:table-cell>
          <table:table-cell office:value-type="float" office:value="0.036806" calcext:value-type="float">
            <text:p>0.036806</text:p>
          </table:table-cell>
          <table:table-cell office:value-type="float" office:value="2.368187" calcext:value-type="float">
            <text:p>2.368187</text:p>
          </table:table-cell>
          <table:table-cell office:value-type="float" office:value="0.77985" calcext:value-type="float">
            <text:p>0.77985</text:p>
          </table:table-cell>
          <table:table-cell office:value-type="float" office:value="0.131721" calcext:value-type="float">
            <text:p>0.131721</text:p>
          </table:table-cell>
          <table:table-cell office:value-type="float" office:value="0.128857" calcext:value-type="float">
            <text:p>0.128857</text:p>
          </table:table-cell>
          <table:table-cell office:value-type="float" office:value="9.260359" calcext:value-type="float">
            <text:p>9.260359</text:p>
          </table:table-cell>
          <table:table-cell office:value-type="float" office:value="3.100894" calcext:value-type="float">
            <text:p>3.100894</text:p>
          </table:table-cell>
          <table:table-cell office:value-type="float" office:value="0.473106" calcext:value-type="float">
            <text:p>0.473106</text:p>
          </table:table-cell>
          <table:table-cell office:value-type="float" office:value="0.248566" calcext:value-type="float">
            <text:p>0.248566</text:p>
          </table:table-cell>
          <table:table-cell office:value-type="float" office:value="36.38702" calcext:value-type="float">
            <text:p>36.38702</text:p>
          </table:table-cell>
          <table:table-cell office:value-type="float" office:value="12.698378" calcext:value-type="float">
            <text:p>12.698378</text:p>
          </table:table-cell>
          <table:table-cell office:value-type="float" office:value="0.662307" calcext:value-type="float">
            <text:p>0.662307</text:p>
          </table:table-cell>
          <table:table-cell office:value-type="float" office:value="0.559291" calcext:value-type="float">
            <text:p>0.559291</text:p>
          </table:table-cell>
          <table:table-cell office:value-type="float" office:value="224.461987" calcext:value-type="float">
            <text:p>224.461987</text:p>
          </table:table-cell>
          <table:table-cell office:value-type="float" office:value="80.775381" calcext:value-type="float">
            <text:p>80.775381</text:p>
          </table:table-cell>
          <table:table-cell office:value-type="float" office:value="1.758051" calcext:value-type="float">
            <text:p>1.758051</text:p>
          </table:table-cell>
          <table:table-cell office:value-type="float" office:value="1.56459" calcext:value-type="float">
            <text:p>1.56459</text:p>
          </table:table-cell>
          <table:table-cell office:value-type="float" office:value="906.645571" calcext:value-type="float">
            <text:p>906.645571</text:p>
          </table:table-cell>
          <table:table-cell office:value-type="float" office:value="323.421935" calcext:value-type="float">
            <text:p>323.421935</text:p>
          </table:table-cell>
          <table:table-cell office:value-type="float" office:value="3.64119" calcext:value-type="float">
            <text:p>3.64119</text:p>
          </table:table-cell>
          <table:table-cell office:value-type="float" office:value="3.180027" calcext:value-type="float">
            <text:p>3.180027</text:p>
          </table:table-cell>
          <table:table-cell table:number-columns-repeated="1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0475" calcext:value-type="float">
            <text:p>0.00475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399284" calcext:value-type="float">
            <text:p>0.399284</text:p>
          </table:table-cell>
          <table:table-cell office:value-type="float" office:value="0.128159" calcext:value-type="float">
            <text:p>0.128159</text:p>
          </table:table-cell>
          <table:table-cell office:value-type="float" office:value="0.043232" calcext:value-type="float">
            <text:p>0.043232</text:p>
          </table:table-cell>
          <table:table-cell office:value-type="float" office:value="0.034432" calcext:value-type="float">
            <text:p>0.034432</text:p>
          </table:table-cell>
          <table:table-cell office:value-type="float" office:value="2.367278" calcext:value-type="float">
            <text:p>2.367278</text:p>
          </table:table-cell>
          <table:table-cell office:value-type="float" office:value="0.792213" calcext:value-type="float">
            <text:p>0.792213</text:p>
          </table:table-cell>
          <table:table-cell office:value-type="float" office:value="0.131162" calcext:value-type="float">
            <text:p>0.131162</text:p>
          </table:table-cell>
          <table:table-cell office:value-type="float" office:value="0.11468" calcext:value-type="float">
            <text:p>0.11468</text:p>
          </table:table-cell>
          <table:table-cell office:value-type="float" office:value="9.263012" calcext:value-type="float">
            <text:p>9.263012</text:p>
          </table:table-cell>
          <table:table-cell office:value-type="float" office:value="3.118285" calcext:value-type="float">
            <text:p>3.118285</text:p>
          </table:table-cell>
          <table:table-cell office:value-type="float" office:value="0.294731" calcext:value-type="float">
            <text:p>0.294731</text:p>
          </table:table-cell>
          <table:table-cell office:value-type="float" office:value="0.248426" calcext:value-type="float">
            <text:p>0.248426</text:p>
          </table:table-cell>
          <table:table-cell office:value-type="float" office:value="36.279743" calcext:value-type="float">
            <text:p>36.279743</text:p>
          </table:table-cell>
          <table:table-cell office:value-type="float" office:value="12.858734" calcext:value-type="float">
            <text:p>12.858734</text:p>
          </table:table-cell>
          <table:table-cell office:value-type="float" office:value="0.66517" calcext:value-type="float">
            <text:p>0.66517</text:p>
          </table:table-cell>
          <table:table-cell office:value-type="float" office:value="0.548885" calcext:value-type="float">
            <text:p>0.548885</text:p>
          </table:table-cell>
          <table:table-cell office:value-type="float" office:value="225.625687" calcext:value-type="float">
            <text:p>225.625687</text:p>
          </table:table-cell>
          <table:table-cell office:value-type="float" office:value="81.259313" calcext:value-type="float">
            <text:p>81.259313</text:p>
          </table:table-cell>
          <table:table-cell office:value-type="float" office:value="1.737938" calcext:value-type="float">
            <text:p>1.737938</text:p>
          </table:table-cell>
          <table:table-cell office:value-type="float" office:value="1.6088" calcext:value-type="float">
            <text:p>1.6088</text:p>
          </table:table-cell>
          <table:table-cell office:value-type="float" office:value="915.551767" calcext:value-type="float">
            <text:p>915.551767</text:p>
          </table:table-cell>
          <table:table-cell office:value-type="float" office:value="325.058044" calcext:value-type="float">
            <text:p>325.058044</text:p>
          </table:table-cell>
          <table:table-cell office:value-type="float" office:value="3.587832" calcext:value-type="float">
            <text:p>3.587832</text:p>
          </table:table-cell>
          <table:table-cell office:value-type="float" office:value="3.216484" calcext:value-type="float">
            <text:p>3.216484</text:p>
          </table:table-cell>
          <table:table-cell table:number-columns-repeated="1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5099" calcext:value-type="float">
            <text:p>0.005099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1955" calcext:value-type="float">
            <text:p>0.001955</text:p>
          </table:table-cell>
          <table:table-cell office:value-type="float" office:value="0.397608" calcext:value-type="float">
            <text:p>0.397608</text:p>
          </table:table-cell>
          <table:table-cell office:value-type="float" office:value="0.129137" calcext:value-type="float">
            <text:p>0.129137</text:p>
          </table:table-cell>
          <table:table-cell office:value-type="float" office:value="0.043581" calcext:value-type="float">
            <text:p>0.043581</text:p>
          </table:table-cell>
          <table:table-cell office:value-type="float" office:value="0.032896" calcext:value-type="float">
            <text:p>0.032896</text:p>
          </table:table-cell>
          <table:table-cell office:value-type="float" office:value="2.572264" calcext:value-type="float">
            <text:p>2.572264</text:p>
          </table:table-cell>
          <table:table-cell office:value-type="float" office:value="0.794308" calcext:value-type="float">
            <text:p>0.794308</text:p>
          </table:table-cell>
          <table:table-cell office:value-type="float" office:value="0.15428" calcext:value-type="float">
            <text:p>0.15428</text:p>
          </table:table-cell>
          <table:table-cell office:value-type="float" office:value="0.110699" calcext:value-type="float">
            <text:p>0.110699</text:p>
          </table:table-cell>
          <table:table-cell office:value-type="float" office:value="9.262803" calcext:value-type="float">
            <text:p>9.262803</text:p>
          </table:table-cell>
          <table:table-cell office:value-type="float" office:value="3.128062" calcext:value-type="float">
            <text:p>3.128062</text:p>
          </table:table-cell>
          <table:table-cell office:value-type="float" office:value="0.293963" calcext:value-type="float">
            <text:p>0.293963</text:p>
          </table:table-cell>
          <table:table-cell office:value-type="float" office:value="0.253316" calcext:value-type="float">
            <text:p>0.253316</text:p>
          </table:table-cell>
          <table:table-cell office:value-type="float" office:value="36.177355" calcext:value-type="float">
            <text:p>36.177355</text:p>
          </table:table-cell>
          <table:table-cell office:value-type="float" office:value="12.663876" calcext:value-type="float">
            <text:p>12.663876</text:p>
          </table:table-cell>
          <table:table-cell office:value-type="float" office:value="0.680397" calcext:value-type="float">
            <text:p>0.680397</text:p>
          </table:table-cell>
          <table:table-cell office:value-type="float" office:value="0.560618" calcext:value-type="float">
            <text:p>0.560618</text:p>
          </table:table-cell>
          <table:table-cell office:value-type="float" office:value="224.781932" calcext:value-type="float">
            <text:p>224.781932</text:p>
          </table:table-cell>
          <table:table-cell office:value-type="float" office:value="81.047972" calcext:value-type="float">
            <text:p>81.047972</text:p>
          </table:table-cell>
          <table:table-cell office:value-type="float" office:value="1.724318" calcext:value-type="float">
            <text:p>1.724318</text:p>
          </table:table-cell>
          <table:table-cell office:value-type="float" office:value="1.621861" calcext:value-type="float">
            <text:p>1.621861</text:p>
          </table:table-cell>
          <table:table-cell office:value-type="float" office:value="916.801652" calcext:value-type="float">
            <text:p>916.801652</text:p>
          </table:table-cell>
          <table:table-cell office:value-type="float" office:value="322.290642" calcext:value-type="float">
            <text:p>322.290642</text:p>
          </table:table-cell>
          <table:table-cell office:value-type="float" office:value="3.653412" calcext:value-type="float">
            <text:p>3.653412</text:p>
          </table:table-cell>
          <table:table-cell office:value-type="float" office:value="3.240579" calcext:value-type="float">
            <text:p>3.240579</text:p>
          </table:table-cell>
          <table:table-cell table:number-columns-repeated="1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07054" calcext:value-type="float">
            <text:p>0.007054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41451" calcext:value-type="float">
            <text:p>0.41451</text:p>
          </table:table-cell>
          <table:table-cell office:value-type="float" office:value="0.124317" calcext:value-type="float">
            <text:p>0.124317</text:p>
          </table:table-cell>
          <table:table-cell office:value-type="float" office:value="0.052381" calcext:value-type="float">
            <text:p>0.052381</text:p>
          </table:table-cell>
          <table:table-cell office:value-type="float" office:value="0.04435" calcext:value-type="float">
            <text:p>0.04435</text:p>
          </table:table-cell>
          <table:table-cell office:value-type="float" office:value="2.553546" calcext:value-type="float">
            <text:p>2.553546</text:p>
          </table:table-cell>
          <table:table-cell office:value-type="float" office:value="0.797032" calcext:value-type="float">
            <text:p>0.797032</text:p>
          </table:table-cell>
          <table:table-cell office:value-type="float" office:value="0.138286" calcext:value-type="float">
            <text:p>0.138286</text:p>
          </table:table-cell>
          <table:table-cell office:value-type="float" office:value="0.166432" calcext:value-type="float">
            <text:p>0.166432</text:p>
          </table:table-cell>
          <table:table-cell office:value-type="float" office:value="9.531414" calcext:value-type="float">
            <text:p>9.531414</text:p>
          </table:table-cell>
          <table:table-cell office:value-type="float" office:value="3.133161" calcext:value-type="float">
            <text:p>3.133161</text:p>
          </table:table-cell>
          <table:table-cell office:value-type="float" office:value="0.345366" calcext:value-type="float">
            <text:p>0.345366</text:p>
          </table:table-cell>
          <table:table-cell office:value-type="float" office:value="0.256179" calcext:value-type="float">
            <text:p>0.256179</text:p>
          </table:table-cell>
          <table:table-cell office:value-type="float" office:value="37.54576" calcext:value-type="float">
            <text:p>37.54576</text:p>
          </table:table-cell>
          <table:table-cell office:value-type="float" office:value="13.21758" calcext:value-type="float">
            <text:p>13.21758</text:p>
          </table:table-cell>
          <table:table-cell office:value-type="float" office:value="0.655532" calcext:value-type="float">
            <text:p>0.655532</text:p>
          </table:table-cell>
          <table:table-cell office:value-type="float" office:value="0.560898" calcext:value-type="float">
            <text:p>0.560898</text:p>
          </table:table-cell>
          <table:table-cell office:value-type="float" office:value="227.2245" calcext:value-type="float">
            <text:p>227.2245</text:p>
          </table:table-cell>
          <table:table-cell office:value-type="float" office:value="81.40598" calcext:value-type="float">
            <text:p>81.40598</text:p>
          </table:table-cell>
          <table:table-cell office:value-type="float" office:value="1.730883" calcext:value-type="float">
            <text:p>1.730883</text:p>
          </table:table-cell>
          <table:table-cell office:value-type="float" office:value="1.55565" calcext:value-type="float">
            <text:p>1.55565</text:p>
          </table:table-cell>
          <table:table-cell office:value-type="float" office:value="922.731202" calcext:value-type="float">
            <text:p>922.731202</text:p>
          </table:table-cell>
          <table:table-cell office:value-type="float" office:value="326.568857" calcext:value-type="float">
            <text:p>326.568857</text:p>
          </table:table-cell>
          <table:table-cell office:value-type="float" office:value="3.682886" calcext:value-type="float">
            <text:p>3.682886</text:p>
          </table:table-cell>
          <table:table-cell office:value-type="float" office:value="3.345551" calcext:value-type="float">
            <text:p>3.345551</text:p>
          </table:table-cell>
          <table:table-cell table:number-columns-repeated="1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06286" calcext:value-type="float">
            <text:p>0.006286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14858" calcext:value-type="float">
            <text:p>0.414858</text:p>
          </table:table-cell>
          <table:table-cell office:value-type="float" office:value="0.133816" calcext:value-type="float">
            <text:p>0.133816</text:p>
          </table:table-cell>
          <table:table-cell office:value-type="float" office:value="0.04854" calcext:value-type="float">
            <text:p>0.04854</text:p>
          </table:table-cell>
          <table:table-cell office:value-type="float" office:value="0.040648" calcext:value-type="float">
            <text:p>0.040648</text:p>
          </table:table-cell>
          <table:table-cell office:value-type="float" office:value="2.669971" calcext:value-type="float">
            <text:p>2.669971</text:p>
          </table:table-cell>
          <table:table-cell office:value-type="float" office:value="0.782295" calcext:value-type="float">
            <text:p>0.782295</text:p>
          </table:table-cell>
          <table:table-cell office:value-type="float" office:value="0.134096" calcext:value-type="float">
            <text:p>0.134096</text:p>
          </table:table-cell>
          <table:table-cell office:value-type="float" office:value="0.118801" calcext:value-type="float">
            <text:p>0.118801</text:p>
          </table:table-cell>
          <table:table-cell office:value-type="float" office:value="9.280054" calcext:value-type="float">
            <text:p>9.280054</text:p>
          </table:table-cell>
          <table:table-cell office:value-type="float" office:value="3.484254" calcext:value-type="float">
            <text:p>3.484254</text:p>
          </table:table-cell>
          <table:table-cell office:value-type="float" office:value="0.289004" calcext:value-type="float">
            <text:p>0.289004</text:p>
          </table:table-cell>
          <table:table-cell office:value-type="float" office:value="0.26016" calcext:value-type="float">
            <text:p>0.26016</text:p>
          </table:table-cell>
          <table:table-cell office:value-type="float" office:value="36.521046" calcext:value-type="float">
            <text:p>36.521046</text:p>
          </table:table-cell>
          <table:table-cell office:value-type="float" office:value="13.621264" calcext:value-type="float">
            <text:p>13.621264</text:p>
          </table:table-cell>
          <table:table-cell office:value-type="float" office:value="0.663983" calcext:value-type="float">
            <text:p>0.663983</text:p>
          </table:table-cell>
          <table:table-cell office:value-type="float" office:value="0.540573" calcext:value-type="float">
            <text:p>0.540573</text:p>
          </table:table-cell>
          <table:table-cell office:value-type="float" office:value="225.301133" calcext:value-type="float">
            <text:p>225.301133</text:p>
          </table:table-cell>
          <table:table-cell office:value-type="float" office:value="81.417573" calcext:value-type="float">
            <text:p>81.417573</text:p>
          </table:table-cell>
          <table:table-cell office:value-type="float" office:value="1.722362" calcext:value-type="float">
            <text:p>1.722362</text:p>
          </table:table-cell>
          <table:table-cell office:value-type="float" office:value="1.672635" calcext:value-type="float">
            <text:p>1.672635</text:p>
          </table:table-cell>
          <table:table-cell office:value-type="float" office:value="908.761981" calcext:value-type="float">
            <text:p>908.761981</text:p>
          </table:table-cell>
          <table:table-cell office:value-type="float" office:value="327.311273" calcext:value-type="float">
            <text:p>327.311273</text:p>
          </table:table-cell>
          <table:table-cell office:value-type="float" office:value="3.680022" calcext:value-type="float">
            <text:p>3.680022</text:p>
          </table:table-cell>
          <table:table-cell office:value-type="float" office:value="3.3327" calcext:value-type="float">
            <text:p>3.3327</text:p>
          </table:table-cell>
          <table:table-cell table:number-columns-repeated="1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1397" calcext:value-type="float">
            <text:p>0.001397</text:p>
          </table:table-cell>
          <table:table-cell office:value-type="float" office:value="0.399214" calcext:value-type="float">
            <text:p>0.399214</text:p>
          </table:table-cell>
          <table:table-cell office:value-type="float" office:value="0.124737" calcext:value-type="float">
            <text:p>0.124737</text:p>
          </table:table-cell>
          <table:table-cell office:value-type="float" office:value="0.046515" calcext:value-type="float">
            <text:p>0.046515</text:p>
          </table:table-cell>
          <table:table-cell office:value-type="float" office:value="0.03527" calcext:value-type="float">
            <text:p>0.03527</text:p>
          </table:table-cell>
          <table:table-cell office:value-type="float" office:value="2.367977" calcext:value-type="float">
            <text:p>2.367977</text:p>
          </table:table-cell>
          <table:table-cell office:value-type="float" office:value="0.770003" calcext:value-type="float">
            <text:p>0.770003</text:p>
          </table:table-cell>
          <table:table-cell office:value-type="float" office:value="0.132489" calcext:value-type="float">
            <text:p>0.132489</text:p>
          </table:table-cell>
          <table:table-cell office:value-type="float" office:value="0.112445" calcext:value-type="float">
            <text:p>0.112445</text:p>
          </table:table-cell>
          <table:table-cell office:value-type="float" office:value="9.296467" calcext:value-type="float">
            <text:p>9.296467</text:p>
          </table:table-cell>
          <table:table-cell office:value-type="float" office:value="3.152367" calcext:value-type="float">
            <text:p>3.152367</text:p>
          </table:table-cell>
          <table:table-cell office:value-type="float" office:value="0.29501" calcext:value-type="float">
            <text:p>0.29501</text:p>
          </table:table-cell>
          <table:table-cell office:value-type="float" office:value="0.248566" calcext:value-type="float">
            <text:p>0.248566</text:p>
          </table:table-cell>
          <table:table-cell office:value-type="float" office:value="36.155355" calcext:value-type="float">
            <text:p>36.155355</text:p>
          </table:table-cell>
          <table:table-cell office:value-type="float" office:value="12.897286" calcext:value-type="float">
            <text:p>12.897286</text:p>
          </table:table-cell>
          <table:table-cell office:value-type="float" office:value="0.66573" calcext:value-type="float">
            <text:p>0.66573</text:p>
          </table:table-cell>
          <table:table-cell office:value-type="float" office:value="0.555659" calcext:value-type="float">
            <text:p>0.555659</text:p>
          </table:table-cell>
          <table:table-cell office:value-type="float" office:value="225.025189" calcext:value-type="float">
            <text:p>225.025189</text:p>
          </table:table-cell>
          <table:table-cell office:value-type="float" office:value="80.864289" calcext:value-type="float">
            <text:p>80.864289</text:p>
          </table:table-cell>
          <table:table-cell office:value-type="float" office:value="1.731023" calcext:value-type="float">
            <text:p>1.731023</text:p>
          </table:table-cell>
          <table:table-cell office:value-type="float" office:value="1.838578" calcext:value-type="float">
            <text:p>1.838578</text:p>
          </table:table-cell>
          <table:table-cell office:value-type="float" office:value="905.707879" calcext:value-type="float">
            <text:p>905.707879</text:p>
          </table:table-cell>
          <table:table-cell office:value-type="float" office:value="326.047979" calcext:value-type="float">
            <text:p>326.047979</text:p>
          </table:table-cell>
          <table:table-cell office:value-type="float" office:value="3.644753" calcext:value-type="float">
            <text:p>3.644753</text:p>
          </table:table-cell>
          <table:table-cell office:value-type="float" office:value="3.185265" calcext:value-type="float">
            <text:p>3.185265</text:p>
          </table:table-cell>
          <table:table-cell table:number-columns-repeated="1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04679" calcext:value-type="float">
            <text:p>0.004679</text:p>
          </table:table-cell>
          <table:table-cell office:value-type="float" office:value="0.002375" calcext:value-type="float">
            <text:p>0.002375</text:p>
          </table:table-cell>
          <table:table-cell table:number-columns-repeated="2" office:value-type="float" office:value="0.002864" calcext:value-type="float">
            <text:p>0.002864</text:p>
          </table:table-cell>
          <table:table-cell office:value-type="float" office:value="0.399633" calcext:value-type="float">
            <text:p>0.399633</text:p>
          </table:table-cell>
          <table:table-cell office:value-type="float" office:value="0.125715" calcext:value-type="float">
            <text:p>0.125715</text:p>
          </table:table-cell>
          <table:table-cell office:value-type="float" office:value="0.04421" calcext:value-type="float">
            <text:p>0.04421</text:p>
          </table:table-cell>
          <table:table-cell office:value-type="float" office:value="0.04414" calcext:value-type="float">
            <text:p>0.04414</text:p>
          </table:table-cell>
          <table:table-cell office:value-type="float" office:value="2.366231" calcext:value-type="float">
            <text:p>2.366231</text:p>
          </table:table-cell>
          <table:table-cell office:value-type="float" office:value="0.797939" calcext:value-type="float">
            <text:p>0.797939</text:p>
          </table:table-cell>
          <table:table-cell office:value-type="float" office:value="0.131022" calcext:value-type="float">
            <text:p>0.131022</text:p>
          </table:table-cell>
          <table:table-cell office:value-type="float" office:value="0.114749" calcext:value-type="float">
            <text:p>0.114749</text:p>
          </table:table-cell>
          <table:table-cell office:value-type="float" office:value="9.265596" calcext:value-type="float">
            <text:p>9.265596</text:p>
          </table:table-cell>
          <table:table-cell office:value-type="float" office:value="3.203841" calcext:value-type="float">
            <text:p>3.203841</text:p>
          </table:table-cell>
          <table:table-cell office:value-type="float" office:value="0.288655" calcext:value-type="float">
            <text:p>0.288655</text:p>
          </table:table-cell>
          <table:table-cell office:value-type="float" office:value="0.256667" calcext:value-type="float">
            <text:p>0.256667</text:p>
          </table:table-cell>
          <table:table-cell office:value-type="float" office:value="36.216956" calcext:value-type="float">
            <text:p>36.216956</text:p>
          </table:table-cell>
          <table:table-cell office:value-type="float" office:value="12.691604" calcext:value-type="float">
            <text:p>12.691604</text:p>
          </table:table-cell>
          <table:table-cell office:value-type="float" office:value="0.665031" calcext:value-type="float">
            <text:p>0.665031</text:p>
          </table:table-cell>
          <table:table-cell office:value-type="float" office:value="0.587926" calcext:value-type="float">
            <text:p>0.587926</text:p>
          </table:table-cell>
          <table:table-cell office:value-type="float" office:value="225.270892" calcext:value-type="float">
            <text:p>225.270892</text:p>
          </table:table-cell>
          <table:table-cell office:value-type="float" office:value="80.79326" calcext:value-type="float">
            <text:p>80.79326</text:p>
          </table:table-cell>
          <table:table-cell office:value-type="float" office:value="1.729976" calcext:value-type="float">
            <text:p>1.729976</text:p>
          </table:table-cell>
          <table:table-cell office:value-type="float" office:value="1.784731" calcext:value-type="float">
            <text:p>1.784731</text:p>
          </table:table-cell>
          <table:table-cell office:value-type="float" office:value="905.988015" calcext:value-type="float">
            <text:p>905.988015</text:p>
          </table:table-cell>
          <table:table-cell office:value-type="float" office:value="326.609645" calcext:value-type="float">
            <text:p>326.609645</text:p>
          </table:table-cell>
          <table:table-cell office:value-type="float" office:value="3.659419" calcext:value-type="float">
            <text:p>3.659419</text:p>
          </table:table-cell>
          <table:table-cell office:value-type="float" office:value="3.272218" calcext:value-type="float">
            <text:p>3.272218</text:p>
          </table:table-cell>
          <table:table-cell table:number-columns-repeated="1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04749" calcext:value-type="float">
            <text:p>0.004749</text:p>
          </table:table-cell>
          <table:table-cell table:number-columns-repeated="2" office:value-type="float" office:value="0.002444" calcext:value-type="float">
            <text:p>0.002444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403265" calcext:value-type="float">
            <text:p>0.403265</text:p>
          </table:table-cell>
          <table:table-cell office:value-type="float" office:value="0.124737" calcext:value-type="float">
            <text:p>0.124737</text:p>
          </table:table-cell>
          <table:table-cell office:value-type="float" office:value="0.043023" calcext:value-type="float">
            <text:p>0.043023</text:p>
          </table:table-cell>
          <table:table-cell office:value-type="float" office:value="0.032407" calcext:value-type="float">
            <text:p>0.032407</text:p>
          </table:table-cell>
          <table:table-cell office:value-type="float" office:value="2.37538" calcext:value-type="float">
            <text:p>2.37538</text:p>
          </table:table-cell>
          <table:table-cell office:value-type="float" office:value="0.770631" calcext:value-type="float">
            <text:p>0.770631</text:p>
          </table:table-cell>
          <table:table-cell office:value-type="float" office:value="0.131372" calcext:value-type="float">
            <text:p>0.131372</text:p>
          </table:table-cell>
          <table:table-cell office:value-type="float" office:value="0.110909" calcext:value-type="float">
            <text:p>0.110909</text:p>
          </table:table-cell>
          <table:table-cell office:value-type="float" office:value="9.258612" calcext:value-type="float">
            <text:p>9.258612</text:p>
          </table:table-cell>
          <table:table-cell office:value-type="float" office:value="3.117796" calcext:value-type="float">
            <text:p>3.117796</text:p>
          </table:table-cell>
          <table:table-cell office:value-type="float" office:value="0.295151" calcext:value-type="float">
            <text:p>0.295151</text:p>
          </table:table-cell>
          <table:table-cell office:value-type="float" office:value="0.247588" calcext:value-type="float">
            <text:p>0.247588</text:p>
          </table:table-cell>
          <table:table-cell office:value-type="float" office:value="36.357617" calcext:value-type="float">
            <text:p>36.357617</text:p>
          </table:table-cell>
          <table:table-cell office:value-type="float" office:value="12.606677" calcext:value-type="float">
            <text:p>12.606677</text:p>
          </table:table-cell>
          <table:table-cell office:value-type="float" office:value="0.664403" calcext:value-type="float">
            <text:p>0.664403</text:p>
          </table:table-cell>
          <table:table-cell office:value-type="float" office:value="0.555449" calcext:value-type="float">
            <text:p>0.555449</text:p>
          </table:table-cell>
          <table:table-cell office:value-type="float" office:value="225.766837" calcext:value-type="float">
            <text:p>225.766837</text:p>
          </table:table-cell>
          <table:table-cell office:value-type="float" office:value="80.720345" calcext:value-type="float">
            <text:p>80.720345</text:p>
          </table:table-cell>
          <table:table-cell office:value-type="float" office:value="1.726902" calcext:value-type="float">
            <text:p>1.726902</text:p>
          </table:table-cell>
          <table:table-cell office:value-type="float" office:value="1.575835" calcext:value-type="float">
            <text:p>1.575835</text:p>
          </table:table-cell>
          <table:table-cell office:value-type="float" office:value="924.155622" calcext:value-type="float">
            <text:p>924.155622</text:p>
          </table:table-cell>
          <table:table-cell office:value-type="float" office:value="324.879739" calcext:value-type="float">
            <text:p>324.879739</text:p>
          </table:table-cell>
          <table:table-cell office:value-type="float" office:value="3.647476" calcext:value-type="float">
            <text:p>3.647476</text:p>
          </table:table-cell>
          <table:table-cell office:value-type="float" office:value="3.251056" calcext:value-type="float">
            <text:p>3.251056</text:p>
          </table:table-cell>
          <table:table-cell table:number-columns-repeated="1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07264" calcext:value-type="float">
            <text:p>0.007264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003842" calcext:value-type="float">
            <text:p>0.003842</text:p>
          </table:table-cell>
          <table:table-cell office:value-type="float" office:value="0.412833" calcext:value-type="float">
            <text:p>0.412833</text:p>
          </table:table-cell>
          <table:table-cell office:value-type="float" office:value="0.128579" calcext:value-type="float">
            <text:p>0.128579</text:p>
          </table:table-cell>
          <table:table-cell office:value-type="float" office:value="0.05287" calcext:value-type="float">
            <text:p>0.05287</text:p>
          </table:table-cell>
          <table:table-cell office:value-type="float" office:value="0.04393" calcext:value-type="float">
            <text:p>0.04393</text:p>
          </table:table-cell>
          <table:table-cell office:value-type="float" office:value="2.416237" calcext:value-type="float">
            <text:p>2.416237</text:p>
          </table:table-cell>
          <table:table-cell office:value-type="float" office:value="0.926867" calcext:value-type="float">
            <text:p>0.926867</text:p>
          </table:table-cell>
          <table:table-cell office:value-type="float" office:value="0.138706" calcext:value-type="float">
            <text:p>0.138706</text:p>
          </table:table-cell>
          <table:table-cell office:value-type="float" office:value="0.139124" calcext:value-type="float">
            <text:p>0.139124</text:p>
          </table:table-cell>
          <table:table-cell office:value-type="float" office:value="9.46241" calcext:value-type="float">
            <text:p>9.46241</text:p>
          </table:table-cell>
          <table:table-cell office:value-type="float" office:value="3.409804" calcext:value-type="float">
            <text:p>3.409804</text:p>
          </table:table-cell>
          <table:table-cell office:value-type="float" office:value="0.30877" calcext:value-type="float">
            <text:p>0.30877</text:p>
          </table:table-cell>
          <table:table-cell office:value-type="float" office:value="0.263582" calcext:value-type="float">
            <text:p>0.263582</text:p>
          </table:table-cell>
          <table:table-cell office:value-type="float" office:value="36.984444" calcext:value-type="float">
            <text:p>36.984444</text:p>
          </table:table-cell>
          <table:table-cell office:value-type="float" office:value="13.509518" calcext:value-type="float">
            <text:p>13.509518</text:p>
          </table:table-cell>
          <table:table-cell office:value-type="float" office:value="0.670409" calcext:value-type="float">
            <text:p>0.670409</text:p>
          </table:table-cell>
          <table:table-cell office:value-type="float" office:value="0.578707" calcext:value-type="float">
            <text:p>0.578707</text:p>
          </table:table-cell>
          <table:table-cell office:value-type="float" office:value="226.068413" calcext:value-type="float">
            <text:p>226.068413</text:p>
          </table:table-cell>
          <table:table-cell office:value-type="float" office:value="80.686751" calcext:value-type="float">
            <text:p>80.686751</text:p>
          </table:table-cell>
          <table:table-cell office:value-type="float" office:value="1.741429" calcext:value-type="float">
            <text:p>1.741429</text:p>
          </table:table-cell>
          <table:table-cell office:value-type="float" office:value="1.871684" calcext:value-type="float">
            <text:p>1.871684</text:p>
          </table:table-cell>
          <table:table-cell office:value-type="float" office:value="912.278785" calcext:value-type="float">
            <text:p>912.278785</text:p>
          </table:table-cell>
          <table:table-cell office:value-type="float" office:value="328.183176" calcext:value-type="float">
            <text:p>328.183176</text:p>
          </table:table-cell>
          <table:table-cell office:value-type="float" office:value="3.635463" calcext:value-type="float">
            <text:p>3.635463</text:p>
          </table:table-cell>
          <table:table-cell office:value-type="float" office:value="3.28884" calcext:value-type="float">
            <text:p>3.28884</text:p>
          </table:table-cell>
          <table:table-cell table:number-columns-repeated="1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0522" calcext:value-type="float">
            <text:p>0.40522</text:p>
          </table:table-cell>
          <table:table-cell office:value-type="float" office:value="0.127601" calcext:value-type="float">
            <text:p>0.127601</text:p>
          </table:table-cell>
          <table:table-cell office:value-type="float" office:value="0.048121" calcext:value-type="float">
            <text:p>0.048121</text:p>
          </table:table-cell>
          <table:table-cell office:value-type="float" office:value="0.042464" calcext:value-type="float">
            <text:p>0.042464</text:p>
          </table:table-cell>
          <table:table-cell office:value-type="float" office:value="2.734505" calcext:value-type="float">
            <text:p>2.734505</text:p>
          </table:table-cell>
          <table:table-cell office:value-type="float" office:value="0.92568" calcext:value-type="float">
            <text:p>0.92568</text:p>
          </table:table-cell>
          <table:table-cell office:value-type="float" office:value="0.135841" calcext:value-type="float">
            <text:p>0.135841</text:p>
          </table:table-cell>
          <table:table-cell office:value-type="float" office:value="0.119219" calcext:value-type="float">
            <text:p>0.119219</text:p>
          </table:table-cell>
          <table:table-cell office:value-type="float" office:value="9.268949" calcext:value-type="float">
            <text:p>9.268949</text:p>
          </table:table-cell>
          <table:table-cell office:value-type="float" office:value="3.097472" calcext:value-type="float">
            <text:p>3.097472</text:p>
          </table:table-cell>
          <table:table-cell office:value-type="float" office:value="0.29955" calcext:value-type="float">
            <text:p>0.29955</text:p>
          </table:table-cell>
          <table:table-cell office:value-type="float" office:value="0.252337" calcext:value-type="float">
            <text:p>0.252337</text:p>
          </table:table-cell>
          <table:table-cell office:value-type="float" office:value="36.269057" calcext:value-type="float">
            <text:p>36.269057</text:p>
          </table:table-cell>
          <table:table-cell office:value-type="float" office:value="13.16904" calcext:value-type="float">
            <text:p>13.16904</text:p>
          </table:table-cell>
          <table:table-cell office:value-type="float" office:value="0.673343" calcext:value-type="float">
            <text:p>0.673343</text:p>
          </table:table-cell>
          <table:table-cell office:value-type="float" office:value="0.560269" calcext:value-type="float">
            <text:p>0.560269</text:p>
          </table:table-cell>
          <table:table-cell office:value-type="float" office:value="224.616338" calcext:value-type="float">
            <text:p>224.616338</text:p>
          </table:table-cell>
          <table:table-cell office:value-type="float" office:value="80.88154" calcext:value-type="float">
            <text:p>80.88154</text:p>
          </table:table-cell>
          <table:table-cell office:value-type="float" office:value="1.751975" calcext:value-type="float">
            <text:p>1.751975</text:p>
          </table:table-cell>
          <table:table-cell office:value-type="float" office:value="2.100694" calcext:value-type="float">
            <text:p>2.100694</text:p>
          </table:table-cell>
          <table:table-cell office:value-type="float" office:value="908.861578" calcext:value-type="float">
            <text:p>908.861578</text:p>
          </table:table-cell>
          <table:table-cell office:value-type="float" office:value="325.145137" calcext:value-type="float">
            <text:p>325.145137</text:p>
          </table:table-cell>
          <table:table-cell office:value-type="float" office:value="3.624009" calcext:value-type="float">
            <text:p>3.624009</text:p>
          </table:table-cell>
          <table:table-cell office:value-type="float" office:value="3.324599" calcext:value-type="float">
            <text:p>3.324599</text:p>
          </table:table-cell>
          <table:table-cell table:number-columns-repeated="1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04679" calcext:value-type="float">
            <text:p>0.004679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02846" calcext:value-type="float">
            <text:p>0.402846</text:p>
          </table:table-cell>
          <table:table-cell office:value-type="float" office:value="0.126693" calcext:value-type="float">
            <text:p>0.126693</text:p>
          </table:table-cell>
          <table:table-cell office:value-type="float" office:value="0.045676" calcext:value-type="float">
            <text:p>0.045676</text:p>
          </table:table-cell>
          <table:table-cell office:value-type="float" office:value="0.035829" calcext:value-type="float">
            <text:p>0.035829</text:p>
          </table:table-cell>
          <table:table-cell office:value-type="float" office:value="2.431184" calcext:value-type="float">
            <text:p>2.431184</text:p>
          </table:table-cell>
          <table:table-cell office:value-type="float" office:value="0.803666" calcext:value-type="float">
            <text:p>0.803666</text:p>
          </table:table-cell>
          <table:table-cell office:value-type="float" office:value="0.14101" calcext:value-type="float">
            <text:p>0.14101</text:p>
          </table:table-cell>
          <table:table-cell office:value-type="float" office:value="0.131931" calcext:value-type="float">
            <text:p>0.131931</text:p>
          </table:table-cell>
          <table:table-cell office:value-type="float" office:value="9.26867" calcext:value-type="float">
            <text:p>9.26867</text:p>
          </table:table-cell>
          <table:table-cell office:value-type="float" office:value="3.109624" calcext:value-type="float">
            <text:p>3.109624</text:p>
          </table:table-cell>
          <table:table-cell office:value-type="float" office:value="0.287677" calcext:value-type="float">
            <text:p>0.287677</text:p>
          </table:table-cell>
          <table:table-cell office:value-type="float" office:value="0.247518" calcext:value-type="float">
            <text:p>0.247518</text:p>
          </table:table-cell>
          <table:table-cell office:value-type="float" office:value="36.151095" calcext:value-type="float">
            <text:p>36.151095</text:p>
          </table:table-cell>
          <table:table-cell office:value-type="float" office:value="12.984589" calcext:value-type="float">
            <text:p>12.984589</text:p>
          </table:table-cell>
          <table:table-cell office:value-type="float" office:value="0.664822" calcext:value-type="float">
            <text:p>0.664822</text:p>
          </table:table-cell>
          <table:table-cell office:value-type="float" office:value="0.542879" calcext:value-type="float">
            <text:p>0.542879</text:p>
          </table:table-cell>
          <table:table-cell office:value-type="float" office:value="225.5585" calcext:value-type="float">
            <text:p>225.5585</text:p>
          </table:table-cell>
          <table:table-cell office:value-type="float" office:value="80.54637" calcext:value-type="float">
            <text:p>80.54637</text:p>
          </table:table-cell>
          <table:table-cell office:value-type="float" office:value="1.743804" calcext:value-type="float">
            <text:p>1.743804</text:p>
          </table:table-cell>
          <table:table-cell office:value-type="float" office:value="2.014509" calcext:value-type="float">
            <text:p>2.014509</text:p>
          </table:table-cell>
          <table:table-cell office:value-type="float" office:value="907.782246" calcext:value-type="float">
            <text:p>907.782246</text:p>
          </table:table-cell>
          <table:table-cell office:value-type="float" office:value="324.122936" calcext:value-type="float">
            <text:p>324.122936</text:p>
          </table:table-cell>
          <table:table-cell office:value-type="float" office:value="3.6238" calcext:value-type="float">
            <text:p>3.6238</text:p>
          </table:table-cell>
          <table:table-cell office:value-type="float" office:value="3.287304" calcext:value-type="float">
            <text:p>3.287304</text:p>
          </table:table-cell>
          <table:table-cell table:number-columns-repeated="1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1885" calcext:value-type="float">
            <text:p>0.001885</text:p>
          </table:table-cell>
          <table:table-cell office:value-type="float" office:value="0.424567" calcext:value-type="float">
            <text:p>0.424567</text:p>
          </table:table-cell>
          <table:table-cell office:value-type="float" office:value="0.12823" calcext:value-type="float">
            <text:p>0.12823</text:p>
          </table:table-cell>
          <table:table-cell office:value-type="float" office:value="0.043441" calcext:value-type="float">
            <text:p>0.043441</text:p>
          </table:table-cell>
          <table:table-cell office:value-type="float" office:value="0.032895" calcext:value-type="float">
            <text:p>0.032895</text:p>
          </table:table-cell>
          <table:table-cell office:value-type="float" office:value="2.668505" calcext:value-type="float">
            <text:p>2.668505</text:p>
          </table:table-cell>
          <table:table-cell office:value-type="float" office:value="0.763228" calcext:value-type="float">
            <text:p>0.763228</text:p>
          </table:table-cell>
          <table:table-cell office:value-type="float" office:value="0.130813" calcext:value-type="float">
            <text:p>0.130813</text:p>
          </table:table-cell>
          <table:table-cell office:value-type="float" office:value="0.149601" calcext:value-type="float">
            <text:p>0.149601</text:p>
          </table:table-cell>
          <table:table-cell office:value-type="float" office:value="9.789757" calcext:value-type="float">
            <text:p>9.789757</text:p>
          </table:table-cell>
          <table:table-cell office:value-type="float" office:value="3.049421" calcext:value-type="float">
            <text:p>3.049421</text:p>
          </table:table-cell>
          <table:table-cell office:value-type="float" office:value="0.285792" calcext:value-type="float">
            <text:p>0.285792</text:p>
          </table:table-cell>
          <table:table-cell office:value-type="float" office:value="0.247589" calcext:value-type="float">
            <text:p>0.247589</text:p>
          </table:table-cell>
          <table:table-cell office:value-type="float" office:value="36.187133" calcext:value-type="float">
            <text:p>36.187133</text:p>
          </table:table-cell>
          <table:table-cell office:value-type="float" office:value="13.642635" calcext:value-type="float">
            <text:p>13.642635</text:p>
          </table:table-cell>
          <table:table-cell office:value-type="float" office:value="0.67006" calcext:value-type="float">
            <text:p>0.67006</text:p>
          </table:table-cell>
          <table:table-cell office:value-type="float" office:value="0.551259" calcext:value-type="float">
            <text:p>0.551259</text:p>
          </table:table-cell>
          <table:table-cell office:value-type="float" office:value="225.049635" calcext:value-type="float">
            <text:p>225.049635</text:p>
          </table:table-cell>
          <table:table-cell office:value-type="float" office:value="80.377912" calcext:value-type="float">
            <text:p>80.377912</text:p>
          </table:table-cell>
          <table:table-cell office:value-type="float" office:value="1.740172" calcext:value-type="float">
            <text:p>1.740172</text:p>
          </table:table-cell>
          <table:table-cell office:value-type="float" office:value="2.061304" calcext:value-type="float">
            <text:p>2.061304</text:p>
          </table:table-cell>
          <table:table-cell office:value-type="float" office:value="907.85977" calcext:value-type="float">
            <text:p>907.85977</text:p>
          </table:table-cell>
          <table:table-cell office:value-type="float" office:value="325.193048" calcext:value-type="float">
            <text:p>325.193048</text:p>
          </table:table-cell>
          <table:table-cell office:value-type="float" office:value="3.618492" calcext:value-type="float">
            <text:p>3.618492</text:p>
          </table:table-cell>
          <table:table-cell office:value-type="float" office:value="3.22703" calcext:value-type="float">
            <text:p>3.22703</text:p>
          </table:table-cell>
          <table:table-cell table:number-columns-repeated="1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05377" calcext:value-type="float">
            <text:p>0.005377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37068" calcext:value-type="float">
            <text:p>0.437068</text:p>
          </table:table-cell>
          <table:table-cell office:value-type="float" office:value="0.160217" calcext:value-type="float">
            <text:p>0.160217</text:p>
          </table:table-cell>
          <table:table-cell office:value-type="float" office:value="0.105321" calcext:value-type="float">
            <text:p>0.105321</text:p>
          </table:table-cell>
          <table:table-cell office:value-type="float" office:value="0.031708" calcext:value-type="float">
            <text:p>0.031708</text:p>
          </table:table-cell>
          <table:table-cell office:value-type="float" office:value="2.380688" calcext:value-type="float">
            <text:p>2.380688</text:p>
          </table:table-cell>
          <table:table-cell office:value-type="float" office:value="0.766441" calcext:value-type="float">
            <text:p>0.766441</text:p>
          </table:table-cell>
          <table:table-cell office:value-type="float" office:value="0.132699" calcext:value-type="float">
            <text:p>0.132699</text:p>
          </table:table-cell>
          <table:table-cell office:value-type="float" office:value="0.143315" calcext:value-type="float">
            <text:p>0.143315</text:p>
          </table:table-cell>
          <table:table-cell office:value-type="float" office:value="10.009478" calcext:value-type="float">
            <text:p>10.009478</text:p>
          </table:table-cell>
          <table:table-cell office:value-type="float" office:value="3.049771" calcext:value-type="float">
            <text:p>3.049771</text:p>
          </table:table-cell>
          <table:table-cell office:value-type="float" office:value="0.284115" calcext:value-type="float">
            <text:p>0.284115</text:p>
          </table:table-cell>
          <table:table-cell office:value-type="float" office:value="0.251988" calcext:value-type="float">
            <text:p>0.251988</text:p>
          </table:table-cell>
          <table:table-cell office:value-type="float" office:value="36.305236" calcext:value-type="float">
            <text:p>36.305236</text:p>
          </table:table-cell>
          <table:table-cell office:value-type="float" office:value="12.821718" calcext:value-type="float">
            <text:p>12.821718</text:p>
          </table:table-cell>
          <table:table-cell office:value-type="float" office:value="0.66573" calcext:value-type="float">
            <text:p>0.66573</text:p>
          </table:table-cell>
          <table:table-cell office:value-type="float" office:value="0.551678" calcext:value-type="float">
            <text:p>0.551678</text:p>
          </table:table-cell>
          <table:table-cell office:value-type="float" office:value="227.024475" calcext:value-type="float">
            <text:p>227.024475</text:p>
          </table:table-cell>
          <table:table-cell office:value-type="float" office:value="80.371557" calcext:value-type="float">
            <text:p>80.371557</text:p>
          </table:table-cell>
          <table:table-cell office:value-type="float" office:value="1.744432" calcext:value-type="float">
            <text:p>1.744432</text:p>
          </table:table-cell>
          <table:table-cell office:value-type="float" office:value="2.068917" calcext:value-type="float">
            <text:p>2.068917</text:p>
          </table:table-cell>
          <table:table-cell office:value-type="float" office:value="909.036392" calcext:value-type="float">
            <text:p>909.036392</text:p>
          </table:table-cell>
          <table:table-cell office:value-type="float" office:value="327.938451" calcext:value-type="float">
            <text:p>327.938451</text:p>
          </table:table-cell>
          <table:table-cell office:value-type="float" office:value="3.690149" calcext:value-type="float">
            <text:p>3.690149</text:p>
          </table:table-cell>
          <table:table-cell office:value-type="float" office:value="3.226681" calcext:value-type="float">
            <text:p>3.226681</text:p>
          </table:table-cell>
          <table:table-cell table:number-columns-repeated="1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07124" calcext:value-type="float">
            <text:p>0.00712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433" calcext:value-type="float">
            <text:p>0.00433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455157" calcext:value-type="float">
            <text:p>0.455157</text:p>
          </table:table-cell>
          <table:table-cell office:value-type="float" office:value="0.13221" calcext:value-type="float">
            <text:p>0.13221</text:p>
          </table:table-cell>
          <table:table-cell office:value-type="float" office:value="0.085766" calcext:value-type="float">
            <text:p>0.085766</text:p>
          </table:table-cell>
          <table:table-cell office:value-type="float" office:value="0.045048" calcext:value-type="float">
            <text:p>0.045048</text:p>
          </table:table-cell>
          <table:table-cell office:value-type="float" office:value="2.35785" calcext:value-type="float">
            <text:p>2.35785</text:p>
          </table:table-cell>
          <table:table-cell office:value-type="float" office:value="0.809673" calcext:value-type="float">
            <text:p>0.809673</text:p>
          </table:table-cell>
          <table:table-cell office:value-type="float" office:value="0.136959" calcext:value-type="float">
            <text:p>0.136959</text:p>
          </table:table-cell>
          <table:table-cell office:value-type="float" office:value="0.148972" calcext:value-type="float">
            <text:p>0.148972</text:p>
          </table:table-cell>
          <table:table-cell office:value-type="float" office:value="9.384327" calcext:value-type="float">
            <text:p>9.384327</text:p>
          </table:table-cell>
          <table:table-cell office:value-type="float" office:value="3.333396" calcext:value-type="float">
            <text:p>3.333396</text:p>
          </table:table-cell>
          <table:table-cell office:value-type="float" office:value="0.308281" calcext:value-type="float">
            <text:p>0.308281</text:p>
          </table:table-cell>
          <table:table-cell office:value-type="float" office:value="0.262744" calcext:value-type="float">
            <text:p>0.262744</text:p>
          </table:table-cell>
          <table:table-cell office:value-type="float" office:value="37.73978" calcext:value-type="float">
            <text:p>37.73978</text:p>
          </table:table-cell>
          <table:table-cell office:value-type="float" office:value="13.333587" calcext:value-type="float">
            <text:p>13.333587</text:p>
          </table:table-cell>
          <table:table-cell office:value-type="float" office:value="0.684167" calcext:value-type="float">
            <text:p>0.684167</text:p>
          </table:table-cell>
          <table:table-cell office:value-type="float" office:value="0.592676" calcext:value-type="float">
            <text:p>0.592676</text:p>
          </table:table-cell>
          <table:table-cell office:value-type="float" office:value="225.819009" calcext:value-type="float">
            <text:p>225.819009</text:p>
          </table:table-cell>
          <table:table-cell office:value-type="float" office:value="82.109983" calcext:value-type="float">
            <text:p>82.109983</text:p>
          </table:table-cell>
          <table:table-cell office:value-type="float" office:value="1.746527" calcext:value-type="float">
            <text:p>1.746527</text:p>
          </table:table-cell>
          <table:table-cell office:value-type="float" office:value="2.432162" calcext:value-type="float">
            <text:p>2.432162</text:p>
          </table:table-cell>
          <table:table-cell office:value-type="float" office:value="906.240495" calcext:value-type="float">
            <text:p>906.240495</text:p>
          </table:table-cell>
          <table:table-cell office:value-type="float" office:value="323.183148" calcext:value-type="float">
            <text:p>323.183148</text:p>
          </table:table-cell>
          <table:table-cell office:value-type="float" office:value="3.700416" calcext:value-type="float">
            <text:p>3.700416</text:p>
          </table:table-cell>
          <table:table-cell office:value-type="float" office:value="3.254268" calcext:value-type="float">
            <text:p>3.254268</text:p>
          </table:table-cell>
          <table:table-cell table:number-columns-repeated="1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06565" calcext:value-type="float">
            <text:p>0.006565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04312" calcext:value-type="float">
            <text:p>0.404312</text:p>
          </table:table-cell>
          <table:table-cell office:value-type="float" office:value="0.13221" calcext:value-type="float">
            <text:p>0.13221</text:p>
          </table:table-cell>
          <table:table-cell office:value-type="float" office:value="0.046026" calcext:value-type="float">
            <text:p>0.046026</text:p>
          </table:table-cell>
          <table:table-cell office:value-type="float" office:value="0.03967" calcext:value-type="float">
            <text:p>0.03967</text:p>
          </table:table-cell>
          <table:table-cell office:value-type="float" office:value="2.367977" calcext:value-type="float">
            <text:p>2.367977</text:p>
          </table:table-cell>
          <table:table-cell office:value-type="float" office:value="0.966118" calcext:value-type="float">
            <text:p>0.966118</text:p>
          </table:table-cell>
          <table:table-cell office:value-type="float" office:value="0.132699" calcext:value-type="float">
            <text:p>0.132699</text:p>
          </table:table-cell>
          <table:table-cell office:value-type="float" office:value="0.1188" calcext:value-type="float">
            <text:p>0.1188</text:p>
          </table:table-cell>
          <table:table-cell office:value-type="float" office:value="9.597553" calcext:value-type="float">
            <text:p>9.597553</text:p>
          </table:table-cell>
          <table:table-cell office:value-type="float" office:value="3.231218" calcext:value-type="float">
            <text:p>3.231218</text:p>
          </table:table-cell>
          <table:table-cell office:value-type="float" office:value="0.288585" calcext:value-type="float">
            <text:p>0.288585</text:p>
          </table:table-cell>
          <table:table-cell office:value-type="float" office:value="0.249963" calcext:value-type="float">
            <text:p>0.249963</text:p>
          </table:table-cell>
          <table:table-cell office:value-type="float" office:value="36.670088" calcext:value-type="float">
            <text:p>36.670088</text:p>
          </table:table-cell>
          <table:table-cell office:value-type="float" office:value="13.340292" calcext:value-type="float">
            <text:p>13.340292</text:p>
          </table:table-cell>
          <table:table-cell office:value-type="float" office:value="0.659444" calcext:value-type="float">
            <text:p>0.659444</text:p>
          </table:table-cell>
          <table:table-cell office:value-type="float" office:value="0.596516" calcext:value-type="float">
            <text:p>0.596516</text:p>
          </table:table-cell>
          <table:table-cell office:value-type="float" office:value="225.615561" calcext:value-type="float">
            <text:p>225.615561</text:p>
          </table:table-cell>
          <table:table-cell office:value-type="float" office:value="80.753311" calcext:value-type="float">
            <text:p>80.753311</text:p>
          </table:table-cell>
          <table:table-cell office:value-type="float" office:value="1.73668" calcext:value-type="float">
            <text:p>1.73668</text:p>
          </table:table-cell>
          <table:table-cell office:value-type="float" office:value="2.046148" calcext:value-type="float">
            <text:p>2.046148</text:p>
          </table:table-cell>
          <table:table-cell office:value-type="float" office:value="906.416077" calcext:value-type="float">
            <text:p>906.416077</text:p>
          </table:table-cell>
          <table:table-cell office:value-type="float" office:value="324.627332" calcext:value-type="float">
            <text:p>324.627332</text:p>
          </table:table-cell>
          <table:table-cell office:value-type="float" office:value="3.648663" calcext:value-type="float">
            <text:p>3.648663</text:p>
          </table:table-cell>
          <table:table-cell office:value-type="float" office:value="3.348834" calcext:value-type="float">
            <text:p>3.348834</text:p>
          </table:table-cell>
          <table:table-cell table:number-columns-repeated="1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001397" calcext:value-type="float">
            <text:p>0.001397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1239" calcext:value-type="float">
            <text:p>0.401239</text:p>
          </table:table-cell>
          <table:table-cell office:value-type="float" office:value="0.131721" calcext:value-type="float">
            <text:p>0.131721</text:p>
          </table:table-cell>
          <table:table-cell office:value-type="float" office:value="0.042115" calcext:value-type="float">
            <text:p>0.042115</text:p>
          </table:table-cell>
          <table:table-cell office:value-type="float" office:value="0.037644" calcext:value-type="float">
            <text:p>0.037644</text:p>
          </table:table-cell>
          <table:table-cell office:value-type="float" office:value="2.375799" calcext:value-type="float">
            <text:p>2.375799</text:p>
          </table:table-cell>
          <table:table-cell office:value-type="float" office:value="0.854511" calcext:value-type="float">
            <text:p>0.854511</text:p>
          </table:table-cell>
          <table:table-cell office:value-type="float" office:value="0.133607" calcext:value-type="float">
            <text:p>0.133607</text:p>
          </table:table-cell>
          <table:table-cell office:value-type="float" office:value="0.115098" calcext:value-type="float">
            <text:p>0.115098</text:p>
          </table:table-cell>
          <table:table-cell office:value-type="float" office:value="10.149371" calcext:value-type="float">
            <text:p>10.149371</text:p>
          </table:table-cell>
          <table:table-cell office:value-type="float" office:value="3.079872" calcext:value-type="float">
            <text:p>3.079872</text:p>
          </table:table-cell>
          <table:table-cell office:value-type="float" office:value="0.284814" calcext:value-type="float">
            <text:p>0.284814</text:p>
          </table:table-cell>
          <table:table-cell office:value-type="float" office:value="0.263302" calcext:value-type="float">
            <text:p>0.263302</text:p>
          </table:table-cell>
          <table:table-cell office:value-type="float" office:value="36.641034" calcext:value-type="float">
            <text:p>36.641034</text:p>
          </table:table-cell>
          <table:table-cell office:value-type="float" office:value="12.813128" calcext:value-type="float">
            <text:p>12.813128</text:p>
          </table:table-cell>
          <table:table-cell office:value-type="float" office:value="0.668174" calcext:value-type="float">
            <text:p>0.668174</text:p>
          </table:table-cell>
          <table:table-cell office:value-type="float" office:value="0.565786" calcext:value-type="float">
            <text:p>0.565786</text:p>
          </table:table-cell>
          <table:table-cell office:value-type="float" office:value="224.977978" calcext:value-type="float">
            <text:p>224.977978</text:p>
          </table:table-cell>
          <table:table-cell office:value-type="float" office:value="80.905984" calcext:value-type="float">
            <text:p>80.905984</text:p>
          </table:table-cell>
          <table:table-cell office:value-type="float" office:value="1.73235" calcext:value-type="float">
            <text:p>1.73235</text:p>
          </table:table-cell>
          <table:table-cell office:value-type="float" office:value="2.249526" calcext:value-type="float">
            <text:p>2.249526</text:p>
          </table:table-cell>
          <table:table-cell office:value-type="float" office:value="907.720718" calcext:value-type="float">
            <text:p>907.720718</text:p>
          </table:table-cell>
          <table:table-cell office:value-type="float" office:value="332.609455" calcext:value-type="float">
            <text:p>332.609455</text:p>
          </table:table-cell>
          <table:table-cell office:value-type="float" office:value="3.577286" calcext:value-type="float">
            <text:p>3.577286</text:p>
          </table:table-cell>
          <table:table-cell office:value-type="float" office:value="3.231919" calcext:value-type="float">
            <text:p>3.231919</text:p>
          </table:table-cell>
          <table:table-cell table:number-columns-repeated="1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1868" calcext:value-type="float">
            <text:p>0.401868</text:p>
          </table:table-cell>
          <table:table-cell office:value-type="float" office:value="0.131093" calcext:value-type="float">
            <text:p>0.131093</text:p>
          </table:table-cell>
          <table:table-cell office:value-type="float" office:value="0.039042" calcext:value-type="float">
            <text:p>0.039042</text:p>
          </table:table-cell>
          <table:table-cell office:value-type="float" office:value="0.0352" calcext:value-type="float">
            <text:p>0.0352</text:p>
          </table:table-cell>
          <table:table-cell office:value-type="float" office:value="2.724797" calcext:value-type="float">
            <text:p>2.724797</text:p>
          </table:table-cell>
          <table:table-cell office:value-type="float" office:value="0.79745" calcext:value-type="float">
            <text:p>0.79745</text:p>
          </table:table-cell>
          <table:table-cell office:value-type="float" office:value="0.132979" calcext:value-type="float">
            <text:p>0.132979</text:p>
          </table:table-cell>
          <table:table-cell office:value-type="float" office:value="0.111467" calcext:value-type="float">
            <text:p>0.111467</text:p>
          </table:table-cell>
          <table:table-cell office:value-type="float" office:value="9.495096" calcext:value-type="float">
            <text:p>9.495096</text:p>
          </table:table-cell>
          <table:table-cell office:value-type="float" office:value="3.109973" calcext:value-type="float">
            <text:p>3.109973</text:p>
          </table:table-cell>
          <table:table-cell office:value-type="float" office:value="0.286281" calcext:value-type="float">
            <text:p>0.286281</text:p>
          </table:table-cell>
          <table:table-cell office:value-type="float" office:value="0.247519" calcext:value-type="float">
            <text:p>0.247519</text:p>
          </table:table-cell>
          <table:table-cell office:value-type="float" office:value="36.344696" calcext:value-type="float">
            <text:p>36.344696</text:p>
          </table:table-cell>
          <table:table-cell office:value-type="float" office:value="12.783166" calcext:value-type="float">
            <text:p>12.783166</text:p>
          </table:table-cell>
          <table:table-cell office:value-type="float" office:value="0.671735" calcext:value-type="float">
            <text:p>0.671735</text:p>
          </table:table-cell>
          <table:table-cell office:value-type="float" office:value="0.559361" calcext:value-type="float">
            <text:p>0.559361</text:p>
          </table:table-cell>
          <table:table-cell office:value-type="float" office:value="225.699161" calcext:value-type="float">
            <text:p>225.699161</text:p>
          </table:table-cell>
          <table:table-cell office:value-type="float" office:value="81.210842" calcext:value-type="float">
            <text:p>81.210842</text:p>
          </table:table-cell>
          <table:table-cell office:value-type="float" office:value="1.730325" calcext:value-type="float">
            <text:p>1.730325</text:p>
          </table:table-cell>
          <table:table-cell office:value-type="float" office:value="1.817347" calcext:value-type="float">
            <text:p>1.817347</text:p>
          </table:table-cell>
          <table:table-cell office:value-type="float" office:value="906.986823" calcext:value-type="float">
            <text:p>906.986823</text:p>
          </table:table-cell>
          <table:table-cell office:value-type="float" office:value="328.615775" calcext:value-type="float">
            <text:p>328.615775</text:p>
          </table:table-cell>
          <table:table-cell office:value-type="float" office:value="3.654041" calcext:value-type="float">
            <text:p>3.654041</text:p>
          </table:table-cell>
          <table:table-cell office:value-type="float" office:value="3.283462" calcext:value-type="float">
            <text:p>3.283462</text:p>
          </table:table-cell>
          <table:table-cell table:number-columns-repeated="1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05168" calcext:value-type="float">
            <text:p>0.005168</text:p>
          </table:table-cell>
          <table:table-cell office:value-type="float" office:value="0.001955" calcext:value-type="float">
            <text:p>0.001955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401379" calcext:value-type="float">
            <text:p>0.401379</text:p>
          </table:table-cell>
          <table:table-cell office:value-type="float" office:value="0.130744" calcext:value-type="float">
            <text:p>0.130744</text:p>
          </table:table-cell>
          <table:table-cell office:value-type="float" office:value="0.038552" calcext:value-type="float">
            <text:p>0.038552</text:p>
          </table:table-cell>
          <table:table-cell office:value-type="float" office:value="0.033315" calcext:value-type="float">
            <text:p>0.033315</text:p>
          </table:table-cell>
          <table:table-cell office:value-type="float" office:value="2.389767" calcext:value-type="float">
            <text:p>2.389767</text:p>
          </table:table-cell>
          <table:table-cell office:value-type="float" office:value="0.782504" calcext:value-type="float">
            <text:p>0.782504</text:p>
          </table:table-cell>
          <table:table-cell office:value-type="float" office:value="0.132909" calcext:value-type="float">
            <text:p>0.132909</text:p>
          </table:table-cell>
          <table:table-cell office:value-type="float" office:value="0.138775" calcext:value-type="float">
            <text:p>0.138775</text:p>
          </table:table-cell>
          <table:table-cell office:value-type="float" office:value="9.997885" calcext:value-type="float">
            <text:p>9.997885</text:p>
          </table:table-cell>
          <table:table-cell office:value-type="float" office:value="3.119332" calcext:value-type="float">
            <text:p>3.119332</text:p>
          </table:table-cell>
          <table:table-cell office:value-type="float" office:value="0.286211" calcext:value-type="float">
            <text:p>0.286211</text:p>
          </table:table-cell>
          <table:table-cell office:value-type="float" office:value="0.253874" calcext:value-type="float">
            <text:p>0.253874</text:p>
          </table:table-cell>
          <table:table-cell office:value-type="float" office:value="36.385274" calcext:value-type="float">
            <text:p>36.385274</text:p>
          </table:table-cell>
          <table:table-cell office:value-type="float" office:value="13.180704" calcext:value-type="float">
            <text:p>13.180704</text:p>
          </table:table-cell>
          <table:table-cell office:value-type="float" office:value="0.668663" calcext:value-type="float">
            <text:p>0.668663</text:p>
          </table:table-cell>
          <table:table-cell office:value-type="float" office:value="0.595399" calcext:value-type="float">
            <text:p>0.595399</text:p>
          </table:table-cell>
          <table:table-cell office:value-type="float" office:value="225.803226" calcext:value-type="float">
            <text:p>225.803226</text:p>
          </table:table-cell>
          <table:table-cell office:value-type="float" office:value="81.061103" calcext:value-type="float">
            <text:p>81.061103</text:p>
          </table:table-cell>
          <table:table-cell office:value-type="float" office:value="2.071849" calcext:value-type="float">
            <text:p>2.071849</text:p>
          </table:table-cell>
          <table:table-cell office:value-type="float" office:value="1.9791" calcext:value-type="float">
            <text:p>1.9791</text:p>
          </table:table-cell>
          <table:table-cell office:value-type="float" office:value="909.68166" calcext:value-type="float">
            <text:p>909.68166</text:p>
          </table:table-cell>
          <table:table-cell office:value-type="float" office:value="328.37091" calcext:value-type="float">
            <text:p>328.37091</text:p>
          </table:table-cell>
          <table:table-cell office:value-type="float" office:value="3.648245" calcext:value-type="float">
            <text:p>3.648245</text:p>
          </table:table-cell>
          <table:table-cell office:value-type="float" office:value="3.247214" calcext:value-type="float">
            <text:p>3.247214</text:p>
          </table:table-cell>
          <table:table-cell table:number-columns-repeated="1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7054" calcext:value-type="float">
            <text:p>0.007054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514942" calcext:value-type="float">
            <text:p>0.514942</text:p>
          </table:table-cell>
          <table:table-cell office:value-type="float" office:value="0.124038" calcext:value-type="float">
            <text:p>0.124038</text:p>
          </table:table-cell>
          <table:table-cell office:value-type="float" office:value="0.050915" calcext:value-type="float">
            <text:p>0.050915</text:p>
          </table:table-cell>
          <table:table-cell office:value-type="float" office:value="0.045257" calcext:value-type="float">
            <text:p>0.045257</text:p>
          </table:table-cell>
          <table:table-cell office:value-type="float" office:value="2.653978" calcext:value-type="float">
            <text:p>2.653978</text:p>
          </table:table-cell>
          <table:table-cell office:value-type="float" office:value="0.810861" calcext:value-type="float">
            <text:p>0.810861</text:p>
          </table:table-cell>
          <table:table-cell office:value-type="float" office:value="0.138287" calcext:value-type="float">
            <text:p>0.138287</text:p>
          </table:table-cell>
          <table:table-cell office:value-type="float" office:value="0.143524" calcext:value-type="float">
            <text:p>0.143524</text:p>
          </table:table-cell>
          <table:table-cell office:value-type="float" office:value="9.540214" calcext:value-type="float">
            <text:p>9.540214</text:p>
          </table:table-cell>
          <table:table-cell office:value-type="float" office:value="3.114932" calcext:value-type="float">
            <text:p>3.114932</text:p>
          </table:table-cell>
          <table:table-cell office:value-type="float" office:value="0.308979" calcext:value-type="float">
            <text:p>0.308979</text:p>
          </table:table-cell>
          <table:table-cell office:value-type="float" office:value="0.263861" calcext:value-type="float">
            <text:p>0.263861</text:p>
          </table:table-cell>
          <table:table-cell office:value-type="float" office:value="38.011045" calcext:value-type="float">
            <text:p>38.011045</text:p>
          </table:table-cell>
          <table:table-cell office:value-type="float" office:value="13.640541" calcext:value-type="float">
            <text:p>13.640541</text:p>
          </table:table-cell>
          <table:table-cell office:value-type="float" office:value="0.672015" calcext:value-type="float">
            <text:p>0.672015</text:p>
          </table:table-cell>
          <table:table-cell office:value-type="float" office:value="0.592047" calcext:value-type="float">
            <text:p>0.592047</text:p>
          </table:table-cell>
          <table:table-cell office:value-type="float" office:value="225.344576" calcext:value-type="float">
            <text:p>225.344576</text:p>
          </table:table-cell>
          <table:table-cell office:value-type="float" office:value="81.26497" calcext:value-type="float">
            <text:p>81.26497</text:p>
          </table:table-cell>
          <table:table-cell office:value-type="float" office:value="1.71035" calcext:value-type="float">
            <text:p>1.71035</text:p>
          </table:table-cell>
          <table:table-cell office:value-type="float" office:value="2.005291" calcext:value-type="float">
            <text:p>2.005291</text:p>
          </table:table-cell>
          <table:table-cell office:value-type="float" office:value="914.797067" calcext:value-type="float">
            <text:p>914.797067</text:p>
          </table:table-cell>
          <table:table-cell office:value-type="float" office:value="328.445571" calcext:value-type="float">
            <text:p>328.445571</text:p>
          </table:table-cell>
          <table:table-cell office:value-type="float" office:value="3.651317" calcext:value-type="float">
            <text:p>3.651317</text:p>
          </table:table-cell>
          <table:table-cell office:value-type="float" office:value="3.267677" calcext:value-type="float">
            <text:p>3.267677</text:p>
          </table:table-cell>
          <table:table-cell table:number-columns-repeated="1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05867" calcext:value-type="float">
            <text:p>0.005867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1955" calcext:value-type="float">
            <text:p>0.001955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1884" calcext:value-type="float">
            <text:p>0.41884</text:p>
          </table:table-cell>
          <table:table-cell office:value-type="float" office:value="0.123829" calcext:value-type="float">
            <text:p>0.123829</text:p>
          </table:table-cell>
          <table:table-cell office:value-type="float" office:value="0.047003" calcext:value-type="float">
            <text:p>0.047003</text:p>
          </table:table-cell>
          <table:table-cell office:value-type="float" office:value="0.040368" calcext:value-type="float">
            <text:p>0.040368</text:p>
          </table:table-cell>
          <table:table-cell office:value-type="float" office:value="2.382085" calcext:value-type="float">
            <text:p>2.382085</text:p>
          </table:table-cell>
          <table:table-cell office:value-type="float" office:value="0.773914" calcext:value-type="float">
            <text:p>0.773914</text:p>
          </table:table-cell>
          <table:table-cell office:value-type="float" office:value="0.13647" calcext:value-type="float">
            <text:p>0.13647</text:p>
          </table:table-cell>
          <table:table-cell office:value-type="float" office:value="0.127321" calcext:value-type="float">
            <text:p>0.127321</text:p>
          </table:table-cell>
          <table:table-cell office:value-type="float" office:value="9.486855" calcext:value-type="float">
            <text:p>9.486855</text:p>
          </table:table-cell>
          <table:table-cell office:value-type="float" office:value="3.461067" calcext:value-type="float">
            <text:p>3.461067</text:p>
          </table:table-cell>
          <table:table-cell office:value-type="float" office:value="0.289633" calcext:value-type="float">
            <text:p>0.289633</text:p>
          </table:table-cell>
          <table:table-cell office:value-type="float" office:value="0.250871" calcext:value-type="float">
            <text:p>0.250871</text:p>
          </table:table-cell>
          <table:table-cell office:value-type="float" office:value="36.517624" calcext:value-type="float">
            <text:p>36.517624</text:p>
          </table:table-cell>
          <table:table-cell office:value-type="float" office:value="13.024328" calcext:value-type="float">
            <text:p>13.024328</text:p>
          </table:table-cell>
          <table:table-cell office:value-type="float" office:value="0.67872" calcext:value-type="float">
            <text:p>0.67872</text:p>
          </table:table-cell>
          <table:table-cell office:value-type="float" office:value="0.717901" calcext:value-type="float">
            <text:p>0.717901</text:p>
          </table:table-cell>
          <table:table-cell office:value-type="float" office:value="225.187922" calcext:value-type="float">
            <text:p>225.187922</text:p>
          </table:table-cell>
          <table:table-cell office:value-type="float" office:value="80.684586" calcext:value-type="float">
            <text:p>80.684586</text:p>
          </table:table-cell>
          <table:table-cell office:value-type="float" office:value="1.692052" calcext:value-type="float">
            <text:p>1.692052</text:p>
          </table:table-cell>
          <table:table-cell office:value-type="float" office:value="2.036021" calcext:value-type="float">
            <text:p>2.036021</text:p>
          </table:table-cell>
          <table:table-cell office:value-type="float" office:value="918.623268" calcext:value-type="float">
            <text:p>918.623268</text:p>
          </table:table-cell>
          <table:table-cell office:value-type="float" office:value="330.946388" calcext:value-type="float">
            <text:p>330.946388</text:p>
          </table:table-cell>
          <table:table-cell office:value-type="float" office:value="3.68554" calcext:value-type="float">
            <text:p>3.68554</text:p>
          </table:table-cell>
          <table:table-cell office:value-type="float" office:value="3.348485" calcext:value-type="float">
            <text:p>3.348485</text:p>
          </table:table-cell>
          <table:table-cell table:number-columns-repeated="1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05169" calcext:value-type="float">
            <text:p>0.005169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43204" calcext:value-type="float">
            <text:p>0.43204</text:p>
          </table:table-cell>
          <table:table-cell office:value-type="float" office:value="0.124038" calcext:value-type="float">
            <text:p>0.124038</text:p>
          </table:table-cell>
          <table:table-cell office:value-type="float" office:value="0.043301" calcext:value-type="float">
            <text:p>0.043301</text:p>
          </table:table-cell>
          <table:table-cell office:value-type="float" office:value="0.037575" calcext:value-type="float">
            <text:p>0.037575</text:p>
          </table:table-cell>
          <table:table-cell office:value-type="float" office:value="2.365323" calcext:value-type="float">
            <text:p>2.365323</text:p>
          </table:table-cell>
          <table:table-cell office:value-type="float" office:value="0.773494" calcext:value-type="float">
            <text:p>0.773494</text:p>
          </table:table-cell>
          <table:table-cell office:value-type="float" office:value="0.137518" calcext:value-type="float">
            <text:p>0.137518</text:p>
          </table:table-cell>
          <table:table-cell office:value-type="float" office:value="0.112933" calcext:value-type="float">
            <text:p>0.112933</text:p>
          </table:table-cell>
          <table:table-cell office:value-type="float" office:value="10.231925" calcext:value-type="float">
            <text:p>10.231925</text:p>
          </table:table-cell>
          <table:table-cell office:value-type="float" office:value="3.185262" calcext:value-type="float">
            <text:p>3.185262</text:p>
          </table:table-cell>
          <table:table-cell office:value-type="float" office:value="0.292147" calcext:value-type="float">
            <text:p>0.292147</text:p>
          </table:table-cell>
          <table:table-cell office:value-type="float" office:value="0.247798" calcext:value-type="float">
            <text:p>0.247798</text:p>
          </table:table-cell>
          <table:table-cell office:value-type="float" office:value="36.280232" calcext:value-type="float">
            <text:p>36.280232</text:p>
          </table:table-cell>
          <table:table-cell office:value-type="float" office:value="13.115542" calcext:value-type="float">
            <text:p>13.115542</text:p>
          </table:table-cell>
          <table:table-cell office:value-type="float" office:value="0.663215" calcext:value-type="float">
            <text:p>0.663215</text:p>
          </table:table-cell>
          <table:table-cell office:value-type="float" office:value="0.735221" calcext:value-type="float">
            <text:p>0.735221</text:p>
          </table:table-cell>
          <table:table-cell office:value-type="float" office:value="226.411685" calcext:value-type="float">
            <text:p>226.411685</text:p>
          </table:table-cell>
          <table:table-cell office:value-type="float" office:value="80.667825" calcext:value-type="float">
            <text:p>80.667825</text:p>
          </table:table-cell>
          <table:table-cell office:value-type="float" office:value="1.705042" calcext:value-type="float">
            <text:p>1.705042</text:p>
          </table:table-cell>
          <table:table-cell office:value-type="float" office:value="2.024706" calcext:value-type="float">
            <text:p>2.024706</text:p>
          </table:table-cell>
          <table:table-cell office:value-type="float" office:value="923.334919" calcext:value-type="float">
            <text:p>923.334919</text:p>
          </table:table-cell>
          <table:table-cell office:value-type="float" office:value="330.145934" calcext:value-type="float">
            <text:p>330.145934</text:p>
          </table:table-cell>
          <table:table-cell office:value-type="float" office:value="3.681838" calcext:value-type="float">
            <text:p>3.681838</text:p>
          </table:table-cell>
          <table:table-cell office:value-type="float" office:value="3.527628" calcext:value-type="float">
            <text:p>3.527628</text:p>
          </table:table-cell>
          <table:table-cell table:number-columns-repeated="1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03195" calcext:value-type="float">
            <text:p>0.403195</text:p>
          </table:table-cell>
          <table:table-cell office:value-type="float" office:value="0.12313" calcext:value-type="float">
            <text:p>0.12313</text:p>
          </table:table-cell>
          <table:table-cell office:value-type="float" office:value="0.041555" calcext:value-type="float">
            <text:p>0.041555</text:p>
          </table:table-cell>
          <table:table-cell office:value-type="float" office:value="0.033804" calcext:value-type="float">
            <text:p>0.033804</text:p>
          </table:table-cell>
          <table:table-cell office:value-type="float" office:value="2.352123" calcext:value-type="float">
            <text:p>2.352123</text:p>
          </table:table-cell>
          <table:table-cell office:value-type="float" office:value="0.773634" calcext:value-type="float">
            <text:p>0.773634</text:p>
          </table:table-cell>
          <table:table-cell office:value-type="float" office:value="0.130255" calcext:value-type="float">
            <text:p>0.130255</text:p>
          </table:table-cell>
          <table:table-cell office:value-type="float" office:value="0.111887" calcext:value-type="float">
            <text:p>0.111887</text:p>
          </table:table-cell>
          <table:table-cell office:value-type="float" office:value="9.342702" calcext:value-type="float">
            <text:p>9.342702</text:p>
          </table:table-cell>
          <table:table-cell office:value-type="float" office:value="3.118774" calcext:value-type="float">
            <text:p>3.118774</text:p>
          </table:table-cell>
          <table:table-cell office:value-type="float" office:value="0.31729" calcext:value-type="float">
            <text:p>0.31729</text:p>
          </table:table-cell>
          <table:table-cell office:value-type="float" office:value="0.247239" calcext:value-type="float">
            <text:p>0.247239</text:p>
          </table:table-cell>
          <table:table-cell office:value-type="float" office:value="36.335756" calcext:value-type="float">
            <text:p>36.335756</text:p>
          </table:table-cell>
          <table:table-cell office:value-type="float" office:value="13.265492" calcext:value-type="float">
            <text:p>13.265492</text:p>
          </table:table-cell>
          <table:table-cell office:value-type="float" office:value="0.66538" calcext:value-type="float">
            <text:p>0.66538</text:p>
          </table:table-cell>
          <table:table-cell office:value-type="float" office:value="0.556637" calcext:value-type="float">
            <text:p>0.556637</text:p>
          </table:table-cell>
          <table:table-cell office:value-type="float" office:value="225.173255" calcext:value-type="float">
            <text:p>225.173255</text:p>
          </table:table-cell>
          <table:table-cell office:value-type="float" office:value="81.168449" calcext:value-type="float">
            <text:p>81.168449</text:p>
          </table:table-cell>
          <table:table-cell office:value-type="float" office:value="1.710071" calcext:value-type="float">
            <text:p>1.710071</text:p>
          </table:table-cell>
          <table:table-cell office:value-type="float" office:value="2.038046" calcext:value-type="float">
            <text:p>2.038046</text:p>
          </table:table-cell>
          <table:table-cell office:value-type="float" office:value="908.364729" calcext:value-type="float">
            <text:p>908.364729</text:p>
          </table:table-cell>
          <table:table-cell office:value-type="float" office:value="335.723132" calcext:value-type="float">
            <text:p>335.723132</text:p>
          </table:table-cell>
          <table:table-cell office:value-type="float" office:value="3.597889" calcext:value-type="float">
            <text:p>3.597889</text:p>
          </table:table-cell>
          <table:table-cell office:value-type="float" office:value="3.198045" calcext:value-type="float">
            <text:p>3.198045</text:p>
          </table:table-cell>
          <table:table-cell table:number-columns-repeated="1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05168" calcext:value-type="float">
            <text:p>0.005168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402078" calcext:value-type="float">
            <text:p>0.402078</text:p>
          </table:table-cell>
          <table:table-cell office:value-type="float" office:value="0.123969" calcext:value-type="float">
            <text:p>0.123969</text:p>
          </table:table-cell>
          <table:table-cell office:value-type="float" office:value="0.03953" calcext:value-type="float">
            <text:p>0.03953</text:p>
          </table:table-cell>
          <table:table-cell office:value-type="float" office:value="0.032895" calcext:value-type="float">
            <text:p>0.032895</text:p>
          </table:table-cell>
          <table:table-cell office:value-type="float" office:value="2.374053" calcext:value-type="float">
            <text:p>2.374053</text:p>
          </table:table-cell>
          <table:table-cell office:value-type="float" office:value="1.012004" calcext:value-type="float">
            <text:p>1.012004</text:p>
          </table:table-cell>
          <table:table-cell office:value-type="float" office:value="0.130604" calcext:value-type="float">
            <text:p>0.130604</text:p>
          </table:table-cell>
          <table:table-cell office:value-type="float" office:value="0.11021" calcext:value-type="float">
            <text:p>0.11021</text:p>
          </table:table-cell>
          <table:table-cell office:value-type="float" office:value="10.0796" calcext:value-type="float">
            <text:p>10.0796</text:p>
          </table:table-cell>
          <table:table-cell office:value-type="float" office:value="3.145243" calcext:value-type="float">
            <text:p>3.145243</text:p>
          </table:table-cell>
          <table:table-cell office:value-type="float" office:value="0.296896" calcext:value-type="float">
            <text:p>0.296896</text:p>
          </table:table-cell>
          <table:table-cell office:value-type="float" office:value="0.246611" calcext:value-type="float">
            <text:p>0.246611</text:p>
          </table:table-cell>
          <table:table-cell office:value-type="float" office:value="36.409927" calcext:value-type="float">
            <text:p>36.409927</text:p>
          </table:table-cell>
          <table:table-cell office:value-type="float" office:value="13.27911" calcext:value-type="float">
            <text:p>13.27911</text:p>
          </table:table-cell>
          <table:table-cell office:value-type="float" office:value="0.662936" calcext:value-type="float">
            <text:p>0.662936</text:p>
          </table:table-cell>
          <table:table-cell office:value-type="float" office:value="0.564179" calcext:value-type="float">
            <text:p>0.564179</text:p>
          </table:table-cell>
          <table:table-cell office:value-type="float" office:value="225.78835" calcext:value-type="float">
            <text:p>225.78835</text:p>
          </table:table-cell>
          <table:table-cell office:value-type="float" office:value="80.913877" calcext:value-type="float">
            <text:p>80.913877</text:p>
          </table:table-cell>
          <table:table-cell office:value-type="float" office:value="1.700293" calcext:value-type="float">
            <text:p>1.700293</text:p>
          </table:table-cell>
          <table:table-cell office:value-type="float" office:value="1.737937" calcext:value-type="float">
            <text:p>1.737937</text:p>
          </table:table-cell>
          <table:table-cell office:value-type="float" office:value="922.771857" calcext:value-type="float">
            <text:p>922.771857</text:p>
          </table:table-cell>
          <table:table-cell office:value-type="float" office:value="331.081532" calcext:value-type="float">
            <text:p>331.081532</text:p>
          </table:table-cell>
          <table:table-cell office:value-type="float" office:value="3.721159" calcext:value-type="float">
            <text:p>3.721159</text:p>
          </table:table-cell>
          <table:table-cell office:value-type="float" office:value="3.282344" calcext:value-type="float">
            <text:p>3.282344</text:p>
          </table:table-cell>
          <table:table-cell table:number-columns-repeated="1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6845" calcext:value-type="float">
            <text:p>0.006845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3353" calcext:value-type="float">
            <text:p>0.003353</text:p>
          </table:table-cell>
          <table:table-cell office:value-type="float" office:value="0.003702" calcext:value-type="float">
            <text:p>0.003702</text:p>
          </table:table-cell>
          <table:table-cell office:value-type="float" office:value="0.445309" calcext:value-type="float">
            <text:p>0.445309</text:p>
          </table:table-cell>
          <table:table-cell office:value-type="float" office:value="0.129346" calcext:value-type="float">
            <text:p>0.129346</text:p>
          </table:table-cell>
          <table:table-cell office:value-type="float" office:value="0.052101" calcext:value-type="float">
            <text:p>0.052101</text:p>
          </table:table-cell>
          <table:table-cell office:value-type="float" office:value="0.044769" calcext:value-type="float">
            <text:p>0.044769</text:p>
          </table:table-cell>
          <table:table-cell office:value-type="float" office:value="2.758251" calcext:value-type="float">
            <text:p>2.758251</text:p>
          </table:table-cell>
          <table:table-cell office:value-type="float" office:value="0.777755" calcext:value-type="float">
            <text:p>0.777755</text:p>
          </table:table-cell>
          <table:table-cell office:value-type="float" office:value="0.140032" calcext:value-type="float">
            <text:p>0.140032</text:p>
          </table:table-cell>
          <table:table-cell office:value-type="float" office:value="0.118521" calcext:value-type="float">
            <text:p>0.118521</text:p>
          </table:table-cell>
          <table:table-cell office:value-type="float" office:value="9.435242" calcext:value-type="float">
            <text:p>9.435242</text:p>
          </table:table-cell>
          <table:table-cell office:value-type="float" office:value="3.098729" calcext:value-type="float">
            <text:p>3.098729</text:p>
          </table:table-cell>
          <table:table-cell office:value-type="float" office:value="0.308141" calcext:value-type="float">
            <text:p>0.308141</text:p>
          </table:table-cell>
          <table:table-cell office:value-type="float" office:value="0.264769" calcext:value-type="float">
            <text:p>0.264769</text:p>
          </table:table-cell>
          <table:table-cell office:value-type="float" office:value="38.102607" calcext:value-type="float">
            <text:p>38.102607</text:p>
          </table:table-cell>
          <table:table-cell office:value-type="float" office:value="14.77784" calcext:value-type="float">
            <text:p>14.77784</text:p>
          </table:table-cell>
          <table:table-cell office:value-type="float" office:value="0.952848" calcext:value-type="float">
            <text:p>0.952848</text:p>
          </table:table-cell>
          <table:table-cell office:value-type="float" office:value="0.573469" calcext:value-type="float">
            <text:p>0.573469</text:p>
          </table:table-cell>
          <table:table-cell office:value-type="float" office:value="225.422519" calcext:value-type="float">
            <text:p>225.422519</text:p>
          </table:table-cell>
          <table:table-cell office:value-type="float" office:value="81.333136" calcext:value-type="float">
            <text:p>81.333136</text:p>
          </table:table-cell>
          <table:table-cell office:value-type="float" office:value="1.714051" calcext:value-type="float">
            <text:p>1.714051</text:p>
          </table:table-cell>
          <table:table-cell office:value-type="float" office:value="1.591549" calcext:value-type="float">
            <text:p>1.591549</text:p>
          </table:table-cell>
          <table:table-cell office:value-type="float" office:value="923.609048" calcext:value-type="float">
            <text:p>923.609048</text:p>
          </table:table-cell>
          <table:table-cell office:value-type="float" office:value="323.950917" calcext:value-type="float">
            <text:p>323.950917</text:p>
          </table:table-cell>
          <table:table-cell office:value-type="float" office:value="3.642797" calcext:value-type="float">
            <text:p>3.642797</text:p>
          </table:table-cell>
          <table:table-cell office:value-type="float" office:value="3.252173" calcext:value-type="float">
            <text:p>3.252173</text:p>
          </table:table-cell>
          <table:table-cell table:number-columns-repeated="1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05658" calcext:value-type="float">
            <text:p>0.005658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3423" calcext:value-type="float">
            <text:p>0.00342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3964" calcext:value-type="float">
            <text:p>0.403964</text:p>
          </table:table-cell>
          <table:table-cell office:value-type="float" office:value="0.133118" calcext:value-type="float">
            <text:p>0.133118</text:p>
          </table:table-cell>
          <table:table-cell office:value-type="float" office:value="0.049168" calcext:value-type="float">
            <text:p>0.049168</text:p>
          </table:table-cell>
          <table:table-cell office:value-type="float" office:value="0.040368" calcext:value-type="float">
            <text:p>0.040368</text:p>
          </table:table-cell>
          <table:table-cell office:value-type="float" office:value="2.466454" calcext:value-type="float">
            <text:p>2.466454</text:p>
          </table:table-cell>
          <table:table-cell office:value-type="float" office:value="0.906263" calcext:value-type="float">
            <text:p>0.906263</text:p>
          </table:table-cell>
          <table:table-cell office:value-type="float" office:value="0.135772" calcext:value-type="float">
            <text:p>0.135772</text:p>
          </table:table-cell>
          <table:table-cell office:value-type="float" office:value="0.116077" calcext:value-type="float">
            <text:p>0.116077</text:p>
          </table:table-cell>
          <table:table-cell office:value-type="float" office:value="9.467788" calcext:value-type="float">
            <text:p>9.467788</text:p>
          </table:table-cell>
          <table:table-cell office:value-type="float" office:value="3.491099" calcext:value-type="float">
            <text:p>3.491099</text:p>
          </table:table-cell>
          <table:table-cell office:value-type="float" office:value="0.283347" calcext:value-type="float">
            <text:p>0.283347</text:p>
          </table:table-cell>
          <table:table-cell office:value-type="float" office:value="0.259322" calcext:value-type="float">
            <text:p>0.259322</text:p>
          </table:table-cell>
          <table:table-cell office:value-type="float" office:value="36.438284" calcext:value-type="float">
            <text:p>36.438284</text:p>
          </table:table-cell>
          <table:table-cell office:value-type="float" office:value="12.824442" calcext:value-type="float">
            <text:p>12.824442</text:p>
          </table:table-cell>
          <table:table-cell office:value-type="float" office:value="0.811838" calcext:value-type="float">
            <text:p>0.811838</text:p>
          </table:table-cell>
          <table:table-cell office:value-type="float" office:value="0.549303" calcext:value-type="float">
            <text:p>0.549303</text:p>
          </table:table-cell>
          <table:table-cell office:value-type="float" office:value="227.629233" calcext:value-type="float">
            <text:p>227.629233</text:p>
          </table:table-cell>
          <table:table-cell office:value-type="float" office:value="80.994403" calcext:value-type="float">
            <text:p>80.994403</text:p>
          </table:table-cell>
          <table:table-cell office:value-type="float" office:value="1.708045" calcext:value-type="float">
            <text:p>1.708045</text:p>
          </table:table-cell>
          <table:table-cell office:value-type="float" office:value="1.573251" calcext:value-type="float">
            <text:p>1.573251</text:p>
          </table:table-cell>
          <table:table-cell office:value-type="float" office:value="931.453235" calcext:value-type="float">
            <text:p>931.453235</text:p>
          </table:table-cell>
          <table:table-cell office:value-type="float" office:value="329.097472" calcext:value-type="float">
            <text:p>329.097472</text:p>
          </table:table-cell>
          <table:table-cell office:value-type="float" office:value="3.641539" calcext:value-type="float">
            <text:p>3.641539</text:p>
          </table:table-cell>
          <table:table-cell office:value-type="float" office:value="3.287722" calcext:value-type="float">
            <text:p>3.287722</text:p>
          </table:table-cell>
          <table:table-cell table:number-columns-repeated="1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2008" calcext:value-type="float">
            <text:p>0.402008</text:p>
          </table:table-cell>
          <table:table-cell office:value-type="float" office:value="0.128299" calcext:value-type="float">
            <text:p>0.128299</text:p>
          </table:table-cell>
          <table:table-cell office:value-type="float" office:value="0.044838" calcext:value-type="float">
            <text:p>0.044838</text:p>
          </table:table-cell>
          <table:table-cell office:value-type="float" office:value="0.036527" calcext:value-type="float">
            <text:p>0.036527</text:p>
          </table:table-cell>
          <table:table-cell office:value-type="float" office:value="2.541603" calcext:value-type="float">
            <text:p>2.541603</text:p>
          </table:table-cell>
          <table:table-cell office:value-type="float" office:value="0.770491" calcext:value-type="float">
            <text:p>0.770491</text:p>
          </table:table-cell>
          <table:table-cell office:value-type="float" office:value="0.271893" calcext:value-type="float">
            <text:p>0.271893</text:p>
          </table:table-cell>
          <table:table-cell office:value-type="float" office:value="0.115937" calcext:value-type="float">
            <text:p>0.115937</text:p>
          </table:table-cell>
          <table:table-cell office:value-type="float" office:value="10.190019" calcext:value-type="float">
            <text:p>10.190019</text:p>
          </table:table-cell>
          <table:table-cell office:value-type="float" office:value="3.142241" calcext:value-type="float">
            <text:p>3.142241</text:p>
          </table:table-cell>
          <table:table-cell office:value-type="float" office:value="0.289563" calcext:value-type="float">
            <text:p>0.289563</text:p>
          </table:table-cell>
          <table:table-cell office:value-type="float" office:value="0.256947" calcext:value-type="float">
            <text:p>0.256947</text:p>
          </table:table-cell>
          <table:table-cell office:value-type="float" office:value="36.645434" calcext:value-type="float">
            <text:p>36.645434</text:p>
          </table:table-cell>
          <table:table-cell office:value-type="float" office:value="12.923547" calcext:value-type="float">
            <text:p>12.923547</text:p>
          </table:table-cell>
          <table:table-cell office:value-type="float" office:value="0.808695" calcext:value-type="float">
            <text:p>0.808695</text:p>
          </table:table-cell>
          <table:table-cell office:value-type="float" office:value="0.592955" calcext:value-type="float">
            <text:p>0.592955</text:p>
          </table:table-cell>
          <table:table-cell office:value-type="float" office:value="225.654882" calcext:value-type="float">
            <text:p>225.654882</text:p>
          </table:table-cell>
          <table:table-cell office:value-type="float" office:value="81.779423" calcext:value-type="float">
            <text:p>81.779423</text:p>
          </table:table-cell>
          <table:table-cell office:value-type="float" office:value="1.687302" calcext:value-type="float">
            <text:p>1.687302</text:p>
          </table:table-cell>
          <table:table-cell office:value-type="float" office:value="1.540006" calcext:value-type="float">
            <text:p>1.540006</text:p>
          </table:table-cell>
          <table:table-cell office:value-type="float" office:value="917.309968" calcext:value-type="float">
            <text:p>917.309968</text:p>
          </table:table-cell>
          <table:table-cell office:value-type="float" office:value="331.648855" calcext:value-type="float">
            <text:p>331.648855</text:p>
          </table:table-cell>
          <table:table-cell office:value-type="float" office:value="3.6546" calcext:value-type="float">
            <text:p>3.6546</text:p>
          </table:table-cell>
          <table:table-cell office:value-type="float" office:value="3.207404" calcext:value-type="float">
            <text:p>3.207404</text:p>
          </table:table-cell>
          <table:table-cell table:number-columns-repeated="1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0821" calcext:value-type="float">
            <text:p>0.400821</text:p>
          </table:table-cell>
          <table:table-cell office:value-type="float" office:value="0.128369" calcext:value-type="float">
            <text:p>0.128369</text:p>
          </table:table-cell>
          <table:table-cell office:value-type="float" office:value="0.043441" calcext:value-type="float">
            <text:p>0.043441</text:p>
          </table:table-cell>
          <table:table-cell office:value-type="float" office:value="0.033803" calcext:value-type="float">
            <text:p>0.033803</text:p>
          </table:table-cell>
          <table:table-cell office:value-type="float" office:value="2.372028" calcext:value-type="float">
            <text:p>2.372028</text:p>
          </table:table-cell>
          <table:table-cell office:value-type="float" office:value="0.780619" calcext:value-type="float">
            <text:p>0.780619</text:p>
          </table:table-cell>
          <table:table-cell office:value-type="float" office:value="0.166503" calcext:value-type="float">
            <text:p>0.166503</text:p>
          </table:table-cell>
          <table:table-cell office:value-type="float" office:value="0.11056" calcext:value-type="float">
            <text:p>0.11056</text:p>
          </table:table-cell>
          <table:table-cell office:value-type="float" office:value="9.358975" calcext:value-type="float">
            <text:p>9.358975</text:p>
          </table:table-cell>
          <table:table-cell office:value-type="float" office:value="3.135186" calcext:value-type="float">
            <text:p>3.135186</text:p>
          </table:table-cell>
          <table:table-cell office:value-type="float" office:value="0.288375" calcext:value-type="float">
            <text:p>0.288375</text:p>
          </table:table-cell>
          <table:table-cell office:value-type="float" office:value="0.257645" calcext:value-type="float">
            <text:p>0.257645</text:p>
          </table:table-cell>
          <table:table-cell office:value-type="float" office:value="36.843155" calcext:value-type="float">
            <text:p>36.843155</text:p>
          </table:table-cell>
          <table:table-cell office:value-type="float" office:value="12.824093" calcext:value-type="float">
            <text:p>12.824093</text:p>
          </table:table-cell>
          <table:table-cell office:value-type="float" office:value="0.815819" calcext:value-type="float">
            <text:p>0.815819</text:p>
          </table:table-cell>
          <table:table-cell office:value-type="float" office:value="0.551678" calcext:value-type="float">
            <text:p>0.551678</text:p>
          </table:table-cell>
          <table:table-cell office:value-type="float" office:value="225.688685" calcext:value-type="float">
            <text:p>225.688685</text:p>
          </table:table-cell>
          <table:table-cell office:value-type="float" office:value="80.88161" calcext:value-type="float">
            <text:p>80.88161</text:p>
          </table:table-cell>
          <table:table-cell office:value-type="float" office:value="1.696102" calcext:value-type="float">
            <text:p>1.696102</text:p>
          </table:table-cell>
          <table:table-cell office:value-type="float" office:value="1.641206" calcext:value-type="float">
            <text:p>1.641206</text:p>
          </table:table-cell>
          <table:table-cell office:value-type="float" office:value="919.450613" calcext:value-type="float">
            <text:p>919.450613</text:p>
          </table:table-cell>
          <table:table-cell office:value-type="float" office:value="325.700727" calcext:value-type="float">
            <text:p>325.700727</text:p>
          </table:table-cell>
          <table:table-cell office:value-type="float" office:value="3.640492" calcext:value-type="float">
            <text:p>3.640492</text:p>
          </table:table-cell>
          <table:table-cell office:value-type="float" office:value="3.277106" calcext:value-type="float">
            <text:p>3.277106</text:p>
          </table:table-cell>
          <table:table-cell table:number-columns-repeated="1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16535" calcext:value-type="float">
            <text:p>0.416535</text:p>
          </table:table-cell>
          <table:table-cell office:value-type="float" office:value="0.128089" calcext:value-type="float">
            <text:p>0.128089</text:p>
          </table:table-cell>
          <table:table-cell office:value-type="float" office:value="0.03995" calcext:value-type="float">
            <text:p>0.03995</text:p>
          </table:table-cell>
          <table:table-cell office:value-type="float" office:value="0.031498" calcext:value-type="float">
            <text:p>0.031498</text:p>
          </table:table-cell>
          <table:table-cell office:value-type="float" office:value="2.373495" calcext:value-type="float">
            <text:p>2.373495</text:p>
          </table:table-cell>
          <table:table-cell office:value-type="float" office:value="0.78006" calcext:value-type="float">
            <text:p>0.78006</text:p>
          </table:table-cell>
          <table:table-cell office:value-type="float" office:value="0.166991" calcext:value-type="float">
            <text:p>0.166991</text:p>
          </table:table-cell>
          <table:table-cell office:value-type="float" office:value="0.111049" calcext:value-type="float">
            <text:p>0.111049</text:p>
          </table:table-cell>
          <table:table-cell office:value-type="float" office:value="10.051174" calcext:value-type="float">
            <text:p>10.051174</text:p>
          </table:table-cell>
          <table:table-cell office:value-type="float" office:value="3.138958" calcext:value-type="float">
            <text:p>3.138958</text:p>
          </table:table-cell>
          <table:table-cell office:value-type="float" office:value="0.287887" calcext:value-type="float">
            <text:p>0.287887</text:p>
          </table:table-cell>
          <table:table-cell office:value-type="float" office:value="0.256179" calcext:value-type="float">
            <text:p>0.256179</text:p>
          </table:table-cell>
          <table:table-cell office:value-type="float" office:value="36.406994" calcext:value-type="float">
            <text:p>36.406994</text:p>
          </table:table-cell>
          <table:table-cell office:value-type="float" office:value="18.324673" calcext:value-type="float">
            <text:p>18.324673</text:p>
          </table:table-cell>
          <table:table-cell office:value-type="float" office:value="0.812257" calcext:value-type="float">
            <text:p>0.812257</text:p>
          </table:table-cell>
          <table:table-cell office:value-type="float" office:value="0.559571" calcext:value-type="float">
            <text:p>0.559571</text:p>
          </table:table-cell>
          <table:table-cell office:value-type="float" office:value="224.582326" calcext:value-type="float">
            <text:p>224.582326</text:p>
          </table:table-cell>
          <table:table-cell office:value-type="float" office:value="80.956899" calcext:value-type="float">
            <text:p>80.956899</text:p>
          </table:table-cell>
          <table:table-cell office:value-type="float" office:value="1.709441" calcext:value-type="float">
            <text:p>1.709441</text:p>
          </table:table-cell>
          <table:table-cell office:value-type="float" office:value="1.954376" calcext:value-type="float">
            <text:p>1.954376</text:p>
          </table:table-cell>
          <table:table-cell office:value-type="float" office:value="913.887873" calcext:value-type="float">
            <text:p>913.887873</text:p>
          </table:table-cell>
          <table:table-cell office:value-type="float" office:value="322.799089" calcext:value-type="float">
            <text:p>322.799089</text:p>
          </table:table-cell>
          <table:table-cell office:value-type="float" office:value="3.628758" calcext:value-type="float">
            <text:p>3.628758</text:p>
          </table:table-cell>
          <table:table-cell office:value-type="float" office:value="3.272287" calcext:value-type="float">
            <text:p>3.272287</text:p>
          </table:table-cell>
          <table:table-cell table:number-columns-repeated="1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07054" calcext:value-type="float">
            <text:p>0.007054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482" calcext:value-type="float">
            <text:p>0.00482</text:p>
          </table:table-cell>
          <table:table-cell office:value-type="float" office:value="0.443983" calcext:value-type="float">
            <text:p>0.443983</text:p>
          </table:table-cell>
          <table:table-cell office:value-type="float" office:value="0.127671" calcext:value-type="float">
            <text:p>0.127671</text:p>
          </table:table-cell>
          <table:table-cell office:value-type="float" office:value="0.052032" calcext:value-type="float">
            <text:p>0.052032</text:p>
          </table:table-cell>
          <table:table-cell office:value-type="float" office:value="0.045327" calcext:value-type="float">
            <text:p>0.045327</text:p>
          </table:table-cell>
          <table:table-cell office:value-type="float" office:value="2.356174" calcext:value-type="float">
            <text:p>2.356174</text:p>
          </table:table-cell>
          <table:table-cell office:value-type="float" office:value="0.769514" calcext:value-type="float">
            <text:p>0.769514</text:p>
          </table:table-cell>
          <table:table-cell office:value-type="float" office:value="0.170902" calcext:value-type="float">
            <text:p>0.170902</text:p>
          </table:table-cell>
          <table:table-cell office:value-type="float" office:value="0.122222" calcext:value-type="float">
            <text:p>0.122222</text:p>
          </table:table-cell>
          <table:table-cell office:value-type="float" office:value="9.398644" calcext:value-type="float">
            <text:p>9.398644</text:p>
          </table:table-cell>
          <table:table-cell office:value-type="float" office:value="3.269631" calcext:value-type="float">
            <text:p>3.269631</text:p>
          </table:table-cell>
          <table:table-cell office:value-type="float" office:value="0.308839" calcext:value-type="float">
            <text:p>0.308839</text:p>
          </table:table-cell>
          <table:table-cell office:value-type="float" office:value="0.274547" calcext:value-type="float">
            <text:p>0.274547</text:p>
          </table:table-cell>
          <table:table-cell office:value-type="float" office:value="38.116855" calcext:value-type="float">
            <text:p>38.116855</text:p>
          </table:table-cell>
          <table:table-cell office:value-type="float" office:value="15.607558" calcext:value-type="float">
            <text:p>15.607558</text:p>
          </table:table-cell>
          <table:table-cell office:value-type="float" office:value="0.801292" calcext:value-type="float">
            <text:p>0.801292</text:p>
          </table:table-cell>
          <table:table-cell office:value-type="float" office:value="0.555241" calcext:value-type="float">
            <text:p>0.555241</text:p>
          </table:table-cell>
          <table:table-cell office:value-type="float" office:value="227.018888" calcext:value-type="float">
            <text:p>227.018888</text:p>
          </table:table-cell>
          <table:table-cell office:value-type="float" office:value="81.232912" calcext:value-type="float">
            <text:p>81.232912</text:p>
          </table:table-cell>
          <table:table-cell office:value-type="float" office:value="1.704134" calcext:value-type="float">
            <text:p>1.704134</text:p>
          </table:table-cell>
          <table:table-cell office:value-type="float" office:value="2.056764" calcext:value-type="float">
            <text:p>2.056764</text:p>
          </table:table-cell>
          <table:table-cell office:value-type="float" office:value="933.824777" calcext:value-type="float">
            <text:p>933.824777</text:p>
          </table:table-cell>
          <table:table-cell office:value-type="float" office:value="323.936949" calcext:value-type="float">
            <text:p>323.936949</text:p>
          </table:table-cell>
          <table:table-cell office:value-type="float" office:value="3.596492" calcext:value-type="float">
            <text:p>3.596492</text:p>
          </table:table-cell>
          <table:table-cell office:value-type="float" office:value="3.292123" calcext:value-type="float">
            <text:p>3.292123</text:p>
          </table:table-cell>
          <table:table-cell table:number-columns-repeated="1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06146" calcext:value-type="float">
            <text:p>0.006146</text:p>
          </table:table-cell>
          <table:table-cell table:number-columns-repeated="2" office:value-type="float" office:value="0.002374" calcext:value-type="float">
            <text:p>0.002374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03126" calcext:value-type="float">
            <text:p>0.403126</text:p>
          </table:table-cell>
          <table:table-cell office:value-type="float" office:value="0.136889" calcext:value-type="float">
            <text:p>0.136889</text:p>
          </table:table-cell>
          <table:table-cell office:value-type="float" office:value="0.048261" calcext:value-type="float">
            <text:p>0.048261</text:p>
          </table:table-cell>
          <table:table-cell office:value-type="float" office:value="0.040508" calcext:value-type="float">
            <text:p>0.040508</text:p>
          </table:table-cell>
          <table:table-cell office:value-type="float" office:value="2.62213" calcext:value-type="float">
            <text:p>2.62213</text:p>
          </table:table-cell>
          <table:table-cell office:value-type="float" office:value="0.826854" calcext:value-type="float">
            <text:p>0.826854</text:p>
          </table:table-cell>
          <table:table-cell office:value-type="float" office:value="0.16776" calcext:value-type="float">
            <text:p>0.16776</text:p>
          </table:table-cell>
          <table:table-cell office:value-type="float" office:value="0.115029" calcext:value-type="float">
            <text:p>0.115029</text:p>
          </table:table-cell>
          <table:table-cell office:value-type="float" office:value="9.508366" calcext:value-type="float">
            <text:p>9.508366</text:p>
          </table:table-cell>
          <table:table-cell office:value-type="float" office:value="3.436483" calcext:value-type="float">
            <text:p>3.436483</text:p>
          </table:table-cell>
          <table:table-cell office:value-type="float" office:value="0.283278" calcext:value-type="float">
            <text:p>0.283278</text:p>
          </table:table-cell>
          <table:table-cell office:value-type="float" office:value="0.261906" calcext:value-type="float">
            <text:p>0.261906</text:p>
          </table:table-cell>
          <table:table-cell office:value-type="float" office:value="36.762698" calcext:value-type="float">
            <text:p>36.762698</text:p>
          </table:table-cell>
          <table:table-cell office:value-type="float" office:value="18.61647" calcext:value-type="float">
            <text:p>18.61647</text:p>
          </table:table-cell>
          <table:table-cell office:value-type="float" office:value="0.856187" calcext:value-type="float">
            <text:p>0.856187</text:p>
          </table:table-cell>
          <table:table-cell office:value-type="float" office:value="0.549094" calcext:value-type="float">
            <text:p>0.549094</text:p>
          </table:table-cell>
          <table:table-cell office:value-type="float" office:value="225.420424" calcext:value-type="float">
            <text:p>225.420424</text:p>
          </table:table-cell>
          <table:table-cell office:value-type="float" office:value="80.893273" calcext:value-type="float">
            <text:p>80.893273</text:p>
          </table:table-cell>
          <table:table-cell office:value-type="float" office:value="1.73228" calcext:value-type="float">
            <text:p>1.73228</text:p>
          </table:table-cell>
          <table:table-cell office:value-type="float" office:value="2.077647" calcext:value-type="float">
            <text:p>2.077647</text:p>
          </table:table-cell>
          <table:table-cell office:value-type="float" office:value="907.80593" calcext:value-type="float">
            <text:p>907.80593</text:p>
          </table:table-cell>
          <table:table-cell office:value-type="float" office:value="323.333238" calcext:value-type="float">
            <text:p>323.333238</text:p>
          </table:table-cell>
          <table:table-cell office:value-type="float" office:value="3.604733" calcext:value-type="float">
            <text:p>3.604733</text:p>
          </table:table-cell>
          <table:table-cell office:value-type="float" office:value="3.256503" calcext:value-type="float">
            <text:p>3.256503</text:p>
          </table:table-cell>
          <table:table-cell table:number-columns-repeated="1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06147" calcext:value-type="float">
            <text:p>0.006147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77367" calcext:value-type="float">
            <text:p>0.477367</text:p>
          </table:table-cell>
          <table:table-cell office:value-type="float" office:value="0.127321" calcext:value-type="float">
            <text:p>0.127321</text:p>
          </table:table-cell>
          <table:table-cell office:value-type="float" office:value="0.044908" calcext:value-type="float">
            <text:p>0.044908</text:p>
          </table:table-cell>
          <table:table-cell office:value-type="float" office:value="0.037086" calcext:value-type="float">
            <text:p>0.037086</text:p>
          </table:table-cell>
          <table:table-cell office:value-type="float" office:value="2.568423" calcext:value-type="float">
            <text:p>2.568423</text:p>
          </table:table-cell>
          <table:table-cell office:value-type="float" office:value="0.783412" calcext:value-type="float">
            <text:p>0.783412</text:p>
          </table:table-cell>
          <table:table-cell office:value-type="float" office:value="0.130813" calcext:value-type="float">
            <text:p>0.130813</text:p>
          </table:table-cell>
          <table:table-cell office:value-type="float" office:value="0.113074" calcext:value-type="float">
            <text:p>0.113074</text:p>
          </table:table-cell>
          <table:table-cell office:value-type="float" office:value="10.284655" calcext:value-type="float">
            <text:p>10.284655</text:p>
          </table:table-cell>
          <table:table-cell office:value-type="float" office:value="3.129739" calcext:value-type="float">
            <text:p>3.129739</text:p>
          </table:table-cell>
          <table:table-cell office:value-type="float" office:value="0.288306" calcext:value-type="float">
            <text:p>0.288306</text:p>
          </table:table-cell>
          <table:table-cell office:value-type="float" office:value="0.258064" calcext:value-type="float">
            <text:p>0.258064</text:p>
          </table:table-cell>
          <table:table-cell office:value-type="float" office:value="36.490386" calcext:value-type="float">
            <text:p>36.490386</text:p>
          </table:table-cell>
          <table:table-cell office:value-type="float" office:value="13.322133" calcext:value-type="float">
            <text:p>13.322133</text:p>
          </table:table-cell>
          <table:table-cell office:value-type="float" office:value="0.799127" calcext:value-type="float">
            <text:p>0.799127</text:p>
          </table:table-cell>
          <table:table-cell office:value-type="float" office:value="0.559361" calcext:value-type="float">
            <text:p>0.559361</text:p>
          </table:table-cell>
          <table:table-cell office:value-type="float" office:value="225.56786" calcext:value-type="float">
            <text:p>225.56786</text:p>
          </table:table-cell>
          <table:table-cell office:value-type="float" office:value="80.783412" calcext:value-type="float">
            <text:p>80.783412</text:p>
          </table:table-cell>
          <table:table-cell office:value-type="float" office:value="1.714191" calcext:value-type="float">
            <text:p>1.714191</text:p>
          </table:table-cell>
          <table:table-cell office:value-type="float" office:value="2.144904" calcext:value-type="float">
            <text:p>2.144904</text:p>
          </table:table-cell>
          <table:table-cell office:value-type="float" office:value="917.504968" calcext:value-type="float">
            <text:p>917.504968</text:p>
          </table:table-cell>
          <table:table-cell office:value-type="float" office:value="322.027061" calcext:value-type="float">
            <text:p>322.027061</text:p>
          </table:table-cell>
          <table:table-cell office:value-type="float" office:value="3.606758" calcext:value-type="float">
            <text:p>3.606758</text:p>
          </table:table-cell>
          <table:table-cell office:value-type="float" office:value="3.276827" calcext:value-type="float">
            <text:p>3.276827</text:p>
          </table:table-cell>
          <table:table-cell table:number-columns-repeated="1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1466" calcext:value-type="float">
            <text:p>0.001466</text:p>
          </table:table-cell>
          <table:table-cell office:value-type="float" office:value="0.400472" calcext:value-type="float">
            <text:p>0.400472</text:p>
          </table:table-cell>
          <table:table-cell office:value-type="float" office:value="0.127391" calcext:value-type="float">
            <text:p>0.127391</text:p>
          </table:table-cell>
          <table:table-cell office:value-type="float" office:value="0.042463" calcext:value-type="float">
            <text:p>0.042463</text:p>
          </table:table-cell>
          <table:table-cell office:value-type="float" office:value="0.03527" calcext:value-type="float">
            <text:p>0.03527</text:p>
          </table:table-cell>
          <table:table-cell office:value-type="float" office:value="2.469666" calcext:value-type="float">
            <text:p>2.469666</text:p>
          </table:table-cell>
          <table:table-cell office:value-type="float" office:value="0.772656" calcext:value-type="float">
            <text:p>0.772656</text:p>
          </table:table-cell>
          <table:table-cell office:value-type="float" office:value="0.131582" calcext:value-type="float">
            <text:p>0.131582</text:p>
          </table:table-cell>
          <table:table-cell office:value-type="float" office:value="0.11014" calcext:value-type="float">
            <text:p>0.11014</text:p>
          </table:table-cell>
          <table:table-cell office:value-type="float" office:value="9.361349" calcext:value-type="float">
            <text:p>9.361349</text:p>
          </table:table-cell>
          <table:table-cell office:value-type="float" office:value="3.173319" calcext:value-type="float">
            <text:p>3.173319</text:p>
          </table:table-cell>
          <table:table-cell office:value-type="float" office:value="0.302414" calcext:value-type="float">
            <text:p>0.302414</text:p>
          </table:table-cell>
          <table:table-cell office:value-type="float" office:value="0.256249" calcext:value-type="float">
            <text:p>0.256249</text:p>
          </table:table-cell>
          <table:table-cell office:value-type="float" office:value="36.384296" calcext:value-type="float">
            <text:p>36.384296</text:p>
          </table:table-cell>
          <table:table-cell office:value-type="float" office:value="12.893446" calcext:value-type="float">
            <text:p>12.893446</text:p>
          </table:table-cell>
          <table:table-cell office:value-type="float" office:value="0.804156" calcext:value-type="float">
            <text:p>0.804156</text:p>
          </table:table-cell>
          <table:table-cell office:value-type="float" office:value="0.556847" calcext:value-type="float">
            <text:p>0.556847</text:p>
          </table:table-cell>
          <table:table-cell office:value-type="float" office:value="224.299398" calcext:value-type="float">
            <text:p>224.299398</text:p>
          </table:table-cell>
          <table:table-cell office:value-type="float" office:value="80.886638" calcext:value-type="float">
            <text:p>80.886638</text:p>
          </table:table-cell>
          <table:table-cell office:value-type="float" office:value="1.685067" calcext:value-type="float">
            <text:p>1.685067</text:p>
          </table:table-cell>
          <table:table-cell office:value-type="float" office:value="1.93049" calcext:value-type="float">
            <text:p>1.93049</text:p>
          </table:table-cell>
          <table:table-cell office:value-type="float" office:value="926.155476" calcext:value-type="float">
            <text:p>926.155476</text:p>
          </table:table-cell>
          <table:table-cell office:value-type="float" office:value="322.908043" calcext:value-type="float">
            <text:p>322.908043</text:p>
          </table:table-cell>
          <table:table-cell office:value-type="float" office:value="3.663749" calcext:value-type="float">
            <text:p>3.663749</text:p>
          </table:table-cell>
          <table:table-cell office:value-type="float" office:value="3.229544" calcext:value-type="float">
            <text:p>3.229544</text:p>
          </table:table-cell>
          <table:table-cell table:number-columns-repeated="1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05168" calcext:value-type="float">
            <text:p>0.005168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399564" calcext:value-type="float">
            <text:p>0.399564</text:p>
          </table:table-cell>
          <table:table-cell office:value-type="float" office:value="0.126902" calcext:value-type="float">
            <text:p>0.126902</text:p>
          </table:table-cell>
          <table:table-cell office:value-type="float" office:value="0.041835" calcext:value-type="float">
            <text:p>0.041835</text:p>
          </table:table-cell>
          <table:table-cell office:value-type="float" office:value="0.032476" calcext:value-type="float">
            <text:p>0.032476</text:p>
          </table:table-cell>
          <table:table-cell office:value-type="float" office:value="2.537413" calcext:value-type="float">
            <text:p>2.537413</text:p>
          </table:table-cell>
          <table:table-cell office:value-type="float" office:value="0.790955" calcext:value-type="float">
            <text:p>0.790955</text:p>
          </table:table-cell>
          <table:table-cell office:value-type="float" office:value="0.138636" calcext:value-type="float">
            <text:p>0.138636</text:p>
          </table:table-cell>
          <table:table-cell office:value-type="float" office:value="0.109581" calcext:value-type="float">
            <text:p>0.109581</text:p>
          </table:table-cell>
          <table:table-cell office:value-type="float" office:value="10.111237" calcext:value-type="float">
            <text:p>10.111237</text:p>
          </table:table-cell>
          <table:table-cell office:value-type="float" office:value="3.104596" calcext:value-type="float">
            <text:p>3.104596</text:p>
          </table:table-cell>
          <table:table-cell office:value-type="float" office:value="0.292916" calcext:value-type="float">
            <text:p>0.292916</text:p>
          </table:table-cell>
          <table:table-cell office:value-type="float" office:value="0.248776" calcext:value-type="float">
            <text:p>0.248776</text:p>
          </table:table-cell>
          <table:table-cell office:value-type="float" office:value="36.43549" calcext:value-type="float">
            <text:p>36.43549</text:p>
          </table:table-cell>
          <table:table-cell office:value-type="float" office:value="12.867255" calcext:value-type="float">
            <text:p>12.867255</text:p>
          </table:table-cell>
          <table:table-cell office:value-type="float" office:value="0.816727" calcext:value-type="float">
            <text:p>0.816727</text:p>
          </table:table-cell>
          <table:table-cell office:value-type="float" office:value="0.546231" calcext:value-type="float">
            <text:p>0.546231</text:p>
          </table:table-cell>
          <table:table-cell office:value-type="float" office:value="224.359672" calcext:value-type="float">
            <text:p>224.359672</text:p>
          </table:table-cell>
          <table:table-cell office:value-type="float" office:value="80.812467" calcext:value-type="float">
            <text:p>80.812467</text:p>
          </table:table-cell>
          <table:table-cell office:value-type="float" office:value="1.706508" calcext:value-type="float">
            <text:p>1.706508</text:p>
          </table:table-cell>
          <table:table-cell office:value-type="float" office:value="1.720337" calcext:value-type="float">
            <text:p>1.720337</text:p>
          </table:table-cell>
          <table:table-cell office:value-type="float" office:value="914.786107" calcext:value-type="float">
            <text:p>914.786107</text:p>
          </table:table-cell>
          <table:table-cell office:value-type="float" office:value="321.55144" calcext:value-type="float">
            <text:p>321.55144</text:p>
          </table:table-cell>
          <table:table-cell office:value-type="float" office:value="3.578403" calcext:value-type="float">
            <text:p>3.578403</text:p>
          </table:table-cell>
          <table:table-cell office:value-type="float" office:value="3.251544" calcext:value-type="float">
            <text:p>3.251544</text:p>
          </table:table-cell>
          <table:table-cell table:number-columns-repeated="1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07124" calcext:value-type="float">
            <text:p>0.007124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004679" calcext:value-type="float">
            <text:p>0.004679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448732" calcext:value-type="float">
            <text:p>0.448732</text:p>
          </table:table-cell>
          <table:table-cell office:value-type="float" office:value="0.130953" calcext:value-type="float">
            <text:p>0.130953</text:p>
          </table:table-cell>
          <table:table-cell office:value-type="float" office:value="0.050705" calcext:value-type="float">
            <text:p>0.050705</text:p>
          </table:table-cell>
          <table:table-cell office:value-type="float" office:value="0.044419" calcext:value-type="float">
            <text:p>0.044419</text:p>
          </table:table-cell>
          <table:table-cell office:value-type="float" office:value="2.350936" calcext:value-type="float">
            <text:p>2.350936</text:p>
          </table:table-cell>
          <table:table-cell office:value-type="float" office:value="0.800035" calcext:value-type="float">
            <text:p>0.800035</text:p>
          </table:table-cell>
          <table:table-cell office:value-type="float" office:value="0.138635" calcext:value-type="float">
            <text:p>0.138635</text:p>
          </table:table-cell>
          <table:table-cell office:value-type="float" office:value="0.116076" calcext:value-type="float">
            <text:p>0.116076</text:p>
          </table:table-cell>
          <table:table-cell office:value-type="float" office:value="9.456543" calcext:value-type="float">
            <text:p>9.456543</text:p>
          </table:table-cell>
          <table:table-cell office:value-type="float" office:value="3.080291" calcext:value-type="float">
            <text:p>3.080291</text:p>
          </table:table-cell>
          <table:table-cell office:value-type="float" office:value="0.309398" calcext:value-type="float">
            <text:p>0.309398</text:p>
          </table:table-cell>
          <table:table-cell office:value-type="float" office:value="0.265887" calcext:value-type="float">
            <text:p>0.265887</text:p>
          </table:table-cell>
          <table:table-cell office:value-type="float" office:value="38.111477" calcext:value-type="float">
            <text:p>38.111477</text:p>
          </table:table-cell>
          <table:table-cell office:value-type="float" office:value="15.275112" calcext:value-type="float">
            <text:p>15.275112</text:p>
          </table:table-cell>
          <table:table-cell office:value-type="float" office:value="0.811977" calcext:value-type="float">
            <text:p>0.811977</text:p>
          </table:table-cell>
          <table:table-cell office:value-type="float" office:value="0.558662" calcext:value-type="float">
            <text:p>0.558662</text:p>
          </table:table-cell>
          <table:table-cell office:value-type="float" office:value="227.002057" calcext:value-type="float">
            <text:p>227.002057</text:p>
          </table:table-cell>
          <table:table-cell office:value-type="float" office:value="81.067807" calcext:value-type="float">
            <text:p>81.067807</text:p>
          </table:table-cell>
          <table:table-cell office:value-type="float" office:value="1.717613" calcext:value-type="float">
            <text:p>1.717613</text:p>
          </table:table-cell>
          <table:table-cell office:value-type="float" office:value="1.546571" calcext:value-type="float">
            <text:p>1.546571</text:p>
          </table:table-cell>
          <table:table-cell office:value-type="float" office:value="937.505848" calcext:value-type="float">
            <text:p>937.505848</text:p>
          </table:table-cell>
          <table:table-cell office:value-type="float" office:value="325.73034" calcext:value-type="float">
            <text:p>325.73034</text:p>
          </table:table-cell>
          <table:table-cell office:value-type="float" office:value="3.668778" calcext:value-type="float">
            <text:p>3.668778</text:p>
          </table:table-cell>
          <table:table-cell office:value-type="float" office:value="3.249868" calcext:value-type="float">
            <text:p>3.249868</text:p>
          </table:table-cell>
          <table:table-cell table:number-columns-repeated="1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06705" calcext:value-type="float">
            <text:p>0.006705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415976" calcext:value-type="float">
            <text:p>0.415976</text:p>
          </table:table-cell>
          <table:table-cell office:value-type="float" office:value="0.131092" calcext:value-type="float">
            <text:p>0.131092</text:p>
          </table:table-cell>
          <table:table-cell office:value-type="float" office:value="0.047911" calcext:value-type="float">
            <text:p>0.047911</text:p>
          </table:table-cell>
          <table:table-cell office:value-type="float" office:value="0.03995" calcext:value-type="float">
            <text:p>0.03995</text:p>
          </table:table-cell>
          <table:table-cell office:value-type="float" office:value="2.390676" calcext:value-type="float">
            <text:p>2.390676</text:p>
          </table:table-cell>
          <table:table-cell office:value-type="float" office:value="0.985744" calcext:value-type="float">
            <text:p>0.985744</text:p>
          </table:table-cell>
          <table:table-cell office:value-type="float" office:value="0.136051" calcext:value-type="float">
            <text:p>0.136051</text:p>
          </table:table-cell>
          <table:table-cell office:value-type="float" office:value="0.112445" calcext:value-type="float">
            <text:p>0.112445</text:p>
          </table:table-cell>
          <table:table-cell office:value-type="float" office:value="10.338712" calcext:value-type="float">
            <text:p>10.338712</text:p>
          </table:table-cell>
          <table:table-cell office:value-type="float" office:value="3.08979" calcext:value-type="float">
            <text:p>3.08979</text:p>
          </table:table-cell>
          <table:table-cell office:value-type="float" office:value="0.292426" calcext:value-type="float">
            <text:p>0.292426</text:p>
          </table:table-cell>
          <table:table-cell office:value-type="float" office:value="0.251988" calcext:value-type="float">
            <text:p>0.251988</text:p>
          </table:table-cell>
          <table:table-cell office:value-type="float" office:value="36.720024" calcext:value-type="float">
            <text:p>36.720024</text:p>
          </table:table-cell>
          <table:table-cell office:value-type="float" office:value="12.951135" calcext:value-type="float">
            <text:p>12.951135</text:p>
          </table:table-cell>
          <table:table-cell office:value-type="float" office:value="0.816796" calcext:value-type="float">
            <text:p>0.816796</text:p>
          </table:table-cell>
          <table:table-cell office:value-type="float" office:value="0.610135" calcext:value-type="float">
            <text:p>0.610135</text:p>
          </table:table-cell>
          <table:table-cell office:value-type="float" office:value="225.655302" calcext:value-type="float">
            <text:p>225.655302</text:p>
          </table:table-cell>
          <table:table-cell office:value-type="float" office:value="80.891038" calcext:value-type="float">
            <text:p>80.891038</text:p>
          </table:table-cell>
          <table:table-cell office:value-type="float" office:value="1.700851" calcext:value-type="float">
            <text:p>1.700851</text:p>
          </table:table-cell>
          <table:table-cell office:value-type="float" office:value="1.583378" calcext:value-type="float">
            <text:p>1.583378</text:p>
          </table:table-cell>
          <table:table-cell office:value-type="float" office:value="926.506221" calcext:value-type="float">
            <text:p>926.506221</text:p>
          </table:table-cell>
          <table:table-cell office:value-type="float" office:value="323.496528" calcext:value-type="float">
            <text:p>323.496528</text:p>
          </table:table-cell>
          <table:table-cell office:value-type="float" office:value="3.669127" calcext:value-type="float">
            <text:p>3.669127</text:p>
          </table:table-cell>
          <table:table-cell office:value-type="float" office:value="3.299735" calcext:value-type="float">
            <text:p>3.299735</text:p>
          </table:table-cell>
          <table:table-cell table:number-columns-repeated="1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05307" calcext:value-type="float">
            <text:p>0.005307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402986" calcext:value-type="float">
            <text:p>0.402986</text:p>
          </table:table-cell>
          <table:table-cell office:value-type="float" office:value="0.130813" calcext:value-type="float">
            <text:p>0.130813</text:p>
          </table:table-cell>
          <table:table-cell office:value-type="float" office:value="0.044001" calcext:value-type="float">
            <text:p>0.044001</text:p>
          </table:table-cell>
          <table:table-cell office:value-type="float" office:value="0.036807" calcext:value-type="float">
            <text:p>0.036807</text:p>
          </table:table-cell>
          <table:table-cell office:value-type="float" office:value="2.364205" calcext:value-type="float">
            <text:p>2.364205</text:p>
          </table:table-cell>
          <table:table-cell office:value-type="float" office:value="0.791863" calcext:value-type="float">
            <text:p>0.791863</text:p>
          </table:table-cell>
          <table:table-cell office:value-type="float" office:value="0.130115" calcext:value-type="float">
            <text:p>0.130115</text:p>
          </table:table-cell>
          <table:table-cell office:value-type="float" office:value="0.108743" calcext:value-type="float">
            <text:p>0.108743</text:p>
          </table:table-cell>
          <table:table-cell office:value-type="float" office:value="9.51074" calcext:value-type="float">
            <text:p>9.51074</text:p>
          </table:table-cell>
          <table:table-cell office:value-type="float" office:value="3.134557" calcext:value-type="float">
            <text:p>3.134557</text:p>
          </table:table-cell>
          <table:table-cell office:value-type="float" office:value="0.290541" calcext:value-type="float">
            <text:p>0.290541</text:p>
          </table:table-cell>
          <table:table-cell office:value-type="float" office:value="0.25569" calcext:value-type="float">
            <text:p>0.25569</text:p>
          </table:table-cell>
          <table:table-cell office:value-type="float" office:value="36.397287" calcext:value-type="float">
            <text:p>36.397287</text:p>
          </table:table-cell>
          <table:table-cell office:value-type="float" office:value="13.648293" calcext:value-type="float">
            <text:p>13.648293</text:p>
          </table:table-cell>
          <table:table-cell office:value-type="float" office:value="0.772098" calcext:value-type="float">
            <text:p>0.772098</text:p>
          </table:table-cell>
          <table:table-cell office:value-type="float" office:value="0.575565" calcext:value-type="float">
            <text:p>0.575565</text:p>
          </table:table-cell>
          <table:table-cell office:value-type="float" office:value="225.862591" calcext:value-type="float">
            <text:p>225.862591</text:p>
          </table:table-cell>
          <table:table-cell office:value-type="float" office:value="80.617958" calcext:value-type="float">
            <text:p>80.617958</text:p>
          </table:table-cell>
          <table:table-cell office:value-type="float" office:value="1.699943" calcext:value-type="float">
            <text:p>1.699943</text:p>
          </table:table-cell>
          <table:table-cell office:value-type="float" office:value="1.592737" calcext:value-type="float">
            <text:p>1.592737</text:p>
          </table:table-cell>
          <table:table-cell office:value-type="float" office:value="918.151214" calcext:value-type="float">
            <text:p>918.151214</text:p>
          </table:table-cell>
          <table:table-cell office:value-type="float" office:value="329.773329" calcext:value-type="float">
            <text:p>329.773329</text:p>
          </table:table-cell>
          <table:table-cell office:value-type="float" office:value="3.65041" calcext:value-type="float">
            <text:p>3.65041</text:p>
          </table:table-cell>
          <table:table-cell office:value-type="float" office:value="3.270611" calcext:value-type="float">
            <text:p>3.270611</text:p>
          </table:table-cell>
          <table:table-cell table:number-columns-repeated="1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1239" calcext:value-type="float">
            <text:p>0.401239</text:p>
          </table:table-cell>
          <table:table-cell office:value-type="float" office:value="0.131162" calcext:value-type="float">
            <text:p>0.131162</text:p>
          </table:table-cell>
          <table:table-cell office:value-type="float" office:value="0.039949" calcext:value-type="float">
            <text:p>0.039949</text:p>
          </table:table-cell>
          <table:table-cell office:value-type="float" office:value="0.03534" calcext:value-type="float">
            <text:p>0.03534</text:p>
          </table:table-cell>
          <table:table-cell office:value-type="float" office:value="2.718791" calcext:value-type="float">
            <text:p>2.718791</text:p>
          </table:table-cell>
          <table:table-cell office:value-type="float" office:value="0.760364" calcext:value-type="float">
            <text:p>0.760364</text:p>
          </table:table-cell>
          <table:table-cell office:value-type="float" office:value="0.134655" calcext:value-type="float">
            <text:p>0.134655</text:p>
          </table:table-cell>
          <table:table-cell office:value-type="float" office:value="0.111048" calcext:value-type="float">
            <text:p>0.111048</text:p>
          </table:table-cell>
          <table:table-cell office:value-type="float" office:value="9.959193" calcext:value-type="float">
            <text:p>9.959193</text:p>
          </table:table-cell>
          <table:table-cell office:value-type="float" office:value="3.091606" calcext:value-type="float">
            <text:p>3.091606</text:p>
          </table:table-cell>
          <table:table-cell office:value-type="float" office:value="0.288655" calcext:value-type="float">
            <text:p>0.288655</text:p>
          </table:table-cell>
          <table:table-cell office:value-type="float" office:value="0.253665" calcext:value-type="float">
            <text:p>0.253665</text:p>
          </table:table-cell>
          <table:table-cell office:value-type="float" office:value="36.374309" calcext:value-type="float">
            <text:p>36.374309</text:p>
          </table:table-cell>
          <table:table-cell office:value-type="float" office:value="12.930602" calcext:value-type="float">
            <text:p>12.930602</text:p>
          </table:table-cell>
          <table:table-cell office:value-type="float" office:value="0.632205" calcext:value-type="float">
            <text:p>0.632205</text:p>
          </table:table-cell>
          <table:table-cell office:value-type="float" office:value="0.580942" calcext:value-type="float">
            <text:p>0.580942</text:p>
          </table:table-cell>
          <table:table-cell office:value-type="float" office:value="225.095382" calcext:value-type="float">
            <text:p>225.095382</text:p>
          </table:table-cell>
          <table:table-cell office:value-type="float" office:value="80.895368" calcext:value-type="float">
            <text:p>80.895368</text:p>
          </table:table-cell>
          <table:table-cell office:value-type="float" office:value="1.685486" calcext:value-type="float">
            <text:p>1.685486</text:p>
          </table:table-cell>
          <table:table-cell office:value-type="float" office:value="1.605447" calcext:value-type="float">
            <text:p>1.605447</text:p>
          </table:table-cell>
          <table:table-cell office:value-type="float" office:value="913.471341" calcext:value-type="float">
            <text:p>913.471341</text:p>
          </table:table-cell>
          <table:table-cell office:value-type="float" office:value="331.230574" calcext:value-type="float">
            <text:p>331.230574</text:p>
          </table:table-cell>
          <table:table-cell office:value-type="float" office:value="3.675762" calcext:value-type="float">
            <text:p>3.675762</text:p>
          </table:table-cell>
          <table:table-cell office:value-type="float" office:value="3.282205" calcext:value-type="float">
            <text:p>3.282205</text:p>
          </table:table-cell>
          <table:table-cell table:number-columns-repeated="1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398306" calcext:value-type="float">
            <text:p>0.398306</text:p>
          </table:table-cell>
          <table:table-cell office:value-type="float" office:value="0.13221" calcext:value-type="float">
            <text:p>0.13221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33384" calcext:value-type="float">
            <text:p>0.033384</text:p>
          </table:table-cell>
          <table:table-cell office:value-type="float" office:value="2.378733" calcext:value-type="float">
            <text:p>2.378733</text:p>
          </table:table-cell>
          <table:table-cell office:value-type="float" office:value="0.75785" calcext:value-type="float">
            <text:p>0.75785</text:p>
          </table:table-cell>
          <table:table-cell office:value-type="float" office:value="0.151835" calcext:value-type="float">
            <text:p>0.151835</text:p>
          </table:table-cell>
          <table:table-cell office:value-type="float" office:value="0.112305" calcext:value-type="float">
            <text:p>0.112305</text:p>
          </table:table-cell>
          <table:table-cell office:value-type="float" office:value="9.42686" calcext:value-type="float">
            <text:p>9.42686</text:p>
          </table:table-cell>
          <table:table-cell office:value-type="float" office:value="3.087904" calcext:value-type="float">
            <text:p>3.087904</text:p>
          </table:table-cell>
          <table:table-cell office:value-type="float" office:value="0.2867" calcext:value-type="float">
            <text:p>0.2867</text:p>
          </table:table-cell>
          <table:table-cell office:value-type="float" office:value="0.255969" calcext:value-type="float">
            <text:p>0.255969</text:p>
          </table:table-cell>
          <table:table-cell office:value-type="float" office:value="37.870943" calcext:value-type="float">
            <text:p>37.870943</text:p>
          </table:table-cell>
          <table:table-cell office:value-type="float" office:value="12.813268" calcext:value-type="float">
            <text:p>12.813268</text:p>
          </table:table-cell>
          <table:table-cell office:value-type="float" office:value="0.615025" calcext:value-type="float">
            <text:p>0.615025</text:p>
          </table:table-cell>
          <table:table-cell office:value-type="float" office:value="0.546999" calcext:value-type="float">
            <text:p>0.546999</text:p>
          </table:table-cell>
          <table:table-cell office:value-type="float" office:value="225.435301" calcext:value-type="float">
            <text:p>225.435301</text:p>
          </table:table-cell>
          <table:table-cell office:value-type="float" office:value="80.397468" calcext:value-type="float">
            <text:p>80.397468</text:p>
          </table:table-cell>
          <table:table-cell office:value-type="float" office:value="1.705182" calcext:value-type="float">
            <text:p>1.705182</text:p>
          </table:table-cell>
          <table:table-cell office:value-type="float" office:value="1.564102" calcext:value-type="float">
            <text:p>1.564102</text:p>
          </table:table-cell>
          <table:table-cell office:value-type="float" office:value="912.260149" calcext:value-type="float">
            <text:p>912.260149</text:p>
          </table:table-cell>
          <table:table-cell office:value-type="float" office:value="326.624103" calcext:value-type="float">
            <text:p>326.624103</text:p>
          </table:table-cell>
          <table:table-cell office:value-type="float" office:value="3.618352" calcext:value-type="float">
            <text:p>3.618352</text:p>
          </table:table-cell>
          <table:table-cell office:value-type="float" office:value="3.254408" calcext:value-type="float">
            <text:p>3.254408</text:p>
          </table:table-cell>
          <table:table-cell table:number-columns-repeated="1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07194" calcext:value-type="float">
            <text:p>0.007194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449709" calcext:value-type="float">
            <text:p>0.449709</text:p>
          </table:table-cell>
          <table:table-cell office:value-type="float" office:value="0.125924" calcext:value-type="float">
            <text:p>0.125924</text:p>
          </table:table-cell>
          <table:table-cell office:value-type="float" office:value="0.066768" calcext:value-type="float">
            <text:p>0.066768</text:p>
          </table:table-cell>
          <table:table-cell office:value-type="float" office:value="0.042953" calcext:value-type="float">
            <text:p>0.042953</text:p>
          </table:table-cell>
          <table:table-cell office:value-type="float" office:value="2.642944" calcext:value-type="float">
            <text:p>2.642944</text:p>
          </table:table-cell>
          <table:table-cell office:value-type="float" office:value="0.760504" calcext:value-type="float">
            <text:p>0.760504</text:p>
          </table:table-cell>
          <table:table-cell office:value-type="float" office:value="0.138426" calcext:value-type="float">
            <text:p>0.138426</text:p>
          </table:table-cell>
          <table:table-cell office:value-type="float" office:value="0.135842" calcext:value-type="float">
            <text:p>0.135842</text:p>
          </table:table-cell>
          <table:table-cell office:value-type="float" office:value="9.453889" calcext:value-type="float">
            <text:p>9.453889</text:p>
          </table:table-cell>
          <table:table-cell office:value-type="float" office:value="3.097961" calcext:value-type="float">
            <text:p>3.097961</text:p>
          </table:table-cell>
          <table:table-cell office:value-type="float" office:value="0.311773" calcext:value-type="float">
            <text:p>0.311773</text:p>
          </table:table-cell>
          <table:table-cell office:value-type="float" office:value="0.257645" calcext:value-type="float">
            <text:p>0.257645</text:p>
          </table:table-cell>
          <table:table-cell office:value-type="float" office:value="38.060143" calcext:value-type="float">
            <text:p>38.060143</text:p>
          </table:table-cell>
          <table:table-cell office:value-type="float" office:value="18.895348" calcext:value-type="float">
            <text:p>18.895348</text:p>
          </table:table-cell>
          <table:table-cell office:value-type="float" office:value="0.637374" calcext:value-type="float">
            <text:p>0.637374</text:p>
          </table:table-cell>
          <table:table-cell office:value-type="float" office:value="0.57724" calcext:value-type="float">
            <text:p>0.57724</text:p>
          </table:table-cell>
          <table:table-cell office:value-type="float" office:value="226.154739" calcext:value-type="float">
            <text:p>226.154739</text:p>
          </table:table-cell>
          <table:table-cell office:value-type="float" office:value="81.709791" calcext:value-type="float">
            <text:p>81.709791</text:p>
          </table:table-cell>
          <table:table-cell office:value-type="float" office:value="1.716915" calcext:value-type="float">
            <text:p>1.716915</text:p>
          </table:table-cell>
          <table:table-cell office:value-type="float" office:value="1.695194" calcext:value-type="float">
            <text:p>1.695194</text:p>
          </table:table-cell>
          <table:table-cell office:value-type="float" office:value="915.744266" calcext:value-type="float">
            <text:p>915.744266</text:p>
          </table:table-cell>
          <table:table-cell office:value-type="float" office:value="326.674109" calcext:value-type="float">
            <text:p>326.674109</text:p>
          </table:table-cell>
          <table:table-cell office:value-type="float" office:value="3.646498" calcext:value-type="float">
            <text:p>3.646498</text:p>
          </table:table-cell>
          <table:table-cell office:value-type="float" office:value="3.224446" calcext:value-type="float">
            <text:p>3.224446</text:p>
          </table:table-cell>
          <table:table-cell table:number-columns-repeated="1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11157" calcext:value-type="float">
            <text:p>0.411157</text:p>
          </table:table-cell>
          <table:table-cell office:value-type="float" office:value="0.125924" calcext:value-type="float">
            <text:p>0.125924</text:p>
          </table:table-cell>
          <table:table-cell office:value-type="float" office:value="0.066419" calcext:value-type="float">
            <text:p>0.066419</text:p>
          </table:table-cell>
          <table:table-cell office:value-type="float" office:value="0.039601" calcext:value-type="float">
            <text:p>0.039601</text:p>
          </table:table-cell>
          <table:table-cell office:value-type="float" office:value="2.435863" calcext:value-type="float">
            <text:p>2.435863</text:p>
          </table:table-cell>
          <table:table-cell office:value-type="float" office:value="0.785927" calcext:value-type="float">
            <text:p>0.785927</text:p>
          </table:table-cell>
          <table:table-cell office:value-type="float" office:value="0.15428" calcext:value-type="float">
            <text:p>0.15428</text:p>
          </table:table-cell>
          <table:table-cell office:value-type="float" office:value="0.111257" calcext:value-type="float">
            <text:p>0.111257</text:p>
          </table:table-cell>
          <table:table-cell office:value-type="float" office:value="10.266775" calcext:value-type="float">
            <text:p>10.266775</text:p>
          </table:table-cell>
          <table:table-cell office:value-type="float" office:value="3.131834" calcext:value-type="float">
            <text:p>3.131834</text:p>
          </table:table-cell>
          <table:table-cell office:value-type="float" office:value="0.292845" calcext:value-type="float">
            <text:p>0.292845</text:p>
          </table:table-cell>
          <table:table-cell office:value-type="float" office:value="0.25995" calcext:value-type="float">
            <text:p>0.25995</text:p>
          </table:table-cell>
          <table:table-cell office:value-type="float" office:value="36.549052" calcext:value-type="float">
            <text:p>36.549052</text:p>
          </table:table-cell>
          <table:table-cell office:value-type="float" office:value="13.459302" calcext:value-type="float">
            <text:p>13.459302</text:p>
          </table:table-cell>
          <table:table-cell office:value-type="float" office:value="0.629412" calcext:value-type="float">
            <text:p>0.629412</text:p>
          </table:table-cell>
          <table:table-cell office:value-type="float" office:value="0.791724" calcext:value-type="float">
            <text:p>0.791724</text:p>
          </table:table-cell>
          <table:table-cell office:value-type="float" office:value="224.548732" calcext:value-type="float">
            <text:p>224.548732</text:p>
          </table:table-cell>
          <table:table-cell office:value-type="float" office:value="80.132" calcext:value-type="float">
            <text:p>80.132</text:p>
          </table:table-cell>
          <table:table-cell office:value-type="float" office:value="1.716286" calcext:value-type="float">
            <text:p>1.716286</text:p>
          </table:table-cell>
          <table:table-cell office:value-type="float" office:value="1.580445" calcext:value-type="float">
            <text:p>1.580445</text:p>
          </table:table-cell>
          <table:table-cell office:value-type="float" office:value="922.784296" calcext:value-type="float">
            <text:p>922.784296</text:p>
          </table:table-cell>
          <table:table-cell office:value-type="float" office:value="326.207568" calcext:value-type="float">
            <text:p>326.207568</text:p>
          </table:table-cell>
          <table:table-cell office:value-type="float" office:value="3.644892" calcext:value-type="float">
            <text:p>3.644892</text:p>
          </table:table-cell>
          <table:table-cell office:value-type="float" office:value="3.259157" calcext:value-type="float">
            <text:p>3.259157</text:p>
          </table:table-cell>
          <table:table-cell table:number-columns-repeated="1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0138" calcext:value-type="float">
            <text:p>0.40138</text:p>
          </table:table-cell>
          <table:table-cell office:value-type="float" office:value="0.124877" calcext:value-type="float">
            <text:p>0.124877</text:p>
          </table:table-cell>
          <table:table-cell office:value-type="float" office:value="0.06202" calcext:value-type="float">
            <text:p>0.06202</text:p>
          </table:table-cell>
          <table:table-cell office:value-type="float" office:value="0.03534" calcext:value-type="float">
            <text:p>0.03534</text:p>
          </table:table-cell>
          <table:table-cell office:value-type="float" office:value="2.355196" calcext:value-type="float">
            <text:p>2.355196</text:p>
          </table:table-cell>
          <table:table-cell office:value-type="float" office:value="0.759317" calcext:value-type="float">
            <text:p>0.759317</text:p>
          </table:table-cell>
          <table:table-cell office:value-type="float" office:value="0.178725" calcext:value-type="float">
            <text:p>0.178725</text:p>
          </table:table-cell>
          <table:table-cell office:value-type="float" office:value="0.108673" calcext:value-type="float">
            <text:p>0.108673</text:p>
          </table:table-cell>
          <table:table-cell office:value-type="float" office:value="9.474911" calcext:value-type="float">
            <text:p>9.474911</text:p>
          </table:table-cell>
          <table:table-cell office:value-type="float" office:value="3.104107" calcext:value-type="float">
            <text:p>3.104107</text:p>
          </table:table-cell>
          <table:table-cell office:value-type="float" office:value="0.28237" calcext:value-type="float">
            <text:p>0.28237</text:p>
          </table:table-cell>
          <table:table-cell office:value-type="float" office:value="0.461653" calcext:value-type="float">
            <text:p>0.461653</text:p>
          </table:table-cell>
          <table:table-cell office:value-type="float" office:value="36.908596" calcext:value-type="float">
            <text:p>36.908596</text:p>
          </table:table-cell>
          <table:table-cell office:value-type="float" office:value="12.824791" calcext:value-type="float">
            <text:p>12.824791</text:p>
          </table:table-cell>
          <table:table-cell office:value-type="float" office:value="0.649108" calcext:value-type="float">
            <text:p>0.649108</text:p>
          </table:table-cell>
          <table:table-cell office:value-type="float" office:value="0.574377" calcext:value-type="float">
            <text:p>0.574377</text:p>
          </table:table-cell>
          <table:table-cell office:value-type="float" office:value="226.188752" calcext:value-type="float">
            <text:p>226.188752</text:p>
          </table:table-cell>
          <table:table-cell office:value-type="float" office:value="80.5111" calcext:value-type="float">
            <text:p>80.5111</text:p>
          </table:table-cell>
          <table:table-cell office:value-type="float" office:value="1.705461" calcext:value-type="float">
            <text:p>1.705461</text:p>
          </table:table-cell>
          <table:table-cell office:value-type="float" office:value="1.603213" calcext:value-type="float">
            <text:p>1.603213</text:p>
          </table:table-cell>
          <table:table-cell office:value-type="float" office:value="908.351397" calcext:value-type="float">
            <text:p>908.351397</text:p>
          </table:table-cell>
          <table:table-cell office:value-type="float" office:value="325.04324" calcext:value-type="float">
            <text:p>325.04324</text:p>
          </table:table-cell>
          <table:table-cell office:value-type="float" office:value="3.636232" calcext:value-type="float">
            <text:p>3.636232</text:p>
          </table:table-cell>
          <table:table-cell office:value-type="float" office:value="3.18289" calcext:value-type="float">
            <text:p>3.18289</text:p>
          </table:table-cell>
          <table:table-cell table:number-columns-repeated="1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001955" calcext:value-type="float">
            <text:p>0.001955</text:p>
          </table:table-cell>
          <table:table-cell office:value-type="float" office:value="0.400471" calcext:value-type="float">
            <text:p>0.400471</text:p>
          </table:table-cell>
          <table:table-cell office:value-type="float" office:value="0.125157" calcext:value-type="float">
            <text:p>0.125157</text:p>
          </table:table-cell>
          <table:table-cell office:value-type="float" office:value="0.058597" calcext:value-type="float">
            <text:p>0.058597</text:p>
          </table:table-cell>
          <table:table-cell office:value-type="float" office:value="0.036666" calcext:value-type="float">
            <text:p>0.036666</text:p>
          </table:table-cell>
          <table:table-cell office:value-type="float" office:value="2.430695" calcext:value-type="float">
            <text:p>2.430695</text:p>
          </table:table-cell>
          <table:table-cell office:value-type="float" office:value="0.758898" calcext:value-type="float">
            <text:p>0.758898</text:p>
          </table:table-cell>
          <table:table-cell office:value-type="float" office:value="0.186057" calcext:value-type="float">
            <text:p>0.186057</text:p>
          </table:table-cell>
          <table:table-cell office:value-type="float" office:value="0.107137" calcext:value-type="float">
            <text:p>0.107137</text:p>
          </table:table-cell>
          <table:table-cell office:value-type="float" office:value="9.968342" calcext:value-type="float">
            <text:p>9.968342</text:p>
          </table:table-cell>
          <table:table-cell office:value-type="float" office:value="3.207472" calcext:value-type="float">
            <text:p>3.207472</text:p>
          </table:table-cell>
          <table:table-cell office:value-type="float" office:value="0.317709" calcext:value-type="float">
            <text:p>0.317709</text:p>
          </table:table-cell>
          <table:table-cell office:value-type="float" office:value="0.3351" calcext:value-type="float">
            <text:p>0.3351</text:p>
          </table:table-cell>
          <table:table-cell office:value-type="float" office:value="37.310953" calcext:value-type="float">
            <text:p>37.310953</text:p>
          </table:table-cell>
          <table:table-cell office:value-type="float" office:value="12.985776" calcext:value-type="float">
            <text:p>12.985776</text:p>
          </table:table-cell>
          <table:table-cell office:value-type="float" office:value="0.631438" calcext:value-type="float">
            <text:p>0.631438</text:p>
          </table:table-cell>
          <table:table-cell office:value-type="float" office:value="0.56404" calcext:value-type="float">
            <text:p>0.56404</text:p>
          </table:table-cell>
          <table:table-cell office:value-type="float" office:value="224.516187" calcext:value-type="float">
            <text:p>224.516187</text:p>
          </table:table-cell>
          <table:table-cell office:value-type="float" office:value="81.689886" calcext:value-type="float">
            <text:p>81.689886</text:p>
          </table:table-cell>
          <table:table-cell office:value-type="float" office:value="1.725296" calcext:value-type="float">
            <text:p>1.725296</text:p>
          </table:table-cell>
          <table:table-cell office:value-type="float" office:value="1.77181" calcext:value-type="float">
            <text:p>1.77181</text:p>
          </table:table-cell>
          <table:table-cell office:value-type="float" office:value="922.313634" calcext:value-type="float">
            <text:p>922.313634</text:p>
          </table:table-cell>
          <table:table-cell office:value-type="float" office:value="324.929816" calcext:value-type="float">
            <text:p>324.929816</text:p>
          </table:table-cell>
          <table:table-cell office:value-type="float" office:value="3.630784" calcext:value-type="float">
            <text:p>3.630784</text:p>
          </table:table-cell>
          <table:table-cell office:value-type="float" office:value="3.252452" calcext:value-type="float">
            <text:p>3.252452</text:p>
          </table:table-cell>
          <table:table-cell table:number-columns-repeated="1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1397" calcext:value-type="float">
            <text:p>0.001397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40536" calcext:value-type="float">
            <text:p>0.40536</text:p>
          </table:table-cell>
          <table:table-cell office:value-type="float" office:value="0.125924" calcext:value-type="float">
            <text:p>0.125924</text:p>
          </table:table-cell>
          <table:table-cell office:value-type="float" office:value="0.040019" calcext:value-type="float">
            <text:p>0.040019</text:p>
          </table:table-cell>
          <table:table-cell office:value-type="float" office:value="0.031917" calcext:value-type="float">
            <text:p>0.031917</text:p>
          </table:table-cell>
          <table:table-cell office:value-type="float" office:value="2.416377" calcext:value-type="float">
            <text:p>2.416377</text:p>
          </table:table-cell>
          <table:table-cell office:value-type="float" office:value="0.758689" calcext:value-type="float">
            <text:p>0.758689</text:p>
          </table:table-cell>
          <table:table-cell office:value-type="float" office:value="0.190807" calcext:value-type="float">
            <text:p>0.190807</text:p>
          </table:table-cell>
          <table:table-cell office:value-type="float" office:value="0.107556" calcext:value-type="float">
            <text:p>0.107556</text:p>
          </table:table-cell>
          <table:table-cell office:value-type="float" office:value="9.278587" calcext:value-type="float">
            <text:p>9.278587</text:p>
          </table:table-cell>
          <table:table-cell office:value-type="float" office:value="3.104037" calcext:value-type="float">
            <text:p>3.104037</text:p>
          </table:table-cell>
          <table:table-cell office:value-type="float" office:value="0.31296" calcext:value-type="float">
            <text:p>0.31296</text:p>
          </table:table-cell>
          <table:table-cell office:value-type="float" office:value="0.311074" calcext:value-type="float">
            <text:p>0.311074</text:p>
          </table:table-cell>
          <table:table-cell office:value-type="float" office:value="42.947654" calcext:value-type="float">
            <text:p>42.947654</text:p>
          </table:table-cell>
          <table:table-cell office:value-type="float" office:value="12.752017" calcext:value-type="float">
            <text:p>12.752017</text:p>
          </table:table-cell>
          <table:table-cell office:value-type="float" office:value="0.636815" calcext:value-type="float">
            <text:p>0.636815</text:p>
          </table:table-cell>
          <table:table-cell office:value-type="float" office:value="0.563831" calcext:value-type="float">
            <text:p>0.563831</text:p>
          </table:table-cell>
          <table:table-cell office:value-type="float" office:value="226.155438" calcext:value-type="float">
            <text:p>226.155438</text:p>
          </table:table-cell>
          <table:table-cell office:value-type="float" office:value="80.274966" calcext:value-type="float">
            <text:p>80.274966</text:p>
          </table:table-cell>
          <table:table-cell office:value-type="float" office:value="1.721664" calcext:value-type="float">
            <text:p>1.721664</text:p>
          </table:table-cell>
          <table:table-cell office:value-type="float" office:value="1.77607" calcext:value-type="float">
            <text:p>1.77607</text:p>
          </table:table-cell>
          <table:table-cell office:value-type="float" office:value="942.610921" calcext:value-type="float">
            <text:p>942.610921</text:p>
          </table:table-cell>
          <table:table-cell office:value-type="float" office:value="324.088994" calcext:value-type="float">
            <text:p>324.088994</text:p>
          </table:table-cell>
          <table:table-cell office:value-type="float" office:value="3.670454" calcext:value-type="float">
            <text:p>3.670454</text:p>
          </table:table-cell>
          <table:table-cell office:value-type="float" office:value="3.264815" calcext:value-type="float">
            <text:p>3.264815</text:p>
          </table:table-cell>
          <table:table-cell table:number-columns-repeated="1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07613" calcext:value-type="float">
            <text:p>0.00761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3842" calcext:value-type="float">
            <text:p>0.003842</text:p>
          </table:table-cell>
          <table:table-cell office:value-type="float" office:value="0.558871" calcext:value-type="float">
            <text:p>0.558871</text:p>
          </table:table-cell>
          <table:table-cell office:value-type="float" office:value="0.134864" calcext:value-type="float">
            <text:p>0.134864</text:p>
          </table:table-cell>
          <table:table-cell office:value-type="float" office:value="0.070889" calcext:value-type="float">
            <text:p>0.070889</text:p>
          </table:table-cell>
          <table:table-cell office:value-type="float" office:value="0.044" calcext:value-type="float">
            <text:p>0.044</text:p>
          </table:table-cell>
          <table:table-cell office:value-type="float" office:value="2.746379" calcext:value-type="float">
            <text:p>2.746379</text:p>
          </table:table-cell>
          <table:table-cell office:value-type="float" office:value="1.323706" calcext:value-type="float">
            <text:p>1.323706</text:p>
          </table:table-cell>
          <table:table-cell office:value-type="float" office:value="0.191995" calcext:value-type="float">
            <text:p>0.191995</text:p>
          </table:table-cell>
          <table:table-cell office:value-type="float" office:value="0.159099" calcext:value-type="float">
            <text:p>0.159099</text:p>
          </table:table-cell>
          <table:table-cell office:value-type="float" office:value="9.433495" calcext:value-type="float">
            <text:p>9.433495</text:p>
          </table:table-cell>
          <table:table-cell office:value-type="float" office:value="3.079522" calcext:value-type="float">
            <text:p>3.079522</text:p>
          </table:table-cell>
          <table:table-cell office:value-type="float" office:value="0.312052" calcext:value-type="float">
            <text:p>0.312052</text:p>
          </table:table-cell>
          <table:table-cell office:value-type="float" office:value="0.289982" calcext:value-type="float">
            <text:p>0.289982</text:p>
          </table:table-cell>
          <table:table-cell office:value-type="float" office:value="50.182399" calcext:value-type="float">
            <text:p>50.182399</text:p>
          </table:table-cell>
          <table:table-cell office:value-type="float" office:value="12.946456" calcext:value-type="float">
            <text:p>12.946456</text:p>
          </table:table-cell>
          <table:table-cell office:value-type="float" office:value="0.632066" calcext:value-type="float">
            <text:p>0.632066</text:p>
          </table:table-cell>
          <table:table-cell office:value-type="float" office:value="0.576752" calcext:value-type="float">
            <text:p>0.576752</text:p>
          </table:table-cell>
          <table:table-cell office:value-type="float" office:value="226.227515" calcext:value-type="float">
            <text:p>226.227515</text:p>
          </table:table-cell>
          <table:table-cell office:value-type="float" office:value="81.400672" calcext:value-type="float">
            <text:p>81.400672</text:p>
          </table:table-cell>
          <table:table-cell office:value-type="float" office:value="1.715588" calcext:value-type="float">
            <text:p>1.715588</text:p>
          </table:table-cell>
          <table:table-cell office:value-type="float" office:value="1.594622" calcext:value-type="float">
            <text:p>1.594622</text:p>
          </table:table-cell>
          <table:table-cell office:value-type="float" office:value="922.07813" calcext:value-type="float">
            <text:p>922.07813</text:p>
          </table:table-cell>
          <table:table-cell office:value-type="float" office:value="326.120686" calcext:value-type="float">
            <text:p>326.120686</text:p>
          </table:table-cell>
          <table:table-cell office:value-type="float" office:value="3.651108" calcext:value-type="float">
            <text:p>3.651108</text:p>
          </table:table-cell>
          <table:table-cell office:value-type="float" office:value="3.236389" calcext:value-type="float">
            <text:p>3.236389</text:p>
          </table:table-cell>
          <table:table-cell table:number-columns-repeated="1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565367" calcext:value-type="float">
            <text:p>0.565367</text:p>
          </table:table-cell>
          <table:table-cell office:value-type="float" office:value="0.133956" calcext:value-type="float">
            <text:p>0.133956</text:p>
          </table:table-cell>
          <table:table-cell office:value-type="float" office:value="0.069493" calcext:value-type="float">
            <text:p>0.069493</text:p>
          </table:table-cell>
          <table:table-cell office:value-type="float" office:value="0.040718" calcext:value-type="float">
            <text:p>0.040718</text:p>
          </table:table-cell>
          <table:table-cell office:value-type="float" office:value="2.786677" calcext:value-type="float">
            <text:p>2.786677</text:p>
          </table:table-cell>
          <table:table-cell office:value-type="float" office:value="1.725575" calcext:value-type="float">
            <text:p>1.725575</text:p>
          </table:table-cell>
          <table:table-cell office:value-type="float" office:value="0.141499" calcext:value-type="float">
            <text:p>0.141499</text:p>
          </table:table-cell>
          <table:table-cell office:value-type="float" office:value="0.116775" calcext:value-type="float">
            <text:p>0.116775</text:p>
          </table:table-cell>
          <table:table-cell office:value-type="float" office:value="10.198959" calcext:value-type="float">
            <text:p>10.198959</text:p>
          </table:table-cell>
          <table:table-cell office:value-type="float" office:value="3.084062" calcext:value-type="float">
            <text:p>3.084062</text:p>
          </table:table-cell>
          <table:table-cell office:value-type="float" office:value="0.288376" calcext:value-type="float">
            <text:p>0.288376</text:p>
          </table:table-cell>
          <table:table-cell office:value-type="float" office:value="0.252337" calcext:value-type="float">
            <text:p>0.252337</text:p>
          </table:table-cell>
          <table:table-cell office:value-type="float" office:value="37.687539" calcext:value-type="float">
            <text:p>37.687539</text:p>
          </table:table-cell>
          <table:table-cell office:value-type="float" office:value="12.722683" calcext:value-type="float">
            <text:p>12.722683</text:p>
          </table:table-cell>
          <table:table-cell office:value-type="float" office:value="0.629552" calcext:value-type="float">
            <text:p>0.629552</text:p>
          </table:table-cell>
          <table:table-cell office:value-type="float" office:value="0.546929" calcext:value-type="float">
            <text:p>0.546929</text:p>
          </table:table-cell>
          <table:table-cell office:value-type="float" office:value="225.06542" calcext:value-type="float">
            <text:p>225.06542</text:p>
          </table:table-cell>
          <table:table-cell office:value-type="float" office:value="79.88532" calcext:value-type="float">
            <text:p>79.88532</text:p>
          </table:table-cell>
          <table:table-cell office:value-type="float" office:value="1.717892" calcext:value-type="float">
            <text:p>1.717892</text:p>
          </table:table-cell>
          <table:table-cell office:value-type="float" office:value="1.54671" calcext:value-type="float">
            <text:p>1.54671</text:p>
          </table:table-cell>
          <table:table-cell office:value-type="float" office:value="915.950859" calcext:value-type="float">
            <text:p>915.950859</text:p>
          </table:table-cell>
          <table:table-cell office:value-type="float" office:value="325.29446" calcext:value-type="float">
            <text:p>325.29446</text:p>
          </table:table-cell>
          <table:table-cell office:value-type="float" office:value="3.644404" calcext:value-type="float">
            <text:p>3.644404</text:p>
          </table:table-cell>
          <table:table-cell office:value-type="float" office:value="3.261602" calcext:value-type="float">
            <text:p>3.261602</text:p>
          </table:table-cell>
          <table:table-cell table:number-columns-repeated="1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519341" calcext:value-type="float">
            <text:p>0.519341</text:p>
          </table:table-cell>
          <table:table-cell office:value-type="float" office:value="0.133677" calcext:value-type="float">
            <text:p>0.133677</text:p>
          </table:table-cell>
          <table:table-cell office:value-type="float" office:value="0.064394" calcext:value-type="float">
            <text:p>0.064394</text:p>
          </table:table-cell>
          <table:table-cell office:value-type="float" office:value="0.036597" calcext:value-type="float">
            <text:p>0.036597</text:p>
          </table:table-cell>
          <table:table-cell office:value-type="float" office:value="2.812448" calcext:value-type="float">
            <text:p>2.812448</text:p>
          </table:table-cell>
          <table:table-cell office:value-type="float" office:value="0.774403" calcext:value-type="float">
            <text:p>0.774403</text:p>
          </table:table-cell>
          <table:table-cell office:value-type="float" office:value="0.133258" calcext:value-type="float">
            <text:p>0.133258</text:p>
          </table:table-cell>
          <table:table-cell office:value-type="float" office:value="0.113911" calcext:value-type="float">
            <text:p>0.113911</text:p>
          </table:table-cell>
          <table:table-cell office:value-type="float" office:value="9.319723" calcext:value-type="float">
            <text:p>9.319723</text:p>
          </table:table-cell>
          <table:table-cell office:value-type="float" office:value="3.090628" calcext:value-type="float">
            <text:p>3.090628</text:p>
          </table:table-cell>
          <table:table-cell office:value-type="float" office:value="0.292916" calcext:value-type="float">
            <text:p>0.292916</text:p>
          </table:table-cell>
          <table:table-cell office:value-type="float" office:value="0.256668" calcext:value-type="float">
            <text:p>0.256668</text:p>
          </table:table-cell>
          <table:table-cell office:value-type="float" office:value="37.847476" calcext:value-type="float">
            <text:p>37.847476</text:p>
          </table:table-cell>
          <table:table-cell office:value-type="float" office:value="12.682524" calcext:value-type="float">
            <text:p>12.682524</text:p>
          </table:table-cell>
          <table:table-cell office:value-type="float" office:value="0.630738" calcext:value-type="float">
            <text:p>0.630738</text:p>
          </table:table-cell>
          <table:table-cell office:value-type="float" office:value="0.569139" calcext:value-type="float">
            <text:p>0.569139</text:p>
          </table:table-cell>
          <table:table-cell office:value-type="float" office:value="225.311473" calcext:value-type="float">
            <text:p>225.311473</text:p>
          </table:table-cell>
          <table:table-cell office:value-type="float" office:value="80.1056" calcext:value-type="float">
            <text:p>80.1056</text:p>
          </table:table-cell>
          <table:table-cell office:value-type="float" office:value="1.678851" calcext:value-type="float">
            <text:p>1.678851</text:p>
          </table:table-cell>
          <table:table-cell office:value-type="float" office:value="1.593715" calcext:value-type="float">
            <text:p>1.593715</text:p>
          </table:table-cell>
          <table:table-cell office:value-type="float" office:value="924.627907" calcext:value-type="float">
            <text:p>924.627907</text:p>
          </table:table-cell>
          <table:table-cell office:value-type="float" office:value="324.500919" calcext:value-type="float">
            <text:p>324.500919</text:p>
          </table:table-cell>
          <table:table-cell office:value-type="float" office:value="3.64587" calcext:value-type="float">
            <text:p>3.64587</text:p>
          </table:table-cell>
          <table:table-cell office:value-type="float" office:value="3.287862" calcext:value-type="float">
            <text:p>3.287862</text:p>
          </table:table-cell>
          <table:table-cell table:number-columns-repeated="1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05867" calcext:value-type="float">
            <text:p>0.005867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4331" calcext:value-type="float">
            <text:p>0.004331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404661" calcext:value-type="float">
            <text:p>0.404661</text:p>
          </table:table-cell>
          <table:table-cell office:value-type="float" office:value="0.134515" calcext:value-type="float">
            <text:p>0.134515</text:p>
          </table:table-cell>
          <table:table-cell office:value-type="float" office:value="0.048261" calcext:value-type="float">
            <text:p>0.048261</text:p>
          </table:table-cell>
          <table:table-cell office:value-type="float" office:value="0.034292" calcext:value-type="float">
            <text:p>0.034292</text:p>
          </table:table-cell>
          <table:table-cell office:value-type="float" office:value="2.382853" calcext:value-type="float">
            <text:p>2.382853</text:p>
          </table:table-cell>
          <table:table-cell office:value-type="float" office:value="0.76267" calcext:value-type="float">
            <text:p>0.76267</text:p>
          </table:table-cell>
          <table:table-cell office:value-type="float" office:value="0.13207" calcext:value-type="float">
            <text:p>0.13207</text:p>
          </table:table-cell>
          <table:table-cell office:value-type="float" office:value="0.112375" calcext:value-type="float">
            <text:p>0.112375</text:p>
          </table:table-cell>
          <table:table-cell office:value-type="float" office:value="10.160616" calcext:value-type="float">
            <text:p>10.160616</text:p>
          </table:table-cell>
          <table:table-cell office:value-type="float" office:value="3.0805" calcext:value-type="float">
            <text:p>3.0805</text:p>
          </table:table-cell>
          <table:table-cell office:value-type="float" office:value="0.289074" calcext:value-type="float">
            <text:p>0.289074</text:p>
          </table:table-cell>
          <table:table-cell office:value-type="float" office:value="0.255201" calcext:value-type="float">
            <text:p>0.255201</text:p>
          </table:table-cell>
          <table:table-cell office:value-type="float" office:value="37.298871" calcext:value-type="float">
            <text:p>37.298871</text:p>
          </table:table-cell>
          <table:table-cell office:value-type="float" office:value="12.63147" calcext:value-type="float">
            <text:p>12.63147</text:p>
          </table:table-cell>
          <table:table-cell office:value-type="float" office:value="0.636256" calcext:value-type="float">
            <text:p>0.636256</text:p>
          </table:table-cell>
          <table:table-cell office:value-type="float" office:value="0.541691" calcext:value-type="float">
            <text:p>0.541691</text:p>
          </table:table-cell>
          <table:table-cell office:value-type="float" office:value="226.287648" calcext:value-type="float">
            <text:p>226.287648</text:p>
          </table:table-cell>
          <table:table-cell office:value-type="float" office:value="79.87659" calcext:value-type="float">
            <text:p>79.87659</text:p>
          </table:table-cell>
          <table:table-cell office:value-type="float" office:value="1.702318" calcext:value-type="float">
            <text:p>1.702318</text:p>
          </table:table-cell>
          <table:table-cell office:value-type="float" office:value="1.580654" calcext:value-type="float">
            <text:p>1.580654</text:p>
          </table:table-cell>
          <table:table-cell office:value-type="float" office:value="922.317547" calcext:value-type="float">
            <text:p>922.317547</text:p>
          </table:table-cell>
          <table:table-cell office:value-type="float" office:value="324.736845" calcext:value-type="float">
            <text:p>324.736845</text:p>
          </table:table-cell>
          <table:table-cell office:value-type="float" office:value="3.639235" calcext:value-type="float">
            <text:p>3.639235</text:p>
          </table:table-cell>
          <table:table-cell office:value-type="float" office:value="3.205659" calcext:value-type="float">
            <text:p>3.205659</text:p>
          </table:table-cell>
          <table:table-cell table:number-columns-repeated="1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05658" calcext:value-type="float">
            <text:p>0.005658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433855" calcext:value-type="float">
            <text:p>0.433855</text:p>
          </table:table-cell>
          <table:table-cell office:value-type="float" office:value="0.134584" calcext:value-type="float">
            <text:p>0.134584</text:p>
          </table:table-cell>
          <table:table-cell office:value-type="float" office:value="0.038972" calcext:value-type="float">
            <text:p>0.038972</text:p>
          </table:table-cell>
          <table:table-cell office:value-type="float" office:value="0.032895" calcext:value-type="float">
            <text:p>0.032895</text:p>
          </table:table-cell>
          <table:table-cell office:value-type="float" office:value="2.365882" calcext:value-type="float">
            <text:p>2.365882</text:p>
          </table:table-cell>
          <table:table-cell office:value-type="float" office:value="0.7582" calcext:value-type="float">
            <text:p>0.7582</text:p>
          </table:table-cell>
          <table:table-cell office:value-type="float" office:value="0.130394" calcext:value-type="float">
            <text:p>0.130394</text:p>
          </table:table-cell>
          <table:table-cell office:value-type="float" office:value="0.117264" calcext:value-type="float">
            <text:p>0.117264</text:p>
          </table:table-cell>
          <table:table-cell office:value-type="float" office:value="9.314905" calcext:value-type="float">
            <text:p>9.314905</text:p>
          </table:table-cell>
          <table:table-cell office:value-type="float" office:value="3.083364" calcext:value-type="float">
            <text:p>3.083364</text:p>
          </table:table-cell>
          <table:table-cell office:value-type="float" office:value="0.301366" calcext:value-type="float">
            <text:p>0.301366</text:p>
          </table:table-cell>
          <table:table-cell office:value-type="float" office:value="0.25569" calcext:value-type="float">
            <text:p>0.25569</text:p>
          </table:table-cell>
          <table:table-cell office:value-type="float" office:value="36.900355" calcext:value-type="float">
            <text:p>36.900355</text:p>
          </table:table-cell>
          <table:table-cell office:value-type="float" office:value="13.905939" calcext:value-type="float">
            <text:p>13.905939</text:p>
          </table:table-cell>
          <table:table-cell office:value-type="float" office:value="0.632974" calcext:value-type="float">
            <text:p>0.632974</text:p>
          </table:table-cell>
          <table:table-cell office:value-type="float" office:value="0.56886" calcext:value-type="float">
            <text:p>0.56886</text:p>
          </table:table-cell>
          <table:table-cell office:value-type="float" office:value="226.186238" calcext:value-type="float">
            <text:p>226.186238</text:p>
          </table:table-cell>
          <table:table-cell office:value-type="float" office:value="80.955083" calcext:value-type="float">
            <text:p>80.955083</text:p>
          </table:table-cell>
          <table:table-cell office:value-type="float" office:value="1.724109" calcext:value-type="float">
            <text:p>1.724109</text:p>
          </table:table-cell>
          <table:table-cell office:value-type="float" office:value="1.579118" calcext:value-type="float">
            <text:p>1.579118</text:p>
          </table:table-cell>
          <table:table-cell office:value-type="float" office:value="936.018508" calcext:value-type="float">
            <text:p>936.018508</text:p>
          </table:table-cell>
          <table:table-cell office:value-type="float" office:value="325.804652" calcext:value-type="float">
            <text:p>325.804652</text:p>
          </table:table-cell>
          <table:table-cell office:value-type="float" office:value="3.631622" calcext:value-type="float">
            <text:p>3.631622</text:p>
          </table:table-cell>
          <table:table-cell office:value-type="float" office:value="3.290515" calcext:value-type="float">
            <text:p>3.290515</text:p>
          </table:table-cell>
          <table:table-cell table:number-columns-repeated="1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7124" calcext:value-type="float">
            <text:p>0.007124</text:p>
          </table:table-cell>
          <table:table-cell office:value-type="float" office:value="0.002304" calcext:value-type="float">
            <text:p>0.002304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451316" calcext:value-type="float">
            <text:p>0.451316</text:p>
          </table:table-cell>
          <table:table-cell office:value-type="float" office:value="0.130673" calcext:value-type="float">
            <text:p>0.130673</text:p>
          </table:table-cell>
          <table:table-cell office:value-type="float" office:value="0.051054" calcext:value-type="float">
            <text:p>0.051054</text:p>
          </table:table-cell>
          <table:table-cell office:value-type="float" office:value="0.044839" calcext:value-type="float">
            <text:p>0.044839</text:p>
          </table:table-cell>
          <table:table-cell office:value-type="float" office:value="2.379292" calcext:value-type="float">
            <text:p>2.379292</text:p>
          </table:table-cell>
          <table:table-cell office:value-type="float" office:value="0.83705" calcext:value-type="float">
            <text:p>0.83705</text:p>
          </table:table-cell>
          <table:table-cell office:value-type="float" office:value="0.138356" calcext:value-type="float">
            <text:p>0.138356</text:p>
          </table:table-cell>
          <table:table-cell office:value-type="float" office:value="0.136889" calcext:value-type="float">
            <text:p>0.136889</text:p>
          </table:table-cell>
          <table:table-cell office:value-type="float" office:value="9.498169" calcext:value-type="float">
            <text:p>9.498169</text:p>
          </table:table-cell>
          <table:table-cell office:value-type="float" office:value="3.134348" calcext:value-type="float">
            <text:p>3.134348</text:p>
          </table:table-cell>
          <table:table-cell office:value-type="float" office:value="0.310725" calcext:value-type="float">
            <text:p>0.310725</text:p>
          </table:table-cell>
          <table:table-cell office:value-type="float" office:value="0.263512" calcext:value-type="float">
            <text:p>0.263512</text:p>
          </table:table-cell>
          <table:table-cell office:value-type="float" office:value="37.331906" calcext:value-type="float">
            <text:p>37.331906</text:p>
          </table:table-cell>
          <table:table-cell office:value-type="float" office:value="19.005278" calcext:value-type="float">
            <text:p>19.005278</text:p>
          </table:table-cell>
          <table:table-cell office:value-type="float" office:value="0.633393" calcext:value-type="float">
            <text:p>0.633393</text:p>
          </table:table-cell>
          <table:table-cell office:value-type="float" office:value="0.566415" calcext:value-type="float">
            <text:p>0.566415</text:p>
          </table:table-cell>
          <table:table-cell office:value-type="float" office:value="225.661868" calcext:value-type="float">
            <text:p>225.661868</text:p>
          </table:table-cell>
          <table:table-cell office:value-type="float" office:value="83.698249" calcext:value-type="float">
            <text:p>83.698249</text:p>
          </table:table-cell>
          <table:table-cell office:value-type="float" office:value="1.737658" calcext:value-type="float">
            <text:p>1.737658</text:p>
          </table:table-cell>
          <table:table-cell office:value-type="float" office:value="1.566965" calcext:value-type="float">
            <text:p>1.566965</text:p>
          </table:table-cell>
          <table:table-cell office:value-type="float" office:value="929.566195" calcext:value-type="float">
            <text:p>929.566195</text:p>
          </table:table-cell>
          <table:table-cell office:value-type="float" office:value="325.055741" calcext:value-type="float">
            <text:p>325.055741</text:p>
          </table:table-cell>
          <table:table-cell office:value-type="float" office:value="3.621914" calcext:value-type="float">
            <text:p>3.621914</text:p>
          </table:table-cell>
          <table:table-cell office:value-type="float" office:value="3.248052" calcext:value-type="float">
            <text:p>3.248052</text:p>
          </table:table-cell>
          <table:table-cell table:number-columns-repeated="1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17233" calcext:value-type="float">
            <text:p>0.417233</text:p>
          </table:table-cell>
          <table:table-cell office:value-type="float" office:value="0.131023" calcext:value-type="float">
            <text:p>0.131023</text:p>
          </table:table-cell>
          <table:table-cell office:value-type="float" office:value="0.056711" calcext:value-type="float">
            <text:p>0.056711</text:p>
          </table:table-cell>
          <table:table-cell office:value-type="float" office:value="0.040019" calcext:value-type="float">
            <text:p>0.040019</text:p>
          </table:table-cell>
          <table:table-cell office:value-type="float" office:value="2.47274" calcext:value-type="float">
            <text:p>2.47274</text:p>
          </table:table-cell>
          <table:table-cell office:value-type="float" office:value="0.783272" calcext:value-type="float">
            <text:p>0.783272</text:p>
          </table:table-cell>
          <table:table-cell office:value-type="float" office:value="0.135912" calcext:value-type="float">
            <text:p>0.135912</text:p>
          </table:table-cell>
          <table:table-cell office:value-type="float" office:value="0.11887" calcext:value-type="float">
            <text:p>0.11887</text:p>
          </table:table-cell>
          <table:table-cell office:value-type="float" office:value="10.215861" calcext:value-type="float">
            <text:p>10.215861</text:p>
          </table:table-cell>
          <table:table-cell office:value-type="float" office:value="3.135605" calcext:value-type="float">
            <text:p>3.135605</text:p>
          </table:table-cell>
          <table:table-cell office:value-type="float" office:value="0.290401" calcext:value-type="float">
            <text:p>0.290401</text:p>
          </table:table-cell>
          <table:table-cell office:value-type="float" office:value="0.252826" calcext:value-type="float">
            <text:p>0.252826</text:p>
          </table:table-cell>
          <table:table-cell office:value-type="float" office:value="37.193829" calcext:value-type="float">
            <text:p>37.193829</text:p>
          </table:table-cell>
          <table:table-cell office:value-type="float" office:value="12.847001" calcext:value-type="float">
            <text:p>12.847001</text:p>
          </table:table-cell>
          <table:table-cell office:value-type="float" office:value="0.632066" calcext:value-type="float">
            <text:p>0.632066</text:p>
          </table:table-cell>
          <table:table-cell office:value-type="float" office:value="0.565018" calcext:value-type="float">
            <text:p>0.565018</text:p>
          </table:table-cell>
          <table:table-cell office:value-type="float" office:value="225.232273" calcext:value-type="float">
            <text:p>225.232273</text:p>
          </table:table-cell>
          <table:table-cell office:value-type="float" office:value="81.583797" calcext:value-type="float">
            <text:p>81.583797</text:p>
          </table:table-cell>
          <table:table-cell office:value-type="float" office:value="1.732768" calcext:value-type="float">
            <text:p>1.732768</text:p>
          </table:table-cell>
          <table:table-cell office:value-type="float" office:value="1.604889" calcext:value-type="float">
            <text:p>1.604889</text:p>
          </table:table-cell>
          <table:table-cell office:value-type="float" office:value="919.242215" calcext:value-type="float">
            <text:p>919.242215</text:p>
          </table:table-cell>
          <table:table-cell office:value-type="float" office:value="325.26317" calcext:value-type="float">
            <text:p>325.26317</text:p>
          </table:table-cell>
          <table:table-cell office:value-type="float" office:value="3.651806" calcext:value-type="float">
            <text:p>3.651806</text:p>
          </table:table-cell>
          <table:table-cell office:value-type="float" office:value="3.242046" calcext:value-type="float">
            <text:p>3.242046</text:p>
          </table:table-cell>
          <table:table-cell table:number-columns-repeated="1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402636" calcext:value-type="float">
            <text:p>0.402636</text:p>
          </table:table-cell>
          <table:table-cell office:value-type="float" office:value="0.129277" calcext:value-type="float">
            <text:p>0.129277</text:p>
          </table:table-cell>
          <table:table-cell office:value-type="float" office:value="0.043302" calcext:value-type="float">
            <text:p>0.043302</text:p>
          </table:table-cell>
          <table:table-cell office:value-type="float" office:value="0.036597" calcext:value-type="float">
            <text:p>0.036597</text:p>
          </table:table-cell>
          <table:table-cell office:value-type="float" office:value="2.44571" calcext:value-type="float">
            <text:p>2.44571</text:p>
          </table:table-cell>
          <table:table-cell office:value-type="float" office:value="0.786276" calcext:value-type="float">
            <text:p>0.786276</text:p>
          </table:table-cell>
          <table:table-cell office:value-type="float" office:value="0.133956" calcext:value-type="float">
            <text:p>0.133956</text:p>
          </table:table-cell>
          <table:table-cell office:value-type="float" office:value="0.116356" calcext:value-type="float">
            <text:p>0.116356</text:p>
          </table:table-cell>
          <table:table-cell office:value-type="float" office:value="9.42756" calcext:value-type="float">
            <text:p>9.42756</text:p>
          </table:table-cell>
          <table:table-cell office:value-type="float" office:value="3.137492" calcext:value-type="float">
            <text:p>3.137492</text:p>
          </table:table-cell>
          <table:table-cell office:value-type="float" office:value="0.296268" calcext:value-type="float">
            <text:p>0.296268</text:p>
          </table:table-cell>
          <table:table-cell office:value-type="float" office:value="0.247029" calcext:value-type="float">
            <text:p>0.247029</text:p>
          </table:table-cell>
          <table:table-cell office:value-type="float" office:value="36.740418" calcext:value-type="float">
            <text:p>36.740418</text:p>
          </table:table-cell>
          <table:table-cell office:value-type="float" office:value="15.751571" calcext:value-type="float">
            <text:p>15.751571</text:p>
          </table:table-cell>
          <table:table-cell office:value-type="float" office:value="0.627806" calcext:value-type="float">
            <text:p>0.627806</text:p>
          </table:table-cell>
          <table:table-cell office:value-type="float" office:value="0.545741" calcext:value-type="float">
            <text:p>0.545741</text:p>
          </table:table-cell>
          <table:table-cell office:value-type="float" office:value="225.741697" calcext:value-type="float">
            <text:p>225.741697</text:p>
          </table:table-cell>
          <table:table-cell office:value-type="float" office:value="80.342014" calcext:value-type="float">
            <text:p>80.342014</text:p>
          </table:table-cell>
          <table:table-cell office:value-type="float" office:value="1.737099" calcext:value-type="float">
            <text:p>1.737099</text:p>
          </table:table-cell>
          <table:table-cell office:value-type="float" office:value="1.593784" calcext:value-type="float">
            <text:p>1.593784</text:p>
          </table:table-cell>
          <table:table-cell office:value-type="float" office:value="951.963339" calcext:value-type="float">
            <text:p>951.963339</text:p>
          </table:table-cell>
          <table:table-cell office:value-type="float" office:value="324.595765" calcext:value-type="float">
            <text:p>324.595765</text:p>
          </table:table-cell>
          <table:table-cell office:value-type="float" office:value="3.598168" calcext:value-type="float">
            <text:p>3.598168</text:p>
          </table:table-cell>
          <table:table-cell office:value-type="float" office:value="3.279341" calcext:value-type="float">
            <text:p>3.279341</text:p>
          </table:table-cell>
          <table:table-cell table:number-columns-repeated="1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05168" calcext:value-type="float">
            <text:p>0.005168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579056" calcext:value-type="float">
            <text:p>0.579056</text:p>
          </table:table-cell>
          <table:table-cell office:value-type="float" office:value="0.130255" calcext:value-type="float">
            <text:p>0.130255</text:p>
          </table:table-cell>
          <table:table-cell office:value-type="float" office:value="0.041067" calcext:value-type="float">
            <text:p>0.041067</text:p>
          </table:table-cell>
          <table:table-cell office:value-type="float" office:value="0.034153" calcext:value-type="float">
            <text:p>0.034153</text:p>
          </table:table-cell>
          <table:table-cell office:value-type="float" office:value="2.49886" calcext:value-type="float">
            <text:p>2.49886</text:p>
          </table:table-cell>
          <table:table-cell office:value-type="float" office:value="0.775451" calcext:value-type="float">
            <text:p>0.775451</text:p>
          </table:table-cell>
          <table:table-cell office:value-type="float" office:value="0.130953" calcext:value-type="float">
            <text:p>0.130953</text:p>
          </table:table-cell>
          <table:table-cell office:value-type="float" office:value="0.217905" calcext:value-type="float">
            <text:p>0.217905</text:p>
          </table:table-cell>
          <table:table-cell office:value-type="float" office:value="10.162711" calcext:value-type="float">
            <text:p>10.162711</text:p>
          </table:table-cell>
          <table:table-cell office:value-type="float" office:value="3.140703" calcext:value-type="float">
            <text:p>3.140703</text:p>
          </table:table-cell>
          <table:table-cell office:value-type="float" office:value="0.285233" calcext:value-type="float">
            <text:p>0.285233</text:p>
          </table:table-cell>
          <table:table-cell office:value-type="float" office:value="0.254503" calcext:value-type="float">
            <text:p>0.254503</text:p>
          </table:table-cell>
          <table:table-cell office:value-type="float" office:value="36.765491" calcext:value-type="float">
            <text:p>36.765491</text:p>
          </table:table-cell>
          <table:table-cell office:value-type="float" office:value="15.693253" calcext:value-type="float">
            <text:p>15.693253</text:p>
          </table:table-cell>
          <table:table-cell office:value-type="float" office:value="0.622288" calcext:value-type="float">
            <text:p>0.622288</text:p>
          </table:table-cell>
          <table:table-cell office:value-type="float" office:value="0.545812" calcext:value-type="float">
            <text:p>0.545812</text:p>
          </table:table-cell>
          <table:table-cell office:value-type="float" office:value="226.578818" calcext:value-type="float">
            <text:p>226.578818</text:p>
          </table:table-cell>
          <table:table-cell office:value-type="float" office:value="80.341595" calcext:value-type="float">
            <text:p>80.341595</text:p>
          </table:table-cell>
          <table:table-cell office:value-type="float" office:value="1.702318" calcext:value-type="float">
            <text:p>1.702318</text:p>
          </table:table-cell>
          <table:table-cell office:value-type="float" office:value="1.694076" calcext:value-type="float">
            <text:p>1.694076</text:p>
          </table:table-cell>
          <table:table-cell office:value-type="float" office:value="960.423109" calcext:value-type="float">
            <text:p>960.423109</text:p>
          </table:table-cell>
          <table:table-cell office:value-type="float" office:value="325.324003" calcext:value-type="float">
            <text:p>325.324003</text:p>
          </table:table-cell>
          <table:table-cell office:value-type="float" office:value="3.622333" calcext:value-type="float">
            <text:p>3.622333</text:p>
          </table:table-cell>
          <table:table-cell office:value-type="float" office:value="3.207265" calcext:value-type="float">
            <text:p>3.207265</text:p>
          </table:table-cell>
          <table:table-cell table:number-columns-repeated="1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3423" calcext:value-type="float">
            <text:p>0.00342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2637" calcext:value-type="float">
            <text:p>0.402637</text:p>
          </table:table-cell>
          <table:table-cell office:value-type="float" office:value="0.129207" calcext:value-type="float">
            <text:p>0.129207</text:p>
          </table:table-cell>
          <table:table-cell office:value-type="float" office:value="0.03953" calcext:value-type="float">
            <text:p>0.03953</text:p>
          </table:table-cell>
          <table:table-cell office:value-type="float" office:value="0.033803" calcext:value-type="float">
            <text:p>0.033803</text:p>
          </table:table-cell>
          <table:table-cell office:value-type="float" office:value="2.394517" calcext:value-type="float">
            <text:p>2.394517</text:p>
          </table:table-cell>
          <table:table-cell office:value-type="float" office:value="0.774612" calcext:value-type="float">
            <text:p>0.774612</text:p>
          </table:table-cell>
          <table:table-cell office:value-type="float" office:value="0.133118" calcext:value-type="float">
            <text:p>0.133118</text:p>
          </table:table-cell>
          <table:table-cell office:value-type="float" office:value="0.124388" calcext:value-type="float">
            <text:p>0.124388</text:p>
          </table:table-cell>
          <table:table-cell office:value-type="float" office:value="9.322797" calcext:value-type="float">
            <text:p>9.322797</text:p>
          </table:table-cell>
          <table:table-cell office:value-type="float" office:value="3.136025" calcext:value-type="float">
            <text:p>3.136025</text:p>
          </table:table-cell>
          <table:table-cell office:value-type="float" office:value="0.289563" calcext:value-type="float">
            <text:p>0.289563</text:p>
          </table:table-cell>
          <table:table-cell office:value-type="float" office:value="0.259042" calcext:value-type="float">
            <text:p>0.259042</text:p>
          </table:table-cell>
          <table:table-cell office:value-type="float" office:value="36.698025" calcext:value-type="float">
            <text:p>36.698025</text:p>
          </table:table-cell>
          <table:table-cell office:value-type="float" office:value="12.704943" calcext:value-type="float">
            <text:p>12.704943</text:p>
          </table:table-cell>
          <table:table-cell office:value-type="float" office:value="0.611951" calcext:value-type="float">
            <text:p>0.611951</text:p>
          </table:table-cell>
          <table:table-cell office:value-type="float" office:value="0.55971" calcext:value-type="float">
            <text:p>0.55971</text:p>
          </table:table-cell>
          <table:table-cell office:value-type="float" office:value="225.152165" calcext:value-type="float">
            <text:p>225.152165</text:p>
          </table:table-cell>
          <table:table-cell office:value-type="float" office:value="80.267702" calcext:value-type="float">
            <text:p>80.267702</text:p>
          </table:table-cell>
          <table:table-cell office:value-type="float" office:value="1.731721" calcext:value-type="float">
            <text:p>1.731721</text:p>
          </table:table-cell>
          <table:table-cell office:value-type="float" office:value="1.741429" calcext:value-type="float">
            <text:p>1.741429</text:p>
          </table:table-cell>
          <table:table-cell office:value-type="float" office:value="918.590105" calcext:value-type="float">
            <text:p>918.590105</text:p>
          </table:table-cell>
          <table:table-cell office:value-type="float" office:value="324.432614" calcext:value-type="float">
            <text:p>324.432614</text:p>
          </table:table-cell>
          <table:table-cell office:value-type="float" office:value="3.67227" calcext:value-type="float">
            <text:p>3.67227</text:p>
          </table:table-cell>
          <table:table-cell office:value-type="float" office:value="3.248122" calcext:value-type="float">
            <text:p>3.248122</text:p>
          </table:table-cell>
          <table:table-cell table:number-columns-repeated="1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07613" calcext:value-type="float">
            <text:p>0.00761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453271" calcext:value-type="float">
            <text:p>0.453271</text:p>
          </table:table-cell>
          <table:table-cell office:value-type="float" office:value="0.128927" calcext:value-type="float">
            <text:p>0.128927</text:p>
          </table:table-cell>
          <table:table-cell office:value-type="float" office:value="0.050006" calcext:value-type="float">
            <text:p>0.050006</text:p>
          </table:table-cell>
          <table:table-cell office:value-type="float" office:value="0.044699" calcext:value-type="float">
            <text:p>0.044699</text:p>
          </table:table-cell>
          <table:table-cell office:value-type="float" office:value="2.422174" calcext:value-type="float">
            <text:p>2.422174</text:p>
          </table:table-cell>
          <table:table-cell office:value-type="float" office:value="0.77538" calcext:value-type="float">
            <text:p>0.77538</text:p>
          </table:table-cell>
          <table:table-cell office:value-type="float" office:value="0.137867" calcext:value-type="float">
            <text:p>0.137867</text:p>
          </table:table-cell>
          <table:table-cell office:value-type="float" office:value="0.12362" calcext:value-type="float">
            <text:p>0.12362</text:p>
          </table:table-cell>
          <table:table-cell office:value-type="float" office:value="9.463388" calcext:value-type="float">
            <text:p>9.463388</text:p>
          </table:table-cell>
          <table:table-cell office:value-type="float" office:value="3.093002" calcext:value-type="float">
            <text:p>3.093002</text:p>
          </table:table-cell>
          <table:table-cell office:value-type="float" office:value="0.299201" calcext:value-type="float">
            <text:p>0.299201</text:p>
          </table:table-cell>
          <table:table-cell office:value-type="float" office:value="0.263302" calcext:value-type="float">
            <text:p>0.263302</text:p>
          </table:table-cell>
          <table:table-cell office:value-type="float" office:value="38.154779" calcext:value-type="float">
            <text:p>38.154779</text:p>
          </table:table-cell>
          <table:table-cell office:value-type="float" office:value="13.601569" calcext:value-type="float">
            <text:p>13.601569</text:p>
          </table:table-cell>
          <table:table-cell office:value-type="float" office:value="0.636326" calcext:value-type="float">
            <text:p>0.636326</text:p>
          </table:table-cell>
          <table:table-cell office:value-type="float" office:value="0.575494" calcext:value-type="float">
            <text:p>0.575494</text:p>
          </table:table-cell>
          <table:table-cell office:value-type="float" office:value="225.129466" calcext:value-type="float">
            <text:p>225.129466</text:p>
          </table:table-cell>
          <table:table-cell office:value-type="float" office:value="83.299385" calcext:value-type="float">
            <text:p>83.299385</text:p>
          </table:table-cell>
          <table:table-cell office:value-type="float" office:value="1.726972" calcext:value-type="float">
            <text:p>1.726972</text:p>
          </table:table-cell>
          <table:table-cell office:value-type="float" office:value="1.684787" calcext:value-type="float">
            <text:p>1.684787</text:p>
          </table:table-cell>
          <table:table-cell office:value-type="float" office:value="914.282487" calcext:value-type="float">
            <text:p>914.282487</text:p>
          </table:table-cell>
          <table:table-cell office:value-type="float" office:value="326.337124" calcext:value-type="float">
            <text:p>326.337124</text:p>
          </table:table-cell>
          <table:table-cell office:value-type="float" office:value="3.684423" calcext:value-type="float">
            <text:p>3.684423</text:p>
          </table:table-cell>
          <table:table-cell office:value-type="float" office:value="3.368668" calcext:value-type="float">
            <text:p>3.368668</text:p>
          </table:table-cell>
          <table:table-cell table:number-columns-repeated="1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404312" calcext:value-type="float">
            <text:p>0.404312</text:p>
          </table:table-cell>
          <table:table-cell office:value-type="float" office:value="0.135841" calcext:value-type="float">
            <text:p>0.135841</text:p>
          </table:table-cell>
          <table:table-cell office:value-type="float" office:value="0.046444" calcext:value-type="float">
            <text:p>0.046444</text:p>
          </table:table-cell>
          <table:table-cell office:value-type="float" office:value="0.041556" calcext:value-type="float">
            <text:p>0.041556</text:p>
          </table:table-cell>
          <table:table-cell office:value-type="float" office:value="2.396892" calcext:value-type="float">
            <text:p>2.396892</text:p>
          </table:table-cell>
          <table:table-cell office:value-type="float" office:value="0.783482" calcext:value-type="float">
            <text:p>0.783482</text:p>
          </table:table-cell>
          <table:table-cell office:value-type="float" office:value="0.143664" calcext:value-type="float">
            <text:p>0.143664</text:p>
          </table:table-cell>
          <table:table-cell office:value-type="float" office:value="0.118242" calcext:value-type="float">
            <text:p>0.118242</text:p>
          </table:table-cell>
          <table:table-cell office:value-type="float" office:value="9.630099" calcext:value-type="float">
            <text:p>9.630099</text:p>
          </table:table-cell>
          <table:table-cell office:value-type="float" office:value="3.092094" calcext:value-type="float">
            <text:p>3.092094</text:p>
          </table:table-cell>
          <table:table-cell office:value-type="float" office:value="0.46724" calcext:value-type="float">
            <text:p>0.46724</text:p>
          </table:table-cell>
          <table:table-cell office:value-type="float" office:value="0.26009" calcext:value-type="float">
            <text:p>0.26009</text:p>
          </table:table-cell>
          <table:table-cell office:value-type="float" office:value="37.102617" calcext:value-type="float">
            <text:p>37.102617</text:p>
          </table:table-cell>
          <table:table-cell office:value-type="float" office:value="12.868373" calcext:value-type="float">
            <text:p>12.868373</text:p>
          </table:table-cell>
          <table:table-cell office:value-type="float" office:value="0.644847" calcext:value-type="float">
            <text:p>0.644847</text:p>
          </table:table-cell>
          <table:table-cell office:value-type="float" office:value="0.564249" calcext:value-type="float">
            <text:p>0.564249</text:p>
          </table:table-cell>
          <table:table-cell office:value-type="float" office:value="225.910853" calcext:value-type="float">
            <text:p>225.910853</text:p>
          </table:table-cell>
          <table:table-cell office:value-type="float" office:value="79.965079" calcext:value-type="float">
            <text:p>79.965079</text:p>
          </table:table-cell>
          <table:table-cell office:value-type="float" office:value="1.731372" calcext:value-type="float">
            <text:p>1.731372</text:p>
          </table:table-cell>
          <table:table-cell office:value-type="float" office:value="1.553276" calcext:value-type="float">
            <text:p>1.553276</text:p>
          </table:table-cell>
          <table:table-cell office:value-type="float" office:value="910.757724" calcext:value-type="float">
            <text:p>910.757724</text:p>
          </table:table-cell>
          <table:table-cell office:value-type="float" office:value="325.39147" calcext:value-type="float">
            <text:p>325.39147</text:p>
          </table:table-cell>
          <table:table-cell office:value-type="float" office:value="3.672898" calcext:value-type="float">
            <text:p>3.672898</text:p>
          </table:table-cell>
          <table:table-cell office:value-type="float" office:value="3.270192" calcext:value-type="float">
            <text:p>3.270192</text:p>
          </table:table-cell>
          <table:table-cell table:number-columns-repeated="1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02287" calcext:value-type="float">
            <text:p>0.402287</text:p>
          </table:table-cell>
          <table:table-cell office:value-type="float" office:value="0.128299" calcext:value-type="float">
            <text:p>0.128299</text:p>
          </table:table-cell>
          <table:table-cell office:value-type="float" office:value="0.042952" calcext:value-type="float">
            <text:p>0.042952</text:p>
          </table:table-cell>
          <table:table-cell office:value-type="float" office:value="0.037644" calcext:value-type="float">
            <text:p>0.037644</text:p>
          </table:table-cell>
          <table:table-cell office:value-type="float" office:value="2.368187" calcext:value-type="float">
            <text:p>2.368187</text:p>
          </table:table-cell>
          <table:table-cell office:value-type="float" office:value="0.772727" calcext:value-type="float">
            <text:p>0.772727</text:p>
          </table:table-cell>
          <table:table-cell office:value-type="float" office:value="0.133607" calcext:value-type="float">
            <text:p>0.133607</text:p>
          </table:table-cell>
          <table:table-cell office:value-type="float" office:value="0.113702" calcext:value-type="float">
            <text:p>0.113702</text:p>
          </table:table-cell>
          <table:table-cell office:value-type="float" office:value="10.216419" calcext:value-type="float">
            <text:p>10.216419</text:p>
          </table:table-cell>
          <table:table-cell office:value-type="float" office:value="3.093142" calcext:value-type="float">
            <text:p>3.093142</text:p>
          </table:table-cell>
          <table:table-cell office:value-type="float" office:value="0.368344" calcext:value-type="float">
            <text:p>0.368344</text:p>
          </table:table-cell>
          <table:table-cell office:value-type="float" office:value="0.257366" calcext:value-type="float">
            <text:p>0.257366</text:p>
          </table:table-cell>
          <table:table-cell office:value-type="float" office:value="39.716924" calcext:value-type="float">
            <text:p>39.716924</text:p>
          </table:table-cell>
          <table:table-cell office:value-type="float" office:value="13.101574" calcext:value-type="float">
            <text:p>13.101574</text:p>
          </table:table-cell>
          <table:table-cell office:value-type="float" office:value="0.615863" calcext:value-type="float">
            <text:p>0.615863</text:p>
          </table:table-cell>
          <table:table-cell office:value-type="float" office:value="0.569139" calcext:value-type="float">
            <text:p>0.569139</text:p>
          </table:table-cell>
          <table:table-cell office:value-type="float" office:value="225.088539" calcext:value-type="float">
            <text:p>225.088539</text:p>
          </table:table-cell>
          <table:table-cell office:value-type="float" office:value="81.356323" calcext:value-type="float">
            <text:p>81.356323</text:p>
          </table:table-cell>
          <table:table-cell office:value-type="float" office:value="1.72781" calcext:value-type="float">
            <text:p>1.72781</text:p>
          </table:table-cell>
          <table:table-cell office:value-type="float" office:value="1.569549" calcext:value-type="float">
            <text:p>1.569549</text:p>
          </table:table-cell>
          <table:table-cell office:value-type="float" office:value="905.126328" calcext:value-type="float">
            <text:p>905.126328</text:p>
          </table:table-cell>
          <table:table-cell office:value-type="float" office:value="325.042891" calcext:value-type="float">
            <text:p>325.042891</text:p>
          </table:table-cell>
          <table:table-cell office:value-type="float" office:value="3.658092" calcext:value-type="float">
            <text:p>3.658092</text:p>
          </table:table-cell>
          <table:table-cell office:value-type="float" office:value="3.270192" calcext:value-type="float">
            <text:p>3.270192</text:p>
          </table:table-cell>
          <table:table-cell table:number-columns-repeated="1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401519" calcext:value-type="float">
            <text:p>0.401519</text:p>
          </table:table-cell>
          <table:table-cell office:value-type="float" office:value="0.12781" calcext:value-type="float">
            <text:p>0.12781</text:p>
          </table:table-cell>
          <table:table-cell office:value-type="float" office:value="0.040997" calcext:value-type="float">
            <text:p>0.040997</text:p>
          </table:table-cell>
          <table:table-cell office:value-type="float" office:value="0.038133" calcext:value-type="float">
            <text:p>0.038133</text:p>
          </table:table-cell>
          <table:table-cell office:value-type="float" office:value="2.549565" calcext:value-type="float">
            <text:p>2.549565</text:p>
          </table:table-cell>
          <table:table-cell office:value-type="float" office:value="0.772587" calcext:value-type="float">
            <text:p>0.772587</text:p>
          </table:table-cell>
          <table:table-cell office:value-type="float" office:value="0.132419" calcext:value-type="float">
            <text:p>0.132419</text:p>
          </table:table-cell>
          <table:table-cell office:value-type="float" office:value="0.115309" calcext:value-type="float">
            <text:p>0.115309</text:p>
          </table:table-cell>
          <table:table-cell office:value-type="float" office:value="9.946202" calcext:value-type="float">
            <text:p>9.946202</text:p>
          </table:table-cell>
          <table:table-cell office:value-type="float" office:value="3.093212" calcext:value-type="float">
            <text:p>3.093212</text:p>
          </table:table-cell>
          <table:table-cell office:value-type="float" office:value="0.309328" calcext:value-type="float">
            <text:p>0.309328</text:p>
          </table:table-cell>
          <table:table-cell office:value-type="float" office:value="0.254782" calcext:value-type="float">
            <text:p>0.254782</text:p>
          </table:table-cell>
          <table:table-cell office:value-type="float" office:value="37.05694" calcext:value-type="float">
            <text:p>37.05694</text:p>
          </table:table-cell>
          <table:table-cell office:value-type="float" office:value="12.845185" calcext:value-type="float">
            <text:p>12.845185</text:p>
          </table:table-cell>
          <table:table-cell office:value-type="float" office:value="0.637793" calcext:value-type="float">
            <text:p>0.637793</text:p>
          </table:table-cell>
          <table:table-cell office:value-type="float" office:value="0.570606" calcext:value-type="float">
            <text:p>0.570606</text:p>
          </table:table-cell>
          <table:table-cell office:value-type="float" office:value="226.100962" calcext:value-type="float">
            <text:p>226.100962</text:p>
          </table:table-cell>
          <table:table-cell office:value-type="float" office:value="80.131791" calcext:value-type="float">
            <text:p>80.131791</text:p>
          </table:table-cell>
          <table:table-cell office:value-type="float" office:value="1.753931" calcext:value-type="float">
            <text:p>1.753931</text:p>
          </table:table-cell>
          <table:table-cell office:value-type="float" office:value="1.627727" calcext:value-type="float">
            <text:p>1.627727</text:p>
          </table:table-cell>
          <table:table-cell office:value-type="float" office:value="908.828351" calcext:value-type="float">
            <text:p>908.828351</text:p>
          </table:table-cell>
          <table:table-cell office:value-type="float" office:value="322.876405" calcext:value-type="float">
            <text:p>322.876405</text:p>
          </table:table-cell>
          <table:table-cell office:value-type="float" office:value="3.625267" calcext:value-type="float">
            <text:p>3.625267</text:p>
          </table:table-cell>
          <table:table-cell office:value-type="float" office:value="3.212224" calcext:value-type="float">
            <text:p>3.212224</text:p>
          </table:table-cell>
          <table:table-cell table:number-columns-repeated="1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3842" calcext:value-type="float">
            <text:p>0.003842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11018" calcext:value-type="float">
            <text:p>0.411018</text:p>
          </table:table-cell>
          <table:table-cell office:value-type="float" office:value="0.128578" calcext:value-type="float">
            <text:p>0.128578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45746" calcext:value-type="float">
            <text:p>0.045746</text:p>
          </table:table-cell>
          <table:table-cell office:value-type="float" office:value="2.377964" calcext:value-type="float">
            <text:p>2.377964</text:p>
          </table:table-cell>
          <table:table-cell office:value-type="float" office:value="0.83314" calcext:value-type="float">
            <text:p>0.83314</text:p>
          </table:table-cell>
          <table:table-cell office:value-type="float" office:value="0.131022" calcext:value-type="float">
            <text:p>0.131022</text:p>
          </table:table-cell>
          <table:table-cell office:value-type="float" office:value="0.119778" calcext:value-type="float">
            <text:p>0.119778</text:p>
          </table:table-cell>
          <table:table-cell office:value-type="float" office:value="9.540214" calcext:value-type="float">
            <text:p>9.540214</text:p>
          </table:table-cell>
          <table:table-cell office:value-type="float" office:value="3.118843" calcext:value-type="float">
            <text:p>3.118843</text:p>
          </table:table-cell>
          <table:table-cell office:value-type="float" office:value="0.290471" calcext:value-type="float">
            <text:p>0.290471</text:p>
          </table:table-cell>
          <table:table-cell office:value-type="float" office:value="0.253734" calcext:value-type="float">
            <text:p>0.253734</text:p>
          </table:table-cell>
          <table:table-cell office:value-type="float" office:value="36.970546" calcext:value-type="float">
            <text:p>36.970546</text:p>
          </table:table-cell>
          <table:table-cell office:value-type="float" office:value="12.712626" calcext:value-type="float">
            <text:p>12.712626</text:p>
          </table:table-cell>
          <table:table-cell office:value-type="float" office:value="0.629971" calcext:value-type="float">
            <text:p>0.629971</text:p>
          </table:table-cell>
          <table:table-cell office:value-type="float" office:value="0.561037" calcext:value-type="float">
            <text:p>0.561037</text:p>
          </table:table-cell>
          <table:table-cell office:value-type="float" office:value="224.962266" calcext:value-type="float">
            <text:p>224.962266</text:p>
          </table:table-cell>
          <table:table-cell office:value-type="float" office:value="79.930508" calcext:value-type="float">
            <text:p>79.930508</text:p>
          </table:table-cell>
          <table:table-cell office:value-type="float" office:value="1.729346" calcext:value-type="float">
            <text:p>1.729346</text:p>
          </table:table-cell>
          <table:table-cell office:value-type="float" office:value="1.586521" calcext:value-type="float">
            <text:p>1.586521</text:p>
          </table:table-cell>
          <table:table-cell office:value-type="float" office:value="910.916614" calcext:value-type="float">
            <text:p>910.916614</text:p>
          </table:table-cell>
          <table:table-cell office:value-type="float" office:value="324.485974" calcext:value-type="float">
            <text:p>324.485974</text:p>
          </table:table-cell>
          <table:table-cell office:value-type="float" office:value="3.663121" calcext:value-type="float">
            <text:p>3.663121</text:p>
          </table:table-cell>
          <table:table-cell office:value-type="float" office:value="3.248191" calcext:value-type="float">
            <text:p>3.248191</text:p>
          </table:table-cell>
          <table:table-cell table:number-columns-repeated="1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07124" calcext:value-type="float">
            <text:p>0.00712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438535" calcext:value-type="float">
            <text:p>0.438535</text:p>
          </table:table-cell>
          <table:table-cell office:value-type="float" office:value="0.131582" calcext:value-type="float">
            <text:p>0.131582</text:p>
          </table:table-cell>
          <table:table-cell office:value-type="float" office:value="0.057619" calcext:value-type="float">
            <text:p>0.057619</text:p>
          </table:table-cell>
          <table:table-cell office:value-type="float" office:value="0.051404" calcext:value-type="float">
            <text:p>0.051404</text:p>
          </table:table-cell>
          <table:table-cell office:value-type="float" office:value="2.513318" calcext:value-type="float">
            <text:p>2.513318</text:p>
          </table:table-cell>
          <table:table-cell office:value-type="float" office:value="0.896695" calcext:value-type="float">
            <text:p>0.896695</text:p>
          </table:table-cell>
          <table:table-cell office:value-type="float" office:value="0.137239" calcext:value-type="float">
            <text:p>0.137239</text:p>
          </table:table-cell>
          <table:table-cell office:value-type="float" office:value="0.119778" calcext:value-type="float">
            <text:p>0.119778</text:p>
          </table:table-cell>
          <table:table-cell office:value-type="float" office:value="9.467299" calcext:value-type="float">
            <text:p>9.467299</text:p>
          </table:table-cell>
          <table:table-cell office:value-type="float" office:value="3.136723" calcext:value-type="float">
            <text:p>3.136723</text:p>
          </table:table-cell>
          <table:table-cell office:value-type="float" office:value="0.298293" calcext:value-type="float">
            <text:p>0.298293</text:p>
          </table:table-cell>
          <table:table-cell office:value-type="float" office:value="0.263373" calcext:value-type="float">
            <text:p>0.263373</text:p>
          </table:table-cell>
          <table:table-cell office:value-type="float" office:value="37.626707" calcext:value-type="float">
            <text:p>37.626707</text:p>
          </table:table-cell>
          <table:table-cell office:value-type="float" office:value="12.787985" calcext:value-type="float">
            <text:p>12.787985</text:p>
          </table:table-cell>
          <table:table-cell office:value-type="float" office:value="0.637444" calcext:value-type="float">
            <text:p>0.637444</text:p>
          </table:table-cell>
          <table:table-cell office:value-type="float" office:value="0.570116" calcext:value-type="float">
            <text:p>0.570116</text:p>
          </table:table-cell>
          <table:table-cell office:value-type="float" office:value="226.576234" calcext:value-type="float">
            <text:p>226.576234</text:p>
          </table:table-cell>
          <table:table-cell office:value-type="float" office:value="81.753302" calcext:value-type="float">
            <text:p>81.753302</text:p>
          </table:table-cell>
          <table:table-cell office:value-type="float" office:value="1.74506" calcext:value-type="float">
            <text:p>1.74506</text:p>
          </table:table-cell>
          <table:table-cell office:value-type="float" office:value="1.604051" calcext:value-type="float">
            <text:p>1.604051</text:p>
          </table:table-cell>
          <table:table-cell office:value-type="float" office:value="917.192438" calcext:value-type="float">
            <text:p>917.192438</text:p>
          </table:table-cell>
          <table:table-cell office:value-type="float" office:value="323.361454" calcext:value-type="float">
            <text:p>323.361454</text:p>
          </table:table-cell>
          <table:table-cell office:value-type="float" office:value="3.699089" calcext:value-type="float">
            <text:p>3.699089</text:p>
          </table:table-cell>
          <table:table-cell office:value-type="float" office:value="3.304345" calcext:value-type="float">
            <text:p>3.304345</text:p>
          </table:table-cell>
          <table:table-cell table:number-columns-repeated="1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06565" calcext:value-type="float">
            <text:p>0.006565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425335" calcext:value-type="float">
            <text:p>0.425335</text:p>
          </table:table-cell>
          <table:table-cell office:value-type="float" office:value="0.131302" calcext:value-type="float">
            <text:p>0.131302</text:p>
          </table:table-cell>
          <table:table-cell office:value-type="float" office:value="0.045048" calcext:value-type="float">
            <text:p>0.045048</text:p>
          </table:table-cell>
          <table:table-cell office:value-type="float" office:value="0.042813" calcext:value-type="float">
            <text:p>0.042813</text:p>
          </table:table-cell>
          <table:table-cell office:value-type="float" office:value="2.372936" calcext:value-type="float">
            <text:p>2.372936</text:p>
          </table:table-cell>
          <table:table-cell office:value-type="float" office:value="0.783553" calcext:value-type="float">
            <text:p>0.783553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0.115937" calcext:value-type="float">
            <text:p>0.115937</text:p>
          </table:table-cell>
          <table:table-cell office:value-type="float" office:value="9.632334" calcext:value-type="float">
            <text:p>9.632334</text:p>
          </table:table-cell>
          <table:table-cell office:value-type="float" office:value="3.143777" calcext:value-type="float">
            <text:p>3.143777</text:p>
          </table:table-cell>
          <table:table-cell office:value-type="float" office:value="0.293893" calcext:value-type="float">
            <text:p>0.293893</text:p>
          </table:table-cell>
          <table:table-cell office:value-type="float" office:value="0.250173" calcext:value-type="float">
            <text:p>0.250173</text:p>
          </table:table-cell>
          <table:table-cell office:value-type="float" office:value="37.311023" calcext:value-type="float">
            <text:p>37.311023</text:p>
          </table:table-cell>
          <table:table-cell office:value-type="float" office:value="12.775553" calcext:value-type="float">
            <text:p>12.775553</text:p>
          </table:table-cell>
          <table:table-cell office:value-type="float" office:value="0.634161" calcext:value-type="float">
            <text:p>0.634161</text:p>
          </table:table-cell>
          <table:table-cell office:value-type="float" office:value="0.566414" calcext:value-type="float">
            <text:p>0.566414</text:p>
          </table:table-cell>
          <table:table-cell office:value-type="float" office:value="225.076666" calcext:value-type="float">
            <text:p>225.076666</text:p>
          </table:table-cell>
          <table:table-cell office:value-type="float" office:value="80.714269" calcext:value-type="float">
            <text:p>80.714269</text:p>
          </table:table-cell>
          <table:table-cell office:value-type="float" office:value="1.733537" calcext:value-type="float">
            <text:p>1.733537</text:p>
          </table:table-cell>
          <table:table-cell office:value-type="float" office:value="1.588616" calcext:value-type="float">
            <text:p>1.588616</text:p>
          </table:table-cell>
          <table:table-cell office:value-type="float" office:value="898.18785" calcext:value-type="float">
            <text:p>898.18785</text:p>
          </table:table-cell>
          <table:table-cell office:value-type="float" office:value="322.639223" calcext:value-type="float">
            <text:p>322.639223</text:p>
          </table:table-cell>
          <table:table-cell office:value-type="float" office:value="3.612974" calcext:value-type="float">
            <text:p>3.612974</text:p>
          </table:table-cell>
          <table:table-cell office:value-type="float" office:value="3.26663" calcext:value-type="float">
            <text:p>3.26663</text:p>
          </table:table-cell>
          <table:table-cell table:number-columns-repeated="1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94618" calcext:value-type="float">
            <text:p>0.494618</text:p>
          </table:table-cell>
          <table:table-cell office:value-type="float" office:value="0.131582" calcext:value-type="float">
            <text:p>0.131582</text:p>
          </table:table-cell>
          <table:table-cell office:value-type="float" office:value="0.042953" calcext:value-type="float">
            <text:p>0.042953</text:p>
          </table:table-cell>
          <table:table-cell office:value-type="float" office:value="0.058178" calcext:value-type="float">
            <text:p>0.058178</text:p>
          </table:table-cell>
          <table:table-cell office:value-type="float" office:value="2.363717" calcext:value-type="float">
            <text:p>2.363717</text:p>
          </table:table-cell>
          <table:table-cell office:value-type="float" office:value="0.783482" calcext:value-type="float">
            <text:p>0.783482</text:p>
          </table:table-cell>
          <table:table-cell office:value-type="float" office:value="0.132489" calcext:value-type="float">
            <text:p>0.132489</text:p>
          </table:table-cell>
          <table:table-cell office:value-type="float" office:value="0.113492" calcext:value-type="float">
            <text:p>0.113492</text:p>
          </table:table-cell>
          <table:table-cell office:value-type="float" office:value="10.043282" calcext:value-type="float">
            <text:p>10.043282</text:p>
          </table:table-cell>
          <table:table-cell office:value-type="float" office:value="3.147339" calcext:value-type="float">
            <text:p>3.147339</text:p>
          </table:table-cell>
          <table:table-cell office:value-type="float" office:value="0.286211" calcext:value-type="float">
            <text:p>0.286211</text:p>
          </table:table-cell>
          <table:table-cell office:value-type="float" office:value="0.248007" calcext:value-type="float">
            <text:p>0.248007</text:p>
          </table:table-cell>
          <table:table-cell office:value-type="float" office:value="37.190058" calcext:value-type="float">
            <text:p>37.190058</text:p>
          </table:table-cell>
          <table:table-cell office:value-type="float" office:value="18.684286" calcext:value-type="float">
            <text:p>18.684286</text:p>
          </table:table-cell>
          <table:table-cell office:value-type="float" office:value="0.631507" calcext:value-type="float">
            <text:p>0.631507</text:p>
          </table:table-cell>
          <table:table-cell office:value-type="float" office:value="0.564459" calcext:value-type="float">
            <text:p>0.564459</text:p>
          </table:table-cell>
          <table:table-cell office:value-type="float" office:value="225.592726" calcext:value-type="float">
            <text:p>225.592726</text:p>
          </table:table-cell>
          <table:table-cell office:value-type="float" office:value="79.67377" calcext:value-type="float">
            <text:p>79.67377</text:p>
          </table:table-cell>
          <table:table-cell office:value-type="float" office:value="1.728927" calcext:value-type="float">
            <text:p>1.728927</text:p>
          </table:table-cell>
          <table:table-cell office:value-type="float" office:value="1.621441" calcext:value-type="float">
            <text:p>1.621441</text:p>
          </table:table-cell>
          <table:table-cell office:value-type="float" office:value="901.441489" calcext:value-type="float">
            <text:p>901.441489</text:p>
          </table:table-cell>
          <table:table-cell office:value-type="float" office:value="324.462018" calcext:value-type="float">
            <text:p>324.462018</text:p>
          </table:table-cell>
          <table:table-cell office:value-type="float" office:value="3.678974" calcext:value-type="float">
            <text:p>3.678974</text:p>
          </table:table-cell>
          <table:table-cell office:value-type="float" office:value="3.261531" calcext:value-type="float">
            <text:p>3.261531</text:p>
          </table:table-cell>
          <table:table-cell table:number-columns-repeated="1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05867" calcext:value-type="float">
            <text:p>0.005867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400681" calcext:value-type="float">
            <text:p>0.400681</text:p>
          </table:table-cell>
          <table:table-cell office:value-type="float" office:value="0.13221" calcext:value-type="float">
            <text:p>0.13221</text:p>
          </table:table-cell>
          <table:table-cell office:value-type="float" office:value="0.040439" calcext:value-type="float">
            <text:p>0.040439</text:p>
          </table:table-cell>
          <table:table-cell office:value-type="float" office:value="0.103575" calcext:value-type="float">
            <text:p>0.103575</text:p>
          </table:table-cell>
          <table:table-cell office:value-type="float" office:value="2.368256" calcext:value-type="float">
            <text:p>2.368256</text:p>
          </table:table-cell>
          <table:table-cell office:value-type="float" office:value="0.778034" calcext:value-type="float">
            <text:p>0.778034</text:p>
          </table:table-cell>
          <table:table-cell office:value-type="float" office:value="0.13186" calcext:value-type="float">
            <text:p>0.13186</text:p>
          </table:table-cell>
          <table:table-cell office:value-type="float" office:value="0.115238" calcext:value-type="float">
            <text:p>0.115238</text:p>
          </table:table-cell>
          <table:table-cell office:value-type="float" office:value="10.034761" calcext:value-type="float">
            <text:p>10.034761</text:p>
          </table:table-cell>
          <table:table-cell office:value-type="float" office:value="3.13372" calcext:value-type="float">
            <text:p>3.13372</text:p>
          </table:table-cell>
          <table:table-cell office:value-type="float" office:value="0.285303" calcext:value-type="float">
            <text:p>0.285303</text:p>
          </table:table-cell>
          <table:table-cell office:value-type="float" office:value="0.247029" calcext:value-type="float">
            <text:p>0.247029</text:p>
          </table:table-cell>
          <table:table-cell office:value-type="float" office:value="36.721142" calcext:value-type="float">
            <text:p>36.721142</text:p>
          </table:table-cell>
          <table:table-cell office:value-type="float" office:value="12.840506" calcext:value-type="float">
            <text:p>12.840506</text:p>
          </table:table-cell>
          <table:table-cell office:value-type="float" office:value="0.623336" calcext:value-type="float">
            <text:p>0.623336</text:p>
          </table:table-cell>
          <table:table-cell office:value-type="float" office:value="0.561596" calcext:value-type="float">
            <text:p>0.561596</text:p>
          </table:table-cell>
          <table:table-cell office:value-type="float" office:value="225.839686" calcext:value-type="float">
            <text:p>225.839686</text:p>
          </table:table-cell>
          <table:table-cell office:value-type="float" office:value="82.204688" calcext:value-type="float">
            <text:p>82.204688</text:p>
          </table:table-cell>
          <table:table-cell office:value-type="float" office:value="1.717124" calcext:value-type="float">
            <text:p>1.717124</text:p>
          </table:table-cell>
          <table:table-cell office:value-type="float" office:value="1.581562" calcext:value-type="float">
            <text:p>1.581562</text:p>
          </table:table-cell>
          <table:table-cell office:value-type="float" office:value="900.402876" calcext:value-type="float">
            <text:p>900.402876</text:p>
          </table:table-cell>
          <table:table-cell office:value-type="float" office:value="323.429132" calcext:value-type="float">
            <text:p>323.429132</text:p>
          </table:table-cell>
          <table:table-cell office:value-type="float" office:value="3.629108" calcext:value-type="float">
            <text:p>3.629108</text:p>
          </table:table-cell>
          <table:table-cell office:value-type="float" office:value="3.278922" calcext:value-type="float">
            <text:p>3.278922</text:p>
          </table:table-cell>
          <table:table-cell table:number-columns-repeated="1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400611" calcext:value-type="float">
            <text:p>0.400611</text:p>
          </table:table-cell>
          <table:table-cell office:value-type="float" office:value="0.13221" calcext:value-type="float">
            <text:p>0.13221</text:p>
          </table:table-cell>
          <table:table-cell office:value-type="float" office:value="0.03974" calcext:value-type="float">
            <text:p>0.03974</text:p>
          </table:table-cell>
          <table:table-cell office:value-type="float" office:value="0.049727" calcext:value-type="float">
            <text:p>0.049727</text:p>
          </table:table-cell>
          <table:table-cell office:value-type="float" office:value="2.366371" calcext:value-type="float">
            <text:p>2.366371</text:p>
          </table:table-cell>
          <table:table-cell office:value-type="float" office:value="0.787812" calcext:value-type="float">
            <text:p>0.787812</text:p>
          </table:table-cell>
          <table:table-cell office:value-type="float" office:value="0.131302" calcext:value-type="float">
            <text:p>0.131302</text:p>
          </table:table-cell>
          <table:table-cell office:value-type="float" office:value="0.113633" calcext:value-type="float">
            <text:p>0.113633</text:p>
          </table:table-cell>
          <table:table-cell office:value-type="float" office:value="9.27733" calcext:value-type="float">
            <text:p>9.27733</text:p>
          </table:table-cell>
          <table:table-cell office:value-type="float" office:value="3.134209" calcext:value-type="float">
            <text:p>3.134209</text:p>
          </table:table-cell>
          <table:table-cell office:value-type="float" office:value="0.285302" calcext:value-type="float">
            <text:p>0.285302</text:p>
          </table:table-cell>
          <table:table-cell office:value-type="float" office:value="0.254712" calcext:value-type="float">
            <text:p>0.254712</text:p>
          </table:table-cell>
          <table:table-cell office:value-type="float" office:value="37.014686" calcext:value-type="float">
            <text:p>37.014686</text:p>
          </table:table-cell>
          <table:table-cell office:value-type="float" office:value="12.818575" calcext:value-type="float">
            <text:p>12.818575</text:p>
          </table:table-cell>
          <table:table-cell office:value-type="float" office:value="0.627386" calcext:value-type="float">
            <text:p>0.627386</text:p>
          </table:table-cell>
          <table:table-cell office:value-type="float" office:value="0.576472" calcext:value-type="float">
            <text:p>0.576472</text:p>
          </table:table-cell>
          <table:table-cell office:value-type="float" office:value="224.958634" calcext:value-type="float">
            <text:p>224.958634</text:p>
          </table:table-cell>
          <table:table-cell office:value-type="float" office:value="80.691361" calcext:value-type="float">
            <text:p>80.691361</text:p>
          </table:table-cell>
          <table:table-cell office:value-type="float" office:value="1.731372" calcext:value-type="float">
            <text:p>1.731372</text:p>
          </table:table-cell>
          <table:table-cell office:value-type="float" office:value="1.602235" calcext:value-type="float">
            <text:p>1.602235</text:p>
          </table:table-cell>
          <table:table-cell office:value-type="float" office:value="900.145649" calcext:value-type="float">
            <text:p>900.145649</text:p>
          </table:table-cell>
          <table:table-cell office:value-type="float" office:value="324.887703" calcext:value-type="float">
            <text:p>324.887703</text:p>
          </table:table-cell>
          <table:table-cell office:value-type="float" office:value="3.692384" calcext:value-type="float">
            <text:p>3.692384</text:p>
          </table:table-cell>
          <table:table-cell office:value-type="float" office:value="3.272078" calcext:value-type="float">
            <text:p>3.272078</text:p>
          </table:table-cell>
          <table:table-cell table:number-columns-repeated="1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07961" calcext:value-type="float">
            <text:p>0.007961</text:p>
          </table:table-cell>
          <table:table-cell office:value-type="float" office:value="0.001955" calcext:value-type="float">
            <text:p>0.001955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004331" calcext:value-type="float">
            <text:p>0.004331</text:p>
          </table:table-cell>
          <table:table-cell office:value-type="float" office:value="0.448942" calcext:value-type="float">
            <text:p>0.448942</text:p>
          </table:table-cell>
          <table:table-cell office:value-type="float" office:value="0.129835" calcext:value-type="float">
            <text:p>0.129835</text:p>
          </table:table-cell>
          <table:table-cell office:value-type="float" office:value="0.050426" calcext:value-type="float">
            <text:p>0.050426</text:p>
          </table:table-cell>
          <table:table-cell office:value-type="float" office:value="0.053429" calcext:value-type="float">
            <text:p>0.053429</text:p>
          </table:table-cell>
          <table:table-cell office:value-type="float" office:value="2.584136" calcext:value-type="float">
            <text:p>2.584136</text:p>
          </table:table-cell>
          <table:table-cell office:value-type="float" office:value="0.789908" calcext:value-type="float">
            <text:p>0.789908</text:p>
          </table:table-cell>
          <table:table-cell office:value-type="float" office:value="0.138356" calcext:value-type="float">
            <text:p>0.138356</text:p>
          </table:table-cell>
          <table:table-cell office:value-type="float" office:value="0.123899" calcext:value-type="float">
            <text:p>0.123899</text:p>
          </table:table-cell>
          <table:table-cell office:value-type="float" office:value="9.764544" calcext:value-type="float">
            <text:p>9.764544</text:p>
          </table:table-cell>
          <table:table-cell office:value-type="float" office:value="3.097053" calcext:value-type="float">
            <text:p>3.097053</text:p>
          </table:table-cell>
          <table:table-cell office:value-type="float" office:value="0.305626" calcext:value-type="float">
            <text:p>0.305626</text:p>
          </table:table-cell>
          <table:table-cell office:value-type="float" office:value="0.256179" calcext:value-type="float">
            <text:p>0.256179</text:p>
          </table:table-cell>
          <table:table-cell office:value-type="float" office:value="37.899858" calcext:value-type="float">
            <text:p>37.899858</text:p>
          </table:table-cell>
          <table:table-cell office:value-type="float" office:value="12.943872" calcext:value-type="float">
            <text:p>12.943872</text:p>
          </table:table-cell>
          <table:table-cell office:value-type="float" office:value="0.61698" calcext:value-type="float">
            <text:p>0.61698</text:p>
          </table:table-cell>
          <table:table-cell office:value-type="float" office:value="0.5507" calcext:value-type="float">
            <text:p>0.5507</text:p>
          </table:table-cell>
          <table:table-cell office:value-type="float" office:value="225.943889" calcext:value-type="float">
            <text:p>225.943889</text:p>
          </table:table-cell>
          <table:table-cell office:value-type="float" office:value="95.646951" calcext:value-type="float">
            <text:p>95.646951</text:p>
          </table:table-cell>
          <table:table-cell office:value-type="float" office:value="1.73689" calcext:value-type="float">
            <text:p>1.73689</text:p>
          </table:table-cell>
          <table:table-cell office:value-type="float" office:value="1.601956" calcext:value-type="float">
            <text:p>1.601956</text:p>
          </table:table-cell>
          <table:table-cell office:value-type="float" office:value="903.416121" calcext:value-type="float">
            <text:p>903.416121</text:p>
          </table:table-cell>
          <table:table-cell office:value-type="float" office:value="328.872305" calcext:value-type="float">
            <text:p>328.872305</text:p>
          </table:table-cell>
          <table:table-cell office:value-type="float" office:value="3.668359" calcext:value-type="float">
            <text:p>3.668359</text:p>
          </table:table-cell>
          <table:table-cell office:value-type="float" office:value="3.28025" calcext:value-type="float">
            <text:p>3.28025</text:p>
          </table:table-cell>
          <table:table-cell table:number-columns-repeated="1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06635" calcext:value-type="float">
            <text:p>0.006635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403684" calcext:value-type="float">
            <text:p>0.403684</text:p>
          </table:table-cell>
          <table:table-cell office:value-type="float" office:value="0.129556" calcext:value-type="float">
            <text:p>0.129556</text:p>
          </table:table-cell>
          <table:table-cell office:value-type="float" office:value="0.046026" calcext:value-type="float">
            <text:p>0.046026</text:p>
          </table:table-cell>
          <table:table-cell office:value-type="float" office:value="0.048819" calcext:value-type="float">
            <text:p>0.048819</text:p>
          </table:table-cell>
          <table:table-cell office:value-type="float" office:value="2.359736" calcext:value-type="float">
            <text:p>2.359736</text:p>
          </table:table-cell>
          <table:table-cell office:value-type="float" office:value="0.903749" calcext:value-type="float">
            <text:p>0.903749</text:p>
          </table:table-cell>
          <table:table-cell office:value-type="float" office:value="0.134585" calcext:value-type="float">
            <text:p>0.134585</text:p>
          </table:table-cell>
          <table:table-cell office:value-type="float" office:value="0.119918" calcext:value-type="float">
            <text:p>0.119918</text:p>
          </table:table-cell>
          <table:table-cell office:value-type="float" office:value="9.509553" calcext:value-type="float">
            <text:p>9.509553</text:p>
          </table:table-cell>
          <table:table-cell office:value-type="float" office:value="3.105993" calcext:value-type="float">
            <text:p>3.105993</text:p>
          </table:table-cell>
          <table:table-cell office:value-type="float" office:value="0.303601" calcext:value-type="float">
            <text:p>0.303601</text:p>
          </table:table-cell>
          <table:table-cell office:value-type="float" office:value="0.255689" calcext:value-type="float">
            <text:p>0.255689</text:p>
          </table:table-cell>
          <table:table-cell office:value-type="float" office:value="36.539484" calcext:value-type="float">
            <text:p>36.539484</text:p>
          </table:table-cell>
          <table:table-cell office:value-type="float" office:value="12.930182" calcext:value-type="float">
            <text:p>12.930182</text:p>
          </table:table-cell>
          <table:table-cell office:value-type="float" office:value="0.630878" calcext:value-type="float">
            <text:p>0.630878</text:p>
          </table:table-cell>
          <table:table-cell office:value-type="float" office:value="0.549094" calcext:value-type="float">
            <text:p>0.549094</text:p>
          </table:table-cell>
          <table:table-cell office:value-type="float" office:value="224.734233" calcext:value-type="float">
            <text:p>224.734233</text:p>
          </table:table-cell>
          <table:table-cell office:value-type="float" office:value="80.943839" calcext:value-type="float">
            <text:p>80.943839</text:p>
          </table:table-cell>
          <table:table-cell office:value-type="float" office:value="1.7276" calcext:value-type="float">
            <text:p>1.7276</text:p>
          </table:table-cell>
          <table:table-cell office:value-type="float" office:value="1.590851" calcext:value-type="float">
            <text:p>1.590851</text:p>
          </table:table-cell>
          <table:table-cell office:value-type="float" office:value="911.849001" calcext:value-type="float">
            <text:p>911.849001</text:p>
          </table:table-cell>
          <table:table-cell office:value-type="float" office:value="326.604828" calcext:value-type="float">
            <text:p>326.604828</text:p>
          </table:table-cell>
          <table:table-cell office:value-type="float" office:value="3.672549" calcext:value-type="float">
            <text:p>3.672549</text:p>
          </table:table-cell>
          <table:table-cell office:value-type="float" office:value="3.20049" calcext:value-type="float">
            <text:p>3.20049</text:p>
          </table:table-cell>
          <table:table-cell table:number-columns-repeated="1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06285" calcext:value-type="float">
            <text:p>0.006285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2304" calcext:value-type="float">
            <text:p>0.002304</text:p>
          </table:table-cell>
          <table:table-cell office:value-type="float" office:value="0.414999" calcext:value-type="float">
            <text:p>0.414999</text:p>
          </table:table-cell>
          <table:table-cell office:value-type="float" office:value="0.129556" calcext:value-type="float">
            <text:p>0.129556</text:p>
          </table:table-cell>
          <table:table-cell office:value-type="float" office:value="0.04365" calcext:value-type="float">
            <text:p>0.04365</text:p>
          </table:table-cell>
          <table:table-cell office:value-type="float" office:value="0.046235" calcext:value-type="float">
            <text:p>0.046235</text:p>
          </table:table-cell>
          <table:table-cell office:value-type="float" office:value="2.380129" calcext:value-type="float">
            <text:p>2.380129</text:p>
          </table:table-cell>
          <table:table-cell office:value-type="float" office:value="0.772587" calcext:value-type="float">
            <text:p>0.772587</text:p>
          </table:table-cell>
          <table:table-cell office:value-type="float" office:value="0.133467" calcext:value-type="float">
            <text:p>0.133467</text:p>
          </table:table-cell>
          <table:table-cell office:value-type="float" office:value="0.113493" calcext:value-type="float">
            <text:p>0.113493</text:p>
          </table:table-cell>
          <table:table-cell office:value-type="float" office:value="9.959472" calcext:value-type="float">
            <text:p>9.959472</text:p>
          </table:table-cell>
          <table:table-cell office:value-type="float" office:value="3.089859" calcext:value-type="float">
            <text:p>3.089859</text:p>
          </table:table-cell>
          <table:table-cell office:value-type="float" office:value="0.294662" calcext:value-type="float">
            <text:p>0.294662</text:p>
          </table:table-cell>
          <table:table-cell office:value-type="float" office:value="0.257575" calcext:value-type="float">
            <text:p>0.257575</text:p>
          </table:table-cell>
          <table:table-cell office:value-type="float" office:value="36.650252" calcext:value-type="float">
            <text:p>36.650252</text:p>
          </table:table-cell>
          <table:table-cell office:value-type="float" office:value="12.917332" calcext:value-type="float">
            <text:p>12.917332</text:p>
          </table:table-cell>
          <table:table-cell office:value-type="float" office:value="0.628644" calcext:value-type="float">
            <text:p>0.628644</text:p>
          </table:table-cell>
          <table:table-cell office:value-type="float" office:value="0.560827" calcext:value-type="float">
            <text:p>0.560827</text:p>
          </table:table-cell>
          <table:table-cell office:value-type="float" office:value="225.804625" calcext:value-type="float">
            <text:p>225.804625</text:p>
          </table:table-cell>
          <table:table-cell office:value-type="float" office:value="81.45445" calcext:value-type="float">
            <text:p>81.45445</text:p>
          </table:table-cell>
          <table:table-cell office:value-type="float" office:value="1.713982" calcext:value-type="float">
            <text:p>1.713982</text:p>
          </table:table-cell>
          <table:table-cell office:value-type="float" office:value="1.509345" calcext:value-type="float">
            <text:p>1.509345</text:p>
          </table:table-cell>
          <table:table-cell office:value-type="float" office:value="919.199268" calcext:value-type="float">
            <text:p>919.199268</text:p>
          </table:table-cell>
          <table:table-cell office:value-type="float" office:value="327.923507" calcext:value-type="float">
            <text:p>327.923507</text:p>
          </table:table-cell>
          <table:table-cell office:value-type="float" office:value="3.664587" calcext:value-type="float">
            <text:p>3.664587</text:p>
          </table:table-cell>
          <table:table-cell office:value-type="float" office:value="3.254338" calcext:value-type="float">
            <text:p>3.254338</text:p>
          </table:table-cell>
          <table:table-cell table:number-columns-repeated="1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399843" calcext:value-type="float">
            <text:p>0.399843</text:p>
          </table:table-cell>
          <table:table-cell office:value-type="float" office:value="0.128788" calcext:value-type="float">
            <text:p>0.128788</text:p>
          </table:table-cell>
          <table:table-cell office:value-type="float" office:value="0.041207" calcext:value-type="float">
            <text:p>0.041207</text:p>
          </table:table-cell>
          <table:table-cell office:value-type="float" office:value="0.04393" calcext:value-type="float">
            <text:p>0.04393</text:p>
          </table:table-cell>
          <table:table-cell office:value-type="float" office:value="2.469737" calcext:value-type="float">
            <text:p>2.469737</text:p>
          </table:table-cell>
          <table:table-cell office:value-type="float" office:value="0.774194" calcext:value-type="float">
            <text:p>0.774194</text:p>
          </table:table-cell>
          <table:table-cell office:value-type="float" office:value="0.131023" calcext:value-type="float">
            <text:p>0.131023</text:p>
          </table:table-cell>
          <table:table-cell office:value-type="float" office:value="0.114889" calcext:value-type="float">
            <text:p>0.114889</text:p>
          </table:table-cell>
          <table:table-cell office:value-type="float" office:value="10.16299" calcext:value-type="float">
            <text:p>10.16299</text:p>
          </table:table-cell>
          <table:table-cell office:value-type="float" office:value="3.096773" calcext:value-type="float">
            <text:p>3.096773</text:p>
          </table:table-cell>
          <table:table-cell office:value-type="float" office:value="0.292007" calcext:value-type="float">
            <text:p>0.292007</text:p>
          </table:table-cell>
          <table:table-cell office:value-type="float" office:value="0.245843" calcext:value-type="float">
            <text:p>0.245843</text:p>
          </table:table-cell>
          <table:table-cell office:value-type="float" office:value="36.685872" calcext:value-type="float">
            <text:p>36.685872</text:p>
          </table:table-cell>
          <table:table-cell office:value-type="float" office:value="19.018687" calcext:value-type="float">
            <text:p>19.018687</text:p>
          </table:table-cell>
          <table:table-cell office:value-type="float" office:value="0.643101" calcext:value-type="float">
            <text:p>0.643101</text:p>
          </table:table-cell>
          <table:table-cell office:value-type="float" office:value="0.571513" calcext:value-type="float">
            <text:p>0.571513</text:p>
          </table:table-cell>
          <table:table-cell office:value-type="float" office:value="226.228633" calcext:value-type="float">
            <text:p>226.228633</text:p>
          </table:table-cell>
          <table:table-cell office:value-type="float" office:value="82.111659" calcext:value-type="float">
            <text:p>82.111659</text:p>
          </table:table-cell>
          <table:table-cell office:value-type="float" office:value="1.706927" calcext:value-type="float">
            <text:p>1.706927</text:p>
          </table:table-cell>
          <table:table-cell office:value-type="float" office:value="1.567594" calcext:value-type="float">
            <text:p>1.567594</text:p>
          </table:table-cell>
          <table:table-cell office:value-type="float" office:value="962.488121" calcext:value-type="float">
            <text:p>962.488121</text:p>
          </table:table-cell>
          <table:table-cell office:value-type="float" office:value="325.469204" calcext:value-type="float">
            <text:p>325.469204</text:p>
          </table:table-cell>
          <table:table-cell office:value-type="float" office:value="3.644683" calcext:value-type="float">
            <text:p>3.644683</text:p>
          </table:table-cell>
          <table:table-cell office:value-type="float" office:value="3.2139" calcext:value-type="float">
            <text:p>3.2139</text:p>
          </table:table-cell>
          <table:table-cell table:number-columns-repeated="1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05587" calcext:value-type="float">
            <text:p>0.005587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399563" calcext:value-type="float">
            <text:p>0.399563</text:p>
          </table:table-cell>
          <table:table-cell office:value-type="float" office:value="0.128787" calcext:value-type="float">
            <text:p>0.128787</text:p>
          </table:table-cell>
          <table:table-cell office:value-type="float" office:value="0.039461" calcext:value-type="float">
            <text:p>0.039461</text:p>
          </table:table-cell>
          <table:table-cell office:value-type="float" office:value="0.041835" calcext:value-type="float">
            <text:p>0.041835</text:p>
          </table:table-cell>
          <table:table-cell office:value-type="float" office:value="2.361412" calcext:value-type="float">
            <text:p>2.361412</text:p>
          </table:table-cell>
          <table:table-cell office:value-type="float" office:value="0.768117" calcext:value-type="float">
            <text:p>0.768117</text:p>
          </table:table-cell>
          <table:table-cell office:value-type="float" office:value="0.130254" calcext:value-type="float">
            <text:p>0.130254</text:p>
          </table:table-cell>
          <table:table-cell office:value-type="float" office:value="0.114959" calcext:value-type="float">
            <text:p>0.114959</text:p>
          </table:table-cell>
          <table:table-cell office:value-type="float" office:value="9.287946" calcext:value-type="float">
            <text:p>9.287946</text:p>
          </table:table-cell>
          <table:table-cell office:value-type="float" office:value="3.101523" calcext:value-type="float">
            <text:p>3.101523</text:p>
          </table:table-cell>
          <table:table-cell office:value-type="float" office:value="0.291519" calcext:value-type="float">
            <text:p>0.291519</text:p>
          </table:table-cell>
          <table:table-cell office:value-type="float" office:value="0.246471" calcext:value-type="float">
            <text:p>0.246471</text:p>
          </table:table-cell>
          <table:table-cell office:value-type="float" office:value="36.629928" calcext:value-type="float">
            <text:p>36.629928</text:p>
          </table:table-cell>
          <table:table-cell office:value-type="float" office:value="12.943591" calcext:value-type="float">
            <text:p>12.943591</text:p>
          </table:table-cell>
          <table:table-cell office:value-type="float" office:value="0.618726" calcext:value-type="float">
            <text:p>0.618726</text:p>
          </table:table-cell>
          <table:table-cell office:value-type="float" office:value="0.573399" calcext:value-type="float">
            <text:p>0.573399</text:p>
          </table:table-cell>
          <table:table-cell office:value-type="float" office:value="225.349188" calcext:value-type="float">
            <text:p>225.349188</text:p>
          </table:table-cell>
          <table:table-cell office:value-type="float" office:value="84.902108" calcext:value-type="float">
            <text:p>84.902108</text:p>
          </table:table-cell>
          <table:table-cell office:value-type="float" office:value="1.87357" calcext:value-type="float">
            <text:p>1.87357</text:p>
          </table:table-cell>
          <table:table-cell office:value-type="float" office:value="1.678222" calcext:value-type="float">
            <text:p>1.678222</text:p>
          </table:table-cell>
          <table:table-cell office:value-type="float" office:value="924.304897" calcext:value-type="float">
            <text:p>924.304897</text:p>
          </table:table-cell>
          <table:table-cell office:value-type="float" office:value="326.081645" calcext:value-type="float">
            <text:p>326.081645</text:p>
          </table:table-cell>
          <table:table-cell office:value-type="float" office:value="3.663819" calcext:value-type="float">
            <text:p>3.663819</text:p>
          </table:table-cell>
          <table:table-cell office:value-type="float" office:value="3.259506" calcext:value-type="float">
            <text:p>3.259506</text:p>
          </table:table-cell>
          <table:table-cell table:number-columns-repeated="1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07123" calcext:value-type="float">
            <text:p>0.007123</text:p>
          </table:table-cell>
          <table:table-cell office:value-type="float" office:value="0.002863" calcext:value-type="float">
            <text:p>0.002863</text:p>
          </table:table-cell>
          <table:table-cell table:number-columns-repeated="2" office:value-type="float" office:value="0.003842" calcext:value-type="float">
            <text:p>0.003842</text:p>
          </table:table-cell>
          <table:table-cell office:value-type="float" office:value="0.443704" calcext:value-type="float">
            <text:p>0.443704</text:p>
          </table:table-cell>
          <table:table-cell office:value-type="float" office:value="0.129696" calcext:value-type="float">
            <text:p>0.129696</text:p>
          </table:table-cell>
          <table:table-cell office:value-type="float" office:value="0.049238" calcext:value-type="float">
            <text:p>0.049238</text:p>
          </table:table-cell>
          <table:table-cell office:value-type="float" office:value="0.053918" calcext:value-type="float">
            <text:p>0.053918</text:p>
          </table:table-cell>
          <table:table-cell office:value-type="float" office:value="2.504238" calcext:value-type="float">
            <text:p>2.504238</text:p>
          </table:table-cell>
          <table:table-cell office:value-type="float" office:value="0.786416" calcext:value-type="float">
            <text:p>0.786416</text:p>
          </table:table-cell>
          <table:table-cell office:value-type="float" office:value="0.137378" calcext:value-type="float">
            <text:p>0.137378</text:p>
          </table:table-cell>
          <table:table-cell office:value-type="float" office:value="0.124737" calcext:value-type="float">
            <text:p>0.124737</text:p>
          </table:table-cell>
          <table:table-cell office:value-type="float" office:value="9.288085" calcext:value-type="float">
            <text:p>9.288085</text:p>
          </table:table-cell>
          <table:table-cell office:value-type="float" office:value="3.180723" calcext:value-type="float">
            <text:p>3.180723</text:p>
          </table:table-cell>
          <table:table-cell office:value-type="float" office:value="0.297874" calcext:value-type="float">
            <text:p>0.297874</text:p>
          </table:table-cell>
          <table:table-cell office:value-type="float" office:value="0.256178" calcext:value-type="float">
            <text:p>0.256178</text:p>
          </table:table-cell>
          <table:table-cell office:value-type="float" office:value="38.562095" calcext:value-type="float">
            <text:p>38.562095</text:p>
          </table:table-cell>
          <table:table-cell office:value-type="float" office:value="13.187828" calcext:value-type="float">
            <text:p>13.187828</text:p>
          </table:table-cell>
          <table:table-cell office:value-type="float" office:value="0.665869" calcext:value-type="float">
            <text:p>0.665869</text:p>
          </table:table-cell>
          <table:table-cell office:value-type="float" office:value="0.590789" calcext:value-type="float">
            <text:p>0.590789</text:p>
          </table:table-cell>
          <table:table-cell office:value-type="float" office:value="226.244417" calcext:value-type="float">
            <text:p>226.244417</text:p>
          </table:table-cell>
          <table:table-cell office:value-type="float" office:value="92.668" calcext:value-type="float">
            <text:p>92.668</text:p>
          </table:table-cell>
          <table:table-cell office:value-type="float" office:value="1.733327" calcext:value-type="float">
            <text:p>1.733327</text:p>
          </table:table-cell>
          <table:table-cell office:value-type="float" office:value="1.540076" calcext:value-type="float">
            <text:p>1.540076</text:p>
          </table:table-cell>
          <table:table-cell office:value-type="float" office:value="904.068513" calcext:value-type="float">
            <text:p>904.068513</text:p>
          </table:table-cell>
          <table:table-cell office:value-type="float" office:value="327.324755" calcext:value-type="float">
            <text:p>327.324755</text:p>
          </table:table-cell>
          <table:table-cell office:value-type="float" office:value="3.645381" calcext:value-type="float">
            <text:p>3.645381</text:p>
          </table:table-cell>
          <table:table-cell office:value-type="float" office:value="3.229963" calcext:value-type="float">
            <text:p>3.229963</text:p>
          </table:table-cell>
          <table:table-cell table:number-columns-repeated="1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06286" calcext:value-type="float">
            <text:p>0.006286</text:p>
          </table:table-cell>
          <table:table-cell office:value-type="float" office:value="0.002374" calcext:value-type="float">
            <text:p>0.002374</text:p>
          </table:table-cell>
          <table:table-cell table:number-columns-repeated="2" office:value-type="float" office:value="0.002445" calcext:value-type="float">
            <text:p>0.002445</text:p>
          </table:table-cell>
          <table:table-cell office:value-type="float" office:value="0.402776" calcext:value-type="float">
            <text:p>0.402776</text:p>
          </table:table-cell>
          <table:table-cell office:value-type="float" office:value="0.129276" calcext:value-type="float">
            <text:p>0.129276</text:p>
          </table:table-cell>
          <table:table-cell office:value-type="float" office:value="0.045606" calcext:value-type="float">
            <text:p>0.045606</text:p>
          </table:table-cell>
          <table:table-cell office:value-type="float" office:value="0.050147" calcext:value-type="float">
            <text:p>0.050147</text:p>
          </table:table-cell>
          <table:table-cell office:value-type="float" office:value="2.339622" calcext:value-type="float">
            <text:p>2.339622</text:p>
          </table:table-cell>
          <table:table-cell office:value-type="float" office:value="1.410729" calcext:value-type="float">
            <text:p>1.410729</text:p>
          </table:table-cell>
          <table:table-cell office:value-type="float" office:value="0.134934" calcext:value-type="float">
            <text:p>0.134934</text:p>
          </table:table-cell>
          <table:table-cell office:value-type="float" office:value="0.120197" calcext:value-type="float">
            <text:p>0.120197</text:p>
          </table:table-cell>
          <table:table-cell office:value-type="float" office:value="9.315953" calcext:value-type="float">
            <text:p>9.315953</text:p>
          </table:table-cell>
          <table:table-cell office:value-type="float" office:value="3.141821" calcext:value-type="float">
            <text:p>3.141821</text:p>
          </table:table-cell>
          <table:table-cell office:value-type="float" office:value="0.292566" calcext:value-type="float">
            <text:p>0.292566</text:p>
          </table:table-cell>
          <table:table-cell office:value-type="float" office:value="0.258623" calcext:value-type="float">
            <text:p>0.258623</text:p>
          </table:table-cell>
          <table:table-cell office:value-type="float" office:value="36.900705" calcext:value-type="float">
            <text:p>36.900705</text:p>
          </table:table-cell>
          <table:table-cell office:value-type="float" office:value="12.739445" calcext:value-type="float">
            <text:p>12.739445</text:p>
          </table:table-cell>
          <table:table-cell office:value-type="float" office:value="0.639399" calcext:value-type="float">
            <text:p>0.639399</text:p>
          </table:table-cell>
          <table:table-cell office:value-type="float" office:value="0.558802" calcext:value-type="float">
            <text:p>0.558802</text:p>
          </table:table-cell>
          <table:table-cell office:value-type="float" office:value="225.510732" calcext:value-type="float">
            <text:p>225.510732</text:p>
          </table:table-cell>
          <table:table-cell office:value-type="float" office:value="83.49061" calcext:value-type="float">
            <text:p>83.49061</text:p>
          </table:table-cell>
          <table:table-cell office:value-type="float" office:value="1.730045" calcext:value-type="float">
            <text:p>1.730045</text:p>
          </table:table-cell>
          <table:table-cell office:value-type="float" office:value="1.546362" calcext:value-type="float">
            <text:p>1.546362</text:p>
          </table:table-cell>
          <table:table-cell office:value-type="float" office:value="922.946969" calcext:value-type="float">
            <text:p>922.946969</text:p>
          </table:table-cell>
          <table:table-cell office:value-type="float" office:value="323.31997" calcext:value-type="float">
            <text:p>323.31997</text:p>
          </table:table-cell>
          <table:table-cell office:value-type="float" office:value="3.616047" calcext:value-type="float">
            <text:p>3.616047</text:p>
          </table:table-cell>
          <table:table-cell office:value-type="float" office:value="3.294008" calcext:value-type="float">
            <text:p>3.294008</text:p>
          </table:table-cell>
          <table:table-cell table:number-columns-repeated="1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06216" calcext:value-type="float">
            <text:p>0.006216</text:p>
          </table:table-cell>
          <table:table-cell office:value-type="float" office:value="0.001955" calcext:value-type="float">
            <text:p>0.001955</text:p>
          </table:table-cell>
          <table:table-cell table:number-columns-repeated="2" office:value-type="float" office:value="0.002375" calcext:value-type="float">
            <text:p>0.002375</text:p>
          </table:table-cell>
          <table:table-cell office:value-type="float" office:value="0.400332" calcext:value-type="float">
            <text:p>0.400332</text:p>
          </table:table-cell>
          <table:table-cell office:value-type="float" office:value="0.129137" calcext:value-type="float">
            <text:p>0.129137</text:p>
          </table:table-cell>
          <table:table-cell office:value-type="float" office:value="0.042184" calcext:value-type="float">
            <text:p>0.042184</text:p>
          </table:table-cell>
          <table:table-cell office:value-type="float" office:value="0.047702" calcext:value-type="float">
            <text:p>0.047702</text:p>
          </table:table-cell>
          <table:table-cell office:value-type="float" office:value="2.354358" calcext:value-type="float">
            <text:p>2.354358</text:p>
          </table:table-cell>
          <table:table-cell office:value-type="float" office:value="0.854092" calcext:value-type="float">
            <text:p>0.854092</text:p>
          </table:table-cell>
          <table:table-cell office:value-type="float" office:value="0.13221" calcext:value-type="float">
            <text:p>0.13221</text:p>
          </table:table-cell>
          <table:table-cell office:value-type="float" office:value="0.117683" calcext:value-type="float">
            <text:p>0.117683</text:p>
          </table:table-cell>
          <table:table-cell office:value-type="float" office:value="10.083161" calcext:value-type="float">
            <text:p>10.083161</text:p>
          </table:table-cell>
          <table:table-cell office:value-type="float" office:value="3.099149" calcext:value-type="float">
            <text:p>3.099149</text:p>
          </table:table-cell>
          <table:table-cell office:value-type="float" office:value="0.289563" calcext:value-type="float">
            <text:p>0.289563</text:p>
          </table:table-cell>
          <table:table-cell office:value-type="float" office:value="0.249404" calcext:value-type="float">
            <text:p>0.249404</text:p>
          </table:table-cell>
          <table:table-cell office:value-type="float" office:value="36.853981" calcext:value-type="float">
            <text:p>36.853981</text:p>
          </table:table-cell>
          <table:table-cell office:value-type="float" office:value="12.689439" calcext:value-type="float">
            <text:p>12.689439</text:p>
          </table:table-cell>
          <table:table-cell office:value-type="float" office:value="0.630389" calcext:value-type="float">
            <text:p>0.630389</text:p>
          </table:table-cell>
          <table:table-cell office:value-type="float" office:value="0.575006" calcext:value-type="float">
            <text:p>0.575006</text:p>
          </table:table-cell>
          <table:table-cell office:value-type="float" office:value="226.919855" calcext:value-type="float">
            <text:p>226.919855</text:p>
          </table:table-cell>
          <table:table-cell office:value-type="float" office:value="80.641564" calcext:value-type="float">
            <text:p>80.641564</text:p>
          </table:table-cell>
          <table:table-cell office:value-type="float" office:value="1.722712" calcext:value-type="float">
            <text:p>1.722712</text:p>
          </table:table-cell>
          <table:table-cell office:value-type="float" office:value="1.57346" calcext:value-type="float">
            <text:p>1.57346</text:p>
          </table:table-cell>
          <table:table-cell office:value-type="float" office:value="950.875425" calcext:value-type="float">
            <text:p>950.875425</text:p>
          </table:table-cell>
          <table:table-cell office:value-type="float" office:value="324.058893" calcext:value-type="float">
            <text:p>324.058893</text:p>
          </table:table-cell>
          <table:table-cell office:value-type="float" office:value="3.683444" calcext:value-type="float">
            <text:p>3.683444</text:p>
          </table:table-cell>
          <table:table-cell office:value-type="float" office:value="3.506186" calcext:value-type="float">
            <text:p>3.506186</text:p>
          </table:table-cell>
          <table:table-cell table:number-columns-repeated="1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005587" calcext:value-type="float">
            <text:p>0.005587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02147" calcext:value-type="float">
            <text:p>0.402147</text:p>
          </table:table-cell>
          <table:table-cell office:value-type="float" office:value="0.129346" calcext:value-type="float">
            <text:p>0.129346</text:p>
          </table:table-cell>
          <table:table-cell office:value-type="float" office:value="0.040089" calcext:value-type="float">
            <text:p>0.040089</text:p>
          </table:table-cell>
          <table:table-cell office:value-type="float" office:value="0.045397" calcext:value-type="float">
            <text:p>0.045397</text:p>
          </table:table-cell>
          <table:table-cell office:value-type="float" office:value="2.617312" calcext:value-type="float">
            <text:p>2.617312</text:p>
          </table:table-cell>
          <table:table-cell office:value-type="float" office:value="0.957317" calcext:value-type="float">
            <text:p>0.957317</text:p>
          </table:table-cell>
          <table:table-cell office:value-type="float" office:value="0.133467" calcext:value-type="float">
            <text:p>0.133467</text:p>
          </table:table-cell>
          <table:table-cell office:value-type="float" office:value="0.116216" calcext:value-type="float">
            <text:p>0.116216</text:p>
          </table:table-cell>
          <table:table-cell office:value-type="float" office:value="9.99146" calcext:value-type="float">
            <text:p>9.99146</text:p>
          </table:table-cell>
          <table:table-cell office:value-type="float" office:value="3.097053" calcext:value-type="float">
            <text:p>3.097053</text:p>
          </table:table-cell>
          <table:table-cell office:value-type="float" office:value="0.291169" calcext:value-type="float">
            <text:p>0.291169</text:p>
          </table:table-cell>
          <table:table-cell office:value-type="float" office:value="0.247239" calcext:value-type="float">
            <text:p>0.247239</text:p>
          </table:table-cell>
          <table:table-cell office:value-type="float" office:value="37.087112" calcext:value-type="float">
            <text:p>37.087112</text:p>
          </table:table-cell>
          <table:table-cell office:value-type="float" office:value="18.721582" calcext:value-type="float">
            <text:p>18.721582</text:p>
          </table:table-cell>
          <table:table-cell office:value-type="float" office:value="0.637094" calcext:value-type="float">
            <text:p>0.637094</text:p>
          </table:table-cell>
          <table:table-cell office:value-type="float" office:value="0.582618" calcext:value-type="float">
            <text:p>0.582618</text:p>
          </table:table-cell>
          <table:table-cell office:value-type="float" office:value="224.613338" calcext:value-type="float">
            <text:p>224.613338</text:p>
          </table:table-cell>
          <table:table-cell office:value-type="float" office:value="80.862194" calcext:value-type="float">
            <text:p>80.862194</text:p>
          </table:table-cell>
          <table:table-cell office:value-type="float" office:value="1.737588" calcext:value-type="float">
            <text:p>1.737588</text:p>
          </table:table-cell>
          <table:table-cell office:value-type="float" office:value="1.54273" calcext:value-type="float">
            <text:p>1.54273</text:p>
          </table:table-cell>
          <table:table-cell office:value-type="float" office:value="943.087043" calcext:value-type="float">
            <text:p>943.087043</text:p>
          </table:table-cell>
          <table:table-cell office:value-type="float" office:value="324.782522" calcext:value-type="float">
            <text:p>324.782522</text:p>
          </table:table-cell>
          <table:table-cell office:value-type="float" office:value="3.72095" calcext:value-type="float">
            <text:p>3.72095</text:p>
          </table:table-cell>
          <table:table-cell office:value-type="float" office:value="3.169481" calcext:value-type="float">
            <text:p>3.169481</text:p>
          </table:table-cell>
          <table:table-cell table:number-columns-repeated="1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006286" calcext:value-type="float">
            <text:p>0.006286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401868" calcext:value-type="float">
            <text:p>0.401868</text:p>
          </table:table-cell>
          <table:table-cell office:value-type="float" office:value="0.128299" calcext:value-type="float">
            <text:p>0.128299</text:p>
          </table:table-cell>
          <table:table-cell office:value-type="float" office:value="0.038972" calcext:value-type="float">
            <text:p>0.038972</text:p>
          </table:table-cell>
          <table:table-cell office:value-type="float" office:value="0.043721" calcext:value-type="float">
            <text:p>0.043721</text:p>
          </table:table-cell>
          <table:table-cell office:value-type="float" office:value="2.378733" calcext:value-type="float">
            <text:p>2.378733</text:p>
          </table:table-cell>
          <table:table-cell office:value-type="float" office:value="0.835514" calcext:value-type="float">
            <text:p>0.835514</text:p>
          </table:table-cell>
          <table:table-cell office:value-type="float" office:value="0.132141" calcext:value-type="float">
            <text:p>0.132141</text:p>
          </table:table-cell>
          <table:table-cell office:value-type="float" office:value="0.113423" calcext:value-type="float">
            <text:p>0.113423</text:p>
          </table:table-cell>
          <table:table-cell office:value-type="float" office:value="9.214263" calcext:value-type="float">
            <text:p>9.214263</text:p>
          </table:table-cell>
          <table:table-cell office:value-type="float" office:value="3.093072" calcext:value-type="float">
            <text:p>3.093072</text:p>
          </table:table-cell>
          <table:table-cell office:value-type="float" office:value="0.304719" calcext:value-type="float">
            <text:p>0.304719</text:p>
          </table:table-cell>
          <table:table-cell office:value-type="float" office:value="0.247309" calcext:value-type="float">
            <text:p>0.247309</text:p>
          </table:table-cell>
          <table:table-cell office:value-type="float" office:value="36.674068" calcext:value-type="float">
            <text:p>36.674068</text:p>
          </table:table-cell>
          <table:table-cell office:value-type="float" office:value="12.695724" calcext:value-type="float">
            <text:p>12.695724</text:p>
          </table:table-cell>
          <table:table-cell office:value-type="float" office:value="0.640936" calcext:value-type="float">
            <text:p>0.640936</text:p>
          </table:table-cell>
          <table:table-cell office:value-type="float" office:value="0.545323" calcext:value-type="float">
            <text:p>0.545323</text:p>
          </table:table-cell>
          <table:table-cell office:value-type="float" office:value="225.919375" calcext:value-type="float">
            <text:p>225.919375</text:p>
          </table:table-cell>
          <table:table-cell office:value-type="float" office:value="80.667406" calcext:value-type="float">
            <text:p>80.667406</text:p>
          </table:table-cell>
          <table:table-cell office:value-type="float" office:value="1.721454" calcext:value-type="float">
            <text:p>1.721454</text:p>
          </table:table-cell>
          <table:table-cell office:value-type="float" office:value="1.567174" calcext:value-type="float">
            <text:p>1.567174</text:p>
          </table:table-cell>
          <table:table-cell office:value-type="float" office:value="917.086284" calcext:value-type="float">
            <text:p>917.086284</text:p>
          </table:table-cell>
          <table:table-cell office:value-type="float" office:value="323.769958" calcext:value-type="float">
            <text:p>323.769958</text:p>
          </table:table-cell>
          <table:table-cell office:value-type="float" office:value="3.68519" calcext:value-type="float">
            <text:p>3.68519</text:p>
          </table:table-cell>
          <table:table-cell office:value-type="float" office:value="3.20042" calcext:value-type="float">
            <text:p>3.20042</text:p>
          </table:table-cell>
          <table:table-cell table:number-columns-repeated="1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7613" calcext:value-type="float">
            <text:p>0.00761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419" calcext:value-type="float">
            <text:p>0.00419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459906" calcext:value-type="float">
            <text:p>0.459906</text:p>
          </table:table-cell>
          <table:table-cell office:value-type="float" office:value="0.121454" calcext:value-type="float">
            <text:p>0.121454</text:p>
          </table:table-cell>
          <table:table-cell office:value-type="float" office:value="0.051054" calcext:value-type="float">
            <text:p>0.051054</text:p>
          </table:table-cell>
          <table:table-cell office:value-type="float" office:value="0.054337" calcext:value-type="float">
            <text:p>0.054337</text:p>
          </table:table-cell>
          <table:table-cell office:value-type="float" office:value="2.537692" calcext:value-type="float">
            <text:p>2.537692</text:p>
          </table:table-cell>
          <table:table-cell office:value-type="float" office:value="1.143864" calcext:value-type="float">
            <text:p>1.143864</text:p>
          </table:table-cell>
          <table:table-cell office:value-type="float" office:value="0.137937" calcext:value-type="float">
            <text:p>0.137937</text:p>
          </table:table-cell>
          <table:table-cell office:value-type="float" office:value="0.12802" calcext:value-type="float">
            <text:p>0.12802</text:p>
          </table:table-cell>
          <table:table-cell office:value-type="float" office:value="9.309317" calcext:value-type="float">
            <text:p>9.309317</text:p>
          </table:table-cell>
          <table:table-cell office:value-type="float" office:value="3.073587" calcext:value-type="float">
            <text:p>3.073587</text:p>
          </table:table-cell>
          <table:table-cell office:value-type="float" office:value="0.297106" calcext:value-type="float">
            <text:p>0.297106</text:p>
          </table:table-cell>
          <table:table-cell office:value-type="float" office:value="0.263861" calcext:value-type="float">
            <text:p>0.263861</text:p>
          </table:table-cell>
          <table:table-cell office:value-type="float" office:value="38.617409" calcext:value-type="float">
            <text:p>38.617409</text:p>
          </table:table-cell>
          <table:table-cell office:value-type="float" office:value="13.02384" calcext:value-type="float">
            <text:p>13.02384</text:p>
          </table:table-cell>
          <table:table-cell office:value-type="float" office:value="0.635907" calcext:value-type="float">
            <text:p>0.635907</text:p>
          </table:table-cell>
          <table:table-cell office:value-type="float" office:value="0.552586" calcext:value-type="float">
            <text:p>0.552586</text:p>
          </table:table-cell>
          <table:table-cell office:value-type="float" office:value="225.708035" calcext:value-type="float">
            <text:p>225.708035</text:p>
          </table:table-cell>
          <table:table-cell office:value-type="float" office:value="81.895221" calcext:value-type="float">
            <text:p>81.895221</text:p>
          </table:table-cell>
          <table:table-cell office:value-type="float" office:value="1.698896" calcext:value-type="float">
            <text:p>1.698896</text:p>
          </table:table-cell>
          <table:table-cell office:value-type="float" office:value="1.549783" calcext:value-type="float">
            <text:p>1.549783</text:p>
          </table:table-cell>
          <table:table-cell office:value-type="float" office:value="937.960324" calcext:value-type="float">
            <text:p>937.960324</text:p>
          </table:table-cell>
          <table:table-cell office:value-type="float" office:value="325.586259" calcext:value-type="float">
            <text:p>325.586259</text:p>
          </table:table-cell>
          <table:table-cell office:value-type="float" office:value="3.669686" calcext:value-type="float">
            <text:p>3.669686</text:p>
          </table:table-cell>
          <table:table-cell office:value-type="float" office:value="3.173182" calcext:value-type="float">
            <text:p>3.173182</text:p>
          </table:table-cell>
          <table:table-cell table:number-columns-repeated="1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403405" calcext:value-type="float">
            <text:p>0.403405</text:p>
          </table:table-cell>
          <table:table-cell office:value-type="float" office:value="0.121105" calcext:value-type="float">
            <text:p>0.121105</text:p>
          </table:table-cell>
          <table:table-cell office:value-type="float" office:value="0.046235" calcext:value-type="float">
            <text:p>0.046235</text:p>
          </table:table-cell>
          <table:table-cell office:value-type="float" office:value="0.049727" calcext:value-type="float">
            <text:p>0.049727</text:p>
          </table:table-cell>
          <table:table-cell office:value-type="float" office:value="2.394308" calcext:value-type="float">
            <text:p>2.394308</text:p>
          </table:table-cell>
          <table:table-cell office:value-type="float" office:value="1.016753" calcext:value-type="float">
            <text:p>1.016753</text:p>
          </table:table-cell>
          <table:table-cell office:value-type="float" office:value="0.13647" calcext:value-type="float">
            <text:p>0.13647</text:p>
          </table:table-cell>
          <table:table-cell office:value-type="float" office:value="0.119708" calcext:value-type="float">
            <text:p>0.119708</text:p>
          </table:table-cell>
          <table:table-cell office:value-type="float" office:value="9.31274" calcext:value-type="float">
            <text:p>9.31274</text:p>
          </table:table-cell>
          <table:table-cell office:value-type="float" office:value="3.074005" calcext:value-type="float">
            <text:p>3.074005</text:p>
          </table:table-cell>
          <table:table-cell office:value-type="float" office:value="0.301785" calcext:value-type="float">
            <text:p>0.301785</text:p>
          </table:table-cell>
          <table:table-cell office:value-type="float" office:value="0.259462" calcext:value-type="float">
            <text:p>0.259462</text:p>
          </table:table-cell>
          <table:table-cell office:value-type="float" office:value="36.938978" calcext:value-type="float">
            <text:p>36.938978</text:p>
          </table:table-cell>
          <table:table-cell office:value-type="float" office:value="12.797693" calcext:value-type="float">
            <text:p>12.797693</text:p>
          </table:table-cell>
          <table:table-cell office:value-type="float" office:value="0.634092" calcext:value-type="float">
            <text:p>0.634092</text:p>
          </table:table-cell>
          <table:table-cell office:value-type="float" office:value="0.567532" calcext:value-type="float">
            <text:p>0.567532</text:p>
          </table:table-cell>
          <table:table-cell office:value-type="float" office:value="226.07142" calcext:value-type="float">
            <text:p>226.07142</text:p>
          </table:table-cell>
          <table:table-cell office:value-type="float" office:value="81.074722" calcext:value-type="float">
            <text:p>81.074722</text:p>
          </table:table-cell>
          <table:table-cell office:value-type="float" office:value="1.722222" calcext:value-type="float">
            <text:p>1.722222</text:p>
          </table:table-cell>
          <table:table-cell office:value-type="float" office:value="1.599092" calcext:value-type="float">
            <text:p>1.599092</text:p>
          </table:table-cell>
          <table:table-cell office:value-type="float" office:value="919.779934" calcext:value-type="float">
            <text:p>919.779934</text:p>
          </table:table-cell>
          <table:table-cell office:value-type="float" office:value="325.240683" calcext:value-type="float">
            <text:p>325.240683</text:p>
          </table:table-cell>
          <table:table-cell office:value-type="float" office:value="3.70761" calcext:value-type="float">
            <text:p>3.70761</text:p>
          </table:table-cell>
          <table:table-cell office:value-type="float" office:value="3.215786" calcext:value-type="float">
            <text:p>3.215786</text:p>
          </table:table-cell>
          <table:table-cell table:number-columns-repeated="1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005867" calcext:value-type="float">
            <text:p>0.005867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513266" calcext:value-type="float">
            <text:p>0.513266</text:p>
          </table:table-cell>
          <table:table-cell office:value-type="float" office:value="0.121385" calcext:value-type="float">
            <text:p>0.121385</text:p>
          </table:table-cell>
          <table:table-cell office:value-type="float" office:value="0.042952" calcext:value-type="float">
            <text:p>0.042952</text:p>
          </table:table-cell>
          <table:table-cell office:value-type="float" office:value="0.047911" calcext:value-type="float">
            <text:p>0.047911</text:p>
          </table:table-cell>
          <table:table-cell office:value-type="float" office:value="2.397031" calcext:value-type="float">
            <text:p>2.397031</text:p>
          </table:table-cell>
          <table:table-cell office:value-type="float" office:value="0.802199" calcext:value-type="float">
            <text:p>0.802199</text:p>
          </table:table-cell>
          <table:table-cell office:value-type="float" office:value="0.133188" calcext:value-type="float">
            <text:p>0.133188</text:p>
          </table:table-cell>
          <table:table-cell office:value-type="float" office:value="0.116635" calcext:value-type="float">
            <text:p>0.116635</text:p>
          </table:table-cell>
          <table:table-cell office:value-type="float" office:value="10.283327" calcext:value-type="float">
            <text:p>10.283327</text:p>
          </table:table-cell>
          <table:table-cell office:value-type="float" office:value="3.073866" calcext:value-type="float">
            <text:p>3.073866</text:p>
          </table:table-cell>
          <table:table-cell office:value-type="float" office:value="0.292426" calcext:value-type="float">
            <text:p>0.292426</text:p>
          </table:table-cell>
          <table:table-cell office:value-type="float" office:value="0.248217" calcext:value-type="float">
            <text:p>0.248217</text:p>
          </table:table-cell>
          <table:table-cell office:value-type="float" office:value="37.025931" calcext:value-type="float">
            <text:p>37.025931</text:p>
          </table:table-cell>
          <table:table-cell office:value-type="float" office:value="12.766963" calcext:value-type="float">
            <text:p>12.766963</text:p>
          </table:table-cell>
          <table:table-cell office:value-type="float" office:value="0.919534" calcext:value-type="float">
            <text:p>0.919534</text:p>
          </table:table-cell>
          <table:table-cell office:value-type="float" office:value="0.565716" calcext:value-type="float">
            <text:p>0.565716</text:p>
          </table:table-cell>
          <table:table-cell office:value-type="float" office:value="225.734435" calcext:value-type="float">
            <text:p>225.734435</text:p>
          </table:table-cell>
          <table:table-cell office:value-type="float" office:value="82.096643" calcext:value-type="float">
            <text:p>82.096643</text:p>
          </table:table-cell>
          <table:table-cell office:value-type="float" office:value="1.735423" calcext:value-type="float">
            <text:p>1.735423</text:p>
          </table:table-cell>
          <table:table-cell office:value-type="float" office:value="1.555023" calcext:value-type="float">
            <text:p>1.555023</text:p>
          </table:table-cell>
          <table:table-cell office:value-type="float" office:value="906.285916" calcext:value-type="float">
            <text:p>906.285916</text:p>
          </table:table-cell>
          <table:table-cell office:value-type="float" office:value="324.240551" calcext:value-type="float">
            <text:p>324.240551</text:p>
          </table:table-cell>
          <table:table-cell office:value-type="float" office:value="3.649641" calcext:value-type="float">
            <text:p>3.649641</text:p>
          </table:table-cell>
          <table:table-cell office:value-type="float" office:value="3.148459" calcext:value-type="float">
            <text:p>3.148459</text:p>
          </table:table-cell>
          <table:table-cell table:number-columns-repeated="1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416884" calcext:value-type="float">
            <text:p>0.416884</text:p>
          </table:table-cell>
          <table:table-cell office:value-type="float" office:value="0.121175" calcext:value-type="float">
            <text:p>0.121175</text:p>
          </table:table-cell>
          <table:table-cell office:value-type="float" office:value="0.040368" calcext:value-type="float">
            <text:p>0.040368</text:p>
          </table:table-cell>
          <table:table-cell office:value-type="float" office:value="0.044" calcext:value-type="float">
            <text:p>0.044</text:p>
          </table:table-cell>
          <table:table-cell office:value-type="float" office:value="2.36693" calcext:value-type="float">
            <text:p>2.36693</text:p>
          </table:table-cell>
          <table:table-cell office:value-type="float" office:value="0.77587" calcext:value-type="float">
            <text:p>0.77587</text:p>
          </table:table-cell>
          <table:table-cell office:value-type="float" office:value="0.13242" calcext:value-type="float">
            <text:p>0.13242</text:p>
          </table:table-cell>
          <table:table-cell office:value-type="float" office:value="0.1144" calcext:value-type="float">
            <text:p>0.1144</text:p>
          </table:table-cell>
          <table:table-cell office:value-type="float" office:value="9.371337" calcext:value-type="float">
            <text:p>9.371337</text:p>
          </table:table-cell>
          <table:table-cell office:value-type="float" office:value="3.079313" calcext:value-type="float">
            <text:p>3.079313</text:p>
          </table:table-cell>
          <table:table-cell office:value-type="float" office:value="0.292986" calcext:value-type="float">
            <text:p>0.292986</text:p>
          </table:table-cell>
          <table:table-cell office:value-type="float" office:value="0.254083" calcext:value-type="float">
            <text:p>0.254083</text:p>
          </table:table-cell>
          <table:table-cell office:value-type="float" office:value="36.566303" calcext:value-type="float">
            <text:p>36.566303</text:p>
          </table:table-cell>
          <table:table-cell office:value-type="float" office:value="12.967408" calcext:value-type="float">
            <text:p>12.967408</text:p>
          </table:table-cell>
          <table:table-cell office:value-type="float" office:value="0.638492" calcext:value-type="float">
            <text:p>0.638492</text:p>
          </table:table-cell>
          <table:table-cell office:value-type="float" office:value="0.578777" calcext:value-type="float">
            <text:p>0.578777</text:p>
          </table:table-cell>
          <table:table-cell office:value-type="float" office:value="225.422872" calcext:value-type="float">
            <text:p>225.422872</text:p>
          </table:table-cell>
          <table:table-cell office:value-type="float" office:value="80.964791" calcext:value-type="float">
            <text:p>80.964791</text:p>
          </table:table-cell>
          <table:table-cell office:value-type="float" office:value="1.743524" calcext:value-type="float">
            <text:p>1.743524</text:p>
          </table:table-cell>
          <table:table-cell office:value-type="float" office:value="1.562145" calcext:value-type="float">
            <text:p>1.562145</text:p>
          </table:table-cell>
          <table:table-cell office:value-type="float" office:value="903.126143" calcext:value-type="float">
            <text:p>903.126143</text:p>
          </table:table-cell>
          <table:table-cell office:value-type="float" office:value="325.913676" calcext:value-type="float">
            <text:p>325.913676</text:p>
          </table:table-cell>
          <table:table-cell office:value-type="float" office:value="3.630854" calcext:value-type="float">
            <text:p>3.630854</text:p>
          </table:table-cell>
          <table:table-cell office:value-type="float" office:value="3.173392" calcext:value-type="float">
            <text:p>3.173392</text:p>
          </table:table-cell>
          <table:table-cell table:number-columns-repeated="1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402706" calcext:value-type="float">
            <text:p>0.402706</text:p>
          </table:table-cell>
          <table:table-cell office:value-type="float" office:value="0.120337" calcext:value-type="float">
            <text:p>0.120337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42394" calcext:value-type="float">
            <text:p>0.042394</text:p>
          </table:table-cell>
          <table:table-cell office:value-type="float" office:value="2.364555" calcext:value-type="float">
            <text:p>2.364555</text:p>
          </table:table-cell>
          <table:table-cell office:value-type="float" office:value="0.780409" calcext:value-type="float">
            <text:p>0.780409</text:p>
          </table:table-cell>
          <table:table-cell office:value-type="float" office:value="0.132" calcext:value-type="float">
            <text:p>0.132</text:p>
          </table:table-cell>
          <table:table-cell office:value-type="float" office:value="0.11419" calcext:value-type="float">
            <text:p>0.11419</text:p>
          </table:table-cell>
          <table:table-cell office:value-type="float" office:value="10.055644" calcext:value-type="float">
            <text:p>10.055644</text:p>
          </table:table-cell>
          <table:table-cell office:value-type="float" office:value="3.076938" calcext:value-type="float">
            <text:p>3.076938</text:p>
          </table:table-cell>
          <table:table-cell office:value-type="float" office:value="0.290541" calcext:value-type="float">
            <text:p>0.290541</text:p>
          </table:table-cell>
          <table:table-cell office:value-type="float" office:value="0.252896" calcext:value-type="float">
            <text:p>0.252896</text:p>
          </table:table-cell>
          <table:table-cell office:value-type="float" office:value="36.767795" calcext:value-type="float">
            <text:p>36.767795</text:p>
          </table:table-cell>
          <table:table-cell office:value-type="float" office:value="12.717934" calcext:value-type="float">
            <text:p>12.717934</text:p>
          </table:table-cell>
          <table:table-cell office:value-type="float" office:value="0.644637" calcext:value-type="float">
            <text:p>0.644637</text:p>
          </table:table-cell>
          <table:table-cell office:value-type="float" office:value="0.562783" calcext:value-type="float">
            <text:p>0.562783</text:p>
          </table:table-cell>
          <table:table-cell office:value-type="float" office:value="225.036857" calcext:value-type="float">
            <text:p>225.036857</text:p>
          </table:table-cell>
          <table:table-cell office:value-type="float" office:value="81.082614" calcext:value-type="float">
            <text:p>81.082614</text:p>
          </table:table-cell>
          <table:table-cell office:value-type="float" office:value="1.742127" calcext:value-type="float">
            <text:p>1.742127</text:p>
          </table:table-cell>
          <table:table-cell office:value-type="float" office:value="1.58205" calcext:value-type="float">
            <text:p>1.58205</text:p>
          </table:table-cell>
          <table:table-cell office:value-type="float" office:value="901.413838" calcext:value-type="float">
            <text:p>901.413838</text:p>
          </table:table-cell>
          <table:table-cell office:value-type="float" office:value="324.588781" calcext:value-type="float">
            <text:p>324.588781</text:p>
          </table:table-cell>
          <table:table-cell office:value-type="float" office:value="3.631902" calcext:value-type="float">
            <text:p>3.631902</text:p>
          </table:table-cell>
          <table:table-cell office:value-type="float" office:value="3.232896" calcext:value-type="float">
            <text:p>3.232896</text:p>
          </table:table-cell>
          <table:table-cell table:number-columns-repeated="1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07683" calcext:value-type="float">
            <text:p>0.007683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003702" calcext:value-type="float">
            <text:p>0.003702</text:p>
          </table:table-cell>
          <table:table-cell office:value-type="float" office:value="0.476598" calcext:value-type="float">
            <text:p>0.476598</text:p>
          </table:table-cell>
          <table:table-cell office:value-type="float" office:value="0.126344" calcext:value-type="float">
            <text:p>0.126344</text:p>
          </table:table-cell>
          <table:table-cell office:value-type="float" office:value="0.050007" calcext:value-type="float">
            <text:p>0.050007</text:p>
          </table:table-cell>
          <table:table-cell office:value-type="float" office:value="0.054896" calcext:value-type="float">
            <text:p>0.054896</text:p>
          </table:table-cell>
          <table:table-cell office:value-type="float" office:value="2.36672" calcext:value-type="float">
            <text:p>2.36672</text:p>
          </table:table-cell>
          <table:table-cell office:value-type="float" office:value="0.770422" calcext:value-type="float">
            <text:p>0.770422</text:p>
          </table:table-cell>
          <table:table-cell office:value-type="float" office:value="0.142896" calcext:value-type="float">
            <text:p>0.142896</text:p>
          </table:table-cell>
          <table:table-cell office:value-type="float" office:value="0.122083" calcext:value-type="float">
            <text:p>0.122083</text:p>
          </table:table-cell>
          <table:table-cell office:value-type="float" office:value="9.312111" calcext:value-type="float">
            <text:p>9.312111</text:p>
          </table:table-cell>
          <table:table-cell office:value-type="float" office:value="3.100195" calcext:value-type="float">
            <text:p>3.100195</text:p>
          </table:table-cell>
          <table:table-cell office:value-type="float" office:value="0.296197" calcext:value-type="float">
            <text:p>0.296197</text:p>
          </table:table-cell>
          <table:table-cell office:value-type="float" office:value="0.261487" calcext:value-type="float">
            <text:p>0.261487</text:p>
          </table:table-cell>
          <table:table-cell office:value-type="float" office:value="38.435542" calcext:value-type="float">
            <text:p>38.435542</text:p>
          </table:table-cell>
          <table:table-cell office:value-type="float" office:value="13.188946" calcext:value-type="float">
            <text:p>13.188946</text:p>
          </table:table-cell>
          <table:table-cell office:value-type="float" office:value="0.634441" calcext:value-type="float">
            <text:p>0.634441</text:p>
          </table:table-cell>
          <table:table-cell office:value-type="float" office:value="0.572002" calcext:value-type="float">
            <text:p>0.572002</text:p>
          </table:table-cell>
          <table:table-cell office:value-type="float" office:value="226.237993" calcext:value-type="float">
            <text:p>226.237993</text:p>
          </table:table-cell>
          <table:table-cell office:value-type="float" office:value="81.63988" calcext:value-type="float">
            <text:p>81.63988</text:p>
          </table:table-cell>
          <table:table-cell office:value-type="float" office:value="1.738496" calcext:value-type="float">
            <text:p>1.738496</text:p>
          </table:table-cell>
          <table:table-cell office:value-type="float" office:value="1.56934" calcext:value-type="float">
            <text:p>1.56934</text:p>
          </table:table-cell>
          <table:table-cell office:value-type="float" office:value="908.397366" calcext:value-type="float">
            <text:p>908.397366</text:p>
          </table:table-cell>
          <table:table-cell office:value-type="float" office:value="327.457943" calcext:value-type="float">
            <text:p>327.457943</text:p>
          </table:table-cell>
          <table:table-cell office:value-type="float" office:value="3.680651" calcext:value-type="float">
            <text:p>3.680651</text:p>
          </table:table-cell>
          <table:table-cell office:value-type="float" office:value="3.206357" calcext:value-type="float">
            <text:p>3.206357</text:p>
          </table:table-cell>
          <table:table-cell table:number-columns-repeated="1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06286" calcext:value-type="float">
            <text:p>0.006286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02985" calcext:value-type="float">
            <text:p>0.402985</text:p>
          </table:table-cell>
          <table:table-cell office:value-type="float" office:value="0.126553" calcext:value-type="float">
            <text:p>0.126553</text:p>
          </table:table-cell>
          <table:table-cell office:value-type="float" office:value="0.045886" calcext:value-type="float">
            <text:p>0.045886</text:p>
          </table:table-cell>
          <table:table-cell office:value-type="float" office:value="0.050495" calcext:value-type="float">
            <text:p>0.050495</text:p>
          </table:table-cell>
          <table:table-cell office:value-type="float" office:value="2.621363" calcext:value-type="float">
            <text:p>2.621363</text:p>
          </table:table-cell>
          <table:table-cell office:value-type="float" office:value="0.76714" calcext:value-type="float">
            <text:p>0.76714</text:p>
          </table:table-cell>
          <table:table-cell office:value-type="float" office:value="0.134654" calcext:value-type="float">
            <text:p>0.134654</text:p>
          </table:table-cell>
          <table:table-cell office:value-type="float" office:value="0.118451" calcext:value-type="float">
            <text:p>0.118451</text:p>
          </table:table-cell>
          <table:table-cell office:value-type="float" office:value="9.330619" calcext:value-type="float">
            <text:p>9.330619</text:p>
          </table:table-cell>
          <table:table-cell office:value-type="float" office:value="3.095656" calcext:value-type="float">
            <text:p>3.095656</text:p>
          </table:table-cell>
          <table:table-cell office:value-type="float" office:value="0.292496" calcext:value-type="float">
            <text:p>0.292496</text:p>
          </table:table-cell>
          <table:table-cell office:value-type="float" office:value="0.258274" calcext:value-type="float">
            <text:p>0.258274</text:p>
          </table:table-cell>
          <table:table-cell office:value-type="float" office:value="37.016991" calcext:value-type="float">
            <text:p>37.016991</text:p>
          </table:table-cell>
          <table:table-cell office:value-type="float" office:value="13.078246" calcext:value-type="float">
            <text:p>13.078246</text:p>
          </table:table-cell>
          <table:table-cell office:value-type="float" office:value="0.640587" calcext:value-type="float">
            <text:p>0.640587</text:p>
          </table:table-cell>
          <table:table-cell office:value-type="float" office:value="0.566484" calcext:value-type="float">
            <text:p>0.566484</text:p>
          </table:table-cell>
          <table:table-cell office:value-type="float" office:value="226.394647" calcext:value-type="float">
            <text:p>226.394647</text:p>
          </table:table-cell>
          <table:table-cell office:value-type="float" office:value="81.491397" calcext:value-type="float">
            <text:p>81.491397</text:p>
          </table:table-cell>
          <table:table-cell office:value-type="float" office:value="1.724877" calcext:value-type="float">
            <text:p>1.724877</text:p>
          </table:table-cell>
          <table:table-cell office:value-type="float" office:value="1.522895" calcext:value-type="float">
            <text:p>1.522895</text:p>
          </table:table-cell>
          <table:table-cell office:value-type="float" office:value="923.73681" calcext:value-type="float">
            <text:p>923.73681</text:p>
          </table:table-cell>
          <table:table-cell office:value-type="float" office:value="326.21204" calcext:value-type="float">
            <text:p>326.21204</text:p>
          </table:table-cell>
          <table:table-cell office:value-type="float" office:value="3.655158" calcext:value-type="float">
            <text:p>3.655158</text:p>
          </table:table-cell>
          <table:table-cell office:value-type="float" office:value="3.241836" calcext:value-type="float">
            <text:p>3.241836</text:p>
          </table:table-cell>
          <table:table-cell table:number-columns-repeated="1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06076" calcext:value-type="float">
            <text:p>0.006076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419608" calcext:value-type="float">
            <text:p>0.419608</text:p>
          </table:table-cell>
          <table:table-cell office:value-type="float" office:value="0.132489" calcext:value-type="float">
            <text:p>0.132489</text:p>
          </table:table-cell>
          <table:table-cell office:value-type="float" office:value="0.043721" calcext:value-type="float">
            <text:p>0.043721</text:p>
          </table:table-cell>
          <table:table-cell office:value-type="float" office:value="0.047632" calcext:value-type="float">
            <text:p>0.047632</text:p>
          </table:table-cell>
          <table:table-cell office:value-type="float" office:value="2.500955" calcext:value-type="float">
            <text:p>2.500955</text:p>
          </table:table-cell>
          <table:table-cell office:value-type="float" office:value="0.767907" calcext:value-type="float">
            <text:p>0.767907</text:p>
          </table:table-cell>
          <table:table-cell office:value-type="float" office:value="0.13256" calcext:value-type="float">
            <text:p>0.13256</text:p>
          </table:table-cell>
          <table:table-cell office:value-type="float" office:value="0.112096" calcext:value-type="float">
            <text:p>0.112096</text:p>
          </table:table-cell>
          <table:table-cell office:value-type="float" office:value="10.273759" calcext:value-type="float">
            <text:p>10.273759</text:p>
          </table:table-cell>
          <table:table-cell office:value-type="float" office:value="3.101802" calcext:value-type="float">
            <text:p>3.101802</text:p>
          </table:table-cell>
          <table:table-cell office:value-type="float" office:value="0.291938" calcext:value-type="float">
            <text:p>0.291938</text:p>
          </table:table-cell>
          <table:table-cell office:value-type="float" office:value="0.255271" calcext:value-type="float">
            <text:p>0.255271</text:p>
          </table:table-cell>
          <table:table-cell office:value-type="float" office:value="36.950571" calcext:value-type="float">
            <text:p>36.950571</text:p>
          </table:table-cell>
          <table:table-cell office:value-type="float" office:value="17.015004" calcext:value-type="float">
            <text:p>17.015004</text:p>
          </table:table-cell>
          <table:table-cell office:value-type="float" office:value="0.654625" calcext:value-type="float">
            <text:p>0.654625</text:p>
          </table:table-cell>
          <table:table-cell office:value-type="float" office:value="0.560059" calcext:value-type="float">
            <text:p>0.560059</text:p>
          </table:table-cell>
          <table:table-cell office:value-type="float" office:value="224.870984" calcext:value-type="float">
            <text:p>224.870984</text:p>
          </table:table-cell>
          <table:table-cell office:value-type="float" office:value="82.286822" calcext:value-type="float">
            <text:p>82.286822</text:p>
          </table:table-cell>
          <table:table-cell office:value-type="float" office:value="1.727321" calcext:value-type="float">
            <text:p>1.727321</text:p>
          </table:table-cell>
          <table:table-cell office:value-type="float" office:value="1.571574" calcext:value-type="float">
            <text:p>1.571574</text:p>
          </table:table-cell>
          <table:table-cell office:value-type="float" office:value="921.34334" calcext:value-type="float">
            <text:p>921.34334</text:p>
          </table:table-cell>
          <table:table-cell office:value-type="float" office:value="324.146196" calcext:value-type="float">
            <text:p>324.146196</text:p>
          </table:table-cell>
          <table:table-cell office:value-type="float" office:value="3.680162" calcext:value-type="float">
            <text:p>3.680162</text:p>
          </table:table-cell>
          <table:table-cell office:value-type="float" office:value="3.203703" calcext:value-type="float">
            <text:p>3.203703</text:p>
          </table:table-cell>
          <table:table-cell table:number-columns-repeated="1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399493" calcext:value-type="float">
            <text:p>0.399493</text:p>
          </table:table-cell>
          <table:table-cell office:value-type="float" office:value="0.126762" calcext:value-type="float">
            <text:p>0.126762</text:p>
          </table:table-cell>
          <table:table-cell office:value-type="float" office:value="0.040927" calcext:value-type="float">
            <text:p>0.040927</text:p>
          </table:table-cell>
          <table:table-cell office:value-type="float" office:value="0.046444" calcext:value-type="float">
            <text:p>0.046444</text:p>
          </table:table-cell>
          <table:table-cell office:value-type="float" office:value="2.390675" calcext:value-type="float">
            <text:p>2.390675</text:p>
          </table:table-cell>
          <table:table-cell office:value-type="float" office:value="0.778803" calcext:value-type="float">
            <text:p>0.778803</text:p>
          </table:table-cell>
          <table:table-cell office:value-type="float" office:value="0.132908" calcext:value-type="float">
            <text:p>0.132908</text:p>
          </table:table-cell>
          <table:table-cell office:value-type="float" office:value="0.113493" calcext:value-type="float">
            <text:p>0.113493</text:p>
          </table:table-cell>
          <table:table-cell office:value-type="float" office:value="9.353038" calcext:value-type="float">
            <text:p>9.353038</text:p>
          </table:table-cell>
          <table:table-cell office:value-type="float" office:value="3.105154" calcext:value-type="float">
            <text:p>3.105154</text:p>
          </table:table-cell>
          <table:table-cell office:value-type="float" office:value="0.29075" calcext:value-type="float">
            <text:p>0.29075</text:p>
          </table:table-cell>
          <table:table-cell office:value-type="float" office:value="0.253804" calcext:value-type="float">
            <text:p>0.253804</text:p>
          </table:table-cell>
          <table:table-cell office:value-type="float" office:value="36.689573" calcext:value-type="float">
            <text:p>36.689573</text:p>
          </table:table-cell>
          <table:table-cell office:value-type="float" office:value="16.292773" calcext:value-type="float">
            <text:p>16.292773</text:p>
          </table:table-cell>
          <table:table-cell office:value-type="float" office:value="0.636047" calcext:value-type="float">
            <text:p>0.636047</text:p>
          </table:table-cell>
          <table:table-cell office:value-type="float" office:value="0.562295" calcext:value-type="float">
            <text:p>0.562295</text:p>
          </table:table-cell>
          <table:table-cell office:value-type="float" office:value="225.151048" calcext:value-type="float">
            <text:p>225.151048</text:p>
          </table:table-cell>
          <table:table-cell office:value-type="float" office:value="86.286647" calcext:value-type="float">
            <text:p>86.286647</text:p>
          </table:table-cell>
          <table:table-cell office:value-type="float" office:value="1.71489" calcext:value-type="float">
            <text:p>1.71489</text:p>
          </table:table-cell>
          <table:table-cell office:value-type="float" office:value="1.569898" calcext:value-type="float">
            <text:p>1.569898</text:p>
          </table:table-cell>
          <table:table-cell office:value-type="float" office:value="913.249262" calcext:value-type="float">
            <text:p>913.249262</text:p>
          </table:table-cell>
          <table:table-cell office:value-type="float" office:value="325.749059" calcext:value-type="float">
            <text:p>325.749059</text:p>
          </table:table-cell>
          <table:table-cell office:value-type="float" office:value="3.661235" calcext:value-type="float">
            <text:p>3.661235</text:p>
          </table:table-cell>
          <table:table-cell office:value-type="float" office:value="3.435856" calcext:value-type="float">
            <text:p>3.435856</text:p>
          </table:table-cell>
          <table:table-cell table:number-columns-repeated="1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1956" calcext:value-type="float">
            <text:p>0.001956</text:p>
          </table:table-cell>
          <table:table-cell table:number-columns-repeated="2" office:value-type="float" office:value="0.002375" calcext:value-type="float">
            <text:p>0.002375</text:p>
          </table:table-cell>
          <table:table-cell office:value-type="float" office:value="0.399913" calcext:value-type="float">
            <text:p>0.399913</text:p>
          </table:table-cell>
          <table:table-cell office:value-type="float" office:value="0.126343" calcext:value-type="float">
            <text:p>0.126343</text:p>
          </table:table-cell>
          <table:table-cell office:value-type="float" office:value="0.03946" calcext:value-type="float">
            <text:p>0.03946</text:p>
          </table:table-cell>
          <table:table-cell office:value-type="float" office:value="0.044559" calcext:value-type="float">
            <text:p>0.044559</text:p>
          </table:table-cell>
          <table:table-cell office:value-type="float" office:value="2.351634" calcext:value-type="float">
            <text:p>2.351634</text:p>
          </table:table-cell>
          <table:table-cell office:value-type="float" office:value="0.767349" calcext:value-type="float">
            <text:p>0.767349</text:p>
          </table:table-cell>
          <table:table-cell office:value-type="float" office:value="0.132001" calcext:value-type="float">
            <text:p>0.132001</text:p>
          </table:table-cell>
          <table:table-cell office:value-type="float" office:value="0.112166" calcext:value-type="float">
            <text:p>0.112166</text:p>
          </table:table-cell>
          <table:table-cell office:value-type="float" office:value="10.130374" calcext:value-type="float">
            <text:p>10.130374</text:p>
          </table:table-cell>
          <table:table-cell office:value-type="float" office:value="3.102012" calcext:value-type="float">
            <text:p>3.102012</text:p>
          </table:table-cell>
          <table:table-cell office:value-type="float" office:value="0.290611" calcext:value-type="float">
            <text:p>0.290611</text:p>
          </table:table-cell>
          <table:table-cell office:value-type="float" office:value="0.262884" calcext:value-type="float">
            <text:p>0.262884</text:p>
          </table:table-cell>
          <table:table-cell office:value-type="float" office:value="36.577548" calcext:value-type="float">
            <text:p>36.577548</text:p>
          </table:table-cell>
          <table:table-cell office:value-type="float" office:value="12.861528" calcext:value-type="float">
            <text:p>12.861528</text:p>
          </table:table-cell>
          <table:table-cell office:value-type="float" office:value="0.632555" calcext:value-type="float">
            <text:p>0.632555</text:p>
          </table:table-cell>
          <table:table-cell office:value-type="float" office:value="0.562225" calcext:value-type="float">
            <text:p>0.562225</text:p>
          </table:table-cell>
          <table:table-cell office:value-type="float" office:value="227.460289" calcext:value-type="float">
            <text:p>227.460289</text:p>
          </table:table-cell>
          <table:table-cell office:value-type="float" office:value="83.247982" calcext:value-type="float">
            <text:p>83.247982</text:p>
          </table:table-cell>
          <table:table-cell office:value-type="float" office:value="1.722642" calcext:value-type="float">
            <text:p>1.722642</text:p>
          </table:table-cell>
          <table:table-cell office:value-type="float" office:value="1.528063" calcext:value-type="float">
            <text:p>1.528063</text:p>
          </table:table-cell>
          <table:table-cell office:value-type="float" office:value="903.499518" calcext:value-type="float">
            <text:p>903.499518</text:p>
          </table:table-cell>
          <table:table-cell office:value-type="float" office:value="325.770989" calcext:value-type="float">
            <text:p>325.770989</text:p>
          </table:table-cell>
          <table:table-cell office:value-type="float" office:value="3.631064" calcext:value-type="float">
            <text:p>3.631064</text:p>
          </table:table-cell>
          <table:table-cell office:value-type="float" office:value="3.449894" calcext:value-type="float">
            <text:p>3.449894</text:p>
          </table:table-cell>
          <table:table-cell table:number-columns-repeated="1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07543" calcext:value-type="float">
            <text:p>0.00754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44503" calcext:value-type="float">
            <text:p>0.44503</text:p>
          </table:table-cell>
          <table:table-cell office:value-type="float" office:value="0.133677" calcext:value-type="float">
            <text:p>0.133677</text:p>
          </table:table-cell>
          <table:table-cell office:value-type="float" office:value="0.049517" calcext:value-type="float">
            <text:p>0.049517</text:p>
          </table:table-cell>
          <table:table-cell office:value-type="float" office:value="0.054406" calcext:value-type="float">
            <text:p>0.054406</text:p>
          </table:table-cell>
          <table:table-cell office:value-type="float" office:value="2.407438" calcext:value-type="float">
            <text:p>2.407438</text:p>
          </table:table-cell>
          <table:table-cell office:value-type="float" office:value="0.765044" calcext:value-type="float">
            <text:p>0.765044</text:p>
          </table:table-cell>
          <table:table-cell office:value-type="float" office:value="0.220839" calcext:value-type="float">
            <text:p>0.220839</text:p>
          </table:table-cell>
          <table:table-cell office:value-type="float" office:value="0.122921" calcext:value-type="float">
            <text:p>0.122921</text:p>
          </table:table-cell>
          <table:table-cell office:value-type="float" office:value="9.348428" calcext:value-type="float">
            <text:p>9.348428</text:p>
          </table:table-cell>
          <table:table-cell office:value-type="float" office:value="3.043903" calcext:value-type="float">
            <text:p>3.043903</text:p>
          </table:table-cell>
          <table:table-cell office:value-type="float" office:value="0.297595" calcext:value-type="float">
            <text:p>0.297595</text:p>
          </table:table-cell>
          <table:table-cell office:value-type="float" office:value="0.262185" calcext:value-type="float">
            <text:p>0.262185</text:p>
          </table:table-cell>
          <table:table-cell office:value-type="float" office:value="38.523333" calcext:value-type="float">
            <text:p>38.523333</text:p>
          </table:table-cell>
          <table:table-cell office:value-type="float" office:value="14.459084" calcext:value-type="float">
            <text:p>14.459084</text:p>
          </table:table-cell>
          <table:table-cell office:value-type="float" office:value="0.636396" calcext:value-type="float">
            <text:p>0.636396</text:p>
          </table:table-cell>
          <table:table-cell office:value-type="float" office:value="0.584922" calcext:value-type="float">
            <text:p>0.584922</text:p>
          </table:table-cell>
          <table:table-cell office:value-type="float" office:value="225.945636" calcext:value-type="float">
            <text:p>225.945636</text:p>
          </table:table-cell>
          <table:table-cell office:value-type="float" office:value="83.809298" calcext:value-type="float">
            <text:p>83.809298</text:p>
          </table:table-cell>
          <table:table-cell office:value-type="float" office:value="1.727042" calcext:value-type="float">
            <text:p>1.727042</text:p>
          </table:table-cell>
          <table:table-cell office:value-type="float" office:value="1.582679" calcext:value-type="float">
            <text:p>1.582679</text:p>
          </table:table-cell>
          <table:table-cell office:value-type="float" office:value="923.821599" calcext:value-type="float">
            <text:p>923.821599</text:p>
          </table:table-cell>
          <table:table-cell office:value-type="float" office:value="324.780636" calcext:value-type="float">
            <text:p>324.780636</text:p>
          </table:table-cell>
          <table:table-cell office:value-type="float" office:value="3.653693" calcext:value-type="float">
            <text:p>3.653693</text:p>
          </table:table-cell>
          <table:table-cell office:value-type="float" office:value="3.276338" calcext:value-type="float">
            <text:p>3.276338</text:p>
          </table:table-cell>
          <table:table-cell table:number-columns-repeated="1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.003352" calcext:value-type="float">
            <text:p>0.003352</text:p>
          </table:table-cell>
          <table:table-cell table:number-columns-repeated="2" office:value-type="float" office:value="0.002794" calcext:value-type="float">
            <text:p>0.002794</text:p>
          </table:table-cell>
          <table:table-cell office:value-type="float" office:value="0.402776" calcext:value-type="float">
            <text:p>0.402776</text:p>
          </table:table-cell>
          <table:table-cell office:value-type="float" office:value="0.133118" calcext:value-type="float">
            <text:p>0.133118</text:p>
          </table:table-cell>
          <table:table-cell office:value-type="float" office:value="0.045746" calcext:value-type="float">
            <text:p>0.045746</text:p>
          </table:table-cell>
          <table:table-cell office:value-type="float" office:value="0.050426" calcext:value-type="float">
            <text:p>0.050426</text:p>
          </table:table-cell>
          <table:table-cell office:value-type="float" office:value="2.374472" calcext:value-type="float">
            <text:p>2.374472</text:p>
          </table:table-cell>
          <table:table-cell office:value-type="float" office:value="0.909267" calcext:value-type="float">
            <text:p>0.909267</text:p>
          </table:table-cell>
          <table:table-cell office:value-type="float" office:value="0.173626" calcext:value-type="float">
            <text:p>0.173626</text:p>
          </table:table-cell>
          <table:table-cell office:value-type="float" office:value="0.11873" calcext:value-type="float">
            <text:p>0.11873</text:p>
          </table:table-cell>
          <table:table-cell office:value-type="float" office:value="9.463527" calcext:value-type="float">
            <text:p>9.463527</text:p>
          </table:table-cell>
          <table:table-cell office:value-type="float" office:value="3.044462" calcext:value-type="float">
            <text:p>3.044462</text:p>
          </table:table-cell>
          <table:table-cell office:value-type="float" office:value="0.293335" calcext:value-type="float">
            <text:p>0.293335</text:p>
          </table:table-cell>
          <table:table-cell office:value-type="float" office:value="0.258135" calcext:value-type="float">
            <text:p>0.258135</text:p>
          </table:table-cell>
          <table:table-cell office:value-type="float" office:value="36.718348" calcext:value-type="float">
            <text:p>36.718348</text:p>
          </table:table-cell>
          <table:table-cell office:value-type="float" office:value="13.137961" calcext:value-type="float">
            <text:p>13.137961</text:p>
          </table:table-cell>
          <table:table-cell office:value-type="float" office:value="0.649387" calcext:value-type="float">
            <text:p>0.649387</text:p>
          </table:table-cell>
          <table:table-cell office:value-type="float" office:value="0.564738" calcext:value-type="float">
            <text:p>0.564738</text:p>
          </table:table-cell>
          <table:table-cell office:value-type="float" office:value="225.708804" calcext:value-type="float">
            <text:p>225.708804</text:p>
          </table:table-cell>
          <table:table-cell office:value-type="float" office:value="84.699358" calcext:value-type="float">
            <text:p>84.699358</text:p>
          </table:table-cell>
          <table:table-cell office:value-type="float" office:value="1.718452" calcext:value-type="float">
            <text:p>1.718452</text:p>
          </table:table-cell>
          <table:table-cell office:value-type="float" office:value="1.544127" calcext:value-type="float">
            <text:p>1.544127</text:p>
          </table:table-cell>
          <table:table-cell office:value-type="float" office:value="934.139085" calcext:value-type="float">
            <text:p>934.139085</text:p>
          </table:table-cell>
          <table:table-cell office:value-type="float" office:value="322.662552" calcext:value-type="float">
            <text:p>322.662552</text:p>
          </table:table-cell>
          <table:table-cell office:value-type="float" office:value="3.668778" calcext:value-type="float">
            <text:p>3.668778</text:p>
          </table:table-cell>
          <table:table-cell office:value-type="float" office:value="3.227379" calcext:value-type="float">
            <text:p>3.227379</text:p>
          </table:table-cell>
          <table:table-cell table:number-columns-repeated="1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15907" calcext:value-type="float">
            <text:p>0.415907</text:p>
          </table:table-cell>
          <table:table-cell office:value-type="float" office:value="0.133188" calcext:value-type="float">
            <text:p>0.133188</text:p>
          </table:table-cell>
          <table:table-cell office:value-type="float" office:value="0.042463" calcext:value-type="float">
            <text:p>0.042463</text:p>
          </table:table-cell>
          <table:table-cell office:value-type="float" office:value="0.047562" calcext:value-type="float">
            <text:p>0.047562</text:p>
          </table:table-cell>
          <table:table-cell office:value-type="float" office:value="2.405832" calcext:value-type="float">
            <text:p>2.405832</text:p>
          </table:table-cell>
          <table:table-cell office:value-type="float" office:value="0.77119" calcext:value-type="float">
            <text:p>0.77119</text:p>
          </table:table-cell>
          <table:table-cell office:value-type="float" office:value="0.160845" calcext:value-type="float">
            <text:p>0.160845</text:p>
          </table:table-cell>
          <table:table-cell office:value-type="float" office:value="0.115378" calcext:value-type="float">
            <text:p>0.115378</text:p>
          </table:table-cell>
          <table:table-cell office:value-type="float" office:value="10.287448" calcext:value-type="float">
            <text:p>10.287448</text:p>
          </table:table-cell>
          <table:table-cell office:value-type="float" office:value="3.040481" calcext:value-type="float">
            <text:p>3.040481</text:p>
          </table:table-cell>
          <table:table-cell office:value-type="float" office:value="0.300039" calcext:value-type="float">
            <text:p>0.300039</text:p>
          </table:table-cell>
          <table:table-cell office:value-type="float" office:value="0.255201" calcext:value-type="float">
            <text:p>0.255201</text:p>
          </table:table-cell>
          <table:table-cell office:value-type="float" office:value="36.675814" calcext:value-type="float">
            <text:p>36.675814</text:p>
          </table:table-cell>
          <table:table-cell office:value-type="float" office:value="12.853357" calcext:value-type="float">
            <text:p>12.853357</text:p>
          </table:table-cell>
          <table:table-cell office:value-type="float" office:value="0.718739" calcext:value-type="float">
            <text:p>0.718739</text:p>
          </table:table-cell>
          <table:table-cell office:value-type="float" office:value="0.56411" calcext:value-type="float">
            <text:p>0.56411</text:p>
          </table:table-cell>
          <table:table-cell office:value-type="float" office:value="224.334252" calcext:value-type="float">
            <text:p>224.334252</text:p>
          </table:table-cell>
          <table:table-cell office:value-type="float" office:value="86.038361" calcext:value-type="float">
            <text:p>86.038361</text:p>
          </table:table-cell>
          <table:table-cell office:value-type="float" office:value="1.731791" calcext:value-type="float">
            <text:p>1.731791</text:p>
          </table:table-cell>
          <table:table-cell office:value-type="float" office:value="1.543498" calcext:value-type="float">
            <text:p>1.543498</text:p>
          </table:table-cell>
          <table:table-cell office:value-type="float" office:value="909.369564" calcext:value-type="float">
            <text:p>909.369564</text:p>
          </table:table-cell>
          <table:table-cell office:value-type="float" office:value="322.904413" calcext:value-type="float">
            <text:p>322.904413</text:p>
          </table:table-cell>
          <table:table-cell office:value-type="float" office:value="3.704327" calcext:value-type="float">
            <text:p>3.704327</text:p>
          </table:table-cell>
          <table:table-cell office:value-type="float" office:value="3.217951" calcext:value-type="float">
            <text:p>3.217951</text:p>
          </table:table-cell>
          <table:table-cell table:number-columns-repeated="1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05796" calcext:value-type="float">
            <text:p>0.005796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399634" calcext:value-type="float">
            <text:p>0.399634</text:p>
          </table:table-cell>
          <table:table-cell office:value-type="float" office:value="0.132979" calcext:value-type="float">
            <text:p>0.132979</text:p>
          </table:table-cell>
          <table:table-cell office:value-type="float" office:value="0.03974" calcext:value-type="float">
            <text:p>0.03974</text:p>
          </table:table-cell>
          <table:table-cell office:value-type="float" office:value="0.044628" calcext:value-type="float">
            <text:p>0.044628</text:p>
          </table:table-cell>
          <table:table-cell office:value-type="float" office:value="2.62702" calcext:value-type="float">
            <text:p>2.62702</text:p>
          </table:table-cell>
          <table:table-cell office:value-type="float" office:value="0.781667" calcext:value-type="float">
            <text:p>0.781667</text:p>
          </table:table-cell>
          <table:table-cell office:value-type="float" office:value="0.131162" calcext:value-type="float">
            <text:p>0.131162</text:p>
          </table:table-cell>
          <table:table-cell office:value-type="float" office:value="0.110908" calcext:value-type="float">
            <text:p>0.110908</text:p>
          </table:table-cell>
          <table:table-cell office:value-type="float" office:value="9.367565" calcext:value-type="float">
            <text:p>9.367565</text:p>
          </table:table-cell>
          <table:table-cell office:value-type="float" office:value="3.037897" calcext:value-type="float">
            <text:p>3.037897</text:p>
          </table:table-cell>
          <table:table-cell office:value-type="float" office:value="0.29096" calcext:value-type="float">
            <text:p>0.29096</text:p>
          </table:table-cell>
          <table:table-cell office:value-type="float" office:value="0.254293" calcext:value-type="float">
            <text:p>0.254293</text:p>
          </table:table-cell>
          <table:table-cell office:value-type="float" office:value="36.583275" calcext:value-type="float">
            <text:p>36.583275</text:p>
          </table:table-cell>
          <table:table-cell office:value-type="float" office:value="12.844068" calcext:value-type="float">
            <text:p>12.844068</text:p>
          </table:table-cell>
          <table:table-cell office:value-type="float" office:value="0.698136" calcext:value-type="float">
            <text:p>0.698136</text:p>
          </table:table-cell>
          <table:table-cell office:value-type="float" office:value="0.57312" calcext:value-type="float">
            <text:p>0.57312</text:p>
          </table:table-cell>
          <table:table-cell office:value-type="float" office:value="226.817817" calcext:value-type="float">
            <text:p>226.817817</text:p>
          </table:table-cell>
          <table:table-cell office:value-type="float" office:value="86.54094" calcext:value-type="float">
            <text:p>86.54094</text:p>
          </table:table-cell>
          <table:table-cell office:value-type="float" office:value="1.744363" calcext:value-type="float">
            <text:p>1.744363</text:p>
          </table:table-cell>
          <table:table-cell office:value-type="float" office:value="1.564102" calcext:value-type="float">
            <text:p>1.564102</text:p>
          </table:table-cell>
          <table:table-cell office:value-type="float" office:value="917.472303" calcext:value-type="float">
            <text:p>917.472303</text:p>
          </table:table-cell>
          <table:table-cell office:value-type="float" office:value="325.100581" calcext:value-type="float">
            <text:p>325.100581</text:p>
          </table:table-cell>
          <table:table-cell office:value-type="float" office:value="3.690498" calcext:value-type="float">
            <text:p>3.690498</text:p>
          </table:table-cell>
          <table:table-cell office:value-type="float" office:value="3.208802" calcext:value-type="float">
            <text:p>3.208802</text:p>
          </table:table-cell>
          <table:table-cell table:number-columns-repeated="1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428339" calcext:value-type="float">
            <text:p>0.428339</text:p>
          </table:table-cell>
          <table:table-cell office:value-type="float" office:value="0.133188" calcext:value-type="float">
            <text:p>0.133188</text:p>
          </table:table-cell>
          <table:table-cell office:value-type="float" office:value="0.039112" calcext:value-type="float">
            <text:p>0.039112</text:p>
          </table:table-cell>
          <table:table-cell office:value-type="float" office:value="0.042114" calcext:value-type="float">
            <text:p>0.042114</text:p>
          </table:table-cell>
          <table:table-cell office:value-type="float" office:value="2.408346" calcext:value-type="float">
            <text:p>2.408346</text:p>
          </table:table-cell>
          <table:table-cell office:value-type="float" office:value="0.760505" calcext:value-type="float">
            <text:p>0.760505</text:p>
          </table:table-cell>
          <table:table-cell office:value-type="float" office:value="0.138636" calcext:value-type="float">
            <text:p>0.138636</text:p>
          </table:table-cell>
          <table:table-cell office:value-type="float" office:value="0.116915" calcext:value-type="float">
            <text:p>0.116915</text:p>
          </table:table-cell>
          <table:table-cell office:value-type="float" office:value="10.129956" calcext:value-type="float">
            <text:p>10.129956</text:p>
          </table:table-cell>
          <table:table-cell office:value-type="float" office:value="3.039224" calcext:value-type="float">
            <text:p>3.039224</text:p>
          </table:table-cell>
          <table:table-cell office:value-type="float" office:value="0.293893" calcext:value-type="float">
            <text:p>0.293893</text:p>
          </table:table-cell>
          <table:table-cell office:value-type="float" office:value="0.247309" calcext:value-type="float">
            <text:p>0.247309</text:p>
          </table:table-cell>
          <table:table-cell office:value-type="float" office:value="37.07908" calcext:value-type="float">
            <text:p>37.07908</text:p>
          </table:table-cell>
          <table:table-cell office:value-type="float" office:value="12.773667" calcext:value-type="float">
            <text:p>12.773667</text:p>
          </table:table-cell>
          <table:table-cell office:value-type="float" office:value="0.63926" calcext:value-type="float">
            <text:p>0.63926</text:p>
          </table:table-cell>
          <table:table-cell office:value-type="float" office:value="0.566345" calcext:value-type="float">
            <text:p>0.566345</text:p>
          </table:table-cell>
          <table:table-cell office:value-type="float" office:value="225.400174" calcext:value-type="float">
            <text:p>225.400174</text:p>
          </table:table-cell>
          <table:table-cell office:value-type="float" office:value="89.572832" calcext:value-type="float">
            <text:p>89.572832</text:p>
          </table:table-cell>
          <table:table-cell office:value-type="float" office:value="1.762591" calcext:value-type="float">
            <text:p>1.762591</text:p>
          </table:table-cell>
          <table:table-cell office:value-type="float" office:value="1.552019" calcext:value-type="float">
            <text:p>1.552019</text:p>
          </table:table-cell>
          <table:table-cell office:value-type="float" office:value="930.936571" calcext:value-type="float">
            <text:p>930.936571</text:p>
          </table:table-cell>
          <table:table-cell office:value-type="float" office:value="325.403623" calcext:value-type="float">
            <text:p>325.403623</text:p>
          </table:table-cell>
          <table:table-cell office:value-type="float" office:value="3.665146" calcext:value-type="float">
            <text:p>3.665146</text:p>
          </table:table-cell>
          <table:table-cell office:value-type="float" office:value="3.24463" calcext:value-type="float">
            <text:p>3.24463</text:p>
          </table:table-cell>
          <table:table-cell table:number-columns-repeated="1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08101" calcext:value-type="float">
            <text:p>0.008101</text:p>
          </table:table-cell>
          <table:table-cell table:number-columns-repeated="2" office:value-type="float" office:value="0.003842" calcext:value-type="float">
            <text:p>0.003842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515221" calcext:value-type="float">
            <text:p>0.515221</text:p>
          </table:table-cell>
          <table:table-cell office:value-type="float" office:value="0.13214" calcext:value-type="float">
            <text:p>0.13214</text:p>
          </table:table-cell>
          <table:table-cell office:value-type="float" office:value="0.051124" calcext:value-type="float">
            <text:p>0.051124</text:p>
          </table:table-cell>
          <table:table-cell office:value-type="float" office:value="0.051963" calcext:value-type="float">
            <text:p>0.051963</text:p>
          </table:table-cell>
          <table:table-cell office:value-type="float" office:value="2.53888" calcext:value-type="float">
            <text:p>2.53888</text:p>
          </table:table-cell>
          <table:table-cell office:value-type="float" office:value="0.932385" calcext:value-type="float">
            <text:p>0.932385</text:p>
          </table:table-cell>
          <table:table-cell office:value-type="float" office:value="0.139963" calcext:value-type="float">
            <text:p>0.139963</text:p>
          </table:table-cell>
          <table:table-cell office:value-type="float" office:value="0.122781" calcext:value-type="float">
            <text:p>0.122781</text:p>
          </table:table-cell>
          <table:table-cell office:value-type="float" office:value="9.407725" calcext:value-type="float">
            <text:p>9.407725</text:p>
          </table:table-cell>
          <table:table-cell office:value-type="float" office:value="3.046977" calcext:value-type="float">
            <text:p>3.046977</text:p>
          </table:table-cell>
          <table:table-cell office:value-type="float" office:value="0.301367" calcext:value-type="float">
            <text:p>0.301367</text:p>
          </table:table-cell>
          <table:table-cell office:value-type="float" office:value="0.264909" calcext:value-type="float">
            <text:p>0.264909</text:p>
          </table:table-cell>
          <table:table-cell office:value-type="float" office:value="38.767289" calcext:value-type="float">
            <text:p>38.767289</text:p>
          </table:table-cell>
          <table:table-cell office:value-type="float" office:value="13.201727" calcext:value-type="float">
            <text:p>13.201727</text:p>
          </table:table-cell>
          <table:table-cell office:value-type="float" office:value="0.66112" calcext:value-type="float">
            <text:p>0.66112</text:p>
          </table:table-cell>
          <table:table-cell office:value-type="float" office:value="0.55943" calcext:value-type="float">
            <text:p>0.55943</text:p>
          </table:table-cell>
          <table:table-cell office:value-type="float" office:value="226.91371" calcext:value-type="float">
            <text:p>226.91371</text:p>
          </table:table-cell>
          <table:table-cell office:value-type="float" office:value="80.786905" calcext:value-type="float">
            <text:p>80.786905</text:p>
          </table:table-cell>
          <table:table-cell office:value-type="float" office:value="1.732908" calcext:value-type="float">
            <text:p>1.732908</text:p>
          </table:table-cell>
          <table:table-cell office:value-type="float" office:value="1.563543" calcext:value-type="float">
            <text:p>1.563543</text:p>
          </table:table-cell>
          <table:table-cell office:value-type="float" office:value="924.369299" calcext:value-type="float">
            <text:p>924.369299</text:p>
          </table:table-cell>
          <table:table-cell office:value-type="float" office:value="324.193898" calcext:value-type="float">
            <text:p>324.193898</text:p>
          </table:table-cell>
          <table:table-cell office:value-type="float" office:value="3.666403" calcext:value-type="float">
            <text:p>3.666403</text:p>
          </table:table-cell>
          <table:table-cell office:value-type="float" office:value="3.232407" calcext:value-type="float">
            <text:p>3.232407</text:p>
          </table:table-cell>
          <table:table-cell table:number-columns-repeated="1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720555" calcext:value-type="float">
            <text:p>0.720555</text:p>
          </table:table-cell>
          <table:table-cell office:value-type="float" office:value="0.130534" calcext:value-type="float">
            <text:p>0.130534</text:p>
          </table:table-cell>
          <table:table-cell office:value-type="float" office:value="0.046584" calcext:value-type="float">
            <text:p>0.046584</text:p>
          </table:table-cell>
          <table:table-cell office:value-type="float" office:value="0.049937" calcext:value-type="float">
            <text:p>0.049937</text:p>
          </table:table-cell>
          <table:table-cell office:value-type="float" office:value="2.38006" calcext:value-type="float">
            <text:p>2.38006</text:p>
          </table:table-cell>
          <table:table-cell office:value-type="float" office:value="0.785856" calcext:value-type="float">
            <text:p>0.785856</text:p>
          </table:table-cell>
          <table:table-cell office:value-type="float" office:value="0.13668" calcext:value-type="float">
            <text:p>0.13668</text:p>
          </table:table-cell>
          <table:table-cell office:value-type="float" office:value="0.120197" calcext:value-type="float">
            <text:p>0.120197</text:p>
          </table:table-cell>
          <table:table-cell office:value-type="float" office:value="9.535045" calcext:value-type="float">
            <text:p>9.535045</text:p>
          </table:table-cell>
          <table:table-cell office:value-type="float" office:value="3.053332" calcext:value-type="float">
            <text:p>3.053332</text:p>
          </table:table-cell>
          <table:table-cell office:value-type="float" office:value="0.298223" calcext:value-type="float">
            <text:p>0.298223</text:p>
          </table:table-cell>
          <table:table-cell office:value-type="float" office:value="0.258972" calcext:value-type="float">
            <text:p>0.258972</text:p>
          </table:table-cell>
          <table:table-cell office:value-type="float" office:value="36.657586" calcext:value-type="float">
            <text:p>36.657586</text:p>
          </table:table-cell>
          <table:table-cell office:value-type="float" office:value="13.002817" calcext:value-type="float">
            <text:p>13.002817</text:p>
          </table:table-cell>
          <table:table-cell office:value-type="float" office:value="0.654345" calcext:value-type="float">
            <text:p>0.654345</text:p>
          </table:table-cell>
          <table:table-cell office:value-type="float" office:value="0.552447" calcext:value-type="float">
            <text:p>0.552447</text:p>
          </table:table-cell>
          <table:table-cell office:value-type="float" office:value="224.58212" calcext:value-type="float">
            <text:p>224.58212</text:p>
          </table:table-cell>
          <table:table-cell office:value-type="float" office:value="80.942372" calcext:value-type="float">
            <text:p>80.942372</text:p>
          </table:table-cell>
          <table:table-cell office:value-type="float" office:value="1.726343" calcext:value-type="float">
            <text:p>1.726343</text:p>
          </table:table-cell>
          <table:table-cell office:value-type="float" office:value="1.574507" calcext:value-type="float">
            <text:p>1.574507</text:p>
          </table:table-cell>
          <table:table-cell office:value-type="float" office:value="916.746372" calcext:value-type="float">
            <text:p>916.746372</text:p>
          </table:table-cell>
          <table:table-cell office:value-type="float" office:value="325.709111" calcext:value-type="float">
            <text:p>325.709111</text:p>
          </table:table-cell>
          <table:table-cell office:value-type="float" office:value="3.690987" calcext:value-type="float">
            <text:p>3.690987</text:p>
          </table:table-cell>
          <table:table-cell office:value-type="float" office:value="3.247215" calcext:value-type="float">
            <text:p>3.247215</text:p>
          </table:table-cell>
          <table:table-cell table:number-columns-repeated="1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4749" calcext:value-type="float">
            <text:p>0.004749</text:p>
          </table:table-cell>
          <table:table-cell table:number-columns-repeated="2" office:value-type="float" office:value="0.002794" calcext:value-type="float">
            <text:p>0.002794</text:p>
          </table:table-cell>
          <table:table-cell office:value-type="float" office:value="0.490637" calcext:value-type="float">
            <text:p>0.490637</text:p>
          </table:table-cell>
          <table:table-cell office:value-type="float" office:value="0.131092" calcext:value-type="float">
            <text:p>0.131092</text:p>
          </table:table-cell>
          <table:table-cell office:value-type="float" office:value="0.04407" calcext:value-type="float">
            <text:p>0.04407</text:p>
          </table:table-cell>
          <table:table-cell office:value-type="float" office:value="0.047492" calcext:value-type="float">
            <text:p>0.047492</text:p>
          </table:table-cell>
          <table:table-cell office:value-type="float" office:value="2.395844" calcext:value-type="float">
            <text:p>2.395844</text:p>
          </table:table-cell>
          <table:table-cell office:value-type="float" office:value="0.772657" calcext:value-type="float">
            <text:p>0.772657</text:p>
          </table:table-cell>
          <table:table-cell office:value-type="float" office:value="0.134794" calcext:value-type="float">
            <text:p>0.134794</text:p>
          </table:table-cell>
          <table:table-cell office:value-type="float" office:value="0.113004" calcext:value-type="float">
            <text:p>0.113004</text:p>
          </table:table-cell>
          <table:table-cell office:value-type="float" office:value="10.1588" calcext:value-type="float">
            <text:p>10.1588</text:p>
          </table:table-cell>
          <table:table-cell office:value-type="float" office:value="3.054519" calcext:value-type="float">
            <text:p>3.054519</text:p>
          </table:table-cell>
          <table:table-cell office:value-type="float" office:value="0.293893" calcext:value-type="float">
            <text:p>0.293893</text:p>
          </table:table-cell>
          <table:table-cell office:value-type="float" office:value="0.262814" calcext:value-type="float">
            <text:p>0.262814</text:p>
          </table:table-cell>
          <table:table-cell office:value-type="float" office:value="36.53208" calcext:value-type="float">
            <text:p>36.53208</text:p>
          </table:table-cell>
          <table:table-cell office:value-type="float" office:value="19.941993" calcext:value-type="float">
            <text:p>19.941993</text:p>
          </table:table-cell>
          <table:table-cell office:value-type="float" office:value="0.637444" calcext:value-type="float">
            <text:p>0.637444</text:p>
          </table:table-cell>
          <table:table-cell office:value-type="float" office:value="0.566415" calcext:value-type="float">
            <text:p>0.566415</text:p>
          </table:table-cell>
          <table:table-cell office:value-type="float" office:value="225.508638" calcext:value-type="float">
            <text:p>225.508638</text:p>
          </table:table-cell>
          <table:table-cell office:value-type="float" office:value="80.851438" calcext:value-type="float">
            <text:p>80.851438</text:p>
          </table:table-cell>
          <table:table-cell office:value-type="float" office:value="1.730395" calcext:value-type="float">
            <text:p>1.730395</text:p>
          </table:table-cell>
          <table:table-cell office:value-type="float" office:value="1.556489" calcext:value-type="float">
            <text:p>1.556489</text:p>
          </table:table-cell>
          <table:table-cell office:value-type="float" office:value="918.737206" calcext:value-type="float">
            <text:p>918.737206</text:p>
          </table:table-cell>
          <table:table-cell office:value-type="float" office:value="328.67172" calcext:value-type="float">
            <text:p>328.67172</text:p>
          </table:table-cell>
          <table:table-cell office:value-type="float" office:value="3.684841" calcext:value-type="float">
            <text:p>3.684841</text:p>
          </table:table-cell>
          <table:table-cell office:value-type="float" office:value="3.246795" calcext:value-type="float">
            <text:p>3.246795</text:p>
          </table:table-cell>
          <table:table-cell table:number-columns-repeated="1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05168" calcext:value-type="float">
            <text:p>0.005168</text:p>
          </table:table-cell>
          <table:table-cell office:value-type="float" office:value="0.00419" calcext:value-type="float">
            <text:p>0.00419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19329" calcext:value-type="float">
            <text:p>0.419329</text:p>
          </table:table-cell>
          <table:table-cell office:value-type="float" office:value="0.131651" calcext:value-type="float">
            <text:p>0.131651</text:p>
          </table:table-cell>
          <table:table-cell office:value-type="float" office:value="0.041835" calcext:value-type="float">
            <text:p>0.041835</text:p>
          </table:table-cell>
          <table:table-cell office:value-type="float" office:value="0.045537" calcext:value-type="float">
            <text:p>0.045537</text:p>
          </table:table-cell>
          <table:table-cell office:value-type="float" office:value="2.402549" calcext:value-type="float">
            <text:p>2.402549</text:p>
          </table:table-cell>
          <table:table-cell office:value-type="float" office:value="0.773565" calcext:value-type="float">
            <text:p>0.773565</text:p>
          </table:table-cell>
          <table:table-cell office:value-type="float" office:value="0.133188" calcext:value-type="float">
            <text:p>0.133188</text:p>
          </table:table-cell>
          <table:table-cell office:value-type="float" office:value="0.111118" calcext:value-type="float">
            <text:p>0.111118</text:p>
          </table:table-cell>
          <table:table-cell office:value-type="float" office:value="9.362537" calcext:value-type="float">
            <text:p>9.362537</text:p>
          </table:table-cell>
          <table:table-cell office:value-type="float" office:value="3.045231" calcext:value-type="float">
            <text:p>3.045231</text:p>
          </table:table-cell>
          <table:table-cell office:value-type="float" office:value="0.293963" calcext:value-type="float">
            <text:p>0.293963</text:p>
          </table:table-cell>
          <table:table-cell office:value-type="float" office:value="0.258623" calcext:value-type="float">
            <text:p>0.258623</text:p>
          </table:table-cell>
          <table:table-cell office:value-type="float" office:value="36.459865" calcext:value-type="float">
            <text:p>36.459865</text:p>
          </table:table-cell>
          <table:table-cell office:value-type="float" office:value="12.88262" calcext:value-type="float">
            <text:p>12.88262</text:p>
          </table:table-cell>
          <table:table-cell office:value-type="float" office:value="0.623406" calcext:value-type="float">
            <text:p>0.623406</text:p>
          </table:table-cell>
          <table:table-cell office:value-type="float" office:value="0.822175" calcext:value-type="float">
            <text:p>0.822175</text:p>
          </table:table-cell>
          <table:table-cell office:value-type="float" office:value="226.974054" calcext:value-type="float">
            <text:p>226.974054</text:p>
          </table:table-cell>
          <table:table-cell office:value-type="float" office:value="80.809813" calcext:value-type="float">
            <text:p>80.809813</text:p>
          </table:table-cell>
          <table:table-cell office:value-type="float" office:value="1.726343" calcext:value-type="float">
            <text:p>1.726343</text:p>
          </table:table-cell>
          <table:table-cell office:value-type="float" office:value="1.548876" calcext:value-type="float">
            <text:p>1.548876</text:p>
          </table:table-cell>
          <table:table-cell office:value-type="float" office:value="910.292313" calcext:value-type="float">
            <text:p>910.292313</text:p>
          </table:table-cell>
          <table:table-cell office:value-type="float" office:value="323.561552" calcext:value-type="float">
            <text:p>323.561552</text:p>
          </table:table-cell>
          <table:table-cell office:value-type="float" office:value="3.631273" calcext:value-type="float">
            <text:p>3.631273</text:p>
          </table:table-cell>
          <table:table-cell office:value-type="float" office:value="3.19197" calcext:value-type="float">
            <text:p>3.19197</text:p>
          </table:table-cell>
          <table:table-cell table:number-columns-repeated="1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3771" calcext:value-type="float">
            <text:p>0.003771</text:p>
          </table:table-cell>
          <table:table-cell table:number-columns-repeated="2" office:value-type="float" office:value="0.002934" calcext:value-type="float">
            <text:p>0.002934</text:p>
          </table:table-cell>
          <table:table-cell office:value-type="float" office:value="0.47597" calcext:value-type="float">
            <text:p>0.47597</text:p>
          </table:table-cell>
          <table:table-cell office:value-type="float" office:value="0.131721" calcext:value-type="float">
            <text:p>0.131721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44" calcext:value-type="float">
            <text:p>0.044</text:p>
          </table:table-cell>
          <table:table-cell office:value-type="float" office:value="2.647413" calcext:value-type="float">
            <text:p>2.647413</text:p>
          </table:table-cell>
          <table:table-cell office:value-type="float" office:value="0.814632" calcext:value-type="float">
            <text:p>0.814632</text:p>
          </table:table-cell>
          <table:table-cell office:value-type="float" office:value="0.131581" calcext:value-type="float">
            <text:p>0.131581</text:p>
          </table:table-cell>
          <table:table-cell office:value-type="float" office:value="0.110769" calcext:value-type="float">
            <text:p>0.110769</text:p>
          </table:table-cell>
          <table:table-cell office:value-type="float" office:value="10.043142" calcext:value-type="float">
            <text:p>10.043142</text:p>
          </table:table-cell>
          <table:table-cell office:value-type="float" office:value="3.039364" calcext:value-type="float">
            <text:p>3.039364</text:p>
          </table:table-cell>
          <table:table-cell office:value-type="float" office:value="0.315334" calcext:value-type="float">
            <text:p>0.315334</text:p>
          </table:table-cell>
          <table:table-cell office:value-type="float" office:value="0.27783" calcext:value-type="float">
            <text:p>0.27783</text:p>
          </table:table-cell>
          <table:table-cell office:value-type="float" office:value="36.417261" calcext:value-type="float">
            <text:p>36.417261</text:p>
          </table:table-cell>
          <table:table-cell office:value-type="float" office:value="12.927807" calcext:value-type="float">
            <text:p>12.927807</text:p>
          </table:table-cell>
          <table:table-cell office:value-type="float" office:value="0.614326" calcext:value-type="float">
            <text:p>0.614326</text:p>
          </table:table-cell>
          <table:table-cell office:value-type="float" office:value="0.709939" calcext:value-type="float">
            <text:p>0.709939</text:p>
          </table:table-cell>
          <table:table-cell office:value-type="float" office:value="224.65734" calcext:value-type="float">
            <text:p>224.65734</text:p>
          </table:table-cell>
          <table:table-cell office:value-type="float" office:value="81.503759" calcext:value-type="float">
            <text:p>81.503759</text:p>
          </table:table-cell>
          <table:table-cell office:value-type="float" office:value="1.707836" calcext:value-type="float">
            <text:p>1.707836</text:p>
          </table:table-cell>
          <table:table-cell office:value-type="float" office:value="1.543009" calcext:value-type="float">
            <text:p>1.543009</text:p>
          </table:table-cell>
          <table:table-cell office:value-type="float" office:value="929.18327" calcext:value-type="float">
            <text:p>929.18327</text:p>
          </table:table-cell>
          <table:table-cell office:value-type="float" office:value="324.795374" calcext:value-type="float">
            <text:p>324.795374</text:p>
          </table:table-cell>
          <table:table-cell office:value-type="float" office:value="3.668778" calcext:value-type="float">
            <text:p>3.668778</text:p>
          </table:table-cell>
          <table:table-cell office:value-type="float" office:value="3.211595" calcext:value-type="float">
            <text:p>3.211595</text:p>
          </table:table-cell>
          <table:table-cell table:number-columns-repeated="1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06704" calcext:value-type="float">
            <text:p>0.006704</text:p>
          </table:table-cell>
          <table:table-cell office:value-type="float" office:value="0.004819" calcext:value-type="float">
            <text:p>0.004819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003842" calcext:value-type="float">
            <text:p>0.003842</text:p>
          </table:table-cell>
          <table:table-cell office:value-type="float" office:value="0.466751" calcext:value-type="float">
            <text:p>0.466751</text:p>
          </table:table-cell>
          <table:table-cell office:value-type="float" office:value="0.128858" calcext:value-type="float">
            <text:p>0.128858</text:p>
          </table:table-cell>
          <table:table-cell office:value-type="float" office:value="0.050356" calcext:value-type="float">
            <text:p>0.050356</text:p>
          </table:table-cell>
          <table:table-cell office:value-type="float" office:value="0.054407" calcext:value-type="float">
            <text:p>0.054407</text:p>
          </table:table-cell>
          <table:table-cell office:value-type="float" office:value="2.48552" calcext:value-type="float">
            <text:p>2.48552</text:p>
          </table:table-cell>
          <table:table-cell office:value-type="float" office:value="0.902282" calcext:value-type="float">
            <text:p>0.902282</text:p>
          </table:table-cell>
          <table:table-cell office:value-type="float" office:value="0.134655" calcext:value-type="float">
            <text:p>0.134655</text:p>
          </table:table-cell>
          <table:table-cell office:value-type="float" office:value="0.122502" calcext:value-type="float">
            <text:p>0.122502</text:p>
          </table:table-cell>
          <table:table-cell office:value-type="float" office:value="9.431401" calcext:value-type="float">
            <text:p>9.431401</text:p>
          </table:table-cell>
          <table:table-cell office:value-type="float" office:value="3.246584" calcext:value-type="float">
            <text:p>3.246584</text:p>
          </table:table-cell>
          <table:table-cell office:value-type="float" office:value="0.282858" calcext:value-type="float">
            <text:p>0.282858</text:p>
          </table:table-cell>
          <table:table-cell office:value-type="float" office:value="0.265607" calcext:value-type="float">
            <text:p>0.265607</text:p>
          </table:table-cell>
          <table:table-cell office:value-type="float" office:value="38.847118" calcext:value-type="float">
            <text:p>38.847118</text:p>
          </table:table-cell>
          <table:table-cell office:value-type="float" office:value="13.078177" calcext:value-type="float">
            <text:p>13.078177</text:p>
          </table:table-cell>
          <table:table-cell office:value-type="float" office:value="0.636326" calcext:value-type="float">
            <text:p>0.636326</text:p>
          </table:table-cell>
          <table:table-cell office:value-type="float" office:value="0.57752" calcext:value-type="float">
            <text:p>0.57752</text:p>
          </table:table-cell>
          <table:table-cell office:value-type="float" office:value="226.038596" calcext:value-type="float">
            <text:p>226.038596</text:p>
          </table:table-cell>
          <table:table-cell office:value-type="float" office:value="80.759877" calcext:value-type="float">
            <text:p>80.759877</text:p>
          </table:table-cell>
          <table:table-cell office:value-type="float" office:value="1.736191" calcext:value-type="float">
            <text:p>1.736191</text:p>
          </table:table-cell>
          <table:table-cell office:value-type="float" office:value="1.603911" calcext:value-type="float">
            <text:p>1.603911</text:p>
          </table:table-cell>
          <table:table-cell office:value-type="float" office:value="979.181174" calcext:value-type="float">
            <text:p>979.181174</text:p>
          </table:table-cell>
          <table:table-cell office:value-type="float" office:value="340.430457" calcext:value-type="float">
            <text:p>340.430457</text:p>
          </table:table-cell>
          <table:table-cell office:value-type="float" office:value="3.612555" calcext:value-type="float">
            <text:p>3.612555</text:p>
          </table:table-cell>
          <table:table-cell office:value-type="float" office:value="3.259646" calcext:value-type="float">
            <text:p>3.259646</text:p>
          </table:table-cell>
          <table:table-cell table:number-columns-repeated="1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06216" calcext:value-type="float">
            <text:p>0.006216</text:p>
          </table:table-cell>
          <table:table-cell office:value-type="float" office:value="0.00419" calcext:value-type="float">
            <text:p>0.00419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405919" calcext:value-type="float">
            <text:p>0.405919</text:p>
          </table:table-cell>
          <table:table-cell office:value-type="float" office:value="0.128299" calcext:value-type="float">
            <text:p>0.128299</text:p>
          </table:table-cell>
          <table:table-cell office:value-type="float" office:value="0.046863" calcext:value-type="float">
            <text:p>0.046863</text:p>
          </table:table-cell>
          <table:table-cell office:value-type="float" office:value="0.049029" calcext:value-type="float">
            <text:p>0.049029</text:p>
          </table:table-cell>
          <table:table-cell office:value-type="float" office:value="2.407996" calcext:value-type="float">
            <text:p>2.407996</text:p>
          </table:table-cell>
          <table:table-cell office:value-type="float" office:value="0.920721" calcext:value-type="float">
            <text:p>0.920721</text:p>
          </table:table-cell>
          <table:table-cell office:value-type="float" office:value="0.131512" calcext:value-type="float">
            <text:p>0.131512</text:p>
          </table:table-cell>
          <table:table-cell office:value-type="float" office:value="0.115658" calcext:value-type="float">
            <text:p>0.115658</text:p>
          </table:table-cell>
          <table:table-cell office:value-type="float" office:value="10.235137" calcext:value-type="float">
            <text:p>10.235137</text:p>
          </table:table-cell>
          <table:table-cell office:value-type="float" office:value="3.127993" calcext:value-type="float">
            <text:p>3.127993</text:p>
          </table:table-cell>
          <table:table-cell office:value-type="float" office:value="0.2867" calcext:value-type="float">
            <text:p>0.2867</text:p>
          </table:table-cell>
          <table:table-cell office:value-type="float" office:value="0.319525" calcext:value-type="float">
            <text:p>0.319525</text:p>
          </table:table-cell>
          <table:table-cell office:value-type="float" office:value="36.706336" calcext:value-type="float">
            <text:p>36.706336</text:p>
          </table:table-cell>
          <table:table-cell office:value-type="float" office:value="13.113237" calcext:value-type="float">
            <text:p>13.113237</text:p>
          </table:table-cell>
          <table:table-cell office:value-type="float" office:value="0.634231" calcext:value-type="float">
            <text:p>0.634231</text:p>
          </table:table-cell>
          <table:table-cell office:value-type="float" office:value="0.542878" calcext:value-type="float">
            <text:p>0.542878</text:p>
          </table:table-cell>
          <table:table-cell office:value-type="float" office:value="224.614736" calcext:value-type="float">
            <text:p>224.614736</text:p>
          </table:table-cell>
          <table:table-cell office:value-type="float" office:value="80.075638" calcext:value-type="float">
            <text:p>80.075638</text:p>
          </table:table-cell>
          <table:table-cell office:value-type="float" office:value="1.741499" calcext:value-type="float">
            <text:p>1.741499</text:p>
          </table:table-cell>
          <table:table-cell office:value-type="float" office:value="1.587079" calcext:value-type="float">
            <text:p>1.587079</text:p>
          </table:table-cell>
          <table:table-cell office:value-type="float" office:value="930.511728" calcext:value-type="float">
            <text:p>930.511728</text:p>
          </table:table-cell>
          <table:table-cell office:value-type="float" office:value="330.16186" calcext:value-type="float">
            <text:p>330.16186</text:p>
          </table:table-cell>
          <table:table-cell office:value-type="float" office:value="3.676809" calcext:value-type="float">
            <text:p>3.676809</text:p>
          </table:table-cell>
          <table:table-cell office:value-type="float" office:value="3.283741" calcext:value-type="float">
            <text:p>3.283741</text:p>
          </table:table-cell>
          <table:table-cell table:number-columns-repeated="1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05587" calcext:value-type="float">
            <text:p>0.005587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3353" calcext:value-type="float">
            <text:p>0.00335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426312" calcext:value-type="float">
            <text:p>0.426312</text:p>
          </table:table-cell>
          <table:table-cell office:value-type="float" office:value="0.148413" calcext:value-type="float">
            <text:p>0.148413</text:p>
          </table:table-cell>
          <table:table-cell office:value-type="float" office:value="0.04386" calcext:value-type="float">
            <text:p>0.04386</text:p>
          </table:table-cell>
          <table:table-cell office:value-type="float" office:value="0.047771" calcext:value-type="float">
            <text:p>0.047771</text:p>
          </table:table-cell>
          <table:table-cell office:value-type="float" office:value="2.395425" calcext:value-type="float">
            <text:p>2.395425</text:p>
          </table:table-cell>
          <table:table-cell office:value-type="float" office:value="0.791095" calcext:value-type="float">
            <text:p>0.791095</text:p>
          </table:table-cell>
          <table:table-cell office:value-type="float" office:value="0.155677" calcext:value-type="float">
            <text:p>0.155677</text:p>
          </table:table-cell>
          <table:table-cell office:value-type="float" office:value="0.115867" calcext:value-type="float">
            <text:p>0.115867</text:p>
          </table:table-cell>
          <table:table-cell office:value-type="float" office:value="9.468696" calcext:value-type="float">
            <text:p>9.468696</text:p>
          </table:table-cell>
          <table:table-cell office:value-type="float" office:value="3.122545" calcext:value-type="float">
            <text:p>3.122545</text:p>
          </table:table-cell>
          <table:table-cell office:value-type="float" office:value="0.285582" calcext:value-type="float">
            <text:p>0.285582</text:p>
          </table:table-cell>
          <table:table-cell office:value-type="float" office:value="0.301855" calcext:value-type="float">
            <text:p>0.301855</text:p>
          </table:table-cell>
          <table:table-cell office:value-type="float" office:value="36.629929" calcext:value-type="float">
            <text:p>36.629929</text:p>
          </table:table-cell>
          <table:table-cell office:value-type="float" office:value="12.781211" calcext:value-type="float">
            <text:p>12.781211</text:p>
          </table:table-cell>
          <table:table-cell office:value-type="float" office:value="0.640308" calcext:value-type="float">
            <text:p>0.640308</text:p>
          </table:table-cell>
          <table:table-cell office:value-type="float" office:value="0.566834" calcext:value-type="float">
            <text:p>0.566834</text:p>
          </table:table-cell>
          <table:table-cell office:value-type="float" office:value="225.668925" calcext:value-type="float">
            <text:p>225.668925</text:p>
          </table:table-cell>
          <table:table-cell office:value-type="float" office:value="80.04386" calcext:value-type="float">
            <text:p>80.04386</text:p>
          </table:table-cell>
          <table:table-cell office:value-type="float" office:value="1.738076" calcext:value-type="float">
            <text:p>1.738076</text:p>
          </table:table-cell>
          <table:table-cell office:value-type="float" office:value="1.542172" calcext:value-type="float">
            <text:p>1.542172</text:p>
          </table:table-cell>
          <table:table-cell office:value-type="float" office:value="916.457439" calcext:value-type="float">
            <text:p>916.457439</text:p>
          </table:table-cell>
          <table:table-cell office:value-type="float" office:value="327.912193" calcext:value-type="float">
            <text:p>327.912193</text:p>
          </table:table-cell>
          <table:table-cell office:value-type="float" office:value="3.602637" calcext:value-type="float">
            <text:p>3.602637</text:p>
          </table:table-cell>
          <table:table-cell office:value-type="float" office:value="3.234992" calcext:value-type="float">
            <text:p>3.234992</text:p>
          </table:table-cell>
          <table:table-cell table:number-columns-repeated="1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403265" calcext:value-type="float">
            <text:p>0.403265</text:p>
          </table:table-cell>
          <table:table-cell office:value-type="float" office:value="0.147156" calcext:value-type="float">
            <text:p>0.147156</text:p>
          </table:table-cell>
          <table:table-cell office:value-type="float" office:value="0.040997" calcext:value-type="float">
            <text:p>0.040997</text:p>
          </table:table-cell>
          <table:table-cell office:value-type="float" office:value="0.045117" calcext:value-type="float">
            <text:p>0.045117</text:p>
          </table:table-cell>
          <table:table-cell office:value-type="float" office:value="2.364695" calcext:value-type="float">
            <text:p>2.364695</text:p>
          </table:table-cell>
          <table:table-cell office:value-type="float" office:value="0.791793" calcext:value-type="float">
            <text:p>0.791793</text:p>
          </table:table-cell>
          <table:table-cell office:value-type="float" office:value="0.130534" calcext:value-type="float">
            <text:p>0.130534</text:p>
          </table:table-cell>
          <table:table-cell office:value-type="float" office:value="0.11461" calcext:value-type="float">
            <text:p>0.11461</text:p>
          </table:table-cell>
          <table:table-cell office:value-type="float" office:value="9.96492" calcext:value-type="float">
            <text:p>9.96492</text:p>
          </table:table-cell>
          <table:table-cell office:value-type="float" office:value="3.127853" calcext:value-type="float">
            <text:p>3.127853</text:p>
          </table:table-cell>
          <table:table-cell office:value-type="float" office:value="0.293893" calcext:value-type="float">
            <text:p>0.293893</text:p>
          </table:table-cell>
          <table:table-cell office:value-type="float" office:value="0.26477" calcext:value-type="float">
            <text:p>0.26477</text:p>
          </table:table-cell>
          <table:table-cell office:value-type="float" office:value="36.784977" calcext:value-type="float">
            <text:p>36.784977</text:p>
          </table:table-cell>
          <table:table-cell office:value-type="float" office:value="12.751178" calcext:value-type="float">
            <text:p>12.751178</text:p>
          </table:table-cell>
          <table:table-cell office:value-type="float" office:value="0.629482" calcext:value-type="float">
            <text:p>0.629482</text:p>
          </table:table-cell>
          <table:table-cell office:value-type="float" office:value="0.575914" calcext:value-type="float">
            <text:p>0.575914</text:p>
          </table:table-cell>
          <table:table-cell office:value-type="float" office:value="225.495578" calcext:value-type="float">
            <text:p>225.495578</text:p>
          </table:table-cell>
          <table:table-cell office:value-type="float" office:value="80.211201" calcext:value-type="float">
            <text:p>80.211201</text:p>
          </table:table-cell>
          <table:table-cell office:value-type="float" office:value="1.743455" calcext:value-type="float">
            <text:p>1.743455</text:p>
          </table:table-cell>
          <table:table-cell office:value-type="float" office:value="1.531346" calcext:value-type="float">
            <text:p>1.531346</text:p>
          </table:table-cell>
          <table:table-cell office:value-type="float" office:value="927.18259" calcext:value-type="float">
            <text:p>927.18259</text:p>
          </table:table-cell>
          <table:table-cell office:value-type="float" office:value="329.169971" calcext:value-type="float">
            <text:p>329.169971</text:p>
          </table:table-cell>
          <table:table-cell office:value-type="float" office:value="3.65027" calcext:value-type="float">
            <text:p>3.65027</text:p>
          </table:table-cell>
          <table:table-cell office:value-type="float" office:value="3.260903" calcext:value-type="float">
            <text:p>3.260903</text:p>
          </table:table-cell>
          <table:table-cell table:number-columns-repeated="1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002444" calcext:value-type="float">
            <text:p>0.002444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403056" calcext:value-type="float">
            <text:p>0.403056</text:p>
          </table:table-cell>
          <table:table-cell office:value-type="float" office:value="0.127601" calcext:value-type="float">
            <text:p>0.127601</text:p>
          </table:table-cell>
          <table:table-cell office:value-type="float" office:value="0.03967" calcext:value-type="float">
            <text:p>0.03967</text:p>
          </table:table-cell>
          <table:table-cell office:value-type="float" office:value="0.044" calcext:value-type="float">
            <text:p>0.044</text:p>
          </table:table-cell>
          <table:table-cell office:value-type="float" office:value="2.35373" calcext:value-type="float">
            <text:p>2.35373</text:p>
          </table:table-cell>
          <table:table-cell office:value-type="float" office:value="0.811698" calcext:value-type="float">
            <text:p>0.811698</text:p>
          </table:table-cell>
          <table:table-cell office:value-type="float" office:value="0.130953" calcext:value-type="float">
            <text:p>0.130953</text:p>
          </table:table-cell>
          <table:table-cell office:value-type="float" office:value="0.114191" calcext:value-type="float">
            <text:p>0.114191</text:p>
          </table:table-cell>
          <table:table-cell office:value-type="float" office:value="9.36093" calcext:value-type="float">
            <text:p>9.36093</text:p>
          </table:table-cell>
          <table:table-cell office:value-type="float" office:value="3.120729" calcext:value-type="float">
            <text:p>3.120729</text:p>
          </table:table-cell>
          <table:table-cell office:value-type="float" office:value="0.285791" calcext:value-type="float">
            <text:p>0.285791</text:p>
          </table:table-cell>
          <table:table-cell office:value-type="float" office:value="0.24682" calcext:value-type="float">
            <text:p>0.24682</text:p>
          </table:table-cell>
          <table:table-cell office:value-type="float" office:value="36.744678" calcext:value-type="float">
            <text:p>36.744678</text:p>
          </table:table-cell>
          <table:table-cell office:value-type="float" office:value="19.005138" calcext:value-type="float">
            <text:p>19.005138</text:p>
          </table:table-cell>
          <table:table-cell office:value-type="float" office:value="0.647361" calcext:value-type="float">
            <text:p>0.647361</text:p>
          </table:table-cell>
          <table:table-cell office:value-type="float" office:value="0.641145" calcext:value-type="float">
            <text:p>0.641145</text:p>
          </table:table-cell>
          <table:table-cell office:value-type="float" office:value="224.259941" calcext:value-type="float">
            <text:p>224.259941</text:p>
          </table:table-cell>
          <table:table-cell office:value-type="float" office:value="83.58371" calcext:value-type="float">
            <text:p>83.58371</text:p>
          </table:table-cell>
          <table:table-cell office:value-type="float" office:value="1.734515" calcext:value-type="float">
            <text:p>1.734515</text:p>
          </table:table-cell>
          <table:table-cell office:value-type="float" office:value="1.557956" calcext:value-type="float">
            <text:p>1.557956</text:p>
          </table:table-cell>
          <table:table-cell office:value-type="float" office:value="930.012291" calcext:value-type="float">
            <text:p>930.012291</text:p>
          </table:table-cell>
          <table:table-cell office:value-type="float" office:value="327.919037" calcext:value-type="float">
            <text:p>327.919037</text:p>
          </table:table-cell>
          <table:table-cell office:value-type="float" office:value="3.652155" calcext:value-type="float">
            <text:p>3.652155</text:p>
          </table:table-cell>
          <table:table-cell office:value-type="float" office:value="3.256643" calcext:value-type="float">
            <text:p>3.256643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0" number:min-exponent-digits="2" number:exponent-interval="1" number:forced-exponent-sign="true"/>
    </number:number-style>
    <number:number-style style:name="N130">
      <number:number number:decimal-places="3" number:min-decimal-places="3" number:min-integer-digits="0"/>
    </number:number-style>
    <number:number-style style:name="N131">
      <number:number number:decimal-places="6" number:min-decimal-places="6" number:min-integer-digits="0"/>
    </number:number-style>
    <number:number-style style:name="N132">
      <number:scientific-number number:decimal-places="2" number:min-decimal-places="2" number:min-integer-digits="0" number:min-exponent-digits="2" number:exponent-interval="1" number:forced-exponent-sign="true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number:number-style style:name="N138">
      <number:number number:decimal-places="13" number:min-decimal-places="13" number:min-integer-digits="1"/>
    </number:number-style>
    <number:number-style style:name="N139">
      <number:number number:decimal-places="12" number:min-decimal-places="12" number:min-integer-digits="1"/>
    </number:number-style>
    <number:number-style style:name="N140">
      <number:number number:decimal-places="11" number:min-decimal-places="11" number:min-integer-digits="1"/>
    </number:number-style>
    <number:number-style style:name="N141">
      <number:number number:decimal-places="10" number:min-decimal-places="10" number:min-integer-digits="1"/>
    </number:number-style>
    <number:number-style style:name="N142">
      <number:number number:decimal-places="9" number:min-decimal-places="9" number:min-integer-digits="1"/>
    </number:number-style>
    <number:number-style style:name="N143">
      <number:number number:decimal-places="8" number:min-decimal-places="8" number:min-integer-digits="1"/>
    </number:number-style>
    <number:number-style style:name="N14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7:42:16.822606289</meta:creation-date>
    <dc:date>2023-09-16T18:57:44.508411861</dc:date>
    <meta:editing-duration>PT1H15M17S</meta:editing-duration>
    <meta:editing-cycles>20</meta:editing-cycles>
    <meta:generator>LibreOffice/7.5.6.2$Linux_X86_64 LibreOffice_project/50$Build-2</meta:generator>
    <meta:document-statistic meta:table-count="2" meta:cell-count="15964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0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29">
      <style:chart-properties chart:display-label="true" chart:logarithmic="true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9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48cm" svg:y="0.316cm" chart:style-name="ch2">
          <text:p>Sorting algorithm median times</text:p>
        </chart:title>
        <chart:subtitle svg:x="6.885cm" svg:y="1.275cm" chart:style-name="ch3">
          <text:p>Log10 scale</text:p>
        </chart:subtitle>
        <chart:legend chart:legend-position="end" svg:x="12.539cm" svg:y="3.454cm" style:legend-expansion="high" chart:style-name="ch4"/>
        <chart:plot-area chart:style-name="ch5" table:cell-range-address="Analysis.A3:Analysis.A13 Analysis.B1:Analysis.B1 Analysis.C3:Analysis.C13 Analysis.F1:Analysis.F1 Analysis.G3:Analysis.G13 Analysis.J1:Analysis.J1 Analysis.K3:Analysis.K13 Analysis.N1:Analysis.N1 Analysis.O3:Analysis.O13" chart:data-source-has-labels="row" svg:x="1.331cm" svg:y="2.138cm" svg:width="10.888cm" svg:height="5.701cm">
          <chart:coordinate-region svg:x="2.878cm" svg:y="2.337cm" svg:width="8.691cm" svg:height="4.855cm"/>
          <chart:axis chart:dimension="x" chart:name="primary-x" chart:style-name="ch6">
            <chart:title svg:x="6.003cm" svg:y="8.019cm" chart:style-name="ch7">
              <text:p>Array size</text:p>
            </chart:title>
          </chart:axis>
          <chart:axis chart:dimension="y" chart:name="primary-y" chart:style-name="ch8">
            <chart:title svg:x="0.451cm" svg:y="5.376cm" chart:style-name="ch9">
              <text:p>t, ms</text:p>
            </chart:title>
            <chart:grid chart:style-name="ch10" chart:class="major"/>
          </chart:axis>
          <chart:series chart:style-name="ch11" chart:values-cell-range-address="Analysis.C3:Analysis.C13" chart:label-cell-address="Analysis.B1:Analysis.B1" chart:class="chart:scatter">
            <chart:domain table:cell-range-address="Analysis.A3:Analysis.A13"/>
            <chart:data-point chart:repeated="11"/>
          </chart:series>
          <chart:series chart:style-name="ch12" chart:values-cell-range-address="Analysis.G3:Analysis.G13" chart:label-cell-address="Analysis.F1:Analysis.F1" chart:class="chart:scatter">
            <chart:data-point chart:repeated="11"/>
          </chart:series>
          <chart:series chart:style-name="ch13" chart:values-cell-range-address="Analysis.K3:Analysis.K13" chart:label-cell-address="Analysis.J1:Analysis.J1" chart:class="chart:scatter">
            <chart:data-point chart:repeated="11"/>
          </chart:series>
          <chart:series chart:style-name="ch14" chart:values-cell-range-address="Analysis.O3:Analysis.O13" chart:label-cell-address="Analysis.N1:Analysis.N1" chart:class="chart:scatte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lection sort</text:p>
                <draw:g>
                  <svg:desc>Analysis.B1:Analysis.B1</svg:desc>
                </draw:g>
              </table:table-cell>
              <table:table-cell office:value-type="string">
                <text:p>Insertion sort</text:p>
                <draw:g>
                  <svg:desc>Analysis.F1:Analysis.F1</svg:desc>
                </draw:g>
              </table:table-cell>
              <table:table-cell office:value-type="string">
                <text:p>Merge sort</text:p>
                <draw:g>
                  <svg:desc>Analysis.J1:Analysis.J1</svg:desc>
                </draw:g>
              </table:table-cell>
              <table:table-cell office:value-type="string">
                <text:p>Merge2 sort</text:p>
                <draw:g>
                  <svg:desc>Analysis.N1:Analysis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Analysis.A3:Analysis.A13</svg:desc>
                </draw:g>
              </table:table-cell>
              <table:table-cell office:value-type="float" office:value="0.005796">
                <text:p>0.005796</text:p>
                <draw:g>
                  <svg:desc>Analysis.C3:Analysis.C13</svg:desc>
                </draw:g>
              </table:table-cell>
              <table:table-cell office:value-type="float" office:value="0.002794">
                <text:p>0.002794</text:p>
                <draw:g>
                  <svg:desc>Analysis.G3:Analysis.G13</svg:desc>
                </draw:g>
              </table:table-cell>
              <table:table-cell office:value-type="float" office:value="0.002933">
                <text:p>0.002933</text:p>
                <draw:g>
                  <svg:desc>Analysis.K3:Analysis.K13</svg:desc>
                </draw:g>
              </table:table-cell>
              <table:table-cell office:value-type="float" office:value="0.002793">
                <text:p>0.002793</text:p>
                <draw:g>
                  <svg:desc>Analysis.O3:Analysis.O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4102495">
                <text:p>0.4102495</text:p>
              </table:table-cell>
              <table:table-cell office:value-type="float" office:value="0.130638">
                <text:p>0.130638</text:p>
              </table:table-cell>
              <table:table-cell office:value-type="float" office:value="0.046026">
                <text:p>0.046026</text:p>
              </table:table-cell>
              <table:table-cell office:value-type="float" office:value="0.0396">
                <text:p>0.03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">
                <text:p>2500</text:p>
              </table:table-cell>
              <table:table-cell office:value-type="float" office:value="2.3911645">
                <text:p>2.3911645</text:p>
              </table:table-cell>
              <table:table-cell office:value-type="float" office:value="0.784599">
                <text:p>0.784599</text:p>
              </table:table-cell>
              <table:table-cell office:value-type="float" office:value="0.134655">
                <text:p>0.134655</text:p>
              </table:table-cell>
              <table:table-cell office:value-type="float" office:value="0.116286">
                <text:p>0.116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9.3150795">
                <text:p>9.3150795</text:p>
              </table:table-cell>
              <table:table-cell office:value-type="float" office:value="3.111999">
                <text:p>3.111999</text:p>
              </table:table-cell>
              <table:table-cell office:value-type="float" office:value="0.2934045">
                <text:p>0.2934045</text:p>
              </table:table-cell>
              <table:table-cell office:value-type="float" office:value="0.2571565">
                <text:p>0.25715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36.768459">
                <text:p>36.768459</text:p>
              </table:table-cell>
              <table:table-cell office:value-type="float" office:value="12.9675125">
                <text:p>12.9675125</text:p>
              </table:table-cell>
              <table:table-cell office:value-type="float" office:value="0.640761">
                <text:p>0.640761</text:p>
              </table:table-cell>
              <table:table-cell office:value-type="float" office:value="0.5611765">
                <text:p>0.56117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">
                <text:p>25000</text:p>
              </table:table-cell>
              <table:table-cell office:value-type="float" office:value="226.2089635">
                <text:p>226.2089635</text:p>
              </table:table-cell>
              <table:table-cell office:value-type="float" office:value="80.8130595">
                <text:p>80.8130595</text:p>
              </table:table-cell>
              <table:table-cell office:value-type="float" office:value="1.730743">
                <text:p>1.730743</text:p>
              </table:table-cell>
              <table:table-cell office:value-type="float" office:value="1.547898">
                <text:p>1.5478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">
                <text:p>50000</text:p>
              </table:table-cell>
              <table:table-cell office:value-type="float" office:value="919.641058">
                <text:p>919.641058</text:p>
              </table:table-cell>
              <table:table-cell office:value-type="float" office:value="329.861006">
                <text:p>329.861006</text:p>
              </table:table-cell>
              <table:table-cell office:value-type="float" office:value="3.6532375">
                <text:p>3.6532375</text:p>
              </table:table-cell>
              <table:table-cell office:value-type="float" office:value="3.2854525">
                <text:p>3.28545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000">
                <text:p>75000</text:p>
              </table:table-cell>
              <table:table-cell office:value-type="float" office:value="NaN">
                <text:p>NaN</text:p>
              </table:table-cell>
              <table:table-cell office:value-type="float" office:value="735.1844045">
                <text:p>735.1844045</text:p>
              </table:table-cell>
              <table:table-cell office:value-type="float" office:value="5.669286">
                <text:p>5.669286</text:p>
              </table:table-cell>
              <table:table-cell office:value-type="float" office:value="5.104791">
                <text:p>5.1047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  <table:table-cell office:value-type="float" office:value="1318.068721">
                <text:p>1318.068721</text:p>
              </table:table-cell>
              <table:table-cell office:value-type="float" office:value="7.7783265">
                <text:p>7.7783265</text:p>
              </table:table-cell>
              <table:table-cell office:value-type="float" office:value="6.992295">
                <text:p>6.9922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00">
                <text:p>250000</text:p>
              </table:table-cell>
              <table:table-cell office:value-type="float" office:value="NaN">
                <text:p>NaN</text:p>
              </table:table-cell>
              <table:table-cell office:value-type="float" office:value="8236.223297">
                <text:p>8236.223297</text:p>
              </table:table-cell>
              <table:table-cell office:value-type="float" office:value="20.411762">
                <text:p>20.411762</text:p>
              </table:table-cell>
              <table:table-cell office:value-type="float" office:value="18.4438355">
                <text:p>18.44383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1">
      <number:number number:decimal-places="6" number:min-decimal-places="6" number:min-integer-digits="0"/>
    </number:number-style>
    <number:number-style style:name="N132">
      <number:scientific-number number:decimal-places="2" number:min-decimal-places="2" number:min-integer-digits="0" number:min-exponent-digits="2" number:exponent-interval="1" number:forced-exponent-sign="true"/>
    </number:number-style>
    <number:number-style style:name="N136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32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 style:data-style-name="N131"/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4cm" svg:y="0.316cm" chart:style-name="ch2">
          <text:p>Median times vs N^2</text:p>
        </chart:title>
        <chart:legend chart:legend-position="end" svg:x="11.296cm" svg:y="3.454cm" style:legend-expansion="high" chart:style-name="ch3"/>
        <chart:plot-area chart:style-name="ch4" table:cell-range-address="Analysis.A16:Analysis.A21 Analysis.B1:Analysis.B1 Analysis.C3:Analysis.C9 Analysis.F1:Analysis.F1 Analysis.G3:Analysis.G9" chart:data-source-has-labels="row" svg:x="1.331cm" svg:y="1.275cm" svg:width="9.645cm" svg:height="6.564cm">
          <chart:coordinate-region svg:x="2.984cm" svg:y="1.474cm" svg:width="7.249cm" svg:height="5.718cm"/>
          <chart:axis chart:dimension="x" chart:name="primary-x" chart:style-name="ch5">
            <chart:title svg:x="5.223cm" svg:y="8.019cm" chart:style-name="ch6">
              <text:p>ArraySize^2</text:p>
            </chart:title>
          </chart:axis>
          <chart:axis chart:dimension="y" chart:name="primary-y" chart:style-name="ch7">
            <chart:title svg:x="0.451cm" svg:y="4.945cm" chart:style-name="ch8">
              <text:p>t, ms</text:p>
            </chart:title>
            <chart:grid chart:style-name="ch9" chart:class="major"/>
          </chart:axis>
          <chart:series chart:style-name="ch10" chart:values-cell-range-address="Analysis.C3:Analysis.C9" chart:label-cell-address="Analysis.B1:Analysis.B1" chart:class="chart:scatter">
            <chart:domain table:cell-range-address="Analysis.A16:Analysis.A21"/>
            <chart:regression-curve chart:style-name="ch11">
              <chart:equation chart:display-equation="false" chart:display-r-square="true" svg:x="5.547cm" svg:y="1.909cm" chart:style-name="ch12"/>
            </chart:regression-curve>
            <chart:data-point chart:repeated="7"/>
          </chart:series>
          <chart:series chart:style-name="ch13" chart:values-cell-range-address="Analysis.G3:Analysis.G9" chart:label-cell-address="Analysis.F1:Analysis.F1" chart:class="chart:scatter">
            <chart:regression-curve chart:style-name="ch14">
              <chart:equation chart:display-equation="false" chart:display-r-square="true" svg:x="6.703cm" svg:y="4.604cm" chart:style-name="ch12"/>
            </chart:regression-curve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lection sort</text:p>
                <draw:g>
                  <svg:desc>Analysis.B1:Analysis.B1</svg:desc>
                </draw:g>
              </table:table-cell>
              <table:table-cell office:value-type="string">
                <text:p>Insertion sort</text:p>
                <draw:g>
                  <svg:desc>Analysis.F1:Analysi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Analysis.A16:Analysis.A21</svg:desc>
                </draw:g>
              </table:table-cell>
              <table:table-cell office:value-type="float" office:value="0.005796">
                <text:p>0.005796</text:p>
                <draw:g>
                  <svg:desc>Analysis.C3:Analysis.C9</svg:desc>
                </draw:g>
              </table:table-cell>
              <table:table-cell office:value-type="float" office:value="0.002794">
                <text:p>0.002794</text:p>
                <draw:g>
                  <svg:desc>Analysis.G3:Analysis.G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0">
                <text:p>1000000</text:p>
              </table:table-cell>
              <table:table-cell office:value-type="float" office:value="0.4102495">
                <text:p>0.4102495</text:p>
              </table:table-cell>
              <table:table-cell office:value-type="float" office:value="0.130638">
                <text:p>0.130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50000">
                <text:p>6250000</text:p>
              </table:table-cell>
              <table:table-cell office:value-type="float" office:value="2.3911645">
                <text:p>2.3911645</text:p>
              </table:table-cell>
              <table:table-cell office:value-type="float" office:value="0.784599">
                <text:p>0.7845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000">
                <text:p>25000000</text:p>
              </table:table-cell>
              <table:table-cell office:value-type="float" office:value="9.3150795">
                <text:p>9.3150795</text:p>
              </table:table-cell>
              <table:table-cell office:value-type="float" office:value="3.111999">
                <text:p>3.111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00">
                <text:p>100000000</text:p>
              </table:table-cell>
              <table:table-cell office:value-type="float" office:value="36.768459">
                <text:p>36.768459</text:p>
              </table:table-cell>
              <table:table-cell office:value-type="float" office:value="12.9675125">
                <text:p>12.9675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5000000">
                <text:p>625000000</text:p>
              </table:table-cell>
              <table:table-cell office:value-type="float" office:value="226.2089635">
                <text:p>226.2089635</text:p>
              </table:table-cell>
              <table:table-cell office:value-type="float" office:value="80.8130595">
                <text:p>80.81305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919.641058">
                <text:p>919.641058</text:p>
              </table:table-cell>
              <table:table-cell office:value-type="float" office:value="329.861006">
                <text:p>329.8610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1">
      <number:number number:decimal-places="6" number:min-decimal-places="6" number:min-integer-digits="0"/>
    </number:number-style>
    <number:number-style style:name="N132">
      <number:scientific-number number:decimal-places="2" number:min-decimal-places="2" number:min-integer-digits="0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32">
      <style:chart-properties chart:display-label="true" chart:logarithmic="false" chart:maximum="6000000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graphic-properties style:writing-mode="lr-tb"/>
      <style:paragraph-properties style:writing-mode="lr-tb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 style:data-style-name="N131"/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37cm" svg:y="0.316cm" chart:style-name="ch2">
          <text:p>Median times vs Nlog2(N)</text:p>
        </chart:title>
        <chart:legend chart:legend-position="end" svg:x="11.587cm" svg:y="3.454cm" style:legend-expansion="high" chart:style-name="ch3"/>
        <chart:plot-area chart:style-name="ch4" table:cell-range-address="Analysis.A28:Analysis.A38 Analysis.J1:Analysis.J1 Analysis.K3:Analysis.K13 Analysis.N1:Analysis.N1 Analysis.O3:Analysis.O13" chart:data-source-has-labels="row" svg:x="1.331cm" svg:y="1.275cm" svg:width="9.936cm" svg:height="6.564cm">
          <chart:coordinate-region svg:x="2.799cm" svg:y="1.474cm" svg:width="7.725cm" svg:height="5.718cm"/>
          <chart:axis chart:dimension="x" chart:name="primary-x" chart:style-name="ch5">
            <chart:title svg:x="4.297cm" svg:y="8.019cm" chart:style-name="ch6">
              <text:p>ArraySize*Log2(ArraySize)</text:p>
            </chart:title>
          </chart:axis>
          <chart:axis chart:dimension="y" chart:name="primary-y" chart:style-name="ch7">
            <chart:title svg:x="0.451cm" svg:y="4.945cm" chart:style-name="ch8">
              <text:p>t, ms</text:p>
            </chart:title>
            <chart:grid chart:style-name="ch9" chart:class="major"/>
          </chart:axis>
          <chart:series chart:style-name="ch10" chart:values-cell-range-address="Analysis.K3:Analysis.K13" chart:label-cell-address="Analysis.J1:Analysis.J1" chart:class="chart:scatter">
            <chart:domain table:cell-range-address="Analysis.A28:Analysis.A38"/>
            <chart:regression-curve chart:style-name="ch11">
              <chart:equation chart:display-equation="false" chart:display-r-square="true" svg:x="2.853cm" svg:y="1.539cm" chart:style-name="ch12"/>
            </chart:regression-curve>
            <chart:data-point chart:repeated="11"/>
          </chart:series>
          <chart:series chart:style-name="ch13" chart:values-cell-range-address="Analysis.O3:Analysis.O13" chart:label-cell-address="Analysis.N1:Analysis.N1" chart:class="chart:scatter">
            <chart:regression-curve chart:style-name="ch14">
              <chart:equation chart:display-equation="false" chart:display-r-square="true" svg:x="2.799cm" svg:y="2.116cm" chart:style-name="ch12"/>
            </chart:regression-curve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rge sort</text:p>
                <draw:g>
                  <svg:desc>Analysis.J1:Analysis.J1</svg:desc>
                </draw:g>
              </table:table-cell>
              <table:table-cell office:value-type="string">
                <text:p>Merge2 sort</text:p>
                <draw:g>
                  <svg:desc>Analysis.N1:Analysis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4.385618977473">
                <text:p>664.385618977473</text:p>
                <draw:g>
                  <svg:desc>Analysis.A28:Analysis.A38</svg:desc>
                </draw:g>
              </table:table-cell>
              <table:table-cell office:value-type="float" office:value="0.002933">
                <text:p>0.002933</text:p>
                <draw:g>
                  <svg:desc>Analysis.K3:Analysis.K13</svg:desc>
                </draw:g>
              </table:table-cell>
              <table:table-cell office:value-type="float" office:value="0.002793">
                <text:p>0.002793</text:p>
                <draw:g>
                  <svg:desc>Analysis.O3:Analysis.O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65.78428466209">
                <text:p>9965.78428466209</text:p>
              </table:table-cell>
              <table:table-cell office:value-type="float" office:value="0.046026">
                <text:p>0.046026</text:p>
              </table:table-cell>
              <table:table-cell office:value-type="float" office:value="0.0396">
                <text:p>0.03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219.2809488736">
                <text:p>28219.2809488736</text:p>
              </table:table-cell>
              <table:table-cell office:value-type="float" office:value="0.134655">
                <text:p>0.134655</text:p>
              </table:table-cell>
              <table:table-cell office:value-type="float" office:value="0.116286">
                <text:p>0.116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438.5618977473">
                <text:p>61438.5618977473</text:p>
              </table:table-cell>
              <table:table-cell office:value-type="float" office:value="0.2934045">
                <text:p>0.2934045</text:p>
              </table:table-cell>
              <table:table-cell office:value-type="float" office:value="0.2571565">
                <text:p>0.25715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2877.123795495">
                <text:p>132877.123795495</text:p>
              </table:table-cell>
              <table:table-cell office:value-type="float" office:value="0.640761">
                <text:p>0.640761</text:p>
              </table:table-cell>
              <table:table-cell office:value-type="float" office:value="0.5611765">
                <text:p>0.56117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5241.01186092">
                <text:p>365241.01186092</text:p>
              </table:table-cell>
              <table:table-cell office:value-type="float" office:value="1.730743">
                <text:p>1.730743</text:p>
              </table:table-cell>
              <table:table-cell office:value-type="float" office:value="1.547898">
                <text:p>1.5478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0482.023721841">
                <text:p>780482.023721841</text:p>
              </table:table-cell>
              <table:table-cell office:value-type="float" office:value="3.6532375">
                <text:p>3.6532375</text:p>
              </table:table-cell>
              <table:table-cell office:value-type="float" office:value="3.2854525">
                <text:p>3.28545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14595.22313685">
                <text:p>1214595.22313685</text:p>
              </table:table-cell>
              <table:table-cell office:value-type="float" office:value="5.669286">
                <text:p>5.669286</text:p>
              </table:table-cell>
              <table:table-cell office:value-type="float" office:value="5.104791">
                <text:p>5.1047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60964.04744368">
                <text:p>1660964.04744368</text:p>
              </table:table-cell>
              <table:table-cell office:value-type="float" office:value="7.7783265">
                <text:p>7.7783265</text:p>
              </table:table-cell>
              <table:table-cell office:value-type="float" office:value="6.992295">
                <text:p>6.9922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82892.14233104">
                <text:p>4482892.14233104</text:p>
              </table:table-cell>
              <table:table-cell office:value-type="float" office:value="20.411762">
                <text:p>20.411762</text:p>
              </table:table-cell>
              <table:table-cell office:value-type="float" office:value="18.4438355">
                <text:p>18.44383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